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Pictures/100000000000000800000008D085463572746166.png" manifest:media-type="image/png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D085463572746166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681in"/>
    </style:style>
    <style:style style:name="co2" style:family="table-column">
      <style:table-column-properties fo:break-before="auto" style:column-width="1.9508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8181in"/>
    </style:style>
    <style:style style:name="co6" style:family="table-column">
      <style:table-column-properties fo:break-before="auto" style:column-width="0.6047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2819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2098in"/>
    </style:style>
    <style:style style:name="co11" style:family="table-column">
      <style:table-column-properties fo:break-before="auto" style:column-width="1.5756in"/>
    </style:style>
    <style:style style:name="co12" style:family="table-column">
      <style:table-column-properties fo:break-before="auto" style:column-width="1.3937in"/>
    </style:style>
    <style:style style:name="co13" style:family="table-column">
      <style:table-column-properties fo:break-before="auto" style:column-width="5.2035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861in"/>
    </style:style>
    <style:style style:name="co16" style:family="table-column">
      <style:table-column-properties fo:break-before="auto" style:column-width="1.4181in"/>
    </style:style>
    <style:style style:name="co17" style:family="table-column">
      <style:table-column-properties fo:break-before="auto" style:column-width="1.0752in"/>
    </style:style>
    <style:style style:name="co18" style:family="table-column">
      <style:table-column-properties fo:break-before="auto" style:column-width="1.9083in"/>
    </style:style>
    <style:style style:name="co19" style:family="table-column">
      <style:table-column-properties fo:break-before="auto" style:column-width="1.4154in"/>
    </style:style>
    <style:style style:name="co20" style:family="table-column">
      <style:table-column-properties fo:break-before="auto" style:column-width="1.0429in"/>
    </style:style>
    <style:style style:name="co21" style:family="table-column">
      <style:table-column-properties fo:break-before="auto" style:column-width="2.1583in"/>
    </style:style>
    <style:style style:name="co22" style:family="table-column">
      <style:table-column-properties fo:break-before="auto" style:column-width="0.6138in"/>
    </style:style>
    <style:style style:name="co23" style:family="table-column">
      <style:table-column-properties fo:break-before="auto" style:column-width="1.7835in"/>
    </style:style>
    <style:style style:name="co24" style:family="table-column">
      <style:table-column-properties fo:break-before="auto" style:column-width="1.2319in"/>
    </style:style>
    <style:style style:name="co25" style:family="table-column">
      <style:table-column-properties fo:break-before="auto" style:column-width="4.378in"/>
    </style:style>
    <style:style style:name="co26" style:family="table-column">
      <style:table-column-properties fo:break-before="auto" style:column-width="0.686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92" style:family="table-cell" style:parent-style-name="Default">
      <style:text-properties style:font-name="Liberation Sans" style:font-name-complex="Liberation Sans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64" style:family="table-cell" style:parent-style-name="Default">
      <style:table-cell-properties fo:border="none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" style:font-name-complex="Liberation Sans"/>
    </style:style>
    <style:style style:name="ce71" style:family="table-cell" style:parent-style-name="Default">
      <style:text-properties style:font-name="Liberation Sans" style:font-name-complex="Liberation Sans"/>
    </style:style>
    <style:style style:name="ce72" style:family="table-cell" style:parent-style-name="Default"/>
    <style:style style:name="ce10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81" style:family="table-cell" style:parent-style-name="Default">
      <style:text-properties style:font-name="Liberation Sans" style:text-underline-style="none" style:font-name-complex="Liberation Sans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90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80" style:family="table-cell" style:parent-style-name="Default">
      <style:table-cell-properties fo:border="none"/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94" style:family="table-cell" style:parent-style-name="Default" style:data-style-name="N124">
      <style:table-cell-properties fo:border="none"/>
      <style:text-properties style:font-name="Liberation Sans" style:font-name-complex="Liberation Sans"/>
    </style:style>
    <style:style style:name="ce95" style:family="table-cell" style:parent-style-name="Default" style:data-style-name="N124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20" style:family="table-cell" style:parent-style-name="Default">
      <style:table-cell-properties fo:background-color="transparent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4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62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8" style:family="table-cell" style:parent-style-name="Default" style:data-style-name="N0"/>
    <style:style style:name="ce14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name-complex="Liberation Sans" style:font-weight-complex="bold"/>
    </style:style>
    <style:style style:name="ce2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179" style:family="table-cell" style:parent-style-name="Default">
      <style:text-properties style:font-name="Liberation Sans" fo:font-weight="bold" style:font-weight-asian="bold" style:font-name-complex="Liberation Sans" style:font-weight-complex="bold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Liberation Sans" style:font-name-complex="Liberation Sans"/>
    </style:style>
    <style:style style:name="ce2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" style:font-name-complex="Liberation Sans"/>
    </style:style>
    <style:style style:name="ce217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complex="Liberation Sans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8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220" style:family="table-cell" style:parent-style-name="Default">
      <style:text-properties style:font-name="Liberation Sans" style:font-name-complex="Liberation Sans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" style:font-name-complex="Liberation Sans"/>
    </style:style>
    <style:style style:name="ce222" style:family="table-cell" style:parent-style-name="Default"/>
    <style:style style:name="ce223" style:family="table-cell" style:parent-style-name="Default" style:data-style-name="N125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 style:data-style-name="N125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 style:data-style-name="N125">
      <style:table-cell-properties fo:border="none"/>
      <style:text-properties style:font-name="Liberation Sans" style:font-name-complex="Liberation Sans"/>
    </style:style>
    <style:style style:name="ce226" style:family="table-cell" style:parent-style-name="Default" style:data-style-name="N125">
      <style:table-cell-properties fo:border="none"/>
      <style:text-properties style:font-name="Liberation Sans" style:font-name-complex="Liberation Sans"/>
    </style:style>
    <style:style style:name="ce227" style:family="table-cell" style:parent-style-name="Default" style:data-style-name="N125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ce92"/>
        <table:table-column table:style-name="co2" table:default-cell-style-name="ce11"/>
        <table:table-column table:style-name="co3" table:default-cell-style-name="ce92"/>
        <table:table-column table:style-name="co4" table:default-cell-style-name="ce92"/>
        <table:table-column table:style-name="co5" table:default-cell-style-name="ce92"/>
        <table:table-column table:style-name="co6" table:default-cell-style-name="ce92"/>
        <table:table-column table:style-name="co7" table:default-cell-style-name="ce92"/>
        <table:table-column table:style-name="co8" table:default-cell-style-name="ce80"/>
        <table:table-column table:style-name="co9" table:default-cell-style-name="ce94"/>
        <table:table-column table:style-name="co10" table:number-columns-repeated="28" table:default-cell-style-name="ce92"/>
        <table:table-column table:style-name="co10" table:default-cell-style-name="ce40"/>
        <table:table-column table:style-name="co10" table:default-cell-style-name="ce92"/>
        <table:table-column table:style-name="co10" table:default-cell-style-name="ce40"/>
        <table:table-column table:style-name="co10" table:number-columns-repeated="6" table:default-cell-style-name="ce92"/>
        <table:table-column table:style-name="co10" table:default-cell-style-name="ce40"/>
        <table:table-column table:style-name="co10" table:number-columns-repeated="8" table:default-cell-style-name="ce92"/>
        <table:table-column table:style-name="co10" table:number-columns-repeated="2" table:default-cell-style-name="ce40"/>
        <table:table-column table:style-name="co10" table:default-cell-style-name="ce92"/>
        <table:table-column table:style-name="co10" table:default-cell-style-name="ce40"/>
        <table:table-column table:style-name="co10" table:number-columns-repeated="6" table:default-cell-style-name="ce92"/>
        <table:table-column table:style-name="co10" table:default-cell-style-name="ce40"/>
        <table:table-column table:style-name="co10" table:number-columns-repeated="5" table:default-cell-style-name="ce92"/>
        <table:table-column table:style-name="co10" table:default-cell-style-name="ce40"/>
        <table:table-column table:style-name="co10" table:number-columns-repeated="3" table:default-cell-style-name="ce92"/>
        <table:table-column table:style-name="co10" table:number-columns-repeated="2" table:default-cell-style-name="ce40"/>
        <table:table-column table:style-name="co10" table:number-columns-repeated="7" table:default-cell-style-name="ce92"/>
        <table:table-column table:style-name="co10" table:default-cell-style-name="ce40"/>
        <table:table-column table:style-name="co10" table:number-columns-repeated="2" table:default-cell-style-name="ce92"/>
        <table:table-column table:style-name="co10" table:default-cell-style-name="ce40"/>
        <table:table-column table:style-name="co10" table:number-columns-repeated="2" table:default-cell-style-name="ce92"/>
        <table:table-column table:style-name="co10" table:number-columns-repeated="112" table:default-cell-style-name="ce40"/>
        <table:table-column table:style-name="co10" table:number-columns-repeated="820" table:default-cell-style-name="ce92"/>
        <table:table-row table:style-name="ro1">
          <table:table-cell table:style-name="ce2" table:number-columns-spanned="3" table:number-rows-spanned="1"/>
          <table:covered-table-cell table:style-name="ce45"/>
          <table:covered-table-cell table:style-name="ce64"/>
          <table:table-cell table:style-name="ce60" table:formula="of:=&quot;WADs: &quot; &amp; SUMPRODUCT(NOT(ISBLANK([.D4:.D1048576])))" office:value-type="string" office:string-value="WADs: 483" calcext:value-type="string">
            <text:p>WADs: 483</text:p>
          </table:table-cell>
          <table:table-cell table:style-name="ce77" table:formula="of:=&quot;Voters: &quot; &amp; SUMPRODUCT(NOT(ISBLANK([.L2:.AMJ2])))" office:value-type="string" office:string-value="Voters: 193" calcext:value-type="string">
            <text:p>Voters: 193</text:p>
          </table:table-cell>
          <table:table-cell table:style-name="ce84" table:formula="of:=&quot;D: &quot;&amp;ROUND(100*COUNTIF([.G4:.G10000];&quot;=Doom&quot;)/COUNTA([.G4:.G10000]))&amp;&quot;% &quot;&amp;&quot;D2: &quot;&amp;ROUND(100*COUNTIF([.G4:.G10000];&quot;=Doom II&quot;)/COUNTA([.G4:.G10000]))&amp;&quot;%&quot;" office:value-type="string" office:string-value="D: 12% D2: 80%" calcext:value-type="string" table:number-columns-spanned="2" table:number-rows-spanned="1">
            <text:p>D: 12% D2: 80%</text:p>
          </table:table-cell>
          <table:covered-table-cell table:style-name="ce77"/>
          <table:table-cell table:style-name="ce77" table:formula="of:=&quot;MW: &quot;&amp;COUNTIF([.H$1:.H$1048576];&quot;&gt;=27&quot;)" office:value-type="string" office:string-value="MW: 161" calcext:value-type="string">
            <text:p>MW: 161</text:p>
          </table:table-cell>
          <table:table-cell table:style-name="ce84" table:formula="of:=&quot;Sum: &quot;&amp;SUM([.L1:.AMJ1])" office:value-type="string" office:string-value="Sum: 10590" calcext:value-type="string" table:number-columns-spanned="2" table:number-rows-spanned="1">
            <text:p>Sum: 10590</text:p>
          </table:table-cell>
          <table:covered-table-cell table:style-name="ce90"/>
          <table:table-cell table:style-name="ce93"/>
          <table:table-cell table:style-name="ce82" table:formula="of:=SUM([.L4:.L1048576])" office:value-type="float" office:value="55" calcext:value-type="float">
            <text:p>55</text:p>
          </table:table-cell>
          <table:table-cell table:style-name="ce82" table:formula="of:=SUM([.M4:.M1048576])" office:value-type="float" office:value="55" calcext:value-type="float">
            <text:p>55</text:p>
          </table:table-cell>
          <table:table-cell table:style-name="ce82" table:formula="of:=SUM([.N4:.N1048576])" office:value-type="float" office:value="55" calcext:value-type="float">
            <text:p>55</text:p>
          </table:table-cell>
          <table:table-cell table:style-name="ce82" table:formula="of:=SUM([.O4:.O1048576])" office:value-type="float" office:value="55" calcext:value-type="float">
            <text:p>55</text:p>
          </table:table-cell>
          <table:table-cell table:style-name="ce82" table:formula="of:=SUM([.P4:.P1048576])" office:value-type="float" office:value="55" calcext:value-type="float">
            <text:p>55</text:p>
          </table:table-cell>
          <table:table-cell table:style-name="ce82" table:formula="of:=SUM([.Q4:.Q1048576])" office:value-type="float" office:value="55" calcext:value-type="float">
            <text:p>55</text:p>
          </table:table-cell>
          <table:table-cell table:style-name="ce82" table:formula="of:=SUM([.R4:.R1048576])" office:value-type="float" office:value="55" calcext:value-type="float">
            <text:p>55</text:p>
          </table:table-cell>
          <table:table-cell table:style-name="ce82" table:formula="of:=SUM([.S4:.S1048576])" office:value-type="float" office:value="55" calcext:value-type="float">
            <text:p>55</text:p>
          </table:table-cell>
          <table:table-cell table:style-name="ce82" table:formula="of:=SUM([.T4:.T1048576])" office:value-type="float" office:value="55" calcext:value-type="float">
            <text:p>55</text:p>
          </table:table-cell>
          <table:table-cell table:style-name="ce82" table:formula="of:=SUM([.U4:.U1048576])" office:value-type="float" office:value="55" calcext:value-type="float">
            <text:p>55</text:p>
          </table:table-cell>
          <table:table-cell table:style-name="ce82" table:formula="of:=SUM([.V4:.V1048576])" office:value-type="float" office:value="55" calcext:value-type="float">
            <text:p>55</text:p>
          </table:table-cell>
          <table:table-cell table:style-name="ce82" table:formula="of:=SUM([.W4:.W1048576])" office:value-type="float" office:value="55" calcext:value-type="float">
            <text:p>55</text:p>
          </table:table-cell>
          <table:table-cell table:style-name="ce82" table:formula="of:=SUM([.X4:.X1048576])" office:value-type="float" office:value="55" calcext:value-type="float">
            <text:p>55</text:p>
          </table:table-cell>
          <table:table-cell table:style-name="ce82" table:formula="of:=SUM([.Y4:.Y1048576])" office:value-type="float" office:value="55" calcext:value-type="float">
            <text:p>55</text:p>
          </table:table-cell>
          <table:table-cell table:style-name="ce82" table:formula="of:=SUM([.Z4:.Z1048576])" office:value-type="float" office:value="55" calcext:value-type="float">
            <text:p>55</text:p>
          </table:table-cell>
          <table:table-cell table:style-name="ce82" table:formula="of:=SUM([.AA4:.AA1048576])" office:value-type="float" office:value="55" calcext:value-type="float">
            <text:p>55</text:p>
          </table:table-cell>
          <table:table-cell table:style-name="ce82" table:formula="of:=SUM([.AB4:.AB1048576])" office:value-type="float" office:value="55" calcext:value-type="float">
            <text:p>55</text:p>
          </table:table-cell>
          <table:table-cell table:style-name="ce82" table:formula="of:=SUM([.AC4:.AC1048576])" office:value-type="float" office:value="55" calcext:value-type="float">
            <text:p>55</text:p>
          </table:table-cell>
          <table:table-cell table:style-name="ce82" table:formula="of:=SUM([.AD4:.AD1048576])" office:value-type="float" office:value="55" calcext:value-type="float">
            <text:p>55</text:p>
          </table:table-cell>
          <table:table-cell table:style-name="ce82" table:formula="of:=SUM([.AE4:.AE1048576])" office:value-type="float" office:value="55" calcext:value-type="float">
            <text:p>55</text:p>
          </table:table-cell>
          <table:table-cell table:style-name="ce82" table:formula="of:=SUM([.AF4:.AF1048576])" office:value-type="float" office:value="55" calcext:value-type="float">
            <text:p>55</text:p>
          </table:table-cell>
          <table:table-cell table:style-name="ce82" table:formula="of:=SUM([.AG4:.AG1048576])" office:value-type="float" office:value="55" calcext:value-type="float">
            <text:p>55</text:p>
          </table:table-cell>
          <table:table-cell table:style-name="ce82" table:formula="of:=SUM([.AH4:.AH1048576])" office:value-type="float" office:value="55" calcext:value-type="float">
            <text:p>55</text:p>
          </table:table-cell>
          <table:table-cell table:style-name="ce82" table:formula="of:=SUM([.AI4:.AI1048576])" office:value-type="float" office:value="55" calcext:value-type="float">
            <text:p>55</text:p>
          </table:table-cell>
          <table:table-cell table:style-name="ce82" table:formula="of:=SUM([.AJ4:.AJ1048576])" office:value-type="float" office:value="55" calcext:value-type="float">
            <text:p>55</text:p>
          </table:table-cell>
          <table:table-cell table:style-name="ce82" table:formula="of:=SUM([.AK4:.AK1048576])" office:value-type="float" office:value="55" calcext:value-type="float">
            <text:p>55</text:p>
          </table:table-cell>
          <table:table-cell table:style-name="ce82" table:formula="of:=SUM([.AL4:.AL1048576])" office:value-type="float" office:value="55" calcext:value-type="float">
            <text:p>55</text:p>
          </table:table-cell>
          <table:table-cell table:style-name="ce82" table:formula="of:=SUM([.AM4:.AM1048576])" office:value-type="float" office:value="55" calcext:value-type="float">
            <text:p>55</text:p>
          </table:table-cell>
          <table:table-cell table:style-name="ce120" table:formula="of:=SUM([.AN4:.AN1048576])" office:value-type="float" office:value="55" calcext:value-type="float">
            <text:p>55</text:p>
          </table:table-cell>
          <table:table-cell table:style-name="ce82" table:formula="of:=SUM([.AO4:.AO1048576])" office:value-type="float" office:value="55" calcext:value-type="float">
            <text:p>55</text:p>
          </table:table-cell>
          <table:table-cell table:style-name="ce120" table:formula="of:=SUM([.AP4:.AP1048576])" office:value-type="float" office:value="55" calcext:value-type="float">
            <text:p>55</text:p>
          </table:table-cell>
          <table:table-cell table:style-name="ce82" table:formula="of:=SUM([.AQ4:.AQ1048576])" office:value-type="float" office:value="55" calcext:value-type="float">
            <text:p>55</text:p>
          </table:table-cell>
          <table:table-cell table:style-name="ce82" table:formula="of:=SUM([.AR4:.AR1048576])" office:value-type="float" office:value="55" calcext:value-type="float">
            <text:p>55</text:p>
          </table:table-cell>
          <table:table-cell table:style-name="ce82" table:formula="of:=SUM([.AS4:.AS1048576])" office:value-type="float" office:value="55" calcext:value-type="float">
            <text:p>55</text:p>
          </table:table-cell>
          <table:table-cell table:style-name="ce82" table:formula="of:=SUM([.AT4:.AT1048576])" office:value-type="float" office:value="55" calcext:value-type="float">
            <text:p>55</text:p>
          </table:table-cell>
          <table:table-cell table:style-name="ce82" table:formula="of:=SUM([.AU4:.AU1048576])" office:value-type="float" office:value="55" calcext:value-type="float">
            <text:p>55</text:p>
          </table:table-cell>
          <table:table-cell table:style-name="ce82" table:formula="of:=SUM([.AV4:.AV1048576])" office:value-type="float" office:value="55" calcext:value-type="float">
            <text:p>55</text:p>
          </table:table-cell>
          <table:table-cell table:style-name="ce120" table:formula="of:=SUM([.AW4:.AW1048576])" office:value-type="float" office:value="55" calcext:value-type="float">
            <text:p>55</text:p>
          </table:table-cell>
          <table:table-cell table:style-name="ce82" table:formula="of:=SUM([.AX4:.AX1048576])" office:value-type="float" office:value="55" calcext:value-type="float">
            <text:p>55</text:p>
          </table:table-cell>
          <table:table-cell table:style-name="ce82" table:formula="of:=SUM([.AY4:.AY1048576])" office:value-type="float" office:value="55" calcext:value-type="float">
            <text:p>55</text:p>
          </table:table-cell>
          <table:table-cell table:style-name="ce82" table:formula="of:=SUM([.AZ4:.AZ1048576])" office:value-type="float" office:value="55" calcext:value-type="float">
            <text:p>55</text:p>
          </table:table-cell>
          <table:table-cell table:style-name="ce82" table:formula="of:=SUM([.BA4:.BA1048576])" office:value-type="float" office:value="55" calcext:value-type="float">
            <text:p>55</text:p>
          </table:table-cell>
          <table:table-cell table:style-name="ce82" table:formula="of:=SUM([.BB4:.BB1048576])" office:value-type="float" office:value="55" calcext:value-type="float">
            <text:p>55</text:p>
          </table:table-cell>
          <table:table-cell table:style-name="ce82" table:formula="of:=SUM([.BC4:.BC1048576])" office:value-type="float" office:value="55" calcext:value-type="float">
            <text:p>55</text:p>
          </table:table-cell>
          <table:table-cell table:style-name="ce82" table:formula="of:=SUM([.BD4:.BD1048576])" office:value-type="float" office:value="55" calcext:value-type="float">
            <text:p>55</text:p>
          </table:table-cell>
          <table:table-cell table:style-name="ce82" table:formula="of:=SUM([.BE4:.BE1048576])" office:value-type="float" office:value="55" calcext:value-type="float">
            <text:p>55</text:p>
          </table:table-cell>
          <table:table-cell table:style-name="ce120" table:formula="of:=SUM([.BF4:.BF1048576])" office:value-type="float" office:value="55" calcext:value-type="float">
            <text:p>55</text:p>
          </table:table-cell>
          <table:table-cell table:style-name="ce120" table:formula="of:=SUM([.BG4:.BG1048576])" office:value-type="float" office:value="55" calcext:value-type="float">
            <text:p>55</text:p>
          </table:table-cell>
          <table:table-cell table:style-name="ce82" table:formula="of:=SUM([.BH4:.BH1048576])" office:value-type="float" office:value="55" calcext:value-type="float">
            <text:p>55</text:p>
          </table:table-cell>
          <table:table-cell table:style-name="ce120" table:formula="of:=SUM([.BI4:.BI1048576])" office:value-type="float" office:value="55" calcext:value-type="float">
            <text:p>55</text:p>
          </table:table-cell>
          <table:table-cell table:style-name="ce82" table:formula="of:=SUM([.BJ4:.BJ1048576])" office:value-type="float" office:value="55" calcext:value-type="float">
            <text:p>55</text:p>
          </table:table-cell>
          <table:table-cell table:style-name="ce82" table:formula="of:=SUM([.BK4:.BK1048576])" office:value-type="float" office:value="55" calcext:value-type="float">
            <text:p>55</text:p>
          </table:table-cell>
          <table:table-cell table:style-name="ce82" table:formula="of:=SUM([.BL4:.BL1048576])" office:value-type="float" office:value="55" calcext:value-type="float">
            <text:p>55</text:p>
          </table:table-cell>
          <table:table-cell table:style-name="ce82" table:formula="of:=SUM([.BM4:.BM1048576])" office:value-type="float" office:value="55" calcext:value-type="float">
            <text:p>55</text:p>
          </table:table-cell>
          <table:table-cell table:style-name="ce82" table:formula="of:=SUM([.BN4:.BN1048576])" office:value-type="float" office:value="55" calcext:value-type="float">
            <text:p>55</text:p>
          </table:table-cell>
          <table:table-cell table:style-name="ce82" table:formula="of:=SUM([.BO4:.BO1048576])" office:value-type="float" office:value="55" calcext:value-type="float">
            <text:p>55</text:p>
          </table:table-cell>
          <table:table-cell table:style-name="ce120" table:formula="of:=SUM([.BP4:.BP1048576])" office:value-type="float" office:value="55" calcext:value-type="float">
            <text:p>55</text:p>
          </table:table-cell>
          <table:table-cell table:style-name="ce82" table:formula="of:=SUM([.BQ4:.BQ1048576])" office:value-type="float" office:value="55" calcext:value-type="float">
            <text:p>55</text:p>
          </table:table-cell>
          <table:table-cell table:style-name="ce82" table:formula="of:=SUM([.BR4:.BR1048576])" office:value-type="float" office:value="55" calcext:value-type="float">
            <text:p>55</text:p>
          </table:table-cell>
          <table:table-cell table:style-name="ce82" table:formula="of:=SUM([.BS4:.BS1048576])" office:value-type="float" office:value="55" calcext:value-type="float">
            <text:p>55</text:p>
          </table:table-cell>
          <table:table-cell table:style-name="ce82" table:formula="of:=SUM([.BT4:.BT1048576])" office:value-type="float" office:value="55" calcext:value-type="float">
            <text:p>55</text:p>
          </table:table-cell>
          <table:table-cell table:style-name="ce82" table:formula="of:=SUM([.BU4:.BU1048576])" office:value-type="float" office:value="55" calcext:value-type="float">
            <text:p>55</text:p>
          </table:table-cell>
          <table:table-cell table:style-name="ce120" table:formula="of:=SUM([.BV4:.BV1048576])" office:value-type="float" office:value="55" calcext:value-type="float">
            <text:p>55</text:p>
          </table:table-cell>
          <table:table-cell table:style-name="ce82" table:formula="of:=SUM([.BW4:.BW1048576])" office:value-type="float" office:value="55" calcext:value-type="float">
            <text:p>55</text:p>
          </table:table-cell>
          <table:table-cell table:style-name="ce82" table:formula="of:=SUM([.BX4:.BX1048576])" office:value-type="float" office:value="55" calcext:value-type="float">
            <text:p>55</text:p>
          </table:table-cell>
          <table:table-cell table:style-name="ce82" table:formula="of:=SUM([.BY4:.BY1048576])" office:value-type="float" office:value="55" calcext:value-type="float">
            <text:p>55</text:p>
          </table:table-cell>
          <table:table-cell table:style-name="ce120" table:formula="of:=SUM([.BZ4:.BZ1048576])" office:value-type="float" office:value="55" calcext:value-type="float">
            <text:p>55</text:p>
          </table:table-cell>
          <table:table-cell table:style-name="ce120" table:formula="of:=SUM([.CA4:.CA1048576])" office:value-type="float" office:value="55" calcext:value-type="float">
            <text:p>55</text:p>
          </table:table-cell>
          <table:table-cell table:style-name="ce82" table:formula="of:=SUM([.CB4:.CB1048576])" office:value-type="float" office:value="55" calcext:value-type="float">
            <text:p>55</text:p>
          </table:table-cell>
          <table:table-cell table:style-name="ce82" table:formula="of:=SUM([.CC4:.CC1048576])" office:value-type="float" office:value="55" calcext:value-type="float">
            <text:p>55</text:p>
          </table:table-cell>
          <table:table-cell table:style-name="ce82" table:formula="of:=SUM([.CD4:.CD1048576])" office:value-type="float" office:value="55" calcext:value-type="float">
            <text:p>55</text:p>
          </table:table-cell>
          <table:table-cell table:style-name="ce82" table:formula="of:=SUM([.CE4:.CE1048576])" office:value-type="float" office:value="52" calcext:value-type="float">
            <text:p>52</text:p>
          </table:table-cell>
          <table:table-cell table:style-name="ce82" table:formula="of:=SUM([.CF4:.CF1048576])" office:value-type="float" office:value="55" calcext:value-type="float">
            <text:p>55</text:p>
          </table:table-cell>
          <table:table-cell table:style-name="ce82" table:formula="of:=SUM([.CG4:.CG1048576])" office:value-type="float" office:value="55" calcext:value-type="float">
            <text:p>55</text:p>
          </table:table-cell>
          <table:table-cell table:style-name="ce82" table:formula="of:=SUM([.CH4:.CH1048576])" office:value-type="float" office:value="55" calcext:value-type="float">
            <text:p>55</text:p>
          </table:table-cell>
          <table:table-cell table:style-name="ce120" table:formula="of:=SUM([.CI4:.CI1048576])" office:value-type="float" office:value="55" calcext:value-type="float">
            <text:p>55</text:p>
          </table:table-cell>
          <table:table-cell table:style-name="ce82" table:formula="of:=SUM([.CJ4:.CJ1048576])" office:value-type="float" office:value="55" calcext:value-type="float">
            <text:p>55</text:p>
          </table:table-cell>
          <table:table-cell table:style-name="ce82" table:formula="of:=SUM([.CK4:.CK1048576])" office:value-type="float" office:value="55" calcext:value-type="float">
            <text:p>55</text:p>
          </table:table-cell>
          <table:table-cell table:style-name="ce120" table:formula="of:=SUM([.CL4:.CL1048576])" office:value-type="float" office:value="55" calcext:value-type="float">
            <text:p>55</text:p>
          </table:table-cell>
          <table:table-cell table:style-name="ce82" table:formula="of:=SUM([.CM4:.CM1048576])" office:value-type="float" office:value="55" calcext:value-type="float">
            <text:p>55</text:p>
          </table:table-cell>
          <table:table-cell table:style-name="ce82" table:formula="of:=SUM([.CN4:.CN1048576])" office:value-type="float" office:value="55" calcext:value-type="float">
            <text:p>55</text:p>
          </table:table-cell>
          <table:table-cell table:style-name="ce120" table:formula="of:=SUM([.CO4:.CO1048576])" office:value-type="float" office:value="55" calcext:value-type="float">
            <text:p>55</text:p>
          </table:table-cell>
          <table:table-cell table:style-name="ce120" table:formula="of:=SUM([.CP4:.CP1048576])" office:value-type="float" office:value="55" calcext:value-type="float">
            <text:p>55</text:p>
          </table:table-cell>
          <table:table-cell table:style-name="ce120" table:formula="of:=SUM([.CQ4:.CQ1048576])" office:value-type="float" office:value="55" calcext:value-type="float">
            <text:p>55</text:p>
          </table:table-cell>
          <table:table-cell table:style-name="ce120" table:formula="of:=SUM([.CR4:.CR1048576])" office:value-type="float" office:value="55" calcext:value-type="float">
            <text:p>55</text:p>
          </table:table-cell>
          <table:table-cell table:style-name="ce120" table:formula="of:=SUM([.CS4:.CS1048576])" office:value-type="float" office:value="55" calcext:value-type="float">
            <text:p>55</text:p>
          </table:table-cell>
          <table:table-cell table:style-name="ce120" table:formula="of:=SUM([.CT4:.CT1048576])" office:value-type="float" office:value="55" calcext:value-type="float">
            <text:p>55</text:p>
          </table:table-cell>
          <table:table-cell table:style-name="ce120" table:formula="of:=SUM([.CU4:.CU1048576])" office:value-type="float" office:value="55" calcext:value-type="float">
            <text:p>55</text:p>
          </table:table-cell>
          <table:table-cell table:style-name="ce120" table:formula="of:=SUM([.CV4:.CV1048576])" office:value-type="float" office:value="55" calcext:value-type="float">
            <text:p>55</text:p>
          </table:table-cell>
          <table:table-cell table:style-name="ce120" table:formula="of:=SUM([.CW4:.CW1048576])" office:value-type="float" office:value="55" calcext:value-type="float">
            <text:p>55</text:p>
          </table:table-cell>
          <table:table-cell table:style-name="ce120" table:formula="of:=SUM([.CX4:.CX1048576])" office:value-type="float" office:value="55" calcext:value-type="float">
            <text:p>55</text:p>
          </table:table-cell>
          <table:table-cell table:style-name="ce120" table:formula="of:=SUM([.CY4:.CY1048576])" office:value-type="float" office:value="55" calcext:value-type="float">
            <text:p>55</text:p>
          </table:table-cell>
          <table:table-cell table:style-name="ce120" table:formula="of:=SUM([.CZ4:.CZ1048576])" office:value-type="float" office:value="55" calcext:value-type="float">
            <text:p>55</text:p>
          </table:table-cell>
          <table:table-cell table:style-name="ce120" table:formula="of:=SUM([.DA4:.DA1048576])" office:value-type="float" office:value="55" calcext:value-type="float">
            <text:p>55</text:p>
          </table:table-cell>
          <table:table-cell table:style-name="ce120" table:formula="of:=SUM([.DB4:.DB1048576])" office:value-type="float" office:value="55" calcext:value-type="float">
            <text:p>55</text:p>
          </table:table-cell>
          <table:table-cell table:style-name="ce120" table:formula="of:=SUM([.DC4:.DC1048576])" office:value-type="float" office:value="55" calcext:value-type="float">
            <text:p>55</text:p>
          </table:table-cell>
          <table:table-cell table:style-name="ce120" table:formula="of:=SUM([.DD4:.DD1048576])" office:value-type="float" office:value="55" calcext:value-type="float">
            <text:p>55</text:p>
          </table:table-cell>
          <table:table-cell table:style-name="ce120" table:formula="of:=SUM([.DE4:.DE1048576])" office:value-type="float" office:value="55" calcext:value-type="float">
            <text:p>55</text:p>
          </table:table-cell>
          <table:table-cell table:style-name="ce120" table:formula="of:=SUM([.DF4:.DF1048576])" office:value-type="float" office:value="55" calcext:value-type="float">
            <text:p>55</text:p>
          </table:table-cell>
          <table:table-cell table:style-name="ce120" table:formula="of:=SUM([.DG4:.DG1048576])" office:value-type="float" office:value="55" calcext:value-type="float">
            <text:p>55</text:p>
          </table:table-cell>
          <table:table-cell table:style-name="ce120" table:formula="of:=SUM([.DH4:.DH1048576])" office:value-type="float" office:value="55" calcext:value-type="float">
            <text:p>55</text:p>
          </table:table-cell>
          <table:table-cell table:style-name="ce120" table:formula="of:=SUM([.DI4:.DI1048576])" office:value-type="float" office:value="55" calcext:value-type="float">
            <text:p>55</text:p>
          </table:table-cell>
          <table:table-cell table:style-name="ce120" table:formula="of:=SUM([.DJ4:.DJ1048576])" office:value-type="float" office:value="55" calcext:value-type="float">
            <text:p>55</text:p>
          </table:table-cell>
          <table:table-cell table:style-name="ce120" table:formula="of:=SUM([.DK4:.DK1048576])" office:value-type="float" office:value="55" calcext:value-type="float">
            <text:p>55</text:p>
          </table:table-cell>
          <table:table-cell table:style-name="ce120" table:formula="of:=SUM([.DL4:.DL1048576])" office:value-type="float" office:value="55" calcext:value-type="float">
            <text:p>55</text:p>
          </table:table-cell>
          <table:table-cell table:style-name="ce120" table:formula="of:=SUM([.DM4:.DM1048576])" office:value-type="float" office:value="55" calcext:value-type="float">
            <text:p>55</text:p>
          </table:table-cell>
          <table:table-cell table:style-name="ce120" table:formula="of:=SUM([.DN4:.DN1048576])" office:value-type="float" office:value="55" calcext:value-type="float">
            <text:p>55</text:p>
          </table:table-cell>
          <table:table-cell table:style-name="ce120" table:formula="of:=SUM([.DO4:.DO1048576])" office:value-type="float" office:value="55" calcext:value-type="float">
            <text:p>55</text:p>
          </table:table-cell>
          <table:table-cell table:style-name="ce120" table:formula="of:=SUM([.DP4:.DP1048576])" office:value-type="float" office:value="55" calcext:value-type="float">
            <text:p>55</text:p>
          </table:table-cell>
          <table:table-cell table:style-name="ce120" table:formula="of:=SUM([.DQ4:.DQ1048576])" office:value-type="float" office:value="55" calcext:value-type="float">
            <text:p>55</text:p>
          </table:table-cell>
          <table:table-cell table:style-name="ce120" table:formula="of:=SUM([.DR4:.DR1048576])" office:value-type="float" office:value="55" calcext:value-type="float">
            <text:p>55</text:p>
          </table:table-cell>
          <table:table-cell table:style-name="ce120" table:formula="of:=SUM([.DS4:.DS1048576])" office:value-type="float" office:value="55" calcext:value-type="float">
            <text:p>55</text:p>
          </table:table-cell>
          <table:table-cell table:style-name="ce120" table:formula="of:=SUM([.DT4:.DT1048576])" office:value-type="float" office:value="55" calcext:value-type="float">
            <text:p>55</text:p>
          </table:table-cell>
          <table:table-cell table:style-name="ce120" table:formula="of:=SUM([.DU4:.DU1048576])" office:value-type="float" office:value="55" calcext:value-type="float">
            <text:p>55</text:p>
          </table:table-cell>
          <table:table-cell table:style-name="ce120" table:formula="of:=SUM([.DV4:.DV1048576])" office:value-type="float" office:value="55" calcext:value-type="float">
            <text:p>55</text:p>
          </table:table-cell>
          <table:table-cell table:style-name="ce120" table:formula="of:=SUM([.DW4:.DW1048576])" office:value-type="float" office:value="55" calcext:value-type="float">
            <text:p>55</text:p>
          </table:table-cell>
          <table:table-cell table:style-name="ce120" table:formula="of:=SUM([.DX4:.DX1048576])" office:value-type="float" office:value="55" calcext:value-type="float">
            <text:p>55</text:p>
          </table:table-cell>
          <table:table-cell table:style-name="ce120" table:formula="of:=SUM([.DY4:.DY1048576])" office:value-type="float" office:value="55" calcext:value-type="float">
            <text:p>55</text:p>
          </table:table-cell>
          <table:table-cell table:style-name="ce120" table:formula="of:=SUM([.DZ4:.DZ1048576])" office:value-type="float" office:value="55" calcext:value-type="float">
            <text:p>55</text:p>
          </table:table-cell>
          <table:table-cell table:style-name="ce120" table:formula="of:=SUM([.EA4:.EA1048576])" office:value-type="float" office:value="55" calcext:value-type="float">
            <text:p>55</text:p>
          </table:table-cell>
          <table:table-cell table:style-name="ce120" table:formula="of:=SUM([.EB4:.EB1048576])" office:value-type="float" office:value="55" calcext:value-type="float">
            <text:p>55</text:p>
          </table:table-cell>
          <table:table-cell table:style-name="ce120" table:formula="of:=SUM([.EC4:.EC1048576])" office:value-type="float" office:value="55" calcext:value-type="float">
            <text:p>55</text:p>
          </table:table-cell>
          <table:table-cell table:style-name="ce120" table:formula="of:=SUM([.ED4:.ED1048576])" office:value-type="float" office:value="55" calcext:value-type="float">
            <text:p>55</text:p>
          </table:table-cell>
          <table:table-cell table:style-name="ce120" table:formula="of:=SUM([.EE4:.EE1048576])" office:value-type="float" office:value="55" calcext:value-type="float">
            <text:p>55</text:p>
          </table:table-cell>
          <table:table-cell table:style-name="ce120" table:formula="of:=SUM([.EF4:.EF1048576])" office:value-type="float" office:value="55" calcext:value-type="float">
            <text:p>55</text:p>
          </table:table-cell>
          <table:table-cell table:style-name="ce120" table:formula="of:=SUM([.EG4:.EG1048576])" office:value-type="float" office:value="55" calcext:value-type="float">
            <text:p>55</text:p>
          </table:table-cell>
          <table:table-cell table:style-name="ce120" table:formula="of:=SUM([.EH4:.EH1048576])" office:value-type="float" office:value="55" calcext:value-type="float">
            <text:p>55</text:p>
          </table:table-cell>
          <table:table-cell table:style-name="ce120" table:formula="of:=SUM([.EI4:.EI1048576])" office:value-type="float" office:value="55" calcext:value-type="float">
            <text:p>55</text:p>
          </table:table-cell>
          <table:table-cell table:style-name="ce120" table:formula="of:=SUM([.EJ4:.EJ1048576])" office:value-type="float" office:value="55" calcext:value-type="float">
            <text:p>55</text:p>
          </table:table-cell>
          <table:table-cell table:style-name="ce120" table:formula="of:=SUM([.EK4:.EK1048576])" office:value-type="float" office:value="55" calcext:value-type="float">
            <text:p>55</text:p>
          </table:table-cell>
          <table:table-cell table:style-name="ce120" table:formula="of:=SUM([.EL4:.EL1048576])" office:value-type="float" office:value="55" calcext:value-type="float">
            <text:p>55</text:p>
          </table:table-cell>
          <table:table-cell table:style-name="ce120" table:formula="of:=SUM([.EM4:.EM1048576])" office:value-type="float" office:value="55" calcext:value-type="float">
            <text:p>55</text:p>
          </table:table-cell>
          <table:table-cell table:style-name="ce120" table:formula="of:=SUM([.EN4:.EN1048576])" office:value-type="float" office:value="55" calcext:value-type="float">
            <text:p>55</text:p>
          </table:table-cell>
          <table:table-cell table:style-name="ce120" table:formula="of:=SUM([.EO4:.EO1048576])" office:value-type="float" office:value="55" calcext:value-type="float">
            <text:p>55</text:p>
          </table:table-cell>
          <table:table-cell table:style-name="ce120" table:formula="of:=SUM([.EP4:.EP1048576])" office:value-type="float" office:value="55" calcext:value-type="float">
            <text:p>55</text:p>
          </table:table-cell>
          <table:table-cell table:style-name="ce120" table:formula="of:=SUM([.EQ4:.EQ1048576])" office:value-type="float" office:value="55" calcext:value-type="float">
            <text:p>55</text:p>
          </table:table-cell>
          <table:table-cell table:style-name="ce120" table:formula="of:=SUM([.ER4:.ER1048576])" office:value-type="float" office:value="55" calcext:value-type="float">
            <text:p>55</text:p>
          </table:table-cell>
          <table:table-cell table:style-name="ce120" table:formula="of:=SUM([.ES4:.ES1048576])" office:value-type="float" office:value="55" calcext:value-type="float">
            <text:p>55</text:p>
          </table:table-cell>
          <table:table-cell table:style-name="ce120" table:formula="of:=SUM([.ET4:.ET1048576])" office:value-type="float" office:value="55" calcext:value-type="float">
            <text:p>55</text:p>
          </table:table-cell>
          <table:table-cell table:style-name="ce120" table:formula="of:=SUM([.EU4:.EU1048576])" office:value-type="float" office:value="55" calcext:value-type="float">
            <text:p>55</text:p>
          </table:table-cell>
          <table:table-cell table:style-name="ce120" table:formula="of:=SUM([.EV4:.EV1048576])" office:value-type="float" office:value="55" calcext:value-type="float">
            <text:p>55</text:p>
          </table:table-cell>
          <table:table-cell table:style-name="ce120" table:formula="of:=SUM([.EW4:.EW1048576])" office:value-type="float" office:value="55" calcext:value-type="float">
            <text:p>55</text:p>
          </table:table-cell>
          <table:table-cell table:style-name="ce120" table:formula="of:=SUM([.EX4:.EX1048576])" office:value-type="float" office:value="55" calcext:value-type="float">
            <text:p>55</text:p>
          </table:table-cell>
          <table:table-cell table:style-name="ce120" table:formula="of:=SUM([.EY4:.EY1048576])" office:value-type="float" office:value="55" calcext:value-type="float">
            <text:p>55</text:p>
          </table:table-cell>
          <table:table-cell table:style-name="ce120" table:formula="of:=SUM([.EZ4:.EZ1048576])" office:value-type="float" office:value="55" calcext:value-type="float">
            <text:p>55</text:p>
          </table:table-cell>
          <table:table-cell table:style-name="ce120" table:formula="of:=SUM([.FA4:.FA1048576])" office:value-type="float" office:value="55" calcext:value-type="float">
            <text:p>55</text:p>
          </table:table-cell>
          <table:table-cell table:style-name="ce120" table:formula="of:=SUM([.FB4:.FB1048576])" office:value-type="float" office:value="55" calcext:value-type="float">
            <text:p>55</text:p>
          </table:table-cell>
          <table:table-cell table:style-name="ce120" table:formula="of:=SUM([.FC4:.FC1048576])" office:value-type="float" office:value="55" calcext:value-type="float">
            <text:p>55</text:p>
          </table:table-cell>
          <table:table-cell table:style-name="ce120" table:formula="of:=SUM([.FD4:.FD1048576])" office:value-type="float" office:value="55" calcext:value-type="float">
            <text:p>55</text:p>
          </table:table-cell>
          <table:table-cell table:style-name="ce120" table:formula="of:=SUM([.FE4:.FE1048576])" office:value-type="float" office:value="55" calcext:value-type="float">
            <text:p>55</text:p>
          </table:table-cell>
          <table:table-cell table:style-name="ce120" table:formula="of:=SUM([.FF4:.FF1048576])" office:value-type="float" office:value="55" calcext:value-type="float">
            <text:p>55</text:p>
          </table:table-cell>
          <table:table-cell table:style-name="ce120" table:formula="of:=SUM([.FG4:.FG1048576])" office:value-type="float" office:value="55" calcext:value-type="float">
            <text:p>55</text:p>
          </table:table-cell>
          <table:table-cell table:style-name="ce120" table:formula="of:=SUM([.FH4:.FH1048576])" office:value-type="float" office:value="55" calcext:value-type="float">
            <text:p>55</text:p>
          </table:table-cell>
          <table:table-cell table:style-name="ce120" table:formula="of:=SUM([.FI4:.FI1048576])" office:value-type="float" office:value="55" calcext:value-type="float">
            <text:p>55</text:p>
          </table:table-cell>
          <table:table-cell table:style-name="ce120" table:formula="of:=SUM([.FJ4:.FJ1048576])" office:value-type="float" office:value="55" calcext:value-type="float">
            <text:p>55</text:p>
          </table:table-cell>
          <table:table-cell table:style-name="ce120" table:formula="of:=SUM([.FK4:.FK1048576])" office:value-type="float" office:value="55" calcext:value-type="float">
            <text:p>55</text:p>
          </table:table-cell>
          <table:table-cell table:style-name="ce120" table:formula="of:=SUM([.FL4:.FL1048576])" office:value-type="float" office:value="55" calcext:value-type="float">
            <text:p>55</text:p>
          </table:table-cell>
          <table:table-cell table:style-name="ce120" table:formula="of:=SUM([.FM4:.FM1048576])" office:value-type="float" office:value="55" calcext:value-type="float">
            <text:p>55</text:p>
          </table:table-cell>
          <table:table-cell table:style-name="ce120" table:formula="of:=SUM([.FN4:.FN1048576])" office:value-type="float" office:value="55" calcext:value-type="float">
            <text:p>55</text:p>
          </table:table-cell>
          <table:table-cell table:style-name="ce120" table:formula="of:=SUM([.FO4:.FO1048576])" office:value-type="float" office:value="55" calcext:value-type="float">
            <text:p>55</text:p>
          </table:table-cell>
          <table:table-cell table:style-name="ce120" table:formula="of:=SUM([.FP4:.FP1048576])" office:value-type="float" office:value="54" calcext:value-type="float">
            <text:p>54</text:p>
          </table:table-cell>
          <table:table-cell table:style-name="ce120" table:formula="of:=SUM([.FQ4:.FQ1048576])" office:value-type="float" office:value="55" calcext:value-type="float">
            <text:p>55</text:p>
          </table:table-cell>
          <table:table-cell table:style-name="ce120" table:formula="of:=SUM([.FR4:.FR1048576])" office:value-type="float" office:value="55" calcext:value-type="float">
            <text:p>55</text:p>
          </table:table-cell>
          <table:table-cell table:style-name="ce120" table:formula="of:=SUM([.FS4:.FS1048576])" office:value-type="float" office:value="55" calcext:value-type="float">
            <text:p>55</text:p>
          </table:table-cell>
          <table:table-cell table:style-name="ce120" table:formula="of:=SUM([.FT4:.FT1048576])" office:value-type="float" office:value="55" calcext:value-type="float">
            <text:p>55</text:p>
          </table:table-cell>
          <table:table-cell table:style-name="ce120" table:formula="of:=SUM([.FU4:.FU1048576])" office:value-type="float" office:value="55" calcext:value-type="float">
            <text:p>55</text:p>
          </table:table-cell>
          <table:table-cell table:style-name="ce120" table:formula="of:=SUM([.FV4:.FV1048576])" office:value-type="float" office:value="55" calcext:value-type="float">
            <text:p>55</text:p>
          </table:table-cell>
          <table:table-cell table:style-name="ce120" table:formula="of:=SUM([.FW4:.FW1048576])" office:value-type="float" office:value="50" calcext:value-type="float">
            <text:p>50</text:p>
          </table:table-cell>
          <table:table-cell table:style-name="ce120" table:formula="of:=SUM([.FX4:.FX1048576])" office:value-type="float" office:value="55" calcext:value-type="float">
            <text:p>55</text:p>
          </table:table-cell>
          <table:table-cell table:style-name="ce120" table:formula="of:=SUM([.FY4:.FY1048576])" office:value-type="float" office:value="55" calcext:value-type="float">
            <text:p>55</text:p>
          </table:table-cell>
          <table:table-cell table:style-name="ce120" table:formula="of:=SUM([.FZ4:.FZ1048576])" office:value-type="float" office:value="55" calcext:value-type="float">
            <text:p>55</text:p>
          </table:table-cell>
          <table:table-cell table:style-name="ce120" table:formula="of:=SUM([.GA4:.GA1048576])" office:value-type="float" office:value="55" calcext:value-type="float">
            <text:p>55</text:p>
          </table:table-cell>
          <table:table-cell table:style-name="ce120" table:formula="of:=SUM([.GB4:.GB1048576])" office:value-type="float" office:value="50" calcext:value-type="float">
            <text:p>50</text:p>
          </table:table-cell>
          <table:table-cell table:style-name="ce120" table:formula="of:=SUM([.GC4:.GC1048576])" office:value-type="float" office:value="55" calcext:value-type="float">
            <text:p>55</text:p>
          </table:table-cell>
          <table:table-cell table:style-name="ce120" table:formula="of:=SUM([.GD4:.GD1048576])" office:value-type="float" office:value="55" calcext:value-type="float">
            <text:p>55</text:p>
          </table:table-cell>
          <table:table-cell table:style-name="ce120" table:formula="of:=SUM([.GE4:.GE1048576])" office:value-type="float" office:value="55" calcext:value-type="float">
            <text:p>55</text:p>
          </table:table-cell>
          <table:table-cell table:style-name="ce120" table:formula="of:=SUM([.GF4:.GF1048576])" office:value-type="float" office:value="55" calcext:value-type="float">
            <text:p>55</text:p>
          </table:table-cell>
          <table:table-cell table:style-name="ce120" table:formula="of:=SUM([.GG4:.GG1048576])" office:value-type="float" office:value="55" calcext:value-type="float">
            <text:p>55</text:p>
          </table:table-cell>
          <table:table-cell table:style-name="ce120" table:formula="of:=SUM([.GH4:.GH1048576])" office:value-type="float" office:value="55" calcext:value-type="float">
            <text:p>55</text:p>
          </table:table-cell>
          <table:table-cell table:style-name="ce120" table:formula="of:=SUM([.GI4:.GI1048576])" office:value-type="float" office:value="55" calcext:value-type="float">
            <text:p>55</text:p>
          </table:table-cell>
          <table:table-cell table:style-name="ce120" table:formula="of:=SUM([.GJ4:.GJ1048576])" office:value-type="float" office:value="55" calcext:value-type="float">
            <text:p>55</text:p>
          </table:table-cell>
          <table:table-cell table:style-name="ce120" table:formula="of:=SUM([.GK4:.GK1048576])" office:value-type="float" office:value="51" calcext:value-type="float">
            <text:p>51</text:p>
          </table:table-cell>
          <table:table-cell table:style-name="ce120" table:formula="of:=SUM([.GL4:.GL1048576])" office:value-type="float" office:value="52" calcext:value-type="float">
            <text:p>52</text:p>
          </table:table-cell>
          <table:table-cell table:style-name="ce120" table:formula="of:=SUM([.GM4:.GM1048576])" office:value-type="float" office:value="55" calcext:value-type="float">
            <text:p>55</text:p>
          </table:table-cell>
          <table:table-cell table:style-name="ce120" table:formula="of:=SUM([.GN4:.GN1048576])" office:value-type="float" office:value="55" calcext:value-type="float">
            <text:p>55</text:p>
          </table:table-cell>
          <table:table-cell table:style-name="ce120" table:formula="of:=SUM([.GO4:.GO1048576])" office:value-type="float" office:value="55" calcext:value-type="float">
            <text:p>55</text:p>
          </table:table-cell>
          <table:table-cell table:style-name="ce120" table:formula="of:=SUM([.GP4:.GP1048576])" office:value-type="float" office:value="55" calcext:value-type="float">
            <text:p>55</text:p>
          </table:table-cell>
          <table:table-cell table:style-name="ce120" table:formula="of:=SUM([.GQ4:.GQ1048576])" office:value-type="float" office:value="55" calcext:value-type="float">
            <text:p>55</text:p>
          </table:table-cell>
          <table:table-cell table:style-name="ce120" table:formula="of:=SUM([.GR4:.GR1048576])" office:value-type="float" office:value="51" calcext:value-type="float">
            <text:p>51</text:p>
          </table:table-cell>
          <table:table-cell table:style-name="ce120" table:formula="of:=SUM([.GS4:.GS1048576])" office:value-type="float" office:value="55" calcext:value-type="float">
            <text:p>55</text:p>
          </table:table-cell>
          <table:table-cell table:style-name="ce120" table:formula="of:=SUM([.GT4:.GT1048576])" office:value-type="float" office:value="55" calcext:value-type="float">
            <text:p>55</text:p>
          </table:table-cell>
          <table:table-cell table:style-name="ce120" table:formula="of:=SUM([.GU4:.GU1048576])" office:value-type="float" office:value="55" calcext:value-type="float">
            <text:p>55</text:p>
          </table:table-cell>
          <table:table-cell table:style-name="ce120" table:formula="of:=SUM([.GV4:.GV1048576])" office:value-type="float" office:value="55" calcext:value-type="float">
            <text:p>55</text:p>
          </table:table-cell>
          <table:table-cell table:style-name="ce120" table:formula="of:=SUM([.GW4:.GW1048576])" office:value-type="float" office:value="0" calcext:value-type="float">
            <text:p>0</text:p>
          </table:table-cell>
          <table:table-cell table:style-name="ce120" table:formula="of:=SUM([.GX4:.GX1048576])" office:value-type="float" office:value="0" calcext:value-type="float">
            <text:p>0</text:p>
          </table:table-cell>
          <table:table-cell table:style-name="ce120" table:formula="of:=SUM([.GY4:.GY1048576])" office:value-type="float" office:value="0" calcext:value-type="float">
            <text:p>0</text:p>
          </table:table-cell>
          <table:table-cell table:style-name="ce120" table:formula="of:=SUM([.GZ4:.GZ1048576])" office:value-type="float" office:value="0" calcext:value-type="float">
            <text:p>0</text:p>
          </table:table-cell>
          <table:table-cell table:style-name="ce120" table:formula="of:=SUM([.HA4:.HA1048576])" office:value-type="float" office:value="0" calcext:value-type="float">
            <text:p>0</text:p>
          </table:table-cell>
          <table:table-cell table:style-name="ce82" table:number-columns-repeated="815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4" office:value-type="string" calcext:value-type="string">
            <text:p>IWAD</text:p>
          </table:table-cell>
          <table:table-cell table:style-name="ce4" office:value-type="string" calcext:value-type="string">
            <text:p>Maps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4" office:value-type="string" calcext:value-type="string">
            <text:p>Average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4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41" office:value-type="string" calcext:value-type="string">
            <text:p>Dragonfly</text:p>
          </table:table-cell>
          <table:table-cell table:style-name="ce4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4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149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131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office:annotation draw:style-name="gr1" draw:text-style-name="P2" svg:width="1.1413in" svg:height="0.7083in" svg:x="32.8736in" svg:y="0in" draw:caption-point-x="-0.2402in" draw:caption-point-y="0.1815in">
              <dc:date>2022-04-05T00:00:00</dc:date>
              <text:p text:style-name="P1"><text:span text:style-name="T1">New user name: </text:span></text:p>
              <text:p text:style-name="P1"><text:span text:style-name="T1">game</text:span></text:p>
            </office:annotation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5" office:value-type="string" calcext:value-type="string">
            <text:p>SOSU</text:p>
          </table:table-cell>
          <table:table-cell table:style-name="ce115" office:value-type="string" calcext:value-type="string">
            <text:p>behemoth_667</text:p>
          </table:table-cell>
          <table:table-cell table:style-name="ce115" office:value-type="string" calcext:value-type="string">
            <text:p>Boy</text:p>
          </table:table-cell>
          <table:table-cell table:style-name="ce115" office:value-type="string" calcext:value-type="string">
            <text:p>vdgg</text:p>
          </table:table-cell>
          <table:table-cell table:style-name="ce115" office:value-type="string" calcext:value-type="string">
            <text:p>Sotenga</text:p>
          </table:table-cell>
          <table:table-cell table:style-name="ce115" office:value-type="string" calcext:value-type="string">
            <text:p>northivanastan</text:p>
          </table:table-cell>
          <table:table-cell table:style-name="ce115" office:value-type="string" calcext:value-type="string">
            <text:p>dei_eldren</text:p>
          </table:table-cell>
          <table:table-cell table:style-name="ce115" office:value-type="string" calcext:value-type="string">
            <text:p>Ryath</text:p>
          </table:table-cell>
          <table:table-cell table:style-name="ce115" office:value-type="string" calcext:value-type="string">
            <text:p>Fadri</text:p>
          </table:table-cell>
          <table:table-cell table:style-name="ce115" office:value-type="string" calcext:value-type="string">
            <text:p>Dimon12321</text:p>
          </table:table-cell>
          <table:table-cell table:style-name="ce115" office:value-type="string" calcext:value-type="string">
            <text:p>MtPain27</text:p>
          </table:table-cell>
          <table:table-cell table:style-name="ce115" office:value-type="string" calcext:value-type="string">
            <text:p>cannonball</text:p>
          </table:table-cell>
          <table:table-cell table:style-name="ce115" office:value-type="string" calcext:value-type="string">
            <text:p>jerk-o</text:p>
          </table:table-cell>
          <table:table-cell table:style-name="ce115" office:value-type="string" calcext:value-type="string">
            <text:p>VanaheimRanger</text:p>
          </table:table-cell>
          <table:table-cell table:style-name="ce115" office:value-type="string" calcext:value-type="string">
            <text:p>TJG1289</text:p>
          </table:table-cell>
          <table:table-cell table:style-name="ce115" office:value-type="string" calcext:value-type="string">
            <text:p>toxic.rat</text:p>
          </table:table-cell>
          <table:table-cell table:style-name="ce115" office:value-type="string" calcext:value-type="string">
            <text:p>dosboot</text:p>
          </table:table-cell>
          <table:table-cell table:style-name="ce115" office:value-type="string" calcext:value-type="string">
            <text:p>Lewonx</text:p>
          </table:table-cell>
          <table:table-cell table:style-name="ce115" office:value-type="string" calcext:value-type="string">
            <text:p>SCF</text:p>
          </table:table-cell>
          <table:table-cell table:style-name="ce115" office:value-type="string" calcext:value-type="string">
            <text:p>i suck at nicknames</text:p>
          </table:table-cell>
          <table:table-cell table:style-name="ce115" office:value-type="string" calcext:value-type="string">
            <text:p>GratefulName</text:p>
          </table:table-cell>
          <table:table-cell table:style-name="ce115" office:value-type="string" calcext:value-type="string">
            <text:p>Azure_Horror</text:p>
          </table:table-cell>
          <table:table-cell table:style-name="ce115" office:value-type="string" calcext:value-type="string">
            <text:p>BohdanZPM</text:p>
          </table:table-cell>
          <table:table-cell table:style-name="ce115" office:value-type="string" calcext:value-type="string">
            <text:p>Ragu</text:p>
          </table:table-cell>
          <table:table-cell table:style-name="ce115" office:value-type="string" calcext:value-type="string">
            <text:p>Uncle 80</text:p>
          </table:table-cell>
          <table:table-cell table:style-name="ce115" office:value-type="string" calcext:value-type="string">
            <text:p>lokbustam257</text:p>
          </table:table-cell>
          <table:table-cell table:style-name="ce115" office:value-type="string" calcext:value-type="string">
            <text:p>Li'l devil</text:p>
          </table:table-cell>
          <table:table-cell table:style-name="ce115" office:value-type="string" calcext:value-type="string">
            <text:p>TheGreenZap</text:p>
          </table:table-cell>
          <table:table-cell table:style-name="ce115" office:value-type="string" calcext:value-type="string">
            <text:p>whybmonotacrab</text:p>
          </table:table-cell>
          <table:table-cell table:style-name="ce115" office:value-type="string" calcext:value-type="string">
            <text:p>Xeogred</text:p>
          </table:table-cell>
          <table:table-cell table:style-name="ce115" office:value-type="string" calcext:value-type="string">
            <text:p>sapphics</text:p>
          </table:table-cell>
          <table:table-cell table:style-name="ce115" office:value-type="string" calcext:value-type="string">
            <text:p>PBeGood4</text:p>
          </table:table-cell>
          <table:table-cell table:style-name="ce115" office:value-type="string" calcext:value-type="string">
            <text:p>msx2plus</text:p>
          </table:table-cell>
          <table:table-cell table:style-name="ce115" office:value-type="string" calcext:value-type="string">
            <text:p>nikitsune</text:p>
          </table:table-cell>
          <table:table-cell table:style-name="ce115" office:value-type="string" calcext:value-type="string">
            <text:p>xdude_gamer</text:p>
          </table:table-cell>
          <table:table-cell table:style-name="ce115" office:value-type="string" calcext:value-type="string">
            <text:p>Hitherto</text:p>
          </table:table-cell>
          <table:table-cell table:style-name="ce115" office:value-type="string" calcext:value-type="string">
            <text:p>Ezepov</text:p>
          </table:table-cell>
          <table:table-cell table:style-name="ce115" office:value-type="string" calcext:value-type="string">
            <text:p>akolai</text:p>
          </table:table-cell>
          <table:table-cell table:style-name="ce115" office:value-type="string" calcext:value-type="string">
            <text:p>Doomlover77</text:p>
          </table:table-cell>
          <table:table-cell table:style-name="ce115" office:value-type="string" calcext:value-type="string">
            <text:p>LadyMistDragon</text:p>
          </table:table-cell>
          <table:table-cell table:style-name="ce115" office:value-type="string" calcext:value-type="string">
            <text:p>Maribo</text:p>
          </table:table-cell>
          <table:table-cell table:style-name="ce115" office:value-type="string" calcext:value-type="string">
            <text:p>DoomPlayer00</text:p>
          </table:table-cell>
          <table:table-cell table:style-name="ce115" office:value-type="string" calcext:value-type="string">
            <text:p>sincity2100</text:p>
          </table:table-cell>
          <table:table-cell table:style-name="ce115" office:value-type="string" calcext:value-type="string">
            <text:p>RHhe82</text:p>
          </table:table-cell>
          <table:table-cell table:style-name="ce115" office:value-type="string" calcext:value-type="string">
            <text:p>Katamori</text:p>
          </table:table-cell>
          <table:table-cell table:style-name="ce115" office:value-type="string" calcext:value-type="string">
            <text:p>erzboesewicht</text:p>
          </table:table-cell>
          <table:table-cell table:style-name="ce115" office:value-type="string" calcext:value-type="string">
            <text:p>KineticBeverage</text:p>
          </table:table-cell>
          <table:table-cell table:style-name="ce115" office:value-type="string" calcext:value-type="string">
            <text:p>Dubium</text:p>
          </table:table-cell>
          <table:table-cell table:style-name="ce115" office:value-type="string" calcext:value-type="string">
            <text:p>Nefelibeta</text:p>
          </table:table-cell>
          <table:table-cell table:style-name="ce115" office:value-type="string" calcext:value-type="string">
            <text:p>tonytheparrot</text:p>
          </table:table-cell>
          <table:table-cell table:style-name="ce115" office:value-type="string" calcext:value-type="string">
            <text:p>rzh</text:p>
          </table:table-cell>
          <table:table-cell table:style-name="ce115" office:value-type="string" calcext:value-type="string">
            <text:p><text:s/>Foodles</text:p>
          </table:table-cell>
          <table:table-cell table:style-name="ce115" office:value-type="string" calcext:value-type="string">
            <text:p>NiGHTS108</text:p>
          </table:table-cell>
          <table:table-cell table:style-name="ce118" table:number-columns-repeated="820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L4:.AMJ4])" office:value-type="float" office:value="474" calcext:value-type="float">
            <text:p>474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:.AMJ4]); &quot;&quot;; [.L$2:.AMJ$2] &amp; &quot;: &quot; &amp; [.L4:.AMJ4]))" office:value-type="string" office:string-value="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7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5, cannonball: 7, VanaheimRanger: 10, TJG1289: 8, Lewonx: 3, SCF: 4, GratefulName: 4, Azure_Horror: 4, Uncle 80: 5, lokbustam257: 10, Li'l devil: 2, msx2plus: 5, LadyMistDragon: 8, sincity2100: 10, erzboesewicht: 2, Dubium: 9" calcext:value-type="string">
            <text:p>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7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5, cannonball: 7, VanaheimRanger: 10, TJG1289: 8, Lewonx: 3, SCF: 4, GratefulName: 4, Azure_Horror: 4, Uncle 80: 5, lokbustam257: 10, Li'l devil: 2, msx2plus: 5, LadyMistDragon: 8, sincity2100: 10, erzboesewicht: 2, Dubium: 9</text:p>
          </table:table-cell>
          <table:table-cell table:style-name="ce17" table:formula="of:=SUMPRODUCT(NOT(ISBLANK([.L4:.AMJ4])))" office:value-type="float" office:value="73" calcext:value-type="float">
            <text:p>73</text:p>
          </table:table-cell>
          <table:table-cell table:style-name="ce95" table:formula="of:=IF([.J4]&gt;2;AVERAGE([.L4:.AMJ4]);0)" office:value-type="float" office:value="6.49315068493151" calcext:value-type="float">
            <text:p>6.49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2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L5:.AMJ5])" office:value-type="float" office:value="442" calcext:value-type="float">
            <text:p>442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5:.AMJ5]); &quot;&quot;; [.L$2:.AMJ$2] &amp; &quot;: &quot; &amp; [.L5:.AMJ5]))" office:value-type="string" office:string-value="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9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7, cannonball: 10, TJG1289: 4, Lewonx: 3, i suck at nicknames: 5, GratefulName: 8, whybmonotacrab: 10, Xeogred: 6, PBeGood4: 3, nikitsune: 1, xdude_gamer: 7, sincity2100: 8, RHhe82: 8, erzboesewicht: 6, Dubium: 8, tonytheparrot: 8" calcext:value-type="string">
            <text:p>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9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7, cannonball: 10, TJG1289: 4, Lewonx: 3, i suck at nicknames: 5, GratefulName: 8, whybmonotacrab: 10, Xeogred: 6, PBeGood4: 3, nikitsune: 1, xdude_gamer: 7, sincity2100: 8, RHhe82: 8, erzboesewicht: 6, Dubium: 8, tonytheparrot: 8</text:p>
          </table:table-cell>
          <table:table-cell table:style-name="ce17" table:formula="of:=SUMPRODUCT(NOT(ISBLANK([.L5:.AMJ5])))" office:value-type="float" office:value="70" calcext:value-type="float">
            <text:p>70</text:p>
          </table:table-cell>
          <table:table-cell table:style-name="ce95" table:formula="of:=IF([.J5]&gt;2;AVERAGE([.L5:.AMJ5]);0)" office:value-type="float" office:value="6.31428571428571" calcext:value-type="float">
            <text:p>6.3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23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L6:.AMJ6])" office:value-type="float" office:value="438" calcext:value-type="float">
            <text:p>438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6:.AMJ6]); &quot;&quot;; [.L$2:.AMJ$2] &amp; &quot;: &quot; &amp; [.L6:.AMJ6]))" office:value-type="string" office:string-value="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1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3, toxic.rat: 10, i suck at nicknames: 4, BohdanZPM: 10, Uncle 80: 7, Li'l devil: 2, Xeogred: 10, nikitsune: 7, LadyMistDragon: 9, erzboesewicht: 3, tonytheparrot: 4" calcext:value-type="string">
            <text:p>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1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3, toxic.rat: 10, i suck at nicknames: 4, BohdanZPM: 10, Uncle 80: 7, Li'l devil: 2, Xeogred: 10, nikitsune: 7, LadyMistDragon: 9, erzboesewicht: 3, tonytheparrot: 4</text:p>
          </table:table-cell>
          <table:table-cell table:style-name="ce17" table:formula="of:=SUMPRODUCT(NOT(ISBLANK([.L6:.AMJ6])))" office:value-type="float" office:value="78" calcext:value-type="float">
            <text:p>78</text:p>
          </table:table-cell>
          <table:table-cell table:style-name="ce95" table:formula="of:=IF([.J6]&gt;2;AVERAGE([.L6:.AMJ6]);0)" office:value-type="float" office:value="5.61538461538462" calcext:value-type="float">
            <text:p>5.6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23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L7:.AMJ7])" office:value-type="float" office:value="410" calcext:value-type="float">
            <text:p>410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7:.AMJ7]); &quot;&quot;; [.L$2:.AMJ$2] &amp; &quot;: &quot; &amp; [.L7:.AMJ7]))" office:value-type="string" office:string-value="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MtPain27: 3, cannonball: 5, toxic.rat: 7, i suck at nicknames: 4, TheGreenZap: 4, whybmonotacrab: 8, Maribo: 3, erzboesewicht: 2, Dubium: 1, tonytheparrot: 7,  Foodles: 9" calcext:value-type="string">
            <text:p>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MtPain27: 3, cannonball: 5, toxic.rat: 7, i suck at nicknames: 4, TheGreenZap: 4, whybmonotacrab: 8, Maribo: 3, erzboesewicht: 2, Dubium: 1, tonytheparrot: 7, <text:s/>Foodles: 9</text:p>
          </table:table-cell>
          <table:table-cell table:style-name="ce17" table:formula="of:=SUMPRODUCT(NOT(ISBLANK([.L7:.AMJ7])))" office:value-type="float" office:value="67" calcext:value-type="float">
            <text:p>67</text:p>
          </table:table-cell>
          <table:table-cell table:style-name="ce95" table:formula="of:=IF([.J7]&gt;2;AVERAGE([.L7:.AMJ7]);0)" office:value-type="float" office:value="6.11940298507463" calcext:value-type="float">
            <text:p>6.11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21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L8:.AMJ8])" office:value-type="float" office:value="352" calcext:value-type="float">
            <text:p>352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8:.AMJ8]); &quot;&quot;; [.L$2:.AMJ$2] &amp; &quot;: &quot; &amp; [.L8:.AMJ8]))" office:value-type="string" office:string-value="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, RHhe82: 3, erzboesewicht: 6, Dubium: 4, tonytheparrot: 9, NiGHTS108: 10" calcext:value-type="string">
            <text:p>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, RHhe82: 3, erzboesewicht: 6, Dubium: 4, tonytheparrot: 9, NiGHTS108: 10</text:p>
          </table:table-cell>
          <table:table-cell table:style-name="ce17" table:formula="of:=SUMPRODUCT(NOT(ISBLANK([.L8:.AMJ8])))" office:value-type="float" office:value="64" calcext:value-type="float">
            <text:p>64</text:p>
          </table:table-cell>
          <table:table-cell table:style-name="ce95" table:formula="of:=IF([.J8]&gt;2;AVERAGE([.L8:.AMJ8]);0)" office:value-type="float" office:value="5.5" calcext:value-type="float">
            <text:p>5.50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820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L9:.AMJ9])" office:value-type="float" office:value="343" calcext:value-type="float">
            <text:p>343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9:.AMJ9]); &quot;&quot;; [.L$2:.AMJ$2] &amp; &quot;: &quot; &amp; [.L9:.AMJ9]))" office:value-type="string" office:string-value="roadworx: 4, JudgeDeadd: 4, StoneMason: 4, Woolie Wool: 9, Budoka: 9, Lorenz0: 9, ReaperAA: 8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3, cannonball: 2, VanaheimRanger: 9, TJG1289: 6, SCF: 10, i suck at nicknames: 7, GratefulName: 10, Azure_Horror: 10, BohdanZPM: 6, whybmonotacrab: 7, PBeGood4: 5, nikitsune: 10, LadyMistDragon: 7, DoomPlayer00: 8, sincity2100: 9, erzboesewicht: 2, Dubium: 5,  Foodles: 5" calcext:value-type="string">
            <text:p>roadworx: 4, JudgeDeadd: 4, StoneMason: 4, Woolie Wool: 9, Budoka: 9, Lorenz0: 9, ReaperAA: 8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3, cannonball: 2, VanaheimRanger: 9, TJG1289: 6, SCF: 10, i suck at nicknames: 7, GratefulName: 10, Azure_Horror: 10, BohdanZPM: 6, whybmonotacrab: 7, PBeGood4: 5, nikitsune: 10, LadyMistDragon: 7, DoomPlayer00: 8, sincity2100: 9, erzboesewicht: 2, Dubium: 5, <text:s/>Foodles: 5</text:p>
          </table:table-cell>
          <table:table-cell table:style-name="ce17" table:formula="of:=SUMPRODUCT(NOT(ISBLANK([.L9:.AMJ9])))" office:value-type="float" office:value="50" calcext:value-type="float">
            <text:p>50</text:p>
          </table:table-cell>
          <table:table-cell table:style-name="ce95" table:formula="of:=IF([.J9]&gt;2;AVERAGE([.L9:.AMJ9]);0)" office:value-type="float" office:value="6.86" calcext:value-type="float">
            <text:p>6.860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21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L10:.AMJ10])" office:value-type="float" office:value="316" calcext:value-type="float">
            <text:p>316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0:.AMJ10]); &quot;&quot;; [.L$2:.AMJ$2] &amp; &quot;: &quot; &amp; [.L10:.AMJ10]))" office:value-type="string" office:string-value="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" calcext:value-type="string">
            <text:p>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</text:p>
          </table:table-cell>
          <table:table-cell table:style-name="ce17" table:formula="of:=SUMPRODUCT(NOT(ISBLANK([.L10:.AMJ10])))" office:value-type="float" office:value="56" calcext:value-type="float">
            <text:p>56</text:p>
          </table:table-cell>
          <table:table-cell table:style-name="ce95" table:formula="of:=IF([.J10]&gt;2;AVERAGE([.L10:.AMJ10]);0)" office:value-type="float" office:value="5.64285714285714" calcext:value-type="float">
            <text:p>5.643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30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L11:.AMJ11])" office:value-type="float" office:value="304" calcext:value-type="float">
            <text:p>304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11:.AMJ11]); &quot;&quot;; [.L$2:.AMJ$2] &amp; &quot;: &quot; &amp; [.L11:.AMJ11]))" office:value-type="string" office:string-value="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, erzboesewicht: 2" calcext:value-type="string">
            <text:p>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, erzboesewicht: 2</text:p>
          </table:table-cell>
          <table:table-cell table:style-name="ce17" table:formula="of:=SUMPRODUCT(NOT(ISBLANK([.L11:.AMJ11])))" office:value-type="float" office:value="59" calcext:value-type="float">
            <text:p>59</text:p>
          </table:table-cell>
          <table:table-cell table:style-name="ce95" table:formula="of:=IF([.J11]&gt;2;AVERAGE([.L11:.AMJ11]);0)" office:value-type="float" office:value="5.15254237288136" calcext:value-type="float">
            <text:p>5.15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L12:.AMJ12])" office:value-type="float" office:value="269" calcext:value-type="float">
            <text:p>269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2:.AMJ12]); &quot;&quot;; [.L$2:.AMJ$2] &amp; &quot;: &quot; &amp; [.L12:.AMJ12]))" office:value-type="string" office:string-value="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2, cannonball: 9, TJG1289: 6, Lewonx: 9, SCF: 6, i suck at nicknames: 7, Azure_Horror: 2, BohdanZPM: 4, PBeGood4: 10, msx2plus: 5, LadyMistDragon: 4, sincity2100: 5, RHhe82: 8, erzboesewicht: 3, tonytheparrot: 6" calcext:value-type="string">
            <text:p>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2, cannonball: 9, TJG1289: 6, Lewonx: 9, SCF: 6, i suck at nicknames: 7, Azure_Horror: 2, BohdanZPM: 4, PBeGood4: 10, msx2plus: 5, LadyMistDragon: 4, sincity2100: 5, RHhe82: 8, erzboesewicht: 3, tonytheparrot: 6</text:p>
          </table:table-cell>
          <table:table-cell table:style-name="ce17" table:formula="of:=SUMPRODUCT(NOT(ISBLANK([.L12:.AMJ12])))" office:value-type="float" office:value="51" calcext:value-type="float">
            <text:p>51</text:p>
          </table:table-cell>
          <table:table-cell table:style-name="ce95" table:formula="of:=IF([.J12]&gt;2;AVERAGE([.L12:.AMJ12]);0)" office:value-type="float" office:value="5.27450980392157" calcext:value-type="float">
            <text:p>5.27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823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L13:.AMJ13])" office:value-type="float" office:value="219" calcext:value-type="float">
            <text:p>219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lutonia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3:.AMJ13]); &quot;&quot;; [.L$2:.AMJ$2] &amp; &quot;: &quot; &amp; [.L13:.AMJ13]))" office:value-type="string" office:string-value="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3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, tonytheparrot: 5, NiGHTS108: 7" calcext:value-type="string">
            <text:p>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3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, tonytheparrot: 5, NiGHTS108: 7</text:p>
          </table:table-cell>
          <table:table-cell table:style-name="ce17" table:formula="of:=SUMPRODUCT(NOT(ISBLANK([.L13:.AMJ13])))" office:value-type="float" office:value="44" calcext:value-type="float">
            <text:p>44</text:p>
          </table:table-cell>
          <table:table-cell table:style-name="ce95" table:formula="of:=IF([.J13]&gt;2;AVERAGE([.L13:.AMJ13]);0)" office:value-type="float" office:value="4.97727272727273" calcext:value-type="float">
            <text:p>4.97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20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L14:.AMJ14])" office:value-type="float" office:value="182" calcext:value-type="float">
            <text:p>182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14:.AMJ14]); &quot;&quot;; [.L$2:.AMJ$2] &amp; &quot;: &quot; &amp; [.L14:.AMJ14]))" office:value-type="string" office:string-value="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6, cannonball: 5, i suck at nicknames: 4, GratefulName: 6, BohdanZPM: 9, sapphics: 5, tonytheparrot: 10, NiGHTS108: 6" calcext:value-type="string">
            <text:p>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6, cannonball: 5, i suck at nicknames: 4, GratefulName: 6, BohdanZPM: 9, sapphics: 5, tonytheparrot: 10, NiGHTS108: 6</text:p>
          </table:table-cell>
          <table:table-cell table:style-name="ce17" table:formula="of:=SUMPRODUCT(NOT(ISBLANK([.L14:.AMJ14])))" office:value-type="float" office:value="31" calcext:value-type="float">
            <text:p>31</text:p>
          </table:table-cell>
          <table:table-cell table:style-name="ce95" table:formula="of:=IF([.J14]&gt;2;AVERAGE([.L14:.AMJ14]);0)" office:value-type="float" office:value="5.87096774193548" calcext:value-type="float">
            <text:p>5.8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2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L15:.AMJ15])" office:value-type="float" office:value="153" calcext:value-type="float">
            <text:p>153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5:.AMJ15]); &quot;&quot;; [.L$2:.AMJ$2] &amp; &quot;: &quot; &amp; [.L15:.AMJ15]))" office:value-type="string" office:string-value="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5, toxic.rat: 8, lokbustam257: 4, PBeGood4: 1, Hitherto: 5,  Foodles: 3" calcext:value-type="string">
            <text:p>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5, toxic.rat: 8, lokbustam257: 4, PBeGood4: 1, Hitherto: 5, <text:s/>Foodles: 3</text:p>
          </table:table-cell>
          <table:table-cell table:style-name="ce17" table:formula="of:=SUMPRODUCT(NOT(ISBLANK([.L15:.AMJ15])))" office:value-type="float" office:value="30" calcext:value-type="float">
            <text:p>30</text:p>
          </table:table-cell>
          <table:table-cell table:style-name="ce95" table:formula="of:=IF([.J15]&gt;2;AVERAGE([.L15:.AMJ15]);0)" office:value-type="float" office:value="5.1" calcext:value-type="float">
            <text:p>5.10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82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L16:.AMJ16])" office:value-type="float" office:value="142" calcext:value-type="float">
            <text:p>142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16:.AMJ16]); &quot;&quot;; [.L$2:.AMJ$2] &amp; &quot;: &quot; &amp; [.L16:.AMJ16]))" office:value-type="string" office:string-value="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,  Foodles: 5" calcext:value-type="string">
            <text:p>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, <text:s/>Foodles: 5</text:p>
          </table:table-cell>
          <table:table-cell table:style-name="ce17" table:formula="of:=SUMPRODUCT(NOT(ISBLANK([.L16:.AMJ16])))" office:value-type="float" office:value="22" calcext:value-type="float">
            <text:p>22</text:p>
          </table:table-cell>
          <table:table-cell table:style-name="ce95" table:formula="of:=IF([.J16]&gt;2;AVERAGE([.L16:.AMJ16]);0)" office:value-type="float" office:value="6.45454545454545" calcext:value-type="float">
            <text:p>6.45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82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L17:.AMJ17])" office:value-type="float" office:value="121" calcext:value-type="float">
            <text:p>121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7:.AMJ17]); &quot;&quot;; [.L$2:.AMJ$2] &amp; &quot;: &quot; &amp; [.L17:.AMJ17]))" office:value-type="string" office:string-value="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, erzboesewicht: 2,  Foodles: 2" calcext:value-type="string">
            <text:p>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, erzboesewicht: 2, <text:s/>Foodles: 2</text:p>
          </table:table-cell>
          <table:table-cell table:style-name="ce17" table:formula="of:=SUMPRODUCT(NOT(ISBLANK([.L17:.AMJ17])))" office:value-type="float" office:value="25" calcext:value-type="float">
            <text:p>25</text:p>
          </table:table-cell>
          <table:table-cell table:style-name="ce95" table:formula="of:=IF([.J17]&gt;2;AVERAGE([.L17:.AMJ17]);0)" office:value-type="float" office:value="4.84" calcext:value-type="float">
            <text:p>4.84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2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L18:.AMJ18])" office:value-type="float" office:value="118" calcext:value-type="float">
            <text:p>118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18:.AMJ18]); &quot;&quot;; [.L$2:.AMJ$2] &amp; &quot;: &quot; &amp; [.L18:.AMJ18]))" office:value-type="string" office:string-value="Malrionn: 6, JudgeDeadd: 3, Talvi: 4, StoneMason: 10, Woolie Wool: 10, dylux: 10, m8f: 10, Arbys550: 2, Polri: 5, Ivory Duke: 2, Deadwing: 5, Hansen79: 5, Marn: 5, Sotenga: 4, jerk-o: 9, SCF: 4, GratefulName: 1, Uncle 80: 5, nikitsune: 1, DoomPlayer00: 9, erzboesewicht: 2, Dubium: 6" calcext:value-type="string">
            <text:p>Malrionn: 6, JudgeDeadd: 3, Talvi: 4, StoneMason: 10, Woolie Wool: 10, dylux: 10, m8f: 10, Arbys550: 2, Polri: 5, Ivory Duke: 2, Deadwing: 5, Hansen79: 5, Marn: 5, Sotenga: 4, jerk-o: 9, SCF: 4, GratefulName: 1, Uncle 80: 5, nikitsune: 1, DoomPlayer00: 9, erzboesewicht: 2, Dubium: 6</text:p>
          </table:table-cell>
          <table:table-cell table:style-name="ce17" table:formula="of:=SUMPRODUCT(NOT(ISBLANK([.L18:.AMJ18])))" office:value-type="float" office:value="22" calcext:value-type="float">
            <text:p>22</text:p>
          </table:table-cell>
          <table:table-cell table:style-name="ce95" table:formula="of:=IF([.J18]&gt;2;AVERAGE([.L18:.AMJ18]);0)" office:value-type="float" office:value="5.36363636363636" calcext:value-type="float">
            <text:p>5.364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25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L19:.AMJ19])" office:value-type="float" office:value="115" calcext:value-type="float">
            <text:p>115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doomwiki.org/wiki/Eternal_Doom" xlink:type="simple">https://doomwiki.org/wiki/Eternal_Doom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9:.AMJ19]); &quot;&quot;; [.L$2:.AMJ$2] &amp; &quot;: &quot; &amp; [.L19:.AMJ19]))" office:value-type="string" office:string-value="Vorpal: 5, 7hm: 5, T-Rex: 5, Woolie Wool: 7, Greyenko: 1, valkiriforce: 6, Octillion: 6, Polri: 3, CinnamonKilljoy: 3, joepallai: 3, A.H. Sankhatayan: 10, Willy W.: 9, Andromeda: 8, vdgg: 1, Dimon12321: 2, Uncle 80: 6, xdude_gamer: 10, Hitherto: 10, LadyMistDragon: 5, Katamori: 4, erzboesewicht: 6" calcext:value-type="string">
            <text:p>Vorpal: 5, 7hm: 5, T-Rex: 5, Woolie Wool: 7, Greyenko: 1, valkiriforce: 6, Octillion: 6, Polri: 3, CinnamonKilljoy: 3, joepallai: 3, A.H. Sankhatayan: 10, Willy W.: 9, Andromeda: 8, vdgg: 1, Dimon12321: 2, Uncle 80: 6, xdude_gamer: 10, Hitherto: 10, LadyMistDragon: 5, Katamori: 4, erzboesewicht: 6</text:p>
          </table:table-cell>
          <table:table-cell table:style-name="ce17" table:formula="of:=SUMPRODUCT(NOT(ISBLANK([.L19:.AMJ19])))" office:value-type="float" office:value="21" calcext:value-type="float">
            <text:p>21</text:p>
          </table:table-cell>
          <table:table-cell table:style-name="ce95" table:formula="of:=IF([.J19]&gt;2;AVERAGE([.L19:.AMJ19]);0)" office:value-type="float" office:value="5.47619047619048" calcext:value-type="float">
            <text:p>5.476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2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L20:.AMJ20])" office:value-type="float" office:value="111" calcext:value-type="float">
            <text:p>111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0:.AMJ20]); &quot;&quot;; [.L$2:.AMJ$2] &amp; &quot;: &quot; &amp; [.L20:.AMJ20]))" office:value-type="string" office:string-value="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, erzboesewicht: 3" calcext:value-type="string">
            <text:p>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, erzboesewicht: 3</text:p>
          </table:table-cell>
          <table:table-cell table:style-name="ce17" table:formula="of:=SUMPRODUCT(NOT(ISBLANK([.L20:.AMJ20])))" office:value-type="float" office:value="24" calcext:value-type="float">
            <text:p>24</text:p>
          </table:table-cell>
          <table:table-cell table:style-name="ce95" table:formula="of:=IF([.J20]&gt;2;AVERAGE([.L20:.AMJ20]);0)" office:value-type="float" office:value="4.625" calcext:value-type="float">
            <text:p>4.62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2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L21:.AMJ21])" office:value-type="float" office:value="106" calcext:value-type="float">
            <text:p>106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1:.AMJ21]); &quot;&quot;; [.L$2:.AMJ$2] &amp; &quot;: &quot; &amp; [.L21:.AMJ21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</text:p>
          </table:table-cell>
          <table:table-cell table:style-name="ce17" table:formula="of:=SUMPRODUCT(NOT(ISBLANK([.L21:.AMJ21])))" office:value-type="float" office:value="24" calcext:value-type="float">
            <text:p>24</text:p>
          </table:table-cell>
          <table:table-cell table:style-name="ce95" table:formula="of:=IF([.J21]&gt;2;AVERAGE([.L21:.AMJ21]);0)" office:value-type="float" office:value="4.41666666666667" calcext:value-type="float">
            <text:p>4.417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47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L22:.AMJ22])" office:value-type="float" office:value="106" calcext:value-type="float">
            <text:p>106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2:.AMJ22]); &quot;&quot;; [.L$2:.AMJ$2] &amp; &quot;: &quot; &amp; [.L22:.AMJ22]))" office:value-type="string" office:string-value="Dragonfly: 6, Budoka: 10, Jaromir Bergmann: 6, Payload4367: 3, Deadwing: 6, Snikle: 7, Omniarch: 5, Dimon12321: 7, MtPain27: 3, TJG1289: 5, Azure_Horror: 9, whybmonotacrab: 7, sapphics: 10, msx2plus: 5, nikitsune: 1, Ezepov: 2, Nefelibeta: 5, NiGHTS108: 9" calcext:value-type="string">
            <text:p>Dragonfly: 6, Budoka: 10, Jaromir Bergmann: 6, Payload4367: 3, Deadwing: 6, Snikle: 7, Omniarch: 5, Dimon12321: 7, MtPain27: 3, TJG1289: 5, Azure_Horror: 9, whybmonotacrab: 7, sapphics: 10, msx2plus: 5, nikitsune: 1, Ezepov: 2, Nefelibeta: 5, NiGHTS108: 9</text:p>
          </table:table-cell>
          <table:table-cell table:style-name="ce17" table:formula="of:=SUMPRODUCT(NOT(ISBLANK([.L22:.AMJ22])))" office:value-type="float" office:value="18" calcext:value-type="float">
            <text:p>18</text:p>
          </table:table-cell>
          <table:table-cell table:style-name="ce95" table:formula="of:=IF([.J22]&gt;2;AVERAGE([.L22:.AMJ22]);0)" office:value-type="float" office:value="5.88888888888889" calcext:value-type="float">
            <text:p>5.889</text:p>
          </table:table-cell>
          <table:table-cell table:number-columns-repeated="46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20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L23:.AMJ23])" office:value-type="float" office:value="104" calcext:value-type="float">
            <text:p>104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3:.AMJ23]); &quot;&quot;; [.L$2:.AMJ$2] &amp; &quot;: &quot; &amp; [.L23:.AMJ23]))" office:value-type="string" office:string-value="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" calcext:value-type="string">
            <text:p>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</text:p>
          </table:table-cell>
          <table:table-cell table:style-name="ce17" table:formula="of:=SUMPRODUCT(NOT(ISBLANK([.L23:.AMJ23])))" office:value-type="float" office:value="20" calcext:value-type="float">
            <text:p>20</text:p>
          </table:table-cell>
          <table:table-cell table:style-name="ce95" table:formula="of:=IF([.J23]&gt;2;AVERAGE([.L23:.AMJ23]);0)" office:value-type="float" office:value="5.2" calcext:value-type="float">
            <text:p>5.2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53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L24:.AMJ24])" office:value-type="float" office:value="100" calcext:value-type="float">
            <text:p>100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NT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4:.AMJ24]); &quot;&quot;; [.L$2:.AMJ$2] &amp; &quot;: &quot; &amp; [.L24:.AMJ24]))" office:value-type="string" office:string-value="Spectra: 9, bLOCKbOYgAMES: 2, GarrettChan: 1, dylux: 6, tmorrow: 2, ReaperAA: 2, Polri: 3, SilverMiner: 3, P41R47: 10, Willy W.: 5, Sotenga: 10, MtPain27: 3, GratefulName: 2, TheGreenZap: 6, Xeogred: 5, nikitsune: 9, xdude_gamer: 8, sincity2100: 7, RHhe82: 7" calcext:value-type="string">
            <text:p>Spectra: 9, bLOCKbOYgAMES: 2, GarrettChan: 1, dylux: 6, tmorrow: 2, ReaperAA: 2, Polri: 3, SilverMiner: 3, P41R47: 10, Willy W.: 5, Sotenga: 10, MtPain27: 3, GratefulName: 2, TheGreenZap: 6, Xeogred: 5, nikitsune: 9, xdude_gamer: 8, sincity2100: 7, RHhe82: 7</text:p>
          </table:table-cell>
          <table:table-cell table:style-name="ce17" table:formula="of:=SUMPRODUCT(NOT(ISBLANK([.L24:.AMJ24])))" office:value-type="float" office:value="19" calcext:value-type="float">
            <text:p>19</text:p>
          </table:table-cell>
          <table:table-cell table:style-name="ce95" table:formula="of:=IF([.J24]&gt;2;AVERAGE([.L24:.AMJ24]);0)" office:value-type="float" office:value="5.26315789473684" calcext:value-type="float">
            <text:p>5.263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2" office:value-type="float" office:value="7" calcext:value-type="float">
            <text:p>7</text:p>
          </table:table-cell>
          <table:table-cell table:number-columns-repeated="829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L25:.AMJ25])" office:value-type="float" office:value="98" calcext:value-type="float">
            <text:p>98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doomwiki.org/wiki/Kama_Sutra" xlink:type="simple">https://doomwiki.org/wiki/Kama_Sutra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5:.AMJ25]); &quot;&quot;; [.L$2:.AMJ$2] &amp; &quot;: &quot; &amp; [.L25:.AMJ25]))" office:value-type="string" office:string-value="Grazza: 7, roadworx: 2, fveitsi: 5, T-Rex: 5, Roofi: 4, StoneMason: 4, Philnemba: 7, Grain of Salt: 6, tmorrow: 3, purist: 5, Scorpius: 7, eharper256: 4, SilverMiner: 2, Pierrot: 10, smeghammer: 5, P41R47: 8, Willy W.: 2, Andromeda: 5, dei_eldren: 2, cannonball: 5" calcext:value-type="string">
            <text:p>Grazza: 7, roadworx: 2, fveitsi: 5, T-Rex: 5, Roofi: 4, StoneMason: 4, Philnemba: 7, Grain of Salt: 6, tmorrow: 3, purist: 5, Scorpius: 7, eharper256: 4, SilverMiner: 2, Pierrot: 10, smeghammer: 5, P41R47: 8, Willy W.: 2, Andromeda: 5, dei_eldren: 2, cannonball: 5</text:p>
          </table:table-cell>
          <table:table-cell table:style-name="ce17" table:formula="of:=SUMPRODUCT(NOT(ISBLANK([.L25:.AMJ25])))" office:value-type="float" office:value="20" calcext:value-type="float">
            <text:p>20</text:p>
          </table:table-cell>
          <table:table-cell table:style-name="ce95" table:formula="of:=IF([.J25]&gt;2;AVERAGE([.L25:.AMJ25]);0)" office:value-type="float" office:value="4.9" calcext:value-type="float">
            <text:p>4.900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61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L26:.AMJ26])" office:value-type="float" office:value="88" calcext:value-type="float">
            <text:p>88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6:.AMJ26]); &quot;&quot;; [.L$2:.AMJ$2] &amp; &quot;: &quot; &amp; [.L26:.AMJ26]))" office:value-type="string" office:string-value="ella guro: 1, WH-Wilou84: 4, justsomemusicguy: 8, T-Rex: 9, valkiriforce: 6, NaZa: 6, tmorrow: 2, pcorf: 5, DJVCardMaster: 3, Scorpius: 6, I_Punch_Demons: 7, ASaltShaker: 7, Andromeda: 2, AtticTelephone: 10, vdgg: 1, Uncle 80: 6, Li'l devil: 2, Hitherto: 3" calcext:value-type="string">
            <text:p>ella guro: 1, WH-Wilou84: 4, justsomemusicguy: 8, T-Rex: 9, valkiriforce: 6, NaZa: 6, tmorrow: 2, pcorf: 5, DJVCardMaster: 3, Scorpius: 6, I_Punch_Demons: 7, ASaltShaker: 7, Andromeda: 2, AtticTelephone: 10, vdgg: 1, Uncle 80: 6, Li'l devil: 2, Hitherto: 3</text:p>
          </table:table-cell>
          <table:table-cell table:style-name="ce17" table:formula="of:=SUMPRODUCT(NOT(ISBLANK([.L26:.AMJ26])))" office:value-type="float" office:value="18" calcext:value-type="float">
            <text:p>18</text:p>
          </table:table-cell>
          <table:table-cell table:style-name="ce95" table:formula="of:=IF([.J26]&gt;2;AVERAGE([.L26:.AMJ26]);0)" office:value-type="float" office:value="4.88888888888889" calcext:value-type="float">
            <text:p>4.889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3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L27:.AMJ27])" office:value-type="float" office:value="83" calcext:value-type="float">
            <text:p>83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7:.AMJ27]); &quot;&quot;; [.L$2:.AMJ$2] &amp; &quot;: &quot; &amp; [.L27:.AMJ27]))" office:value-type="string" office:string-value="Diabolución: 10, 4everDoomed: 4, Jaromir Bergmann: 10, STILES: 2, termrork: 5, Worm318: 2, &lt;&lt;Rewind: 2, DooM Bear: 7, northivanastan: 5, dei_eldren: 7, Fadri: 2, Dimon12321: 1, dosboot: 10, lokbustam257: 5, Xeogred: 2, PBeGood4: 7, xdude_gamer: 2" calcext:value-type="string">
            <text:p>Diabolución: 10, 4everDoomed: 4, Jaromir Bergmann: 10, STILES: 2, termrork: 5, Worm318: 2, &lt;&lt;Rewind: 2, DooM Bear: 7, northivanastan: 5, dei_eldren: 7, Fadri: 2, Dimon12321: 1, dosboot: 10, lokbustam257: 5, Xeogred: 2, PBeGood4: 7, xdude_gamer: 2</text:p>
          </table:table-cell>
          <table:table-cell table:style-name="ce17" table:formula="of:=SUMPRODUCT(NOT(ISBLANK([.L27:.AMJ27])))" office:value-type="float" office:value="17" calcext:value-type="float">
            <text:p>17</text:p>
          </table:table-cell>
          <table:table-cell table:style-name="ce95" table:formula="of:=IF([.J27]&gt;2;AVERAGE([.L27:.AMJ27]);0)" office:value-type="float" office:value="4.88235294117647" calcext:value-type="float">
            <text:p>4.882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38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L28:.AMJ28])" office:value-type="float" office:value="81" calcext:value-type="float">
            <text:p>81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8:.AMJ28]); &quot;&quot;; [.L$2:.AMJ$2] &amp; &quot;: &quot; &amp; [.L28:.AMJ28]))" office:value-type="string" office:string-value="Malrionn: 10, Phobus: 3, HUNdebLeonidasX: 4, Ziad EL Zein: 5, Simomarchi: 5, STILES: 9, Polri: 2, eharper256: 5, DOEL: 8, Pierrot: 3, Endless: 3, Horus: 2, Midnight_00: 6, Lewonx: 5, TheGreenZap: 6, Xeogred: 3, sincity2100: 2" calcext:value-type="string">
            <text:p>Malrionn: 10, Phobus: 3, HUNdebLeonidasX: 4, Ziad EL Zein: 5, Simomarchi: 5, STILES: 9, Polri: 2, eharper256: 5, DOEL: 8, Pierrot: 3, Endless: 3, Horus: 2, Midnight_00: 6, Lewonx: 5, TheGreenZap: 6, Xeogred: 3, sincity2100: 2</text:p>
          </table:table-cell>
          <table:table-cell table:style-name="ce17" table:formula="of:=SUMPRODUCT(NOT(ISBLANK([.L28:.AMJ28])))" office:value-type="float" office:value="17" calcext:value-type="float">
            <text:p>17</text:p>
          </table:table-cell>
          <table:table-cell table:style-name="ce95" table:formula="of:=IF([.J28]&gt;2;AVERAGE([.L28:.AMJ28]);0)" office:value-type="float" office:value="4.76470588235294" calcext:value-type="float">
            <text:p>4.765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30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L29:.AMJ29])" office:value-type="float" office:value="81" calcext:value-type="float">
            <text:p>81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38" calcext:value-type="float">
            <text:p>38</text:p>
          </table:table-cell>
          <table:table-cell table:style-name="ce16" table:number-matrix-columns-spanned="1" table:number-matrix-rows-spanned="1" table:formula="of:=COM.MICROSOFT.TEXTJOIN(&quot;, &quot;; 1; IF(ISBLANK([.L29:.AMJ29]); &quot;&quot;; [.L$2:.AMJ$2] &amp; &quot;: &quot; &amp; [.L29:.AMJ29]))" office:value-type="string" office:string-value="Not Jabba: 5, Vorpal: 5, ella guro: 6, yakfak: 9, NoisyVelvet: 1, STILES: 6, Polri: 5, Tartlman: 6, Worm318: 9, Omniarch: 10, Ryath: 5, cannonball: 3, TheGreenZap: 6, rzh: 5" calcext:value-type="string">
            <text:p>Not Jabba: 5, Vorpal: 5, ella guro: 6, yakfak: 9, NoisyVelvet: 1, STILES: 6, Polri: 5, Tartlman: 6, Worm318: 9, Omniarch: 10, Ryath: 5, cannonball: 3, TheGreenZap: 6, rzh: 5</text:p>
          </table:table-cell>
          <table:table-cell table:style-name="ce17" table:formula="of:=SUMPRODUCT(NOT(ISBLANK([.L29:.AMJ29])))" office:value-type="float" office:value="14" calcext:value-type="float">
            <text:p>14</text:p>
          </table:table-cell>
          <table:table-cell table:style-name="ce95" table:formula="of:=IF([.J29]&gt;2;AVERAGE([.L29:.AMJ29]);0)" office:value-type="float" office:value="5.78571428571429" calcext:value-type="float">
            <text:p>5.78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L30:.AMJ30])" office:value-type="float" office:value="80" calcext:value-type="float">
            <text:p>80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0:.AMJ30]); &quot;&quot;; [.L$2:.AMJ$2] &amp; &quot;: &quot; &amp; [.L30:.AMJ30]))" office:value-type="string" office:string-value="Not Jabba: 2, Spectre01: 8, Malrionn: 7, bLOCKbOYgAMES: 9, HUNdebLeonidasX: 7, Bryan T: 5, Odal: 6, Octillion: 10, Polri: 1, OniriA: 8, E.M.: 5, Xeogred: 5, Dubium: 7" calcext:value-type="string">
            <text:p>Not Jabba: 2, Spectre01: 8, Malrionn: 7, bLOCKbOYgAMES: 9, HUNdebLeonidasX: 7, Bryan T: 5, Odal: 6, Octillion: 10, Polri: 1, OniriA: 8, E.M.: 5, Xeogred: 5, Dubium: 7</text:p>
          </table:table-cell>
          <table:table-cell table:style-name="ce17" table:formula="of:=SUMPRODUCT(NOT(ISBLANK([.L30:.AMJ30])))" office:value-type="float" office:value="13" calcext:value-type="float">
            <text:p>13</text:p>
          </table:table-cell>
          <table:table-cell table:style-name="ce95" table:formula="of:=IF([.J30]&gt;2;AVERAGE([.L30:.AMJ30]);0)" office:value-type="float" office:value="6.15384615384615" calcext:value-type="float">
            <text:p>6.1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825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L31:.AMJ31])" office:value-type="float" office:value="78" calcext:value-type="float">
            <text:p>78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1:.AMJ31]); &quot;&quot;; [.L$2:.AMJ$2] &amp; &quot;: &quot; &amp; [.L31:.AMJ31]))" office:value-type="string" office:string-value="Dime: 8, NoisyVelvet: 5, pcorf: 5, purist: 10, Polri: 3, CinnamonKilljoy: 8, Endless: 3, Marn: 5, Warrex: 2, E.M.: 5, jerk-o: 5, dosboot: 10, BohdanZPM: 4, Xeogred: 3, erzboesewicht: 2" calcext:value-type="string">
            <text:p>Dime: 8, NoisyVelvet: 5, pcorf: 5, purist: 10, Polri: 3, CinnamonKilljoy: 8, Endless: 3, Marn: 5, Warrex: 2, E.M.: 5, jerk-o: 5, dosboot: 10, BohdanZPM: 4, Xeogred: 3, erzboesewicht: 2</text:p>
          </table:table-cell>
          <table:table-cell table:style-name="ce17" table:formula="of:=SUMPRODUCT(NOT(ISBLANK([.L31:.AMJ31])))" office:value-type="float" office:value="15" calcext:value-type="float">
            <text:p>15</text:p>
          </table:table-cell>
          <table:table-cell table:style-name="ce95" table:formula="of:=IF([.J31]&gt;2;AVERAGE([.L31:.AMJ31]);0)" office:value-type="float" office:value="5.2" calcext:value-type="float">
            <text:p>5.200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L32:.AMJ32])" office:value-type="float" office:value="78" calcext:value-type="float">
            <text:p>78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32:.AMJ32]); &quot;&quot;; [.L$2:.AMJ$2] &amp; &quot;: &quot; &amp; [.L32:.AMJ32]))" office:value-type="string" office:string-value="Mr. Freeze: 4, Malrionn: 2, MFG38: 4, WH-Wilou84: 1, Greyenko: 9, Altima: 6, Ziad EL Zein: 5, purist: 5, Polri: 4, CinnamonKilljoy: 7, eharper256: 4, Endless: 2, Warrex: 5, Omniarch: 5, dei_eldren: 5, jerk-o: 5, LadyMistDragon: 3, erzboesewicht: 2" calcext:value-type="string">
            <text:p>Mr. Freeze: 4, Malrionn: 2, MFG38: 4, WH-Wilou84: 1, Greyenko: 9, Altima: 6, Ziad EL Zein: 5, purist: 5, Polri: 4, CinnamonKilljoy: 7, eharper256: 4, Endless: 2, Warrex: 5, Omniarch: 5, dei_eldren: 5, jerk-o: 5, LadyMistDragon: 3, erzboesewicht: 2</text:p>
          </table:table-cell>
          <table:table-cell table:style-name="ce17" table:formula="of:=SUMPRODUCT(NOT(ISBLANK([.L32:.AMJ32])))" office:value-type="float" office:value="18" calcext:value-type="float">
            <text:p>18</text:p>
          </table:table-cell>
          <table:table-cell table:style-name="ce95" table:formula="of:=IF([.J32]&gt;2;AVERAGE([.L32:.AMJ32]);0)" office:value-type="float" office:value="4.33333333333333" calcext:value-type="float">
            <text:p>4.33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8" calcext:value-type="float">
            <text:p>28</text:p>
          </table:table-cell>
          <table:table-cell table:formula="of:=SUM([.L33:.AMJ33])" office:value-type="float" office:value="78" calcext:value-type="float">
            <text:p>78</text:p>
          </table:table-cell>
          <table:table-cell office:value-type="string" calcext:value-type="string">
            <text:p>Japanese Community Project (JPCP)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3:.AMJ33]); &quot;&quot;; [.L$2:.AMJ$2] &amp; &quot;: &quot; &amp; [.L33:.AMJ33]))" office:value-type="string" office:string-value="Not Jabba: 6, Archvile Hunter: 5, antares031: 5, ella guro: 7, JudgeDeadd: 2, Soundblock: 1, Payload4367: 1, Tartlman: 6, I_Punch_Demons: 4, DOEL: 4, Endless: 5, Boy: 5, Sotenga: 1, northivanastan: 10, Fadri: 6, TJG1289: 4, BohdanZPM: 4, erzboesewicht: 2" calcext:value-type="string">
            <text:p>Not Jabba: 6, Archvile Hunter: 5, antares031: 5, ella guro: 7, JudgeDeadd: 2, Soundblock: 1, Payload4367: 1, Tartlman: 6, I_Punch_Demons: 4, DOEL: 4, Endless: 5, Boy: 5, Sotenga: 1, northivanastan: 10, Fadri: 6, TJG1289: 4, BohdanZPM: 4, erzboesewicht: 2</text:p>
          </table:table-cell>
          <table:table-cell table:style-name="ce17" table:formula="of:=SUMPRODUCT(NOT(ISBLANK([.L33:.AMJ33])))" office:value-type="float" office:value="18" calcext:value-type="float">
            <text:p>18</text:p>
          </table:table-cell>
          <table:table-cell table:style-name="ce95" table:formula="of:=IF([.J33]&gt;2;AVERAGE([.L33:.AMJ33]);0)" office:value-type="float" office:value="4.33333333333333" calcext:value-type="float">
            <text:p>4.33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8" calcext:value-type="float">
            <text:p>28</text:p>
          </table:table-cell>
          <table:table-cell table:formula="of:=SUM([.L34:.AMJ34])" office:value-type="float" office:value="78" calcext:value-type="float">
            <text:p>78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Plutonia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4:.AMJ34]); &quot;&quot;; [.L$2:.AMJ$2] &amp; &quot;: &quot; &amp; [.L34:.AMJ34]))" office:value-type="string" office:string-value="guitardz: 5, purist: 5, termrork: 5, Tartlman: 1, Worm318: 2, Deadwing: 10, northivanastan: 4, Fadri: 5, VanaheimRanger: 7, i suck at nicknames: 6, PBeGood4: 6, Hitherto: 5, RHhe82: 2, Dubium: 10, rzh: 5" calcext:value-type="string">
            <text:p>guitardz: 5, purist: 5, termrork: 5, Tartlman: 1, Worm318: 2, Deadwing: 10, northivanastan: 4, Fadri: 5, VanaheimRanger: 7, i suck at nicknames: 6, PBeGood4: 6, Hitherto: 5, RHhe82: 2, Dubium: 10, rzh: 5</text:p>
          </table:table-cell>
          <table:table-cell table:style-name="ce17" table:formula="of:=SUMPRODUCT(NOT(ISBLANK([.L34:.AMJ34])))" office:value-type="float" office:value="15" calcext:value-type="float">
            <text:p>15</text:p>
          </table:table-cell>
          <table:table-cell table:style-name="ce95" table:formula="of:=IF([.J34]&gt;2;AVERAGE([.L34:.AMJ34]);0)" office:value-type="float" office:value="5.2" calcext:value-type="float">
            <text:p>5.200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L35:.AMJ35])" office:value-type="float" office:value="74" calcext:value-type="float">
            <text:p>74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5:.AMJ35]); &quot;&quot;; [.L$2:.AMJ$2] &amp; &quot;: &quot; &amp; [.L35:.AMJ35]))" office:value-type="string" office:string-value="ShoDemo: 6, NuMetalManiak: 9, Spectre01: 7, yakfak: 2, Talvi: 2, HUNdebLeonidasX: 9, TheMightyHeracross: 5, Arbys550: 1, OniriA: 2, DOEL: 6, SOSU: 9, Hitherto: 7, Katamori: 1, rzh: 5,  Foodles: 3" calcext:value-type="string">
            <text:p>ShoDemo: 6, NuMetalManiak: 9, Spectre01: 7, yakfak: 2, Talvi: 2, HUNdebLeonidasX: 9, TheMightyHeracross: 5, Arbys550: 1, OniriA: 2, DOEL: 6, SOSU: 9, Hitherto: 7, Katamori: 1, rzh: 5, <text:s/>Foodles: 3</text:p>
          </table:table-cell>
          <table:table-cell table:style-name="ce17" table:formula="of:=SUMPRODUCT(NOT(ISBLANK([.L35:.AMJ35])))" office:value-type="float" office:value="15" calcext:value-type="float">
            <text:p>15</text:p>
          </table:table-cell>
          <table:table-cell table:style-name="ce95" table:formula="of:=IF([.J35]&gt;2;AVERAGE([.L35:.AMJ35]);0)" office:value-type="float" office:value="4.93333333333333" calcext:value-type="float">
            <text:p>4.933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3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21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L36:.AMJ36])" office:value-type="float" office:value="71" calcext:value-type="float">
            <text:p>71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9" calcext:value-type="float">
            <text:p>19</text:p>
          </table:table-cell>
          <table:table-cell table:style-name="ce16" table:number-matrix-columns-spanned="1" table:number-matrix-rows-spanned="1" table:formula="of:=COM.MICROSOFT.TEXTJOIN(&quot;, &quot;; 1; IF(ISBLANK([.L36:.AMJ36]); &quot;&quot;; [.L$2:.AMJ$2] &amp; &quot;: &quot; &amp; [.L36:.AMJ36]))" office:value-type="string" office:string-value="Jaws In Space: 10, Dime: 5, Phobus: 6, Dragonfly: 4, Soundblock: 2, Rince-wind: 5, CinnamonKilljoy: 7, Payload4367: 6, SilverMiner: 5, SOSU: 10, Sotenga: 2, Fadri: 2, Lewonx: 7" calcext:value-type="string">
            <text:p>Jaws In Space: 10, Dime: 5, Phobus: 6, Dragonfly: 4, Soundblock: 2, Rince-wind: 5, CinnamonKilljoy: 7, Payload4367: 6, SilverMiner: 5, SOSU: 10, Sotenga: 2, Fadri: 2, Lewonx: 7</text:p>
          </table:table-cell>
          <table:table-cell table:style-name="ce17" table:formula="of:=SUMPRODUCT(NOT(ISBLANK([.L36:.AMJ36])))" office:value-type="float" office:value="13" calcext:value-type="float">
            <text:p>13</text:p>
          </table:table-cell>
          <table:table-cell table:style-name="ce95" table:formula="of:=IF([.J36]&gt;2;AVERAGE([.L36:.AMJ36]);0)" office:value-type="float" office:value="5.46153846153846" calcext:value-type="float">
            <text:p>5.46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55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L37:.AMJ37])" office:value-type="float" office:value="69" calcext:value-type="float">
            <text:p>69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13" calcext:value-type="float">
            <text:p>13</text:p>
          </table:table-cell>
          <table:table-cell table:style-name="ce16" table:number-matrix-columns-spanned="1" table:number-matrix-rows-spanned="1" table:formula="of:=COM.MICROSOFT.TEXTJOIN(&quot;, &quot;; 1; IF(ISBLANK([.L37:.AMJ37]); &quot;&quot;; [.L$2:.AMJ$2] &amp; &quot;: &quot; &amp; [.L37:.AMJ37]))" office:value-type="string" office:string-value="Cynical: 5, Spectre01: 3, 7hm: 4, GarrettChan: 5, Poncho: 9, Nirvana: 4, guitardz: 5, Makedounia: 1, Ivory Duke: 1, VanaheimRanger: 6, Azure_Horror: 2, Uncle 80: 5, sapphics: 5, Ezepov: 8, Maribo: 6" calcext:value-type="string">
            <text:p>Cynical: 5, Spectre01: 3, 7hm: 4, GarrettChan: 5, Poncho: 9, Nirvana: 4, guitardz: 5, Makedounia: 1, Ivory Duke: 1, VanaheimRanger: 6, Azure_Horror: 2, Uncle 80: 5, sapphics: 5, Ezepov: 8, Maribo: 6</text:p>
          </table:table-cell>
          <table:table-cell table:style-name="ce17" table:formula="of:=SUMPRODUCT(NOT(ISBLANK([.L37:.AMJ37])))" office:value-type="float" office:value="15" calcext:value-type="float">
            <text:p>15</text:p>
          </table:table-cell>
          <table:table-cell table:style-name="ce95" table:formula="of:=IF([.J37]&gt;2;AVERAGE([.L37:.AMJ37]);0)" office:value-type="float" office:value="4.6" calcext:value-type="float">
            <text:p>4.6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8"/>
          <table:table-cell table:number-columns-repeated="2" office:value-type="float" office:value="1" calcext:value-type="float">
            <text:p>1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832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L38:.AMJ38])" office:value-type="float" office:value="67" calcext:value-type="float">
            <text:p>67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38:.AMJ38]); &quot;&quot;; [.L$2:.AMJ$2] &amp; &quot;: &quot; &amp; [.L38:.AMJ38]))" office:value-type="string" office:string-value="Cynical: 10, NuMetalManiak: 10, justsomemusicguy: 7, JudgeDeadd: 2, Talvi: 4, Greyenko: 8, Philnemba: 9, bemused: 1, NoisyVelvet: 3, Polri: 3, &lt;&lt;Rewind: 5, Marn: 5" calcext:value-type="string">
            <text:p>Cynical: 10, NuMetalManiak: 10, justsomemusicguy: 7, JudgeDeadd: 2, Talvi: 4, Greyenko: 8, Philnemba: 9, bemused: 1, NoisyVelvet: 3, Polri: 3, &lt;&lt;Rewind: 5, Marn: 5</text:p>
          </table:table-cell>
          <table:table-cell table:style-name="ce17" table:formula="of:=SUMPRODUCT(NOT(ISBLANK([.L38:.AMJ38])))" office:value-type="float" office:value="12" calcext:value-type="float">
            <text:p>12</text:p>
          </table:table-cell>
          <table:table-cell table:style-name="ce95" table:formula="of:=IF([.J38]&gt;2;AVERAGE([.L38:.AMJ38]);0)" office:value-type="float" office:value="5.58333333333333" calcext:value-type="float">
            <text:p>5.58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88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L39:.AMJ39])" office:value-type="float" office:value="66" calcext:value-type="float">
            <text:p>66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9:.AMJ39]); &quot;&quot;; [.L$2:.AMJ$2] &amp; &quot;: &quot; &amp; [.L39:.AMJ39]))" office:value-type="string" office:string-value="Vorpal: 5, Nancsi: 9, Diabolución: 10, 4everDoomed: 7, STILES: 7, CinnamonKilljoy: 3, Endless: 6, waciej: 2, Fadri: 4, lokbustam257: 7, Xeogred: 2, RHhe82: 4" calcext:value-type="string">
            <text:p>Vorpal: 5, Nancsi: 9, Diabolución: 10, 4everDoomed: 7, STILES: 7, CinnamonKilljoy: 3, Endless: 6, waciej: 2, Fadri: 4, lokbustam257: 7, Xeogred: 2, RHhe82: 4</text:p>
          </table:table-cell>
          <table:table-cell table:style-name="ce17" table:formula="of:=SUMPRODUCT(NOT(ISBLANK([.L39:.AMJ39])))" office:value-type="float" office:value="12" calcext:value-type="float">
            <text:p>12</text:p>
          </table:table-cell>
          <table:table-cell table:style-name="ce95" table:formula="of:=IF([.J39]&gt;2;AVERAGE([.L39:.AMJ39]);0)" office:value-type="float" office:value="5.5" calcext:value-type="float">
            <text:p>5.5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29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L40:.AMJ40])" office:value-type="float" office:value="59" calcext:value-type="float">
            <text:p>59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0:.AMJ40]); &quot;&quot;; [.L$2:.AMJ$2] &amp; &quot;: &quot; &amp; [.L40:.AMJ40]))" office:value-type="string" office:string-value="Not Jabba: 7, Spectre01: 2, ella guro: 10, yakfak: 10, Rince-wind: 5, Hansen79: 5, P41R47: 7, SOSU: 8, rzh: 5" calcext:value-type="string">
            <text:p>Not Jabba: 7, Spectre01: 2, ella guro: 10, yakfak: 10, Rince-wind: 5, Hansen79: 5, P41R47: 7, SOSU: 8, rzh: 5</text:p>
          </table:table-cell>
          <table:table-cell table:style-name="ce17" table:formula="of:=SUMPRODUCT(NOT(ISBLANK([.L40:.AMJ40])))" office:value-type="float" office:value="9" calcext:value-type="float">
            <text:p>9</text:p>
          </table:table-cell>
          <table:table-cell table:style-name="ce95" table:formula="of:=IF([.J40]&gt;2;AVERAGE([.L40:.AMJ40]);0)" office:value-type="float" office:value="6.55555555555556" calcext:value-type="float">
            <text:p>6.55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L41:.AMJ41])" office:value-type="float" office:value="56" calcext:value-type="float">
            <text:p>56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41:.AMJ41]); &quot;&quot;; [.L$2:.AMJ$2] &amp; &quot;: &quot; &amp; [.L41:.AMJ41]))" office:value-type="string" office:string-value="Cynical: 8, Chamelenoel: 7, antares031: 5, WH-Wilou84: 2, darkreaver: 1, Polri: 2, Pierrot: 4, Demion: 5, Boy: 3, SCF: 1, whybmonotacrab: 2, nikitsune: 9, Katamori: 7" calcext:value-type="string">
            <text:p>Cynical: 8, Chamelenoel: 7, antares031: 5, WH-Wilou84: 2, darkreaver: 1, Polri: 2, Pierrot: 4, Demion: 5, Boy: 3, SCF: 1, whybmonotacrab: 2, nikitsune: 9, Katamori: 7</text:p>
          </table:table-cell>
          <table:table-cell table:style-name="ce17" table:formula="of:=SUMPRODUCT(NOT(ISBLANK([.L41:.AMJ41])))" office:value-type="float" office:value="13" calcext:value-type="float">
            <text:p>13</text:p>
          </table:table-cell>
          <table:table-cell table:style-name="ce95" table:formula="of:=IF([.J41]&gt;2;AVERAGE([.L41:.AMJ41]);0)" office:value-type="float" office:value="4.30769230769231" calcext:value-type="float">
            <text:p>4.30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828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L42:.AMJ42])" office:value-type="float" office:value="55" calcext:value-type="float">
            <text:p>5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2:.AMJ42]); &quot;&quot;; [.L$2:.AMJ$2] &amp; &quot;: &quot; &amp; [.L42:.AMJ42]))" office:value-type="string" office:string-value="Sky: 9, ShoDemo: 5, Ed: 5, JudgeDeadd: 5, Woolie Wool: 8, Squadallah: 7, termrork: 5, Marn: 5, Sotenga: 6" calcext:value-type="string">
            <text:p>Sky: 9, ShoDemo: 5, Ed: 5, JudgeDeadd: 5, Woolie Wool: 8, Squadallah: 7, termrork: 5, Marn: 5, Sotenga: 6</text:p>
          </table:table-cell>
          <table:table-cell table:style-name="ce17" table:formula="of:=SUMPRODUCT(NOT(ISBLANK([.L42:.AMJ42])))" office:value-type="float" office:value="9" calcext:value-type="float">
            <text:p>9</text:p>
          </table:table-cell>
          <table:table-cell table:style-name="ce95" table:formula="of:=IF([.J42]&gt;2;AVERAGE([.L42:.AMJ42]);0)" office:value-type="float" office:value="6.11111111111111" calcext:value-type="float">
            <text:p>6.11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68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L43:.AMJ43])" office:value-type="float" office:value="52" calcext:value-type="float">
            <text:p>52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3:.AMJ43]); &quot;&quot;; [.L$2:.AMJ$2] &amp; &quot;: &quot; &amp; [.L43:.AMJ43]))" office:value-type="string" office:string-value="Sky: 2, WH-Wilou84: 3, bLOCKbOYgAMES: 8, soner du: 9, m8f: 5, termrork: 5, joepallai: 3, Deflektor: 10, Demion: 2, Midnight_00: 2, Fadri: 3" calcext:value-type="string">
            <text:p>Sky: 2, WH-Wilou84: 3, bLOCKbOYgAMES: 8, soner du: 9, m8f: 5, termrork: 5, joepallai: 3, Deflektor: 10, Demion: 2, Midnight_00: 2, Fadri: 3</text:p>
          </table:table-cell>
          <table:table-cell table:style-name="ce17" table:formula="of:=SUMPRODUCT(NOT(ISBLANK([.L43:.AMJ43])))" office:value-type="float" office:value="11" calcext:value-type="float">
            <text:p>11</text:p>
          </table:table-cell>
          <table:table-cell table:style-name="ce95" table:formula="of:=IF([.J43]&gt;2;AVERAGE([.L43:.AMJ43]);0)" office:value-type="float" office:value="4.72727272727273" calcext:value-type="float">
            <text:p>4.72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64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L44:.AMJ44])" office:value-type="float" office:value="49" calcext:value-type="float">
            <text:p>49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44:.AMJ44]); &quot;&quot;; [.L$2:.AMJ$2] &amp; &quot;: &quot; &amp; [.L44:.AMJ44]))" office:value-type="string" office:string-value="Cynical: 6, Dime: 9, Nate River: 4, Poncho: 5, Gaia74: 3, Deflektor: 8, Marn: 5, Boy: 5, Ezepov: 2, erzboesewicht: 2" calcext:value-type="string">
            <text:p>Cynical: 6, Dime: 9, Nate River: 4, Poncho: 5, Gaia74: 3, Deflektor: 8, Marn: 5, Boy: 5, Ezepov: 2, erzboesewicht: 2</text:p>
          </table:table-cell>
          <table:table-cell table:style-name="ce17" table:formula="of:=SUMPRODUCT(NOT(ISBLANK([.L44:.AMJ44])))" office:value-type="float" office:value="10" calcext:value-type="float">
            <text:p>10</text:p>
          </table:table-cell>
          <table:table-cell table:style-name="ce95" table:formula="of:=IF([.J44]&gt;2;AVERAGE([.L44:.AMJ44]);0)" office:value-type="float" office:value="4.9" calcext:value-type="float">
            <text:p>4.9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L45:.AMJ45])" office:value-type="float" office:value="48" calcext:value-type="float">
            <text:p>48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45:.AMJ45]); &quot;&quot;; [.L$2:.AMJ$2] &amp; &quot;: &quot; &amp; [.L45:.AMJ45]))" office:value-type="string" office:string-value="MFG38: 6, WH-Wilou84: 3, Talvi: 1, GarrettChan: 7, bemused: 3, Nirvana: 6, Nazgul9: 1, Hansen79: 5, Snikle: 3, PBeGood4: 8, Maribo: 5" calcext:value-type="string">
            <text:p>MFG38: 6, WH-Wilou84: 3, Talvi: 1, GarrettChan: 7, bemused: 3, Nirvana: 6, Nazgul9: 1, Hansen79: 5, Snikle: 3, PBeGood4: 8, Maribo: 5</text:p>
          </table:table-cell>
          <table:table-cell table:style-name="ce17" table:formula="of:=SUMPRODUCT(NOT(ISBLANK([.L45:.AMJ45])))" office:value-type="float" office:value="11" calcext:value-type="float">
            <text:p>11</text:p>
          </table:table-cell>
          <table:table-cell table:style-name="ce95" table:formula="of:=IF([.J45]&gt;2;AVERAGE([.L45:.AMJ45]);0)" office:value-type="float" office:value="4.36363636363636" calcext:value-type="float">
            <text:p>4.364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32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L46:.AMJ46])" office:value-type="float" office:value="47" calcext:value-type="float">
            <text:p>47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6:.AMJ46]); &quot;&quot;; [.L$2:.AMJ$2] &amp; &quot;: &quot; &amp; [.L46:.AMJ46]))" office:value-type="string" office:string-value="Mr. Freeze: 5, HyperLuke: 7, Voltcom9: 5, bonnie: 4, Dragonfly: 8, Philnemba: 5, Hansen79: 3, waciej: 10" calcext:value-type="string">
            <text:p>Mr. Freeze: 5, HyperLuke: 7, Voltcom9: 5, bonnie: 4, Dragonfly: 8, Philnemba: 5, Hansen79: 3, waciej: 10</text:p>
          </table:table-cell>
          <table:table-cell table:style-name="ce17" table:formula="of:=SUMPRODUCT(NOT(ISBLANK([.L46:.AMJ46])))" office:value-type="float" office:value="8" calcext:value-type="float">
            <text:p>8</text:p>
          </table:table-cell>
          <table:table-cell table:style-name="ce95" table:formula="of:=IF([.J46]&gt;2;AVERAGE([.L46:.AMJ46]);0)" office:value-type="float" office:value="5.875" calcext:value-type="float">
            <text:p>5.87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4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L47:.AMJ47])" office:value-type="float" office:value="47" calcext:value-type="float">
            <text:p>4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doomwiki.org/wiki/STRAIN" xlink:type="simple">https://doomwiki.org/wiki/STRAIN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7:.AMJ47]); &quot;&quot;; [.L$2:.AMJ$2] &amp; &quot;: &quot; &amp; [.L47:.AMJ47]))" office:value-type="string" office:string-value="Grazza: 6, ella guro: 4, JudgeDeadd: 1, T-Rex: 1, Squadallah: 9, smeghammer: 5, vdgg: 1, Ryath: 10, Li'l devil: 10" calcext:value-type="string">
            <text:p>Grazza: 6, ella guro: 4, JudgeDeadd: 1, T-Rex: 1, Squadallah: 9, smeghammer: 5, vdgg: 1, Ryath: 10, Li'l devil: 10</text:p>
          </table:table-cell>
          <table:table-cell table:style-name="ce17" table:formula="of:=SUMPRODUCT(NOT(ISBLANK([.L47:.AMJ47])))" office:value-type="float" office:value="9" calcext:value-type="float">
            <text:p>9</text:p>
          </table:table-cell>
          <table:table-cell table:style-name="ce95" table:formula="of:=IF([.J47]&gt;2;AVERAGE([.L47:.AMJ47]);0)" office:value-type="float" office:value="5.22222222222222" calcext:value-type="float">
            <text:p>5.222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846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L48:.AMJ48])" office:value-type="float" office:value="45" calcext:value-type="float">
            <text:p>45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doomwiki.org/wiki/Icarus:_Alien_Vanguard" xlink:type="simple">https://doomwiki.org/wiki/Icarus:_Alien_Vanguard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8:.AMJ48]); &quot;&quot;; [.L$2:.AMJ$2] &amp; &quot;: &quot; &amp; [.L48:.AMJ48]))" office:value-type="string" office:string-value="Ralphis: 6, Grazza: 8, T-Rex: 3, valkiriforce: 8, A.H. Sankhatayan: 10, Dimon12321: 1, xdude_gamer: 9" calcext:value-type="string">
            <text:p>Ralphis: 6, Grazza: 8, T-Rex: 3, valkiriforce: 8, A.H. Sankhatayan: 10, Dimon12321: 1, xdude_gamer: 9</text:p>
          </table:table-cell>
          <table:table-cell table:style-name="ce17" table:formula="of:=SUMPRODUCT(NOT(ISBLANK([.L48:.AMJ48])))" office:value-type="float" office:value="7" calcext:value-type="float">
            <text:p>7</text:p>
          </table:table-cell>
          <table:table-cell table:style-name="ce95" table:formula="of:=IF([.J48]&gt;2;AVERAGE([.L48:.AMJ48]);0)" office:value-type="float" office:value="6.42857142857143" calcext:value-type="float">
            <text:p>6.429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9" calcext:value-type="float">
            <text:p>9</text:p>
          </table:table-cell>
          <table:table-cell table:number-columns-repeated="838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L49:.AMJ49])" office:value-type="float" office:value="43" calcext:value-type="float">
            <text:p>43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49:.AMJ49]); &quot;&quot;; [.L$2:.AMJ$2] &amp; &quot;: &quot; &amp; [.L49:.AMJ49]))" office:value-type="string" office:string-value="Graf Zahl: 6, Voltcom9: 7, tchkb: 2, Apaul27: 7, 4everDoomed: 5, Rince-wind: 1, Jaromir Bergmann: 2, Lewonx: 10, Li'l devil: 3" calcext:value-type="string">
            <text:p>Graf Zahl: 6, Voltcom9: 7, tchkb: 2, Apaul27: 7, 4everDoomed: 5, Rince-wind: 1, Jaromir Bergmann: 2, Lewonx: 10, Li'l devil: 3</text:p>
          </table:table-cell>
          <table:table-cell table:style-name="ce17" table:formula="of:=SUMPRODUCT(NOT(ISBLANK([.L49:.AMJ49])))" office:value-type="float" office:value="9" calcext:value-type="float">
            <text:p>9</text:p>
          </table:table-cell>
          <table:table-cell table:style-name="ce95" table:formula="of:=IF([.J49]&gt;2;AVERAGE([.L49:.AMJ49]);0)" office:value-type="float" office:value="4.77777777777778" calcext:value-type="float">
            <text:p>4.778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46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L50:.AMJ50])" office:value-type="float" office:value="42" calcext:value-type="float">
            <text:p>42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50:.AMJ50]); &quot;&quot;; [.L$2:.AMJ$2] &amp; &quot;: &quot; &amp; [.L50:.AMJ50]))" office:value-type="string" office:string-value="Sky: 7, darkreaver: 10, Roofi: 6, Paul977: 6, akolai: 8, Nefelibeta: 5" calcext:value-type="string">
            <text:p>Sky: 7, darkreaver: 10, Roofi: 6, Paul977: 6, akolai: 8, Nefelibeta: 5</text:p>
          </table:table-cell>
          <table:table-cell table:style-name="ce17" table:formula="of:=SUMPRODUCT(NOT(ISBLANK([.L50:.AMJ50])))" office:value-type="float" office:value="6" calcext:value-type="float">
            <text:p>6</text:p>
          </table:table-cell>
          <table:table-cell table:style-name="ce95" table:formula="of:=IF([.J50]&gt;2;AVERAGE([.L50:.AMJ50]);0)" office:value-type="float" office:value="7" calcext:value-type="float">
            <text:p>7.00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31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L51:.AMJ51])" office:value-type="float" office:value="42" calcext:value-type="float">
            <text:p>42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5215-lost-civilization-22-map-fun-and-nonlinear-megawad-now-with-download-link/" xlink:type="simple">https://www.doomworld.com/forum/topic/105215-lost-civilization-22-map-fun-and-nonlinear-megawad-now-with-download-link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51:.AMJ51]); &quot;&quot;; [.L$2:.AMJ$2] &amp; &quot;: &quot; &amp; [.L51:.AMJ51]))" office:value-type="string" office:string-value="OniriA: 9, rd: 7, Endless: 8, Snikle: 6, MtPain27: 7, TJG1289: 5" calcext:value-type="string">
            <text:p>OniriA: 9, rd: 7, Endless: 8, Snikle: 6, MtPain27: 7, TJG1289: 5</text:p>
          </table:table-cell>
          <table:table-cell table:style-name="ce17" table:formula="of:=SUMPRODUCT(NOT(ISBLANK([.L51:.AMJ51])))" office:value-type="float" office:value="6" calcext:value-type="float">
            <text:p>6</text:p>
          </table:table-cell>
          <table:table-cell table:style-name="ce95" table:formula="of:=IF([.J51]&gt;2;AVERAGE([.L51:.AMJ51]);0)" office:value-type="float" office:value="7" calcext:value-type="float">
            <text:p>7.000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58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7" calcext:value-type="float">
            <text:p>47</text:p>
          </table:table-cell>
          <table:table-cell table:formula="of:=SUM([.L52:.AMJ52])" office:value-type="float" office:value="42" calcext:value-type="float">
            <text:p>42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52:.AMJ52]); &quot;&quot;; [.L$2:.AMJ$2] &amp; &quot;: &quot; &amp; [.L52:.AMJ52]))" office:value-type="string" office:string-value="WH-Wilou84: 2, Nate River: 9, Soundblock: 3, Lazorinc: 6, Nirvana: 10, NoisyVelvet: 3, akolai: 2, Maribo: 7" calcext:value-type="string">
            <text:p>WH-Wilou84: 2, Nate River: 9, Soundblock: 3, Lazorinc: 6, Nirvana: 10, NoisyVelvet: 3, akolai: 2, Maribo: 7</text:p>
          </table:table-cell>
          <table:table-cell table:style-name="ce17" table:formula="of:=SUMPRODUCT(NOT(ISBLANK([.L52:.AMJ52])))" office:value-type="float" office:value="8" calcext:value-type="float">
            <text:p>8</text:p>
          </table:table-cell>
          <table:table-cell table:style-name="ce95" table:formula="of:=IF([.J52]&gt;2;AVERAGE([.L52:.AMJ52]);0)" office:value-type="float" office:value="5.25" calcext:value-type="float">
            <text:p>5.250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32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7" calcext:value-type="float">
            <text:p>47</text:p>
          </table:table-cell>
          <table:table-cell table:formula="of:=SUM([.L53:.AMJ53])" office:value-type="float" office:value="42" calcext:value-type="float">
            <text:p>42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doomwiki.org/wiki/Winter%27s_Fury" xlink:type="simple">https://doomwiki.org/wiki/Winter's_Fury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53:.AMJ53]); &quot;&quot;; [.L$2:.AMJ$2] &amp; &quot;: &quot; &amp; [.L53:.AMJ53]))" office:value-type="string" office:string-value="Dragonfly: 2, TechnoDoomed1: 10, Lorenz0: 7, Octillion: 7, OniriA: 3, Ivory Duke: 3, ASaltShaker: 9, Lewonx: 1" calcext:value-type="string">
            <text:p>Dragonfly: 2, TechnoDoomed1: 10, Lorenz0: 7, Octillion: 7, OniriA: 3, Ivory Duke: 3, ASaltShaker: 9, Lewonx: 1</text:p>
          </table:table-cell>
          <table:table-cell table:style-name="ce17" table:formula="of:=SUMPRODUCT(NOT(ISBLANK([.L53:.AMJ53])))" office:value-type="float" office:value="8" calcext:value-type="float">
            <text:p>8</text:p>
          </table:table-cell>
          <table:table-cell table:style-name="ce95" table:formula="of:=IF([.J53]&gt;2;AVERAGE([.L53:.AMJ53]);0)" office:value-type="float" office:value="5.25" calcext:value-type="float">
            <text:p>5.250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855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L54:.AMJ54])" office:value-type="float" office:value="40" calcext:value-type="float">
            <text:p>40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54:.AMJ54]); &quot;&quot;; [.L$2:.AMJ$2] &amp; &quot;: &quot; &amp; [.L54:.AMJ54]))" office:value-type="string" office:string-value="Not Jabba: 2, roadworx: 2, Altima: 7, NaZa: 2, Poncho: 1, dylux: 5, Ziad EL Zein: 5, Scorpius: 2, Makedounia: 3, Deadwing: 5, DoomDork: 1, ASaltShaker: 2, Midnight_00: 3" calcext:value-type="string">
            <text:p>Not Jabba: 2, roadworx: 2, Altima: 7, NaZa: 2, Poncho: 1, dylux: 5, Ziad EL Zein: 5, Scorpius: 2, Makedounia: 3, Deadwing: 5, DoomDork: 1, ASaltShaker: 2, Midnight_00: 3</text:p>
          </table:table-cell>
          <table:table-cell table:style-name="ce17" table:formula="of:=SUMPRODUCT(NOT(ISBLANK([.L54:.AMJ54])))" office:value-type="float" office:value="13" calcext:value-type="float">
            <text:p>13</text:p>
          </table:table-cell>
          <table:table-cell table:style-name="ce95" table:formula="of:=IF([.J54]&gt;2;AVERAGE([.L54:.AMJ54]);0)" office:value-type="float" office:value="3.07692307692308" calcext:value-type="float">
            <text:p>3.0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3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L55:.AMJ55])" office:value-type="float" office:value="39" calcext:value-type="float">
            <text:p>3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13" calcext:value-type="float">
            <text:p>13</text:p>
          </table:table-cell>
          <table:table-cell table:style-name="ce16" table:number-matrix-columns-spanned="1" table:number-matrix-rows-spanned="1" table:formula="of:=COM.MICROSOFT.TEXTJOIN(&quot;, &quot;; 1; IF(ISBLANK([.L55:.AMJ55]); &quot;&quot;; [.L$2:.AMJ$2] &amp; &quot;: &quot; &amp; [.L55:.AMJ55]))" office:value-type="string" office:string-value="Sky: 5, Grazza: 9, ella guro: 5, A.H. Sankhatayan: 10, AtticTelephone: 5, Boy: 5" calcext:value-type="string">
            <text:p>Sky: 5, Grazza: 9, ella guro: 5, A.H. Sankhatayan: 10, AtticTelephone: 5, Boy: 5</text:p>
          </table:table-cell>
          <table:table-cell table:style-name="ce17" table:formula="of:=SUMPRODUCT(NOT(ISBLANK([.L55:.AMJ55])))" office:value-type="float" office:value="6" calcext:value-type="float">
            <text:p>6</text:p>
          </table:table-cell>
          <table:table-cell table:style-name="ce95" table:formula="of:=IF([.J55]&gt;2;AVERAGE([.L55:.AMJ55]);0)" office:value-type="float" office:value="6.5" calcext:value-type="float">
            <text:p>6.50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70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L56:.AMJ56])" office:value-type="float" office:value="38" calcext:value-type="float">
            <text:p>3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doomwiki.org/wiki/Cyberdreams" xlink:type="simple">https://doomwiki.org/wiki/Cyberdreams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56:.AMJ56]); &quot;&quot;; [.L$2:.AMJ$2] &amp; &quot;: &quot; &amp; [.L56:.AMJ56]))" office:value-type="string" office:string-value="42PercentHealth: 3, ShoDemo: 1, 7hm: 7, justsomemusicguy: 3, bonnie: 7, NoisyVelvet: 4, TheNerdTurtle2: 3, termrork: 5, AtticTelephone: 5" calcext:value-type="string">
            <text:p>42PercentHealth: 3, ShoDemo: 1, 7hm: 7, justsomemusicguy: 3, bonnie: 7, NoisyVelvet: 4, TheNerdTurtle2: 3, termrork: 5, AtticTelephone: 5</text:p>
          </table:table-cell>
          <table:table-cell table:style-name="ce17" table:formula="of:=SUMPRODUCT(NOT(ISBLANK([.L56:.AMJ56])))" office:value-type="float" office:value="9" calcext:value-type="float">
            <text:p>9</text:p>
          </table:table-cell>
          <table:table-cell table:style-name="ce95" table:formula="of:=IF([.J56]&gt;2;AVERAGE([.L56:.AMJ56]);0)" office:value-type="float" office:value="4.22222222222222" calcext:value-type="float">
            <text:p>4.222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3" calcext:value-type="float">
            <text:p>53</text:p>
          </table:table-cell>
          <table:table-cell table:formula="of:=SUM([.L57:.AMJ57])" office:value-type="float" office:value="38" calcext:value-type="float">
            <text:p>38</text:p>
          </table:table-cell>
          <table:table-cell office:value-type="string" calcext:value-type="string">
            <text:p>Heartland</text:p>
          </table:table-cell>
          <table:table-cell office:value-type="string" calcext:value-type="string">
            <text:p><text:a xlink:href="https://www.doomworld.com/forum/topic/120175-heartland-an-episode-for-the-eternity-engine-rc3-out/" xlink:type="simple">https://www.doomworld.com/forum/topic/120175-heartland-an-episode-for-the-eternity-engine-rc3-out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57:.AMJ57]); &quot;&quot;; [.L$2:.AMJ$2] &amp; &quot;: &quot; &amp; [.L57:.AMJ57]))" office:value-type="string" office:string-value="ReaperAA: 10, rd: 5, MtPain27: 2, TJG1289: 1, i suck at nicknames: 8, GratefulName: 8, Dubium: 3, NiGHTS108: 1" calcext:value-type="string">
            <text:p>ReaperAA: 10, rd: 5, MtPain27: 2, TJG1289: 1, i suck at nicknames: 8, GratefulName: 8, Dubium: 3, NiGHTS108: 1</text:p>
          </table:table-cell>
          <table:table-cell table:style-name="ce17" table:formula="of:=SUMPRODUCT(NOT(ISBLANK([.L57:.AMJ57])))" office:value-type="float" office:value="8" calcext:value-type="float">
            <text:p>8</text:p>
          </table:table-cell>
          <table:table-cell table:style-name="ce95" table:formula="of:=IF([.J57]&gt;2;AVERAGE([.L57:.AMJ57]);0)" office:value-type="float" office:value="4.75" calcext:value-type="float">
            <text:p>4.750</text:p>
          </table:table-cell>
          <table:table-cell table:number-columns-repeated="82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8" calcext:value-type="float">
            <text:p>8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20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L58:.AMJ58])" office:value-type="float" office:value="36" calcext:value-type="float">
            <text:p>36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s://doomwiki.org/wiki/Brutal_Doom:_Hell_on_Earth_Starter_Pack" xlink:type="simple">https://doomwiki.org/wiki/Brutal_Doom:_Hell_on_Earth_Starter_Pack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5" calcext:value-type="float">
            <text:p>35</text:p>
          </table:table-cell>
          <table:table-cell table:style-name="ce16" table:number-matrix-columns-spanned="1" table:number-matrix-rows-spanned="1" table:formula="of:=COM.MICROSOFT.TEXTJOIN(&quot;, &quot;; 1; IF(ISBLANK([.L58:.AMJ58]); &quot;&quot;; [.L$2:.AMJ$2] &amp; &quot;: &quot; &amp; [.L58:.AMJ58]))" office:value-type="string" office:string-value="TechnoDoomed1: 9, Bryan T: 5, Squadallah: 8, DoomDork: 2, Deflektor: 4, behemoth_667: 6, TJG1289: 2" calcext:value-type="string">
            <text:p>TechnoDoomed1: 9, Bryan T: 5, Squadallah: 8, DoomDork: 2, Deflektor: 4, behemoth_667: 6, TJG1289: 2</text:p>
          </table:table-cell>
          <table:table-cell table:style-name="ce17" table:formula="of:=SUMPRODUCT(NOT(ISBLANK([.L58:.AMJ58])))" office:value-type="float" office:value="7" calcext:value-type="float">
            <text:p>7</text:p>
          </table:table-cell>
          <table:table-cell table:style-name="ce95" table:formula="of:=IF([.J58]&gt;2;AVERAGE([.L58:.AMJ58]);0)" office:value-type="float" office:value="5.14285714285714" calcext:value-type="float">
            <text:p>5.143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58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L59:.AMJ59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59:.AMJ59]); &quot;&quot;; [.L$2:.AMJ$2] &amp; &quot;: &quot; &amp; [.L59:.AMJ59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L59:.AMJ59])))" office:value-type="float" office:value="8" calcext:value-type="float">
            <text:p>8</text:p>
          </table:table-cell>
          <table:table-cell table:style-name="ce95" table:formula="of:=IF([.J59]&gt;2;AVERAGE([.L59:.AMJ59]);0)" office:value-type="float" office:value="4.375" calcext:value-type="float">
            <text:p>4.3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6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L60:.AMJ60])" office:value-type="float" office:value="34" calcext:value-type="float">
            <text:p>34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60:.AMJ60]); &quot;&quot;; [.L$2:.AMJ$2] &amp; &quot;: &quot; &amp; [.L60:.AMJ60]))" office:value-type="string" office:string-value="WH-Wilou84: 1, Soundblock: 2, Nirvana: 9, NoisyVelvet: 1, Willy W.: 7, jerk-o: 7, akolai: 2, Nefelibeta: 5" calcext:value-type="string">
            <text:p>WH-Wilou84: 1, Soundblock: 2, Nirvana: 9, NoisyVelvet: 1, Willy W.: 7, jerk-o: 7, akolai: 2, Nefelibeta: 5</text:p>
          </table:table-cell>
          <table:table-cell table:style-name="ce17" table:formula="of:=SUMPRODUCT(NOT(ISBLANK([.L60:.AMJ60])))" office:value-type="float" office:value="8" calcext:value-type="float">
            <text:p>8</text:p>
          </table:table-cell>
          <table:table-cell table:style-name="ce95" table:formula="of:=IF([.J60]&gt;2;AVERAGE([.L60:.AMJ60]);0)" office:value-type="float" office:value="4.25" calcext:value-type="float">
            <text:p>4.250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L61:.AMJ61])" office:value-type="float" office:value="33" calcext:value-type="float">
            <text:p>33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61:.AMJ61]); &quot;&quot;; [.L$2:.AMJ$2] &amp; &quot;: &quot; &amp; [.L61:.AMJ61]))" office:value-type="string" office:string-value="Jaws In Space: 7, Dime: 10, guitardz: 2, Nancsi: 1, Jaromir Bergmann: 4, smeghammer: 3, TheGreenZap: 6" calcext:value-type="string">
            <text:p>Jaws In Space: 7, Dime: 10, guitardz: 2, Nancsi: 1, Jaromir Bergmann: 4, smeghammer: 3, TheGreenZap: 6</text:p>
          </table:table-cell>
          <table:table-cell table:style-name="ce17" table:formula="of:=SUMPRODUCT(NOT(ISBLANK([.L61:.AMJ61])))" office:value-type="float" office:value="7" calcext:value-type="float">
            <text:p>7</text:p>
          </table:table-cell>
          <table:table-cell table:style-name="ce95" table:formula="of:=IF([.J61]&gt;2;AVERAGE([.L61:.AMJ61]);0)" office:value-type="float" office:value="4.71428571428571" calcext:value-type="float">
            <text:p>4.71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48"/>
          <table:table-cell office:value-type="float" office:value="6" calcext:value-type="float">
            <text:p>6</text:p>
          </table:table-cell>
          <table:table-cell table:number-columns-repeated="845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8" calcext:value-type="float">
            <text:p>58</text:p>
          </table:table-cell>
          <table:table-cell table:formula="of:=SUM([.L62:.AMJ62])" office:value-type="float" office:value="33" calcext:value-type="float">
            <text:p>33</text:p>
          </table:table-cell>
          <table:table-cell office:value-type="string" calcext:value-type="string">
            <text:p>Dwango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24" calcext:value-type="float">
            <text:p>24</text:p>
          </table:table-cell>
          <table:table-cell table:style-name="ce16" table:number-matrix-columns-spanned="1" table:number-matrix-rows-spanned="1" table:formula="of:=COM.MICROSOFT.TEXTJOIN(&quot;, &quot;; 1; IF(ISBLANK([.L62:.AMJ62]); &quot;&quot;; [.L$2:.AMJ$2] &amp; &quot;: &quot; &amp; [.L62:.AMJ62]))" office:value-type="string" office:string-value="Doomkid: 10, Ralphis: 7, antares031: 8, toxic.rat: 8" calcext:value-type="string">
            <text:p>Doomkid: 10, Ralphis: 7, antares031: 8, toxic.rat: 8</text:p>
          </table:table-cell>
          <table:table-cell table:style-name="ce17" table:formula="of:=SUMPRODUCT(NOT(ISBLANK([.L62:.AMJ62])))" office:value-type="float" office:value="4" calcext:value-type="float">
            <text:p>4</text:p>
          </table:table-cell>
          <table:table-cell table:style-name="ce95" table:formula="of:=IF([.J62]&gt;2;AVERAGE([.L62:.AMJ62]);0)" office:value-type="float" office:value="8.25" calcext:value-type="float">
            <text:p>8.25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31"/>
          <table:table-cell office:value-type="float" office:value="8" calcext:value-type="float">
            <text:p>8</text:p>
          </table:table-cell>
          <table:table-cell table:number-columns-repeated="857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L63:.AMJ63])" office:value-type="float" office:value="32" calcext:value-type="float">
            <text:p>32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63:.AMJ63]); &quot;&quot;; [.L$2:.AMJ$2] &amp; &quot;: &quot; &amp; [.L63:.AMJ63]))" office:value-type="string" office:string-value="yakfak: 6, Grain of Salt: 8, bemused: 4, akolai: 1, KineticBeverage: 8, Nefelibeta: 5" calcext:value-type="string">
            <text:p>yakfak: 6, Grain of Salt: 8, bemused: 4, akolai: 1, KineticBeverage: 8, Nefelibeta: 5</text:p>
          </table:table-cell>
          <table:table-cell table:style-name="ce17" table:formula="of:=SUMPRODUCT(NOT(ISBLANK([.L63:.AMJ63])))" office:value-type="float" office:value="6" calcext:value-type="float">
            <text:p>6</text:p>
          </table:table-cell>
          <table:table-cell table:style-name="ce95" table:formula="of:=IF([.J63]&gt;2;AVERAGE([.L63:.AMJ63]);0)" office:value-type="float" office:value="5.33333333333333" calcext:value-type="float">
            <text:p>5.333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L64:.AMJ64])" office:value-type="float" office:value="32" calcext:value-type="float">
            <text:p>32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64:.AMJ64]); &quot;&quot;; [.L$2:.AMJ$2] &amp; &quot;: &quot; &amp; [.L64:.AMJ64]))" office:value-type="string" office:string-value="guitardz: 10, MtPain27: 4, RHhe82: 8, tonytheparrot: 2, NiGHTS108: 8" calcext:value-type="string">
            <text:p>guitardz: 10, MtPain27: 4, RHhe82: 8, tonytheparrot: 2, NiGHTS108: 8</text:p>
          </table:table-cell>
          <table:table-cell table:style-name="ce17" table:formula="of:=SUMPRODUCT(NOT(ISBLANK([.L64:.AMJ64])))" office:value-type="float" office:value="5" calcext:value-type="float">
            <text:p>5</text:p>
          </table:table-cell>
          <table:table-cell table:style-name="ce95" table:formula="of:=IF([.J64]&gt;2;AVERAGE([.L64:.AMJ64]);0)" office:value-type="float" office:value="6.4" calcext:value-type="float">
            <text:p>6.400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70"/>
          <table:table-cell office:value-type="float" office:value="4" calcext:value-type="float">
            <text:p>4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820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2" calcext:value-type="float">
            <text:p>62</text:p>
          </table:table-cell>
          <table:table-cell table:formula="of:=SUM([.L65:.AMJ65])" office:value-type="float" office:value="31" calcext:value-type="float">
            <text:p>31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doomwiki.org/wiki/2002_A_Doom_Odyssey" xlink:type="simple">https://doomwiki.org/wiki/2002_A_Doom_Odyssey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office:value-type="float" office:value="37" calcext:value-type="float">
            <text:p>37</text:p>
          </table:table-cell>
          <table:table-cell table:style-name="ce16" table:number-matrix-columns-spanned="1" table:number-matrix-rows-spanned="1" table:formula="of:=COM.MICROSOFT.TEXTJOIN(&quot;, &quot;; 1; IF(ISBLANK([.L65:.AMJ65]); &quot;&quot;; [.L$2:.AMJ$2] &amp; &quot;: &quot; &amp; [.L65:.AMJ65]))" office:value-type="string" office:string-value="soner du: 4, Philnemba: 8, tmorrow: 2, Red-XIII: 3, joepallai: 1, SilverMiner: 6, smeghammer: 3, Endless: 1, vdgg: 1, cannonball: 1, sincity2100: 1" calcext:value-type="string">
            <text:p>soner du: 4, Philnemba: 8, tmorrow: 2, Red-XIII: 3, joepallai: 1, SilverMiner: 6, smeghammer: 3, Endless: 1, vdgg: 1, cannonball: 1, sincity2100: 1</text:p>
          </table:table-cell>
          <table:table-cell table:style-name="ce17" table:formula="of:=SUMPRODUCT(NOT(ISBLANK([.L65:.AMJ65])))" office:value-type="float" office:value="11" calcext:value-type="float">
            <text:p>11</text:p>
          </table:table-cell>
          <table:table-cell table:style-name="ce95" table:formula="of:=IF([.J65]&gt;2;AVERAGE([.L65:.AMJ65]);0)" office:value-type="float" office:value="2.81818181818182" calcext:value-type="float">
            <text:p>2.818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830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2" calcext:value-type="float">
            <text:p>62</text:p>
          </table:table-cell>
          <table:table-cell table:formula="of:=SUM([.L66:.AMJ66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s://doomwiki.org/wiki/Chillax" xlink:type="simple">https://doomwiki.org/wiki/Chillax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47" calcext:value-type="float">
            <text:p>47</text:p>
          </table:table-cell>
          <table:table-cell table:style-name="ce16" table:number-matrix-columns-spanned="1" table:number-matrix-rows-spanned="1" table:formula="of:=COM.MICROSOFT.TEXTJOIN(&quot;, &quot;; 1; IF(ISBLANK([.L66:.AMJ66]); &quot;&quot;; [.L$2:.AMJ$2] &amp; &quot;: &quot; &amp; [.L66:.AMJ66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L66:.AMJ66])))" office:value-type="float" office:value="8" calcext:value-type="float">
            <text:p>8</text:p>
          </table:table-cell>
          <table:table-cell table:style-name="ce95" table:formula="of:=IF([.J66]&gt;2;AVERAGE([.L66:.AMJ66]);0)" office:value-type="float" office:value="3.875" calcext:value-type="float">
            <text:p>3.87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4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2" calcext:value-type="float">
            <text:p>62</text:p>
          </table:table-cell>
          <table:table-cell table:formula="of:=SUM([.L67:.AMJ67])" office:value-type="float" office:value="31" calcext:value-type="float">
            <text:p>31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67:.AMJ67]); &quot;&quot;; [.L$2:.AMJ$2] &amp; &quot;: &quot; &amp; [.L67:.AMJ67]))" office:value-type="string" office:string-value="MFG38: 1, everennui: 8, bonnie: 10, TechnoDoomed1: 3, Payload4367: 2, Dimon12321: 5, Maribo: 2" calcext:value-type="string">
            <text:p>MFG38: 1, everennui: 8, bonnie: 10, TechnoDoomed1: 3, Payload4367: 2, Dimon12321: 5, Maribo: 2</text:p>
          </table:table-cell>
          <table:table-cell table:style-name="ce17" table:formula="of:=SUMPRODUCT(NOT(ISBLANK([.L67:.AMJ67])))" office:value-type="float" office:value="7" calcext:value-type="float">
            <text:p>7</text:p>
          </table:table-cell>
          <table:table-cell table:style-name="ce95" table:formula="of:=IF([.J67]&gt;2;AVERAGE([.L67:.AMJ67]);0)" office:value-type="float" office:value="4.42857142857143" calcext:value-type="float">
            <text:p>4.42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832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L68:.AMJ68])" office:value-type="float" office:value="30" calcext:value-type="float">
            <text:p>30</text:p>
          </table:table-cell>
          <table:table-cell table:style-name="ce71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68:.AMJ68]); &quot;&quot;; [.L$2:.AMJ$2] &amp; &quot;: &quot; &amp; [.L68:.AMJ68]))" office:value-type="string" office:string-value="rd: 7, Hansen79: 3, VanaheimRanger: 4, SCF: 5, sapphics: 10, nikitsune: 1" calcext:value-type="string">
            <text:p>rd: 7, Hansen79: 3, VanaheimRanger: 4, SCF: 5, sapphics: 10, nikitsune: 1</text:p>
          </table:table-cell>
          <table:table-cell table:style-name="ce17" table:formula="of:=SUMPRODUCT(NOT(ISBLANK([.L68:.AMJ68])))" office:value-type="float" office:value="6" calcext:value-type="float">
            <text:p>6</text:p>
          </table:table-cell>
          <table:table-cell table:style-name="ce95" table:formula="of:=IF([.J68]&gt;2;AVERAGE([.L68:.AMJ68]);0)" office:value-type="float" office:value="5" calcext:value-type="float">
            <text:p>5.000</text:p>
          </table:table-cell>
          <table:table-cell table:number-columns-repeated="110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39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L69:.AMJ69])" office:value-type="float" office:value="30" calcext:value-type="float">
            <text:p>30</text:p>
          </table:table-cell>
          <table:table-cell office:value-type="string" calcext:value-type="string">
            <text:p>Rowdy Rudy II: POWERTRIP!</text:p>
          </table:table-cell>
          <table:table-cell office:value-type="string" calcext:value-type="string">
            <text:p><text:a xlink:href="https://www.doomworld.com/idgames/levels/doom2/megawads/rudy2" xlink:type="simple">https://www.doomworld.com/idgames/levels/doom2/megawads/rudy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20" calcext:value-type="float">
            <text:p>20</text:p>
          </table:table-cell>
          <table:table-cell table:style-name="ce16" table:number-matrix-columns-spanned="1" table:number-matrix-rows-spanned="1" table:formula="of:=COM.MICROSOFT.TEXTJOIN(&quot;, &quot;; 1; IF(ISBLANK([.L69:.AMJ69]); &quot;&quot;; [.L$2:.AMJ$2] &amp; &quot;: &quot; &amp; [.L69:.AMJ69]))" office:value-type="string" office:string-value="Dimon12321: 10, Azure_Horror: 5, TheGreenZap: 10, Ezepov: 2, NiGHTS108: 3" calcext:value-type="string">
            <text:p>Dimon12321: 10, Azure_Horror: 5, TheGreenZap: 10, Ezepov: 2, NiGHTS108: 3</text:p>
          </table:table-cell>
          <table:table-cell table:style-name="ce17" table:formula="of:=SUMPRODUCT(NOT(ISBLANK([.L69:.AMJ69])))" office:value-type="float" office:value="5" calcext:value-type="float">
            <text:p>5</text:p>
          </table:table-cell>
          <table:table-cell table:style-name="ce95" table:formula="of:=IF([.J69]&gt;2;AVERAGE([.L69:.AMJ69]);0)" office:value-type="float" office:value="6" calcext:value-type="float">
            <text:p>6.000</text:p>
          </table:table-cell>
          <table:table-cell table:number-columns-repeated="149"/>
          <table:table-cell office:value-type="float" office:value="10" calcext:value-type="float">
            <text:p>1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820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5" calcext:value-type="float">
            <text:p>65</text:p>
          </table:table-cell>
          <table:table-cell table:formula="of:=SUM([.L70:.AMJ70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70:.AMJ70]); &quot;&quot;; [.L$2:.AMJ$2] &amp; &quot;: &quot; &amp; [.L70:.AMJ70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L70:.AMJ70])))" office:value-type="float" office:value="7" calcext:value-type="float">
            <text:p>7</text:p>
          </table:table-cell>
          <table:table-cell table:style-name="ce95" table:formula="of:=IF([.J70]&gt;2;AVERAGE([.L70:.AMJ70]);0)" office:value-type="float" office:value="4.28571428571429" calcext:value-type="float">
            <text:p>4.28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5" calcext:value-type="float">
            <text:p>65</text:p>
          </table:table-cell>
          <table:table-cell table:formula="of:=SUM([.L71:.AMJ71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71:.AMJ71]); &quot;&quot;; [.L$2:.AMJ$2] &amp; &quot;: &quot; &amp; [.L71:.AMJ71]))" office:value-type="string" office:string-value="HyperLuke: 8, Talvi: 4, Greyenko: 4, TechnoDoomed1: 2, TheMightyHeracross: 3, Ziad EL Zein: 5, Ivory Duke: 4" calcext:value-type="string">
            <text:p>HyperLuke: 8, Talvi: 4, Greyenko: 4, TechnoDoomed1: 2, TheMightyHeracross: 3, Ziad EL Zein: 5, Ivory Duke: 4</text:p>
          </table:table-cell>
          <table:table-cell table:style-name="ce17" table:formula="of:=SUMPRODUCT(NOT(ISBLANK([.L71:.AMJ71])))" office:value-type="float" office:value="7" calcext:value-type="float">
            <text:p>7</text:p>
          </table:table-cell>
          <table:table-cell table:style-name="ce95" table:formula="of:=IF([.J71]&gt;2;AVERAGE([.L71:.AMJ71]);0)" office:value-type="float" office:value="4.28571428571429" calcext:value-type="float">
            <text:p>4.286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9" calcext:value-type="float">
            <text:p>69</text:p>
          </table:table-cell>
          <table:table-cell table:formula="of:=SUM([.L72:.AMJ72])" office:value-type="float" office:value="29" calcext:value-type="float">
            <text:p>29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72:.AMJ72]); &quot;&quot;; [.L$2:.AMJ$2] &amp; &quot;: &quot; &amp; [.L72:.AMJ72]))" office:value-type="string" office:string-value="everennui: 2, Nate River: 8, Nirvana: 1, Makedounia: 2, VanaheimRanger: 5, whybmonotacrab: 7, RHhe82: 4" calcext:value-type="string">
            <text:p>everennui: 2, Nate River: 8, Nirvana: 1, Makedounia: 2, VanaheimRanger: 5, whybmonotacrab: 7, RHhe82: 4</text:p>
          </table:table-cell>
          <table:table-cell table:style-name="ce17" table:formula="of:=SUMPRODUCT(NOT(ISBLANK([.L72:.AMJ72])))" office:value-type="float" office:value="7" calcext:value-type="float">
            <text:p>7</text:p>
          </table:table-cell>
          <table:table-cell table:style-name="ce95" table:formula="of:=IF([.J72]&gt;2;AVERAGE([.L72:.AMJ72]);0)" office:value-type="float" office:value="4.14285714285714" calcext:value-type="float">
            <text:p>4.14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829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9" calcext:value-type="float">
            <text:p>69</text:p>
          </table:table-cell>
          <table:table-cell table:formula="of:=SUM([.L73:.AMJ73])" office:value-type="float" office:value="29" calcext:value-type="float">
            <text:p>29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s://doomwiki.org/wiki/Perdition%27s_Gate" xlink:type="simple">https://doomwiki.org/wiki/Perdition's_Gate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73:.AMJ73]); &quot;&quot;; [.L$2:.AMJ$2] &amp; &quot;: &quot; &amp; [.L73:.AMJ73]))" office:value-type="string" office:string-value="Vorpal: 5, Nate River: 1, bonnie: 10, P41R47: 3, E.M.: 5, rzh: 5" calcext:value-type="string">
            <text:p>Vorpal: 5, Nate River: 1, bonnie: 10, P41R47: 3, E.M.: 5, rzh: 5</text:p>
          </table:table-cell>
          <table:table-cell table:style-name="ce17" table:formula="of:=SUMPRODUCT(NOT(ISBLANK([.L73:.AMJ73])))" office:value-type="float" office:value="6" calcext:value-type="float">
            <text:p>6</text:p>
          </table:table-cell>
          <table:table-cell table:style-name="ce95" table:formula="of:=IF([.J73]&gt;2;AVERAGE([.L73:.AMJ73]);0)" office:value-type="float" office:value="4.83333333333333" calcext:value-type="float">
            <text:p>4.83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L74:.AMJ74])" office:value-type="float" office:value="28" calcext:value-type="float">
            <text:p>28</text:p>
          </table:table-cell>
          <table:table-cell office:value-type="string" calcext:value-type="string">
            <text:p>Abandon</text:p>
          </table:table-cell>
          <table:table-cell office:value-type="string" calcext:value-type="string">
            <text:p><text:a xlink:href="https://www.doomworld.com/forum/topic/108251-abandon-beta-is-here/" xlink:type="simple">https://www.doomworld.com/forum/topic/108251-abandon-beta-is-her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74:.AMJ74]); &quot;&quot;; [.L$2:.AMJ$2] &amp; &quot;: &quot; &amp; [.L74:.AMJ74]))" office:value-type="string" office:string-value="Arbys550: 8, rd: 4, &lt;&lt;Rewind: 10, akolai: 6" calcext:value-type="string">
            <text:p>Arbys550: 8, rd: 4, &lt;&lt;Rewind: 10, akolai: 6</text:p>
          </table:table-cell>
          <table:table-cell table:style-name="ce17" table:formula="of:=SUMPRODUCT(NOT(ISBLANK([.L74:.AMJ74])))" office:value-type="float" office:value="4" calcext:value-type="float">
            <text:p>4</text:p>
          </table:table-cell>
          <table:table-cell table:style-name="ce95" table:formula="of:=IF([.J74]&gt;2;AVERAGE([.L74:.AMJ74]);0)" office:value-type="float" office:value="7" calcext:value-type="float">
            <text:p>7.000</text:p>
          </table:table-cell>
          <table:table-cell table:number-columns-repeated="81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54"/>
          <table:table-cell office:value-type="float" office:value="6" calcext:value-type="float">
            <text:p>6</text:p>
          </table:table-cell>
          <table:table-cell table:number-columns-repeated="835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L75:.AMJ75])" office:value-type="float" office:value="27" calcext:value-type="float">
            <text:p>27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75:.AMJ75]); &quot;&quot;; [.L$2:.AMJ$2] &amp; &quot;: &quot; &amp; [.L75:.AMJ75]))" office:value-type="string" office:string-value="Ivory Duke: 7, Hansen79: 4, SOSU: 2, Ryath: 5, SCF: 2, GratefulName: 2, Uncle 80: 5" calcext:value-type="string">
            <text:p>Ivory Duke: 7, Hansen79: 4, SOSU: 2, Ryath: 5, SCF: 2, GratefulName: 2, Uncle 80: 5</text:p>
          </table:table-cell>
          <table:table-cell table:style-name="ce17" table:formula="of:=SUMPRODUCT(NOT(ISBLANK([.L75:.AMJ75])))" office:value-type="float" office:value="7" calcext:value-type="float">
            <text:p>7</text:p>
          </table:table-cell>
          <table:table-cell table:style-name="ce95" table:formula="of:=IF([.J75]&gt;2;AVERAGE([.L75:.AMJ75]);0)" office:value-type="float" office:value="3.85714285714286" calcext:value-type="float">
            <text:p>3.857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48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L76:.AMJ76])" office:value-type="float" office:value="27" calcext:value-type="float">
            <text:p>27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76:.AMJ76]); &quot;&quot;; [.L$2:.AMJ$2] &amp; &quot;: &quot; &amp; [.L76:.AMJ76]))" office:value-type="string" office:string-value="maxmanium: 2, CinnamonKilljoy: 8, Warrex: 10, Horus: 2, Azure_Horror: 3, erzboesewicht: 2" calcext:value-type="string">
            <text:p>maxmanium: 2, CinnamonKilljoy: 8, Warrex: 10, Horus: 2, Azure_Horror: 3, erzboesewicht: 2</text:p>
          </table:table-cell>
          <table:table-cell table:style-name="ce17" table:formula="of:=SUMPRODUCT(NOT(ISBLANK([.L76:.AMJ76])))" office:value-type="float" office:value="6" calcext:value-type="float">
            <text:p>6</text:p>
          </table:table-cell>
          <table:table-cell table:style-name="ce95" table:formula="of:=IF([.J76]&gt;2;AVERAGE([.L76:.AMJ76]);0)" office:value-type="float" office:value="4.5" calcext:value-type="float">
            <text:p>4.500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L77:.AMJ77])" office:value-type="float" office:value="27" calcext:value-type="float">
            <text:p>27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s://doomwiki.org/wiki/REKKR" xlink:type="simple">https://doomwiki.org/wiki/REKKR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ndalone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77:.AMJ77]); &quot;&quot;; [.L$2:.AMJ$2] &amp; &quot;: &quot; &amp; [.L77:.AMJ77]))" office:value-type="string" office:string-value="soner du: 8, Rince-wind: 5, Dimon12321: 6, Hitherto: 3, rzh: 5" calcext:value-type="string">
            <text:p>soner du: 8, Rince-wind: 5, Dimon12321: 6, Hitherto: 3, rzh: 5</text:p>
          </table:table-cell>
          <table:table-cell table:style-name="ce17" table:formula="of:=SUMPRODUCT(NOT(ISBLANK([.L77:.AMJ77])))" office:value-type="float" office:value="5" calcext:value-type="float">
            <text:p>5</text:p>
          </table:table-cell>
          <table:table-cell table:style-name="ce95" table:formula="of:=IF([.J77]&gt;2;AVERAGE([.L77:.AMJ77]);0)" office:value-type="float" office:value="5.4" calcext:value-type="float">
            <text:p>5.400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57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2" calcext:value-type="float">
            <text:p>72</text:p>
          </table:table-cell>
          <table:table-cell table:formula="of:=SUM([.L78:.AMJ78])" office:value-type="float" office:value="27" calcext:value-type="float">
            <text:p>27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78:.AMJ78]); &quot;&quot;; [.L$2:.AMJ$2] &amp; &quot;: &quot; &amp; [.L78:.AMJ78]))" office:value-type="string" office:string-value="Not Jabba: 1, Grazza: 3, Altima: 4, termrork: 5, SilverMiner: 5, P41R47: 3, Katamori: 6" calcext:value-type="string">
            <text:p>Not Jabba: 1, Grazza: 3, Altima: 4, termrork: 5, SilverMiner: 5, P41R47: 3, Katamori: 6</text:p>
          </table:table-cell>
          <table:table-cell table:style-name="ce17" table:formula="of:=SUMPRODUCT(NOT(ISBLANK([.L78:.AMJ78])))" office:value-type="float" office:value="7" calcext:value-type="float">
            <text:p>7</text:p>
          </table:table-cell>
          <table:table-cell table:style-name="ce95" table:formula="of:=IF([.J78]&gt;2;AVERAGE([.L78:.AMJ78]);0)" office:value-type="float" office:value="3.85714285714286" calcext:value-type="float">
            <text:p>3.8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63"/>
          <table:table-cell office:value-type="float" office:value="6" calcext:value-type="float">
            <text:p>6</text:p>
          </table:table-cell>
          <table:table-cell table:number-columns-repeated="828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6" calcext:value-type="float">
            <text:p>76</text:p>
          </table:table-cell>
          <table:table-cell table:formula="of:=SUM([.L79:.AMJ79])" office:value-type="float" office:value="26" calcext:value-type="float">
            <text:p>26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79:.AMJ79]); &quot;&quot;; [.L$2:.AMJ$2] &amp; &quot;: &quot; &amp; [.L79:.AMJ79]))" office:value-type="string" office:string-value="yakfak: 8, JudgeDeadd: 4, soner du: 10, Uncle 80: 4" calcext:value-type="string">
            <text:p>yakfak: 8, JudgeDeadd: 4, soner du: 10, Uncle 80: 4</text:p>
          </table:table-cell>
          <table:table-cell table:style-name="ce17" table:formula="of:=SUMPRODUCT(NOT(ISBLANK([.L79:.AMJ79])))" office:value-type="float" office:value="4" calcext:value-type="float">
            <text:p>4</text:p>
          </table:table-cell>
          <table:table-cell table:style-name="ce95" table:formula="of:=IF([.J79]&gt;2;AVERAGE([.L79:.AMJ79]);0)" office:value-type="float" office:value="6.5" calcext:value-type="float">
            <text:p>6.500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848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6" calcext:value-type="float">
            <text:p>76</text:p>
          </table:table-cell>
          <table:table-cell table:formula="of:=SUM([.L80:.AMJ80])" office:value-type="float" office:value="26" calcext:value-type="float">
            <text:p>26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80:.AMJ80]); &quot;&quot;; [.L$2:.AMJ$2] &amp; &quot;: &quot; &amp; [.L80:.AMJ80]))" office:value-type="string" office:string-value="Voltcom9: 8, Soundblock: 3, purist: 3, maxmanium: 8, ASaltShaker: 4" calcext:value-type="string">
            <text:p>Voltcom9: 8, Soundblock: 3, purist: 3, maxmanium: 8, ASaltShaker: 4</text:p>
          </table:table-cell>
          <table:table-cell table:style-name="ce17" table:formula="of:=SUMPRODUCT(NOT(ISBLANK([.L80:.AMJ80])))" office:value-type="float" office:value="5" calcext:value-type="float">
            <text:p>5</text:p>
          </table:table-cell>
          <table:table-cell table:style-name="ce95" table:formula="of:=IF([.J80]&gt;2;AVERAGE([.L80:.AMJ80]);0)" office:value-type="float" office:value="5.2" calcext:value-type="float">
            <text:p>5.200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4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8" calcext:value-type="float">
            <text:p>78</text:p>
          </table:table-cell>
          <table:table-cell table:formula="of:=SUM([.L81:.AMJ81])" office:value-type="float" office:value="25" calcext:value-type="float">
            <text:p>25</text:p>
          </table:table-cell>
          <table:table-cell office:value-type="string" calcext:value-type="string">
            <text:p>AUGER﻿;﻿ZENITH</text:p>
          </table:table-cell>
          <table:table-cell office:value-type="string" calcext:value-type="string">
            <text:p><text:a xlink:href="https://www.doomworld.com/forum/topic/123042-dbp37-augerzenith-the-cyberpunk-megawad/" xlink:type="simple">https://www.doomworld.com/forum/topic/123042-dbp37-augerzenith-the-cyberpunk-megaw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21" calcext:value-type="float">
            <text:p>21</text:p>
          </table:table-cell>
          <table:table-cell table:style-name="ce16" table:number-matrix-columns-spanned="1" table:number-matrix-rows-spanned="1" table:formula="of:=COM.MICROSOFT.TEXTJOIN(&quot;, &quot;; 1; IF(ISBLANK([.L81:.AMJ81]); &quot;&quot;; [.L$2:.AMJ$2] &amp; &quot;: &quot; &amp; [.L81:.AMJ81]))" office:value-type="string" office:string-value="&lt;&lt;Rewind: 4, TJG1289: 3, Ezepov: 8, Katamori: 10" calcext:value-type="string">
            <text:p>&lt;&lt;Rewind: 4, TJG1289: 3, Ezepov: 8, Katamori: 10</text:p>
          </table:table-cell>
          <table:table-cell table:style-name="ce17" table:formula="of:=SUMPRODUCT(NOT(ISBLANK([.L81:.AMJ81])))" office:value-type="float" office:value="4" calcext:value-type="float">
            <text:p>4</text:p>
          </table:table-cell>
          <table:table-cell table:style-name="ce95" table:formula="of:=IF([.J81]&gt;2;AVERAGE([.L81:.AMJ81]);0)" office:value-type="float" office:value="6.25" calcext:value-type="float">
            <text:p>6.250</text:p>
          </table:table-cell>
          <table:table-cell table:number-columns-repeated="122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28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8" calcext:value-type="float">
            <text:p>78</text:p>
          </table:table-cell>
          <table:table-cell table:formula="of:=SUM([.L82:.AMJ82])" office:value-type="float" office:value="25" calcext:value-type="float">
            <text:p>25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82:.AMJ82]); &quot;&quot;; [.L$2:.AMJ$2] &amp; &quot;: &quot; &amp; [.L82:.AMJ82]))" office:value-type="string" office:string-value="Mr. Freeze: 7, WH-Wilou84: 5, joepallai: 1, DJVCardMaster: 1, waciej: 4, Maribo: 7" calcext:value-type="string">
            <text:p>Mr. Freeze: 7, WH-Wilou84: 5, joepallai: 1, DJVCardMaster: 1, waciej: 4, Maribo: 7</text:p>
          </table:table-cell>
          <table:table-cell table:style-name="ce17" table:formula="of:=SUMPRODUCT(NOT(ISBLANK([.L82:.AMJ82])))" office:value-type="float" office:value="6" calcext:value-type="float">
            <text:p>6</text:p>
          </table:table-cell>
          <table:table-cell table:style-name="ce95" table:formula="of:=IF([.J82]&gt;2;AVERAGE([.L82:.AMJ82]);0)" office:value-type="float" office:value="4.16666666666667" calcext:value-type="float">
            <text:p>4.16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51"/>
          <table:table-cell office:value-type="float" office:value="7" calcext:value-type="float">
            <text:p>7</text:p>
          </table:table-cell>
          <table:table-cell table:number-columns-repeated="832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8" calcext:value-type="float">
            <text:p>78</text:p>
          </table:table-cell>
          <table:table-cell table:formula="of:=SUM([.L83:.AMJ83])" office:value-type="float" office:value="25" calcext:value-type="float">
            <text:p>25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<text:a xlink:href="https://doomwiki.org/wiki/Magnolia" xlink:type="simple">https://doomwiki.org/wiki/Magnolia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83:.AMJ83]); &quot;&quot;; [.L$2:.AMJ$2] &amp; &quot;: &quot; &amp; [.L83:.AMJ83]))" office:value-type="string" office:string-value="msx2plus: 5, akolai: 10, KineticBeverage: 10" calcext:value-type="string">
            <text:p>msx2plus: 5, akolai: 10, KineticBeverage: 10</text:p>
          </table:table-cell>
          <table:table-cell table:style-name="ce17" table:formula="of:=SUMPRODUCT(NOT(ISBLANK([.L83:.AMJ83])))" office:value-type="float" office:value="3" calcext:value-type="float">
            <text:p>3</text:p>
          </table:table-cell>
          <table:table-cell table:style-name="ce95" table:formula="of:=IF([.J83]&gt;2;AVERAGE([.L83:.AMJ83]);0)" office:value-type="float" office:value="8.33333333333333" calcext:value-type="float">
            <text:p>8.333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26"/>
        </table:table-row>
        <table:table-row table:style-name="ro4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8" calcext:value-type="float">
            <text:p>78</text:p>
          </table:table-cell>
          <table:table-cell table:formula="of:=SUM([.L84:.AMJ84])" office:value-type="float" office:value="25" calcext:value-type="float">
            <text:p>25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84:.AMJ84]); &quot;&quot;; [.L$2:.AMJ$2] &amp; &quot;: &quot; &amp; [.L84:.AMJ84]))" office:value-type="string" office:string-value="Rince-wind: 5, rd: 5, Omniarch: 5, Ryath: 5, rzh: 5" calcext:value-type="string">
            <text:p>Rince-wind: 5, rd: 5, Omniarch: 5, Ryath: 5, rzh: 5</text:p>
          </table:table-cell>
          <table:table-cell table:style-name="ce17" table:formula="of:=SUMPRODUCT(NOT(ISBLANK([.L84:.AMJ84])))" office:value-type="float" office:value="5" calcext:value-type="float">
            <text:p>5</text:p>
          </table:table-cell>
          <table:table-cell table:style-name="ce95" table:formula="of:=IF([.J84]&gt;2;AVERAGE([.L84:.AMJ84]);0)" office:value-type="float" office:value="5" calcext:value-type="float">
            <text:p>5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2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8" calcext:value-type="float">
            <text:p>78</text:p>
          </table:table-cell>
          <table:table-cell table:formula="of:=SUM([.L85:.AMJ85])" office:value-type="float" office:value="25" calcext:value-type="float">
            <text:p>25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5" calcext:value-type="float">
            <text:p>35</text:p>
          </table:table-cell>
          <table:table-cell table:style-name="ce16" table:number-matrix-columns-spanned="1" table:number-matrix-rows-spanned="1" table:formula="of:=COM.MICROSOFT.TEXTJOIN(&quot;, &quot;; 1; IF(ISBLANK([.L85:.AMJ85]); &quot;&quot;; [.L$2:.AMJ$2] &amp; &quot;: &quot; &amp; [.L85:.AMJ85]))" office:value-type="string" office:string-value="HyperLuke: 1, Outrageous Videos: 1, bemused: 2, Apaul27: 8, tmorrow: 3, Arbys550: 3, Simomarchi: 6, maxmanium: 1" calcext:value-type="string">
            <text:p>HyperLuke: 1, Outrageous Videos: 1, bemused: 2, Apaul27: 8, tmorrow: 3, Arbys550: 3, Simomarchi: 6, maxmanium: 1</text:p>
          </table:table-cell>
          <table:table-cell table:style-name="ce17" table:formula="of:=SUMPRODUCT(NOT(ISBLANK([.L85:.AMJ85])))" office:value-type="float" office:value="8" calcext:value-type="float">
            <text:p>8</text:p>
          </table:table-cell>
          <table:table-cell table:style-name="ce95" table:formula="of:=IF([.J85]&gt;2;AVERAGE([.L85:.AMJ85]);0)" office:value-type="float" office:value="3.125" calcext:value-type="float">
            <text:p>3.125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8" calcext:value-type="float">
            <text:p>78</text:p>
          </table:table-cell>
          <table:table-cell table:formula="of:=SUM([.L86:.AMJ86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86:.AMJ86]); &quot;&quot;; [.L$2:.AMJ$2] &amp; &quot;: &quot; &amp; [.L86:.AMJ86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L86:.AMJ86])))" office:value-type="float" office:value="3" calcext:value-type="float">
            <text:p>3</text:p>
          </table:table-cell>
          <table:table-cell table:style-name="ce95" table:formula="of:=IF([.J86]&gt;2;AVERAGE([.L86:.AMJ86]);0)" office:value-type="float" office:value="8.33333333333333" calcext:value-type="float">
            <text:p>8.33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58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4" calcext:value-type="float">
            <text:p>84</text:p>
          </table:table-cell>
          <table:table-cell table:formula="of:=SUM([.L87:.AMJ87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87:.AMJ87]); &quot;&quot;; [.L$2:.AMJ$2] &amp; &quot;: &quot; &amp; [.L87:.AMJ87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7" table:formula="of:=SUMPRODUCT(NOT(ISBLANK([.L87:.AMJ87])))" office:value-type="float" office:value="4" calcext:value-type="float">
            <text:p>4</text:p>
          </table:table-cell>
          <table:table-cell table:style-name="ce95" table:formula="of:=IF([.J87]&gt;2;AVERAGE([.L87:.AMJ87]);0)" office:value-type="float" office:value="6" calcext:value-type="float">
            <text:p>6.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1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5" calcext:value-type="float">
            <text:p>85</text:p>
          </table:table-cell>
          <table:table-cell table:formula="of:=SUM([.L88:.AMJ88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88:.AMJ88]); &quot;&quot;; [.L$2:.AMJ$2] &amp; &quot;: &quot; &amp; [.L88:.AMJ88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L88:.AMJ88])))" office:value-type="float" office:value="4" calcext:value-type="float">
            <text:p>4</text:p>
          </table:table-cell>
          <table:table-cell table:style-name="ce95" table:formula="of:=IF([.J88]&gt;2;AVERAGE([.L88:.AMJ88]);0)" office:value-type="float" office:value="5.75" calcext:value-type="float">
            <text:p>5.750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5" calcext:value-type="float">
            <text:p>85</text:p>
          </table:table-cell>
          <table:table-cell table:formula="of:=SUM([.L89:.AMJ89])" office:value-type="float" office:value="23" calcext:value-type="float">
            <text:p>23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89:.AMJ89]); &quot;&quot;; [.L$2:.AMJ$2] &amp; &quot;: &quot; &amp; [.L89:.AMJ89]))" office:value-type="string" office:string-value="Chamelenoel: 10, everennui: 4, Nate River: 2, Lorenz0: 4, Ezepov: 2, Maribo: 1" calcext:value-type="string">
            <text:p>Chamelenoel: 10, everennui: 4, Nate River: 2, Lorenz0: 4, Ezepov: 2, Maribo: 1</text:p>
          </table:table-cell>
          <table:table-cell table:style-name="ce17" table:formula="of:=SUMPRODUCT(NOT(ISBLANK([.L89:.AMJ89])))" office:value-type="float" office:value="6" calcext:value-type="float">
            <text:p>6</text:p>
          </table:table-cell>
          <table:table-cell table:style-name="ce95" table:formula="of:=IF([.J89]&gt;2;AVERAGE([.L89:.AMJ89]);0)" office:value-type="float" office:value="3.83333333333333" calcext:value-type="float">
            <text:p>3.833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9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32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7" calcext:value-type="float">
            <text:p>87</text:p>
          </table:table-cell>
          <table:table-cell table:formula="of:=SUM([.L90:.AMJ90])" office:value-type="float" office:value="22" calcext:value-type="float">
            <text:p>22</text:p>
          </table:table-cell>
          <table:table-cell office:value-type="string" calcext:value-type="string">
            <text:p>180 Minutes Pour Vivre</text:p>
          </table:table-cell>
          <table:table-cell office:value-type="string" calcext:value-type="string">
            <text:p><text:a xlink:href="https://doomwiki.org/wiki/180_Minutes_Pour_Vivre" xlink:type="simple">https://doomwiki.org/wiki/180_Minutes_Pour_Vivre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90:.AMJ90]); &quot;&quot;; [.L$2:.AMJ$2] &amp; &quot;: &quot; &amp; [.L90:.AMJ90]))" office:value-type="string" office:string-value="Azure_Horror: 9, LadyMistDragon: 10, tonytheparrot: 3" calcext:value-type="string">
            <text:p>Azure_Horror: 9, LadyMistDragon: 10, tonytheparrot: 3</text:p>
          </table:table-cell>
          <table:table-cell table:style-name="ce17" table:formula="of:=SUMPRODUCT(NOT(ISBLANK([.L90:.AMJ90])))" office:value-type="float" office:value="3" calcext:value-type="float">
            <text:p>3</text:p>
          </table:table-cell>
          <table:table-cell table:style-name="ce95" table:formula="of:=IF([.J90]&gt;2;AVERAGE([.L90:.AMJ90]);0)" office:value-type="float" office:value="7.33333333333333" calcext:value-type="float">
            <text:p>7.333</text:p>
          </table:table-cell>
          <table:table-cell table:number-columns-repeated="161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823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7" calcext:value-type="float">
            <text:p>87</text:p>
          </table:table-cell>
          <table:table-cell table:formula="of:=SUM([.L91:.AMJ91])" office:value-type="float" office:value="22" calcext:value-type="float">
            <text:p>22</text:p>
          </table:table-cell>
          <table:table-cell office:value-type="string" calcext:value-type="string">
            <text:p>Antaresian Reliquary</text:p>
          </table:table-cell>
          <table:table-cell office:value-type="string" calcext:value-type="string">
            <text:p><text:a xlink:href="https://www.doomworld.com/idgames/levels/doom2/Ports/a-c/anta_req" xlink:type="simple">https://www.doomworld.com/idgames/levels/doom2/Ports/a-c/anta_req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91:.AMJ91]); &quot;&quot;; [.L$2:.AMJ$2] &amp; &quot;: &quot; &amp; [.L91:.AMJ91]))" office:value-type="string" office:string-value="Dimon12321: 6, SCF: 6, Azure_Horror: 7, nikitsune: 1, DoomPlayer00: 2" calcext:value-type="string">
            <text:p>Dimon12321: 6, SCF: 6, Azure_Horror: 7, nikitsune: 1, DoomPlayer00: 2</text:p>
          </table:table-cell>
          <table:table-cell table:style-name="ce17" table:formula="of:=SUMPRODUCT(NOT(ISBLANK([.L91:.AMJ91])))" office:value-type="float" office:value="5" calcext:value-type="float">
            <text:p>5</text:p>
          </table:table-cell>
          <table:table-cell table:style-name="ce95" table:formula="of:=IF([.J91]&gt;2;AVERAGE([.L91:.AMJ91]);0)" office:value-type="float" office:value="4.4" calcext:value-type="float">
            <text:p>4.400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31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7" calcext:value-type="float">
            <text:p>87</text:p>
          </table:table-cell>
          <table:table-cell table:formula="of:=SUM([.L92:.AMJ92])" office:value-type="float" office:value="22" calcext:value-type="float">
            <text:p>22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92:.AMJ92]); &quot;&quot;; [.L$2:.AMJ$2] &amp; &quot;: &quot; &amp; [.L92:.AMJ92]))" office:value-type="string" office:string-value="ella guro: 9, 7hm: 5, Grain of Salt: 3, NoisyVelvet: 1, vdgg: 4" calcext:value-type="string">
            <text:p>ella guro: 9, 7hm: 5, Grain of Salt: 3, NoisyVelvet: 1, vdgg: 4</text:p>
          </table:table-cell>
          <table:table-cell table:style-name="ce17" table:formula="of:=SUMPRODUCT(NOT(ISBLANK([.L92:.AMJ92])))" office:value-type="float" office:value="5" calcext:value-type="float">
            <text:p>5</text:p>
          </table:table-cell>
          <table:table-cell table:style-name="ce95" table:formula="of:=IF([.J92]&gt;2;AVERAGE([.L92:.AMJ92]);0)" office:value-type="float" office:value="4.4" calcext:value-type="float">
            <text:p>4.400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2"/>
          <table:table-cell office:value-type="float" office:value="4" calcext:value-type="float">
            <text:p>4</text:p>
          </table:table-cell>
          <table:table-cell table:number-columns-repeated="869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7" calcext:value-type="float">
            <text:p>87</text:p>
          </table:table-cell>
          <table:table-cell table:formula="of:=SUM([.L93:.AMJ93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93:.AMJ93]); &quot;&quot;; [.L$2:.AMJ$2] &amp; &quot;: &quot; &amp; [.L93:.AMJ93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L93:.AMJ93])))" office:value-type="float" office:value="4" calcext:value-type="float">
            <text:p>4</text:p>
          </table:table-cell>
          <table:table-cell table:style-name="ce95" table:formula="of:=IF([.J93]&gt;2;AVERAGE([.L93:.AMJ93]);0)" office:value-type="float" office:value="5.5" calcext:value-type="float">
            <text:p>5.50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7" calcext:value-type="float">
            <text:p>87</text:p>
          </table:table-cell>
          <table:table-cell table:formula="of:=SUM([.L94:.AMJ94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30" calcext:value-type="float">
            <text:p>30</text:p>
          </table:table-cell>
          <table:table-cell table:style-name="ce16" table:number-matrix-columns-spanned="1" table:number-matrix-rows-spanned="1" table:formula="of:=COM.MICROSOFT.TEXTJOIN(&quot;, &quot;; 1; IF(ISBLANK([.L94:.AMJ94]); &quot;&quot;; [.L$2:.AMJ$2] &amp; &quot;: &quot; &amp; [.L94:.AMJ94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L94:.AMJ94])))" office:value-type="float" office:value="5" calcext:value-type="float">
            <text:p>5</text:p>
          </table:table-cell>
          <table:table-cell table:style-name="ce95" table:formula="of:=IF([.J94]&gt;2;AVERAGE([.L94:.AMJ94]);0)" office:value-type="float" office:value="4.4" calcext:value-type="float">
            <text:p>4.400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6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2" calcext:value-type="float">
            <text:p>92</text:p>
          </table:table-cell>
          <table:table-cell table:formula="of:=SUM([.L95:.AMJ95])" office:value-type="float" office:value="21" calcext:value-type="float">
            <text:p>2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95:.AMJ95]); &quot;&quot;; [.L$2:.AMJ$2] &amp; &quot;: &quot; &amp; [.L95:.AMJ95]))" office:value-type="string" office:string-value="Sky: 10, tchkb: 1, Midnight_00: 9, vdgg: 1" calcext:value-type="string">
            <text:p>Sky: 10, tchkb: 1, Midnight_00: 9, vdgg: 1</text:p>
          </table:table-cell>
          <table:table-cell table:style-name="ce17" table:formula="of:=SUMPRODUCT(NOT(ISBLANK([.L95:.AMJ95])))" office:value-type="float" office:value="4" calcext:value-type="float">
            <text:p>4</text:p>
          </table:table-cell>
          <table:table-cell table:style-name="ce95" table:formula="of:=IF([.J95]&gt;2;AVERAGE([.L95:.AMJ95]);0)" office:value-type="float" office:value="5.25" calcext:value-type="float">
            <text:p>5.25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9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2" calcext:value-type="float">
            <text:p>92</text:p>
          </table:table-cell>
          <table:table-cell table:formula="of:=SUM([.L96:.AMJ96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96:.AMJ96]); &quot;&quot;; [.L$2:.AMJ$2] &amp; &quot;: &quot; &amp; [.L96:.AMJ96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L96:.AMJ96])))" office:value-type="float" office:value="3" calcext:value-type="float">
            <text:p>3</text:p>
          </table:table-cell>
          <table:table-cell table:style-name="ce95" table:formula="of:=IF([.J96]&gt;2;AVERAGE([.L96:.AMJ96]);0)" office:value-type="float" office:value="7" calcext:value-type="float">
            <text:p>7.000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4" calcext:value-type="float">
            <text:p>94</text:p>
          </table:table-cell>
          <table:table-cell table:formula="of:=SUM([.L97:.AMJ97])" office:value-type="float" office:value="20" calcext:value-type="float">
            <text:p>20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97:.AMJ97]); &quot;&quot;; [.L$2:.AMJ$2] &amp; &quot;: &quot; &amp; [.L97:.AMJ97]))" office:value-type="string" office:string-value="NuMetalManiak: 5, everennui: 5, Forli: 4, DOEL: 5, akolai: 1" calcext:value-type="string">
            <text:p>NuMetalManiak: 5, everennui: 5, Forli: 4, DOEL: 5, akolai: 1</text:p>
          </table:table-cell>
          <table:table-cell table:style-name="ce17" table:formula="of:=SUMPRODUCT(NOT(ISBLANK([.L97:.AMJ97])))" office:value-type="float" office:value="5" calcext:value-type="float">
            <text:p>5</text:p>
          </table:table-cell>
          <table:table-cell table:style-name="ce95" table:formula="of:=IF([.J97]&gt;2;AVERAGE([.L97:.AMJ97]);0)" office:value-type="float" office:value="4" calcext:value-type="float">
            <text:p>4.00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83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4" calcext:value-type="float">
            <text:p>94</text:p>
          </table:table-cell>
          <table:table-cell table:formula="of:=SUM([.L98:.AMJ98])" office:value-type="float" office:value="20" calcext:value-type="float">
            <text:p>20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98:.AMJ98]); &quot;&quot;; [.L$2:.AMJ$2] &amp; &quot;: &quot; &amp; [.L98:.AMJ98]))" office:value-type="string" office:string-value="m8f: 5, DJVCardMaster: 6, Katamori: 9" calcext:value-type="string">
            <text:p>m8f: 5, DJVCardMaster: 6, Katamori: 9</text:p>
          </table:table-cell>
          <table:table-cell table:style-name="ce17" table:formula="of:=SUMPRODUCT(NOT(ISBLANK([.L98:.AMJ98])))" office:value-type="float" office:value="3" calcext:value-type="float">
            <text:p>3</text:p>
          </table:table-cell>
          <table:table-cell table:style-name="ce95" table:formula="of:=IF([.J98]&gt;2;AVERAGE([.L98:.AMJ98]);0)" office:value-type="float" office:value="6.66666666666667" calcext:value-type="float">
            <text:p>6.667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78"/>
          <table:table-cell office:value-type="float" office:value="9" calcext:value-type="float">
            <text:p>9</text:p>
          </table:table-cell>
          <table:table-cell table:number-columns-repeated="828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4" calcext:value-type="float">
            <text:p>94</text:p>
          </table:table-cell>
          <table:table-cell table:formula="of:=SUM([.L99:.AMJ99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59" calcext:value-type="float">
            <text:p>59</text:p>
          </table:table-cell>
          <table:table-cell table:style-name="ce16" table:number-matrix-columns-spanned="1" table:number-matrix-rows-spanned="1" table:formula="of:=COM.MICROSOFT.TEXTJOIN(&quot;, &quot;; 1; IF(ISBLANK([.L99:.AMJ99]); &quot;&quot;; [.L$2:.AMJ$2] &amp; &quot;: &quot; &amp; [.L99:.AMJ99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L99:.AMJ99])))" office:value-type="float" office:value="3" calcext:value-type="float">
            <text:p>3</text:p>
          </table:table-cell>
          <table:table-cell table:style-name="ce95" table:formula="of:=IF([.J99]&gt;2;AVERAGE([.L99:.AMJ99]);0)" office:value-type="float" office:value="6.66666666666667" calcext:value-type="float">
            <text:p>6.667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5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4" calcext:value-type="float">
            <text:p>94</text:p>
          </table:table-cell>
          <table:table-cell table:formula="of:=SUM([.L100:.AMJ100])" office:value-type="float" office:value="20" calcext:value-type="float">
            <text:p>20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00:.AMJ100]); &quot;&quot;; [.L$2:.AMJ$2] &amp; &quot;: &quot; &amp; [.L100:.AMJ100]))" office:value-type="string" office:string-value="Chamelenoel: 6, AnonimVio: 9, E.M.: 5" calcext:value-type="string">
            <text:p>Chamelenoel: 6, AnonimVio: 9, E.M.: 5</text:p>
          </table:table-cell>
          <table:table-cell table:style-name="ce17" table:formula="of:=SUMPRODUCT(NOT(ISBLANK([.L100:.AMJ100])))" office:value-type="float" office:value="3" calcext:value-type="float">
            <text:p>3</text:p>
          </table:table-cell>
          <table:table-cell table:style-name="ce95" table:formula="of:=IF([.J100]&gt;2;AVERAGE([.L100:.AMJ100]);0)" office:value-type="float" office:value="6.66666666666667" calcext:value-type="float">
            <text:p>6.667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5"/>
          <table:table-cell office:value-type="float" office:value="5" calcext:value-type="float">
            <text:p>5</text:p>
          </table:table-cell>
          <table:table-cell table:number-columns-repeated="882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4" calcext:value-type="float">
            <text:p>94</text:p>
          </table:table-cell>
          <table:table-cell table:formula="of:=SUM([.L101:.AMJ101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101:.AMJ101]); &quot;&quot;; [.L$2:.AMJ$2] &amp; &quot;: &quot; &amp; [.L101:.AMJ101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L101:.AMJ101])))" office:value-type="float" office:value="3" calcext:value-type="float">
            <text:p>3</text:p>
          </table:table-cell>
          <table:table-cell table:style-name="ce95" table:formula="of:=IF([.J101]&gt;2;AVERAGE([.L101:.AMJ101]);0)" office:value-type="float" office:value="6.66666666666667" calcext:value-type="float">
            <text:p>6.667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3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9" calcext:value-type="float">
            <text:p>99</text:p>
          </table:table-cell>
          <table:table-cell table:formula="of:=SUM([.L102:.AMJ102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02:.AMJ102]); &quot;&quot;; [.L$2:.AMJ$2] &amp; &quot;: &quot; &amp; [.L102:.AMJ102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L102:.AMJ102])))" office:value-type="float" office:value="4" calcext:value-type="float">
            <text:p>4</text:p>
          </table:table-cell>
          <table:table-cell table:style-name="ce95" table:formula="of:=IF([.J102]&gt;2;AVERAGE([.L102:.AMJ102]);0)" office:value-type="float" office:value="4.75" calcext:value-type="float">
            <text:p>4.75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2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9" calcext:value-type="float">
            <text:p>99</text:p>
          </table:table-cell>
          <table:table-cell table:formula="of:=SUM([.L103:.AMJ103])" office:value-type="float" office:value="19" calcext:value-type="float">
            <text:p>19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03:.AMJ103]); &quot;&quot;; [.L$2:.AMJ$2] &amp; &quot;: &quot; &amp; [.L103:.AMJ103]))" office:value-type="string" office:string-value="roadworx: 4, soner du: 3, Philnemba: 3, NaZa: 1, P41R47: 3, Marn: 5" calcext:value-type="string">
            <text:p>roadworx: 4, soner du: 3, Philnemba: 3, NaZa: 1, P41R47: 3, Marn: 5</text:p>
          </table:table-cell>
          <table:table-cell table:style-name="ce17" table:formula="of:=SUMPRODUCT(NOT(ISBLANK([.L103:.AMJ103])))" office:value-type="float" office:value="6" calcext:value-type="float">
            <text:p>6</text:p>
          </table:table-cell>
          <table:table-cell table:style-name="ce95" table:formula="of:=IF([.J103]&gt;2;AVERAGE([.L103:.AMJ103]);0)" office:value-type="float" office:value="3.16666666666667" calcext:value-type="float">
            <text:p>3.167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88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9" calcext:value-type="float">
            <text:p>99</text:p>
          </table:table-cell>
          <table:table-cell table:formula="of:=SUM([.L104:.AMJ104])" office:value-type="float" office:value="19" calcext:value-type="float">
            <text:p>19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<text:a xlink:href="https://doomwiki.org/wiki/Super_Sonic_Doom" xlink:type="simple">https://doomwiki.org/wiki/Super_Sonic_Doom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104:.AMJ104]); &quot;&quot;; [.L$2:.AMJ$2] &amp; &quot;: &quot; &amp; [.L104:.AMJ104]))" office:value-type="string" office:string-value="TJG1289: 2, Doomlover77: 9,  Foodles: 8" calcext:value-type="string">
            <text:p>TJG1289: 2, Doomlover77: 9, <text:s/>Foodles: 8</text:p>
          </table:table-cell>
          <table:table-cell table:style-name="ce17" table:formula="of:=SUMPRODUCT(NOT(ISBLANK([.L104:.AMJ104])))" office:value-type="float" office:value="3" calcext:value-type="float">
            <text:p>3</text:p>
          </table:table-cell>
          <table:table-cell table:style-name="ce95" table:formula="of:=IF([.J104]&gt;2;AVERAGE([.L104:.AMJ104]);0)" office:value-type="float" office:value="6.33333333333333" calcext:value-type="float">
            <text:p>6.333</text:p>
          </table:table-cell>
          <table:table-cell table:number-columns-repeated="154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9" calcext:value-type="float">
            <text:p>9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821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9" calcext:value-type="float">
            <text:p>99</text:p>
          </table:table-cell>
          <table:table-cell table:formula="of:=SUM([.L105:.AMJ105])" office:value-type="float" office:value="19" calcext:value-type="float">
            <text:p>19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ndalone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105:.AMJ105]); &quot;&quot;; [.L$2:.AMJ$2] &amp; &quot;: &quot; &amp; [.L105:.AMJ105]))" office:value-type="string" office:string-value="Chamelenoel: 1, JudgeDeadd: 4, Phobus: 10, Dimon12321: 4" calcext:value-type="string">
            <text:p>Chamelenoel: 1, JudgeDeadd: 4, Phobus: 10, Dimon12321: 4</text:p>
          </table:table-cell>
          <table:table-cell table:style-name="ce17" table:formula="of:=SUMPRODUCT(NOT(ISBLANK([.L105:.AMJ105])))" office:value-type="float" office:value="4" calcext:value-type="float">
            <text:p>4</text:p>
          </table:table-cell>
          <table:table-cell table:style-name="ce95" table:formula="of:=IF([.J105]&gt;2;AVERAGE([.L105:.AMJ105]);0)" office:value-type="float" office:value="4.75" calcext:value-type="float">
            <text:p>4.75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9"/>
          <table:table-cell office:value-type="float" office:value="4" calcext:value-type="float">
            <text:p>4</text:p>
          </table:table-cell>
          <table:table-cell table:number-columns-repeated="863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3" calcext:value-type="float">
            <text:p>103</text:p>
          </table:table-cell>
          <table:table-cell table:formula="of:=SUM([.L106:.AMJ106])" office:value-type="float" office:value="18" calcext:value-type="float">
            <text:p>18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106:.AMJ106]); &quot;&quot;; [.L$2:.AMJ$2] &amp; &quot;: &quot; &amp; [.L106:.AMJ106]))" office:value-type="string" office:string-value="yakfak: 4, Payload4367: 5, Ragu: 9" calcext:value-type="string">
            <text:p>yakfak: 4, Payload4367: 5, Ragu: 9</text:p>
          </table:table-cell>
          <table:table-cell table:style-name="ce17" table:formula="of:=SUMPRODUCT(NOT(ISBLANK([.L106:.AMJ106])))" office:value-type="float" office:value="3" calcext:value-type="float">
            <text:p>3</text:p>
          </table:table-cell>
          <table:table-cell table:style-name="ce95" table:formula="of:=IF([.J106]&gt;2;AVERAGE([.L106:.AMJ106]);0)" office:value-type="float" office:value="6" calcext:value-type="float">
            <text:p>6.000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9" calcext:value-type="float">
            <text:p>9</text:p>
          </table:table-cell>
          <table:table-cell table:number-columns-repeated="849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3" calcext:value-type="float">
            <text:p>103</text:p>
          </table:table-cell>
          <table:table-cell table:formula="of:=SUM([.L107:.AMJ107])" office:value-type="float" office:value="18" calcext:value-type="float">
            <text:p>18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07:.AMJ107]); &quot;&quot;; [.L$2:.AMJ$2] &amp; &quot;: &quot; &amp; [.L107:.AMJ107]))" office:value-type="string" office:string-value="bonnie: 10, P41R47: 3, Katamori: 5" calcext:value-type="string">
            <text:p>bonnie: 10, P41R47: 3, Katamori: 5</text:p>
          </table:table-cell>
          <table:table-cell table:style-name="ce17" table:formula="of:=SUMPRODUCT(NOT(ISBLANK([.L107:.AMJ107])))" office:value-type="float" office:value="3" calcext:value-type="float">
            <text:p>3</text:p>
          </table:table-cell>
          <table:table-cell table:style-name="ce95" table:formula="of:=IF([.J107]&gt;2;AVERAGE([.L107:.AMJ107]);0)" office:value-type="float" office:value="6" calcext:value-type="float">
            <text:p>6.000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63"/>
          <table:table-cell office:value-type="float" office:value="5" calcext:value-type="float">
            <text:p>5</text:p>
          </table:table-cell>
          <table:table-cell table:number-columns-repeated="828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3" calcext:value-type="float">
            <text:p>103</text:p>
          </table:table-cell>
          <table:table-cell table:formula="of:=SUM([.L108:.AMJ108])" office:value-type="float" office:value="18" calcext:value-type="float">
            <text:p>18</text:p>
          </table:table-cell>
          <table:table-cell table:style-name="ce71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08:.AMJ108]); &quot;&quot;; [.L$2:.AMJ$2] &amp; &quot;: &quot; &amp; [.L108:.AMJ108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L108:.AMJ108])))" office:value-type="float" office:value="4" calcext:value-type="float">
            <text:p>4</text:p>
          </table:table-cell>
          <table:table-cell table:style-name="ce95" table:formula="of:=IF([.J108]&gt;2;AVERAGE([.L108:.AMJ108]);0)" office:value-type="float" office:value="4.5" calcext:value-type="float">
            <text:p>4.500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87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3" calcext:value-type="float">
            <text:p>103</text:p>
          </table:table-cell>
          <table:table-cell table:formula="of:=SUM([.L109:.AMJ109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09:.AMJ109]); &quot;&quot;; [.L$2:.AMJ$2] &amp; &quot;: &quot; &amp; [.L109:.AMJ109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L109:.AMJ109])))" office:value-type="float" office:value="3" calcext:value-type="float">
            <text:p>3</text:p>
          </table:table-cell>
          <table:table-cell table:style-name="ce95" table:formula="of:=IF([.J109]&gt;2;AVERAGE([.L109:.AMJ109]);0)" office:value-type="float" office:value="6" calcext:value-type="float">
            <text:p>6.000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4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3" calcext:value-type="float">
            <text:p>103</text:p>
          </table:table-cell>
          <table:table-cell table:formula="of:=SUM([.L110:.AMJ110])" office:value-type="float" office:value="18" calcext:value-type="float">
            <text:p>18</text:p>
          </table:table-cell>
          <table:table-cell office:value-type="string" calcext:value-type="string">
            <text:p>TNT: Evilution</text:p>
          </table:table-cell>
          <table:table-cell office:value-type="string" calcext:value-type="string">
            <text:p><text:a xlink:href="https://doomwiki.org/wiki/TNT:_Evilution" xlink:type="simple">https://doomwiki.org/wiki/TNT:_Evilution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TNT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10:.AMJ110]); &quot;&quot;; [.L$2:.AMJ$2] &amp; &quot;: &quot; &amp; [.L110:.AMJ110]))" office:value-type="string" office:string-value="Li'l devil: 6, PBeGood4: 2, nikitsune: 1, Katamori: 2, Dubium: 2, rzh: 5" calcext:value-type="string">
            <text:p>Li'l devil: 6, PBeGood4: 2, nikitsune: 1, Katamori: 2, Dubium: 2, rzh: 5</text:p>
          </table:table-cell>
          <table:table-cell table:style-name="ce17" table:formula="of:=SUMPRODUCT(NOT(ISBLANK([.L110:.AMJ110])))" office:value-type="float" office:value="6" calcext:value-type="float">
            <text:p>6</text:p>
          </table:table-cell>
          <table:table-cell table:style-name="ce95" table:formula="of:=IF([.J110]&gt;2;AVERAGE([.L110:.AMJ110]);0)" office:value-type="float" office:value="3" calcext:value-type="float">
            <text:p>3.000</text:p>
          </table:table-cell>
          <table:table-cell table:number-columns-repeated="16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8" calcext:value-type="float">
            <text:p>108</text:p>
          </table:table-cell>
          <table:table-cell table:formula="of:=SUM([.L111:.AMJ111])" office:value-type="float" office:value="17" calcext:value-type="float">
            <text:p>1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11:.AMJ111]); &quot;&quot;; [.L$2:.AMJ$2] &amp; &quot;: &quot; &amp; [.L111:.AMJ111]))" office:value-type="string" office:string-value="Dragonfly: 7, guitardz: 2, Jaromir Bergmann: 5, VanaheimRanger: 3" calcext:value-type="string">
            <text:p>Dragonfly: 7, guitardz: 2, Jaromir Bergmann: 5, VanaheimRanger: 3</text:p>
          </table:table-cell>
          <table:table-cell table:style-name="ce17" table:formula="of:=SUMPRODUCT(NOT(ISBLANK([.L111:.AMJ111])))" office:value-type="float" office:value="4" calcext:value-type="float">
            <text:p>4</text:p>
          </table:table-cell>
          <table:table-cell table:style-name="ce95" table:formula="of:=IF([.J111]&gt;2;AVERAGE([.L111:.AMJ111]);0)" office:value-type="float" office:value="4.25" calcext:value-type="float">
            <text:p>4.250</text:p>
          </table:table-cell>
          <table:table-cell table:number-columns-repeated="46"/>
          <table:table-cell office:value-type="float" office:value="7" calcext:value-type="float">
            <text:p>7</text:p>
          </table:table-cell>
          <table:table-cell table:number-columns-repeated="32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60"/>
          <table:table-cell office:value-type="float" office:value="3" calcext:value-type="float">
            <text:p>3</text:p>
          </table:table-cell>
          <table:table-cell table:number-columns-repeated="859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8" calcext:value-type="float">
            <text:p>108</text:p>
          </table:table-cell>
          <table:table-cell table:formula="of:=SUM([.L112:.AMJ112])" office:value-type="float" office:value="17" calcext:value-type="float">
            <text:p>17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12:.AMJ112]); &quot;&quot;; [.L$2:.AMJ$2] &amp; &quot;: &quot; &amp; [.L112:.AMJ112]))" office:value-type="string" office:string-value="Mr. Freeze: 3, Lewonx: 10, sincity2100: 4" calcext:value-type="string">
            <text:p>Mr. Freeze: 3, Lewonx: 10, sincity2100: 4</text:p>
          </table:table-cell>
          <table:table-cell table:style-name="ce17" table:formula="of:=SUMPRODUCT(NOT(ISBLANK([.L112:.AMJ112])))" office:value-type="float" office:value="3" calcext:value-type="float">
            <text:p>3</text:p>
          </table:table-cell>
          <table:table-cell table:style-name="ce95" table:formula="of:=IF([.J112]&gt;2;AVERAGE([.L112:.AMJ112]);0)" office:value-type="float" office:value="5.66666666666667" calcext:value-type="float">
            <text:p>5.667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47"/>
          <table:table-cell office:value-type="float" office:value="10" calcext:value-type="float">
            <text:p>10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830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8" calcext:value-type="float">
            <text:p>108</text:p>
          </table:table-cell>
          <table:table-cell table:formula="of:=SUM([.L113:.AMJ113])" office:value-type="float" office:value="17" calcext:value-type="float">
            <text:p>17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13:.AMJ113]); &quot;&quot;; [.L$2:.AMJ$2] &amp; &quot;: &quot; &amp; [.L113:.AMJ113]))" office:value-type="string" office:string-value="m8f: 5, Fadri: 4,  Foodles: 8" calcext:value-type="string">
            <text:p>m8f: 5, Fadri: 4, <text:s/>Foodles: 8</text:p>
          </table:table-cell>
          <table:table-cell table:style-name="ce17" table:formula="of:=SUMPRODUCT(NOT(ISBLANK([.L113:.AMJ113])))" office:value-type="float" office:value="3" calcext:value-type="float">
            <text:p>3</text:p>
          </table:table-cell>
          <table:table-cell table:style-name="ce95" table:formula="of:=IF([.J113]&gt;2;AVERAGE([.L113:.AMJ113]);0)" office:value-type="float" office:value="5.66666666666667" calcext:value-type="float">
            <text:p>5.667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42"/>
          <table:table-cell office:value-type="float" office:value="8" calcext:value-type="float">
            <text:p>8</text:p>
          </table:table-cell>
          <table:table-cell table:number-columns-repeated="821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8" calcext:value-type="float">
            <text:p>108</text:p>
          </table:table-cell>
          <table:table-cell table:formula="of:=SUM([.L114:.AMJ114])" office:value-type="float" office:value="17" calcext:value-type="float">
            <text:p>17</text:p>
          </table:table-cell>
          <table:table-cell office:value-type="string" calcext:value-type="string">
            <text:p>Finely Crafted Fetish Film</text:p>
          </table:table-cell>
          <table:table-cell office:value-type="string" calcext:value-type="string">
            <text:p><text:a xlink:href="https://www.doomworld.com/forum/topic/104608-finely-crafted-fetish-film-7-puzzle-maps-for-boom/" xlink:type="simple">https://www.doomworld.com/forum/topic/104608-finely-crafted-fetish-film-7-puzzle-maps-for-boom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14:.AMJ114]); &quot;&quot;; [.L$2:.AMJ$2] &amp; &quot;: &quot; &amp; [.L114:.AMJ114]))" office:value-type="string" office:string-value="akolai: 10, KineticBeverage: 7" calcext:value-type="string">
            <text:p>akolai: 10, KineticBeverage: 7</text:p>
          </table:table-cell>
          <table:table-cell table:style-name="ce17" table:formula="of:=SUMPRODUCT(NOT(ISBLANK([.L114:.AMJ114])))" office:value-type="float" office:value="2" calcext:value-type="float">
            <text:p>2</text:p>
          </table:table-cell>
          <table:table-cell table:style-name="ce95" table:formula="of:=IF([.J114]&gt;2;AVERAGE([.L114:.AMJ114]);0)" office:value-type="float" office:value="0" calcext:value-type="float">
            <text:p>.000</text:p>
          </table:table-cell>
          <table:table-cell table:number-columns-repeated="177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26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8" calcext:value-type="float">
            <text:p>108</text:p>
          </table:table-cell>
          <table:table-cell table:formula="of:=SUM([.L115:.AMJ115])" office:value-type="float" office:value="17" calcext:value-type="float">
            <text:p>17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115:.AMJ115]); &quot;&quot;; [.L$2:.AMJ$2] &amp; &quot;: &quot; &amp; [.L115:.AMJ115]))" office:value-type="string" office:string-value="Not Jabba: 5, Sky: 6, ax34: 4, Ezepov: 2" calcext:value-type="string">
            <text:p>Not Jabba: 5, Sky: 6, ax34: 4, Ezepov: 2</text:p>
          </table:table-cell>
          <table:table-cell table:style-name="ce17" table:formula="of:=SUMPRODUCT(NOT(ISBLANK([.L115:.AMJ115])))" office:value-type="float" office:value="4" calcext:value-type="float">
            <text:p>4</text:p>
          </table:table-cell>
          <table:table-cell table:style-name="ce95" table:formula="of:=IF([.J115]&gt;2;AVERAGE([.L115:.AMJ115]);0)" office:value-type="float" office:value="4.25" calcext:value-type="float">
            <text:p>4.2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62"/>
          <table:table-cell office:value-type="float" office:value="2" calcext:value-type="float">
            <text:p>2</text:p>
          </table:table-cell>
          <table:table-cell table:number-columns-repeated="836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8" calcext:value-type="float">
            <text:p>108</text:p>
          </table:table-cell>
          <table:table-cell table:formula="of:=SUM([.L116:.AMJ116])" office:value-type="float" office:value="17" calcext:value-type="float">
            <text:p>17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6" calcext:value-type="float">
            <text:p>16</text:p>
          </table:table-cell>
          <table:table-cell table:style-name="ce16" table:number-matrix-columns-spanned="1" table:number-matrix-rows-spanned="1" table:formula="of:=COM.MICROSOFT.TEXTJOIN(&quot;, &quot;; 1; IF(ISBLANK([.L116:.AMJ116]); &quot;&quot;; [.L$2:.AMJ$2] &amp; &quot;: &quot; &amp; [.L116:.AMJ116]))" office:value-type="string" office:string-value="Jaws In Space: 6, Doomkid: 3, everennui: 2, NoisyVelvet: 1, m8f: 4, sapphics: 1" calcext:value-type="string">
            <text:p>Jaws In Space: 6, Doomkid: 3, everennui: 2, NoisyVelvet: 1, m8f: 4, sapphics: 1</text:p>
          </table:table-cell>
          <table:table-cell table:style-name="ce17" table:formula="of:=SUMPRODUCT(NOT(ISBLANK([.L116:.AMJ116])))" office:value-type="float" office:value="6" calcext:value-type="float">
            <text:p>6</text:p>
          </table:table-cell>
          <table:table-cell table:style-name="ce95" table:formula="of:=IF([.J116]&gt;2;AVERAGE([.L116:.AMJ116]);0)" office:value-type="float" office:value="2.83333333333333" calcext:value-type="float">
            <text:p>2.83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"/>
          <table:table-cell office:value-type="float" office:value="1" calcext:value-type="float">
            <text:p>1</text:p>
          </table:table-cell>
          <table:table-cell table:number-columns-repeated="842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8" calcext:value-type="float">
            <text:p>108</text:p>
          </table:table-cell>
          <table:table-cell table:formula="of:=SUM([.L117:.AMJ117])" office:value-type="float" office:value="17" calcext:value-type="float">
            <text:p>17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39" calcext:value-type="float">
            <text:p>39</text:p>
          </table:table-cell>
          <table:table-cell table:style-name="ce16" table:number-matrix-columns-spanned="1" table:number-matrix-rows-spanned="1" table:formula="of:=COM.MICROSOFT.TEXTJOIN(&quot;, &quot;; 1; IF(ISBLANK([.L117:.AMJ117]); &quot;&quot;; [.L$2:.AMJ$2] &amp; &quot;: &quot; &amp; [.L117:.AMJ117]))" office:value-type="string" office:string-value="MFG38: 2, termrork: 5, Katamori: 10" calcext:value-type="string">
            <text:p>MFG38: 2, termrork: 5, Katamori: 10</text:p>
          </table:table-cell>
          <table:table-cell table:style-name="ce17" table:formula="of:=SUMPRODUCT(NOT(ISBLANK([.L117:.AMJ117])))" office:value-type="float" office:value="3" calcext:value-type="float">
            <text:p>3</text:p>
          </table:table-cell>
          <table:table-cell table:style-name="ce95" table:formula="of:=IF([.J117]&gt;2;AVERAGE([.L117:.AMJ117]);0)" office:value-type="float" office:value="5.66666666666667" calcext:value-type="float">
            <text:p>5.667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6"/>
          <table:table-cell office:value-type="float" office:value="10" calcext:value-type="float">
            <text:p>10</text:p>
          </table:table-cell>
          <table:table-cell table:number-columns-repeated="828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8" calcext:value-type="float">
            <text:p>108</text:p>
          </table:table-cell>
          <table:table-cell table:formula="of:=SUM([.L118:.AMJ118])" office:value-type="float" office:value="17" calcext:value-type="float">
            <text:p>17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118:.AMJ118]); &quot;&quot;; [.L$2:.AMJ$2] &amp; &quot;: &quot; &amp; [.L118:.AMJ118]))" office:value-type="string" office:string-value="Malrionn: 10, behemoth_667: 5, TheGreenZap: 2" calcext:value-type="string">
            <text:p>Malrionn: 10, behemoth_667: 5, TheGreenZap: 2</text:p>
          </table:table-cell>
          <table:table-cell table:style-name="ce17" table:formula="of:=SUMPRODUCT(NOT(ISBLANK([.L118:.AMJ118])))" office:value-type="float" office:value="3" calcext:value-type="float">
            <text:p>3</text:p>
          </table:table-cell>
          <table:table-cell table:style-name="ce95" table:formula="of:=IF([.J118]&gt;2;AVERAGE([.L118:.AMJ118]);0)" office:value-type="float" office:value="5.66666666666667" calcext:value-type="float">
            <text:p>5.667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2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6" calcext:value-type="float">
            <text:p>116</text:p>
          </table:table-cell>
          <table:table-cell table:formula="of:=SUM([.L119:.AMJ119])" office:value-type="float" office:value="16" calcext:value-type="float">
            <text:p>16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119:.AMJ119]); &quot;&quot;; [.L$2:.AMJ$2] &amp; &quot;: &quot; &amp; [.L119:.AMJ119]))" office:value-type="string" office:string-value="JudgeDeadd: 2, OniriA: 8,  Foodles: 6" calcext:value-type="string">
            <text:p>JudgeDeadd: 2, OniriA: 8, <text:s/>Foodles: 6</text:p>
          </table:table-cell>
          <table:table-cell table:style-name="ce17" table:formula="of:=SUMPRODUCT(NOT(ISBLANK([.L119:.AMJ119])))" office:value-type="float" office:value="3" calcext:value-type="float">
            <text:p>3</text:p>
          </table:table-cell>
          <table:table-cell table:style-name="ce95" table:formula="of:=IF([.J119]&gt;2;AVERAGE([.L119:.AMJ119]);0)" office:value-type="float" office:value="5.33333333333333" calcext:value-type="float">
            <text:p>5.333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86"/>
          <table:table-cell office:value-type="float" office:value="6" calcext:value-type="float">
            <text:p>6</text:p>
          </table:table-cell>
          <table:table-cell table:number-columns-repeated="821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6" calcext:value-type="float">
            <text:p>116</text:p>
          </table:table-cell>
          <table:table-cell table:formula="of:=SUM([.L120:.AMJ120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20:.AMJ120]); &quot;&quot;; [.L$2:.AMJ$2] &amp; &quot;: &quot; &amp; [.L120:.AMJ120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L120:.AMJ120])))" office:value-type="float" office:value="2" calcext:value-type="float">
            <text:p>2</text:p>
          </table:table-cell>
          <table:table-cell table:style-name="ce95" table:formula="of:=IF([.J120]&gt;2;AVERAGE([.L120:.AMJ120]);0)" office:value-type="float" office:value="0" calcext:value-type="float">
            <text:p>.00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6" calcext:value-type="float">
            <text:p>116</text:p>
          </table:table-cell>
          <table:table-cell table:formula="of:=SUM([.L121:.AMJ121])" office:value-type="float" office:value="16" calcext:value-type="float">
            <text:p>16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21:.AMJ121]); &quot;&quot;; [.L$2:.AMJ$2] &amp; &quot;: &quot; &amp; [.L121:.AMJ121]))" office:value-type="string" office:string-value="Bryan T: 5, dylux: 8, Octillion: 3" calcext:value-type="string">
            <text:p>Bryan T: 5, dylux: 8, Octillion: 3</text:p>
          </table:table-cell>
          <table:table-cell table:style-name="ce17" table:formula="of:=SUMPRODUCT(NOT(ISBLANK([.L121:.AMJ121])))" office:value-type="float" office:value="3" calcext:value-type="float">
            <text:p>3</text:p>
          </table:table-cell>
          <table:table-cell table:style-name="ce95" table:formula="of:=IF([.J121]&gt;2;AVERAGE([.L121:.AMJ121]);0)" office:value-type="float" office:value="5.33333333333333" calcext:value-type="float">
            <text:p>5.33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6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6" calcext:value-type="float">
            <text:p>116</text:p>
          </table:table-cell>
          <table:table-cell table:formula="of:=SUM([.L122:.AMJ122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122:.AMJ122]); &quot;&quot;; [.L$2:.AMJ$2] &amp; &quot;: &quot; &amp; [.L122:.AMJ122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L122:.AMJ122])))" office:value-type="float" office:value="3" calcext:value-type="float">
            <text:p>3</text:p>
          </table:table-cell>
          <table:table-cell table:style-name="ce95" table:formula="of:=IF([.J122]&gt;2;AVERAGE([.L122:.AMJ122]);0)" office:value-type="float" office:value="5.33333333333333" calcext:value-type="float">
            <text:p>5.33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6" calcext:value-type="float">
            <text:p>116</text:p>
          </table:table-cell>
          <table:table-cell table:formula="of:=SUM([.L123:.AMJ123])" office:value-type="float" office:value="16" calcext:value-type="float">
            <text:p>16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23:.AMJ123]); &quot;&quot;; [.L$2:.AMJ$2] &amp; &quot;: &quot; &amp; [.L123:.AMJ123]))" office:value-type="string" office:string-value="Roofi: 7, Maribo: 9" calcext:value-type="string">
            <text:p>Roofi: 7, Maribo: 9</text:p>
          </table:table-cell>
          <table:table-cell table:style-name="ce17" table:formula="of:=SUMPRODUCT(NOT(ISBLANK([.L123:.AMJ123])))" office:value-type="float" office:value="2" calcext:value-type="float">
            <text:p>2</text:p>
          </table:table-cell>
          <table:table-cell table:style-name="ce95" table:formula="of:=IF([.J123]&gt;2;AVERAGE([.L123:.AMJ123]);0)" office:value-type="float" office:value="0" calcext:value-type="float">
            <text:p>.000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138"/>
          <table:table-cell office:value-type="float" office:value="9" calcext:value-type="float">
            <text:p>9</text:p>
          </table:table-cell>
          <table:table-cell table:number-columns-repeated="832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6" calcext:value-type="float">
            <text:p>116</text:p>
          </table:table-cell>
          <table:table-cell table:formula="of:=SUM([.L124:.AMJ124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ndalone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24:.AMJ124]); &quot;&quot;; [.L$2:.AMJ$2] &amp; &quot;: &quot; &amp; [.L124:.AMJ124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L124:.AMJ124])))" office:value-type="float" office:value="4" calcext:value-type="float">
            <text:p>4</text:p>
          </table:table-cell>
          <table:table-cell table:style-name="ce95" table:formula="of:=IF([.J124]&gt;2;AVERAGE([.L124:.AMJ124]);0)" office:value-type="float" office:value="4" calcext:value-type="float">
            <text:p>4.000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6" calcext:value-type="float">
            <text:p>116</text:p>
          </table:table-cell>
          <table:table-cell table:formula="of:=SUM([.L125:.AMJ125])" office:value-type="float" office:value="16" calcext:value-type="float">
            <text:p>16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125:.AMJ125]); &quot;&quot;; [.L$2:.AMJ$2] &amp; &quot;: &quot; &amp; [.L125:.AMJ125]))" office:value-type="string" office:string-value="T-Rex: 3, valkiriforce: 1, Ragu: 10, erzboesewicht: 2" calcext:value-type="string">
            <text:p>T-Rex: 3, valkiriforce: 1, Ragu: 10, erzboesewicht: 2</text:p>
          </table:table-cell>
          <table:table-cell table:style-name="ce17" table:formula="of:=SUMPRODUCT(NOT(ISBLANK([.L125:.AMJ125])))" office:value-type="float" office:value="4" calcext:value-type="float">
            <text:p>4</text:p>
          </table:table-cell>
          <table:table-cell table:style-name="ce95" table:formula="of:=IF([.J125]&gt;2;AVERAGE([.L125:.AMJ125]);0)" office:value-type="float" office:value="4" calcext:value-type="float">
            <text:p>4.000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7"/>
          <table:table-cell office:value-type="float" office:value="10" calcext:value-type="float">
            <text:p>10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3" calcext:value-type="float">
            <text:p>123</text:p>
          </table:table-cell>
          <table:table-cell table:formula="of:=SUM([.L126:.AMJ126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26:.AMJ126]); &quot;&quot;; [.L$2:.AMJ$2] &amp; &quot;: &quot; &amp; [.L126:.AMJ126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L126:.AMJ126])))" office:value-type="float" office:value="2" calcext:value-type="float">
            <text:p>2</text:p>
          </table:table-cell>
          <table:table-cell table:style-name="ce95" table:formula="of:=IF([.J126]&gt;2;AVERAGE([.L126:.AMJ126]);0)" office:value-type="float" office:value="0" calcext:value-type="float">
            <text:p>.000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3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3" calcext:value-type="float">
            <text:p>123</text:p>
          </table:table-cell>
          <table:table-cell table:formula="of:=SUM([.L127:.AMJ127])" office:value-type="float" office:value="15" calcext:value-type="float">
            <text:p>15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<text:a xlink:href="https://www.doomworld.com/forum/topic/121263-arrival-v101-fix-a-limit-removing-episode-for-doom-ii/" xlink:type="simple">https://www.doomworld.com/forum/topic/121263-arrival-v101-fix-a-limit-removing-episode-for-doom-ii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127:.AMJ127]); &quot;&quot;; [.L$2:.AMJ$2] &amp; &quot;: &quot; &amp; [.L127:.AMJ127]))" office:value-type="string" office:string-value="dosboot: 10, Xeogred: 5" calcext:value-type="string">
            <text:p>dosboot: 10, Xeogred: 5</text:p>
          </table:table-cell>
          <table:table-cell table:style-name="ce17" table:formula="of:=SUMPRODUCT(NOT(ISBLANK([.L127:.AMJ127])))" office:value-type="float" office:value="2" calcext:value-type="float">
            <text:p>2</text:p>
          </table:table-cell>
          <table:table-cell table:style-name="ce95" table:formula="of:=IF([.J127]&gt;2;AVERAGE([.L127:.AMJ127]);0)" office:value-type="float" office:value="0" calcext:value-type="float">
            <text:p>.000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43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3" calcext:value-type="float">
            <text:p>123</text:p>
          </table:table-cell>
          <table:table-cell table:formula="of:=SUM([.L128:.AMJ128])" office:value-type="float" office:value="15" calcext:value-type="float">
            <text:p>15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128:.AMJ128]); &quot;&quot;; [.L$2:.AMJ$2] &amp; &quot;: &quot; &amp; [.L128:.AMJ128]))" office:value-type="string" office:string-value="Chamelenoel: 3, northivanastan: 6, jerk-o: 3, xdude_gamer: 3" calcext:value-type="string">
            <text:p>Chamelenoel: 3, northivanastan: 6, jerk-o: 3, xdude_gamer: 3</text:p>
          </table:table-cell>
          <table:table-cell table:style-name="ce17" table:formula="of:=SUMPRODUCT(NOT(ISBLANK([.L128:.AMJ128])))" office:value-type="float" office:value="4" calcext:value-type="float">
            <text:p>4</text:p>
          </table:table-cell>
          <table:table-cell table:style-name="ce95" table:formula="of:=IF([.J128]&gt;2;AVERAGE([.L128:.AMJ128]);0)" office:value-type="float" office:value="3.75" calcext:value-type="float">
            <text:p>3.750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3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83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3" calcext:value-type="float">
            <text:p>123</text:p>
          </table:table-cell>
          <table:table-cell table:formula="of:=SUM([.L129:.AMJ129])" office:value-type="float" office:value="15" calcext:value-type="float">
            <text:p>1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ndalone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29:.AMJ129]); &quot;&quot;; [.L$2:.AMJ$2] &amp; &quot;: &quot; &amp; [.L129:.AMJ129]))" office:value-type="string" office:string-value="Spectra: 1, Voltcom9: 1, TheMightyHeracross: 3, northivanastan: 3, jerk-o: 3, xdude_gamer: 4" calcext:value-type="string">
            <text:p>Spectra: 1, Voltcom9: 1, TheMightyHeracross: 3, northivanastan: 3, jerk-o: 3, xdude_gamer: 4</text:p>
          </table:table-cell>
          <table:table-cell table:style-name="ce17" table:formula="of:=SUMPRODUCT(NOT(ISBLANK([.L129:.AMJ129])))" office:value-type="float" office:value="6" calcext:value-type="float">
            <text:p>6</text:p>
          </table:table-cell>
          <table:table-cell table:style-name="ce95" table:formula="of:=IF([.J129]&gt;2;AVERAGE([.L129:.AMJ129]);0)" office:value-type="float" office:value="2.5" calcext:value-type="float">
            <text:p>2.500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38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3" calcext:value-type="float">
            <text:p>123</text:p>
          </table:table-cell>
          <table:table-cell table:formula="of:=SUM([.L130:.AMJ130])" office:value-type="float" office:value="15" calcext:value-type="float">
            <text:p>15</text:p>
          </table:table-cell>
          <table:table-cell office:value-type="string" calcext:value-type="string">
            <text:p>The Brotherhood of Ruin</text:p>
          </table:table-cell>
          <table:table-cell office:value-type="string" calcext:value-type="string">
            <text:p><text:a xlink:href="https://doomwiki.org/wiki/The_Brotherhood_of_Ruin" xlink:type="simple">https://doomwiki.org/wiki/The_Brotherhood_of_Ruin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30:.AMJ130]); &quot;&quot;; [.L$2:.AMJ$2] &amp; &quot;: &quot; &amp; [.L130:.AMJ130]))" office:value-type="string" office:string-value="joepallai: 4, vdgg: 6, Hitherto: 5" calcext:value-type="string">
            <text:p>joepallai: 4, vdgg: 6, Hitherto: 5</text:p>
          </table:table-cell>
          <table:table-cell table:style-name="ce17" table:formula="of:=SUMPRODUCT(NOT(ISBLANK([.L130:.AMJ130])))" office:value-type="float" office:value="3" calcext:value-type="float">
            <text:p>3</text:p>
          </table:table-cell>
          <table:table-cell table:style-name="ce95" table:formula="of:=IF([.J130]&gt;2;AVERAGE([.L130:.AMJ130]);0)" office:value-type="float" office:value="5" calcext:value-type="float">
            <text:p>5.000</text:p>
          </table:table-cell>
          <table:table-cell table:number-columns-repeated="102"/>
          <table:table-cell office:value-type="float" office:value="4" calcext:value-type="float">
            <text:p>4</text:p>
          </table:table-cell>
          <table:table-cell table:number-columns-repeated="40"/>
          <table:table-cell office:value-type="float" office:value="6" calcext:value-type="float">
            <text:p>6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837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3" calcext:value-type="float">
            <text:p>123</text:p>
          </table:table-cell>
          <table:table-cell table:formula="of:=SUM([.L131:.AMJ131])" office:value-type="float" office:value="15" calcext:value-type="float">
            <text:p>15</text:p>
          </table:table-cell>
          <table:table-cell table:style-name="ce71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20" calcext:value-type="float">
            <text:p>20</text:p>
          </table:table-cell>
          <table:table-cell table:style-name="ce16" table:number-matrix-columns-spanned="1" table:number-matrix-rows-spanned="1" table:formula="of:=COM.MICROSOFT.TEXTJOIN(&quot;, &quot;; 1; IF(ISBLANK([.L131:.AMJ131]); &quot;&quot;; [.L$2:.AMJ$2] &amp; &quot;: &quot; &amp; [.L131:.AMJ131]))" office:value-type="string" office:string-value="Ivory Duke: 5, lokbustam257: 10" calcext:value-type="string">
            <text:p>Ivory Duke: 5, lokbustam257: 10</text:p>
          </table:table-cell>
          <table:table-cell table:style-name="ce17" table:formula="of:=SUMPRODUCT(NOT(ISBLANK([.L131:.AMJ131])))" office:value-type="float" office:value="2" calcext:value-type="float">
            <text:p>2</text:p>
          </table:table-cell>
          <table:table-cell table:style-name="ce95" table:formula="of:=IF([.J131]&gt;2;AVERAGE([.L131:.AMJ131]);0)" office:value-type="float" office:value="0" calcext:value-type="float">
            <text:p>.000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10" calcext:value-type="float">
            <text:p>10</text:p>
          </table:table-cell>
          <table:table-cell table:number-columns-repeated="847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9" calcext:value-type="float">
            <text:p>129</text:p>
          </table:table-cell>
          <table:table-cell table:formula="of:=SUM([.L132:.AMJ132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doomwiki.org/wiki/Doom_64_for_Doom_II" xlink:type="simple">https://doomwiki.org/wiki/Doom_64_for_Doom_II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32:.AMJ132]); &quot;&quot;; [.L$2:.AMJ$2] &amp; &quot;: &quot; &amp; [.L132:.AMJ132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L132:.AMJ132])))" office:value-type="float" office:value="4" calcext:value-type="float">
            <text:p>4</text:p>
          </table:table-cell>
          <table:table-cell table:style-name="ce95" table:formula="of:=IF([.J132]&gt;2;AVERAGE([.L132:.AMJ132]);0)" office:value-type="float" office:value="3.5" calcext:value-type="float">
            <text:p>3.500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5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9" calcext:value-type="float">
            <text:p>129</text:p>
          </table:table-cell>
          <table:table-cell table:formula="of:=SUM([.L133:.AMJ133])" office:value-type="float" office:value="14" calcext:value-type="float">
            <text:p>14</text:p>
          </table:table-cell>
          <table:table-cell office:value-type="string" calcext:value-type="string">
            <text:p>Faithless: Trilogy</text:p>
          </table:table-cell>
          <table:table-cell office:value-type="string" calcext:value-type="string">
            <text:p><text:a xlink:href="https://doomwiki.org/wiki/Faithless:_Trilogy" xlink:type="simple">https://doomwiki.org/wiki/Faithless:_Trilogy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eretic</text:p>
          </table:table-cell>
          <table:table-cell office:value-type="float" office:value="28" calcext:value-type="float">
            <text:p>28</text:p>
          </table:table-cell>
          <table:table-cell table:style-name="ce16" table:number-matrix-columns-spanned="1" table:number-matrix-rows-spanned="1" table:formula="of:=COM.MICROSOFT.TEXTJOIN(&quot;, &quot;; 1; IF(ISBLANK([.L133:.AMJ133]); &quot;&quot;; [.L$2:.AMJ$2] &amp; &quot;: &quot; &amp; [.L133:.AMJ133]))" office:value-type="string" office:string-value="ReaperAA: 4, Rince-wind: 5, Ryath: 5" calcext:value-type="string">
            <text:p>ReaperAA: 4, Rince-wind: 5, Ryath: 5</text:p>
          </table:table-cell>
          <table:table-cell table:style-name="ce17" table:formula="of:=SUMPRODUCT(NOT(ISBLANK([.L133:.AMJ133])))" office:value-type="float" office:value="3" calcext:value-type="float">
            <text:p>3</text:p>
          </table:table-cell>
          <table:table-cell table:style-name="ce95" table:formula="of:=IF([.J133]&gt;2;AVERAGE([.L133:.AMJ133]);0)" office:value-type="float" office:value="4.66666666666667" calcext:value-type="float">
            <text:p>4.667</text:p>
          </table:table-cell>
          <table:table-cell table:number-columns-repeated="82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table:number-columns-repeated="865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9" calcext:value-type="float">
            <text:p>129</text:p>
          </table:table-cell>
          <table:table-cell table:formula="of:=SUM([.L134:.AMJ134])" office:value-type="float" office:value="14" calcext:value-type="float">
            <text:p>14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34:.AMJ134]); &quot;&quot;; [.L$2:.AMJ$2] &amp; &quot;: &quot; &amp; [.L134:.AMJ134]))" office:value-type="string" office:string-value="Lorenz0: 5, JuanchoES: 1, whybmonotacrab: 8" calcext:value-type="string">
            <text:p>Lorenz0: 5, JuanchoES: 1, whybmonotacrab: 8</text:p>
          </table:table-cell>
          <table:table-cell table:style-name="ce17" table:formula="of:=SUMPRODUCT(NOT(ISBLANK([.L134:.AMJ134])))" office:value-type="float" office:value="3" calcext:value-type="float">
            <text:p>3</text:p>
          </table:table-cell>
          <table:table-cell table:style-name="ce95" table:formula="of:=IF([.J134]&gt;2;AVERAGE([.L134:.AMJ134]);0)" office:value-type="float" office:value="4.66666666666667" calcext:value-type="float">
            <text:p>4.667</text:p>
          </table:table-cell>
          <table:table-cell table:number-columns-repeated="78"/>
          <table:table-cell office:value-type="float" office:value="5" calcext:value-type="float">
            <text:p>5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8" calcext:value-type="float">
            <text:p>8</text:p>
          </table:table-cell>
          <table:table-cell table:number-columns-repeated="844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9" calcext:value-type="float">
            <text:p>129</text:p>
          </table:table-cell>
          <table:table-cell table:formula="of:=SUM([.L135:.AMJ135])" office:value-type="float" office:value="14" calcext:value-type="float">
            <text:p>14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35:.AMJ135]); &quot;&quot;; [.L$2:.AMJ$2] &amp; &quot;: &quot; &amp; [.L135:.AMJ135]))" office:value-type="string" office:string-value="Octillion: 9, joepallai: 1, BohdanZPM: 4" calcext:value-type="string">
            <text:p>Octillion: 9, joepallai: 1, BohdanZPM: 4</text:p>
          </table:table-cell>
          <table:table-cell table:style-name="ce17" table:formula="of:=SUMPRODUCT(NOT(ISBLANK([.L135:.AMJ135])))" office:value-type="float" office:value="3" calcext:value-type="float">
            <text:p>3</text:p>
          </table:table-cell>
          <table:table-cell table:style-name="ce95" table:formula="of:=IF([.J135]&gt;2;AVERAGE([.L135:.AMJ135]);0)" office:value-type="float" office:value="4.66666666666667" calcext:value-type="float">
            <text:p>4.667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4" calcext:value-type="float">
            <text:p>4</text:p>
          </table:table-cell>
          <table:table-cell table:number-columns-repeated="850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9" calcext:value-type="float">
            <text:p>129</text:p>
          </table:table-cell>
          <table:table-cell table:formula="of:=SUM([.L136:.AMJ136])" office:value-type="float" office:value="14" calcext:value-type="float">
            <text:p>14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136:.AMJ136]); &quot;&quot;; [.L$2:.AMJ$2] &amp; &quot;: &quot; &amp; [.L136:.AMJ136]))" office:value-type="string" office:string-value="Spectra: 8, Pierrot: 6" calcext:value-type="string">
            <text:p>Spectra: 8, Pierrot: 6</text:p>
          </table:table-cell>
          <table:table-cell table:style-name="ce17" table:formula="of:=SUMPRODUCT(NOT(ISBLANK([.L136:.AMJ136])))" office:value-type="float" office:value="2" calcext:value-type="float">
            <text:p>2</text:p>
          </table:table-cell>
          <table:table-cell table:style-name="ce95" table:formula="of:=IF([.J136]&gt;2;AVERAGE([.L136:.AMJ136]);0)" office:value-type="float" office:value="0" calcext:value-type="float">
            <text:p>.000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8"/>
          <table:table-cell office:value-type="float" office:value="6" calcext:value-type="float">
            <text:p>6</text:p>
          </table:table-cell>
          <table:table-cell table:number-columns-repeated="896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9" calcext:value-type="float">
            <text:p>129</text:p>
          </table:table-cell>
          <table:table-cell table:formula="of:=SUM([.L137:.AMJ137])" office:value-type="float" office:value="14" calcext:value-type="float">
            <text:p>14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24" calcext:value-type="float">
            <text:p>24</text:p>
          </table:table-cell>
          <table:table-cell table:style-name="ce16" table:number-matrix-columns-spanned="1" table:number-matrix-rows-spanned="1" table:formula="of:=COM.MICROSOFT.TEXTJOIN(&quot;, &quot;; 1; IF(ISBLANK([.L137:.AMJ137]); &quot;&quot;; [.L$2:.AMJ$2] &amp; &quot;: &quot; &amp; [.L137:.AMJ137]))" office:value-type="string" office:string-value="Graf Zahl: 4, joepallai: 2, vdgg: 8" calcext:value-type="string">
            <text:p>Graf Zahl: 4, joepallai: 2, vdgg: 8</text:p>
          </table:table-cell>
          <table:table-cell table:style-name="ce17" table:formula="of:=SUMPRODUCT(NOT(ISBLANK([.L137:.AMJ137])))" office:value-type="float" office:value="3" calcext:value-type="float">
            <text:p>3</text:p>
          </table:table-cell>
          <table:table-cell table:style-name="ce95" table:formula="of:=IF([.J137]&gt;2;AVERAGE([.L137:.AMJ137]);0)" office:value-type="float" office:value="4.66666666666667" calcext:value-type="float">
            <text:p>4.667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40"/>
          <table:table-cell office:value-type="float" office:value="8" calcext:value-type="float">
            <text:p>8</text:p>
          </table:table-cell>
          <table:table-cell table:number-columns-repeated="869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9" calcext:value-type="float">
            <text:p>129</text:p>
          </table:table-cell>
          <table:table-cell table:formula="of:=SUM([.L138:.AMJ138])" office:value-type="float" office:value="14" calcext:value-type="float">
            <text:p>14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30" calcext:value-type="float">
            <text:p>30</text:p>
          </table:table-cell>
          <table:table-cell table:style-name="ce16" table:number-matrix-columns-spanned="1" table:number-matrix-rows-spanned="1" table:formula="of:=COM.MICROSOFT.TEXTJOIN(&quot;, &quot;; 1; IF(ISBLANK([.L138:.AMJ138]); &quot;&quot;; [.L$2:.AMJ$2] &amp; &quot;: &quot; &amp; [.L138:.AMJ138]))" office:value-type="string" office:string-value="Dragonfly: 5, Simomarchi: 9" calcext:value-type="string">
            <text:p>Dragonfly: 5, Simomarchi: 9</text:p>
          </table:table-cell>
          <table:table-cell table:style-name="ce17" table:formula="of:=SUMPRODUCT(NOT(ISBLANK([.L138:.AMJ138])))" office:value-type="float" office:value="2" calcext:value-type="float">
            <text:p>2</text:p>
          </table:table-cell>
          <table:table-cell table:style-name="ce95" table:formula="of:=IF([.J138]&gt;2;AVERAGE([.L138:.AMJ138]);0)" office:value-type="float" office:value="0" calcext:value-type="float">
            <text:p>.000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4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9" calcext:value-type="float">
            <text:p>129</text:p>
          </table:table-cell>
          <table:table-cell table:formula="of:=SUM([.L139:.AMJ139])" office:value-type="float" office:value="14" calcext:value-type="float">
            <text:p>14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139:.AMJ139]); &quot;&quot;; [.L$2:.AMJ$2] &amp; &quot;: &quot; &amp; [.L139:.AMJ139]))" office:value-type="string" office:string-value="WH-Wilou84: 2, TheNerdTurtle2: 9, jerk-o: 3" calcext:value-type="string">
            <text:p>WH-Wilou84: 2, TheNerdTurtle2: 9, jerk-o: 3</text:p>
          </table:table-cell>
          <table:table-cell table:style-name="ce17" table:formula="of:=SUMPRODUCT(NOT(ISBLANK([.L139:.AMJ139])))" office:value-type="float" office:value="3" calcext:value-type="float">
            <text:p>3</text:p>
          </table:table-cell>
          <table:table-cell table:style-name="ce95" table:formula="of:=IF([.J139]&gt;2;AVERAGE([.L139:.AMJ139]);0)" office:value-type="float" office:value="4.66666666666667" calcext:value-type="float">
            <text:p>4.667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75"/>
          <table:table-cell office:value-type="float" office:value="3" calcext:value-type="float">
            <text:p>3</text:p>
          </table:table-cell>
          <table:table-cell table:number-columns-repeated="860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7" calcext:value-type="float">
            <text:p>137</text:p>
          </table:table-cell>
          <table:table-cell table:formula="of:=SUM([.L140:.AMJ140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40:.AMJ140]); &quot;&quot;; [.L$2:.AMJ$2] &amp; &quot;: &quot; &amp; [.L140:.AMJ140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L140:.AMJ140])))" office:value-type="float" office:value="5" calcext:value-type="float">
            <text:p>5</text:p>
          </table:table-cell>
          <table:table-cell table:style-name="ce95" table:formula="of:=IF([.J140]&gt;2;AVERAGE([.L140:.AMJ140]);0)" office:value-type="float" office:value="2.6" calcext:value-type="float">
            <text:p>2.6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6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7" calcext:value-type="float">
            <text:p>137</text:p>
          </table:table-cell>
          <table:table-cell table:formula="of:=SUM([.L141:.AMJ141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41:.AMJ141]); &quot;&quot;; [.L$2:.AMJ$2] &amp; &quot;: &quot; &amp; [.L141:.AMJ141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L141:.AMJ141])))" office:value-type="float" office:value="2" calcext:value-type="float">
            <text:p>2</text:p>
          </table:table-cell>
          <table:table-cell table:style-name="ce95" table:formula="of:=IF([.J141]&gt;2;AVERAGE([.L141:.AMJ141]);0)" office:value-type="float" office:value="0" calcext:value-type="float">
            <text:p>.00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2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7" calcext:value-type="float">
            <text:p>137</text:p>
          </table:table-cell>
          <table:table-cell table:formula="of:=SUM([.L142:.AMJ142])" office:value-type="float" office:value="13" calcext:value-type="float">
            <text:p>13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42:.AMJ142]); &quot;&quot;; [.L$2:.AMJ$2] &amp; &quot;: &quot; &amp; [.L142:.AMJ142]))" office:value-type="string" office:string-value="Nancsi: 7, 4everDoomed: 5, Gaia74: 1" calcext:value-type="string">
            <text:p>Nancsi: 7, 4everDoomed: 5, Gaia74: 1</text:p>
          </table:table-cell>
          <table:table-cell table:style-name="ce17" table:formula="of:=SUMPRODUCT(NOT(ISBLANK([.L142:.AMJ142])))" office:value-type="float" office:value="3" calcext:value-type="float">
            <text:p>3</text:p>
          </table:table-cell>
          <table:table-cell table:style-name="ce95" table:formula="of:=IF([.J142]&gt;2;AVERAGE([.L142:.AMJ142]);0)" office:value-type="float" office:value="4.33333333333333" calcext:value-type="float">
            <text:p>4.333</text:p>
          </table:table-cell>
          <table:table-cell table:number-columns-repeated="80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7" calcext:value-type="float">
            <text:p>137</text:p>
          </table:table-cell>
          <table:table-cell table:formula="of:=SUM([.L143:.AMJ143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13" calcext:value-type="float">
            <text:p>13</text:p>
          </table:table-cell>
          <table:table-cell table:style-name="ce16" table:number-matrix-columns-spanned="1" table:number-matrix-rows-spanned="1" table:formula="of:=COM.MICROSOFT.TEXTJOIN(&quot;, &quot;; 1; IF(ISBLANK([.L143:.AMJ143]); &quot;&quot;; [.L$2:.AMJ$2] &amp; &quot;: &quot; &amp; [.L143:.AMJ143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L143:.AMJ143])))" office:value-type="float" office:value="2" calcext:value-type="float">
            <text:p>2</text:p>
          </table:table-cell>
          <table:table-cell table:style-name="ce95" table:formula="of:=IF([.J143]&gt;2;AVERAGE([.L143:.AMJ143]);0)" office:value-type="float" office:value="0" calcext:value-type="float">
            <text:p>.000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4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7" calcext:value-type="float">
            <text:p>137</text:p>
          </table:table-cell>
          <table:table-cell table:formula="of:=SUM([.L144:.AMJ144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44:.AMJ144]); &quot;&quot;; [.L$2:.AMJ$2] &amp; &quot;: &quot; &amp; [.L144:.AMJ144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L144:.AMJ144])))" office:value-type="float" office:value="2" calcext:value-type="float">
            <text:p>2</text:p>
          </table:table-cell>
          <table:table-cell table:style-name="ce95" table:formula="of:=IF([.J144]&gt;2;AVERAGE([.L144:.AMJ144]);0)" office:value-type="float" office:value="0" calcext:value-type="float">
            <text:p>.000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2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7" calcext:value-type="float">
            <text:p>137</text:p>
          </table:table-cell>
          <table:table-cell table:formula="of:=SUM([.L145:.AMJ145])" office:value-type="float" office:value="13" calcext:value-type="float">
            <text:p>13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35" calcext:value-type="float">
            <text:p>35</text:p>
          </table:table-cell>
          <table:table-cell table:style-name="ce16" table:number-matrix-columns-spanned="1" table:number-matrix-rows-spanned="1" table:formula="of:=COM.MICROSOFT.TEXTJOIN(&quot;, &quot;; 1; IF(ISBLANK([.L145:.AMJ145]); &quot;&quot;; [.L$2:.AMJ$2] &amp; &quot;: &quot; &amp; [.L145:.AMJ145]))" office:value-type="string" office:string-value="tmorrow: 2, eharper256: 5, Warrex: 2, toxic.rat: 4" calcext:value-type="string">
            <text:p>tmorrow: 2, eharper256: 5, Warrex: 2, toxic.rat: 4</text:p>
          </table:table-cell>
          <table:table-cell table:style-name="ce17" table:formula="of:=SUMPRODUCT(NOT(ISBLANK([.L145:.AMJ145])))" office:value-type="float" office:value="4" calcext:value-type="float">
            <text:p>4</text:p>
          </table:table-cell>
          <table:table-cell table:style-name="ce95" table:formula="of:=IF([.J145]&gt;2;AVERAGE([.L145:.AMJ145]);0)" office:value-type="float" office:value="3.25" calcext:value-type="float">
            <text:p>3.250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 table:number-columns-repeated="857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7" calcext:value-type="float">
            <text:p>137</text:p>
          </table:table-cell>
          <table:table-cell table:formula="of:=SUM([.L146:.AMJ146])" office:value-type="float" office:value="13" calcext:value-type="float">
            <text:p>13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<text:a xlink:href="https://www.doomworld.com/vb/thread/110060" xlink:type="simple">https://www.doomworld.com/vb/thread/110060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146:.AMJ146]); &quot;&quot;; [.L$2:.AMJ$2] &amp; &quot;: &quot; &amp; [.L146:.AMJ146]))" office:value-type="string" office:string-value="Maribo: 8, Nefelibeta: 5" calcext:value-type="string">
            <text:p>Maribo: 8, Nefelibeta: 5</text:p>
          </table:table-cell>
          <table:table-cell table:style-name="ce17" table:formula="of:=SUMPRODUCT(NOT(ISBLANK([.L146:.AMJ146])))" office:value-type="float" office:value="2" calcext:value-type="float">
            <text:p>2</text:p>
          </table:table-cell>
          <table:table-cell table:style-name="ce95" table:formula="of:=IF([.J146]&gt;2;AVERAGE([.L146:.AMJ146]);0)" office:value-type="float" office:value="0" calcext:value-type="float">
            <text:p>.000</text:p>
          </table:table-cell>
          <table:table-cell table:number-columns-repeated="180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7" calcext:value-type="float">
            <text:p>137</text:p>
          </table:table-cell>
          <table:table-cell table:formula="of:=SUM([.L147:.AMJ147])" office:value-type="float" office:value="13" calcext:value-type="float">
            <text:p>13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doomwiki.org/wiki/Wow" xlink:type="simple">https://doomwiki.org/wiki/Wow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47:.AMJ147]); &quot;&quot;; [.L$2:.AMJ$2] &amp; &quot;: &quot; &amp; [.L147:.AMJ147]))" office:value-type="string" office:string-value="AnonimVio: 10, Apaul27: 1, jerk-o: 2" calcext:value-type="string">
            <text:p>AnonimVio: 10, Apaul27: 1, jerk-o: 2</text:p>
          </table:table-cell>
          <table:table-cell table:style-name="ce17" table:formula="of:=SUMPRODUCT(NOT(ISBLANK([.L147:.AMJ147])))" office:value-type="float" office:value="3" calcext:value-type="float">
            <text:p>3</text:p>
          </table:table-cell>
          <table:table-cell table:style-name="ce95" table:formula="of:=IF([.J147]&gt;2;AVERAGE([.L147:.AMJ147]);0)" office:value-type="float" office:value="4.33333333333333" calcext:value-type="float">
            <text:p>4.333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860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7" calcext:value-type="float">
            <text:p>137</text:p>
          </table:table-cell>
          <table:table-cell table:formula="of:=SUM([.L148:.AMJ148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48:.AMJ148]); &quot;&quot;; [.L$2:.AMJ$2] &amp; &quot;: &quot; &amp; [.L148:.AMJ148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L148:.AMJ148])))" office:value-type="float" office:value="2" calcext:value-type="float">
            <text:p>2</text:p>
          </table:table-cell>
          <table:table-cell table:style-name="ce95" table:formula="of:=IF([.J148]&gt;2;AVERAGE([.L148:.AMJ148]);0)" office:value-type="float" office:value="0" calcext:value-type="float">
            <text:p>.000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6" calcext:value-type="float">
            <text:p>146</text:p>
          </table:table-cell>
          <table:table-cell table:formula="of:=SUM([.L149:.AMJ149])" office:value-type="float" office:value="12" calcext:value-type="float">
            <text:p>1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49:.AMJ149]); &quot;&quot;; [.L$2:.AMJ$2] &amp; &quot;: &quot; &amp; [.L149:.AMJ149]))" office:value-type="string" office:string-value="valkiriforce: 2, A.H. Sankhatayan: 10" calcext:value-type="string">
            <text:p>valkiriforce: 2, A.H. Sankhatayan: 10</text:p>
          </table:table-cell>
          <table:table-cell table:style-name="ce17" table:formula="of:=SUMPRODUCT(NOT(ISBLANK([.L149:.AMJ149])))" office:value-type="float" office:value="2" calcext:value-type="float">
            <text:p>2</text:p>
          </table:table-cell>
          <table:table-cell table:style-name="ce95" table:formula="of:=IF([.J149]&gt;2;AVERAGE([.L149:.AMJ149]);0)" office:value-type="float" office:value="0" calcext:value-type="float">
            <text:p>.000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877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6" calcext:value-type="float">
            <text:p>146</text:p>
          </table:table-cell>
          <table:table-cell table:formula="of:=SUM([.L150:.AMJ150])" office:value-type="float" office:value="12" calcext:value-type="float">
            <text:p>12</text:p>
          </table:table-cell>
          <table:table-cell table:style-name="ce72" office:value-type="string" calcext:value-type="string">
            <text:p>Death in Excess</text:p>
          </table:table-cell>
          <table:table-cell table:style-name="Default" office:value-type="string" calcext:value-type="string">
            <text:p><text:a xlink:href="https://www.doomworld.com/idgames/levels/doom2/Ports/megawads/die" xlink:type="simple">https://www.doomworld.com/idgames/levels/doom2/Ports/megawads/die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50:.AMJ150]); &quot;&quot;; [.L$2:.AMJ$2] &amp; &quot;: &quot; &amp; [.L150:.AMJ150]))" office:value-type="string" office:string-value="Arbys550: 9, KineticBeverage: 3" calcext:value-type="string">
            <text:p>Arbys550: 9, KineticBeverage: 3</text:p>
          </table:table-cell>
          <table:table-cell table:style-name="ce17" table:formula="of:=SUMPRODUCT(NOT(ISBLANK([.L150:.AMJ150])))" office:value-type="float" office:value="2" calcext:value-type="float">
            <text:p>2</text:p>
          </table:table-cell>
          <table:table-cell table:style-name="ce95" table:formula="of:=IF([.J150]&gt;2;AVERAGE([.L150:.AMJ150]);0)" office:value-type="float" office:value="0" calcext:value-type="float">
            <text:p>.000</text:p>
          </table:table-cell>
          <table:table-cell table:number-columns-repeated="81"/>
          <table:table-cell office:value-type="float" office:value="9" calcext:value-type="float">
            <text:p>9</text:p>
          </table:table-cell>
          <table:table-cell table:number-columns-repeated="104"/>
          <table:table-cell office:value-type="float" office:value="3" calcext:value-type="float">
            <text:p>3</text:p>
          </table:table-cell>
          <table:table-cell table:number-columns-repeated="826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6" calcext:value-type="float">
            <text:p>146</text:p>
          </table:table-cell>
          <table:table-cell table:formula="of:=SUM([.L151:.AMJ151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51:.AMJ151]); &quot;&quot;; [.L$2:.AMJ$2] &amp; &quot;: &quot; &amp; [.L151:.AMJ151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L151:.AMJ151])))" office:value-type="float" office:value="3" calcext:value-type="float">
            <text:p>3</text:p>
          </table:table-cell>
          <table:table-cell table:style-name="ce95" table:formula="of:=IF([.J151]&gt;2;AVERAGE([.L151:.AMJ151]);0)" office:value-type="float" office:value="4" calcext:value-type="float">
            <text:p>4.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2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6" calcext:value-type="float">
            <text:p>146</text:p>
          </table:table-cell>
          <table:table-cell table:formula="of:=SUM([.L152:.AMJ152])" office:value-type="float" office:value="12" calcext:value-type="float">
            <text:p>12</text:p>
          </table:table-cell>
          <table:table-cell office:value-type="string" calcext:value-type="string">
            <text:p>Favillesco Alpha Episode: Apostasy on Amalthea</text:p>
          </table:table-cell>
          <table:table-cell office:value-type="string" calcext:value-type="string">
            <text:p><text:a xlink:href="https://www.doomworld.com/files/file/17464-favillesco-alpha-episode-apostasy-on-amalthea/" xlink:type="simple">https://www.doomworld.com/files/file/17464-favillesco-alpha-episode-apostasy-on-amalthea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152:.AMJ152]); &quot;&quot;; [.L$2:.AMJ$2] &amp; &quot;: &quot; &amp; [.L152:.AMJ152]))" office:value-type="string" office:string-value="Ryath: 5, Ezepov: 2, rzh: 5" calcext:value-type="string">
            <text:p>Ryath: 5, Ezepov: 2, rzh: 5</text:p>
          </table:table-cell>
          <table:table-cell table:style-name="ce17" table:formula="of:=SUMPRODUCT(NOT(ISBLANK([.L152:.AMJ152])))" office:value-type="float" office:value="3" calcext:value-type="float">
            <text:p>3</text:p>
          </table:table-cell>
          <table:table-cell table:style-name="ce95" table:formula="of:=IF([.J152]&gt;2;AVERAGE([.L152:.AMJ152]);0)" office:value-type="float" office:value="4" calcext:value-type="float">
            <text:p>4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6" calcext:value-type="float">
            <text:p>146</text:p>
          </table:table-cell>
          <table:table-cell table:formula="of:=SUM([.L153:.AMJ153])" office:value-type="float" office:value="12" calcext:value-type="float">
            <text:p>12</text:p>
          </table:table-cell>
          <table:table-cell office:value-type="string" calcext:value-type="string">
            <text:p>Lunar Catastrophe</text:p>
          </table:table-cell>
          <table:table-cell office:value-type="string" calcext:value-type="string">
            <text:p><text:a xlink:href="https://doomwiki.org/wiki/Lunar_Catastrophe" xlink:type="simple">https://doomwiki.org/wiki/Lunar_Catastrophe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153:.AMJ153]); &quot;&quot;; [.L$2:.AMJ$2] &amp; &quot;: &quot; &amp; [.L153:.AMJ153]))" office:value-type="string" office:string-value="dosboot: 10, Xeogred: 2" calcext:value-type="string">
            <text:p>dosboot: 10, Xeogred: 2</text:p>
          </table:table-cell>
          <table:table-cell table:style-name="ce17" table:formula="of:=SUMPRODUCT(NOT(ISBLANK([.L153:.AMJ153])))" office:value-type="float" office:value="2" calcext:value-type="float">
            <text:p>2</text:p>
          </table:table-cell>
          <table:table-cell table:style-name="ce95" table:formula="of:=IF([.J153]&gt;2;AVERAGE([.L153:.AMJ153]);0)" office:value-type="float" office:value="0" calcext:value-type="float">
            <text:p>.000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43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6" calcext:value-type="float">
            <text:p>146</text:p>
          </table:table-cell>
          <table:table-cell table:formula="of:=SUM([.L154:.AMJ154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54:.AMJ154]); &quot;&quot;; [.L$2:.AMJ$2] &amp; &quot;: &quot; &amp; [.L154:.AMJ154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L154:.AMJ154])))" office:value-type="float" office:value="3" calcext:value-type="float">
            <text:p>3</text:p>
          </table:table-cell>
          <table:table-cell table:style-name="ce95" table:formula="of:=IF([.J154]&gt;2;AVERAGE([.L154:.AMJ154]);0)" office:value-type="float" office:value="4" calcext:value-type="float">
            <text:p>4.000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6" calcext:value-type="float">
            <text:p>146</text:p>
          </table:table-cell>
          <table:table-cell table:formula="of:=SUM([.L155:.AMJ155])" office:value-type="float" office:value="12" calcext:value-type="float">
            <text:p>12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55:.AMJ155]); &quot;&quot;; [.L$2:.AMJ$2] &amp; &quot;: &quot; &amp; [.L155:.AMJ155]))" office:value-type="string" office:string-value="Makedounia: 4, DOEL: 7, MtPain27: 1" calcext:value-type="string">
            <text:p>Makedounia: 4, DOEL: 7, MtPain27: 1</text:p>
          </table:table-cell>
          <table:table-cell table:style-name="ce17" table:formula="of:=SUMPRODUCT(NOT(ISBLANK([.L155:.AMJ155])))" office:value-type="float" office:value="3" calcext:value-type="float">
            <text:p>3</text:p>
          </table:table-cell>
          <table:table-cell table:style-name="ce95" table:formula="of:=IF([.J155]&gt;2;AVERAGE([.L155:.AMJ155]);0)" office:value-type="float" office:value="4" calcext:value-type="float">
            <text:p>4.000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862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6" calcext:value-type="float">
            <text:p>146</text:p>
          </table:table-cell>
          <table:table-cell table:formula="of:=SUM([.L156:.AMJ156])" office:value-type="float" office:value="12" calcext:value-type="float">
            <text:p>12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56:.AMJ156]); &quot;&quot;; [.L$2:.AMJ$2] &amp; &quot;: &quot; &amp; [.L156:.AMJ156]))" office:value-type="string" office:string-value="Spectra: 6, P41R47: 6" calcext:value-type="string">
            <text:p>Spectra: 6, P41R47: 6</text:p>
          </table:table-cell>
          <table:table-cell table:style-name="ce17" table:formula="of:=SUMPRODUCT(NOT(ISBLANK([.L156:.AMJ156])))" office:value-type="float" office:value="2" calcext:value-type="float">
            <text:p>2</text:p>
          </table:table-cell>
          <table:table-cell table:style-name="ce95" table:formula="of:=IF([.J156]&gt;2;AVERAGE([.L156:.AMJ156]);0)" office:value-type="float" office:value="0" calcext:value-type="float">
            <text:p>.000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02"/>
          <table:table-cell office:value-type="float" office:value="6" calcext:value-type="float">
            <text:p>6</text:p>
          </table:table-cell>
          <table:table-cell table:number-columns-repeated="892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6" calcext:value-type="float">
            <text:p>146</text:p>
          </table:table-cell>
          <table:table-cell table:formula="of:=SUM([.L157:.AMJ157])" office:value-type="float" office:value="12" calcext:value-type="float">
            <text:p>1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20" calcext:value-type="float">
            <text:p>20</text:p>
          </table:table-cell>
          <table:table-cell table:style-name="ce16" table:number-matrix-columns-spanned="1" table:number-matrix-rows-spanned="1" table:formula="of:=COM.MICROSOFT.TEXTJOIN(&quot;, &quot;; 1; IF(ISBLANK([.L157:.AMJ157]); &quot;&quot;; [.L$2:.AMJ$2] &amp; &quot;: &quot; &amp; [.L157:.AMJ157]))" office:value-type="string" office:string-value="Doomkid: 2, A.H. Sankhatayan: 1, Fadri: 2, nikitsune: 7" calcext:value-type="string">
            <text:p>Doomkid: 2, A.H. Sankhatayan: 1, Fadri: 2, nikitsune: 7</text:p>
          </table:table-cell>
          <table:table-cell table:style-name="ce17" table:formula="of:=SUMPRODUCT(NOT(ISBLANK([.L157:.AMJ157])))" office:value-type="float" office:value="4" calcext:value-type="float">
            <text:p>4</text:p>
          </table:table-cell>
          <table:table-cell table:style-name="ce95" table:formula="of:=IF([.J157]&gt;2;AVERAGE([.L157:.AMJ157]);0)" office:value-type="float" office:value="3" calcext:value-type="float">
            <text:p>3.00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839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5" calcext:value-type="float">
            <text:p>155</text:p>
          </table:table-cell>
          <table:table-cell table:formula="of:=SUM([.L158:.AMJ158])" office:value-type="float" office:value="11" calcext:value-type="float">
            <text:p>11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58:.AMJ158]); &quot;&quot;; [.L$2:.AMJ$2] &amp; &quot;: &quot; &amp; [.L158:.AMJ158]))" office:value-type="string" office:string-value="TechnoDoomed1: 5, Rince-wind: 5,  Foodles: 1" calcext:value-type="string">
            <text:p>TechnoDoomed1: 5, Rince-wind: 5, <text:s/>Foodles: 1</text:p>
          </table:table-cell>
          <table:table-cell table:style-name="ce17" table:formula="of:=SUMPRODUCT(NOT(ISBLANK([.L158:.AMJ158])))" office:value-type="float" office:value="3" calcext:value-type="float">
            <text:p>3</text:p>
          </table:table-cell>
          <table:table-cell table:style-name="ce95" table:formula="of:=IF([.J158]&gt;2;AVERAGE([.L158:.AMJ158]);0)" office:value-type="float" office:value="3.66666666666667" calcext:value-type="float">
            <text:p>3.667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9"/>
          <table:table-cell office:value-type="float" office:value="1" calcext:value-type="float">
            <text:p>1</text:p>
          </table:table-cell>
          <table:table-cell table:number-columns-repeated="821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5" calcext:value-type="float">
            <text:p>155</text:p>
          </table:table-cell>
          <table:table-cell table:formula="of:=SUM([.L159:.AMJ159])" office:value-type="float" office:value="11" calcext:value-type="float">
            <text:p>11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159:.AMJ159]); &quot;&quot;; [.L$2:.AMJ$2] &amp; &quot;: &quot; &amp; [.L159:.AMJ159]))" office:value-type="string" office:string-value="roadworx: 2, eharper256: 4, RHhe82: 5" calcext:value-type="string">
            <text:p>roadworx: 2, eharper256: 4, RHhe82: 5</text:p>
          </table:table-cell>
          <table:table-cell table:style-name="ce17" table:formula="of:=SUMPRODUCT(NOT(ISBLANK([.L159:.AMJ159])))" office:value-type="float" office:value="3" calcext:value-type="float">
            <text:p>3</text:p>
          </table:table-cell>
          <table:table-cell table:style-name="ce95" table:formula="of:=IF([.J159]&gt;2;AVERAGE([.L159:.AMJ159]);0)" office:value-type="float" office:value="3.66666666666667" calcext:value-type="float">
            <text:p>3.667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75"/>
          <table:table-cell office:value-type="float" office:value="5" calcext:value-type="float">
            <text:p>5</text:p>
          </table:table-cell>
          <table:table-cell table:number-columns-repeated="829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5" calcext:value-type="float">
            <text:p>155</text:p>
          </table:table-cell>
          <table:table-cell table:formula="of:=SUM([.L160:.AMJ160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60:.AMJ160]); &quot;&quot;; [.L$2:.AMJ$2] &amp; &quot;: &quot; &amp; [.L160:.AMJ160]))" office:value-type="string" office:string-value="yakfak: 7, m8f: 4" calcext:value-type="string">
            <text:p>yakfak: 7, m8f: 4</text:p>
          </table:table-cell>
          <table:table-cell table:style-name="ce17" table:formula="of:=SUMPRODUCT(NOT(ISBLANK([.L160:.AMJ160])))" office:value-type="float" office:value="2" calcext:value-type="float">
            <text:p>2</text:p>
          </table:table-cell>
          <table:table-cell table:style-name="ce95" table:formula="of:=IF([.J160]&gt;2;AVERAGE([.L160:.AMJ160]);0)" office:value-type="float" office:value="0" calcext:value-type="float">
            <text:p>.000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5" calcext:value-type="float">
            <text:p>155</text:p>
          </table:table-cell>
          <table:table-cell table:formula="of:=SUM([.L161:.AMJ161])" office:value-type="float" office:value="11" calcext:value-type="float">
            <text:p>11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161:.AMJ161]); &quot;&quot;; [.L$2:.AMJ$2] &amp; &quot;: &quot; &amp; [.L161:.AMJ161]))" office:value-type="string" office:string-value="TheMightyHeracross: 2, Worm318: 3, Warrex: 5, SOSU: 1" calcext:value-type="string">
            <text:p>TheMightyHeracross: 2, Worm318: 3, Warrex: 5, SOSU: 1</text:p>
          </table:table-cell>
          <table:table-cell table:style-name="ce17" table:formula="of:=SUMPRODUCT(NOT(ISBLANK([.L161:.AMJ161])))" office:value-type="float" office:value="4" calcext:value-type="float">
            <text:p>4</text:p>
          </table:table-cell>
          <table:table-cell table:style-name="ce95" table:formula="of:=IF([.J161]&gt;2;AVERAGE([.L161:.AMJ161]);0)" office:value-type="float" office:value="2.75" calcext:value-type="float">
            <text:p>2.750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72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5" calcext:value-type="float">
            <text:p>155</text:p>
          </table:table-cell>
          <table:table-cell table:formula="of:=SUM([.L162:.AMJ162])" office:value-type="float" office:value="11" calcext:value-type="float">
            <text:p>11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62:.AMJ162]); &quot;&quot;; [.L$2:.AMJ$2] &amp; &quot;: &quot; &amp; [.L162:.AMJ162]))" office:value-type="string" office:string-value="Odal: 4, CinnamonKilljoy: 5, erzboesewicht: 2" calcext:value-type="string">
            <text:p>Odal: 4, CinnamonKilljoy: 5, erzboesewicht: 2</text:p>
          </table:table-cell>
          <table:table-cell table:style-name="ce17" table:formula="of:=SUMPRODUCT(NOT(ISBLANK([.L162:.AMJ162])))" office:value-type="float" office:value="3" calcext:value-type="float">
            <text:p>3</text:p>
          </table:table-cell>
          <table:table-cell table:style-name="ce95" table:formula="of:=IF([.J162]&gt;2;AVERAGE([.L162:.AMJ162]);0)" office:value-type="float" office:value="3.66666666666667" calcext:value-type="float">
            <text:p>3.667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5" calcext:value-type="float">
            <text:p>155</text:p>
          </table:table-cell>
          <table:table-cell table:formula="of:=SUM([.L163:.AMJ163])" office:value-type="float" office:value="11" calcext:value-type="float">
            <text:p>11</text:p>
          </table:table-cell>
          <table:table-cell office:value-type="string" calcext:value-type="string">
            <text:p>Doomsday of UAC</text:p>
          </table:table-cell>
          <table:table-cell office:value-type="string" calcext:value-type="string">
            <text:p><text:a xlink:href="https://doomwiki.org/wiki/Doomsday_of_UAC" xlink:type="simple">https://doomwiki.org/wiki/Doomsday_of_UAC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63:.AMJ163]); &quot;&quot;; [.L$2:.AMJ$2] &amp; &quot;: &quot; &amp; [.L163:.AMJ163]))" office:value-type="string" office:string-value="Jaws In Space: 2, Ed: 5, joepallai: 3, Ragu: 1" calcext:value-type="string">
            <text:p>Jaws In Space: 2, Ed: 5, joepallai: 3, Ragu: 1</text:p>
          </table:table-cell>
          <table:table-cell table:style-name="ce17" table:formula="of:=SUMPRODUCT(NOT(ISBLANK([.L163:.AMJ163])))" office:value-type="float" office:value="4" calcext:value-type="float">
            <text:p>4</text:p>
          </table:table-cell>
          <table:table-cell table:style-name="ce95" table:formula="of:=IF([.J163]&gt;2;AVERAGE([.L163:.AMJ163]);0)" office:value-type="float" office:value="2.75" calcext:value-type="float">
            <text:p>2.7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 table:number-columns-repeated="84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5" calcext:value-type="float">
            <text:p>155</text:p>
          </table:table-cell>
          <table:table-cell table:formula="of:=SUM([.L164:.AMJ164])" office:value-type="float" office:value="11" calcext:value-type="float">
            <text:p>11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164:.AMJ164]); &quot;&quot;; [.L$2:.AMJ$2] &amp; &quot;: &quot; &amp; [.L164:.AMJ164]))" office:value-type="string" office:string-value="Bryan T: 5, ReaperAA: 5, MtPain27: 1" calcext:value-type="string">
            <text:p>Bryan T: 5, ReaperAA: 5, MtPain27: 1</text:p>
          </table:table-cell>
          <table:table-cell table:style-name="ce17" table:formula="of:=SUMPRODUCT(NOT(ISBLANK([.L164:.AMJ164])))" office:value-type="float" office:value="3" calcext:value-type="float">
            <text:p>3</text:p>
          </table:table-cell>
          <table:table-cell table:style-name="ce95" table:formula="of:=IF([.J164]&gt;2;AVERAGE([.L164:.AMJ164]);0)" office:value-type="float" office:value="3.66666666666667" calcext:value-type="float">
            <text:p>3.667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67"/>
          <table:table-cell office:value-type="float" office:value="1" calcext:value-type="float">
            <text:p>1</text:p>
          </table:table-cell>
          <table:table-cell table:number-columns-repeated="862"/>
        </table:table-row>
        <table:table-row table:style-name="ro4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5" calcext:value-type="float">
            <text:p>155</text:p>
          </table:table-cell>
          <table:table-cell table:formula="of:=SUM([.L165:.AMJ165])" office:value-type="float" office:value="11" calcext:value-type="float">
            <text:p>11</text:p>
          </table:table-cell>
          <table:table-cell office:value-type="string" calcext:value-type="string">
            <text:p>Mass Extinction﻿</text:p>
          </table:table-cell>
          <table:table-cell office:value-type="string" calcext:value-type="string">
            <text:p><text:a xlink:href="https://doomwiki.org/wiki/Mass_Extinction" xlink:type="simple">https://doomwiki.org/wiki/Mass_Extinction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65:.AMJ165]); &quot;&quot;; [.L$2:.AMJ$2] &amp; &quot;: &quot; &amp; [.L165:.AMJ165]))" office:value-type="string" office:string-value="Deadwing: 6, rzh: 5" calcext:value-type="string">
            <text:p>Deadwing: 6, rzh: 5</text:p>
          </table:table-cell>
          <table:table-cell table:style-name="ce17" table:formula="of:=SUMPRODUCT(NOT(ISBLANK([.L165:.AMJ165])))" office:value-type="float" office:value="2" calcext:value-type="float">
            <text:p>2</text:p>
          </table:table-cell>
          <table:table-cell table:style-name="ce95" table:formula="of:=IF([.J165]&gt;2;AVERAGE([.L165:.AMJ165]);0)" office:value-type="float" office:value="0" calcext:value-type="float">
            <text:p>.000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5" calcext:value-type="float">
            <text:p>155</text:p>
          </table:table-cell>
          <table:table-cell table:formula="of:=SUM([.L166:.AMJ166])" office:value-type="float" office:value="11" calcext:value-type="float">
            <text:p>11</text:p>
          </table:table-cell>
          <table:table-cell office:value-type="string" calcext:value-type="string">
            <text:p>Running Late 2</text:p>
          </table:table-cell>
          <table:table-cell office:value-type="string" calcext:value-type="string">
            <text:p><text:a xlink:href="https://www.doomworld.com/idgames/levels/doom2/Ports/megawads/rl2" xlink:type="simple">https://www.doomworld.com/idgames/levels/doom2/Ports/megawads/rl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66:.AMJ166]); &quot;&quot;; [.L$2:.AMJ$2] &amp; &quot;: &quot; &amp; [.L166:.AMJ166]))" office:value-type="string" office:string-value="Deadwing: 6, Ezepov: 5" calcext:value-type="string">
            <text:p>Deadwing: 6, Ezepov: 5</text:p>
          </table:table-cell>
          <table:table-cell table:style-name="ce17" table:formula="of:=SUMPRODUCT(NOT(ISBLANK([.L166:.AMJ166])))" office:value-type="float" office:value="2" calcext:value-type="float">
            <text:p>2</text:p>
          </table:table-cell>
          <table:table-cell table:style-name="ce95" table:formula="of:=IF([.J166]&gt;2;AVERAGE([.L166:.AMJ166]);0)" office:value-type="float" office:value="0" calcext:value-type="float">
            <text:p>.000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60"/>
          <table:table-cell office:value-type="float" office:value="5" calcext:value-type="float">
            <text:p>5</text:p>
          </table:table-cell>
          <table:table-cell table:number-columns-repeated="836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5" calcext:value-type="float">
            <text:p>155</text:p>
          </table:table-cell>
          <table:table-cell table:formula="of:=SUM([.L167:.AMJ167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167:.AMJ167]); &quot;&quot;; [.L$2:.AMJ$2] &amp; &quot;: &quot; &amp; [.L167:.AMJ167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L167:.AMJ167])))" office:value-type="float" office:value="2" calcext:value-type="float">
            <text:p>2</text:p>
          </table:table-cell>
          <table:table-cell table:style-name="ce95" table:formula="of:=IF([.J167]&gt;2;AVERAGE([.L167:.AMJ167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3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65" calcext:value-type="float">
            <text:p>165</text:p>
          </table:table-cell>
          <table:table-cell table:formula="of:=SUM([.L168:.AMJ168])" office:value-type="float" office:value="10" calcext:value-type="float">
            <text:p>10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<text:a xlink:href="https://www.doomworld.com/idgames/levels/doom/Ports/0-9/007ltsd" xlink:type="simple">https://www.doomworld.com/idgames/levels/doom/Ports/0-9/007lts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168:.AMJ168]); &quot;&quot;; [.L$2:.AMJ$2] &amp; &quot;: &quot; &amp; [.L168:.AMJ168]))" office:value-type="string" office:string-value="Doomlover77: 10" calcext:value-type="string">
            <text:p>Doomlover77: 10</text:p>
          </table:table-cell>
          <table:table-cell table:style-name="ce17" table:formula="of:=SUMPRODUCT(NOT(ISBLANK([.L168:.AMJ168])))" office:value-type="float" office:value="1" calcext:value-type="float">
            <text:p>1</text:p>
          </table:table-cell>
          <table:table-cell table:style-name="ce95" table:formula="of:=IF([.J168]&gt;2;AVERAGE([.L168:.AMJ168]);0)" office:value-type="float" office:value="0" calcext:value-type="float">
            <text:p>.000</text:p>
          </table:table-cell>
          <table:table-cell table:number-columns-repeated="178"/>
          <table:table-cell office:value-type="float" office:value="10" calcext:value-type="float">
            <text:p>10</text:p>
          </table:table-cell>
          <table:table-cell table:number-columns-repeated="834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65" calcext:value-type="float">
            <text:p>165</text:p>
          </table:table-cell>
          <table:table-cell table:formula="of:=SUM([.L169:.AMJ169])" office:value-type="float" office:value="10" calcext:value-type="float">
            <text:p>10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25" calcext:value-type="float">
            <text:p>25</text:p>
          </table:table-cell>
          <table:table-cell table:style-name="ce16" table:number-matrix-columns-spanned="1" table:number-matrix-rows-spanned="1" table:formula="of:=COM.MICROSOFT.TEXTJOIN(&quot;, &quot;; 1; IF(ISBLANK([.L169:.AMJ169]); &quot;&quot;; [.L$2:.AMJ$2] &amp; &quot;: &quot; &amp; [.L169:.AMJ169]))" office:value-type="string" office:string-value="TheNerdTurtle2: 2, Li'l devil: 8" calcext:value-type="string">
            <text:p>TheNerdTurtle2: 2, Li'l devil: 8</text:p>
          </table:table-cell>
          <table:table-cell table:style-name="ce17" table:formula="of:=SUMPRODUCT(NOT(ISBLANK([.L169:.AMJ169])))" office:value-type="float" office:value="2" calcext:value-type="float">
            <text:p>2</text:p>
          </table:table-cell>
          <table:table-cell table:style-name="ce95" table:formula="of:=IF([.J169]&gt;2;AVERAGE([.L169:.AMJ169]);0)" office:value-type="float" office:value="0" calcext:value-type="float">
            <text:p>.000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8" calcext:value-type="float">
            <text:p>8</text:p>
          </table:table-cell>
          <table:table-cell table:number-columns-repeated="846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5" calcext:value-type="float">
            <text:p>165</text:p>
          </table:table-cell>
          <table:table-cell table:formula="of:=SUM([.L170:.AMJ170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170:.AMJ170]); &quot;&quot;; [.L$2:.AMJ$2] &amp; &quot;: &quot; &amp; [.L170:.AMJ170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L170:.AMJ170])))" office:value-type="float" office:value="2" calcext:value-type="float">
            <text:p>2</text:p>
          </table:table-cell>
          <table:table-cell table:style-name="ce95" table:formula="of:=IF([.J170]&gt;2;AVERAGE([.L170:.AMJ170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5" calcext:value-type="float">
            <text:p>165</text:p>
          </table:table-cell>
          <table:table-cell table:formula="of:=SUM([.L171:.AMJ171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71:.AMJ171]); &quot;&quot;; [.L$2:.AMJ$2] &amp; &quot;: &quot; &amp; [.L171:.AMJ171]))" office:value-type="string" office:string-value="A.H. Sankhatayan: 10" calcext:value-type="string">
            <text:p>A.H. Sankhatayan: 10</text:p>
          </table:table-cell>
          <table:table-cell table:style-name="ce17" table:formula="of:=SUMPRODUCT(NOT(ISBLANK([.L171:.AMJ171])))" office:value-type="float" office:value="1" calcext:value-type="float">
            <text:p>1</text:p>
          </table:table-cell>
          <table:table-cell table:style-name="ce95" table:formula="of:=IF([.J171]&gt;2;AVERAGE([.L171:.AMJ171]);0)" office:value-type="float" office:value="0" calcext:value-type="float">
            <text:p>.000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77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5" calcext:value-type="float">
            <text:p>165</text:p>
          </table:table-cell>
          <table:table-cell table:formula="of:=SUM([.L172:.AMJ172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72:.AMJ172]); &quot;&quot;; [.L$2:.AMJ$2] &amp; &quot;: &quot; &amp; [.L172:.AMJ172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L172:.AMJ172])))" office:value-type="float" office:value="3" calcext:value-type="float">
            <text:p>3</text:p>
          </table:table-cell>
          <table:table-cell table:style-name="ce95" table:formula="of:=IF([.J172]&gt;2;AVERAGE([.L172:.AMJ172]);0)" office:value-type="float" office:value="3.33333333333333" calcext:value-type="float">
            <text:p>3.33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5" calcext:value-type="float">
            <text:p>165</text:p>
          </table:table-cell>
          <table:table-cell table:formula="of:=SUM([.L173:.AMJ173])" office:value-type="float" office:value="10" calcext:value-type="float">
            <text:p>10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20" calcext:value-type="float">
            <text:p>20</text:p>
          </table:table-cell>
          <table:table-cell table:style-name="ce16" table:number-matrix-columns-spanned="1" table:number-matrix-rows-spanned="1" table:formula="of:=COM.MICROSOFT.TEXTJOIN(&quot;, &quot;; 1; IF(ISBLANK([.L173:.AMJ173]); &quot;&quot;; [.L$2:.AMJ$2] &amp; &quot;: &quot; &amp; [.L173:.AMJ173]))" office:value-type="string" office:string-value="bemused: 8, NiGHTS108: 2" calcext:value-type="string">
            <text:p>bemused: 8, NiGHTS108: 2</text:p>
          </table:table-cell>
          <table:table-cell table:style-name="ce17" table:formula="of:=SUMPRODUCT(NOT(ISBLANK([.L173:.AMJ173])))" office:value-type="float" office:value="2" calcext:value-type="float">
            <text:p>2</text:p>
          </table:table-cell>
          <table:table-cell table:style-name="ce95" table:formula="of:=IF([.J173]&gt;2;AVERAGE([.L173:.AMJ173]);0)" office:value-type="float" office:value="0" calcext:value-type="float">
            <text:p>.000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126"/>
          <table:table-cell office:value-type="float" office:value="2" calcext:value-type="float">
            <text:p>2</text:p>
          </table:table-cell>
          <table:table-cell table:number-columns-repeated="820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5" calcext:value-type="float">
            <text:p>165</text:p>
          </table:table-cell>
          <table:table-cell table:formula="of:=SUM([.L174:.AMJ174])" office:value-type="float" office:value="10" calcext:value-type="float">
            <text:p>10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<text:a xlink:href="https://www.doomworld.com/forum/topic/125238-judgment-32-map-mbf21-megawad-rc1/" xlink:type="simple">https://www.doomworld.com/forum/topic/125238-judgment-32-map-mbf21-megawad-rc1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174:.AMJ174]); &quot;&quot;; [.L$2:.AMJ$2] &amp; &quot;: &quot; &amp; [.L174:.AMJ174]))" office:value-type="string" office:string-value="&lt;&lt;Rewind: 10" calcext:value-type="string">
            <text:p>&lt;&lt;Rewind: 10</text:p>
          </table:table-cell>
          <table:table-cell table:style-name="ce17" table:formula="of:=SUMPRODUCT(NOT(ISBLANK([.L174:.AMJ174])))" office:value-type="float" office:value="1" calcext:value-type="float">
            <text:p>1</text:p>
          </table:table-cell>
          <table:table-cell table:style-name="ce95" table:formula="of:=IF([.J174]&gt;2;AVERAGE([.L174:.AMJ174]);0)" office:value-type="float" office:value="0" calcext:value-type="float">
            <text:p>.000</text:p>
          </table:table-cell>
          <table:table-cell table:number-columns-repeated="122"/>
          <table:table-cell office:value-type="float" office:value="10" calcext:value-type="float">
            <text:p>10</text:p>
          </table:table-cell>
          <table:table-cell table:number-columns-repeated="890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5" calcext:value-type="float">
            <text:p>165</text:p>
          </table:table-cell>
          <table:table-cell table:formula="of:=SUM([.L175:.AMJ175])" office:value-type="float" office:value="10" calcext:value-type="float">
            <text:p>10</text:p>
          </table:table-cell>
          <table:table-cell office:value-type="string" calcext:value-type="string">
            <text:p>Osiris TC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175:.AMJ175]); &quot;&quot;; [.L$2:.AMJ$2] &amp; &quot;: &quot; &amp; [.L175:.AMJ175]))" office:value-type="string" office:string-value="Vorpal: 5, Uncle 80: 2, Hitherto: 3" calcext:value-type="string">
            <text:p>Vorpal: 5, Uncle 80: 2, Hitherto: 3</text:p>
          </table:table-cell>
          <table:table-cell table:style-name="ce17" table:formula="of:=SUMPRODUCT(NOT(ISBLANK([.L175:.AMJ175])))" office:value-type="float" office:value="3" calcext:value-type="float">
            <text:p>3</text:p>
          </table:table-cell>
          <table:table-cell table:style-name="ce95" table:formula="of:=IF([.J175]&gt;2;AVERAGE([.L175:.AMJ175]);0)" office:value-type="float" office:value="3.33333333333333" calcext:value-type="float">
            <text:p>3.33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49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837"/>
        </table:table-row>
        <table:table-row table:style-name="ro4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5" calcext:value-type="float">
            <text:p>165</text:p>
          </table:table-cell>
          <table:table-cell table:formula="of:=SUM([.L176:.AMJ176])" office:value-type="float" office:value="10" calcext:value-type="float">
            <text:p>10</text:p>
          </table:table-cell>
          <table:table-cell office:value-type="string" calcext:value-type="string">
            <text:p>Plutonia AD﻿</text:p>
          </table:table-cell>
          <table:table-cell office:value-type="string" calcext:value-type="string">
            <text:p><text:a xlink:href="https://www.doomworld.com/forum/topic/91779-a-few-maps-for-plutonia-5-maps/" xlink:type="simple">https://www.doomworld.com/forum/topic/91779-a-few-maps-for-plutonia-5-maps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176:.AMJ176]); &quot;&quot;; [.L$2:.AMJ$2] &amp; &quot;: &quot; &amp; [.L176:.AMJ176]))" office:value-type="string" office:string-value="dosboot: 10" calcext:value-type="string">
            <text:p>dosboot: 10</text:p>
          </table:table-cell>
          <table:table-cell table:style-name="ce17" table:formula="of:=SUMPRODUCT(NOT(ISBLANK([.L176:.AMJ176])))" office:value-type="float" office:value="1" calcext:value-type="float">
            <text:p>1</text:p>
          </table:table-cell>
          <table:table-cell table:style-name="ce95" table:formula="of:=IF([.J176]&gt;2;AVERAGE([.L176:.AMJ176]);0)" office:value-type="float" office:value="0" calcext:value-type="float">
            <text:p>.000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856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5" calcext:value-type="float">
            <text:p>165</text:p>
          </table:table-cell>
          <table:table-cell table:formula="of:=SUM([.L177:.AMJ177])" office:value-type="float" office:value="10" calcext:value-type="float">
            <text:p>10</text:p>
          </table:table-cell>
          <table:table-cell table:style-name="ce71" office:value-type="string" calcext:value-type="string">
            <text:p>Redemption Of The Slain</text:p>
          </table:table-cell>
          <table:table-cell office:value-type="string" calcext:value-type="string">
            <text:p><text:a xlink:href="https://doomwiki.org/wiki/Redemption_of_the_Slain" xlink:type="simple">https://doomwiki.org/wiki/Redemption_of_the_Slain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77:.AMJ177]); &quot;&quot;; [.L$2:.AMJ$2] &amp; &quot;: &quot; &amp; [.L177:.AMJ177]))" office:value-type="string" office:string-value="Nancsi: 10" calcext:value-type="string">
            <text:p>Nancsi: 10</text:p>
          </table:table-cell>
          <table:table-cell table:style-name="ce17" table:formula="of:=SUMPRODUCT(NOT(ISBLANK([.L177:.AMJ177])))" office:value-type="float" office:value="1" calcext:value-type="float">
            <text:p>1</text:p>
          </table:table-cell>
          <table:table-cell table:style-name="ce95" table:formula="of:=IF([.J177]&gt;2;AVERAGE([.L177:.AMJ177]);0)" office:value-type="float" office:value="0" calcext:value-type="float">
            <text:p>.000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2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5" calcext:value-type="float">
            <text:p>165</text:p>
          </table:table-cell>
          <table:table-cell table:formula="of:=SUM([.L178:.AMJ178])" office:value-type="float" office:value="10" calcext:value-type="float">
            <text:p>10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doomwiki.org/wiki/Skulldash" xlink:type="simple">https://doomwiki.org/wiki/Skulldas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50" calcext:value-type="float">
            <text:p>50</text:p>
          </table:table-cell>
          <table:table-cell table:style-name="ce16" table:number-matrix-columns-spanned="1" table:number-matrix-rows-spanned="1" table:formula="of:=COM.MICROSOFT.TEXTJOIN(&quot;, &quot;; 1; IF(ISBLANK([.L178:.AMJ178]); &quot;&quot;; [.L$2:.AMJ$2] &amp; &quot;: &quot; &amp; [.L178:.AMJ178]))" office:value-type="string" office:string-value="everennui: 2, Lorenz0: 8" calcext:value-type="string">
            <text:p>everennui: 2, Lorenz0: 8</text:p>
          </table:table-cell>
          <table:table-cell table:style-name="ce17" table:formula="of:=SUMPRODUCT(NOT(ISBLANK([.L178:.AMJ178])))" office:value-type="float" office:value="2" calcext:value-type="float">
            <text:p>2</text:p>
          </table:table-cell>
          <table:table-cell table:style-name="ce95" table:formula="of:=IF([.J178]&gt;2;AVERAGE([.L178:.AMJ178]);0)" office:value-type="float" office:value="0" calcext:value-type="float">
            <text:p>.000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8" calcext:value-type="float">
            <text:p>8</text:p>
          </table:table-cell>
          <table:table-cell table:number-columns-repeated="934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5" calcext:value-type="float">
            <text:p>165</text:p>
          </table:table-cell>
          <table:table-cell table:formula="of:=SUM([.L179:.AMJ179])" office:value-type="float" office:value="10" calcext:value-type="float">
            <text:p>10</text:p>
          </table:table-cell>
          <table:table-cell office:value-type="string" calcext:value-type="string">
            <text:p>The Alfonzone</text:p>
          </table:table-cell>
          <table:table-cell office:value-type="string" calcext:value-type="string">
            <text:p><text:a xlink:href="https://doomwiki.org/wiki/The_Alfonzone" xlink:type="simple">https://doomwiki.org/wiki/The_Alfonzone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60" calcext:value-type="float">
            <text:p>60</text:p>
          </table:table-cell>
          <table:table-cell table:style-name="ce16" table:number-matrix-columns-spanned="1" table:number-matrix-rows-spanned="1" table:formula="of:=COM.MICROSOFT.TEXTJOIN(&quot;, &quot;; 1; IF(ISBLANK([.L179:.AMJ179]); &quot;&quot;; [.L$2:.AMJ$2] &amp; &quot;: &quot; &amp; [.L179:.AMJ179]))" office:value-type="string" office:string-value="Bryan T: 5, vdgg: 1, BohdanZPM: 4" calcext:value-type="string">
            <text:p>Bryan T: 5, vdgg: 1, BohdanZPM: 4</text:p>
          </table:table-cell>
          <table:table-cell table:style-name="ce17" table:formula="of:=SUMPRODUCT(NOT(ISBLANK([.L179:.AMJ179])))" office:value-type="float" office:value="3" calcext:value-type="float">
            <text:p>3</text:p>
          </table:table-cell>
          <table:table-cell table:style-name="ce95" table:formula="of:=IF([.J179]&gt;2;AVERAGE([.L179:.AMJ179]);0)" office:value-type="float" office:value="3.33333333333333" calcext:value-type="float">
            <text:p>3.33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850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5" calcext:value-type="float">
            <text:p>165</text:p>
          </table:table-cell>
          <table:table-cell table:formula="of:=SUM([.L180:.AMJ180])" office:value-type="float" office:value="10" calcext:value-type="float">
            <text:p>10</text:p>
          </table:table-cell>
          <table:table-cell office:value-type="string" calcext:value-type="string">
            <text:p>The Event Horizon</text:p>
          </table:table-cell>
          <table:table-cell office:value-type="string" calcext:value-type="string">
            <text:p><text:a xlink:href="https://www.doomworld.com/idgames/levels/doom2/Ports/d-f/ehorizon" xlink:type="simple">https://www.doomworld.com/idgames/levels/doom2/Ports/d-f/ehorizon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180:.AMJ180]); &quot;&quot;; [.L$2:.AMJ$2] &amp; &quot;: &quot; &amp; [.L180:.AMJ180]))" office:value-type="string" office:string-value="sapphics: 1, akolai: 4, KineticBeverage: 5" calcext:value-type="string">
            <text:p>sapphics: 1, akolai: 4, KineticBeverage: 5</text:p>
          </table:table-cell>
          <table:table-cell table:style-name="ce17" table:formula="of:=SUMPRODUCT(NOT(ISBLANK([.L180:.AMJ180])))" office:value-type="float" office:value="3" calcext:value-type="float">
            <text:p>3</text:p>
          </table:table-cell>
          <table:table-cell table:style-name="ce95" table:formula="of:=IF([.J180]&gt;2;AVERAGE([.L180:.AMJ180]);0)" office:value-type="float" office:value="3.33333333333333" calcext:value-type="float">
            <text:p>3.333</text:p>
          </table:table-cell>
          <table:table-cell table:number-columns-repeated="17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26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5" calcext:value-type="float">
            <text:p>165</text:p>
          </table:table-cell>
          <table:table-cell table:formula="of:=SUM([.L181:.AMJ181])" office:value-type="float" office:value="10" calcext:value-type="float">
            <text:p>10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81:.AMJ181]); &quot;&quot;; [.L$2:.AMJ$2] &amp; &quot;: &quot; &amp; [.L181:.AMJ181]))" office:value-type="string" office:string-value="Dime: 6, dylux: 2, tmorrow: 2" calcext:value-type="string">
            <text:p>Dime: 6, dylux: 2, tmorrow: 2</text:p>
          </table:table-cell>
          <table:table-cell table:style-name="ce17" table:formula="of:=SUMPRODUCT(NOT(ISBLANK([.L181:.AMJ181])))" office:value-type="float" office:value="3" calcext:value-type="float">
            <text:p>3</text:p>
          </table:table-cell>
          <table:table-cell table:style-name="ce95" table:formula="of:=IF([.J181]&gt;2;AVERAGE([.L181:.AMJ181]);0)" office:value-type="float" office:value="3.33333333333333" calcext:value-type="float">
            <text:p>3.333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9" calcext:value-type="float">
            <text:p>179</text:p>
          </table:table-cell>
          <table:table-cell table:formula="of:=SUM([.L182:.AMJ182])" office:value-type="float" office:value="9" calcext:value-type="float">
            <text:p>9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ndalone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182:.AMJ182]); &quot;&quot;; [.L$2:.AMJ$2] &amp; &quot;: &quot; &amp; [.L182:.AMJ182]))" office:value-type="string" office:string-value="Dragonfly: 1, Gaia74: 2, Worm318: 1, ax34: 4, Li'l devil: 1" calcext:value-type="string">
            <text:p>Dragonfly: 1, Gaia74: 2, Worm318: 1, ax34: 4, Li'l devil: 1</text:p>
          </table:table-cell>
          <table:table-cell table:style-name="ce17" table:formula="of:=SUMPRODUCT(NOT(ISBLANK([.L182:.AMJ182])))" office:value-type="float" office:value="5" calcext:value-type="float">
            <text:p>5</text:p>
          </table:table-cell>
          <table:table-cell table:style-name="ce95" table:formula="of:=IF([.J182]&gt;2;AVERAGE([.L182:.AMJ182]);0)" office:value-type="float" office:value="1.8" calcext:value-type="float">
            <text:p>1.80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846"/>
        </table:table-row>
        <table:table-row table:style-name="ro4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9" calcext:value-type="float">
            <text:p>179</text:p>
          </table:table-cell>
          <table:table-cell table:formula="of:=SUM([.L183:.AMJ183])" office:value-type="float" office:value="9" calcext:value-type="float">
            <text:p>9</text:p>
          </table:table-cell>
          <table:table-cell table:style-name="ce72" office:value-type="string" calcext:value-type="string">
            <text:p>Back to Saturn X Episode﻿ 3: Instructions to the﻿ Rusty Time Machine﻿﻿</text:p>
          </table:table-cell>
          <table:table-cell table:style-name="Default" office:value-type="string" calcext:value-type="string">
            <text:p><text:a xlink:href="https://www.doomworld.com/forum/topic/104557-back-to-saturn-x-episode-3-wip/" xlink:type="simple">https://www.doomworld.com/forum/topic/104557-back-to-saturn-x-episode-3-wip/</text:a></text:p>
          </table:table-cell>
          <table:table-cell table:style-name="Default" office:value-type="string" calcext:value-type="string">
            <text:p>TBA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0" calcext:value-type="float">
            <text:p>0</text:p>
          </table:table-cell>
          <table:table-cell table:style-name="ce16" table:number-matrix-columns-spanned="1" table:number-matrix-rows-spanned="1" table:formula="of:=COM.MICROSOFT.TEXTJOIN(&quot;, &quot;; 1; IF(ISBLANK([.L183:.AMJ183]); &quot;&quot;; [.L$2:.AMJ$2] &amp; &quot;: &quot; &amp; [.L183:.AMJ183]))" office:value-type="string" office:string-value="jerk-o: 9" calcext:value-type="string">
            <text:p>jerk-o: 9</text:p>
          </table:table-cell>
          <table:table-cell table:style-name="ce17" table:formula="of:=SUMPRODUCT(NOT(ISBLANK([.L183:.AMJ183])))" office:value-type="float" office:value="1" calcext:value-type="float">
            <text:p>1</text:p>
          </table:table-cell>
          <table:table-cell table:style-name="ce95" table:formula="of:=IF([.J183]&gt;2;AVERAGE([.L183:.AMJ183]);0)" office:value-type="float" office:value="0" calcext:value-type="float">
            <text:p>.000</text:p>
          </table:table-cell>
          <table:table-cell table:number-columns-repeated="152"/>
          <table:table-cell office:value-type="float" office:value="9" calcext:value-type="float">
            <text:p>9</text:p>
          </table:table-cell>
          <table:table-cell table:number-columns-repeated="860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9" calcext:value-type="float">
            <text:p>179</text:p>
          </table:table-cell>
          <table:table-cell table:formula="of:=SUM([.L184:.AMJ184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184:.AMJ184]); &quot;&quot;; [.L$2:.AMJ$2] &amp; &quot;: &quot; &amp; [.L184:.AMJ184]))" office:value-type="string" office:string-value="maxmanium: 9" calcext:value-type="string">
            <text:p>maxmanium: 9</text:p>
          </table:table-cell>
          <table:table-cell table:style-name="ce17" table:formula="of:=SUMPRODUCT(NOT(ISBLANK([.L184:.AMJ184])))" office:value-type="float" office:value="1" calcext:value-type="float">
            <text:p>1</text:p>
          </table:table-cell>
          <table:table-cell table:style-name="ce95" table:formula="of:=IF([.J184]&gt;2;AVERAGE([.L184:.AMJ184]);0)" office:value-type="float" office:value="0" calcext:value-type="float">
            <text:p>.000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19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9" calcext:value-type="float">
            <text:p>179</text:p>
          </table:table-cell>
          <table:table-cell table:formula="of:=SUM([.L185:.AMJ185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185:.AMJ185]); &quot;&quot;; [.L$2:.AMJ$2] &amp; &quot;: &quot; &amp; [.L185:.AMJ185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L185:.AMJ185])))" office:value-type="float" office:value="2" calcext:value-type="float">
            <text:p>2</text:p>
          </table:table-cell>
          <table:table-cell table:style-name="ce95" table:formula="of:=IF([.J185]&gt;2;AVERAGE([.L185:.AMJ185]);0)" office:value-type="float" office:value="0" calcext:value-type="float">
            <text:p>.000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0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9" calcext:value-type="float">
            <text:p>179</text:p>
          </table:table-cell>
          <table:table-cell table:formula="of:=SUM([.L186:.AMJ186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doomwiki.org/wiki/Doom:_Damnation" xlink:type="simple">https://doomwiki.org/wiki/Doom:_Damnati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186:.AMJ186]); &quot;&quot;; [.L$2:.AMJ$2] &amp; &quot;: &quot; &amp; [.L186:.AMJ186]))" office:value-type="string" office:string-value="bzzrak: 9" calcext:value-type="string">
            <text:p>bzzrak: 9</text:p>
          </table:table-cell>
          <table:table-cell table:style-name="ce17" table:formula="of:=SUMPRODUCT(NOT(ISBLANK([.L186:.AMJ186])))" office:value-type="float" office:value="1" calcext:value-type="float">
            <text:p>1</text:p>
          </table:table-cell>
          <table:table-cell table:style-name="ce95" table:formula="of:=IF([.J186]&gt;2;AVERAGE([.L186:.AMJ186]);0)" office:value-type="float" office:value="0" calcext:value-type="float">
            <text:p>.00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6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9" calcext:value-type="float">
            <text:p>179</text:p>
          </table:table-cell>
          <table:table-cell table:formula="of:=SUM([.L187:.AMJ187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187:.AMJ187]); &quot;&quot;; [.L$2:.AMJ$2] &amp; &quot;: &quot; &amp; [.L187:.AMJ187]))" office:value-type="string" office:string-value="Voltcom9: 9" calcext:value-type="string">
            <text:p>Voltcom9: 9</text:p>
          </table:table-cell>
          <table:table-cell table:style-name="ce17" table:formula="of:=SUMPRODUCT(NOT(ISBLANK([.L187:.AMJ187])))" office:value-type="float" office:value="1" calcext:value-type="float">
            <text:p>1</text:p>
          </table:table-cell>
          <table:table-cell table:style-name="ce95" table:formula="of:=IF([.J187]&gt;2;AVERAGE([.L187:.AMJ187]);0)" office:value-type="float" office:value="0" calcext:value-type="float">
            <text:p>.000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9" calcext:value-type="float">
            <text:p>179</text:p>
          </table:table-cell>
          <table:table-cell table:formula="of:=SUM([.L188:.AMJ188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80" calcext:value-type="float">
            <text:p>80</text:p>
          </table:table-cell>
          <table:table-cell table:style-name="ce16" table:number-matrix-columns-spanned="1" table:number-matrix-rows-spanned="1" table:formula="of:=COM.MICROSOFT.TEXTJOIN(&quot;, &quot;; 1; IF(ISBLANK([.L188:.AMJ188]); &quot;&quot;; [.L$2:.AMJ$2] &amp; &quot;: &quot; &amp; [.L188:.AMJ188]))" office:value-type="string" office:string-value="HyperLuke: 9" calcext:value-type="string">
            <text:p>HyperLuke: 9</text:p>
          </table:table-cell>
          <table:table-cell table:style-name="ce17" table:formula="of:=SUMPRODUCT(NOT(ISBLANK([.L188:.AMJ188])))" office:value-type="float" office:value="1" calcext:value-type="float">
            <text:p>1</text:p>
          </table:table-cell>
          <table:table-cell table:style-name="ce95" table:formula="of:=IF([.J188]&gt;2;AVERAGE([.L188:.AMJ188]);0)" office:value-type="float" office:value="0" calcext:value-type="float">
            <text:p>.000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9" calcext:value-type="float">
            <text:p>179</text:p>
          </table:table-cell>
          <table:table-cell table:formula="of:=SUM([.L189:.AMJ189])" office:value-type="float" office:value="9" calcext:value-type="float">
            <text:p>9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189:.AMJ189]); &quot;&quot;; [.L$2:.AMJ$2] &amp; &quot;: &quot; &amp; [.L189:.AMJ189]))" office:value-type="string" office:string-value="Soundblock: 3, valkiriforce: 1, joepallai: 4, dosboot: 1" calcext:value-type="string">
            <text:p>Soundblock: 3, valkiriforce: 1, joepallai: 4, dosboot: 1</text:p>
          </table:table-cell>
          <table:table-cell table:style-name="ce17" table:formula="of:=SUMPRODUCT(NOT(ISBLANK([.L189:.AMJ189])))" office:value-type="float" office:value="4" calcext:value-type="float">
            <text:p>4</text:p>
          </table:table-cell>
          <table:table-cell table:style-name="ce95" table:formula="of:=IF([.J189]&gt;2;AVERAGE([.L189:.AMJ189]);0)" office:value-type="float" office:value="2.25" calcext:value-type="float">
            <text:p>2.250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4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9" calcext:value-type="float">
            <text:p>179</text:p>
          </table:table-cell>
          <table:table-cell table:formula="of:=SUM([.L190:.AMJ190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90:.AMJ190]); &quot;&quot;; [.L$2:.AMJ$2] &amp; &quot;: &quot; &amp; [.L190:.AMJ190]))" office:value-type="string" office:string-value="Roofi: 9" calcext:value-type="string">
            <text:p>Roofi: 9</text:p>
          </table:table-cell>
          <table:table-cell table:style-name="ce17" table:formula="of:=SUMPRODUCT(NOT(ISBLANK([.L190:.AMJ190])))" office:value-type="float" office:value="1" calcext:value-type="float">
            <text:p>1</text:p>
          </table:table-cell>
          <table:table-cell table:style-name="ce95" table:formula="of:=IF([.J190]&gt;2;AVERAGE([.L190:.AMJ190]);0)" office:value-type="float" office:value="0" calcext:value-type="float">
            <text:p>.000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1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9" calcext:value-type="float">
            <text:p>179</text:p>
          </table:table-cell>
          <table:table-cell table:formula="of:=SUM([.L191:.AMJ191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91:.AMJ191]); &quot;&quot;; [.L$2:.AMJ$2] &amp; &quot;: &quot; &amp; [.L191:.AMJ191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L191:.AMJ191])))" office:value-type="float" office:value="2" calcext:value-type="float">
            <text:p>2</text:p>
          </table:table-cell>
          <table:table-cell table:style-name="ce95" table:formula="of:=IF([.J191]&gt;2;AVERAGE([.L191:.AMJ191]);0)" office:value-type="float" office:value="0" calcext:value-type="float">
            <text:p>.00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9" calcext:value-type="float">
            <text:p>179</text:p>
          </table:table-cell>
          <table:table-cell table:formula="of:=SUM([.L192:.AMJ192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92:.AMJ192]); &quot;&quot;; [.L$2:.AMJ$2] &amp; &quot;: &quot; &amp; [.L192:.AMJ192]))" office:value-type="string" office:string-value="Graf Zahl: 9" calcext:value-type="string">
            <text:p>Graf Zahl: 9</text:p>
          </table:table-cell>
          <table:table-cell table:style-name="ce17" table:formula="of:=SUMPRODUCT(NOT(ISBLANK([.L192:.AMJ192])))" office:value-type="float" office:value="1" calcext:value-type="float">
            <text:p>1</text:p>
          </table:table-cell>
          <table:table-cell table:style-name="ce95" table:formula="of:=IF([.J192]&gt;2;AVERAGE([.L192:.AMJ192]);0)" office:value-type="float" office:value="0" calcext:value-type="float">
            <text:p>.000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1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9" calcext:value-type="float">
            <text:p>179</text:p>
          </table:table-cell>
          <table:table-cell table:formula="of:=SUM([.L193:.AMJ193])" office:value-type="float" office:value="9" calcext:value-type="float">
            <text:p>9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9" calcext:value-type="float">
            <text:p>19</text:p>
          </table:table-cell>
          <table:table-cell table:style-name="ce16" table:number-matrix-columns-spanned="1" table:number-matrix-rows-spanned="1" table:formula="of:=COM.MICROSOFT.TEXTJOIN(&quot;, &quot;; 1; IF(ISBLANK([.L193:.AMJ193]); &quot;&quot;; [.L$2:.AMJ$2] &amp; &quot;: &quot; &amp; [.L193:.AMJ193]))" office:value-type="string" office:string-value="roadworx: 4, T-Rex: 1, Ragu: 4" calcext:value-type="string">
            <text:p>roadworx: 4, T-Rex: 1, Ragu: 4</text:p>
          </table:table-cell>
          <table:table-cell table:style-name="ce17" table:formula="of:=SUMPRODUCT(NOT(ISBLANK([.L193:.AMJ193])))" office:value-type="float" office:value="3" calcext:value-type="float">
            <text:p>3</text:p>
          </table:table-cell>
          <table:table-cell table:style-name="ce95" table:formula="of:=IF([.J193]&gt;2;AVERAGE([.L193:.AMJ193]);0)" office:value-type="float" office:value="3" calcext:value-type="float">
            <text:p>3.000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4"/>
          <table:table-cell office:value-type="float" office:value="4" calcext:value-type="float">
            <text:p>4</text:p>
          </table:table-cell>
          <table:table-cell table:number-columns-repeated="849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79" calcext:value-type="float">
            <text:p>179</text:p>
          </table:table-cell>
          <table:table-cell table:formula="of:=SUM([.L194:.AMJ194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194:.AMJ194]); &quot;&quot;; [.L$2:.AMJ$2] &amp; &quot;: &quot; &amp; [.L194:.AMJ194]))" office:value-type="string" office:string-value="Apaul27: 9" calcext:value-type="string">
            <text:p>Apaul27: 9</text:p>
          </table:table-cell>
          <table:table-cell table:style-name="ce17" table:formula="of:=SUMPRODUCT(NOT(ISBLANK([.L194:.AMJ194])))" office:value-type="float" office:value="1" calcext:value-type="float">
            <text:p>1</text:p>
          </table:table-cell>
          <table:table-cell table:style-name="ce95" table:formula="of:=IF([.J194]&gt;2;AVERAGE([.L194:.AMJ194]);0)" office:value-type="float" office:value="0" calcext:value-type="float">
            <text:p>.000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1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79" calcext:value-type="float">
            <text:p>179</text:p>
          </table:table-cell>
          <table:table-cell table:formula="of:=SUM([.L195:.AMJ195])" office:value-type="float" office:value="9" calcext:value-type="float">
            <text:p>9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195:.AMJ195]); &quot;&quot;; [.L$2:.AMJ$2] &amp; &quot;: &quot; &amp; [.L195:.AMJ195]))" office:value-type="string" office:string-value="AnonimVio: 3, Li'l devil: 1, msx2plus: 5" calcext:value-type="string">
            <text:p>AnonimVio: 3, Li'l devil: 1, msx2plus: 5</text:p>
          </table:table-cell>
          <table:table-cell table:style-name="ce17" table:formula="of:=SUMPRODUCT(NOT(ISBLANK([.L195:.AMJ195])))" office:value-type="float" office:value="3" calcext:value-type="float">
            <text:p>3</text:p>
          </table:table-cell>
          <table:table-cell table:style-name="ce95" table:formula="of:=IF([.J195]&gt;2;AVERAGE([.L195:.AMJ195]);0)" office:value-type="float" office:value="3" calcext:value-type="float">
            <text:p>3.000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4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40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79" calcext:value-type="float">
            <text:p>179</text:p>
          </table:table-cell>
          <table:table-cell table:formula="of:=SUM([.L196:.AMJ196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196:.AMJ196]); &quot;&quot;; [.L$2:.AMJ$2] &amp; &quot;: &quot; &amp; [.L196:.AMJ196]))" office:value-type="string" office:string-value="MFG38: 9" calcext:value-type="string">
            <text:p>MFG38: 9</text:p>
          </table:table-cell>
          <table:table-cell table:style-name="ce17" table:formula="of:=SUMPRODUCT(NOT(ISBLANK([.L196:.AMJ196])))" office:value-type="float" office:value="1" calcext:value-type="float">
            <text:p>1</text:p>
          </table:table-cell>
          <table:table-cell table:style-name="ce95" table:formula="of:=IF([.J196]&gt;2;AVERAGE([.L196:.AMJ196]);0)" office:value-type="float" office:value="0" calcext:value-type="float">
            <text:p>.000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79" calcext:value-type="float">
            <text:p>179</text:p>
          </table:table-cell>
          <table:table-cell table:formula="of:=SUM([.L197:.AMJ197])" office:value-type="float" office:value="9" calcext:value-type="float">
            <text:p>9</text:p>
          </table:table-cell>
          <table:table-cell office:value-type="string" calcext:value-type="string">
            <text:p>Wormwood: Expanded Universe</text:p>
          </table:table-cell>
          <table:table-cell office:value-type="string" calcext:value-type="string">
            <text:p><text:a xlink:href="http://www.rbkz.net/doom/" xlink:type="simple">http://www.rbkz.net/doom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197:.AMJ197]); &quot;&quot;; [.L$2:.AMJ$2] &amp; &quot;: &quot; &amp; [.L197:.AMJ197]))" office:value-type="string" office:string-value="KineticBeverage: 4, Nefelibeta: 5" calcext:value-type="string">
            <text:p>KineticBeverage: 4, Nefelibeta: 5</text:p>
          </table:table-cell>
          <table:table-cell table:style-name="ce17" table:formula="of:=SUMPRODUCT(NOT(ISBLANK([.L197:.AMJ197])))" office:value-type="float" office:value="2" calcext:value-type="float">
            <text:p>2</text:p>
          </table:table-cell>
          <table:table-cell table:style-name="ce95" table:formula="of:=IF([.J197]&gt;2;AVERAGE([.L197:.AMJ197]);0)" office:value-type="float" office:value="0" calcext:value-type="float">
            <text:p>.000</text:p>
          </table:table-cell>
          <table:table-cell table:number-columns-repeated="186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95" calcext:value-type="float">
            <text:p>195</text:p>
          </table:table-cell>
          <table:table-cell table:formula="of:=SUM([.L198:.AMJ198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198:.AMJ198]); &quot;&quot;; [.L$2:.AMJ$2] &amp; &quot;: &quot; &amp; [.L198:.AMJ198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L198:.AMJ198])))" office:value-type="float" office:value="2" calcext:value-type="float">
            <text:p>2</text:p>
          </table:table-cell>
          <table:table-cell table:style-name="ce95" table:formula="of:=IF([.J198]&gt;2;AVERAGE([.L198:.AMJ198]);0)" office:value-type="float" office:value="0" calcext:value-type="float">
            <text:p>.000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0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95" calcext:value-type="float">
            <text:p>195</text:p>
          </table:table-cell>
          <table:table-cell table:formula="of:=SUM([.L199:.AMJ199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199:.AMJ199]); &quot;&quot;; [.L$2:.AMJ$2] &amp; &quot;: &quot; &amp; [.L199:.AMJ199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L199:.AMJ199])))" office:value-type="float" office:value="2" calcext:value-type="float">
            <text:p>2</text:p>
          </table:table-cell>
          <table:table-cell table:style-name="ce95" table:formula="of:=IF([.J199]&gt;2;AVERAGE([.L199:.AMJ199]);0)" office:value-type="float" office:value="0" calcext:value-type="float">
            <text:p>.000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95" calcext:value-type="float">
            <text:p>195</text:p>
          </table:table-cell>
          <table:table-cell table:formula="of:=SUM([.L200:.AMJ200])" office:value-type="float" office:value="8" calcext:value-type="float">
            <text:p>8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00:.AMJ200]); &quot;&quot;; [.L$2:.AMJ$2] &amp; &quot;: &quot; &amp; [.L200:.AMJ200]))" office:value-type="string" office:string-value="joepallai: 5, Hitherto: 3" calcext:value-type="string">
            <text:p>joepallai: 5, Hitherto: 3</text:p>
          </table:table-cell>
          <table:table-cell table:style-name="ce17" table:formula="of:=SUMPRODUCT(NOT(ISBLANK([.L200:.AMJ200])))" office:value-type="float" office:value="2" calcext:value-type="float">
            <text:p>2</text:p>
          </table:table-cell>
          <table:table-cell table:style-name="ce95" table:formula="of:=IF([.J200]&gt;2;AVERAGE([.L200:.AMJ200]);0)" office:value-type="float" office:value="0" calcext:value-type="float">
            <text:p>.000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72"/>
          <table:table-cell office:value-type="float" office:value="3" calcext:value-type="float">
            <text:p>3</text:p>
          </table:table-cell>
          <table:table-cell table:number-columns-repeated="83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95" calcext:value-type="float">
            <text:p>195</text:p>
          </table:table-cell>
          <table:table-cell table:formula="of:=SUM([.L201:.AMJ201])" office:value-type="float" office:value="8" calcext:value-type="float">
            <text:p>8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01:.AMJ201]); &quot;&quot;; [.L$2:.AMJ$2] &amp; &quot;: &quot; &amp; [.L201:.AMJ201]))" office:value-type="string" office:string-value="Jaws In Space: 4, Doomkid: 3, toxic.rat: 1" calcext:value-type="string">
            <text:p>Jaws In Space: 4, Doomkid: 3, toxic.rat: 1</text:p>
          </table:table-cell>
          <table:table-cell table:style-name="ce17" table:formula="of:=SUMPRODUCT(NOT(ISBLANK([.L201:.AMJ201])))" office:value-type="float" office:value="3" calcext:value-type="float">
            <text:p>3</text:p>
          </table:table-cell>
          <table:table-cell table:style-name="ce95" table:formula="of:=IF([.J201]&gt;2;AVERAGE([.L201:.AMJ201]);0)" office:value-type="float" office:value="2.66666666666667" calcext:value-type="float">
            <text:p>2.66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46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5" calcext:value-type="float">
            <text:p>195</text:p>
          </table:table-cell>
          <table:table-cell table:formula="of:=SUM([.L202:.AMJ202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26" calcext:value-type="float">
            <text:p>26</text:p>
          </table:table-cell>
          <table:table-cell table:style-name="ce16" table:number-matrix-columns-spanned="1" table:number-matrix-rows-spanned="1" table:formula="of:=COM.MICROSOFT.TEXTJOIN(&quot;, &quot;; 1; IF(ISBLANK([.L202:.AMJ202]); &quot;&quot;; [.L$2:.AMJ$2] &amp; &quot;: &quot; &amp; [.L202:.AMJ202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L202:.AMJ202])))" office:value-type="float" office:value="2" calcext:value-type="float">
            <text:p>2</text:p>
          </table:table-cell>
          <table:table-cell table:style-name="ce95" table:formula="of:=IF([.J202]&gt;2;AVERAGE([.L202:.AMJ202]);0)" office:value-type="float" office:value="0" calcext:value-type="float">
            <text:p>.00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6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5" calcext:value-type="float">
            <text:p>195</text:p>
          </table:table-cell>
          <table:table-cell table:formula="of:=SUM([.L203:.AMJ203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03:.AMJ203]); &quot;&quot;; [.L$2:.AMJ$2] &amp; &quot;: &quot; &amp; [.L203:.AMJ203]))" office:value-type="string" office:string-value="AnonimVio: 8" calcext:value-type="string">
            <text:p>AnonimVio: 8</text:p>
          </table:table-cell>
          <table:table-cell table:style-name="ce17" table:formula="of:=SUMPRODUCT(NOT(ISBLANK([.L203:.AMJ203])))" office:value-type="float" office:value="1" calcext:value-type="float">
            <text:p>1</text:p>
          </table:table-cell>
          <table:table-cell table:style-name="ce95" table:formula="of:=IF([.J203]&gt;2;AVERAGE([.L203:.AMJ203]);0)" office:value-type="float" office:value="0" calcext:value-type="float">
            <text:p>.000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88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5" calcext:value-type="float">
            <text:p>195</text:p>
          </table:table-cell>
          <table:table-cell table:formula="of:=SUM([.L204:.AMJ204])" office:value-type="float" office:value="8" calcext:value-type="float">
            <text:p>8</text:p>
          </table:table-cell>
          <table:table-cell office:value-type="string" calcext:value-type="string">
            <text:p>Grove</text:p>
          </table:table-cell>
          <table:table-cell office:value-type="string" calcext:value-type="string">
            <text:p><text:a xlink:href="https://doomwiki.org/wiki/Grove" xlink:type="simple">https://doomwiki.org/wiki/Grov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04:.AMJ204]); &quot;&quot;; [.L$2:.AMJ$2] &amp; &quot;: &quot; &amp; [.L204:.AMJ204]))" office:value-type="string" office:string-value="MtPain27: 2, msx2plus: 5, Maribo: 1" calcext:value-type="string">
            <text:p>MtPain27: 2, msx2plus: 5, Maribo: 1</text:p>
          </table:table-cell>
          <table:table-cell table:style-name="ce17" table:formula="of:=SUMPRODUCT(NOT(ISBLANK([.L204:.AMJ204])))" office:value-type="float" office:value="3" calcext:value-type="float">
            <text:p>3</text:p>
          </table:table-cell>
          <table:table-cell table:style-name="ce95" table:formula="of:=IF([.J204]&gt;2;AVERAGE([.L204:.AMJ204]);0)" office:value-type="float" office:value="2.66666666666667" calcext:value-type="float">
            <text:p>2.667</text:p>
          </table:table-cell>
          <table:table-cell table:number-columns-repeated="15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32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5" calcext:value-type="float">
            <text:p>195</text:p>
          </table:table-cell>
          <table:table-cell table:formula="of:=SUM([.L205:.AMJ205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05:.AMJ205]); &quot;&quot;; [.L$2:.AMJ$2] &amp; &quot;: &quot; &amp; [.L205:.AMJ205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L205:.AMJ205])))" office:value-type="float" office:value="2" calcext:value-type="float">
            <text:p>2</text:p>
          </table:table-cell>
          <table:table-cell table:style-name="ce95" table:formula="of:=IF([.J205]&gt;2;AVERAGE([.L205:.AMJ205]);0)" office:value-type="float" office:value="0" calcext:value-type="float">
            <text:p>.000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4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5" calcext:value-type="float">
            <text:p>195</text:p>
          </table:table-cell>
          <table:table-cell table:formula="of:=SUM([.L206:.AMJ206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06:.AMJ206]); &quot;&quot;; [.L$2:.AMJ$2] &amp; &quot;: &quot; &amp; [.L206:.AMJ206]))" office:value-type="string" office:string-value="bzzrak: 8" calcext:value-type="string">
            <text:p>bzzrak: 8</text:p>
          </table:table-cell>
          <table:table-cell table:style-name="ce17" table:formula="of:=SUMPRODUCT(NOT(ISBLANK([.L206:.AMJ206])))" office:value-type="float" office:value="1" calcext:value-type="float">
            <text:p>1</text:p>
          </table:table-cell>
          <table:table-cell table:style-name="ce95" table:formula="of:=IF([.J206]&gt;2;AVERAGE([.L206:.AMJ206]);0)" office:value-type="float" office:value="0" calcext:value-type="float">
            <text:p>.00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6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5" calcext:value-type="float">
            <text:p>195</text:p>
          </table:table-cell>
          <table:table-cell table:formula="of:=SUM([.L207:.AMJ207])" office:value-type="float" office:value="8" calcext:value-type="float">
            <text:p>8</text:p>
          </table:table-cell>
          <table:table-cell office:value-type="string" calcext:value-type="string">
            <text:p>Micro Slaughter Community Project</text:p>
          </table:table-cell>
          <table:table-cell office:value-type="string" calcext:value-type="string">
            <text:p><text:a xlink:href="https://www.doomworld.com/forum/topic/119448-final-release-micro-slaughter-community-project-17-maps/" xlink:type="simple">https://www.doomworld.com/forum/topic/119448-final-release-micro-slaughter-community-project-17-map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207:.AMJ207]); &quot;&quot;; [.L$2:.AMJ$2] &amp; &quot;: &quot; &amp; [.L207:.AMJ207]))" office:value-type="string" office:string-value="SCF: 1, KineticBeverage: 3, NiGHTS108: 4" calcext:value-type="string">
            <text:p>SCF: 1, KineticBeverage: 3, NiGHTS108: 4</text:p>
          </table:table-cell>
          <table:table-cell table:style-name="ce17" table:formula="of:=SUMPRODUCT(NOT(ISBLANK([.L207:.AMJ207])))" office:value-type="float" office:value="3" calcext:value-type="float">
            <text:p>3</text:p>
          </table:table-cell>
          <table:table-cell table:style-name="ce95" table:formula="of:=IF([.J207]&gt;2;AVERAGE([.L207:.AMJ207]);0)" office:value-type="float" office:value="2.66666666666667" calcext:value-type="float">
            <text:p>2.667</text:p>
          </table:table-cell>
          <table:table-cell table:number-columns-repeated="158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820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5" calcext:value-type="float">
            <text:p>195</text:p>
          </table:table-cell>
          <table:table-cell table:formula="of:=SUM([.L208:.AMJ208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08:.AMJ208]); &quot;&quot;; [.L$2:.AMJ$2] &amp; &quot;: &quot; &amp; [.L208:.AMJ208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L208:.AMJ208])))" office:value-type="float" office:value="2" calcext:value-type="float">
            <text:p>2</text:p>
          </table:table-cell>
          <table:table-cell table:style-name="ce95" table:formula="of:=IF([.J208]&gt;2;AVERAGE([.L208:.AMJ208]);0)" office:value-type="float" office:value="0" calcext:value-type="float">
            <text:p>.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5" calcext:value-type="float">
            <text:p>195</text:p>
          </table:table-cell>
          <table:table-cell table:formula="of:=SUM([.L209:.AMJ209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09:.AMJ209]); &quot;&quot;; [.L$2:.AMJ$2] &amp; &quot;: &quot; &amp; [.L209:.AMJ209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L209:.AMJ209])))" office:value-type="float" office:value="2" calcext:value-type="float">
            <text:p>2</text:p>
          </table:table-cell>
          <table:table-cell table:style-name="ce95" table:formula="of:=IF([.J209]&gt;2;AVERAGE([.L209:.AMJ209]);0)" office:value-type="float" office:value="0" calcext:value-type="float">
            <text:p>.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5" calcext:value-type="float">
            <text:p>195</text:p>
          </table:table-cell>
          <table:table-cell table:formula="of:=SUM([.L210:.AMJ210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210:.AMJ210]); &quot;&quot;; [.L$2:.AMJ$2] &amp; &quot;: &quot; &amp; [.L210:.AMJ210]))" office:value-type="string" office:string-value="Graf Zahl: 8" calcext:value-type="string">
            <text:p>Graf Zahl: 8</text:p>
          </table:table-cell>
          <table:table-cell table:style-name="ce17" table:formula="of:=SUMPRODUCT(NOT(ISBLANK([.L210:.AMJ210])))" office:value-type="float" office:value="1" calcext:value-type="float">
            <text:p>1</text:p>
          </table:table-cell>
          <table:table-cell table:style-name="ce95" table:formula="of:=IF([.J210]&gt;2;AVERAGE([.L210:.AMJ210]);0)" office:value-type="float" office:value="0" calcext:value-type="float">
            <text:p>.000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5" calcext:value-type="float">
            <text:p>195</text:p>
          </table:table-cell>
          <table:table-cell table:formula="of:=SUM([.L211:.AMJ211])" office:value-type="float" office:value="8" calcext:value-type="float">
            <text:p>8</text:p>
          </table:table-cell>
          <table:table-cell office:value-type="string" calcext:value-type="string">
            <text:p>Ozonia</text:p>
          </table:table-cell>
          <table:table-cell office:value-type="string" calcext:value-type="string">
            <text:p><text:a xlink:href="https://www.doomworld.com/forum/topic/103371-ozonia-development-boom-megawad-december-target-release/" xlink:type="simple">https://www.doomworld.com/forum/topic/103371-ozonia-development-boom-megawad-december-target-releas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11:.AMJ211]); &quot;&quot;; [.L$2:.AMJ$2] &amp; &quot;: &quot; &amp; [.L211:.AMJ211]))" office:value-type="string" office:string-value="rd: 5, dei_eldren: 3" calcext:value-type="string">
            <text:p>rd: 5, dei_eldren: 3</text:p>
          </table:table-cell>
          <table:table-cell table:style-name="ce17" table:formula="of:=SUMPRODUCT(NOT(ISBLANK([.L211:.AMJ211])))" office:value-type="float" office:value="2" calcext:value-type="float">
            <text:p>2</text:p>
          </table:table-cell>
          <table:table-cell table:style-name="ce95" table:formula="of:=IF([.J211]&gt;2;AVERAGE([.L211:.AMJ211]);0)" office:value-type="float" office:value="0" calcext:value-type="float">
            <text:p>.000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866"/>
        </table:table-row>
        <table:table-row table:style-name="ro4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5" calcext:value-type="float">
            <text:p>195</text:p>
          </table:table-cell>
          <table:table-cell table:formula="of:=SUM([.L212:.AMJ212])" office:value-type="float" office:value="8" calcext:value-type="float">
            <text:p>8</text:p>
          </table:table-cell>
          <table:table-cell office:value-type="string" calcext:value-type="string">
            <text:p>School﻿ Doom﻿﻿ II</text:p>
          </table:table-cell>
          <table:table-cell office:value-type="string" calcext:value-type="string">
            <text:p><text:a xlink:href="https://doomwiki.org/wiki/School_Doom_II" xlink:type="simple">https://doomwiki.org/wiki/School_Doom_II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212:.AMJ212]); &quot;&quot;; [.L$2:.AMJ$2] &amp; &quot;: &quot; &amp; [.L212:.AMJ212]))" office:value-type="string" office:string-value="Doomlover77: 8" calcext:value-type="string">
            <text:p>Doomlover77: 8</text:p>
          </table:table-cell>
          <table:table-cell table:style-name="ce17" table:formula="of:=SUMPRODUCT(NOT(ISBLANK([.L212:.AMJ212])))" office:value-type="float" office:value="1" calcext:value-type="float">
            <text:p>1</text:p>
          </table:table-cell>
          <table:table-cell table:style-name="ce95" table:formula="of:=IF([.J212]&gt;2;AVERAGE([.L212:.AMJ212]);0)" office:value-type="float" office:value="0" calcext:value-type="float">
            <text:p>.000</text:p>
          </table:table-cell>
          <table:table-cell table:number-columns-repeated="178"/>
          <table:table-cell office:value-type="float" office:value="8" calcext:value-type="float">
            <text:p>8</text:p>
          </table:table-cell>
          <table:table-cell table:number-columns-repeated="834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5" calcext:value-type="float">
            <text:p>195</text:p>
          </table:table-cell>
          <table:table-cell table:formula="of:=SUM([.L213:.AMJ213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213:.AMJ213]); &quot;&quot;; [.L$2:.AMJ$2] &amp; &quot;: &quot; &amp; [.L213:.AMJ213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L213:.AMJ213])))" office:value-type="float" office:value="4" calcext:value-type="float">
            <text:p>4</text:p>
          </table:table-cell>
          <table:table-cell table:style-name="ce95" table:formula="of:=IF([.J213]&gt;2;AVERAGE([.L213:.AMJ213]);0)" office:value-type="float" office:value="2" calcext:value-type="float">
            <text:p>2.000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95" calcext:value-type="float">
            <text:p>195</text:p>
          </table:table-cell>
          <table:table-cell table:formula="of:=SUM([.L214:.AMJ214])" office:value-type="float" office:value="8" calcext:value-type="float">
            <text:p>8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14:.AMJ214]); &quot;&quot;; [.L$2:.AMJ$2] &amp; &quot;: &quot; &amp; [.L214:.AMJ214]))" office:value-type="string" office:string-value="Nine Inch Heels: 1, fveitsi: 5, NoisyVelvet: 1, akolai: 1" calcext:value-type="string">
            <text:p>Nine Inch Heels: 1, fveitsi: 5, NoisyVelvet: 1, akolai: 1</text:p>
          </table:table-cell>
          <table:table-cell table:style-name="ce17" table:formula="of:=SUMPRODUCT(NOT(ISBLANK([.L214:.AMJ214])))" office:value-type="float" office:value="4" calcext:value-type="float">
            <text:p>4</text:p>
          </table:table-cell>
          <table:table-cell table:style-name="ce95" table:formula="of:=IF([.J214]&gt;2;AVERAGE([.L214:.AMJ214]);0)" office:value-type="float" office:value="2" calcext:value-type="float">
            <text:p>2.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82"/>
          <table:table-cell table:style-name="ce162"/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835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95" calcext:value-type="float">
            <text:p>195</text:p>
          </table:table-cell>
          <table:table-cell table:formula="of:=SUM([.L215:.AMJ215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15:.AMJ215]); &quot;&quot;; [.L$2:.AMJ$2] &amp; &quot;: &quot; &amp; [.L215:.AMJ215]))" office:value-type="string" office:string-value="Roofi: 8" calcext:value-type="string">
            <text:p>Roofi: 8</text:p>
          </table:table-cell>
          <table:table-cell table:style-name="ce17" table:formula="of:=SUMPRODUCT(NOT(ISBLANK([.L215:.AMJ215])))" office:value-type="float" office:value="1" calcext:value-type="float">
            <text:p>1</text:p>
          </table:table-cell>
          <table:table-cell table:style-name="ce95" table:formula="of:=IF([.J215]&gt;2;AVERAGE([.L215:.AMJ215]);0)" office:value-type="float" office:value="0" calcext:value-type="float">
            <text:p>.000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1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95" calcext:value-type="float">
            <text:p>195</text:p>
          </table:table-cell>
          <table:table-cell table:formula="of:=SUM([.L216:.AMJ216])" office:value-type="float" office:value="8" calcext:value-type="float">
            <text:p>8</text:p>
          </table:table-cell>
          <table:table-cell table:style-name="ce72" office:value-type="string" calcext:value-type="string">
            <text:p>The Final Gathering</text:p>
          </table:table-cell>
          <table:table-cell table:style-name="Default" office:value-type="string" calcext:value-type="string">
            <text:p><text:a xlink:href="https://doomwiki.org/wiki/The_Final_Gathering" xlink:type="simple">https://doomwiki.org/wiki/The_Final_Gathering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216:.AMJ216]); &quot;&quot;; [.L$2:.AMJ$2] &amp; &quot;: &quot; &amp; [.L216:.AMJ216]))" office:value-type="string" office:string-value="Ragu: 8" calcext:value-type="string">
            <text:p>Ragu: 8</text:p>
          </table:table-cell>
          <table:table-cell table:style-name="ce17" table:formula="of:=SUMPRODUCT(NOT(ISBLANK([.L216:.AMJ216])))" office:value-type="float" office:value="1" calcext:value-type="float">
            <text:p>1</text:p>
          </table:table-cell>
          <table:table-cell table:style-name="ce95" table:formula="of:=IF([.J216]&gt;2;AVERAGE([.L216:.AMJ216]);0)" office:value-type="float" office:value="0" calcext:value-type="float">
            <text:p>.000</text:p>
          </table:table-cell>
          <table:table-cell table:number-columns-repeated="163"/>
          <table:table-cell office:value-type="float" office:value="8" calcext:value-type="float">
            <text:p>8</text:p>
          </table:table-cell>
          <table:table-cell table:number-columns-repeated="849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95" calcext:value-type="float">
            <text:p>195</text:p>
          </table:table-cell>
          <table:table-cell table:formula="of:=SUM([.L217:.AMJ217])" office:value-type="float" office:value="8" calcext:value-type="float">
            <text:p>8</text:p>
          </table:table-cell>
          <table:table-cell office:value-type="string" calcext:value-type="string">
            <text:p>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217:.AMJ217]); &quot;&quot;; [.L$2:.AMJ$2] &amp; &quot;: &quot; &amp; [.L217:.AMJ217]))" office:value-type="string" office:string-value="Jaromir Bergmann: 8" calcext:value-type="string">
            <text:p>Jaromir Bergmann: 8</text:p>
          </table:table-cell>
          <table:table-cell table:style-name="ce17" table:formula="of:=SUMPRODUCT(NOT(ISBLANK([.L217:.AMJ217])))" office:value-type="float" office:value="1" calcext:value-type="float">
            <text:p>1</text:p>
          </table:table-cell>
          <table:table-cell table:style-name="ce95" table:formula="of:=IF([.J217]&gt;2;AVERAGE([.L217:.AMJ217]);0)" office:value-type="float" office:value="0" calcext:value-type="float">
            <text:p>.000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0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95" calcext:value-type="float">
            <text:p>195</text:p>
          </table:table-cell>
          <table:table-cell table:formula="of:=SUM([.L218:.AMJ218])" office:value-type="float" office:value="8" calcext:value-type="float">
            <text:p>8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18:.AMJ218]); &quot;&quot;; [.L$2:.AMJ$2] &amp; &quot;: &quot; &amp; [.L218:.AMJ218]))" office:value-type="string" office:string-value="Spectre01: 6, erzboesewicht: 2" calcext:value-type="string">
            <text:p>Spectre01: 6, erzboesewicht: 2</text:p>
          </table:table-cell>
          <table:table-cell table:style-name="ce17" table:formula="of:=SUMPRODUCT(NOT(ISBLANK([.L218:.AMJ218])))" office:value-type="float" office:value="2" calcext:value-type="float">
            <text:p>2</text:p>
          </table:table-cell>
          <table:table-cell table:style-name="ce95" table:formula="of:=IF([.J218]&gt;2;AVERAGE([.L218:.AMJ218]);0)" office:value-type="float" office:value="0" calcext:value-type="float">
            <text:p>.000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71"/>
          <table:table-cell office:value-type="float" office:value="2" calcext:value-type="float">
            <text:p>2</text:p>
          </table:table-cell>
          <table:table-cell table:number-columns-repeated="82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95" calcext:value-type="float">
            <text:p>195</text:p>
          </table:table-cell>
          <table:table-cell table:formula="of:=SUM([.L219:.AMJ219])" office:value-type="float" office:value="8" calcext:value-type="float">
            <text:p>8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19:.AMJ219]); &quot;&quot;; [.L$2:.AMJ$2] &amp; &quot;: &quot; &amp; [.L219:.AMJ219]))" office:value-type="string" office:string-value="Spectra: 4, Midnight_00: 1, vdgg: 3" calcext:value-type="string">
            <text:p>Spectra: 4, Midnight_00: 1, vdgg: 3</text:p>
          </table:table-cell>
          <table:table-cell table:style-name="ce17" table:formula="of:=SUMPRODUCT(NOT(ISBLANK([.L219:.AMJ219])))" office:value-type="float" office:value="3" calcext:value-type="float">
            <text:p>3</text:p>
          </table:table-cell>
          <table:table-cell table:style-name="ce95" table:formula="of:=IF([.J219]&gt;2;AVERAGE([.L219:.AMJ219]);0)" office:value-type="float" office:value="2.66666666666667" calcext:value-type="float">
            <text:p>2.667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69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7" calcext:value-type="float">
            <text:p>217</text:p>
          </table:table-cell>
          <table:table-cell table:formula="of:=SUM([.L220:.AMJ220])" office:value-type="float" office:value="7" calcext:value-type="float">
            <text:p>7</text:p>
          </table:table-cell>
          <table:table-cell office:value-type="string" calcext:value-type="string">
            <text:p>1000 Lines 3: Community Project</text:p>
          </table:table-cell>
          <table:table-cell office:value-type="string" calcext:value-type="string">
            <text:p><text:a xlink:href="https://www.doomworld.com/forum/topic/125479-1000-lines-3-community-project-released/?tab=comments#comment-2407876" xlink:type="simple">https://www.doomworld.com/forum/topic/125479-1000-lines-3-community-project-released/?tab=comments#comment-2407876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220:.AMJ220]); &quot;&quot;; [.L$2:.AMJ$2] &amp; &quot;: &quot; &amp; [.L220:.AMJ220]))" office:value-type="string" office:string-value="ReaperAA: 6, LadyMistDragon: 1" calcext:value-type="string">
            <text:p>ReaperAA: 6, LadyMistDragon: 1</text:p>
          </table:table-cell>
          <table:table-cell table:style-name="ce17" table:formula="of:=SUMPRODUCT(NOT(ISBLANK([.L220:.AMJ220])))" office:value-type="float" office:value="2" calcext:value-type="float">
            <text:p>2</text:p>
          </table:table-cell>
          <table:table-cell table:style-name="ce95" table:formula="of:=IF([.J220]&gt;2;AVERAGE([.L220:.AMJ220]);0)" office:value-type="float" office:value="0" calcext:value-type="float">
            <text:p>.000</text:p>
          </table:table-cell>
          <table:table-cell table:number-columns-repeated="82"/>
          <table:table-cell office:value-type="float" office:value="6" calcext:value-type="float">
            <text:p>6</text:p>
          </table:table-cell>
          <table:table-cell table:number-columns-repeated="96"/>
          <table:table-cell office:value-type="float" office:value="1" calcext:value-type="float">
            <text:p>1</text:p>
          </table:table-cell>
          <table:table-cell table:number-columns-repeated="833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7" calcext:value-type="float">
            <text:p>217</text:p>
          </table:table-cell>
          <table:table-cell table:formula="of:=SUM([.L221:.AMJ221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221:.AMJ221]); &quot;&quot;; [.L$2:.AMJ$2] &amp; &quot;: &quot; &amp; [.L221:.AMJ221]))" office:value-type="string" office:string-value="Jaromir Bergmann: 7" calcext:value-type="string">
            <text:p>Jaromir Bergmann: 7</text:p>
          </table:table-cell>
          <table:table-cell table:style-name="ce17" table:formula="of:=SUMPRODUCT(NOT(ISBLANK([.L221:.AMJ221])))" office:value-type="float" office:value="1" calcext:value-type="float">
            <text:p>1</text:p>
          </table:table-cell>
          <table:table-cell table:style-name="ce95" table:formula="of:=IF([.J221]&gt;2;AVERAGE([.L221:.AMJ221]);0)" office:value-type="float" office:value="0" calcext:value-type="float">
            <text:p>.000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0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7" calcext:value-type="float">
            <text:p>217</text:p>
          </table:table-cell>
          <table:table-cell table:formula="of:=SUM([.L222:.AMJ222])" office:value-type="float" office:value="7" calcext:value-type="float">
            <text:p>7</text:p>
          </table:table-cell>
          <table:table-cell office:value-type="string" calcext:value-type="string">
            <text:p>Ashes 2063</text:p>
          </table:table-cell>
          <table:table-cell table:style-name="ce81" office:value-type="string" calcext:value-type="string">
            <text:p><text:a xlink:href="https://forum.zdoom.org/viewtopic.php?f=19&amp;t=69612" xlink:type="simple">https://forum.zdoom.org/viewtopic.php?f=19&amp;t=6961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y Doom</text:p>
          </table:table-cell>
          <table:table-cell office:value-type="float" office:value="35" calcext:value-type="float">
            <text:p>35</text:p>
          </table:table-cell>
          <table:table-cell table:style-name="ce16" table:number-matrix-columns-spanned="1" table:number-matrix-rows-spanned="1" table:formula="of:=COM.MICROSOFT.TEXTJOIN(&quot;, &quot;; 1; IF(ISBLANK([.L222:.AMJ222]); &quot;&quot;; [.L$2:.AMJ$2] &amp; &quot;: &quot; &amp; [.L222:.AMJ222]))" office:value-type="string" office:string-value="Ezepov: 2, DoomPlayer00: 5" calcext:value-type="string">
            <text:p>Ezepov: 2, DoomPlayer00: 5</text:p>
          </table:table-cell>
          <table:table-cell table:style-name="ce17" table:formula="of:=SUMPRODUCT(NOT(ISBLANK([.L222:.AMJ222])))" office:value-type="float" office:value="2" calcext:value-type="float">
            <text:p>2</text:p>
          </table:table-cell>
          <table:table-cell table:style-name="ce95" table:formula="of:=IF([.J222]&gt;2;AVERAGE([.L222:.AMJ222]);0)" office:value-type="float" office:value="0" calcext:value-type="float">
            <text:p>.000</text:p>
          </table:table-cell>
          <table:table-cell table:number-columns-repeated="17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31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7" calcext:value-type="float">
            <text:p>217</text:p>
          </table:table-cell>
          <table:table-cell table:formula="of:=SUM([.L223:.AMJ223])" office:value-type="float" office:value="7" calcext:value-type="float">
            <text:p>7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23:.AMJ223]); &quot;&quot;; [.L$2:.AMJ$2] &amp; &quot;: &quot; &amp; [.L223:.AMJ223]))" office:value-type="string" office:string-value="WH-Wilou84: 2, joepallai: 5" calcext:value-type="string">
            <text:p>WH-Wilou84: 2, joepallai: 5</text:p>
          </table:table-cell>
          <table:table-cell table:style-name="ce17" table:formula="of:=SUMPRODUCT(NOT(ISBLANK([.L223:.AMJ223])))" office:value-type="float" office:value="2" calcext:value-type="float">
            <text:p>2</text:p>
          </table:table-cell>
          <table:table-cell table:style-name="ce95" table:formula="of:=IF([.J223]&gt;2;AVERAGE([.L223:.AMJ223]);0)" office:value-type="float" office:value="0" calcext:value-type="float">
            <text:p>.000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910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7" calcext:value-type="float">
            <text:p>217</text:p>
          </table:table-cell>
          <table:table-cell table:formula="of:=SUM([.L224:.AMJ224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30" calcext:value-type="float">
            <text:p>30</text:p>
          </table:table-cell>
          <table:table-cell table:style-name="ce16" table:number-matrix-columns-spanned="1" table:number-matrix-rows-spanned="1" table:formula="of:=COM.MICROSOFT.TEXTJOIN(&quot;, &quot;; 1; IF(ISBLANK([.L224:.AMJ224]); &quot;&quot;; [.L$2:.AMJ$2] &amp; &quot;: &quot; &amp; [.L224:.AMJ224]))" office:value-type="string" office:string-value="7hm: 7" calcext:value-type="string">
            <text:p>7hm: 7</text:p>
          </table:table-cell>
          <table:table-cell table:style-name="ce17" table:formula="of:=SUMPRODUCT(NOT(ISBLANK([.L224:.AMJ224])))" office:value-type="float" office:value="1" calcext:value-type="float">
            <text:p>1</text:p>
          </table:table-cell>
          <table:table-cell table:style-name="ce95" table:formula="of:=IF([.J224]&gt;2;AVERAGE([.L224:.AMJ224]);0)" office:value-type="float" office:value="0" calcext:value-type="float">
            <text:p>.000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7" calcext:value-type="float">
            <text:p>217</text:p>
          </table:table-cell>
          <table:table-cell table:formula="of:=SUM([.L225:.AMJ225])" office:value-type="float" office:value="7" calcext:value-type="float">
            <text:p>7</text:p>
          </table:table-cell>
          <table:table-cell office:value-type="string" calcext:value-type="string">
            <text:p>Caverns of Darkness</text:p>
          </table:table-cell>
          <table:table-cell office:value-type="string" calcext:value-type="string">
            <text:p><text:a xlink:href="https://www.doomworld.com/idgames/levels/doom2/Ports/a-c/cc-cod" xlink:type="simple">https://www.doomworld.com/idgames/levels/doom2/Ports/a-c/cc-c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225:.AMJ225]); &quot;&quot;; [.L$2:.AMJ$2] &amp; &quot;: &quot; &amp; [.L225:.AMJ225]))" office:value-type="string" office:string-value="vdgg: 7" calcext:value-type="string">
            <text:p>vdgg: 7</text:p>
          </table:table-cell>
          <table:table-cell table:style-name="ce17" table:formula="of:=SUMPRODUCT(NOT(ISBLANK([.L225:.AMJ225])))" office:value-type="float" office:value="1" calcext:value-type="float">
            <text:p>1</text:p>
          </table:table-cell>
          <table:table-cell table:style-name="ce95" table:formula="of:=IF([.J225]&gt;2;AVERAGE([.L225:.AMJ225]);0)" office:value-type="float" office:value="0" calcext:value-type="float">
            <text:p>.000</text:p>
          </table:table-cell>
          <table:table-cell table:number-columns-repeated="143"/>
          <table:table-cell office:value-type="float" office:value="7" calcext:value-type="float">
            <text:p>7</text:p>
          </table:table-cell>
          <table:table-cell table:number-columns-repeated="869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7" calcext:value-type="float">
            <text:p>217</text:p>
          </table:table-cell>
          <table:table-cell table:formula="of:=SUM([.L226:.AMJ226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hex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226:.AMJ226]); &quot;&quot;; [.L$2:.AMJ$2] &amp; &quot;: &quot; &amp; [.L226:.AMJ226]))" office:value-type="string" office:string-value="bzzrak: 7" calcext:value-type="string">
            <text:p>bzzrak: 7</text:p>
          </table:table-cell>
          <table:table-cell table:style-name="ce17" table:formula="of:=SUMPRODUCT(NOT(ISBLANK([.L226:.AMJ226])))" office:value-type="float" office:value="1" calcext:value-type="float">
            <text:p>1</text:p>
          </table:table-cell>
          <table:table-cell table:style-name="ce95" table:formula="of:=IF([.J226]&gt;2;AVERAGE([.L226:.AMJ226]);0)" office:value-type="float" office:value="0" calcext:value-type="float">
            <text:p>.00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7" calcext:value-type="float">
            <text:p>217</text:p>
          </table:table-cell>
          <table:table-cell table:formula="of:=SUM([.L227:.AMJ227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227:.AMJ227]); &quot;&quot;; [.L$2:.AMJ$2] &amp; &quot;: &quot; &amp; [.L227:.AMJ227]))" office:value-type="string" office:string-value="Graf Zahl: 7" calcext:value-type="string">
            <text:p>Graf Zahl: 7</text:p>
          </table:table-cell>
          <table:table-cell table:style-name="ce17" table:formula="of:=SUMPRODUCT(NOT(ISBLANK([.L227:.AMJ227])))" office:value-type="float" office:value="1" calcext:value-type="float">
            <text:p>1</text:p>
          </table:table-cell>
          <table:table-cell table:style-name="ce95" table:formula="of:=IF([.J227]&gt;2;AVERAGE([.L227:.AMJ227]);0)" office:value-type="float" office:value="0" calcext:value-type="float">
            <text:p>.000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131"/>
          <table:table-cell table:style-name="ce162"/>
          <table:table-cell table:number-columns-repeated="859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7" calcext:value-type="float">
            <text:p>217</text:p>
          </table:table-cell>
          <table:table-cell table:formula="of:=SUM([.L228:.AMJ228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228:.AMJ228]); &quot;&quot;; [.L$2:.AMJ$2] &amp; &quot;: &quot; &amp; [.L228:.AMJ228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L228:.AMJ228])))" office:value-type="float" office:value="2" calcext:value-type="float">
            <text:p>2</text:p>
          </table:table-cell>
          <table:table-cell table:style-name="ce95" table:formula="of:=IF([.J228]&gt;2;AVERAGE([.L228:.AMJ228]);0)" office:value-type="float" office:value="0" calcext:value-type="float">
            <text:p>.000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7" calcext:value-type="float">
            <text:p>217</text:p>
          </table:table-cell>
          <table:table-cell table:formula="of:=SUM([.L229:.AMJ229])" office:value-type="float" office:value="7" calcext:value-type="float">
            <text:p>7</text:p>
          </table:table-cell>
          <table:table-cell office:value-type="string" calcext:value-type="string">
            <text:p>CPD</text:p>
          </table:table-cell>
          <table:table-cell office:value-type="string" calcext:value-type="string">
            <text:p><text:a xlink:href="https://www.doomworld.com/idgames/levels/doom2/Ports/megawads/cpd" xlink:type="simple">https://www.doomworld.com/idgames/levels/doom2/Ports/megawads/cpd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29:.AMJ229]); &quot;&quot;; [.L$2:.AMJ$2] &amp; &quot;: &quot; &amp; [.L229:.AMJ229]))" office:value-type="string" office:string-value="Ezepov: 7" calcext:value-type="string">
            <text:p>Ezepov: 7</text:p>
          </table:table-cell>
          <table:table-cell table:style-name="ce17" table:formula="of:=SUMPRODUCT(NOT(ISBLANK([.L229:.AMJ229])))" office:value-type="float" office:value="1" calcext:value-type="float">
            <text:p>1</text:p>
          </table:table-cell>
          <table:table-cell table:style-name="ce95" table:formula="of:=IF([.J229]&gt;2;AVERAGE([.L229:.AMJ229]);0)" office:value-type="float" office:value="0" calcext:value-type="float">
            <text:p>.000</text:p>
          </table:table-cell>
          <table:table-cell table:number-columns-repeated="176"/>
          <table:table-cell office:value-type="float" office:value="7" calcext:value-type="float">
            <text:p>7</text:p>
          </table:table-cell>
          <table:table-cell table:number-columns-repeated="836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7" calcext:value-type="float">
            <text:p>217</text:p>
          </table:table-cell>
          <table:table-cell table:formula="of:=SUM([.L230:.AMJ230])" office:value-type="float" office:value="7" calcext:value-type="float">
            <text:p>7</text:p>
          </table:table-cell>
          <table:table-cell table:style-name="ce72" office:value-type="string" calcext:value-type="string">
            <text:p>Dimensions</text:p>
          </table:table-cell>
          <table:table-cell table:style-name="Default" office:value-type="string" calcext:value-type="string">
            <text:p><text:a xlink:href="https://doomwiki.org/wiki/Dimensions" xlink:type="simple">https://doomwiki.org/wiki/Dimensions</text:a>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230:.AMJ230]); &quot;&quot;; [.L$2:.AMJ$2] &amp; &quot;: &quot; &amp; [.L230:.AMJ230]))" office:value-type="string" office:string-value="KineticBeverage: 7" calcext:value-type="string">
            <text:p>KineticBeverage: 7</text:p>
          </table:table-cell>
          <table:table-cell table:style-name="ce17" table:formula="of:=SUMPRODUCT(NOT(ISBLANK([.L230:.AMJ230])))" office:value-type="float" office:value="1" calcext:value-type="float">
            <text:p>1</text:p>
          </table:table-cell>
          <table:table-cell table:style-name="ce95" table:formula="of:=IF([.J230]&gt;2;AVERAGE([.L230:.AMJ230]);0)" office:value-type="float" office:value="0" calcext:value-type="float">
            <text:p>.000</text:p>
          </table:table-cell>
          <table:table-cell table:number-columns-repeated="186"/>
          <table:table-cell office:value-type="float" office:value="7" calcext:value-type="float">
            <text:p>7</text:p>
          </table:table-cell>
          <table:table-cell table:number-columns-repeated="826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7" calcext:value-type="float">
            <text:p>217</text:p>
          </table:table-cell>
          <table:table-cell table:formula="of:=SUM([.L231:.AMJ231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231:.AMJ231]); &quot;&quot;; [.L$2:.AMJ$2] &amp; &quot;: &quot; &amp; [.L231:.AMJ231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L231:.AMJ231])))" office:value-type="float" office:value="2" calcext:value-type="float">
            <text:p>2</text:p>
          </table:table-cell>
          <table:table-cell table:style-name="ce95" table:formula="of:=IF([.J231]&gt;2;AVERAGE([.L231:.AMJ231]);0)" office:value-type="float" office:value="0" calcext:value-type="float">
            <text:p>.000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59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7" calcext:value-type="float">
            <text:p>217</text:p>
          </table:table-cell>
          <table:table-cell table:formula="of:=SUM([.L232:.AMJ232])" office:value-type="float" office:value="7" calcext:value-type="float">
            <text:p>7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0" calcext:value-type="float">
            <text:p>30</text:p>
          </table:table-cell>
          <table:table-cell table:style-name="ce16" table:number-matrix-columns-spanned="1" table:number-matrix-rows-spanned="1" table:formula="of:=COM.MICROSOFT.TEXTJOIN(&quot;, &quot;; 1; IF(ISBLANK([.L232:.AMJ232]); &quot;&quot;; [.L$2:.AMJ$2] &amp; &quot;: &quot; &amp; [.L232:.AMJ232]))" office:value-type="string" office:string-value="Sky: 1, bzzrak: 5, A.H. Sankhatayan: 1" calcext:value-type="string">
            <text:p>Sky: 1, bzzrak: 5, A.H. Sankhatayan: 1</text:p>
          </table:table-cell>
          <table:table-cell table:style-name="ce17" table:formula="of:=SUMPRODUCT(NOT(ISBLANK([.L232:.AMJ232])))" office:value-type="float" office:value="3" calcext:value-type="float">
            <text:p>3</text:p>
          </table:table-cell>
          <table:table-cell table:style-name="ce95" table:formula="of:=IF([.J232]&gt;2;AVERAGE([.L232:.AMJ232]);0)" office:value-type="float" office:value="2.33333333333333" calcext:value-type="float">
            <text:p>2.33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7" calcext:value-type="float">
            <text:p>217</text:p>
          </table:table-cell>
          <table:table-cell table:formula="of:=SUM([.L233:.AMJ233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33:.AMJ233]); &quot;&quot;; [.L$2:.AMJ$2] &amp; &quot;: &quot; &amp; [.L233:.AMJ233]))" office:value-type="string" office:string-value="Nirvana: 7" calcext:value-type="string">
            <text:p>Nirvana: 7</text:p>
          </table:table-cell>
          <table:table-cell table:style-name="ce17" table:formula="of:=SUMPRODUCT(NOT(ISBLANK([.L233:.AMJ233])))" office:value-type="float" office:value="1" calcext:value-type="float">
            <text:p>1</text:p>
          </table:table-cell>
          <table:table-cell table:style-name="ce95" table:formula="of:=IF([.J233]&gt;2;AVERAGE([.L233:.AMJ233]);0)" office:value-type="float" office:value="0" calcext:value-type="float">
            <text:p>.000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4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7" calcext:value-type="float">
            <text:p>217</text:p>
          </table:table-cell>
          <table:table-cell table:formula="of:=SUM([.L234:.AMJ234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234:.AMJ234]); &quot;&quot;; [.L$2:.AMJ$2] &amp; &quot;: &quot; &amp; [.L234:.AMJ234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L234:.AMJ234])))" office:value-type="float" office:value="2" calcext:value-type="float">
            <text:p>2</text:p>
          </table:table-cell>
          <table:table-cell table:style-name="ce95" table:formula="of:=IF([.J234]&gt;2;AVERAGE([.L234:.AMJ234]);0)" office:value-type="float" office:value="0" calcext:value-type="float">
            <text:p>.000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7" calcext:value-type="float">
            <text:p>217</text:p>
          </table:table-cell>
          <table:table-cell table:formula="of:=SUM([.L235:.AMJ235])" office:value-type="float" office:value="7" calcext:value-type="float">
            <text:p>7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35:.AMJ235]); &quot;&quot;; [.L$2:.AMJ$2] &amp; &quot;: &quot; &amp; [.L235:.AMJ235]))" office:value-type="string" office:string-value="P41R47: 3, Doomlover77: 3, DoomPlayer00: 1" calcext:value-type="string">
            <text:p>P41R47: 3, Doomlover77: 3, DoomPlayer00: 1</text:p>
          </table:table-cell>
          <table:table-cell table:style-name="ce17" table:formula="of:=SUMPRODUCT(NOT(ISBLANK([.L235:.AMJ235])))" office:value-type="float" office:value="3" calcext:value-type="float">
            <text:p>3</text:p>
          </table:table-cell>
          <table:table-cell table:style-name="ce95" table:formula="of:=IF([.J235]&gt;2;AVERAGE([.L235:.AMJ235]);0)" office:value-type="float" office:value="2.33333333333333" calcext:value-type="float">
            <text:p>2.333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5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31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7" calcext:value-type="float">
            <text:p>217</text:p>
          </table:table-cell>
          <table:table-cell table:formula="of:=SUM([.L236:.AMJ236])" office:value-type="float" office:value="7" calcext:value-type="float">
            <text:p>7</text:p>
          </table:table-cell>
          <table:table-cell table:style-name="ce72" office:value-type="string" calcext:value-type="string">
            <text:p>Galaxia</text:p>
          </table:table-cell>
          <table:table-cell table:style-name="Default" office:value-type="string" calcext:value-type="string">
            <text:p><text:a xlink:href="https://doomwiki.org/wiki/Galaxia" xlink:type="simple">https://doomwiki.org/wiki/Galaxia</text:a>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string" calcext:value-type="string">
            <text:p>Doom</text:p>
          </table:table-cell>
          <table:table-cell table:style-name="Default"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236:.AMJ236]); &quot;&quot;; [.L$2:.AMJ$2] &amp; &quot;: &quot; &amp; [.L236:.AMJ236]))" office:value-type="string" office:string-value="A.H. Sankhatayan: 1, Ragu: 6" calcext:value-type="string">
            <text:p>A.H. Sankhatayan: 1, Ragu: 6</text:p>
          </table:table-cell>
          <table:table-cell table:style-name="ce17" table:formula="of:=SUMPRODUCT(NOT(ISBLANK([.L236:.AMJ236])))" office:value-type="float" office:value="2" calcext:value-type="float">
            <text:p>2</text:p>
          </table:table-cell>
          <table:table-cell table:style-name="ce95" table:formula="of:=IF([.J236]&gt;2;AVERAGE([.L236:.AMJ236]);0)" office:value-type="float" office:value="0" calcext:value-type="float">
            <text:p>.000</text:p>
          </table:table-cell>
          <table:table-cell table:number-columns-repeated="135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6" calcext:value-type="float">
            <text:p>6</text:p>
          </table:table-cell>
          <table:table-cell table:number-columns-repeated="849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7" calcext:value-type="float">
            <text:p>217</text:p>
          </table:table-cell>
          <table:table-cell table:formula="of:=SUM([.L237:.AMJ237])" office:value-type="float" office:value="7" calcext:value-type="float">
            <text:p>7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21" calcext:value-type="float">
            <text:p>21</text:p>
          </table:table-cell>
          <table:table-cell table:style-name="ce16" table:number-matrix-columns-spanned="1" table:number-matrix-rows-spanned="1" table:formula="of:=COM.MICROSOFT.TEXTJOIN(&quot;, &quot;; 1; IF(ISBLANK([.L237:.AMJ237]); &quot;&quot;; [.L$2:.AMJ$2] &amp; &quot;: &quot; &amp; [.L237:.AMJ237]))" office:value-type="string" office:string-value="Grazza: 5, Dimon12321: 2" calcext:value-type="string">
            <text:p>Grazza: 5, Dimon12321: 2</text:p>
          </table:table-cell>
          <table:table-cell table:style-name="ce17" table:formula="of:=SUMPRODUCT(NOT(ISBLANK([.L237:.AMJ237])))" office:value-type="float" office:value="2" calcext:value-type="float">
            <text:p>2</text:p>
          </table:table-cell>
          <table:table-cell table:style-name="ce95" table:formula="of:=IF([.J237]&gt;2;AVERAGE([.L237:.AMJ237]);0)" office:value-type="float" office:value="0" calcext:value-type="float">
            <text:p>.000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22"/>
          <table:table-cell office:value-type="float" office:value="2" calcext:value-type="float">
            <text:p>2</text:p>
          </table:table-cell>
          <table:table-cell table:number-columns-repeated="863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7" calcext:value-type="float">
            <text:p>217</text:p>
          </table:table-cell>
          <table:table-cell table:formula="of:=SUM([.L238:.AMJ238])" office:value-type="float" office:value="7" calcext:value-type="float">
            <text:p>7</text:p>
          </table:table-cell>
          <table:table-cell office:value-type="string" calcext:value-type="string">
            <text:p>HSFC</text:p>
          </table:table-cell>
          <table:table-cell office:value-type="string" calcext:value-type="string">
            <text:p><text:a xlink:href="https://www.doomworld.com/idgames/themes/university/hsfc" xlink:type="simple">https://www.doomworld.com/idgames/themes/university/hsfc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38:.AMJ238]); &quot;&quot;; [.L$2:.AMJ$2] &amp; &quot;: &quot; &amp; [.L238:.AMJ238]))" office:value-type="string" office:string-value="Doomlover77: 7" calcext:value-type="string">
            <text:p>Doomlover77: 7</text:p>
          </table:table-cell>
          <table:table-cell table:style-name="ce17" table:formula="of:=SUMPRODUCT(NOT(ISBLANK([.L238:.AMJ238])))" office:value-type="float" office:value="1" calcext:value-type="float">
            <text:p>1</text:p>
          </table:table-cell>
          <table:table-cell table:style-name="ce95" table:formula="of:=IF([.J238]&gt;2;AVERAGE([.L238:.AMJ238]);0)" office:value-type="float" office:value="0" calcext:value-type="float">
            <text:p>.000</text:p>
          </table:table-cell>
          <table:table-cell table:number-columns-repeated="178"/>
          <table:table-cell office:value-type="float" office:value="7" calcext:value-type="float">
            <text:p>7</text:p>
          </table:table-cell>
          <table:table-cell table:number-columns-repeated="834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7" calcext:value-type="float">
            <text:p>217</text:p>
          </table:table-cell>
          <table:table-cell table:formula="of:=SUM([.L239:.AMJ239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239:.AMJ239]); &quot;&quot;; [.L$2:.AMJ$2] &amp; &quot;: &quot; &amp; [.L239:.AMJ239]))" office:value-type="string" office:string-value="TechnoDoomed1: 7" calcext:value-type="string">
            <text:p>TechnoDoomed1: 7</text:p>
          </table:table-cell>
          <table:table-cell table:style-name="ce17" table:formula="of:=SUMPRODUCT(NOT(ISBLANK([.L239:.AMJ239])))" office:value-type="float" office:value="1" calcext:value-type="float">
            <text:p>1</text:p>
          </table:table-cell>
          <table:table-cell table:style-name="ce95" table:formula="of:=IF([.J239]&gt;2;AVERAGE([.L239:.AMJ239]);0)" office:value-type="float" office:value="0" calcext:value-type="float">
            <text:p>.000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58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7" calcext:value-type="float">
            <text:p>217</text:p>
          </table:table-cell>
          <table:table-cell table:formula="of:=SUM([.L240:.AMJ240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40:.AMJ240]); &quot;&quot;; [.L$2:.AMJ$2] &amp; &quot;: &quot; &amp; [.L240:.AMJ240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L240:.AMJ240])))" office:value-type="float" office:value="2" calcext:value-type="float">
            <text:p>2</text:p>
          </table:table-cell>
          <table:table-cell table:style-name="ce95" table:formula="of:=IF([.J240]&gt;2;AVERAGE([.L240:.AMJ240]);0)" office:value-type="float" office:value="0" calcext:value-type="float">
            <text:p>.000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1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7" calcext:value-type="float">
            <text:p>217</text:p>
          </table:table-cell>
          <table:table-cell table:formula="of:=SUM([.L241:.AMJ241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doomwiki.org/wiki/Mock_2:_The_Speed_of_Stupid" xlink:type="simple">https://doomwiki.org/wiki/Mock_2:_The_Speed_of_Stupid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41" calcext:value-type="float">
            <text:p>41</text:p>
          </table:table-cell>
          <table:table-cell table:style-name="ce16" table:number-matrix-columns-spanned="1" table:number-matrix-rows-spanned="1" table:formula="of:=COM.MICROSOFT.TEXTJOIN(&quot;, &quot;; 1; IF(ISBLANK([.L241:.AMJ241]); &quot;&quot;; [.L$2:.AMJ$2] &amp; &quot;: &quot; &amp; [.L241:.AMJ241]))" office:value-type="string" office:string-value="AnonimVio: 7" calcext:value-type="string">
            <text:p>AnonimVio: 7</text:p>
          </table:table-cell>
          <table:table-cell table:style-name="ce17" table:formula="of:=SUMPRODUCT(NOT(ISBLANK([.L241:.AMJ241])))" office:value-type="float" office:value="1" calcext:value-type="float">
            <text:p>1</text:p>
          </table:table-cell>
          <table:table-cell table:style-name="ce95" table:formula="of:=IF([.J241]&gt;2;AVERAGE([.L241:.AMJ241]);0)" office:value-type="float" office:value="0" calcext:value-type="float">
            <text:p>.000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88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7" calcext:value-type="float">
            <text:p>217</text:p>
          </table:table-cell>
          <table:table-cell table:formula="of:=SUM([.L242:.AMJ242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42:.AMJ242]); &quot;&quot;; [.L$2:.AMJ$2] &amp; &quot;: &quot; &amp; [.L242:.AMJ242]))" office:value-type="string" office:string-value="7hm: 7" calcext:value-type="string">
            <text:p>7hm: 7</text:p>
          </table:table-cell>
          <table:table-cell table:style-name="ce17" table:formula="of:=SUMPRODUCT(NOT(ISBLANK([.L242:.AMJ242])))" office:value-type="float" office:value="1" calcext:value-type="float">
            <text:p>1</text:p>
          </table:table-cell>
          <table:table-cell table:style-name="ce95" table:formula="of:=IF([.J242]&gt;2;AVERAGE([.L242:.AMJ242]);0)" office:value-type="float" office:value="0" calcext:value-type="float">
            <text:p>.000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7" calcext:value-type="float">
            <text:p>217</text:p>
          </table:table-cell>
          <table:table-cell table:formula="of:=SUM([.L243:.AMJ243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lutonia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243:.AMJ243]); &quot;&quot;; [.L$2:.AMJ$2] &amp; &quot;: &quot; &amp; [.L243:.AMJ243]))" office:value-type="string" office:string-value="Spectra: 7" calcext:value-type="string">
            <text:p>Spectra: 7</text:p>
          </table:table-cell>
          <table:table-cell table:style-name="ce17" table:formula="of:=SUMPRODUCT(NOT(ISBLANK([.L243:.AMJ243])))" office:value-type="float" office:value="1" calcext:value-type="float">
            <text:p>1</text:p>
          </table:table-cell>
          <table:table-cell table:style-name="ce95" table:formula="of:=IF([.J243]&gt;2;AVERAGE([.L243:.AMJ243]);0)" office:value-type="float" office:value="0" calcext:value-type="float">
            <text:p>.000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7" calcext:value-type="float">
            <text:p>217</text:p>
          </table:table-cell>
          <table:table-cell table:formula="of:=SUM([.L244:.AMJ244])" office:value-type="float" office:value="7" calcext:value-type="float">
            <text:p>7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3" calcext:value-type="float">
            <text:p>33</text:p>
          </table:table-cell>
          <table:table-cell table:style-name="ce16" table:number-matrix-columns-spanned="1" table:number-matrix-rows-spanned="1" table:formula="of:=COM.MICROSOFT.TEXTJOIN(&quot;, &quot;; 1; IF(ISBLANK([.L244:.AMJ244]); &quot;&quot;; [.L$2:.AMJ$2] &amp; &quot;: &quot; &amp; [.L244:.AMJ244]))" office:value-type="string" office:string-value="JudgeDeadd: 2, Ryath: 5" calcext:value-type="string">
            <text:p>JudgeDeadd: 2, Ryath: 5</text:p>
          </table:table-cell>
          <table:table-cell table:style-name="ce17" table:formula="of:=SUMPRODUCT(NOT(ISBLANK([.L244:.AMJ244])))" office:value-type="float" office:value="2" calcext:value-type="float">
            <text:p>2</text:p>
          </table:table-cell>
          <table:table-cell table:style-name="ce95" table:formula="of:=IF([.J244]&gt;2;AVERAGE([.L244:.AMJ244]);0)" office:value-type="float" office:value="0" calcext:value-type="float">
            <text:p>.000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865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7" calcext:value-type="float">
            <text:p>217</text:p>
          </table:table-cell>
          <table:table-cell table:formula="of:=SUM([.L245:.AMJ245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exen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245:.AMJ245]); &quot;&quot;; [.L$2:.AMJ$2] &amp; &quot;: &quot; &amp; [.L245:.AMJ245]))" office:value-type="string" office:string-value="Grain of Salt: 7" calcext:value-type="string">
            <text:p>Grain of Salt: 7</text:p>
          </table:table-cell>
          <table:table-cell table:style-name="ce17" table:formula="of:=SUMPRODUCT(NOT(ISBLANK([.L245:.AMJ245])))" office:value-type="float" office:value="1" calcext:value-type="float">
            <text:p>1</text:p>
          </table:table-cell>
          <table:table-cell table:style-name="ce95" table:formula="of:=IF([.J245]&gt;2;AVERAGE([.L245:.AMJ245]);0)" office:value-type="float" office:value="0" calcext:value-type="float">
            <text:p>.000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1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7" calcext:value-type="float">
            <text:p>217</text:p>
          </table:table-cell>
          <table:table-cell table:formula="of:=SUM([.L246:.AMJ246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6" calcext:value-type="float">
            <text:p>16</text:p>
          </table:table-cell>
          <table:table-cell table:style-name="ce16" table:number-matrix-columns-spanned="1" table:number-matrix-rows-spanned="1" table:formula="of:=COM.MICROSOFT.TEXTJOIN(&quot;, &quot;; 1; IF(ISBLANK([.L246:.AMJ246]); &quot;&quot;; [.L$2:.AMJ$2] &amp; &quot;: &quot; &amp; [.L246:.AMJ246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L246:.AMJ246])))" office:value-type="float" office:value="2" calcext:value-type="float">
            <text:p>2</text:p>
          </table:table-cell>
          <table:table-cell table:style-name="ce95" table:formula="of:=IF([.J246]&gt;2;AVERAGE([.L246:.AMJ246]);0)" office:value-type="float" office:value="0" calcext:value-type="float">
            <text:p>.000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4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17" calcext:value-type="float">
            <text:p>217</text:p>
          </table:table-cell>
          <table:table-cell table:formula="of:=SUM([.L247:.AMJ247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47:.AMJ247]); &quot;&quot;; [.L$2:.AMJ$2] &amp; &quot;: &quot; &amp; [.L247:.AMJ247]))" office:value-type="string" office:string-value="pcorf: 5, purist: 2" calcext:value-type="string">
            <text:p>pcorf: 5, purist: 2</text:p>
          </table:table-cell>
          <table:table-cell table:style-name="ce17" table:formula="of:=SUMPRODUCT(NOT(ISBLANK([.L247:.AMJ247])))" office:value-type="float" office:value="2" calcext:value-type="float">
            <text:p>2</text:p>
          </table:table-cell>
          <table:table-cell table:style-name="ce95" table:formula="of:=IF([.J247]&gt;2;AVERAGE([.L247:.AMJ247]);0)" office:value-type="float" office:value="0" calcext:value-type="float">
            <text:p>.000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5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17" calcext:value-type="float">
            <text:p>217</text:p>
          </table:table-cell>
          <table:table-cell table:formula="of:=SUM([.L248:.AMJ248])" office:value-type="float" office:value="7" calcext:value-type="float">
            <text:p>7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48:.AMJ248]); &quot;&quot;; [.L$2:.AMJ$2] &amp; &quot;: &quot; &amp; [.L248:.AMJ248]))" office:value-type="string" office:string-value="4everDoomed: 6, dosboot: 1" calcext:value-type="string">
            <text:p>4everDoomed: 6, dosboot: 1</text:p>
          </table:table-cell>
          <table:table-cell table:style-name="ce17" table:formula="of:=SUMPRODUCT(NOT(ISBLANK([.L248:.AMJ248])))" office:value-type="float" office:value="2" calcext:value-type="float">
            <text:p>2</text:p>
          </table:table-cell>
          <table:table-cell table:style-name="ce95" table:formula="of:=IF([.J248]&gt;2;AVERAGE([.L248:.AMJ248]);0)" office:value-type="float" office:value="0" calcext:value-type="float">
            <text:p>.000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17" calcext:value-type="float">
            <text:p>217</text:p>
          </table:table-cell>
          <table:table-cell table:formula="of:=SUM([.L249:.AMJ249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49:.AMJ249]); &quot;&quot;; [.L$2:.AMJ$2] &amp; &quot;: &quot; &amp; [.L249:.AMJ249]))" office:value-type="string" office:string-value="Phobus: 7" calcext:value-type="string">
            <text:p>Phobus: 7</text:p>
          </table:table-cell>
          <table:table-cell table:style-name="ce17" table:formula="of:=SUMPRODUCT(NOT(ISBLANK([.L249:.AMJ249])))" office:value-type="float" office:value="1" calcext:value-type="float">
            <text:p>1</text:p>
          </table:table-cell>
          <table:table-cell table:style-name="ce95" table:formula="of:=IF([.J249]&gt;2;AVERAGE([.L249:.AMJ249]);0)" office:value-type="float" office:value="0" calcext:value-type="float">
            <text:p>.000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3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47" calcext:value-type="float">
            <text:p>247</text:p>
          </table:table-cell>
          <table:table-cell table:formula="of:=SUM([.L250:.AMJ250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forum.zdoom.org/viewtopic.php?f=19&amp;t=54247&amp;p=954473" xlink:type="simple">https://forum.zdoom.org/viewtopic.php?f=19&amp;t=54247&amp;p=95447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42" calcext:value-type="float">
            <text:p>42</text:p>
          </table:table-cell>
          <table:table-cell table:style-name="ce16" table:number-matrix-columns-spanned="1" table:number-matrix-rows-spanned="1" table:formula="of:=COM.MICROSOFT.TEXTJOIN(&quot;, &quot;; 1; IF(ISBLANK([.L250:.AMJ250]); &quot;&quot;; [.L$2:.AMJ$2] &amp; &quot;: &quot; &amp; [.L250:.AMJ250]))" office:value-type="string" office:string-value="Voltcom9: 6" calcext:value-type="string">
            <text:p>Voltcom9: 6</text:p>
          </table:table-cell>
          <table:table-cell table:style-name="ce17" table:formula="of:=SUMPRODUCT(NOT(ISBLANK([.L250:.AMJ250])))" office:value-type="float" office:value="1" calcext:value-type="float">
            <text:p>1</text:p>
          </table:table-cell>
          <table:table-cell table:style-name="ce95" table:formula="of:=IF([.J250]&gt;2;AVERAGE([.L250:.AMJ250]);0)" office:value-type="float" office:value="0" calcext:value-type="float">
            <text:p>.000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47" calcext:value-type="float">
            <text:p>247</text:p>
          </table:table-cell>
          <table:table-cell table:formula="of:=SUM([.L251:.AMJ251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251:.AMJ251]); &quot;&quot;; [.L$2:.AMJ$2] &amp; &quot;: &quot; &amp; [.L251:.AMJ251]))" office:value-type="string" office:string-value="Ralphis: 6" calcext:value-type="string">
            <text:p>Ralphis: 6</text:p>
          </table:table-cell>
          <table:table-cell table:style-name="ce17" table:formula="of:=SUMPRODUCT(NOT(ISBLANK([.L251:.AMJ251])))" office:value-type="float" office:value="1" calcext:value-type="float">
            <text:p>1</text:p>
          </table:table-cell>
          <table:table-cell table:style-name="ce95" table:formula="of:=IF([.J251]&gt;2;AVERAGE([.L251:.AMJ251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47" calcext:value-type="float">
            <text:p>247</text:p>
          </table:table-cell>
          <table:table-cell table:formula="of:=SUM([.L252:.AMJ252])" office:value-type="float" office:value="6" calcext:value-type="float">
            <text:p>6</text:p>
          </table:table-cell>
          <table:table-cell office:value-type="string" calcext:value-type="string">
            <text:p>Axolotl</text:p>
          </table:table-cell>
          <table:table-cell office:value-type="string" calcext:value-type="string">
            <text:p><text:a xlink:href="https://www.doomworld.com/idgames/levels/doom2/Ports/a-c/axolotl" xlink:type="simple">https://www.doomworld.com/idgames/levels/doom2/Ports/a-c/axolotl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252:.AMJ252]); &quot;&quot;; [.L$2:.AMJ$2] &amp; &quot;: &quot; &amp; [.L252:.AMJ252]))" office:value-type="string" office:string-value="akolai: 1, Nefelibeta: 5" calcext:value-type="string">
            <text:p>akolai: 1, Nefelibeta: 5</text:p>
          </table:table-cell>
          <table:table-cell table:style-name="ce17" table:formula="of:=SUMPRODUCT(NOT(ISBLANK([.L252:.AMJ252])))" office:value-type="float" office:value="2" calcext:value-type="float">
            <text:p>2</text:p>
          </table:table-cell>
          <table:table-cell table:style-name="ce95" table:formula="of:=IF([.J252]&gt;2;AVERAGE([.L252:.AMJ252]);0)" office:value-type="float" office:value="0" calcext:value-type="float">
            <text:p>.000</text:p>
          </table:table-cell>
          <table:table-cell table:number-columns-repeated="17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47" calcext:value-type="float">
            <text:p>247</text:p>
          </table:table-cell>
          <table:table-cell table:formula="of:=SUM([.L253:.AMJ253])" office:value-type="float" office:value="6" calcext:value-type="float">
            <text:p>6</text:p>
          </table:table-cell>
          <table:table-cell table:style-name="ce72" office:value-type="string" calcext:value-type="string">
            <text:p>Bourgeois Megawad</text:p>
          </table:table-cell>
          <table:table-cell table:style-name="Default" office:value-type="string" calcext:value-type="string">
            <text:p><text:a xlink:href="https://www.doomworld.com/forum/topic/117061-bourgeois-megawad-30-maps-now-on-idgames/" xlink:type="simple">https://www.doomworld.com/forum/topic/117061-bourgeois-megawad-30-maps-now-on-idgames/</text:a></text:p>
          </table:table-cell>
          <table:table-cell table:style-name="Default"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0" calcext:value-type="float">
            <text:p>30</text:p>
          </table:table-cell>
          <table:table-cell table:style-name="ce16" table:number-matrix-columns-spanned="1" table:number-matrix-rows-spanned="1" table:formula="of:=COM.MICROSOFT.TEXTJOIN(&quot;, &quot;; 1; IF(ISBLANK([.L253:.AMJ253]); &quot;&quot;; [.L$2:.AMJ$2] &amp; &quot;: &quot; &amp; [.L253:.AMJ253]))" office:value-type="string" office:string-value="TheGreenZap: 6" calcext:value-type="string">
            <text:p>TheGreenZap: 6</text:p>
          </table:table-cell>
          <table:table-cell table:style-name="ce17" table:formula="of:=SUMPRODUCT(NOT(ISBLANK([.L253:.AMJ253])))" office:value-type="float" office:value="1" calcext:value-type="float">
            <text:p>1</text:p>
          </table:table-cell>
          <table:table-cell table:style-name="ce95" table:formula="of:=IF([.J253]&gt;2;AVERAGE([.L253:.AMJ253]);0)" office:value-type="float" office:value="0" calcext:value-type="float">
            <text:p>.000</text:p>
          </table:table-cell>
          <table:table-cell table:number-columns-repeated="167"/>
          <table:table-cell office:value-type="float" office:value="6" calcext:value-type="float">
            <text:p>6</text:p>
          </table:table-cell>
          <table:table-cell table:number-columns-repeated="845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47" calcext:value-type="float">
            <text:p>247</text:p>
          </table:table-cell>
          <table:table-cell table:formula="of:=SUM([.L254:.AMJ254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54:.AMJ254]); &quot;&quot;; [.L$2:.AMJ$2] &amp; &quot;: &quot; &amp; [.L254:.AMJ254]))" office:value-type="string" office:string-value="bzzrak: 6" calcext:value-type="string">
            <text:p>bzzrak: 6</text:p>
          </table:table-cell>
          <table:table-cell table:style-name="ce17" table:formula="of:=SUMPRODUCT(NOT(ISBLANK([.L254:.AMJ254])))" office:value-type="float" office:value="1" calcext:value-type="float">
            <text:p>1</text:p>
          </table:table-cell>
          <table:table-cell table:style-name="ce95" table:formula="of:=IF([.J254]&gt;2;AVERAGE([.L254:.AMJ254]);0)" office:value-type="float" office:value="0" calcext:value-type="float">
            <text:p>.00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6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47" calcext:value-type="float">
            <text:p>247</text:p>
          </table:table-cell>
          <table:table-cell table:formula="of:=SUM([.L255:.AMJ255])" office:value-type="float" office:value="6" calcext:value-type="float">
            <text:p>6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255:.AMJ255]); &quot;&quot;; [.L$2:.AMJ$2] &amp; &quot;: &quot; &amp; [.L255:.AMJ255]))" office:value-type="string" office:string-value="Cynical: 1, Nate River: 3, Maribo: 2" calcext:value-type="string">
            <text:p>Cynical: 1, Nate River: 3, Maribo: 2</text:p>
          </table:table-cell>
          <table:table-cell table:style-name="ce17" table:formula="of:=SUMPRODUCT(NOT(ISBLANK([.L255:.AMJ255])))" office:value-type="float" office:value="3" calcext:value-type="float">
            <text:p>3</text:p>
          </table:table-cell>
          <table:table-cell table:style-name="ce95" table:formula="of:=IF([.J255]&gt;2;AVERAGE([.L255:.AMJ255]);0)" office:value-type="float" office:value="2" calcext:value-type="float">
            <text:p>2.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832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47" calcext:value-type="float">
            <text:p>247</text:p>
          </table:table-cell>
          <table:table-cell table:formula="of:=SUM([.L256:.AMJ256])" office:value-type="float" office:value="6" calcext:value-type="float">
            <text:p>6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56:.AMJ256]); &quot;&quot;; [.L$2:.AMJ$2] &amp; &quot;: &quot; &amp; [.L256:.AMJ256]))" office:value-type="string" office:string-value="joepallai: 1, xdude_gamer: 5" calcext:value-type="string">
            <text:p>joepallai: 1, xdude_gamer: 5</text:p>
          </table:table-cell>
          <table:table-cell table:style-name="ce17" table:formula="of:=SUMPRODUCT(NOT(ISBLANK([.L256:.AMJ256])))" office:value-type="float" office:value="2" calcext:value-type="float">
            <text:p>2</text:p>
          </table:table-cell>
          <table:table-cell table:style-name="ce95" table:formula="of:=IF([.J256]&gt;2;AVERAGE([.L256:.AMJ256]);0)" office:value-type="float" office:value="0" calcext:value-type="float">
            <text:p>.000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838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47" calcext:value-type="float">
            <text:p>247</text:p>
          </table:table-cell>
          <table:table-cell table:formula="of:=SUM([.L257:.AMJ257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257:.AMJ257]); &quot;&quot;; [.L$2:.AMJ$2] &amp; &quot;: &quot; &amp; [.L257:.AMJ257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L257:.AMJ257])))" office:value-type="float" office:value="3" calcext:value-type="float">
            <text:p>3</text:p>
          </table:table-cell>
          <table:table-cell table:style-name="ce95" table:formula="of:=IF([.J257]&gt;2;AVERAGE([.L257:.AMJ257]);0)" office:value-type="float" office:value="2" calcext:value-type="float">
            <text:p>2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3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47" calcext:value-type="float">
            <text:p>247</text:p>
          </table:table-cell>
          <table:table-cell table:formula="of:=SUM([.L258:.AMJ258])" office:value-type="float" office:value="6" calcext:value-type="float">
            <text:p>6</text:p>
          </table:table-cell>
          <table:table-cell office:value-type="string" calcext:value-type="string">
            <text:p>Doom U.H.S.</text:p>
          </table:table-cell>
          <table:table-cell office:value-type="string" calcext:value-type="string">
            <text:p><text:a xlink:href="https://www.doomworld.com/idgames/themes/university/dmuhs061" xlink:type="simple">https://www.doomworld.com/idgames/themes/university/dmuhs061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58:.AMJ258]); &quot;&quot;; [.L$2:.AMJ$2] &amp; &quot;: &quot; &amp; [.L258:.AMJ258]))" office:value-type="string" office:string-value="Doomlover77: 6" calcext:value-type="string">
            <text:p>Doomlover77: 6</text:p>
          </table:table-cell>
          <table:table-cell table:style-name="ce17" table:formula="of:=SUMPRODUCT(NOT(ISBLANK([.L258:.AMJ258])))" office:value-type="float" office:value="1" calcext:value-type="float">
            <text:p>1</text:p>
          </table:table-cell>
          <table:table-cell table:style-name="ce95" table:formula="of:=IF([.J258]&gt;2;AVERAGE([.L258:.AMJ258]);0)" office:value-type="float" office:value="0" calcext:value-type="float">
            <text:p>.000</text:p>
          </table:table-cell>
          <table:table-cell table:number-columns-repeated="178"/>
          <table:table-cell office:value-type="float" office:value="6" calcext:value-type="float">
            <text:p>6</text:p>
          </table:table-cell>
          <table:table-cell table:number-columns-repeated="834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47" calcext:value-type="float">
            <text:p>247</text:p>
          </table:table-cell>
          <table:table-cell table:formula="of:=SUM([.L259:.AMJ259])" office:value-type="float" office:value="6" calcext:value-type="float">
            <text:p>6</text:p>
          </table:table-cell>
          <table:table-cell office:value-type="string" calcext:value-type="string">
            <text:p>Doomed in SPACE</text:p>
          </table:table-cell>
          <table:table-cell office:value-type="string" calcext:value-type="string">
            <text:p><text:a xlink:href="https://www.doomworld.com/idgames/levels/doom2/Ports/d-f/d_space_v2" xlink:type="simple">https://www.doomworld.com/idgames/levels/doom2/Ports/d-f/d_space_v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13" calcext:value-type="float">
            <text:p>13</text:p>
          </table:table-cell>
          <table:table-cell table:style-name="ce16" table:number-matrix-columns-spanned="1" table:number-matrix-rows-spanned="1" table:formula="of:=COM.MICROSOFT.TEXTJOIN(&quot;, &quot;; 1; IF(ISBLANK([.L259:.AMJ259]); &quot;&quot;; [.L$2:.AMJ$2] &amp; &quot;: &quot; &amp; [.L259:.AMJ259]))" office:value-type="string" office:string-value="Ezepov: 6" calcext:value-type="string">
            <text:p>Ezepov: 6</text:p>
          </table:table-cell>
          <table:table-cell table:style-name="ce17" table:formula="of:=SUMPRODUCT(NOT(ISBLANK([.L259:.AMJ259])))" office:value-type="float" office:value="1" calcext:value-type="float">
            <text:p>1</text:p>
          </table:table-cell>
          <table:table-cell table:style-name="ce95" table:formula="of:=IF([.J259]&gt;2;AVERAGE([.L259:.AMJ259]);0)" office:value-type="float" office:value="0" calcext:value-type="float">
            <text:p>.000</text:p>
          </table:table-cell>
          <table:table-cell table:number-columns-repeated="176"/>
          <table:table-cell office:value-type="float" office:value="6" calcext:value-type="float">
            <text:p>6</text:p>
          </table:table-cell>
          <table:table-cell table:number-columns-repeated="836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47" calcext:value-type="float">
            <text:p>247</text:p>
          </table:table-cell>
          <table:table-cell table:formula="of:=SUM([.L260:.AMJ260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60:.AMJ260]); &quot;&quot;; [.L$2:.AMJ$2] &amp; &quot;: &quot; &amp; [.L260:.AMJ260]))" office:value-type="string" office:string-value="Ralphis: 6" calcext:value-type="string">
            <text:p>Ralphis: 6</text:p>
          </table:table-cell>
          <table:table-cell table:style-name="ce17" table:formula="of:=SUMPRODUCT(NOT(ISBLANK([.L260:.AMJ260])))" office:value-type="float" office:value="1" calcext:value-type="float">
            <text:p>1</text:p>
          </table:table-cell>
          <table:table-cell table:style-name="ce95" table:formula="of:=IF([.J260]&gt;2;AVERAGE([.L260:.AMJ260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47" calcext:value-type="float">
            <text:p>247</text:p>
          </table:table-cell>
          <table:table-cell table:formula="of:=SUM([.L261:.AMJ261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eretic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61:.AMJ261]); &quot;&quot;; [.L$2:.AMJ$2] &amp; &quot;: &quot; &amp; [.L261:.AMJ261]))" office:value-type="string" office:string-value="Ralphis: 6" calcext:value-type="string">
            <text:p>Ralphis: 6</text:p>
          </table:table-cell>
          <table:table-cell table:style-name="ce17" table:formula="of:=SUMPRODUCT(NOT(ISBLANK([.L261:.AMJ261])))" office:value-type="float" office:value="1" calcext:value-type="float">
            <text:p>1</text:p>
          </table:table-cell>
          <table:table-cell table:style-name="ce95" table:formula="of:=IF([.J261]&gt;2;AVERAGE([.L261:.AMJ261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47" calcext:value-type="float">
            <text:p>247</text:p>
          </table:table-cell>
          <table:table-cell table:formula="of:=SUM([.L262:.AMJ262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262:.AMJ262]); &quot;&quot;; [.L$2:.AMJ$2] &amp; &quot;: &quot; &amp; [.L262:.AMJ262]))" office:value-type="string" office:string-value="pcorf: 6" calcext:value-type="string">
            <text:p>pcorf: 6</text:p>
          </table:table-cell>
          <table:table-cell table:style-name="ce17" table:formula="of:=SUMPRODUCT(NOT(ISBLANK([.L262:.AMJ262])))" office:value-type="float" office:value="1" calcext:value-type="float">
            <text:p>1</text:p>
          </table:table-cell>
          <table:table-cell table:style-name="ce95" table:formula="of:=IF([.J262]&gt;2;AVERAGE([.L262:.AMJ262]);0)" office:value-type="float" office:value="0" calcext:value-type="float">
            <text:p>.000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47" calcext:value-type="float">
            <text:p>247</text:p>
          </table:table-cell>
          <table:table-cell table:formula="of:=SUM([.L263:.AMJ263])" office:value-type="float" office:value="6" calcext:value-type="float">
            <text:p>6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263:.AMJ263]); &quot;&quot;; [.L$2:.AMJ$2] &amp; &quot;: &quot; &amp; [.L263:.AMJ263]))" office:value-type="string" office:string-value="soner du: 2, dei_eldren: 4" calcext:value-type="string">
            <text:p>soner du: 2, dei_eldren: 4</text:p>
          </table:table-cell>
          <table:table-cell table:style-name="ce17" table:formula="of:=SUMPRODUCT(NOT(ISBLANK([.L263:.AMJ263])))" office:value-type="float" office:value="2" calcext:value-type="float">
            <text:p>2</text:p>
          </table:table-cell>
          <table:table-cell table:style-name="ce95" table:formula="of:=IF([.J263]&gt;2;AVERAGE([.L263:.AMJ263]);0)" office:value-type="float" office:value="0" calcext:value-type="float">
            <text:p>.000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47" calcext:value-type="float">
            <text:p>247</text:p>
          </table:table-cell>
          <table:table-cell table:formula="of:=SUM([.L264:.AMJ264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64:.AMJ264]); &quot;&quot;; [.L$2:.AMJ$2] &amp; &quot;: &quot; &amp; [.L264:.AMJ264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L264:.AMJ264])))" office:value-type="float" office:value="2" calcext:value-type="float">
            <text:p>2</text:p>
          </table:table-cell>
          <table:table-cell table:style-name="ce95" table:formula="of:=IF([.J264]&gt;2;AVERAGE([.L264:.AMJ264]);0)" office:value-type="float" office:value="0" calcext:value-type="float">
            <text:p>.000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49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47" calcext:value-type="float">
            <text:p>247</text:p>
          </table:table-cell>
          <table:table-cell table:formula="of:=SUM([.L265:.AMJ265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65:.AMJ265]); &quot;&quot;; [.L$2:.AMJ$2] &amp; &quot;: &quot; &amp; [.L265:.AMJ265]))" office:value-type="string" office:string-value="HyperLuke: 6" calcext:value-type="string">
            <text:p>HyperLuke: 6</text:p>
          </table:table-cell>
          <table:table-cell table:style-name="ce17" table:formula="of:=SUMPRODUCT(NOT(ISBLANK([.L265:.AMJ265])))" office:value-type="float" office:value="1" calcext:value-type="float">
            <text:p>1</text:p>
          </table:table-cell>
          <table:table-cell table:style-name="ce95" table:formula="of:=IF([.J265]&gt;2;AVERAGE([.L265:.AMJ265]);0)" office:value-type="float" office:value="0" calcext:value-type="float">
            <text:p>.00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6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47" calcext:value-type="float">
            <text:p>247</text:p>
          </table:table-cell>
          <table:table-cell table:formula="of:=SUM([.L266:.AMJ266])" office:value-type="float" office:value="6" calcext:value-type="float">
            <text:p>6</text:p>
          </table:table-cell>
          <table:table-cell office:value-type="string" calcext:value-type="string">
            <text:p>Funnelcake Apparitions</text:p>
          </table:table-cell>
          <table:table-cell office:value-type="string" calcext:value-type="string">
            <text:p><text:a xlink:href="https://www.doomworld.com/forum/topic/124905-dbp40-funnelcake-apparitions/" xlink:type="simple">https://www.doomworld.com/forum/topic/124905-dbp40-funnelcake-apparition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266:.AMJ266]); &quot;&quot;; [.L$2:.AMJ$2] &amp; &quot;: &quot; &amp; [.L266:.AMJ266]))" office:value-type="string" office:string-value="&lt;&lt;Rewind: 6" calcext:value-type="string">
            <text:p>&lt;&lt;Rewind: 6</text:p>
          </table:table-cell>
          <table:table-cell table:style-name="ce17" table:formula="of:=SUMPRODUCT(NOT(ISBLANK([.L266:.AMJ266])))" office:value-type="float" office:value="1" calcext:value-type="float">
            <text:p>1</text:p>
          </table:table-cell>
          <table:table-cell table:style-name="ce95" table:formula="of:=IF([.J266]&gt;2;AVERAGE([.L266:.AMJ266]);0)" office:value-type="float" office:value="0" calcext:value-type="float">
            <text:p>.000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0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47" calcext:value-type="float">
            <text:p>247</text:p>
          </table:table-cell>
          <table:table-cell table:formula="of:=SUM([.L267:.AMJ267])" office:value-type="float" office:value="6" calcext:value-type="float">
            <text:p>6</text:p>
          </table:table-cell>
          <table:table-cell office:value-type="string" calcext:value-type="string">
            <text:p>Incineration</text:p>
          </table:table-cell>
          <table:table-cell office:value-type="string" calcext:value-type="string">
            <text:p><text:a xlink:href="https://www.doomworld.com/files/file/17934-incineration/" xlink:type="simple">https://www.doomworld.com/files/file/17934-incineration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67:.AMJ267]); &quot;&quot;; [.L$2:.AMJ$2] &amp; &quot;: &quot; &amp; [.L267:.AMJ267]))" office:value-type="string" office:string-value="Ryath: 5, dosboot: 1" calcext:value-type="string">
            <text:p>Ryath: 5, dosboot: 1</text:p>
          </table:table-cell>
          <table:table-cell table:style-name="ce17" table:formula="of:=SUMPRODUCT(NOT(ISBLANK([.L267:.AMJ267])))" office:value-type="float" office:value="2" calcext:value-type="float">
            <text:p>2</text:p>
          </table:table-cell>
          <table:table-cell table:style-name="ce95" table:formula="of:=IF([.J267]&gt;2;AVERAGE([.L267:.AMJ267]);0)" office:value-type="float" office:value="0" calcext:value-type="float">
            <text:p>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47" calcext:value-type="float">
            <text:p>247</text:p>
          </table:table-cell>
          <table:table-cell table:formula="of:=SUM([.L268:.AMJ268])" office:value-type="float" office:value="6" calcext:value-type="float">
            <text:p>6</text:p>
          </table:table-cell>
          <table:table-cell table:style-name="ce72" office:value-type="string" calcext:value-type="string">
            <text:p>Interception II</text:p>
          </table:table-cell>
          <table:table-cell table:style-name="Default" office:value-type="string" calcext:value-type="string">
            <text:p><text:a xlink:href="https://www.doomworld.com/idgames/levels/doom2/Ports/megawads/intercep2" xlink:type="simple">https://www.doomworld.com/idgames/levels/doom2/Ports/megawads/intercep2</text:a>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31" calcext:value-type="float">
            <text:p>31</text:p>
          </table:table-cell>
          <table:table-cell table:style-name="ce16" table:number-matrix-columns-spanned="1" table:number-matrix-rows-spanned="1" table:formula="of:=COM.MICROSOFT.TEXTJOIN(&quot;, &quot;; 1; IF(ISBLANK([.L268:.AMJ268]); &quot;&quot;; [.L$2:.AMJ$2] &amp; &quot;: &quot; &amp; [.L268:.AMJ268]))" office:value-type="string" office:string-value="RHhe82: 6" calcext:value-type="string">
            <text:p>RHhe82: 6</text:p>
          </table:table-cell>
          <table:table-cell table:style-name="ce17" table:formula="of:=SUMPRODUCT(NOT(ISBLANK([.L268:.AMJ268])))" office:value-type="float" office:value="1" calcext:value-type="float">
            <text:p>1</text:p>
          </table:table-cell>
          <table:table-cell table:style-name="ce95" table:formula="of:=IF([.J268]&gt;2;AVERAGE([.L268:.AMJ268]);0)" office:value-type="float" office:value="0" calcext:value-type="float">
            <text:p>.000</text:p>
          </table:table-cell>
          <table:table-cell table:number-columns-repeated="183"/>
          <table:table-cell office:value-type="float" office:value="6" calcext:value-type="float">
            <text:p>6</text:p>
          </table:table-cell>
          <table:table-cell table:number-columns-repeated="829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47" calcext:value-type="float">
            <text:p>247</text:p>
          </table:table-cell>
          <table:table-cell table:formula="of:=SUM([.L269:.AMJ269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69:.AMJ269]); &quot;&quot;; [.L$2:.AMJ$2] &amp; &quot;: &quot; &amp; [.L269:.AMJ269]))" office:value-type="string" office:string-value="antares031: 6" calcext:value-type="string">
            <text:p>antares031: 6</text:p>
          </table:table-cell>
          <table:table-cell table:style-name="ce17" table:formula="of:=SUMPRODUCT(NOT(ISBLANK([.L269:.AMJ269])))" office:value-type="float" office:value="1" calcext:value-type="float">
            <text:p>1</text:p>
          </table:table-cell>
          <table:table-cell table:style-name="ce95" table:formula="of:=IF([.J269]&gt;2;AVERAGE([.L269:.AMJ269]);0)" office:value-type="float" office:value="0" calcext:value-type="float">
            <text:p>.000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47" calcext:value-type="float">
            <text:p>247</text:p>
          </table:table-cell>
          <table:table-cell table:formula="of:=SUM([.L270:.AMJ270])" office:value-type="float" office:value="6" calcext:value-type="float">
            <text:p>6</text:p>
          </table:table-cell>
          <table:table-cell office:value-type="string" calcext:value-type="string">
            <text:p>Maskim Xul</text:p>
          </table:table-cell>
          <table:table-cell office:value-type="string" calcext:value-type="string">
            <text:p><text:a xlink:href="https://doomwiki.org/wiki/Maskim_Xul" xlink:type="simple">https://doomwiki.org/wiki/Maskim_Xul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270:.AMJ270]); &quot;&quot;; [.L$2:.AMJ$2] &amp; &quot;: &quot; &amp; [.L270:.AMJ270]))" office:value-type="string" office:string-value="Dimon12321: 6" calcext:value-type="string">
            <text:p>Dimon12321: 6</text:p>
          </table:table-cell>
          <table:table-cell table:style-name="ce17" table:formula="of:=SUMPRODUCT(NOT(ISBLANK([.L270:.AMJ270])))" office:value-type="float" office:value="1" calcext:value-type="float">
            <text:p>1</text:p>
          </table:table-cell>
          <table:table-cell table:style-name="ce95" table:formula="of:=IF([.J270]&gt;2;AVERAGE([.L270:.AMJ270]);0)" office:value-type="float" office:value="0" calcext:value-type="float">
            <text:p>.000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63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47" calcext:value-type="float">
            <text:p>247</text:p>
          </table:table-cell>
          <table:table-cell table:formula="of:=SUM([.L271:.AMJ271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71:.AMJ271]); &quot;&quot;; [.L$2:.AMJ$2] &amp; &quot;: &quot; &amp; [.L271:.AMJ271]))" office:value-type="string" office:string-value="OniriA: 6" calcext:value-type="string">
            <text:p>OniriA: 6</text:p>
          </table:table-cell>
          <table:table-cell table:style-name="ce17" table:formula="of:=SUMPRODUCT(NOT(ISBLANK([.L271:.AMJ271])))" office:value-type="float" office:value="1" calcext:value-type="float">
            <text:p>1</text:p>
          </table:table-cell>
          <table:table-cell table:style-name="ce95" table:formula="of:=IF([.J271]&gt;2;AVERAGE([.L271:.AMJ271]);0)" office:value-type="float" office:value="0" calcext:value-type="float">
            <text:p>.000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08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47" calcext:value-type="float">
            <text:p>247</text:p>
          </table:table-cell>
          <table:table-cell table:formula="of:=SUM([.L272:.AMJ272])" office:value-type="float" office:value="6" calcext:value-type="float">
            <text:p>6</text:p>
          </table:table-cell>
          <table:table-cell office:value-type="string" calcext:value-type="string">
            <text:p>NoReason's Speedmaps 2</text:p>
          </table:table-cell>
          <table:table-cell office:value-type="string" calcext:value-type="string">
            <text:p><text:a xlink:href="https://www.doomworld.com/forum/topic/117844-nosp2-nanowadmo-megawad-slaughterwad/" xlink:type="simple">https://www.doomworld.com/forum/topic/117844-nosp2-nanowadmo-megawad-slaughterwa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272:.AMJ272]); &quot;&quot;; [.L$2:.AMJ$2] &amp; &quot;: &quot; &amp; [.L272:.AMJ272]))" office:value-type="string" office:string-value="sapphics: 6" calcext:value-type="string">
            <text:p>sapphics: 6</text:p>
          </table:table-cell>
          <table:table-cell table:style-name="ce17" table:formula="of:=SUMPRODUCT(NOT(ISBLANK([.L272:.AMJ272])))" office:value-type="float" office:value="1" calcext:value-type="float">
            <text:p>1</text:p>
          </table:table-cell>
          <table:table-cell table:style-name="ce95" table:formula="of:=IF([.J272]&gt;2;AVERAGE([.L272:.AMJ272]);0)" office:value-type="float" office:value="0" calcext:value-type="float">
            <text:p>.000</text:p>
          </table:table-cell>
          <table:table-cell table:number-columns-repeated="170"/>
          <table:table-cell office:value-type="float" office:value="6" calcext:value-type="float">
            <text:p>6</text:p>
          </table:table-cell>
          <table:table-cell table:number-columns-repeated="842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47" calcext:value-type="float">
            <text:p>247</text:p>
          </table:table-cell>
          <table:table-cell table:formula="of:=SUM([.L273:.AMJ273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73:.AMJ273]); &quot;&quot;; [.L$2:.AMJ$2] &amp; &quot;: &quot; &amp; [.L273:.AMJ273]))" office:value-type="string" office:string-value="Soundblock: 6" calcext:value-type="string">
            <text:p>Soundblock: 6</text:p>
          </table:table-cell>
          <table:table-cell table:style-name="ce17" table:formula="of:=SUMPRODUCT(NOT(ISBLANK([.L273:.AMJ273])))" office:value-type="float" office:value="1" calcext:value-type="float">
            <text:p>1</text:p>
          </table:table-cell>
          <table:table-cell table:style-name="ce95" table:formula="of:=IF([.J273]&gt;2;AVERAGE([.L273:.AMJ273]);0)" office:value-type="float" office:value="0" calcext:value-type="float">
            <text:p>.000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47" calcext:value-type="float">
            <text:p>247</text:p>
          </table:table-cell>
          <table:table-cell table:formula="of:=SUM([.L274:.AMJ274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3" calcext:value-type="float">
            <text:p>13</text:p>
          </table:table-cell>
          <table:table-cell table:style-name="ce16" table:number-matrix-columns-spanned="1" table:number-matrix-rows-spanned="1" table:formula="of:=COM.MICROSOFT.TEXTJOIN(&quot;, &quot;; 1; IF(ISBLANK([.L274:.AMJ274]); &quot;&quot;; [.L$2:.AMJ$2] &amp; &quot;: &quot; &amp; [.L274:.AMJ274]))" office:value-type="string" office:string-value="maxmanium: 6" calcext:value-type="string">
            <text:p>maxmanium: 6</text:p>
          </table:table-cell>
          <table:table-cell table:style-name="ce17" table:formula="of:=SUMPRODUCT(NOT(ISBLANK([.L274:.AMJ274])))" office:value-type="float" office:value="1" calcext:value-type="float">
            <text:p>1</text:p>
          </table:table-cell>
          <table:table-cell table:style-name="ce95" table:formula="of:=IF([.J274]&gt;2;AVERAGE([.L274:.AMJ274]);0)" office:value-type="float" office:value="0" calcext:value-type="float">
            <text:p>.000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9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47" calcext:value-type="float">
            <text:p>247</text:p>
          </table:table-cell>
          <table:table-cell table:formula="of:=SUM([.L275:.AMJ275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s://doomwiki.org/wiki/SSL2" xlink:type="simple">https://doomwiki.org/wiki/SSL2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75:.AMJ275]); &quot;&quot;; [.L$2:.AMJ$2] &amp; &quot;: &quot; &amp; [.L275:.AMJ275]))" office:value-type="string" office:string-value="antares031: 6" calcext:value-type="string">
            <text:p>antares031: 6</text:p>
          </table:table-cell>
          <table:table-cell table:style-name="ce17" table:formula="of:=SUMPRODUCT(NOT(ISBLANK([.L275:.AMJ275])))" office:value-type="float" office:value="1" calcext:value-type="float">
            <text:p>1</text:p>
          </table:table-cell>
          <table:table-cell table:style-name="ce95" table:formula="of:=IF([.J275]&gt;2;AVERAGE([.L275:.AMJ275]);0)" office:value-type="float" office:value="0" calcext:value-type="float">
            <text:p>.000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47" calcext:value-type="float">
            <text:p>247</text:p>
          </table:table-cell>
          <table:table-cell table:formula="of:=SUM([.L276:.AMJ276])" office:value-type="float" office:value="6" calcext:value-type="float">
            <text:p>6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doomwiki.org/wiki/Strange_Aeons" xlink:type="simple">https://doomwiki.org/wiki/Strange_Aeon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float" office:value="45" calcext:value-type="float">
            <text:p>45</text:p>
          </table:table-cell>
          <table:table-cell table:style-name="ce16" table:number-matrix-columns-spanned="1" table:number-matrix-rows-spanned="1" table:formula="of:=COM.MICROSOFT.TEXTJOIN(&quot;, &quot;; 1; IF(ISBLANK([.L276:.AMJ276]); &quot;&quot;; [.L$2:.AMJ$2] &amp; &quot;: &quot; &amp; [.L276:.AMJ276]))" office:value-type="string" office:string-value="ax34: 3, SOSU: 3" calcext:value-type="string">
            <text:p>ax34: 3, SOSU: 3</text:p>
          </table:table-cell>
          <table:table-cell table:style-name="ce17" table:formula="of:=SUMPRODUCT(NOT(ISBLANK([.L276:.AMJ276])))" office:value-type="float" office:value="2" calcext:value-type="float">
            <text:p>2</text:p>
          </table:table-cell>
          <table:table-cell table:style-name="ce95" table:formula="of:=IF([.J276]&gt;2;AVERAGE([.L276:.AMJ276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72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47" calcext:value-type="float">
            <text:p>247</text:p>
          </table:table-cell>
          <table:table-cell table:formula="of:=SUM([.L277:.AMJ277])" office:value-type="float" office:value="6" calcext:value-type="float">
            <text:p>6</text:p>
          </table:table-cell>
          <table:table-cell office:value-type="string" calcext:value-type="string">
            <text:p>Temple of the Lizard Men 3</text:p>
          </table:table-cell>
          <table:table-cell office:value-type="string" calcext:value-type="string">
            <text:p><text:a xlink:href="https://www.doomworld.com/idgames/levels/doom2/Ports/megawads/lmtmple3" xlink:type="simple">https://www.doomworld.com/idgames/levels/doom2/Ports/megawads/lmtmple3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77:.AMJ277]); &quot;&quot;; [.L$2:.AMJ$2] &amp; &quot;: &quot; &amp; [.L277:.AMJ277]))" office:value-type="string" office:string-value="Lewonx: 6" calcext:value-type="string">
            <text:p>Lewonx: 6</text:p>
          </table:table-cell>
          <table:table-cell table:style-name="ce17" table:formula="of:=SUMPRODUCT(NOT(ISBLANK([.L277:.AMJ277])))" office:value-type="float" office:value="1" calcext:value-type="float">
            <text:p>1</text:p>
          </table:table-cell>
          <table:table-cell table:style-name="ce95" table:formula="of:=IF([.J277]&gt;2;AVERAGE([.L277:.AMJ277]);0)" office:value-type="float" office:value="0" calcext:value-type="float">
            <text:p>.000</text:p>
          </table:table-cell>
          <table:table-cell table:number-columns-repeated="157"/>
          <table:table-cell office:value-type="float" office:value="6" calcext:value-type="float">
            <text:p>6</text:p>
          </table:table-cell>
          <table:table-cell table:number-columns-repeated="855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47" calcext:value-type="float">
            <text:p>247</text:p>
          </table:table-cell>
          <table:table-cell table:formula="of:=SUM([.L278:.AMJ278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278:.AMJ278]); &quot;&quot;; [.L$2:.AMJ$2] &amp; &quot;: &quot; &amp; [.L278:.AMJ278]))" office:value-type="string" office:string-value="Ralphis: 6" calcext:value-type="string">
            <text:p>Ralphis: 6</text:p>
          </table:table-cell>
          <table:table-cell table:style-name="ce17" table:formula="of:=SUMPRODUCT(NOT(ISBLANK([.L278:.AMJ278])))" office:value-type="float" office:value="1" calcext:value-type="float">
            <text:p>1</text:p>
          </table:table-cell>
          <table:table-cell table:style-name="ce95" table:formula="of:=IF([.J278]&gt;2;AVERAGE([.L278:.AMJ278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47" calcext:value-type="float">
            <text:p>247</text:p>
          </table:table-cell>
          <table:table-cell table:formula="of:=SUM([.L279:.AMJ279])" office:value-type="float" office:value="6" calcext:value-type="float">
            <text:p>6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279:.AMJ279]); &quot;&quot;; [.L$2:.AMJ$2] &amp; &quot;: &quot; &amp; [.L279:.AMJ279]))" office:value-type="string" office:string-value="Vorpal: 5, vdgg: 1" calcext:value-type="string">
            <text:p>Vorpal: 5, vdgg: 1</text:p>
          </table:table-cell>
          <table:table-cell table:style-name="ce17" table:formula="of:=SUMPRODUCT(NOT(ISBLANK([.L279:.AMJ279])))" office:value-type="float" office:value="2" calcext:value-type="float">
            <text:p>2</text:p>
          </table:table-cell>
          <table:table-cell table:style-name="ce95" table:formula="of:=IF([.J279]&gt;2;AVERAGE([.L279:.AMJ279]);0)" office:value-type="float" office:value="0" calcext:value-type="float">
            <text:p>.0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69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47" calcext:value-type="float">
            <text:p>247</text:p>
          </table:table-cell>
          <table:table-cell table:formula="of:=SUM([.L280:.AMJ280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280:.AMJ280]); &quot;&quot;; [.L$2:.AMJ$2] &amp; &quot;: &quot; &amp; [.L280:.AMJ280]))" office:value-type="string" office:string-value="AnonimVio: 6" calcext:value-type="string">
            <text:p>AnonimVio: 6</text:p>
          </table:table-cell>
          <table:table-cell table:style-name="ce17" table:formula="of:=SUMPRODUCT(NOT(ISBLANK([.L280:.AMJ280])))" office:value-type="float" office:value="1" calcext:value-type="float">
            <text:p>1</text:p>
          </table:table-cell>
          <table:table-cell table:style-name="ce95" table:formula="of:=IF([.J280]&gt;2;AVERAGE([.L280:.AMJ280]);0)" office:value-type="float" office:value="0" calcext:value-type="float">
            <text:p>.000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88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47" calcext:value-type="float">
            <text:p>247</text:p>
          </table:table-cell>
          <table:table-cell table:formula="of:=SUM([.L281:.AMJ281])" office:value-type="float" office:value="6" calcext:value-type="float">
            <text:p>6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81:.AMJ281]); &quot;&quot;; [.L$2:.AMJ$2] &amp; &quot;: &quot; &amp; [.L281:.AMJ281]))" office:value-type="string" office:string-value="Omniarch: 5, dosboot: 1" calcext:value-type="string">
            <text:p>Omniarch: 5, dosboot: 1</text:p>
          </table:table-cell>
          <table:table-cell table:style-name="ce17" table:formula="of:=SUMPRODUCT(NOT(ISBLANK([.L281:.AMJ281])))" office:value-type="float" office:value="2" calcext:value-type="float">
            <text:p>2</text:p>
          </table:table-cell>
          <table:table-cell table:style-name="ce95" table:formula="of:=IF([.J281]&gt;2;AVERAGE([.L281:.AMJ281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47" calcext:value-type="float">
            <text:p>247</text:p>
          </table:table-cell>
          <table:table-cell table:formula="of:=SUM([.L282:.AMJ282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282:.AMJ282]); &quot;&quot;; [.L$2:.AMJ$2] &amp; &quot;: &quot; &amp; [.L282:.AMJ282]))" office:value-type="string" office:string-value="Ralphis: 6" calcext:value-type="string">
            <text:p>Ralphis: 6</text:p>
          </table:table-cell>
          <table:table-cell table:style-name="ce17" table:formula="of:=SUMPRODUCT(NOT(ISBLANK([.L282:.AMJ282])))" office:value-type="float" office:value="1" calcext:value-type="float">
            <text:p>1</text:p>
          </table:table-cell>
          <table:table-cell table:style-name="ce95" table:formula="of:=IF([.J282]&gt;2;AVERAGE([.L282:.AMJ282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47" calcext:value-type="float">
            <text:p>247</text:p>
          </table:table-cell>
          <table:table-cell table:formula="of:=SUM([.L283:.AMJ283])" office:value-type="float" office:value="6" calcext:value-type="float">
            <text:p>6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83:.AMJ283]); &quot;&quot;; [.L$2:.AMJ$2] &amp; &quot;: &quot; &amp; [.L283:.AMJ283]))" office:value-type="string" office:string-value="4everDoomed: 4, VanaheimRanger: 2" calcext:value-type="string">
            <text:p>4everDoomed: 4, VanaheimRanger: 2</text:p>
          </table:table-cell>
          <table:table-cell table:style-name="ce17" table:formula="of:=SUMPRODUCT(NOT(ISBLANK([.L283:.AMJ283])))" office:value-type="float" office:value="2" calcext:value-type="float">
            <text:p>2</text:p>
          </table:table-cell>
          <table:table-cell table:style-name="ce95" table:formula="of:=IF([.J283]&gt;2;AVERAGE([.L283:.AMJ283]);0)" office:value-type="float" office:value="0" calcext:value-type="float">
            <text:p>.000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859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81" calcext:value-type="float">
            <text:p>281</text:p>
          </table:table-cell>
          <table:table-cell table:formula="of:=SUM([.L284:.AMJ284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284:.AMJ284]); &quot;&quot;; [.L$2:.AMJ$2] &amp; &quot;: &quot; &amp; [.L284:.AMJ284]))" office:value-type="string" office:string-value="Horus: 5" calcext:value-type="string">
            <text:p>Horus: 5</text:p>
          </table:table-cell>
          <table:table-cell table:style-name="ce17" table:formula="of:=SUMPRODUCT(NOT(ISBLANK([.L284:.AMJ284])))" office:value-type="float" office:value="1" calcext:value-type="float">
            <text:p>1</text:p>
          </table:table-cell>
          <table:table-cell table:style-name="ce95" table:formula="of:=IF([.J284]&gt;2;AVERAGE([.L284:.AMJ284]);0)" office:value-type="float" office:value="0" calcext:value-type="float">
            <text:p>.000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81" calcext:value-type="float">
            <text:p>281</text:p>
          </table:table-cell>
          <table:table-cell table:formula="of:=SUM([.L285:.AMJ285])" office:value-type="float" office:value="5" calcext:value-type="float">
            <text:p>5</text:p>
          </table:table-cell>
          <table:table-cell table:style-name="ce71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49" calcext:value-type="float">
            <text:p>49</text:p>
          </table:table-cell>
          <table:table-cell table:style-name="ce16" table:number-matrix-columns-spanned="1" table:number-matrix-rows-spanned="1" table:formula="of:=COM.MICROSOFT.TEXTJOIN(&quot;, &quot;; 1; IF(ISBLANK([.L285:.AMJ285]); &quot;&quot;; [.L$2:.AMJ$2] &amp; &quot;: &quot; &amp; [.L285:.AMJ285]))" office:value-type="string" office:string-value="eharper256: 5" calcext:value-type="string">
            <text:p>eharper256: 5</text:p>
          </table:table-cell>
          <table:table-cell table:style-name="ce17" table:formula="of:=SUMPRODUCT(NOT(ISBLANK([.L285:.AMJ285])))" office:value-type="float" office:value="1" calcext:value-type="float">
            <text:p>1</text:p>
          </table:table-cell>
          <table:table-cell table:style-name="ce95" table:formula="of:=IF([.J285]&gt;2;AVERAGE([.L285:.AMJ285]);0)" office:value-type="float" office:value="0" calcext:value-type="float">
            <text:p>.000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81" calcext:value-type="float">
            <text:p>281</text:p>
          </table:table-cell>
          <table:table-cell table:formula="of:=SUM([.L286:.AMJ286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86:.AMJ286]); &quot;&quot;; [.L$2:.AMJ$2] &amp; &quot;: &quot; &amp; [.L286:.AMJ286]))" office:value-type="string" office:string-value="Rince-wind: 5" calcext:value-type="string">
            <text:p>Rince-wind: 5</text:p>
          </table:table-cell>
          <table:table-cell table:style-name="ce17" table:formula="of:=SUMPRODUCT(NOT(ISBLANK([.L286:.AMJ286])))" office:value-type="float" office:value="1" calcext:value-type="float">
            <text:p>1</text:p>
          </table:table-cell>
          <table:table-cell table:style-name="ce95" table:formula="of:=IF([.J286]&gt;2;AVERAGE([.L286:.AMJ286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1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81" calcext:value-type="float">
            <text:p>281</text:p>
          </table:table-cell>
          <table:table-cell table:formula="of:=SUM([.L287:.AMJ287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287:.AMJ287]); &quot;&quot;; [.L$2:.AMJ$2] &amp; &quot;: &quot; &amp; [.L287:.AMJ287]))" office:value-type="string" office:string-value="AtticTelephone: 5" calcext:value-type="string">
            <text:p>AtticTelephone: 5</text:p>
          </table:table-cell>
          <table:table-cell table:style-name="ce17" table:formula="of:=SUMPRODUCT(NOT(ISBLANK([.L287:.AMJ287])))" office:value-type="float" office:value="1" calcext:value-type="float">
            <text:p>1</text:p>
          </table:table-cell>
          <table:table-cell table:style-name="ce95" table:formula="of:=IF([.J287]&gt;2;AVERAGE([.L287:.AMJ287]);0)" office:value-type="float" office:value="0" calcext:value-type="float">
            <text:p>.000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81" calcext:value-type="float">
            <text:p>281</text:p>
          </table:table-cell>
          <table:table-cell table:formula="of:=SUM([.L288:.AMJ288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25" calcext:value-type="float">
            <text:p>25</text:p>
          </table:table-cell>
          <table:table-cell table:style-name="ce16" table:number-matrix-columns-spanned="1" table:number-matrix-rows-spanned="1" table:formula="of:=COM.MICROSOFT.TEXTJOIN(&quot;, &quot;; 1; IF(ISBLANK([.L288:.AMJ288]); &quot;&quot;; [.L$2:.AMJ$2] &amp; &quot;: &quot; &amp; [.L288:.AMJ288]))" office:value-type="string" office:string-value="eharper256: 5" calcext:value-type="string">
            <text:p>eharper256: 5</text:p>
          </table:table-cell>
          <table:table-cell table:style-name="ce17" table:formula="of:=SUMPRODUCT(NOT(ISBLANK([.L288:.AMJ288])))" office:value-type="float" office:value="1" calcext:value-type="float">
            <text:p>1</text:p>
          </table:table-cell>
          <table:table-cell table:style-name="ce95" table:formula="of:=IF([.J288]&gt;2;AVERAGE([.L288:.AMJ288]);0)" office:value-type="float" office:value="0" calcext:value-type="float">
            <text:p>.000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81" calcext:value-type="float">
            <text:p>281</text:p>
          </table:table-cell>
          <table:table-cell table:formula="of:=SUM([.L289:.AMJ289])" office:value-type="float" office:value="5" calcext:value-type="float">
            <text:p>5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289:.AMJ289]); &quot;&quot;; [.L$2:.AMJ$2] &amp; &quot;: &quot; &amp; [.L289:.AMJ289]))" office:value-type="string" office:string-value="ella guro: 2, Li'l devil: 3" calcext:value-type="string">
            <text:p>ella guro: 2, Li'l devil: 3</text:p>
          </table:table-cell>
          <table:table-cell table:style-name="ce17" table:formula="of:=SUMPRODUCT(NOT(ISBLANK([.L289:.AMJ289])))" office:value-type="float" office:value="2" calcext:value-type="float">
            <text:p>2</text:p>
          </table:table-cell>
          <table:table-cell table:style-name="ce95" table:formula="of:=IF([.J289]&gt;2;AVERAGE([.L289:.AMJ289]);0)" office:value-type="float" office:value="0" calcext:value-type="float">
            <text:p>.000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138"/>
          <table:table-cell office:value-type="float" office:value="3" calcext:value-type="float">
            <text:p>3</text:p>
          </table:table-cell>
          <table:table-cell table:number-columns-repeated="846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81" calcext:value-type="float">
            <text:p>281</text:p>
          </table:table-cell>
          <table:table-cell table:formula="of:=SUM([.L290:.AMJ290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90:.AMJ290]); &quot;&quot;; [.L$2:.AMJ$2] &amp; &quot;: &quot; &amp; [.L290:.AMJ290]))" office:value-type="string" office:string-value="Vorpal: 5" calcext:value-type="string">
            <text:p>Vorpal: 5</text:p>
          </table:table-cell>
          <table:table-cell table:style-name="ce17" table:formula="of:=SUMPRODUCT(NOT(ISBLANK([.L290:.AMJ290])))" office:value-type="float" office:value="1" calcext:value-type="float">
            <text:p>1</text:p>
          </table:table-cell>
          <table:table-cell table:style-name="ce95" table:formula="of:=IF([.J290]&gt;2;AVERAGE([.L290:.AMJ290]);0)" office:value-type="float" office:value="0" calcext:value-type="float">
            <text:p>.0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81" calcext:value-type="float">
            <text:p>281</text:p>
          </table:table-cell>
          <table:table-cell table:formula="of:=SUM([.L291:.AMJ291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91:.AMJ291]); &quot;&quot;; [.L$2:.AMJ$2] &amp; &quot;: &quot; &amp; [.L291:.AMJ291]))" office:value-type="string" office:string-value="Diabolución: 5" calcext:value-type="string">
            <text:p>Diabolución: 5</text:p>
          </table:table-cell>
          <table:table-cell table:style-name="ce17" table:formula="of:=SUMPRODUCT(NOT(ISBLANK([.L291:.AMJ291])))" office:value-type="float" office:value="1" calcext:value-type="float">
            <text:p>1</text:p>
          </table:table-cell>
          <table:table-cell table:style-name="ce95" table:formula="of:=IF([.J291]&gt;2;AVERAGE([.L291:.AMJ291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81" calcext:value-type="float">
            <text:p>281</text:p>
          </table:table-cell>
          <table:table-cell table:formula="of:=SUM([.L292:.AMJ292])" office:value-type="float" office:value="5" calcext:value-type="float">
            <text:p>5</text:p>
          </table:table-cell>
          <table:table-cell table:style-name="ce72" office:value-type="string" calcext:value-type="string">
            <text:p>Cydonia</text:p>
          </table:table-cell>
          <table:table-cell table:style-name="Default" office:value-type="string" calcext:value-type="string">
            <text:p><text:a xlink:href="https://www.doomworld.com/forum/topic/121935-cydonia-throwback-plutonia-wad-beta-available/" xlink:type="simple">https://www.doomworld.com/forum/topic/121935-cydonia-throwback-plutonia-wad-beta-available/</text:a></text:p>
          </table:table-cell>
          <table:table-cell table:style-name="Default" office:value-type="float" office:value="2021" calcext:value-type="float">
            <text:p>2021</text:p>
          </table:table-cell>
          <table:table-cell office:value-type="string" calcext:value-type="string">
            <text:p>Plutonia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292:.AMJ292]); &quot;&quot;; [.L$2:.AMJ$2] &amp; &quot;: &quot; &amp; [.L292:.AMJ292]))" office:value-type="string" office:string-value="Xeogred: 5" calcext:value-type="string">
            <text:p>Xeogred: 5</text:p>
          </table:table-cell>
          <table:table-cell table:style-name="ce17" table:formula="of:=SUMPRODUCT(NOT(ISBLANK([.L292:.AMJ292])))" office:value-type="float" office:value="1" calcext:value-type="float">
            <text:p>1</text:p>
          </table:table-cell>
          <table:table-cell table:style-name="ce95" table:formula="of:=IF([.J292]&gt;2;AVERAGE([.L292:.AMJ292]);0)" office:value-type="float" office:value="0" calcext:value-type="float">
            <text:p>.000</text:p>
          </table:table-cell>
          <table:table-cell table:number-columns-repeated="169"/>
          <table:table-cell office:value-type="float" office:value="5" calcext:value-type="float">
            <text:p>5</text:p>
          </table:table-cell>
          <table:table-cell table:number-columns-repeated="843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81" calcext:value-type="float">
            <text:p>281</text:p>
          </table:table-cell>
          <table:table-cell table:formula="of:=SUM([.L293:.AMJ293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93:.AMJ293]); &quot;&quot;; [.L$2:.AMJ$2] &amp; &quot;: &quot; &amp; [.L293:.AMJ293]))" office:value-type="string" office:string-value="Soundblock: 5" calcext:value-type="string">
            <text:p>Soundblock: 5</text:p>
          </table:table-cell>
          <table:table-cell table:style-name="ce17" table:formula="of:=SUMPRODUCT(NOT(ISBLANK([.L293:.AMJ293])))" office:value-type="float" office:value="1" calcext:value-type="float">
            <text:p>1</text:p>
          </table:table-cell>
          <table:table-cell table:style-name="ce95" table:formula="of:=IF([.J293]&gt;2;AVERAGE([.L293:.AMJ293]);0)" office:value-type="float" office:value="0" calcext:value-type="float">
            <text:p>.000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1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81" calcext:value-type="float">
            <text:p>281</text:p>
          </table:table-cell>
          <table:table-cell table:formula="of:=SUM([.L294:.AMJ294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94:.AMJ294]); &quot;&quot;; [.L$2:.AMJ$2] &amp; &quot;: &quot; &amp; [.L294:.AMJ294]))" office:value-type="string" office:string-value="ax34: 4, Doomlover77: 1" calcext:value-type="string">
            <text:p>ax34: 4, Doomlover77: 1</text:p>
          </table:table-cell>
          <table:table-cell table:style-name="ce17" table:formula="of:=SUMPRODUCT(NOT(ISBLANK([.L294:.AMJ294])))" office:value-type="float" office:value="2" calcext:value-type="float">
            <text:p>2</text:p>
          </table:table-cell>
          <table:table-cell table:style-name="ce95" table:formula="of:=IF([.J294]&gt;2;AVERAGE([.L294:.AMJ294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834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81" calcext:value-type="float">
            <text:p>281</text:p>
          </table:table-cell>
          <table:table-cell table:formula="of:=SUM([.L295:.AMJ295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95:.AMJ295]); &quot;&quot;; [.L$2:.AMJ$2] &amp; &quot;: &quot; &amp; [.L295:.AMJ295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L295:.AMJ295])))" office:value-type="float" office:value="2" calcext:value-type="float">
            <text:p>2</text:p>
          </table:table-cell>
          <table:table-cell table:style-name="ce95" table:formula="of:=IF([.J295]&gt;2;AVERAGE([.L295:.AMJ295]);0)" office:value-type="float" office:value="0" calcext:value-type="float">
            <text:p>.000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81" calcext:value-type="float">
            <text:p>281</text:p>
          </table:table-cell>
          <table:table-cell table:formula="of:=SUM([.L296:.AMJ296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296:.AMJ296]); &quot;&quot;; [.L$2:.AMJ$2] &amp; &quot;: &quot; &amp; [.L296:.AMJ296]))" office:value-type="string" office:string-value="HUNdebLeonidasX: 5" calcext:value-type="string">
            <text:p>HUNdebLeonidasX: 5</text:p>
          </table:table-cell>
          <table:table-cell table:style-name="ce17" table:formula="of:=SUMPRODUCT(NOT(ISBLANK([.L296:.AMJ296])))" office:value-type="float" office:value="1" calcext:value-type="float">
            <text:p>1</text:p>
          </table:table-cell>
          <table:table-cell table:style-name="ce95" table:formula="of:=IF([.J296]&gt;2;AVERAGE([.L296:.AMJ296]);0)" office:value-type="float" office:value="0" calcext:value-type="float">
            <text:p>.000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81" calcext:value-type="float">
            <text:p>281</text:p>
          </table:table-cell>
          <table:table-cell table:formula="of:=SUM([.L297:.AMJ297])" office:value-type="float" office:value="5" calcext:value-type="float">
            <text:p>5</text:p>
          </table:table-cell>
          <table:table-cell office:value-type="string" calcext:value-type="string">
            <text:p>Doom the Way id Did: The Lost Episodes</text:p>
          </table:table-cell>
          <table:table-cell office:value-type="string" calcext:value-type="string">
            <text:p><text:a xlink:href="https://doomwiki.org/wiki/Doom_the_Way_id_Did:_The_Lost_Episodes" xlink:type="simple">https://doomwiki.org/wiki/Doom_the_Way_id_Did:_The_Lost_Episode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office:value-type="float" office:value="55" calcext:value-type="float">
            <text:p>55</text:p>
          </table:table-cell>
          <table:table-cell table:style-name="ce16" table:number-matrix-columns-spanned="1" table:number-matrix-rows-spanned="1" table:formula="of:=COM.MICROSOFT.TEXTJOIN(&quot;, &quot;; 1; IF(ISBLANK([.L297:.AMJ297]); &quot;&quot;; [.L$2:.AMJ$2] &amp; &quot;: &quot; &amp; [.L297:.AMJ297]))" office:value-type="string" office:string-value="Ryath: 5" calcext:value-type="string">
            <text:p>Ryath: 5</text:p>
          </table:table-cell>
          <table:table-cell table:style-name="ce17" table:formula="of:=SUMPRODUCT(NOT(ISBLANK([.L297:.AMJ297])))" office:value-type="float" office:value="1" calcext:value-type="float">
            <text:p>1</text:p>
          </table:table-cell>
          <table:table-cell table:style-name="ce95" table:formula="of:=IF([.J297]&gt;2;AVERAGE([.L297:.AMJ297]);0)" office:value-type="float" office:value="0" calcext:value-type="float">
            <text:p>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5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81" calcext:value-type="float">
            <text:p>281</text:p>
          </table:table-cell>
          <table:table-cell table:formula="of:=SUM([.L298:.AMJ298])" office:value-type="float" office:value="5" calcext:value-type="float">
            <text:p>5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<text:a xlink:href="https://doomwiki.org/wiki/Doom:_The_Golden_Souls_2" xlink:type="simple">https://doomwiki.org/wiki/Doom:_The_Golden_Souls_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49" calcext:value-type="float">
            <text:p>49</text:p>
          </table:table-cell>
          <table:table-cell table:style-name="ce16" table:number-matrix-columns-spanned="1" table:number-matrix-rows-spanned="1" table:formula="of:=COM.MICROSOFT.TEXTJOIN(&quot;, &quot;; 1; IF(ISBLANK([.L298:.AMJ298]); &quot;&quot;; [.L$2:.AMJ$2] &amp; &quot;: &quot; &amp; [.L298:.AMJ298]))" office:value-type="string" office:string-value="TJG1289: 5" calcext:value-type="string">
            <text:p>TJG1289: 5</text:p>
          </table:table-cell>
          <table:table-cell table:style-name="ce17" table:formula="of:=SUMPRODUCT(NOT(ISBLANK([.L298:.AMJ298])))" office:value-type="float" office:value="1" calcext:value-type="float">
            <text:p>1</text:p>
          </table:table-cell>
          <table:table-cell table:style-name="ce95" table:formula="of:=IF([.J298]&gt;2;AVERAGE([.L298:.AMJ298]);0)" office:value-type="float" office:value="0" calcext:value-type="float">
            <text:p>.000</text:p>
          </table:table-cell>
          <table:table-cell table:number-columns-repeated="154"/>
          <table:table-cell office:value-type="float" office:value="5" calcext:value-type="float">
            <text:p>5</text:p>
          </table:table-cell>
          <table:table-cell table:number-columns-repeated="858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81" calcext:value-type="float">
            <text:p>281</text:p>
          </table:table-cell>
          <table:table-cell table:formula="of:=SUM([.L299:.AMJ299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299:.AMJ299]); &quot;&quot;; [.L$2:.AMJ$2] &amp; &quot;: &quot; &amp; [.L299:.AMJ299]))" office:value-type="string" office:string-value="Omniarch: 5" calcext:value-type="string">
            <text:p>Omniarch: 5</text:p>
          </table:table-cell>
          <table:table-cell table:style-name="ce17" table:formula="of:=SUMPRODUCT(NOT(ISBLANK([.L299:.AMJ299])))" office:value-type="float" office:value="1" calcext:value-type="float">
            <text:p>1</text:p>
          </table:table-cell>
          <table:table-cell table:style-name="ce95" table:formula="of:=IF([.J299]&gt;2;AVERAGE([.L299:.AMJ299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78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81" calcext:value-type="float">
            <text:p>281</text:p>
          </table:table-cell>
          <table:table-cell table:formula="of:=SUM([.L300:.AMJ300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forum.zdoom.org/viewtopic.php?f=42&amp;t=63530" xlink:type="simple">https://forum.zdoom.org/viewtopic.php?f=42&amp;t=63530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00:.AMJ300]); &quot;&quot;; [.L$2:.AMJ$2] &amp; &quot;: &quot; &amp; [.L300:.AMJ300]))" office:value-type="string" office:string-value="Rince-wind: 5" calcext:value-type="string">
            <text:p>Rince-wind: 5</text:p>
          </table:table-cell>
          <table:table-cell table:style-name="ce17" table:formula="of:=SUMPRODUCT(NOT(ISBLANK([.L300:.AMJ300])))" office:value-type="float" office:value="1" calcext:value-type="float">
            <text:p>1</text:p>
          </table:table-cell>
          <table:table-cell table:style-name="ce95" table:formula="of:=IF([.J300]&gt;2;AVERAGE([.L300:.AMJ300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1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81" calcext:value-type="float">
            <text:p>281</text:p>
          </table:table-cell>
          <table:table-cell table:formula="of:=SUM([.L301:.AMJ301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01:.AMJ301]); &quot;&quot;; [.L$2:.AMJ$2] &amp; &quot;: &quot; &amp; [.L301:.AMJ301]))" office:value-type="string" office:string-value="Vorpal: 5" calcext:value-type="string">
            <text:p>Vorpal: 5</text:p>
          </table:table-cell>
          <table:table-cell table:style-name="ce17" table:formula="of:=SUMPRODUCT(NOT(ISBLANK([.L301:.AMJ301])))" office:value-type="float" office:value="1" calcext:value-type="float">
            <text:p>1</text:p>
          </table:table-cell>
          <table:table-cell table:style-name="ce95" table:formula="of:=IF([.J301]&gt;2;AVERAGE([.L301:.AMJ301]);0)" office:value-type="float" office:value="0" calcext:value-type="float">
            <text:p>.0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81" calcext:value-type="float">
            <text:p>281</text:p>
          </table:table-cell>
          <table:table-cell table:formula="of:=SUM([.L302:.AMJ302])" office:value-type="float" office:value="5" calcext:value-type="float">
            <text:p>5</text:p>
          </table:table-cell>
          <table:table-cell office:value-type="string" calcext:value-type="string">
            <text:p>E1 Contest</text:p>
          </table:table-cell>
          <table:table-cell office:value-type="string" calcext:value-type="string">
            <text:p><text:a xlink:href="https://doomwiki.org/wiki/E1_Contest" xlink:type="simple">https://doomwiki.org/wiki/E1_Contest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302:.AMJ302]); &quot;&quot;; [.L$2:.AMJ$2] &amp; &quot;: &quot; &amp; [.L302:.AMJ302]))" office:value-type="string" office:string-value="Diabolución: 5" calcext:value-type="string">
            <text:p>Diabolución: 5</text:p>
          </table:table-cell>
          <table:table-cell table:style-name="ce17" table:formula="of:=SUMPRODUCT(NOT(ISBLANK([.L302:.AMJ302])))" office:value-type="float" office:value="1" calcext:value-type="float">
            <text:p>1</text:p>
          </table:table-cell>
          <table:table-cell table:style-name="ce95" table:formula="of:=IF([.J302]&gt;2;AVERAGE([.L302:.AMJ302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81" calcext:value-type="float">
            <text:p>281</text:p>
          </table:table-cell>
          <table:table-cell table:formula="of:=SUM([.L303:.AMJ303])" office:value-type="float" office:value="5" calcext:value-type="float">
            <text:p>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<text:a xlink:href="https://www.doomworld.com/idgames/levels/doom2/Ports/d-f/entropy" xlink:type="simple">https://www.doomworld.com/idgames/levels/doom2/Ports/d-f/entropy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303:.AMJ303]); &quot;&quot;; [.L$2:.AMJ$2] &amp; &quot;: &quot; &amp; [.L303:.AMJ303]))" office:value-type="string" office:string-value="akolai: 2, KineticBeverage: 3" calcext:value-type="string">
            <text:p>akolai: 2, KineticBeverage: 3</text:p>
          </table:table-cell>
          <table:table-cell table:style-name="ce17" table:formula="of:=SUMPRODUCT(NOT(ISBLANK([.L303:.AMJ303])))" office:value-type="float" office:value="2" calcext:value-type="float">
            <text:p>2</text:p>
          </table:table-cell>
          <table:table-cell table:style-name="ce95" table:formula="of:=IF([.J303]&gt;2;AVERAGE([.L303:.AMJ303]);0)" office:value-type="float" office:value="0" calcext:value-type="float">
            <text:p>.000</text:p>
          </table:table-cell>
          <table:table-cell table:number-columns-repeated="17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26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81" calcext:value-type="float">
            <text:p>281</text:p>
          </table:table-cell>
          <table:table-cell table:formula="of:=SUM([.L304:.AMJ304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304:.AMJ304]); &quot;&quot;; [.L$2:.AMJ$2] &amp; &quot;: &quot; &amp; [.L304:.AMJ304]))" office:value-type="string" office:string-value="AtticTelephone: 5" calcext:value-type="string">
            <text:p>AtticTelephone: 5</text:p>
          </table:table-cell>
          <table:table-cell table:style-name="ce17" table:formula="of:=SUMPRODUCT(NOT(ISBLANK([.L304:.AMJ304])))" office:value-type="float" office:value="1" calcext:value-type="float">
            <text:p>1</text:p>
          </table:table-cell>
          <table:table-cell table:style-name="ce95" table:formula="of:=IF([.J304]&gt;2;AVERAGE([.L304:.AMJ304]);0)" office:value-type="float" office:value="0" calcext:value-type="float">
            <text:p>.000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4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81" calcext:value-type="float">
            <text:p>281</text:p>
          </table:table-cell>
          <table:table-cell table:formula="of:=SUM([.L305:.AMJ305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305:.AMJ305]); &quot;&quot;; [.L$2:.AMJ$2] &amp; &quot;: &quot; &amp; [.L305:.AMJ305]))" office:value-type="string" office:string-value="Doomkid: 5" calcext:value-type="string">
            <text:p>Doomkid: 5</text:p>
          </table:table-cell>
          <table:table-cell table:style-name="ce17" table:formula="of:=SUMPRODUCT(NOT(ISBLANK([.L305:.AMJ305])))" office:value-type="float" office:value="1" calcext:value-type="float">
            <text:p>1</text:p>
          </table:table-cell>
          <table:table-cell table:style-name="ce95" table:formula="of:=IF([.J305]&gt;2;AVERAGE([.L305:.AMJ305]);0)" office:value-type="float" office:value="0" calcext:value-type="float">
            <text:p>.00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81" calcext:value-type="float">
            <text:p>281</text:p>
          </table:table-cell>
          <table:table-cell table:formula="of:=SUM([.L306:.AMJ306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06:.AMJ306]); &quot;&quot;; [.L$2:.AMJ$2] &amp; &quot;: &quot; &amp; [.L306:.AMJ306]))" office:value-type="string" office:string-value="smeghammer: 5" calcext:value-type="string">
            <text:p>smeghammer: 5</text:p>
          </table:table-cell>
          <table:table-cell table:style-name="ce17" table:formula="of:=SUMPRODUCT(NOT(ISBLANK([.L306:.AMJ306])))" office:value-type="float" office:value="1" calcext:value-type="float">
            <text:p>1</text:p>
          </table:table-cell>
          <table:table-cell table:style-name="ce95" table:formula="of:=IF([.J306]&gt;2;AVERAGE([.L306:.AMJ306]);0)" office:value-type="float" office:value="0" calcext:value-type="float">
            <text:p>.000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4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81" calcext:value-type="float">
            <text:p>281</text:p>
          </table:table-cell>
          <table:table-cell table:formula="of:=SUM([.L307:.AMJ307])" office:value-type="float" office:value="5" calcext:value-type="float">
            <text:p>5</text:p>
          </table:table-cell>
          <table:table-cell office:value-type="string" calcext:value-type="string">
            <text:p>Flotsam</text:p>
          </table:table-cell>
          <table:table-cell office:value-type="string" calcext:value-type="string">
            <text:p><text:a xlink:href="https://doomwiki.org/wiki/Flotsam" xlink:type="simple">https://doomwiki.org/wiki/Flotsam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6" calcext:value-type="float">
            <text:p>16</text:p>
          </table:table-cell>
          <table:table-cell table:style-name="ce16" table:number-matrix-columns-spanned="1" table:number-matrix-rows-spanned="1" table:formula="of:=COM.MICROSOFT.TEXTJOIN(&quot;, &quot;; 1; IF(ISBLANK([.L307:.AMJ307]); &quot;&quot;; [.L$2:.AMJ$2] &amp; &quot;: &quot; &amp; [.L307:.AMJ307]))" office:value-type="string" office:string-value="KineticBeverage: 5" calcext:value-type="string">
            <text:p>KineticBeverage: 5</text:p>
          </table:table-cell>
          <table:table-cell table:style-name="ce17" table:formula="of:=SUMPRODUCT(NOT(ISBLANK([.L307:.AMJ307])))" office:value-type="float" office:value="1" calcext:value-type="float">
            <text:p>1</text:p>
          </table:table-cell>
          <table:table-cell table:style-name="ce95" table:formula="of:=IF([.J307]&gt;2;AVERAGE([.L307:.AMJ307]);0)" office:value-type="float" office:value="0" calcext:value-type="float">
            <text:p>.000</text:p>
          </table:table-cell>
          <table:table-cell table:number-columns-repeated="186"/>
          <table:table-cell office:value-type="float" office:value="5" calcext:value-type="float">
            <text:p>5</text:p>
          </table:table-cell>
          <table:table-cell table:number-columns-repeated="826"/>
        </table:table-row>
        <table:table-row table:style-name="ro4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81" calcext:value-type="float">
            <text:p>281</text:p>
          </table:table-cell>
          <table:table-cell table:formula="of:=SUM([.L308:.AMJ308])" office:value-type="float" office:value="5" calcext:value-type="float">
            <text:p>5</text:p>
          </table:table-cell>
          <table:table-cell office:value-type="string" calcext:value-type="string">
            <text:p>Fractured﻿﻿﻿ Worlds﻿</text:p>
          </table:table-cell>
          <table:table-cell office:value-type="string" calcext:value-type="string">
            <text:p><text:a xlink:href="https://www.doomworld.com/idgames/levels/doom2/Ports/d-f/fw" xlink:type="simple">https://www.doomworld.com/idgames/levels/doom2/Ports/d-f/fw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08:.AMJ308]); &quot;&quot;; [.L$2:.AMJ$2] &amp; &quot;: &quot; &amp; [.L308:.AMJ308]))" office:value-type="string" office:string-value="Nefelibeta: 5" calcext:value-type="string">
            <text:p>Nefelibeta: 5</text:p>
          </table:table-cell>
          <table:table-cell table:style-name="ce17" table:formula="of:=SUMPRODUCT(NOT(ISBLANK([.L308:.AMJ308])))" office:value-type="float" office:value="1" calcext:value-type="float">
            <text:p>1</text:p>
          </table:table-cell>
          <table:table-cell table:style-name="ce95" table:formula="of:=IF([.J308]&gt;2;AVERAGE([.L308:.AMJ308]);0)" office:value-type="float" office:value="0" calcext:value-type="float">
            <text:p>.000</text:p>
          </table:table-cell>
          <table:table-cell table:number-columns-repeated="188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81" calcext:value-type="float">
            <text:p>281</text:p>
          </table:table-cell>
          <table:table-cell table:formula="of:=SUM([.L309:.AMJ309])" office:value-type="float" office:value="5" calcext:value-type="float">
            <text:p>5</text:p>
          </table:table-cell>
          <table:table-cell office:value-type="string" calcext:value-type="string">
            <text:p>Gateway to Shangri-La</text:p>
          </table:table-cell>
          <table:table-cell office:value-type="string" calcext:value-type="string">
            <text:p><text:a xlink:href="https://www.doomworld.com/forum/topic/116321-gateway-to-shangri-la-the-map-to-destroy-your-bitrate/" xlink:type="simple">https://www.doomworld.com/forum/topic/116321-gateway-to-shangri-la-the-map-to-destroy-your-bitrat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09:.AMJ309]); &quot;&quot;; [.L$2:.AMJ$2] &amp; &quot;: &quot; &amp; [.L309:.AMJ309]))" office:value-type="string" office:string-value="msx2plus: 5" calcext:value-type="string">
            <text:p>msx2plus: 5</text:p>
          </table:table-cell>
          <table:table-cell table:style-name="ce17" table:formula="of:=SUMPRODUCT(NOT(ISBLANK([.L309:.AMJ309])))" office:value-type="float" office:value="1" calcext:value-type="float">
            <text:p>1</text:p>
          </table:table-cell>
          <table:table-cell table:style-name="ce95" table:formula="of:=IF([.J309]&gt;2;AVERAGE([.L309:.AMJ309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0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81" calcext:value-type="float">
            <text:p>281</text:p>
          </table:table-cell>
          <table:table-cell table:formula="of:=SUM([.L310:.AMJ310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10:.AMJ310]); &quot;&quot;; [.L$2:.AMJ$2] &amp; &quot;: &quot; &amp; [.L310:.AMJ310]))" office:value-type="string" office:string-value="Graf Zahl: 5" calcext:value-type="string">
            <text:p>Graf Zahl: 5</text:p>
          </table:table-cell>
          <table:table-cell table:style-name="ce17" table:formula="of:=SUMPRODUCT(NOT(ISBLANK([.L310:.AMJ310])))" office:value-type="float" office:value="1" calcext:value-type="float">
            <text:p>1</text:p>
          </table:table-cell>
          <table:table-cell table:style-name="ce95" table:formula="of:=IF([.J310]&gt;2;AVERAGE([.L310:.AMJ310]);0)" office:value-type="float" office:value="0" calcext:value-type="float">
            <text:p>.000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81" calcext:value-type="float">
            <text:p>281</text:p>
          </table:table-cell>
          <table:table-cell table:formula="of:=SUM([.L311:.AMJ311])" office:value-type="float" office:value="5" calcext:value-type="float">
            <text:p>5</text:p>
          </table:table-cell>
          <table:table-cell office:value-type="string" calcext:value-type="string">
            <text:p>Going To Hell</text:p>
          </table:table-cell>
          <table:table-cell office:value-type="string" calcext:value-type="string">
            <text:p><text:a xlink:href="https://www.doomworld.com/forum/topic/115127-wip-going-to-hell-megawad-testing/" xlink:type="simple">https://www.doomworld.com/forum/topic/115127-wip-going-to-hell-megawad-testing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5" calcext:value-type="float">
            <text:p>15</text:p>
          </table:table-cell>
          <table:table-cell table:style-name="ce16" table:number-matrix-columns-spanned="1" table:number-matrix-rows-spanned="1" table:formula="of:=COM.MICROSOFT.TEXTJOIN(&quot;, &quot;; 1; IF(ISBLANK([.L311:.AMJ311]); &quot;&quot;; [.L$2:.AMJ$2] &amp; &quot;: &quot; &amp; [.L311:.AMJ311]))" office:value-type="string" office:string-value="Bryan T: 5" calcext:value-type="string">
            <text:p>Bryan T: 5</text:p>
          </table:table-cell>
          <table:table-cell table:style-name="ce17" table:formula="of:=SUMPRODUCT(NOT(ISBLANK([.L311:.AMJ311])))" office:value-type="float" office:value="1" calcext:value-type="float">
            <text:p>1</text:p>
          </table:table-cell>
          <table:table-cell table:style-name="ce95" table:formula="of:=IF([.J311]&gt;2;AVERAGE([.L311:.AMJ311]);0)" office:value-type="float" office:value="0" calcext:value-type="float">
            <text:p>.00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0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81" calcext:value-type="float">
            <text:p>281</text:p>
          </table:table-cell>
          <table:table-cell table:formula="of:=SUM([.L312:.AMJ312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312:.AMJ312]); &quot;&quot;; [.L$2:.AMJ$2] &amp; &quot;: &quot; &amp; [.L312:.AMJ312]))" office:value-type="string" office:string-value="Ed: 5" calcext:value-type="string">
            <text:p>Ed: 5</text:p>
          </table:table-cell>
          <table:table-cell table:style-name="ce17" table:formula="of:=SUMPRODUCT(NOT(ISBLANK([.L312:.AMJ312])))" office:value-type="float" office:value="1" calcext:value-type="float">
            <text:p>1</text:p>
          </table:table-cell>
          <table:table-cell table:style-name="ce95" table:formula="of:=IF([.J312]&gt;2;AVERAGE([.L312:.AMJ312]);0)" office:value-type="float" office:value="0" calcext:value-type="float">
            <text:p>.00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81" calcext:value-type="float">
            <text:p>281</text:p>
          </table:table-cell>
          <table:table-cell table:formula="of:=SUM([.L313:.AMJ313])" office:value-type="float" office:value="5" calcext:value-type="float">
            <text:p>5</text:p>
          </table:table-cell>
          <table:table-cell table:style-name="ce72" office:value-type="string" calcext:value-type="string">
            <text:p>Haste</text:p>
          </table:table-cell>
          <table:table-cell table:style-name="Default" office:value-type="string" calcext:value-type="string">
            <text:p><text:a xlink:href="https://doomwiki.org/wiki/Haste_(WAD)" xlink:type="simple">https://doomwiki.org/wiki/Haste_(WAD)</text:a></text:p>
          </table:table-cell>
          <table:table-cell table:style-name="Default" office:value-type="float" office:value="2021" calcext:value-type="float">
            <text:p>2021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313:.AMJ313]); &quot;&quot;; [.L$2:.AMJ$2] &amp; &quot;: &quot; &amp; [.L313:.AMJ313]))" office:value-type="string" office:string-value="NiGHTS108: 5" calcext:value-type="string">
            <text:p>NiGHTS108: 5</text:p>
          </table:table-cell>
          <table:table-cell table:style-name="ce17" table:formula="of:=SUMPRODUCT(NOT(ISBLANK([.L313:.AMJ313])))" office:value-type="float" office:value="1" calcext:value-type="float">
            <text:p>1</text:p>
          </table:table-cell>
          <table:table-cell table:style-name="ce95" table:formula="of:=IF([.J313]&gt;2;AVERAGE([.L313:.AMJ313]);0)" office:value-type="float" office:value="0" calcext:value-type="float">
            <text:p>.000</text:p>
          </table:table-cell>
          <table:table-cell table:number-columns-repeated="192"/>
          <table:table-cell office:value-type="float" office:value="5" calcext:value-type="float">
            <text:p>5</text:p>
          </table:table-cell>
          <table:table-cell table:number-columns-repeated="820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81" calcext:value-type="float">
            <text:p>281</text:p>
          </table:table-cell>
          <table:table-cell table:formula="of:=SUM([.L314:.AMJ314])" office:value-type="float" office:value="5" calcext:value-type="float">
            <text:p>5</text:p>
          </table:table-cell>
          <table:table-cell office:value-type="string" calcext:value-type="string">
            <text:p>Hellevator</text:p>
          </table:table-cell>
          <table:table-cell office:value-type="string" calcext:value-type="string">
            <text:p><text:a xlink:href="https://www.doomworld.com/forum/topic/117072-now-on-idgames-hellevator-32-maps-community-project-boom-megawad/" xlink:type="simple">https://www.doomworld.com/forum/topic/117072-now-on-idgames-hellevator-32-maps-community-project-boom-megaw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14:.AMJ314]); &quot;&quot;; [.L$2:.AMJ$2] &amp; &quot;: &quot; &amp; [.L314:.AMJ314]))" office:value-type="string" office:string-value="Bryan T: 5" calcext:value-type="string">
            <text:p>Bryan T: 5</text:p>
          </table:table-cell>
          <table:table-cell table:style-name="ce17" table:formula="of:=SUMPRODUCT(NOT(ISBLANK([.L314:.AMJ314])))" office:value-type="float" office:value="1" calcext:value-type="float">
            <text:p>1</text:p>
          </table:table-cell>
          <table:table-cell table:style-name="ce95" table:formula="of:=IF([.J314]&gt;2;AVERAGE([.L314:.AMJ314]);0)" office:value-type="float" office:value="0" calcext:value-type="float">
            <text:p>.00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0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81" calcext:value-type="float">
            <text:p>281</text:p>
          </table:table-cell>
          <table:table-cell table:formula="of:=SUM([.L315:.AMJ315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15:.AMJ315]); &quot;&quot;; [.L$2:.AMJ$2] &amp; &quot;: &quot; &amp; [.L315:.AMJ315]))" office:value-type="string" office:string-value="Spectra: 5" calcext:value-type="string">
            <text:p>Spectra: 5</text:p>
          </table:table-cell>
          <table:table-cell table:style-name="ce17" table:formula="of:=SUMPRODUCT(NOT(ISBLANK([.L315:.AMJ315])))" office:value-type="float" office:value="1" calcext:value-type="float">
            <text:p>1</text:p>
          </table:table-cell>
          <table:table-cell table:style-name="ce95" table:formula="of:=IF([.J315]&gt;2;AVERAGE([.L315:.AMJ315]);0)" office:value-type="float" office:value="0" calcext:value-type="float">
            <text:p>.000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81" calcext:value-type="float">
            <text:p>281</text:p>
          </table:table-cell>
          <table:table-cell table:formula="of:=SUM([.L316:.AMJ316])" office:value-type="float" office:value="5" calcext:value-type="float">
            <text:p>5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<text:a xlink:href="https://www.doomworld.com/idgames/levels/doom2/g-i/island" xlink:type="simple">https://www.doomworld.com/idgames/levels/doom2/g-i/island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16:.AMJ316]); &quot;&quot;; [.L$2:.AMJ$2] &amp; &quot;: &quot; &amp; [.L316:.AMJ316]))" office:value-type="string" office:string-value="Doomlover77: 5" calcext:value-type="string">
            <text:p>Doomlover77: 5</text:p>
          </table:table-cell>
          <table:table-cell table:style-name="ce17" table:formula="of:=SUMPRODUCT(NOT(ISBLANK([.L316:.AMJ316])))" office:value-type="float" office:value="1" calcext:value-type="float">
            <text:p>1</text:p>
          </table:table-cell>
          <table:table-cell table:style-name="ce95" table:formula="of:=IF([.J316]&gt;2;AVERAGE([.L316:.AMJ316]);0)" office:value-type="float" office:value="0" calcext:value-type="float">
            <text:p>.000</text:p>
          </table:table-cell>
          <table:table-cell table:number-columns-repeated="178"/>
          <table:table-cell office:value-type="float" office:value="5" calcext:value-type="float">
            <text:p>5</text:p>
          </table:table-cell>
          <table:table-cell table:number-columns-repeated="834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81" calcext:value-type="float">
            <text:p>281</text:p>
          </table:table-cell>
          <table:table-cell table:formula="of:=SUM([.L317:.AMJ317])" office:value-type="float" office:value="5" calcext:value-type="float">
            <text:p>5</text:p>
          </table:table-cell>
          <table:table-cell office:value-type="string" calcext:value-type="string">
            <text:p>Jade Earth</text:p>
          </table:table-cell>
          <table:table-cell office:value-type="string" calcext:value-type="string">
            <text:p><text:a xlink:href="https://doomwiki.org/wiki/Jade_Earth" xlink:type="simple">https://doomwiki.org/wiki/Jade_Earth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17:.AMJ317]); &quot;&quot;; [.L$2:.AMJ$2] &amp; &quot;: &quot; &amp; [.L317:.AMJ317]))" office:value-type="string" office:string-value=" Foodles: 5" calcext:value-type="string">
            <text:p><text:s/>Foodles: 5</text:p>
          </table:table-cell>
          <table:table-cell table:style-name="ce17" table:formula="of:=SUMPRODUCT(NOT(ISBLANK([.L317:.AMJ317])))" office:value-type="float" office:value="1" calcext:value-type="float">
            <text:p>1</text:p>
          </table:table-cell>
          <table:table-cell table:style-name="ce95" table:formula="of:=IF([.J317]&gt;2;AVERAGE([.L317:.AMJ317]);0)" office:value-type="float" office:value="0" calcext:value-type="float">
            <text:p>.000</text:p>
          </table:table-cell>
          <table:table-cell table:number-columns-repeated="191"/>
          <table:table-cell office:value-type="float" office:value="5" calcext:value-type="float">
            <text:p>5</text:p>
          </table:table-cell>
          <table:table-cell table:number-columns-repeated="821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81" calcext:value-type="float">
            <text:p>281</text:p>
          </table:table-cell>
          <table:table-cell table:formula="of:=SUM([.L318:.AMJ318])" office:value-type="float" office:value="5" calcext:value-type="float">
            <text:p>5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<text:a xlink:href="https://doomwiki.org/wiki/Lilith" xlink:type="simple">https://doomwiki.org/wiki/Lilith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318:.AMJ318]); &quot;&quot;; [.L$2:.AMJ$2] &amp; &quot;: &quot; &amp; [.L318:.AMJ318]))" office:value-type="string" office:string-value="msx2plus: 5" calcext:value-type="string">
            <text:p>msx2plus: 5</text:p>
          </table:table-cell>
          <table:table-cell table:style-name="ce17" table:formula="of:=SUMPRODUCT(NOT(ISBLANK([.L318:.AMJ318])))" office:value-type="float" office:value="1" calcext:value-type="float">
            <text:p>1</text:p>
          </table:table-cell>
          <table:table-cell table:style-name="ce95" table:formula="of:=IF([.J318]&gt;2;AVERAGE([.L318:.AMJ318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0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81" calcext:value-type="float">
            <text:p>281</text:p>
          </table:table-cell>
          <table:table-cell table:formula="of:=SUM([.L319:.AMJ319])" office:value-type="float" office:value="5" calcext:value-type="float">
            <text:p>5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files/file/18370-mano-laikas-a-road-to-gamzatti/" xlink:type="simple">https://www.doomworld.com/files/file/18370-mano-laikas-a-road-to-gamzatti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19:.AMJ319]); &quot;&quot;; [.L$2:.AMJ$2] &amp; &quot;: &quot; &amp; [.L319:.AMJ319]))" office:value-type="string" office:string-value="rzh: 5" calcext:value-type="string">
            <text:p>rzh: 5</text:p>
          </table:table-cell>
          <table:table-cell table:style-name="ce17" table:formula="of:=SUMPRODUCT(NOT(ISBLANK([.L319:.AMJ319])))" office:value-type="float" office:value="1" calcext:value-type="float">
            <text:p>1</text:p>
          </table:table-cell>
          <table:table-cell table:style-name="ce95" table:formula="of:=IF([.J319]&gt;2;AVERAGE([.L319:.AMJ319]);0)" office:value-type="float" office:value="0" calcext:value-type="float">
            <text:p>.000</text:p>
          </table:table-cell>
          <table:table-cell table:number-columns-repeated="190"/>
          <table:table-cell office:value-type="float" office:value="5" calcext:value-type="float">
            <text:p>5</text:p>
          </table:table-cell>
          <table:table-cell table:number-columns-repeated="822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81" calcext:value-type="float">
            <text:p>281</text:p>
          </table:table-cell>
          <table:table-cell table:formula="of:=SUM([.L320:.AMJ320])" office:value-type="float" office:value="5" calcext:value-type="float">
            <text:p>5</text:p>
          </table:table-cell>
          <table:table-cell office:value-type="string" calcext:value-type="string">
            <text:p>Moonblood</text:p>
          </table:table-cell>
          <table:table-cell office:value-type="string" calcext:value-type="string">
            <text:p><text:a xlink:href="https://doomwiki.org/wiki/Moonblood" xlink:type="simple">https://doomwiki.org/wiki/Moonblood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20:.AMJ320]); &quot;&quot;; [.L$2:.AMJ$2] &amp; &quot;: &quot; &amp; [.L320:.AMJ320]))" office:value-type="string" office:string-value="dei_eldren: 5" calcext:value-type="string">
            <text:p>dei_eldren: 5</text:p>
          </table:table-cell>
          <table:table-cell table:style-name="ce17" table:formula="of:=SUMPRODUCT(NOT(ISBLANK([.L320:.AMJ320])))" office:value-type="float" office:value="1" calcext:value-type="float">
            <text:p>1</text:p>
          </table:table-cell>
          <table:table-cell table:style-name="ce95" table:formula="of:=IF([.J320]&gt;2;AVERAGE([.L320:.AMJ320]);0)" office:value-type="float" office:value="0" calcext:value-type="float">
            <text:p>.000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6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281" calcext:value-type="float">
            <text:p>281</text:p>
          </table:table-cell>
          <table:table-cell table:formula="of:=SUM([.L321:.AMJ321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321:.AMJ321]); &quot;&quot;; [.L$2:.AMJ$2] &amp; &quot;: &quot; &amp; [.L321:.AMJ321]))" office:value-type="string" office:string-value="Vorpal: 5" calcext:value-type="string">
            <text:p>Vorpal: 5</text:p>
          </table:table-cell>
          <table:table-cell table:style-name="ce17" table:formula="of:=SUMPRODUCT(NOT(ISBLANK([.L321:.AMJ321])))" office:value-type="float" office:value="1" calcext:value-type="float">
            <text:p>1</text:p>
          </table:table-cell>
          <table:table-cell table:style-name="ce95" table:formula="of:=IF([.J321]&gt;2;AVERAGE([.L321:.AMJ321]);0)" office:value-type="float" office:value="0" calcext:value-type="float">
            <text:p>.0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281" calcext:value-type="float">
            <text:p>281</text:p>
          </table:table-cell>
          <table:table-cell table:formula="of:=SUM([.L322:.AMJ322])" office:value-type="float" office:value="5" calcext:value-type="float">
            <text:p>5</text:p>
          </table:table-cell>
          <table:table-cell office:value-type="string" calcext:value-type="string">
            <text:p>Mutabor</text:p>
          </table:table-cell>
          <table:table-cell office:value-type="string" calcext:value-type="string">
            <text:p><text:a xlink:href="https://doomwiki.org/wiki/Mutabor" xlink:type="simple">https://doomwiki.org/wiki/Mutabor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322:.AMJ322]); &quot;&quot;; [.L$2:.AMJ$2] &amp; &quot;: &quot; &amp; [.L322:.AMJ322]))" office:value-type="string" office:string-value="Nefelibeta: 5" calcext:value-type="string">
            <text:p>Nefelibeta: 5</text:p>
          </table:table-cell>
          <table:table-cell table:style-name="ce17" table:formula="of:=SUMPRODUCT(NOT(ISBLANK([.L322:.AMJ322])))" office:value-type="float" office:value="1" calcext:value-type="float">
            <text:p>1</text:p>
          </table:table-cell>
          <table:table-cell table:style-name="ce95" table:formula="of:=IF([.J322]&gt;2;AVERAGE([.L322:.AMJ322]);0)" office:value-type="float" office:value="0" calcext:value-type="float">
            <text:p>.000</text:p>
          </table:table-cell>
          <table:table-cell table:number-columns-repeated="188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281" calcext:value-type="float">
            <text:p>281</text:p>
          </table:table-cell>
          <table:table-cell table:formula="of:=SUM([.L323:.AMJ323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23:.AMJ323]); &quot;&quot;; [.L$2:.AMJ$2] &amp; &quot;: &quot; &amp; [.L323:.AMJ323]))" office:value-type="string" office:string-value="Omniarch: 5" calcext:value-type="string">
            <text:p>Omniarch: 5</text:p>
          </table:table-cell>
          <table:table-cell table:style-name="ce17" table:formula="of:=SUMPRODUCT(NOT(ISBLANK([.L323:.AMJ323])))" office:value-type="float" office:value="1" calcext:value-type="float">
            <text:p>1</text:p>
          </table:table-cell>
          <table:table-cell table:style-name="ce95" table:formula="of:=IF([.J323]&gt;2;AVERAGE([.L323:.AMJ323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78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281" calcext:value-type="float">
            <text:p>281</text:p>
          </table:table-cell>
          <table:table-cell table:formula="of:=SUM([.L324:.AMJ324])" office:value-type="float" office:value="5" calcext:value-type="float">
            <text:p>5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24:.AMJ324]); &quot;&quot;; [.L$2:.AMJ$2] &amp; &quot;: &quot; &amp; [.L324:.AMJ324]))" office:value-type="string" office:string-value="Not Jabba: 3, dylux: 1, MtPain27: 1" calcext:value-type="string">
            <text:p>Not Jabba: 3, dylux: 1, MtPain27: 1</text:p>
          </table:table-cell>
          <table:table-cell table:style-name="ce17" table:formula="of:=SUMPRODUCT(NOT(ISBLANK([.L324:.AMJ324])))" office:value-type="float" office:value="3" calcext:value-type="float">
            <text:p>3</text:p>
          </table:table-cell>
          <table:table-cell table:style-name="ce95" table:formula="of:=IF([.J324]&gt;2;AVERAGE([.L324:.AMJ324]);0)" office:value-type="float" office:value="1.66666666666667" calcext:value-type="float">
            <text:p>1.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82"/>
          <table:table-cell office:value-type="float" office:value="1" calcext:value-type="float">
            <text:p>1</text:p>
          </table:table-cell>
          <table:table-cell table:number-columns-repeated="862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281" calcext:value-type="float">
            <text:p>281</text:p>
          </table:table-cell>
          <table:table-cell table:formula="of:=SUM([.L325:.AMJ325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s://www.wad-archive.com/wad/01646c625ef2959eb08e895889a5b88ac341af9a" xlink:type="simple">https://www.wad-archive.com/wad/01646c625ef2959eb08e895889a5b88ac341af9a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325:.AMJ325]); &quot;&quot;; [.L$2:.AMJ$2] &amp; &quot;: &quot; &amp; [.L325:.AMJ325]))" office:value-type="string" office:string-value="Apaul27: 5" calcext:value-type="string">
            <text:p>Apaul27: 5</text:p>
          </table:table-cell>
          <table:table-cell table:style-name="ce17" table:formula="of:=SUMPRODUCT(NOT(ISBLANK([.L325:.AMJ325])))" office:value-type="float" office:value="1" calcext:value-type="float">
            <text:p>1</text:p>
          </table:table-cell>
          <table:table-cell table:style-name="ce95" table:formula="of:=IF([.J325]&gt;2;AVERAGE([.L325:.AMJ325]);0)" office:value-type="float" office:value="0" calcext:value-type="float">
            <text:p>.000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281" calcext:value-type="float">
            <text:p>281</text:p>
          </table:table-cell>
          <table:table-cell table:formula="of:=SUM([.L326:.AMJ326])" office:value-type="float" office:value="5" calcext:value-type="float">
            <text:p>5</text:p>
          </table:table-cell>
          <table:table-cell table:style-name="ce71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326:.AMJ326]); &quot;&quot;; [.L$2:.AMJ$2] &amp; &quot;: &quot; &amp; [.L326:.AMJ326]))" office:value-type="string" office:string-value="termrork: 5" calcext:value-type="string">
            <text:p>termrork: 5</text:p>
          </table:table-cell>
          <table:table-cell table:style-name="ce17" table:formula="of:=SUMPRODUCT(NOT(ISBLANK([.L326:.AMJ326])))" office:value-type="float" office:value="1" calcext:value-type="float">
            <text:p>1</text:p>
          </table:table-cell>
          <table:table-cell table:style-name="ce95" table:formula="of:=IF([.J326]&gt;2;AVERAGE([.L326:.AMJ326]);0)" office:value-type="float" office:value="0" calcext:value-type="float">
            <text:p>.000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281" calcext:value-type="float">
            <text:p>281</text:p>
          </table:table-cell>
          <table:table-cell table:formula="of:=SUM([.L327:.AMJ327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27:.AMJ327]); &quot;&quot;; [.L$2:.AMJ$2] &amp; &quot;: &quot; &amp; [.L327:.AMJ327]))" office:value-type="string" office:string-value="ax34: 5" calcext:value-type="string">
            <text:p>ax34: 5</text:p>
          </table:table-cell>
          <table:table-cell table:style-name="ce17" table:formula="of:=SUMPRODUCT(NOT(ISBLANK([.L327:.AMJ327])))" office:value-type="float" office:value="1" calcext:value-type="float">
            <text:p>1</text:p>
          </table:table-cell>
          <table:table-cell table:style-name="ce95" table:formula="of:=IF([.J327]&gt;2;AVERAGE([.L327:.AMJ327]);0)" office:value-type="float" office:value="0" calcext:value-type="float">
            <text:p>.000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281" calcext:value-type="float">
            <text:p>281</text:p>
          </table:table-cell>
          <table:table-cell table:formula="of:=SUM([.L328:.AMJ328])" office:value-type="float" office:value="5" calcext:value-type="float">
            <text:p>5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28:.AMJ328]); &quot;&quot;; [.L$2:.AMJ$2] &amp; &quot;: &quot; &amp; [.L328:.AMJ328]))" office:value-type="string" office:string-value="DoomDork: 3, Snikle: 1, SCF: 1" calcext:value-type="string">
            <text:p>DoomDork: 3, Snikle: 1, SCF: 1</text:p>
          </table:table-cell>
          <table:table-cell table:style-name="ce17" table:formula="of:=SUMPRODUCT(NOT(ISBLANK([.L328:.AMJ328])))" office:value-type="float" office:value="3" calcext:value-type="float">
            <text:p>3</text:p>
          </table:table-cell>
          <table:table-cell table:style-name="ce95" table:formula="of:=IF([.J328]&gt;2;AVERAGE([.L328:.AMJ328]);0)" office:value-type="float" office:value="1.66666666666667" calcext:value-type="float">
            <text:p>1.667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854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281" calcext:value-type="float">
            <text:p>281</text:p>
          </table:table-cell>
          <table:table-cell table:formula="of:=SUM([.L329:.AMJ329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329:.AMJ329]); &quot;&quot;; [.L$2:.AMJ$2] &amp; &quot;: &quot; &amp; [.L329:.AMJ329]))" office:value-type="string" office:string-value="Rince-wind: 5" calcext:value-type="string">
            <text:p>Rince-wind: 5</text:p>
          </table:table-cell>
          <table:table-cell table:style-name="ce17" table:formula="of:=SUMPRODUCT(NOT(ISBLANK([.L329:.AMJ329])))" office:value-type="float" office:value="1" calcext:value-type="float">
            <text:p>1</text:p>
          </table:table-cell>
          <table:table-cell table:style-name="ce95" table:formula="of:=IF([.J329]&gt;2;AVERAGE([.L329:.AMJ329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1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281" calcext:value-type="float">
            <text:p>281</text:p>
          </table:table-cell>
          <table:table-cell table:formula="of:=SUM([.L330:.AMJ330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330:.AMJ330]); &quot;&quot;; [.L$2:.AMJ$2] &amp; &quot;: &quot; &amp; [.L330:.AMJ330]))" office:value-type="string" office:string-value="Omniarch: 5" calcext:value-type="string">
            <text:p>Omniarch: 5</text:p>
          </table:table-cell>
          <table:table-cell table:style-name="ce17" table:formula="of:=SUMPRODUCT(NOT(ISBLANK([.L330:.AMJ330])))" office:value-type="float" office:value="1" calcext:value-type="float">
            <text:p>1</text:p>
          </table:table-cell>
          <table:table-cell table:style-name="ce95" table:formula="of:=IF([.J330]&gt;2;AVERAGE([.L330:.AMJ330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78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281" calcext:value-type="float">
            <text:p>281</text:p>
          </table:table-cell>
          <table:table-cell table:formula="of:=SUM([.L331:.AMJ331])" office:value-type="float" office:value="5" calcext:value-type="float">
            <text:p>5</text:p>
          </table:table-cell>
          <table:table-cell office:value-type="string" calcext:value-type="string">
            <text:p>Saturnine Chapel</text:p>
          </table:table-cell>
          <table:table-cell office:value-type="string" calcext:value-type="string">
            <text:p><text:a xlink:href="https://doomwiki.org/wiki/Saturnine_Chapel" xlink:type="simple">https://doomwiki.org/wiki/Saturnine_Chapel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31:.AMJ331]); &quot;&quot;; [.L$2:.AMJ$2] &amp; &quot;: &quot; &amp; [.L331:.AMJ331]))" office:value-type="string" office:string-value="msx2plus: 5" calcext:value-type="string">
            <text:p>msx2plus: 5</text:p>
          </table:table-cell>
          <table:table-cell table:style-name="ce17" table:formula="of:=SUMPRODUCT(NOT(ISBLANK([.L331:.AMJ331])))" office:value-type="float" office:value="1" calcext:value-type="float">
            <text:p>1</text:p>
          </table:table-cell>
          <table:table-cell table:style-name="ce95" table:formula="of:=IF([.J331]&gt;2;AVERAGE([.L331:.AMJ331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0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281" calcext:value-type="float">
            <text:p>281</text:p>
          </table:table-cell>
          <table:table-cell table:formula="of:=SUM([.L332:.AMJ332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32:.AMJ332]); &quot;&quot;; [.L$2:.AMJ$2] &amp; &quot;: &quot; &amp; [.L332:.AMJ332]))" office:value-type="string" office:string-value="Diabolución: 5" calcext:value-type="string">
            <text:p>Diabolución: 5</text:p>
          </table:table-cell>
          <table:table-cell table:style-name="ce17" table:formula="of:=SUMPRODUCT(NOT(ISBLANK([.L332:.AMJ332])))" office:value-type="float" office:value="1" calcext:value-type="float">
            <text:p>1</text:p>
          </table:table-cell>
          <table:table-cell table:style-name="ce95" table:formula="of:=IF([.J332]&gt;2;AVERAGE([.L332:.AMJ332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281" calcext:value-type="float">
            <text:p>281</text:p>
          </table:table-cell>
          <table:table-cell table:formula="of:=SUM([.L333:.AMJ333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333:.AMJ333]); &quot;&quot;; [.L$2:.AMJ$2] &amp; &quot;: &quot; &amp; [.L333:.AMJ333]))" office:value-type="string" office:string-value="4everDoomed: 5" calcext:value-type="string">
            <text:p>4everDoomed: 5</text:p>
          </table:table-cell>
          <table:table-cell table:style-name="ce17" table:formula="of:=SUMPRODUCT(NOT(ISBLANK([.L333:.AMJ333])))" office:value-type="float" office:value="1" calcext:value-type="float">
            <text:p>1</text:p>
          </table:table-cell>
          <table:table-cell table:style-name="ce95" table:formula="of:=IF([.J333]&gt;2;AVERAGE([.L333:.AMJ333]);0)" office:value-type="float" office:value="0" calcext:value-type="float">
            <text:p>.000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281" calcext:value-type="float">
            <text:p>281</text:p>
          </table:table-cell>
          <table:table-cell table:formula="of:=SUM([.L334:.AMJ334])" office:value-type="float" office:value="5" calcext:value-type="float">
            <text:p>5</text:p>
          </table:table-cell>
          <table:table-cell office:value-type="string" calcext:value-type="string">
            <text:p>Sign of Torment</text:p>
          </table:table-cell>
          <table:table-cell office:value-type="string" calcext:value-type="string">
            <text:p><text:a xlink:href="https://www.doomworld.com/forum/topic/112163-25-maps-completed-sign-of-torment-boom-compatible-megawadwip/" xlink:type="simple">https://www.doomworld.com/forum/topic/112163-25-maps-completed-sign-of-torment-boom-compatible-megawadwip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34:.AMJ334]); &quot;&quot;; [.L$2:.AMJ$2] &amp; &quot;: &quot; &amp; [.L334:.AMJ334]))" office:value-type="string" office:string-value="dei_eldren: 5" calcext:value-type="string">
            <text:p>dei_eldren: 5</text:p>
          </table:table-cell>
          <table:table-cell table:style-name="ce17" table:formula="of:=SUMPRODUCT(NOT(ISBLANK([.L334:.AMJ334])))" office:value-type="float" office:value="1" calcext:value-type="float">
            <text:p>1</text:p>
          </table:table-cell>
          <table:table-cell table:style-name="ce95" table:formula="of:=IF([.J334]&gt;2;AVERAGE([.L334:.AMJ334]);0)" office:value-type="float" office:value="0" calcext:value-type="float">
            <text:p>.000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6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281" calcext:value-type="float">
            <text:p>281</text:p>
          </table:table-cell>
          <table:table-cell table:formula="of:=SUM([.L335:.AMJ335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35:.AMJ335]); &quot;&quot;; [.L$2:.AMJ$2] &amp; &quot;: &quot; &amp; [.L335:.AMJ335]))" office:value-type="string" office:string-value="Diabolución: 5" calcext:value-type="string">
            <text:p>Diabolución: 5</text:p>
          </table:table-cell>
          <table:table-cell table:style-name="ce17" table:formula="of:=SUMPRODUCT(NOT(ISBLANK([.L335:.AMJ335])))" office:value-type="float" office:value="1" calcext:value-type="float">
            <text:p>1</text:p>
          </table:table-cell>
          <table:table-cell table:style-name="ce95" table:formula="of:=IF([.J335]&gt;2;AVERAGE([.L335:.AMJ335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281" calcext:value-type="float">
            <text:p>281</text:p>
          </table:table-cell>
          <table:table-cell table:formula="of:=SUM([.L336:.AMJ336])" office:value-type="float" office:value="5" calcext:value-type="float">
            <text:p>5</text:p>
          </table:table-cell>
          <table:table-cell office:value-type="string" calcext:value-type="string">
            <text:p>SkePLand</text:p>
          </table:table-cell>
          <table:table-cell office:value-type="string" calcext:value-type="string">
            <text:p><text:a xlink:href="https://doomwiki.org/wiki/SkePLand" xlink:type="simple">https://doomwiki.org/wiki/SkePLan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336:.AMJ336]); &quot;&quot;; [.L$2:.AMJ$2] &amp; &quot;: &quot; &amp; [.L336:.AMJ336]))" office:value-type="string" office:string-value="vdgg: 5" calcext:value-type="string">
            <text:p>vdgg: 5</text:p>
          </table:table-cell>
          <table:table-cell table:style-name="ce17" table:formula="of:=SUMPRODUCT(NOT(ISBLANK([.L336:.AMJ336])))" office:value-type="float" office:value="1" calcext:value-type="float">
            <text:p>1</text:p>
          </table:table-cell>
          <table:table-cell table:style-name="ce95" table:formula="of:=IF([.J336]&gt;2;AVERAGE([.L336:.AMJ336]);0)" office:value-type="float" office:value="0" calcext:value-type="float">
            <text:p>.000</text:p>
          </table:table-cell>
          <table:table-cell table:number-columns-repeated="143"/>
          <table:table-cell office:value-type="float" office:value="5" calcext:value-type="float">
            <text:p>5</text:p>
          </table:table-cell>
          <table:table-cell table:number-columns-repeated="869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281" calcext:value-type="float">
            <text:p>281</text:p>
          </table:table-cell>
          <table:table-cell table:formula="of:=SUM([.L337:.AMJ337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337:.AMJ337]); &quot;&quot;; [.L$2:.AMJ$2] &amp; &quot;: &quot; &amp; [.L337:.AMJ337]))" office:value-type="string" office:string-value="Ed: 5" calcext:value-type="string">
            <text:p>Ed: 5</text:p>
          </table:table-cell>
          <table:table-cell table:style-name="ce17" table:formula="of:=SUMPRODUCT(NOT(ISBLANK([.L337:.AMJ337])))" office:value-type="float" office:value="1" calcext:value-type="float">
            <text:p>1</text:p>
          </table:table-cell>
          <table:table-cell table:style-name="ce95" table:formula="of:=IF([.J337]&gt;2;AVERAGE([.L337:.AMJ337]);0)" office:value-type="float" office:value="0" calcext:value-type="float">
            <text:p>.00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281" calcext:value-type="float">
            <text:p>281</text:p>
          </table:table-cell>
          <table:table-cell table:formula="of:=SUM([.L338:.AMJ338])" office:value-type="float" office:value="5" calcext:value-type="float">
            <text:p>5</text:p>
          </table:table-cell>
          <table:table-cell office:value-type="string" calcext:value-type="string">
            <text:p>Tarnsman's Projectile Hell</text:p>
          </table:table-cell>
          <table:table-cell office:value-type="string" calcext:value-type="string">
            <text:p><text:a xlink:href="https://www.doomworld.com/forum/topic/122115-megawad-tarnsmans-projectile-hell-rcf/" xlink:type="simple">https://www.doomworld.com/forum/topic/122115-megawad-tarnsmans-projectile-hell-rcf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338:.AMJ338]); &quot;&quot;; [.L$2:.AMJ$2] &amp; &quot;: &quot; &amp; [.L338:.AMJ338]))" office:value-type="string" office:string-value="rd: 5" calcext:value-type="string">
            <text:p>rd: 5</text:p>
          </table:table-cell>
          <table:table-cell table:style-name="ce17" table:formula="of:=SUMPRODUCT(NOT(ISBLANK([.L338:.AMJ338])))" office:value-type="float" office:value="1" calcext:value-type="float">
            <text:p>1</text:p>
          </table:table-cell>
          <table:table-cell table:style-name="ce95" table:formula="of:=IF([.J338]&gt;2;AVERAGE([.L338:.AMJ338]);0)" office:value-type="float" office:value="0" calcext:value-type="float">
            <text:p>.000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281" calcext:value-type="float">
            <text:p>281</text:p>
          </table:table-cell>
          <table:table-cell table:formula="of:=SUM([.L339:.AMJ339])" office:value-type="float" office:value="5" calcext:value-type="float">
            <text:p>5</text:p>
          </table:table-cell>
          <table:table-cell table:style-name="ce72" office:value-type="string" calcext:value-type="string">
            <text:p>The Artifact</text:p>
          </table:table-cell>
          <table:table-cell table:style-name="Default" office:value-type="string" calcext:value-type="string">
            <text:p><text:a xlink:href="https://doomwiki.org/wiki/The_Artifact_(WAD)" xlink:type="simple">https://doomwiki.org/wiki/The_Artifact_(WAD)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339:.AMJ339]); &quot;&quot;; [.L$2:.AMJ$2] &amp; &quot;: &quot; &amp; [.L339:.AMJ339]))" office:value-type="string" office:string-value="Ragu: 5" calcext:value-type="string">
            <text:p>Ragu: 5</text:p>
          </table:table-cell>
          <table:table-cell table:style-name="ce17" table:formula="of:=SUMPRODUCT(NOT(ISBLANK([.L339:.AMJ339])))" office:value-type="float" office:value="1" calcext:value-type="float">
            <text:p>1</text:p>
          </table:table-cell>
          <table:table-cell table:style-name="ce95" table:formula="of:=IF([.J339]&gt;2;AVERAGE([.L339:.AMJ339]);0)" office:value-type="float" office:value="0" calcext:value-type="float">
            <text:p>.000</text:p>
          </table:table-cell>
          <table:table-cell table:number-columns-repeated="163"/>
          <table:table-cell office:value-type="float" office:value="5" calcext:value-type="float">
            <text:p>5</text:p>
          </table:table-cell>
          <table:table-cell table:number-columns-repeated="849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281" calcext:value-type="float">
            <text:p>281</text:p>
          </table:table-cell>
          <table:table-cell table:formula="of:=SUM([.L340:.AMJ340])" office:value-type="float" office:value="5" calcext:value-type="float">
            <text:p>5</text:p>
          </table:table-cell>
          <table:table-cell office:value-type="string" calcext:value-type="string">
            <text:p>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340:.AMJ340]); &quot;&quot;; [.L$2:.AMJ$2] &amp; &quot;: &quot; &amp; [.L340:.AMJ340]))" office:value-type="string" office:string-value="Rince-wind: 2, TJG1289: 3" calcext:value-type="string">
            <text:p>Rince-wind: 2, TJG1289: 3</text:p>
          </table:table-cell>
          <table:table-cell table:style-name="ce17" table:formula="of:=SUMPRODUCT(NOT(ISBLANK([.L340:.AMJ340])))" office:value-type="float" office:value="2" calcext:value-type="float">
            <text:p>2</text:p>
          </table:table-cell>
          <table:table-cell table:style-name="ce95" table:formula="of:=IF([.J340]&gt;2;AVERAGE([.L340:.AMJ340]);0)" office:value-type="float" office:value="0" calcext:value-type="float">
            <text:p>.000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858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281" calcext:value-type="float">
            <text:p>281</text:p>
          </table:table-cell>
          <table:table-cell table:formula="of:=SUM([.L341:.AMJ341])" office:value-type="float" office:value="5" calcext:value-type="float">
            <text:p>5</text:p>
          </table:table-cell>
          <table:table-cell office:value-type="string" calcext:value-type="string">
            <text:p>The Egg of Human Endeavors</text:p>
          </table:table-cell>
          <table:table-cell office:value-type="string" calcext:value-type="string">
            <text:p><text:a xlink:href="https://www.doomworld.com/forum/topic/103490-the-egg-of-human-endeavors-final-on-idgames/" xlink:type="simple">https://www.doomworld.com/forum/topic/103490-the-egg-of-human-endeavors-final-on-idgames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41:.AMJ341]); &quot;&quot;; [.L$2:.AMJ$2] &amp; &quot;: &quot; &amp; [.L341:.AMJ341]))" office:value-type="string" office:string-value="msx2plus: 5" calcext:value-type="string">
            <text:p>msx2plus: 5</text:p>
          </table:table-cell>
          <table:table-cell table:style-name="ce17" table:formula="of:=SUMPRODUCT(NOT(ISBLANK([.L341:.AMJ341])))" office:value-type="float" office:value="1" calcext:value-type="float">
            <text:p>1</text:p>
          </table:table-cell>
          <table:table-cell table:style-name="ce95" table:formula="of:=IF([.J341]&gt;2;AVERAGE([.L341:.AMJ341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0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281" calcext:value-type="float">
            <text:p>281</text:p>
          </table:table-cell>
          <table:table-cell table:formula="of:=SUM([.L342:.AMJ342])" office:value-type="float" office:value="5" calcext:value-type="float">
            <text:p>5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<text:a xlink:href="https://zdoom.org/wiki/The_Ghoul%27s_Forest_series" xlink:type="simple">https://zdoom.org/wiki/The_Ghoul's_Forest_series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42:.AMJ342]); &quot;&quot;; [.L$2:.AMJ$2] &amp; &quot;: &quot; &amp; [.L342:.AMJ342]))" office:value-type="string" office:string-value="Li'l devil: 3, Doomlover77: 2" calcext:value-type="string">
            <text:p>Li'l devil: 3, Doomlover77: 2</text:p>
          </table:table-cell>
          <table:table-cell table:style-name="ce17" table:formula="of:=SUMPRODUCT(NOT(ISBLANK([.L342:.AMJ342])))" office:value-type="float" office:value="2" calcext:value-type="float">
            <text:p>2</text:p>
          </table:table-cell>
          <table:table-cell table:style-name="ce95" table:formula="of:=IF([.J342]&gt;2;AVERAGE([.L342:.AMJ342]);0)" office:value-type="float" office:value="0" calcext:value-type="float">
            <text:p>.000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834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281" calcext:value-type="float">
            <text:p>281</text:p>
          </table:table-cell>
          <table:table-cell table:formula="of:=SUM([.L343:.AMJ343])" office:value-type="float" office:value="5" calcext:value-type="float">
            <text:p>5</text:p>
          </table:table-cell>
          <table:table-cell office:value-type="string" calcext:value-type="string">
            <text:p>The Mapwich 2: The Mapwichening</text:p>
          </table:table-cell>
          <table:table-cell office:value-type="string" calcext:value-type="string">
            <text:p><text:a xlink:href="https://doomwiki.org/wiki/The_Mapwich_2:_The_Mapwichening" xlink:type="simple">https://doomwiki.org/wiki/The_Mapwich_2:_The_Mapwichening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343:.AMJ343]); &quot;&quot;; [.L$2:.AMJ$2] &amp; &quot;: &quot; &amp; [.L343:.AMJ343]))" office:value-type="string" office:string-value="Bryan T: 5" calcext:value-type="string">
            <text:p>Bryan T: 5</text:p>
          </table:table-cell>
          <table:table-cell table:style-name="ce17" table:formula="of:=SUMPRODUCT(NOT(ISBLANK([.L343:.AMJ343])))" office:value-type="float" office:value="1" calcext:value-type="float">
            <text:p>1</text:p>
          </table:table-cell>
          <table:table-cell table:style-name="ce95" table:formula="of:=IF([.J343]&gt;2;AVERAGE([.L343:.AMJ343]);0)" office:value-type="float" office:value="0" calcext:value-type="float">
            <text:p>.00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0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281" calcext:value-type="float">
            <text:p>281</text:p>
          </table:table-cell>
          <table:table-cell table:formula="of:=SUM([.L344:.AMJ344])" office:value-type="float" office:value="5" calcext:value-type="float">
            <text:p>5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19" calcext:value-type="float">
            <text:p>19</text:p>
          </table:table-cell>
          <table:table-cell table:style-name="ce16" table:number-matrix-columns-spanned="1" table:number-matrix-rows-spanned="1" table:formula="of:=COM.MICROSOFT.TEXTJOIN(&quot;, &quot;; 1; IF(ISBLANK([.L344:.AMJ344]); &quot;&quot;; [.L$2:.AMJ$2] &amp; &quot;: &quot; &amp; [.L344:.AMJ344]))" office:value-type="string" office:string-value="Omniarch: 5" calcext:value-type="string">
            <text:p>Omniarch: 5</text:p>
          </table:table-cell>
          <table:table-cell table:style-name="ce17" table:formula="of:=SUMPRODUCT(NOT(ISBLANK([.L344:.AMJ344])))" office:value-type="float" office:value="1" calcext:value-type="float">
            <text:p>1</text:p>
          </table:table-cell>
          <table:table-cell table:style-name="ce95" table:formula="of:=IF([.J344]&gt;2;AVERAGE([.L344:.AMJ344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78"/>
        </table:table-row>
        <table:table-row table:style-name="ro4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281" calcext:value-type="float">
            <text:p>281</text:p>
          </table:table-cell>
          <table:table-cell table:formula="of:=SUM([.L345:.AMJ345])" office:value-type="float" office:value="5" calcext:value-type="float">
            <text:p>5</text:p>
          </table:table-cell>
          <table:table-cell table:style-name="ce72" office:value-type="string" calcext:value-type="string">
            <text:p>TRITON﻿ II﻿</text:p>
          </table:table-cell>
          <table:table-cell table:style-name="Default" office:value-type="string" calcext:value-type="string">
            <text:p><text:a xlink:href="https://www.doomworld.com/forum/topic/111099-psx-doom-megawad-fall-of-triton-remake-triton-ii/" xlink:type="simple">https://www.doomworld.com/forum/topic/111099-psx-doom-megawad-fall-of-triton-remake-triton-ii/</text:a></text:p>
          </table:table-cell>
          <table:table-cell table:style-name="Default"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40" calcext:value-type="float">
            <text:p>40</text:p>
          </table:table-cell>
          <table:table-cell table:style-name="ce16" table:number-matrix-columns-spanned="1" table:number-matrix-rows-spanned="1" table:formula="of:=COM.MICROSOFT.TEXTJOIN(&quot;, &quot;; 1; IF(ISBLANK([.L345:.AMJ345]); &quot;&quot;; [.L$2:.AMJ$2] &amp; &quot;: &quot; &amp; [.L345:.AMJ345]))" office:value-type="string" office:string-value="behemoth_667: 5" calcext:value-type="string">
            <text:p>behemoth_667: 5</text:p>
          </table:table-cell>
          <table:table-cell table:style-name="ce17" table:formula="of:=SUMPRODUCT(NOT(ISBLANK([.L345:.AMJ345])))" office:value-type="float" office:value="1" calcext:value-type="float">
            <text:p>1</text:p>
          </table:table-cell>
          <table:table-cell table:style-name="ce95" table:formula="of:=IF([.J345]&gt;2;AVERAGE([.L345:.AMJ345]);0)" office:value-type="float" office:value="0" calcext:value-type="float">
            <text:p>.000</text:p>
          </table:table-cell>
          <table:table-cell table:number-columns-repeated="141"/>
          <table:table-cell office:value-type="float" office:value="5" calcext:value-type="float">
            <text:p>5</text:p>
          </table:table-cell>
          <table:table-cell table:number-columns-repeated="871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281" calcext:value-type="float">
            <text:p>281</text:p>
          </table:table-cell>
          <table:table-cell table:formula="of:=SUM([.L346:.AMJ346])" office:value-type="float" office:value="5" calcext:value-type="float">
            <text:p>5</text:p>
          </table:table-cell>
          <table:table-cell office:value-type="string" calcext:value-type="string">
            <text:p>UNWELCOME</text:p>
          </table:table-cell>
          <table:table-cell office:value-type="string" calcext:value-type="string">
            <text:p><text:a xlink:href="https://www.doomworld.com/forum/topic/101509-unwelcome-developement-thread-new-map-for-testing/" xlink:type="simple">https://www.doomworld.com/forum/topic/101509-unwelcome-developement-thread-new-map-for-testing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46:.AMJ346]); &quot;&quot;; [.L$2:.AMJ$2] &amp; &quot;: &quot; &amp; [.L346:.AMJ346]))" office:value-type="string" office:string-value="Ryath: 5" calcext:value-type="string">
            <text:p>Ryath: 5</text:p>
          </table:table-cell>
          <table:table-cell table:style-name="ce17" table:formula="of:=SUMPRODUCT(NOT(ISBLANK([.L346:.AMJ346])))" office:value-type="float" office:value="1" calcext:value-type="float">
            <text:p>1</text:p>
          </table:table-cell>
          <table:table-cell table:style-name="ce95" table:formula="of:=IF([.J346]&gt;2;AVERAGE([.L346:.AMJ346]);0)" office:value-type="float" office:value="0" calcext:value-type="float">
            <text:p>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5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281" calcext:value-type="float">
            <text:p>281</text:p>
          </table:table-cell>
          <table:table-cell table:formula="of:=SUM([.L347:.AMJ347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347:.AMJ347]); &quot;&quot;; [.L$2:.AMJ$2] &amp; &quot;: &quot; &amp; [.L347:.AMJ347]))" office:value-type="string" office:string-value="HyperLuke: 5" calcext:value-type="string">
            <text:p>HyperLuke: 5</text:p>
          </table:table-cell>
          <table:table-cell table:style-name="ce17" table:formula="of:=SUMPRODUCT(NOT(ISBLANK([.L347:.AMJ347])))" office:value-type="float" office:value="1" calcext:value-type="float">
            <text:p>1</text:p>
          </table:table-cell>
          <table:table-cell table:style-name="ce95" table:formula="of:=IF([.J347]&gt;2;AVERAGE([.L347:.AMJ347]);0)" office:value-type="float" office:value="0" calcext:value-type="float">
            <text:p>.000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281" calcext:value-type="float">
            <text:p>281</text:p>
          </table:table-cell>
          <table:table-cell table:formula="of:=SUM([.L348:.AMJ348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48:.AMJ348]); &quot;&quot;; [.L$2:.AMJ$2] &amp; &quot;: &quot; &amp; [.L348:.AMJ348]))" office:value-type="string" office:string-value="Nancsi: 5" calcext:value-type="string">
            <text:p>Nancsi: 5</text:p>
          </table:table-cell>
          <table:table-cell table:style-name="ce17" table:formula="of:=SUMPRODUCT(NOT(ISBLANK([.L348:.AMJ348])))" office:value-type="float" office:value="1" calcext:value-type="float">
            <text:p>1</text:p>
          </table:table-cell>
          <table:table-cell table:style-name="ce95" table:formula="of:=IF([.J348]&gt;2;AVERAGE([.L348:.AMJ348]);0)" office:value-type="float" office:value="0" calcext:value-type="float">
            <text:p>.000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281" calcext:value-type="float">
            <text:p>281</text:p>
          </table:table-cell>
          <table:table-cell table:formula="of:=SUM([.L349:.AMJ349])" office:value-type="float" office:value="5" calcext:value-type="float">
            <text:p>5</text:p>
          </table:table-cell>
          <table:table-cell office:value-type="string" calcext:value-type="string">
            <text:p>WOOO</text:p>
          </table:table-cell>
          <table:table-cell office:value-type="string" calcext:value-type="string">
            <text:p><text:a xlink:href="https://doomwiki.org/wiki/WOOO" xlink:type="simple">https://doomwiki.org/wiki/WOOO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49:.AMJ349]); &quot;&quot;; [.L$2:.AMJ$2] &amp; &quot;: &quot; &amp; [.L349:.AMJ349]))" office:value-type="string" office:string-value="lokbustam257: 5" calcext:value-type="string">
            <text:p>lokbustam257: 5</text:p>
          </table:table-cell>
          <table:table-cell table:style-name="ce17" table:formula="of:=SUMPRODUCT(NOT(ISBLANK([.L349:.AMJ349])))" office:value-type="float" office:value="1" calcext:value-type="float">
            <text:p>1</text:p>
          </table:table-cell>
          <table:table-cell table:style-name="ce95" table:formula="of:=IF([.J349]&gt;2;AVERAGE([.L349:.AMJ349]);0)" office:value-type="float" office:value="0" calcext:value-type="float">
            <text:p>.000</text:p>
          </table:table-cell>
          <table:table-cell table:number-columns-repeated="165"/>
          <table:table-cell office:value-type="float" office:value="5" calcext:value-type="float">
            <text:p>5</text:p>
          </table:table-cell>
          <table:table-cell table:number-columns-repeated="847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281" calcext:value-type="float">
            <text:p>281</text:p>
          </table:table-cell>
          <table:table-cell table:formula="of:=SUM([.L350:.AMJ350])" office:value-type="float" office:value="5" calcext:value-type="float">
            <text:p>5</text:p>
          </table:table-cell>
          <table:table-cell table:style-name="ce72" office:value-type="string" calcext:value-type="string">
            <text:p>Wormwood ]|[ - The Horror</text:p>
          </table:table-cell>
          <table:table-cell office:value-type="string" calcext:value-type="string">
            <text:p><text:a xlink:href="https://www.doomworld.com/forum/topic/125529-wormwood-the-horror-boom-comp-halloween-maps-by-ribbiks-and-me/" xlink:type="simple">https://www.doomworld.com/forum/topic/125529-wormwood-the-horror-boom-comp-halloween-maps-by-ribbiks-and-m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350:.AMJ350]); &quot;&quot;; [.L$2:.AMJ$2] &amp; &quot;: &quot; &amp; [.L350:.AMJ350]))" office:value-type="string" office:string-value="Nefelibeta: 5" calcext:value-type="string">
            <text:p>Nefelibeta: 5</text:p>
          </table:table-cell>
          <table:table-cell table:style-name="ce17" table:formula="of:=SUMPRODUCT(NOT(ISBLANK([.L350:.AMJ350])))" office:value-type="float" office:value="1" calcext:value-type="float">
            <text:p>1</text:p>
          </table:table-cell>
          <table:table-cell table:style-name="ce95" table:formula="of:=IF([.J350]&gt;2;AVERAGE([.L350:.AMJ350]);0)" office:value-type="float" office:value="0" calcext:value-type="float">
            <text:p>.000</text:p>
          </table:table-cell>
          <table:table-cell table:number-columns-repeated="188"/>
          <table:table-cell office:value-type="float" office:value="5" calcext:value-type="float">
            <text:p>5</text:p>
          </table:table-cell>
          <table:table-cell table:number-columns-repeated="824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281" calcext:value-type="float">
            <text:p>281</text:p>
          </table:table-cell>
          <table:table-cell table:formula="of:=SUM([.L351:.AMJ351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51:.AMJ351]); &quot;&quot;; [.L$2:.AMJ$2] &amp; &quot;: &quot; &amp; [.L351:.AMJ351]))" office:value-type="string" office:string-value="smeghammer: 5" calcext:value-type="string">
            <text:p>smeghammer: 5</text:p>
          </table:table-cell>
          <table:table-cell table:style-name="ce17" table:formula="of:=SUMPRODUCT(NOT(ISBLANK([.L351:.AMJ351])))" office:value-type="float" office:value="1" calcext:value-type="float">
            <text:p>1</text:p>
          </table:table-cell>
          <table:table-cell table:style-name="ce95" table:formula="of:=IF([.J351]&gt;2;AVERAGE([.L351:.AMJ351]);0)" office:value-type="float" office:value="0" calcext:value-type="float">
            <text:p>.000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4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281" calcext:value-type="float">
            <text:p>281</text:p>
          </table:table-cell>
          <table:table-cell table:formula="of:=SUM([.L352:.AMJ352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352:.AMJ352]); &quot;&quot;; [.L$2:.AMJ$2] &amp; &quot;: &quot; &amp; [.L352:.AMJ352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L352:.AMJ352])))" office:value-type="float" office:value="2" calcext:value-type="float">
            <text:p>2</text:p>
          </table:table-cell>
          <table:table-cell table:style-name="ce95" table:formula="of:=IF([.J352]&gt;2;AVERAGE([.L352:.AMJ352]);0)" office:value-type="float" office:value="0" calcext:value-type="float">
            <text:p>.000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58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50" calcext:value-type="float">
            <text:p>350</text:p>
          </table:table-cell>
          <table:table-cell table:formula="of:=SUM([.L353:.AMJ353])" office:value-type="float" office:value="4" calcext:value-type="float">
            <text:p>4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353:.AMJ353]); &quot;&quot;; [.L$2:.AMJ$2] &amp; &quot;: &quot; &amp; [.L353:.AMJ353]))" office:value-type="string" office:string-value="Doomkid: 2, TheGreenZap: 2" calcext:value-type="string">
            <text:p>Doomkid: 2, TheGreenZap: 2</text:p>
          </table:table-cell>
          <table:table-cell table:style-name="ce17" table:formula="of:=SUMPRODUCT(NOT(ISBLANK([.L353:.AMJ353])))" office:value-type="float" office:value="2" calcext:value-type="float">
            <text:p>2</text:p>
          </table:table-cell>
          <table:table-cell table:style-name="ce95" table:formula="of:=IF([.J353]&gt;2;AVERAGE([.L353:.AMJ353]);0)" office:value-type="float" office:value="0" calcext:value-type="float">
            <text:p>.00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58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50" calcext:value-type="float">
            <text:p>350</text:p>
          </table:table-cell>
          <table:table-cell table:formula="of:=SUM([.L354:.AMJ354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54:.AMJ354]); &quot;&quot;; [.L$2:.AMJ$2] &amp; &quot;: &quot; &amp; [.L354:.AMJ354]))" office:value-type="string" office:string-value="Paul977: 4" calcext:value-type="string">
            <text:p>Paul977: 4</text:p>
          </table:table-cell>
          <table:table-cell table:style-name="ce17" table:formula="of:=SUMPRODUCT(NOT(ISBLANK([.L354:.AMJ354])))" office:value-type="float" office:value="1" calcext:value-type="float">
            <text:p>1</text:p>
          </table:table-cell>
          <table:table-cell table:style-name="ce95" table:formula="of:=IF([.J354]&gt;2;AVERAGE([.L354:.AMJ354]);0)" office:value-type="float" office:value="0" calcext:value-type="float">
            <text:p>.000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50" calcext:value-type="float">
            <text:p>350</text:p>
          </table:table-cell>
          <table:table-cell table:formula="of:=SUM([.L355:.AMJ355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355:.AMJ355]); &quot;&quot;; [.L$2:.AMJ$2] &amp; &quot;: &quot; &amp; [.L355:.AMJ355]))" office:value-type="string" office:string-value="ax34: 4" calcext:value-type="string">
            <text:p>ax34: 4</text:p>
          </table:table-cell>
          <table:table-cell table:style-name="ce17" table:formula="of:=SUMPRODUCT(NOT(ISBLANK([.L355:.AMJ355])))" office:value-type="float" office:value="1" calcext:value-type="float">
            <text:p>1</text:p>
          </table:table-cell>
          <table:table-cell table:style-name="ce95" table:formula="of:=IF([.J355]&gt;2;AVERAGE([.L355:.AMJ355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50" calcext:value-type="float">
            <text:p>350</text:p>
          </table:table-cell>
          <table:table-cell table:formula="of:=SUM([.L356:.AMJ356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56:.AMJ356]); &quot;&quot;; [.L$2:.AMJ$2] &amp; &quot;: &quot; &amp; [.L356:.AMJ356]))" office:value-type="string" office:string-value="Paul977: 4" calcext:value-type="string">
            <text:p>Paul977: 4</text:p>
          </table:table-cell>
          <table:table-cell table:style-name="ce17" table:formula="of:=SUMPRODUCT(NOT(ISBLANK([.L356:.AMJ356])))" office:value-type="float" office:value="1" calcext:value-type="float">
            <text:p>1</text:p>
          </table:table-cell>
          <table:table-cell table:style-name="ce95" table:formula="of:=IF([.J356]&gt;2;AVERAGE([.L356:.AMJ356]);0)" office:value-type="float" office:value="0" calcext:value-type="float">
            <text:p>.000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50" calcext:value-type="float">
            <text:p>350</text:p>
          </table:table-cell>
          <table:table-cell table:formula="of:=SUM([.L357:.AMJ357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41" calcext:value-type="float">
            <text:p>41</text:p>
          </table:table-cell>
          <table:table-cell table:style-name="ce16" table:number-matrix-columns-spanned="1" table:number-matrix-rows-spanned="1" table:formula="of:=COM.MICROSOFT.TEXTJOIN(&quot;, &quot;; 1; IF(ISBLANK([.L357:.AMJ357]); &quot;&quot;; [.L$2:.AMJ$2] &amp; &quot;: &quot; &amp; [.L357:.AMJ357]))" office:value-type="string" office:string-value="Soundblock: 4" calcext:value-type="string">
            <text:p>Soundblock: 4</text:p>
          </table:table-cell>
          <table:table-cell table:style-name="ce17" table:formula="of:=SUMPRODUCT(NOT(ISBLANK([.L357:.AMJ357])))" office:value-type="float" office:value="1" calcext:value-type="float">
            <text:p>1</text:p>
          </table:table-cell>
          <table:table-cell table:style-name="ce95" table:formula="of:=IF([.J357]&gt;2;AVERAGE([.L357:.AMJ357]);0)" office:value-type="float" office:value="0" calcext:value-type="float">
            <text:p>.000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1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50" calcext:value-type="float">
            <text:p>350</text:p>
          </table:table-cell>
          <table:table-cell table:formula="of:=SUM([.L358:.AMJ358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58:.AMJ358]); &quot;&quot;; [.L$2:.AMJ$2] &amp; &quot;: &quot; &amp; [.L358:.AMJ358]))" office:value-type="string" office:string-value="Willy W.: 4" calcext:value-type="string">
            <text:p>Willy W.: 4</text:p>
          </table:table-cell>
          <table:table-cell table:style-name="ce17" table:formula="of:=SUMPRODUCT(NOT(ISBLANK([.L358:.AMJ358])))" office:value-type="float" office:value="1" calcext:value-type="float">
            <text:p>1</text:p>
          </table:table-cell>
          <table:table-cell table:style-name="ce95" table:formula="of:=IF([.J358]&gt;2;AVERAGE([.L358:.AMJ358]);0)" office:value-type="float" office:value="0" calcext:value-type="float">
            <text:p>.000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6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50" calcext:value-type="float">
            <text:p>350</text:p>
          </table:table-cell>
          <table:table-cell table:formula="of:=SUM([.L359:.AMJ359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59:.AMJ359]); &quot;&quot;; [.L$2:.AMJ$2] &amp; &quot;: &quot; &amp; [.L359:.AMJ359]))" office:value-type="string" office:string-value="ax34: 4" calcext:value-type="string">
            <text:p>ax34: 4</text:p>
          </table:table-cell>
          <table:table-cell table:style-name="ce17" table:formula="of:=SUMPRODUCT(NOT(ISBLANK([.L359:.AMJ359])))" office:value-type="float" office:value="1" calcext:value-type="float">
            <text:p>1</text:p>
          </table:table-cell>
          <table:table-cell table:style-name="ce95" table:formula="of:=IF([.J359]&gt;2;AVERAGE([.L359:.AMJ359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50" calcext:value-type="float">
            <text:p>350</text:p>
          </table:table-cell>
          <table:table-cell table:formula="of:=SUM([.L360:.AMJ360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360:.AMJ360]); &quot;&quot;; [.L$2:.AMJ$2] &amp; &quot;: &quot; &amp; [.L360:.AMJ360]))" office:value-type="string" office:string-value="smeghammer: 4" calcext:value-type="string">
            <text:p>smeghammer: 4</text:p>
          </table:table-cell>
          <table:table-cell table:style-name="ce17" table:formula="of:=SUMPRODUCT(NOT(ISBLANK([.L360:.AMJ360])))" office:value-type="float" office:value="1" calcext:value-type="float">
            <text:p>1</text:p>
          </table:table-cell>
          <table:table-cell table:style-name="ce95" table:formula="of:=IF([.J360]&gt;2;AVERAGE([.L360:.AMJ360]);0)" office:value-type="float" office:value="0" calcext:value-type="float">
            <text:p>.000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4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50" calcext:value-type="float">
            <text:p>350</text:p>
          </table:table-cell>
          <table:table-cell table:formula="of:=SUM([.L361:.AMJ361])" office:value-type="float" office:value="4" calcext:value-type="float">
            <text:p>4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<text:a xlink:href="https://doomwiki.org/wiki/Dead.air" xlink:type="simple">https://doomwiki.org/wiki/Dead.ai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61:.AMJ361]); &quot;&quot;; [.L$2:.AMJ$2] &amp; &quot;: &quot; &amp; [.L361:.AMJ361]))" office:value-type="string" office:string-value="HyperLuke: 2, Lorenz0: 2" calcext:value-type="string">
            <text:p>HyperLuke: 2, Lorenz0: 2</text:p>
          </table:table-cell>
          <table:table-cell table:style-name="ce17" table:formula="of:=SUMPRODUCT(NOT(ISBLANK([.L361:.AMJ361])))" office:value-type="float" office:value="2" calcext:value-type="float">
            <text:p>2</text:p>
          </table:table-cell>
          <table:table-cell table:style-name="ce95" table:formula="of:=IF([.J361]&gt;2;AVERAGE([.L361:.AMJ361]);0)" office:value-type="float" office:value="0" calcext:value-type="float">
            <text:p>.000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34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50" calcext:value-type="float">
            <text:p>350</text:p>
          </table:table-cell>
          <table:table-cell table:formula="of:=SUM([.L362:.AMJ362])" office:value-type="float" office:value="4" calcext:value-type="float">
            <text:p>4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62:.AMJ362]); &quot;&quot;; [.L$2:.AMJ$2] &amp; &quot;: &quot; &amp; [.L362:.AMJ362]))" office:value-type="string" office:string-value="Odal: 2, Hitherto: 2" calcext:value-type="string">
            <text:p>Odal: 2, Hitherto: 2</text:p>
          </table:table-cell>
          <table:table-cell table:style-name="ce17" table:formula="of:=SUMPRODUCT(NOT(ISBLANK([.L362:.AMJ362])))" office:value-type="float" office:value="2" calcext:value-type="float">
            <text:p>2</text:p>
          </table:table-cell>
          <table:table-cell table:style-name="ce95" table:formula="of:=IF([.J362]&gt;2;AVERAGE([.L362:.AMJ362]);0)" office:value-type="float" office:value="0" calcext:value-type="float">
            <text:p>.000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101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50" calcext:value-type="float">
            <text:p>350</text:p>
          </table:table-cell>
          <table:table-cell table:formula="of:=SUM([.L363:.AMJ363])" office:value-type="float" office:value="4" calcext:value-type="float">
            <text:p>4</text:p>
          </table:table-cell>
          <table:table-cell office:value-type="string" calcext:value-type="string">
            <text:p>Doom Island</text:p>
          </table:table-cell>
          <table:table-cell office:value-type="string" calcext:value-type="string">
            <text:p><text:a xlink:href="https://www.doomworld.com/idgames/levels/doom2/Ports/d-f/doomisla" xlink:type="simple">https://www.doomworld.com/idgames/levels/doom2/Ports/d-f/doomisla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63:.AMJ363]); &quot;&quot;; [.L$2:.AMJ$2] &amp; &quot;: &quot; &amp; [.L363:.AMJ363]))" office:value-type="string" office:string-value="dei_eldren: 4" calcext:value-type="string">
            <text:p>dei_eldren: 4</text:p>
          </table:table-cell>
          <table:table-cell table:style-name="ce17" table:formula="of:=SUMPRODUCT(NOT(ISBLANK([.L363:.AMJ363])))" office:value-type="float" office:value="1" calcext:value-type="float">
            <text:p>1</text:p>
          </table:table-cell>
          <table:table-cell table:style-name="ce95" table:formula="of:=IF([.J363]&gt;2;AVERAGE([.L363:.AMJ363]);0)" office:value-type="float" office:value="0" calcext:value-type="float">
            <text:p>.000</text:p>
          </table:table-cell>
          <table:table-cell table:number-columns-repeated="146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50" calcext:value-type="float">
            <text:p>350</text:p>
          </table:table-cell>
          <table:table-cell table:formula="of:=SUM([.L364:.AMJ364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364:.AMJ364]); &quot;&quot;; [.L$2:.AMJ$2] &amp; &quot;: &quot; &amp; [.L364:.AMJ364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L364:.AMJ364])))" office:value-type="float" office:value="2" calcext:value-type="float">
            <text:p>2</text:p>
          </table:table-cell>
          <table:table-cell table:style-name="ce95" table:formula="of:=IF([.J364]&gt;2;AVERAGE([.L364:.AMJ364]);0)" office:value-type="float" office:value="0" calcext:value-type="float">
            <text:p>.00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50" calcext:value-type="float">
            <text:p>350</text:p>
          </table:table-cell>
          <table:table-cell table:formula="of:=SUM([.L365:.AMJ365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4" calcext:value-type="float">
            <text:p>14</text:p>
          </table:table-cell>
          <table:table-cell table:style-name="ce16" table:number-matrix-columns-spanned="1" table:number-matrix-rows-spanned="1" table:formula="of:=COM.MICROSOFT.TEXTJOIN(&quot;, &quot;; 1; IF(ISBLANK([.L365:.AMJ365]); &quot;&quot;; [.L$2:.AMJ$2] &amp; &quot;: &quot; &amp; [.L365:.AMJ365]))" office:value-type="string" office:string-value="Gaia74: 4" calcext:value-type="string">
            <text:p>Gaia74: 4</text:p>
          </table:table-cell>
          <table:table-cell table:style-name="ce17" table:formula="of:=SUMPRODUCT(NOT(ISBLANK([.L365:.AMJ365])))" office:value-type="float" office:value="1" calcext:value-type="float">
            <text:p>1</text:p>
          </table:table-cell>
          <table:table-cell table:style-name="ce95" table:formula="of:=IF([.J365]&gt;2;AVERAGE([.L365:.AMJ365]);0)" office:value-type="float" office:value="0" calcext:value-type="float">
            <text:p>.000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2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50" calcext:value-type="float">
            <text:p>350</text:p>
          </table:table-cell>
          <table:table-cell table:formula="of:=SUM([.L366:.AMJ366])" office:value-type="float" office:value="4" calcext:value-type="float">
            <text:p>4</text:p>
          </table:table-cell>
          <table:table-cell office:value-type="string" calcext:value-type="string">
            <text:p>Favillesco - Episode 1: Genuflected on Io</text:p>
          </table:table-cell>
          <table:table-cell office:value-type="string" calcext:value-type="string">
            <text:p><text:a xlink:href="https://www.doomworld.com/idgames/levels/doom/d-f/favie112" xlink:type="simple">https://www.doomworld.com/idgames/levels/doom/d-f/favie11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66:.AMJ366]); &quot;&quot;; [.L$2:.AMJ$2] &amp; &quot;: &quot; &amp; [.L366:.AMJ366]))" office:value-type="string" office:string-value="dei_eldren: 4" calcext:value-type="string">
            <text:p>dei_eldren: 4</text:p>
          </table:table-cell>
          <table:table-cell table:style-name="ce17" table:formula="of:=SUMPRODUCT(NOT(ISBLANK([.L366:.AMJ366])))" office:value-type="float" office:value="1" calcext:value-type="float">
            <text:p>1</text:p>
          </table:table-cell>
          <table:table-cell table:style-name="ce95" table:formula="of:=IF([.J366]&gt;2;AVERAGE([.L366:.AMJ366]);0)" office:value-type="float" office:value="0" calcext:value-type="float">
            <text:p>.000</text:p>
          </table:table-cell>
          <table:table-cell table:number-columns-repeated="146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50" calcext:value-type="float">
            <text:p>350</text:p>
          </table:table-cell>
          <table:table-cell table:formula="of:=SUM([.L367:.AMJ367])" office:value-type="float" office:value="4" calcext:value-type="float">
            <text:p>4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67:.AMJ367]); &quot;&quot;; [.L$2:.AMJ$2] &amp; &quot;: &quot; &amp; [.L367:.AMJ367]))" office:value-type="string" office:string-value="Soundblock: 1, toxic.rat: 3" calcext:value-type="string">
            <text:p>Soundblock: 1, toxic.rat: 3</text:p>
          </table:table-cell>
          <table:table-cell table:style-name="ce17" table:formula="of:=SUMPRODUCT(NOT(ISBLANK([.L367:.AMJ367])))" office:value-type="float" office:value="2" calcext:value-type="float">
            <text:p>2</text:p>
          </table:table-cell>
          <table:table-cell table:style-name="ce95" table:formula="of:=IF([.J367]&gt;2;AVERAGE([.L367:.AMJ367]);0)" office:value-type="float" office:value="0" calcext:value-type="float">
            <text:p>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103"/>
          <table:table-cell office:value-type="float" office:value="3" calcext:value-type="float">
            <text:p>3</text:p>
          </table:table-cell>
          <table:table-cell table:number-columns-repeated="857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50" calcext:value-type="float">
            <text:p>350</text:p>
          </table:table-cell>
          <table:table-cell table:formula="of:=SUM([.L368:.AMJ368])" office:value-type="float" office:value="4" calcext:value-type="float">
            <text:p>4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retic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68:.AMJ368]); &quot;&quot;; [.L$2:.AMJ$2] &amp; &quot;: &quot; &amp; [.L368:.AMJ368]))" office:value-type="string" office:string-value="JudgeDeadd: 2, Hitherto: 2" calcext:value-type="string">
            <text:p>JudgeDeadd: 2, Hitherto: 2</text:p>
          </table:table-cell>
          <table:table-cell table:style-name="ce17" table:formula="of:=SUMPRODUCT(NOT(ISBLANK([.L368:.AMJ368])))" office:value-type="float" office:value="2" calcext:value-type="float">
            <text:p>2</text:p>
          </table:table-cell>
          <table:table-cell table:style-name="ce95" table:formula="of:=IF([.J368]&gt;2;AVERAGE([.L368:.AMJ368]);0)" office:value-type="float" office:value="0" calcext:value-type="float">
            <text:p>.000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37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50" calcext:value-type="float">
            <text:p>350</text:p>
          </table:table-cell>
          <table:table-cell table:formula="of:=SUM([.L369:.AMJ369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69:.AMJ369]); &quot;&quot;; [.L$2:.AMJ$2] &amp; &quot;: &quot; &amp; [.L369:.AMJ369]))" office:value-type="string" office:string-value="AnonimVio: 4" calcext:value-type="string">
            <text:p>AnonimVio: 4</text:p>
          </table:table-cell>
          <table:table-cell table:style-name="ce17" table:formula="of:=SUMPRODUCT(NOT(ISBLANK([.L369:.AMJ369])))" office:value-type="float" office:value="1" calcext:value-type="float">
            <text:p>1</text:p>
          </table:table-cell>
          <table:table-cell table:style-name="ce95" table:formula="of:=IF([.J369]&gt;2;AVERAGE([.L369:.AMJ369]);0)" office:value-type="float" office:value="0" calcext:value-type="float">
            <text:p>.000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50" calcext:value-type="float">
            <text:p>350</text:p>
          </table:table-cell>
          <table:table-cell table:formula="of:=SUM([.L370:.AMJ370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70:.AMJ370]); &quot;&quot;; [.L$2:.AMJ$2] &amp; &quot;: &quot; &amp; [.L370:.AMJ370]))" office:value-type="string" office:string-value="TheNerdTurtle2: 4" calcext:value-type="string">
            <text:p>TheNerdTurtle2: 4</text:p>
          </table:table-cell>
          <table:table-cell table:style-name="ce17" table:formula="of:=SUMPRODUCT(NOT(ISBLANK([.L370:.AMJ370])))" office:value-type="float" office:value="1" calcext:value-type="float">
            <text:p>1</text:p>
          </table:table-cell>
          <table:table-cell table:style-name="ce95" table:formula="of:=IF([.J370]&gt;2;AVERAGE([.L370:.AMJ370]);0)" office:value-type="float" office:value="0" calcext:value-type="float">
            <text:p>.000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6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50" calcext:value-type="float">
            <text:p>350</text:p>
          </table:table-cell>
          <table:table-cell table:formula="of:=SUM([.L371:.AMJ371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71:.AMJ371]); &quot;&quot;; [.L$2:.AMJ$2] &amp; &quot;: &quot; &amp; [.L371:.AMJ371]))" office:value-type="string" office:string-value="NuMetalManiak: 4" calcext:value-type="string">
            <text:p>NuMetalManiak: 4</text:p>
          </table:table-cell>
          <table:table-cell table:style-name="ce17" table:formula="of:=SUMPRODUCT(NOT(ISBLANK([.L371:.AMJ371])))" office:value-type="float" office:value="1" calcext:value-type="float">
            <text:p>1</text:p>
          </table:table-cell>
          <table:table-cell table:style-name="ce95" table:formula="of:=IF([.J371]&gt;2;AVERAGE([.L371:.AMJ371]);0)" office:value-type="float" office:value="0" calcext:value-type="float">
            <text:p>.000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50" calcext:value-type="float">
            <text:p>350</text:p>
          </table:table-cell>
          <table:table-cell table:formula="of:=SUM([.L372:.AMJ372])" office:value-type="float" office:value="4" calcext:value-type="float">
            <text:p>4</text:p>
          </table:table-cell>
          <table:table-cell office:value-type="string" calcext:value-type="string">
            <text:p>Literalism</text:p>
          </table:table-cell>
          <table:table-cell office:value-type="string" calcext:value-type="string">
            <text:p><text:a xlink:href="https://www.doomworld.com/forum/topic/124896-final-literalism-release-thread/" xlink:type="simple">https://www.doomworld.com/forum/topic/124896-final-literalism-release-thre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26" calcext:value-type="float">
            <text:p>26</text:p>
          </table:table-cell>
          <table:table-cell table:style-name="ce16" table:number-matrix-columns-spanned="1" table:number-matrix-rows-spanned="1" table:formula="of:=COM.MICROSOFT.TEXTJOIN(&quot;, &quot;; 1; IF(ISBLANK([.L372:.AMJ372]); &quot;&quot;; [.L$2:.AMJ$2] &amp; &quot;: &quot; &amp; [.L372:.AMJ372]))" office:value-type="string" office:string-value="&lt;&lt;Rewind: 4" calcext:value-type="string">
            <text:p>&lt;&lt;Rewind: 4</text:p>
          </table:table-cell>
          <table:table-cell table:style-name="ce17" table:formula="of:=SUMPRODUCT(NOT(ISBLANK([.L372:.AMJ372])))" office:value-type="float" office:value="1" calcext:value-type="float">
            <text:p>1</text:p>
          </table:table-cell>
          <table:table-cell table:style-name="ce95" table:formula="of:=IF([.J372]&gt;2;AVERAGE([.L372:.AMJ372]);0)" office:value-type="float" office:value="0" calcext:value-type="float">
            <text:p>.000</text:p>
          </table:table-cell>
          <table:table-cell table:number-columns-repeated="122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50" calcext:value-type="float">
            <text:p>350</text:p>
          </table:table-cell>
          <table:table-cell table:formula="of:=SUM([.L373:.AMJ373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73:.AMJ373]); &quot;&quot;; [.L$2:.AMJ$2] &amp; &quot;: &quot; &amp; [.L373:.AMJ373]))" office:value-type="string" office:string-value="m8f: 4" calcext:value-type="string">
            <text:p>m8f: 4</text:p>
          </table:table-cell>
          <table:table-cell table:style-name="ce17" table:formula="of:=SUMPRODUCT(NOT(ISBLANK([.L373:.AMJ373])))" office:value-type="float" office:value="1" calcext:value-type="float">
            <text:p>1</text:p>
          </table:table-cell>
          <table:table-cell table:style-name="ce95" table:formula="of:=IF([.J373]&gt;2;AVERAGE([.L373:.AMJ373]);0)" office:value-type="float" office:value="0" calcext:value-type="float">
            <text:p>.000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50" calcext:value-type="float">
            <text:p>350</text:p>
          </table:table-cell>
          <table:table-cell table:formula="of:=SUM([.L374:.AMJ374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74:.AMJ374]); &quot;&quot;; [.L$2:.AMJ$2] &amp; &quot;: &quot; &amp; [.L374:.AMJ374]))" office:value-type="string" office:string-value="ax34: 4" calcext:value-type="string">
            <text:p>ax34: 4</text:p>
          </table:table-cell>
          <table:table-cell table:style-name="ce17" table:formula="of:=SUMPRODUCT(NOT(ISBLANK([.L374:.AMJ374])))" office:value-type="float" office:value="1" calcext:value-type="float">
            <text:p>1</text:p>
          </table:table-cell>
          <table:table-cell table:style-name="ce95" table:formula="of:=IF([.J374]&gt;2;AVERAGE([.L374:.AMJ374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50" calcext:value-type="float">
            <text:p>350</text:p>
          </table:table-cell>
          <table:table-cell table:formula="of:=SUM([.L375:.AMJ375])" office:value-type="float" office:value="4" calcext:value-type="float">
            <text:p>4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75:.AMJ375]); &quot;&quot;; [.L$2:.AMJ$2] &amp; &quot;: &quot; &amp; [.L375:.AMJ375]))" office:value-type="string" office:string-value="soner du: 1, Ragu: 3" calcext:value-type="string">
            <text:p>soner du: 1, Ragu: 3</text:p>
          </table:table-cell>
          <table:table-cell table:style-name="ce17" table:formula="of:=SUMPRODUCT(NOT(ISBLANK([.L375:.AMJ375])))" office:value-type="float" office:value="2" calcext:value-type="float">
            <text:p>2</text:p>
          </table:table-cell>
          <table:table-cell table:style-name="ce95" table:formula="of:=IF([.J375]&gt;2;AVERAGE([.L375:.AMJ375]);0)" office:value-type="float" office:value="0" calcext:value-type="float">
            <text:p>.000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3" calcext:value-type="float">
            <text:p>3</text:p>
          </table:table-cell>
          <table:table-cell table:number-columns-repeated="849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50" calcext:value-type="float">
            <text:p>350</text:p>
          </table:table-cell>
          <table:table-cell table:formula="of:=SUM([.L376:.AMJ376])" office:value-type="float" office:value="4" calcext:value-type="float">
            <text:p>4</text:p>
          </table:table-cell>
          <table:table-cell table:style-name="ce72" office:value-type="string" calcext:value-type="string">
            <text:p>Robocop Doom</text:p>
          </table:table-cell>
          <table:table-cell table:style-name="Default" office:value-type="string" calcext:value-type="string">
            <text:p><text:a xlink:href="https://doomwiki.org/wiki/Robocop_Doom" xlink:type="simple">https://doomwiki.org/wiki/Robocop_Doom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376:.AMJ376]); &quot;&quot;; [.L$2:.AMJ$2] &amp; &quot;: &quot; &amp; [.L376:.AMJ376]))" office:value-type="string" office:string-value="ax34: 4" calcext:value-type="string">
            <text:p>ax34: 4</text:p>
          </table:table-cell>
          <table:table-cell table:style-name="ce17" table:formula="of:=SUMPRODUCT(NOT(ISBLANK([.L376:.AMJ376])))" office:value-type="float" office:value="1" calcext:value-type="float">
            <text:p>1</text:p>
          </table:table-cell>
          <table:table-cell table:style-name="ce95" table:formula="of:=IF([.J376]&gt;2;AVERAGE([.L376:.AMJ376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50" calcext:value-type="float">
            <text:p>350</text:p>
          </table:table-cell>
          <table:table-cell table:formula="of:=SUM([.L377:.AMJ377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377:.AMJ377]); &quot;&quot;; [.L$2:.AMJ$2] &amp; &quot;: &quot; &amp; [.L377:.AMJ377]))" office:value-type="string" office:string-value="bLOCKbOYgAMES: 4" calcext:value-type="string">
            <text:p>bLOCKbOYgAMES: 4</text:p>
          </table:table-cell>
          <table:table-cell table:style-name="ce17" table:formula="of:=SUMPRODUCT(NOT(ISBLANK([.L377:.AMJ377])))" office:value-type="float" office:value="1" calcext:value-type="float">
            <text:p>1</text:p>
          </table:table-cell>
          <table:table-cell table:style-name="ce95" table:formula="of:=IF([.J377]&gt;2;AVERAGE([.L377:.AMJ377]);0)" office:value-type="float" office:value="0" calcext:value-type="float">
            <text:p>.000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4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50" calcext:value-type="float">
            <text:p>350</text:p>
          </table:table-cell>
          <table:table-cell table:formula="of:=SUM([.L378:.AMJ378])" office:value-type="float" office:value="4" calcext:value-type="float">
            <text:p>4</text:p>
          </table:table-cell>
          <table:table-cell table:style-name="ce71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35" calcext:value-type="float">
            <text:p>35</text:p>
          </table:table-cell>
          <table:table-cell table:style-name="ce16" table:number-matrix-columns-spanned="1" table:number-matrix-rows-spanned="1" table:formula="of:=COM.MICROSOFT.TEXTJOIN(&quot;, &quot;; 1; IF(ISBLANK([.L378:.AMJ378]); &quot;&quot;; [.L$2:.AMJ$2] &amp; &quot;: &quot; &amp; [.L378:.AMJ378]))" office:value-type="string" office:string-value="Nazgul9: 4" calcext:value-type="string">
            <text:p>Nazgul9: 4</text:p>
          </table:table-cell>
          <table:table-cell table:style-name="ce17" table:formula="of:=SUMPRODUCT(NOT(ISBLANK([.L378:.AMJ378])))" office:value-type="float" office:value="1" calcext:value-type="float">
            <text:p>1</text:p>
          </table:table-cell>
          <table:table-cell table:style-name="ce95" table:formula="of:=IF([.J378]&gt;2;AVERAGE([.L378:.AMJ378]);0)" office:value-type="float" office:value="0" calcext:value-type="float">
            <text:p>.000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1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50" calcext:value-type="float">
            <text:p>350</text:p>
          </table:table-cell>
          <table:table-cell table:formula="of:=SUM([.L379:.AMJ379])" office:value-type="float" office:value="4" calcext:value-type="float">
            <text:p>4</text:p>
          </table:table-cell>
          <table:table-cell office:value-type="string" calcext:value-type="string">
            <text:p>The DOOM Tribute Project</text:p>
          </table:table-cell>
          <table:table-cell office:value-type="string" calcext:value-type="string">
            <text:p><text:a xlink:href="https://www.doomworld.com/idgames/levels/doom2/Ports/megawads/doomtrib" xlink:type="simple">https://www.doomworld.com/idgames/levels/doom2/Ports/megawads/doomtri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379:.AMJ379]); &quot;&quot;; [.L$2:.AMJ$2] &amp; &quot;: &quot; &amp; [.L379:.AMJ379]))" office:value-type="string" office:string-value="ax34: 4" calcext:value-type="string">
            <text:p>ax34: 4</text:p>
          </table:table-cell>
          <table:table-cell table:style-name="ce17" table:formula="of:=SUMPRODUCT(NOT(ISBLANK([.L379:.AMJ379])))" office:value-type="float" office:value="1" calcext:value-type="float">
            <text:p>1</text:p>
          </table:table-cell>
          <table:table-cell table:style-name="ce95" table:formula="of:=IF([.J379]&gt;2;AVERAGE([.L379:.AMJ379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50" calcext:value-type="float">
            <text:p>350</text:p>
          </table:table-cell>
          <table:table-cell table:formula="of:=SUM([.L380:.AMJ380])" office:value-type="float" office:value="4" calcext:value-type="float">
            <text:p>4</text:p>
          </table:table-cell>
          <table:table-cell table:style-name="ce92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380:.AMJ380]); &quot;&quot;; [.L$2:.AMJ$2] &amp; &quot;: &quot; &amp; [.L380:.AMJ380]))" office:value-type="string" office:string-value="eharper256: 4" calcext:value-type="string">
            <text:p>eharper256: 4</text:p>
          </table:table-cell>
          <table:table-cell table:style-name="ce17" table:formula="of:=SUMPRODUCT(NOT(ISBLANK([.L380:.AMJ380])))" office:value-type="float" office:value="1" calcext:value-type="float">
            <text:p>1</text:p>
          </table:table-cell>
          <table:table-cell table:style-name="ce95" table:formula="of:=IF([.J380]&gt;2;AVERAGE([.L380:.AMJ380]);0)" office:value-type="float" office:value="0" calcext:value-type="float">
            <text:p>.000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50" calcext:value-type="float">
            <text:p>350</text:p>
          </table:table-cell>
          <table:table-cell table:formula="of:=SUM([.L381:.AMJ381])" office:value-type="float" office:value="4" calcext:value-type="float">
            <text:p>4</text:p>
          </table:table-cell>
          <table:table-cell table:style-name="ce107" office:value-type="string" calcext:value-type="string">
            <text:p>The Wayfarer</text:p>
          </table:table-cell>
          <table:table-cell office:value-type="string" calcext:value-type="string">
            <text:p><text:a xlink:href="https://doomwiki.org/wiki/The_Wayfarer" xlink:type="simple">https://doomwiki.org/wiki/The_Wayfarer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eretic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81:.AMJ381]); &quot;&quot;; [.L$2:.AMJ$2] &amp; &quot;: &quot; &amp; [.L381:.AMJ381]))" office:value-type="string" office:string-value="rd: 4" calcext:value-type="string">
            <text:p>rd: 4</text:p>
          </table:table-cell>
          <table:table-cell table:style-name="ce17" table:formula="of:=SUMPRODUCT(NOT(ISBLANK([.L381:.AMJ381])))" office:value-type="float" office:value="1" calcext:value-type="float">
            <text:p>1</text:p>
          </table:table-cell>
          <table:table-cell table:style-name="ce95" table:formula="of:=IF([.J381]&gt;2;AVERAGE([.L381:.AMJ381]);0)" office:value-type="float" office:value="0" calcext:value-type="float">
            <text:p>.000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50" calcext:value-type="float">
            <text:p>350</text:p>
          </table:table-cell>
          <table:table-cell table:formula="of:=SUM([.L382:.AMJ382])" office:value-type="float" office:value="4" calcext:value-type="float">
            <text:p>4</text:p>
          </table:table-cell>
          <table:table-cell office:value-type="string" calcext:value-type="string">
            <text:p>Town Infection</text:p>
          </table:table-cell>
          <table:table-cell office:value-type="string" calcext:value-type="string">
            <text:p><text:a xlink:href="https://zdoom.org/wiki/Town_Infection" xlink:type="simple">https://zdoom.org/wiki/Town_Infection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34" calcext:value-type="float">
            <text:p>34</text:p>
          </table:table-cell>
          <table:table-cell table:style-name="ce16" table:number-matrix-columns-spanned="1" table:number-matrix-rows-spanned="1" table:formula="of:=COM.MICROSOFT.TEXTJOIN(&quot;, &quot;; 1; IF(ISBLANK([.L382:.AMJ382]); &quot;&quot;; [.L$2:.AMJ$2] &amp; &quot;: &quot; &amp; [.L382:.AMJ382]))" office:value-type="string" office:string-value="Dimon12321: 4" calcext:value-type="string">
            <text:p>Dimon12321: 4</text:p>
          </table:table-cell>
          <table:table-cell table:style-name="ce17" table:formula="of:=SUMPRODUCT(NOT(ISBLANK([.L382:.AMJ382])))" office:value-type="float" office:value="1" calcext:value-type="float">
            <text:p>1</text:p>
          </table:table-cell>
          <table:table-cell table:style-name="ce95" table:formula="of:=IF([.J382]&gt;2;AVERAGE([.L382:.AMJ382]);0)" office:value-type="float" office:value="0" calcext:value-type="float">
            <text:p>.000</text:p>
          </table:table-cell>
          <table:table-cell table:number-columns-repeated="149"/>
          <table:table-cell office:value-type="float" office:value="4" calcext:value-type="float">
            <text:p>4</text:p>
          </table:table-cell>
          <table:table-cell table:number-columns-repeated="863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50" calcext:value-type="float">
            <text:p>350</text:p>
          </table:table-cell>
          <table:table-cell table:formula="of:=SUM([.L383:.AMJ383])" office:value-type="float" office:value="4" calcext:value-type="float">
            <text:p>4</text:p>
          </table:table-cell>
          <table:table-cell office:value-type="string" calcext:value-type="string">
            <text:p>Townhouses</text:p>
          </table:table-cell>
          <table:table-cell table:style-name="Default" office:value-type="string" calcext:value-type="string">
            <text:p><text:a xlink:href="https://www.doomworld.com/idgames/levels/doom2/s-u/townhou2" xlink:type="simple">https://www.doomworld.com/idgames/levels/doom2/s-u/townhou2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83:.AMJ383]); &quot;&quot;; [.L$2:.AMJ$2] &amp; &quot;: &quot; &amp; [.L383:.AMJ383]))" office:value-type="string" office:string-value="Doomlover77: 4" calcext:value-type="string">
            <text:p>Doomlover77: 4</text:p>
          </table:table-cell>
          <table:table-cell table:style-name="ce17" table:formula="of:=SUMPRODUCT(NOT(ISBLANK([.L383:.AMJ383])))" office:value-type="float" office:value="1" calcext:value-type="float">
            <text:p>1</text:p>
          </table:table-cell>
          <table:table-cell table:style-name="ce95" table:formula="of:=IF([.J383]&gt;2;AVERAGE([.L383:.AMJ383]);0)" office:value-type="float" office:value="0" calcext:value-type="float">
            <text:p>.000</text:p>
          </table:table-cell>
          <table:table-cell table:number-columns-repeated="178"/>
          <table:table-cell office:value-type="float" office:value="4" calcext:value-type="float">
            <text:p>4</text:p>
          </table:table-cell>
          <table:table-cell table:number-columns-repeated="834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50" calcext:value-type="float">
            <text:p>350</text:p>
          </table:table-cell>
          <table:table-cell table:formula="of:=SUM([.L384:.AMJ384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384:.AMJ384]); &quot;&quot;; [.L$2:.AMJ$2] &amp; &quot;: &quot; &amp; [.L384:.AMJ384]))" office:value-type="string" office:string-value="Sky: 4" calcext:value-type="string">
            <text:p>Sky: 4</text:p>
          </table:table-cell>
          <table:table-cell table:style-name="ce17" table:formula="of:=SUMPRODUCT(NOT(ISBLANK([.L384:.AMJ384])))" office:value-type="float" office:value="1" calcext:value-type="float">
            <text:p>1</text:p>
          </table:table-cell>
          <table:table-cell table:style-name="ce95" table:formula="of:=IF([.J384]&gt;2;AVERAGE([.L384:.AMJ384]);0)" office:value-type="float" office:value="0" calcext:value-type="float">
            <text:p>.00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50" calcext:value-type="float">
            <text:p>350</text:p>
          </table:table-cell>
          <table:table-cell table:formula="of:=SUM([.L385:.AMJ385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85:.AMJ385]); &quot;&quot;; [.L$2:.AMJ$2] &amp; &quot;: &quot; &amp; [.L385:.AMJ385]))" office:value-type="string" office:string-value="bzzrak: 4" calcext:value-type="string">
            <text:p>bzzrak: 4</text:p>
          </table:table-cell>
          <table:table-cell table:style-name="ce17" table:formula="of:=SUMPRODUCT(NOT(ISBLANK([.L385:.AMJ385])))" office:value-type="float" office:value="1" calcext:value-type="float">
            <text:p>1</text:p>
          </table:table-cell>
          <table:table-cell table:style-name="ce95" table:formula="of:=IF([.J385]&gt;2;AVERAGE([.L385:.AMJ385]);0)" office:value-type="float" office:value="0" calcext:value-type="float">
            <text:p>.00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83" calcext:value-type="float">
            <text:p>383</text:p>
          </table:table-cell>
          <table:table-cell table:formula="of:=SUM([.L386:.AMJ386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www.wad-archive.com/wad/9c6e76bda78d64a3fd280aadc0394a3ed5d8a157" xlink:type="simple">https://www.wad-archive.com/wad/9c6e76bda78d64a3fd280aadc0394a3ed5d8a157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office:value-type="float" office:value="0" calcext:value-type="float">
            <text:p>0</text:p>
          </table:table-cell>
          <table:table-cell table:style-name="ce16" table:number-matrix-columns-spanned="1" table:number-matrix-rows-spanned="1" table:formula="of:=COM.MICROSOFT.TEXTJOIN(&quot;, &quot;; 1; IF(ISBLANK([.L386:.AMJ386]); &quot;&quot;; [.L$2:.AMJ$2] &amp; &quot;: &quot; &amp; [.L386:.AMJ386]))" office:value-type="string" office:string-value="Apaul27: 3" calcext:value-type="string">
            <text:p>Apaul27: 3</text:p>
          </table:table-cell>
          <table:table-cell table:style-name="ce17" table:formula="of:=SUMPRODUCT(NOT(ISBLANK([.L386:.AMJ386])))" office:value-type="float" office:value="1" calcext:value-type="float">
            <text:p>1</text:p>
          </table:table-cell>
          <table:table-cell table:style-name="ce95" table:formula="of:=IF([.J386]&gt;2;AVERAGE([.L386:.AMJ386]);0)" office:value-type="float" office:value="0" calcext:value-type="float">
            <text:p>.000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83" calcext:value-type="float">
            <text:p>383</text:p>
          </table:table-cell>
          <table:table-cell table:formula="of:=SUM([.L387:.AMJ387])" office:value-type="float" office:value="3" calcext:value-type="float">
            <text:p>3</text:p>
          </table:table-cell>
          <table:table-cell table:style-name="ce72" office:value-type="string" calcext:value-type="string">
            <text:p><text:s/>SINERGY</text:p>
          </table:table-cell>
          <table:table-cell table:style-name="Default" office:value-type="string" calcext:value-type="string">
            <text:p><text:a xlink:href="https://www.doomworld.com/idgames/levels/doom/Ports/megawads/sinergy" xlink:type="simple">https://www.doomworld.com/idgames/levels/doom/Ports/megawads/sinergy</text:a>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string" calcext:value-type="string">
            <text:p>Doom</text:p>
          </table:table-cell>
          <table:table-cell table:style-name="Default" office:value-type="float" office:value="36" calcext:value-type="float">
            <text:p>36</text:p>
          </table:table-cell>
          <table:table-cell table:style-name="ce16" table:number-matrix-columns-spanned="1" table:number-matrix-rows-spanned="1" table:formula="of:=COM.MICROSOFT.TEXTJOIN(&quot;, &quot;; 1; IF(ISBLANK([.L387:.AMJ387]); &quot;&quot;; [.L$2:.AMJ$2] &amp; &quot;: &quot; &amp; [.L387:.AMJ387]))" office:value-type="string" office:string-value="Ezepov: 3" calcext:value-type="string">
            <text:p>Ezepov: 3</text:p>
          </table:table-cell>
          <table:table-cell table:style-name="ce17" table:formula="of:=SUMPRODUCT(NOT(ISBLANK([.L387:.AMJ387])))" office:value-type="float" office:value="1" calcext:value-type="float">
            <text:p>1</text:p>
          </table:table-cell>
          <table:table-cell table:style-name="ce95" table:formula="of:=IF([.J387]&gt;2;AVERAGE([.L387:.AMJ387]);0)" office:value-type="float" office:value="0" calcext:value-type="float">
            <text:p>.000</text:p>
          </table:table-cell>
          <table:table-cell table:number-columns-repeated="176"/>
          <table:table-cell office:value-type="float" office:value="3" calcext:value-type="float">
            <text:p>3</text:p>
          </table:table-cell>
          <table:table-cell table:number-columns-repeated="836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83" calcext:value-type="float">
            <text:p>383</text:p>
          </table:table-cell>
          <table:table-cell table:formula="of:=SUM([.L388:.AMJ388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post/1753652" xlink:type="simple">https://www.doomworld.com/forum/post/1753652</text:a></text:p>
          </table:table-cell>
          <table:table-cell table:number-columns-repeated="3"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L388:.AMJ388]); &quot;&quot;; [.L$2:.AMJ$2] &amp; &quot;: &quot; &amp; [.L388:.AMJ388]))" office:value-type="string" office:string-value="Soundblock: 3" calcext:value-type="string">
            <text:p>Soundblock: 3</text:p>
          </table:table-cell>
          <table:table-cell table:style-name="ce17" table:formula="of:=SUMPRODUCT(NOT(ISBLANK([.L388:.AMJ388])))" office:value-type="float" office:value="1" calcext:value-type="float">
            <text:p>1</text:p>
          </table:table-cell>
          <table:table-cell table:style-name="ce95" table:formula="of:=IF([.J388]&gt;2;AVERAGE([.L388:.AMJ388]);0)" office:value-type="float" office:value="0" calcext:value-type="float">
            <text:p>.000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1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83" calcext:value-type="float">
            <text:p>383</text:p>
          </table:table-cell>
          <table:table-cell table:formula="of:=SUM([.L389:.AMJ389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389:.AMJ389]); &quot;&quot;; [.L$2:.AMJ$2] &amp; &quot;: &quot; &amp; [.L389:.AMJ389]))" office:value-type="string" office:string-value="Dragonfly: 3" calcext:value-type="string">
            <text:p>Dragonfly: 3</text:p>
          </table:table-cell>
          <table:table-cell table:style-name="ce17" table:formula="of:=SUMPRODUCT(NOT(ISBLANK([.L389:.AMJ389])))" office:value-type="float" office:value="1" calcext:value-type="float">
            <text:p>1</text:p>
          </table:table-cell>
          <table:table-cell table:style-name="ce95" table:formula="of:=IF([.J389]&gt;2;AVERAGE([.L389:.AMJ389]);0)" office:value-type="float" office:value="0" calcext:value-type="float">
            <text:p>.000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83" calcext:value-type="float">
            <text:p>383</text:p>
          </table:table-cell>
          <table:table-cell table:formula="of:=SUM([.L390:.AMJ390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390:.AMJ390]); &quot;&quot;; [.L$2:.AMJ$2] &amp; &quot;: &quot; &amp; [.L390:.AMJ390]))" office:value-type="string" office:string-value="NoisyVelvet: 3" calcext:value-type="string">
            <text:p>NoisyVelvet: 3</text:p>
          </table:table-cell>
          <table:table-cell table:style-name="ce17" table:formula="of:=SUMPRODUCT(NOT(ISBLANK([.L390:.AMJ390])))" office:value-type="float" office:value="1" calcext:value-type="float">
            <text:p>1</text:p>
          </table:table-cell>
          <table:table-cell table:style-name="ce95" table:formula="of:=IF([.J390]&gt;2;AVERAGE([.L390:.AMJ390]);0)" office:value-type="float" office:value="0" calcext:value-type="float">
            <text:p>.000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83" calcext:value-type="float">
            <text:p>383</text:p>
          </table:table-cell>
          <table:table-cell table:formula="of:=SUM([.L391:.AMJ391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91:.AMJ391]); &quot;&quot;; [.L$2:.AMJ$2] &amp; &quot;: &quot; &amp; [.L391:.AMJ391]))" office:value-type="string" office:string-value="Graf Zahl: 3" calcext:value-type="string">
            <text:p>Graf Zahl: 3</text:p>
          </table:table-cell>
          <table:table-cell table:style-name="ce17" table:formula="of:=SUMPRODUCT(NOT(ISBLANK([.L391:.AMJ391])))" office:value-type="float" office:value="1" calcext:value-type="float">
            <text:p>1</text:p>
          </table:table-cell>
          <table:table-cell table:style-name="ce95" table:formula="of:=IF([.J391]&gt;2;AVERAGE([.L391:.AMJ391]);0)" office:value-type="float" office:value="0" calcext:value-type="float">
            <text:p>.000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83" calcext:value-type="float">
            <text:p>383</text:p>
          </table:table-cell>
          <table:table-cell table:formula="of:=SUM([.L392:.AMJ392])" office:value-type="float" office:value="3" calcext:value-type="float">
            <text:p>3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<text:a xlink:href="https://www.doomworld.com/idgames/levels/doom2/Ports/a-c/balls" xlink:type="simple">https://www.doomworld.com/idgames/levels/doom2/Ports/a-c/balls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92:.AMJ392]); &quot;&quot;; [.L$2:.AMJ$2] &amp; &quot;: &quot; &amp; [.L392:.AMJ392]))" office:value-type="string" office:string-value="Li'l devil: 3" calcext:value-type="string">
            <text:p>Li'l devil: 3</text:p>
          </table:table-cell>
          <table:table-cell table:style-name="ce17" table:formula="of:=SUMPRODUCT(NOT(ISBLANK([.L392:.AMJ392])))" office:value-type="float" office:value="1" calcext:value-type="float">
            <text:p>1</text:p>
          </table:table-cell>
          <table:table-cell table:style-name="ce95" table:formula="of:=IF([.J392]&gt;2;AVERAGE([.L392:.AMJ392]);0)" office:value-type="float" office:value="0" calcext:value-type="float">
            <text:p>.000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6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83" calcext:value-type="float">
            <text:p>383</text:p>
          </table:table-cell>
          <table:table-cell table:formula="of:=SUM([.L393:.AMJ393])" office:value-type="float" office:value="3" calcext:value-type="float">
            <text:p>3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393:.AMJ393]); &quot;&quot;; [.L$2:.AMJ$2] &amp; &quot;: &quot; &amp; [.L393:.AMJ393]))" office:value-type="string" office:string-value="ax34: 3" calcext:value-type="string">
            <text:p>ax34: 3</text:p>
          </table:table-cell>
          <table:table-cell table:style-name="ce17" table:formula="of:=SUMPRODUCT(NOT(ISBLANK([.L393:.AMJ393])))" office:value-type="float" office:value="1" calcext:value-type="float">
            <text:p>1</text:p>
          </table:table-cell>
          <table:table-cell table:style-name="ce95" table:formula="of:=IF([.J393]&gt;2;AVERAGE([.L393:.AMJ393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83" calcext:value-type="float">
            <text:p>383</text:p>
          </table:table-cell>
          <table:table-cell table:formula="of:=SUM([.L394:.AMJ394])" office:value-type="float" office:value="3" calcext:value-type="float">
            <text:p>3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94:.AMJ394]); &quot;&quot;; [.L$2:.AMJ$2] &amp; &quot;: &quot; &amp; [.L394:.AMJ394]))" office:value-type="string" office:string-value="Doomkid: 1, TheGreenZap: 2" calcext:value-type="string">
            <text:p>Doomkid: 1, TheGreenZap: 2</text:p>
          </table:table-cell>
          <table:table-cell table:style-name="ce17" table:formula="of:=SUMPRODUCT(NOT(ISBLANK([.L394:.AMJ394])))" office:value-type="float" office:value="2" calcext:value-type="float">
            <text:p>2</text:p>
          </table:table-cell>
          <table:table-cell table:style-name="ce95" table:formula="of:=IF([.J394]&gt;2;AVERAGE([.L394:.AMJ394]);0)" office:value-type="float" office:value="0" calcext:value-type="float">
            <text:p>.00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58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83" calcext:value-type="float">
            <text:p>383</text:p>
          </table:table-cell>
          <table:table-cell table:formula="of:=SUM([.L395:.AMJ395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95:.AMJ395]); &quot;&quot;; [.L$2:.AMJ$2] &amp; &quot;: &quot; &amp; [.L395:.AMJ395]))" office:value-type="string" office:string-value="Jaromir Bergmann: 3" calcext:value-type="string">
            <text:p>Jaromir Bergmann: 3</text:p>
          </table:table-cell>
          <table:table-cell table:style-name="ce17" table:formula="of:=SUMPRODUCT(NOT(ISBLANK([.L395:.AMJ395])))" office:value-type="float" office:value="1" calcext:value-type="float">
            <text:p>1</text:p>
          </table:table-cell>
          <table:table-cell table:style-name="ce95" table:formula="of:=IF([.J395]&gt;2;AVERAGE([.L395:.AMJ395]);0)" office:value-type="float" office:value="0" calcext:value-type="float">
            <text:p>.000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83" calcext:value-type="float">
            <text:p>383</text:p>
          </table:table-cell>
          <table:table-cell table:formula="of:=SUM([.L396:.AMJ396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96:.AMJ396]); &quot;&quot;; [.L$2:.AMJ$2] &amp; &quot;: &quot; &amp; [.L396:.AMJ396]))" office:value-type="string" office:string-value="Paul977: 3" calcext:value-type="string">
            <text:p>Paul977: 3</text:p>
          </table:table-cell>
          <table:table-cell table:style-name="ce17" table:formula="of:=SUMPRODUCT(NOT(ISBLANK([.L396:.AMJ396])))" office:value-type="float" office:value="1" calcext:value-type="float">
            <text:p>1</text:p>
          </table:table-cell>
          <table:table-cell table:style-name="ce95" table:formula="of:=IF([.J396]&gt;2;AVERAGE([.L396:.AMJ396]);0)" office:value-type="float" office:value="0" calcext:value-type="float">
            <text:p>.000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83" calcext:value-type="float">
            <text:p>383</text:p>
          </table:table-cell>
          <table:table-cell table:formula="of:=SUM([.L397:.AMJ397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97:.AMJ397]); &quot;&quot;; [.L$2:.AMJ$2] &amp; &quot;: &quot; &amp; [.L397:.AMJ397]))" office:value-type="string" office:string-value="Paul977: 3" calcext:value-type="string">
            <text:p>Paul977: 3</text:p>
          </table:table-cell>
          <table:table-cell table:style-name="ce17" table:formula="of:=SUMPRODUCT(NOT(ISBLANK([.L397:.AMJ397])))" office:value-type="float" office:value="1" calcext:value-type="float">
            <text:p>1</text:p>
          </table:table-cell>
          <table:table-cell table:style-name="ce95" table:formula="of:=IF([.J397]&gt;2;AVERAGE([.L397:.AMJ397]);0)" office:value-type="float" office:value="0" calcext:value-type="float">
            <text:p>.000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83" calcext:value-type="float">
            <text:p>383</text:p>
          </table:table-cell>
          <table:table-cell table:formula="of:=SUM([.L398:.AMJ398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98:.AMJ398]); &quot;&quot;; [.L$2:.AMJ$2] &amp; &quot;: &quot; &amp; [.L398:.AMJ398]))" office:value-type="string" office:string-value="Paul977: 3" calcext:value-type="string">
            <text:p>Paul977: 3</text:p>
          </table:table-cell>
          <table:table-cell table:style-name="ce17" table:formula="of:=SUMPRODUCT(NOT(ISBLANK([.L398:.AMJ398])))" office:value-type="float" office:value="1" calcext:value-type="float">
            <text:p>1</text:p>
          </table:table-cell>
          <table:table-cell table:style-name="ce95" table:formula="of:=IF([.J398]&gt;2;AVERAGE([.L398:.AMJ398]);0)" office:value-type="float" office:value="0" calcext:value-type="float">
            <text:p>.000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83" calcext:value-type="float">
            <text:p>383</text:p>
          </table:table-cell>
          <table:table-cell table:formula="of:=SUM([.L399:.AMJ399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399:.AMJ399]); &quot;&quot;; [.L$2:.AMJ$2] &amp; &quot;: &quot; &amp; [.L399:.AMJ399]))" office:value-type="string" office:string-value="ax34: 3" calcext:value-type="string">
            <text:p>ax34: 3</text:p>
          </table:table-cell>
          <table:table-cell table:style-name="ce17" table:formula="of:=SUMPRODUCT(NOT(ISBLANK([.L399:.AMJ399])))" office:value-type="float" office:value="1" calcext:value-type="float">
            <text:p>1</text:p>
          </table:table-cell>
          <table:table-cell table:style-name="ce95" table:formula="of:=IF([.J399]&gt;2;AVERAGE([.L399:.AMJ399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83" calcext:value-type="float">
            <text:p>383</text:p>
          </table:table-cell>
          <table:table-cell table:formula="of:=SUM([.L400:.AMJ400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400:.AMJ400]); &quot;&quot;; [.L$2:.AMJ$2] &amp; &quot;: &quot; &amp; [.L400:.AMJ400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L400:.AMJ400])))" office:value-type="float" office:value="2" calcext:value-type="float">
            <text:p>2</text:p>
          </table:table-cell>
          <table:table-cell table:style-name="ce95" table:formula="of:=IF([.J400]&gt;2;AVERAGE([.L400:.AMJ400]);0)" office:value-type="float" office:value="0" calcext:value-type="float">
            <text:p>.000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83" calcext:value-type="float">
            <text:p>383</text:p>
          </table:table-cell>
          <table:table-cell table:formula="of:=SUM([.L401:.AMJ401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01:.AMJ401]); &quot;&quot;; [.L$2:.AMJ$2] &amp; &quot;: &quot; &amp; [.L401:.AMJ401]))" office:value-type="string" office:string-value="smeghammer: 3" calcext:value-type="string">
            <text:p>smeghammer: 3</text:p>
          </table:table-cell>
          <table:table-cell table:style-name="ce17" table:formula="of:=SUMPRODUCT(NOT(ISBLANK([.L401:.AMJ401])))" office:value-type="float" office:value="1" calcext:value-type="float">
            <text:p>1</text:p>
          </table:table-cell>
          <table:table-cell table:style-name="ce95" table:formula="of:=IF([.J401]&gt;2;AVERAGE([.L401:.AMJ401]);0)" office:value-type="float" office:value="0" calcext:value-type="float">
            <text:p>.000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83" calcext:value-type="float">
            <text:p>383</text:p>
          </table:table-cell>
          <table:table-cell table:formula="of:=SUM([.L402:.AMJ402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02:.AMJ402]); &quot;&quot;; [.L$2:.AMJ$2] &amp; &quot;: &quot; &amp; [.L402:.AMJ402]))" office:value-type="string" office:string-value="Nirvana: 3" calcext:value-type="string">
            <text:p>Nirvana: 3</text:p>
          </table:table-cell>
          <table:table-cell table:style-name="ce17" table:formula="of:=SUMPRODUCT(NOT(ISBLANK([.L402:.AMJ402])))" office:value-type="float" office:value="1" calcext:value-type="float">
            <text:p>1</text:p>
          </table:table-cell>
          <table:table-cell table:style-name="ce95" table:formula="of:=IF([.J402]&gt;2;AVERAGE([.L402:.AMJ402]);0)" office:value-type="float" office:value="0" calcext:value-type="float">
            <text:p>.000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83" calcext:value-type="float">
            <text:p>383</text:p>
          </table:table-cell>
          <table:table-cell table:formula="of:=SUM([.L403:.AMJ403])" office:value-type="float" office:value="3" calcext:value-type="float">
            <text:p>3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403:.AMJ403]); &quot;&quot;; [.L$2:.AMJ$2] &amp; &quot;: &quot; &amp; [.L403:.AMJ403]))" office:value-type="string" office:string-value="Lorenz0: 3" calcext:value-type="string">
            <text:p>Lorenz0: 3</text:p>
          </table:table-cell>
          <table:table-cell table:style-name="ce17" table:formula="of:=SUMPRODUCT(NOT(ISBLANK([.L403:.AMJ403])))" office:value-type="float" office:value="1" calcext:value-type="float">
            <text:p>1</text:p>
          </table:table-cell>
          <table:table-cell table:style-name="ce95" table:formula="of:=IF([.J403]&gt;2;AVERAGE([.L403:.AMJ403]);0)" office:value-type="float" office:value="0" calcext:value-type="float">
            <text:p>.000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401" calcext:value-type="float">
            <text:p>401</text:p>
          </table:table-cell>
          <table:table-cell table:formula="of:=IF([.C404]&lt;[.C403]; [.A404]; [.B403])" office:value-type="float" office:value="383" calcext:value-type="float">
            <text:p>383</text:p>
          </table:table-cell>
          <table:table-cell table:formula="of:=SUM([.L404:.AMJ404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04:.AMJ404]); &quot;&quot;; [.L$2:.AMJ$2] &amp; &quot;: &quot; &amp; [.L404:.AMJ404]))" office:value-type="string" office:string-value="ax34: 3" calcext:value-type="string">
            <text:p>ax34: 3</text:p>
          </table:table-cell>
          <table:table-cell table:style-name="ce17" table:formula="of:=SUMPRODUCT(NOT(ISBLANK([.L404:.AMJ404])))" office:value-type="float" office:value="1" calcext:value-type="float">
            <text:p>1</text:p>
          </table:table-cell>
          <table:table-cell table:style-name="ce95" table:formula="of:=IF([.J404]&gt;2;AVERAGE([.L404:.AMJ404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402" calcext:value-type="float">
            <text:p>402</text:p>
          </table:table-cell>
          <table:table-cell table:formula="of:=IF([.C405]&lt;[.C404]; [.A405]; [.B404])" office:value-type="float" office:value="383" calcext:value-type="float">
            <text:p>383</text:p>
          </table:table-cell>
          <table:table-cell table:formula="of:=SUM([.L405:.AMJ405])" office:value-type="float" office:value="3" calcext:value-type="float">
            <text:p>3</text:p>
          </table:table-cell>
          <table:table-cell table:style-name="ce107" office:value-type="string" calcext:value-type="string">
            <text:p>Favillesco Alpha Episode 2: Desecration on Thebe</text:p>
          </table:table-cell>
          <table:table-cell office:value-type="string" calcext:value-type="string">
            <text:p><text:a xlink:href="https://www.doomworld.com/idgames/levels/doom/d-f/faviae21" xlink:type="simple">https://www.doomworld.com/idgames/levels/doom/d-f/faviae21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405:.AMJ405]); &quot;&quot;; [.L$2:.AMJ$2] &amp; &quot;: &quot; &amp; [.L405:.AMJ405]))" office:value-type="string" office:string-value="Ezepov: 3" calcext:value-type="string">
            <text:p>Ezepov: 3</text:p>
          </table:table-cell>
          <table:table-cell table:style-name="ce17" table:formula="of:=SUMPRODUCT(NOT(ISBLANK([.L405:.AMJ405])))" office:value-type="float" office:value="1" calcext:value-type="float">
            <text:p>1</text:p>
          </table:table-cell>
          <table:table-cell table:style-name="ce95" table:formula="of:=IF([.J405]&gt;2;AVERAGE([.L405:.AMJ405]);0)" office:value-type="float" office:value="0" calcext:value-type="float">
            <text:p>.000</text:p>
          </table:table-cell>
          <table:table-cell table:number-columns-repeated="176"/>
          <table:table-cell office:value-type="float" office:value="3" calcext:value-type="float">
            <text:p>3</text:p>
          </table:table-cell>
          <table:table-cell table:number-columns-repeated="836"/>
        </table:table-row>
        <table:table-row table:style-name="ro3">
          <table:table-cell office:value-type="float" office:value="403" calcext:value-type="float">
            <text:p>403</text:p>
          </table:table-cell>
          <table:table-cell table:formula="of:=IF([.C406]&lt;[.C405]; [.A406]; [.B405])" office:value-type="float" office:value="383" calcext:value-type="float">
            <text:p>383</text:p>
          </table:table-cell>
          <table:table-cell table:formula="of:=SUM([.L406:.AMJ406])" office:value-type="float" office:value="3" calcext:value-type="float">
            <text:p>3</text:p>
          </table:table-cell>
          <table:table-cell office:value-type="string" calcext:value-type="string">
            <text:p>frog_and_toad.wad</text:p>
          </table:table-cell>
          <table:table-cell office:value-type="string" calcext:value-type="string">
            <text:p><text:a xlink:href="https://www.doomworld.com/forum/topic/106186-frog_and_toadwad-12-maps/" xlink:type="simple">https://www.doomworld.com/forum/topic/106186-frog_and_toadwad-12-maps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406:.AMJ406]); &quot;&quot;; [.L$2:.AMJ$2] &amp; &quot;: &quot; &amp; [.L406:.AMJ406]))" office:value-type="string" office:string-value="akolai: 3" calcext:value-type="string">
            <text:p>akolai: 3</text:p>
          </table:table-cell>
          <table:table-cell table:style-name="ce17" table:formula="of:=SUMPRODUCT(NOT(ISBLANK([.L406:.AMJ406])))" office:value-type="float" office:value="1" calcext:value-type="float">
            <text:p>1</text:p>
          </table:table-cell>
          <table:table-cell table:style-name="ce95" table:formula="of:=IF([.J406]&gt;2;AVERAGE([.L406:.AMJ406]);0)" office:value-type="float" office:value="0" calcext:value-type="float">
            <text:p>.000</text:p>
          </table:table-cell>
          <table:table-cell table:number-columns-repeated="177"/>
          <table:table-cell office:value-type="float" office:value="3" calcext:value-type="float">
            <text:p>3</text:p>
          </table:table-cell>
          <table:table-cell table:number-columns-repeated="835"/>
        </table:table-row>
        <table:table-row table:style-name="ro3">
          <table:table-cell office:value-type="float" office:value="404" calcext:value-type="float">
            <text:p>404</text:p>
          </table:table-cell>
          <table:table-cell table:formula="of:=IF([.C407]&lt;[.C406]; [.A407]; [.B406])" office:value-type="float" office:value="383" calcext:value-type="float">
            <text:p>383</text:p>
          </table:table-cell>
          <table:table-cell table:formula="of:=SUM([.L407:.AMJ407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407:.AMJ407]); &quot;&quot;; [.L$2:.AMJ$2] &amp; &quot;: &quot; &amp; [.L407:.AMJ407]))" office:value-type="string" office:string-value="Woolie Wool: 3" calcext:value-type="string">
            <text:p>Woolie Wool: 3</text:p>
          </table:table-cell>
          <table:table-cell table:style-name="ce17" table:formula="of:=SUMPRODUCT(NOT(ISBLANK([.L407:.AMJ407])))" office:value-type="float" office:value="1" calcext:value-type="float">
            <text:p>1</text:p>
          </table:table-cell>
          <table:table-cell table:style-name="ce95" table:formula="of:=IF([.J407]&gt;2;AVERAGE([.L407:.AMJ407]);0)" office:value-type="float" office:value="0" calcext:value-type="float">
            <text:p>.000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405" calcext:value-type="float">
            <text:p>405</text:p>
          </table:table-cell>
          <table:table-cell table:formula="of:=IF([.C408]&lt;[.C407]; [.A408]; [.B407])" office:value-type="float" office:value="383" calcext:value-type="float">
            <text:p>383</text:p>
          </table:table-cell>
          <table:table-cell table:formula="of:=SUM([.L408:.AMJ408])" office:value-type="float" office:value="3" calcext:value-type="float">
            <text:p>3</text:p>
          </table:table-cell>
          <table:table-cell table:style-name="ce107" office:value-type="string" calcext:value-type="string">
            <text:p>Hellish Rogues</text:p>
          </table:table-cell>
          <table:table-cell office:value-type="string" calcext:value-type="string">
            <text:p><text:a xlink:href="https://www.doomworld.com/forum/topic/113414-wip-hellish-rogues-a-new-mappers-first-mapset-feb-15th-2021-near-final-version-available/" xlink:type="simple">https://www.doomworld.com/forum/topic/113414-wip-hellish-rogues-a-new-mappers-first-mapset-feb-15th-2021-near-final-version-availabl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408:.AMJ408]); &quot;&quot;; [.L$2:.AMJ$2] &amp; &quot;: &quot; &amp; [.L408:.AMJ408]))" office:value-type="string" office:string-value="dei_eldren: 3" calcext:value-type="string">
            <text:p>dei_eldren: 3</text:p>
          </table:table-cell>
          <table:table-cell table:style-name="ce17" table:formula="of:=SUMPRODUCT(NOT(ISBLANK([.L408:.AMJ408])))" office:value-type="float" office:value="1" calcext:value-type="float">
            <text:p>1</text:p>
          </table:table-cell>
          <table:table-cell table:style-name="ce95" table:formula="of:=IF([.J408]&gt;2;AVERAGE([.L408:.AMJ408]);0)" office:value-type="float" office:value="0" calcext:value-type="float">
            <text:p>.000</text:p>
          </table:table-cell>
          <table:table-cell table:number-columns-repeated="146"/>
          <table:table-cell office:value-type="float" office:value="3" calcext:value-type="float">
            <text:p>3</text:p>
          </table:table-cell>
          <table:table-cell table:number-columns-repeated="866"/>
        </table:table-row>
        <table:table-row table:style-name="ro3">
          <table:table-cell office:value-type="float" office:value="406" calcext:value-type="float">
            <text:p>406</text:p>
          </table:table-cell>
          <table:table-cell table:formula="of:=IF([.C409]&lt;[.C408]; [.A409]; [.B408])" office:value-type="float" office:value="383" calcext:value-type="float">
            <text:p>383</text:p>
          </table:table-cell>
          <table:table-cell table:formula="of:=SUM([.L409:.AMJ409])" office:value-type="float" office:value="3" calcext:value-type="float">
            <text:p>3</text:p>
          </table:table-cell>
          <table:table-cell table:style-name="ce71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09:.AMJ409]); &quot;&quot;; [.L$2:.AMJ$2] &amp; &quot;: &quot; &amp; [.L409:.AMJ409]))" office:value-type="string" office:string-value="Red-XIII: 3" calcext:value-type="string">
            <text:p>Red-XIII: 3</text:p>
          </table:table-cell>
          <table:table-cell table:style-name="ce17" table:formula="of:=SUMPRODUCT(NOT(ISBLANK([.L409:.AMJ409])))" office:value-type="float" office:value="1" calcext:value-type="float">
            <text:p>1</text:p>
          </table:table-cell>
          <table:table-cell table:style-name="ce95" table:formula="of:=IF([.J409]&gt;2;AVERAGE([.L409:.AMJ409]);0)" office:value-type="float" office:value="0" calcext:value-type="float">
            <text:p>.000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407" calcext:value-type="float">
            <text:p>407</text:p>
          </table:table-cell>
          <table:table-cell table:formula="of:=IF([.C410]&lt;[.C409]; [.A410]; [.B409])" office:value-type="float" office:value="383" calcext:value-type="float">
            <text:p>383</text:p>
          </table:table-cell>
          <table:table-cell table:formula="of:=SUM([.L410:.AMJ410])" office:value-type="float" office:value="3" calcext:value-type="float">
            <text:p>3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10:.AMJ410]); &quot;&quot;; [.L$2:.AMJ$2] &amp; &quot;: &quot; &amp; [.L410:.AMJ410]))" office:value-type="string" office:string-value="Phobus: 2, whybmonotacrab: 1" calcext:value-type="string">
            <text:p>Phobus: 2, whybmonotacrab: 1</text:p>
          </table:table-cell>
          <table:table-cell table:style-name="ce17" table:formula="of:=SUMPRODUCT(NOT(ISBLANK([.L410:.AMJ410])))" office:value-type="float" office:value="2" calcext:value-type="float">
            <text:p>2</text:p>
          </table:table-cell>
          <table:table-cell table:style-name="ce95" table:formula="of:=IF([.J410]&gt;2;AVERAGE([.L410:.AMJ410]);0)" office:value-type="float" office:value="0" calcext:value-type="float">
            <text:p>.000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44"/>
        </table:table-row>
        <table:table-row table:style-name="ro3">
          <table:table-cell office:value-type="float" office:value="408" calcext:value-type="float">
            <text:p>408</text:p>
          </table:table-cell>
          <table:table-cell table:formula="of:=IF([.C411]&lt;[.C410]; [.A411]; [.B410])" office:value-type="float" office:value="383" calcext:value-type="float">
            <text:p>383</text:p>
          </table:table-cell>
          <table:table-cell table:formula="of:=SUM([.L411:.AMJ411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411:.AMJ411]); &quot;&quot;; [.L$2:.AMJ$2] &amp; &quot;: &quot; &amp; [.L411:.AMJ411]))" office:value-type="string" office:string-value="MFG38: 3" calcext:value-type="string">
            <text:p>MFG38: 3</text:p>
          </table:table-cell>
          <table:table-cell table:style-name="ce17" table:formula="of:=SUMPRODUCT(NOT(ISBLANK([.L411:.AMJ411])))" office:value-type="float" office:value="1" calcext:value-type="float">
            <text:p>1</text:p>
          </table:table-cell>
          <table:table-cell table:style-name="ce95" table:formula="of:=IF([.J411]&gt;2;AVERAGE([.L411:.AMJ411]);0)" office:value-type="float" office:value="0" calcext:value-type="float">
            <text:p>.000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office:value-type="float" office:value="409" calcext:value-type="float">
            <text:p>409</text:p>
          </table:table-cell>
          <table:table-cell table:formula="of:=IF([.C412]&lt;[.C411]; [.A412]; [.B411])" office:value-type="float" office:value="383" calcext:value-type="float">
            <text:p>383</text:p>
          </table:table-cell>
          <table:table-cell table:formula="of:=SUM([.L412:.AMJ412])" office:value-type="float" office:value="3" calcext:value-type="float">
            <text:p>3</text:p>
          </table:table-cell>
          <table:table-cell office:value-type="string" calcext:value-type="string">
            <text:p>Lunar Outpost 359</text:p>
          </table:table-cell>
          <table:table-cell office:value-type="string" calcext:value-type="string">
            <text:p><text:a xlink:href="https://www.doomworld.com/forum/topic/117417-lunar-outpost-359-wip-wad-updated-2132021-revamped-older-levels/" xlink:type="simple">https://www.doomworld.com/forum/topic/117417-lunar-outpost-359-wip-wad-updated-2132021-revamped-older-level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NT</text:p>
          </table:table-cell>
          <table:table-cell office:value-type="float" office:value="10" calcext:value-type="float">
            <text:p>10</text:p>
          </table:table-cell>
          <table:table-cell table:style-name="ce16" table:number-matrix-columns-spanned="1" table:number-matrix-rows-spanned="1" table:formula="of:=COM.MICROSOFT.TEXTJOIN(&quot;, &quot;; 1; IF(ISBLANK([.L412:.AMJ412]); &quot;&quot;; [.L$2:.AMJ$2] &amp; &quot;: &quot; &amp; [.L412:.AMJ412]))" office:value-type="string" office:string-value="dei_eldren: 3" calcext:value-type="string">
            <text:p>dei_eldren: 3</text:p>
          </table:table-cell>
          <table:table-cell table:style-name="ce17" table:formula="of:=SUMPRODUCT(NOT(ISBLANK([.L412:.AMJ412])))" office:value-type="float" office:value="1" calcext:value-type="float">
            <text:p>1</text:p>
          </table:table-cell>
          <table:table-cell table:style-name="ce95" table:formula="of:=IF([.J412]&gt;2;AVERAGE([.L412:.AMJ412]);0)" office:value-type="float" office:value="0" calcext:value-type="float">
            <text:p>.000</text:p>
          </table:table-cell>
          <table:table-cell table:number-columns-repeated="146"/>
          <table:table-cell office:value-type="float" office:value="3" calcext:value-type="float">
            <text:p>3</text:p>
          </table:table-cell>
          <table:table-cell table:number-columns-repeated="866"/>
        </table:table-row>
        <table:table-row table:style-name="ro3">
          <table:table-cell office:value-type="float" office:value="410" calcext:value-type="float">
            <text:p>410</text:p>
          </table:table-cell>
          <table:table-cell table:formula="of:=IF([.C413]&lt;[.C412]; [.A413]; [.B412])" office:value-type="float" office:value="383" calcext:value-type="float">
            <text:p>383</text:p>
          </table:table-cell>
          <table:table-cell table:formula="of:=SUM([.L413:.AMJ413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57" calcext:value-type="float">
            <text:p>57</text:p>
          </table:table-cell>
          <table:table-cell table:style-name="ce16" table:number-matrix-columns-spanned="1" table:number-matrix-rows-spanned="1" table:formula="of:=COM.MICROSOFT.TEXTJOIN(&quot;, &quot;; 1; IF(ISBLANK([.L413:.AMJ413]); &quot;&quot;; [.L$2:.AMJ$2] &amp; &quot;: &quot; &amp; [.L413:.AMJ413]))" office:value-type="string" office:string-value="I_Punch_Demons: 3" calcext:value-type="string">
            <text:p>I_Punch_Demons: 3</text:p>
          </table:table-cell>
          <table:table-cell table:style-name="ce17" table:formula="of:=SUMPRODUCT(NOT(ISBLANK([.L413:.AMJ413])))" office:value-type="float" office:value="1" calcext:value-type="float">
            <text:p>1</text:p>
          </table:table-cell>
          <table:table-cell table:style-name="ce95" table:formula="of:=IF([.J413]&gt;2;AVERAGE([.L413:.AMJ413]);0)" office:value-type="float" office:value="0" calcext:value-type="float">
            <text:p>.000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411" calcext:value-type="float">
            <text:p>411</text:p>
          </table:table-cell>
          <table:table-cell table:formula="of:=IF([.C414]&lt;[.C413]; [.A414]; [.B413])" office:value-type="float" office:value="383" calcext:value-type="float">
            <text:p>383</text:p>
          </table:table-cell>
          <table:table-cell table:formula="of:=SUM([.L414:.AMJ414])" office:value-type="float" office:value="3" calcext:value-type="float">
            <text:p>3</text:p>
          </table:table-cell>
          <table:table-cell office:value-type="string" calcext:value-type="string">
            <text:p>Marine Assault</text:p>
          </table:table-cell>
          <table:table-cell office:value-type="string" calcext:value-type="string">
            <text:p><text:a xlink:href="https://zdoom.org/wiki/Marine_Assault" xlink:type="simple">https://zdoom.org/wiki/Marine_Assault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14:.AMJ414]); &quot;&quot;; [.L$2:.AMJ$2] &amp; &quot;: &quot; &amp; [.L414:.AMJ414]))" office:value-type="string" office:string-value="Li'l devil: 3" calcext:value-type="string">
            <text:p>Li'l devil: 3</text:p>
          </table:table-cell>
          <table:table-cell table:style-name="ce17" table:formula="of:=SUMPRODUCT(NOT(ISBLANK([.L414:.AMJ414])))" office:value-type="float" office:value="1" calcext:value-type="float">
            <text:p>1</text:p>
          </table:table-cell>
          <table:table-cell table:style-name="ce95" table:formula="of:=IF([.J414]&gt;2;AVERAGE([.L414:.AMJ414]);0)" office:value-type="float" office:value="0" calcext:value-type="float">
            <text:p>.000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6"/>
        </table:table-row>
        <table:table-row table:style-name="ro3">
          <table:table-cell office:value-type="float" office:value="412" calcext:value-type="float">
            <text:p>412</text:p>
          </table:table-cell>
          <table:table-cell table:formula="of:=IF([.C415]&lt;[.C414]; [.A415]; [.B414])" office:value-type="float" office:value="383" calcext:value-type="float">
            <text:p>383</text:p>
          </table:table-cell>
          <table:table-cell table:formula="of:=SUM([.L415:.AMJ415])" office:value-type="float" office:value="3" calcext:value-type="float">
            <text:p>3</text:p>
          </table:table-cell>
          <table:table-cell table:style-name="ce72" office:value-type="string" calcext:value-type="string">
            <text:p>Nilla DooM</text:p>
          </table:table-cell>
          <table:table-cell table:style-name="Default" office:value-type="string" calcext:value-type="string">
            <text:p><text:a xlink:href="https://www.doomworld.com/idgames/levels/doom2/m-o/nilla" xlink:type="simple">https://www.doomworld.com/idgames/levels/doom2/m-o/nilla</text:a>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415:.AMJ415]); &quot;&quot;; [.L$2:.AMJ$2] &amp; &quot;: &quot; &amp; [.L415:.AMJ415]))" office:value-type="string" office:string-value="roadworx: 3" calcext:value-type="string">
            <text:p>roadworx: 3</text:p>
          </table:table-cell>
          <table:table-cell table:style-name="ce17" table:formula="of:=SUMPRODUCT(NOT(ISBLANK([.L415:.AMJ415])))" office:value-type="float" office:value="1" calcext:value-type="float">
            <text:p>1</text:p>
          </table:table-cell>
          <table:table-cell table:style-name="ce95" table:formula="of:=IF([.J415]&gt;2;AVERAGE([.L415:.AMJ415]);0)" office:value-type="float" office:value="0" calcext:value-type="float">
            <text:p>.000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413" calcext:value-type="float">
            <text:p>413</text:p>
          </table:table-cell>
          <table:table-cell table:formula="of:=IF([.C416]&lt;[.C415]; [.A416]; [.B415])" office:value-type="float" office:value="383" calcext:value-type="float">
            <text:p>383</text:p>
          </table:table-cell>
          <table:table-cell table:formula="of:=SUM([.L416:.AMJ416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16:.AMJ416]); &quot;&quot;; [.L$2:.AMJ$2] &amp; &quot;: &quot; &amp; [.L416:.AMJ416]))" office:value-type="string" office:string-value="Jaws In Space: 3" calcext:value-type="string">
            <text:p>Jaws In Space: 3</text:p>
          </table:table-cell>
          <table:table-cell table:style-name="ce17" table:formula="of:=SUMPRODUCT(NOT(ISBLANK([.L416:.AMJ416])))" office:value-type="float" office:value="1" calcext:value-type="float">
            <text:p>1</text:p>
          </table:table-cell>
          <table:table-cell table:style-name="ce95" table:formula="of:=IF([.J416]&gt;2;AVERAGE([.L416:.AMJ416]);0)" office:value-type="float" office:value="0" calcext:value-type="float">
            <text:p>.0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414" calcext:value-type="float">
            <text:p>414</text:p>
          </table:table-cell>
          <table:table-cell table:formula="of:=IF([.C417]&lt;[.C416]; [.A417]; [.B416])" office:value-type="float" office:value="383" calcext:value-type="float">
            <text:p>383</text:p>
          </table:table-cell>
          <table:table-cell table:formula="of:=SUM([.L417:.AMJ417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string" calcext:value-type="string">
            <text:p>Doom II</text:p>
          </table:table-cell>
          <table:table-cell table:style-name="Default"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417:.AMJ417]); &quot;&quot;; [.L$2:.AMJ$2] &amp; &quot;: &quot; &amp; [.L417:.AMJ417]))" office:value-type="string" office:string-value="ax34: 3" calcext:value-type="string">
            <text:p>ax34: 3</text:p>
          </table:table-cell>
          <table:table-cell table:style-name="ce17" table:formula="of:=SUMPRODUCT(NOT(ISBLANK([.L417:.AMJ417])))" office:value-type="float" office:value="1" calcext:value-type="float">
            <text:p>1</text:p>
          </table:table-cell>
          <table:table-cell table:style-name="ce95" table:formula="of:=IF([.J417]&gt;2;AVERAGE([.L417:.AMJ417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415" calcext:value-type="float">
            <text:p>415</text:p>
          </table:table-cell>
          <table:table-cell table:formula="of:=IF([.C418]&lt;[.C417]; [.A418]; [.B417])" office:value-type="float" office:value="383" calcext:value-type="float">
            <text:p>383</text:p>
          </table:table-cell>
          <table:table-cell table:formula="of:=SUM([.L418:.AMJ418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lutonia</text:p>
          </table:table-cell>
          <table:table-cell office:value-type="float" office:value="0" calcext:value-type="float">
            <text:p>0</text:p>
          </table:table-cell>
          <table:table-cell table:style-name="ce16" table:number-matrix-columns-spanned="1" table:number-matrix-rows-spanned="1" table:formula="of:=COM.MICROSOFT.TEXTJOIN(&quot;, &quot;; 1; IF(ISBLANK([.L418:.AMJ418]); &quot;&quot;; [.L$2:.AMJ$2] &amp; &quot;: &quot; &amp; [.L418:.AMJ418]))" office:value-type="string" office:string-value="Diabolución: 1, DJVCardMaster: 2" calcext:value-type="string">
            <text:p>Diabolución: 1, DJVCardMaster: 2</text:p>
          </table:table-cell>
          <table:table-cell table:style-name="ce17" table:formula="of:=SUMPRODUCT(NOT(ISBLANK([.L418:.AMJ418])))" office:value-type="float" office:value="2" calcext:value-type="float">
            <text:p>2</text:p>
          </table:table-cell>
          <table:table-cell table:style-name="ce95" table:formula="of:=IF([.J418]&gt;2;AVERAGE([.L418:.AMJ418]);0)" office:value-type="float" office:value="0" calcext:value-type="float">
            <text:p>.000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07"/>
        </table:table-row>
        <table:table-row table:style-name="ro3">
          <table:table-cell office:value-type="float" office:value="416" calcext:value-type="float">
            <text:p>416</text:p>
          </table:table-cell>
          <table:table-cell table:formula="of:=IF([.C419]&lt;[.C418]; [.A419]; [.B418])" office:value-type="float" office:value="383" calcext:value-type="float">
            <text:p>383</text:p>
          </table:table-cell>
          <table:table-cell table:formula="of:=SUM([.L419:.AMJ419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ndalone</text:p>
          </table:table-cell>
          <table:table-cell office:value-type="float" office:value="18" calcext:value-type="float">
            <text:p>18</text:p>
          </table:table-cell>
          <table:table-cell table:style-name="ce16" table:number-matrix-columns-spanned="1" table:number-matrix-rows-spanned="1" table:formula="of:=COM.MICROSOFT.TEXTJOIN(&quot;, &quot;; 1; IF(ISBLANK([.L419:.AMJ419]); &quot;&quot;; [.L$2:.AMJ$2] &amp; &quot;: &quot; &amp; [.L419:.AMJ419]))" office:value-type="string" office:string-value="ax34: 3" calcext:value-type="string">
            <text:p>ax34: 3</text:p>
          </table:table-cell>
          <table:table-cell table:style-name="ce17" table:formula="of:=SUMPRODUCT(NOT(ISBLANK([.L419:.AMJ419])))" office:value-type="float" office:value="1" calcext:value-type="float">
            <text:p>1</text:p>
          </table:table-cell>
          <table:table-cell table:style-name="ce95" table:formula="of:=IF([.J419]&gt;2;AVERAGE([.L419:.AMJ419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417" calcext:value-type="float">
            <text:p>417</text:p>
          </table:table-cell>
          <table:table-cell table:formula="of:=IF([.C420]&lt;[.C419]; [.A420]; [.B419])" office:value-type="float" office:value="383" calcext:value-type="float">
            <text:p>383</text:p>
          </table:table-cell>
          <table:table-cell table:formula="of:=SUM([.L420:.AMJ420])" office:value-type="float" office:value="3" calcext:value-type="float">
            <text:p>3</text:p>
          </table:table-cell>
          <table:table-cell table:style-name="ce107"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420:.AMJ420]); &quot;&quot;; [.L$2:.AMJ$2] &amp; &quot;: &quot; &amp; [.L420:.AMJ420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L420:.AMJ420])))" office:value-type="float" office:value="2" calcext:value-type="float">
            <text:p>2</text:p>
          </table:table-cell>
          <table:table-cell table:style-name="ce95" table:formula="of:=IF([.J420]&gt;2;AVERAGE([.L420:.AMJ420]);0)" office:value-type="float" office:value="0" calcext:value-type="float">
            <text:p>.000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418" calcext:value-type="float">
            <text:p>418</text:p>
          </table:table-cell>
          <table:table-cell table:formula="of:=IF([.C421]&lt;[.C420]; [.A421]; [.B420])" office:value-type="float" office:value="383" calcext:value-type="float">
            <text:p>383</text:p>
          </table:table-cell>
          <table:table-cell table:formula="of:=SUM([.L421:.AMJ421])" office:value-type="float" office:value="3" calcext:value-type="float">
            <text:p>3</text:p>
          </table:table-cell>
          <table:table-cell table:style-name="ce107"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xen</text:p>
          </table:table-cell>
          <table:table-cell office:value-type="float" office:value="25" calcext:value-type="float">
            <text:p>25</text:p>
          </table:table-cell>
          <table:table-cell table:style-name="ce16" table:number-matrix-columns-spanned="1" table:number-matrix-rows-spanned="1" table:formula="of:=COM.MICROSOFT.TEXTJOIN(&quot;, &quot;; 1; IF(ISBLANK([.L421:.AMJ421]); &quot;&quot;; [.L$2:.AMJ$2] &amp; &quot;: &quot; &amp; [.L421:.AMJ421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L421:.AMJ421])))" office:value-type="float" office:value="1" calcext:value-type="float">
            <text:p>1</text:p>
          </table:table-cell>
          <table:table-cell table:style-name="ce95" table:formula="of:=IF([.J421]&gt;2;AVERAGE([.L421:.AMJ421]);0)" office:value-type="float" office:value="0" calcext:value-type="float">
            <text:p>.000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419" calcext:value-type="float">
            <text:p>419</text:p>
          </table:table-cell>
          <table:table-cell table:formula="of:=IF([.C422]&lt;[.C421]; [.A422]; [.B421])" office:value-type="float" office:value="383" calcext:value-type="float">
            <text:p>383</text:p>
          </table:table-cell>
          <table:table-cell table:formula="of:=SUM([.L422:.AMJ422])" office:value-type="float" office:value="3" calcext:value-type="float">
            <text:p>3</text:p>
          </table:table-cell>
          <table:table-cell table:style-name="ce107" office:value-type="string" calcext:value-type="string">
            <text:p>Syringe</text:p>
          </table:table-cell>
          <table:table-cell office:value-type="string" calcext:value-type="string">
            <text:p><text:a xlink:href="https://www.doomworld.com/forum/topic/110956-syringe-v11-now-an-official-addon-oh-snap/" xlink:type="simple">https://www.doomworld.com/forum/topic/110956-syringe-v11-now-an-official-addon-oh-snap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422:.AMJ422]); &quot;&quot;; [.L$2:.AMJ$2] &amp; &quot;: &quot; &amp; [.L422:.AMJ422]))" office:value-type="string" office:string-value="dosboot: 1, Xeogred: 2" calcext:value-type="string">
            <text:p>dosboot: 1, Xeogred: 2</text:p>
          </table:table-cell>
          <table:table-cell table:style-name="ce17" table:formula="of:=SUMPRODUCT(NOT(ISBLANK([.L422:.AMJ422])))" office:value-type="float" office:value="2" calcext:value-type="float">
            <text:p>2</text:p>
          </table:table-cell>
          <table:table-cell table:style-name="ce95" table:formula="of:=IF([.J422]&gt;2;AVERAGE([.L422:.AMJ422]);0)" office:value-type="float" office:value="0" calcext:value-type="float">
            <text:p>.000</text:p>
          </table:table-cell>
          <table:table-cell table:number-columns-repeated="15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43"/>
        </table:table-row>
        <table:table-row table:style-name="ro3">
          <table:table-cell office:value-type="float" office:value="420" calcext:value-type="float">
            <text:p>420</text:p>
          </table:table-cell>
          <table:table-cell table:formula="of:=IF([.C423]&lt;[.C422]; [.A423]; [.B422])" office:value-type="float" office:value="383" calcext:value-type="float">
            <text:p>383</text:p>
          </table:table-cell>
          <table:table-cell table:formula="of:=SUM([.L423:.AMJ423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423:.AMJ423]); &quot;&quot;; [.L$2:.AMJ$2] &amp; &quot;: &quot; &amp; [.L423:.AMJ423]))" office:value-type="string" office:string-value="bzzrak: 3" calcext:value-type="string">
            <text:p>bzzrak: 3</text:p>
          </table:table-cell>
          <table:table-cell table:style-name="ce17" table:formula="of:=SUMPRODUCT(NOT(ISBLANK([.L423:.AMJ423])))" office:value-type="float" office:value="1" calcext:value-type="float">
            <text:p>1</text:p>
          </table:table-cell>
          <table:table-cell table:style-name="ce95" table:formula="of:=IF([.J423]&gt;2;AVERAGE([.L423:.AMJ423]);0)" office:value-type="float" office:value="0" calcext:value-type="float">
            <text:p>.00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421" calcext:value-type="float">
            <text:p>421</text:p>
          </table:table-cell>
          <table:table-cell table:formula="of:=IF([.C424]&lt;[.C423]; [.A424]; [.B423])" office:value-type="float" office:value="383" calcext:value-type="float">
            <text:p>383</text:p>
          </table:table-cell>
          <table:table-cell table:formula="of:=SUM([.L424:.AMJ424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office:value-type="float" office:value="24" calcext:value-type="float">
            <text:p>24</text:p>
          </table:table-cell>
          <table:table-cell table:style-name="ce16" table:number-matrix-columns-spanned="1" table:number-matrix-rows-spanned="1" table:formula="of:=COM.MICROSOFT.TEXTJOIN(&quot;, &quot;; 1; IF(ISBLANK([.L424:.AMJ424]); &quot;&quot;; [.L$2:.AMJ$2] &amp; &quot;: &quot; &amp; [.L424:.AMJ424]))" office:value-type="string" office:string-value="Diabolución: 3" calcext:value-type="string">
            <text:p>Diabolución: 3</text:p>
          </table:table-cell>
          <table:table-cell table:style-name="ce17" table:formula="of:=SUMPRODUCT(NOT(ISBLANK([.L424:.AMJ424])))" office:value-type="float" office:value="1" calcext:value-type="float">
            <text:p>1</text:p>
          </table:table-cell>
          <table:table-cell table:style-name="ce95" table:formula="of:=IF([.J424]&gt;2;AVERAGE([.L424:.AMJ424]);0)" office:value-type="float" office:value="0" calcext:value-type="float">
            <text:p>.000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28"/>
        </table:table-row>
        <table:table-row table:style-name="ro3">
          <table:table-cell office:value-type="float" office:value="422" calcext:value-type="float">
            <text:p>422</text:p>
          </table:table-cell>
          <table:table-cell table:formula="of:=IF([.C425]&lt;[.C424]; [.A425]; [.B424])" office:value-type="float" office:value="383" calcext:value-type="float">
            <text:p>383</text:p>
          </table:table-cell>
          <table:table-cell table:formula="of:=SUM([.L425:.AMJ425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6" calcext:value-type="float">
            <text:p>16</text:p>
          </table:table-cell>
          <table:table-cell table:style-name="ce16" table:number-matrix-columns-spanned="1" table:number-matrix-rows-spanned="1" table:formula="of:=COM.MICROSOFT.TEXTJOIN(&quot;, &quot;; 1; IF(ISBLANK([.L425:.AMJ425]); &quot;&quot;; [.L$2:.AMJ$2] &amp; &quot;: &quot; &amp; [.L425:.AMJ425]))" office:value-type="string" office:string-value="Doomkid: 3" calcext:value-type="string">
            <text:p>Doomkid: 3</text:p>
          </table:table-cell>
          <table:table-cell table:style-name="ce17" table:formula="of:=SUMPRODUCT(NOT(ISBLANK([.L425:.AMJ425])))" office:value-type="float" office:value="1" calcext:value-type="float">
            <text:p>1</text:p>
          </table:table-cell>
          <table:table-cell table:style-name="ce95" table:formula="of:=IF([.J425]&gt;2;AVERAGE([.L425:.AMJ425]);0)" office:value-type="float" office:value="0" calcext:value-type="float">
            <text:p>.00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office:value-type="float" office:value="423" calcext:value-type="float">
            <text:p>423</text:p>
          </table:table-cell>
          <table:table-cell table:formula="of:=IF([.C426]&lt;[.C425]; [.A426]; [.B425])" office:value-type="float" office:value="383" calcext:value-type="float">
            <text:p>383</text:p>
          </table:table-cell>
          <table:table-cell table:formula="of:=SUM([.L426:.AMJ426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26:.AMJ426]); &quot;&quot;; [.L$2:.AMJ$2] &amp; &quot;: &quot; &amp; [.L426:.AMJ426]))" office:value-type="string" office:string-value="smeghammer: 3" calcext:value-type="string">
            <text:p>smeghammer: 3</text:p>
          </table:table-cell>
          <table:table-cell table:style-name="ce17" table:formula="of:=SUMPRODUCT(NOT(ISBLANK([.L426:.AMJ426])))" office:value-type="float" office:value="1" calcext:value-type="float">
            <text:p>1</text:p>
          </table:table-cell>
          <table:table-cell table:style-name="ce95" table:formula="of:=IF([.J426]&gt;2;AVERAGE([.L426:.AMJ426]);0)" office:value-type="float" office:value="0" calcext:value-type="float">
            <text:p>.000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424" calcext:value-type="float">
            <text:p>424</text:p>
          </table:table-cell>
          <table:table-cell table:formula="of:=IF([.C427]&lt;[.C426]; [.A427]; [.B426])" office:value-type="float" office:value="383" calcext:value-type="float">
            <text:p>383</text:p>
          </table:table-cell>
          <table:table-cell table:formula="of:=SUM([.L427:.AMJ427])" office:value-type="float" office:value="3" calcext:value-type="float">
            <text:p>3</text:p>
          </table:table-cell>
          <table:table-cell table:style-name="ce107" office:value-type="string" calcext:value-type="string">
            <text:p>WOOO 2</text:p>
          </table:table-cell>
          <table:table-cell office:value-type="string" calcext:value-type="string">
            <text:p><text:a xlink:href="https://doomwiki.org/wiki/WOOO_2" xlink:type="simple">https://doomwiki.org/wiki/WOOO_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38" calcext:value-type="float">
            <text:p>38</text:p>
          </table:table-cell>
          <table:table-cell table:style-name="ce16" table:number-matrix-columns-spanned="1" table:number-matrix-rows-spanned="1" table:formula="of:=COM.MICROSOFT.TEXTJOIN(&quot;, &quot;; 1; IF(ISBLANK([.L427:.AMJ427]); &quot;&quot;; [.L$2:.AMJ$2] &amp; &quot;: &quot; &amp; [.L427:.AMJ427]))" office:value-type="string" office:string-value="lokbustam257: 3" calcext:value-type="string">
            <text:p>lokbustam257: 3</text:p>
          </table:table-cell>
          <table:table-cell table:style-name="ce17" table:formula="of:=SUMPRODUCT(NOT(ISBLANK([.L427:.AMJ427])))" office:value-type="float" office:value="1" calcext:value-type="float">
            <text:p>1</text:p>
          </table:table-cell>
          <table:table-cell table:style-name="ce95" table:formula="of:=IF([.J427]&gt;2;AVERAGE([.L427:.AMJ427]);0)" office:value-type="float" office:value="0" calcext:value-type="float">
            <text:p>.000</text:p>
          </table:table-cell>
          <table:table-cell table:number-columns-repeated="165"/>
          <table:table-cell office:value-type="float" office:value="3" calcext:value-type="float">
            <text:p>3</text:p>
          </table:table-cell>
          <table:table-cell table:number-columns-repeated="847"/>
        </table:table-row>
        <table:table-row table:style-name="ro3">
          <table:table-cell office:value-type="float" office:value="425" calcext:value-type="float">
            <text:p>425</text:p>
          </table:table-cell>
          <table:table-cell table:formula="of:=IF([.C428]&lt;[.C427]; [.A428]; [.B427])" office:value-type="float" office:value="425" calcext:value-type="float">
            <text:p>425</text:p>
          </table:table-cell>
          <table:table-cell table:formula="of:=SUM([.L428:.AMJ428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28:.AMJ428]); &quot;&quot;; [.L$2:.AMJ$2] &amp; &quot;: &quot; &amp; [.L428:.AMJ428]))" office:value-type="string" office:string-value="Roofi: 2" calcext:value-type="string">
            <text:p>Roofi: 2</text:p>
          </table:table-cell>
          <table:table-cell table:style-name="ce17" table:formula="of:=SUMPRODUCT(NOT(ISBLANK([.L428:.AMJ428])))" office:value-type="float" office:value="1" calcext:value-type="float">
            <text:p>1</text:p>
          </table:table-cell>
          <table:table-cell table:style-name="ce95" table:formula="of:=IF([.J428]&gt;2;AVERAGE([.L428:.AMJ428]);0)" office:value-type="float" office:value="0" calcext:value-type="float">
            <text:p>.000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1"/>
        </table:table-row>
        <table:table-row table:style-name="ro3">
          <table:table-cell office:value-type="float" office:value="426" calcext:value-type="float">
            <text:p>426</text:p>
          </table:table-cell>
          <table:table-cell table:formula="of:=IF([.C429]&lt;[.C428]; [.A429]; [.B428])" office:value-type="float" office:value="425" calcext:value-type="float">
            <text:p>425</text:p>
          </table:table-cell>
          <table:table-cell table:formula="of:=SUM([.L429:.AMJ429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30000" calcext:value-type="float">
            <text:p>30000</text:p>
          </table:table-cell>
          <table:table-cell table:style-name="ce16" table:number-matrix-columns-spanned="1" table:number-matrix-rows-spanned="1" table:formula="of:=COM.MICROSOFT.TEXTJOIN(&quot;, &quot;; 1; IF(ISBLANK([.L429:.AMJ429]); &quot;&quot;; [.L$2:.AMJ$2] &amp; &quot;: &quot; &amp; [.L429:.AMJ429]))" office:value-type="string" office:string-value="AnonimVio: 2" calcext:value-type="string">
            <text:p>AnonimVio: 2</text:p>
          </table:table-cell>
          <table:table-cell table:style-name="ce17" table:formula="of:=SUMPRODUCT(NOT(ISBLANK([.L429:.AMJ429])))" office:value-type="float" office:value="1" calcext:value-type="float">
            <text:p>1</text:p>
          </table:table-cell>
          <table:table-cell table:style-name="ce95" table:formula="of:=IF([.J429]&gt;2;AVERAGE([.L429:.AMJ429]);0)" office:value-type="float" office:value="0" calcext:value-type="float">
            <text:p>.000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427" calcext:value-type="float">
            <text:p>427</text:p>
          </table:table-cell>
          <table:table-cell table:formula="of:=IF([.C430]&lt;[.C429]; [.A430]; [.B429])" office:value-type="float" office:value="425" calcext:value-type="float">
            <text:p>425</text:p>
          </table:table-cell>
          <table:table-cell table:formula="of:=SUM([.L430:.AMJ430])" office:value-type="float" office:value="2" calcext:value-type="float">
            <text:p>2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30:.AMJ430]); &quot;&quot;; [.L$2:.AMJ$2] &amp; &quot;: &quot; &amp; [.L430:.AMJ430]))" office:value-type="string" office:string-value="Snikle: 2" calcext:value-type="string">
            <text:p>Snikle: 2</text:p>
          </table:table-cell>
          <table:table-cell table:style-name="ce17" table:formula="of:=SUMPRODUCT(NOT(ISBLANK([.L430:.AMJ430])))" office:value-type="float" office:value="1" calcext:value-type="float">
            <text:p>1</text:p>
          </table:table-cell>
          <table:table-cell table:style-name="ce95" table:formula="of:=IF([.J430]&gt;2;AVERAGE([.L430:.AMJ430]);0)" office:value-type="float" office:value="0" calcext:value-type="float">
            <text:p>.000</text:p>
          </table:table-cell>
          <table:table-cell table:number-columns-repeated="132"/>
          <table:table-cell office:value-type="float" office:value="2" calcext:value-type="float">
            <text:p>2</text:p>
          </table:table-cell>
          <table:table-cell table:number-columns-repeated="880"/>
        </table:table-row>
        <table:table-row table:style-name="ro4">
          <table:table-cell office:value-type="float" office:value="428" calcext:value-type="float">
            <text:p>428</text:p>
          </table:table-cell>
          <table:table-cell table:formula="of:=IF([.C431]&lt;[.C430]; [.A431]; [.B430])" office:value-type="float" office:value="425" calcext:value-type="float">
            <text:p>425</text:p>
          </table:table-cell>
          <table:table-cell table:formula="of:=SUM([.L431:.AMJ431])" office:value-type="float" office:value="2" calcext:value-type="float">
            <text:p>2</text:p>
          </table:table-cell>
          <table:table-cell office:value-type="string" calcext:value-type="string">
            <text:p>Atmospheric﻿﻿﻿﻿﻿﻿ ﻿Extinction﻿</text:p>
          </table:table-cell>
          <table:table-cell office:value-type="string" calcext:value-type="string">
            <text:p><text:a xlink:href="https://www.doomworld.com/forum/topic/124790-atmospheric-extinction-a-boom-mapset-now-on-idgames/" xlink:type="simple">https://www.doomworld.com/forum/topic/124790-atmospheric-extinction-a-boom-mapset-now-on-idgame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431:.AMJ431]); &quot;&quot;; [.L$2:.AMJ$2] &amp; &quot;: &quot; &amp; [.L431:.AMJ431]))" office:value-type="string" office:string-value="northivanastan: 2" calcext:value-type="string">
            <text:p>northivanastan: 2</text:p>
          </table:table-cell>
          <table:table-cell table:style-name="ce17" table:formula="of:=SUMPRODUCT(NOT(ISBLANK([.L431:.AMJ431])))" office:value-type="float" office:value="1" calcext:value-type="float">
            <text:p>1</text:p>
          </table:table-cell>
          <table:table-cell table:style-name="ce95" table:formula="of:=IF([.J431]&gt;2;AVERAGE([.L431:.AMJ431]);0)" office:value-type="float" office:value="0" calcext:value-type="float">
            <text:p>.000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867"/>
        </table:table-row>
        <table:table-row table:style-name="ro3">
          <table:table-cell office:value-type="float" office:value="429" calcext:value-type="float">
            <text:p>429</text:p>
          </table:table-cell>
          <table:table-cell table:formula="of:=IF([.C432]&lt;[.C431]; [.A432]; [.B431])" office:value-type="float" office:value="425" calcext:value-type="float">
            <text:p>425</text:p>
          </table:table-cell>
          <table:table-cell table:formula="of:=SUM([.L432:.AMJ432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32:.AMJ432]); &quot;&quot;; [.L$2:.AMJ$2] &amp; &quot;: &quot; &amp; [.L432:.AMJ432]))" office:value-type="string" office:string-value="HUNdebLeonidasX: 2" calcext:value-type="string">
            <text:p>HUNdebLeonidasX: 2</text:p>
          </table:table-cell>
          <table:table-cell table:style-name="ce17" table:formula="of:=SUMPRODUCT(NOT(ISBLANK([.L432:.AMJ432])))" office:value-type="float" office:value="1" calcext:value-type="float">
            <text:p>1</text:p>
          </table:table-cell>
          <table:table-cell table:style-name="ce95" table:formula="of:=IF([.J432]&gt;2;AVERAGE([.L432:.AMJ432]);0)" office:value-type="float" office:value="0" calcext:value-type="float">
            <text:p>.000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430" calcext:value-type="float">
            <text:p>430</text:p>
          </table:table-cell>
          <table:table-cell table:formula="of:=IF([.C433]&lt;[.C432]; [.A433]; [.B432])" office:value-type="float" office:value="425" calcext:value-type="float">
            <text:p>425</text:p>
          </table:table-cell>
          <table:table-cell table:formula="of:=SUM([.L433:.AMJ433])" office:value-type="float" office:value="2" calcext:value-type="float">
            <text:p>2</text:p>
          </table:table-cell>
          <table:table-cell table:style-name="ce107" office:value-type="string" calcext:value-type="string">
            <text:p>Doom II: 25 Years on Earth</text:p>
          </table:table-cell>
          <table:table-cell office:value-type="string" calcext:value-type="string">
            <text:p><text:a xlink:href="https://www.doomworld.com/forum/topic/108938-doom-ii-25-years-on-earth-32-map-limit-removing-old-school-megawad-one-year-late-edition-released-now-on-idgames/" xlink:type="simple">https://www.doomworld.com/forum/topic/108938-doom-ii-25-years-on-earth-32-map-limit-removing-old-school-megawad-one-year-late-edition-released-now-on-idgames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33:.AMJ433]); &quot;&quot;; [.L$2:.AMJ$2] &amp; &quot;: &quot; &amp; [.L433:.AMJ433]))" office:value-type="string" office:string-value="sapphics: 2" calcext:value-type="string">
            <text:p>sapphics: 2</text:p>
          </table:table-cell>
          <table:table-cell table:style-name="ce17" table:formula="of:=SUMPRODUCT(NOT(ISBLANK([.L433:.AMJ433])))" office:value-type="float" office:value="1" calcext:value-type="float">
            <text:p>1</text:p>
          </table:table-cell>
          <table:table-cell table:style-name="ce95" table:formula="of:=IF([.J433]&gt;2;AVERAGE([.L433:.AMJ433]);0)" office:value-type="float" office:value="0" calcext:value-type="float">
            <text:p>.000</text:p>
          </table:table-cell>
          <table:table-cell table:number-columns-repeated="170"/>
          <table:table-cell office:value-type="float" office:value="2" calcext:value-type="float">
            <text:p>2</text:p>
          </table:table-cell>
          <table:table-cell table:number-columns-repeated="842"/>
        </table:table-row>
        <table:table-row table:style-name="ro3">
          <table:table-cell office:value-type="float" office:value="431" calcext:value-type="float">
            <text:p>431</text:p>
          </table:table-cell>
          <table:table-cell table:formula="of:=IF([.C434]&lt;[.C433]; [.A434]; [.B433])" office:value-type="float" office:value="425" calcext:value-type="float">
            <text:p>425</text:p>
          </table:table-cell>
          <table:table-cell table:formula="of:=SUM([.L434:.AMJ434])" office:value-type="float" office:value="2" calcext:value-type="float">
            <text:p>2</text:p>
          </table:table-cell>
          <table:table-cell office:value-type="string" calcext:value-type="string">
            <text:p>Doom II: Hell on Earth</text:p>
          </table:table-cell>
          <table:table-cell office:value-type="string" calcext:value-type="string">
            <text:p><text:a xlink:href="https://doomwiki.org/wiki/Doom_II" xlink:type="simple">https://doomwiki.org/wiki/Doom_II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34:.AMJ434]); &quot;&quot;; [.L$2:.AMJ$2] &amp; &quot;: &quot; &amp; [.L434:.AMJ434]))" office:value-type="string" office:string-value="Fadri: 2" calcext:value-type="string">
            <text:p>Fadri: 2</text:p>
          </table:table-cell>
          <table:table-cell table:style-name="ce17" table:formula="of:=SUMPRODUCT(NOT(ISBLANK([.L434:.AMJ434])))" office:value-type="float" office:value="1" calcext:value-type="float">
            <text:p>1</text:p>
          </table:table-cell>
          <table:table-cell table:style-name="ce95" table:formula="of:=IF([.J434]&gt;2;AVERAGE([.L434:.AMJ434]);0)" office:value-type="float" office:value="0" calcext:value-type="float">
            <text:p>.000</text:p>
          </table:table-cell>
          <table:table-cell table:number-columns-repeated="148"/>
          <table:table-cell office:value-type="float" office:value="2" calcext:value-type="float">
            <text:p>2</text:p>
          </table:table-cell>
          <table:table-cell table:number-columns-repeated="864"/>
        </table:table-row>
        <table:table-row table:style-name="ro3">
          <table:table-cell office:value-type="float" office:value="432" calcext:value-type="float">
            <text:p>432</text:p>
          </table:table-cell>
          <table:table-cell table:formula="of:=IF([.C435]&lt;[.C434]; [.A435]; [.B434])" office:value-type="float" office:value="425" calcext:value-type="float">
            <text:p>425</text:p>
          </table:table-cell>
          <table:table-cell table:formula="of:=SUM([.L435:.AMJ435])" office:value-type="float" office:value="2" calcext:value-type="float">
            <text:p>2</text:p>
          </table:table-cell>
          <table:table-cell office:value-type="string" calcext:value-type="string">
            <text:p>Down the Drain</text:p>
          </table:table-cell>
          <table:table-cell office:value-type="string" calcext:value-type="string">
            <text:p><text:a xlink:href="https://www.doomworld.com/idgames/levels/doom2/megawads/drn" xlink:type="simple">https://www.doomworld.com/idgames/levels/doom2/megawads/drn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35:.AMJ435]); &quot;&quot;; [.L$2:.AMJ$2] &amp; &quot;: &quot; &amp; [.L435:.AMJ435]))" office:value-type="string" office:string-value="MtPain27: 2" calcext:value-type="string">
            <text:p>MtPain27: 2</text:p>
          </table:table-cell>
          <table:table-cell table:style-name="ce17" table:formula="of:=SUMPRODUCT(NOT(ISBLANK([.L435:.AMJ435])))" office:value-type="float" office:value="1" calcext:value-type="float">
            <text:p>1</text:p>
          </table:table-cell>
          <table:table-cell table:style-name="ce95" table:formula="of:=IF([.J435]&gt;2;AVERAGE([.L435:.AMJ435]);0)" office:value-type="float" office:value="0" calcext:value-type="float">
            <text:p>.000</text:p>
          </table:table-cell>
          <table:table-cell table:number-columns-repeated="150"/>
          <table:table-cell office:value-type="float" office:value="2" calcext:value-type="float">
            <text:p>2</text:p>
          </table:table-cell>
          <table:table-cell table:number-columns-repeated="862"/>
        </table:table-row>
        <table:table-row table:style-name="ro3">
          <table:table-cell office:value-type="float" office:value="433" calcext:value-type="float">
            <text:p>433</text:p>
          </table:table-cell>
          <table:table-cell table:formula="of:=IF([.C436]&lt;[.C435]; [.A436]; [.B435])" office:value-type="float" office:value="425" calcext:value-type="float">
            <text:p>425</text:p>
          </table:table-cell>
          <table:table-cell table:formula="of:=SUM([.L436:.AMJ436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36:.AMJ436]); &quot;&quot;; [.L$2:.AMJ$2] &amp; &quot;: &quot; &amp; [.L436:.AMJ436]))" office:value-type="string" office:string-value="Chamelenoel: 2" calcext:value-type="string">
            <text:p>Chamelenoel: 2</text:p>
          </table:table-cell>
          <table:table-cell table:style-name="ce17" table:formula="of:=SUMPRODUCT(NOT(ISBLANK([.L436:.AMJ436])))" office:value-type="float" office:value="1" calcext:value-type="float">
            <text:p>1</text:p>
          </table:table-cell>
          <table:table-cell table:style-name="ce95" table:formula="of:=IF([.J436]&gt;2;AVERAGE([.L436:.AMJ436]);0)" office:value-type="float" office:value="0" calcext:value-type="float">
            <text:p>.000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office:value-type="float" office:value="434" calcext:value-type="float">
            <text:p>434</text:p>
          </table:table-cell>
          <table:table-cell table:formula="of:=IF([.C437]&lt;[.C436]; [.A437]; [.B436])" office:value-type="float" office:value="425" calcext:value-type="float">
            <text:p>425</text:p>
          </table:table-cell>
          <table:table-cell table:formula="of:=SUM([.L437:.AMJ437])" office:value-type="float" office:value="2" calcext:value-type="float">
            <text:p>2</text:p>
          </table:table-cell>
          <table:table-cell table:style-name="ce107"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37:.AMJ437]); &quot;&quot;; [.L$2:.AMJ$2] &amp; &quot;: &quot; &amp; [.L437:.AMJ437]))" office:value-type="string" office:string-value="Soundblock: 2" calcext:value-type="string">
            <text:p>Soundblock: 2</text:p>
          </table:table-cell>
          <table:table-cell table:style-name="ce17" table:formula="of:=SUMPRODUCT(NOT(ISBLANK([.L437:.AMJ437])))" office:value-type="float" office:value="1" calcext:value-type="float">
            <text:p>1</text:p>
          </table:table-cell>
          <table:table-cell table:style-name="ce95" table:formula="of:=IF([.J437]&gt;2;AVERAGE([.L437:.AMJ437]);0)" office:value-type="float" office:value="0" calcext:value-type="float">
            <text:p>.000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435" calcext:value-type="float">
            <text:p>435</text:p>
          </table:table-cell>
          <table:table-cell table:formula="of:=IF([.C438]&lt;[.C437]; [.A438]; [.B437])" office:value-type="float" office:value="425" calcext:value-type="float">
            <text:p>425</text:p>
          </table:table-cell>
          <table:table-cell table:formula="of:=SUM([.L438:.AMJ438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438:.AMJ438]); &quot;&quot;; [.L$2:.AMJ$2] &amp; &quot;: &quot; &amp; [.L438:.AMJ438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L438:.AMJ438])))" office:value-type="float" office:value="2" calcext:value-type="float">
            <text:p>2</text:p>
          </table:table-cell>
          <table:table-cell table:style-name="ce95" table:formula="of:=IF([.J438]&gt;2;AVERAGE([.L438:.AMJ438]);0)" office:value-type="float" office:value="0" calcext:value-type="float">
            <text:p>.000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3">
          <table:table-cell office:value-type="float" office:value="436" calcext:value-type="float">
            <text:p>436</text:p>
          </table:table-cell>
          <table:table-cell table:formula="of:=IF([.C439]&lt;[.C438]; [.A439]; [.B438])" office:value-type="float" office:value="425" calcext:value-type="float">
            <text:p>425</text:p>
          </table:table-cell>
          <table:table-cell table:formula="of:=SUM([.L439:.AMJ439])" office:value-type="float" office:value="2" calcext:value-type="float">
            <text:p>2</text:p>
          </table:table-cell>
          <table:table-cell office:value-type="string" calcext:value-type="string">
            <text:p>Remain 1</text:p>
          </table:table-cell>
          <table:table-cell office:value-type="string" calcext:value-type="string">
            <text:p><text:a xlink:href="https://doomwiki.org/wiki/Remain_1" xlink:type="simple">https://doomwiki.org/wiki/Remain_1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439:.AMJ439]); &quot;&quot;; [.L$2:.AMJ$2] &amp; &quot;: &quot; &amp; [.L439:.AMJ439]))" office:value-type="string" office:string-value="Hitherto: 2" calcext:value-type="string">
            <text:p>Hitherto: 2</text:p>
          </table:table-cell>
          <table:table-cell table:style-name="ce17" table:formula="of:=SUMPRODUCT(NOT(ISBLANK([.L439:.AMJ439])))" office:value-type="float" office:value="1" calcext:value-type="float">
            <text:p>1</text:p>
          </table:table-cell>
          <table:table-cell table:style-name="ce95" table:formula="of:=IF([.J439]&gt;2;AVERAGE([.L439:.AMJ439]);0)" office:value-type="float" office:value="0" calcext:value-type="float">
            <text:p>.000</text:p>
          </table:table-cell>
          <table:table-cell table:number-columns-repeated="175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437" calcext:value-type="float">
            <text:p>437</text:p>
          </table:table-cell>
          <table:table-cell table:formula="of:=IF([.C440]&lt;[.C439]; [.A440]; [.B439])" office:value-type="float" office:value="425" calcext:value-type="float">
            <text:p>425</text:p>
          </table:table-cell>
          <table:table-cell table:formula="of:=SUM([.L440:.AMJ440])" office:value-type="float" office:value="2" calcext:value-type="float">
            <text:p>2</text:p>
          </table:table-cell>
          <table:table-cell table:style-name="ce71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40:.AMJ440]); &quot;&quot;; [.L$2:.AMJ$2] &amp; &quot;: &quot; &amp; [.L440:.AMJ440]))" office:value-type="string" office:string-value="Red-XIII: 2" calcext:value-type="string">
            <text:p>Red-XIII: 2</text:p>
          </table:table-cell>
          <table:table-cell table:style-name="ce17" table:formula="of:=SUMPRODUCT(NOT(ISBLANK([.L440:.AMJ440])))" office:value-type="float" office:value="1" calcext:value-type="float">
            <text:p>1</text:p>
          </table:table-cell>
          <table:table-cell table:style-name="ce95" table:formula="of:=IF([.J440]&gt;2;AVERAGE([.L440:.AMJ440]);0)" office:value-type="float" office:value="0" calcext:value-type="float">
            <text:p>.000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438" calcext:value-type="float">
            <text:p>438</text:p>
          </table:table-cell>
          <table:table-cell table:formula="of:=IF([.C441]&lt;[.C440]; [.A441]; [.B440])" office:value-type="float" office:value="425" calcext:value-type="float">
            <text:p>425</text:p>
          </table:table-cell>
          <table:table-cell table:formula="of:=SUM([.L441:.AMJ441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11" calcext:value-type="float">
            <text:p>11</text:p>
          </table:table-cell>
          <table:table-cell table:style-name="ce16" table:number-matrix-columns-spanned="1" table:number-matrix-rows-spanned="1" table:formula="of:=COM.MICROSOFT.TEXTJOIN(&quot;, &quot;; 1; IF(ISBLANK([.L441:.AMJ441]); &quot;&quot;; [.L$2:.AMJ$2] &amp; &quot;: &quot; &amp; [.L441:.AMJ441]))" office:value-type="string" office:string-value="bzzrak: 2" calcext:value-type="string">
            <text:p>bzzrak: 2</text:p>
          </table:table-cell>
          <table:table-cell table:style-name="ce17" table:formula="of:=SUMPRODUCT(NOT(ISBLANK([.L441:.AMJ441])))" office:value-type="float" office:value="1" calcext:value-type="float">
            <text:p>1</text:p>
          </table:table-cell>
          <table:table-cell table:style-name="ce95" table:formula="of:=IF([.J441]&gt;2;AVERAGE([.L441:.AMJ441]);0)" office:value-type="float" office:value="0" calcext:value-type="float">
            <text:p>.00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3">
          <table:table-cell office:value-type="float" office:value="439" calcext:value-type="float">
            <text:p>439</text:p>
          </table:table-cell>
          <table:table-cell table:formula="of:=IF([.C442]&lt;[.C441]; [.A442]; [.B441])" office:value-type="float" office:value="425" calcext:value-type="float">
            <text:p>425</text:p>
          </table:table-cell>
          <table:table-cell table:formula="of:=SUM([.L442:.AMJ442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29" calcext:value-type="float">
            <text:p>29</text:p>
          </table:table-cell>
          <table:table-cell table:style-name="ce16" table:number-matrix-columns-spanned="1" table:number-matrix-rows-spanned="1" table:formula="of:=COM.MICROSOFT.TEXTJOIN(&quot;, &quot;; 1; IF(ISBLANK([.L442:.AMJ442]); &quot;&quot;; [.L$2:.AMJ$2] &amp; &quot;: &quot; &amp; [.L442:.AMJ442]))" office:value-type="string" office:string-value="Octillion: 2" calcext:value-type="string">
            <text:p>Octillion: 2</text:p>
          </table:table-cell>
          <table:table-cell table:style-name="ce17" table:formula="of:=SUMPRODUCT(NOT(ISBLANK([.L442:.AMJ442])))" office:value-type="float" office:value="1" calcext:value-type="float">
            <text:p>1</text:p>
          </table:table-cell>
          <table:table-cell table:style-name="ce95" table:formula="of:=IF([.J442]&gt;2;AVERAGE([.L442:.AMJ442]);0)" office:value-type="float" office:value="0" calcext:value-type="float">
            <text:p>.000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6"/>
        </table:table-row>
        <table:table-row table:style-name="ro3">
          <table:table-cell office:value-type="float" office:value="440" calcext:value-type="float">
            <text:p>440</text:p>
          </table:table-cell>
          <table:table-cell table:formula="of:=IF([.C443]&lt;[.C442]; [.A443]; [.B442])" office:value-type="float" office:value="425" calcext:value-type="float">
            <text:p>425</text:p>
          </table:table-cell>
          <table:table-cell table:formula="of:=SUM([.L443:.AMJ443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443:.AMJ443]); &quot;&quot;; [.L$2:.AMJ$2] &amp; &quot;: &quot; &amp; [.L443:.AMJ443]))" office:value-type="string" office:string-value="Grazza: 2" calcext:value-type="string">
            <text:p>Grazza: 2</text:p>
          </table:table-cell>
          <table:table-cell table:style-name="ce17" table:formula="of:=SUMPRODUCT(NOT(ISBLANK([.L443:.AMJ443])))" office:value-type="float" office:value="1" calcext:value-type="float">
            <text:p>1</text:p>
          </table:table-cell>
          <table:table-cell table:style-name="ce95" table:formula="of:=IF([.J443]&gt;2;AVERAGE([.L443:.AMJ443]);0)" office:value-type="float" office:value="0" calcext:value-type="float">
            <text:p>.000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3">
          <table:table-cell office:value-type="float" office:value="441" calcext:value-type="float">
            <text:p>441</text:p>
          </table:table-cell>
          <table:table-cell table:formula="of:=IF([.C444]&lt;[.C443]; [.A444]; [.B443])" office:value-type="float" office:value="425" calcext:value-type="float">
            <text:p>425</text:p>
          </table:table-cell>
          <table:table-cell table:formula="of:=SUM([.L444:.AMJ444])" office:value-type="float" office:value="2" calcext:value-type="float">
            <text:p>2</text:p>
          </table:table-cell>
          <table:table-cell office:value-type="string" calcext:value-type="string">
            <text:p>The Mucus Empire</text:p>
          </table:table-cell>
          <table:table-cell office:value-type="string" calcext:value-type="string">
            <text:p><text:a xlink:href="https://www.doomworld.com/forum/topic/119490-a-boom-compatible-slaughter-mapthe-mucus-empire-final-version/" xlink:type="simple">https://www.doomworld.com/forum/topic/119490-a-boom-compatible-slaughter-mapthe-mucus-empire-final-version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44:.AMJ444]); &quot;&quot;; [.L$2:.AMJ$2] &amp; &quot;: &quot; &amp; [.L444:.AMJ444]))" office:value-type="string" office:string-value="Maribo: 1, Nefelibeta: 1" calcext:value-type="string">
            <text:p>Maribo: 1, Nefelibeta: 1</text:p>
          </table:table-cell>
          <table:table-cell table:style-name="ce17" table:formula="of:=SUMPRODUCT(NOT(ISBLANK([.L444:.AMJ444])))" office:value-type="float" office:value="2" calcext:value-type="float">
            <text:p>2</text:p>
          </table:table-cell>
          <table:table-cell table:style-name="ce95" table:formula="of:=IF([.J444]&gt;2;AVERAGE([.L444:.AMJ444]);0)" office:value-type="float" office:value="0" calcext:value-type="float">
            <text:p>.000</text:p>
          </table:table-cell>
          <table:table-cell table:number-columns-repeated="18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24"/>
        </table:table-row>
        <table:table-row table:style-name="ro3">
          <table:table-cell office:value-type="float" office:value="442" calcext:value-type="float">
            <text:p>442</text:p>
          </table:table-cell>
          <table:table-cell table:formula="of:=IF([.C445]&lt;[.C444]; [.A445]; [.B444])" office:value-type="float" office:value="425" calcext:value-type="float">
            <text:p>425</text:p>
          </table:table-cell>
          <table:table-cell table:formula="of:=SUM([.L445:.AMJ445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45:.AMJ445]); &quot;&quot;; [.L$2:.AMJ$2] &amp; &quot;: &quot; &amp; [.L445:.AMJ445]))" office:value-type="string" office:string-value="Soundblock: 2" calcext:value-type="string">
            <text:p>Soundblock: 2</text:p>
          </table:table-cell>
          <table:table-cell table:style-name="ce17" table:formula="of:=SUMPRODUCT(NOT(ISBLANK([.L445:.AMJ445])))" office:value-type="float" office:value="1" calcext:value-type="float">
            <text:p>1</text:p>
          </table:table-cell>
          <table:table-cell table:style-name="ce95" table:formula="of:=IF([.J445]&gt;2;AVERAGE([.L445:.AMJ445]);0)" office:value-type="float" office:value="0" calcext:value-type="float">
            <text:p>.000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443" calcext:value-type="float">
            <text:p>443</text:p>
          </table:table-cell>
          <table:table-cell table:formula="of:=IF([.C446]&lt;[.C445]; [.A446]; [.B445])" office:value-type="float" office:value="443" calcext:value-type="float">
            <text:p>443</text:p>
          </table:table-cell>
          <table:table-cell table:formula="of:=SUM([.L446:.AMJ446])" office:value-type="float" office:value="1" calcext:value-type="float">
            <text:p>1</text:p>
          </table:table-cell>
          <table:table-cell office:value-type="string" calcext:value-type="string">
            <text:p>4 Seasons of Doom</text:p>
          </table:table-cell>
          <table:table-cell office:value-type="string" calcext:value-type="string">
            <text:p><text:a xlink:href="https://www.doomworld.com/idgames/levels/doom2/Ports/s-u/seasons" xlink:type="simple">https://www.doomworld.com/idgames/levels/doom2/Ports/s-u/seasons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46:.AMJ446]); &quot;&quot;; [.L$2:.AMJ$2] &amp; &quot;: &quot; &amp; [.L446:.AMJ446]))" office:value-type="string" office:string-value="vdgg: 1" calcext:value-type="string">
            <text:p>vdgg: 1</text:p>
          </table:table-cell>
          <table:table-cell table:style-name="ce17" table:formula="of:=SUMPRODUCT(NOT(ISBLANK([.L446:.AMJ446])))" office:value-type="float" office:value="1" calcext:value-type="float">
            <text:p>1</text:p>
          </table:table-cell>
          <table:table-cell table:style-name="ce95" table:formula="of:=IF([.J446]&gt;2;AVERAGE([.L446:.AMJ446]);0)" office:value-type="float" office:value="0" calcext:value-type="float">
            <text:p>.000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69"/>
        </table:table-row>
        <table:table-row table:style-name="ro3">
          <table:table-cell office:value-type="float" office:value="444" calcext:value-type="float">
            <text:p>444</text:p>
          </table:table-cell>
          <table:table-cell table:formula="of:=IF([.C447]&lt;[.C446]; [.A447]; [.B446])" office:value-type="float" office:value="443" calcext:value-type="float">
            <text:p>443</text:p>
          </table:table-cell>
          <table:table-cell table:formula="of:=SUM([.L447:.AMJ447])" office:value-type="float" office:value="1" calcext:value-type="float">
            <text:p>1</text:p>
          </table:table-cell>
          <table:table-cell office:value-type="string" calcext:value-type="string">
            <text:p>5till L1 Complex</text:p>
          </table:table-cell>
          <table:table-cell office:value-type="string" calcext:value-type="string">
            <text:p><text:a xlink:href="https://doomwiki.org/wiki/5till_L1_Complex" xlink:type="simple">https://doomwiki.org/wiki/5till_L1_Comple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47:.AMJ447]); &quot;&quot;; [.L$2:.AMJ$2] &amp; &quot;: &quot; &amp; [.L447:.AMJ447]))" office:value-type="string" office:string-value="Li'l devil: 1" calcext:value-type="string">
            <text:p>Li'l devil: 1</text:p>
          </table:table-cell>
          <table:table-cell table:style-name="ce17" table:formula="of:=SUMPRODUCT(NOT(ISBLANK([.L447:.AMJ447])))" office:value-type="float" office:value="1" calcext:value-type="float">
            <text:p>1</text:p>
          </table:table-cell>
          <table:table-cell table:style-name="ce95" table:formula="of:=IF([.J447]&gt;2;AVERAGE([.L447:.AMJ447]);0)" office:value-type="float" office:value="0" calcext:value-type="float">
            <text:p>.000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6"/>
        </table:table-row>
        <table:table-row table:style-name="ro3">
          <table:table-cell office:value-type="float" office:value="445" calcext:value-type="float">
            <text:p>445</text:p>
          </table:table-cell>
          <table:table-cell table:formula="of:=IF([.C448]&lt;[.C447]; [.A448]; [.B447])" office:value-type="float" office:value="443" calcext:value-type="float">
            <text:p>443</text:p>
          </table:table-cell>
          <table:table-cell table:formula="of:=SUM([.L448:.AMJ448])" office:value-type="float" office:value="1" calcext:value-type="float">
            <text:p>1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office:value-type="float" office:value="3" calcext:value-type="float">
            <text:p>3</text:p>
          </table:table-cell>
          <table:table-cell table:style-name="ce16" table:number-matrix-columns-spanned="1" table:number-matrix-rows-spanned="1" table:formula="of:=COM.MICROSOFT.TEXTJOIN(&quot;, &quot;; 1; IF(ISBLANK([.L448:.AMJ448]); &quot;&quot;; [.L$2:.AMJ$2] &amp; &quot;: &quot; &amp; [.L448:.AMJ448]))" office:value-type="string" office:string-value="42PercentHealth: 1" calcext:value-type="string">
            <text:p>42PercentHealth: 1</text:p>
          </table:table-cell>
          <table:table-cell table:style-name="ce17" table:formula="of:=SUMPRODUCT(NOT(ISBLANK([.L448:.AMJ448])))" office:value-type="float" office:value="1" calcext:value-type="float">
            <text:p>1</text:p>
          </table:table-cell>
          <table:table-cell table:style-name="ce95" table:formula="of:=IF([.J448]&gt;2;AVERAGE([.L448:.AMJ448]);0)" office:value-type="float" office:value="0" calcext:value-type="float">
            <text:p>.00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446" calcext:value-type="float">
            <text:p>446</text:p>
          </table:table-cell>
          <table:table-cell table:formula="of:=IF([.C449]&lt;[.C448]; [.A449]; [.B448])" office:value-type="float" office:value="443" calcext:value-type="float">
            <text:p>443</text:p>
          </table:table-cell>
          <table:table-cell table:formula="of:=SUM([.L449:.AMJ449])" office:value-type="float" office:value="1" calcext:value-type="float">
            <text:p>1</text:p>
          </table:table-cell>
          <table:table-cell office:value-type="string" calcext:value-type="string">
            <text:p>Can't Run From Evil </text:p>
          </table:table-cell>
          <table:table-cell office:value-type="string" calcext:value-type="string">
            <text:p><text:a xlink:href="https://www.doomworld.com/idgames/levels/doom2/Ports/a-c/crfe_p1" xlink:type="simple">https://www.doomworld.com/idgames/levels/doom2/Ports/a-c/crfe_p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49:.AMJ449]); &quot;&quot;; [.L$2:.AMJ$2] &amp; &quot;: &quot; &amp; [.L449:.AMJ449]))" office:value-type="string" office:string-value="vdgg: 1" calcext:value-type="string">
            <text:p>vdgg: 1</text:p>
          </table:table-cell>
          <table:table-cell table:style-name="ce17" table:formula="of:=SUMPRODUCT(NOT(ISBLANK([.L449:.AMJ449])))" office:value-type="float" office:value="1" calcext:value-type="float">
            <text:p>1</text:p>
          </table:table-cell>
          <table:table-cell table:style-name="ce95" table:formula="of:=IF([.J449]&gt;2;AVERAGE([.L449:.AMJ449]);0)" office:value-type="float" office:value="0" calcext:value-type="float">
            <text:p>.000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69"/>
        </table:table-row>
        <table:table-row table:style-name="ro3">
          <table:table-cell office:value-type="float" office:value="447" calcext:value-type="float">
            <text:p>447</text:p>
          </table:table-cell>
          <table:table-cell table:formula="of:=IF([.C450]&lt;[.C449]; [.A450]; [.B449])" office:value-type="float" office:value="443" calcext:value-type="float">
            <text:p>443</text:p>
          </table:table-cell>
          <table:table-cell table:formula="of:=SUM([.L450:.AMJ450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50:.AMJ450]); &quot;&quot;; [.L$2:.AMJ$2] &amp; &quot;: &quot; &amp; [.L450:.AMJ450]))" office:value-type="string" office:string-value="Jaws In Space: 1" calcext:value-type="string">
            <text:p>Jaws In Space: 1</text:p>
          </table:table-cell>
          <table:table-cell table:style-name="ce17" table:formula="of:=SUMPRODUCT(NOT(ISBLANK([.L450:.AMJ450])))" office:value-type="float" office:value="1" calcext:value-type="float">
            <text:p>1</text:p>
          </table:table-cell>
          <table:table-cell table:style-name="ce95" table:formula="of:=IF([.J450]&gt;2;AVERAGE([.L450:.AMJ450]);0)" office:value-type="float" office:value="0" calcext:value-type="float">
            <text:p>.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448" calcext:value-type="float">
            <text:p>448</text:p>
          </table:table-cell>
          <table:table-cell table:formula="of:=IF([.C451]&lt;[.C450]; [.A451]; [.B450])" office:value-type="float" office:value="443" calcext:value-type="float">
            <text:p>443</text:p>
          </table:table-cell>
          <table:table-cell table:formula="of:=SUM([.L451:.AMJ451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451:.AMJ451]); &quot;&quot;; [.L$2:.AMJ$2] &amp; &quot;: &quot; &amp; [.L451:.AMJ451]))" office:value-type="string" office:string-value="Soundblock: 1" calcext:value-type="string">
            <text:p>Soundblock: 1</text:p>
          </table:table-cell>
          <table:table-cell table:style-name="ce17" table:formula="of:=SUMPRODUCT(NOT(ISBLANK([.L451:.AMJ451])))" office:value-type="float" office:value="1" calcext:value-type="float">
            <text:p>1</text:p>
          </table:table-cell>
          <table:table-cell table:style-name="ce95" table:formula="of:=IF([.J451]&gt;2;AVERAGE([.L451:.AMJ451]);0)" office:value-type="float" office:value="0" calcext:value-type="float">
            <text:p>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449" calcext:value-type="float">
            <text:p>449</text:p>
          </table:table-cell>
          <table:table-cell table:formula="of:=IF([.C452]&lt;[.C451]; [.A452]; [.B451])" office:value-type="float" office:value="443" calcext:value-type="float">
            <text:p>443</text:p>
          </table:table-cell>
          <table:table-cell table:formula="of:=SUM([.L452:.AMJ452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office:value-type="float" office:value="4" calcext:value-type="float">
            <text:p>4</text:p>
          </table:table-cell>
          <table:table-cell table:style-name="ce16" table:number-matrix-columns-spanned="1" table:number-matrix-rows-spanned="1" table:formula="of:=COM.MICROSOFT.TEXTJOIN(&quot;, &quot;; 1; IF(ISBLANK([.L452:.AMJ452]); &quot;&quot;; [.L$2:.AMJ$2] &amp; &quot;: &quot; &amp; [.L452:.AMJ452]))" office:value-type="string" office:string-value="WH-Wilou84: 1" calcext:value-type="string">
            <text:p>WH-Wilou84: 1</text:p>
          </table:table-cell>
          <table:table-cell table:style-name="ce17" table:formula="of:=SUMPRODUCT(NOT(ISBLANK([.L452:.AMJ452])))" office:value-type="float" office:value="1" calcext:value-type="float">
            <text:p>1</text:p>
          </table:table-cell>
          <table:table-cell table:style-name="ce95" table:formula="of:=IF([.J452]&gt;2;AVERAGE([.L452:.AMJ452]);0)" office:value-type="float" office:value="0" calcext:value-type="float">
            <text:p>.000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450" calcext:value-type="float">
            <text:p>450</text:p>
          </table:table-cell>
          <table:table-cell table:formula="of:=IF([.C453]&lt;[.C452]; [.A453]; [.B452])" office:value-type="float" office:value="443" calcext:value-type="float">
            <text:p>443</text:p>
          </table:table-cell>
          <table:table-cell table:formula="of:=SUM([.L453:.AMJ453])" office:value-type="float" office:value="1" calcext:value-type="float">
            <text:p>1</text:p>
          </table:table-cell>
          <table:table-cell table:style-name="ce107" office:value-type="string" calcext:value-type="string">
            <text:p>Congestion: 64</text:p>
          </table:table-cell>
          <table:table-cell office:value-type="string" calcext:value-type="string">
            <text:p><text:a xlink:href="https://doomwiki.org/wiki/Congestion:_64" xlink:type="simple">https://doomwiki.org/wiki/Congestion:_6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53:.AMJ453]); &quot;&quot;; [.L$2:.AMJ$2] &amp; &quot;: &quot; &amp; [.L453:.AMJ453]))" office:value-type="string" office:string-value="Li'l devil: 1" calcext:value-type="string">
            <text:p>Li'l devil: 1</text:p>
          </table:table-cell>
          <table:table-cell table:style-name="ce17" table:formula="of:=SUMPRODUCT(NOT(ISBLANK([.L453:.AMJ453])))" office:value-type="float" office:value="1" calcext:value-type="float">
            <text:p>1</text:p>
          </table:table-cell>
          <table:table-cell table:style-name="ce95" table:formula="of:=IF([.J453]&gt;2;AVERAGE([.L453:.AMJ453]);0)" office:value-type="float" office:value="0" calcext:value-type="float">
            <text:p>.000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6"/>
        </table:table-row>
        <table:table-row table:style-name="ro3">
          <table:table-cell office:value-type="float" office:value="451" calcext:value-type="float">
            <text:p>451</text:p>
          </table:table-cell>
          <table:table-cell table:formula="of:=IF([.C454]&lt;[.C453]; [.A454]; [.B453])" office:value-type="float" office:value="443" calcext:value-type="float">
            <text:p>443</text:p>
          </table:table-cell>
          <table:table-cell table:formula="of:=SUM([.L454:.AMJ454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office:value-type="float" office:value="14" calcext:value-type="float">
            <text:p>14</text:p>
          </table:table-cell>
          <table:table-cell table:style-name="ce16" table:number-matrix-columns-spanned="1" table:number-matrix-rows-spanned="1" table:formula="of:=COM.MICROSOFT.TEXTJOIN(&quot;, &quot;; 1; IF(ISBLANK([.L454:.AMJ454]); &quot;&quot;; [.L$2:.AMJ$2] &amp; &quot;: &quot; &amp; [.L454:.AMJ454]))" office:value-type="string" office:string-value="Philnemba: 1" calcext:value-type="string">
            <text:p>Philnemba: 1</text:p>
          </table:table-cell>
          <table:table-cell table:style-name="ce17" table:formula="of:=SUMPRODUCT(NOT(ISBLANK([.L454:.AMJ454])))" office:value-type="float" office:value="1" calcext:value-type="float">
            <text:p>1</text:p>
          </table:table-cell>
          <table:table-cell table:style-name="ce95" table:formula="of:=IF([.J454]&gt;2;AVERAGE([.L454:.AMJ454]);0)" office:value-type="float" office:value="0" calcext:value-type="float">
            <text:p>.000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452" calcext:value-type="float">
            <text:p>452</text:p>
          </table:table-cell>
          <table:table-cell table:formula="of:=IF([.C455]&lt;[.C454]; [.A455]; [.B454])" office:value-type="float" office:value="443" calcext:value-type="float">
            <text:p>443</text:p>
          </table:table-cell>
          <table:table-cell table:formula="of:=SUM([.L455:.AMJ455])" office:value-type="float" office:value="1" calcext:value-type="float">
            <text:p>1</text:p>
          </table:table-cell>
          <table:table-cell table:style-name="ce72" office:value-type="string" calcext:value-type="string">
            <text:p>Demonastery</text:p>
          </table:table-cell>
          <table:table-cell table:style-name="Default" office:value-type="string" calcext:value-type="string">
            <text:p><text:a xlink:href="https://doomwiki.org/wiki/Demonastery" xlink:type="simple">https://doomwiki.org/wiki/Demonastery</text:a></text:p>
          </table:table-cell>
          <table:table-cell table:style-name="Default"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55:.AMJ455]); &quot;&quot;; [.L$2:.AMJ$2] &amp; &quot;: &quot; &amp; [.L455:.AMJ455]))" office:value-type="string" office:string-value="VanaheimRanger: 1" calcext:value-type="string">
            <text:p>VanaheimRanger: 1</text:p>
          </table:table-cell>
          <table:table-cell table:style-name="ce17" table:formula="of:=SUMPRODUCT(NOT(ISBLANK([.L455:.AMJ455])))" office:value-type="float" office:value="1" calcext:value-type="float">
            <text:p>1</text:p>
          </table:table-cell>
          <table:table-cell table:style-name="ce95" table:formula="of:=IF([.J455]&gt;2;AVERAGE([.L455:.AMJ455]);0)" office:value-type="float" office:value="0" calcext:value-type="float">
            <text:p>.000</text:p>
          </table:table-cell>
          <table:table-cell table:number-columns-repeated="153"/>
          <table:table-cell office:value-type="float" office:value="1" calcext:value-type="float">
            <text:p>1</text:p>
          </table:table-cell>
          <table:table-cell table:number-columns-repeated="859"/>
        </table:table-row>
        <table:table-row table:style-name="ro4">
          <table:table-cell office:value-type="float" office:value="453" calcext:value-type="float">
            <text:p>453</text:p>
          </table:table-cell>
          <table:table-cell table:formula="of:=IF([.C456]&lt;[.C455]; [.A456]; [.B455])" office:value-type="float" office:value="443" calcext:value-type="float">
            <text:p>443</text:p>
          </table:table-cell>
          <table:table-cell table:formula="of:=SUM([.L456:.AMJ456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doomwiki.org/wiki/Doom_the_Way_id_Did" xlink:type="simple">https://doomwiki.org/wiki/Doom_the_Way_id_D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office:value-type="float" office:value="0" calcext:value-type="float">
            <text:p>0</text:p>
          </table:table-cell>
          <table:table-cell table:style-name="ce16" table:number-matrix-columns-spanned="1" table:number-matrix-rows-spanned="1" table:formula="of:=COM.MICROSOFT.TEXTJOIN(&quot;, &quot;; 1; IF(ISBLANK([.L456:.AMJ456]); &quot;&quot;; [.L$2:.AMJ$2] &amp; &quot;: &quot; &amp; [.L456:.AMJ456]))" office:value-type="string" office:string-value="Diabolución: 1" calcext:value-type="string">
            <text:p>Diabolución: 1</text:p>
          </table:table-cell>
          <table:table-cell table:style-name="ce17" table:formula="of:=SUMPRODUCT(NOT(ISBLANK([.L456:.AMJ456])))" office:value-type="float" office:value="1" calcext:value-type="float">
            <text:p>1</text:p>
          </table:table-cell>
          <table:table-cell table:style-name="ce95" table:formula="of:=IF([.J456]&gt;2;AVERAGE([.L456:.AMJ456]);0)" office:value-type="float" office:value="0" calcext:value-type="float">
            <text:p>.000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454" calcext:value-type="float">
            <text:p>454</text:p>
          </table:table-cell>
          <table:table-cell table:formula="of:=IF([.C457]&lt;[.C456]; [.A457]; [.B456])" office:value-type="float" office:value="443" calcext:value-type="float">
            <text:p>443</text:p>
          </table:table-cell>
          <table:table-cell table:formula="of:=SUM([.L457:.AMJ457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8" calcext:value-type="float">
            <text:p>8</text:p>
          </table:table-cell>
          <table:table-cell table:style-name="ce16" table:number-matrix-columns-spanned="1" table:number-matrix-rows-spanned="1" table:formula="of:=COM.MICROSOFT.TEXTJOIN(&quot;, &quot;; 1; IF(ISBLANK([.L457:.AMJ457]); &quot;&quot;; [.L$2:.AMJ$2] &amp; &quot;: &quot; &amp; [.L457:.AMJ457]))" office:value-type="string" office:string-value="bonnie: 1" calcext:value-type="string">
            <text:p>bonnie: 1</text:p>
          </table:table-cell>
          <table:table-cell table:style-name="ce17" table:formula="of:=SUMPRODUCT(NOT(ISBLANK([.L457:.AMJ457])))" office:value-type="float" office:value="1" calcext:value-type="float">
            <text:p>1</text:p>
          </table:table-cell>
          <table:table-cell table:style-name="ce95" table:formula="of:=IF([.J457]&gt;2;AVERAGE([.L457:.AMJ457]);0)" office:value-type="float" office:value="0" calcext:value-type="float">
            <text:p>.000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office:value-type="float" office:value="455" calcext:value-type="float">
            <text:p>455</text:p>
          </table:table-cell>
          <table:table-cell table:formula="of:=IF([.C458]&lt;[.C457]; [.A458]; [.B457])" office:value-type="float" office:value="443" calcext:value-type="float">
            <text:p>443</text:p>
          </table:table-cell>
          <table:table-cell table:formula="of:=SUM([.L458:.AMJ458])" office:value-type="float" office:value="1" calcext:value-type="float">
            <text:p>1</text:p>
          </table:table-cell>
          <table:table-cell office:value-type="string" calcext:value-type="string">
            <text:p>Exomoon</text:p>
          </table:table-cell>
          <table:table-cell office:value-type="string" calcext:value-type="string">
            <text:p><text:a xlink:href="https://www.doomworld.com/forum/topic/101755-exomoon-megawad-directors-cut-release/" xlink:type="simple">https://www.doomworld.com/forum/topic/101755-exomoon-megawad-directors-cut-releas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24" calcext:value-type="float">
            <text:p>24</text:p>
          </table:table-cell>
          <table:table-cell table:style-name="ce16" table:number-matrix-columns-spanned="1" table:number-matrix-rows-spanned="1" table:formula="of:=COM.MICROSOFT.TEXTJOIN(&quot;, &quot;; 1; IF(ISBLANK([.L458:.AMJ458]); &quot;&quot;; [.L$2:.AMJ$2] &amp; &quot;: &quot; &amp; [.L458:.AMJ458]))" office:value-type="string" office:string-value="Lorenz0: 1" calcext:value-type="string">
            <text:p>Lorenz0: 1</text:p>
          </table:table-cell>
          <table:table-cell table:style-name="ce17" table:formula="of:=SUMPRODUCT(NOT(ISBLANK([.L458:.AMJ458])))" office:value-type="float" office:value="1" calcext:value-type="float">
            <text:p>1</text:p>
          </table:table-cell>
          <table:table-cell table:style-name="ce95" table:formula="of:=IF([.J458]&gt;2;AVERAGE([.L458:.AMJ458]);0)" office:value-type="float" office:value="0" calcext:value-type="float">
            <text:p>.000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4"/>
        </table:table-row>
        <table:table-row table:style-name="ro3">
          <table:table-cell office:value-type="float" office:value="456" calcext:value-type="float">
            <text:p>456</text:p>
          </table:table-cell>
          <table:table-cell table:formula="of:=IF([.C459]&lt;[.C458]; [.A459]; [.B458])" office:value-type="float" office:value="443" calcext:value-type="float">
            <text:p>443</text:p>
          </table:table-cell>
          <table:table-cell table:formula="of:=SUM([.L459:.AMJ459])" office:value-type="float" office:value="1" calcext:value-type="float">
            <text:p>1</text:p>
          </table:table-cell>
          <table:table-cell office:value-type="string" calcext:value-type="string">
            <text:p>Experiencing Nirvana</text:p>
          </table:table-cell>
          <table:table-cell office:value-type="string" calcext:value-type="string">
            <text:p><text:a xlink:href="https://www.doomworld.com/idgames/levels/doom2/Ports/megawads/enirvana" xlink:type="simple">https://www.doomworld.com/idgames/levels/doom2/Ports/megawads/enirvana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59:.AMJ459]); &quot;&quot;; [.L$2:.AMJ$2] &amp; &quot;: &quot; &amp; [.L459:.AMJ459]))" office:value-type="string" office:string-value="akolai: 1" calcext:value-type="string">
            <text:p>akolai: 1</text:p>
          </table:table-cell>
          <table:table-cell table:style-name="ce17" table:formula="of:=SUMPRODUCT(NOT(ISBLANK([.L459:.AMJ459])))" office:value-type="float" office:value="1" calcext:value-type="float">
            <text:p>1</text:p>
          </table:table-cell>
          <table:table-cell table:style-name="ce95" table:formula="of:=IF([.J459]&gt;2;AVERAGE([.L459:.AMJ459]);0)" office:value-type="float" office:value="0" calcext:value-type="float">
            <text:p>.000</text:p>
          </table:table-cell>
          <table:table-cell table:number-columns-repeated="177"/>
          <table:table-cell office:value-type="float" office:value="1" calcext:value-type="float">
            <text:p>1</text:p>
          </table:table-cell>
          <table:table-cell table:number-columns-repeated="835"/>
        </table:table-row>
        <table:table-row table:style-name="ro3">
          <table:table-cell office:value-type="float" office:value="457" calcext:value-type="float">
            <text:p>457</text:p>
          </table:table-cell>
          <table:table-cell table:formula="of:=IF([.C460]&lt;[.C459]; [.A460]; [.B459])" office:value-type="float" office:value="443" calcext:value-type="float">
            <text:p>443</text:p>
          </table:table-cell>
          <table:table-cell table:formula="of:=SUM([.L460:.AMJ460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460:.AMJ460]); &quot;&quot;; [.L$2:.AMJ$2] &amp; &quot;: &quot; &amp; [.L460:.AMJ460]))" office:value-type="string" office:string-value="Grazza: 1" calcext:value-type="string">
            <text:p>Grazza: 1</text:p>
          </table:table-cell>
          <table:table-cell table:style-name="ce17" table:formula="of:=SUMPRODUCT(NOT(ISBLANK([.L460:.AMJ460])))" office:value-type="float" office:value="1" calcext:value-type="float">
            <text:p>1</text:p>
          </table:table-cell>
          <table:table-cell table:style-name="ce95" table:formula="of:=IF([.J460]&gt;2;AVERAGE([.L460:.AMJ460]);0)" office:value-type="float" office:value="0" calcext:value-type="float">
            <text:p>.000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3">
          <table:table-cell office:value-type="float" office:value="458" calcext:value-type="float">
            <text:p>458</text:p>
          </table:table-cell>
          <table:table-cell table:formula="of:=IF([.C461]&lt;[.C460]; [.A461]; [.B460])" office:value-type="float" office:value="443" calcext:value-type="float">
            <text:p>443</text:p>
          </table:table-cell>
          <table:table-cell table:formula="of:=SUM([.L461:.AMJ461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61:.AMJ461]); &quot;&quot;; [.L$2:.AMJ$2] &amp; &quot;: &quot; &amp; [.L461:.AMJ461]))" office:value-type="string" office:string-value="joepallai: 1" calcext:value-type="string">
            <text:p>joepallai: 1</text:p>
          </table:table-cell>
          <table:table-cell table:style-name="ce17" table:formula="of:=SUMPRODUCT(NOT(ISBLANK([.L461:.AMJ461])))" office:value-type="float" office:value="1" calcext:value-type="float">
            <text:p>1</text:p>
          </table:table-cell>
          <table:table-cell table:style-name="ce95" table:formula="of:=IF([.J461]&gt;2;AVERAGE([.L461:.AMJ461]);0)" office:value-type="float" office:value="0" calcext:value-type="float">
            <text:p>.000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459" calcext:value-type="float">
            <text:p>459</text:p>
          </table:table-cell>
          <table:table-cell table:formula="of:=IF([.C462]&lt;[.C461]; [.A462]; [.B461])" office:value-type="float" office:value="443" calcext:value-type="float">
            <text:p>443</text:p>
          </table:table-cell>
          <table:table-cell table:formula="of:=SUM([.L462:.AMJ462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n</text:p>
          </table:table-cell>
          <table:table-cell table:style-name="ce16" table:number-matrix-columns-spanned="1" table:number-matrix-rows-spanned="1" table:formula="of:=COM.MICROSOFT.TEXTJOIN(&quot;, &quot;; 1; IF(ISBLANK([.L462:.AMJ462]); &quot;&quot;; [.L$2:.AMJ$2] &amp; &quot;: &quot; &amp; [.L462:.AMJ462]))" office:value-type="string" office:string-value="AnonimVio: 1" calcext:value-type="string">
            <text:p>AnonimVio: 1</text:p>
          </table:table-cell>
          <table:table-cell table:style-name="ce17" table:formula="of:=SUMPRODUCT(NOT(ISBLANK([.L462:.AMJ462])))" office:value-type="float" office:value="1" calcext:value-type="float">
            <text:p>1</text:p>
          </table:table-cell>
          <table:table-cell table:style-name="ce95" table:formula="of:=IF([.J462]&gt;2;AVERAGE([.L462:.AMJ462]);0)" office:value-type="float" office:value="0" calcext:value-type="float">
            <text:p>.000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460" calcext:value-type="float">
            <text:p>460</text:p>
          </table:table-cell>
          <table:table-cell table:formula="of:=IF([.C463]&lt;[.C462]; [.A463]; [.B462])" office:value-type="float" office:value="443" calcext:value-type="float">
            <text:p>443</text:p>
          </table:table-cell>
          <table:table-cell table:formula="of:=SUM([.L463:.AMJ463])" office:value-type="float" office:value="1" calcext:value-type="float">
            <text:p>1</text:p>
          </table:table-cell>
          <table:table-cell office:value-type="string" calcext:value-type="string">
            <text:p>H2H-Xmas</text:p>
          </table:table-cell>
          <table:table-cell office:value-type="string" calcext:value-type="string">
            <text:p><text:a xlink:href="https://doomwiki.org/wiki/H2H-Xmas" xlink:type="simple">https://doomwiki.org/wiki/H2H-Xmas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63:.AMJ463]); &quot;&quot;; [.L$2:.AMJ$2] &amp; &quot;: &quot; &amp; [.L463:.AMJ463]))" office:value-type="string" office:string-value="Katamori: 1" calcext:value-type="string">
            <text:p>Katamori: 1</text:p>
          </table:table-cell>
          <table:table-cell table:style-name="ce17" table:formula="of:=SUMPRODUCT(NOT(ISBLANK([.L463:.AMJ463])))" office:value-type="float" office:value="1" calcext:value-type="float">
            <text:p>1</text:p>
          </table:table-cell>
          <table:table-cell table:style-name="ce95" table:formula="of:=IF([.J463]&gt;2;AVERAGE([.L463:.AMJ463]);0)" office:value-type="float" office:value="0" calcext:value-type="float">
            <text:p>.000</text:p>
          </table:table-cell>
          <table:table-cell table:number-columns-repeated="184"/>
          <table:table-cell office:value-type="float" office:value="1" calcext:value-type="float">
            <text:p>1</text:p>
          </table:table-cell>
          <table:table-cell table:number-columns-repeated="828"/>
        </table:table-row>
        <table:table-row table:style-name="ro3">
          <table:table-cell office:value-type="float" office:value="461" calcext:value-type="float">
            <text:p>461</text:p>
          </table:table-cell>
          <table:table-cell table:formula="of:=IF([.C464]&lt;[.C463]; [.A464]; [.B463])" office:value-type="float" office:value="443" calcext:value-type="float">
            <text:p>443</text:p>
          </table:table-cell>
          <table:table-cell table:formula="of:=SUM([.L464:.AMJ464])" office:value-type="float" office:value="1" calcext:value-type="float">
            <text:p>1</text:p>
          </table:table-cell>
          <table:table-cell office:value-type="string" calcext:value-type="string">
            <text:p>kusok(Kurashiki's kuso map)</text:p>
          </table:table-cell>
          <table:table-cell office:value-type="string" calcext:value-type="string">
            <text:p><text:a xlink:href="https://www.doomworld.com/idgames/levels/doom2/Ports/j-l/kusok" xlink:type="simple">https://www.doomworld.com/idgames/levels/doom2/Ports/j-l/kusok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2" calcext:value-type="float">
            <text:p>2</text:p>
          </table:table-cell>
          <table:table-cell table:style-name="ce16" table:number-matrix-columns-spanned="1" table:number-matrix-rows-spanned="1" table:formula="of:=COM.MICROSOFT.TEXTJOIN(&quot;, &quot;; 1; IF(ISBLANK([.L464:.AMJ464]); &quot;&quot;; [.L$2:.AMJ$2] &amp; &quot;: &quot; &amp; [.L464:.AMJ464]))" office:value-type="string" office:string-value="Fadri: 1" calcext:value-type="string">
            <text:p>Fadri: 1</text:p>
          </table:table-cell>
          <table:table-cell table:style-name="ce17" table:formula="of:=SUMPRODUCT(NOT(ISBLANK([.L464:.AMJ464])))" office:value-type="float" office:value="1" calcext:value-type="float">
            <text:p>1</text:p>
          </table:table-cell>
          <table:table-cell table:style-name="ce95" table:formula="of:=IF([.J464]&gt;2;AVERAGE([.L464:.AMJ464]);0)" office:value-type="float" office:value="0" calcext:value-type="float">
            <text:p>.000</text:p>
          </table:table-cell>
          <table:table-cell table:number-columns-repeated="148"/>
          <table:table-cell office:value-type="float" office:value="1" calcext:value-type="float">
            <text:p>1</text:p>
          </table:table-cell>
          <table:table-cell table:number-columns-repeated="864"/>
        </table:table-row>
        <table:table-row table:style-name="ro3">
          <table:table-cell office:value-type="float" office:value="462" calcext:value-type="float">
            <text:p>462</text:p>
          </table:table-cell>
          <table:table-cell table:formula="of:=IF([.C465]&lt;[.C464]; [.A465]; [.B464])" office:value-type="float" office:value="443" calcext:value-type="float">
            <text:p>443</text:p>
          </table:table-cell>
          <table:table-cell table:formula="of:=SUM([.L465:.AMJ465])" office:value-type="float" office:value="1" calcext:value-type="float">
            <text:p>1</text:p>
          </table:table-cell>
          <table:table-cell office:value-type="string" calcext:value-type="string">
            <text:p>Lilium</text:p>
          </table:table-cell>
          <table:table-cell office:value-type="string" calcext:value-type="string">
            <text:p><text:a xlink:href="https://www.doomworld.com/idgames/levels/doom2/Ports/j-l/lilium" xlink:type="simple">https://www.doomworld.com/idgames/levels/doom2/Ports/j-l/lilium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65:.AMJ465]); &quot;&quot;; [.L$2:.AMJ$2] &amp; &quot;: &quot; &amp; [.L465:.AMJ465]))" office:value-type="string" office:string-value="Lewonx: 1" calcext:value-type="string">
            <text:p>Lewonx: 1</text:p>
          </table:table-cell>
          <table:table-cell table:style-name="ce17" table:formula="of:=SUMPRODUCT(NOT(ISBLANK([.L465:.AMJ465])))" office:value-type="float" office:value="1" calcext:value-type="float">
            <text:p>1</text:p>
          </table:table-cell>
          <table:table-cell table:style-name="ce95" table:formula="of:=IF([.J465]&gt;2;AVERAGE([.L465:.AMJ465]);0)" office:value-type="float" office:value="0" calcext:value-type="float">
            <text:p>.000</text:p>
          </table:table-cell>
          <table:table-cell table:number-columns-repeated="157"/>
          <table:table-cell office:value-type="float" office:value="1" calcext:value-type="float">
            <text:p>1</text:p>
          </table:table-cell>
          <table:table-cell table:number-columns-repeated="855"/>
        </table:table-row>
        <table:table-row table:style-name="ro3">
          <table:table-cell office:value-type="float" office:value="463" calcext:value-type="float">
            <text:p>463</text:p>
          </table:table-cell>
          <table:table-cell table:formula="of:=IF([.C466]&lt;[.C465]; [.A466]; [.B465])" office:value-type="float" office:value="443" calcext:value-type="float">
            <text:p>443</text:p>
          </table:table-cell>
          <table:table-cell table:formula="of:=SUM([.L466:.AMJ466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66:.AMJ466]); &quot;&quot;; [.L$2:.AMJ$2] &amp; &quot;: &quot; &amp; [.L466:.AMJ466]))" office:value-type="string" office:string-value="bzzrak: 1" calcext:value-type="string">
            <text:p>bzzrak: 1</text:p>
          </table:table-cell>
          <table:table-cell table:style-name="ce17" table:formula="of:=SUMPRODUCT(NOT(ISBLANK([.L466:.AMJ466])))" office:value-type="float" office:value="1" calcext:value-type="float">
            <text:p>1</text:p>
          </table:table-cell>
          <table:table-cell table:style-name="ce95" table:formula="of:=IF([.J466]&gt;2;AVERAGE([.L466:.AMJ466]);0)" office:value-type="float" office:value="0" calcext:value-type="float">
            <text:p>.0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float" office:value="464" calcext:value-type="float">
            <text:p>464</text:p>
          </table:table-cell>
          <table:table-cell table:formula="of:=IF([.C467]&lt;[.C466]; [.A467]; [.B466])" office:value-type="float" office:value="443" calcext:value-type="float">
            <text:p>443</text:p>
          </table:table-cell>
          <table:table-cell table:formula="of:=SUM([.L467:.AMJ467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67:.AMJ467]); &quot;&quot;; [.L$2:.AMJ$2] &amp; &quot;: &quot; &amp; [.L467:.AMJ467]))" office:value-type="string" office:string-value="Phobus: 1" calcext:value-type="string">
            <text:p>Phobus: 1</text:p>
          </table:table-cell>
          <table:table-cell table:style-name="ce17" table:formula="of:=SUMPRODUCT(NOT(ISBLANK([.L467:.AMJ467])))" office:value-type="float" office:value="1" calcext:value-type="float">
            <text:p>1</text:p>
          </table:table-cell>
          <table:table-cell table:style-name="ce95" table:formula="of:=IF([.J467]&gt;2;AVERAGE([.L467:.AMJ467]);0)" office:value-type="float" office:value="0" calcext:value-type="float">
            <text:p>.000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465" calcext:value-type="float">
            <text:p>465</text:p>
          </table:table-cell>
          <table:table-cell table:formula="of:=IF([.C468]&lt;[.C467]; [.A468]; [.B467])" office:value-type="float" office:value="443" calcext:value-type="float">
            <text:p>443</text:p>
          </table:table-cell>
          <table:table-cell table:formula="of:=SUM([.L468:.AMJ468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6" calcext:value-type="float">
            <text:p>6</text:p>
          </table:table-cell>
          <table:table-cell table:style-name="ce16" table:number-matrix-columns-spanned="1" table:number-matrix-rows-spanned="1" table:formula="of:=COM.MICROSOFT.TEXTJOIN(&quot;, &quot;; 1; IF(ISBLANK([.L468:.AMJ468]); &quot;&quot;; [.L$2:.AMJ$2] &amp; &quot;: &quot; &amp; [.L468:.AMJ468]))" office:value-type="string" office:string-value="NoisyVelvet: 1" calcext:value-type="string">
            <text:p>NoisyVelvet: 1</text:p>
          </table:table-cell>
          <table:table-cell table:style-name="ce17" table:formula="of:=SUMPRODUCT(NOT(ISBLANK([.L468:.AMJ468])))" office:value-type="float" office:value="1" calcext:value-type="float">
            <text:p>1</text:p>
          </table:table-cell>
          <table:table-cell table:style-name="ce95" table:formula="of:=IF([.J468]&gt;2;AVERAGE([.L468:.AMJ468]);0)" office:value-type="float" office:value="0" calcext:value-type="float">
            <text:p>.000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466" calcext:value-type="float">
            <text:p>466</text:p>
          </table:table-cell>
          <table:table-cell table:formula="of:=IF([.C469]&lt;[.C468]; [.A469]; [.B468])" office:value-type="float" office:value="443" calcext:value-type="float">
            <text:p>443</text:p>
          </table:table-cell>
          <table:table-cell table:formula="of:=SUM([.L469:.AMJ469])" office:value-type="float" office:value="1" calcext:value-type="float">
            <text:p>1</text:p>
          </table:table-cell>
          <table:table-cell office:value-type="string" calcext:value-type="string">
            <text:p>Pinochestein 3D</text:p>
          </table:table-cell>
          <table:table-cell office:value-type="string" calcext:value-type="string">
            <text:p><text:a xlink:href="https://forum.zdoom.org/viewtopic.php?f=19&amp;t=47816" xlink:type="simple">https://forum.zdoom.org/viewtopic.php?f=19&amp;t=47816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69:.AMJ469]); &quot;&quot;; [.L$2:.AMJ$2] &amp; &quot;: &quot; &amp; [.L469:.AMJ469]))" office:value-type="string" office:string-value="Ezepov: 1" calcext:value-type="string">
            <text:p>Ezepov: 1</text:p>
          </table:table-cell>
          <table:table-cell table:style-name="ce17" table:formula="of:=SUMPRODUCT(NOT(ISBLANK([.L469:.AMJ469])))" office:value-type="float" office:value="1" calcext:value-type="float">
            <text:p>1</text:p>
          </table:table-cell>
          <table:table-cell table:style-name="ce95" table:formula="of:=IF([.J469]&gt;2;AVERAGE([.L469:.AMJ469]);0)" office:value-type="float" office:value="0" calcext:value-type="float">
            <text:p>.000</text:p>
          </table:table-cell>
          <table:table-cell table:number-columns-repeated="176"/>
          <table:table-cell office:value-type="float" office:value="1" calcext:value-type="float">
            <text:p>1</text:p>
          </table:table-cell>
          <table:table-cell table:number-columns-repeated="836"/>
        </table:table-row>
        <table:table-row table:style-name="ro3">
          <table:table-cell office:value-type="float" office:value="467" calcext:value-type="float">
            <text:p>467</text:p>
          </table:table-cell>
          <table:table-cell table:formula="of:=IF([.C470]&lt;[.C469]; [.A470]; [.B469])" office:value-type="float" office:value="443" calcext:value-type="float">
            <text:p>443</text:p>
          </table:table-cell>
          <table:table-cell table:formula="of:=SUM([.L470:.AMJ470])" office:value-type="float" office:value="1" calcext:value-type="float">
            <text:p>1</text:p>
          </table:table-cell>
          <table:table-cell office:value-type="string" calcext:value-type="string">
            <text:p>Polygon Base</text:p>
          </table:table-cell>
          <table:table-cell office:value-type="string" calcext:value-type="string">
            <text:p><text:a xlink:href="https://doomwiki.org/wiki/Polygon_Base" xlink:type="simple">https://doomwiki.org/wiki/Polygon_Base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70:.AMJ470]); &quot;&quot;; [.L$2:.AMJ$2] &amp; &quot;: &quot; &amp; [.L470:.AMJ470]))" office:value-type="string" office:string-value="roadworx: 1" calcext:value-type="string">
            <text:p>roadworx: 1</text:p>
          </table:table-cell>
          <table:table-cell table:style-name="ce17" table:formula="of:=SUMPRODUCT(NOT(ISBLANK([.L470:.AMJ470])))" office:value-type="float" office:value="1" calcext:value-type="float">
            <text:p>1</text:p>
          </table:table-cell>
          <table:table-cell table:style-name="ce95" table:formula="of:=IF([.J470]&gt;2;AVERAGE([.L470:.AMJ470]);0)" office:value-type="float" office:value="0" calcext:value-type="float">
            <text:p>.000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468" calcext:value-type="float">
            <text:p>468</text:p>
          </table:table-cell>
          <table:table-cell table:formula="of:=IF([.C471]&lt;[.C470]; [.A471]; [.B470])" office:value-type="float" office:value="443" calcext:value-type="float">
            <text:p>443</text:p>
          </table:table-cell>
          <table:table-cell table:formula="of:=SUM([.L471:.AMJ471])" office:value-type="float" office:value="1" calcext:value-type="float">
            <text:p>1</text:p>
          </table:table-cell>
          <table:table-cell office:value-type="string" calcext:value-type="string">
            <text:p>Ray Mohawk 2</text:p>
          </table:table-cell>
          <table:table-cell office:value-type="string" calcext:value-type="string">
            <text:p><text:a xlink:href="https://doomwiki.org/wiki/Ray_Mohawk_2:_Ray_Wreaks_Havoc!" xlink:type="simple">https://doomwiki.org/wiki/Ray_Mohawk_2:_Ray_Wreaks_Havoc!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471:.AMJ471]); &quot;&quot;; [.L$2:.AMJ$2] &amp; &quot;: &quot; &amp; [.L471:.AMJ471]))" office:value-type="string" office:string-value="tonytheparrot: 1" calcext:value-type="string">
            <text:p>tonytheparrot: 1</text:p>
          </table:table-cell>
          <table:table-cell table:style-name="ce17" table:formula="of:=SUMPRODUCT(NOT(ISBLANK([.L471:.AMJ471])))" office:value-type="float" office:value="1" calcext:value-type="float">
            <text:p>1</text:p>
          </table:table-cell>
          <table:table-cell table:style-name="ce95" table:formula="of:=IF([.J471]&gt;2;AVERAGE([.L471:.AMJ471]);0)" office:value-type="float" office:value="0" calcext:value-type="float">
            <text:p>.000</text:p>
          </table:table-cell>
          <table:table-cell table:number-columns-repeated="189"/>
          <table:table-cell office:value-type="float" office:value="1" calcext:value-type="float">
            <text:p>1</text:p>
          </table:table-cell>
          <table:table-cell table:number-columns-repeated="823"/>
        </table:table-row>
        <table:table-row table:style-name="ro3">
          <table:table-cell office:value-type="float" office:value="469" calcext:value-type="float">
            <text:p>469</text:p>
          </table:table-cell>
          <table:table-cell table:formula="of:=IF([.C472]&lt;[.C471]; [.A472]; [.B471])" office:value-type="float" office:value="443" calcext:value-type="float">
            <text:p>443</text:p>
          </table:table-cell>
          <table:table-cell table:formula="of:=SUM([.L472:.AMJ472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20" calcext:value-type="float">
            <text:p>20</text:p>
          </table:table-cell>
          <table:table-cell table:style-name="ce16" table:number-matrix-columns-spanned="1" table:number-matrix-rows-spanned="1" table:formula="of:=COM.MICROSOFT.TEXTJOIN(&quot;, &quot;; 1; IF(ISBLANK([.L472:.AMJ472]); &quot;&quot;; [.L$2:.AMJ$2] &amp; &quot;: &quot; &amp; [.L472:.AMJ472]))" office:value-type="string" office:string-value="HUNdebLeonidasX: 1" calcext:value-type="string">
            <text:p>HUNdebLeonidasX: 1</text:p>
          </table:table-cell>
          <table:table-cell table:style-name="ce17" table:formula="of:=SUMPRODUCT(NOT(ISBLANK([.L472:.AMJ472])))" office:value-type="float" office:value="1" calcext:value-type="float">
            <text:p>1</text:p>
          </table:table-cell>
          <table:table-cell table:style-name="ce95" table:formula="of:=IF([.J472]&gt;2;AVERAGE([.L472:.AMJ472]);0)" office:value-type="float" office:value="0" calcext:value-type="float">
            <text:p>.000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470" calcext:value-type="float">
            <text:p>470</text:p>
          </table:table-cell>
          <table:table-cell table:formula="of:=IF([.C473]&lt;[.C472]; [.A473]; [.B472])" office:value-type="float" office:value="443" calcext:value-type="float">
            <text:p>443</text:p>
          </table:table-cell>
          <table:table-cell table:formula="of:=SUM([.L473:.AMJ473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73:.AMJ473]); &quot;&quot;; [.L$2:.AMJ$2] &amp; &quot;: &quot; &amp; [.L473:.AMJ473]))" office:value-type="string" office:string-value="everennui: 1" calcext:value-type="string">
            <text:p>everennui: 1</text:p>
          </table:table-cell>
          <table:table-cell table:style-name="ce17" table:formula="of:=SUMPRODUCT(NOT(ISBLANK([.L473:.AMJ473])))" office:value-type="float" office:value="1" calcext:value-type="float">
            <text:p>1</text:p>
          </table:table-cell>
          <table:table-cell table:style-name="ce95" table:formula="of:=IF([.J473]&gt;2;AVERAGE([.L473:.AMJ473]);0)" office:value-type="float" office:value="0" calcext:value-type="float">
            <text:p>.00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471" calcext:value-type="float">
            <text:p>471</text:p>
          </table:table-cell>
          <table:table-cell table:formula="of:=IF([.C474]&lt;[.C473]; [.A474]; [.B473])" office:value-type="float" office:value="443" calcext:value-type="float">
            <text:p>443</text:p>
          </table:table-cell>
          <table:table-cell table:formula="of:=SUM([.L474:.AMJ474])" office:value-type="float" office:value="1" calcext:value-type="float">
            <text:p>1</text:p>
          </table:table-cell>
          <table:table-cell table:style-name="ce107"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74:.AMJ474]); &quot;&quot;; [.L$2:.AMJ$2] &amp; &quot;: &quot; &amp; [.L474:.AMJ474]))" office:value-type="string" office:string-value="STILES: 1" calcext:value-type="string">
            <text:p>STILES: 1</text:p>
          </table:table-cell>
          <table:table-cell table:style-name="ce17" table:formula="of:=SUMPRODUCT(NOT(ISBLANK([.L474:.AMJ474])))" office:value-type="float" office:value="1" calcext:value-type="float">
            <text:p>1</text:p>
          </table:table-cell>
          <table:table-cell table:style-name="ce95" table:formula="of:=IF([.J474]&gt;2;AVERAGE([.L474:.AMJ474]);0)" office:value-type="float" office:value="0" calcext:value-type="float">
            <text:p>.000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472" calcext:value-type="float">
            <text:p>472</text:p>
          </table:table-cell>
          <table:table-cell table:formula="of:=IF([.C475]&lt;[.C474]; [.A475]; [.B474])" office:value-type="float" office:value="443" calcext:value-type="float">
            <text:p>443</text:p>
          </table:table-cell>
          <table:table-cell table:formula="of:=SUM([.L475:.AMJ475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22" calcext:value-type="float">
            <text:p>22</text:p>
          </table:table-cell>
          <table:table-cell table:style-name="ce16" table:number-matrix-columns-spanned="1" table:number-matrix-rows-spanned="1" table:formula="of:=COM.MICROSOFT.TEXTJOIN(&quot;, &quot;; 1; IF(ISBLANK([.L475:.AMJ475]); &quot;&quot;; [.L$2:.AMJ$2] &amp; &quot;: &quot; &amp; [.L475:.AMJ475]))" office:value-type="string" office:string-value="ASaltShaker: 1" calcext:value-type="string">
            <text:p>ASaltShaker: 1</text:p>
          </table:table-cell>
          <table:table-cell table:style-name="ce17" table:formula="of:=SUMPRODUCT(NOT(ISBLANK([.L475:.AMJ475])))" office:value-type="float" office:value="1" calcext:value-type="float">
            <text:p>1</text:p>
          </table:table-cell>
          <table:table-cell table:style-name="ce95" table:formula="of:=IF([.J475]&gt;2;AVERAGE([.L475:.AMJ475]);0)" office:value-type="float" office:value="0" calcext:value-type="float">
            <text:p>.000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6"/>
        </table:table-row>
        <table:table-row table:style-name="ro3">
          <table:table-cell office:value-type="float" office:value="473" calcext:value-type="float">
            <text:p>473</text:p>
          </table:table-cell>
          <table:table-cell table:formula="of:=IF([.C476]&lt;[.C475]; [.A476]; [.B475])" office:value-type="float" office:value="443" calcext:value-type="float">
            <text:p>443</text:p>
          </table:table-cell>
          <table:table-cell table:formula="of:=SUM([.L476:.AMJ476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office:value-type="float" office:value="7" calcext:value-type="float">
            <text:p>7</text:p>
          </table:table-cell>
          <table:table-cell table:style-name="ce16" table:number-matrix-columns-spanned="1" table:number-matrix-rows-spanned="1" table:formula="of:=COM.MICROSOFT.TEXTJOIN(&quot;, &quot;; 1; IF(ISBLANK([.L476:.AMJ476]); &quot;&quot;; [.L$2:.AMJ$2] &amp; &quot;: &quot; &amp; [.L476:.AMJ476]))" office:value-type="string" office:string-value="everennui: 1" calcext:value-type="string">
            <text:p>everennui: 1</text:p>
          </table:table-cell>
          <table:table-cell table:style-name="ce17" table:formula="of:=SUMPRODUCT(NOT(ISBLANK([.L476:.AMJ476])))" office:value-type="float" office:value="1" calcext:value-type="float">
            <text:p>1</text:p>
          </table:table-cell>
          <table:table-cell table:style-name="ce95" table:formula="of:=IF([.J476]&gt;2;AVERAGE([.L476:.AMJ476]);0)" office:value-type="float" office:value="0" calcext:value-type="float">
            <text:p>.00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4">
          <table:table-cell office:value-type="float" office:value="474" calcext:value-type="float">
            <text:p>474</text:p>
          </table:table-cell>
          <table:table-cell table:formula="of:=IF([.C477]&lt;[.C476]; [.A477]; [.B476])" office:value-type="float" office:value="443" calcext:value-type="float">
            <text:p>443</text:p>
          </table:table-cell>
          <table:table-cell table:formula="of:=SUM([.L477:.AMJ477])" office:value-type="float" office:value="1" calcext:value-type="float">
            <text:p>1</text:p>
          </table:table-cell>
          <table:table-cell table:style-name="ce107" office:value-type="string" calcext:value-type="string">
            <text:p>The Evil Unleashed﻿</text:p>
          </table:table-cell>
          <table:table-cell office:value-type="string" calcext:value-type="string">
            <text:p><text:a xlink:href="https://doomwiki.org/wiki/The_Evil_Unleashed" xlink:type="simple">https://doomwiki.org/wiki/The_Evil_Unleashed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office:value-type="float" office:value="9" calcext:value-type="float">
            <text:p>9</text:p>
          </table:table-cell>
          <table:table-cell table:style-name="ce16" table:number-matrix-columns-spanned="1" table:number-matrix-rows-spanned="1" table:formula="of:=COM.MICROSOFT.TEXTJOIN(&quot;, &quot;; 1; IF(ISBLANK([.L477:.AMJ477]); &quot;&quot;; [.L$2:.AMJ$2] &amp; &quot;: &quot; &amp; [.L477:.AMJ477]))" office:value-type="string" office:string-value="Ragu: 1" calcext:value-type="string">
            <text:p>Ragu: 1</text:p>
          </table:table-cell>
          <table:table-cell table:style-name="ce17" table:formula="of:=SUMPRODUCT(NOT(ISBLANK([.L477:.AMJ477])))" office:value-type="float" office:value="1" calcext:value-type="float">
            <text:p>1</text:p>
          </table:table-cell>
          <table:table-cell table:style-name="ce95" table:formula="of:=IF([.J477]&gt;2;AVERAGE([.L477:.AMJ477]);0)" office:value-type="float" office:value="0" calcext:value-type="float">
            <text:p>.000</text:p>
          </table:table-cell>
          <table:table-cell table:number-columns-repeated="163"/>
          <table:table-cell office:value-type="float" office:value="1" calcext:value-type="float">
            <text:p>1</text:p>
          </table:table-cell>
          <table:table-cell table:number-columns-repeated="849"/>
        </table:table-row>
        <table:table-row table:style-name="ro3">
          <table:table-cell office:value-type="float" office:value="475" calcext:value-type="float">
            <text:p>475</text:p>
          </table:table-cell>
          <table:table-cell table:formula="of:=IF([.C478]&lt;[.C477]; [.A478]; [.B477])" office:value-type="float" office:value="443" calcext:value-type="float">
            <text:p>443</text:p>
          </table:table-cell>
          <table:table-cell table:formula="of:=SUM([.L478:.AMJ478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78:.AMJ478]); &quot;&quot;; [.L$2:.AMJ$2] &amp; &quot;: &quot; &amp; [.L478:.AMJ478]))" office:value-type="string" office:string-value="Malrionn: 1" calcext:value-type="string">
            <text:p>Malrionn: 1</text:p>
          </table:table-cell>
          <table:table-cell table:style-name="ce17" table:formula="of:=SUMPRODUCT(NOT(ISBLANK([.L478:.AMJ478])))" office:value-type="float" office:value="1" calcext:value-type="float">
            <text:p>1</text:p>
          </table:table-cell>
          <table:table-cell table:style-name="ce95" table:formula="of:=IF([.J478]&gt;2;AVERAGE([.L478:.AMJ478]);0)" office:value-type="float" office:value="0" calcext:value-type="float">
            <text:p>.000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float" office:value="476" calcext:value-type="float">
            <text:p>476</text:p>
          </table:table-cell>
          <table:table-cell table:formula="of:=IF([.C479]&lt;[.C478]; [.A479]; [.B478])" office:value-type="float" office:value="443" calcext:value-type="float">
            <text:p>443</text:p>
          </table:table-cell>
          <table:table-cell table:formula="of:=SUM([.L479:.AMJ479])" office:value-type="float" office:value="1" calcext:value-type="float">
            <text:p>1</text:p>
          </table:table-cell>
          <table:table-cell office:value-type="string" calcext:value-type="string">
            <text:p>The Slaughter Spectrum</text:p>
          </table:table-cell>
          <table:table-cell office:value-type="string" calcext:value-type="string">
            <text:p><text:a xlink:href="https://www.doomworld.com/forum/topic/106310-the-slaughter-spectrum-rc1-release/" xlink:type="simple">https://www.doomworld.com/forum/topic/106310-the-slaughter-spectrum-rc1-releas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office:value-type="float" office:value="5" calcext:value-type="float">
            <text:p>5</text:p>
          </table:table-cell>
          <table:table-cell table:style-name="ce16" table:number-matrix-columns-spanned="1" table:number-matrix-rows-spanned="1" table:formula="of:=COM.MICROSOFT.TEXTJOIN(&quot;, &quot;; 1; IF(ISBLANK([.L479:.AMJ479]); &quot;&quot;; [.L$2:.AMJ$2] &amp; &quot;: &quot; &amp; [.L479:.AMJ479]))" office:value-type="string" office:string-value="nikitsune: 1" calcext:value-type="string">
            <text:p>nikitsune: 1</text:p>
          </table:table-cell>
          <table:table-cell table:style-name="ce17" table:formula="of:=SUMPRODUCT(NOT(ISBLANK([.L479:.AMJ479])))" office:value-type="float" office:value="1" calcext:value-type="float">
            <text:p>1</text:p>
          </table:table-cell>
          <table:table-cell table:style-name="ce95" table:formula="of:=IF([.J479]&gt;2;AVERAGE([.L479:.AMJ479]);0)" office:value-type="float" office:value="0" calcext:value-type="float">
            <text:p>.000</text:p>
          </table:table-cell>
          <table:table-cell table:number-columns-repeated="173"/>
          <table:table-cell office:value-type="float" office:value="1" calcext:value-type="float">
            <text:p>1</text:p>
          </table:table-cell>
          <table:table-cell table:number-columns-repeated="839"/>
        </table:table-row>
        <table:table-row table:style-name="ro3">
          <table:table-cell office:value-type="float" office:value="477" calcext:value-type="float">
            <text:p>477</text:p>
          </table:table-cell>
          <table:table-cell table:formula="of:=IF([.C480]&lt;[.C479]; [.A480]; [.B479])" office:value-type="float" office:value="443" calcext:value-type="float">
            <text:p>443</text:p>
          </table:table-cell>
          <table:table-cell table:formula="of:=SUM([.L480:.AMJ480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office:value-type="float" office:value="12" calcext:value-type="float">
            <text:p>12</text:p>
          </table:table-cell>
          <table:table-cell table:style-name="ce16" table:number-matrix-columns-spanned="1" table:number-matrix-rows-spanned="1" table:formula="of:=COM.MICROSOFT.TEXTJOIN(&quot;, &quot;; 1; IF(ISBLANK([.L480:.AMJ480]); &quot;&quot;; [.L$2:.AMJ$2] &amp; &quot;: &quot; &amp; [.L480:.AMJ480]))" office:value-type="string" office:string-value="T-Rex: 1" calcext:value-type="string">
            <text:p>T-Rex: 1</text:p>
          </table:table-cell>
          <table:table-cell table:style-name="ce17" table:formula="of:=SUMPRODUCT(NOT(ISBLANK([.L480:.AMJ480])))" office:value-type="float" office:value="1" calcext:value-type="float">
            <text:p>1</text:p>
          </table:table-cell>
          <table:table-cell table:style-name="ce95" table:formula="of:=IF([.J480]&gt;2;AVERAGE([.L480:.AMJ480]);0)" office:value-type="float" office:value="0" calcext:value-type="float">
            <text:p>.000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3">
          <table:table-cell office:value-type="float" office:value="478" calcext:value-type="float">
            <text:p>478</text:p>
          </table:table-cell>
          <table:table-cell table:formula="of:=IF([.C481]&lt;[.C480]; [.A481]; [.B480])" office:value-type="float" office:value="443" calcext:value-type="float">
            <text:p>443</text:p>
          </table:table-cell>
          <table:table-cell table:formula="of:=SUM([.L481:.AMJ481])" office:value-type="float" office:value="1" calcext:value-type="float">
            <text:p>1</text:p>
          </table:table-cell>
          <table:table-cell table:style-name="ce107"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office:value-type="float" office:value="32" calcext:value-type="float">
            <text:p>32</text:p>
          </table:table-cell>
          <table:table-cell table:style-name="ce16" table:number-matrix-columns-spanned="1" table:number-matrix-rows-spanned="1" table:formula="of:=COM.MICROSOFT.TEXTJOIN(&quot;, &quot;; 1; IF(ISBLANK([.L481:.AMJ481]); &quot;&quot;; [.L$2:.AMJ$2] &amp; &quot;: &quot; &amp; [.L481:.AMJ481]))" office:value-type="string" office:string-value="T-Rex: 1" calcext:value-type="string">
            <text:p>T-Rex: 1</text:p>
          </table:table-cell>
          <table:table-cell table:style-name="ce17" table:formula="of:=SUMPRODUCT(NOT(ISBLANK([.L481:.AMJ481])))" office:value-type="float" office:value="1" calcext:value-type="float">
            <text:p>1</text:p>
          </table:table-cell>
          <table:table-cell table:style-name="ce95" table:formula="of:=IF([.J481]&gt;2;AVERAGE([.L481:.AMJ481]);0)" office:value-type="float" office:value="0" calcext:value-type="float">
            <text:p>.000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3">
          <table:table-cell office:value-type="float" office:value="479" calcext:value-type="float">
            <text:p>479</text:p>
          </table:table-cell>
          <table:table-cell table:formula="of:=IF([.C482]&lt;[.C481]; [.A482]; [.B481])" office:value-type="float" office:value="443" calcext:value-type="float">
            <text:p>443</text:p>
          </table:table-cell>
          <table:table-cell table:formula="of:=SUM([.L482:.AMJ482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82:.AMJ482]); &quot;&quot;; [.L$2:.AMJ$2] &amp; &quot;: &quot; &amp; [.L482:.AMJ482]))" office:value-type="string" office:string-value="Soundblock: 1" calcext:value-type="string">
            <text:p>Soundblock: 1</text:p>
          </table:table-cell>
          <table:table-cell table:style-name="ce17" table:formula="of:=SUMPRODUCT(NOT(ISBLANK([.L482:.AMJ482])))" office:value-type="float" office:value="1" calcext:value-type="float">
            <text:p>1</text:p>
          </table:table-cell>
          <table:table-cell table:style-name="ce95" table:formula="of:=IF([.J482]&gt;2;AVERAGE([.L482:.AMJ482]);0)" office:value-type="float" office:value="0" calcext:value-type="float">
            <text:p>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480" calcext:value-type="float">
            <text:p>480</text:p>
          </table:table-cell>
          <table:table-cell table:formula="of:=IF([.C483]&lt;[.C482]; [.A483]; [.B482])" office:value-type="float" office:value="443" calcext:value-type="float">
            <text:p>443</text:p>
          </table:table-cell>
          <table:table-cell table:formula="of:=SUM([.L483:.AMJ483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office:value-type="float" office:value="27" calcext:value-type="float">
            <text:p>27</text:p>
          </table:table-cell>
          <table:table-cell table:style-name="ce16" table:number-matrix-columns-spanned="1" table:number-matrix-rows-spanned="1" table:formula="of:=COM.MICROSOFT.TEXTJOIN(&quot;, &quot;; 1; IF(ISBLANK([.L483:.AMJ483]); &quot;&quot;; [.L$2:.AMJ$2] &amp; &quot;: &quot; &amp; [.L483:.AMJ483]))" office:value-type="string" office:string-value="yakfak: 1" calcext:value-type="string">
            <text:p>yakfak: 1</text:p>
          </table:table-cell>
          <table:table-cell table:style-name="ce17" table:formula="of:=SUMPRODUCT(NOT(ISBLANK([.L483:.AMJ483])))" office:value-type="float" office:value="1" calcext:value-type="float">
            <text:p>1</text:p>
          </table:table-cell>
          <table:table-cell table:style-name="ce95" table:formula="of:=IF([.J483]&gt;2;AVERAGE([.L483:.AMJ483]);0)" office:value-type="float" office:value="0" calcext:value-type="float">
            <text:p>.00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481" calcext:value-type="float">
            <text:p>481</text:p>
          </table:table-cell>
          <table:table-cell table:formula="of:=IF([.C484]&lt;[.C483]; [.A484]; [.B483])" office:value-type="float" office:value="443" calcext:value-type="float">
            <text:p>443</text:p>
          </table:table-cell>
          <table:table-cell table:formula="of:=SUM([.L484:.AMJ484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office:value-type="float" office:value="17" calcext:value-type="float">
            <text:p>17</text:p>
          </table:table-cell>
          <table:table-cell table:style-name="ce16" table:number-matrix-columns-spanned="1" table:number-matrix-rows-spanned="1" table:formula="of:=COM.MICROSOFT.TEXTJOIN(&quot;, &quot;; 1; IF(ISBLANK([.L484:.AMJ484]); &quot;&quot;; [.L$2:.AMJ$2] &amp; &quot;: &quot; &amp; [.L484:.AMJ484]))" office:value-type="string" office:string-value="NoisyVelvet: 1" calcext:value-type="string">
            <text:p>NoisyVelvet: 1</text:p>
          </table:table-cell>
          <table:table-cell table:style-name="ce17" table:formula="of:=SUMPRODUCT(NOT(ISBLANK([.L484:.AMJ484])))" office:value-type="float" office:value="1" calcext:value-type="float">
            <text:p>1</text:p>
          </table:table-cell>
          <table:table-cell table:style-name="ce95" table:formula="of:=IF([.J484]&gt;2;AVERAGE([.L484:.AMJ484]);0)" office:value-type="float" office:value="0" calcext:value-type="float">
            <text:p>.000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482" calcext:value-type="float">
            <text:p>482</text:p>
          </table:table-cell>
          <table:table-cell table:formula="of:=IF([.C485]&lt;[.C484]; [.A485]; [.B484])" office:value-type="float" office:value="443" calcext:value-type="float">
            <text:p>443</text:p>
          </table:table-cell>
          <table:table-cell table:formula="of:=SUM([.L485:.AMJ485])" office:value-type="float" office:value="1" calcext:value-type="float">
            <text:p>1</text:p>
          </table:table-cell>
          <table:table-cell table:style-name="ce107" office:value-type="string" calcext:value-type="string">
            <text:p>Void</text:p>
          </table:table-cell>
          <table:table-cell office:value-type="string" calcext:value-type="string">
            <text:p><text:a xlink:href="https://doomwiki.org/wiki/Void" xlink:type="simple">https://doomwiki.org/wiki/Void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office:value-type="float" office:value="1" calcext:value-type="float">
            <text:p>1</text:p>
          </table:table-cell>
          <table:table-cell table:style-name="ce16" table:number-matrix-columns-spanned="1" table:number-matrix-rows-spanned="1" table:formula="of:=COM.MICROSOFT.TEXTJOIN(&quot;, &quot;; 1; IF(ISBLANK([.L485:.AMJ485]); &quot;&quot;; [.L$2:.AMJ$2] &amp; &quot;: &quot; &amp; [.L485:.AMJ485]))" office:value-type="string" office:string-value="TJG1289: 1" calcext:value-type="string">
            <text:p>TJG1289: 1</text:p>
          </table:table-cell>
          <table:table-cell table:style-name="ce17" table:formula="of:=SUMPRODUCT(NOT(ISBLANK([.L485:.AMJ485])))" office:value-type="float" office:value="1" calcext:value-type="float">
            <text:p>1</text:p>
          </table:table-cell>
          <table:table-cell table:style-name="ce95" table:formula="of:=IF([.J485]&gt;2;AVERAGE([.L485:.AMJ485]);0)" office:value-type="float" office:value="0" calcext:value-type="float">
            <text:p>.000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483" calcext:value-type="float">
            <text:p>483</text:p>
          </table:table-cell>
          <table:table-cell table:formula="of:=IF([.C486]&lt;[.C485]; [.A486]; [.B485])" office:value-type="float" office:value="443" calcext:value-type="float">
            <text:p>443</text:p>
          </table:table-cell>
          <table:table-cell table:formula="of:=SUM([.L486:.AMJ486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office:value-type="float" office:value="19" calcext:value-type="float">
            <text:p>19</text:p>
          </table:table-cell>
          <table:table-cell table:style-name="ce16" table:number-matrix-columns-spanned="1" table:number-matrix-rows-spanned="1" table:formula="of:=COM.MICROSOFT.TEXTJOIN(&quot;, &quot;; 1; IF(ISBLANK([.L486:.AMJ486]); &quot;&quot;; [.L$2:.AMJ$2] &amp; &quot;: &quot; &amp; [.L486:.AMJ486]))" office:value-type="string" office:string-value="Pierrot: 1" calcext:value-type="string">
            <text:p>Pierrot: 1</text:p>
          </table:table-cell>
          <table:table-cell table:style-name="ce17" table:formula="of:=SUMPRODUCT(NOT(ISBLANK([.L486:.AMJ486])))" office:value-type="float" office:value="1" calcext:value-type="float">
            <text:p>1</text:p>
          </table:table-cell>
          <table:table-cell table:style-name="ce95" table:formula="of:=IF([.J486]&gt;2;AVERAGE([.L486:.AMJ486]);0)" office:value-type="float" office:value="0" calcext:value-type="float">
            <text:p>.000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484" calcext:value-type="float">
            <text:p>484</text:p>
          </table:table-cell>
          <table:table-cell table:formula="of:=IF([.C487]&lt;[.C486]; [.A487]; [.B486])" office:value-type="float" office:value="484" calcext:value-type="float">
            <text:p>484</text:p>
          </table:table-cell>
          <table:table-cell table:formula="of:=SUM([.L487:.AMJ487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487:.AMJ487]); &quot;&quot;; [.L$2:.AMJ$2] &amp; &quot;: &quot; &amp; [.L487:.AMJ487]))">
            <text:p/>
          </table:table-cell>
          <table:table-cell table:style-name="ce17" table:formula="of:=SUMPRODUCT(NOT(ISBLANK([.L487:.AMJ487])))" office:value-type="float" office:value="0" calcext:value-type="float">
            <text:p>0</text:p>
          </table:table-cell>
          <table:table-cell table:style-name="ce95" table:formula="of:=IF([.J487]&gt;2;AVERAGE([.L487:.AMJ487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485" calcext:value-type="float">
            <text:p>485</text:p>
          </table:table-cell>
          <table:table-cell table:formula="of:=IF([.C488]&lt;[.C487]; [.A488]; [.B487])" office:value-type="float" office:value="484" calcext:value-type="float">
            <text:p>484</text:p>
          </table:table-cell>
          <table:table-cell table:formula="of:=SUM([.L488:.AMJ488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488:.AMJ488]); &quot;&quot;; [.L$2:.AMJ$2] &amp; &quot;: &quot; &amp; [.L488:.AMJ488]))">
            <text:p/>
          </table:table-cell>
          <table:table-cell table:style-name="ce17" table:formula="of:=SUMPRODUCT(NOT(ISBLANK([.L488:.AMJ488])))" office:value-type="float" office:value="0" calcext:value-type="float">
            <text:p>0</text:p>
          </table:table-cell>
          <table:table-cell table:style-name="ce95" table:formula="of:=IF([.J488]&gt;2;AVERAGE([.L488:.AMJ488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486" calcext:value-type="float">
            <text:p>486</text:p>
          </table:table-cell>
          <table:table-cell table:formula="of:=IF([.C489]&lt;[.C488]; [.A489]; [.B488])" office:value-type="float" office:value="484" calcext:value-type="float">
            <text:p>484</text:p>
          </table:table-cell>
          <table:table-cell table:formula="of:=SUM([.L489:.AMJ489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489:.AMJ489]); &quot;&quot;; [.L$2:.AMJ$2] &amp; &quot;: &quot; &amp; [.L489:.AMJ489]))">
            <text:p/>
          </table:table-cell>
          <table:table-cell table:style-name="ce17" table:formula="of:=SUMPRODUCT(NOT(ISBLANK([.L489:.AMJ489])))" office:value-type="float" office:value="0" calcext:value-type="float">
            <text:p>0</text:p>
          </table:table-cell>
          <table:table-cell table:style-name="ce95" table:formula="of:=IF([.J489]&gt;2;AVERAGE([.L489:.AMJ489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487" calcext:value-type="float">
            <text:p>487</text:p>
          </table:table-cell>
          <table:table-cell table:formula="of:=IF([.C490]&lt;[.C489]; [.A490]; [.B489])" office:value-type="float" office:value="484" calcext:value-type="float">
            <text:p>484</text:p>
          </table:table-cell>
          <table:table-cell table:formula="of:=SUM([.L490:.AMJ490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490:.AMJ490]); &quot;&quot;; [.L$2:.AMJ$2] &amp; &quot;: &quot; &amp; [.L490:.AMJ490]))">
            <text:p/>
          </table:table-cell>
          <table:table-cell table:style-name="ce17" table:formula="of:=SUMPRODUCT(NOT(ISBLANK([.L490:.AMJ490])))" office:value-type="float" office:value="0" calcext:value-type="float">
            <text:p>0</text:p>
          </table:table-cell>
          <table:table-cell table:style-name="ce95" table:formula="of:=IF([.J490]&gt;2;AVERAGE([.L490:.AMJ490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488" calcext:value-type="float">
            <text:p>488</text:p>
          </table:table-cell>
          <table:table-cell table:formula="of:=IF([.C491]&lt;[.C490]; [.A491]; [.B490])" office:value-type="float" office:value="484" calcext:value-type="float">
            <text:p>484</text:p>
          </table:table-cell>
          <table:table-cell table:formula="of:=SUM([.L491:.AMJ491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491:.AMJ491]); &quot;&quot;; [.L$2:.AMJ$2] &amp; &quot;: &quot; &amp; [.L491:.AMJ491]))">
            <text:p/>
          </table:table-cell>
          <table:table-cell table:style-name="ce17" table:formula="of:=SUMPRODUCT(NOT(ISBLANK([.L491:.AMJ491])))" office:value-type="float" office:value="0" calcext:value-type="float">
            <text:p>0</text:p>
          </table:table-cell>
          <table:table-cell table:style-name="ce95" table:formula="of:=IF([.J491]&gt;2;AVERAGE([.L491:.AMJ491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489" calcext:value-type="float">
            <text:p>489</text:p>
          </table:table-cell>
          <table:table-cell table:formula="of:=IF([.C492]&lt;[.C491]; [.A492]; [.B491])" office:value-type="float" office:value="484" calcext:value-type="float">
            <text:p>484</text:p>
          </table:table-cell>
          <table:table-cell table:formula="of:=SUM([.L492:.AMJ492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492:.AMJ492]); &quot;&quot;; [.L$2:.AMJ$2] &amp; &quot;: &quot; &amp; [.L492:.AMJ492]))">
            <text:p/>
          </table:table-cell>
          <table:table-cell table:style-name="ce17" table:formula="of:=SUMPRODUCT(NOT(ISBLANK([.L492:.AMJ492])))" office:value-type="float" office:value="0" calcext:value-type="float">
            <text:p>0</text:p>
          </table:table-cell>
          <table:table-cell table:style-name="ce95" table:formula="of:=IF([.J492]&gt;2;AVERAGE([.L492:.AMJ492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490" calcext:value-type="float">
            <text:p>490</text:p>
          </table:table-cell>
          <table:table-cell table:formula="of:=IF([.C493]&lt;[.C492]; [.A493]; [.B492])" office:value-type="float" office:value="484" calcext:value-type="float">
            <text:p>484</text:p>
          </table:table-cell>
          <table:table-cell table:formula="of:=SUM([.L493:.AMJ493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493:.AMJ493]); &quot;&quot;; [.L$2:.AMJ$2] &amp; &quot;: &quot; &amp; [.L493:.AMJ493]))">
            <text:p/>
          </table:table-cell>
          <table:table-cell table:style-name="ce17" table:formula="of:=SUMPRODUCT(NOT(ISBLANK([.L493:.AMJ493])))" office:value-type="float" office:value="0" calcext:value-type="float">
            <text:p>0</text:p>
          </table:table-cell>
          <table:table-cell table:style-name="ce95" table:formula="of:=IF([.J493]&gt;2;AVERAGE([.L493:.AMJ493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491" calcext:value-type="float">
            <text:p>491</text:p>
          </table:table-cell>
          <table:table-cell table:formula="of:=IF([.C494]&lt;[.C493]; [.A494]; [.B493])" office:value-type="float" office:value="484" calcext:value-type="float">
            <text:p>484</text:p>
          </table:table-cell>
          <table:table-cell table:formula="of:=SUM([.L494:.AMJ494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494:.AMJ494]); &quot;&quot;; [.L$2:.AMJ$2] &amp; &quot;: &quot; &amp; [.L494:.AMJ494]))">
            <text:p/>
          </table:table-cell>
          <table:table-cell table:style-name="ce17" table:formula="of:=SUMPRODUCT(NOT(ISBLANK([.L494:.AMJ494])))" office:value-type="float" office:value="0" calcext:value-type="float">
            <text:p>0</text:p>
          </table:table-cell>
          <table:table-cell table:style-name="ce95" table:formula="of:=IF([.J494]&gt;2;AVERAGE([.L494:.AMJ494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492" calcext:value-type="float">
            <text:p>492</text:p>
          </table:table-cell>
          <table:table-cell table:formula="of:=IF([.C495]&lt;[.C494]; [.A495]; [.B494])" office:value-type="float" office:value="484" calcext:value-type="float">
            <text:p>484</text:p>
          </table:table-cell>
          <table:table-cell table:formula="of:=SUM([.L495:.AMJ495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495:.AMJ495]); &quot;&quot;; [.L$2:.AMJ$2] &amp; &quot;: &quot; &amp; [.L495:.AMJ495]))">
            <text:p/>
          </table:table-cell>
          <table:table-cell table:style-name="ce17" table:formula="of:=SUMPRODUCT(NOT(ISBLANK([.L495:.AMJ495])))" office:value-type="float" office:value="0" calcext:value-type="float">
            <text:p>0</text:p>
          </table:table-cell>
          <table:table-cell table:style-name="ce95" table:formula="of:=IF([.J495]&gt;2;AVERAGE([.L495:.AMJ495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493" calcext:value-type="float">
            <text:p>493</text:p>
          </table:table-cell>
          <table:table-cell table:formula="of:=IF([.C496]&lt;[.C495]; [.A496]; [.B495])" office:value-type="float" office:value="484" calcext:value-type="float">
            <text:p>484</text:p>
          </table:table-cell>
          <table:table-cell table:formula="of:=SUM([.L496:.AMJ496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496:.AMJ496]); &quot;&quot;; [.L$2:.AMJ$2] &amp; &quot;: &quot; &amp; [.L496:.AMJ496]))">
            <text:p/>
          </table:table-cell>
          <table:table-cell table:style-name="ce17" table:formula="of:=SUMPRODUCT(NOT(ISBLANK([.L496:.AMJ496])))" office:value-type="float" office:value="0" calcext:value-type="float">
            <text:p>0</text:p>
          </table:table-cell>
          <table:table-cell table:style-name="ce95" table:formula="of:=IF([.J496]&gt;2;AVERAGE([.L496:.AMJ496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494" calcext:value-type="float">
            <text:p>494</text:p>
          </table:table-cell>
          <table:table-cell table:formula="of:=IF([.C497]&lt;[.C496]; [.A497]; [.B496])" office:value-type="float" office:value="484" calcext:value-type="float">
            <text:p>484</text:p>
          </table:table-cell>
          <table:table-cell table:formula="of:=SUM([.L497:.AMJ497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497:.AMJ497]); &quot;&quot;; [.L$2:.AMJ$2] &amp; &quot;: &quot; &amp; [.L497:.AMJ497]))">
            <text:p/>
          </table:table-cell>
          <table:table-cell table:style-name="ce17" table:formula="of:=SUMPRODUCT(NOT(ISBLANK([.L497:.AMJ497])))" office:value-type="float" office:value="0" calcext:value-type="float">
            <text:p>0</text:p>
          </table:table-cell>
          <table:table-cell table:style-name="ce95" table:formula="of:=IF([.J497]&gt;2;AVERAGE([.L497:.AMJ497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495" calcext:value-type="float">
            <text:p>495</text:p>
          </table:table-cell>
          <table:table-cell table:formula="of:=IF([.C498]&lt;[.C497]; [.A498]; [.B497])" office:value-type="float" office:value="484" calcext:value-type="float">
            <text:p>484</text:p>
          </table:table-cell>
          <table:table-cell table:formula="of:=SUM([.L498:.AMJ498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498:.AMJ498]); &quot;&quot;; [.L$2:.AMJ$2] &amp; &quot;: &quot; &amp; [.L498:.AMJ498]))">
            <text:p/>
          </table:table-cell>
          <table:table-cell table:style-name="ce17" table:formula="of:=SUMPRODUCT(NOT(ISBLANK([.L498:.AMJ498])))" office:value-type="float" office:value="0" calcext:value-type="float">
            <text:p>0</text:p>
          </table:table-cell>
          <table:table-cell table:style-name="ce95" table:formula="of:=IF([.J498]&gt;2;AVERAGE([.L498:.AMJ498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496" calcext:value-type="float">
            <text:p>496</text:p>
          </table:table-cell>
          <table:table-cell table:formula="of:=IF([.C499]&lt;[.C498]; [.A499]; [.B498])" office:value-type="float" office:value="484" calcext:value-type="float">
            <text:p>484</text:p>
          </table:table-cell>
          <table:table-cell table:formula="of:=SUM([.L499:.AMJ499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499:.AMJ499]); &quot;&quot;; [.L$2:.AMJ$2] &amp; &quot;: &quot; &amp; [.L499:.AMJ499]))">
            <text:p/>
          </table:table-cell>
          <table:table-cell table:style-name="ce17" table:formula="of:=SUMPRODUCT(NOT(ISBLANK([.L499:.AMJ499])))" office:value-type="float" office:value="0" calcext:value-type="float">
            <text:p>0</text:p>
          </table:table-cell>
          <table:table-cell table:style-name="ce95" table:formula="of:=IF([.J499]&gt;2;AVERAGE([.L499:.AMJ499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497" calcext:value-type="float">
            <text:p>497</text:p>
          </table:table-cell>
          <table:table-cell table:formula="of:=IF([.C500]&lt;[.C499]; [.A500]; [.B499])" office:value-type="float" office:value="484" calcext:value-type="float">
            <text:p>484</text:p>
          </table:table-cell>
          <table:table-cell table:formula="of:=SUM([.L500:.AMJ500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00:.AMJ500]); &quot;&quot;; [.L$2:.AMJ$2] &amp; &quot;: &quot; &amp; [.L500:.AMJ500]))">
            <text:p/>
          </table:table-cell>
          <table:table-cell table:style-name="ce17" table:formula="of:=SUMPRODUCT(NOT(ISBLANK([.L500:.AMJ500])))" office:value-type="float" office:value="0" calcext:value-type="float">
            <text:p>0</text:p>
          </table:table-cell>
          <table:table-cell table:style-name="ce95" table:formula="of:=IF([.J500]&gt;2;AVERAGE([.L500:.AMJ500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498" calcext:value-type="float">
            <text:p>498</text:p>
          </table:table-cell>
          <table:table-cell table:formula="of:=IF([.C501]&lt;[.C500]; [.A501]; [.B500])" office:value-type="float" office:value="484" calcext:value-type="float">
            <text:p>484</text:p>
          </table:table-cell>
          <table:table-cell table:formula="of:=SUM([.L501:.AMJ501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01:.AMJ501]); &quot;&quot;; [.L$2:.AMJ$2] &amp; &quot;: &quot; &amp; [.L501:.AMJ501]))">
            <text:p/>
          </table:table-cell>
          <table:table-cell table:style-name="ce17" table:formula="of:=SUMPRODUCT(NOT(ISBLANK([.L501:.AMJ501])))" office:value-type="float" office:value="0" calcext:value-type="float">
            <text:p>0</text:p>
          </table:table-cell>
          <table:table-cell table:style-name="ce95" table:formula="of:=IF([.J501]&gt;2;AVERAGE([.L501:.AMJ501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499" calcext:value-type="float">
            <text:p>499</text:p>
          </table:table-cell>
          <table:table-cell table:formula="of:=IF([.C502]&lt;[.C501]; [.A502]; [.B501])" office:value-type="float" office:value="484" calcext:value-type="float">
            <text:p>484</text:p>
          </table:table-cell>
          <table:table-cell table:formula="of:=SUM([.L502:.AMJ502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02:.AMJ502]); &quot;&quot;; [.L$2:.AMJ$2] &amp; &quot;: &quot; &amp; [.L502:.AMJ502]))">
            <text:p/>
          </table:table-cell>
          <table:table-cell table:style-name="ce17" table:formula="of:=SUMPRODUCT(NOT(ISBLANK([.L502:.AMJ502])))" office:value-type="float" office:value="0" calcext:value-type="float">
            <text:p>0</text:p>
          </table:table-cell>
          <table:table-cell table:style-name="ce95" table:formula="of:=IF([.J502]&gt;2;AVERAGE([.L502:.AMJ502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>
          <table:table-cell office:value-type="float" office:value="500" calcext:value-type="float">
            <text:p>500</text:p>
          </table:table-cell>
          <table:table-cell table:formula="of:=IF([.C503]&lt;[.C502]; [.A503]; [.B502])" office:value-type="float" office:value="484" calcext:value-type="float">
            <text:p>484</text:p>
          </table:table-cell>
          <table:table-cell table:formula="of:=SUM([.L503:.AMJ503])" office:value-type="float" office:value="0" calcext:value-type="float">
            <text:p>0</text:p>
          </table:table-cell>
          <table:table-cell table:number-columns-repeated="5"/>
          <table:table-cell table:style-name="ce16" table:number-matrix-columns-spanned="1" table:number-matrix-rows-spanned="1" table:formula="of:=COM.MICROSOFT.TEXTJOIN(&quot;, &quot;; 1; IF(ISBLANK([.L503:.AMJ503]); &quot;&quot;; [.L$2:.AMJ$2] &amp; &quot;: &quot; &amp; [.L503:.AMJ503]))">
            <text:p/>
          </table:table-cell>
          <table:table-cell table:style-name="ce17" table:formula="of:=SUMPRODUCT(NOT(ISBLANK([.L503:.AMJ503])))" office:value-type="float" office:value="0" calcext:value-type="float">
            <text:p>0</text:p>
          </table:table-cell>
          <table:table-cell table:style-name="ce95" table:formula="of:=IF([.J503]&gt;2;AVERAGE([.L503:.AMJ503]);0)" office:value-type="float" office:value="0" calcext:value-type="float">
            <text:p>.000</text:p>
          </table:table-cell>
          <table:table-cell table:number-columns-repeated="1013"/>
        </table:table-row>
        <table:table-row table:style-name="ro3" table:number-rows-repeated="10480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K2 Numbers.DD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P2:Numbers.P2">
            <calcext:condition calcext:apply-style-name="Result" calcext:value="duplicate" calcext:base-cell-address="Numbers.P2"/>
            <calcext:condition calcext:apply-style-name="Default" calcext:value="unique" calcext:base-cell-address="Numbers.P2"/>
          </calcext:conditional-format>
          <calcext:conditional-format calcext:target-range-address="Numbers.Q2:Numbers.Q2">
            <calcext:condition calcext:apply-style-name="Result" calcext:value="duplicate" calcext:base-cell-address="Numbers.Q2"/>
            <calcext:condition calcext:apply-style-name="Default" calcext:value="unique" calcext:base-cell-address="Numbers.Q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C2:Numbers.AC2">
            <calcext:condition calcext:apply-style-name="Result" calcext:value="duplicate" calcext:base-cell-address="Numbers.AC2"/>
            <calcext:condition calcext:apply-style-name="Default" calcext:value="unique" calcext:base-cell-address="Numbers.AC2"/>
          </calcext:conditional-format>
          <calcext:conditional-format calcext:target-range-address="Numbers.AD2:Numbers.AD2">
            <calcext:condition calcext:apply-style-name="Result" calcext:value="duplicate" calcext:base-cell-address="Numbers.AD2"/>
            <calcext:condition calcext:apply-style-name="Default" calcext:value="unique" calcext:base-cell-address="Numbers.AD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H2:Numbers.AH2">
            <calcext:condition calcext:apply-style-name="Result" calcext:value="duplicate" calcext:base-cell-address="Numbers.AH2"/>
            <calcext:condition calcext:apply-style-name="Default" calcext:value="unique" calcext:base-cell-address="Numbers.A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BA2:Numbers.BA2">
            <calcext:condition calcext:apply-style-name="Result" calcext:value="duplicate" calcext:base-cell-address="Numbers.BA2"/>
            <calcext:condition calcext:apply-style-name="Default" calcext:value="unique" calcext:base-cell-address="Numbers.BA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I2:Numbers.BI2">
            <calcext:condition calcext:apply-style-name="Result" calcext:value="duplicate" calcext:base-cell-address="Numbers.BI2"/>
            <calcext:condition calcext:apply-style-name="Default" calcext:value="unique" calcext:base-cell-address="Numbers.BI2"/>
          </calcext:conditional-format>
          <calcext:conditional-format calcext:target-range-address="Numbers.BI2:Numbers.BI2">
            <calcext:condition calcext:apply-style-name="Result" calcext:value="duplicate" calcext:base-cell-address="Numbers.BI2"/>
            <calcext:condition calcext:apply-style-name="Default" calcext:value="unique" calcext:base-cell-address="Numbers.BI2"/>
          </calcext:conditional-format>
          <calcext:conditional-format calcext:target-range-address="Numbers.BI2:Numbers.BI2">
            <calcext:condition calcext:apply-style-name="Result" calcext:value="duplicate" calcext:base-cell-address="Numbers.BI2"/>
            <calcext:condition calcext:apply-style-name="Default" calcext:value="unique" calcext:base-cell-address="Numbers.BI2"/>
          </calcext:conditional-format>
          <calcext:conditional-format calcext:target-range-address="Numbers.BO2:Numbers.BO2">
            <calcext:condition calcext:apply-style-name="Result" calcext:value="duplicate" calcext:base-cell-address="Numbers.BO2"/>
            <calcext:condition calcext:apply-style-name="Default" calcext:value="unique" calcext:base-cell-address="Numbers.BO2"/>
          </calcext:conditional-format>
          <calcext:conditional-format calcext:target-range-address="Numbers.BO2:Numbers.BO2">
            <calcext:condition calcext:apply-style-name="Result" calcext:value="duplicate" calcext:base-cell-address="Numbers.BO2"/>
            <calcext:condition calcext:apply-style-name="Default" calcext:value="unique" calcext:base-cell-address="Numbers.BO2"/>
          </calcext:conditional-format>
          <calcext:conditional-format calcext:target-range-address="Numbers.BP2:Numbers.BP2">
            <calcext:condition calcext:apply-style-name="Result" calcext:value="duplicate" calcext:base-cell-address="Numbers.BP2"/>
            <calcext:condition calcext:apply-style-name="Default" calcext:value="unique" calcext:base-cell-address="Numbers.BP2"/>
          </calcext:conditional-format>
          <calcext:conditional-format calcext:target-range-address="Numbers.BP2:Numbers.BP2">
            <calcext:condition calcext:apply-style-name="Result" calcext:value="duplicate" calcext:base-cell-address="Numbers.BP2"/>
            <calcext:condition calcext:apply-style-name="Default" calcext:value="unique" calcext:base-cell-address="Numbers.BP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K2:Numbers.CL2 Numbers.CD2:Numbers.CE2 Numbers.CH2:Numbers.CI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H2:Numbers.CH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K2:Numbers.CL2">
            <calcext:condition calcext:apply-style-name="Result" calcext:value="duplicate" calcext:base-cell-address="Numbers.CK2"/>
            <calcext:condition calcext:apply-style-name="Default" calcext:value="unique" calcext:base-cell-address="Numbers.CK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O2:Numbers.AO2">
            <calcext:condition calcext:apply-style-name="Result" calcext:value="duplicate" calcext:base-cell-address="Numbers.AO2"/>
            <calcext:condition calcext:apply-style-name="Default" calcext:value="unique" calcext:base-cell-address="Numbers.AO2"/>
          </calcext:conditional-format>
          <calcext:conditional-format calcext:target-range-address="Numbers.AO2:Numbers.AO2">
            <calcext:condition calcext:apply-style-name="Result" calcext:value="duplicate" calcext:base-cell-address="Numbers.AO2"/>
            <calcext:condition calcext:apply-style-name="Default" calcext:value="unique" calcext:base-cell-address="Numbers.AO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BB2:Numbers.BB2">
            <calcext:condition calcext:apply-style-name="Result" calcext:value="duplicate" calcext:base-cell-address="Numbers.BB2"/>
            <calcext:condition calcext:apply-style-name="Default" calcext:value="unique" calcext:base-cell-address="Numbers.BB2"/>
          </calcext:conditional-format>
          <calcext:conditional-format calcext:target-range-address="Numbers.BB2:Numbers.BB2">
            <calcext:condition calcext:apply-style-name="Result" calcext:value="duplicate" calcext:base-cell-address="Numbers.BB2"/>
            <calcext:condition calcext:apply-style-name="Default" calcext:value="unique" calcext:base-cell-address="Numbers.BB2"/>
          </calcext:conditional-format>
          <calcext:conditional-format calcext:target-range-address="Numbers.BC2:Numbers.BC2">
            <calcext:condition calcext:apply-style-name="Result" calcext:value="duplicate" calcext:base-cell-address="Numbers.BC2"/>
            <calcext:condition calcext:apply-style-name="Default" calcext:value="unique" calcext:base-cell-address="Numbers.BC2"/>
          </calcext:conditional-format>
          <calcext:conditional-format calcext:target-range-address="Numbers.D1:Numbers.D379 Numbers.D382:Numbers.D404 Numbers.D406:Numbers.D407 Numbers.D409:Numbers.D419 Numbers.D423:Numbers.D426 Numbers.D428:Numbers.D432 Numbers.D434:Numbers.D436 Numbers.D438:Numbers.D452 Numbers.D486:Numbers.D1048576 Numbers.D454:Numbers.D473 Numbers.D475:Numbers.D476 Numbers.D478:Numbers.D480 Numbers.D482:Numbers.D484">
            <calcext:condition calcext:apply-style-name="Result2" calcext:value="duplicate" calcext:base-cell-address="Numbers.D1"/>
          </calcext:conditional-format>
          <calcext:conditional-format calcext:target-range-address="Numbers.B1:Numbers.C1 Numbers.J1:Numbers.AMJ1">
            <calcext:condition calcext:apply-style-name="gray background" calcext:value="between(1,54)" calcext:base-cell-address="Numbers.B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 (&quot; &amp; [Numbers.G4] &amp; &quot;, &quot;  &amp; IF([Numbers.F4] &gt;= 2020; &quot;[b]&quot;; &quot;&quot;) &amp; [Numbers.F4] &amp; IF([Numbers.F4] &gt;= 2020; &quot;[/b]&quot;; &quot;&quot;)  &amp; &quot;, &quot; &amp; [Numbers.H4] &amp; &quot;) [sup][&quot; &amp; [Numbers.C4] &amp; &quot;: &quot; &amp; [Numbers.I4] &amp; &quot;][/sup]&quot;; &quot;&quot;)" office:value-type="string" office:string-value="[b]1. [url=https://www.doomworld.com/idgames/levels/doom2/Ports/megawads/aaliens]Ancient Aliens[/url][/b] (Doom II, 2016, 32) [sup][474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7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5, cannonball: 7, VanaheimRanger: 10, TJG1289: 8, Lewonx: 3, SCF: 4, GratefulName: 4, Azure_Horror: 4, Uncle 80: 5, lokbustam257: 10, Li'l devil: 2, msx2plus: 5, LadyMistDragon: 8, sincity2100: 10, erzboesewicht: 2, Dubium: 9][/sup]" calcext:value-type="string">
            <text:p>[b]1. [url=https://www.doomworld.com/idgames/levels/doom2/Ports/megawads/aaliens]Ancient Aliens[/url][/b] (Doom II, 2016, 32) [sup][474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7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5, cannonball: 7, VanaheimRanger: 10, TJG1289: 8, Lewonx: 3, SCF: 4, GratefulName: 4, Azure_Horror: 4, Uncle 80: 5, lokbustam257: 10, Li'l devil: 2, msx2plus: 5, LadyMistDragon: 8, sincity2100: 10, erzboesewicht: 2, Dubium: 9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5">
          <table:table-cell table:formula="of:=IF([Numbers.C5] &gt; 0; &quot;[b]&quot; &amp; [Numbers.B5] &amp; &quot;. &quot; &amp; &quot;[url=&quot; &amp; [Numbers.E5] &amp; &quot;]&quot; &amp; [Numbers.D5] &amp; &quot;[/url][/b] (&quot; &amp; [Numbers.G5] &amp; &quot;, &quot;  &amp; IF([Numbers.F5] &gt;= 2020; &quot;[b]&quot;; &quot;&quot;) &amp; [Numbers.F5] &amp; IF([Numbers.F5] &gt;= 2020; &quot;[/b]&quot;; &quot;&quot;)  &amp; &quot;, &quot; &amp; [Numbers.H5] &amp; &quot;) [sup][&quot; &amp; [Numbers.C5] &amp; &quot;: &quot; &amp; [Numbers.I5] &amp; &quot;][/sup]&quot;; &quot;&quot;)" office:value-type="string" office:string-value="[b]2. [url=https://www.doomworld.com/idgames/levels/doom2/Ports/megawads/valiant]Valiant[/url][/b] (Doom II, 2015, 32) [sup][442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9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7, cannonball: 10, TJG1289: 4, Lewonx: 3, i suck at nicknames: 5, GratefulName: 8, whybmonotacrab: 10, Xeogred: 6, PBeGood4: 3, nikitsune: 1, xdude_gamer: 7, sincity2100: 8, RHhe82: 8, erzboesewicht: 6, Dubium: 8, tonytheparrot: 8][/sup]" calcext:value-type="string">
            <text:p>[b]2. [url=https://www.doomworld.com/idgames/levels/doom2/Ports/megawads/valiant]Valiant[/url][/b] (Doom II, 2015, 32) [sup][442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9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7, cannonball: 10, TJG1289: 4, Lewonx: 3, i suck at nicknames: 5, GratefulName: 8, whybmonotacrab: 10, Xeogred: 6, PBeGood4: 3, nikitsune: 1, xdude_gamer: 7, sincity2100: 8, RHhe82: 8, erzboesewicht: 6, Dubium: 8, tonytheparrot: 8][/sup]</text:p>
          </table:table-cell>
          <table:table-cell table:formula="of:=COM.MICROSOFT.TEXTJOIN(CHAR(10); 1;[.$A1:.$A250])" office:value-type="string" office:string-value="[b]1. [url=https://www.doomworld.com/idgames/levels/doom2/Ports/megawads/aaliens]Ancient Aliens[/url][/b] (Doom II, 2016, 32) [sup][474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7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5, cannonball: 7, VanaheimRanger: 10, TJG1289: 8, Lewonx: 3, SCF: 4, GratefulName: 4, Azure_Horror: 4, Uncle 80: 5, lokbustam257: 10, Li'l devil: 2, msx2plus: 5, LadyMistDragon: 8, sincity2100: 10, erzboesewicht: 2, Dubium: 9][/sup]&#10;[b]2. [url=https://www.doomworld.com/idgames/levels/doom2/Ports/megawads/valiant]Valiant[/url][/b] (Doom II, 2015, 32) [sup][442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9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7, cannonball: 10, TJG1289: 4, Lewonx: 3, i suck at nicknames: 5, GratefulName: 8, whybmonotacrab: 10, Xeogred: 6, PBeGood4: 3, nikitsune: 1, xdude_gamer: 7, sincity2100: 8, RHhe82: 8, erzboesewicht: 6, Dubium: 8, tonytheparrot: 8][/sup]&#10;[b]3. [url=https://www.doomworld.com/idgames/levels/doom2/megawads/av]Alien Vendetta[/url][/b] (Doom II, 2001, 32) [sup][438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1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3, toxic.rat: 10, i suck at nicknames: 4, BohdanZPM: 10, Uncle 80: 7, Li'l devil: 2, Xeogred: 10, nikitsune: 7, LadyMistDragon: 9, erzboesewicht: 3, tonytheparrot: 4][/sup]&#10;[b]4. [url=https://www.doomworld.com/idgames/levels/doom2/Ports/megawads/scythe2]Scythe 2[/url][/b] (Doom II, 2005, 32) [sup][410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MtPain27: 3, cannonball: 5, toxic.rat: 7, i suck at nicknames: 4, TheGreenZap: 4, whybmonotacrab: 8, Maribo: 3, erzboesewicht: 2, Dubium: 1, tonytheparrot: 7,  Foodles: 9][/sup]&#10;[b]5. [url=https://www.doomworld.com/idgames/levels/doom2/Ports/megawads/sunlust]Sunlust[/url][/b] (Doom II, 2015, 32) [sup][352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, RHhe82: 3, erzboesewicht: 6, Dubium: 4, tonytheparrot: 9, NiGHTS108: 10][/sup]&#10;[b]6. [url=https://www.doomworld.com/forum/topic/103425-final-release-eviternity/]Eviternity[/url][/b] (Doom II, 2018, 32) [sup][343: roadworx: 4, JudgeDeadd: 4, StoneMason: 4, Woolie Wool: 9, Budoka: 9, Lorenz0: 9, ReaperAA: 8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3, cannonball: 2, VanaheimRanger: 9, TJG1289: 6, SCF: 10, i suck at nicknames: 7, GratefulName: 10, Azure_Horror: 10, BohdanZPM: 6, whybmonotacrab: 7, PBeGood4: 5, nikitsune: 10, LadyMistDragon: 7, DoomPlayer00: 8, sincity2100: 9, erzboesewicht: 2, Dubium: 5,  Foodles: 5][/sup]&#10;[b]7. [url=https://www.doomworld.com/idgames/levels/doom2/megawads/scythe]Scythe[/url][/b] (Doom II, 2003, 32) [sup][316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][/sup]&#10;[b]8. [url=https://www.doomworld.com/idgames/levels/doom2/megawads/btsx_e1]Back to Saturn X E1: Get Out of My Stations[/url][/b] (Doom II, 2012, 27) [sup][304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, erzboesewicht: 2][/sup]&#10;[b]9. [url=https://www.doomworld.com/idgames/levels/doom2/Ports/megawads/gd]Going Down[/url][/b] (Doom II, 2014, 32) [sup][269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2, cannonball: 9, TJG1289: 6, Lewonx: 9, SCF: 6, i suck at nicknames: 7, Azure_Horror: 2, BohdanZPM: 4, PBeGood4: 10, msx2plus: 5, LadyMistDragon: 4, sincity2100: 5, RHhe82: 8, erzboesewicht: 3, tonytheparrot: 6][/sup]&#10;[b]10. [url=https://www.doomworld.com/idgames/levels/doom2/megawads/pl2]Plutonia 2[/url][/b] (Plutonia, 2008, 32) [sup][219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3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, tonytheparrot: 5, NiGHTS108: 7][/sup]&#10;[b]11. [url=https://www.doomworld.com/idgames/levels/doom2/Ports/megawads/sodfinal]Speed of Doom[/url][/b] (Doom II, 2010, 33) [sup][182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6, cannonball: 5, i suck at nicknames: 4, GratefulName: 6, BohdanZPM: 9, sapphics: 5, tonytheparrot: 10, NiGHTS108: 6][/sup]&#10;[b]12. [url=https://www.doomworld.com/idgames/themes/hr/hr]Hell Revealed[/url][/b] (Doom II, 1997, 32) [sup][153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5, toxic.rat: 8, lokbustam257: 4, PBeGood4: 1, Hitherto: 5,  Foodles: 3][/sup]&#10;[b]13. [url=https://www.doomworld.com/forum/topic/46002-sunder-updated-with-new-maps-huzzah/]Sunder[/url][/b] (Doom II, 2009, 22) [sup][142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,  Foodles: 5][/sup]&#10;[b]14. [url=https://www.doomworld.com/idgames/themes/mm/mm_allup]Memento Mori[/url][/b] (Doom II, 1995, 32) [sup][121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, erzboesewicht: 2,  Foodles: 2][/sup]&#10;[b]15. [url=https://www.doomworld.com/forum/topic/69960-back-to-saturn-x-episode-2-public-beta-2-critical-map15-fixes-included/]Back to Saturn X E2: Tower in the Fountain of Sparks[/url][/b] (Doom II, 2014, 27) [sup][118: Malrionn: 6, JudgeDeadd: 3, Talvi: 4, StoneMason: 10, Woolie Wool: 10, dylux: 10, m8f: 10, Arbys550: 2, Polri: 5, Ivory Duke: 2, Deadwing: 5, Hansen79: 5, Marn: 5, Sotenga: 4, jerk-o: 9, SCF: 4, GratefulName: 1, Uncle 80: 5, nikitsune: 1, DoomPlayer00: 9, erzboesewicht: 2, Dubium: 6][/sup]&#10;[b]16. [url=https://doomwiki.org/wiki/Eternal_Doom]Eternal Doom[/url][/b] (Doom II, 1996, 32) [sup][115: Vorpal: 5, 7hm: 5, T-Rex: 5, Woolie Wool: 7, Greyenko: 1, valkiriforce: 6, Octillion: 6, Polri: 3, CinnamonKilljoy: 3, joepallai: 3, A.H. Sankhatayan: 10, Willy W.: 9, Andromeda: 8, vdgg: 1, Dimon12321: 2, Uncle 80: 6, xdude_gamer: 10, Hitherto: 10, LadyMistDragon: 5, Katamori: 4, erzboesewicht: 6][/sup]&#10;[b]17. [url=https://www.doomworld.com/idgames/themes/mm/mm2]Memento Mori 2[/url][/b] (Doom II, 1996, 32) [sup][111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, erzboesewicht: 3][/sup]&#10;[b]18. [url=https://www.doomworld.com/idgames/themes/hr/hr2final]Hell Revealed II[/url][/b] (Doom II, 2003, 32) [sup][106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&#10;[b]18. [url=https://www.doomworld.com/idgames/levels/doom2/Ports/megawads/strg]Struggle - Antaresian Legacy[/url][/b] (Doom II, 2018, 32) [sup][106: Dragonfly: 6, Budoka: 10, Jaromir Bergmann: 6, Payload4367: 3, Deadwing: 6, Snikle: 7, Omniarch: 5, Dimon12321: 7, MtPain27: 3, TJG1289: 5, Azure_Horror: 9, whybmonotacrab: 7, sapphics: 10, msx2plus: 5, nikitsune: 1, Ezepov: 2, Nefelibeta: 5, NiGHTS108: 9][/sup]&#10;[b]20. [url=https://www.doomworld.com/idgames/levels/doom2/Ports/megawads/resurge]Resurgence[/url][/b] (Doom II, 2014, 32) [sup][104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&#10;[b]21. [url=https://www.doomworld.com/forum/topic/85791-tnt-revilution-final-beta-ready-for-testing/]TNT: Revilution[/url][/b] (TNT, 2017, 32) [sup][100: Spectra: 9, bLOCKbOYgAMES: 2, GarrettChan: 1, dylux: 6, tmorrow: 2, ReaperAA: 2, Polri: 3, SilverMiner: 3, P41R47: 10, Willy W.: 5, Sotenga: 10, MtPain27: 3, GratefulName: 2, TheGreenZap: 6, Xeogred: 5, nikitsune: 9, xdude_gamer: 8, sincity2100: 7, RHhe82: 7][/sup]&#10;[b]22. [url=https://doomwiki.org/wiki/Kama_Sutra]Kama Sutra[/url][/b] (Doom II, 2005, 32) [sup][98: Grazza: 7, roadworx: 2, fveitsi: 5, T-Rex: 5, Roofi: 4, StoneMason: 4, Philnemba: 7, Grain of Salt: 6, tmorrow: 3, purist: 5, Scorpius: 7, eharper256: 4, SilverMiner: 2, Pierrot: 10, smeghammer: 5, P41R47: 8, Willy W.: 2, Andromeda: 5, dei_eldren: 2, cannonball: 5][/sup]&#10;[b]23. [url=https://www.doomworld.com/idgames/levels/doom2/megawads/requiem]Requiem[/url][/b] (Doom II, 1997, 32) [sup][88: ella guro: 1, WH-Wilou84: 4, justsomemusicguy: 8, T-Rex: 9, valkiriforce: 6, NaZa: 6, tmorrow: 2, pcorf: 5, DJVCardMaster: 3, Scorpius: 6, I_Punch_Demons: 7, ASaltShaker: 7, Andromeda: 2, AtticTelephone: 10, vdgg: 1, Uncle 80: 6, Li'l devil: 2, Hitherto: 3][/sup]&#10;[b]24. [url=https://www.romerogames.ie/si6il/]SIGIL[/url][/b] (Doom, 2019, 9) [sup][83: Diabolución: 10, 4everDoomed: 4, Jaromir Bergmann: 10, STILES: 2, termrork: 5, Worm318: 2, &lt;&lt;Rewind: 2, DooM Bear: 7, northivanastan: 5, dei_eldren: 7, Fadri: 2, Dimon12321: 1, dosboot: 10, lokbustam257: 5, Xeogred: 2, PBeGood4: 7, xdude_gamer: 2][/sup]&#10;[b]25. [url=https://www.doomworld.com/idgames/levels/doom2/Ports/megawads/cchest4]Community Chest 4[/url][/b] (Doom II, 2012, 32) [sup][81: Malrionn: 10, Phobus: 3, HUNdebLeonidasX: 4, Ziad EL Zein: 5, Simomarchi: 5, STILES: 9, Polri: 2, eharper256: 5, DOEL: 8, Pierrot: 3, Endless: 3, Horus: 2, Midnight_00: 6, Lewonx: 5, TheGreenZap: 6, Xeogred: 3, sincity2100: 2][/sup]&#10;[b]25. [url=https://www.doomworld.com/idgames/levels/doom/Ports/megawads/neis]No End in Sight[/url][/b] (Doom, 2016, 38) [sup][81: Not Jabba: 5, Vorpal: 5, ella guro: 6, yakfak: 9, NoisyVelvet: 1, STILES: 6, Polri: 5, Tartlman: 6, Worm318: 9, Omniarch: 10, Ryath: 5, cannonball: 3, TheGreenZap: 6, rzh: 5][/sup]&#10;[b]27. [url=https://www.doomworld.com/idgames/levels/doom2/Ports/megawads/hellbnd]Hellbound[/url][/b] (Doom II, 2013, 32) [sup][80: Not Jabba: 2, Spectre01: 8, Malrionn: 7, bLOCKbOYgAMES: 9, HUNdebLeonidasX: 7, Bryan T: 5, Odal: 6, Octillion: 10, Polri: 1, OniriA: 8, E.M.: 5, Xeogred: 5, Dubium: 7][/sup]&#10;[b]28. [url=https://www.doomworld.com/idgames/levels/doom2/megawads/d2twid]Doom II the Way id Did[/url][/b] (Doom II, 2013, 32) [sup][78: Dime: 8, NoisyVelvet: 5, pcorf: 5, purist: 10, Polri: 3, CinnamonKilljoy: 8, Endless: 3, Marn: 5, Warrex: 2, E.M.: 5, jerk-o: 5, dosboot: 10, BohdanZPM: 4, Xeogred: 3, erzboesewicht: 2][/sup]&#10;[b]28. [url=https://www.doomworld.com/idgames/levels/doom/megawads/dtwid]Doom the Way id Did[/url][/b] (Doom, 2011, 27) [sup][78: Mr. Freeze: 4, Malrionn: 2, MFG38: 4, WH-Wilou84: 1, Greyenko: 9, Altima: 6, Ziad EL Zein: 5, purist: 5, Polri: 4, CinnamonKilljoy: 7, eharper256: 4, Endless: 2, Warrex: 5, Omniarch: 5, dei_eldren: 5, jerk-o: 5, LadyMistDragon: 3, erzboesewicht: 2][/sup]&#10;[b]28. [url=https://www.doomworld.com/idgames/levels/doom2/Ports/megawads/jpcp]Japanese Community Project (JPCP)[/url][/b] (Doom II, 2016, 32) [sup][78: Not Jabba: 6, Archvile Hunter: 5, antares031: 5, ella guro: 7, JudgeDeadd: 2, Soundblock: 1, Payload4367: 1, Tartlman: 6, I_Punch_Demons: 4, DOEL: 4, Endless: 5, Boy: 5, Sotenga: 1, northivanastan: 10, Fadri: 6, TJG1289: 4, BohdanZPM: 4, erzboesewicht: 2][/sup]&#10;[b]28. [url=https://doomwiki.org/wiki/The_Plutonia_Experiment]The Plutonia Experiment[/url][/b] (Plutonia, 1996, 32) [sup][78: guitardz: 5, purist: 5, termrork: 5, Tartlman: 1, Worm318: 2, Deadwing: 10, northivanastan: 4, Fadri: 5, VanaheimRanger: 7, i suck at nicknames: 6, PBeGood4: 6, Hitherto: 5, RHhe82: 2, Dubium: 10, rzh: 5][/sup]&#10;[b]32. [url=https://www.doomworld.com/idgames/levels/doom2/megawads/epic2]Epic 2[/url][/b] (Doom II, 2010, 32) [sup][74: ShoDemo: 6, NuMetalManiak: 9, Spectre01: 7, yakfak: 2, Talvi: 2, HUNdebLeonidasX: 9, TheMightyHeracross: 5, Arbys550: 1, OniriA: 2, DOEL: 6, SOSU: 9, Hitherto: 7, Katamori: 1, rzh: 5,  Foodles: 3][/sup]&#10;[b]33. [url=https://www.doomworld.com/idgames/levels/doom2/Ports/p-r/pirates]Pirate Doom[/url][/b] (Doom II, 2013, 19) [sup][71: Jaws In Space: 10, Dime: 5, Phobus: 6, Dragonfly: 4, Soundblock: 2, Rince-wind: 5, CinnamonKilljoy: 7, Payload4367: 6, SilverMiner: 5, SOSU: 10, Sotenga: 2, Fadri: 2, Lewonx: 7][/sup]&#10;[b]34. [url=https://www.doomworld.com/idgames/levels/doom2/Ports/v-z/vanguard]Vanguard[/url][/b] (Doom II, 2011, 13) [sup][69: Cynical: 5, Spectre01: 3, 7hm: 4, GarrettChan: 5, Poncho: 9, Nirvana: 4, guitardz: 5, Makedounia: 1, Ivory Duke: 1, VanaheimRanger: 6, Azure_Horror: 2, Uncle 80: 5, sapphics: 5, Ezepov: 8, Maribo: 6][/sup]&#10;[b]35. [url=https://www.doomworld.com/idgames/levels/doom2/Ports/d-f/dvii-1i]Deus Vult II[/url][/b] (Doom II, 2008, 12) [sup][67: Cynical: 10, NuMetalManiak: 10, justsomemusicguy: 7, JudgeDeadd: 2, Talvi: 4, Greyenko: 8, Philnemba: 9, bemused: 1, NoisyVelvet: 3, Polri: 3, &lt;&lt;Rewind: 5, Marn: 5][/sup]&#10;[b]36. [url=https://doomwiki.org/wiki/No_Rest_for_the_Living]No Rest for the Living[/url][/b] (Doom II, 2010, 9) [sup][66: Vorpal: 5, Nancsi: 9, Diabolución: 10, 4everDoomed: 7, STILES: 7, CinnamonKilljoy: 3, Endless: 6, waciej: 2, Fadri: 4, lokbustam257: 7, Xeogred: 2, RHhe82: 4][/sup]&#10;[b]37. [url=https://www.doomworld.com/idgames/levels/doom2/Ports/megawads/alt]A.L.T.[/url][/b] (Doom II, 2012, 32) [sup][59: Not Jabba: 7, Spectre01: 2, ella guro: 10, yakfak: 10, Rince-wind: 5, Hansen79: 5, P41R47: 7, SOSU: 8, rzh: 5][/sup]&#10;[b]38. [url=https://www.doomworld.com/idgames/levels/doom2/Ports/g-i/hg]Hell Ground[/url][/b] (Doom II, 2009, 7) [sup][56: Cynical: 8, Chamelenoel: 7, antares031: 5, WH-Wilou84: 2, darkreaver: 1, Polri: 2, Pierrot: 4, Demion: 5, Boy: 3, SCF: 1, whybmonotacrab: 2, nikitsune: 9, Katamori: 7][/sup]&#10;[b]39. [url=http://adventuresofsquare.com/downloads.php]The Adventures of Square[/url][/b] (Standalone, 2014, 32) [sup][55: Sky: 9, ShoDemo: 5, Ed: 5, JudgeDeadd: 5, Woolie Wool: 8, Squadallah: 7, termrork: 5, Marn: 5, Sotenga: 6][/sup]&#10;[b]40. [url=https://www.doomworld.com/idgames/levels/doom2/s-u/sid]Suspended in Dusk[/url][/b] (Doom II, 2005, 4) [sup][52: Sky: 2, WH-Wilou84: 3, bLOCKbOYgAMES: 8, soner du: 9, m8f: 5, termrork: 5, joepallai: 3, Deflektor: 10, Demion: 2, Midnight_00: 2, Fadri: 3][/sup]&#10;[b]41. [url=https://www.doomworld.com/idgames/levels/doom2/Ports/j-l/lunatic]Lunatic[/url][/b] (Doom II, 2011, 5) [sup][49: Cynical: 6, Dime: 9, Nate River: 4, Poncho: 5, Gaia74: 3, Deflektor: 8, Marn: 5, Boy: 5, Ezepov: 2, erzboesewicht: 2][/sup]&#10;[b]42. [url=https://www.doomworld.com/idgames/levels/doom2/Ports/s-u/stardate]Stardate 20X6[/url][/b] (Doom II, 2013, 8) [sup][48: MFG38: 6, WH-Wilou84: 3, Talvi: 1, GarrettChan: 7, bemused: 3, Nirvana: 6, Nazgul9: 1, Hansen79: 5, Snikle: 3, PBeGood4: 8, Maribo: 5][/sup]&#10;[b]43. [url=https://www.doomworld.com/idgames/levels/doom2/Ports/megawads/1024]Congestion 1024[/url][/b] (Doom II, 2005, 32) [sup][47: Mr. Freeze: 5, HyperLuke: 7, Voltcom9: 5, bonnie: 4, Dragonfly: 8, Philnemba: 5, Hansen79: 3, waciej: 10][/sup]&#10;[b]43. [url=https://doomwiki.org/wiki/STRAIN]STRAIN[/url][/b] (Doom II, 1997, 32) [sup][47: Grazza: 6, ella guro: 4, JudgeDeadd: 1, T-Rex: 1, Squadallah: 9, smeghammer: 5, vdgg: 1, Ryath: 10, Li'l devil: 10][/sup]&#10;[b]45. [url=https://doomwiki.org/wiki/Icarus:_Alien_Vanguard]Icarus: Alien Vanguard[/url][/b] (Doom II, 1996, 32) [sup][45: Ralphis: 6, Grazza: 8, T-Rex: 3, valkiriforce: 8, A.H. Sankhatayan: 10, Dimon12321: 1, xdude_gamer: 9][/sup]&#10;[b]46. [url=https://www.doomworld.com/idgames/levels/doom/Ports/megawads/kdizd_12]Knee-Deep in ZDoom[/url][/b] (Doom, 2007, 10) [sup][43: Graf Zahl: 6, Voltcom9: 7, tchkb: 2, Apaul27: 7, 4everDoomed: 5, Rince-wind: 1, Jaromir Bergmann: 2, Lewonx: 10, Li'l devil: 3][/sup]&#10;[b]47. [url=https://www.doomworld.com/idgames/levels/doom2/Ports/d-f/distrbia]Disturbia[/url][/b] (Doom II, 2008, 1) [sup][42: Sky: 7, darkreaver: 10, Roofi: 6, Paul977: 6, akolai: 8, Nefelibeta: 5][/sup]&#10;[b]47. [url=https://www.doomworld.com/forum/topic/105215-lost-civilization-22-map-fun-and-nonlinear-megawad-now-with-download-link/]Lost Civilization[/url][/b] (Doom II, 2019, 22) [sup][42: OniriA: 9, rd: 7, Endless: 8, Snikle: 6, MtPain27: 7, TJG1289: 5][/sup]&#10;[b]47. [url=https://www.doomworld.com/idgames/levels/doom2/Ports/s-u/swtw]Swim With the Whales[/url][/b] (Doom II, 2013, 3) [sup][42: WH-Wilou84: 2, Nate River: 9, Soundblock: 3, Lazorinc: 6, Nirvana: 10, NoisyVelvet: 3, akolai: 2, Maribo: 7][/sup]&#10;[b]47. [url=https://doomwiki.org/wiki/Winter's_Fury]Winter's Fury[/url][/b] (Doom II, 2012, 12) [sup][42: Dragonfly: 2, TechnoDoomed1: 10, Lorenz0: 7, Octillion: 7, OniriA: 3, Ivory Duke: 3, ASaltShaker: 9, Lewonx: 1][/sup]&#10;[b]51. [url=https://www.doomworld.com/idgames/levels/doom2/Ports/megawads/jenesis]Jenesis[/url][/b] (Doom II, 2011, 32) [sup][40: Not Jabba: 2, roadworx: 2, Altima: 7, NaZa: 2, Poncho: 1, dylux: 5, Ziad EL Zein: 5, Scorpius: 2, Makedounia: 3, Deadwing: 5, DoomDork: 1, ASaltShaker: 2, Midnight_00: 3][/sup]&#10;[b]52. [url=https://www.doomworld.com/idgames/levels/doom2/Ports/d-f/equinox]Equinox[/url][/b] (Doom II, 2001, 13) [sup][39: Sky: 5, Grazza: 9, ella guro: 5, A.H. Sankhatayan: 10, AtticTelephone: 5, Boy: 5][/sup]&#10;[b]53. [url=https://doomwiki.org/wiki/Cyberdreams]Cyberdreams[/url][/b] (Doom II, 1998, 32) [sup][38: 42PercentHealth: 3, ShoDemo: 1, 7hm: 7, justsomemusicguy: 3, bonnie: 7, NoisyVelvet: 4, TheNerdTurtle2: 3, termrork: 5, AtticTelephone: 5][/sup]&#10;[b]53. [url=https://www.doomworld.com/forum/topic/120175-heartland-an-episode-for-the-eternity-engine-rc3-out/]Heartland[/url][/b] (Doom II, [b]2021[/b], 7) [sup][38: ReaperAA: 10, rd: 5, MtPain27: 2, TJG1289: 1, i suck at nicknames: 8, GratefulName: 8, Dubium: 3, NiGHTS108: 1][/sup]&#10;[b]55. [url=https://doomwiki.org/wiki/Brutal_Doom:_Hell_on_Earth_Starter_Pack]Brutal Doom: Hell on Earth Starter Pack (Extermination Day)[/url][/b] (Doom II, 2015, 35) [sup][36: TechnoDoomed1: 9, Bryan T: 5, Squadallah: 8, DoomDork: 2, Deflektor: 4, behemoth_667: 6, TJG1289: 2][/sup]&#10;[b]56. [url=https://www.doomworld.com/idgames/levels/doom2/Ports/megawads/prcp]Plutonia: Revisited Community Project[/url][/b] (Plutonia, 2011, 32) [sup][35: Nine Inch Heels: 3, Paul977: 10, bLOCKbOYgAMES: 3, Altima: 5, NoisyVelvet: 3, Odal: 7, Polri: 3, Scorpius: 1][/sup]&#10;[b]57. [url=https://www.doomworld.com/idgames/levels/doom2/Ports/m-o/miasma]Miasma[/url][/b] (Doom II, 2016, 1) [sup][34: WH-Wilou84: 1, Soundblock: 2, Nirvana: 9, NoisyVelvet: 1, Willy W.: 7, jerk-o: 7, akolai: 2, Nefelibeta: 5][/sup]&#10;[b]58. [url=https://www.doomworld.com/idgames/levels/doom2/Ports/a-c/breach]Breach[/url][/b] (Doom II, 2015, 1) [sup][33: Jaws In Space: 7, Dime: 10, guitardz: 2, Nancsi: 1, Jaromir Bergmann: 4, smeghammer: 3, TheGreenZap: 6][/sup]&#10;[b]58. [url=http://www.doom2.net/doom2/wads/DWANGO5.ZIP]Dwango5[/url][/b] (Doom II, 1995, 24) [sup][33: Doomkid: 10, Ralphis: 7, antares031: 8, toxic.rat: 8][/sup]&#10;[b]60. [url=https://www.doomworld.com/idgames/levels/doom2/Ports/s-u/sd20x7]Stardate 20X7[/url][/b] (Doom II, 2017, 9) [sup][32: yakfak: 6, Grain of Salt: 8, bemused: 4, akolai: 1, KineticBeverage: 8, Nefelibeta: 5][/sup]&#10;[b]60. [url=https://www.doomworld.com/idgames/levels/doom2/Ports/s-u/tn]Tangerine Nightmare[/url][/b] (Doom II, 2018, 10) [sup][32: guitardz: 10, MtPain27: 4, RHhe82: 8, tonytheparrot: 2, NiGHTS108: 8][/sup]&#10;[b]62. [url=https://doomwiki.org/wiki/2002_A_Doom_Odyssey]2002: A Doom Odyssey[/url][/b] (Doom, 2002, 37) [sup][31: soner du: 4, Philnemba: 8, tmorrow: 2, Red-XIII: 3, joepallai: 1, SilverMiner: 6, smeghammer: 3, Endless: 1, vdgg: 1, cannonball: 1, sincity2100: 1][/sup]&#10;[b]62. [url=https://doomwiki.org/wiki/Chillax]Chillax[/url][/b] (Doom II, 2010, 47) [sup][31: Nine Inch Heels: 4, AnonimVio: 5, fveitsi: 5, Outrageous Videos: 3, Simomarchi: 2, Gaia74: 5, maxmanium: 1, waciej: 6][/sup]&#10;[b]62. [url=https://www.doomworld.com/idgames/levels/doom2/Ports/s-u/unloved]Unloved[/url][/b] (Doom II, 2010, 5) [sup][31: MFG38: 1, everennui: 8, bonnie: 10, TechnoDoomed1: 3, Payload4367: 2, Dimon12321: 5, Maribo: 2][/sup]&#10;[b]65. [url=https://www.doomworld.com/idgames/levels/doom2/Ports/m-o/mek-catk]Counterattack[/url][/b] (Doom II, 2017, 7) [sup][30: rd: 7, Hansen79: 3, VanaheimRanger: 4, SCF: 5, sapphics: 10, nikitsune: 1][/sup]&#10;[b]65. [url=https://www.doomworld.com/idgames/levels/doom2/megawads/rudy2]Rowdy Rudy II: POWERTRIP![/url][/b] (Doom II, [b]2020[/b], 20) [sup][30: Dimon12321: 10, Azure_Horror: 5, TheGreenZap: 10, Ezepov: 2, NiGHTS108: 3][/sup]&#10;[b]65. [url=https://www.doomworld.com/idgames/levels/doom/Ports/d-f/e1m8b]Tech Gone Bad[/url][/b] (Doom, 2016, 1) [sup][30: Jaws In Space: 5, guitardz: 5, Nancsi: 8, Diabolución: 5, Jaromir Bergmann: 1, Marn: 5, DooM Bear: 1][/sup]&#10;[b]65. [url=https://www.doomworld.com/idgames/levels/doom2/Ports/s-u/tutnt]The Ultimate Torment &amp; Torture[/url][/b] (Doom II, 2007, 8) [sup][30: HyperLuke: 8, Talvi: 4, Greyenko: 4, TechnoDoomed1: 2, TheMightyHeracross: 3, Ziad EL Zein: 5, Ivory Duke: 4][/sup]&#10;[b]69. [url=https://www.doomworld.com/idgames/levels/doom2/Ports/a-c/crumpets]Crumpets[/url][/b] (Doom II, 2015, 9) [sup][29: everennui: 2, Nate River: 8, Nirvana: 1, Makedounia: 2, VanaheimRanger: 5, whybmonotacrab: 7, RHhe82: 4][/sup]&#10;[b]69. [url=https://doomwiki.org/wiki/Perdition's_Gate]Perdition's Gate[/url][/b] (Doom II, 1996, 32) [sup][29: Vorpal: 5, Nate River: 1, bonnie: 10, P41R47: 3, E.M.: 5, rzh: 5][/sup]&#10;[b]71. [url=https://www.doomworld.com/forum/topic/108251-abandon-beta-is-here/]Abandon[/url][/b] (Doom II, [b]2020[/b], 17) [sup][28: Arbys550: 8, rd: 4, &lt;&lt;Rewind: 10, akolai: 6][/sup]&#10;[b]72. [url=https://www.doomworld.com/forum/topic/92574-dimension-of-the-boomed/]Dimension of the Boomed[/url][/b] (Doom II, 2018, 7) [sup][27: Ivory Duke: 7, Hansen79: 4, SOSU: 2, Ryath: 5, SCF: 2, GratefulName: 2, Uncle 80: 5][/sup]&#10;[b]72. [url=https://www.doomworld.com/forum/topic/109216-doom-zero-launch-and-celebrating-25-years-of-doom-ii/]Doom Zero[/url][/b] (Doom II, 2019, 32) [sup][27: maxmanium: 2, CinnamonKilljoy: 8, Warrex: 10, Horus: 2, Azure_Horror: 3, erzboesewicht: 2][/sup]&#10;[b]72. [url=https://doomwiki.org/wiki/REKKR]REKKR[/url][/b] (Standalone, 2018, 36) [sup][27: soner du: 8, Rince-wind: 5, Dimon12321: 6, Hitherto: 3, rzh: 5][/sup]&#10;[b]72. [url=https://www.doomworld.com/idgames/levels/doom2/megawads/tvr]Revolution![/url][/b] (Doom II, 2001, 32) [sup][27: Not Jabba: 1, Grazza: 3, Altima: 4, termrork: 5, SilverMiner: 5, P41R47: 3, Katamori: 6][/sup]&#10;[b]76. [url=https://www.doomworld.com/idgames/themes/batman/batman]Batman Doom[/url][/b] (Doom II, 1999, 32) [sup][26: yakfak: 8, JudgeDeadd: 4, soner du: 10, Uncle 80: 4][/sup]&#10;[b]76. [url=https://www.doomworld.com/idgames/levels/doom2/megawads/zone300]Zone 300[/url][/b] (Doom II, 2013, 32) [sup][26: Voltcom9: 8, Soundblock: 3, purist: 3, maxmanium: 8, ASaltShaker: 4][/sup]&#10;[b]78. [url=https://www.doomworld.com/forum/topic/123042-dbp37-augerzenith-the-cyberpunk-megawad/]AUGER﻿;﻿ZENITH[/url][/b] (Doom II, [b]2021[/b], 21) [sup][25: &lt;&lt;Rewind: 4, TJG1289: 3, Ezepov: 8, Katamori: 10][/sup]&#10;[b]78. [url=https://www.doomworld.com/idgames/levels/doom2/Ports/d-f/dv]Deus Vult[/url][/b] (Doom II, 2004, 5) [sup][25: Mr. Freeze: 7, WH-Wilou84: 5, joepallai: 1, DJVCardMaster: 1, waciej: 4, Maribo: 7][/sup]&#10;[b]78. [url=https://doomwiki.org/wiki/Magnolia]Magnolia[/url][/b] (Doom II, 2018, 3) [sup][25: msx2plus: 5, akolai: 10, KineticBeverage: 10][/sup]&#10;[b]78. [url=https://www.doomworld.com/forum/topic/85591-nihility-infinite-teeth-shareware-episode-v121/]Nihility: Infinite ﻿Teeth﻿[/url][/b] (Doom, 2016, 9) [sup][25: Rince-wind: 5, rd: 5, Omniarch: 5, Ryath: 5, rzh: 5][/sup]&#10;[b]78. [url=https://www.doomworld.com/idgames/levels/doom2/Ports/megawads/sf2012]Slaughterfest 2012[/url][/b] (Doom II, 2013, 35) [sup][25: HyperLuke: 1, Outrageous Videos: 1, bemused: 2, Apaul27: 8, tmorrow: 3, Arbys550: 3, Simomarchi: 6, maxmanium: 1][/sup]&#10;[b]78. [url=https://www.doomworld.com/idgames/levels/doom2/Ports/megawads/zdcmp2]ZDoom Community Map Project II[/url][/b] (Doom II, 2014, 1) [sup][25: Graf Zahl: 10, Phobus: 9, TechnoDoomed1: 6][/sup]&#10;[b]84. [url=https://www.doomworld.com/idgames/levels/doom2/Ports/megawads/ngmvmt2]Newgothic Movement 2[/url][/b] (Doom II, 2017, 17) [sup][24: Nine Inch Heels: 8, ShoDemo: 2, Outrageous Videos: 9, Nazgul9: 5][/sup]&#10;[b]85. [url=http://www.moddb.com/games/doom-ii/addons/eternal-slumber-party-v2]Eternal Slumber Party[/url][/b] (Doom II, 2015, 33) [sup][23: Roofi: 10, Outrageous Videos: 8, Grain of Salt: 4, Simomarchi: 1][/sup]&#10;[b]85. [url=https://www.doomworld.com/idgames/levels/doom2/Ports/v-z/violence]Violence[/url][/b] (Doom II, 2015, 4) [sup][23: Chamelenoel: 10, everennui: 4, Nate River: 2, Lorenz0: 4, Ezepov: 2, Maribo: 1][/sup]&#10;[b]87. [url=https://doomwiki.org/wiki/180_Minutes_Pour_Vivre]180 Minutes Pour Vivre[/url][/b] (Doom II, [b]2020[/b], 33) [sup][22: Azure_Horror: 9, LadyMistDragon: 10, tonytheparrot: 3][/sup]&#10;[b]87. [url=https://www.doomworld.com/idgames/levels/doom2/Ports/a-c/anta_req]Antaresian Reliquary[/url][/b] (Doom II, [b]2020[/b], 7) [sup][22: Dimon12321: 6, SCF: 6, Azure_Horror: 7, nikitsune: 1, DoomPlayer00: 2][/sup]&#10;[b]87. [url=https://www.doomworld.com/idgames/levels/doom2/Ports/a-c/bauhaus]Bauhaus[/url][/b] (Doom II, 2014, 4) [sup][22: ella guro: 9, 7hm: 5, Grain of Salt: 3, NoisyVelvet: 1, vdgg: 4][/sup]&#10;[b]87. [url=https://www.doomworld.com/idgames/levels/doom/Ports/p-r/par-lutz]Phobos: Anomaly Reborn[/url][/b] (Doom, 2003, 9) [sup][22: Ed: 5, Graf Zahl: 1, SilverMiner: 10, smeghammer: 6][/sup]&#10;[b]87. [url=https://www.doomworld.com/idgames/levels/doom2/Ports/megawads/zpack]ZPack[/url][/b] (Doom II, 2008, 30) [sup][22: MFG38: 5, Voltcom9: 3, TechnoDoomed1: 4, Ziad EL Zein: 5, Octillion: 5][/sup]&#10;[b]92. [url=https://www.doomworld.com/idgames/levels/doom2/Ports/megawads/cchest2]Community Chest 2[/url][/b] (Doom II, 2004, 32) [sup][21: Sky: 10, tchkb: 1, Midnight_00: 9, vdgg: 1][/sup]&#10;[b]92. [url=https://www.doomworld.com/forum/topic/105598-hurt-singleplayer-map-in-hell/]Hurt[/url][/b] (Doom II, 2019, 1) [sup][21: Jaromir Bergmann: 9, OniriA: 7, I_Punch_Demons: 5][/sup]&#10;[b]94. [url=https://www.doomworld.com/idgames/levels/doom2/Ports/megawads/bstain]Bloodstain[/url][/b] (Doom II, 2016, 32) [sup][20: NuMetalManiak: 5, everennui: 5, Forli: 4, DOEL: 5, akolai: 1][/sup]&#10;[b]94. [url=https://www.doomworld.com/idgames/levels/doom2/Ports/megawads/1024clau]Claustrophobia 1024[/url][/b] (Doom II, 2009, 33) [sup][20: m8f: 5, DJVCardMaster: 6, Katamori: 9][/sup]&#10;[b]94. [url=https://www.doomworld.com/forum/topic/91854-v15-doom-64-retribution/]Doom 64: Retribution[/url][/b] (Doom II, 2016, 59) [sup][20: guitardz: 5, 4everDoomed: 8, Warrex: 7][/sup]&#10;[b]94. [url=https://www.doomworld.com/idgames/levels/doom2/Ports/m-o/nuts]Nuts[/url][/b] (Doom II, 2001, 1) [sup][20: Chamelenoel: 6, AnonimVio: 9, E.M.: 5][/sup]&#10;[b]94. [url=https://www.doomworld.com/idgames/levels/doom2/Ports/s-u/scl_top]Threshold of Pain[/url][/b] (Doom II, 2010, 12) [sup][20: Malrionn: 7, MFG38: 7, 4everDoomed: 6][/sup]&#10;[b]99. [url=https://www.doomworld.com/idgames/levels/doom2/Ports/a-c/arcadia]Arcadia Demade[/url][/b] (Doom II, 2010, 1) [sup][19: Jaws In Space: 9, Vorpal: 5, guitardz: 1, Nancsi: 4][/sup]&#10;[b]99. [url=https://www.doomworld.com/idgames/levels/doom2/megawads/dmonfear]Demonfear[/url][/b] (Doom II, 2000, 32) [sup][19: roadworx: 4, soner du: 3, Philnemba: 3, NaZa: 1, P41R47: 3, Marn: 5][/sup]&#10;[b]99. [url=https://doomwiki.org/wiki/Super_Sonic_Doom]Super Sonic Doom[/url][/b] (Doom II, 2004, 15) [sup][19: TJG1289: 2, Doomlover77: 9,  Foodles: 8][/sup]&#10;[b]99. [url=https://www.doomworld.com/idgames/levels/doom2/Ports/a-c/action2]Urban Brawl: Action Doom 2[/url][/b] (Standalone, 2008, 9) [sup][19: Chamelenoel: 1, JudgeDeadd: 4, Phobus: 10, Dimon12321: 4][/sup]&#10;[b]103. [url=http://www.doomwadstation.net/main/aliens.html]Aliens TC[/url][/b] (Doom II, 1994, 11) [sup][18: yakfak: 4, Payload4367: 5, Ragu: 9][/sup]&#10;[b]103. [url=https://doomwiki.org/wiki/Hell_To_Pay]Hell to Pay[/url][/b] (Doom II, 1996, 32) [sup][18: bonnie: 10, P41R47: 3, Katamori: 5][/sup]&#10;[b]103. [url=https://www.doomworld.com/idgames/levels/doom/Ports/d-f/e1m4b]Phobos Mission Control[/url][/b] (Doom, 2016, 1) [sup][18: Nancsi: 6, Diabolución: 5, Marn: 5, DooM Bear: 2][/sup]&#10;[b]103. [url=https://www.doomworld.com/idgames/levels/doom2/Ports/megawads/sf2011]Slaughterfest 2011[/url][/b] (Doom II, 2012, 32) [sup][18: Outrageous Videos: 5, tmorrow: 3, Simomarchi: 10][/sup]&#10;[b]103. [url=https://doomwiki.org/wiki/TNT:_Evilution]TNT: Evilution[/url][/b] (TNT, 1996, 32) [sup][18: Li'l devil: 6, PBeGood4: 2, nikitsune: 1, Katamori: 2, Dubium: 2, rzh: 5][/sup]&#10;[b]108. [url=https://www.doomworld.com/forum/topic/92776-brigandine-rc2-updated-2017-05-13/]Brigandine[/url][/b] (Doom II, 2017, 1) [sup][17: Dragonfly: 7, guitardz: 2, Jaromir Bergmann: 5, VanaheimRanger: 3][/sup]&#10;[b]108. [url=https://www.doomworld.com/idgames/levels/doom2/Ports/megawads/cchest3]Community Chest 3[/url][/b] (Doom II, 2007, 32) [sup][17: Mr. Freeze: 3, Lewonx: 10, sincity2100: 4][/sup]&#10;[b]108. [url=https://www.doomworld.com/idgames/themes/TeamTNT/ed4_rfo/ed4_rfo1]Eternal DOOM IV: Return from Oblivion[/url][/b] (Doom II, 2008, 7) [sup][17: m8f: 5, Fadri: 4,  Foodles: 8][/sup]&#10;[b]108. [url=https://www.doomworld.com/forum/topic/104608-finely-crafted-fetish-film-7-puzzle-maps-for-boom/]Finely Crafted Fetish Film[/url][/b] (Doom II, 2019, 7) [sup][17: akolai: 10, KineticBeverage: 7][/sup]&#10;[b]108. [url=http://heroestospare.com/rabotik/harmony.php]Harmony[/url][/b] (Standalone, 2009, 11) [sup][17: Not Jabba: 5, Sky: 6, ax34: 4, Ezepov: 2][/sup]&#10;[b]108. [url=https://www.doomworld.com/idgames/levels/doom2/Ports/megawads/mutiny]Mutiny[/url][/b] (Doom II, 2016, 16) [sup][17: Jaws In Space: 6, Doomkid: 3, everennui: 2, NoisyVelvet: 1, m8f: 4, sapphics: 1][/sup]&#10;[b]108. [url=http://stronghold.drdteam.org/download.html]Stronghold: On the Edge of Chaos[/url][/b] (Doom II, 2010, 39) [sup][17: MFG38: 2, termrork: 5, Katamori: 10][/sup]&#10;[b]108. [url=https://www.doomworld.com/idgames/levels/doom2/Ports/s-u/uacultra]UAC Ultra[/url][/b] (Doom II, 2010, 12) [sup][17: Malrionn: 10, behemoth_667: 5, TheGreenZap: 2][/sup]&#10;[b]116. [url=https://www.doomworld.com/forum/topic/101647-avactor-last-update-is-out/]Avactor[/url][/b] (Doom II, 2018, 12) [sup][16: JudgeDeadd: 2, OniriA: 8,  Foodles: 6][/sup]&#10;[b]116. [url=https://www.doomworld.com/idgames/levels/doom/a-c/castevil]Castle of Evil[/url][/b] (Doom, 1994, 1) [sup][16: bzzrak: 10, joepallai: 6][/sup]&#10;[b]116. [url=https://www.doomworld.com/idgames/levels/doom2/Ports/megawads/drkenctr]Dark Encounters[/url][/b] (Doom II, 2017, 32) [sup][16: Bryan T: 5, dylux: 8, Octillion: 3][/sup]&#10;[b]116. [url=https://www.doomworld.com/idgames/levels/doom2/Ports/j-l/legher]Legacy of Heroes[/url][/b] (Doom II, 2016, 11) [sup][16: Woolie Wool: 5, dylux: 7, eharper256: 4][/sup]&#10;[b]116. [url=https://www.doomworld.com/idgames/levels/doom2/m-o/nochance]No Chance[/url][/b] (Doom II, 2008, 1) [sup][16: Roofi: 7, Maribo: 9][/sup]&#10;[b]116. [url=https://forum.zdoom.org/viewtopic.php?t=56668#p1000996]Rise of the Wool Ball[/url][/b] (Standalone, 2017, 18) [sup][16: JudgeDeadd: 3, Squadallah: 1, Apaul27: 9, TheMightyHeracross: 3][/sup]&#10;[b]116. [url=https://www.doomworld.com/idgames/levels/doom2/d-f/enigma]The Enigma Episode[/url][/b] (Doom II, 1995, 9) [sup][16: T-Rex: 3, valkiriforce: 1, Ragu: 10, erzboesewicht: 2][/sup]&#10;[b]123. [url=https://www.doomworld.com/idgames/levels/doom2/megawads/avj]Arch-Vile Jump[/url][/b] (Doom II, 2010, 32) [sup][15: termrork: 5, Red-XIII: 10][/sup]&#10;[b]123. [url=https://www.doomworld.com/forum/topic/121263-arrival-v101-fix-a-limit-removing-episode-for-doom-ii/]Arrival[/url][/b] (Doom II, [b]2021[/b], 10) [sup][15: dosboot: 10, Xeogred: 5][/sup]&#10;[b]123. [url=http://freedoom.github.io/download.html]Freedoom: Phase 1[/url][/b] (Standalone, 2009, 36) [sup][15: Chamelenoel: 3, northivanastan: 6, jerk-o: 3, xdude_gamer: 3][/sup]&#10;[b]123. [url=http://freedoom.github.io/download.html]Freedoom: Phase 2[/url][/b] (Standalone, 2003, 32) [sup][15: Spectra: 1, Voltcom9: 1, TheMightyHeracross: 3, northivanastan: 3, jerk-o: 3, xdude_gamer: 4][/sup]&#10;[b]123. [url=https://doomwiki.org/wiki/The_Brotherhood_of_Ruin]The Brotherhood of Ruin[/url][/b] (Doom II, 2003, 7) [sup][15: joepallai: 4, vdgg: 6, Hitherto: 5][/sup]&#10;[b]123. [url=https://www.doomworld.com/forum/topic/74280-the-ultimate-doom-ii-doom-ii-levels-remade/]The Ultimate Doom II [/url][/b] (Doom II, 2015, 20) [sup][15: Ivory Duke: 5, lokbustam257: 10][/sup]&#10;[b]129. [url=https://doomwiki.org/wiki/Doom_64_for_Doom_II]Doom 64 for Doom II[/url][/b] (Doom II, 2018, 32) [sup][14: Roofi: 1, Woolie Wool: 1, I_Punch_Demons: 2, Warrex: 10][/sup]&#10;[b]129. [url=https://doomwiki.org/wiki/Faithless:_Trilogy]Faithless: Trilogy[/url][/b] (Heretic, [b]2020[/b], 28) [sup][14: ReaperAA: 4, Rince-wind: 5, Ryath: 5][/sup]&#10;[b]129. [url=https://www.doomworld.com/forum/topic/106058-paradise-v2-multiplayer-beta-on-page-3-4122020/]Paradise[/url][/b] (Doom II, 2019, 7) [sup][14: Lorenz0: 5, JuanchoES: 1, whybmonotacrab: 8][/sup]&#10;[b]129. [url=https://www.doomworld.com/idgames/levels/doom2/megawads/reverie]Reverie[/url][/b] (Doom II, 2011, 32) [sup][14: Octillion: 9, joepallai: 1, BohdanZPM: 4][/sup]&#10;[b]129. [url=https://www.doomworld.com/idgames/levels/doom2/Ports/megawads/sihr2fix]Survive in Hell[/url][/b] (Doom II, 2012, 33) [sup][14: Spectra: 8, Pierrot: 6][/sup]&#10;[b]129. [url=https://www.doomworld.com/idgames/levels/doom2/megawads/darken2]The Darkening Episode 2[/url][/b] (Doom II, 2000, 24) [sup][14: Graf Zahl: 4, joepallai: 2, vdgg: 8][/sup]&#10;[b]129. [url=https://www.doomworld.com/idgames/levels/doom2/Ports/megawads/sp_usimp]Ultimate Simplicity[/url][/b] (Doom II, 2007, 30) [sup][14: Dragonfly: 5, Simomarchi: 9][/sup]&#10;[b]129. [url=https://www.doomworld.com/forum/topic/50158-wip-vela-pax-beta-21-out-now-with-1-more-stuff/]Vela Pax[/url][/b] (Doom II, 2010, 3) [sup][14: WH-Wilou84: 2, TheNerdTurtle2: 9, jerk-o: 3][/sup]&#10;[b]137. [url=https://www.doomworld.com/idgames/levels/doom2/Ports/megawads/50shades]50 Shades of Graytall[/url][/b] (Doom II, 2015, 18) [sup][13: Nine Inch Heels: 2, Voltcom9: 2, JudgeDeadd: 1, NoisyVelvet: 3, Pierrot: 5][/sup]&#10;[b]137. [url=https://www.doomworld.com/idgames/levels/doom2/Ports/d-f/elysion]Elysion[/url][/b] (Doom II, 2009, 1) [sup][13: Sky: 8, darkreaver: 5][/sup]&#10;[b]137. [url=https://www.doomworld.com/idgames/levels/doom2/Ports/d-f/foursite]Foursite[/url][/b] (Doom II, 2016, 1) [sup][13: Nancsi: 7, 4everDoomed: 5, Gaia74: 1][/sup]&#10;[b]137. [url=https://www.doomworld.com/idgames/levels/doom2/Ports/s-u/sacrment]Sacrament[/url][/b] (Doom II, 2011, 13) [sup][13: ella guro: 8, yakfak: 5][/sup]&#10;[b]137. [url=https://www.doomworld.com/idgames/levels/doom2/Ports/megawads/vile]Vile Flesh[/url][/b] (Doom II, 2004, 32) [sup][13: Grazza: 4, P41R47: 9][/sup]&#10;[b]137. [url=https://www.doomworld.com/idgames/levels/doom2/Ports/megawads/wos]Whispers of Satan[/url][/b] (Doom II, 2009, 35) [sup][13: tmorrow: 2, eharper256: 5, Warrex: 2, toxic.rat: 4][/sup]&#10;[b]137. [url=https://www.doomworld.com/vb/thread/110060]Wormwood[/url][/b] (Doom II, 2019, 2) [sup][13: Maribo: 8, Nefelibeta: 5][/sup]&#10;[b]137. [url=https://doomwiki.org/wiki/Wow]Wow[/url][/b] (Doom, 1999, 1) [sup][13: AnonimVio: 10, Apaul27: 1, jerk-o: 2][/sup]&#10;[b]137. [url=https://www.doomworld.com/idgames/levels/doom2/Ports/v-z/zdmcmp1]ZDoom Community Map Project: Take 1[/url][/b] (Doom II, 2004, 1) [sup][13: Phobus: 8, Ziad EL Zein: 5][/sup]&#10;[b]146. [url=https://www.doomworld.com/idgames/levels/doom2/megawads/cleim20p]Cleimos 2[/url][/b] (Doom II, 1995, 32) [sup][12: valkiriforce: 2, A.H. Sankhatayan: 10][/sup]&#10;[b]146. [url=https://www.doomworld.com/idgames/levels/doom2/Ports/megawads/die]Death in Excess[/url][/b] (Doom II, 2019, 18) [sup][12: Arbys550: 9, KineticBeverage: 3][/sup]&#10;[b]146. [url=https://www.doomworld.com/idgames/levels/doom2/Ports/d-f/exterror]Extreme Terror[/url][/b] (Doom II, 2016, 1) [sup][12: Nine Inch Heels: 5, everennui: 5, Nancsi: 2][/sup]&#10;[b]146. [url=https://www.doomworld.com/files/file/17464-favillesco-alpha-episode-apostasy-on-amalthea/]Favillesco Alpha Episode: Apostasy on Amalthea[/url][/b] (Doom, 2014, 9) [sup][12: Ryath: 5, Ezepov: 2, rzh: 5][/sup]&#10;[b]146. [url=https://doomwiki.org/wiki/Lunar_Catastrophe]Lunar Catastrophe[/url][/b] (Doom, 2018, 36) [sup][12: dosboot: 10, Xeogred: 2][/sup]&#10;[b]146. [url=https://www.doomworld.com/idgames/levels/doom2/Ports/m-o/ngmvmt1]Newgothic Movement 1[/url][/b] (Doom II, 2010, 18) [sup][12: everennui: 2, Outrageous Videos: 4, Nazgul9: 6][/sup]&#10;[b]146. [url=https://doomwiki.org/wiki/NOVA_III]Nova III[/url][/b] (Doom II, 2019, 32) [sup][12: Makedounia: 4, DOEL: 7, MtPain27: 1][/sup]&#10;[b]146. [url=https://www.doomworld.com/idgames/levels/doom2/Ports/megawads/tj]The Journey[/url][/b] (Doom II, 2016, 32) [sup][12: Spectra: 6, P41R47: 6][/sup]&#10;[b]146. [url=https://www.doomworld.com/idgames/levels/doom2/Ports/megawads/thtthren]THT: Threnody[/url][/b] (Doom II, 2016, 20) [sup][12: Doomkid: 2, A.H. Sankhatayan: 1, Fadri: 2, nikitsune: 7][/sup]&#10;[b]155. [url=https://www.doomworld.com/idgames/levels/doom2/Ports/s-u/tcotd21me]City of the Damned: Apocalypse[/url][/b] (Doom II, 2011, 1) [sup][11: TechnoDoomed1: 5, Rince-wind: 5,  Foodles: 1][/sup]&#10;[b]155. [url=https://www.doomworld.com/idgames/levels/doom2/Ports/a-c/cafebrk1]Coffee Break Episode 1[/url][/b] (Doom II, 2012, 11) [sup][11: roadworx: 2, eharper256: 4, RHhe82: 5][/sup]&#10;[b]155. [url=https://www.doomworld.com/idgames/levels/doom2/Ports/a-c/comatose]Comatose[/url][/b] (Doom II, 2016, 1) [sup][11: yakfak: 7, m8f: 4][/sup]&#10;[b]155. [url=https://www.doomworld.com/forum/topic/103075-deathless-an-ultimate-doom-megawad-rc4/]Deathless[/url][/b] (Doom, 2018, 36) [sup][11: TheMightyHeracross: 2, Worm318: 3, Warrex: 5, SOSU: 1][/sup]&#10;[b]155. [url=https://www.doomworld.com/idgames/levels/doom2/megawads/d2ino]Doom 2 In Name Only[/url][/b] (Doom II, 2014, 32) [sup][11: Odal: 4, CinnamonKilljoy: 5, erzboesewicht: 2][/sup]&#10;[b]155. [url=https://doomwiki.org/wiki/Doomsday_of_UAC]Doomsday of UAC[/url][/b] (Doom, 1994, 1) [sup][11: Jaws In Space: 2, Ed: 5, joepallai: 3, Ragu: 1][/sup]&#10;[b]155. [url=https://www.doomworld.com/idgames/levels/doom2/Ports/megawads/gmp]Good Morning Phobos[/url][/b] (Doom II, 2017, 33) [sup][11: Bryan T: 5, ReaperAA: 5, MtPain27: 1][/sup]&#10;[b]155. [url=https://doomwiki.org/wiki/Mass_Extinction]Mass Extinction﻿[/url][/b] (Doom II, 2019, 32) [sup][11: Deadwing: 6, rzh: 5][/sup]&#10;[b]155. [url=https://www.doomworld.com/idgames/levels/doom2/Ports/megawads/rl2]Running Late 2[/url][/b] (Doom II, [b]2020[/b], 18) [sup][11: Deadwing: 6, Ezepov: 5][/sup]&#10;[b]155. [url=https://www.doomworld.com/idgames/levels/doom2/Ports/a-c/ad2dow]Urban Brawl: Dead of Winter[/url][/b] (Standalone, 2014, 2) [sup][11: Ralphis: 6, Phobus: 5][/sup]&#10;[b]165. [url=https://www.doomworld.com/idgames/levels/doom/Ports/0-9/007ltsd]007: Licence to Spell DooM[/url][/b] (Doom, 2002, 9) [sup][10: Doomlover77: 10][/sup]&#10;[b]165. [url=https://www.doomworld.com/idgames/levels/doom2/megawads/1monster]1 Monster Megawad[/url][/b] (Doom II, 2007, 25) [sup][10: TheNerdTurtle2: 2, Li'l devil: 8][/sup]&#10;[b]165. [url=https://www.doomworld.com/idgames/levels/doom2/Ports/a-c/chnworm]Chainworm Kommando[/url][/b] (Doom II, 2017, 10) [sup][10: Rince-wind: 5, eharper256: 5][/sup]&#10;[b]165. [url=https://doomwiki.org/wiki/Daedalus:_Alien_Defense]Daedalus: Alien Defense[/url][/b] (Doom II, 2003, 32) [sup][10: A.H. Sankhatayan: 10][/sup]&#10;[b]165. [url=https://www.doomworld.com/idgames/levels/doom2/g-i/grime]Grime[/url][/b] (Doom II, 2009, 1) [sup][10: WH-Wilou84: 2, darkreaver: 4, Paul977: 4][/sup]&#10;[b]165. [url=https://www.doomworld.com/idgames/levels/doom2/Ports/megawads/italo]Italo-Doom[/url][/b] (Doom II, 2016, 20) [sup][10: bemused: 8, NiGHTS108: 2][/sup]&#10;[b]165. [url=https://www.doomworld.com/forum/topic/125238-judgment-32-map-mbf21-megawad-rc1/]Judgment[/url][/b] (Doom II, [b]2021[/b], 34) [sup][10: &lt;&lt;Rewind: 10][/sup]&#10;[b]165. [url=https://www.doomworld.com/idgames/levels/doom2/m-o/osiris]Osiris TC[/url][/b] (Doom II, 1996, 8) [sup][10: Vorpal: 5, Uncle 80: 2, Hitherto: 3][/sup]&#10;[b]165. [url=https://www.doomworld.com/forum/topic/91779-a-few-maps-for-plutonia-5-maps/]Plutonia AD﻿[/url][/b] (Plutonia, 2016, 5) [sup][10: dosboot: 10][/sup]&#10;[b]165. [url=https://doomwiki.org/wiki/Redemption_of_the_Slain]Redemption Of The Slain[/url][/b] (Doom II, 2017, 1) [sup][10: Nancsi: 10][/sup]&#10;[b]165. [url=https://doomwiki.org/wiki/Skulldash]Skulldash[/url][/b] (Doom II, 2015, 50) [sup][10: everennui: 2, Lorenz0: 8][/sup]&#10;[b]165. [url=https://doomwiki.org/wiki/The_Alfonzone]The Alfonzone[/url][/b] (Doom II, 2017, 60) [sup][10: Bryan T: 5, vdgg: 1, BohdanZPM: 4][/sup]&#10;[b]165. [url=https://www.doomworld.com/idgames/levels/doom2/Ports/d-f/ehorizon]The Event Horizon[/url][/b] (Doom II, [b]2021[/b], 4) [sup][10: sapphics: 1, akolai: 4, KineticBeverage: 5][/sup]&#10;[b]165. [url=https://www.doomworld.com/idgames/levels/doom2/megawads/ur]Unholy Realms[/url][/b] (Doom II, 2013, 32) [sup][10: Dime: 6, dylux: 2, tmorrow: 2][/sup]&#10;[b]179. [url=https://www.doomworld.com/idgames/levels/doom2/Ports/a-c/action]Action Doom[/url][/b] (Standalone, 2004, 4) [sup][9: Dragonfly: 1, Gaia74: 2, Worm318: 1, ax34: 4, Li'l devil: 1][/sup]&#10;[b]179. [url=https://www.doomworld.com/forum/topic/104557-back-to-saturn-x-episode-3-wip/]Back to Saturn X Episode﻿ 3: Instructions to the﻿ Rusty Time Machine﻿﻿[/url][/b] (Doom II, [b]TBA[/b], 0) [sup][9: jerk-o: 9][/sup]&#10;[b]179. [url=https://www.doomworld.com/idgames/levels/doom/megawads/bgcomp]Base Ganymede[/url][/b] (Doom, 2012, 27) [sup][9: maxmanium: 9][/sup]&#10;[b]179. [url=https://www.doomworld.com/idgames/levels/doom2/Ports/a-c/brfinal]Beyond Reality[/url][/b] (Doom II, 2012, 17) [sup][9: Talvi: 3, HUNdebLeonidasX: 6][/sup]&#10;[b]179. [url=https://doomwiki.org/wiki/Doom:_Damnation]Doom: Damnation[/url][/b] (Doom, 2016, 36) [sup][9: bzzrak: 9][/sup]&#10;[b]179. [url=https://www.doomworld.com/idgames/levels/doom2/Ports/megawads/dump-1]Dump Episode 1: Fuck Time Limits[/url][/b] (Doom II, 2016, 17) [sup][9: Voltcom9: 9][/sup]&#10;[b]179. [url=https://www.doomworld.com/forum/topic/88507-dump-episode-3-bfg-edition-maps-released/]Dump Episode 3: BFG Edition[/url][/b] (Doom II, 2016, 80) [sup][9: HyperLuke: 9][/sup]&#10;[b]179. [url=https://www.doomworld.com/idgames/levels/doom2/d-f/dyst3]Dystopia 3: Re-Birth of Anarchy[/url][/b] (Doom II, 1996, 11) [sup][9: Soundblock: 3, valkiriforce: 1, joepallai: 4, dosboot: 1][/sup]&#10;[b]179. [url=https://www.doomworld.com/forum/topic/100391-esp2/]Eternal Slumber Party﻿ 2[/url][/b] (Doom II, 2018, 32) [sup][9: Roofi: 9][/sup]&#10;[b]179. [url=https://www.doomworld.com/idgames/levels/doom2/g-i/hellrun2]Hellrun[/url][/b] (Doom II, 2013, 1) [sup][9: Doomkid: 3, joepallai: 6][/sup]&#10;[b]179. [url=https://www.doomworld.com/idgames/levels/doom2/Ports/g-i/hth2]Hi-Tech Hell 2: Alien Tech[/url][/b] (Doom II, 2005, 7) [sup][9: Graf Zahl: 9][/sup]&#10;[b]179. [url=https://www.doomworld.com/idgames/levels/doom2/m-o/obtic11]Obituary[/url][/b] (Doom II, 1995, 19) [sup][9: roadworx: 4, T-Rex: 1, Ragu: 4][/sup]&#10;[b]179. [url=https://forum.zdoom.org/viewtopic.php?t=52301#p913612]Shadow Of The Wool Ball[/url][/b] (Doom II, 2016, 18) [sup][9: Apaul27: 9][/sup]&#10;[b]179. [url=https://www.doomworld.com/idgames/levels/doom/s-u/smb_v102]The Sky May Be[/url][/b] (Doom, 1997, 3) [sup][9: AnonimVio: 3, Li'l devil: 1, msx2plus: 5][/sup]&#10;[b]179. [url=https://www.doomworld.com/idgames/levels/doom2/Ports/s-u/tnte1]Torment and Torture[/url][/b] (Doom II, 2006, 1) [sup][9: MFG38: 9][/sup]&#10;[b]179. [url=http://www.rbkz.net/doom/]Wormwood: Expanded Universe[/url][/b] (Doom II, [b]2020[/b], 7) [sup][9: KineticBeverage: 4, Nefelibeta: 5][/sup]&#10;[b]195. [url=https://www.doomworld.com/idgames/levels/doom2/megawads/50monstr]50 Monsters[/url][/b] (Doom II, 2017, 34) [sup][8: tmorrow: 2, Worm318: 6][/sup]&#10;[b]195. [url=https://www.doomworld.com/idgames/levels/doom2/Ports/megawads/amdosia]Armadosia The Mad Corridor[/url][/b] (Doom II, 2006, 32) [sup][8: Pierrot: 2, smeghammer: 6][/sup]&#10;[b]195. [url=https://www.doomworld.com/idgames/levels/doom/a-c/crusades]Crusades[/url][/b] (Doom, 1999, 9) [sup][8: joepallai: 5, Hitherto: 3][/sup]&#10;[b]195. [url=https://www.doomworld.com/idgames/levels/doom2/d-f/doomcity]Doom City[/url][/b] (Doom II, 1995, 1) [sup][8: Jaws In Space: 4, Doomkid: 3, toxic.rat: 1][/sup]&#10;[b]195. [url=https://www.doomworld.com/forum/topic/69813-doom-the-golden-souls-mario-64-doom-definitive-edition-released/]Doom: The Golden Souls[/url][/b] (Doom II, 2014, 26) [sup][8: everennui: 1, TheNerdTurtle2: 7][/sup]&#10;[b]195. [url=https://www.doomworld.com/idgames/levels/doom2/Ports/a-c/cybie]Doomguy's Pimp Ventures[/url][/b] (Doom II, 2006, 1) [sup][8: AnonimVio: 8][/sup]&#10;[b]195. [url=https://doomwiki.org/wiki/Grove]Grove[/url][/b] (Doom II, 2004, 1) [sup][8: MtPain27: 2, msx2plus: 5, Maribo: 1][/sup]&#10;[b]195. [url=https://www.doomworld.com/idgames/levels/doom2/Ports/g-i/holyhell]Holy Hell[/url][/b] (Doom II, 2006, 1) [sup][8: Outrageous Videos: 2, bemused: 6][/sup]&#10;[b]195. [url=https://www.doomworld.com/idgames/levels/doom2/m-o/mangle]Mangle[/url][/b] (Doom II, 1995, 1) [sup][8: bzzrak: 8][/sup]&#10;[b]195. [url=https://www.doomworld.com/forum/topic/119448-final-release-micro-slaughter-community-project-17-maps/]Micro Slaughter Community Project[/url][/b] (Doom II, [b]2021[/b], 17) [sup][8: SCF: 1, KineticBeverage: 3, NiGHTS108: 4][/sup]&#10;[b]195. [url=https://www.doomworld.com/idgames/levels/doom2/Ports/m-o/mohu1]Monster Hunter Ltd Part I[/url][/b] (Doom II, 2014, 1) [sup][8: Jaws In Space: 4, m8f: 4][/sup]&#10;[b]195. [url=https://www.doomworld.com/idgames/levels/doom2/Ports/m-o/mohu2]Monster Hunter Ltd Part II[/url][/b] (Doom II, 2014, 1) [sup][8: Jaws In Space: 4, m8f: 4][/sup]&#10;[b]195. [url=https://www.doomworld.com/idgames/levels/doom2/Ports/m-o/nimrod]Nimrod: Ixnay on the Hombre[/url][/b] (Doom II, 2002, 10) [sup][8: Graf Zahl: 8][/sup]&#10;[b]195. [url=https://www.doomworld.com/forum/topic/103371-ozonia-development-boom-megawad-december-target-release/]Ozonia[/url][/b] (Doom II, [b]2021[/b], 32) [sup][8: rd: 5, dei_eldren: 3][/sup]&#10;[b]195. [url=https://doomwiki.org/wiki/School_Doom_II]School﻿ Doom﻿﻿ II[/url][/b] (Doom II, 1996, 6) [sup][8: Doomlover77: 8][/sup]&#10;[b]195. [url=https://www.doomworld.com/idgames/levels/doom2/Ports/s-u/scythex]Scythe X[/url][/b] (Doom II, 2009, 10) [sup][8: 42PercentHealth: 2, Graf Zahl: 2, Talvi: 3, bLOCKbOYgAMES: 1][/sup]&#10;[b]195. [url=https://www.doomworld.com/idgames/levels/doom2/Ports/megawads/swideath]Swift Death[/url][/b] (Doom II, 2015, 32) [sup][8: Nine Inch Heels: 1, fveitsi: 5, NoisyVelvet: 1, akolai: 1][/sup]&#10;[b]195. [url=https://www.doomworld.com/forum/topic/43453-new-map-ready-to-go-the-bee-map/]The Beesong[/url][/b] (Doom II, 2008, 1) [sup][8: Roofi: 8][/sup]&#10;[b]195. [url=https://doomwiki.org/wiki/The_Final_Gathering]The Final Gathering[/url][/b] (Doom II, 1995, 5) [sup][8: Ragu: 8][/sup]&#10;[b]195. [url=https://www.doomworld.com/forum/topic/107249-come-eat-the-mapwich-a-collaborative-community-project-rc1-available/]The Mapwich[/url][/b] (Doom II, 2019, 15) [sup][8: Jaromir Bergmann: 8][/sup]&#10;[b]195. [url=https://www.doomworld.com/idgames/levels/doom2/megawads/urania]Urania[/url][/b] (Plutonia, 2016, 32) [sup][8: Spectre01: 6, erzboesewicht: 2][/sup]&#10;[b]195. [url=https://www.doomworld.com/idgames/levels/doom2/Ports/v-z/vrack3]Vrack 3[/url][/b] (Doom II, 2003, 1) [sup][8: Spectra: 4, Midnight_00: 1, vdgg: 3][/sup]&#10;[b]217. [url=https://www.doomworld.com/forum/topic/125479-1000-lines-3-community-project-released/?tab=comments#comment-2407876]1000 Lines 3: Community Project[/url][/b] (Doom II, [b]2021[/b], 34) [sup][7: ReaperAA: 6, LadyMistDragon: 1][/sup]&#10;[b]217. [url=https://www.doomworld.com/forum/topic/108865-rc2-release-alienated-10-levels-for-gzdoom/]Alienated[/url][/b] (Doom II, 2019, 10) [sup][7: Jaromir Bergmann: 7][/sup]&#10;[b]217. [url=https://forum.zdoom.org/viewtopic.php?f=19&amp;t=69612]Ashes 2063[/url][/b] (Any Doom, 2018, 35) [sup][7: Ezepov: 2, DoomPlayer00: 5][/sup]&#10;[b]217. [url=https://www.doomworld.com/idgames/levels/doom/a-c/b2b]Back to Basics[/url][/b] (Doom, 2007, 9) [sup][7: WH-Wilou84: 2, joepallai: 5][/sup]&#10;[b]217. [url=http://www.moddb.com/games/doom/addons/castle-heng]Castle Heng[/url][/b] (Doom II, 2014, 30) [sup][7: 7hm: 7][/sup]&#10;[b]217. [url=https://www.doomworld.com/idgames/levels/doom2/Ports/a-c/cc-cod]Caverns of Darkness[/url][/b] (Doom II, 2002, 12) [sup][7: vdgg: 7][/sup]&#10;[b]217. [url=https://doomwiki.org/wiki/Chex_Quest#Chex_Quest_2]Chex Quest 2[/url][/b] (Chex, 1997, 5) [sup][7: bzzrak: 7][/sup]&#10;[b]217. [url=https://www.doomworld.com/idgames/levels/doom2/Ports/a-c/cah_se]Cold as Hell[/url][/b] (Doom II, 2004, 17) [sup][7: Graf Zahl: 7][/sup]&#10;[b]217. [url=https://www.doomworld.com/idgames/levels/doom2/Ports/megawads/cif3]Community is Falling 3[/url][/b] (Doom II, 2008, 36) [sup][7: NuMetalManiak: 3, Voltcom9: 4][/sup]&#10;[b]217. [url=https://www.doomworld.com/idgames/levels/doom2/Ports/megawads/cpd]CPD[/url][/b] (Doom II, [b]2020[/b], 32) [sup][7: Ezepov: 7][/sup]&#10;[b]217. [url=https://doomwiki.org/wiki/Dimensions]Dimensions[/url][/b] (Doom II, 2017, 5) [sup][7: KineticBeverage: 7][/sup]&#10;[b]217. [url=http://www.moddb.com/mods/doomone/downloads/doomone-v04]Doom: One[/url][/b] (Doom, 2013, 4) [sup][7: HyperLuke: 4, Greyenko: 3][/sup]&#10;[b]217. [url=https://www.doomworld.com/idgames/levels/doom2/Ports/megawads/echelon]Echelon[/url][/b] (Doom II, 2016, 30) [sup][7: Sky: 1, bzzrak: 5, A.H. Sankhatayan: 1][/sup]&#10;[b]217. [url=https://www.doomworld.com/forum/topic/90173-eden/]Eden[/url][/b] (Doom II, 2016, 1) [sup][7: Nirvana: 7][/sup]&#10;[b]217. [url=https://www.doomworld.com/idgames/levels/doom2/Ports/d-f/fth666]Flashback to Hell[/url][/b] (Doom II, 2014, 15) [sup][7: GarrettChan: 2, eharper256: 5][/sup]&#10;[b]217. [url=https://www.doomworld.com/idgames/levels/doom2/megawads/fragport]Fragport[/url][/b] (Doom II, 2001, 32) [sup][7: P41R47: 3, Doomlover77: 3, DoomPlayer00: 1][/sup]&#10;[b]217. [url=https://doomwiki.org/wiki/Galaxia]Galaxia[/url][/b] (Doom, 1994, 2) [sup][7: A.H. Sankhatayan: 1, Ragu: 6][/sup]&#10;[b]217. [url=https://www.doomworld.com/idgames/themes/hacx/hx11pack]Hacx[/url][/b] (Doom II, 1997, 21) [sup][7: Grazza: 5, Dimon12321: 2][/sup]&#10;[b]217. [url=https://www.doomworld.com/idgames/themes/university/hsfc]HSFC[/url][/b] (Doom II, 1996, 1) [sup][7: Doomlover77: 7][/sup]&#10;[b]217. [url=https://www.doomworld.com/idgames/levels/doom2/Ports/g-i/iedge]Insanity's Edge[/url][/b] (Doom II, 2009, 2) [sup][7: TechnoDoomed1: 7][/sup]&#10;[b]217. [url=https://www.doomworld.com/idgames/levels/doom2/megawads/marsw301]Mars War[/url][/b] (Doom II, 1998, 32) [sup][7: Roofi: 5, Rince-wind: 2][/sup]&#10;[b]217. [url=https://doomwiki.org/wiki/Mock_2:_The_Speed_of_Stupid]Mock 2: The Speed of Stupid[/url][/b] (Doom II, 2003, 41) [sup][7: AnonimVio: 7][/sup]&#10;[b]217. [url=https://www.doomworld.com/idgames/levels/doom2/m-o/odessa_1]Odessa 1[/url][/b] (Doom II, 1995, 1) [sup][7: 7hm: 7][/sup]&#10;[b]217. [url=https://www.doomworld.com/idgames/levels/doom2/Ports/p-r/pwfinal]Plutonium Winds[/url][/b] (Plutonia, 2014, 7) [sup][7: Spectra: 7][/sup]&#10;[b]217. [url=https://www.doomworld.com/forum/topic/85755-rf1024-i-dont-know-whats-going-on-with-this-title-anymore/]Rf 1024[/url][/b] (Doom II, 2016, 33) [sup][7: JudgeDeadd: 2, Ryath: 5][/sup]&#10;[b]217. [url=https://www.doomworld.com/idgames/levels/hexen/j-l/kaiser_28]Shadows of Chronos[/url][/b] (Hexen, 2014, 6) [sup][7: Grain of Salt: 7][/sup]&#10;[b]217. [url=https://www.doomworld.com/idgames/levels/doom2/Ports/megawads/intime]Somewhere in Time[/url][/b] (Doom II, 2016, 16) [sup][7: STILES: 3, smeghammer: 4][/sup]&#10;[b]217. [url=https://www.doomworld.com/idgames/levels/doom/a-c/class_ep]The Classic Episode[/url][/b] (Doom, 2000, 9) [sup][7: pcorf: 5, purist: 2][/sup]&#10;[b]217. [url=https://www.doomworld.com/idgames/levels/doom/Ports/d-f/draftex]Thy Flesh - Turned into a draft-excluder[/url][/b] (Doom, 2014, 9) [sup][7: 4everDoomed: 6, dosboot: 1][/sup]&#10;[b]217. [url=https://forum.zdoom.org/viewtopic.php?f=42&amp;t=55741]Waterlab GZD[/url][/b] (Doom II, 2017, 1) [sup][7: Phobus: 7][/sup]&#10;[b]247. [url=https://forum.zdoom.org/viewtopic.php?f=19&amp;t=54247&amp;p=954473]20 Monsters Community Project[/url][/b] (Doom II, 2017, 42) [sup][6: Voltcom9: 6][/sup]&#10;[b]247. [url=https://www.doomworld.com/idgames/levels/doom2/Ports/s-u/teitenga]Assault on Tei Tenga[/url][/b] (Doom II, 1999, 6) [sup][6: Ralphis: 6][/sup]&#10;[b]247. [url=https://www.doomworld.com/idgames/levels/doom2/Ports/a-c/axolotl]Axolotl[/url][/b] (Doom II, [b]2021[/b], 12) [sup][6: akolai: 1, Nefelibeta: 5][/sup]&#10;[b]247. [url=https://www.doomworld.com/forum/topic/117061-bourgeois-megawad-30-maps-now-on-idgames/]Bourgeois Megawad[/url][/b] (Doom II, [b]2021[/b], 30) [sup][6: TheGreenZap: 6][/sup]" calcext:value-type="string">
            <text:p>[b]1. [url=https://www.doomworld.com/idgames/levels/doom2/Ports/megawads/aaliens]Ancient Aliens[/url][/b] (Doom II, 2016, 32) [sup][474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7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5, cannonball: 7, VanaheimRanger: 10, TJG1289: 8, Lewonx: 3, SCF: 4, GratefulName: 4, Azure_Horror: 4, Uncle 80: 5, lokbustam257: 10, Li'l devil: 2, msx2plus: 5, LadyMistDragon: 8, sincity2100: 10, erzboesewicht: 2, Dubium: 9][/sup]</text:p>
            <text:p>[b]2. [url=https://www.doomworld.com/idgames/levels/doom2/Ports/megawads/valiant]Valiant[/url][/b] (Doom II, 2015, 32) [sup][442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9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7, cannonball: 10, TJG1289: 4, Lewonx: 3, i suck at nicknames: 5, GratefulName: 8, whybmonotacrab: 10, Xeogred: 6, PBeGood4: 3, nikitsune: 1, xdude_gamer: 7, sincity2100: 8, RHhe82: 8, erzboesewicht: 6, Dubium: 8, tonytheparrot: 8][/sup]</text:p>
            <text:p>[b]3. [url=https://www.doomworld.com/idgames/levels/doom2/megawads/av]Alien Vendetta[/url][/b] (Doom II, 2001, 32) [sup][438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1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3, toxic.rat: 10, i suck at nicknames: 4, BohdanZPM: 10, Uncle 80: 7, Li'l devil: 2, Xeogred: 10, nikitsune: 7, LadyMistDragon: 9, erzboesewicht: 3, tonytheparrot: 4][/sup]</text:p>
            <text:p>[b]4. [url=https://www.doomworld.com/idgames/levels/doom2/Ports/megawads/scythe2]Scythe 2[/url][/b] (Doom II, 2005, 32) [sup][410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MtPain27: 3, cannonball: 5, toxic.rat: 7, i suck at nicknames: 4, TheGreenZap: 4, whybmonotacrab: 8, Maribo: 3, erzboesewicht: 2, Dubium: 1, tonytheparrot: 7,  Foodles: 9][/sup]</text:p>
            <text:p>[b]5. [url=https://www.doomworld.com/idgames/levels/doom2/Ports/megawads/sunlust]Sunlust[/url][/b] (Doom II, 2015, 32) [sup][352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, RHhe82: 3, erzboesewicht: 6, Dubium: 4, tonytheparrot: 9, NiGHTS108: 10][/sup]</text:p>
            <text:p>[b]6. [url=https://www.doomworld.com/forum/topic/103425-final-release-eviternity/]Eviternity[/url][/b] (Doom II, 2018, 32) [sup][343: roadworx: 4, JudgeDeadd: 4, StoneMason: 4, Woolie Wool: 9, Budoka: 9, Lorenz0: 9, ReaperAA: 8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3, cannonball: 2, VanaheimRanger: 9, TJG1289: 6, SCF: 10, i suck at nicknames: 7, GratefulName: 10, Azure_Horror: 10, BohdanZPM: 6, whybmonotacrab: 7, PBeGood4: 5, nikitsune: 10, LadyMistDragon: 7, DoomPlayer00: 8, sincity2100: 9, erzboesewicht: 2, Dubium: 5,  Foodles: 5][/sup]</text:p>
            <text:p>[b]7. [url=https://www.doomworld.com/idgames/levels/doom2/megawads/scythe]Scythe[/url][/b] (Doom II, 2003, 32) [sup][316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][/sup]</text:p>
            <text:p>[b]8. [url=https://www.doomworld.com/idgames/levels/doom2/megawads/btsx_e1]Back to Saturn X E1: Get Out of My Stations[/url][/b] (Doom II, 2012, 27) [sup][304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, erzboesewicht: 2][/sup]</text:p>
            <text:p>[b]9. [url=https://www.doomworld.com/idgames/levels/doom2/Ports/megawads/gd]Going Down[/url][/b] (Doom II, 2014, 32) [sup][269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2, cannonball: 9, TJG1289: 6, Lewonx: 9, SCF: 6, i suck at nicknames: 7, Azure_Horror: 2, BohdanZPM: 4, PBeGood4: 10, msx2plus: 5, LadyMistDragon: 4, sincity2100: 5, RHhe82: 8, erzboesewicht: 3, tonytheparrot: 6][/sup]</text:p>
            <text:p>[b]10. [url=https://www.doomworld.com/idgames/levels/doom2/megawads/pl2]Plutonia 2[/url][/b] (Plutonia, 2008, 32) [sup][219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3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, tonytheparrot: 5, NiGHTS108: 7][/sup]</text:p>
            <text:p>[b]11. [url=https://www.doomworld.com/idgames/levels/doom2/Ports/megawads/sodfinal]Speed of Doom[/url][/b] (Doom II, 2010, 33) [sup][182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6, cannonball: 5, i suck at nicknames: 4, GratefulName: 6, BohdanZPM: 9, sapphics: 5, tonytheparrot: 10, NiGHTS108: 6][/sup]</text:p>
            <text:p>[b]12. [url=https://www.doomworld.com/idgames/themes/hr/hr]Hell Revealed[/url][/b] (Doom II, 1997, 32) [sup][153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5, toxic.rat: 8, lokbustam257: 4, PBeGood4: 1, Hitherto: 5,  Foodles: 3][/sup]</text:p>
            <text:p>[b]13. [url=https://www.doomworld.com/forum/topic/46002-sunder-updated-with-new-maps-huzzah/]Sunder[/url][/b] (Doom II, 2009, 22) [sup][142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,  Foodles: 5][/sup]</text:p>
            <text:p>[b]14. [url=https://www.doomworld.com/idgames/themes/mm/mm_allup]Memento Mori[/url][/b] (Doom II, 1995, 32) [sup][121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, erzboesewicht: 2,  Foodles: 2][/sup]</text:p>
            <text:p>[b]15. [url=https://www.doomworld.com/forum/topic/69960-back-to-saturn-x-episode-2-public-beta-2-critical-map15-fixes-included/]Back to Saturn X E2: Tower in the Fountain of Sparks[/url][/b] (Doom II, 2014, 27) [sup][118: Malrionn: 6, JudgeDeadd: 3, Talvi: 4, StoneMason: 10, Woolie Wool: 10, dylux: 10, m8f: 10, Arbys550: 2, Polri: 5, Ivory Duke: 2, Deadwing: 5, Hansen79: 5, Marn: 5, Sotenga: 4, jerk-o: 9, SCF: 4, GratefulName: 1, Uncle 80: 5, nikitsune: 1, DoomPlayer00: 9, erzboesewicht: 2, Dubium: 6][/sup]</text:p>
            <text:p>[b]16. [url=https://doomwiki.org/wiki/Eternal_Doom]Eternal Doom[/url][/b] (Doom II, 1996, 32) [sup][115: Vorpal: 5, 7hm: 5, T-Rex: 5, Woolie Wool: 7, Greyenko: 1, valkiriforce: 6, Octillion: 6, Polri: 3, CinnamonKilljoy: 3, joepallai: 3, A.H. Sankhatayan: 10, Willy W.: 9, Andromeda: 8, vdgg: 1, Dimon12321: 2, Uncle 80: 6, xdude_gamer: 10, Hitherto: 10, LadyMistDragon: 5, Katamori: 4, erzboesewicht: 6][/sup]</text:p>
            <text:p>[b]17. [url=https://www.doomworld.com/idgames/themes/mm/mm2]Memento Mori 2[/url][/b] (Doom II, 1996, 32) [sup][111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, erzboesewicht: 3][/sup]</text:p>
            <text:p>[b]18. [url=https://www.doomworld.com/idgames/themes/hr/hr2final]Hell Revealed II[/url][/b] (Doom II, 2003, 32) [sup][106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</text:p>
            <text:p>[b]18. [url=https://www.doomworld.com/idgames/levels/doom2/Ports/megawads/strg]Struggle - Antaresian Legacy[/url][/b] (Doom II, 2018, 32) [sup][106: Dragonfly: 6, Budoka: 10, Jaromir Bergmann: 6, Payload4367: 3, Deadwing: 6, Snikle: 7, Omniarch: 5, Dimon12321: 7, MtPain27: 3, TJG1289: 5, Azure_Horror: 9, whybmonotacrab: 7, sapphics: 10, msx2plus: 5, nikitsune: 1, Ezepov: 2, Nefelibeta: 5, NiGHTS108: 9][/sup]</text:p>
            <text:p>[b]20. [url=https://www.doomworld.com/idgames/levels/doom2/Ports/megawads/resurge]Resurgence[/url][/b] (Doom II, 2014, 32) [sup][104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</text:p>
            <text:p>[b]21. [url=https://www.doomworld.com/forum/topic/85791-tnt-revilution-final-beta-ready-for-testing/]TNT: Revilution[/url][/b] (TNT, 2017, 32) [sup][100: Spectra: 9, bLOCKbOYgAMES: 2, GarrettChan: 1, dylux: 6, tmorrow: 2, ReaperAA: 2, Polri: 3, SilverMiner: 3, P41R47: 10, Willy W.: 5, Sotenga: 10, MtPain27: 3, GratefulName: 2, TheGreenZap: 6, Xeogred: 5, nikitsune: 9, xdude_gamer: 8, sincity2100: 7, RHhe82: 7][/sup]</text:p>
            <text:p>[b]22. [url=https://doomwiki.org/wiki/Kama_Sutra]Kama Sutra[/url][/b] (Doom II, 2005, 32) [sup][98: Grazza: 7, roadworx: 2, fveitsi: 5, T-Rex: 5, Roofi: 4, StoneMason: 4, Philnemba: 7, Grain of Salt: 6, tmorrow: 3, purist: 5, Scorpius: 7, eharper256: 4, SilverMiner: 2, Pierrot: 10, smeghammer: 5, P41R47: 8, Willy W.: 2, Andromeda: 5, dei_eldren: 2, cannonball: 5][/sup]</text:p>
            <text:p>[b]23. [url=https://www.doomworld.com/idgames/levels/doom2/megawads/requiem]Requiem[/url][/b] (Doom II, 1997, 32) [sup][88: ella guro: 1, WH-Wilou84: 4, justsomemusicguy: 8, T-Rex: 9, valkiriforce: 6, NaZa: 6, tmorrow: 2, pcorf: 5, DJVCardMaster: 3, Scorpius: 6, I_Punch_Demons: 7, ASaltShaker: 7, Andromeda: 2, AtticTelephone: 10, vdgg: 1, Uncle 80: 6, Li'l devil: 2, Hitherto: 3][/sup]</text:p>
            <text:p>[b]24. [url=https://www.romerogames.ie/si6il/]SIGIL[/url][/b] (Doom, 2019, 9) [sup][83: Diabolución: 10, 4everDoomed: 4, Jaromir Bergmann: 10, STILES: 2, termrork: 5, Worm318: 2, &lt;&lt;Rewind: 2, DooM Bear: 7, northivanastan: 5, dei_eldren: 7, Fadri: 2, Dimon12321: 1, dosboot: 10, lokbustam257: 5, Xeogred: 2, PBeGood4: 7, xdude_gamer: 2][/sup]</text:p>
            <text:p>[b]25. [url=https://www.doomworld.com/idgames/levels/doom2/Ports/megawads/cchest4]Community Chest 4[/url][/b] (Doom II, 2012, 32) [sup][81: Malrionn: 10, Phobus: 3, HUNdebLeonidasX: 4, Ziad EL Zein: 5, Simomarchi: 5, STILES: 9, Polri: 2, eharper256: 5, DOEL: 8, Pierrot: 3, Endless: 3, Horus: 2, Midnight_00: 6, Lewonx: 5, TheGreenZap: 6, Xeogred: 3, sincity2100: 2][/sup]</text:p>
            <text:p>[b]25. [url=https://www.doomworld.com/idgames/levels/doom/Ports/megawads/neis]No End in Sight[/url][/b] (Doom, 2016, 38) [sup][81: Not Jabba: 5, Vorpal: 5, ella guro: 6, yakfak: 9, NoisyVelvet: 1, STILES: 6, Polri: 5, Tartlman: 6, Worm318: 9, Omniarch: 10, Ryath: 5, cannonball: 3, TheGreenZap: 6, rzh: 5][/sup]</text:p>
            <text:p>[b]27. [url=https://www.doomworld.com/idgames/levels/doom2/Ports/megawads/hellbnd]Hellbound[/url][/b] (Doom II, 2013, 32) [sup][80: Not Jabba: 2, Spectre01: 8, Malrionn: 7, bLOCKbOYgAMES: 9, HUNdebLeonidasX: 7, Bryan T: 5, Odal: 6, Octillion: 10, Polri: 1, OniriA: 8, E.M.: 5, Xeogred: 5, Dubium: 7][/sup]</text:p>
            <text:p>[b]28. [url=https://www.doomworld.com/idgames/levels/doom2/megawads/d2twid]Doom II the Way id Did[/url][/b] (Doom II, 2013, 32) [sup][78: Dime: 8, NoisyVelvet: 5, pcorf: 5, purist: 10, Polri: 3, CinnamonKilljoy: 8, Endless: 3, Marn: 5, Warrex: 2, E.M.: 5, jerk-o: 5, dosboot: 10, BohdanZPM: 4, Xeogred: 3, erzboesewicht: 2][/sup]</text:p>
            <text:p>[b]28. [url=https://www.doomworld.com/idgames/levels/doom/megawads/dtwid]Doom the Way id Did[/url][/b] (Doom, 2011, 27) [sup][78: Mr. Freeze: 4, Malrionn: 2, MFG38: 4, WH-Wilou84: 1, Greyenko: 9, Altima: 6, Ziad EL Zein: 5, purist: 5, Polri: 4, CinnamonKilljoy: 7, eharper256: 4, Endless: 2, Warrex: 5, Omniarch: 5, dei_eldren: 5, jerk-o: 5, LadyMistDragon: 3, erzboesewicht: 2][/sup]</text:p>
            <text:p>[b]28. [url=https://www.doomworld.com/idgames/levels/doom2/Ports/megawads/jpcp]Japanese Community Project (JPCP)[/url][/b] (Doom II, 2016, 32) [sup][78: Not Jabba: 6, Archvile Hunter: 5, antares031: 5, ella guro: 7, JudgeDeadd: 2, Soundblock: 1, Payload4367: 1, Tartlman: 6, I_Punch_Demons: 4, DOEL: 4, Endless: 5, Boy: 5, Sotenga: 1, northivanastan: 10, Fadri: 6, TJG1289: 4, BohdanZPM: 4, erzboesewicht: 2][/sup]</text:p>
            <text:p>[b]28. [url=https://doomwiki.org/wiki/The_Plutonia_Experiment]The Plutonia Experiment[/url][/b] (Plutonia, 1996, 32) [sup][78: guitardz: 5, purist: 5, termrork: 5, Tartlman: 1, Worm318: 2, Deadwing: 10, northivanastan: 4, Fadri: 5, VanaheimRanger: 7, i suck at nicknames: 6, PBeGood4: 6, Hitherto: 5, RHhe82: 2, Dubium: 10, rzh: 5][/sup]</text:p>
            <text:p>[b]32. [url=https://www.doomworld.com/idgames/levels/doom2/megawads/epic2]Epic 2[/url][/b] (Doom II, 2010, 32) [sup][74: ShoDemo: 6, NuMetalManiak: 9, Spectre01: 7, yakfak: 2, Talvi: 2, HUNdebLeonidasX: 9, TheMightyHeracross: 5, Arbys550: 1, OniriA: 2, DOEL: 6, SOSU: 9, Hitherto: 7, Katamori: 1, rzh: 5,  Foodles: 3][/sup]</text:p>
            <text:p>[b]33. [url=https://www.doomworld.com/idgames/levels/doom2/Ports/p-r/pirates]Pirate Doom[/url][/b] (Doom II, 2013, 19) [sup][71: Jaws In Space: 10, Dime: 5, Phobus: 6, Dragonfly: 4, Soundblock: 2, Rince-wind: 5, CinnamonKilljoy: 7, Payload4367: 6, SilverMiner: 5, SOSU: 10, Sotenga: 2, Fadri: 2, Lewonx: 7][/sup]</text:p>
            <text:p>[b]34. [url=https://www.doomworld.com/idgames/levels/doom2/Ports/v-z/vanguard]Vanguard[/url][/b] (Doom II, 2011, 13) [sup][69: Cynical: 5, Spectre01: 3, 7hm: 4, GarrettChan: 5, Poncho: 9, Nirvana: 4, guitardz: 5, Makedounia: 1, Ivory Duke: 1, VanaheimRanger: 6, Azure_Horror: 2, Uncle 80: 5, sapphics: 5, Ezepov: 8, Maribo: 6][/sup]</text:p>
            <text:p>[b]35. [url=https://www.doomworld.com/idgames/levels/doom2/Ports/d-f/dvii-1i]Deus Vult II[/url][/b] (Doom II, 2008, 12) [sup][67: Cynical: 10, NuMetalManiak: 10, justsomemusicguy: 7, JudgeDeadd: 2, Talvi: 4, Greyenko: 8, Philnemba: 9, bemused: 1, NoisyVelvet: 3, Polri: 3, &lt;&lt;Rewind: 5, Marn: 5][/sup]</text:p>
            <text:p>[b]36. [url=https://doomwiki.org/wiki/No_Rest_for_the_Living]No Rest for the Living[/url][/b] (Doom II, 2010, 9) [sup][66: Vorpal: 5, Nancsi: 9, Diabolución: 10, 4everDoomed: 7, STILES: 7, CinnamonKilljoy: 3, Endless: 6, waciej: 2, Fadri: 4, lokbustam257: 7, Xeogred: 2, RHhe82: 4][/sup]</text:p>
            <text:p>[b]37. [url=https://www.doomworld.com/idgames/levels/doom2/Ports/megawads/alt]A.L.T.[/url][/b] (Doom II, 2012, 32) [sup][59: Not Jabba: 7, Spectre01: 2, ella guro: 10, yakfak: 10, Rince-wind: 5, Hansen79: 5, P41R47: 7, SOSU: 8, rzh: 5][/sup]</text:p>
            <text:p>[b]38. [url=https://www.doomworld.com/idgames/levels/doom2/Ports/g-i/hg]Hell Ground[/url][/b] (Doom II, 2009, 7) [sup][56: Cynical: 8, Chamelenoel: 7, antares031: 5, WH-Wilou84: 2, darkreaver: 1, Polri: 2, Pierrot: 4, Demion: 5, Boy: 3, SCF: 1, whybmonotacrab: 2, nikitsune: 9, Katamori: 7][/sup]</text:p>
            <text:p>[b]39. [url=http://adventuresofsquare.com/downloads.php]The Adventures of Square[/url][/b] (Standalone, 2014, 32) [sup][55: Sky: 9, ShoDemo: 5, Ed: 5, JudgeDeadd: 5, Woolie Wool: 8, Squadallah: 7, termrork: 5, Marn: 5, Sotenga: 6][/sup]</text:p>
            <text:p>[b]40. [url=https://www.doomworld.com/idgames/levels/doom2/s-u/sid]Suspended in Dusk[/url][/b] (Doom II, 2005, 4) [sup][52: Sky: 2, WH-Wilou84: 3, bLOCKbOYgAMES: 8, soner du: 9, m8f: 5, termrork: 5, joepallai: 3, Deflektor: 10, Demion: 2, Midnight_00: 2, Fadri: 3][/sup]</text:p>
            <text:p>[b]41. [url=https://www.doomworld.com/idgames/levels/doom2/Ports/j-l/lunatic]Lunatic[/url][/b] (Doom II, 2011, 5) [sup][49: Cynical: 6, Dime: 9, Nate River: 4, Poncho: 5, Gaia74: 3, Deflektor: 8, Marn: 5, Boy: 5, Ezepov: 2, erzboesewicht: 2][/sup]</text:p>
            <text:p>[b]42. [url=https://www.doomworld.com/idgames/levels/doom2/Ports/s-u/stardate]Stardate 20X6[/url][/b] (Doom II, 2013, 8) [sup][48: MFG38: 6, WH-Wilou84: 3, Talvi: 1, GarrettChan: 7, bemused: 3, Nirvana: 6, Nazgul9: 1, Hansen79: 5, Snikle: 3, PBeGood4: 8, Maribo: 5][/sup]</text:p>
            <text:p>[b]43. [url=https://www.doomworld.com/idgames/levels/doom2/Ports/megawads/1024]Congestion 1024[/url][/b] (Doom II, 2005, 32) [sup][47: Mr. Freeze: 5, HyperLuke: 7, Voltcom9: 5, bonnie: 4, Dragonfly: 8, Philnemba: 5, Hansen79: 3, waciej: 10][/sup]</text:p>
            <text:p>[b]43. [url=https://doomwiki.org/wiki/STRAIN]STRAIN[/url][/b] (Doom II, 1997, 32) [sup][47: Grazza: 6, ella guro: 4, JudgeDeadd: 1, T-Rex: 1, Squadallah: 9, smeghammer: 5, vdgg: 1, Ryath: 10, Li'l devil: 10][/sup]</text:p>
            <text:p>[b]45. [url=https://doomwiki.org/wiki/Icarus:_Alien_Vanguard]Icarus: Alien Vanguard[/url][/b] (Doom II, 1996, 32) [sup][45: Ralphis: 6, Grazza: 8, T-Rex: 3, valkiriforce: 8, A.H. Sankhatayan: 10, Dimon12321: 1, xdude_gamer: 9][/sup]</text:p>
            <text:p>[b]46. [url=https://www.doomworld.com/idgames/levels/doom/Ports/megawads/kdizd_12]Knee-Deep in ZDoom[/url][/b] (Doom, 2007, 10) [sup][43: Graf Zahl: 6, Voltcom9: 7, tchkb: 2, Apaul27: 7, 4everDoomed: 5, Rince-wind: 1, Jaromir Bergmann: 2, Lewonx: 10, Li'l devil: 3][/sup]</text:p>
            <text:p>[b]47. [url=https://www.doomworld.com/idgames/levels/doom2/Ports/d-f/distrbia]Disturbia[/url][/b] (Doom II, 2008, 1) [sup][42: Sky: 7, darkreaver: 10, Roofi: 6, Paul977: 6, akolai: 8, Nefelibeta: 5][/sup]</text:p>
            <text:p>[b]47. [url=https://www.doomworld.com/forum/topic/105215-lost-civilization-22-map-fun-and-nonlinear-megawad-now-with-download-link/]Lost Civilization[/url][/b] (Doom II, 2019, 22) [sup][42: OniriA: 9, rd: 7, Endless: 8, Snikle: 6, MtPain27: 7, TJG1289: 5][/sup]</text:p>
            <text:p>[b]47. [url=https://www.doomworld.com/idgames/levels/doom2/Ports/s-u/swtw]Swim With the Whales[/url][/b] (Doom II, 2013, 3) [sup][42: WH-Wilou84: 2, Nate River: 9, Soundblock: 3, Lazorinc: 6, Nirvana: 10, NoisyVelvet: 3, akolai: 2, Maribo: 7][/sup]</text:p>
            <text:p>[b]47. [url=https://doomwiki.org/wiki/Winter's_Fury]Winter's Fury[/url][/b] (Doom II, 2012, 12) [sup][42: Dragonfly: 2, TechnoDoomed1: 10, Lorenz0: 7, Octillion: 7, OniriA: 3, Ivory Duke: 3, ASaltShaker: 9, Lewonx: 1][/sup]</text:p>
            <text:p>[b]51. [url=https://www.doomworld.com/idgames/levels/doom2/Ports/megawads/jenesis]Jenesis[/url][/b] (Doom II, 2011, 32) [sup][40: Not Jabba: 2, roadworx: 2, Altima: 7, NaZa: 2, Poncho: 1, dylux: 5, Ziad EL Zein: 5, Scorpius: 2, Makedounia: 3, Deadwing: 5, DoomDork: 1, ASaltShaker: 2, Midnight_00: 3][/sup]</text:p>
            <text:p>[b]52. [url=https://www.doomworld.com/idgames/levels/doom2/Ports/d-f/equinox]Equinox[/url][/b] (Doom II, 2001, 13) [sup][39: Sky: 5, Grazza: 9, ella guro: 5, A.H. Sankhatayan: 10, AtticTelephone: 5, Boy: 5][/sup]</text:p>
            <text:p>[b]53. [url=https://doomwiki.org/wiki/Cyberdreams]Cyberdreams[/url][/b] (Doom II, 1998, 32) [sup][38: 42PercentHealth: 3, ShoDemo: 1, 7hm: 7, justsomemusicguy: 3, bonnie: 7, NoisyVelvet: 4, TheNerdTurtle2: 3, termrork: 5, AtticTelephone: 5][/sup]</text:p>
            <text:p>[b]53. [url=https://www.doomworld.com/forum/topic/120175-heartland-an-episode-for-the-eternity-engine-rc3-out/]Heartland[/url][/b] (Doom II, [b]2021[/b], 7) [sup][38: ReaperAA: 10, rd: 5, MtPain27: 2, TJG1289: 1, i suck at nicknames: 8, GratefulName: 8, Dubium: 3, NiGHTS108: 1][/sup]</text:p>
            <text:p>[b]55. [url=https://doomwiki.org/wiki/Brutal_Doom:_Hell_on_Earth_Starter_Pack]Brutal Doom: Hell on Earth Starter Pack (Extermination Day)[/url][/b] (Doom II, 2015, 35) [sup][36: TechnoDoomed1: 9, Bryan T: 5, Squadallah: 8, DoomDork: 2, Deflektor: 4, behemoth_667: 6, TJG1289: 2][/sup]</text:p>
            <text:p>[b]56. [url=https://www.doomworld.com/idgames/levels/doom2/Ports/megawads/prcp]Plutonia: Revisited Community Project[/url][/b] (Plutonia, 2011, 32) [sup][35: Nine Inch Heels: 3, Paul977: 10, bLOCKbOYgAMES: 3, Altima: 5, NoisyVelvet: 3, Odal: 7, Polri: 3, Scorpius: 1][/sup]</text:p>
            <text:p>[b]57. [url=https://www.doomworld.com/idgames/levels/doom2/Ports/m-o/miasma]Miasma[/url][/b] (Doom II, 2016, 1) [sup][34: WH-Wilou84: 1, Soundblock: 2, Nirvana: 9, NoisyVelvet: 1, Willy W.: 7, jerk-o: 7, akolai: 2, Nefelibeta: 5][/sup]</text:p>
            <text:p>[b]58. [url=https://www.doomworld.com/idgames/levels/doom2/Ports/a-c/breach]Breach[/url][/b] (Doom II, 2015, 1) [sup][33: Jaws In Space: 7, Dime: 10, guitardz: 2, Nancsi: 1, Jaromir Bergmann: 4, smeghammer: 3, TheGreenZap: 6][/sup]</text:p>
            <text:p>[b]58. [url=http://www.doom2.net/doom2/wads/DWANGO5.ZIP]Dwango5[/url][/b] (Doom II, 1995, 24) [sup][33: Doomkid: 10, Ralphis: 7, antares031: 8, toxic.rat: 8][/sup]</text:p>
            <text:p>[b]60. [url=https://www.doomworld.com/idgames/levels/doom2/Ports/s-u/sd20x7]Stardate 20X7[/url][/b] (Doom II, 2017, 9) [sup][32: yakfak: 6, Grain of Salt: 8, bemused: 4, akolai: 1, KineticBeverage: 8, Nefelibeta: 5][/sup]</text:p>
            <text:p>[b]60. [url=https://www.doomworld.com/idgames/levels/doom2/Ports/s-u/tn]Tangerine Nightmare[/url][/b] (Doom II, 2018, 10) [sup][32: guitardz: 10, MtPain27: 4, RHhe82: 8, tonytheparrot: 2, NiGHTS108: 8][/sup]</text:p>
            <text:p>[b]62. [url=https://doomwiki.org/wiki/2002_A_Doom_Odyssey]2002: A Doom Odyssey[/url][/b] (Doom, 2002, 37) [sup][31: soner du: 4, Philnemba: 8, tmorrow: 2, Red-XIII: 3, joepallai: 1, SilverMiner: 6, smeghammer: 3, Endless: 1, vdgg: 1, cannonball: 1, sincity2100: 1][/sup]</text:p>
            <text:p>[b]62. [url=https://doomwiki.org/wiki/Chillax]Chillax[/url][/b] (Doom II, 2010, 47) [sup][31: Nine Inch Heels: 4, AnonimVio: 5, fveitsi: 5, Outrageous Videos: 3, Simomarchi: 2, Gaia74: 5, maxmanium: 1, waciej: 6][/sup]</text:p>
            <text:p>[b]62. [url=https://www.doomworld.com/idgames/levels/doom2/Ports/s-u/unloved]Unloved[/url][/b] (Doom II, 2010, 5) [sup][31: MFG38: 1, everennui: 8, bonnie: 10, TechnoDoomed1: 3, Payload4367: 2, Dimon12321: 5, Maribo: 2][/sup]</text:p>
            <text:p>[b]65. [url=https://www.doomworld.com/idgames/levels/doom2/Ports/m-o/mek-catk]Counterattack[/url][/b] (Doom II, 2017, 7) [sup][30: rd: 7, Hansen79: 3, VanaheimRanger: 4, SCF: 5, sapphics: 10, nikitsune: 1][/sup]</text:p>
            <text:p>[b]65. [url=https://www.doomworld.com/idgames/levels/doom2/megawads/rudy2]Rowdy Rudy II: POWERTRIP![/url][/b] (Doom II, [b]2020[/b], 20) [sup][30: Dimon12321: 10, Azure_Horror: 5, TheGreenZap: 10, Ezepov: 2, NiGHTS108: 3][/sup]</text:p>
            <text:p>[b]65. [url=https://www.doomworld.com/idgames/levels/doom/Ports/d-f/e1m8b]Tech Gone Bad[/url][/b] (Doom, 2016, 1) [sup][30: Jaws In Space: 5, guitardz: 5, Nancsi: 8, Diabolución: 5, Jaromir Bergmann: 1, Marn: 5, DooM Bear: 1][/sup]</text:p>
            <text:p>[b]65. [url=https://www.doomworld.com/idgames/levels/doom2/Ports/s-u/tutnt]The Ultimate Torment &amp; Torture[/url][/b] (Doom II, 2007, 8) [sup][30: HyperLuke: 8, Talvi: 4, Greyenko: 4, TechnoDoomed1: 2, TheMightyHeracross: 3, Ziad EL Zein: 5, Ivory Duke: 4][/sup]</text:p>
            <text:p>[b]69. [url=https://www.doomworld.com/idgames/levels/doom2/Ports/a-c/crumpets]Crumpets[/url][/b] (Doom II, 2015, 9) [sup][29: everennui: 2, Nate River: 8, Nirvana: 1, Makedounia: 2, VanaheimRanger: 5, whybmonotacrab: 7, RHhe82: 4][/sup]</text:p>
            <text:p>[b]69. [url=https://doomwiki.org/wiki/Perdition's_Gate]Perdition's Gate[/url][/b] (Doom II, 1996, 32) [sup][29: Vorpal: 5, Nate River: 1, bonnie: 10, P41R47: 3, E.M.: 5, rzh: 5][/sup]</text:p>
            <text:p>[b]71. [url=https://www.doomworld.com/forum/topic/108251-abandon-beta-is-here/]Abandon[/url][/b] (Doom II, [b]2020[/b], 17) [sup][28: Arbys550: 8, rd: 4, &lt;&lt;Rewind: 10, akolai: 6][/sup]</text:p>
            <text:p>[b]72. [url=https://www.doomworld.com/forum/topic/92574-dimension-of-the-boomed/]Dimension of the Boomed[/url][/b] (Doom II, 2018, 7) [sup][27: Ivory Duke: 7, Hansen79: 4, SOSU: 2, Ryath: 5, SCF: 2, GratefulName: 2, Uncle 80: 5][/sup]</text:p>
            <text:p>[b]72. [url=https://www.doomworld.com/forum/topic/109216-doom-zero-launch-and-celebrating-25-years-of-doom-ii/]Doom Zero[/url][/b] (Doom II, 2019, 32) [sup][27: maxmanium: 2, CinnamonKilljoy: 8, Warrex: 10, Horus: 2, Azure_Horror: 3, erzboesewicht: 2][/sup]</text:p>
            <text:p>[b]72. [url=https://doomwiki.org/wiki/REKKR]REKKR[/url][/b] (Standalone, 2018, 36) [sup][27: soner du: 8, Rince-wind: 5, Dimon12321: 6, Hitherto: 3, rzh: 5][/sup]</text:p>
            <text:p>[b]72. [url=https://www.doomworld.com/idgames/levels/doom2/megawads/tvr]Revolution![/url][/b] (Doom II, 2001, 32) [sup][27: Not Jabba: 1, Grazza: 3, Altima: 4, termrork: 5, SilverMiner: 5, P41R47: 3, Katamori: 6][/sup]</text:p>
            <text:p>[b]76. [url=https://www.doomworld.com/idgames/themes/batman/batman]Batman Doom[/url][/b] (Doom II, 1999, 32) [sup][26: yakfak: 8, JudgeDeadd: 4, soner du: 10, Uncle 80: 4][/sup]</text:p>
            <text:p>[b]76. [url=https://www.doomworld.com/idgames/levels/doom2/megawads/zone300]Zone 300[/url][/b] (Doom II, 2013, 32) [sup][26: Voltcom9: 8, Soundblock: 3, purist: 3, maxmanium: 8, ASaltShaker: 4][/sup]</text:p>
            <text:p>[b]78. [url=https://www.doomworld.com/forum/topic/123042-dbp37-augerzenith-the-cyberpunk-megawad/]AUGER﻿;﻿ZENITH[/url][/b] (Doom II, [b]2021[/b], 21) [sup][25: &lt;&lt;Rewind: 4, TJG1289: 3, Ezepov: 8, Katamori: 10][/sup]</text:p>
            <text:p>[b]78. [url=https://www.doomworld.com/idgames/levels/doom2/Ports/d-f/dv]Deus Vult[/url][/b] (Doom II, 2004, 5) [sup][25: Mr. Freeze: 7, WH-Wilou84: 5, joepallai: 1, DJVCardMaster: 1, waciej: 4, Maribo: 7][/sup]</text:p>
            <text:p>[b]78. [url=https://doomwiki.org/wiki/Magnolia]Magnolia[/url][/b] (Doom II, 2018, 3) [sup][25: msx2plus: 5, akolai: 10, KineticBeverage: 10][/sup]</text:p>
            <text:p>[b]78. [url=https://www.doomworld.com/forum/topic/85591-nihility-infinite-teeth-shareware-episode-v121/]Nihility: Infinite ﻿Teeth﻿[/url][/b] (Doom, 2016, 9) [sup][25: Rince-wind: 5, rd: 5, Omniarch: 5, Ryath: 5, rzh: 5][/sup]</text:p>
            <text:p>[b]78. [url=https://www.doomworld.com/idgames/levels/doom2/Ports/megawads/sf2012]Slaughterfest 2012[/url][/b] (Doom II, 2013, 35) [sup][25: HyperLuke: 1, Outrageous Videos: 1, bemused: 2, Apaul27: 8, tmorrow: 3, Arbys550: 3, Simomarchi: 6, maxmanium: 1][/sup]</text:p>
            <text:p>[b]78. [url=https://www.doomworld.com/idgames/levels/doom2/Ports/megawads/zdcmp2]ZDoom Community Map Project II[/url][/b] (Doom II, 2014, 1) [sup][25: Graf Zahl: 10, Phobus: 9, TechnoDoomed1: 6][/sup]</text:p>
            <text:p>[b]84. [url=https://www.doomworld.com/idgames/levels/doom2/Ports/megawads/ngmvmt2]Newgothic Movement 2[/url][/b] (Doom II, 2017, 17) [sup][24: Nine Inch Heels: 8, ShoDemo: 2, Outrageous Videos: 9, Nazgul9: 5][/sup]</text:p>
            <text:p>[b]85. [url=http://www.moddb.com/games/doom-ii/addons/eternal-slumber-party-v2]Eternal Slumber Party[/url][/b] (Doom II, 2015, 33) [sup][23: Roofi: 10, Outrageous Videos: 8, Grain of Salt: 4, Simomarchi: 1][/sup]</text:p>
            <text:p>[b]85. [url=https://www.doomworld.com/idgames/levels/doom2/Ports/v-z/violence]Violence[/url][/b] (Doom II, 2015, 4) [sup][23: Chamelenoel: 10, everennui: 4, Nate River: 2, Lorenz0: 4, Ezepov: 2, Maribo: 1][/sup]</text:p>
            <text:p>[b]87. [url=https://doomwiki.org/wiki/180_Minutes_Pour_Vivre]180 Minutes Pour Vivre[/url][/b] (Doom II, [b]2020[/b], 33) [sup][22: Azure_Horror: 9, LadyMistDragon: 10, tonytheparrot: 3][/sup]</text:p>
            <text:p>[b]87. [url=https://www.doomworld.com/idgames/levels/doom2/Ports/a-c/anta_req]Antaresian Reliquary[/url][/b] (Doom II, [b]2020[/b], 7) [sup][22: Dimon12321: 6, SCF: 6, Azure_Horror: 7, nikitsune: 1, DoomPlayer00: 2][/sup]</text:p>
            <text:p>[b]87. [url=https://www.doomworld.com/idgames/levels/doom2/Ports/a-c/bauhaus]Bauhaus[/url][/b] (Doom II, 2014, 4) [sup][22: ella guro: 9, 7hm: 5, Grain of Salt: 3, NoisyVelvet: 1, vdgg: 4][/sup]</text:p>
            <text:p>[b]87. [url=https://www.doomworld.com/idgames/levels/doom/Ports/p-r/par-lutz]Phobos: Anomaly Reborn[/url][/b] (Doom, 2003, 9) [sup][22: Ed: 5, Graf Zahl: 1, SilverMiner: 10, smeghammer: 6][/sup]</text:p>
            <text:p>[b]87. [url=https://www.doomworld.com/idgames/levels/doom2/Ports/megawads/zpack]ZPack[/url][/b] (Doom II, 2008, 30) [sup][22: MFG38: 5, Voltcom9: 3, TechnoDoomed1: 4, Ziad EL Zein: 5, Octillion: 5][/sup]</text:p>
            <text:p>[b]92. [url=https://www.doomworld.com/idgames/levels/doom2/Ports/megawads/cchest2]Community Chest 2[/url][/b] (Doom II, 2004, 32) [sup][21: Sky: 10, tchkb: 1, Midnight_00: 9, vdgg: 1][/sup]</text:p>
            <text:p>[b]92. [url=https://www.doomworld.com/forum/topic/105598-hurt-singleplayer-map-in-hell/]Hurt[/url][/b] (Doom II, 2019, 1) [sup][21: Jaromir Bergmann: 9, OniriA: 7, I_Punch_Demons: 5][/sup]</text:p>
            <text:p>[b]94. [url=https://www.doomworld.com/idgames/levels/doom2/Ports/megawads/bstain]Bloodstain[/url][/b] (Doom II, 2016, 32) [sup][20: NuMetalManiak: 5, everennui: 5, Forli: 4, DOEL: 5, akolai: 1][/sup]</text:p>
            <text:p>[b]94. [url=https://www.doomworld.com/idgames/levels/doom2/Ports/megawads/1024clau]Claustrophobia 1024[/url][/b] (Doom II, 2009, 33) [sup][20: m8f: 5, DJVCardMaster: 6, Katamori: 9][/sup]</text:p>
            <text:p>[b]94. [url=https://www.doomworld.com/forum/topic/91854-v15-doom-64-retribution/]Doom 64: Retribution[/url][/b] (Doom II, 2016, 59) [sup][20: guitardz: 5, 4everDoomed: 8, Warrex: 7][/sup]</text:p>
            <text:p>[b]94. [url=https://www.doomworld.com/idgames/levels/doom2/Ports/m-o/nuts]Nuts[/url][/b] (Doom II, 2001, 1) [sup][20: Chamelenoel: 6, AnonimVio: 9, E.M.: 5][/sup]</text:p>
            <text:p>[b]94. [url=https://www.doomworld.com/idgames/levels/doom2/Ports/s-u/scl_top]Threshold of Pain[/url][/b] (Doom II, 2010, 12) [sup][20: Malrionn: 7, MFG38: 7, 4everDoomed: 6][/sup]</text:p>
            <text:p>[b]99. [url=https://www.doomworld.com/idgames/levels/doom2/Ports/a-c/arcadia]Arcadia Demade[/url][/b] (Doom II, 2010, 1) [sup][19: Jaws In Space: 9, Vorpal: 5, guitardz: 1, Nancsi: 4][/sup]</text:p>
            <text:p>[b]99. [url=https://www.doomworld.com/idgames/levels/doom2/megawads/dmonfear]Demonfear[/url][/b] (Doom II, 2000, 32) [sup][19: roadworx: 4, soner du: 3, Philnemba: 3, NaZa: 1, P41R47: 3, Marn: 5][/sup]</text:p>
            <text:p>[b]99. [url=https://doomwiki.org/wiki/Super_Sonic_Doom]Super Sonic Doom[/url][/b] (Doom II, 2004, 15) [sup][19: TJG1289: 2, Doomlover77: 9,  Foodles: 8][/sup]</text:p>
            <text:p>[b]99. [url=https://www.doomworld.com/idgames/levels/doom2/Ports/a-c/action2]Urban Brawl: Action Doom 2[/url][/b] (Standalone, 2008, 9) [sup][19: Chamelenoel: 1, JudgeDeadd: 4, Phobus: 10, Dimon12321: 4][/sup]</text:p>
            <text:p>[b]103. [url=http://www.doomwadstation.net/main/aliens.html]Aliens TC[/url][/b] (Doom II, 1994, 11) [sup][18: yakfak: 4, Payload4367: 5, Ragu: 9][/sup]</text:p>
            <text:p>[b]103. [url=https://doomwiki.org/wiki/Hell_To_Pay]Hell to Pay[/url][/b] (Doom II, 1996, 32) [sup][18: bonnie: 10, P41R47: 3, Katamori: 5][/sup]</text:p>
            <text:p>[b]103. [url=https://www.doomworld.com/idgames/levels/doom/Ports/d-f/e1m4b]Phobos Mission Control[/url][/b] (Doom, 2016, 1) [sup][18: Nancsi: 6, Diabolución: 5, Marn: 5, DooM Bear: 2][/sup]</text:p>
            <text:p>[b]103. [url=https://www.doomworld.com/idgames/levels/doom2/Ports/megawads/sf2011]Slaughterfest 2011[/url][/b] (Doom II, 2012, 32) [sup][18: Outrageous Videos: 5, tmorrow: 3, Simomarchi: 10][/sup]</text:p>
            <text:p>[b]103. [url=https://doomwiki.org/wiki/TNT:_Evilution]TNT: Evilution[/url][/b] (TNT, 1996, 32) [sup][18: Li'l devil: 6, PBeGood4: 2, nikitsune: 1, Katamori: 2, Dubium: 2, rzh: 5][/sup]</text:p>
            <text:p>[b]108. [url=https://www.doomworld.com/forum/topic/92776-brigandine-rc2-updated-2017-05-13/]Brigandine[/url][/b] (Doom II, 2017, 1) [sup][17: Dragonfly: 7, guitardz: 2, Jaromir Bergmann: 5, VanaheimRanger: 3][/sup]</text:p>
            <text:p>[b]108. [url=https://www.doomworld.com/idgames/levels/doom2/Ports/megawads/cchest3]Community Chest 3[/url][/b] (Doom II, 2007, 32) [sup][17: Mr. Freeze: 3, Lewonx: 10, sincity2100: 4][/sup]</text:p>
            <text:p>[b]108. [url=https://www.doomworld.com/idgames/themes/TeamTNT/ed4_rfo/ed4_rfo1]Eternal DOOM IV: Return from Oblivion[/url][/b] (Doom II, 2008, 7) [sup][17: m8f: 5, Fadri: 4,  Foodles: 8][/sup]</text:p>
            <text:p>[b]108. [url=https://www.doomworld.com/forum/topic/104608-finely-crafted-fetish-film-7-puzzle-maps-for-boom/]Finely Crafted Fetish Film[/url][/b] (Doom II, 2019, 7) [sup][17: akolai: 10, KineticBeverage: 7][/sup]</text:p>
            <text:p>[b]108. [url=http://heroestospare.com/rabotik/harmony.php]Harmony[/url][/b] (Standalone, 2009, 11) [sup][17: Not Jabba: 5, Sky: 6, ax34: 4, Ezepov: 2][/sup]</text:p>
            <text:p>[b]108. [url=https://www.doomworld.com/idgames/levels/doom2/Ports/megawads/mutiny]Mutiny[/url][/b] (Doom II, 2016, 16) [sup][17: Jaws In Space: 6, Doomkid: 3, everennui: 2, NoisyVelvet: 1, m8f: 4, sapphics: 1][/sup]</text:p>
            <text:p>[b]108. [url=http://stronghold.drdteam.org/download.html]Stronghold: On the Edge of Chaos[/url][/b] (Doom II, 2010, 39) [sup][17: MFG38: 2, termrork: 5, Katamori: 10][/sup]</text:p>
            <text:p>[b]108. [url=https://www.doomworld.com/idgames/levels/doom2/Ports/s-u/uacultra]UAC Ultra[/url][/b] (Doom II, 2010, 12) [sup][17: Malrionn: 10, behemoth_667: 5, TheGreenZap: 2][/sup]</text:p>
            <text:p>[b]116. [url=https://www.doomworld.com/forum/topic/101647-avactor-last-update-is-out/]Avactor[/url][/b] (Doom II, 2018, 12) [sup][16: JudgeDeadd: 2, OniriA: 8,  Foodles: 6][/sup]</text:p>
            <text:p>[b]116. [url=https://www.doomworld.com/idgames/levels/doom/a-c/castevil]Castle of Evil[/url][/b] (Doom, 1994, 1) [sup][16: bzzrak: 10, joepallai: 6][/sup]</text:p>
            <text:p>[b]116. [url=https://www.doomworld.com/idgames/levels/doom2/Ports/megawads/drkenctr]Dark Encounters[/url][/b] (Doom II, 2017, 32) [sup][16: Bryan T: 5, dylux: 8, Octillion: 3][/sup]</text:p>
            <text:p>[b]116. [url=https://www.doomworld.com/idgames/levels/doom2/Ports/j-l/legher]Legacy of Heroes[/url][/b] (Doom II, 2016, 11) [sup][16: Woolie Wool: 5, dylux: 7, eharper256: 4][/sup]</text:p>
            <text:p>[b]116. [url=https://www.doomworld.com/idgames/levels/doom2/m-o/nochance]No Chance[/url][/b] (Doom II, 2008, 1) [sup][16: Roofi: 7, Maribo: 9][/sup]</text:p>
            <text:p>[b]116. [url=https://forum.zdoom.org/viewtopic.php?t=56668#p1000996]Rise of the Wool Ball[/url][/b] (Standalone, 2017, 18) [sup][16: JudgeDeadd: 3, Squadallah: 1, Apaul27: 9, TheMightyHeracross: 3][/sup]</text:p>
            <text:p>[b]116. [url=https://www.doomworld.com/idgames/levels/doom2/d-f/enigma]The Enigma Episode[/url][/b] (Doom II, 1995, 9) [sup][16: T-Rex: 3, valkiriforce: 1, Ragu: 10, erzboesewicht: 2][/sup]</text:p>
            <text:p>[b]123. [url=https://www.doomworld.com/idgames/levels/doom2/megawads/avj]Arch-Vile Jump[/url][/b] (Doom II, 2010, 32) [sup][15: termrork: 5, Red-XIII: 10][/sup]</text:p>
            <text:p>[b]123. [url=https://www.doomworld.com/forum/topic/121263-arrival-v101-fix-a-limit-removing-episode-for-doom-ii/]Arrival[/url][/b] (Doom II, [b]2021[/b], 10) [sup][15: dosboot: 10, Xeogred: 5][/sup]</text:p>
            <text:p>[b]123. [url=http://freedoom.github.io/download.html]Freedoom: Phase 1[/url][/b] (Standalone, 2009, 36) [sup][15: Chamelenoel: 3, northivanastan: 6, jerk-o: 3, xdude_gamer: 3][/sup]</text:p>
            <text:p>[b]123. [url=http://freedoom.github.io/download.html]Freedoom: Phase 2[/url][/b] (Standalone, 2003, 32) [sup][15: Spectra: 1, Voltcom9: 1, TheMightyHeracross: 3, northivanastan: 3, jerk-o: 3, xdude_gamer: 4][/sup]</text:p>
            <text:p>[b]123. [url=https://doomwiki.org/wiki/The_Brotherhood_of_Ruin]The Brotherhood of Ruin[/url][/b] (Doom II, 2003, 7) [sup][15: joepallai: 4, vdgg: 6, Hitherto: 5][/sup]</text:p>
            <text:p>[b]123. [url=https://www.doomworld.com/forum/topic/74280-the-ultimate-doom-ii-doom-ii-levels-remade/]The Ultimate Doom II [/url][/b] (Doom II, 2015, 20) [sup][15: Ivory Duke: 5, lokbustam257: 10][/sup]</text:p>
            <text:p>[b]129. [url=https://doomwiki.org/wiki/Doom_64_for_Doom_II]Doom 64 for Doom II[/url][/b] (Doom II, 2018, 32) [sup][14: Roofi: 1, Woolie Wool: 1, I_Punch_Demons: 2, Warrex: 10][/sup]</text:p>
            <text:p>[b]129. [url=https://doomwiki.org/wiki/Faithless:_Trilogy]Faithless: Trilogy[/url][/b] (Heretic, [b]2020[/b], 28) [sup][14: ReaperAA: 4, Rince-wind: 5, Ryath: 5][/sup]</text:p>
            <text:p>[b]129. [url=https://www.doomworld.com/forum/topic/106058-paradise-v2-multiplayer-beta-on-page-3-4122020/]Paradise[/url][/b] (Doom II, 2019, 7) [sup][14: Lorenz0: 5, JuanchoES: 1, whybmonotacrab: 8][/sup]</text:p>
            <text:p>[b]129. [url=https://www.doomworld.com/idgames/levels/doom2/megawads/reverie]Reverie[/url][/b] (Doom II, 2011, 32) [sup][14: Octillion: 9, joepallai: 1, BohdanZPM: 4][/sup]</text:p>
            <text:p>[b]129. [url=https://www.doomworld.com/idgames/levels/doom2/Ports/megawads/sihr2fix]Survive in Hell[/url][/b] (Doom II, 2012, 33) [sup][14: Spectra: 8, Pierrot: 6][/sup]</text:p>
            <text:p>[b]129. [url=https://www.doomworld.com/idgames/levels/doom2/megawads/darken2]The Darkening Episode 2[/url][/b] (Doom II, 2000, 24) [sup][14: Graf Zahl: 4, joepallai: 2, vdgg: 8][/sup]</text:p>
            <text:p>[b]129. [url=https://www.doomworld.com/idgames/levels/doom2/Ports/megawads/sp_usimp]Ultimate Simplicity[/url][/b] (Doom II, 2007, 30) [sup][14: Dragonfly: 5, Simomarchi: 9][/sup]</text:p>
            <text:p>[b]129. [url=https://www.doomworld.com/forum/topic/50158-wip-vela-pax-beta-21-out-now-with-1-more-stuff/]Vela Pax[/url][/b] (Doom II, 2010, 3) [sup][14: WH-Wilou84: 2, TheNerdTurtle2: 9, jerk-o: 3][/sup]</text:p>
            <text:p>[b]137. [url=https://www.doomworld.com/idgames/levels/doom2/Ports/megawads/50shades]50 Shades of Graytall[/url][/b] (Doom II, 2015, 18) [sup][13: Nine Inch Heels: 2, Voltcom9: 2, JudgeDeadd: 1, NoisyVelvet: 3, Pierrot: 5][/sup]</text:p>
            <text:p>[b]137. [url=https://www.doomworld.com/idgames/levels/doom2/Ports/d-f/elysion]Elysion[/url][/b] (Doom II, 2009, 1) [sup][13: Sky: 8, darkreaver: 5][/sup]</text:p>
            <text:p>[b]137. [url=https://www.doomworld.com/idgames/levels/doom2/Ports/d-f/foursite]Foursite[/url][/b] (Doom II, 2016, 1) [sup][13: Nancsi: 7, 4everDoomed: 5, Gaia74: 1][/sup]</text:p>
            <text:p>[b]137. [url=https://www.doomworld.com/idgames/levels/doom2/Ports/s-u/sacrment]Sacrament[/url][/b] (Doom II, 2011, 13) [sup][13: ella guro: 8, yakfak: 5][/sup]</text:p>
            <text:p>[b]137. [url=https://www.doomworld.com/idgames/levels/doom2/Ports/megawads/vile]Vile Flesh[/url][/b] (Doom II, 2004, 32) [sup][13: Grazza: 4, P41R47: 9][/sup]</text:p>
            <text:p>[b]137. [url=https://www.doomworld.com/idgames/levels/doom2/Ports/megawads/wos]Whispers of Satan[/url][/b] (Doom II, 2009, 35) [sup][13: tmorrow: 2, eharper256: 5, Warrex: 2, toxic.rat: 4][/sup]</text:p>
            <text:p>[b]137. [url=https://www.doomworld.com/vb/thread/110060]Wormwood[/url][/b] (Doom II, 2019, 2) [sup][13: Maribo: 8, Nefelibeta: 5][/sup]</text:p>
            <text:p>[b]137. [url=https://doomwiki.org/wiki/Wow]Wow[/url][/b] (Doom, 1999, 1) [sup][13: AnonimVio: 10, Apaul27: 1, jerk-o: 2][/sup]</text:p>
            <text:p>[b]137. [url=https://www.doomworld.com/idgames/levels/doom2/Ports/v-z/zdmcmp1]ZDoom Community Map Project: Take 1[/url][/b] (Doom II, 2004, 1) [sup][13: Phobus: 8, Ziad EL Zein: 5][/sup]</text:p>
            <text:p>[b]146. [url=https://www.doomworld.com/idgames/levels/doom2/megawads/cleim20p]Cleimos 2[/url][/b] (Doom II, 1995, 32) [sup][12: valkiriforce: 2, A.H. Sankhatayan: 10][/sup]</text:p>
            <text:p>[b]146. [url=https://www.doomworld.com/idgames/levels/doom2/Ports/megawads/die]Death in Excess[/url][/b] (Doom II, 2019, 18) [sup][12: Arbys550: 9, KineticBeverage: 3][/sup]</text:p>
            <text:p>[b]146. [url=https://www.doomworld.com/idgames/levels/doom2/Ports/d-f/exterror]Extreme Terror[/url][/b] (Doom II, 2016, 1) [sup][12: Nine Inch Heels: 5, everennui: 5, Nancsi: 2][/sup]</text:p>
            <text:p>[b]146. [url=https://www.doomworld.com/files/file/17464-favillesco-alpha-episode-apostasy-on-amalthea/]Favillesco Alpha Episode: Apostasy on Amalthea[/url][/b] (Doom, 2014, 9) [sup][12: Ryath: 5, Ezepov: 2, rzh: 5][/sup]</text:p>
            <text:p>[b]146. [url=https://doomwiki.org/wiki/Lunar_Catastrophe]Lunar Catastrophe[/url][/b] (Doom, 2018, 36) [sup][12: dosboot: 10, Xeogred: 2][/sup]</text:p>
            <text:p>[b]146. [url=https://www.doomworld.com/idgames/levels/doom2/Ports/m-o/ngmvmt1]Newgothic Movement 1[/url][/b] (Doom II, 2010, 18) [sup][12: everennui: 2, Outrageous Videos: 4, Nazgul9: 6][/sup]</text:p>
            <text:p>[b]146. [url=https://doomwiki.org/wiki/NOVA_III]Nova III[/url][/b] (Doom II, 2019, 32) [sup][12: Makedounia: 4, DOEL: 7, MtPain27: 1][/sup]</text:p>
            <text:p>[b]146. [url=https://www.doomworld.com/idgames/levels/doom2/Ports/megawads/tj]The Journey[/url][/b] (Doom II, 2016, 32) [sup][12: Spectra: 6, P41R47: 6][/sup]</text:p>
            <text:p>[b]146. [url=https://www.doomworld.com/idgames/levels/doom2/Ports/megawads/thtthren]THT: Threnody[/url][/b] (Doom II, 2016, 20) [sup][12: Doomkid: 2, A.H. Sankhatayan: 1, Fadri: 2, nikitsune: 7][/sup]</text:p>
            <text:p>[b]155. [url=https://www.doomworld.com/idgames/levels/doom2/Ports/s-u/tcotd21me]City of the Damned: Apocalypse[/url][/b] (Doom II, 2011, 1) [sup][11: TechnoDoomed1: 5, Rince-wind: 5,  Foodles: 1][/sup]</text:p>
            <text:p>[b]155. [url=https://www.doomworld.com/idgames/levels/doom2/Ports/a-c/cafebrk1]Coffee Break Episode 1[/url][/b] (Doom II, 2012, 11) [sup][11: roadworx: 2, eharper256: 4, RHhe82: 5][/sup]</text:p>
            <text:p>[b]155. [url=https://www.doomworld.com/idgames/levels/doom2/Ports/a-c/comatose]Comatose[/url][/b] (Doom II, 2016, 1) [sup][11: yakfak: 7, m8f: 4][/sup]</text:p>
            <text:p>[b]155. [url=https://www.doomworld.com/forum/topic/103075-deathless-an-ultimate-doom-megawad-rc4/]Deathless[/url][/b] (Doom, 2018, 36) [sup][11: TheMightyHeracross: 2, Worm318: 3, Warrex: 5, SOSU: 1][/sup]</text:p>
            <text:p>[b]155. [url=https://www.doomworld.com/idgames/levels/doom2/megawads/d2ino]Doom 2 In Name Only[/url][/b] (Doom II, 2014, 32) [sup][11: Odal: 4, CinnamonKilljoy: 5, erzboesewicht: 2][/sup]</text:p>
            <text:p>[b]155. [url=https://doomwiki.org/wiki/Doomsday_of_UAC]Doomsday of UAC[/url][/b] (Doom, 1994, 1) [sup][11: Jaws In Space: 2, Ed: 5, joepallai: 3, Ragu: 1][/sup]</text:p>
            <text:p>[b]155. [url=https://www.doomworld.com/idgames/levels/doom2/Ports/megawads/gmp]Good Morning Phobos[/url][/b] (Doom II, 2017, 33) [sup][11: Bryan T: 5, ReaperAA: 5, MtPain27: 1][/sup]</text:p>
            <text:p>[b]155. [url=https://doomwiki.org/wiki/Mass_Extinction]Mass Extinction﻿[/url][/b] (Doom II, 2019, 32) [sup][11: Deadwing: 6, rzh: 5][/sup]</text:p>
            <text:p>[b]155. [url=https://www.doomworld.com/idgames/levels/doom2/Ports/megawads/rl2]Running Late 2[/url][/b] (Doom II, [b]2020[/b], 18) [sup][11: Deadwing: 6, Ezepov: 5][/sup]</text:p>
            <text:p>[b]155. [url=https://www.doomworld.com/idgames/levels/doom2/Ports/a-c/ad2dow]Urban Brawl: Dead of Winter[/url][/b] (Standalone, 2014, 2) [sup][11: Ralphis: 6, Phobus: 5][/sup]</text:p>
            <text:p>[b]165. [url=https://www.doomworld.com/idgames/levels/doom/Ports/0-9/007ltsd]007: Licence to Spell DooM[/url][/b] (Doom, 2002, 9) [sup][10: Doomlover77: 10][/sup]</text:p>
            <text:p>[b]165. [url=https://www.doomworld.com/idgames/levels/doom2/megawads/1monster]1 Monster Megawad[/url][/b] (Doom II, 2007, 25) [sup][10: TheNerdTurtle2: 2, Li'l devil: 8][/sup]</text:p>
            <text:p>[b]165. [url=https://www.doomworld.com/idgames/levels/doom2/Ports/a-c/chnworm]Chainworm Kommando[/url][/b] (Doom II, 2017, 10) [sup][10: Rince-wind: 5, eharper256: 5][/sup]</text:p>
            <text:p>[b]165. [url=https://doomwiki.org/wiki/Daedalus:_Alien_Defense]Daedalus: Alien Defense[/url][/b] (Doom II, 2003, 32) [sup][10: A.H. Sankhatayan: 10][/sup]</text:p>
            <text:p>[b]165. [url=https://www.doomworld.com/idgames/levels/doom2/g-i/grime]Grime[/url][/b] (Doom II, 2009, 1) [sup][10: WH-Wilou84: 2, darkreaver: 4, Paul977: 4][/sup]</text:p>
            <text:p>[b]165. [url=https://www.doomworld.com/idgames/levels/doom2/Ports/megawads/italo]Italo-Doom[/url][/b] (Doom II, 2016, 20) [sup][10: bemused: 8, NiGHTS108: 2][/sup]</text:p>
            <text:p>[b]165. [url=https://www.doomworld.com/forum/topic/125238-judgment-32-map-mbf21-megawad-rc1/]Judgment[/url][/b] (Doom II, [b]2021[/b], 34) [sup][10: &lt;&lt;Rewind: 10][/sup]</text:p>
            <text:p>[b]165. [url=https://www.doomworld.com/idgames/levels/doom2/m-o/osiris]Osiris TC[/url][/b] (Doom II, 1996, 8) [sup][10: Vorpal: 5, Uncle 80: 2, Hitherto: 3][/sup]</text:p>
            <text:p>[b]165. [url=https://www.doomworld.com/forum/topic/91779-a-few-maps-for-plutonia-5-maps/]Plutonia AD﻿[/url][/b] (Plutonia, 2016, 5) [sup][10: dosboot: 10][/sup]</text:p>
            <text:p>[b]165. [url=https://doomwiki.org/wiki/Redemption_of_the_Slain]Redemption Of The Slain[/url][/b] (Doom II, 2017, 1) [sup][10: Nancsi: 10][/sup]</text:p>
            <text:p>[b]165. [url=https://doomwiki.org/wiki/Skulldash]Skulldash[/url][/b] (Doom II, 2015, 50) [sup][10: everennui: 2, Lorenz0: 8][/sup]</text:p>
            <text:p>[b]165. [url=https://doomwiki.org/wiki/The_Alfonzone]The Alfonzone[/url][/b] (Doom II, 2017, 60) [sup][10: Bryan T: 5, vdgg: 1, BohdanZPM: 4][/sup]</text:p>
            <text:p>[b]165. [url=https://www.doomworld.com/idgames/levels/doom2/Ports/d-f/ehorizon]The Event Horizon[/url][/b] (Doom II, [b]2021[/b], 4) [sup][10: sapphics: 1, akolai: 4, KineticBeverage: 5][/sup]</text:p>
            <text:p>[b]165. [url=https://www.doomworld.com/idgames/levels/doom2/megawads/ur]Unholy Realms[/url][/b] (Doom II, 2013, 32) [sup][10: Dime: 6, dylux: 2, tmorrow: 2][/sup]</text:p>
            <text:p>[b]179. [url=https://www.doomworld.com/idgames/levels/doom2/Ports/a-c/action]Action Doom[/url][/b] (Standalone, 2004, 4) [sup][9: Dragonfly: 1, Gaia74: 2, Worm318: 1, ax34: 4, Li'l devil: 1][/sup]</text:p>
            <text:p>[b]179. [url=https://www.doomworld.com/forum/topic/104557-back-to-saturn-x-episode-3-wip/]Back to Saturn X Episode﻿ 3: Instructions to the﻿ Rusty Time Machine﻿﻿[/url][/b] (Doom II, [b]TBA[/b], 0) [sup][9: jerk-o: 9][/sup]</text:p>
            <text:p>[b]179. [url=https://www.doomworld.com/idgames/levels/doom/megawads/bgcomp]Base Ganymede[/url][/b] (Doom, 2012, 27) [sup][9: maxmanium: 9][/sup]</text:p>
            <text:p>[b]179. [url=https://www.doomworld.com/idgames/levels/doom2/Ports/a-c/brfinal]Beyond Reality[/url][/b] (Doom II, 2012, 17) [sup][9: Talvi: 3, HUNdebLeonidasX: 6][/sup]</text:p>
            <text:p>[b]179. [url=https://doomwiki.org/wiki/Doom:_Damnation]Doom: Damnation[/url][/b] (Doom, 2016, 36) [sup][9: bzzrak: 9][/sup]</text:p>
            <text:p>[b]179. [url=https://www.doomworld.com/idgames/levels/doom2/Ports/megawads/dump-1]Dump Episode 1: Fuck Time Limits[/url][/b] (Doom II, 2016, 17) [sup][9: Voltcom9: 9][/sup]</text:p>
            <text:p>[b]179. [url=https://www.doomworld.com/forum/topic/88507-dump-episode-3-bfg-edition-maps-released/]Dump Episode 3: BFG Edition[/url][/b] (Doom II, 2016, 80) [sup][9: HyperLuke: 9][/sup]</text:p>
            <text:p>[b]179. [url=https://www.doomworld.com/idgames/levels/doom2/d-f/dyst3]Dystopia 3: Re-Birth of Anarchy[/url][/b] (Doom II, 1996, 11) [sup][9: Soundblock: 3, valkiriforce: 1, joepallai: 4, dosboot: 1][/sup]</text:p>
            <text:p>[b]179. [url=https://www.doomworld.com/forum/topic/100391-esp2/]Eternal Slumber Party﻿ 2[/url][/b] (Doom II, 2018, 32) [sup][9: Roofi: 9][/sup]</text:p>
            <text:p>[b]179. [url=https://www.doomworld.com/idgames/levels/doom2/g-i/hellrun2]Hellrun[/url][/b] (Doom II, 2013, 1) [sup][9: Doomkid: 3, joepallai: 6][/sup]</text:p>
            <text:p>[b]179. [url=https://www.doomworld.com/idgames/levels/doom2/Ports/g-i/hth2]Hi-Tech Hell 2: Alien Tech[/url][/b] (Doom II, 2005, 7) [sup][9: Graf Zahl: 9][/sup]</text:p>
            <text:p>[b]179. [url=https://www.doomworld.com/idgames/levels/doom2/m-o/obtic11]Obituary[/url][/b] (Doom II, 1995, 19) [sup][9: roadworx: 4, T-Rex: 1, Ragu: 4][/sup]</text:p>
            <text:p>[b]179. [url=https://forum.zdoom.org/viewtopic.php?t=52301#p913612]Shadow Of The Wool Ball[/url][/b] (Doom II, 2016, 18) [sup][9: Apaul27: 9][/sup]</text:p>
            <text:p>[b]179. [url=https://www.doomworld.com/idgames/levels/doom/s-u/smb_v102]The Sky May Be[/url][/b] (Doom, 1997, 3) [sup][9: AnonimVio: 3, Li'l devil: 1, msx2plus: 5][/sup]</text:p>
            <text:p>[b]179. [url=https://www.doomworld.com/idgames/levels/doom2/Ports/s-u/tnte1]Torment and Torture[/url][/b] (Doom II, 2006, 1) [sup][9: MFG38: 9][/sup]</text:p>
            <text:p>[b]179. [url=http://www.rbkz.net/doom/]Wormwood: Expanded Universe[/url][/b] (Doom II, [b]2020[/b], 7) [sup][9: KineticBeverage: 4, Nefelibeta: 5][/sup]</text:p>
            <text:p>[b]195. [url=https://www.doomworld.com/idgames/levels/doom2/megawads/50monstr]50 Monsters[/url][/b] (Doom II, 2017, 34) [sup][8: tmorrow: 2, Worm318: 6][/sup]</text:p>
            <text:p>[b]195. [url=https://www.doomworld.com/idgames/levels/doom2/Ports/megawads/amdosia]Armadosia The Mad Corridor[/url][/b] (Doom II, 2006, 32) [sup][8: Pierrot: 2, smeghammer: 6][/sup]</text:p>
            <text:p>[b]195. [url=https://www.doomworld.com/idgames/levels/doom/a-c/crusades]Crusades[/url][/b] (Doom, 1999, 9) [sup][8: joepallai: 5, Hitherto: 3][/sup]</text:p>
            <text:p>[b]195. [url=https://www.doomworld.com/idgames/levels/doom2/d-f/doomcity]Doom City[/url][/b] (Doom II, 1995, 1) [sup][8: Jaws In Space: 4, Doomkid: 3, toxic.rat: 1][/sup]</text:p>
            <text:p>[b]195. [url=https://www.doomworld.com/forum/topic/69813-doom-the-golden-souls-mario-64-doom-definitive-edition-released/]Doom: The Golden Souls[/url][/b] (Doom II, 2014, 26) [sup][8: everennui: 1, TheNerdTurtle2: 7][/sup]</text:p>
            <text:p>[b]195. [url=https://www.doomworld.com/idgames/levels/doom2/Ports/a-c/cybie]Doomguy's Pimp Ventures[/url][/b] (Doom II, 2006, 1) [sup][8: AnonimVio: 8][/sup]</text:p>
            <text:p>[b]195. [url=https://doomwiki.org/wiki/Grove]Grove[/url][/b] (Doom II, 2004, 1) [sup][8: MtPain27: 2, msx2plus: 5, Maribo: 1][/sup]</text:p>
            <text:p>[b]195. [url=https://www.doomworld.com/idgames/levels/doom2/Ports/g-i/holyhell]Holy Hell[/url][/b] (Doom II, 2006, 1) [sup][8: Outrageous Videos: 2, bemused: 6][/sup]</text:p>
            <text:p>[b]195. [url=https://www.doomworld.com/idgames/levels/doom2/m-o/mangle]Mangle[/url][/b] (Doom II, 1995, 1) [sup][8: bzzrak: 8][/sup]</text:p>
            <text:p>[b]195. [url=https://www.doomworld.com/forum/topic/119448-final-release-micro-slaughter-community-project-17-maps/]Micro Slaughter Community Project[/url][/b] (Doom II, [b]2021[/b], 17) [sup][8: SCF: 1, KineticBeverage: 3, NiGHTS108: 4][/sup]</text:p>
            <text:p>[b]195. [url=https://www.doomworld.com/idgames/levels/doom2/Ports/m-o/mohu1]Monster Hunter Ltd Part I[/url][/b] (Doom II, 2014, 1) [sup][8: Jaws In Space: 4, m8f: 4][/sup]</text:p>
            <text:p>[b]195. [url=https://www.doomworld.com/idgames/levels/doom2/Ports/m-o/mohu2]Monster Hunter Ltd Part II[/url][/b] (Doom II, 2014, 1) [sup][8: Jaws In Space: 4, m8f: 4][/sup]</text:p>
            <text:p>[b]195. [url=https://www.doomworld.com/idgames/levels/doom2/Ports/m-o/nimrod]Nimrod: Ixnay on the Hombre[/url][/b] (Doom II, 2002, 10) [sup][8: Graf Zahl: 8][/sup]</text:p>
            <text:p>[b]195. [url=https://www.doomworld.com/forum/topic/103371-ozonia-development-boom-megawad-december-target-release/]Ozonia[/url][/b] (Doom II, [b]2021[/b], 32) [sup][8: rd: 5, dei_eldren: 3][/sup]</text:p>
            <text:p>[b]195. [url=https://doomwiki.org/wiki/School_Doom_II]School﻿ Doom﻿﻿ II[/url][/b] (Doom II, 1996, 6) [sup][8: Doomlover77: 8][/sup]</text:p>
            <text:p>[b]195. [url=https://www.doomworld.com/idgames/levels/doom2/Ports/s-u/scythex]Scythe X[/url][/b] (Doom II, 2009, 10) [sup][8: 42PercentHealth: 2, Graf Zahl: 2, Talvi: 3, bLOCKbOYgAMES: 1][/sup]</text:p>
            <text:p>[b]195. [url=https://www.doomworld.com/idgames/levels/doom2/Ports/megawads/swideath]Swift Death[/url][/b] (Doom II, 2015, 32) [sup][8: Nine Inch Heels: 1, fveitsi: 5, NoisyVelvet: 1, akolai: 1][/sup]</text:p>
            <text:p>[b]195. [url=https://www.doomworld.com/forum/topic/43453-new-map-ready-to-go-the-bee-map/]The Beesong[/url][/b] (Doom II, 2008, 1) [sup][8: Roofi: 8][/sup]</text:p>
            <text:p>[b]195. [url=https://doomwiki.org/wiki/The_Final_Gathering]The Final Gathering[/url][/b] (Doom II, 1995, 5) [sup][8: Ragu: 8][/sup]</text:p>
            <text:p>[b]195. [url=https://www.doomworld.com/forum/topic/107249-come-eat-the-mapwich-a-collaborative-community-project-rc1-available/]The Mapwich[/url][/b] (Doom II, 2019, 15) [sup][8: Jaromir Bergmann: 8][/sup]</text:p>
            <text:p>[b]195. [url=https://www.doomworld.com/idgames/levels/doom2/megawads/urania]Urania[/url][/b] (Plutonia, 2016, 32) [sup][8: Spectre01: 6, erzboesewicht: 2][/sup]</text:p>
            <text:p>[b]195. [url=https://www.doomworld.com/idgames/levels/doom2/Ports/v-z/vrack3]Vrack 3[/url][/b] (Doom II, 2003, 1) [sup][8: Spectra: 4, Midnight_00: 1, vdgg: 3][/sup]</text:p>
            <text:p>[b]217. [url=https://www.doomworld.com/forum/topic/125479-1000-lines-3-community-project-released/?tab=comments#comment-2407876]1000 Lines 3: Community Project[/url][/b] (Doom II, [b]2021[/b], 34) [sup][7: ReaperAA: 6, LadyMistDragon: 1][/sup]</text:p>
            <text:p>[b]217. [url=https://www.doomworld.com/forum/topic/108865-rc2-release-alienated-10-levels-for-gzdoom/]Alienated[/url][/b] (Doom II, 2019, 10) [sup][7: Jaromir Bergmann: 7][/sup]</text:p>
            <text:p>[b]217. [url=https://forum.zdoom.org/viewtopic.php?f=19&amp;t=69612]Ashes 2063[/url][/b] (Any Doom, 2018, 35) [sup][7: Ezepov: 2, DoomPlayer00: 5][/sup]</text:p>
            <text:p>[b]217. [url=https://www.doomworld.com/idgames/levels/doom/a-c/b2b]Back to Basics[/url][/b] (Doom, 2007, 9) [sup][7: WH-Wilou84: 2, joepallai: 5][/sup]</text:p>
            <text:p>[b]217. [url=http://www.moddb.com/games/doom/addons/castle-heng]Castle Heng[/url][/b] (Doom II, 2014, 30) [sup][7: 7hm: 7][/sup]</text:p>
            <text:p>[b]217. [url=https://www.doomworld.com/idgames/levels/doom2/Ports/a-c/cc-cod]Caverns of Darkness[/url][/b] (Doom II, 2002, 12) [sup][7: vdgg: 7][/sup]</text:p>
            <text:p>[b]217. [url=https://doomwiki.org/wiki/Chex_Quest#Chex_Quest_2]Chex Quest 2[/url][/b] (Chex, 1997, 5) [sup][7: bzzrak: 7][/sup]</text:p>
            <text:p>[b]217. [url=https://www.doomworld.com/idgames/levels/doom2/Ports/a-c/cah_se]Cold as Hell[/url][/b] (Doom II, 2004, 17) [sup][7: Graf Zahl: 7][/sup]</text:p>
            <text:p>[b]217. [url=https://www.doomworld.com/idgames/levels/doom2/Ports/megawads/cif3]Community is Falling 3[/url][/b] (Doom II, 2008, 36) [sup][7: NuMetalManiak: 3, Voltcom9: 4][/sup]</text:p>
            <text:p>[b]217. [url=https://www.doomworld.com/idgames/levels/doom2/Ports/megawads/cpd]CPD[/url][/b] (Doom II, [b]2020[/b], 32) [sup][7: Ezepov: 7][/sup]</text:p>
            <text:p>[b]217. [url=https://doomwiki.org/wiki/Dimensions]Dimensions[/url][/b] (Doom II, 2017, 5) [sup][7: KineticBeverage: 7][/sup]</text:p>
            <text:p>[b]217. [url=http://www.moddb.com/mods/doomone/downloads/doomone-v04]Doom: One[/url][/b] (Doom, 2013, 4) [sup][7: HyperLuke: 4, Greyenko: 3][/sup]</text:p>
            <text:p>[b]217. [url=https://www.doomworld.com/idgames/levels/doom2/Ports/megawads/echelon]Echelon[/url][/b] (Doom II, 2016, 30) [sup][7: Sky: 1, bzzrak: 5, A.H. Sankhatayan: 1][/sup]</text:p>
            <text:p>[b]217. [url=https://www.doomworld.com/forum/topic/90173-eden/]Eden[/url][/b] (Doom II, 2016, 1) [sup][7: Nirvana: 7][/sup]</text:p>
            <text:p>[b]217. [url=https://www.doomworld.com/idgames/levels/doom2/Ports/d-f/fth666]Flashback to Hell[/url][/b] (Doom II, 2014, 15) [sup][7: GarrettChan: 2, eharper256: 5][/sup]</text:p>
            <text:p>[b]217. [url=https://www.doomworld.com/idgames/levels/doom2/megawads/fragport]Fragport[/url][/b] (Doom II, 2001, 32) [sup][7: P41R47: 3, Doomlover77: 3, DoomPlayer00: 1][/sup]</text:p>
            <text:p>[b]217. [url=https://doomwiki.org/wiki/Galaxia]Galaxia[/url][/b] (Doom, 1994, 2) [sup][7: A.H. Sankhatayan: 1, Ragu: 6][/sup]</text:p>
            <text:p>[b]217. [url=https://www.doomworld.com/idgames/themes/hacx/hx11pack]Hacx[/url][/b] (Doom II, 1997, 21) [sup][7: Grazza: 5, Dimon12321: 2][/sup]</text:p>
            <text:p>[b]217. [url=https://www.doomworld.com/idgames/themes/university/hsfc]HSFC[/url][/b] (Doom II, 1996, 1) [sup][7: Doomlover77: 7][/sup]</text:p>
            <text:p>[b]217. [url=https://www.doomworld.com/idgames/levels/doom2/Ports/g-i/iedge]Insanity's Edge[/url][/b] (Doom II, 2009, 2) [sup][7: TechnoDoomed1: 7][/sup]</text:p>
            <text:p>[b]217. [url=https://www.doomworld.com/idgames/levels/doom2/megawads/marsw301]Mars War[/url][/b] (Doom II, 1998, 32) [sup][7: Roofi: 5, Rince-wind: 2][/sup]</text:p>
            <text:p>[b]217. [url=https://doomwiki.org/wiki/Mock_2:_The_Speed_of_Stupid]Mock 2: The Speed of Stupid[/url][/b] (Doom II, 2003, 41) [sup][7: AnonimVio: 7][/sup]</text:p>
            <text:p>[b]217. [url=https://www.doomworld.com/idgames/levels/doom2/m-o/odessa_1]Odessa 1[/url][/b] (Doom II, 1995, 1) [sup][7: 7hm: 7][/sup]</text:p>
            <text:p>[b]217. [url=https://www.doomworld.com/idgames/levels/doom2/Ports/p-r/pwfinal]Plutonium Winds[/url][/b] (Plutonia, 2014, 7) [sup][7: Spectra: 7][/sup]</text:p>
            <text:p>[b]217. [url=https://www.doomworld.com/forum/topic/85755-rf1024-i-dont-know-whats-going-on-with-this-title-anymore/]Rf 1024[/url][/b] (Doom II, 2016, 33) [sup][7: JudgeDeadd: 2, Ryath: 5][/sup]</text:p>
            <text:p>[b]217. [url=https://www.doomworld.com/idgames/levels/hexen/j-l/kaiser_28]Shadows of Chronos[/url][/b] (Hexen, 2014, 6) [sup][7: Grain of Salt: 7][/sup]</text:p>
            <text:p>[b]217. [url=https://www.doomworld.com/idgames/levels/doom2/Ports/megawads/intime]Somewhere in Time[/url][/b] (Doom II, 2016, 16) [sup][7: STILES: 3, smeghammer: 4][/sup]</text:p>
            <text:p>[b]217. [url=https://www.doomworld.com/idgames/levels/doom/a-c/class_ep]The Classic Episode[/url][/b] (Doom, 2000, 9) [sup][7: pcorf: 5, purist: 2][/sup]</text:p>
            <text:p>[b]217. [url=https://www.doomworld.com/idgames/levels/doom/Ports/d-f/draftex]Thy Flesh - Turned into a draft-excluder[/url][/b] (Doom, 2014, 9) [sup][7: 4everDoomed: 6, dosboot: 1][/sup]</text:p>
            <text:p>[b]217. [url=https://forum.zdoom.org/viewtopic.php?f=42&amp;t=55741]Waterlab GZD[/url][/b] (Doom II, 2017, 1) [sup][7: Phobus: 7][/sup]</text:p>
            <text:p>[b]247. [url=https://forum.zdoom.org/viewtopic.php?f=19&amp;t=54247&amp;p=954473]20 Monsters Community Project[/url][/b] (Doom II, 2017, 42) [sup][6: Voltcom9: 6][/sup]</text:p>
            <text:p>[b]247. [url=https://www.doomworld.com/idgames/levels/doom2/Ports/s-u/teitenga]Assault on Tei Tenga[/url][/b] (Doom II, 1999, 6) [sup][6: Ralphis: 6][/sup]</text:p>
            <text:p>[b]247. [url=https://www.doomworld.com/idgames/levels/doom2/Ports/a-c/axolotl]Axolotl[/url][/b] (Doom II, [b]2021[/b], 12) [sup][6: akolai: 1, Nefelibeta: 5][/sup]</text:p>
            <text:p>[b]247. [url=https://www.doomworld.com/forum/topic/117061-bourgeois-megawad-30-maps-now-on-idgames/]Bourgeois Megawad[/url][/b] (Doom II, [b]2021[/b], 30) [sup][6: TheGreenZap: 6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5">
          <table:table-cell table:formula="of:=IF([Numbers.C6] &gt; 0; &quot;[b]&quot; &amp; [Numbers.B6] &amp; &quot;. &quot; &amp; &quot;[url=&quot; &amp; [Numbers.E6] &amp; &quot;]&quot; &amp; [Numbers.D6] &amp; &quot;[/url][/b] (&quot; &amp; [Numbers.G6] &amp; &quot;, &quot;  &amp; IF([Numbers.F6] &gt;= 2020; &quot;[b]&quot;; &quot;&quot;) &amp; [Numbers.F6] &amp; IF([Numbers.F6] &gt;= 2020; &quot;[/b]&quot;; &quot;&quot;)  &amp; &quot;, &quot; &amp; [Numbers.H6] &amp; &quot;) [sup][&quot; &amp; [Numbers.C6] &amp; &quot;: &quot; &amp; [Numbers.I6] &amp; &quot;][/sup]&quot;; &quot;&quot;)" office:value-type="string" office:string-value="[b]3. [url=https://www.doomworld.com/idgames/levels/doom2/megawads/av]Alien Vendetta[/url][/b] (Doom II, 2001, 32) [sup][438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1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3, toxic.rat: 10, i suck at nicknames: 4, BohdanZPM: 10, Uncle 80: 7, Li'l devil: 2, Xeogred: 10, nikitsune: 7, LadyMistDragon: 9, erzboesewicht: 3, tonytheparrot: 4][/sup]" calcext:value-type="string">
            <text:p>[b]3. [url=https://www.doomworld.com/idgames/levels/doom2/megawads/av]Alien Vendetta[/url][/b] (Doom II, 2001, 32) [sup][438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1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3, toxic.rat: 10, i suck at nicknames: 4, BohdanZPM: 10, Uncle 80: 7, Li'l devil: 2, Xeogred: 10, nikitsune: 7, LadyMistDragon: 9, erzboesewicht: 3, tonytheparrot: 4][/sup]</text:p>
          </table:table-cell>
          <table:table-cell table:style-name="ce137" table:formula="of:=COM.MICROSOFT.TEXTJOIN(CHAR(10); 1;[.$A251:.$A1048576]) &amp; CHAR(10) &amp; CHAR(10) &amp; CHAR(10) &amp; [Numbers.D1] &amp; CHAR(10) &amp; [Numbers.E1]" office:value-type="string" office:string-value="[b]247. [url=https://www.doomworld.com/idgames/levels/doom2/a-c/castleof]Castle of the Damned[/url][/b] (Doom II, 1996, 1) [sup][6: bzzrak: 6][/sup]&#10;[b]247. [url=https://www.doomworld.com/idgames/levels/doom2/Ports/a-c/c-shock2]Combat Shock 2[/url][/b] (Doom II, 2012, 7) [sup][6: Cynical: 1, Nate River: 3, Maribo: 2][/sup]&#10;[b]247. [url=https://www.doomworld.com/idgames/levels/doom/a-c/acheron]Crossing Acheron[/url][/b] (Doom, 1994, 1) [sup][6: joepallai: 1, xdude_gamer: 5][/sup]&#10;[b]247. [url=https://www.doomworld.com/idgames/levels/doom2/Ports/d-f/de-pkg]Demon Eclipse[/url][/b] (Doom II, 2006, 12) [sup][6: Soundblock: 1, Lazorinc: 1, tchkb: 4][/sup]&#10;[b]247. [url=https://www.doomworld.com/idgames/themes/university/dmuhs061]Doom U.H.S.[/url][/b] (Doom, 1996, 1) [sup][6: Doomlover77: 6][/sup]&#10;[b]247. [url=https://www.doomworld.com/idgames/levels/doom2/Ports/d-f/d_space_v2]Doomed in SPACE[/url][/b] (Doom II, 2018, 13) [sup][6: Ezepov: 6][/sup]&#10;[b]247. [url=https://www.doomworld.com/idgames/levels/doom/Ports/d-f/dbimpact]Double Impact[/url][/b] (Doom, 2011, 9) [sup][6: Ralphis: 6][/sup]&#10;[b]247. [url=https://www.doomworld.com/idgames/levels/heretic/Ports/elfgp]Elf Gets Pissed[/url][/b] (Heretic, 2016, 9) [sup][6: Ralphis: 6][/sup]&#10;[b]247. [url=https://www.doomworld.com/idgames/levels/doom2/d-f/endgame]End Game[/url][/b] (Doom II, 2004, 8) [sup][6: pcorf: 6][/sup]&#10;[b]247. [url=https://www.doomworld.com/idgames/levels/doom/megawads/et]Endless Torture[/url][/b] (Doom, 2015, 36) [sup][6: soner du: 2, dei_eldren: 4][/sup]&#10;[b]247. [url=https://www.doomworld.com/idgames/levels/doom/0-9/01fava]Fava Beans[/url][/b] (Doom, 1995, 9) [sup][6: Philnemba: 2, NaZa: 4][/sup]&#10;[b]247. [url=https://www.doomworld.com/idgames/levels/doom2/Ports/megawads/5room]Five Rooms of Doom[/url][/b] (Doom II, 2015, 32) [sup][6: HyperLuke: 6][/sup]&#10;[b]247. [url=https://www.doomworld.com/forum/topic/124905-dbp40-funnelcake-apparitions/]Funnelcake Apparitions[/url][/b] (Doom II, [b]2021[/b], 8) [sup][6: &lt;&lt;Rewind: 6][/sup]&#10;[b]247. [url=https://www.doomworld.com/files/file/17934-incineration/]Incineration[/url][/b] (Doom, 2014, 9) [sup][6: Ryath: 5, dosboot: 1][/sup]&#10;[b]247. [url=https://www.doomworld.com/idgames/levels/doom2/Ports/megawads/intercep2]Interception II[/url][/b] (Doom II, [b]2020[/b], 31) [sup][6: RHhe82: 6][/sup]&#10;[b]247. [url=https://www.doomworld.com/idgames/levels/doom2/deathmatch/j-l/judas23]Judas[/url][/b] (Doom II, 1996, 1) [sup][6: antares031: 6][/sup]&#10;[b]247. [url=https://doomwiki.org/wiki/Maskim_Xul]Maskim Xul[/url][/b] (Doom II, 2017, 3) [sup][6: Dimon12321: 6][/sup]&#10;[b]247. [url=https://www.doomworld.com/idgames/levels/doom2/Ports/m-o/neodoom]NeoDoom[/url][/b] (Doom II, 2006, 32) [sup][6: OniriA: 6][/sup]&#10;[b]247. [url=https://www.doomworld.com/forum/topic/117844-nosp2-nanowadmo-megawad-slaughterwad/]NoReason's Speedmaps 2[/url][/b] (Doom II, [b]2020[/b], 34) [sup][6: sapphics: 6][/sup]&#10;[b]247. [url=https://www.doomworld.com/idgames/levels/doom/m-o/nukemine]Nuke Mine (Come Get Some)[/url][/b] (Doom, 1994, 9) [sup][6: Soundblock: 6][/sup]&#10;[b]247. [url=https://www.doomworld.com/forum/topic/49008-phmlspd-boom-maps-for-people-who-like-shooting-monsters/]Phmlspd[/url][/b] (Doom II, 2010, 13) [sup][6: maxmanium: 6][/sup]&#10;[b]247. [url=https://doomwiki.org/wiki/SSL2]SSL2[/url][/b] (Doom II, 1996, 1) [sup][6: antares031: 6][/sup]&#10;[b]247. [url=https://doomwiki.org/wiki/Strange_Aeons]Strange Aeons[/url][/b] (Doom, 2015, 45) [sup][6: ax34: 3, SOSU: 3][/sup]&#10;[b]247. [url=https://www.doomworld.com/idgames/levels/doom2/Ports/megawads/lmtmple3]Temple of the Lizard Men 3[/url][/b] (Doom II, 2013, 32) [sup][6: Lewonx: 6][/sup]&#10;[b]247. [url=https://www.doomworld.com/idgames/levels/doom2/Ports/m-o/massm]The Adventures of MassMouth[/url][/b] (Doom II, 2000, 10) [sup][6: Ralphis: 6][/sup]&#10;[b]247. [url=https://www.doomworld.com/idgames/levels/doom2/s-u/slayer]The Slayer[/url][/b] (Doom II, 2002, 15) [sup][6: Vorpal: 5, vdgg: 1][/sup]&#10;[b]247. [url=https://www.doomworld.com/idgames/themes/terrywads/uacmnnew]UAC Military Nightmare[/url][/b] (Doom II, 2008, 18) [sup][6: AnonimVio: 6][/sup]&#10;[b]247. [url=https://doomwiki.org/wiki/Ultimate_Doom_the_Way_id_Did]Ultimate Doom the Way id Did[/url][/b] (Doom, 2019, 9) [sup][6: Omniarch: 5, dosboot: 1][/sup]&#10;[b]247. [url=https://www.doomworld.com/idgames/levels/doom2/deathmatch/Ports/megawads/udmx]Unidoom Deathmatch X[/url][/b] (Doom II, 2008, 32) [sup][6: Ralphis: 6][/sup]&#10;[b]247. [url=https://www.doomworld.com/idgames/levels/doom2/Ports/m-o/ma_val]Valhalla[/url][/b] (Doom II, 2010, 1) [sup][6: 4everDoomed: 4, VanaheimRanger: 2][/sup]&#10;[b]281. [url=https://www.doomworld.com/forum/topic/115653-1000-line-2-cp-completed/]1000 Line 2 Community Project[/url][/b] (Doom II, [b]2020[/b], 34) [sup][5: Horus: 5][/sup]&#10;[b]281. [url=https://www.doomworld.com/vb/thread/71473]2048 Unleashed[/url][/b] (Doom II, 2015, 49) [sup][5: eharper256: 5][/sup]&#10;[b]281. [url=https://www.doomworld.com/idgames/levels/doom/Ports/a-c/aa_e1]Alpha Accident: Terra Nova[/url][/b] (Doom, 2016, 9) [sup][5: Rince-wind: 5][/sup]&#10;[b]281. [url=https://doomwiki.org/wiki/Army_of_Darkness_TC]Army of Darkness TC[/url][/b] (Doom II, 1996, 10) [sup][5: AtticTelephone: 5][/sup]&#10;[b]281. [url=https://www.doomworld.com/forum/topic/105451-birthday-bash-megawad-offical-release/]Birthday Bash [/url][/b] (Doom II, 2019, 25) [sup][5: eharper256: 5][/sup]&#10;[b]281. [url=https://www.doomworld.com/idgames/levels/doom2/Ports/a-c/bldstlp]Bloody Steel[/url][/b] (Doom II, 2014, 10) [sup][5: ella guro: 2, Li'l devil: 3][/sup]&#10;[b]281. [url=https://www.doomworld.com/idgames/levels/doom2/Ports/a-c/bor_lost]Brotherhood of Ruin: The Lost Temple[/url][/b] (Doom II, 2013, 1) [sup][5: Vorpal: 5][/sup]&#10;[b]281. [url=https://www.doomworld.com/idgames/levels/doom/p-r/retroeps]CH Retro Episode[/url][/b] (Doom, 2002, 9) [sup][5: Diabolución: 5][/sup]&#10;[b]281. [url=https://www.doomworld.com/forum/topic/121935-cydonia-throwback-plutonia-wad-beta-available/]Cydonia[/url][/b] (Plutonia, [b]2021[/b], 22) [sup][5: Xeogred: 5][/sup]&#10;[b]281. [url=https://www.doomworld.com/idgames/levels/doom/d-f/dante666]Dante's Gate[/url][/b] (Doom, 1994, 1) [sup][5: Soundblock: 5][/sup]&#10;[b]281. [url=https://www.doomworld.com/idgames/levels/doom2/Ports/d-f/dor]Dawn of Reality[/url][/b] (Doom II, 2010, 1) [sup][5: ax34: 4, Doomlover77: 1][/sup]&#10;[b]281. [url=http://www.wad-archive.com/wad/DOOM-Barracks-Zone-1]Doom Barracks Zone[/url][/b] (Doom II, 2010, 9) [sup][5: HUNdebLeonidasX: 3, TheMightyHeracross: 2][/sup]&#10;[b]281. [url=https://www.doomworld.com/forum/topic/54022-doom-center-do-you-know-that/]Doom Center[/url][/b] (Doom II, 2011, 1) [sup][5: HUNdebLeonidasX: 5][/sup]&#10;[b]281. [url=https://doomwiki.org/wiki/Doom_the_Way_id_Did:_The_Lost_Episodes]Doom the Way id Did: The Lost Episodes[/url][/b] (Doom, 2012, 55) [sup][5: Ryath: 5][/sup]&#10;[b]281. [url=https://doomwiki.org/wiki/Doom:_The_Golden_Souls_2]Doom: The Golden Souls 2[/url][/b] (Doom II, 2018, 49) [sup][5: TJG1289: 5][/sup]&#10;[b]281. [url=https://doomwiki.org/wiki/Doom:_The_Lost_Episode]Doom: The Lost Episode[/url][/b] (Doom, 2009, 9) [sup][5: Omniarch: 5][/sup]&#10;[b]281. [url=https://forum.zdoom.org/viewtopic.php?f=42&amp;t=63530]Doomish Den of Design[/url][/b] (Doom II, 2019, 1) [sup][5: Rince-wind: 5][/sup]&#10;[b]281. [url=https://www.doomworld.com/idgames/levels/doom2/Ports/d-f/dripfeed]Drip Feed[/url][/b] (Doom II, 2010, 1) [sup][5: Vorpal: 5][/sup]&#10;[b]281. [url=https://doomwiki.org/wiki/E1_Contest]E1 Contest[/url][/b] (Doom, 2001, 15) [sup][5: Diabolución: 5][/sup]&#10;[b]281. [url=https://www.doomworld.com/idgames/levels/doom2/Ports/d-f/entropy]Entropy[/url][/b] (Doom II, 2019, 2) [sup][5: akolai: 2, KineticBeverage: 3][/sup]&#10;[b]281. [url=https://doomwiki.org/wiki/Epic]Epic[/url][/b] (Doom II, 2007, 5) [sup][5: AtticTelephone: 5][/sup]&#10;[b]281. [url=https://www.doomworld.com/idgames/levels/doom2/deathmatch/megawads/exec]Execution[/url][/b] (Doom II, 2000, 18) [sup][5: Doomkid: 5][/sup]&#10;[b]281. [url=https://www.doomworld.com/idgames/levels/doom2/Ports/d-f/ftmtn_v2]Firetop Mountain[/url][/b] (Doom II, 2013, 1) [sup][5: smeghammer: 5][/sup]&#10;[b]281. [url=https://doomwiki.org/wiki/Flotsam]Flotsam[/url][/b] (Doom II, 2019, 16) [sup][5: KineticBeverage: 5][/sup]&#10;[b]281. [url=https://www.doomworld.com/idgames/levels/doom2/Ports/d-f/fw]Fractured﻿﻿﻿ Worlds﻿[/url][/b] (Doom II, [b]2021[/b], 9) [sup][5: Nefelibeta: 5][/sup]&#10;[b]281. [url=https://www.doomworld.com/forum/topic/116321-gateway-to-shangri-la-the-map-to-destroy-your-bitrate/]Gateway to Shangri-La[/url][/b] (Doom II, [b]2020[/b], 1) [sup][5: msx2plus: 5][/sup]&#10;[b]281. [url=https://forum.zdoom.org/viewtopic.php?f=19&amp;t=46718]Gene-Tech: Before the Storm[/url][/b] (Any Doom, 2014, 1) [sup][5: Graf Zahl: 5][/sup]&#10;[b]281. [url=https://www.doomworld.com/forum/topic/115127-wip-going-to-hell-megawad-testing/]Going To Hell[/url][/b] (Doom II, [b]2020[/b], 15) [sup][5: Bryan T: 5][/sup]&#10;[b]281. [url=https://www.doomworld.com/idgames/levels/doom2/deathmatch/Ports/megawads/gw2]Greenwar II[/url][/b] (Doom II, 2009, 36) [sup][5: Ed: 5][/sup]&#10;[b]281. [url=https://doomwiki.org/wiki/Haste_(WAD)]Haste[/url][/b] (Doom II, [b]2021[/b], 18) [sup][5: NiGHTS108: 5][/sup]&#10;[b]281. [url=https://www.doomworld.com/forum/topic/117072-now-on-idgames-hellevator-32-maps-community-project-boom-megawad/]Hellevator[/url][/b] (Doom II, [b]2021[/b], 32) [sup][5: Bryan T: 5][/sup]&#10;[b]281. [url=https://www.doomworld.com/idgames/levels/doom2/Ports/g-i/inncnx2]Innocence X2[/url][/b] (Doom II, 2016, 10) [sup][5: Spectra: 5][/sup]&#10;[b]281. [url=https://www.doomworld.com/idgames/levels/doom2/g-i/island]Island[/url][/b] (Doom II, 1995, 1) [sup][5: Doomlover77: 5][/sup]&#10;[b]281. [url=https://doomwiki.org/wiki/Jade_Earth]Jade Earth[/url][/b] (Doom II, 2010, 1) [sup][5:  Foodles: 5][/sup]&#10;[b]281. [url=https://doomwiki.org/wiki/Lilith]lilith[/url][/b] (Doom II, 2017, 12) [sup][5: msx2plus: 5][/sup]&#10;[b]281. [url=https://www.doomworld.com/files/file/18370-mano-laikas-a-road-to-gamzatti/]Mano Laikas: A road to Gamzatti[/url][/b] (Doom II, 2016, 32) [sup][5: rzh: 5][/sup]&#10;[b]281. [url=https://doomwiki.org/wiki/Moonblood]Moonblood[/url][/b] (Doom II, 2017, 32) [sup][5: dei_eldren: 5][/sup]&#10;[b]281. [url=https://www.doomworld.com/idgames/levels/doom2/m-o/mordeth]Mordeth[/url][/b] (Doom II, 1997, 6) [sup][5: Vorpal: 5][/sup]&#10;[b]281. [url=https://doomwiki.org/wiki/Mutabor]Mutabor[/url][/b] (Doom II, [b]2020[/b], 3) [sup][5: Nefelibeta: 5][/sup]&#10;[b]281. [url=https://doomwiki.org/wiki/No_Sleep_for_the_Dead]No Sleep for the Dead[/url][/b] (Doom, 2016, 10) [sup][5: Omniarch: 5][/sup]&#10;[b]281. [url=https://www.doomworld.com/idgames/levels/doom2/Ports/megawads/nova2]Nova II: New Dawn[/url][/b] (Doom II, 2015, 32) [sup][5: Not Jabba: 3, dylux: 1, MtPain27: 1][/sup]&#10;[b]281. [url=https://www.wad-archive.com/wad/01646c625ef2959eb08e895889a5b88ac341af9a]One Doom's Day[/url][/b] (Doom II, 2013, 5) [sup][5: Apaul27: 5][/sup]&#10;[b]281. [url=https://www.doomworld.com/idgames/levels/doom2/Ports/p-r/paranoid]Paranoid[/url][/b] (Doom II, 2010, 8) [sup][5: termrork: 5][/sup]&#10;[b]281. [url=https://www.doomworld.com/idgames/levels/doom2/Ports/p-r/planisf2]Planisphere 2[/url][/b] (Doom II, 2012, 1) [sup][5: ax34: 5][/sup]&#10;[b]281. [url=https://www.doomworld.com/idgames/?id=19249]Preacher[/url][/b] (Doom II, 2018, 9) [sup][5: DoomDork: 3, Snikle: 1, SCF: 1][/sup]&#10;[b]281. [url=https://www.doomworld.com/vb/wads-mods/67271-project-uber-idgamesd/]Project Uber[/url][/b] (Doom II, 2016, 6) [sup][5: Rince-wind: 5][/sup]&#10;[b]281. [url=https://doomwiki.org/wiki/Return_to_Hadron]Return to Hadron Episode 1[/url][/b] (Doom, 2015, 27) [sup][5: Omniarch: 5][/sup]&#10;[b]281. [url=https://doomwiki.org/wiki/Saturnine_Chapel]Saturnine Chapel[/url][/b] (Doom II, 2017, 1) [sup][5: msx2plus: 5][/sup]&#10;[b]281. [url=https://www.doomworld.com/idgames/levels/doom2/s-u/selfish5]SELFISH5[/url][/b] (Doom II, 2005, 1) [sup][5: Diabolución: 5][/sup]&#10;[b]281. [url=https://www.doomworld.com/idgames/levels/doom2/Ports/s-u/sotnr]Shadows of The Nightmare Realm[/url][/b] (Doom II, 2017, 6) [sup][5: 4everDoomed: 5][/sup]&#10;[b]281. [url=https://www.doomworld.com/forum/topic/112163-25-maps-completed-sign-of-torment-boom-compatible-megawadwip/]Sign of Torment[/url][/b] (Doom II, [b]2021[/b], 32) [sup][5: dei_eldren: 5][/sup]&#10;[b]281. [url=https://www.doomworld.com/idgames/levels/doom/Ports/p-r/pe1_phob]Simply Phobos[/url][/b] (Doom, 2004, 10) [sup][5: Diabolución: 5][/sup]&#10;[b]281. [url=https://doomwiki.org/wiki/SkePLand]SkePLand[/url][/b] (Plutonia, 2011, 3) [sup][5: vdgg: 5][/sup]&#10;[b]281. [url=https://www.doomworld.com/idgames/deathmatch/skulltag/spacedm9]SpaceDM9[/url][/b] (Doom II, 2011, 3) [sup][5: Ed: 5][/sup]&#10;[b]281. [url=https://www.doomworld.com/forum/topic/122115-megawad-tarnsmans-projectile-hell-rcf/]Tarnsman's Projectile Hell[/url][/b] (Doom II, [b]2021[/b], 36) [sup][5: rd: 5][/sup]&#10;[b]281. [url=https://doomwiki.org/wiki/The_Artifact_(WAD)]The Artifact[/url][/b] (Doom II, 1995, 3) [sup][5: Ragu: 5][/sup]&#10;[b]281. [url=https://www.doomworld.com/forum/topic/116046-dbp26-the-city-of-damned-children/]The City of Damned Children[/url][/b] (Doom II, [b]2020[/b], 11) [sup][5: Rince-wind: 2, TJG1289: 3][/sup]&#10;[b]281. [url=https://www.doomworld.com/forum/topic/103490-the-egg-of-human-endeavors-final-on-idgames/]The Egg of Human Endeavors[/url][/b] (Doom II, 2019, 1) [sup][5: msx2plus: 5][/sup]&#10;[b]281. [url=https://zdoom.org/wiki/The_Ghoul's_Forest_series]The Ghoul's Forest 3[/url][/b] (Doom II, 2007, 1) [sup][5: Li'l devil: 3, Doomlover77: 2][/sup]&#10;[b]281. [url=https://doomwiki.org/wiki/The_Mapwich_2:_The_Mapwichening]The Mapwich 2: The Mapwichening[/url][/b] (Doom II, [b]2020[/b], 22) [sup][5: Bryan T: 5][/sup]&#10;[b]281. [url=https://www.doomworld.com/forum/topic/115177-three-is-a-crowd-vanilla-megawad-with-three-protagonists-finally-released/]Three Is A Crowd[/url][/b] (Doom II, [b]2020[/b], 19) [sup][5: Omniarch: 5][/sup]&#10;[b]281. [url=https://www.doomworld.com/forum/topic/111099-psx-doom-megawad-fall-of-triton-remake-triton-ii/]TRITON﻿ II﻿[/url][/b] (Doom II, [b]2020[/b], 40) [sup][5: behemoth_667: 5][/sup]&#10;[b]281. [url=https://www.doomworld.com/forum/topic/101509-unwelcome-developement-thread-new-map-for-testing/]UNWELCOME[/url][/b] (Doom II, 2018, 10) [sup][5: Ryath: 5][/sup]&#10;[b]281. [url=https://www.doomworld.com/idgames/levels/doom2/Ports/v-z/vulkan]Vulkan Episode 1[/url][/b] (Doom II, 2017, 7) [sup][5: HyperLuke: 5][/sup]&#10;[b]281. [url=https://www.doomworld.com/vb/wads-mods/71259-way-too-many-dead-guys-map05-alpha-available/]Way 2 Many Dead Guys[/url][/b] (Doom II, 2014, 9) [sup][5: Nancsi: 5][/sup]&#10;[b]281. [url=https://doomwiki.org/wiki/WOOO]WOOO[/url][/b] (Doom II, 2013, 32) [sup][5: lokbustam257: 5][/sup]&#10;[b]281. [url=https://www.doomworld.com/forum/topic/125529-wormwood-the-horror-boom-comp-halloween-maps-by-ribbiks-and-me/]Wormwood ]|[ - The Horror[/url][/b] (Doom II, [b]2021[/b], 3) [sup][5: Nefelibeta: 5][/sup]&#10;[b]281. [url=https://www.moddb.com/mods/bloodpack]ZBloodpack[/url][/b] (Doom II, 2005, 32) [sup][5: smeghammer: 5][/sup]&#10;[b]281. [url=https://www.doomworld.com/idgames/levels/doom2/Ports/v-z/zendyn_x]Zen Dynamics[/url][/b] (Doom II, 2005, 7) [sup][5: Phobus: 4, TechnoDoomed1: 1][/sup]&#10;[b]350. [url=https://www.doomworld.com/idgames/levels/doom2/a-c/area51]Area 51[/url][/b] (Doom II, 1997, 2) [sup][4: Doomkid: 2, TheGreenZap: 2][/sup]&#10;[b]350. [url=https://www.doomworld.com/idgames/levels/doom2/a-c/chord2]Chord 2[/url][/b] (Doom II, 1997, 1) [sup][4: Paul977: 4][/sup]&#10;[b]350. [url=https://www.doomworld.com/files/file/10874-city-of-doom-part-i-beta-1-11/]City of DooM (Part I)[/url][/b] (Doom II, 2000, 11) [sup][4: ax34: 4][/sup]&#10;[b]350. [url=https://www.doomworld.com/idgames/levels/doom2/Ports/a-c/crimsonh]Crimson Horizon[/url][/b] (Doom II, 2009, 1) [sup][4: Paul977: 4][/sup]&#10;[b]350. [url=https://www.doomworld.com/idgames/levels/doom2/deathmatch/Ports/megawads/crudream]Crucified Dreams[/url][/b] (Doom II, 2006, 41) [sup][4: Soundblock: 4][/sup]&#10;[b]350. [url=https://www.doomworld.com/forum/topic/106371-czechbox-final-version-available/]CzechBox[/url][/b] (Doom II, [b]2020[/b], 32) [sup][4: Willy W.: 4][/sup]&#10;[b]350. [url=https://www.doomworld.com/idgames/levels/doom2/Ports/d-f/dcity2_5]Damned City 2[/url][/b] (Doom II, 2019, 10) [sup][4: ax34: 4][/sup]&#10;[b]350. [url=https://www.doomworld.com/idgames/levels/doom2/Ports/d-f/dark7]Dark 7 (with Mission Pack)[/url][/b] (Doom II, 2002, 7) [sup][4: smeghammer: 4][/sup]&#10;[b]350. [url=https://doomwiki.org/wiki/Dead.air]dead.air[/url][/b] (Doom II, 2016, 1) [sup][4: HyperLuke: 2, Lorenz0: 2][/sup]&#10;[b]350. [url=https://www.doomworld.com/idgames/levels/doom2/megawads/d2reload]Doom 2 Reloaded[/url][/b] (Doom II, 2009, 32) [sup][4: Odal: 2, Hitherto: 2][/sup]&#10;[b]350. [url=https://www.doomworld.com/idgames/levels/doom2/Ports/d-f/doomisla]Doom Island[/url][/b] (Doom II, [b]2021[/b], 9) [sup][4: dei_eldren: 4][/sup]&#10;[b]350. [url=https://www.doomworld.com/idgames/levels/doom2/d-f/earth]Earth[/url][/b] (Doom II, 1998, 10) [sup][4: ShoDemo: 3, TheNerdTurtle2: 1][/sup]&#10;[b]350. [url=https://www.doomworld.com/forum/topic/94601-empyrion_v39-14-udmf-coop-maps-with-single-player-support/]Empyrion[/url][/b] (Doom II, 2017, 14) [sup][4: Gaia74: 4][/sup]&#10;[b]350. [url=https://www.doomworld.com/idgames/levels/doom/d-f/favie112]Favillesco - Episode 1: Genuflected on Io[/url][/b] (Doom, 2013, 9) [sup][4: dei_eldren: 4][/sup]&#10;[b]350. [url=https://www.doomworld.com/idgames/levels/doom2/deathmatch/megawads/gothicdm]Gothic DM[/url][/b] (Doom II, 1997, 32) [sup][4: Soundblock: 1, toxic.rat: 3][/sup]&#10;[b]350. [url=https://www.doomworld.com/idgames/levels/heretic/Ports/curse]Heretic - Curse of D'sparil[/url][/b] (Heretic, 2010, 9) [sup][4: JudgeDeadd: 2, Hitherto: 2][/sup]&#10;[b]350. [url=https://www.doomworld.com/idgames/levels/doom2/Ports/g-i/impencse]Imp Encounter[/url][/b] (Doom II, 2003, 1) [sup][4: AnonimVio: 4][/sup]&#10;[b]350. [url=https://www.doomworld.com/forum/topic/74792-jiffy-bag-a-speedmap-megawad-rc2-released/]Jiffy Bag[/url][/b] (Doom II, 2015, 32) [sup][4: TheNerdTurtle2: 4][/sup]&#10;[b]350. [url=https://www.doomworld.com/idgames/levels/doom2/Ports/j-l/khorus]Khorus[/url][/b] (Doom II, 2012, 9) [sup][4: NuMetalManiak: 4][/sup]&#10;[b]350. [url=https://www.doomworld.com/forum/topic/124896-final-literalism-release-thread/]Literalism[/url][/b] (Doom II, [b]2021[/b], 26) [sup][4: &lt;&lt;Rewind: 4][/sup]&#10;[b]350. [url=https://www.doomworld.com/files/file/15671-mapgame/]Mapgame[/url][/b] (Doom, 2009, 9) [sup][4: m8f: 4][/sup]&#10;[b]350. [url=https://www.doomworld.com/idgames/levels/doom2/Ports/m-o/nfh2]Neighborhood From Hell[/url][/b] (Doom II, 2012, 1) [sup][4: ax34: 4][/sup]&#10;[b]350. [url=https://www.doomworld.com/idgames/levels/doom2/m-o/nostromo]Nostromo's Run[/url][/b] (Doom II, 1995, 1) [sup][4: soner du: 1, Ragu: 3][/sup]&#10;[b]350. [url=https://doomwiki.org/wiki/Robocop_Doom]Robocop Doom[/url][/b] (Doom II, 2019, 17) [sup][4: ax34: 4][/sup]&#10;[b]350. [url=https://www.doomworld.com/idgames/levels/doom2/Ports/s-u/sinedie]Sine Die[/url][/b] (Doom II, 2007, 2) [sup][4: bLOCKbOYgAMES: 4][/sup]&#10;[b]350. [url=https://www.doomworld.com/idgames/levels/doom2/Ports/megawads/sf3]Slaughterfest 3[/url][/b] (Doom II, 2018, 35) [sup][4: Nazgul9: 4][/sup]&#10;[b]350. [url=https://www.doomworld.com/idgames/levels/doom2/Ports/megawads/doomtrib]The DOOM Tribute Project[/url][/b] (Doom II, 2016, 34) [sup][4: ax34: 4][/sup]&#10;[b]350. [url=https://www.doomworld.com/idgames/levels/doom/megawads/nmdu]The Ultimate NMD [/url][/b] (Doom, 2009, 27) [sup][4: eharper256: 4][/sup]&#10;[b]350. [url=https://doomwiki.org/wiki/The_Wayfarer]The Wayfarer[/url][/b] (Heretic, 2019, 9) [sup][4: rd: 4][/sup]&#10;[b]350. [url=https://zdoom.org/wiki/Town_Infection]Town Infection[/url][/b] (Doom II, 2013, 34) [sup][4: Dimon12321: 4][/sup]&#10;[b]350. [url=https://www.doomworld.com/idgames/levels/doom2/s-u/townhou2]Townhouses[/url][/b] (Doom II, 1995, 1) [sup][4: Doomlover77: 4][/sup]&#10;[b]350. [url=http://odamex.net/boards/index.php?topic=2246.0]UAC Ultra 2[/url][/b] (Doom II, 2013, 7) [sup][4: Sky: 4][/sup]&#10;[b]350. [url=https://www.doomworld.com/idgames/levels/doom2/Ports/v-z/vrack]Vrack[/url][/b] (Doom II, 2000, 1) [sup][4: bzzrak: 4][/sup]&#10;[b]383. [url=https://www.wad-archive.com/wad/9c6e76bda78d64a3fd280aadc0394a3ed5d8a157]1993[/url][/b] (Any Doom, 2014, 0) [sup][3: Apaul27: 3][/sup]&#10;[b]383. [url=https://www.doomworld.com/idgames/levels/doom/Ports/megawads/sinergy] SINERGY[/url][/b] (Doom, 2019, 36) [sup][3: Ezepov: 3][/sup]&#10;[b]383. [url=https://www.doomworld.com/forum/post/1753652]2castles[/url][/b] (?, [b]?[/b], ?) [sup][3: Soundblock: 3][/sup]&#10;[b]383. [url=https://www.doomworld.com/forum/topic/90605-v04-a-boy-and-his-barrel-a-secret-is-revealed/]A Boy and His Barrel[/url][/b] (Doom II, 2016, 5) [sup][3: Dragonfly: 3][/sup]&#10;[b]383. [url=https://www.doomworld.com/files/file/18491-absolutely-killed/]Absolutely Killed[/url][/b] (Doom, 2016, 9) [sup][3: NoisyVelvet: 3][/sup]&#10;[b]383. [url=https://www.doomworld.com/idgames/levels/doom/Ports/a-c/aaawake]Awakening[/url][/b] (Doom, 2010, 1) [sup][3: Graf Zahl: 3][/sup]&#10;[b]383. [url=https://www.doomworld.com/idgames/levels/doom2/Ports/a-c/balls]Balls[/url][/b] (Doom II, 2006, 1) [sup][3: Li'l devil: 3][/sup]&#10;[b]383. [url=https://forum.zdoom.org/viewtopic.php?t=47680#p810207]Batman Doom: Reborn[/url][/b] (Doom II, 2015, 32) [sup][3: ax34: 3][/sup]&#10;[b]383. [url=https://www.doomworld.com/idgames/levels/doom2/Ports/a-c/bermuda]Bermuda Triangle[/url][/b] (Doom II, 1999, 1) [sup][3: Doomkid: 1, TheGreenZap: 2][/sup]&#10;[b]383. [url=https://www.doomworld.com/idgames/levels/doom2/Ports/a-c/bbv11]Botanic Biosphere[/url][/b] (Doom II, 2014, 1) [sup][3: Jaromir Bergmann: 3][/sup]&#10;[b]383. [url=https://www.doomworld.com/idgames/levels/doom2/a-c/chord1]Chord 1[/url][/b] (Doom II, 1997, 1) [sup][3: Paul977: 3][/sup]&#10;[b]383. [url=https://www.doomworld.com/idgames/levels/doom2/Ports/a-c/chord3]Chord 3[/url][/b] (Doom II, 2000, 1) [sup][3: Paul977: 3][/sup]&#10;[b]383. [url=https://www.doomworld.com/idgames/levels/doom2/a-c/chordg]Chord G[/url][/b] (Doom II, 1999, 1) [sup][3: Paul977: 3][/sup]&#10;[b]383. [url=https://www.doomworld.com/idgames/levels/doom2/Ports/a-c/cityass]City Assault[/url][/b] (Doom II, 2013, 1) [sup][3: ax34: 3][/sup]&#10;[b]383. [url=https://www.doomworld.com/idgames/levels/doom2/d-f/darkcvnt]Dark Covenant[/url][/b] (Doom II, 1996, 12) [sup][3: NuMetalManiak: 2, bonnie: 1][/sup]&#10;[b]383. [url=https://www.doomworld.com/idgames/levels/doom2/d-f/demondrv]DEMON DRIVER!!!![/url][/b] (Doom II, 2006, 1) [sup][3: smeghammer: 3][/sup]&#10;[b]383. [url=https://www.doomworld.com/idgames/levels/doom2/Ports/d-f/darknes2]Disciples of Darkness[/url][/b] (Doom II, 2017, 4) [sup][3: Nirvana: 3][/sup]&#10;[b]383. [url=https://www.doomworld.com/idgames/levels/doom2/Ports/d-f/disjunct]Disjunction[/url][/b] (Doom II, 2017, 11) [sup][3: Lorenz0: 3][/sup]&#10;[b]383. [url=https://www.doomworld.com/idgames/levels/doom2/d-f/europe]Europe[/url][/b] (Doom II, 2005, 1) [sup][3: ax34: 3][/sup]&#10;[b]383. [url=https://www.doomworld.com/idgames/levels/doom/d-f/faviae21]Favillesco Alpha Episode 2: Desecration on Thebe[/url][/b] (Doom, 2015, 9) [sup][3: Ezepov: 3][/sup]&#10;[b]383. [url=https://www.doomworld.com/forum/topic/106186-frog_and_toadwad-12-maps/]frog_and_toad.wad[/url][/b] (Doom II, 2019, 12) [sup][3: akolai: 3][/sup]&#10;[b]383. [url=https://forum.zdoom.org/viewtopic.php?f=19&amp;t=13397#p273718]Hell-Forged[/url][/b] (Doom II, 2019, 10) [sup][3: Woolie Wool: 3][/sup]&#10;[b]383. [url=https://www.doomworld.com/forum/topic/113414-wip-hellish-rogues-a-new-mappers-first-mapset-feb-15th-2021-near-final-version-available/]Hellish Rogues[/url][/b] (Doom II, [b]2021[/b], 11) [sup][3: dei_eldren: 3][/sup]&#10;[b]383. [url=http://xsnake.free.fr/invasion/shots.htm]Invasion UAC[/url][/b] (Doom II, 2005, 32) [sup][3: Red-XIII: 3][/sup]&#10;[b]383. [url=https://www.doomworld.com/idgames/levels/doom2/megawads/kssht]Khorus' Speedy Shit[/url][/b] (Doom II, 2011, 32) [sup][3: Phobus: 2, whybmonotacrab: 1][/sup]&#10;[b]383. [url=https://www.doomworld.com/idgames/levels/doom2/Ports/j-l/los]Legacy of Suffering[/url][/b] (Doom II, 2009, 10) [sup][3: MFG38: 3][/sup]&#10;[b]383. [url=https://www.doomworld.com/forum/topic/117417-lunar-outpost-359-wip-wad-updated-2132021-revamped-older-levels/]Lunar Outpost 359[/url][/b] (TNT, [b]2021[/b], 10) [sup][3: dei_eldren: 3][/sup]&#10;[b]383. [url=https://www.moddb.com/mods/brutal-doom/addons/brutalized-doom-and-doom-ii]Maps of Chaos[/url][/b] (Doom II, 2013, 57) [sup][3: I_Punch_Demons: 3][/sup]&#10;[b]383. [url=https://zdoom.org/wiki/Marine_Assault]Marine Assault[/url][/b] (Doom II, 2003, 1) [sup][3: Li'l devil: 3][/sup]&#10;[b]383. [url=https://www.doomworld.com/idgames/levels/doom2/m-o/nilla]Nilla DooM[/url][/b] (Doom II, 2004, 7) [sup][3: roadworx: 3][/sup]&#10;[b]383. [url=https://www.doomworld.com/idgames/levels/doom2/p-r/phobos2]Phobos[/url][/b] (Doom II, 1998, 4) [sup][3: Jaws In Space: 3][/sup]&#10;[b]383. [url=https://www.doomworld.com/idgames/levels/doom2/Ports/p-r/pleiades]Pleiades[/url][/b] (Doom II, 2000, 11) [sup][3: ax34: 3][/sup]&#10;[b]383. [url=https://www.doomworld.com/idgames/music/plutmidi]Plutonia MIDI Pack[/url][/b] (Plutonia, 2013, 0) [sup][3: Diabolución: 1, DJVCardMaster: 2][/sup]&#10;[b]383. [url=https://www.elzee.co.nz/rotttc/index.html]Return of the Triad[/url][/b] (Standalone, 2011, 18) [sup][3: ax34: 3][/sup]&#10;[b]383. [url=https://www.doomworld.com/idgames/levels/doom2/Ports/p-r/rush]Rush[/url][/b] (Doom II, 2014, 12) [sup][3: Nirvana: 2, I_Punch_Demons: 1][/sup]&#10;[b]383. [url=https://www.doomworld.com/idgames/levels/hexen/s-u/serpent]Serpent: Resurrection[/url][/b] (Hexen, 2010, 25) [sup][3: TheMightyHeracross: 3][/sup]&#10;[b]383. [url=https://www.doomworld.com/forum/topic/110956-syringe-v11-now-an-official-addon-oh-snap/]Syringe[/url][/b] (Doom II, 2019, 7) [sup][3: dosboot: 1, Xeogred: 2][/sup]&#10;[b]383. [url=https://www.doomworld.com/idgames/levels/doom2/Ports/s-u/t3st]T3ST[/url][/b] (Doom II, 2016, 7) [sup][3: bzzrak: 3][/sup]&#10;[b]383. [url=https://doomwiki.org/wiki/The_Lost_Episodes_of_Doom]The Lost Episodes of Doom[/url][/b] (Doom, 1995, 24) [sup][3: Diabolución: 3][/sup]&#10;[b]383. [url=https://www.doomworld.com/idgames/levels/doom2/deathmatch/s-u/udm3]Unidoom DM 3[/url][/b] (Doom II, 2004, 16) [sup][3: Doomkid: 3][/sup]&#10;[b]383. [url=https://www.doomworld.com/idgames/levels/doom2/Ports/v-z/vrack2b]Vrack 2[/url][/b] (Doom II, 2001, 1) [sup][3: smeghammer: 3][/sup]&#10;[b]383. [url=https://doomwiki.org/wiki/WOOO_2]WOOO 2[/url][/b] (Doom II, 2014, 38) [sup][3: lokbustam257: 3][/sup]&#10;[b]425. [url=https://www.doomworld.com/idgames/levels/doom2/megawads/3ha3]3 Heures d'agonie 3[/url][/b] (Doom II, 2017, 32) [sup][2: Roofi: 2][/sup]&#10;[b]425. [url=https://www.doomworld.com/idgames/levels/doom2/Ports/0-9/30kmaps]30,000 Levels[/url][/b] (Doom II, 2012, 30000) [sup][2: AnonimVio: 2][/sup]&#10;[b]425. [url=https://www.doomworld.com/vb/thread/103867]Akeldama[/url][/b] (Doom II, [b]2020[/b], 32) [sup][2: Snikle: 2][/sup]&#10;[b]425. [url=https://www.doomworld.com/forum/topic/124790-atmospheric-extinction-a-boom-mapset-now-on-idgames/]Atmospheric﻿﻿﻿﻿﻿﻿ ﻿Extinction﻿[/url][/b] (Doom II, [b]2021[/b], 9) [sup][2: northivanastan: 2][/sup]&#10;[b]425. [url=https://www.doomworld.com/idgames/levels/doom2/Ports/s-u/tcotd]City of the Damned[/url][/b] (Doom II, 2004, 1) [sup][2: HUNdebLeonidasX: 2][/sup]&#10;[b]425. [url=https://www.doomworld.com/forum/topic/108938-doom-ii-25-years-on-earth-32-map-limit-removing-old-school-megawad-one-year-late-edition-released-now-on-idgames/]Doom II: 25 Years on Earth[/url][/b] (Doom II, [b]2020[/b], 32) [sup][2: sapphics: 2][/sup]&#10;[b]425. [url=https://doomwiki.org/wiki/Doom_II]Doom II: Hell on Earth[/url][/b] (Doom II, 1994, 32) [sup][2: Fadri: 2][/sup]&#10;[b]425. [url=https://www.doomworld.com/idgames/levels/doom2/megawads/drn]Down the Drain[/url][/b] (Doom II, [b]2021[/b], 32) [sup][2: MtPain27: 2][/sup]&#10;[b]425. [url=https://www.doomworld.com/files/file/18802-ice-rage/]Ice Rage[/url][/b] (Doom II, 2017, 1) [sup][2: Chamelenoel: 2][/sup]&#10;[b]425. [url=https://www.doomworld.com/idgames/levels/doom2/Ports/d-f/dmdjm01]Jagermorder: Chemical Lab[/url][/b] (Doom II, 1999, 1) [sup][2: Soundblock: 2][/sup]&#10;[b]425. [url=https://www.doomworld.com/idgames/levels/doom2/a-c/bldnight]One Bloody Night[/url][/b] (Doom II, 2002, 9) [sup][2: WH-Wilou84: 1, T-Rex: 1][/sup]&#10;[b]425. [url=https://doomwiki.org/wiki/Remain_1]Remain 1[/url][/b] (Doom II, 2007, 11) [sup][2: Hitherto: 2][/sup]&#10;[b]425. [url=https://www.wad-archive.com/wad/be21919b261d404e694dd19e88bfaea2]Rocket Space Jumping[/url][/b] (Doom II, 2007, 1) [sup][2: Red-XIII: 2][/sup]&#10;[b]425. [url=https://www.doomworld.com/idgames/levels/doom2/0-9/666]Sector 666[/url][/b] (Doom II, 1998, 11) [sup][2: bzzrak: 2][/sup]&#10;[b]425. [url=https://www.doomworld.com/idgames/levels/doom2/Ports/megawads/mayhem17]Super MAYhem 17[/url][/b] (Doom II, 2017, 29) [sup][2: Octillion: 2][/sup]&#10;[b]425. [url=https://www.doomworld.com/idgames/levels/doom2/a-c/aboosysv]System Vices[/url][/b] (Doom II, 1996, 8) [sup][2: Grazza: 2][/sup]&#10;[b]425. [url=https://www.doomworld.com/forum/topic/119490-a-boom-compatible-slaughter-mapthe-mucus-empire-final-version/]The Mucus Empire[/url][/b] (Doom II, [b]2021[/b], 1) [sup][2: Maribo: 1, Nefelibeta: 1][/sup]&#10;[b]425. [url=https://www.doomworld.com/idgames/themes/university/trinity2]The Unholy Trinity[/url][/b] (Doom, 1994, 1) [sup][2: Soundblock: 2][/sup]&#10;[b]443. [url=https://www.doomworld.com/idgames/levels/doom2/Ports/s-u/seasons]4 Seasons of Doom[/url][/b] (Doom II, 2018, 4) [sup][1: vdgg: 1][/sup]&#10;[b]443. [url=https://doomwiki.org/wiki/5till_L1_Complex]5till L1 Complex[/url][/b] (Doom II, 2012, 1) [sup][1: Li'l devil: 1][/sup]&#10;[b]443. [url=https://www.doomworld.com/idgames/levels/doom2/Ports/a-c/aeternum]Aeternum[/url][/b] (Doom II, 2007, 3) [sup][1: 42PercentHealth: 1][/sup]&#10;[b]443. [url=https://www.doomworld.com/idgames/levels/doom2/Ports/a-c/crfe_p1]Can't Run From Evil [/url][/b] (Doom II, 2012, 4) [sup][1: vdgg: 1][/sup]&#10;[b]443. [url=https://www.doomworld.com/idgames/levels/doom2/Ports/a-c/coecits]Castle of Eternal Carrot in the Sky[/url][/b] (Doom II, 2001, 1) [sup][1: Jaws In Space: 1][/sup]&#10;[b]443. [url=https://www.doomworld.com/idgames/levels/doom/a-c/cleim10]Cleimos[/url][/b] (Doom, 1994, 9) [sup][1: Soundblock: 1][/sup]&#10;[b]443. [url=https://www.doomworld.com/idgames/levels/doom2/Ports/a-c/c-shock]Combat Shock[/url][/b] (Plutonia, 2011, 4) [sup][1: WH-Wilou84: 1][/sup]&#10;[b]443. [url=https://doomwiki.org/wiki/Congestion:_64]Congestion: 64[/url][/b] (Doom II, 2005, 32) [sup][1: Li'l devil: 1][/sup]&#10;[b]443. [url=https://www.doomworld.com/idgames/levels/doom2/a-c/cygnus20]Cygnus IV[/url][/b] (Doom II, 1997, 14) [sup][1: Philnemba: 1][/sup]&#10;[b]443. [url=https://doomwiki.org/wiki/Demonastery]Demonastery[/url][/b] (Doom II, 2018, 1) [sup][1: VanaheimRanger: 1][/sup]&#10;[b]443. [url=https://doomwiki.org/wiki/Doom_the_Way_id_Did]dtwidmus.wad﻿[/url][/b] (Doom, 2011, 0) [sup][1: Diabolución: 1][/sup]&#10;[b]443. [url=https://www.doomworld.com/idgames/levels/doom/d-f/eternity]Eternity[/url][/b] (Doom, 1994, 8) [sup][1: bonnie: 1][/sup]&#10;[b]443. [url=https://www.doomworld.com/forum/topic/101755-exomoon-megawad-directors-cut-release/]Exomoon[/url][/b] (Doom II, 2017, 24) [sup][1: Lorenz0: 1][/sup]&#10;[b]443. [url=https://www.doomworld.com/idgames/levels/doom2/Ports/megawads/enirvana]Experiencing Nirvana[/url][/b] (Doom II, 2017, 32) [sup][1: akolai: 1][/sup]&#10;[b]443. [url=https://www.doomworld.com/idgames/levels/doom/d-f/extremal]Extremal Doom[/url][/b] (Doom, 2006, 27) [sup][1: Grazza: 1][/sup]&#10;[b]443. [url=https://www.doomworld.com/idgames/levels/doom2/deathmatch/Ports/g-i/greenwar]Green War[/url][/b] (Doom II, 2002, 32) [sup][1: joepallai: 1][/sup]&#10;[b]443. [url=https://doomwiki.org/wiki/Grezzo_2]Grezzo 2[/url][/b] (Standalone, 2012, n) [sup][1: AnonimVio: 1][/sup]&#10;[b]443. [url=https://doomwiki.org/wiki/H2H-Xmas]H2H-Xmas[/url][/b] (Doom II, 1995, 32) [sup][1: Katamori: 1][/sup]&#10;[b]443. [url=https://www.doomworld.com/idgames/levels/doom2/Ports/j-l/kusok]kusok(Kurashiki's kuso map)[/url][/b] (Doom II, 2013, 2) [sup][1: Fadri: 1][/sup]&#10;[b]443. [url=https://www.doomworld.com/idgames/levels/doom2/Ports/j-l/lilium]Lilium[/url][/b] (Doom II, 2016, 1) [sup][1: Lewonx: 1][/sup]&#10;[b]443. [url=https://www.doomworld.com/idgames/levels/doom/j-l/lithe2m1]LithE2M1[/url][/b] (Doom, 1994, 1) [sup][1: bzzrak: 1][/sup]&#10;[b]443. [url=https://www.doomworld.com/idgames/levels/doom2/megawads/mlm12]Mini-Level Megawad[/url][/b] (Doom II, 2009, 32) [sup][1: Phobus: 1][/sup]&#10;[b]443. [url=https://www.doomworld.com/forum/topic/85907-nefertitiwad-6-maps/#comment-1554820]Nefertiti[/url][/b] (Doom II, 2016, 6) [sup][1: NoisyVelvet: 1][/sup]&#10;[b]443. [url=https://forum.zdoom.org/viewtopic.php?f=19&amp;t=47816]Pinochestein 3D[/url][/b] (Doom II, 2015, 32) [sup][1: Ezepov: 1][/sup]&#10;[b]443. [url=https://doomwiki.org/wiki/Polygon_Base]Polygon Base[/url][/b] (Doom II, 1996, 1) [sup][1: roadworx: 1][/sup]&#10;[b]443. [url=https://doomwiki.org/wiki/Ray_Mohawk_2:_Ray_Wreaks_Havoc!]Ray Mohawk 2[/url][/b] (Doom II, [b]2021[/b], 22) [sup][1: tonytheparrot: 1][/sup]&#10;[b]443. [url=http://thekinsie.com/reelism/]Reelism[/url][/b] (Doom II, 2011, 20) [sup][1: HUNdebLeonidasX: 1][/sup]&#10;[b]443. [url=https://www.doomworld.com/idgames/levels/doom2/Ports/s-u/spagheti]Spicy Evil Spaghetti[/url][/b] (Doom II, 2016, 1) [sup][1: everennui: 1][/sup]&#10;[b]443. [url=https://doomwiki.org/wiki/SQUARES]SQUARES[/url][/b] (Doom, 1995, 1) [sup][1: STILES: 1][/sup]&#10;[b]443. [url=https://www.doomworld.com/idgames/levels/doom2/megawads/darken]The Darkening Episode 1[/url][/b] (Doom II, 1998, 22) [sup][1: ASaltShaker: 1][/sup]&#10;[b]443. [url=https://www.doomworld.com/idgames/levels/doom2/s-u/tdevil2]The Devilz Work[/url][/b] (Doom II, 2014, 7) [sup][1: everennui: 1][/sup]&#10;[b]443. [url=https://doomwiki.org/wiki/The_Evil_Unleashed]The Evil Unleashed﻿[/url][/b] (Doom, 1994, 9) [sup][1: Ragu: 1][/sup]&#10;[b]443. [url=https://www.doomworld.com/idgames/levels/doom2/megawads/rebirth]The Rebirth[/url][/b] (Doom II, 2003, 32) [sup][1: Malrionn: 1][/sup]&#10;[b]443. [url=https://www.doomworld.com/forum/topic/106310-the-slaughter-spectrum-rc1-release/]The Slaughter Spectrum[/url][/b] (Doom II, 2019, 5) [sup][1: nikitsune: 1][/sup]&#10;[b]443. [url=https://www.doomworld.com/idgames/levels/doom2/s-u/ttp-rp]The Troopers' Playground[/url][/b] (Doom II, 1996, 12) [sup][1: T-Rex: 1][/sup]&#10;[b]443. [url=https://www.doomworld.com/idgames/levels/doom2/megawads/twzone]The Twilight Zone[/url][/b] (Doom II, 1998, 32) [sup][1: T-Rex: 1][/sup]&#10;[b]443. [url=https://www.doomworld.com/forum/topic/65009-zdoom-the-ultimate-icon-of-sin/]The Ultimate Icon of Sin[/url][/b] (Doom II, 2013, 1) [sup][1: Soundblock: 1][/sup]&#10;[b]443. [url=https://www.doomworld.com/idgames/levels/doom/megawads/unalign]UnAligned[/url][/b] (Doom, 2016, 27) [sup][1: yakfak: 1][/sup]&#10;[b]443. [url=https://www.doomworld.com/files/file/18387-vispire/]Vispire[/url][/b] (Doom II, 2016, 17) [sup][1: NoisyVelvet: 1][/sup]&#10;[b]443. [url=https://doomwiki.org/wiki/Void]Void[/url][/b] (Doom II, 2003, 1) [sup][1: TJG1289: 1][/sup]&#10;[b]443. [url=https://www.doomworld.com/idgames/levels/doom2/Ports/v-z/whitemar]Whitemare[/url][/b] (Doom II, 2011, 19) [sup][1: Pierrot: 1][/sup]&#10;&#10;&#10;WADs: 483&#10;Voters: 193" calcext:value-type="string">
            <text:p>[b]247. [url=https://www.doomworld.com/idgames/levels/doom2/a-c/castleof]Castle of the Damned[/url][/b] (Doom II, 1996, 1) [sup][6: bzzrak: 6][/sup]</text:p>
            <text:p>[b]247. [url=https://www.doomworld.com/idgames/levels/doom2/Ports/a-c/c-shock2]Combat Shock 2[/url][/b] (Doom II, 2012, 7) [sup][6: Cynical: 1, Nate River: 3, Maribo: 2][/sup]</text:p>
            <text:p>[b]247. [url=https://www.doomworld.com/idgames/levels/doom/a-c/acheron]Crossing Acheron[/url][/b] (Doom, 1994, 1) [sup][6: joepallai: 1, xdude_gamer: 5][/sup]</text:p>
            <text:p>[b]247. [url=https://www.doomworld.com/idgames/levels/doom2/Ports/d-f/de-pkg]Demon Eclipse[/url][/b] (Doom II, 2006, 12) [sup][6: Soundblock: 1, Lazorinc: 1, tchkb: 4][/sup]</text:p>
            <text:p>[b]247. [url=https://www.doomworld.com/idgames/themes/university/dmuhs061]Doom U.H.S.[/url][/b] (Doom, 1996, 1) [sup][6: Doomlover77: 6][/sup]</text:p>
            <text:p>[b]247. [url=https://www.doomworld.com/idgames/levels/doom2/Ports/d-f/d_space_v2]Doomed in SPACE[/url][/b] (Doom II, 2018, 13) [sup][6: Ezepov: 6][/sup]</text:p>
            <text:p>[b]247. [url=https://www.doomworld.com/idgames/levels/doom/Ports/d-f/dbimpact]Double Impact[/url][/b] (Doom, 2011, 9) [sup][6: Ralphis: 6][/sup]</text:p>
            <text:p>[b]247. [url=https://www.doomworld.com/idgames/levels/heretic/Ports/elfgp]Elf Gets Pissed[/url][/b] (Heretic, 2016, 9) [sup][6: Ralphis: 6][/sup]</text:p>
            <text:p>[b]247. [url=https://www.doomworld.com/idgames/levels/doom2/d-f/endgame]End Game[/url][/b] (Doom II, 2004, 8) [sup][6: pcorf: 6][/sup]</text:p>
            <text:p>[b]247. [url=https://www.doomworld.com/idgames/levels/doom/megawads/et]Endless Torture[/url][/b] (Doom, 2015, 36) [sup][6: soner du: 2, dei_eldren: 4][/sup]</text:p>
            <text:p>[b]247. [url=https://www.doomworld.com/idgames/levels/doom/0-9/01fava]Fava Beans[/url][/b] (Doom, 1995, 9) [sup][6: Philnemba: 2, NaZa: 4][/sup]</text:p>
            <text:p>[b]247. [url=https://www.doomworld.com/idgames/levels/doom2/Ports/megawads/5room]Five Rooms of Doom[/url][/b] (Doom II, 2015, 32) [sup][6: HyperLuke: 6][/sup]</text:p>
            <text:p>[b]247. [url=https://www.doomworld.com/forum/topic/124905-dbp40-funnelcake-apparitions/]Funnelcake Apparitions[/url][/b] (Doom II, [b]2021[/b], 8) [sup][6: &lt;&lt;Rewind: 6][/sup]</text:p>
            <text:p>[b]247. [url=https://www.doomworld.com/files/file/17934-incineration/]Incineration[/url][/b] (Doom, 2014, 9) [sup][6: Ryath: 5, dosboot: 1][/sup]</text:p>
            <text:p>[b]247. [url=https://www.doomworld.com/idgames/levels/doom2/Ports/megawads/intercep2]Interception II[/url][/b] (Doom II, [b]2020[/b], 31) [sup][6: RHhe82: 6][/sup]</text:p>
            <text:p>[b]247. [url=https://www.doomworld.com/idgames/levels/doom2/deathmatch/j-l/judas23]Judas[/url][/b] (Doom II, 1996, 1) [sup][6: antares031: 6][/sup]</text:p>
            <text:p>[b]247. [url=https://doomwiki.org/wiki/Maskim_Xul]Maskim Xul[/url][/b] (Doom II, 2017, 3) [sup][6: Dimon12321: 6][/sup]</text:p>
            <text:p>[b]247. [url=https://www.doomworld.com/idgames/levels/doom2/Ports/m-o/neodoom]NeoDoom[/url][/b] (Doom II, 2006, 32) [sup][6: OniriA: 6][/sup]</text:p>
            <text:p>[b]247. [url=https://www.doomworld.com/forum/topic/117844-nosp2-nanowadmo-megawad-slaughterwad/]NoReason's Speedmaps 2[/url][/b] (Doom II, [b]2020[/b], 34) [sup][6: sapphics: 6][/sup]</text:p>
            <text:p>[b]247. [url=https://www.doomworld.com/idgames/levels/doom/m-o/nukemine]Nuke Mine (Come Get Some)[/url][/b] (Doom, 1994, 9) [sup][6: Soundblock: 6][/sup]</text:p>
            <text:p>[b]247. [url=https://www.doomworld.com/forum/topic/49008-phmlspd-boom-maps-for-people-who-like-shooting-monsters/]Phmlspd[/url][/b] (Doom II, 2010, 13) [sup][6: maxmanium: 6][/sup]</text:p>
            <text:p>[b]247. [url=https://doomwiki.org/wiki/SSL2]SSL2[/url][/b] (Doom II, 1996, 1) [sup][6: antares031: 6][/sup]</text:p>
            <text:p>[b]247. [url=https://doomwiki.org/wiki/Strange_Aeons]Strange Aeons[/url][/b] (Doom, 2015, 45) [sup][6: ax34: 3, SOSU: 3][/sup]</text:p>
            <text:p>[b]247. [url=https://www.doomworld.com/idgames/levels/doom2/Ports/megawads/lmtmple3]Temple of the Lizard Men 3[/url][/b] (Doom II, 2013, 32) [sup][6: Lewonx: 6][/sup]</text:p>
            <text:p>[b]247. [url=https://www.doomworld.com/idgames/levels/doom2/Ports/m-o/massm]The Adventures of MassMouth[/url][/b] (Doom II, 2000, 10) [sup][6: Ralphis: 6][/sup]</text:p>
            <text:p>[b]247. [url=https://www.doomworld.com/idgames/levels/doom2/s-u/slayer]The Slayer[/url][/b] (Doom II, 2002, 15) [sup][6: Vorpal: 5, vdgg: 1][/sup]</text:p>
            <text:p>[b]247. [url=https://www.doomworld.com/idgames/themes/terrywads/uacmnnew]UAC Military Nightmare[/url][/b] (Doom II, 2008, 18) [sup][6: AnonimVio: 6][/sup]</text:p>
            <text:p>[b]247. [url=https://doomwiki.org/wiki/Ultimate_Doom_the_Way_id_Did]Ultimate Doom the Way id Did[/url][/b] (Doom, 2019, 9) [sup][6: Omniarch: 5, dosboot: 1][/sup]</text:p>
            <text:p>[b]247. [url=https://www.doomworld.com/idgames/levels/doom2/deathmatch/Ports/megawads/udmx]Unidoom Deathmatch X[/url][/b] (Doom II, 2008, 32) [sup][6: Ralphis: 6][/sup]</text:p>
            <text:p>[b]247. [url=https://www.doomworld.com/idgames/levels/doom2/Ports/m-o/ma_val]Valhalla[/url][/b] (Doom II, 2010, 1) [sup][6: 4everDoomed: 4, VanaheimRanger: 2][/sup]</text:p>
            <text:p>[b]281. [url=https://www.doomworld.com/forum/topic/115653-1000-line-2-cp-completed/]1000 Line 2 Community Project[/url][/b] (Doom II, [b]2020[/b], 34) [sup][5: Horus: 5][/sup]</text:p>
            <text:p>[b]281. [url=https://www.doomworld.com/vb/thread/71473]2048 Unleashed[/url][/b] (Doom II, 2015, 49) [sup][5: eharper256: 5][/sup]</text:p>
            <text:p>[b]281. [url=https://www.doomworld.com/idgames/levels/doom/Ports/a-c/aa_e1]Alpha Accident: Terra Nova[/url][/b] (Doom, 2016, 9) [sup][5: Rince-wind: 5][/sup]</text:p>
            <text:p>[b]281. [url=https://doomwiki.org/wiki/Army_of_Darkness_TC]Army of Darkness TC[/url][/b] (Doom II, 1996, 10) [sup][5: AtticTelephone: 5][/sup]</text:p>
            <text:p>[b]281. [url=https://www.doomworld.com/forum/topic/105451-birthday-bash-megawad-offical-release/]Birthday Bash [/url][/b] (Doom II, 2019, 25) [sup][5: eharper256: 5][/sup]</text:p>
            <text:p>[b]281. [url=https://www.doomworld.com/idgames/levels/doom2/Ports/a-c/bldstlp]Bloody Steel[/url][/b] (Doom II, 2014, 10) [sup][5: ella guro: 2, Li'l devil: 3][/sup]</text:p>
            <text:p>[b]281. [url=https://www.doomworld.com/idgames/levels/doom2/Ports/a-c/bor_lost]Brotherhood of Ruin: The Lost Temple[/url][/b] (Doom II, 2013, 1) [sup][5: Vorpal: 5][/sup]</text:p>
            <text:p>[b]281. [url=https://www.doomworld.com/idgames/levels/doom/p-r/retroeps]CH Retro Episode[/url][/b] (Doom, 2002, 9) [sup][5: Diabolución: 5][/sup]</text:p>
            <text:p>[b]281. [url=https://www.doomworld.com/forum/topic/121935-cydonia-throwback-plutonia-wad-beta-available/]Cydonia[/url][/b] (Plutonia, [b]2021[/b], 22) [sup][5: Xeogred: 5][/sup]</text:p>
            <text:p>[b]281. [url=https://www.doomworld.com/idgames/levels/doom/d-f/dante666]Dante's Gate[/url][/b] (Doom, 1994, 1) [sup][5: Soundblock: 5][/sup]</text:p>
            <text:p>[b]281. [url=https://www.doomworld.com/idgames/levels/doom2/Ports/d-f/dor]Dawn of Reality[/url][/b] (Doom II, 2010, 1) [sup][5: ax34: 4, Doomlover77: 1][/sup]</text:p>
            <text:p>[b]281. [url=http://www.wad-archive.com/wad/DOOM-Barracks-Zone-1]Doom Barracks Zone[/url][/b] (Doom II, 2010, 9) [sup][5: HUNdebLeonidasX: 3, TheMightyHeracross: 2][/sup]</text:p>
            <text:p>[b]281. [url=https://www.doomworld.com/forum/topic/54022-doom-center-do-you-know-that/]Doom Center[/url][/b] (Doom II, 2011, 1) [sup][5: HUNdebLeonidasX: 5][/sup]</text:p>
            <text:p>[b]281. [url=https://doomwiki.org/wiki/Doom_the_Way_id_Did:_The_Lost_Episodes]Doom the Way id Did: The Lost Episodes[/url][/b] (Doom, 2012, 55) [sup][5: Ryath: 5][/sup]</text:p>
            <text:p>[b]281. [url=https://doomwiki.org/wiki/Doom:_The_Golden_Souls_2]Doom: The Golden Souls 2[/url][/b] (Doom II, 2018, 49) [sup][5: TJG1289: 5][/sup]</text:p>
            <text:p>[b]281. [url=https://doomwiki.org/wiki/Doom:_The_Lost_Episode]Doom: The Lost Episode[/url][/b] (Doom, 2009, 9) [sup][5: Omniarch: 5][/sup]</text:p>
            <text:p>[b]281. [url=https://forum.zdoom.org/viewtopic.php?f=42&amp;t=63530]Doomish Den of Design[/url][/b] (Doom II, 2019, 1) [sup][5: Rince-wind: 5][/sup]</text:p>
            <text:p>[b]281. [url=https://www.doomworld.com/idgames/levels/doom2/Ports/d-f/dripfeed]Drip Feed[/url][/b] (Doom II, 2010, 1) [sup][5: Vorpal: 5][/sup]</text:p>
            <text:p>[b]281. [url=https://doomwiki.org/wiki/E1_Contest]E1 Contest[/url][/b] (Doom, 2001, 15) [sup][5: Diabolución: 5][/sup]</text:p>
            <text:p>[b]281. [url=https://www.doomworld.com/idgames/levels/doom2/Ports/d-f/entropy]Entropy[/url][/b] (Doom II, 2019, 2) [sup][5: akolai: 2, KineticBeverage: 3][/sup]</text:p>
            <text:p>[b]281. [url=https://doomwiki.org/wiki/Epic]Epic[/url][/b] (Doom II, 2007, 5) [sup][5: AtticTelephone: 5][/sup]</text:p>
            <text:p>[b]281. [url=https://www.doomworld.com/idgames/levels/doom2/deathmatch/megawads/exec]Execution[/url][/b] (Doom II, 2000, 18) [sup][5: Doomkid: 5][/sup]</text:p>
            <text:p>[b]281. [url=https://www.doomworld.com/idgames/levels/doom2/Ports/d-f/ftmtn_v2]Firetop Mountain[/url][/b] (Doom II, 2013, 1) [sup][5: smeghammer: 5][/sup]</text:p>
            <text:p>[b]281. [url=https://doomwiki.org/wiki/Flotsam]Flotsam[/url][/b] (Doom II, 2019, 16) [sup][5: KineticBeverage: 5][/sup]</text:p>
            <text:p>[b]281. [url=https://www.doomworld.com/idgames/levels/doom2/Ports/d-f/fw]Fractured﻿﻿﻿ Worlds﻿[/url][/b] (Doom II, [b]2021[/b], 9) [sup][5: Nefelibeta: 5][/sup]</text:p>
            <text:p>[b]281. [url=https://www.doomworld.com/forum/topic/116321-gateway-to-shangri-la-the-map-to-destroy-your-bitrate/]Gateway to Shangri-La[/url][/b] (Doom II, [b]2020[/b], 1) [sup][5: msx2plus: 5][/sup]</text:p>
            <text:p>[b]281. [url=https://forum.zdoom.org/viewtopic.php?f=19&amp;t=46718]Gene-Tech: Before the Storm[/url][/b] (Any Doom, 2014, 1) [sup][5: Graf Zahl: 5][/sup]</text:p>
            <text:p>[b]281. [url=https://www.doomworld.com/forum/topic/115127-wip-going-to-hell-megawad-testing/]Going To Hell[/url][/b] (Doom II, [b]2020[/b], 15) [sup][5: Bryan T: 5][/sup]</text:p>
            <text:p>[b]281. [url=https://www.doomworld.com/idgames/levels/doom2/deathmatch/Ports/megawads/gw2]Greenwar II[/url][/b] (Doom II, 2009, 36) [sup][5: Ed: 5][/sup]</text:p>
            <text:p>[b]281. [url=https://doomwiki.org/wiki/Haste_(WAD)]Haste[/url][/b] (Doom II, [b]2021[/b], 18) [sup][5: NiGHTS108: 5][/sup]</text:p>
            <text:p>[b]281. [url=https://www.doomworld.com/forum/topic/117072-now-on-idgames-hellevator-32-maps-community-project-boom-megawad/]Hellevator[/url][/b] (Doom II, [b]2021[/b], 32) [sup][5: Bryan T: 5][/sup]</text:p>
            <text:p>[b]281. [url=https://www.doomworld.com/idgames/levels/doom2/Ports/g-i/inncnx2]Innocence X2[/url][/b] (Doom II, 2016, 10) [sup][5: Spectra: 5][/sup]</text:p>
            <text:p>[b]281. [url=https://www.doomworld.com/idgames/levels/doom2/g-i/island]Island[/url][/b] (Doom II, 1995, 1) [sup][5: Doomlover77: 5][/sup]</text:p>
            <text:p>[b]281. [url=https://doomwiki.org/wiki/Jade_Earth]Jade Earth[/url][/b] (Doom II, 2010, 1) [sup][5:  Foodles: 5][/sup]</text:p>
            <text:p>[b]281. [url=https://doomwiki.org/wiki/Lilith]lilith[/url][/b] (Doom II, 2017, 12) [sup][5: msx2plus: 5][/sup]</text:p>
            <text:p>[b]281. [url=https://www.doomworld.com/files/file/18370-mano-laikas-a-road-to-gamzatti/]Mano Laikas: A road to Gamzatti[/url][/b] (Doom II, 2016, 32) [sup][5: rzh: 5][/sup]</text:p>
            <text:p>[b]281. [url=https://doomwiki.org/wiki/Moonblood]Moonblood[/url][/b] (Doom II, 2017, 32) [sup][5: dei_eldren: 5][/sup]</text:p>
            <text:p>[b]281. [url=https://www.doomworld.com/idgames/levels/doom2/m-o/mordeth]Mordeth[/url][/b] (Doom II, 1997, 6) [sup][5: Vorpal: 5][/sup]</text:p>
            <text:p>[b]281. [url=https://doomwiki.org/wiki/Mutabor]Mutabor[/url][/b] (Doom II, [b]2020[/b], 3) [sup][5: Nefelibeta: 5][/sup]</text:p>
            <text:p>[b]281. [url=https://doomwiki.org/wiki/No_Sleep_for_the_Dead]No Sleep for the Dead[/url][/b] (Doom, 2016, 10) [sup][5: Omniarch: 5][/sup]</text:p>
            <text:p>[b]281. [url=https://www.doomworld.com/idgames/levels/doom2/Ports/megawads/nova2]Nova II: New Dawn[/url][/b] (Doom II, 2015, 32) [sup][5: Not Jabba: 3, dylux: 1, MtPain27: 1][/sup]</text:p>
            <text:p>[b]281. [url=https://www.wad-archive.com/wad/01646c625ef2959eb08e895889a5b88ac341af9a]One Doom's Day[/url][/b] (Doom II, 2013, 5) [sup][5: Apaul27: 5][/sup]</text:p>
            <text:p>[b]281. [url=https://www.doomworld.com/idgames/levels/doom2/Ports/p-r/paranoid]Paranoid[/url][/b] (Doom II, 2010, 8) [sup][5: termrork: 5][/sup]</text:p>
            <text:p>[b]281. [url=https://www.doomworld.com/idgames/levels/doom2/Ports/p-r/planisf2]Planisphere 2[/url][/b] (Doom II, 2012, 1) [sup][5: ax34: 5][/sup]</text:p>
            <text:p>[b]281. [url=https://www.doomworld.com/idgames/?id=19249]Preacher[/url][/b] (Doom II, 2018, 9) [sup][5: DoomDork: 3, Snikle: 1, SCF: 1][/sup]</text:p>
            <text:p>[b]281. [url=https://www.doomworld.com/vb/wads-mods/67271-project-uber-idgamesd/]Project Uber[/url][/b] (Doom II, 2016, 6) [sup][5: Rince-wind: 5][/sup]</text:p>
            <text:p>[b]281. [url=https://doomwiki.org/wiki/Return_to_Hadron]Return to Hadron Episode 1[/url][/b] (Doom, 2015, 27) [sup][5: Omniarch: 5][/sup]</text:p>
            <text:p>[b]281. [url=https://doomwiki.org/wiki/Saturnine_Chapel]Saturnine Chapel[/url][/b] (Doom II, 2017, 1) [sup][5: msx2plus: 5][/sup]</text:p>
            <text:p>[b]281. [url=https://www.doomworld.com/idgames/levels/doom2/s-u/selfish5]SELFISH5[/url][/b] (Doom II, 2005, 1) [sup][5: Diabolución: 5][/sup]</text:p>
            <text:p>[b]281. [url=https://www.doomworld.com/idgames/levels/doom2/Ports/s-u/sotnr]Shadows of The Nightmare Realm[/url][/b] (Doom II, 2017, 6) [sup][5: 4everDoomed: 5][/sup]</text:p>
            <text:p>[b]281. [url=https://www.doomworld.com/forum/topic/112163-25-maps-completed-sign-of-torment-boom-compatible-megawadwip/]Sign of Torment[/url][/b] (Doom II, [b]2021[/b], 32) [sup][5: dei_eldren: 5][/sup]</text:p>
            <text:p>[b]281. [url=https://www.doomworld.com/idgames/levels/doom/Ports/p-r/pe1_phob]Simply Phobos[/url][/b] (Doom, 2004, 10) [sup][5: Diabolución: 5][/sup]</text:p>
            <text:p>[b]281. [url=https://doomwiki.org/wiki/SkePLand]SkePLand[/url][/b] (Plutonia, 2011, 3) [sup][5: vdgg: 5][/sup]</text:p>
            <text:p>[b]281. [url=https://www.doomworld.com/idgames/deathmatch/skulltag/spacedm9]SpaceDM9[/url][/b] (Doom II, 2011, 3) [sup][5: Ed: 5][/sup]</text:p>
            <text:p>[b]281. [url=https://www.doomworld.com/forum/topic/122115-megawad-tarnsmans-projectile-hell-rcf/]Tarnsman's Projectile Hell[/url][/b] (Doom II, [b]2021[/b], 36) [sup][5: rd: 5][/sup]</text:p>
            <text:p>[b]281. [url=https://doomwiki.org/wiki/The_Artifact_(WAD)]The Artifact[/url][/b] (Doom II, 1995, 3) [sup][5: Ragu: 5][/sup]</text:p>
            <text:p>[b]281. [url=https://www.doomworld.com/forum/topic/116046-dbp26-the-city-of-damned-children/]The City of Damned Children[/url][/b] (Doom II, [b]2020[/b], 11) [sup][5: Rince-wind: 2, TJG1289: 3][/sup]</text:p>
            <text:p>[b]281. [url=https://www.doomworld.com/forum/topic/103490-the-egg-of-human-endeavors-final-on-idgames/]The Egg of Human Endeavors[/url][/b] (Doom II, 2019, 1) [sup][5: msx2plus: 5][/sup]</text:p>
            <text:p>[b]281. [url=https://zdoom.org/wiki/The_Ghoul's_Forest_series]The Ghoul's Forest 3[/url][/b] (Doom II, 2007, 1) [sup][5: Li'l devil: 3, Doomlover77: 2][/sup]</text:p>
            <text:p>[b]281. [url=https://doomwiki.org/wiki/The_Mapwich_2:_The_Mapwichening]The Mapwich 2: The Mapwichening[/url][/b] (Doom II, [b]2020[/b], 22) [sup][5: Bryan T: 5][/sup]</text:p>
            <text:p>[b]281. [url=https://www.doomworld.com/forum/topic/115177-three-is-a-crowd-vanilla-megawad-with-three-protagonists-finally-released/]Three Is A Crowd[/url][/b] (Doom II, [b]2020[/b], 19) [sup][5: Omniarch: 5][/sup]</text:p>
            <text:p>[b]281. [url=https://www.doomworld.com/forum/topic/111099-psx-doom-megawad-fall-of-triton-remake-triton-ii/]TRITON﻿ II﻿[/url][/b] (Doom II, [b]2020[/b], 40) [sup][5: behemoth_667: 5][/sup]</text:p>
            <text:p>[b]281. [url=https://www.doomworld.com/forum/topic/101509-unwelcome-developement-thread-new-map-for-testing/]UNWELCOME[/url][/b] (Doom II, 2018, 10) [sup][5: Ryath: 5][/sup]</text:p>
            <text:p>[b]281. [url=https://www.doomworld.com/idgames/levels/doom2/Ports/v-z/vulkan]Vulkan Episode 1[/url][/b] (Doom II, 2017, 7) [sup][5: HyperLuke: 5][/sup]</text:p>
            <text:p>[b]281. [url=https://www.doomworld.com/vb/wads-mods/71259-way-too-many-dead-guys-map05-alpha-available/]Way 2 Many Dead Guys[/url][/b] (Doom II, 2014, 9) [sup][5: Nancsi: 5][/sup]</text:p>
            <text:p>[b]281. [url=https://doomwiki.org/wiki/WOOO]WOOO[/url][/b] (Doom II, 2013, 32) [sup][5: lokbustam257: 5][/sup]</text:p>
            <text:p>[b]281. [url=https://www.doomworld.com/forum/topic/125529-wormwood-the-horror-boom-comp-halloween-maps-by-ribbiks-and-me/]Wormwood ]|[ - The Horror[/url][/b] (Doom II, [b]2021[/b], 3) [sup][5: Nefelibeta: 5][/sup]</text:p>
            <text:p>[b]281. [url=https://www.moddb.com/mods/bloodpack]ZBloodpack[/url][/b] (Doom II, 2005, 32) [sup][5: smeghammer: 5][/sup]</text:p>
            <text:p>[b]281. [url=https://www.doomworld.com/idgames/levels/doom2/Ports/v-z/zendyn_x]Zen Dynamics[/url][/b] (Doom II, 2005, 7) [sup][5: Phobus: 4, TechnoDoomed1: 1][/sup]</text:p>
            <text:p>[b]350. [url=https://www.doomworld.com/idgames/levels/doom2/a-c/area51]Area 51[/url][/b] (Doom II, 1997, 2) [sup][4: Doomkid: 2, TheGreenZap: 2][/sup]</text:p>
            <text:p>[b]350. [url=https://www.doomworld.com/idgames/levels/doom2/a-c/chord2]Chord 2[/url][/b] (Doom II, 1997, 1) [sup][4: Paul977: 4][/sup]</text:p>
            <text:p>[b]350. [url=https://www.doomworld.com/files/file/10874-city-of-doom-part-i-beta-1-11/]City of DooM (Part I)[/url][/b] (Doom II, 2000, 11) [sup][4: ax34: 4][/sup]</text:p>
            <text:p>[b]350. [url=https://www.doomworld.com/idgames/levels/doom2/Ports/a-c/crimsonh]Crimson Horizon[/url][/b] (Doom II, 2009, 1) [sup][4: Paul977: 4][/sup]</text:p>
            <text:p>[b]350. [url=https://www.doomworld.com/idgames/levels/doom2/deathmatch/Ports/megawads/crudream]Crucified Dreams[/url][/b] (Doom II, 2006, 41) [sup][4: Soundblock: 4][/sup]</text:p>
            <text:p>[b]350. [url=https://www.doomworld.com/forum/topic/106371-czechbox-final-version-available/]CzechBox[/url][/b] (Doom II, [b]2020[/b], 32) [sup][4: Willy W.: 4][/sup]</text:p>
            <text:p>[b]350. [url=https://www.doomworld.com/idgames/levels/doom2/Ports/d-f/dcity2_5]Damned City 2[/url][/b] (Doom II, 2019, 10) [sup][4: ax34: 4][/sup]</text:p>
            <text:p>[b]350. [url=https://www.doomworld.com/idgames/levels/doom2/Ports/d-f/dark7]Dark 7 (with Mission Pack)[/url][/b] (Doom II, 2002, 7) [sup][4: smeghammer: 4][/sup]</text:p>
            <text:p>[b]350. [url=https://doomwiki.org/wiki/Dead.air]dead.air[/url][/b] (Doom II, 2016, 1) [sup][4: HyperLuke: 2, Lorenz0: 2][/sup]</text:p>
            <text:p>[b]350. [url=https://www.doomworld.com/idgames/levels/doom2/megawads/d2reload]Doom 2 Reloaded[/url][/b] (Doom II, 2009, 32) [sup][4: Odal: 2, Hitherto: 2][/sup]</text:p>
            <text:p>[b]350. [url=https://www.doomworld.com/idgames/levels/doom2/Ports/d-f/doomisla]Doom Island[/url][/b] (Doom II, [b]2021[/b], 9) [sup][4: dei_eldren: 4][/sup]</text:p>
            <text:p>[b]350. [url=https://www.doomworld.com/idgames/levels/doom2/d-f/earth]Earth[/url][/b] (Doom II, 1998, 10) [sup][4: ShoDemo: 3, TheNerdTurtle2: 1][/sup]</text:p>
            <text:p>[b]350. [url=https://www.doomworld.com/forum/topic/94601-empyrion_v39-14-udmf-coop-maps-with-single-player-support/]Empyrion[/url][/b] (Doom II, 2017, 14) [sup][4: Gaia74: 4][/sup]</text:p>
            <text:p>[b]350. [url=https://www.doomworld.com/idgames/levels/doom/d-f/favie112]Favillesco - Episode 1: Genuflected on Io[/url][/b] (Doom, 2013, 9) [sup][4: dei_eldren: 4][/sup]</text:p>
            <text:p>[b]350. [url=https://www.doomworld.com/idgames/levels/doom2/deathmatch/megawads/gothicdm]Gothic DM[/url][/b] (Doom II, 1997, 32) [sup][4: Soundblock: 1, toxic.rat: 3][/sup]</text:p>
            <text:p>[b]350. [url=https://www.doomworld.com/idgames/levels/heretic/Ports/curse]Heretic - Curse of D'sparil[/url][/b] (Heretic, 2010, 9) [sup][4: JudgeDeadd: 2, Hitherto: 2][/sup]</text:p>
            <text:p>[b]350. [url=https://www.doomworld.com/idgames/levels/doom2/Ports/g-i/impencse]Imp Encounter[/url][/b] (Doom II, 2003, 1) [sup][4: AnonimVio: 4][/sup]</text:p>
            <text:p>[b]350. [url=https://www.doomworld.com/forum/topic/74792-jiffy-bag-a-speedmap-megawad-rc2-released/]Jiffy Bag[/url][/b] (Doom II, 2015, 32) [sup][4: TheNerdTurtle2: 4][/sup]</text:p>
            <text:p>[b]350. [url=https://www.doomworld.com/idgames/levels/doom2/Ports/j-l/khorus]Khorus[/url][/b] (Doom II, 2012, 9) [sup][4: NuMetalManiak: 4][/sup]</text:p>
            <text:p>[b]350. [url=https://www.doomworld.com/forum/topic/124896-final-literalism-release-thread/]Literalism[/url][/b] (Doom II, [b]2021[/b], 26) [sup][4: &lt;&lt;Rewind: 4][/sup]</text:p>
            <text:p>[b]350. [url=https://www.doomworld.com/files/file/15671-mapgame/]Mapgame[/url][/b] (Doom, 2009, 9) [sup][4: m8f: 4][/sup]</text:p>
            <text:p>[b]350. [url=https://www.doomworld.com/idgames/levels/doom2/Ports/m-o/nfh2]Neighborhood From Hell[/url][/b] (Doom II, 2012, 1) [sup][4: ax34: 4][/sup]</text:p>
            <text:p>[b]350. [url=https://www.doomworld.com/idgames/levels/doom2/m-o/nostromo]Nostromo's Run[/url][/b] (Doom II, 1995, 1) [sup][4: soner du: 1, Ragu: 3][/sup]</text:p>
            <text:p>[b]350. [url=https://doomwiki.org/wiki/Robocop_Doom]Robocop Doom[/url][/b] (Doom II, 2019, 17) [sup][4: ax34: 4][/sup]</text:p>
            <text:p>[b]350. [url=https://www.doomworld.com/idgames/levels/doom2/Ports/s-u/sinedie]Sine Die[/url][/b] (Doom II, 2007, 2) [sup][4: bLOCKbOYgAMES: 4][/sup]</text:p>
            <text:p>[b]350. [url=https://www.doomworld.com/idgames/levels/doom2/Ports/megawads/sf3]Slaughterfest 3[/url][/b] (Doom II, 2018, 35) [sup][4: Nazgul9: 4][/sup]</text:p>
            <text:p>[b]350. [url=https://www.doomworld.com/idgames/levels/doom2/Ports/megawads/doomtrib]The DOOM Tribute Project[/url][/b] (Doom II, 2016, 34) [sup][4: ax34: 4][/sup]</text:p>
            <text:p>[b]350. [url=https://www.doomworld.com/idgames/levels/doom/megawads/nmdu]The Ultimate NMD [/url][/b] (Doom, 2009, 27) [sup][4: eharper256: 4][/sup]</text:p>
            <text:p>[b]350. [url=https://doomwiki.org/wiki/The_Wayfarer]The Wayfarer[/url][/b] (Heretic, 2019, 9) [sup][4: rd: 4][/sup]</text:p>
            <text:p>[b]350. [url=https://zdoom.org/wiki/Town_Infection]Town Infection[/url][/b] (Doom II, 2013, 34) [sup][4: Dimon12321: 4][/sup]</text:p>
            <text:p>[b]350. [url=https://www.doomworld.com/idgames/levels/doom2/s-u/townhou2]Townhouses[/url][/b] (Doom II, 1995, 1) [sup][4: Doomlover77: 4][/sup]</text:p>
            <text:p>[b]350. [url=http://odamex.net/boards/index.php?topic=2246.0]UAC Ultra 2[/url][/b] (Doom II, 2013, 7) [sup][4: Sky: 4][/sup]</text:p>
            <text:p>[b]350. [url=https://www.doomworld.com/idgames/levels/doom2/Ports/v-z/vrack]Vrack[/url][/b] (Doom II, 2000, 1) [sup][4: bzzrak: 4][/sup]</text:p>
            <text:p>[b]383. [url=https://www.wad-archive.com/wad/9c6e76bda78d64a3fd280aadc0394a3ed5d8a157]1993[/url][/b] (Any Doom, 2014, 0) [sup][3: Apaul27: 3][/sup]</text:p>
            <text:p>[b]383. [url=https://www.doomworld.com/idgames/levels/doom/Ports/megawads/sinergy] SINERGY[/url][/b] (Doom, 2019, 36) [sup][3: Ezepov: 3][/sup]</text:p>
            <text:p>[b]383. [url=https://www.doomworld.com/forum/post/1753652]2castles[/url][/b] (?, [b]?[/b], ?) [sup][3: Soundblock: 3][/sup]</text:p>
            <text:p>[b]383. [url=https://www.doomworld.com/forum/topic/90605-v04-a-boy-and-his-barrel-a-secret-is-revealed/]A Boy and His Barrel[/url][/b] (Doom II, 2016, 5) [sup][3: Dragonfly: 3][/sup]</text:p>
            <text:p>[b]383. [url=https://www.doomworld.com/files/file/18491-absolutely-killed/]Absolutely Killed[/url][/b] (Doom, 2016, 9) [sup][3: NoisyVelvet: 3][/sup]</text:p>
            <text:p>[b]383. [url=https://www.doomworld.com/idgames/levels/doom/Ports/a-c/aaawake]Awakening[/url][/b] (Doom, 2010, 1) [sup][3: Graf Zahl: 3][/sup]</text:p>
            <text:p>[b]383. [url=https://www.doomworld.com/idgames/levels/doom2/Ports/a-c/balls]Balls[/url][/b] (Doom II, 2006, 1) [sup][3: Li'l devil: 3][/sup]</text:p>
            <text:p>[b]383. [url=https://forum.zdoom.org/viewtopic.php?t=47680#p810207]Batman Doom: Reborn[/url][/b] (Doom II, 2015, 32) [sup][3: ax34: 3][/sup]</text:p>
            <text:p>[b]383. [url=https://www.doomworld.com/idgames/levels/doom2/Ports/a-c/bermuda]Bermuda Triangle[/url][/b] (Doom II, 1999, 1) [sup][3: Doomkid: 1, TheGreenZap: 2][/sup]</text:p>
            <text:p>[b]383. [url=https://www.doomworld.com/idgames/levels/doom2/Ports/a-c/bbv11]Botanic Biosphere[/url][/b] (Doom II, 2014, 1) [sup][3: Jaromir Bergmann: 3][/sup]</text:p>
            <text:p>[b]383. [url=https://www.doomworld.com/idgames/levels/doom2/a-c/chord1]Chord 1[/url][/b] (Doom II, 1997, 1) [sup][3: Paul977: 3][/sup]</text:p>
            <text:p>[b]383. [url=https://www.doomworld.com/idgames/levels/doom2/Ports/a-c/chord3]Chord 3[/url][/b] (Doom II, 2000, 1) [sup][3: Paul977: 3][/sup]</text:p>
            <text:p>[b]383. [url=https://www.doomworld.com/idgames/levels/doom2/a-c/chordg]Chord G[/url][/b] (Doom II, 1999, 1) [sup][3: Paul977: 3][/sup]</text:p>
            <text:p>[b]383. [url=https://www.doomworld.com/idgames/levels/doom2/Ports/a-c/cityass]City Assault[/url][/b] (Doom II, 2013, 1) [sup][3: ax34: 3][/sup]</text:p>
            <text:p>[b]383. [url=https://www.doomworld.com/idgames/levels/doom2/d-f/darkcvnt]Dark Covenant[/url][/b] (Doom II, 1996, 12) [sup][3: NuMetalManiak: 2, bonnie: 1][/sup]</text:p>
            <text:p>[b]383. [url=https://www.doomworld.com/idgames/levels/doom2/d-f/demondrv]DEMON DRIVER!!!![/url][/b] (Doom II, 2006, 1) [sup][3: smeghammer: 3][/sup]</text:p>
            <text:p>[b]383. [url=https://www.doomworld.com/idgames/levels/doom2/Ports/d-f/darknes2]Disciples of Darkness[/url][/b] (Doom II, 2017, 4) [sup][3: Nirvana: 3][/sup]</text:p>
            <text:p>[b]383. [url=https://www.doomworld.com/idgames/levels/doom2/Ports/d-f/disjunct]Disjunction[/url][/b] (Doom II, 2017, 11) [sup][3: Lorenz0: 3][/sup]</text:p>
            <text:p>[b]383. [url=https://www.doomworld.com/idgames/levels/doom2/d-f/europe]Europe[/url][/b] (Doom II, 2005, 1) [sup][3: ax34: 3][/sup]</text:p>
            <text:p>[b]383. [url=https://www.doomworld.com/idgames/levels/doom/d-f/faviae21]Favillesco Alpha Episode 2: Desecration on Thebe[/url][/b] (Doom, 2015, 9) [sup][3: Ezepov: 3][/sup]</text:p>
            <text:p>[b]383. [url=https://www.doomworld.com/forum/topic/106186-frog_and_toadwad-12-maps/]frog_and_toad.wad[/url][/b] (Doom II, 2019, 12) [sup][3: akolai: 3][/sup]</text:p>
            <text:p>[b]383. [url=https://forum.zdoom.org/viewtopic.php?f=19&amp;t=13397#p273718]Hell-Forged[/url][/b] (Doom II, 2019, 10) [sup][3: Woolie Wool: 3][/sup]</text:p>
            <text:p>[b]383. [url=https://www.doomworld.com/forum/topic/113414-wip-hellish-rogues-a-new-mappers-first-mapset-feb-15th-2021-near-final-version-available/]Hellish Rogues[/url][/b] (Doom II, [b]2021[/b], 11) [sup][3: dei_eldren: 3][/sup]</text:p>
            <text:p>[b]383. [url=http://xsnake.free.fr/invasion/shots.htm]Invasion UAC[/url][/b] (Doom II, 2005, 32) [sup][3: Red-XIII: 3][/sup]</text:p>
            <text:p>[b]383. [url=https://www.doomworld.com/idgames/levels/doom2/megawads/kssht]Khorus' Speedy Shit[/url][/b] (Doom II, 2011, 32) [sup][3: Phobus: 2, whybmonotacrab: 1][/sup]</text:p>
            <text:p>[b]383. [url=https://www.doomworld.com/idgames/levels/doom2/Ports/j-l/los]Legacy of Suffering[/url][/b] (Doom II, 2009, 10) [sup][3: MFG38: 3][/sup]</text:p>
            <text:p>[b]383. [url=https://www.doomworld.com/forum/topic/117417-lunar-outpost-359-wip-wad-updated-2132021-revamped-older-levels/]Lunar Outpost 359[/url][/b] (TNT, [b]2021[/b], 10) [sup][3: dei_eldren: 3][/sup]</text:p>
            <text:p>[b]383. [url=https://www.moddb.com/mods/brutal-doom/addons/brutalized-doom-and-doom-ii]Maps of Chaos[/url][/b] (Doom II, 2013, 57) [sup][3: I_Punch_Demons: 3][/sup]</text:p>
            <text:p>[b]383. [url=https://zdoom.org/wiki/Marine_Assault]Marine Assault[/url][/b] (Doom II, 2003, 1) [sup][3: Li'l devil: 3][/sup]</text:p>
            <text:p>[b]383. [url=https://www.doomworld.com/idgames/levels/doom2/m-o/nilla]Nilla DooM[/url][/b] (Doom II, 2004, 7) [sup][3: roadworx: 3][/sup]</text:p>
            <text:p>[b]383. [url=https://www.doomworld.com/idgames/levels/doom2/p-r/phobos2]Phobos[/url][/b] (Doom II, 1998, 4) [sup][3: Jaws In Space: 3][/sup]</text:p>
            <text:p>[b]383. [url=https://www.doomworld.com/idgames/levels/doom2/Ports/p-r/pleiades]Pleiades[/url][/b] (Doom II, 2000, 11) [sup][3: ax34: 3][/sup]</text:p>
            <text:p>[b]383. [url=https://www.doomworld.com/idgames/music/plutmidi]Plutonia MIDI Pack[/url][/b] (Plutonia, 2013, 0) [sup][3: Diabolución: 1, DJVCardMaster: 2][/sup]</text:p>
            <text:p>[b]383. [url=https://www.elzee.co.nz/rotttc/index.html]Return of the Triad[/url][/b] (Standalone, 2011, 18) [sup][3: ax34: 3][/sup]</text:p>
            <text:p>[b]383. [url=https://www.doomworld.com/idgames/levels/doom2/Ports/p-r/rush]Rush[/url][/b] (Doom II, 2014, 12) [sup][3: Nirvana: 2, I_Punch_Demons: 1][/sup]</text:p>
            <text:p>[b]383. [url=https://www.doomworld.com/idgames/levels/hexen/s-u/serpent]Serpent: Resurrection[/url][/b] (Hexen, 2010, 25) [sup][3: TheMightyHeracross: 3][/sup]</text:p>
            <text:p>[b]383. [url=https://www.doomworld.com/forum/topic/110956-syringe-v11-now-an-official-addon-oh-snap/]Syringe[/url][/b] (Doom II, 2019, 7) [sup][3: dosboot: 1, Xeogred: 2][/sup]</text:p>
            <text:p>[b]383. [url=https://www.doomworld.com/idgames/levels/doom2/Ports/s-u/t3st]T3ST[/url][/b] (Doom II, 2016, 7) [sup][3: bzzrak: 3][/sup]</text:p>
            <text:p>[b]383. [url=https://doomwiki.org/wiki/The_Lost_Episodes_of_Doom]The Lost Episodes of Doom[/url][/b] (Doom, 1995, 24) [sup][3: Diabolución: 3][/sup]</text:p>
            <text:p>[b]383. [url=https://www.doomworld.com/idgames/levels/doom2/deathmatch/s-u/udm3]Unidoom DM 3[/url][/b] (Doom II, 2004, 16) [sup][3: Doomkid: 3][/sup]</text:p>
            <text:p>[b]383. [url=https://www.doomworld.com/idgames/levels/doom2/Ports/v-z/vrack2b]Vrack 2[/url][/b] (Doom II, 2001, 1) [sup][3: smeghammer: 3][/sup]</text:p>
            <text:p>[b]383. [url=https://doomwiki.org/wiki/WOOO_2]WOOO 2[/url][/b] (Doom II, 2014, 38) [sup][3: lokbustam257: 3][/sup]</text:p>
            <text:p>[b]425. [url=https://www.doomworld.com/idgames/levels/doom2/megawads/3ha3]3 Heures d'agonie 3[/url][/b] (Doom II, 2017, 32) [sup][2: Roofi: 2][/sup]</text:p>
            <text:p>[b]425. [url=https://www.doomworld.com/idgames/levels/doom2/Ports/0-9/30kmaps]30,000 Levels[/url][/b] (Doom II, 2012, 30000) [sup][2: AnonimVio: 2][/sup]</text:p>
            <text:p>[b]425. [url=https://www.doomworld.com/vb/thread/103867]Akeldama[/url][/b] (Doom II, [b]2020[/b], 32) [sup][2: Snikle: 2][/sup]</text:p>
            <text:p>[b]425. [url=https://www.doomworld.com/forum/topic/124790-atmospheric-extinction-a-boom-mapset-now-on-idgames/]Atmospheric﻿﻿﻿﻿﻿﻿ ﻿Extinction﻿[/url][/b] (Doom II, [b]2021[/b], 9) [sup][2: northivanastan: 2][/sup]</text:p>
            <text:p>[b]425. [url=https://www.doomworld.com/idgames/levels/doom2/Ports/s-u/tcotd]City of the Damned[/url][/b] (Doom II, 2004, 1) [sup][2: HUNdebLeonidasX: 2][/sup]</text:p>
            <text:p>[b]425. [url=https://www.doomworld.com/forum/topic/108938-doom-ii-25-years-on-earth-32-map-limit-removing-old-school-megawad-one-year-late-edition-released-now-on-idgames/]Doom II: 25 Years on Earth[/url][/b] (Doom II, [b]2020[/b], 32) [sup][2: sapphics: 2][/sup]</text:p>
            <text:p>[b]425. [url=https://doomwiki.org/wiki/Doom_II]Doom II: Hell on Earth[/url][/b] (Doom II, 1994, 32) [sup][2: Fadri: 2][/sup]</text:p>
            <text:p>[b]425. [url=https://www.doomworld.com/idgames/levels/doom2/megawads/drn]Down the Drain[/url][/b] (Doom II, [b]2021[/b], 32) [sup][2: MtPain27: 2][/sup]</text:p>
            <text:p>[b]425. [url=https://www.doomworld.com/files/file/18802-ice-rage/]Ice Rage[/url][/b] (Doom II, 2017, 1) [sup][2: Chamelenoel: 2][/sup]</text:p>
            <text:p>[b]425. [url=https://www.doomworld.com/idgames/levels/doom2/Ports/d-f/dmdjm01]Jagermorder: Chemical Lab[/url][/b] (Doom II, 1999, 1) [sup][2: Soundblock: 2][/sup]</text:p>
            <text:p>[b]425. [url=https://www.doomworld.com/idgames/levels/doom2/a-c/bldnight]One Bloody Night[/url][/b] (Doom II, 2002, 9) [sup][2: WH-Wilou84: 1, T-Rex: 1][/sup]</text:p>
            <text:p>[b]425. [url=https://doomwiki.org/wiki/Remain_1]Remain 1[/url][/b] (Doom II, 2007, 11) [sup][2: Hitherto: 2][/sup]</text:p>
            <text:p>[b]425. [url=https://www.wad-archive.com/wad/be21919b261d404e694dd19e88bfaea2]Rocket Space Jumping[/url][/b] (Doom II, 2007, 1) [sup][2: Red-XIII: 2][/sup]</text:p>
            <text:p>[b]425. [url=https://www.doomworld.com/idgames/levels/doom2/0-9/666]Sector 666[/url][/b] (Doom II, 1998, 11) [sup][2: bzzrak: 2][/sup]</text:p>
            <text:p>[b]425. [url=https://www.doomworld.com/idgames/levels/doom2/Ports/megawads/mayhem17]Super MAYhem 17[/url][/b] (Doom II, 2017, 29) [sup][2: Octillion: 2][/sup]</text:p>
            <text:p>[b]425. [url=https://www.doomworld.com/idgames/levels/doom2/a-c/aboosysv]System Vices[/url][/b] (Doom II, 1996, 8) [sup][2: Grazza: 2][/sup]</text:p>
            <text:p>[b]425. [url=https://www.doomworld.com/forum/topic/119490-a-boom-compatible-slaughter-mapthe-mucus-empire-final-version/]The Mucus Empire[/url][/b] (Doom II, [b]2021[/b], 1) [sup][2: Maribo: 1, Nefelibeta: 1][/sup]</text:p>
            <text:p>[b]425. [url=https://www.doomworld.com/idgames/themes/university/trinity2]The Unholy Trinity[/url][/b] (Doom, 1994, 1) [sup][2: Soundblock: 2][/sup]</text:p>
            <text:p>[b]443. [url=https://www.doomworld.com/idgames/levels/doom2/Ports/s-u/seasons]4 Seasons of Doom[/url][/b] (Doom II, 2018, 4) [sup][1: vdgg: 1][/sup]</text:p>
            <text:p>[b]443. [url=https://doomwiki.org/wiki/5till_L1_Complex]5till L1 Complex[/url][/b] (Doom II, 2012, 1) [sup][1: Li'l devil: 1][/sup]</text:p>
            <text:p>[b]443. [url=https://www.doomworld.com/idgames/levels/doom2/Ports/a-c/aeternum]Aeternum[/url][/b] (Doom II, 2007, 3) [sup][1: 42PercentHealth: 1][/sup]</text:p>
            <text:p>[b]443. [url=https://www.doomworld.com/idgames/levels/doom2/Ports/a-c/crfe_p1]Can't Run From Evil [/url][/b] (Doom II, 2012, 4) [sup][1: vdgg: 1][/sup]</text:p>
            <text:p>[b]443. [url=https://www.doomworld.com/idgames/levels/doom2/Ports/a-c/coecits]Castle of Eternal Carrot in the Sky[/url][/b] (Doom II, 2001, 1) [sup][1: Jaws In Space: 1][/sup]</text:p>
            <text:p>[b]443. [url=https://www.doomworld.com/idgames/levels/doom/a-c/cleim10]Cleimos[/url][/b] (Doom, 1994, 9) [sup][1: Soundblock: 1][/sup]</text:p>
            <text:p>[b]443. [url=https://www.doomworld.com/idgames/levels/doom2/Ports/a-c/c-shock]Combat Shock[/url][/b] (Plutonia, 2011, 4) [sup][1: WH-Wilou84: 1][/sup]</text:p>
            <text:p>[b]443. [url=https://doomwiki.org/wiki/Congestion:_64]Congestion: 64[/url][/b] (Doom II, 2005, 32) [sup][1: Li'l devil: 1][/sup]</text:p>
            <text:p>[b]443. [url=https://www.doomworld.com/idgames/levels/doom2/a-c/cygnus20]Cygnus IV[/url][/b] (Doom II, 1997, 14) [sup][1: Philnemba: 1][/sup]</text:p>
            <text:p>[b]443. [url=https://doomwiki.org/wiki/Demonastery]Demonastery[/url][/b] (Doom II, 2018, 1) [sup][1: VanaheimRanger: 1][/sup]</text:p>
            <text:p>[b]443. [url=https://doomwiki.org/wiki/Doom_the_Way_id_Did]dtwidmus.wad﻿[/url][/b] (Doom, 2011, 0) [sup][1: Diabolución: 1][/sup]</text:p>
            <text:p>[b]443. [url=https://www.doomworld.com/idgames/levels/doom/d-f/eternity]Eternity[/url][/b] (Doom, 1994, 8) [sup][1: bonnie: 1][/sup]</text:p>
            <text:p>[b]443. [url=https://www.doomworld.com/forum/topic/101755-exomoon-megawad-directors-cut-release/]Exomoon[/url][/b] (Doom II, 2017, 24) [sup][1: Lorenz0: 1][/sup]</text:p>
            <text:p>[b]443. [url=https://www.doomworld.com/idgames/levels/doom2/Ports/megawads/enirvana]Experiencing Nirvana[/url][/b] (Doom II, 2017, 32) [sup][1: akolai: 1][/sup]</text:p>
            <text:p>[b]443. [url=https://www.doomworld.com/idgames/levels/doom/d-f/extremal]Extremal Doom[/url][/b] (Doom, 2006, 27) [sup][1: Grazza: 1][/sup]</text:p>
            <text:p>[b]443. [url=https://www.doomworld.com/idgames/levels/doom2/deathmatch/Ports/g-i/greenwar]Green War[/url][/b] (Doom II, 2002, 32) [sup][1: joepallai: 1][/sup]</text:p>
            <text:p>[b]443. [url=https://doomwiki.org/wiki/Grezzo_2]Grezzo 2[/url][/b] (Standalone, 2012, n) [sup][1: AnonimVio: 1][/sup]</text:p>
            <text:p>[b]443. [url=https://doomwiki.org/wiki/H2H-Xmas]H2H-Xmas[/url][/b] (Doom II, 1995, 32) [sup][1: Katamori: 1][/sup]</text:p>
            <text:p>[b]443. [url=https://www.doomworld.com/idgames/levels/doom2/Ports/j-l/kusok]kusok(Kurashiki's kuso map)[/url][/b] (Doom II, 2013, 2) [sup][1: Fadri: 1][/sup]</text:p>
            <text:p>[b]443. [url=https://www.doomworld.com/idgames/levels/doom2/Ports/j-l/lilium]Lilium[/url][/b] (Doom II, 2016, 1) [sup][1: Lewonx: 1][/sup]</text:p>
            <text:p>[b]443. [url=https://www.doomworld.com/idgames/levels/doom/j-l/lithe2m1]LithE2M1[/url][/b] (Doom, 1994, 1) [sup][1: bzzrak: 1][/sup]</text:p>
            <text:p>[b]443. [url=https://www.doomworld.com/idgames/levels/doom2/megawads/mlm12]Mini-Level Megawad[/url][/b] (Doom II, 2009, 32) [sup][1: Phobus: 1][/sup]</text:p>
            <text:p>[b]443. [url=https://www.doomworld.com/forum/topic/85907-nefertitiwad-6-maps/#comment-1554820]Nefertiti[/url][/b] (Doom II, 2016, 6) [sup][1: NoisyVelvet: 1][/sup]</text:p>
            <text:p>[b]443. [url=https://forum.zdoom.org/viewtopic.php?f=19&amp;t=47816]Pinochestein 3D[/url][/b] (Doom II, 2015, 32) [sup][1: Ezepov: 1][/sup]</text:p>
            <text:p>[b]443. [url=https://doomwiki.org/wiki/Polygon_Base]Polygon Base[/url][/b] (Doom II, 1996, 1) [sup][1: roadworx: 1][/sup]</text:p>
            <text:p>[b]443. [url=https://doomwiki.org/wiki/Ray_Mohawk_2:_Ray_Wreaks_Havoc!]Ray Mohawk 2[/url][/b] (Doom II, [b]2021[/b], 22) [sup][1: tonytheparrot: 1][/sup]</text:p>
            <text:p>[b]443. [url=http://thekinsie.com/reelism/]Reelism[/url][/b] (Doom II, 2011, 20) [sup][1: HUNdebLeonidasX: 1][/sup]</text:p>
            <text:p>[b]443. [url=https://www.doomworld.com/idgames/levels/doom2/Ports/s-u/spagheti]Spicy Evil Spaghetti[/url][/b] (Doom II, 2016, 1) [sup][1: everennui: 1][/sup]</text:p>
            <text:p>[b]443. [url=https://doomwiki.org/wiki/SQUARES]SQUARES[/url][/b] (Doom, 1995, 1) [sup][1: STILES: 1][/sup]</text:p>
            <text:p>[b]443. [url=https://www.doomworld.com/idgames/levels/doom2/megawads/darken]The Darkening Episode 1[/url][/b] (Doom II, 1998, 22) [sup][1: ASaltShaker: 1][/sup]</text:p>
            <text:p>[b]443. [url=https://www.doomworld.com/idgames/levels/doom2/s-u/tdevil2]The Devilz Work[/url][/b] (Doom II, 2014, 7) [sup][1: everennui: 1][/sup]</text:p>
            <text:p>[b]443. [url=https://doomwiki.org/wiki/The_Evil_Unleashed]The Evil Unleashed﻿[/url][/b] (Doom, 1994, 9) [sup][1: Ragu: 1][/sup]</text:p>
            <text:p>[b]443. [url=https://www.doomworld.com/idgames/levels/doom2/megawads/rebirth]The Rebirth[/url][/b] (Doom II, 2003, 32) [sup][1: Malrionn: 1][/sup]</text:p>
            <text:p>[b]443. [url=https://www.doomworld.com/forum/topic/106310-the-slaughter-spectrum-rc1-release/]The Slaughter Spectrum[/url][/b] (Doom II, 2019, 5) [sup][1: nikitsune: 1][/sup]</text:p>
            <text:p>[b]443. [url=https://www.doomworld.com/idgames/levels/doom2/s-u/ttp-rp]The Troopers' Playground[/url][/b] (Doom II, 1996, 12) [sup][1: T-Rex: 1][/sup]</text:p>
            <text:p>[b]443. [url=https://www.doomworld.com/idgames/levels/doom2/megawads/twzone]The Twilight Zone[/url][/b] (Doom II, 1998, 32) [sup][1: T-Rex: 1][/sup]</text:p>
            <text:p>[b]443. [url=https://www.doomworld.com/forum/topic/65009-zdoom-the-ultimate-icon-of-sin/]The Ultimate Icon of Sin[/url][/b] (Doom II, 2013, 1) [sup][1: Soundblock: 1][/sup]</text:p>
            <text:p>[b]443. [url=https://www.doomworld.com/idgames/levels/doom/megawads/unalign]UnAligned[/url][/b] (Doom, 2016, 27) [sup][1: yakfak: 1][/sup]</text:p>
            <text:p>[b]443. [url=https://www.doomworld.com/files/file/18387-vispire/]Vispire[/url][/b] (Doom II, 2016, 17) [sup][1: NoisyVelvet: 1][/sup]</text:p>
            <text:p>[b]443. [url=https://doomwiki.org/wiki/Void]Void[/url][/b] (Doom II, 2003, 1) [sup][1: TJG1289: 1][/sup]</text:p>
            <text:p>[b]443. [url=https://www.doomworld.com/idgames/levels/doom2/Ports/v-z/whitemar]Whitemare[/url][/b] (Doom II, 2011, 19) [sup][1: Pierrot: 1][/sup]</text:p>
            <text:p/>
            <text:p/>
            <text:p>WADs: 483</text:p>
            <text:p>Voters: 193</text:p>
          </table:table-cell>
          <table:table-cell table:number-columns-repeated="3"/>
        </table:table-row>
        <table:table-row table:style-name="ro5">
          <table:table-cell table:formula="of:=IF([Numbers.C7] &gt; 0; &quot;[b]&quot; &amp; [Numbers.B7] &amp; &quot;. &quot; &amp; &quot;[url=&quot; &amp; [Numbers.E7] &amp; &quot;]&quot; &amp; [Numbers.D7] &amp; &quot;[/url][/b] (&quot; &amp; [Numbers.G7] &amp; &quot;, &quot;  &amp; IF([Numbers.F7] &gt;= 2020; &quot;[b]&quot;; &quot;&quot;) &amp; [Numbers.F7] &amp; IF([Numbers.F7] &gt;= 2020; &quot;[/b]&quot;; &quot;&quot;)  &amp; &quot;, &quot; &amp; [Numbers.H7] &amp; &quot;) [sup][&quot; &amp; [Numbers.C7] &amp; &quot;: &quot; &amp; [Numbers.I7] &amp; &quot;][/sup]&quot;; &quot;&quot;)" office:value-type="string" office:string-value="[b]4. [url=https://www.doomworld.com/idgames/levels/doom2/Ports/megawads/scythe2]Scythe 2[/url][/b] (Doom II, 2005, 32) [sup][410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MtPain27: 3, cannonball: 5, toxic.rat: 7, i suck at nicknames: 4, TheGreenZap: 4, whybmonotacrab: 8, Maribo: 3, erzboesewicht: 2, Dubium: 1, tonytheparrot: 7,  Foodles: 9][/sup]" calcext:value-type="string">
            <text:p>[b]4. [url=https://www.doomworld.com/idgames/levels/doom2/Ports/megawads/scythe2]Scythe 2[/url][/b] (Doom II, 2005, 32) [sup][410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MtPain27: 3, cannonball: 5, toxic.rat: 7, i suck at nicknames: 4, TheGreenZap: 4, whybmonotacrab: 8, Maribo: 3, erzboesewicht: 2, Dubium: 1, tonytheparrot: 7, <text:s/>Foodles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] &gt; 0; &quot;[b]&quot; &amp; [Numbers.B8] &amp; &quot;. &quot; &amp; &quot;[url=&quot; &amp; [Numbers.E8] &amp; &quot;]&quot; &amp; [Numbers.D8] &amp; &quot;[/url][/b] (&quot; &amp; [Numbers.G8] &amp; &quot;, &quot;  &amp; IF([Numbers.F8] &gt;= 2020; &quot;[b]&quot;; &quot;&quot;) &amp; [Numbers.F8] &amp; IF([Numbers.F8] &gt;= 2020; &quot;[/b]&quot;; &quot;&quot;)  &amp; &quot;, &quot; &amp; [Numbers.H8] &amp; &quot;) [sup][&quot; &amp; [Numbers.C8] &amp; &quot;: &quot; &amp; [Numbers.I8] &amp; &quot;][/sup]&quot;; &quot;&quot;)" office:value-type="string" office:string-value="[b]5. [url=https://www.doomworld.com/idgames/levels/doom2/Ports/megawads/sunlust]Sunlust[/url][/b] (Doom II, 2015, 32) [sup][352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, RHhe82: 3, erzboesewicht: 6, Dubium: 4, tonytheparrot: 9, NiGHTS108: 10][/sup]" calcext:value-type="string">
            <text:p>[b]5. [url=https://www.doomworld.com/idgames/levels/doom2/Ports/megawads/sunlust]Sunlust[/url][/b] (Doom II, 2015, 32) [sup][352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, RHhe82: 3, erzboesewicht: 6, Dubium: 4, tonytheparrot: 9, NiGHTS108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] &gt; 0; &quot;[b]&quot; &amp; [Numbers.B9] &amp; &quot;. &quot; &amp; &quot;[url=&quot; &amp; [Numbers.E9] &amp; &quot;]&quot; &amp; [Numbers.D9] &amp; &quot;[/url][/b] (&quot; &amp; [Numbers.G9] &amp; &quot;, &quot;  &amp; IF([Numbers.F9] &gt;= 2020; &quot;[b]&quot;; &quot;&quot;) &amp; [Numbers.F9] &amp; IF([Numbers.F9] &gt;= 2020; &quot;[/b]&quot;; &quot;&quot;)  &amp; &quot;, &quot; &amp; [Numbers.H9] &amp; &quot;) [sup][&quot; &amp; [Numbers.C9] &amp; &quot;: &quot; &amp; [Numbers.I9] &amp; &quot;][/sup]&quot;; &quot;&quot;)" office:value-type="string" office:string-value="[b]6. [url=https://www.doomworld.com/forum/topic/103425-final-release-eviternity/]Eviternity[/url][/b] (Doom II, 2018, 32) [sup][343: roadworx: 4, JudgeDeadd: 4, StoneMason: 4, Woolie Wool: 9, Budoka: 9, Lorenz0: 9, ReaperAA: 8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3, cannonball: 2, VanaheimRanger: 9, TJG1289: 6, SCF: 10, i suck at nicknames: 7, GratefulName: 10, Azure_Horror: 10, BohdanZPM: 6, whybmonotacrab: 7, PBeGood4: 5, nikitsune: 10, LadyMistDragon: 7, DoomPlayer00: 8, sincity2100: 9, erzboesewicht: 2, Dubium: 5,  Foodles: 5][/sup]" calcext:value-type="string">
            <text:p>[b]6. [url=https://www.doomworld.com/forum/topic/103425-final-release-eviternity/]Eviternity[/url][/b] (Doom II, 2018, 32) [sup][343: roadworx: 4, JudgeDeadd: 4, StoneMason: 4, Woolie Wool: 9, Budoka: 9, Lorenz0: 9, ReaperAA: 8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3, cannonball: 2, VanaheimRanger: 9, TJG1289: 6, SCF: 10, i suck at nicknames: 7, GratefulName: 10, Azure_Horror: 10, BohdanZPM: 6, whybmonotacrab: 7, PBeGood4: 5, nikitsune: 10, LadyMistDragon: 7, DoomPlayer00: 8, sincity2100: 9, erzboesewicht: 2, Dubium: 5, <text:s/>Foodle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] &gt; 0; &quot;[b]&quot; &amp; [Numbers.B10] &amp; &quot;. &quot; &amp; &quot;[url=&quot; &amp; [Numbers.E10] &amp; &quot;]&quot; &amp; [Numbers.D10] &amp; &quot;[/url][/b] (&quot; &amp; [Numbers.G10] &amp; &quot;, &quot;  &amp; IF([Numbers.F10] &gt;= 2020; &quot;[b]&quot;; &quot;&quot;) &amp; [Numbers.F10] &amp; IF([Numbers.F10] &gt;= 2020; &quot;[/b]&quot;; &quot;&quot;)  &amp; &quot;, &quot; &amp; [Numbers.H10] &amp; &quot;) [sup][&quot; &amp; [Numbers.C10] &amp; &quot;: &quot; &amp; [Numbers.I10] &amp; &quot;][/sup]&quot;; &quot;&quot;)" office:value-type="string" office:string-value="[b]7. [url=https://www.doomworld.com/idgames/levels/doom2/megawads/scythe]Scythe[/url][/b] (Doom II, 2003, 32) [sup][316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][/sup]" calcext:value-type="string">
            <text:p>[b]7. [url=https://www.doomworld.com/idgames/levels/doom2/megawads/scythe]Scythe[/url][/b] (Doom II, 2003, 32) [sup][316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] &gt; 0; &quot;[b]&quot; &amp; [Numbers.B11] &amp; &quot;. &quot; &amp; &quot;[url=&quot; &amp; [Numbers.E11] &amp; &quot;]&quot; &amp; [Numbers.D11] &amp; &quot;[/url][/b] (&quot; &amp; [Numbers.G11] &amp; &quot;, &quot;  &amp; IF([Numbers.F11] &gt;= 2020; &quot;[b]&quot;; &quot;&quot;) &amp; [Numbers.F11] &amp; IF([Numbers.F11] &gt;= 2020; &quot;[/b]&quot;; &quot;&quot;)  &amp; &quot;, &quot; &amp; [Numbers.H11] &amp; &quot;) [sup][&quot; &amp; [Numbers.C11] &amp; &quot;: &quot; &amp; [Numbers.I11] &amp; &quot;][/sup]&quot;; &quot;&quot;)" office:value-type="string" office:string-value="[b]8. [url=https://www.doomworld.com/idgames/levels/doom2/megawads/btsx_e1]Back to Saturn X E1: Get Out of My Stations[/url][/b] (Doom II, 2012, 27) [sup][304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, erzboesewicht: 2][/sup]" calcext:value-type="string">
            <text:p>[b]8. [url=https://www.doomworld.com/idgames/levels/doom2/megawads/btsx_e1]Back to Saturn X E1: Get Out of My Stations[/url][/b] (Doom II, 2012, 27) [sup][304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] &gt; 0; &quot;[b]&quot; &amp; [Numbers.B12] &amp; &quot;. &quot; &amp; &quot;[url=&quot; &amp; [Numbers.E12] &amp; &quot;]&quot; &amp; [Numbers.D12] &amp; &quot;[/url][/b] (&quot; &amp; [Numbers.G12] &amp; &quot;, &quot;  &amp; IF([Numbers.F12] &gt;= 2020; &quot;[b]&quot;; &quot;&quot;) &amp; [Numbers.F12] &amp; IF([Numbers.F12] &gt;= 2020; &quot;[/b]&quot;; &quot;&quot;)  &amp; &quot;, &quot; &amp; [Numbers.H12] &amp; &quot;) [sup][&quot; &amp; [Numbers.C12] &amp; &quot;: &quot; &amp; [Numbers.I12] &amp; &quot;][/sup]&quot;; &quot;&quot;)" office:value-type="string" office:string-value="[b]9. [url=https://www.doomworld.com/idgames/levels/doom2/Ports/megawads/gd]Going Down[/url][/b] (Doom II, 2014, 32) [sup][269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2, cannonball: 9, TJG1289: 6, Lewonx: 9, SCF: 6, i suck at nicknames: 7, Azure_Horror: 2, BohdanZPM: 4, PBeGood4: 10, msx2plus: 5, LadyMistDragon: 4, sincity2100: 5, RHhe82: 8, erzboesewicht: 3, tonytheparrot: 6][/sup]" calcext:value-type="string">
            <text:p>[b]9. [url=https://www.doomworld.com/idgames/levels/doom2/Ports/megawads/gd]Going Down[/url][/b] (Doom II, 2014, 32) [sup][269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2, cannonball: 9, TJG1289: 6, Lewonx: 9, SCF: 6, i suck at nicknames: 7, Azure_Horror: 2, BohdanZPM: 4, PBeGood4: 10, msx2plus: 5, LadyMistDragon: 4, sincity2100: 5, RHhe82: 8, erzboesewicht: 3, tonythepa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] &gt; 0; &quot;[b]&quot; &amp; [Numbers.B13] &amp; &quot;. &quot; &amp; &quot;[url=&quot; &amp; [Numbers.E13] &amp; &quot;]&quot; &amp; [Numbers.D13] &amp; &quot;[/url][/b] (&quot; &amp; [Numbers.G13] &amp; &quot;, &quot;  &amp; IF([Numbers.F13] &gt;= 2020; &quot;[b]&quot;; &quot;&quot;) &amp; [Numbers.F13] &amp; IF([Numbers.F13] &gt;= 2020; &quot;[/b]&quot;; &quot;&quot;)  &amp; &quot;, &quot; &amp; [Numbers.H13] &amp; &quot;) [sup][&quot; &amp; [Numbers.C13] &amp; &quot;: &quot; &amp; [Numbers.I13] &amp; &quot;][/sup]&quot;; &quot;&quot;)" office:value-type="string" office:string-value="[b]10. [url=https://www.doomworld.com/idgames/levels/doom2/megawads/pl2]Plutonia 2[/url][/b] (Plutonia, 2008, 32) [sup][219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3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, tonytheparrot: 5, NiGHTS108: 7][/sup]" calcext:value-type="string">
            <text:p>[b]10. [url=https://www.doomworld.com/idgames/levels/doom2/megawads/pl2]Plutonia 2[/url][/b] (Plutonia, 2008, 32) [sup][219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3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, tonytheparrot: 5, NiGHTS108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] &gt; 0; &quot;[b]&quot; &amp; [Numbers.B14] &amp; &quot;. &quot; &amp; &quot;[url=&quot; &amp; [Numbers.E14] &amp; &quot;]&quot; &amp; [Numbers.D14] &amp; &quot;[/url][/b] (&quot; &amp; [Numbers.G14] &amp; &quot;, &quot;  &amp; IF([Numbers.F14] &gt;= 2020; &quot;[b]&quot;; &quot;&quot;) &amp; [Numbers.F14] &amp; IF([Numbers.F14] &gt;= 2020; &quot;[/b]&quot;; &quot;&quot;)  &amp; &quot;, &quot; &amp; [Numbers.H14] &amp; &quot;) [sup][&quot; &amp; [Numbers.C14] &amp; &quot;: &quot; &amp; [Numbers.I14] &amp; &quot;][/sup]&quot;; &quot;&quot;)" office:value-type="string" office:string-value="[b]11. [url=https://www.doomworld.com/idgames/levels/doom2/Ports/megawads/sodfinal]Speed of Doom[/url][/b] (Doom II, 2010, 33) [sup][182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6, cannonball: 5, i suck at nicknames: 4, GratefulName: 6, BohdanZPM: 9, sapphics: 5, tonytheparrot: 10, NiGHTS108: 6][/sup]" calcext:value-type="string">
            <text:p>[b]11. [url=https://www.doomworld.com/idgames/levels/doom2/Ports/megawads/sodfinal]Speed of Doom[/url][/b] (Doom II, 2010, 33) [sup][182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6, cannonball: 5, i suck at nicknames: 4, GratefulName: 6, BohdanZPM: 9, sapphics: 5, tonytheparrot: 10, NiGHTS10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] &gt; 0; &quot;[b]&quot; &amp; [Numbers.B15] &amp; &quot;. &quot; &amp; &quot;[url=&quot; &amp; [Numbers.E15] &amp; &quot;]&quot; &amp; [Numbers.D15] &amp; &quot;[/url][/b] (&quot; &amp; [Numbers.G15] &amp; &quot;, &quot;  &amp; IF([Numbers.F15] &gt;= 2020; &quot;[b]&quot;; &quot;&quot;) &amp; [Numbers.F15] &amp; IF([Numbers.F15] &gt;= 2020; &quot;[/b]&quot;; &quot;&quot;)  &amp; &quot;, &quot; &amp; [Numbers.H15] &amp; &quot;) [sup][&quot; &amp; [Numbers.C15] &amp; &quot;: &quot; &amp; [Numbers.I15] &amp; &quot;][/sup]&quot;; &quot;&quot;)" office:value-type="string" office:string-value="[b]12. [url=https://www.doomworld.com/idgames/themes/hr/hr]Hell Revealed[/url][/b] (Doom II, 1997, 32) [sup][153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5, toxic.rat: 8, lokbustam257: 4, PBeGood4: 1, Hitherto: 5,  Foodles: 3][/sup]" calcext:value-type="string">
            <text:p>[b]12. [url=https://www.doomworld.com/idgames/themes/hr/hr]Hell Revealed[/url][/b] (Doom II, 1997, 32) [sup][153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5, toxic.rat: 8, lokbustam257: 4, PBeGood4: 1, Hitherto: 5, <text:s/>Foodle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] &gt; 0; &quot;[b]&quot; &amp; [Numbers.B16] &amp; &quot;. &quot; &amp; &quot;[url=&quot; &amp; [Numbers.E16] &amp; &quot;]&quot; &amp; [Numbers.D16] &amp; &quot;[/url][/b] (&quot; &amp; [Numbers.G16] &amp; &quot;, &quot;  &amp; IF([Numbers.F16] &gt;= 2020; &quot;[b]&quot;; &quot;&quot;) &amp; [Numbers.F16] &amp; IF([Numbers.F16] &gt;= 2020; &quot;[/b]&quot;; &quot;&quot;)  &amp; &quot;, &quot; &amp; [Numbers.H16] &amp; &quot;) [sup][&quot; &amp; [Numbers.C16] &amp; &quot;: &quot; &amp; [Numbers.I16] &amp; &quot;][/sup]&quot;; &quot;&quot;)" office:value-type="string" office:string-value="[b]13. [url=https://www.doomworld.com/forum/topic/46002-sunder-updated-with-new-maps-huzzah/]Sunder[/url][/b] (Doom II, 2009, 22) [sup][142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,  Foodles: 5][/sup]" calcext:value-type="string">
            <text:p>[b]13. [url=https://www.doomworld.com/forum/topic/46002-sunder-updated-with-new-maps-huzzah/]Sunder[/url][/b] (Doom II, 2009, 22) [sup][142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, <text:s/>Foodle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] &gt; 0; &quot;[b]&quot; &amp; [Numbers.B17] &amp; &quot;. &quot; &amp; &quot;[url=&quot; &amp; [Numbers.E17] &amp; &quot;]&quot; &amp; [Numbers.D17] &amp; &quot;[/url][/b] (&quot; &amp; [Numbers.G17] &amp; &quot;, &quot;  &amp; IF([Numbers.F17] &gt;= 2020; &quot;[b]&quot;; &quot;&quot;) &amp; [Numbers.F17] &amp; IF([Numbers.F17] &gt;= 2020; &quot;[/b]&quot;; &quot;&quot;)  &amp; &quot;, &quot; &amp; [Numbers.H17] &amp; &quot;) [sup][&quot; &amp; [Numbers.C17] &amp; &quot;: &quot; &amp; [Numbers.I17] &amp; &quot;][/sup]&quot;; &quot;&quot;)" office:value-type="string" office:string-value="[b]14. [url=https://www.doomworld.com/idgames/themes/mm/mm_allup]Memento Mori[/url][/b] (Doom II, 1995, 32) [sup][121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, erzboesewicht: 2,  Foodles: 2][/sup]" calcext:value-type="string">
            <text:p>[b]14. [url=https://www.doomworld.com/idgames/themes/mm/mm_allup]Memento Mori[/url][/b] (Doom II, 1995, 32) [sup][121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, erzboesewicht: 2, <text:s/>Foodle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] &gt; 0; &quot;[b]&quot; &amp; [Numbers.B18] &amp; &quot;. &quot; &amp; &quot;[url=&quot; &amp; [Numbers.E18] &amp; &quot;]&quot; &amp; [Numbers.D18] &amp; &quot;[/url][/b] (&quot; &amp; [Numbers.G18] &amp; &quot;, &quot;  &amp; IF([Numbers.F18] &gt;= 2020; &quot;[b]&quot;; &quot;&quot;) &amp; [Numbers.F18] &amp; IF([Numbers.F18] &gt;= 2020; &quot;[/b]&quot;; &quot;&quot;)  &amp; &quot;, &quot; &amp; [Numbers.H18] &amp; &quot;) [sup][&quot; &amp; [Numbers.C18] &amp; &quot;: &quot; &amp; [Numbers.I18] &amp; &quot;][/sup]&quot;; &quot;&quot;)" office:value-type="string" office:string-value="[b]15. [url=https://www.doomworld.com/forum/topic/69960-back-to-saturn-x-episode-2-public-beta-2-critical-map15-fixes-included/]Back to Saturn X E2: Tower in the Fountain of Sparks[/url][/b] (Doom II, 2014, 27) [sup][118: Malrionn: 6, JudgeDeadd: 3, Talvi: 4, StoneMason: 10, Woolie Wool: 10, dylux: 10, m8f: 10, Arbys550: 2, Polri: 5, Ivory Duke: 2, Deadwing: 5, Hansen79: 5, Marn: 5, Sotenga: 4, jerk-o: 9, SCF: 4, GratefulName: 1, Uncle 80: 5, nikitsune: 1, DoomPlayer00: 9, erzboesewicht: 2, Dubium: 6][/sup]" calcext:value-type="string">
            <text:p>[b]15. [url=https://www.doomworld.com/forum/topic/69960-back-to-saturn-x-episode-2-public-beta-2-critical-map15-fixes-included/]Back to Saturn X E2: Tower in the Fountain of Sparks[/url][/b] (Doom II, 2014, 27) [sup][118: Malrionn: 6, JudgeDeadd: 3, Talvi: 4, StoneMason: 10, Woolie Wool: 10, dylux: 10, m8f: 10, Arbys550: 2, Polri: 5, Ivory Duke: 2, Deadwing: 5, Hansen79: 5, Marn: 5, Sotenga: 4, jerk-o: 9, SCF: 4, GratefulName: 1, Uncle 80: 5, nikitsune: 1, DoomPlayer00: 9, erzboesewicht: 2, Dub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] &gt; 0; &quot;[b]&quot; &amp; [Numbers.B19] &amp; &quot;. &quot; &amp; &quot;[url=&quot; &amp; [Numbers.E19] &amp; &quot;]&quot; &amp; [Numbers.D19] &amp; &quot;[/url][/b] (&quot; &amp; [Numbers.G19] &amp; &quot;, &quot;  &amp; IF([Numbers.F19] &gt;= 2020; &quot;[b]&quot;; &quot;&quot;) &amp; [Numbers.F19] &amp; IF([Numbers.F19] &gt;= 2020; &quot;[/b]&quot;; &quot;&quot;)  &amp; &quot;, &quot; &amp; [Numbers.H19] &amp; &quot;) [sup][&quot; &amp; [Numbers.C19] &amp; &quot;: &quot; &amp; [Numbers.I19] &amp; &quot;][/sup]&quot;; &quot;&quot;)" office:value-type="string" office:string-value="[b]16. [url=https://doomwiki.org/wiki/Eternal_Doom]Eternal Doom[/url][/b] (Doom II, 1996, 32) [sup][115: Vorpal: 5, 7hm: 5, T-Rex: 5, Woolie Wool: 7, Greyenko: 1, valkiriforce: 6, Octillion: 6, Polri: 3, CinnamonKilljoy: 3, joepallai: 3, A.H. Sankhatayan: 10, Willy W.: 9, Andromeda: 8, vdgg: 1, Dimon12321: 2, Uncle 80: 6, xdude_gamer: 10, Hitherto: 10, LadyMistDragon: 5, Katamori: 4, erzboesewicht: 6][/sup]" calcext:value-type="string">
            <text:p>[b]16. [url=https://doomwiki.org/wiki/Eternal_Doom]Eternal Doom[/url][/b] (Doom II, 1996, 32) [sup][115: Vorpal: 5, 7hm: 5, T-Rex: 5, Woolie Wool: 7, Greyenko: 1, valkiriforce: 6, Octillion: 6, Polri: 3, CinnamonKilljoy: 3, joepallai: 3, A.H. Sankhatayan: 10, Willy W.: 9, Andromeda: 8, vdgg: 1, Dimon12321: 2, Uncle 80: 6, xdude_gamer: 10, Hitherto: 10, LadyMistDragon: 5, Katamori: 4, erzboesewich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] &gt; 0; &quot;[b]&quot; &amp; [Numbers.B20] &amp; &quot;. &quot; &amp; &quot;[url=&quot; &amp; [Numbers.E20] &amp; &quot;]&quot; &amp; [Numbers.D20] &amp; &quot;[/url][/b] (&quot; &amp; [Numbers.G20] &amp; &quot;, &quot;  &amp; IF([Numbers.F20] &gt;= 2020; &quot;[b]&quot;; &quot;&quot;) &amp; [Numbers.F20] &amp; IF([Numbers.F20] &gt;= 2020; &quot;[/b]&quot;; &quot;&quot;)  &amp; &quot;, &quot; &amp; [Numbers.H20] &amp; &quot;) [sup][&quot; &amp; [Numbers.C20] &amp; &quot;: &quot; &amp; [Numbers.I20] &amp; &quot;][/sup]&quot;; &quot;&quot;)" office:value-type="string" office:string-value="[b]17. [url=https://www.doomworld.com/idgames/themes/mm/mm2]Memento Mori 2[/url][/b] (Doom II, 1996, 32) [sup][111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, erzboesewicht: 3][/sup]" calcext:value-type="string">
            <text:p>[b]17. [url=https://www.doomworld.com/idgames/themes/mm/mm2]Memento Mori 2[/url][/b] (Doom II, 1996, 32) [sup][111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, erzboesewich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] &gt; 0; &quot;[b]&quot; &amp; [Numbers.B21] &amp; &quot;. &quot; &amp; &quot;[url=&quot; &amp; [Numbers.E21] &amp; &quot;]&quot; &amp; [Numbers.D21] &amp; &quot;[/url][/b] (&quot; &amp; [Numbers.G21] &amp; &quot;, &quot;  &amp; IF([Numbers.F21] &gt;= 2020; &quot;[b]&quot;; &quot;&quot;) &amp; [Numbers.F21] &amp; IF([Numbers.F21] &gt;= 2020; &quot;[/b]&quot;; &quot;&quot;)  &amp; &quot;, &quot; &amp; [Numbers.H21] &amp; &quot;) [sup][&quot; &amp; [Numbers.C21] &amp; &quot;: &quot; &amp; [Numbers.I21] &amp; &quot;][/sup]&quot;; &quot;&quot;)" office:value-type="string" office:string-value="[b]18. [url=https://www.doomworld.com/idgames/themes/hr/hr2final]Hell Revealed II[/url][/b] (Doom II, 2003, 32) [sup][106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" calcext:value-type="string">
            <text:p>[b]18. [url=https://www.doomworld.com/idgames/themes/hr/hr2final]Hell Revealed II[/url][/b] (Doom II, 2003, 32) [sup][106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] &gt; 0; &quot;[b]&quot; &amp; [Numbers.B22] &amp; &quot;. &quot; &amp; &quot;[url=&quot; &amp; [Numbers.E22] &amp; &quot;]&quot; &amp; [Numbers.D22] &amp; &quot;[/url][/b] (&quot; &amp; [Numbers.G22] &amp; &quot;, &quot;  &amp; IF([Numbers.F22] &gt;= 2020; &quot;[b]&quot;; &quot;&quot;) &amp; [Numbers.F22] &amp; IF([Numbers.F22] &gt;= 2020; &quot;[/b]&quot;; &quot;&quot;)  &amp; &quot;, &quot; &amp; [Numbers.H22] &amp; &quot;) [sup][&quot; &amp; [Numbers.C22] &amp; &quot;: &quot; &amp; [Numbers.I22] &amp; &quot;][/sup]&quot;; &quot;&quot;)" office:value-type="string" office:string-value="[b]18. [url=https://www.doomworld.com/idgames/levels/doom2/Ports/megawads/strg]Struggle - Antaresian Legacy[/url][/b] (Doom II, 2018, 32) [sup][106: Dragonfly: 6, Budoka: 10, Jaromir Bergmann: 6, Payload4367: 3, Deadwing: 6, Snikle: 7, Omniarch: 5, Dimon12321: 7, MtPain27: 3, TJG1289: 5, Azure_Horror: 9, whybmonotacrab: 7, sapphics: 10, msx2plus: 5, nikitsune: 1, Ezepov: 2, Nefelibeta: 5, NiGHTS108: 9][/sup]" calcext:value-type="string">
            <text:p>[b]18. [url=https://www.doomworld.com/idgames/levels/doom2/Ports/megawads/strg]Struggle - Antaresian Legacy[/url][/b] (Doom II, 2018, 32) [sup][106: Dragonfly: 6, Budoka: 10, Jaromir Bergmann: 6, Payload4367: 3, Deadwing: 6, Snikle: 7, Omniarch: 5, Dimon12321: 7, MtPain27: 3, TJG1289: 5, Azure_Horror: 9, whybmonotacrab: 7, sapphics: 10, msx2plus: 5, nikitsune: 1, Ezepov: 2, Nefelibeta: 5, NiGHTS10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] &gt; 0; &quot;[b]&quot; &amp; [Numbers.B23] &amp; &quot;. &quot; &amp; &quot;[url=&quot; &amp; [Numbers.E23] &amp; &quot;]&quot; &amp; [Numbers.D23] &amp; &quot;[/url][/b] (&quot; &amp; [Numbers.G23] &amp; &quot;, &quot;  &amp; IF([Numbers.F23] &gt;= 2020; &quot;[b]&quot;; &quot;&quot;) &amp; [Numbers.F23] &amp; IF([Numbers.F23] &gt;= 2020; &quot;[/b]&quot;; &quot;&quot;)  &amp; &quot;, &quot; &amp; [Numbers.H23] &amp; &quot;) [sup][&quot; &amp; [Numbers.C23] &amp; &quot;: &quot; &amp; [Numbers.I23] &amp; &quot;][/sup]&quot;; &quot;&quot;)" office:value-type="string" office:string-value="[b]20. [url=https://www.doomworld.com/idgames/levels/doom2/Ports/megawads/resurge]Resurgence[/url][/b] (Doom II, 2014, 32) [sup][104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" calcext:value-type="string">
            <text:p>[b]20. [url=https://www.doomworld.com/idgames/levels/doom2/Ports/megawads/resurge]Resurgence[/url][/b] (Doom II, 2014, 32) [sup][104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] &gt; 0; &quot;[b]&quot; &amp; [Numbers.B24] &amp; &quot;. &quot; &amp; &quot;[url=&quot; &amp; [Numbers.E24] &amp; &quot;]&quot; &amp; [Numbers.D24] &amp; &quot;[/url][/b] (&quot; &amp; [Numbers.G24] &amp; &quot;, &quot;  &amp; IF([Numbers.F24] &gt;= 2020; &quot;[b]&quot;; &quot;&quot;) &amp; [Numbers.F24] &amp; IF([Numbers.F24] &gt;= 2020; &quot;[/b]&quot;; &quot;&quot;)  &amp; &quot;, &quot; &amp; [Numbers.H24] &amp; &quot;) [sup][&quot; &amp; [Numbers.C24] &amp; &quot;: &quot; &amp; [Numbers.I24] &amp; &quot;][/sup]&quot;; &quot;&quot;)" office:value-type="string" office:string-value="[b]21. [url=https://www.doomworld.com/forum/topic/85791-tnt-revilution-final-beta-ready-for-testing/]TNT: Revilution[/url][/b] (TNT, 2017, 32) [sup][100: Spectra: 9, bLOCKbOYgAMES: 2, GarrettChan: 1, dylux: 6, tmorrow: 2, ReaperAA: 2, Polri: 3, SilverMiner: 3, P41R47: 10, Willy W.: 5, Sotenga: 10, MtPain27: 3, GratefulName: 2, TheGreenZap: 6, Xeogred: 5, nikitsune: 9, xdude_gamer: 8, sincity2100: 7, RHhe82: 7][/sup]" calcext:value-type="string">
            <text:p>[b]21. [url=https://www.doomworld.com/forum/topic/85791-tnt-revilution-final-beta-ready-for-testing/]TNT: Revilution[/url][/b] (TNT, 2017, 32) [sup][100: Spectra: 9, bLOCKbOYgAMES: 2, GarrettChan: 1, dylux: 6, tmorrow: 2, ReaperAA: 2, Polri: 3, SilverMiner: 3, P41R47: 10, Willy W.: 5, Sotenga: 10, MtPain27: 3, GratefulName: 2, TheGreenZap: 6, Xeogred: 5, nikitsune: 9, xdude_gamer: 8, sincity2100: 7, RHhe8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] &gt; 0; &quot;[b]&quot; &amp; [Numbers.B25] &amp; &quot;. &quot; &amp; &quot;[url=&quot; &amp; [Numbers.E25] &amp; &quot;]&quot; &amp; [Numbers.D25] &amp; &quot;[/url][/b] (&quot; &amp; [Numbers.G25] &amp; &quot;, &quot;  &amp; IF([Numbers.F25] &gt;= 2020; &quot;[b]&quot;; &quot;&quot;) &amp; [Numbers.F25] &amp; IF([Numbers.F25] &gt;= 2020; &quot;[/b]&quot;; &quot;&quot;)  &amp; &quot;, &quot; &amp; [Numbers.H25] &amp; &quot;) [sup][&quot; &amp; [Numbers.C25] &amp; &quot;: &quot; &amp; [Numbers.I25] &amp; &quot;][/sup]&quot;; &quot;&quot;)" office:value-type="string" office:string-value="[b]22. [url=https://doomwiki.org/wiki/Kama_Sutra]Kama Sutra[/url][/b] (Doom II, 2005, 32) [sup][98: Grazza: 7, roadworx: 2, fveitsi: 5, T-Rex: 5, Roofi: 4, StoneMason: 4, Philnemba: 7, Grain of Salt: 6, tmorrow: 3, purist: 5, Scorpius: 7, eharper256: 4, SilverMiner: 2, Pierrot: 10, smeghammer: 5, P41R47: 8, Willy W.: 2, Andromeda: 5, dei_eldren: 2, cannonball: 5][/sup]" calcext:value-type="string">
            <text:p>[b]22. [url=https://doomwiki.org/wiki/Kama_Sutra]Kama Sutra[/url][/b] (Doom II, 2005, 32) [sup][98: Grazza: 7, roadworx: 2, fveitsi: 5, T-Rex: 5, Roofi: 4, StoneMason: 4, Philnemba: 7, Grain of Salt: 6, tmorrow: 3, purist: 5, Scorpius: 7, eharper256: 4, SilverMiner: 2, Pierrot: 10, smeghammer: 5, P41R47: 8, Willy W.: 2, Andromeda: 5, dei_eldren: 2, cannonbal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] &gt; 0; &quot;[b]&quot; &amp; [Numbers.B26] &amp; &quot;. &quot; &amp; &quot;[url=&quot; &amp; [Numbers.E26] &amp; &quot;]&quot; &amp; [Numbers.D26] &amp; &quot;[/url][/b] (&quot; &amp; [Numbers.G26] &amp; &quot;, &quot;  &amp; IF([Numbers.F26] &gt;= 2020; &quot;[b]&quot;; &quot;&quot;) &amp; [Numbers.F26] &amp; IF([Numbers.F26] &gt;= 2020; &quot;[/b]&quot;; &quot;&quot;)  &amp; &quot;, &quot; &amp; [Numbers.H26] &amp; &quot;) [sup][&quot; &amp; [Numbers.C26] &amp; &quot;: &quot; &amp; [Numbers.I26] &amp; &quot;][/sup]&quot;; &quot;&quot;)" office:value-type="string" office:string-value="[b]23. [url=https://www.doomworld.com/idgames/levels/doom2/megawads/requiem]Requiem[/url][/b] (Doom II, 1997, 32) [sup][88: ella guro: 1, WH-Wilou84: 4, justsomemusicguy: 8, T-Rex: 9, valkiriforce: 6, NaZa: 6, tmorrow: 2, pcorf: 5, DJVCardMaster: 3, Scorpius: 6, I_Punch_Demons: 7, ASaltShaker: 7, Andromeda: 2, AtticTelephone: 10, vdgg: 1, Uncle 80: 6, Li'l devil: 2, Hitherto: 3][/sup]" calcext:value-type="string">
            <text:p>[b]23. [url=https://www.doomworld.com/idgames/levels/doom2/megawads/requiem]Requiem[/url][/b] (Doom II, 1997, 32) [sup][88: ella guro: 1, WH-Wilou84: 4, justsomemusicguy: 8, T-Rex: 9, valkiriforce: 6, NaZa: 6, tmorrow: 2, pcorf: 5, DJVCardMaster: 3, Scorpius: 6, I_Punch_Demons: 7, ASaltShaker: 7, Andromeda: 2, AtticTelephone: 10, vdgg: 1, Uncle 80: 6, Li'l devil: 2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] &gt; 0; &quot;[b]&quot; &amp; [Numbers.B27] &amp; &quot;. &quot; &amp; &quot;[url=&quot; &amp; [Numbers.E27] &amp; &quot;]&quot; &amp; [Numbers.D27] &amp; &quot;[/url][/b] (&quot; &amp; [Numbers.G27] &amp; &quot;, &quot;  &amp; IF([Numbers.F27] &gt;= 2020; &quot;[b]&quot;; &quot;&quot;) &amp; [Numbers.F27] &amp; IF([Numbers.F27] &gt;= 2020; &quot;[/b]&quot;; &quot;&quot;)  &amp; &quot;, &quot; &amp; [Numbers.H27] &amp; &quot;) [sup][&quot; &amp; [Numbers.C27] &amp; &quot;: &quot; &amp; [Numbers.I27] &amp; &quot;][/sup]&quot;; &quot;&quot;)" office:value-type="string" office:string-value="[b]24. [url=https://www.romerogames.ie/si6il/]SIGIL[/url][/b] (Doom, 2019, 9) [sup][83: Diabolución: 10, 4everDoomed: 4, Jaromir Bergmann: 10, STILES: 2, termrork: 5, Worm318: 2, &lt;&lt;Rewind: 2, DooM Bear: 7, northivanastan: 5, dei_eldren: 7, Fadri: 2, Dimon12321: 1, dosboot: 10, lokbustam257: 5, Xeogred: 2, PBeGood4: 7, xdude_gamer: 2][/sup]" calcext:value-type="string">
            <text:p>[b]24. [url=https://www.romerogames.ie/si6il/]SIGIL[/url][/b] (Doom, 2019, 9) [sup][83: Diabolución: 10, 4everDoomed: 4, Jaromir Bergmann: 10, STILES: 2, termrork: 5, Worm318: 2, &lt;&lt;Rewind: 2, DooM Bear: 7, northivanastan: 5, dei_eldren: 7, Fadri: 2, Dimon12321: 1, dosboot: 10, lokbustam257: 5, Xeogred: 2, PBeGood4: 7, xdude_gam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] &gt; 0; &quot;[b]&quot; &amp; [Numbers.B28] &amp; &quot;. &quot; &amp; &quot;[url=&quot; &amp; [Numbers.E28] &amp; &quot;]&quot; &amp; [Numbers.D28] &amp; &quot;[/url][/b] (&quot; &amp; [Numbers.G28] &amp; &quot;, &quot;  &amp; IF([Numbers.F28] &gt;= 2020; &quot;[b]&quot;; &quot;&quot;) &amp; [Numbers.F28] &amp; IF([Numbers.F28] &gt;= 2020; &quot;[/b]&quot;; &quot;&quot;)  &amp; &quot;, &quot; &amp; [Numbers.H28] &amp; &quot;) [sup][&quot; &amp; [Numbers.C28] &amp; &quot;: &quot; &amp; [Numbers.I28] &amp; &quot;][/sup]&quot;; &quot;&quot;)" office:value-type="string" office:string-value="[b]25. [url=https://www.doomworld.com/idgames/levels/doom2/Ports/megawads/cchest4]Community Chest 4[/url][/b] (Doom II, 2012, 32) [sup][81: Malrionn: 10, Phobus: 3, HUNdebLeonidasX: 4, Ziad EL Zein: 5, Simomarchi: 5, STILES: 9, Polri: 2, eharper256: 5, DOEL: 8, Pierrot: 3, Endless: 3, Horus: 2, Midnight_00: 6, Lewonx: 5, TheGreenZap: 6, Xeogred: 3, sincity2100: 2][/sup]" calcext:value-type="string">
            <text:p>[b]25. [url=https://www.doomworld.com/idgames/levels/doom2/Ports/megawads/cchest4]Community Chest 4[/url][/b] (Doom II, 2012, 32) [sup][81: Malrionn: 10, Phobus: 3, HUNdebLeonidasX: 4, Ziad EL Zein: 5, Simomarchi: 5, STILES: 9, Polri: 2, eharper256: 5, DOEL: 8, Pierrot: 3, Endless: 3, Horus: 2, Midnight_00: 6, Lewonx: 5, TheGreenZap: 6, Xeogred: 3, sincity210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] &gt; 0; &quot;[b]&quot; &amp; [Numbers.B29] &amp; &quot;. &quot; &amp; &quot;[url=&quot; &amp; [Numbers.E29] &amp; &quot;]&quot; &amp; [Numbers.D29] &amp; &quot;[/url][/b] (&quot; &amp; [Numbers.G29] &amp; &quot;, &quot;  &amp; IF([Numbers.F29] &gt;= 2020; &quot;[b]&quot;; &quot;&quot;) &amp; [Numbers.F29] &amp; IF([Numbers.F29] &gt;= 2020; &quot;[/b]&quot;; &quot;&quot;)  &amp; &quot;, &quot; &amp; [Numbers.H29] &amp; &quot;) [sup][&quot; &amp; [Numbers.C29] &amp; &quot;: &quot; &amp; [Numbers.I29] &amp; &quot;][/sup]&quot;; &quot;&quot;)" office:value-type="string" office:string-value="[b]25. [url=https://www.doomworld.com/idgames/levels/doom/Ports/megawads/neis]No End in Sight[/url][/b] (Doom, 2016, 38) [sup][81: Not Jabba: 5, Vorpal: 5, ella guro: 6, yakfak: 9, NoisyVelvet: 1, STILES: 6, Polri: 5, Tartlman: 6, Worm318: 9, Omniarch: 10, Ryath: 5, cannonball: 3, TheGreenZap: 6, rzh: 5][/sup]" calcext:value-type="string">
            <text:p>[b]25. [url=https://www.doomworld.com/idgames/levels/doom/Ports/megawads/neis]No End in Sight[/url][/b] (Doom, 2016, 38) [sup][81: Not Jabba: 5, Vorpal: 5, ella guro: 6, yakfak: 9, NoisyVelvet: 1, STILES: 6, Polri: 5, Tartlman: 6, Worm318: 9, Omniarch: 10, Ryath: 5, cannonball: 3, TheGreenZap: 6, rz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] &gt; 0; &quot;[b]&quot; &amp; [Numbers.B30] &amp; &quot;. &quot; &amp; &quot;[url=&quot; &amp; [Numbers.E30] &amp; &quot;]&quot; &amp; [Numbers.D30] &amp; &quot;[/url][/b] (&quot; &amp; [Numbers.G30] &amp; &quot;, &quot;  &amp; IF([Numbers.F30] &gt;= 2020; &quot;[b]&quot;; &quot;&quot;) &amp; [Numbers.F30] &amp; IF([Numbers.F30] &gt;= 2020; &quot;[/b]&quot;; &quot;&quot;)  &amp; &quot;, &quot; &amp; [Numbers.H30] &amp; &quot;) [sup][&quot; &amp; [Numbers.C30] &amp; &quot;: &quot; &amp; [Numbers.I30] &amp; &quot;][/sup]&quot;; &quot;&quot;)" office:value-type="string" office:string-value="[b]27. [url=https://www.doomworld.com/idgames/levels/doom2/Ports/megawads/hellbnd]Hellbound[/url][/b] (Doom II, 2013, 32) [sup][80: Not Jabba: 2, Spectre01: 8, Malrionn: 7, bLOCKbOYgAMES: 9, HUNdebLeonidasX: 7, Bryan T: 5, Odal: 6, Octillion: 10, Polri: 1, OniriA: 8, E.M.: 5, Xeogred: 5, Dubium: 7][/sup]" calcext:value-type="string">
            <text:p>[b]27. [url=https://www.doomworld.com/idgames/levels/doom2/Ports/megawads/hellbnd]Hellbound[/url][/b] (Doom II, 2013, 32) [sup][80: Not Jabba: 2, Spectre01: 8, Malrionn: 7, bLOCKbOYgAMES: 9, HUNdebLeonidasX: 7, Bryan T: 5, Odal: 6, Octillion: 10, Polri: 1, OniriA: 8, E.M.: 5, Xeogred: 5, Dubiu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] &gt; 0; &quot;[b]&quot; &amp; [Numbers.B31] &amp; &quot;. &quot; &amp; &quot;[url=&quot; &amp; [Numbers.E31] &amp; &quot;]&quot; &amp; [Numbers.D31] &amp; &quot;[/url][/b] (&quot; &amp; [Numbers.G31] &amp; &quot;, &quot;  &amp; IF([Numbers.F31] &gt;= 2020; &quot;[b]&quot;; &quot;&quot;) &amp; [Numbers.F31] &amp; IF([Numbers.F31] &gt;= 2020; &quot;[/b]&quot;; &quot;&quot;)  &amp; &quot;, &quot; &amp; [Numbers.H31] &amp; &quot;) [sup][&quot; &amp; [Numbers.C31] &amp; &quot;: &quot; &amp; [Numbers.I31] &amp; &quot;][/sup]&quot;; &quot;&quot;)" office:value-type="string" office:string-value="[b]28. [url=https://www.doomworld.com/idgames/levels/doom2/megawads/d2twid]Doom II the Way id Did[/url][/b] (Doom II, 2013, 32) [sup][78: Dime: 8, NoisyVelvet: 5, pcorf: 5, purist: 10, Polri: 3, CinnamonKilljoy: 8, Endless: 3, Marn: 5, Warrex: 2, E.M.: 5, jerk-o: 5, dosboot: 10, BohdanZPM: 4, Xeogred: 3, erzboesewicht: 2][/sup]" calcext:value-type="string">
            <text:p>[b]28. [url=https://www.doomworld.com/idgames/levels/doom2/megawads/d2twid]Doom II the Way id Did[/url][/b] (Doom II, 2013, 32) [sup][78: Dime: 8, NoisyVelvet: 5, pcorf: 5, purist: 10, Polri: 3, CinnamonKilljoy: 8, Endless: 3, Marn: 5, Warrex: 2, E.M.: 5, jerk-o: 5, dosboot: 10, BohdanZPM: 4, Xeogred: 3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] &gt; 0; &quot;[b]&quot; &amp; [Numbers.B32] &amp; &quot;. &quot; &amp; &quot;[url=&quot; &amp; [Numbers.E32] &amp; &quot;]&quot; &amp; [Numbers.D32] &amp; &quot;[/url][/b] (&quot; &amp; [Numbers.G32] &amp; &quot;, &quot;  &amp; IF([Numbers.F32] &gt;= 2020; &quot;[b]&quot;; &quot;&quot;) &amp; [Numbers.F32] &amp; IF([Numbers.F32] &gt;= 2020; &quot;[/b]&quot;; &quot;&quot;)  &amp; &quot;, &quot; &amp; [Numbers.H32] &amp; &quot;) [sup][&quot; &amp; [Numbers.C32] &amp; &quot;: &quot; &amp; [Numbers.I32] &amp; &quot;][/sup]&quot;; &quot;&quot;)" office:value-type="string" office:string-value="[b]28. [url=https://www.doomworld.com/idgames/levels/doom/megawads/dtwid]Doom the Way id Did[/url][/b] (Doom, 2011, 27) [sup][78: Mr. Freeze: 4, Malrionn: 2, MFG38: 4, WH-Wilou84: 1, Greyenko: 9, Altima: 6, Ziad EL Zein: 5, purist: 5, Polri: 4, CinnamonKilljoy: 7, eharper256: 4, Endless: 2, Warrex: 5, Omniarch: 5, dei_eldren: 5, jerk-o: 5, LadyMistDragon: 3, erzboesewicht: 2][/sup]" calcext:value-type="string">
            <text:p>[b]28. [url=https://www.doomworld.com/idgames/levels/doom/megawads/dtwid]Doom the Way id Did[/url][/b] (Doom, 2011, 27) [sup][78: Mr. Freeze: 4, Malrionn: 2, MFG38: 4, WH-Wilou84: 1, Greyenko: 9, Altima: 6, Ziad EL Zein: 5, purist: 5, Polri: 4, CinnamonKilljoy: 7, eharper256: 4, Endless: 2, Warrex: 5, Omniarch: 5, dei_eldren: 5, jerk-o: 5, LadyMistDragon: 3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] &gt; 0; &quot;[b]&quot; &amp; [Numbers.B33] &amp; &quot;. &quot; &amp; &quot;[url=&quot; &amp; [Numbers.E33] &amp; &quot;]&quot; &amp; [Numbers.D33] &amp; &quot;[/url][/b] (&quot; &amp; [Numbers.G33] &amp; &quot;, &quot;  &amp; IF([Numbers.F33] &gt;= 2020; &quot;[b]&quot;; &quot;&quot;) &amp; [Numbers.F33] &amp; IF([Numbers.F33] &gt;= 2020; &quot;[/b]&quot;; &quot;&quot;)  &amp; &quot;, &quot; &amp; [Numbers.H33] &amp; &quot;) [sup][&quot; &amp; [Numbers.C33] &amp; &quot;: &quot; &amp; [Numbers.I33] &amp; &quot;][/sup]&quot;; &quot;&quot;)" office:value-type="string" office:string-value="[b]28. [url=https://www.doomworld.com/idgames/levels/doom2/Ports/megawads/jpcp]Japanese Community Project (JPCP)[/url][/b] (Doom II, 2016, 32) [sup][78: Not Jabba: 6, Archvile Hunter: 5, antares031: 5, ella guro: 7, JudgeDeadd: 2, Soundblock: 1, Payload4367: 1, Tartlman: 6, I_Punch_Demons: 4, DOEL: 4, Endless: 5, Boy: 5, Sotenga: 1, northivanastan: 10, Fadri: 6, TJG1289: 4, BohdanZPM: 4, erzboesewicht: 2][/sup]" calcext:value-type="string">
            <text:p>[b]28. [url=https://www.doomworld.com/idgames/levels/doom2/Ports/megawads/jpcp]Japanese Community Project (JPCP)[/url][/b] (Doom II, 2016, 32) [sup][78: Not Jabba: 6, Archvile Hunter: 5, antares031: 5, ella guro: 7, JudgeDeadd: 2, Soundblock: 1, Payload4367: 1, Tartlman: 6, I_Punch_Demons: 4, DOEL: 4, Endless: 5, Boy: 5, Sotenga: 1, northivanastan: 10, Fadri: 6, TJG1289: 4, BohdanZPM: 4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] &gt; 0; &quot;[b]&quot; &amp; [Numbers.B34] &amp; &quot;. &quot; &amp; &quot;[url=&quot; &amp; [Numbers.E34] &amp; &quot;]&quot; &amp; [Numbers.D34] &amp; &quot;[/url][/b] (&quot; &amp; [Numbers.G34] &amp; &quot;, &quot;  &amp; IF([Numbers.F34] &gt;= 2020; &quot;[b]&quot;; &quot;&quot;) &amp; [Numbers.F34] &amp; IF([Numbers.F34] &gt;= 2020; &quot;[/b]&quot;; &quot;&quot;)  &amp; &quot;, &quot; &amp; [Numbers.H34] &amp; &quot;) [sup][&quot; &amp; [Numbers.C34] &amp; &quot;: &quot; &amp; [Numbers.I34] &amp; &quot;][/sup]&quot;; &quot;&quot;)" office:value-type="string" office:string-value="[b]28. [url=https://doomwiki.org/wiki/The_Plutonia_Experiment]The Plutonia Experiment[/url][/b] (Plutonia, 1996, 32) [sup][78: guitardz: 5, purist: 5, termrork: 5, Tartlman: 1, Worm318: 2, Deadwing: 10, northivanastan: 4, Fadri: 5, VanaheimRanger: 7, i suck at nicknames: 6, PBeGood4: 6, Hitherto: 5, RHhe82: 2, Dubium: 10, rzh: 5][/sup]" calcext:value-type="string">
            <text:p>[b]28. [url=https://doomwiki.org/wiki/The_Plutonia_Experiment]The Plutonia Experiment[/url][/b] (Plutonia, 1996, 32) [sup][78: guitardz: 5, purist: 5, termrork: 5, Tartlman: 1, Worm318: 2, Deadwing: 10, northivanastan: 4, Fadri: 5, VanaheimRanger: 7, i suck at nicknames: 6, PBeGood4: 6, Hitherto: 5, RHhe82: 2, Dubium: 10, rz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] &gt; 0; &quot;[b]&quot; &amp; [Numbers.B35] &amp; &quot;. &quot; &amp; &quot;[url=&quot; &amp; [Numbers.E35] &amp; &quot;]&quot; &amp; [Numbers.D35] &amp; &quot;[/url][/b] (&quot; &amp; [Numbers.G35] &amp; &quot;, &quot;  &amp; IF([Numbers.F35] &gt;= 2020; &quot;[b]&quot;; &quot;&quot;) &amp; [Numbers.F35] &amp; IF([Numbers.F35] &gt;= 2020; &quot;[/b]&quot;; &quot;&quot;)  &amp; &quot;, &quot; &amp; [Numbers.H35] &amp; &quot;) [sup][&quot; &amp; [Numbers.C35] &amp; &quot;: &quot; &amp; [Numbers.I35] &amp; &quot;][/sup]&quot;; &quot;&quot;)" office:value-type="string" office:string-value="[b]32. [url=https://www.doomworld.com/idgames/levels/doom2/megawads/epic2]Epic 2[/url][/b] (Doom II, 2010, 32) [sup][74: ShoDemo: 6, NuMetalManiak: 9, Spectre01: 7, yakfak: 2, Talvi: 2, HUNdebLeonidasX: 9, TheMightyHeracross: 5, Arbys550: 1, OniriA: 2, DOEL: 6, SOSU: 9, Hitherto: 7, Katamori: 1, rzh: 5,  Foodles: 3][/sup]" calcext:value-type="string">
            <text:p>[b]32. [url=https://www.doomworld.com/idgames/levels/doom2/megawads/epic2]Epic 2[/url][/b] (Doom II, 2010, 32) [sup][74: ShoDemo: 6, NuMetalManiak: 9, Spectre01: 7, yakfak: 2, Talvi: 2, HUNdebLeonidasX: 9, TheMightyHeracross: 5, Arbys550: 1, OniriA: 2, DOEL: 6, SOSU: 9, Hitherto: 7, Katamori: 1, rzh: 5, <text:s/>Foodle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] &gt; 0; &quot;[b]&quot; &amp; [Numbers.B36] &amp; &quot;. &quot; &amp; &quot;[url=&quot; &amp; [Numbers.E36] &amp; &quot;]&quot; &amp; [Numbers.D36] &amp; &quot;[/url][/b] (&quot; &amp; [Numbers.G36] &amp; &quot;, &quot;  &amp; IF([Numbers.F36] &gt;= 2020; &quot;[b]&quot;; &quot;&quot;) &amp; [Numbers.F36] &amp; IF([Numbers.F36] &gt;= 2020; &quot;[/b]&quot;; &quot;&quot;)  &amp; &quot;, &quot; &amp; [Numbers.H36] &amp; &quot;) [sup][&quot; &amp; [Numbers.C36] &amp; &quot;: &quot; &amp; [Numbers.I36] &amp; &quot;][/sup]&quot;; &quot;&quot;)" office:value-type="string" office:string-value="[b]33. [url=https://www.doomworld.com/idgames/levels/doom2/Ports/p-r/pirates]Pirate Doom[/url][/b] (Doom II, 2013, 19) [sup][71: Jaws In Space: 10, Dime: 5, Phobus: 6, Dragonfly: 4, Soundblock: 2, Rince-wind: 5, CinnamonKilljoy: 7, Payload4367: 6, SilverMiner: 5, SOSU: 10, Sotenga: 2, Fadri: 2, Lewonx: 7][/sup]" calcext:value-type="string">
            <text:p>[b]33. [url=https://www.doomworld.com/idgames/levels/doom2/Ports/p-r/pirates]Pirate Doom[/url][/b] (Doom II, 2013, 19) [sup][71: Jaws In Space: 10, Dime: 5, Phobus: 6, Dragonfly: 4, Soundblock: 2, Rince-wind: 5, CinnamonKilljoy: 7, Payload4367: 6, SilverMiner: 5, SOSU: 10, Sotenga: 2, Fadri: 2, Lewon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] &gt; 0; &quot;[b]&quot; &amp; [Numbers.B37] &amp; &quot;. &quot; &amp; &quot;[url=&quot; &amp; [Numbers.E37] &amp; &quot;]&quot; &amp; [Numbers.D37] &amp; &quot;[/url][/b] (&quot; &amp; [Numbers.G37] &amp; &quot;, &quot;  &amp; IF([Numbers.F37] &gt;= 2020; &quot;[b]&quot;; &quot;&quot;) &amp; [Numbers.F37] &amp; IF([Numbers.F37] &gt;= 2020; &quot;[/b]&quot;; &quot;&quot;)  &amp; &quot;, &quot; &amp; [Numbers.H37] &amp; &quot;) [sup][&quot; &amp; [Numbers.C37] &amp; &quot;: &quot; &amp; [Numbers.I37] &amp; &quot;][/sup]&quot;; &quot;&quot;)" office:value-type="string" office:string-value="[b]34. [url=https://www.doomworld.com/idgames/levels/doom2/Ports/v-z/vanguard]Vanguard[/url][/b] (Doom II, 2011, 13) [sup][69: Cynical: 5, Spectre01: 3, 7hm: 4, GarrettChan: 5, Poncho: 9, Nirvana: 4, guitardz: 5, Makedounia: 1, Ivory Duke: 1, VanaheimRanger: 6, Azure_Horror: 2, Uncle 80: 5, sapphics: 5, Ezepov: 8, Maribo: 6][/sup]" calcext:value-type="string">
            <text:p>[b]34. [url=https://www.doomworld.com/idgames/levels/doom2/Ports/v-z/vanguard]Vanguard[/url][/b] (Doom II, 2011, 13) [sup][69: Cynical: 5, Spectre01: 3, 7hm: 4, GarrettChan: 5, Poncho: 9, Nirvana: 4, guitardz: 5, Makedounia: 1, Ivory Duke: 1, VanaheimRanger: 6, Azure_Horror: 2, Uncle 80: 5, sapphics: 5, Ezepov: 8, Marib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] &gt; 0; &quot;[b]&quot; &amp; [Numbers.B38] &amp; &quot;. &quot; &amp; &quot;[url=&quot; &amp; [Numbers.E38] &amp; &quot;]&quot; &amp; [Numbers.D38] &amp; &quot;[/url][/b] (&quot; &amp; [Numbers.G38] &amp; &quot;, &quot;  &amp; IF([Numbers.F38] &gt;= 2020; &quot;[b]&quot;; &quot;&quot;) &amp; [Numbers.F38] &amp; IF([Numbers.F38] &gt;= 2020; &quot;[/b]&quot;; &quot;&quot;)  &amp; &quot;, &quot; &amp; [Numbers.H38] &amp; &quot;) [sup][&quot; &amp; [Numbers.C38] &amp; &quot;: &quot; &amp; [Numbers.I38] &amp; &quot;][/sup]&quot;; &quot;&quot;)" office:value-type="string" office:string-value="[b]35. [url=https://www.doomworld.com/idgames/levels/doom2/Ports/d-f/dvii-1i]Deus Vult II[/url][/b] (Doom II, 2008, 12) [sup][67: Cynical: 10, NuMetalManiak: 10, justsomemusicguy: 7, JudgeDeadd: 2, Talvi: 4, Greyenko: 8, Philnemba: 9, bemused: 1, NoisyVelvet: 3, Polri: 3, &lt;&lt;Rewind: 5, Marn: 5][/sup]" calcext:value-type="string">
            <text:p>[b]35. [url=https://www.doomworld.com/idgames/levels/doom2/Ports/d-f/dvii-1i]Deus Vult II[/url][/b] (Doom II, 2008, 12) [sup][67: Cynical: 10, NuMetalManiak: 10, justsomemusicguy: 7, JudgeDeadd: 2, Talvi: 4, Greyenko: 8, Philnemba: 9, bemused: 1, NoisyVelvet: 3, Polri: 3, &lt;&lt;Rewind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] &gt; 0; &quot;[b]&quot; &amp; [Numbers.B39] &amp; &quot;. &quot; &amp; &quot;[url=&quot; &amp; [Numbers.E39] &amp; &quot;]&quot; &amp; [Numbers.D39] &amp; &quot;[/url][/b] (&quot; &amp; [Numbers.G39] &amp; &quot;, &quot;  &amp; IF([Numbers.F39] &gt;= 2020; &quot;[b]&quot;; &quot;&quot;) &amp; [Numbers.F39] &amp; IF([Numbers.F39] &gt;= 2020; &quot;[/b]&quot;; &quot;&quot;)  &amp; &quot;, &quot; &amp; [Numbers.H39] &amp; &quot;) [sup][&quot; &amp; [Numbers.C39] &amp; &quot;: &quot; &amp; [Numbers.I39] &amp; &quot;][/sup]&quot;; &quot;&quot;)" office:value-type="string" office:string-value="[b]36. [url=https://doomwiki.org/wiki/No_Rest_for_the_Living]No Rest for the Living[/url][/b] (Doom II, 2010, 9) [sup][66: Vorpal: 5, Nancsi: 9, Diabolución: 10, 4everDoomed: 7, STILES: 7, CinnamonKilljoy: 3, Endless: 6, waciej: 2, Fadri: 4, lokbustam257: 7, Xeogred: 2, RHhe82: 4][/sup]" calcext:value-type="string">
            <text:p>[b]36. [url=https://doomwiki.org/wiki/No_Rest_for_the_Living]No Rest for the Living[/url][/b] (Doom II, 2010, 9) [sup][66: Vorpal: 5, Nancsi: 9, Diabolución: 10, 4everDoomed: 7, STILES: 7, CinnamonKilljoy: 3, Endless: 6, waciej: 2, Fadri: 4, lokbustam257: 7, Xeogred: 2, RHhe8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] &gt; 0; &quot;[b]&quot; &amp; [Numbers.B40] &amp; &quot;. &quot; &amp; &quot;[url=&quot; &amp; [Numbers.E40] &amp; &quot;]&quot; &amp; [Numbers.D40] &amp; &quot;[/url][/b] (&quot; &amp; [Numbers.G40] &amp; &quot;, &quot;  &amp; IF([Numbers.F40] &gt;= 2020; &quot;[b]&quot;; &quot;&quot;) &amp; [Numbers.F40] &amp; IF([Numbers.F40] &gt;= 2020; &quot;[/b]&quot;; &quot;&quot;)  &amp; &quot;, &quot; &amp; [Numbers.H40] &amp; &quot;) [sup][&quot; &amp; [Numbers.C40] &amp; &quot;: &quot; &amp; [Numbers.I40] &amp; &quot;][/sup]&quot;; &quot;&quot;)" office:value-type="string" office:string-value="[b]37. [url=https://www.doomworld.com/idgames/levels/doom2/Ports/megawads/alt]A.L.T.[/url][/b] (Doom II, 2012, 32) [sup][59: Not Jabba: 7, Spectre01: 2, ella guro: 10, yakfak: 10, Rince-wind: 5, Hansen79: 5, P41R47: 7, SOSU: 8, rzh: 5][/sup]" calcext:value-type="string">
            <text:p>[b]37. [url=https://www.doomworld.com/idgames/levels/doom2/Ports/megawads/alt]A.L.T.[/url][/b] (Doom II, 2012, 32) [sup][59: Not Jabba: 7, Spectre01: 2, ella guro: 10, yakfak: 10, Rince-wind: 5, Hansen79: 5, P41R47: 7, SOSU: 8, rz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] &gt; 0; &quot;[b]&quot; &amp; [Numbers.B41] &amp; &quot;. &quot; &amp; &quot;[url=&quot; &amp; [Numbers.E41] &amp; &quot;]&quot; &amp; [Numbers.D41] &amp; &quot;[/url][/b] (&quot; &amp; [Numbers.G41] &amp; &quot;, &quot;  &amp; IF([Numbers.F41] &gt;= 2020; &quot;[b]&quot;; &quot;&quot;) &amp; [Numbers.F41] &amp; IF([Numbers.F41] &gt;= 2020; &quot;[/b]&quot;; &quot;&quot;)  &amp; &quot;, &quot; &amp; [Numbers.H41] &amp; &quot;) [sup][&quot; &amp; [Numbers.C41] &amp; &quot;: &quot; &amp; [Numbers.I41] &amp; &quot;][/sup]&quot;; &quot;&quot;)" office:value-type="string" office:string-value="[b]38. [url=https://www.doomworld.com/idgames/levels/doom2/Ports/g-i/hg]Hell Ground[/url][/b] (Doom II, 2009, 7) [sup][56: Cynical: 8, Chamelenoel: 7, antares031: 5, WH-Wilou84: 2, darkreaver: 1, Polri: 2, Pierrot: 4, Demion: 5, Boy: 3, SCF: 1, whybmonotacrab: 2, nikitsune: 9, Katamori: 7][/sup]" calcext:value-type="string">
            <text:p>[b]38. [url=https://www.doomworld.com/idgames/levels/doom2/Ports/g-i/hg]Hell Ground[/url][/b] (Doom II, 2009, 7) [sup][56: Cynical: 8, Chamelenoel: 7, antares031: 5, WH-Wilou84: 2, darkreaver: 1, Polri: 2, Pierrot: 4, Demion: 5, Boy: 3, SCF: 1, whybmonotacrab: 2, nikitsune: 9, Katamori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] &gt; 0; &quot;[b]&quot; &amp; [Numbers.B42] &amp; &quot;. &quot; &amp; &quot;[url=&quot; &amp; [Numbers.E42] &amp; &quot;]&quot; &amp; [Numbers.D42] &amp; &quot;[/url][/b] (&quot; &amp; [Numbers.G42] &amp; &quot;, &quot;  &amp; IF([Numbers.F42] &gt;= 2020; &quot;[b]&quot;; &quot;&quot;) &amp; [Numbers.F42] &amp; IF([Numbers.F42] &gt;= 2020; &quot;[/b]&quot;; &quot;&quot;)  &amp; &quot;, &quot; &amp; [Numbers.H42] &amp; &quot;) [sup][&quot; &amp; [Numbers.C42] &amp; &quot;: &quot; &amp; [Numbers.I42] &amp; &quot;][/sup]&quot;; &quot;&quot;)" office:value-type="string" office:string-value="[b]39. [url=http://adventuresofsquare.com/downloads.php]The Adventures of Square[/url][/b] (Standalone, 2014, 32) [sup][55: Sky: 9, ShoDemo: 5, Ed: 5, JudgeDeadd: 5, Woolie Wool: 8, Squadallah: 7, termrork: 5, Marn: 5, Sotenga: 6][/sup]" calcext:value-type="string">
            <text:p>[b]39. [url=http://adventuresofsquare.com/downloads.php]The Adventures of Square[/url][/b] (Standalone, 2014, 32) [sup][55: Sky: 9, ShoDemo: 5, Ed: 5, JudgeDeadd: 5, Woolie Wool: 8, Squadallah: 7, termrork: 5, Marn: 5, Soteng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] &gt; 0; &quot;[b]&quot; &amp; [Numbers.B43] &amp; &quot;. &quot; &amp; &quot;[url=&quot; &amp; [Numbers.E43] &amp; &quot;]&quot; &amp; [Numbers.D43] &amp; &quot;[/url][/b] (&quot; &amp; [Numbers.G43] &amp; &quot;, &quot;  &amp; IF([Numbers.F43] &gt;= 2020; &quot;[b]&quot;; &quot;&quot;) &amp; [Numbers.F43] &amp; IF([Numbers.F43] &gt;= 2020; &quot;[/b]&quot;; &quot;&quot;)  &amp; &quot;, &quot; &amp; [Numbers.H43] &amp; &quot;) [sup][&quot; &amp; [Numbers.C43] &amp; &quot;: &quot; &amp; [Numbers.I43] &amp; &quot;][/sup]&quot;; &quot;&quot;)" office:value-type="string" office:string-value="[b]40. [url=https://www.doomworld.com/idgames/levels/doom2/s-u/sid]Suspended in Dusk[/url][/b] (Doom II, 2005, 4) [sup][52: Sky: 2, WH-Wilou84: 3, bLOCKbOYgAMES: 8, soner du: 9, m8f: 5, termrork: 5, joepallai: 3, Deflektor: 10, Demion: 2, Midnight_00: 2, Fadri: 3][/sup]" calcext:value-type="string">
            <text:p>[b]40. [url=https://www.doomworld.com/idgames/levels/doom2/s-u/sid]Suspended in Dusk[/url][/b] (Doom II, 2005, 4) [sup][52: Sky: 2, WH-Wilou84: 3, bLOCKbOYgAMES: 8, soner du: 9, m8f: 5, termrork: 5, joepallai: 3, Deflektor: 10, Demion: 2, Midnight_00: 2, Fadr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] &gt; 0; &quot;[b]&quot; &amp; [Numbers.B44] &amp; &quot;. &quot; &amp; &quot;[url=&quot; &amp; [Numbers.E44] &amp; &quot;]&quot; &amp; [Numbers.D44] &amp; &quot;[/url][/b] (&quot; &amp; [Numbers.G44] &amp; &quot;, &quot;  &amp; IF([Numbers.F44] &gt;= 2020; &quot;[b]&quot;; &quot;&quot;) &amp; [Numbers.F44] &amp; IF([Numbers.F44] &gt;= 2020; &quot;[/b]&quot;; &quot;&quot;)  &amp; &quot;, &quot; &amp; [Numbers.H44] &amp; &quot;) [sup][&quot; &amp; [Numbers.C44] &amp; &quot;: &quot; &amp; [Numbers.I44] &amp; &quot;][/sup]&quot;; &quot;&quot;)" office:value-type="string" office:string-value="[b]41. [url=https://www.doomworld.com/idgames/levels/doom2/Ports/j-l/lunatic]Lunatic[/url][/b] (Doom II, 2011, 5) [sup][49: Cynical: 6, Dime: 9, Nate River: 4, Poncho: 5, Gaia74: 3, Deflektor: 8, Marn: 5, Boy: 5, Ezepov: 2, erzboesewicht: 2][/sup]" calcext:value-type="string">
            <text:p>[b]41. [url=https://www.doomworld.com/idgames/levels/doom2/Ports/j-l/lunatic]Lunatic[/url][/b] (Doom II, 2011, 5) [sup][49: Cynical: 6, Dime: 9, Nate River: 4, Poncho: 5, Gaia74: 3, Deflektor: 8, Marn: 5, Boy: 5, Ezepov: 2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] &gt; 0; &quot;[b]&quot; &amp; [Numbers.B45] &amp; &quot;. &quot; &amp; &quot;[url=&quot; &amp; [Numbers.E45] &amp; &quot;]&quot; &amp; [Numbers.D45] &amp; &quot;[/url][/b] (&quot; &amp; [Numbers.G45] &amp; &quot;, &quot;  &amp; IF([Numbers.F45] &gt;= 2020; &quot;[b]&quot;; &quot;&quot;) &amp; [Numbers.F45] &amp; IF([Numbers.F45] &gt;= 2020; &quot;[/b]&quot;; &quot;&quot;)  &amp; &quot;, &quot; &amp; [Numbers.H45] &amp; &quot;) [sup][&quot; &amp; [Numbers.C45] &amp; &quot;: &quot; &amp; [Numbers.I45] &amp; &quot;][/sup]&quot;; &quot;&quot;)" office:value-type="string" office:string-value="[b]42. [url=https://www.doomworld.com/idgames/levels/doom2/Ports/s-u/stardate]Stardate 20X6[/url][/b] (Doom II, 2013, 8) [sup][48: MFG38: 6, WH-Wilou84: 3, Talvi: 1, GarrettChan: 7, bemused: 3, Nirvana: 6, Nazgul9: 1, Hansen79: 5, Snikle: 3, PBeGood4: 8, Maribo: 5][/sup]" calcext:value-type="string">
            <text:p>[b]42. [url=https://www.doomworld.com/idgames/levels/doom2/Ports/s-u/stardate]Stardate 20X6[/url][/b] (Doom II, 2013, 8) [sup][48: MFG38: 6, WH-Wilou84: 3, Talvi: 1, GarrettChan: 7, bemused: 3, Nirvana: 6, Nazgul9: 1, Hansen79: 5, Snikle: 3, PBeGood4: 8, Marib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] &gt; 0; &quot;[b]&quot; &amp; [Numbers.B46] &amp; &quot;. &quot; &amp; &quot;[url=&quot; &amp; [Numbers.E46] &amp; &quot;]&quot; &amp; [Numbers.D46] &amp; &quot;[/url][/b] (&quot; &amp; [Numbers.G46] &amp; &quot;, &quot;  &amp; IF([Numbers.F46] &gt;= 2020; &quot;[b]&quot;; &quot;&quot;) &amp; [Numbers.F46] &amp; IF([Numbers.F46] &gt;= 2020; &quot;[/b]&quot;; &quot;&quot;)  &amp; &quot;, &quot; &amp; [Numbers.H46] &amp; &quot;) [sup][&quot; &amp; [Numbers.C46] &amp; &quot;: &quot; &amp; [Numbers.I46] &amp; &quot;][/sup]&quot;; &quot;&quot;)" office:value-type="string" office:string-value="[b]43. [url=https://www.doomworld.com/idgames/levels/doom2/Ports/megawads/1024]Congestion 1024[/url][/b] (Doom II, 2005, 32) [sup][47: Mr. Freeze: 5, HyperLuke: 7, Voltcom9: 5, bonnie: 4, Dragonfly: 8, Philnemba: 5, Hansen79: 3, waciej: 10][/sup]" calcext:value-type="string">
            <text:p>[b]43. [url=https://www.doomworld.com/idgames/levels/doom2/Ports/megawads/1024]Congestion 1024[/url][/b] (Doom II, 2005, 32) [sup][47: Mr. Freeze: 5, HyperLuke: 7, Voltcom9: 5, bonnie: 4, Dragonfly: 8, Philnemba: 5, Hansen79: 3, waciej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7] &gt; 0; &quot;[b]&quot; &amp; [Numbers.B47] &amp; &quot;. &quot; &amp; &quot;[url=&quot; &amp; [Numbers.E47] &amp; &quot;]&quot; &amp; [Numbers.D47] &amp; &quot;[/url][/b] (&quot; &amp; [Numbers.G47] &amp; &quot;, &quot;  &amp; IF([Numbers.F47] &gt;= 2020; &quot;[b]&quot;; &quot;&quot;) &amp; [Numbers.F47] &amp; IF([Numbers.F47] &gt;= 2020; &quot;[/b]&quot;; &quot;&quot;)  &amp; &quot;, &quot; &amp; [Numbers.H47] &amp; &quot;) [sup][&quot; &amp; [Numbers.C47] &amp; &quot;: &quot; &amp; [Numbers.I47] &amp; &quot;][/sup]&quot;; &quot;&quot;)" office:value-type="string" office:string-value="[b]43. [url=https://doomwiki.org/wiki/STRAIN]STRAIN[/url][/b] (Doom II, 1997, 32) [sup][47: Grazza: 6, ella guro: 4, JudgeDeadd: 1, T-Rex: 1, Squadallah: 9, smeghammer: 5, vdgg: 1, Ryath: 10, Li'l devil: 10][/sup]" calcext:value-type="string">
            <text:p>[b]43. [url=https://doomwiki.org/wiki/STRAIN]STRAIN[/url][/b] (Doom II, 1997, 32) [sup][47: Grazza: 6, ella guro: 4, JudgeDeadd: 1, T-Rex: 1, Squadallah: 9, smeghammer: 5, vdgg: 1, Ryath: 10, Li'l devil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8] &gt; 0; &quot;[b]&quot; &amp; [Numbers.B48] &amp; &quot;. &quot; &amp; &quot;[url=&quot; &amp; [Numbers.E48] &amp; &quot;]&quot; &amp; [Numbers.D48] &amp; &quot;[/url][/b] (&quot; &amp; [Numbers.G48] &amp; &quot;, &quot;  &amp; IF([Numbers.F48] &gt;= 2020; &quot;[b]&quot;; &quot;&quot;) &amp; [Numbers.F48] &amp; IF([Numbers.F48] &gt;= 2020; &quot;[/b]&quot;; &quot;&quot;)  &amp; &quot;, &quot; &amp; [Numbers.H48] &amp; &quot;) [sup][&quot; &amp; [Numbers.C48] &amp; &quot;: &quot; &amp; [Numbers.I48] &amp; &quot;][/sup]&quot;; &quot;&quot;)" office:value-type="string" office:string-value="[b]45. [url=https://doomwiki.org/wiki/Icarus:_Alien_Vanguard]Icarus: Alien Vanguard[/url][/b] (Doom II, 1996, 32) [sup][45: Ralphis: 6, Grazza: 8, T-Rex: 3, valkiriforce: 8, A.H. Sankhatayan: 10, Dimon12321: 1, xdude_gamer: 9][/sup]" calcext:value-type="string">
            <text:p>[b]45. [url=https://doomwiki.org/wiki/Icarus:_Alien_Vanguard]Icarus: Alien Vanguard[/url][/b] (Doom II, 1996, 32) [sup][45: Ralphis: 6, Grazza: 8, T-Rex: 3, valkiriforce: 8, A.H. Sankhatayan: 10, Dimon12321: 1, xdude_game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9] &gt; 0; &quot;[b]&quot; &amp; [Numbers.B49] &amp; &quot;. &quot; &amp; &quot;[url=&quot; &amp; [Numbers.E49] &amp; &quot;]&quot; &amp; [Numbers.D49] &amp; &quot;[/url][/b] (&quot; &amp; [Numbers.G49] &amp; &quot;, &quot;  &amp; IF([Numbers.F49] &gt;= 2020; &quot;[b]&quot;; &quot;&quot;) &amp; [Numbers.F49] &amp; IF([Numbers.F49] &gt;= 2020; &quot;[/b]&quot;; &quot;&quot;)  &amp; &quot;, &quot; &amp; [Numbers.H49] &amp; &quot;) [sup][&quot; &amp; [Numbers.C49] &amp; &quot;: &quot; &amp; [Numbers.I49] &amp; &quot;][/sup]&quot;; &quot;&quot;)" office:value-type="string" office:string-value="[b]46. [url=https://www.doomworld.com/idgames/levels/doom/Ports/megawads/kdizd_12]Knee-Deep in ZDoom[/url][/b] (Doom, 2007, 10) [sup][43: Graf Zahl: 6, Voltcom9: 7, tchkb: 2, Apaul27: 7, 4everDoomed: 5, Rince-wind: 1, Jaromir Bergmann: 2, Lewonx: 10, Li'l devil: 3][/sup]" calcext:value-type="string">
            <text:p>[b]46. [url=https://www.doomworld.com/idgames/levels/doom/Ports/megawads/kdizd_12]Knee-Deep in ZDoom[/url][/b] (Doom, 2007, 10) [sup][43: Graf Zahl: 6, Voltcom9: 7, tchkb: 2, Apaul27: 7, 4everDoomed: 5, Rince-wind: 1, Jaromir Bergmann: 2, Lewonx: 10,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0] &gt; 0; &quot;[b]&quot; &amp; [Numbers.B50] &amp; &quot;. &quot; &amp; &quot;[url=&quot; &amp; [Numbers.E50] &amp; &quot;]&quot; &amp; [Numbers.D50] &amp; &quot;[/url][/b] (&quot; &amp; [Numbers.G50] &amp; &quot;, &quot;  &amp; IF([Numbers.F50] &gt;= 2020; &quot;[b]&quot;; &quot;&quot;) &amp; [Numbers.F50] &amp; IF([Numbers.F50] &gt;= 2020; &quot;[/b]&quot;; &quot;&quot;)  &amp; &quot;, &quot; &amp; [Numbers.H50] &amp; &quot;) [sup][&quot; &amp; [Numbers.C50] &amp; &quot;: &quot; &amp; [Numbers.I50] &amp; &quot;][/sup]&quot;; &quot;&quot;)" office:value-type="string" office:string-value="[b]47. [url=https://www.doomworld.com/idgames/levels/doom2/Ports/d-f/distrbia]Disturbia[/url][/b] (Doom II, 2008, 1) [sup][42: Sky: 7, darkreaver: 10, Roofi: 6, Paul977: 6, akolai: 8, Nefelibeta: 5][/sup]" calcext:value-type="string">
            <text:p>[b]47. [url=https://www.doomworld.com/idgames/levels/doom2/Ports/d-f/distrbia]Disturbia[/url][/b] (Doom II, 2008, 1) [sup][42: Sky: 7, darkreaver: 10, Roofi: 6, Paul977: 6, akolai: 8, Nefelibet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1] &gt; 0; &quot;[b]&quot; &amp; [Numbers.B51] &amp; &quot;. &quot; &amp; &quot;[url=&quot; &amp; [Numbers.E51] &amp; &quot;]&quot; &amp; [Numbers.D51] &amp; &quot;[/url][/b] (&quot; &amp; [Numbers.G51] &amp; &quot;, &quot;  &amp; IF([Numbers.F51] &gt;= 2020; &quot;[b]&quot;; &quot;&quot;) &amp; [Numbers.F51] &amp; IF([Numbers.F51] &gt;= 2020; &quot;[/b]&quot;; &quot;&quot;)  &amp; &quot;, &quot; &amp; [Numbers.H51] &amp; &quot;) [sup][&quot; &amp; [Numbers.C51] &amp; &quot;: &quot; &amp; [Numbers.I51] &amp; &quot;][/sup]&quot;; &quot;&quot;)" office:value-type="string" office:string-value="[b]47. [url=https://www.doomworld.com/forum/topic/105215-lost-civilization-22-map-fun-and-nonlinear-megawad-now-with-download-link/]Lost Civilization[/url][/b] (Doom II, 2019, 22) [sup][42: OniriA: 9, rd: 7, Endless: 8, Snikle: 6, MtPain27: 7, TJG1289: 5][/sup]" calcext:value-type="string">
            <text:p>[b]47. [url=https://www.doomworld.com/forum/topic/105215-lost-civilization-22-map-fun-and-nonlinear-megawad-now-with-download-link/]Lost Civilization[/url][/b] (Doom II, 2019, 22) [sup][42: OniriA: 9, rd: 7, Endless: 8, Snikle: 6, MtPain27: 7, TJG128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2] &gt; 0; &quot;[b]&quot; &amp; [Numbers.B52] &amp; &quot;. &quot; &amp; &quot;[url=&quot; &amp; [Numbers.E52] &amp; &quot;]&quot; &amp; [Numbers.D52] &amp; &quot;[/url][/b] (&quot; &amp; [Numbers.G52] &amp; &quot;, &quot;  &amp; IF([Numbers.F52] &gt;= 2020; &quot;[b]&quot;; &quot;&quot;) &amp; [Numbers.F52] &amp; IF([Numbers.F52] &gt;= 2020; &quot;[/b]&quot;; &quot;&quot;)  &amp; &quot;, &quot; &amp; [Numbers.H52] &amp; &quot;) [sup][&quot; &amp; [Numbers.C52] &amp; &quot;: &quot; &amp; [Numbers.I52] &amp; &quot;][/sup]&quot;; &quot;&quot;)" office:value-type="string" office:string-value="[b]47. [url=https://www.doomworld.com/idgames/levels/doom2/Ports/s-u/swtw]Swim With the Whales[/url][/b] (Doom II, 2013, 3) [sup][42: WH-Wilou84: 2, Nate River: 9, Soundblock: 3, Lazorinc: 6, Nirvana: 10, NoisyVelvet: 3, akolai: 2, Maribo: 7][/sup]" calcext:value-type="string">
            <text:p>[b]47. [url=https://www.doomworld.com/idgames/levels/doom2/Ports/s-u/swtw]Swim With the Whales[/url][/b] (Doom II, 2013, 3) [sup][42: WH-Wilou84: 2, Nate River: 9, Soundblock: 3, Lazorinc: 6, Nirvana: 10, NoisyVelvet: 3, akolai: 2, Marib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3] &gt; 0; &quot;[b]&quot; &amp; [Numbers.B53] &amp; &quot;. &quot; &amp; &quot;[url=&quot; &amp; [Numbers.E53] &amp; &quot;]&quot; &amp; [Numbers.D53] &amp; &quot;[/url][/b] (&quot; &amp; [Numbers.G53] &amp; &quot;, &quot;  &amp; IF([Numbers.F53] &gt;= 2020; &quot;[b]&quot;; &quot;&quot;) &amp; [Numbers.F53] &amp; IF([Numbers.F53] &gt;= 2020; &quot;[/b]&quot;; &quot;&quot;)  &amp; &quot;, &quot; &amp; [Numbers.H53] &amp; &quot;) [sup][&quot; &amp; [Numbers.C53] &amp; &quot;: &quot; &amp; [Numbers.I53] &amp; &quot;][/sup]&quot;; &quot;&quot;)" office:value-type="string" office:string-value="[b]47. [url=https://doomwiki.org/wiki/Winter's_Fury]Winter's Fury[/url][/b] (Doom II, 2012, 12) [sup][42: Dragonfly: 2, TechnoDoomed1: 10, Lorenz0: 7, Octillion: 7, OniriA: 3, Ivory Duke: 3, ASaltShaker: 9, Lewonx: 1][/sup]" calcext:value-type="string">
            <text:p>[b]47. [url=https://doomwiki.org/wiki/Winter's_Fury]Winter's Fury[/url][/b] (Doom II, 2012, 12) [sup][42: Dragonfly: 2, TechnoDoomed1: 10, Lorenz0: 7, Octillion: 7, OniriA: 3, Ivory Duke: 3, ASaltShaker: 9, Lewon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4] &gt; 0; &quot;[b]&quot; &amp; [Numbers.B54] &amp; &quot;. &quot; &amp; &quot;[url=&quot; &amp; [Numbers.E54] &amp; &quot;]&quot; &amp; [Numbers.D54] &amp; &quot;[/url][/b] (&quot; &amp; [Numbers.G54] &amp; &quot;, &quot;  &amp; IF([Numbers.F54] &gt;= 2020; &quot;[b]&quot;; &quot;&quot;) &amp; [Numbers.F54] &amp; IF([Numbers.F54] &gt;= 2020; &quot;[/b]&quot;; &quot;&quot;)  &amp; &quot;, &quot; &amp; [Numbers.H54] &amp; &quot;) [sup][&quot; &amp; [Numbers.C54] &amp; &quot;: &quot; &amp; [Numbers.I54] &amp; &quot;][/sup]&quot;; &quot;&quot;)" office:value-type="string" office:string-value="[b]51. [url=https://www.doomworld.com/idgames/levels/doom2/Ports/megawads/jenesis]Jenesis[/url][/b] (Doom II, 2011, 32) [sup][40: Not Jabba: 2, roadworx: 2, Altima: 7, NaZa: 2, Poncho: 1, dylux: 5, Ziad EL Zein: 5, Scorpius: 2, Makedounia: 3, Deadwing: 5, DoomDork: 1, ASaltShaker: 2, Midnight_00: 3][/sup]" calcext:value-type="string">
            <text:p>[b]51. [url=https://www.doomworld.com/idgames/levels/doom2/Ports/megawads/jenesis]Jenesis[/url][/b] (Doom II, 2011, 32) [sup][40: Not Jabba: 2, roadworx: 2, Altima: 7, NaZa: 2, Poncho: 1, dylux: 5, Ziad EL Zein: 5, Scorpius: 2, Makedounia: 3, Deadwing: 5, DoomDork: 1, ASaltShaker: 2, Midnight_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5] &gt; 0; &quot;[b]&quot; &amp; [Numbers.B55] &amp; &quot;. &quot; &amp; &quot;[url=&quot; &amp; [Numbers.E55] &amp; &quot;]&quot; &amp; [Numbers.D55] &amp; &quot;[/url][/b] (&quot; &amp; [Numbers.G55] &amp; &quot;, &quot;  &amp; IF([Numbers.F55] &gt;= 2020; &quot;[b]&quot;; &quot;&quot;) &amp; [Numbers.F55] &amp; IF([Numbers.F55] &gt;= 2020; &quot;[/b]&quot;; &quot;&quot;)  &amp; &quot;, &quot; &amp; [Numbers.H55] &amp; &quot;) [sup][&quot; &amp; [Numbers.C55] &amp; &quot;: &quot; &amp; [Numbers.I55] &amp; &quot;][/sup]&quot;; &quot;&quot;)" office:value-type="string" office:string-value="[b]52. [url=https://www.doomworld.com/idgames/levels/doom2/Ports/d-f/equinox]Equinox[/url][/b] (Doom II, 2001, 13) [sup][39: Sky: 5, Grazza: 9, ella guro: 5, A.H. Sankhatayan: 10, AtticTelephone: 5, Boy: 5][/sup]" calcext:value-type="string">
            <text:p>[b]52. [url=https://www.doomworld.com/idgames/levels/doom2/Ports/d-f/equinox]Equinox[/url][/b] (Doom II, 2001, 13) [sup][39: Sky: 5, Grazza: 9, ella guro: 5, A.H. Sankhatayan: 10, AtticTelephone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6] &gt; 0; &quot;[b]&quot; &amp; [Numbers.B56] &amp; &quot;. &quot; &amp; &quot;[url=&quot; &amp; [Numbers.E56] &amp; &quot;]&quot; &amp; [Numbers.D56] &amp; &quot;[/url][/b] (&quot; &amp; [Numbers.G56] &amp; &quot;, &quot;  &amp; IF([Numbers.F56] &gt;= 2020; &quot;[b]&quot;; &quot;&quot;) &amp; [Numbers.F56] &amp; IF([Numbers.F56] &gt;= 2020; &quot;[/b]&quot;; &quot;&quot;)  &amp; &quot;, &quot; &amp; [Numbers.H56] &amp; &quot;) [sup][&quot; &amp; [Numbers.C56] &amp; &quot;: &quot; &amp; [Numbers.I56] &amp; &quot;][/sup]&quot;; &quot;&quot;)" office:value-type="string" office:string-value="[b]53. [url=https://doomwiki.org/wiki/Cyberdreams]Cyberdreams[/url][/b] (Doom II, 1998, 32) [sup][38: 42PercentHealth: 3, ShoDemo: 1, 7hm: 7, justsomemusicguy: 3, bonnie: 7, NoisyVelvet: 4, TheNerdTurtle2: 3, termrork: 5, AtticTelephone: 5][/sup]" calcext:value-type="string">
            <text:p>[b]53. [url=https://doomwiki.org/wiki/Cyberdreams]Cyberdreams[/url][/b] (Doom II, 1998, 32) [sup][38: 42PercentHealth: 3, ShoDemo: 1, 7hm: 7, justsomemusicguy: 3, bonnie: 7, NoisyVelvet: 4, TheNerdTurtle2: 3, termrork: 5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7] &gt; 0; &quot;[b]&quot; &amp; [Numbers.B57] &amp; &quot;. &quot; &amp; &quot;[url=&quot; &amp; [Numbers.E57] &amp; &quot;]&quot; &amp; [Numbers.D57] &amp; &quot;[/url][/b] (&quot; &amp; [Numbers.G57] &amp; &quot;, &quot;  &amp; IF([Numbers.F57] &gt;= 2020; &quot;[b]&quot;; &quot;&quot;) &amp; [Numbers.F57] &amp; IF([Numbers.F57] &gt;= 2020; &quot;[/b]&quot;; &quot;&quot;)  &amp; &quot;, &quot; &amp; [Numbers.H57] &amp; &quot;) [sup][&quot; &amp; [Numbers.C57] &amp; &quot;: &quot; &amp; [Numbers.I57] &amp; &quot;][/sup]&quot;; &quot;&quot;)" office:value-type="string" office:string-value="[b]53. [url=https://www.doomworld.com/forum/topic/120175-heartland-an-episode-for-the-eternity-engine-rc3-out/]Heartland[/url][/b] (Doom II, [b]2021[/b], 7) [sup][38: ReaperAA: 10, rd: 5, MtPain27: 2, TJG1289: 1, i suck at nicknames: 8, GratefulName: 8, Dubium: 3, NiGHTS108: 1][/sup]" calcext:value-type="string">
            <text:p>[b]53. [url=https://www.doomworld.com/forum/topic/120175-heartland-an-episode-for-the-eternity-engine-rc3-out/]Heartland[/url][/b] (Doom II, [b]2021[/b], 7) [sup][38: ReaperAA: 10, rd: 5, MtPain27: 2, TJG1289: 1, i suck at nicknames: 8, GratefulName: 8, Dubium: 3, NiGHTS108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8] &gt; 0; &quot;[b]&quot; &amp; [Numbers.B58] &amp; &quot;. &quot; &amp; &quot;[url=&quot; &amp; [Numbers.E58] &amp; &quot;]&quot; &amp; [Numbers.D58] &amp; &quot;[/url][/b] (&quot; &amp; [Numbers.G58] &amp; &quot;, &quot;  &amp; IF([Numbers.F58] &gt;= 2020; &quot;[b]&quot;; &quot;&quot;) &amp; [Numbers.F58] &amp; IF([Numbers.F58] &gt;= 2020; &quot;[/b]&quot;; &quot;&quot;)  &amp; &quot;, &quot; &amp; [Numbers.H58] &amp; &quot;) [sup][&quot; &amp; [Numbers.C58] &amp; &quot;: &quot; &amp; [Numbers.I58] &amp; &quot;][/sup]&quot;; &quot;&quot;)" office:value-type="string" office:string-value="[b]55. [url=https://doomwiki.org/wiki/Brutal_Doom:_Hell_on_Earth_Starter_Pack]Brutal Doom: Hell on Earth Starter Pack (Extermination Day)[/url][/b] (Doom II, 2015, 35) [sup][36: TechnoDoomed1: 9, Bryan T: 5, Squadallah: 8, DoomDork: 2, Deflektor: 4, behemoth_667: 6, TJG1289: 2][/sup]" calcext:value-type="string">
            <text:p>[b]55. [url=https://doomwiki.org/wiki/Brutal_Doom:_Hell_on_Earth_Starter_Pack]Brutal Doom: Hell on Earth Starter Pack (Extermination Day)[/url][/b] (Doom II, 2015, 35) [sup][36: TechnoDoomed1: 9, Bryan T: 5, Squadallah: 8, DoomDork: 2, Deflektor: 4, behemoth_667: 6, TJG1289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9] &gt; 0; &quot;[b]&quot; &amp; [Numbers.B59] &amp; &quot;. &quot; &amp; &quot;[url=&quot; &amp; [Numbers.E59] &amp; &quot;]&quot; &amp; [Numbers.D59] &amp; &quot;[/url][/b] (&quot; &amp; [Numbers.G59] &amp; &quot;, &quot;  &amp; IF([Numbers.F59] &gt;= 2020; &quot;[b]&quot;; &quot;&quot;) &amp; [Numbers.F59] &amp; IF([Numbers.F59] &gt;= 2020; &quot;[/b]&quot;; &quot;&quot;)  &amp; &quot;, &quot; &amp; [Numbers.H59] &amp; &quot;) [sup][&quot; &amp; [Numbers.C59] &amp; &quot;: &quot; &amp; [Numbers.I59] &amp; &quot;][/sup]&quot;; &quot;&quot;)" office:value-type="string" office:string-value="[b]56. [url=https://www.doomworld.com/idgames/levels/doom2/Ports/megawads/prcp]Plutonia: Revisited Community Project[/url][/b] (Plutonia, 2011, 32) [sup][35: Nine Inch Heels: 3, Paul977: 10, bLOCKbOYgAMES: 3, Altima: 5, NoisyVelvet: 3, Odal: 7, Polri: 3, Scorpius: 1][/sup]" calcext:value-type="string">
            <text:p>[b]56. [url=https://www.doomworld.com/idgames/levels/doom2/Ports/megawads/prcp]Plutonia: Revisited Community Project[/url][/b] (Plutonia, 2011, 32) [sup][35: Nine Inch Heels: 3, Paul977: 10, bLOCKbOYgAMES: 3, Altima: 5, NoisyVelvet: 3, Odal: 7, Polri: 3, Scorpi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0] &gt; 0; &quot;[b]&quot; &amp; [Numbers.B60] &amp; &quot;. &quot; &amp; &quot;[url=&quot; &amp; [Numbers.E60] &amp; &quot;]&quot; &amp; [Numbers.D60] &amp; &quot;[/url][/b] (&quot; &amp; [Numbers.G60] &amp; &quot;, &quot;  &amp; IF([Numbers.F60] &gt;= 2020; &quot;[b]&quot;; &quot;&quot;) &amp; [Numbers.F60] &amp; IF([Numbers.F60] &gt;= 2020; &quot;[/b]&quot;; &quot;&quot;)  &amp; &quot;, &quot; &amp; [Numbers.H60] &amp; &quot;) [sup][&quot; &amp; [Numbers.C60] &amp; &quot;: &quot; &amp; [Numbers.I60] &amp; &quot;][/sup]&quot;; &quot;&quot;)" office:value-type="string" office:string-value="[b]57. [url=https://www.doomworld.com/idgames/levels/doom2/Ports/m-o/miasma]Miasma[/url][/b] (Doom II, 2016, 1) [sup][34: WH-Wilou84: 1, Soundblock: 2, Nirvana: 9, NoisyVelvet: 1, Willy W.: 7, jerk-o: 7, akolai: 2, Nefelibeta: 5][/sup]" calcext:value-type="string">
            <text:p>[b]57. [url=https://www.doomworld.com/idgames/levels/doom2/Ports/m-o/miasma]Miasma[/url][/b] (Doom II, 2016, 1) [sup][34: WH-Wilou84: 1, Soundblock: 2, Nirvana: 9, NoisyVelvet: 1, Willy W.: 7, jerk-o: 7, akolai: 2, Nefelibet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1] &gt; 0; &quot;[b]&quot; &amp; [Numbers.B61] &amp; &quot;. &quot; &amp; &quot;[url=&quot; &amp; [Numbers.E61] &amp; &quot;]&quot; &amp; [Numbers.D61] &amp; &quot;[/url][/b] (&quot; &amp; [Numbers.G61] &amp; &quot;, &quot;  &amp; IF([Numbers.F61] &gt;= 2020; &quot;[b]&quot;; &quot;&quot;) &amp; [Numbers.F61] &amp; IF([Numbers.F61] &gt;= 2020; &quot;[/b]&quot;; &quot;&quot;)  &amp; &quot;, &quot; &amp; [Numbers.H61] &amp; &quot;) [sup][&quot; &amp; [Numbers.C61] &amp; &quot;: &quot; &amp; [Numbers.I61] &amp; &quot;][/sup]&quot;; &quot;&quot;)" office:value-type="string" office:string-value="[b]58. [url=https://www.doomworld.com/idgames/levels/doom2/Ports/a-c/breach]Breach[/url][/b] (Doom II, 2015, 1) [sup][33: Jaws In Space: 7, Dime: 10, guitardz: 2, Nancsi: 1, Jaromir Bergmann: 4, smeghammer: 3, TheGreenZap: 6][/sup]" calcext:value-type="string">
            <text:p>[b]58. [url=https://www.doomworld.com/idgames/levels/doom2/Ports/a-c/breach]Breach[/url][/b] (Doom II, 2015, 1) [sup][33: Jaws In Space: 7, Dime: 10, guitardz: 2, Nancsi: 1, Jaromir Bergmann: 4, smeghammer: 3,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2] &gt; 0; &quot;[b]&quot; &amp; [Numbers.B62] &amp; &quot;. &quot; &amp; &quot;[url=&quot; &amp; [Numbers.E62] &amp; &quot;]&quot; &amp; [Numbers.D62] &amp; &quot;[/url][/b] (&quot; &amp; [Numbers.G62] &amp; &quot;, &quot;  &amp; IF([Numbers.F62] &gt;= 2020; &quot;[b]&quot;; &quot;&quot;) &amp; [Numbers.F62] &amp; IF([Numbers.F62] &gt;= 2020; &quot;[/b]&quot;; &quot;&quot;)  &amp; &quot;, &quot; &amp; [Numbers.H62] &amp; &quot;) [sup][&quot; &amp; [Numbers.C62] &amp; &quot;: &quot; &amp; [Numbers.I62] &amp; &quot;][/sup]&quot;; &quot;&quot;)" office:value-type="string" office:string-value="[b]58. [url=http://www.doom2.net/doom2/wads/DWANGO5.ZIP]Dwango5[/url][/b] (Doom II, 1995, 24) [sup][33: Doomkid: 10, Ralphis: 7, antares031: 8, toxic.rat: 8][/sup]" calcext:value-type="string">
            <text:p>[b]58. [url=http://www.doom2.net/doom2/wads/DWANGO5.ZIP]Dwango5[/url][/b] (Doom II, 1995, 24) [sup][33: Doomkid: 10, Ralphis: 7, antares031: 8, toxic.rat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3] &gt; 0; &quot;[b]&quot; &amp; [Numbers.B63] &amp; &quot;. &quot; &amp; &quot;[url=&quot; &amp; [Numbers.E63] &amp; &quot;]&quot; &amp; [Numbers.D63] &amp; &quot;[/url][/b] (&quot; &amp; [Numbers.G63] &amp; &quot;, &quot;  &amp; IF([Numbers.F63] &gt;= 2020; &quot;[b]&quot;; &quot;&quot;) &amp; [Numbers.F63] &amp; IF([Numbers.F63] &gt;= 2020; &quot;[/b]&quot;; &quot;&quot;)  &amp; &quot;, &quot; &amp; [Numbers.H63] &amp; &quot;) [sup][&quot; &amp; [Numbers.C63] &amp; &quot;: &quot; &amp; [Numbers.I63] &amp; &quot;][/sup]&quot;; &quot;&quot;)" office:value-type="string" office:string-value="[b]60. [url=https://www.doomworld.com/idgames/levels/doom2/Ports/s-u/sd20x7]Stardate 20X7[/url][/b] (Doom II, 2017, 9) [sup][32: yakfak: 6, Grain of Salt: 8, bemused: 4, akolai: 1, KineticBeverage: 8, Nefelibeta: 5][/sup]" calcext:value-type="string">
            <text:p>[b]60. [url=https://www.doomworld.com/idgames/levels/doom2/Ports/s-u/sd20x7]Stardate 20X7[/url][/b] (Doom II, 2017, 9) [sup][32: yakfak: 6, Grain of Salt: 8, bemused: 4, akolai: 1, KineticBeverage: 8, Nefelibet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4] &gt; 0; &quot;[b]&quot; &amp; [Numbers.B64] &amp; &quot;. &quot; &amp; &quot;[url=&quot; &amp; [Numbers.E64] &amp; &quot;]&quot; &amp; [Numbers.D64] &amp; &quot;[/url][/b] (&quot; &amp; [Numbers.G64] &amp; &quot;, &quot;  &amp; IF([Numbers.F64] &gt;= 2020; &quot;[b]&quot;; &quot;&quot;) &amp; [Numbers.F64] &amp; IF([Numbers.F64] &gt;= 2020; &quot;[/b]&quot;; &quot;&quot;)  &amp; &quot;, &quot; &amp; [Numbers.H64] &amp; &quot;) [sup][&quot; &amp; [Numbers.C64] &amp; &quot;: &quot; &amp; [Numbers.I64] &amp; &quot;][/sup]&quot;; &quot;&quot;)" office:value-type="string" office:string-value="[b]60. [url=https://www.doomworld.com/idgames/levels/doom2/Ports/s-u/tn]Tangerine Nightmare[/url][/b] (Doom II, 2018, 10) [sup][32: guitardz: 10, MtPain27: 4, RHhe82: 8, tonytheparrot: 2, NiGHTS108: 8][/sup]" calcext:value-type="string">
            <text:p>[b]60. [url=https://www.doomworld.com/idgames/levels/doom2/Ports/s-u/tn]Tangerine Nightmare[/url][/b] (Doom II, 2018, 10) [sup][32: guitardz: 10, MtPain27: 4, RHhe82: 8, tonytheparrot: 2, NiGHTS108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5] &gt; 0; &quot;[b]&quot; &amp; [Numbers.B65] &amp; &quot;. &quot; &amp; &quot;[url=&quot; &amp; [Numbers.E65] &amp; &quot;]&quot; &amp; [Numbers.D65] &amp; &quot;[/url][/b] (&quot; &amp; [Numbers.G65] &amp; &quot;, &quot;  &amp; IF([Numbers.F65] &gt;= 2020; &quot;[b]&quot;; &quot;&quot;) &amp; [Numbers.F65] &amp; IF([Numbers.F65] &gt;= 2020; &quot;[/b]&quot;; &quot;&quot;)  &amp; &quot;, &quot; &amp; [Numbers.H65] &amp; &quot;) [sup][&quot; &amp; [Numbers.C65] &amp; &quot;: &quot; &amp; [Numbers.I65] &amp; &quot;][/sup]&quot;; &quot;&quot;)" office:value-type="string" office:string-value="[b]62. [url=https://doomwiki.org/wiki/2002_A_Doom_Odyssey]2002: A Doom Odyssey[/url][/b] (Doom, 2002, 37) [sup][31: soner du: 4, Philnemba: 8, tmorrow: 2, Red-XIII: 3, joepallai: 1, SilverMiner: 6, smeghammer: 3, Endless: 1, vdgg: 1, cannonball: 1, sincity2100: 1][/sup]" calcext:value-type="string">
            <text:p>[b]62. [url=https://doomwiki.org/wiki/2002_A_Doom_Odyssey]2002: A Doom Odyssey[/url][/b] (Doom, 2002, 37) [sup][31: soner du: 4, Philnemba: 8, tmorrow: 2, Red-XIII: 3, joepallai: 1, SilverMiner: 6, smeghammer: 3, Endless: 1, vdgg: 1, cannonball: 1, sincity210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6] &gt; 0; &quot;[b]&quot; &amp; [Numbers.B66] &amp; &quot;. &quot; &amp; &quot;[url=&quot; &amp; [Numbers.E66] &amp; &quot;]&quot; &amp; [Numbers.D66] &amp; &quot;[/url][/b] (&quot; &amp; [Numbers.G66] &amp; &quot;, &quot;  &amp; IF([Numbers.F66] &gt;= 2020; &quot;[b]&quot;; &quot;&quot;) &amp; [Numbers.F66] &amp; IF([Numbers.F66] &gt;= 2020; &quot;[/b]&quot;; &quot;&quot;)  &amp; &quot;, &quot; &amp; [Numbers.H66] &amp; &quot;) [sup][&quot; &amp; [Numbers.C66] &amp; &quot;: &quot; &amp; [Numbers.I66] &amp; &quot;][/sup]&quot;; &quot;&quot;)" office:value-type="string" office:string-value="[b]62. [url=https://doomwiki.org/wiki/Chillax]Chillax[/url][/b] (Doom II, 2010, 47) [sup][31: Nine Inch Heels: 4, AnonimVio: 5, fveitsi: 5, Outrageous Videos: 3, Simomarchi: 2, Gaia74: 5, maxmanium: 1, waciej: 6][/sup]" calcext:value-type="string">
            <text:p>[b]62. [url=https://doomwiki.org/wiki/Chillax]Chillax[/url][/b] (Doom II, 2010, 47) [sup][31: Nine Inch Heels: 4, AnonimVio: 5, fveitsi: 5, Outrageous Videos: 3, Simomarchi: 2, Gaia74: 5, maxmanium: 1, waciej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7] &gt; 0; &quot;[b]&quot; &amp; [Numbers.B67] &amp; &quot;. &quot; &amp; &quot;[url=&quot; &amp; [Numbers.E67] &amp; &quot;]&quot; &amp; [Numbers.D67] &amp; &quot;[/url][/b] (&quot; &amp; [Numbers.G67] &amp; &quot;, &quot;  &amp; IF([Numbers.F67] &gt;= 2020; &quot;[b]&quot;; &quot;&quot;) &amp; [Numbers.F67] &amp; IF([Numbers.F67] &gt;= 2020; &quot;[/b]&quot;; &quot;&quot;)  &amp; &quot;, &quot; &amp; [Numbers.H67] &amp; &quot;) [sup][&quot; &amp; [Numbers.C67] &amp; &quot;: &quot; &amp; [Numbers.I67] &amp; &quot;][/sup]&quot;; &quot;&quot;)" office:value-type="string" office:string-value="[b]62. [url=https://www.doomworld.com/idgames/levels/doom2/Ports/s-u/unloved]Unloved[/url][/b] (Doom II, 2010, 5) [sup][31: MFG38: 1, everennui: 8, bonnie: 10, TechnoDoomed1: 3, Payload4367: 2, Dimon12321: 5, Maribo: 2][/sup]" calcext:value-type="string">
            <text:p>[b]62. [url=https://www.doomworld.com/idgames/levels/doom2/Ports/s-u/unloved]Unloved[/url][/b] (Doom II, 2010, 5) [sup][31: MFG38: 1, everennui: 8, bonnie: 10, TechnoDoomed1: 3, Payload4367: 2, Dimon12321: 5, Marib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8] &gt; 0; &quot;[b]&quot; &amp; [Numbers.B68] &amp; &quot;. &quot; &amp; &quot;[url=&quot; &amp; [Numbers.E68] &amp; &quot;]&quot; &amp; [Numbers.D68] &amp; &quot;[/url][/b] (&quot; &amp; [Numbers.G68] &amp; &quot;, &quot;  &amp; IF([Numbers.F68] &gt;= 2020; &quot;[b]&quot;; &quot;&quot;) &amp; [Numbers.F68] &amp; IF([Numbers.F68] &gt;= 2020; &quot;[/b]&quot;; &quot;&quot;)  &amp; &quot;, &quot; &amp; [Numbers.H68] &amp; &quot;) [sup][&quot; &amp; [Numbers.C68] &amp; &quot;: &quot; &amp; [Numbers.I68] &amp; &quot;][/sup]&quot;; &quot;&quot;)" office:value-type="string" office:string-value="[b]65. [url=https://www.doomworld.com/idgames/levels/doom2/Ports/m-o/mek-catk]Counterattack[/url][/b] (Doom II, 2017, 7) [sup][30: rd: 7, Hansen79: 3, VanaheimRanger: 4, SCF: 5, sapphics: 10, nikitsune: 1][/sup]" calcext:value-type="string">
            <text:p>[b]65. [url=https://www.doomworld.com/idgames/levels/doom2/Ports/m-o/mek-catk]Counterattack[/url][/b] (Doom II, 2017, 7) [sup][30: rd: 7, Hansen79: 3, VanaheimRanger: 4, SCF: 5, sapphics: 10, nikitsun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9] &gt; 0; &quot;[b]&quot; &amp; [Numbers.B69] &amp; &quot;. &quot; &amp; &quot;[url=&quot; &amp; [Numbers.E69] &amp; &quot;]&quot; &amp; [Numbers.D69] &amp; &quot;[/url][/b] (&quot; &amp; [Numbers.G69] &amp; &quot;, &quot;  &amp; IF([Numbers.F69] &gt;= 2020; &quot;[b]&quot;; &quot;&quot;) &amp; [Numbers.F69] &amp; IF([Numbers.F69] &gt;= 2020; &quot;[/b]&quot;; &quot;&quot;)  &amp; &quot;, &quot; &amp; [Numbers.H69] &amp; &quot;) [sup][&quot; &amp; [Numbers.C69] &amp; &quot;: &quot; &amp; [Numbers.I69] &amp; &quot;][/sup]&quot;; &quot;&quot;)" office:value-type="string" office:string-value="[b]65. [url=https://www.doomworld.com/idgames/levels/doom2/megawads/rudy2]Rowdy Rudy II: POWERTRIP![/url][/b] (Doom II, [b]2020[/b], 20) [sup][30: Dimon12321: 10, Azure_Horror: 5, TheGreenZap: 10, Ezepov: 2, NiGHTS108: 3][/sup]" calcext:value-type="string">
            <text:p>[b]65. [url=https://www.doomworld.com/idgames/levels/doom2/megawads/rudy2]Rowdy Rudy II: POWERTRIP![/url][/b] (Doom II, [b]2020[/b], 20) [sup][30: Dimon12321: 10, Azure_Horror: 5, TheGreenZap: 10, Ezepov: 2, NiGHTS10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0] &gt; 0; &quot;[b]&quot; &amp; [Numbers.B70] &amp; &quot;. &quot; &amp; &quot;[url=&quot; &amp; [Numbers.E70] &amp; &quot;]&quot; &amp; [Numbers.D70] &amp; &quot;[/url][/b] (&quot; &amp; [Numbers.G70] &amp; &quot;, &quot;  &amp; IF([Numbers.F70] &gt;= 2020; &quot;[b]&quot;; &quot;&quot;) &amp; [Numbers.F70] &amp; IF([Numbers.F70] &gt;= 2020; &quot;[/b]&quot;; &quot;&quot;)  &amp; &quot;, &quot; &amp; [Numbers.H70] &amp; &quot;) [sup][&quot; &amp; [Numbers.C70] &amp; &quot;: &quot; &amp; [Numbers.I70] &amp; &quot;][/sup]&quot;; &quot;&quot;)" office:value-type="string" office:string-value="[b]65. [url=https://www.doomworld.com/idgames/levels/doom/Ports/d-f/e1m8b]Tech Gone Bad[/url][/b] (Doom, 2016, 1) [sup][30: Jaws In Space: 5, guitardz: 5, Nancsi: 8, Diabolución: 5, Jaromir Bergmann: 1, Marn: 5, DooM Bear: 1][/sup]" calcext:value-type="string">
            <text:p>[b]65. [url=https://www.doomworld.com/idgames/levels/doom/Ports/d-f/e1m8b]Tech Gone Bad[/url][/b] (Doom, 2016, 1) [sup][30: Jaws In Space: 5, guitardz: 5, Nancsi: 8, Diabolución: 5, Jaromir Bergmann: 1, Marn: 5, DooM Bea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1] &gt; 0; &quot;[b]&quot; &amp; [Numbers.B71] &amp; &quot;. &quot; &amp; &quot;[url=&quot; &amp; [Numbers.E71] &amp; &quot;]&quot; &amp; [Numbers.D71] &amp; &quot;[/url][/b] (&quot; &amp; [Numbers.G71] &amp; &quot;, &quot;  &amp; IF([Numbers.F71] &gt;= 2020; &quot;[b]&quot;; &quot;&quot;) &amp; [Numbers.F71] &amp; IF([Numbers.F71] &gt;= 2020; &quot;[/b]&quot;; &quot;&quot;)  &amp; &quot;, &quot; &amp; [Numbers.H71] &amp; &quot;) [sup][&quot; &amp; [Numbers.C71] &amp; &quot;: &quot; &amp; [Numbers.I71] &amp; &quot;][/sup]&quot;; &quot;&quot;)" office:value-type="string" office:string-value="[b]65. [url=https://www.doomworld.com/idgames/levels/doom2/Ports/s-u/tutnt]The Ultimate Torment &amp; Torture[/url][/b] (Doom II, 2007, 8) [sup][30: HyperLuke: 8, Talvi: 4, Greyenko: 4, TechnoDoomed1: 2, TheMightyHeracross: 3, Ziad EL Zein: 5, Ivory Duke: 4][/sup]" calcext:value-type="string">
            <text:p>[b]65. [url=https://www.doomworld.com/idgames/levels/doom2/Ports/s-u/tutnt]The Ultimate Torment &amp; Torture[/url][/b] (Doom II, 2007, 8) [sup][30: HyperLuke: 8, Talvi: 4, Greyenko: 4, TechnoDoomed1: 2, TheMightyHeracross: 3, Ziad EL Zein: 5, Ivory Duk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2] &gt; 0; &quot;[b]&quot; &amp; [Numbers.B72] &amp; &quot;. &quot; &amp; &quot;[url=&quot; &amp; [Numbers.E72] &amp; &quot;]&quot; &amp; [Numbers.D72] &amp; &quot;[/url][/b] (&quot; &amp; [Numbers.G72] &amp; &quot;, &quot;  &amp; IF([Numbers.F72] &gt;= 2020; &quot;[b]&quot;; &quot;&quot;) &amp; [Numbers.F72] &amp; IF([Numbers.F72] &gt;= 2020; &quot;[/b]&quot;; &quot;&quot;)  &amp; &quot;, &quot; &amp; [Numbers.H72] &amp; &quot;) [sup][&quot; &amp; [Numbers.C72] &amp; &quot;: &quot; &amp; [Numbers.I72] &amp; &quot;][/sup]&quot;; &quot;&quot;)" office:value-type="string" office:string-value="[b]69. [url=https://www.doomworld.com/idgames/levels/doom2/Ports/a-c/crumpets]Crumpets[/url][/b] (Doom II, 2015, 9) [sup][29: everennui: 2, Nate River: 8, Nirvana: 1, Makedounia: 2, VanaheimRanger: 5, whybmonotacrab: 7, RHhe82: 4][/sup]" calcext:value-type="string">
            <text:p>[b]69. [url=https://www.doomworld.com/idgames/levels/doom2/Ports/a-c/crumpets]Crumpets[/url][/b] (Doom II, 2015, 9) [sup][29: everennui: 2, Nate River: 8, Nirvana: 1, Makedounia: 2, VanaheimRanger: 5, whybmonotacrab: 7, RHhe8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3] &gt; 0; &quot;[b]&quot; &amp; [Numbers.B73] &amp; &quot;. &quot; &amp; &quot;[url=&quot; &amp; [Numbers.E73] &amp; &quot;]&quot; &amp; [Numbers.D73] &amp; &quot;[/url][/b] (&quot; &amp; [Numbers.G73] &amp; &quot;, &quot;  &amp; IF([Numbers.F73] &gt;= 2020; &quot;[b]&quot;; &quot;&quot;) &amp; [Numbers.F73] &amp; IF([Numbers.F73] &gt;= 2020; &quot;[/b]&quot;; &quot;&quot;)  &amp; &quot;, &quot; &amp; [Numbers.H73] &amp; &quot;) [sup][&quot; &amp; [Numbers.C73] &amp; &quot;: &quot; &amp; [Numbers.I73] &amp; &quot;][/sup]&quot;; &quot;&quot;)" office:value-type="string" office:string-value="[b]69. [url=https://doomwiki.org/wiki/Perdition's_Gate]Perdition's Gate[/url][/b] (Doom II, 1996, 32) [sup][29: Vorpal: 5, Nate River: 1, bonnie: 10, P41R47: 3, E.M.: 5, rzh: 5][/sup]" calcext:value-type="string">
            <text:p>[b]69. [url=https://doomwiki.org/wiki/Perdition's_Gate]Perdition's Gate[/url][/b] (Doom II, 1996, 32) [sup][29: Vorpal: 5, Nate River: 1, bonnie: 10, P41R47: 3, E.M.: 5, rz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4] &gt; 0; &quot;[b]&quot; &amp; [Numbers.B74] &amp; &quot;. &quot; &amp; &quot;[url=&quot; &amp; [Numbers.E74] &amp; &quot;]&quot; &amp; [Numbers.D74] &amp; &quot;[/url][/b] (&quot; &amp; [Numbers.G74] &amp; &quot;, &quot;  &amp; IF([Numbers.F74] &gt;= 2020; &quot;[b]&quot;; &quot;&quot;) &amp; [Numbers.F74] &amp; IF([Numbers.F74] &gt;= 2020; &quot;[/b]&quot;; &quot;&quot;)  &amp; &quot;, &quot; &amp; [Numbers.H74] &amp; &quot;) [sup][&quot; &amp; [Numbers.C74] &amp; &quot;: &quot; &amp; [Numbers.I74] &amp; &quot;][/sup]&quot;; &quot;&quot;)" office:value-type="string" office:string-value="[b]71. [url=https://www.doomworld.com/forum/topic/108251-abandon-beta-is-here/]Abandon[/url][/b] (Doom II, [b]2020[/b], 17) [sup][28: Arbys550: 8, rd: 4, &lt;&lt;Rewind: 10, akolai: 6][/sup]" calcext:value-type="string">
            <text:p>[b]71. [url=https://www.doomworld.com/forum/topic/108251-abandon-beta-is-here/]Abandon[/url][/b] (Doom II, [b]2020[/b], 17) [sup][28: Arbys550: 8, rd: 4, &lt;&lt;Rewind: 10, ako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5] &gt; 0; &quot;[b]&quot; &amp; [Numbers.B75] &amp; &quot;. &quot; &amp; &quot;[url=&quot; &amp; [Numbers.E75] &amp; &quot;]&quot; &amp; [Numbers.D75] &amp; &quot;[/url][/b] (&quot; &amp; [Numbers.G75] &amp; &quot;, &quot;  &amp; IF([Numbers.F75] &gt;= 2020; &quot;[b]&quot;; &quot;&quot;) &amp; [Numbers.F75] &amp; IF([Numbers.F75] &gt;= 2020; &quot;[/b]&quot;; &quot;&quot;)  &amp; &quot;, &quot; &amp; [Numbers.H75] &amp; &quot;) [sup][&quot; &amp; [Numbers.C75] &amp; &quot;: &quot; &amp; [Numbers.I75] &amp; &quot;][/sup]&quot;; &quot;&quot;)" office:value-type="string" office:string-value="[b]72. [url=https://www.doomworld.com/forum/topic/92574-dimension-of-the-boomed/]Dimension of the Boomed[/url][/b] (Doom II, 2018, 7) [sup][27: Ivory Duke: 7, Hansen79: 4, SOSU: 2, Ryath: 5, SCF: 2, GratefulName: 2, Uncle 80: 5][/sup]" calcext:value-type="string">
            <text:p>[b]72. [url=https://www.doomworld.com/forum/topic/92574-dimension-of-the-boomed/]Dimension of the Boomed[/url][/b] (Doom II, 2018, 7) [sup][27: Ivory Duke: 7, Hansen79: 4, SOSU: 2, Ryath: 5, SCF: 2, GratefulName: 2, Uncle 8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6] &gt; 0; &quot;[b]&quot; &amp; [Numbers.B76] &amp; &quot;. &quot; &amp; &quot;[url=&quot; &amp; [Numbers.E76] &amp; &quot;]&quot; &amp; [Numbers.D76] &amp; &quot;[/url][/b] (&quot; &amp; [Numbers.G76] &amp; &quot;, &quot;  &amp; IF([Numbers.F76] &gt;= 2020; &quot;[b]&quot;; &quot;&quot;) &amp; [Numbers.F76] &amp; IF([Numbers.F76] &gt;= 2020; &quot;[/b]&quot;; &quot;&quot;)  &amp; &quot;, &quot; &amp; [Numbers.H76] &amp; &quot;) [sup][&quot; &amp; [Numbers.C76] &amp; &quot;: &quot; &amp; [Numbers.I76] &amp; &quot;][/sup]&quot;; &quot;&quot;)" office:value-type="string" office:string-value="[b]72. [url=https://www.doomworld.com/forum/topic/109216-doom-zero-launch-and-celebrating-25-years-of-doom-ii/]Doom Zero[/url][/b] (Doom II, 2019, 32) [sup][27: maxmanium: 2, CinnamonKilljoy: 8, Warrex: 10, Horus: 2, Azure_Horror: 3, erzboesewicht: 2][/sup]" calcext:value-type="string">
            <text:p>[b]72. [url=https://www.doomworld.com/forum/topic/109216-doom-zero-launch-and-celebrating-25-years-of-doom-ii/]Doom Zero[/url][/b] (Doom II, 2019, 32) [sup][27: maxmanium: 2, CinnamonKilljoy: 8, Warrex: 10, Horus: 2, Azure_Horror: 3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7] &gt; 0; &quot;[b]&quot; &amp; [Numbers.B77] &amp; &quot;. &quot; &amp; &quot;[url=&quot; &amp; [Numbers.E77] &amp; &quot;]&quot; &amp; [Numbers.D77] &amp; &quot;[/url][/b] (&quot; &amp; [Numbers.G77] &amp; &quot;, &quot;  &amp; IF([Numbers.F77] &gt;= 2020; &quot;[b]&quot;; &quot;&quot;) &amp; [Numbers.F77] &amp; IF([Numbers.F77] &gt;= 2020; &quot;[/b]&quot;; &quot;&quot;)  &amp; &quot;, &quot; &amp; [Numbers.H77] &amp; &quot;) [sup][&quot; &amp; [Numbers.C77] &amp; &quot;: &quot; &amp; [Numbers.I77] &amp; &quot;][/sup]&quot;; &quot;&quot;)" office:value-type="string" office:string-value="[b]72. [url=https://doomwiki.org/wiki/REKKR]REKKR[/url][/b] (Standalone, 2018, 36) [sup][27: soner du: 8, Rince-wind: 5, Dimon12321: 6, Hitherto: 3, rzh: 5][/sup]" calcext:value-type="string">
            <text:p>[b]72. [url=https://doomwiki.org/wiki/REKKR]REKKR[/url][/b] (Standalone, 2018, 36) [sup][27: soner du: 8, Rince-wind: 5, Dimon12321: 6, Hitherto: 3, rz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8] &gt; 0; &quot;[b]&quot; &amp; [Numbers.B78] &amp; &quot;. &quot; &amp; &quot;[url=&quot; &amp; [Numbers.E78] &amp; &quot;]&quot; &amp; [Numbers.D78] &amp; &quot;[/url][/b] (&quot; &amp; [Numbers.G78] &amp; &quot;, &quot;  &amp; IF([Numbers.F78] &gt;= 2020; &quot;[b]&quot;; &quot;&quot;) &amp; [Numbers.F78] &amp; IF([Numbers.F78] &gt;= 2020; &quot;[/b]&quot;; &quot;&quot;)  &amp; &quot;, &quot; &amp; [Numbers.H78] &amp; &quot;) [sup][&quot; &amp; [Numbers.C78] &amp; &quot;: &quot; &amp; [Numbers.I78] &amp; &quot;][/sup]&quot;; &quot;&quot;)" office:value-type="string" office:string-value="[b]72. [url=https://www.doomworld.com/idgames/levels/doom2/megawads/tvr]Revolution![/url][/b] (Doom II, 2001, 32) [sup][27: Not Jabba: 1, Grazza: 3, Altima: 4, termrork: 5, SilverMiner: 5, P41R47: 3, Katamori: 6][/sup]" calcext:value-type="string">
            <text:p>[b]72. [url=https://www.doomworld.com/idgames/levels/doom2/megawads/tvr]Revolution![/url][/b] (Doom II, 2001, 32) [sup][27: Not Jabba: 1, Grazza: 3, Altima: 4, termrork: 5, SilverMiner: 5, P41R47: 3, Katamor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9] &gt; 0; &quot;[b]&quot; &amp; [Numbers.B79] &amp; &quot;. &quot; &amp; &quot;[url=&quot; &amp; [Numbers.E79] &amp; &quot;]&quot; &amp; [Numbers.D79] &amp; &quot;[/url][/b] (&quot; &amp; [Numbers.G79] &amp; &quot;, &quot;  &amp; IF([Numbers.F79] &gt;= 2020; &quot;[b]&quot;; &quot;&quot;) &amp; [Numbers.F79] &amp; IF([Numbers.F79] &gt;= 2020; &quot;[/b]&quot;; &quot;&quot;)  &amp; &quot;, &quot; &amp; [Numbers.H79] &amp; &quot;) [sup][&quot; &amp; [Numbers.C79] &amp; &quot;: &quot; &amp; [Numbers.I79] &amp; &quot;][/sup]&quot;; &quot;&quot;)" office:value-type="string" office:string-value="[b]76. [url=https://www.doomworld.com/idgames/themes/batman/batman]Batman Doom[/url][/b] (Doom II, 1999, 32) [sup][26: yakfak: 8, JudgeDeadd: 4, soner du: 10, Uncle 80: 4][/sup]" calcext:value-type="string">
            <text:p>[b]76. [url=https://www.doomworld.com/idgames/themes/batman/batman]Batman Doom[/url][/b] (Doom II, 1999, 32) [sup][26: yakfak: 8, JudgeDeadd: 4, soner du: 10, Uncle 80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0] &gt; 0; &quot;[b]&quot; &amp; [Numbers.B80] &amp; &quot;. &quot; &amp; &quot;[url=&quot; &amp; [Numbers.E80] &amp; &quot;]&quot; &amp; [Numbers.D80] &amp; &quot;[/url][/b] (&quot; &amp; [Numbers.G80] &amp; &quot;, &quot;  &amp; IF([Numbers.F80] &gt;= 2020; &quot;[b]&quot;; &quot;&quot;) &amp; [Numbers.F80] &amp; IF([Numbers.F80] &gt;= 2020; &quot;[/b]&quot;; &quot;&quot;)  &amp; &quot;, &quot; &amp; [Numbers.H80] &amp; &quot;) [sup][&quot; &amp; [Numbers.C80] &amp; &quot;: &quot; &amp; [Numbers.I80] &amp; &quot;][/sup]&quot;; &quot;&quot;)" office:value-type="string" office:string-value="[b]76. [url=https://www.doomworld.com/idgames/levels/doom2/megawads/zone300]Zone 300[/url][/b] (Doom II, 2013, 32) [sup][26: Voltcom9: 8, Soundblock: 3, purist: 3, maxmanium: 8, ASaltShaker: 4][/sup]" calcext:value-type="string">
            <text:p>[b]76. [url=https://www.doomworld.com/idgames/levels/doom2/megawads/zone300]Zone 300[/url][/b] (Doom II, 2013, 32) [sup][26: Voltcom9: 8, Soundblock: 3, purist: 3, maxmanium: 8, ASaltShak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1] &gt; 0; &quot;[b]&quot; &amp; [Numbers.B81] &amp; &quot;. &quot; &amp; &quot;[url=&quot; &amp; [Numbers.E81] &amp; &quot;]&quot; &amp; [Numbers.D81] &amp; &quot;[/url][/b] (&quot; &amp; [Numbers.G81] &amp; &quot;, &quot;  &amp; IF([Numbers.F81] &gt;= 2020; &quot;[b]&quot;; &quot;&quot;) &amp; [Numbers.F81] &amp; IF([Numbers.F81] &gt;= 2020; &quot;[/b]&quot;; &quot;&quot;)  &amp; &quot;, &quot; &amp; [Numbers.H81] &amp; &quot;) [sup][&quot; &amp; [Numbers.C81] &amp; &quot;: &quot; &amp; [Numbers.I81] &amp; &quot;][/sup]&quot;; &quot;&quot;)" office:value-type="string" office:string-value="[b]78. [url=https://www.doomworld.com/forum/topic/123042-dbp37-augerzenith-the-cyberpunk-megawad/]AUGER﻿;﻿ZENITH[/url][/b] (Doom II, [b]2021[/b], 21) [sup][25: &lt;&lt;Rewind: 4, TJG1289: 3, Ezepov: 8, Katamori: 10][/sup]" calcext:value-type="string">
            <text:p>[b]78. [url=https://www.doomworld.com/forum/topic/123042-dbp37-augerzenith-the-cyberpunk-megawad/]AUGER﻿;﻿ZENITH[/url][/b] (Doom II, [b]2021[/b], 21) [sup][25: &lt;&lt;Rewind: 4, TJG1289: 3, Ezepov: 8, Katamor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2] &gt; 0; &quot;[b]&quot; &amp; [Numbers.B82] &amp; &quot;. &quot; &amp; &quot;[url=&quot; &amp; [Numbers.E82] &amp; &quot;]&quot; &amp; [Numbers.D82] &amp; &quot;[/url][/b] (&quot; &amp; [Numbers.G82] &amp; &quot;, &quot;  &amp; IF([Numbers.F82] &gt;= 2020; &quot;[b]&quot;; &quot;&quot;) &amp; [Numbers.F82] &amp; IF([Numbers.F82] &gt;= 2020; &quot;[/b]&quot;; &quot;&quot;)  &amp; &quot;, &quot; &amp; [Numbers.H82] &amp; &quot;) [sup][&quot; &amp; [Numbers.C82] &amp; &quot;: &quot; &amp; [Numbers.I82] &amp; &quot;][/sup]&quot;; &quot;&quot;)" office:value-type="string" office:string-value="[b]78. [url=https://www.doomworld.com/idgames/levels/doom2/Ports/d-f/dv]Deus Vult[/url][/b] (Doom II, 2004, 5) [sup][25: Mr. Freeze: 7, WH-Wilou84: 5, joepallai: 1, DJVCardMaster: 1, waciej: 4, Maribo: 7][/sup]" calcext:value-type="string">
            <text:p>[b]78. [url=https://www.doomworld.com/idgames/levels/doom2/Ports/d-f/dv]Deus Vult[/url][/b] (Doom II, 2004, 5) [sup][25: Mr. Freeze: 7, WH-Wilou84: 5, joepallai: 1, DJVCardMaster: 1, waciej: 4, Marib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3] &gt; 0; &quot;[b]&quot; &amp; [Numbers.B83] &amp; &quot;. &quot; &amp; &quot;[url=&quot; &amp; [Numbers.E83] &amp; &quot;]&quot; &amp; [Numbers.D83] &amp; &quot;[/url][/b] (&quot; &amp; [Numbers.G83] &amp; &quot;, &quot;  &amp; IF([Numbers.F83] &gt;= 2020; &quot;[b]&quot;; &quot;&quot;) &amp; [Numbers.F83] &amp; IF([Numbers.F83] &gt;= 2020; &quot;[/b]&quot;; &quot;&quot;)  &amp; &quot;, &quot; &amp; [Numbers.H83] &amp; &quot;) [sup][&quot; &amp; [Numbers.C83] &amp; &quot;: &quot; &amp; [Numbers.I83] &amp; &quot;][/sup]&quot;; &quot;&quot;)" office:value-type="string" office:string-value="[b]78. [url=https://doomwiki.org/wiki/Magnolia]Magnolia[/url][/b] (Doom II, 2018, 3) [sup][25: msx2plus: 5, akolai: 10, KineticBeverage: 10][/sup]" calcext:value-type="string">
            <text:p>[b]78. [url=https://doomwiki.org/wiki/Magnolia]Magnolia[/url][/b] (Doom II, 2018, 3) [sup][25: msx2plus: 5, akolai: 10, KineticBeverage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4] &gt; 0; &quot;[b]&quot; &amp; [Numbers.B84] &amp; &quot;. &quot; &amp; &quot;[url=&quot; &amp; [Numbers.E84] &amp; &quot;]&quot; &amp; [Numbers.D84] &amp; &quot;[/url][/b] (&quot; &amp; [Numbers.G84] &amp; &quot;, &quot;  &amp; IF([Numbers.F84] &gt;= 2020; &quot;[b]&quot;; &quot;&quot;) &amp; [Numbers.F84] &amp; IF([Numbers.F84] &gt;= 2020; &quot;[/b]&quot;; &quot;&quot;)  &amp; &quot;, &quot; &amp; [Numbers.H84] &amp; &quot;) [sup][&quot; &amp; [Numbers.C84] &amp; &quot;: &quot; &amp; [Numbers.I84] &amp; &quot;][/sup]&quot;; &quot;&quot;)" office:value-type="string" office:string-value="[b]78. [url=https://www.doomworld.com/forum/topic/85591-nihility-infinite-teeth-shareware-episode-v121/]Nihility: Infinite ﻿Teeth﻿[/url][/b] (Doom, 2016, 9) [sup][25: Rince-wind: 5, rd: 5, Omniarch: 5, Ryath: 5, rzh: 5][/sup]" calcext:value-type="string">
            <text:p>[b]78. [url=https://www.doomworld.com/forum/topic/85591-nihility-infinite-teeth-shareware-episode-v121/]Nihility: Infinite ﻿Teeth﻿[/url][/b] (Doom, 2016, 9) [sup][25: Rince-wind: 5, rd: 5, Omniarch: 5, Ryath: 5, rz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5] &gt; 0; &quot;[b]&quot; &amp; [Numbers.B85] &amp; &quot;. &quot; &amp; &quot;[url=&quot; &amp; [Numbers.E85] &amp; &quot;]&quot; &amp; [Numbers.D85] &amp; &quot;[/url][/b] (&quot; &amp; [Numbers.G85] &amp; &quot;, &quot;  &amp; IF([Numbers.F85] &gt;= 2020; &quot;[b]&quot;; &quot;&quot;) &amp; [Numbers.F85] &amp; IF([Numbers.F85] &gt;= 2020; &quot;[/b]&quot;; &quot;&quot;)  &amp; &quot;, &quot; &amp; [Numbers.H85] &amp; &quot;) [sup][&quot; &amp; [Numbers.C85] &amp; &quot;: &quot; &amp; [Numbers.I85] &amp; &quot;][/sup]&quot;; &quot;&quot;)" office:value-type="string" office:string-value="[b]78. [url=https://www.doomworld.com/idgames/levels/doom2/Ports/megawads/sf2012]Slaughterfest 2012[/url][/b] (Doom II, 2013, 35) [sup][25: HyperLuke: 1, Outrageous Videos: 1, bemused: 2, Apaul27: 8, tmorrow: 3, Arbys550: 3, Simomarchi: 6, maxmanium: 1][/sup]" calcext:value-type="string">
            <text:p>[b]78. [url=https://www.doomworld.com/idgames/levels/doom2/Ports/megawads/sf2012]Slaughterfest 2012[/url][/b] (Doom II, 2013, 35) [sup][25: HyperLuke: 1, Outrageous Videos: 1, bemused: 2, Apaul27: 8, tmorrow: 3, Arbys550: 3, Simomarchi: 6, maxmanium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6] &gt; 0; &quot;[b]&quot; &amp; [Numbers.B86] &amp; &quot;. &quot; &amp; &quot;[url=&quot; &amp; [Numbers.E86] &amp; &quot;]&quot; &amp; [Numbers.D86] &amp; &quot;[/url][/b] (&quot; &amp; [Numbers.G86] &amp; &quot;, &quot;  &amp; IF([Numbers.F86] &gt;= 2020; &quot;[b]&quot;; &quot;&quot;) &amp; [Numbers.F86] &amp; IF([Numbers.F86] &gt;= 2020; &quot;[/b]&quot;; &quot;&quot;)  &amp; &quot;, &quot; &amp; [Numbers.H86] &amp; &quot;) [sup][&quot; &amp; [Numbers.C86] &amp; &quot;: &quot; &amp; [Numbers.I86] &amp; &quot;][/sup]&quot;; &quot;&quot;)" office:value-type="string" office:string-value="[b]78. [url=https://www.doomworld.com/idgames/levels/doom2/Ports/megawads/zdcmp2]ZDoom Community Map Project II[/url][/b] (Doom II, 2014, 1) [sup][25: Graf Zahl: 10, Phobus: 9, TechnoDoomed1: 6][/sup]" calcext:value-type="string">
            <text:p>[b]78. [url=https://www.doomworld.com/idgames/levels/doom2/Ports/megawads/zdcmp2]ZDoom Community Map Project II[/url][/b] (Doom II, 2014, 1) [sup][25: Graf Zahl: 10, Phobus: 9, TechnoDoomed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7] &gt; 0; &quot;[b]&quot; &amp; [Numbers.B87] &amp; &quot;. &quot; &amp; &quot;[url=&quot; &amp; [Numbers.E87] &amp; &quot;]&quot; &amp; [Numbers.D87] &amp; &quot;[/url][/b] (&quot; &amp; [Numbers.G87] &amp; &quot;, &quot;  &amp; IF([Numbers.F87] &gt;= 2020; &quot;[b]&quot;; &quot;&quot;) &amp; [Numbers.F87] &amp; IF([Numbers.F87] &gt;= 2020; &quot;[/b]&quot;; &quot;&quot;)  &amp; &quot;, &quot; &amp; [Numbers.H87] &amp; &quot;) [sup][&quot; &amp; [Numbers.C87] &amp; &quot;: &quot; &amp; [Numbers.I87] &amp; &quot;][/sup]&quot;; &quot;&quot;)" office:value-type="string" office:string-value="[b]84. [url=https://www.doomworld.com/idgames/levels/doom2/Ports/megawads/ngmvmt2]Newgothic Movement 2[/url][/b] (Doom II, 2017, 17) [sup][24: Nine Inch Heels: 8, ShoDemo: 2, Outrageous Videos: 9, Nazgul9: 5][/sup]" calcext:value-type="string">
            <text:p>[b]84. [url=https://www.doomworld.com/idgames/levels/doom2/Ports/megawads/ngmvmt2]Newgothic Movement 2[/url][/b] (Doom II, 2017, 17) [sup][24: Nine Inch Heels: 8, ShoDemo: 2, Outrageous Videos: 9, Nazgul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8] &gt; 0; &quot;[b]&quot; &amp; [Numbers.B88] &amp; &quot;. &quot; &amp; &quot;[url=&quot; &amp; [Numbers.E88] &amp; &quot;]&quot; &amp; [Numbers.D88] &amp; &quot;[/url][/b] (&quot; &amp; [Numbers.G88] &amp; &quot;, &quot;  &amp; IF([Numbers.F88] &gt;= 2020; &quot;[b]&quot;; &quot;&quot;) &amp; [Numbers.F88] &amp; IF([Numbers.F88] &gt;= 2020; &quot;[/b]&quot;; &quot;&quot;)  &amp; &quot;, &quot; &amp; [Numbers.H88] &amp; &quot;) [sup][&quot; &amp; [Numbers.C88] &amp; &quot;: &quot; &amp; [Numbers.I88] &amp; &quot;][/sup]&quot;; &quot;&quot;)" office:value-type="string" office:string-value="[b]85. [url=http://www.moddb.com/games/doom-ii/addons/eternal-slumber-party-v2]Eternal Slumber Party[/url][/b] (Doom II, 2015, 33) [sup][23: Roofi: 10, Outrageous Videos: 8, Grain of Salt: 4, Simomarchi: 1][/sup]" calcext:value-type="string">
            <text:p>[b]85. [url=http://www.moddb.com/games/doom-ii/addons/eternal-slumber-party-v2]Eternal Slumber Party[/url][/b] (Doom II, 2015, 33) [sup][23: Roofi: 10, Outrageous Videos: 8, Grain of Salt: 4, Simomarch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9] &gt; 0; &quot;[b]&quot; &amp; [Numbers.B89] &amp; &quot;. &quot; &amp; &quot;[url=&quot; &amp; [Numbers.E89] &amp; &quot;]&quot; &amp; [Numbers.D89] &amp; &quot;[/url][/b] (&quot; &amp; [Numbers.G89] &amp; &quot;, &quot;  &amp; IF([Numbers.F89] &gt;= 2020; &quot;[b]&quot;; &quot;&quot;) &amp; [Numbers.F89] &amp; IF([Numbers.F89] &gt;= 2020; &quot;[/b]&quot;; &quot;&quot;)  &amp; &quot;, &quot; &amp; [Numbers.H89] &amp; &quot;) [sup][&quot; &amp; [Numbers.C89] &amp; &quot;: &quot; &amp; [Numbers.I89] &amp; &quot;][/sup]&quot;; &quot;&quot;)" office:value-type="string" office:string-value="[b]85. [url=https://www.doomworld.com/idgames/levels/doom2/Ports/v-z/violence]Violence[/url][/b] (Doom II, 2015, 4) [sup][23: Chamelenoel: 10, everennui: 4, Nate River: 2, Lorenz0: 4, Ezepov: 2, Maribo: 1][/sup]" calcext:value-type="string">
            <text:p>[b]85. [url=https://www.doomworld.com/idgames/levels/doom2/Ports/v-z/violence]Violence[/url][/b] (Doom II, 2015, 4) [sup][23: Chamelenoel: 10, everennui: 4, Nate River: 2, Lorenz0: 4, Ezepov: 2, Marib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0] &gt; 0; &quot;[b]&quot; &amp; [Numbers.B90] &amp; &quot;. &quot; &amp; &quot;[url=&quot; &amp; [Numbers.E90] &amp; &quot;]&quot; &amp; [Numbers.D90] &amp; &quot;[/url][/b] (&quot; &amp; [Numbers.G90] &amp; &quot;, &quot;  &amp; IF([Numbers.F90] &gt;= 2020; &quot;[b]&quot;; &quot;&quot;) &amp; [Numbers.F90] &amp; IF([Numbers.F90] &gt;= 2020; &quot;[/b]&quot;; &quot;&quot;)  &amp; &quot;, &quot; &amp; [Numbers.H90] &amp; &quot;) [sup][&quot; &amp; [Numbers.C90] &amp; &quot;: &quot; &amp; [Numbers.I90] &amp; &quot;][/sup]&quot;; &quot;&quot;)" office:value-type="string" office:string-value="[b]87. [url=https://doomwiki.org/wiki/180_Minutes_Pour_Vivre]180 Minutes Pour Vivre[/url][/b] (Doom II, [b]2020[/b], 33) [sup][22: Azure_Horror: 9, LadyMistDragon: 10, tonytheparrot: 3][/sup]" calcext:value-type="string">
            <text:p>[b]87. [url=https://doomwiki.org/wiki/180_Minutes_Pour_Vivre]180 Minutes Pour Vivre[/url][/b] (Doom II, [b]2020[/b], 33) [sup][22: Azure_Horror: 9, LadyMistDragon: 10, tonytheparro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1] &gt; 0; &quot;[b]&quot; &amp; [Numbers.B91] &amp; &quot;. &quot; &amp; &quot;[url=&quot; &amp; [Numbers.E91] &amp; &quot;]&quot; &amp; [Numbers.D91] &amp; &quot;[/url][/b] (&quot; &amp; [Numbers.G91] &amp; &quot;, &quot;  &amp; IF([Numbers.F91] &gt;= 2020; &quot;[b]&quot;; &quot;&quot;) &amp; [Numbers.F91] &amp; IF([Numbers.F91] &gt;= 2020; &quot;[/b]&quot;; &quot;&quot;)  &amp; &quot;, &quot; &amp; [Numbers.H91] &amp; &quot;) [sup][&quot; &amp; [Numbers.C91] &amp; &quot;: &quot; &amp; [Numbers.I91] &amp; &quot;][/sup]&quot;; &quot;&quot;)" office:value-type="string" office:string-value="[b]87. [url=https://www.doomworld.com/idgames/levels/doom2/Ports/a-c/anta_req]Antaresian Reliquary[/url][/b] (Doom II, [b]2020[/b], 7) [sup][22: Dimon12321: 6, SCF: 6, Azure_Horror: 7, nikitsune: 1, DoomPlayer00: 2][/sup]" calcext:value-type="string">
            <text:p>[b]87. [url=https://www.doomworld.com/idgames/levels/doom2/Ports/a-c/anta_req]Antaresian Reliquary[/url][/b] (Doom II, [b]2020[/b], 7) [sup][22: Dimon12321: 6, SCF: 6, Azure_Horror: 7, nikitsune: 1, DoomPlayer0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2] &gt; 0; &quot;[b]&quot; &amp; [Numbers.B92] &amp; &quot;. &quot; &amp; &quot;[url=&quot; &amp; [Numbers.E92] &amp; &quot;]&quot; &amp; [Numbers.D92] &amp; &quot;[/url][/b] (&quot; &amp; [Numbers.G92] &amp; &quot;, &quot;  &amp; IF([Numbers.F92] &gt;= 2020; &quot;[b]&quot;; &quot;&quot;) &amp; [Numbers.F92] &amp; IF([Numbers.F92] &gt;= 2020; &quot;[/b]&quot;; &quot;&quot;)  &amp; &quot;, &quot; &amp; [Numbers.H92] &amp; &quot;) [sup][&quot; &amp; [Numbers.C92] &amp; &quot;: &quot; &amp; [Numbers.I92] &amp; &quot;][/sup]&quot;; &quot;&quot;)" office:value-type="string" office:string-value="[b]87. [url=https://www.doomworld.com/idgames/levels/doom2/Ports/a-c/bauhaus]Bauhaus[/url][/b] (Doom II, 2014, 4) [sup][22: ella guro: 9, 7hm: 5, Grain of Salt: 3, NoisyVelvet: 1, vdgg: 4][/sup]" calcext:value-type="string">
            <text:p>[b]87. [url=https://www.doomworld.com/idgames/levels/doom2/Ports/a-c/bauhaus]Bauhaus[/url][/b] (Doom II, 2014, 4) [sup][22: ella guro: 9, 7hm: 5, Grain of Salt: 3, NoisyVelvet: 1, vdgg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3] &gt; 0; &quot;[b]&quot; &amp; [Numbers.B93] &amp; &quot;. &quot; &amp; &quot;[url=&quot; &amp; [Numbers.E93] &amp; &quot;]&quot; &amp; [Numbers.D93] &amp; &quot;[/url][/b] (&quot; &amp; [Numbers.G93] &amp; &quot;, &quot;  &amp; IF([Numbers.F93] &gt;= 2020; &quot;[b]&quot;; &quot;&quot;) &amp; [Numbers.F93] &amp; IF([Numbers.F93] &gt;= 2020; &quot;[/b]&quot;; &quot;&quot;)  &amp; &quot;, &quot; &amp; [Numbers.H93] &amp; &quot;) [sup][&quot; &amp; [Numbers.C93] &amp; &quot;: &quot; &amp; [Numbers.I93] &amp; &quot;][/sup]&quot;; &quot;&quot;)" office:value-type="string" office:string-value="[b]87. [url=https://www.doomworld.com/idgames/levels/doom/Ports/p-r/par-lutz]Phobos: Anomaly Reborn[/url][/b] (Doom, 2003, 9) [sup][22: Ed: 5, Graf Zahl: 1, SilverMiner: 10, smeghammer: 6][/sup]" calcext:value-type="string">
            <text:p>[b]87. [url=https://www.doomworld.com/idgames/levels/doom/Ports/p-r/par-lutz]Phobos: Anomaly Reborn[/url][/b] (Doom, 2003, 9) [sup][22: Ed: 5, Graf Zahl: 1, SilverMiner: 10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4] &gt; 0; &quot;[b]&quot; &amp; [Numbers.B94] &amp; &quot;. &quot; &amp; &quot;[url=&quot; &amp; [Numbers.E94] &amp; &quot;]&quot; &amp; [Numbers.D94] &amp; &quot;[/url][/b] (&quot; &amp; [Numbers.G94] &amp; &quot;, &quot;  &amp; IF([Numbers.F94] &gt;= 2020; &quot;[b]&quot;; &quot;&quot;) &amp; [Numbers.F94] &amp; IF([Numbers.F94] &gt;= 2020; &quot;[/b]&quot;; &quot;&quot;)  &amp; &quot;, &quot; &amp; [Numbers.H94] &amp; &quot;) [sup][&quot; &amp; [Numbers.C94] &amp; &quot;: &quot; &amp; [Numbers.I94] &amp; &quot;][/sup]&quot;; &quot;&quot;)" office:value-type="string" office:string-value="[b]87. [url=https://www.doomworld.com/idgames/levels/doom2/Ports/megawads/zpack]ZPack[/url][/b] (Doom II, 2008, 30) [sup][22: MFG38: 5, Voltcom9: 3, TechnoDoomed1: 4, Ziad EL Zein: 5, Octillion: 5][/sup]" calcext:value-type="string">
            <text:p>[b]87. [url=https://www.doomworld.com/idgames/levels/doom2/Ports/megawads/zpack]ZPack[/url][/b] (Doom II, 2008, 30) [sup][22: MFG38: 5, Voltcom9: 3, TechnoDoomed1: 4, Ziad EL Zein: 5, Octill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5] &gt; 0; &quot;[b]&quot; &amp; [Numbers.B95] &amp; &quot;. &quot; &amp; &quot;[url=&quot; &amp; [Numbers.E95] &amp; &quot;]&quot; &amp; [Numbers.D95] &amp; &quot;[/url][/b] (&quot; &amp; [Numbers.G95] &amp; &quot;, &quot;  &amp; IF([Numbers.F95] &gt;= 2020; &quot;[b]&quot;; &quot;&quot;) &amp; [Numbers.F95] &amp; IF([Numbers.F95] &gt;= 2020; &quot;[/b]&quot;; &quot;&quot;)  &amp; &quot;, &quot; &amp; [Numbers.H95] &amp; &quot;) [sup][&quot; &amp; [Numbers.C95] &amp; &quot;: &quot; &amp; [Numbers.I95] &amp; &quot;][/sup]&quot;; &quot;&quot;)" office:value-type="string" office:string-value="[b]92. [url=https://www.doomworld.com/idgames/levels/doom2/Ports/megawads/cchest2]Community Chest 2[/url][/b] (Doom II, 2004, 32) [sup][21: Sky: 10, tchkb: 1, Midnight_00: 9, vdgg: 1][/sup]" calcext:value-type="string">
            <text:p>[b]92. [url=https://www.doomworld.com/idgames/levels/doom2/Ports/megawads/cchest2]Community Chest 2[/url][/b] (Doom II, 2004, 32) [sup][21: Sky: 10, tchkb: 1, Midnight_00: 9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6] &gt; 0; &quot;[b]&quot; &amp; [Numbers.B96] &amp; &quot;. &quot; &amp; &quot;[url=&quot; &amp; [Numbers.E96] &amp; &quot;]&quot; &amp; [Numbers.D96] &amp; &quot;[/url][/b] (&quot; &amp; [Numbers.G96] &amp; &quot;, &quot;  &amp; IF([Numbers.F96] &gt;= 2020; &quot;[b]&quot;; &quot;&quot;) &amp; [Numbers.F96] &amp; IF([Numbers.F96] &gt;= 2020; &quot;[/b]&quot;; &quot;&quot;)  &amp; &quot;, &quot; &amp; [Numbers.H96] &amp; &quot;) [sup][&quot; &amp; [Numbers.C96] &amp; &quot;: &quot; &amp; [Numbers.I96] &amp; &quot;][/sup]&quot;; &quot;&quot;)" office:value-type="string" office:string-value="[b]92. [url=https://www.doomworld.com/forum/topic/105598-hurt-singleplayer-map-in-hell/]Hurt[/url][/b] (Doom II, 2019, 1) [sup][21: Jaromir Bergmann: 9, OniriA: 7, I_Punch_Demons: 5][/sup]" calcext:value-type="string">
            <text:p>[b]92. [url=https://www.doomworld.com/forum/topic/105598-hurt-singleplayer-map-in-hell/]Hurt[/url][/b] (Doom II, 2019, 1) [sup][21: Jaromir Bergmann: 9, OniriA: 7, I_Punch_Demon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7] &gt; 0; &quot;[b]&quot; &amp; [Numbers.B97] &amp; &quot;. &quot; &amp; &quot;[url=&quot; &amp; [Numbers.E97] &amp; &quot;]&quot; &amp; [Numbers.D97] &amp; &quot;[/url][/b] (&quot; &amp; [Numbers.G97] &amp; &quot;, &quot;  &amp; IF([Numbers.F97] &gt;= 2020; &quot;[b]&quot;; &quot;&quot;) &amp; [Numbers.F97] &amp; IF([Numbers.F97] &gt;= 2020; &quot;[/b]&quot;; &quot;&quot;)  &amp; &quot;, &quot; &amp; [Numbers.H97] &amp; &quot;) [sup][&quot; &amp; [Numbers.C97] &amp; &quot;: &quot; &amp; [Numbers.I97] &amp; &quot;][/sup]&quot;; &quot;&quot;)" office:value-type="string" office:string-value="[b]94. [url=https://www.doomworld.com/idgames/levels/doom2/Ports/megawads/bstain]Bloodstain[/url][/b] (Doom II, 2016, 32) [sup][20: NuMetalManiak: 5, everennui: 5, Forli: 4, DOEL: 5, akolai: 1][/sup]" calcext:value-type="string">
            <text:p>[b]94. [url=https://www.doomworld.com/idgames/levels/doom2/Ports/megawads/bstain]Bloodstain[/url][/b] (Doom II, 2016, 32) [sup][20: NuMetalManiak: 5, everennui: 5, Forli: 4, DOEL: 5, ako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8] &gt; 0; &quot;[b]&quot; &amp; [Numbers.B98] &amp; &quot;. &quot; &amp; &quot;[url=&quot; &amp; [Numbers.E98] &amp; &quot;]&quot; &amp; [Numbers.D98] &amp; &quot;[/url][/b] (&quot; &amp; [Numbers.G98] &amp; &quot;, &quot;  &amp; IF([Numbers.F98] &gt;= 2020; &quot;[b]&quot;; &quot;&quot;) &amp; [Numbers.F98] &amp; IF([Numbers.F98] &gt;= 2020; &quot;[/b]&quot;; &quot;&quot;)  &amp; &quot;, &quot; &amp; [Numbers.H98] &amp; &quot;) [sup][&quot; &amp; [Numbers.C98] &amp; &quot;: &quot; &amp; [Numbers.I98] &amp; &quot;][/sup]&quot;; &quot;&quot;)" office:value-type="string" office:string-value="[b]94. [url=https://www.doomworld.com/idgames/levels/doom2/Ports/megawads/1024clau]Claustrophobia 1024[/url][/b] (Doom II, 2009, 33) [sup][20: m8f: 5, DJVCardMaster: 6, Katamori: 9][/sup]" calcext:value-type="string">
            <text:p>[b]94. [url=https://www.doomworld.com/idgames/levels/doom2/Ports/megawads/1024clau]Claustrophobia 1024[/url][/b] (Doom II, 2009, 33) [sup][20: m8f: 5, DJVCardMaster: 6, Katamor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9] &gt; 0; &quot;[b]&quot; &amp; [Numbers.B99] &amp; &quot;. &quot; &amp; &quot;[url=&quot; &amp; [Numbers.E99] &amp; &quot;]&quot; &amp; [Numbers.D99] &amp; &quot;[/url][/b] (&quot; &amp; [Numbers.G99] &amp; &quot;, &quot;  &amp; IF([Numbers.F99] &gt;= 2020; &quot;[b]&quot;; &quot;&quot;) &amp; [Numbers.F99] &amp; IF([Numbers.F99] &gt;= 2020; &quot;[/b]&quot;; &quot;&quot;)  &amp; &quot;, &quot; &amp; [Numbers.H99] &amp; &quot;) [sup][&quot; &amp; [Numbers.C99] &amp; &quot;: &quot; &amp; [Numbers.I99] &amp; &quot;][/sup]&quot;; &quot;&quot;)" office:value-type="string" office:string-value="[b]94. [url=https://www.doomworld.com/forum/topic/91854-v15-doom-64-retribution/]Doom 64: Retribution[/url][/b] (Doom II, 2016, 59) [sup][20: guitardz: 5, 4everDoomed: 8, Warrex: 7][/sup]" calcext:value-type="string">
            <text:p>[b]94. [url=https://www.doomworld.com/forum/topic/91854-v15-doom-64-retribution/]Doom 64: Retribution[/url][/b] (Doom II, 2016, 59) [sup][20: guitardz: 5, 4everDoomed: 8, Warre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0] &gt; 0; &quot;[b]&quot; &amp; [Numbers.B100] &amp; &quot;. &quot; &amp; &quot;[url=&quot; &amp; [Numbers.E100] &amp; &quot;]&quot; &amp; [Numbers.D100] &amp; &quot;[/url][/b] (&quot; &amp; [Numbers.G100] &amp; &quot;, &quot;  &amp; IF([Numbers.F100] &gt;= 2020; &quot;[b]&quot;; &quot;&quot;) &amp; [Numbers.F100] &amp; IF([Numbers.F100] &gt;= 2020; &quot;[/b]&quot;; &quot;&quot;)  &amp; &quot;, &quot; &amp; [Numbers.H100] &amp; &quot;) [sup][&quot; &amp; [Numbers.C100] &amp; &quot;: &quot; &amp; [Numbers.I100] &amp; &quot;][/sup]&quot;; &quot;&quot;)" office:value-type="string" office:string-value="[b]94. [url=https://www.doomworld.com/idgames/levels/doom2/Ports/m-o/nuts]Nuts[/url][/b] (Doom II, 2001, 1) [sup][20: Chamelenoel: 6, AnonimVio: 9, E.M.: 5][/sup]" calcext:value-type="string">
            <text:p>[b]94. [url=https://www.doomworld.com/idgames/levels/doom2/Ports/m-o/nuts]Nuts[/url][/b] (Doom II, 2001, 1) [sup][20: Chamelenoel: 6, AnonimVio: 9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1] &gt; 0; &quot;[b]&quot; &amp; [Numbers.B101] &amp; &quot;. &quot; &amp; &quot;[url=&quot; &amp; [Numbers.E101] &amp; &quot;]&quot; &amp; [Numbers.D101] &amp; &quot;[/url][/b] (&quot; &amp; [Numbers.G101] &amp; &quot;, &quot;  &amp; IF([Numbers.F101] &gt;= 2020; &quot;[b]&quot;; &quot;&quot;) &amp; [Numbers.F101] &amp; IF([Numbers.F101] &gt;= 2020; &quot;[/b]&quot;; &quot;&quot;)  &amp; &quot;, &quot; &amp; [Numbers.H101] &amp; &quot;) [sup][&quot; &amp; [Numbers.C101] &amp; &quot;: &quot; &amp; [Numbers.I101] &amp; &quot;][/sup]&quot;; &quot;&quot;)" office:value-type="string" office:string-value="[b]94. [url=https://www.doomworld.com/idgames/levels/doom2/Ports/s-u/scl_top]Threshold of Pain[/url][/b] (Doom II, 2010, 12) [sup][20: Malrionn: 7, MFG38: 7, 4everDoomed: 6][/sup]" calcext:value-type="string">
            <text:p>[b]94. [url=https://www.doomworld.com/idgames/levels/doom2/Ports/s-u/scl_top]Threshold of Pain[/url][/b] (Doom II, 2010, 12) [sup][20: Malrionn: 7, MFG38: 7,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2] &gt; 0; &quot;[b]&quot; &amp; [Numbers.B102] &amp; &quot;. &quot; &amp; &quot;[url=&quot; &amp; [Numbers.E102] &amp; &quot;]&quot; &amp; [Numbers.D102] &amp; &quot;[/url][/b] (&quot; &amp; [Numbers.G102] &amp; &quot;, &quot;  &amp; IF([Numbers.F102] &gt;= 2020; &quot;[b]&quot;; &quot;&quot;) &amp; [Numbers.F102] &amp; IF([Numbers.F102] &gt;= 2020; &quot;[/b]&quot;; &quot;&quot;)  &amp; &quot;, &quot; &amp; [Numbers.H102] &amp; &quot;) [sup][&quot; &amp; [Numbers.C102] &amp; &quot;: &quot; &amp; [Numbers.I102] &amp; &quot;][/sup]&quot;; &quot;&quot;)" office:value-type="string" office:string-value="[b]99. [url=https://www.doomworld.com/idgames/levels/doom2/Ports/a-c/arcadia]Arcadia Demade[/url][/b] (Doom II, 2010, 1) [sup][19: Jaws In Space: 9, Vorpal: 5, guitardz: 1, Nancsi: 4][/sup]" calcext:value-type="string">
            <text:p>[b]99. [url=https://www.doomworld.com/idgames/levels/doom2/Ports/a-c/arcadia]Arcadia Demade[/url][/b] (Doom II, 2010, 1) [sup][19: Jaws In Space: 9, Vorpal: 5, guitardz: 1, Nancs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3] &gt; 0; &quot;[b]&quot; &amp; [Numbers.B103] &amp; &quot;. &quot; &amp; &quot;[url=&quot; &amp; [Numbers.E103] &amp; &quot;]&quot; &amp; [Numbers.D103] &amp; &quot;[/url][/b] (&quot; &amp; [Numbers.G103] &amp; &quot;, &quot;  &amp; IF([Numbers.F103] &gt;= 2020; &quot;[b]&quot;; &quot;&quot;) &amp; [Numbers.F103] &amp; IF([Numbers.F103] &gt;= 2020; &quot;[/b]&quot;; &quot;&quot;)  &amp; &quot;, &quot; &amp; [Numbers.H103] &amp; &quot;) [sup][&quot; &amp; [Numbers.C103] &amp; &quot;: &quot; &amp; [Numbers.I103] &amp; &quot;][/sup]&quot;; &quot;&quot;)" office:value-type="string" office:string-value="[b]99. [url=https://www.doomworld.com/idgames/levels/doom2/megawads/dmonfear]Demonfear[/url][/b] (Doom II, 2000, 32) [sup][19: roadworx: 4, soner du: 3, Philnemba: 3, NaZa: 1, P41R47: 3, Marn: 5][/sup]" calcext:value-type="string">
            <text:p>[b]99. [url=https://www.doomworld.com/idgames/levels/doom2/megawads/dmonfear]Demonfear[/url][/b] (Doom II, 2000, 32) [sup][19: roadworx: 4, soner du: 3, Philnemba: 3, NaZa: 1, P41R47: 3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4] &gt; 0; &quot;[b]&quot; &amp; [Numbers.B104] &amp; &quot;. &quot; &amp; &quot;[url=&quot; &amp; [Numbers.E104] &amp; &quot;]&quot; &amp; [Numbers.D104] &amp; &quot;[/url][/b] (&quot; &amp; [Numbers.G104] &amp; &quot;, &quot;  &amp; IF([Numbers.F104] &gt;= 2020; &quot;[b]&quot;; &quot;&quot;) &amp; [Numbers.F104] &amp; IF([Numbers.F104] &gt;= 2020; &quot;[/b]&quot;; &quot;&quot;)  &amp; &quot;, &quot; &amp; [Numbers.H104] &amp; &quot;) [sup][&quot; &amp; [Numbers.C104] &amp; &quot;: &quot; &amp; [Numbers.I104] &amp; &quot;][/sup]&quot;; &quot;&quot;)" office:value-type="string" office:string-value="[b]99. [url=https://doomwiki.org/wiki/Super_Sonic_Doom]Super Sonic Doom[/url][/b] (Doom II, 2004, 15) [sup][19: TJG1289: 2, Doomlover77: 9,  Foodles: 8][/sup]" calcext:value-type="string">
            <text:p>[b]99. [url=https://doomwiki.org/wiki/Super_Sonic_Doom]Super Sonic Doom[/url][/b] (Doom II, 2004, 15) [sup][19: TJG1289: 2, Doomlover77: 9, <text:s/>Foodles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5] &gt; 0; &quot;[b]&quot; &amp; [Numbers.B105] &amp; &quot;. &quot; &amp; &quot;[url=&quot; &amp; [Numbers.E105] &amp; &quot;]&quot; &amp; [Numbers.D105] &amp; &quot;[/url][/b] (&quot; &amp; [Numbers.G105] &amp; &quot;, &quot;  &amp; IF([Numbers.F105] &gt;= 2020; &quot;[b]&quot;; &quot;&quot;) &amp; [Numbers.F105] &amp; IF([Numbers.F105] &gt;= 2020; &quot;[/b]&quot;; &quot;&quot;)  &amp; &quot;, &quot; &amp; [Numbers.H105] &amp; &quot;) [sup][&quot; &amp; [Numbers.C105] &amp; &quot;: &quot; &amp; [Numbers.I105] &amp; &quot;][/sup]&quot;; &quot;&quot;)" office:value-type="string" office:string-value="[b]99. [url=https://www.doomworld.com/idgames/levels/doom2/Ports/a-c/action2]Urban Brawl: Action Doom 2[/url][/b] (Standalone, 2008, 9) [sup][19: Chamelenoel: 1, JudgeDeadd: 4, Phobus: 10, Dimon12321: 4][/sup]" calcext:value-type="string">
            <text:p>[b]99. [url=https://www.doomworld.com/idgames/levels/doom2/Ports/a-c/action2]Urban Brawl: Action Doom 2[/url][/b] (Standalone, 2008, 9) [sup][19: Chamelenoel: 1, JudgeDeadd: 4, Phobus: 10,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6] &gt; 0; &quot;[b]&quot; &amp; [Numbers.B106] &amp; &quot;. &quot; &amp; &quot;[url=&quot; &amp; [Numbers.E106] &amp; &quot;]&quot; &amp; [Numbers.D106] &amp; &quot;[/url][/b] (&quot; &amp; [Numbers.G106] &amp; &quot;, &quot;  &amp; IF([Numbers.F106] &gt;= 2020; &quot;[b]&quot;; &quot;&quot;) &amp; [Numbers.F106] &amp; IF([Numbers.F106] &gt;= 2020; &quot;[/b]&quot;; &quot;&quot;)  &amp; &quot;, &quot; &amp; [Numbers.H106] &amp; &quot;) [sup][&quot; &amp; [Numbers.C106] &amp; &quot;: &quot; &amp; [Numbers.I106] &amp; &quot;][/sup]&quot;; &quot;&quot;)" office:value-type="string" office:string-value="[b]103. [url=http://www.doomwadstation.net/main/aliens.html]Aliens TC[/url][/b] (Doom II, 1994, 11) [sup][18: yakfak: 4, Payload4367: 5, Ragu: 9][/sup]" calcext:value-type="string">
            <text:p>[b]103. [url=http://www.doomwadstation.net/main/aliens.html]Aliens TC[/url][/b] (Doom II, 1994, 11) [sup][18: yakfak: 4, Payload4367: 5, Ragu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7] &gt; 0; &quot;[b]&quot; &amp; [Numbers.B107] &amp; &quot;. &quot; &amp; &quot;[url=&quot; &amp; [Numbers.E107] &amp; &quot;]&quot; &amp; [Numbers.D107] &amp; &quot;[/url][/b] (&quot; &amp; [Numbers.G107] &amp; &quot;, &quot;  &amp; IF([Numbers.F107] &gt;= 2020; &quot;[b]&quot;; &quot;&quot;) &amp; [Numbers.F107] &amp; IF([Numbers.F107] &gt;= 2020; &quot;[/b]&quot;; &quot;&quot;)  &amp; &quot;, &quot; &amp; [Numbers.H107] &amp; &quot;) [sup][&quot; &amp; [Numbers.C107] &amp; &quot;: &quot; &amp; [Numbers.I107] &amp; &quot;][/sup]&quot;; &quot;&quot;)" office:value-type="string" office:string-value="[b]103. [url=https://doomwiki.org/wiki/Hell_To_Pay]Hell to Pay[/url][/b] (Doom II, 1996, 32) [sup][18: bonnie: 10, P41R47: 3, Katamori: 5][/sup]" calcext:value-type="string">
            <text:p>[b]103. [url=https://doomwiki.org/wiki/Hell_To_Pay]Hell to Pay[/url][/b] (Doom II, 1996, 32) [sup][18: bonnie: 10, P41R47: 3, Katamor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8] &gt; 0; &quot;[b]&quot; &amp; [Numbers.B108] &amp; &quot;. &quot; &amp; &quot;[url=&quot; &amp; [Numbers.E108] &amp; &quot;]&quot; &amp; [Numbers.D108] &amp; &quot;[/url][/b] (&quot; &amp; [Numbers.G108] &amp; &quot;, &quot;  &amp; IF([Numbers.F108] &gt;= 2020; &quot;[b]&quot;; &quot;&quot;) &amp; [Numbers.F108] &amp; IF([Numbers.F108] &gt;= 2020; &quot;[/b]&quot;; &quot;&quot;)  &amp; &quot;, &quot; &amp; [Numbers.H108] &amp; &quot;) [sup][&quot; &amp; [Numbers.C108] &amp; &quot;: &quot; &amp; [Numbers.I108] &amp; &quot;][/sup]&quot;; &quot;&quot;)" office:value-type="string" office:string-value="[b]103. [url=https://www.doomworld.com/idgames/levels/doom/Ports/d-f/e1m4b]Phobos Mission Control[/url][/b] (Doom, 2016, 1) [sup][18: Nancsi: 6, Diabolución: 5, Marn: 5, DooM Bear: 2][/sup]" calcext:value-type="string">
            <text:p>[b]103. [url=https://www.doomworld.com/idgames/levels/doom/Ports/d-f/e1m4b]Phobos Mission Control[/url][/b] (Doom, 2016, 1) [sup][18: Nancsi: 6, Diabolución: 5, Marn: 5, DooM Bea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9] &gt; 0; &quot;[b]&quot; &amp; [Numbers.B109] &amp; &quot;. &quot; &amp; &quot;[url=&quot; &amp; [Numbers.E109] &amp; &quot;]&quot; &amp; [Numbers.D109] &amp; &quot;[/url][/b] (&quot; &amp; [Numbers.G109] &amp; &quot;, &quot;  &amp; IF([Numbers.F109] &gt;= 2020; &quot;[b]&quot;; &quot;&quot;) &amp; [Numbers.F109] &amp; IF([Numbers.F109] &gt;= 2020; &quot;[/b]&quot;; &quot;&quot;)  &amp; &quot;, &quot; &amp; [Numbers.H109] &amp; &quot;) [sup][&quot; &amp; [Numbers.C109] &amp; &quot;: &quot; &amp; [Numbers.I109] &amp; &quot;][/sup]&quot;; &quot;&quot;)" office:value-type="string" office:string-value="[b]103. [url=https://www.doomworld.com/idgames/levels/doom2/Ports/megawads/sf2011]Slaughterfest 2011[/url][/b] (Doom II, 2012, 32) [sup][18: Outrageous Videos: 5, tmorrow: 3, Simomarchi: 10][/sup]" calcext:value-type="string">
            <text:p>[b]103. [url=https://www.doomworld.com/idgames/levels/doom2/Ports/megawads/sf2011]Slaughterfest 2011[/url][/b] (Doom II, 2012, 32) [sup][18: Outrageous Videos: 5, tmorrow: 3, Simomarch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0] &gt; 0; &quot;[b]&quot; &amp; [Numbers.B110] &amp; &quot;. &quot; &amp; &quot;[url=&quot; &amp; [Numbers.E110] &amp; &quot;]&quot; &amp; [Numbers.D110] &amp; &quot;[/url][/b] (&quot; &amp; [Numbers.G110] &amp; &quot;, &quot;  &amp; IF([Numbers.F110] &gt;= 2020; &quot;[b]&quot;; &quot;&quot;) &amp; [Numbers.F110] &amp; IF([Numbers.F110] &gt;= 2020; &quot;[/b]&quot;; &quot;&quot;)  &amp; &quot;, &quot; &amp; [Numbers.H110] &amp; &quot;) [sup][&quot; &amp; [Numbers.C110] &amp; &quot;: &quot; &amp; [Numbers.I110] &amp; &quot;][/sup]&quot;; &quot;&quot;)" office:value-type="string" office:string-value="[b]103. [url=https://doomwiki.org/wiki/TNT:_Evilution]TNT: Evilution[/url][/b] (TNT, 1996, 32) [sup][18: Li'l devil: 6, PBeGood4: 2, nikitsune: 1, Katamori: 2, Dubium: 2, rzh: 5][/sup]" calcext:value-type="string">
            <text:p>[b]103. [url=https://doomwiki.org/wiki/TNT:_Evilution]TNT: Evilution[/url][/b] (TNT, 1996, 32) [sup][18: Li'l devil: 6, PBeGood4: 2, nikitsune: 1, Katamori: 2, Dubium: 2, rz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1] &gt; 0; &quot;[b]&quot; &amp; [Numbers.B111] &amp; &quot;. &quot; &amp; &quot;[url=&quot; &amp; [Numbers.E111] &amp; &quot;]&quot; &amp; [Numbers.D111] &amp; &quot;[/url][/b] (&quot; &amp; [Numbers.G111] &amp; &quot;, &quot;  &amp; IF([Numbers.F111] &gt;= 2020; &quot;[b]&quot;; &quot;&quot;) &amp; [Numbers.F111] &amp; IF([Numbers.F111] &gt;= 2020; &quot;[/b]&quot;; &quot;&quot;)  &amp; &quot;, &quot; &amp; [Numbers.H111] &amp; &quot;) [sup][&quot; &amp; [Numbers.C111] &amp; &quot;: &quot; &amp; [Numbers.I111] &amp; &quot;][/sup]&quot;; &quot;&quot;)" office:value-type="string" office:string-value="[b]108. [url=https://www.doomworld.com/forum/topic/92776-brigandine-rc2-updated-2017-05-13/]Brigandine[/url][/b] (Doom II, 2017, 1) [sup][17: Dragonfly: 7, guitardz: 2, Jaromir Bergmann: 5, VanaheimRanger: 3][/sup]" calcext:value-type="string">
            <text:p>[b]108. [url=https://www.doomworld.com/forum/topic/92776-brigandine-rc2-updated-2017-05-13/]Brigandine[/url][/b] (Doom II, 2017, 1) [sup][17: Dragonfly: 7, guitardz: 2, Jaromir Bergmann: 5, VanaheimRang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2] &gt; 0; &quot;[b]&quot; &amp; [Numbers.B112] &amp; &quot;. &quot; &amp; &quot;[url=&quot; &amp; [Numbers.E112] &amp; &quot;]&quot; &amp; [Numbers.D112] &amp; &quot;[/url][/b] (&quot; &amp; [Numbers.G112] &amp; &quot;, &quot;  &amp; IF([Numbers.F112] &gt;= 2020; &quot;[b]&quot;; &quot;&quot;) &amp; [Numbers.F112] &amp; IF([Numbers.F112] &gt;= 2020; &quot;[/b]&quot;; &quot;&quot;)  &amp; &quot;, &quot; &amp; [Numbers.H112] &amp; &quot;) [sup][&quot; &amp; [Numbers.C112] &amp; &quot;: &quot; &amp; [Numbers.I112] &amp; &quot;][/sup]&quot;; &quot;&quot;)" office:value-type="string" office:string-value="[b]108. [url=https://www.doomworld.com/idgames/levels/doom2/Ports/megawads/cchest3]Community Chest 3[/url][/b] (Doom II, 2007, 32) [sup][17: Mr. Freeze: 3, Lewonx: 10, sincity2100: 4][/sup]" calcext:value-type="string">
            <text:p>[b]108. [url=https://www.doomworld.com/idgames/levels/doom2/Ports/megawads/cchest3]Community Chest 3[/url][/b] (Doom II, 2007, 32) [sup][17: Mr. Freeze: 3, Lewonx: 10, sincity2100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3] &gt; 0; &quot;[b]&quot; &amp; [Numbers.B113] &amp; &quot;. &quot; &amp; &quot;[url=&quot; &amp; [Numbers.E113] &amp; &quot;]&quot; &amp; [Numbers.D113] &amp; &quot;[/url][/b] (&quot; &amp; [Numbers.G113] &amp; &quot;, &quot;  &amp; IF([Numbers.F113] &gt;= 2020; &quot;[b]&quot;; &quot;&quot;) &amp; [Numbers.F113] &amp; IF([Numbers.F113] &gt;= 2020; &quot;[/b]&quot;; &quot;&quot;)  &amp; &quot;, &quot; &amp; [Numbers.H113] &amp; &quot;) [sup][&quot; &amp; [Numbers.C113] &amp; &quot;: &quot; &amp; [Numbers.I113] &amp; &quot;][/sup]&quot;; &quot;&quot;)" office:value-type="string" office:string-value="[b]108. [url=https://www.doomworld.com/idgames/themes/TeamTNT/ed4_rfo/ed4_rfo1]Eternal DOOM IV: Return from Oblivion[/url][/b] (Doom II, 2008, 7) [sup][17: m8f: 5, Fadri: 4,  Foodles: 8][/sup]" calcext:value-type="string">
            <text:p>[b]108. [url=https://www.doomworld.com/idgames/themes/TeamTNT/ed4_rfo/ed4_rfo1]Eternal DOOM IV: Return from Oblivion[/url][/b] (Doom II, 2008, 7) [sup][17: m8f: 5, Fadri: 4, <text:s/>Foodles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4] &gt; 0; &quot;[b]&quot; &amp; [Numbers.B114] &amp; &quot;. &quot; &amp; &quot;[url=&quot; &amp; [Numbers.E114] &amp; &quot;]&quot; &amp; [Numbers.D114] &amp; &quot;[/url][/b] (&quot; &amp; [Numbers.G114] &amp; &quot;, &quot;  &amp; IF([Numbers.F114] &gt;= 2020; &quot;[b]&quot;; &quot;&quot;) &amp; [Numbers.F114] &amp; IF([Numbers.F114] &gt;= 2020; &quot;[/b]&quot;; &quot;&quot;)  &amp; &quot;, &quot; &amp; [Numbers.H114] &amp; &quot;) [sup][&quot; &amp; [Numbers.C114] &amp; &quot;: &quot; &amp; [Numbers.I114] &amp; &quot;][/sup]&quot;; &quot;&quot;)" office:value-type="string" office:string-value="[b]108. [url=https://www.doomworld.com/forum/topic/104608-finely-crafted-fetish-film-7-puzzle-maps-for-boom/]Finely Crafted Fetish Film[/url][/b] (Doom II, 2019, 7) [sup][17: akolai: 10, KineticBeverage: 7][/sup]" calcext:value-type="string">
            <text:p>[b]108. [url=https://www.doomworld.com/forum/topic/104608-finely-crafted-fetish-film-7-puzzle-maps-for-boom/]Finely Crafted Fetish Film[/url][/b] (Doom II, 2019, 7) [sup][17: akolai: 10, KineticBeverage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5] &gt; 0; &quot;[b]&quot; &amp; [Numbers.B115] &amp; &quot;. &quot; &amp; &quot;[url=&quot; &amp; [Numbers.E115] &amp; &quot;]&quot; &amp; [Numbers.D115] &amp; &quot;[/url][/b] (&quot; &amp; [Numbers.G115] &amp; &quot;, &quot;  &amp; IF([Numbers.F115] &gt;= 2020; &quot;[b]&quot;; &quot;&quot;) &amp; [Numbers.F115] &amp; IF([Numbers.F115] &gt;= 2020; &quot;[/b]&quot;; &quot;&quot;)  &amp; &quot;, &quot; &amp; [Numbers.H115] &amp; &quot;) [sup][&quot; &amp; [Numbers.C115] &amp; &quot;: &quot; &amp; [Numbers.I115] &amp; &quot;][/sup]&quot;; &quot;&quot;)" office:value-type="string" office:string-value="[b]108. [url=http://heroestospare.com/rabotik/harmony.php]Harmony[/url][/b] (Standalone, 2009, 11) [sup][17: Not Jabba: 5, Sky: 6, ax34: 4, Ezepov: 2][/sup]" calcext:value-type="string">
            <text:p>[b]108. [url=http://heroestospare.com/rabotik/harmony.php]Harmony[/url][/b] (Standalone, 2009, 11) [sup][17: Not Jabba: 5, Sky: 6, ax34: 4, Ezepov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6] &gt; 0; &quot;[b]&quot; &amp; [Numbers.B116] &amp; &quot;. &quot; &amp; &quot;[url=&quot; &amp; [Numbers.E116] &amp; &quot;]&quot; &amp; [Numbers.D116] &amp; &quot;[/url][/b] (&quot; &amp; [Numbers.G116] &amp; &quot;, &quot;  &amp; IF([Numbers.F116] &gt;= 2020; &quot;[b]&quot;; &quot;&quot;) &amp; [Numbers.F116] &amp; IF([Numbers.F116] &gt;= 2020; &quot;[/b]&quot;; &quot;&quot;)  &amp; &quot;, &quot; &amp; [Numbers.H116] &amp; &quot;) [sup][&quot; &amp; [Numbers.C116] &amp; &quot;: &quot; &amp; [Numbers.I116] &amp; &quot;][/sup]&quot;; &quot;&quot;)" office:value-type="string" office:string-value="[b]108. [url=https://www.doomworld.com/idgames/levels/doom2/Ports/megawads/mutiny]Mutiny[/url][/b] (Doom II, 2016, 16) [sup][17: Jaws In Space: 6, Doomkid: 3, everennui: 2, NoisyVelvet: 1, m8f: 4, sapphics: 1][/sup]" calcext:value-type="string">
            <text:p>[b]108. [url=https://www.doomworld.com/idgames/levels/doom2/Ports/megawads/mutiny]Mutiny[/url][/b] (Doom II, 2016, 16) [sup][17: Jaws In Space: 6, Doomkid: 3, everennui: 2, NoisyVelvet: 1, m8f: 4, sapphic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7] &gt; 0; &quot;[b]&quot; &amp; [Numbers.B117] &amp; &quot;. &quot; &amp; &quot;[url=&quot; &amp; [Numbers.E117] &amp; &quot;]&quot; &amp; [Numbers.D117] &amp; &quot;[/url][/b] (&quot; &amp; [Numbers.G117] &amp; &quot;, &quot;  &amp; IF([Numbers.F117] &gt;= 2020; &quot;[b]&quot;; &quot;&quot;) &amp; [Numbers.F117] &amp; IF([Numbers.F117] &gt;= 2020; &quot;[/b]&quot;; &quot;&quot;)  &amp; &quot;, &quot; &amp; [Numbers.H117] &amp; &quot;) [sup][&quot; &amp; [Numbers.C117] &amp; &quot;: &quot; &amp; [Numbers.I117] &amp; &quot;][/sup]&quot;; &quot;&quot;)" office:value-type="string" office:string-value="[b]108. [url=http://stronghold.drdteam.org/download.html]Stronghold: On the Edge of Chaos[/url][/b] (Doom II, 2010, 39) [sup][17: MFG38: 2, termrork: 5, Katamori: 10][/sup]" calcext:value-type="string">
            <text:p>[b]108. [url=http://stronghold.drdteam.org/download.html]Stronghold: On the Edge of Chaos[/url][/b] (Doom II, 2010, 39) [sup][17: MFG38: 2, termrork: 5, Katamor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8] &gt; 0; &quot;[b]&quot; &amp; [Numbers.B118] &amp; &quot;. &quot; &amp; &quot;[url=&quot; &amp; [Numbers.E118] &amp; &quot;]&quot; &amp; [Numbers.D118] &amp; &quot;[/url][/b] (&quot; &amp; [Numbers.G118] &amp; &quot;, &quot;  &amp; IF([Numbers.F118] &gt;= 2020; &quot;[b]&quot;; &quot;&quot;) &amp; [Numbers.F118] &amp; IF([Numbers.F118] &gt;= 2020; &quot;[/b]&quot;; &quot;&quot;)  &amp; &quot;, &quot; &amp; [Numbers.H118] &amp; &quot;) [sup][&quot; &amp; [Numbers.C118] &amp; &quot;: &quot; &amp; [Numbers.I118] &amp; &quot;][/sup]&quot;; &quot;&quot;)" office:value-type="string" office:string-value="[b]108. [url=https://www.doomworld.com/idgames/levels/doom2/Ports/s-u/uacultra]UAC Ultra[/url][/b] (Doom II, 2010, 12) [sup][17: Malrionn: 10, behemoth_667: 5, TheGreenZap: 2][/sup]" calcext:value-type="string">
            <text:p>[b]108. [url=https://www.doomworld.com/idgames/levels/doom2/Ports/s-u/uacultra]UAC Ultra[/url][/b] (Doom II, 2010, 12) [sup][17: Malrionn: 10, behemoth_667: 5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9] &gt; 0; &quot;[b]&quot; &amp; [Numbers.B119] &amp; &quot;. &quot; &amp; &quot;[url=&quot; &amp; [Numbers.E119] &amp; &quot;]&quot; &amp; [Numbers.D119] &amp; &quot;[/url][/b] (&quot; &amp; [Numbers.G119] &amp; &quot;, &quot;  &amp; IF([Numbers.F119] &gt;= 2020; &quot;[b]&quot;; &quot;&quot;) &amp; [Numbers.F119] &amp; IF([Numbers.F119] &gt;= 2020; &quot;[/b]&quot;; &quot;&quot;)  &amp; &quot;, &quot; &amp; [Numbers.H119] &amp; &quot;) [sup][&quot; &amp; [Numbers.C119] &amp; &quot;: &quot; &amp; [Numbers.I119] &amp; &quot;][/sup]&quot;; &quot;&quot;)" office:value-type="string" office:string-value="[b]116. [url=https://www.doomworld.com/forum/topic/101647-avactor-last-update-is-out/]Avactor[/url][/b] (Doom II, 2018, 12) [sup][16: JudgeDeadd: 2, OniriA: 8,  Foodles: 6][/sup]" calcext:value-type="string">
            <text:p>[b]116. [url=https://www.doomworld.com/forum/topic/101647-avactor-last-update-is-out/]Avactor[/url][/b] (Doom II, 2018, 12) [sup][16: JudgeDeadd: 2, OniriA: 8, <text:s/>Foodle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0] &gt; 0; &quot;[b]&quot; &amp; [Numbers.B120] &amp; &quot;. &quot; &amp; &quot;[url=&quot; &amp; [Numbers.E120] &amp; &quot;]&quot; &amp; [Numbers.D120] &amp; &quot;[/url][/b] (&quot; &amp; [Numbers.G120] &amp; &quot;, &quot;  &amp; IF([Numbers.F120] &gt;= 2020; &quot;[b]&quot;; &quot;&quot;) &amp; [Numbers.F120] &amp; IF([Numbers.F120] &gt;= 2020; &quot;[/b]&quot;; &quot;&quot;)  &amp; &quot;, &quot; &amp; [Numbers.H120] &amp; &quot;) [sup][&quot; &amp; [Numbers.C120] &amp; &quot;: &quot; &amp; [Numbers.I120] &amp; &quot;][/sup]&quot;; &quot;&quot;)" office:value-type="string" office:string-value="[b]116. [url=https://www.doomworld.com/idgames/levels/doom/a-c/castevil]Castle of Evil[/url][/b] (Doom, 1994, 1) [sup][16: bzzrak: 10, joepallai: 6][/sup]" calcext:value-type="string">
            <text:p>[b]116. [url=https://www.doomworld.com/idgames/levels/doom/a-c/castevil]Castle of Evil[/url][/b] (Doom, 1994, 1) [sup][16: bzzrak: 10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1] &gt; 0; &quot;[b]&quot; &amp; [Numbers.B121] &amp; &quot;. &quot; &amp; &quot;[url=&quot; &amp; [Numbers.E121] &amp; &quot;]&quot; &amp; [Numbers.D121] &amp; &quot;[/url][/b] (&quot; &amp; [Numbers.G121] &amp; &quot;, &quot;  &amp; IF([Numbers.F121] &gt;= 2020; &quot;[b]&quot;; &quot;&quot;) &amp; [Numbers.F121] &amp; IF([Numbers.F121] &gt;= 2020; &quot;[/b]&quot;; &quot;&quot;)  &amp; &quot;, &quot; &amp; [Numbers.H121] &amp; &quot;) [sup][&quot; &amp; [Numbers.C121] &amp; &quot;: &quot; &amp; [Numbers.I121] &amp; &quot;][/sup]&quot;; &quot;&quot;)" office:value-type="string" office:string-value="[b]116. [url=https://www.doomworld.com/idgames/levels/doom2/Ports/megawads/drkenctr]Dark Encounters[/url][/b] (Doom II, 2017, 32) [sup][16: Bryan T: 5, dylux: 8, Octillion: 3][/sup]" calcext:value-type="string">
            <text:p>[b]116. [url=https://www.doomworld.com/idgames/levels/doom2/Ports/megawads/drkenctr]Dark Encounters[/url][/b] (Doom II, 2017, 32) [sup][16: Bryan T: 5, dylux: 8, Octill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2] &gt; 0; &quot;[b]&quot; &amp; [Numbers.B122] &amp; &quot;. &quot; &amp; &quot;[url=&quot; &amp; [Numbers.E122] &amp; &quot;]&quot; &amp; [Numbers.D122] &amp; &quot;[/url][/b] (&quot; &amp; [Numbers.G122] &amp; &quot;, &quot;  &amp; IF([Numbers.F122] &gt;= 2020; &quot;[b]&quot;; &quot;&quot;) &amp; [Numbers.F122] &amp; IF([Numbers.F122] &gt;= 2020; &quot;[/b]&quot;; &quot;&quot;)  &amp; &quot;, &quot; &amp; [Numbers.H122] &amp; &quot;) [sup][&quot; &amp; [Numbers.C122] &amp; &quot;: &quot; &amp; [Numbers.I122] &amp; &quot;][/sup]&quot;; &quot;&quot;)" office:value-type="string" office:string-value="[b]116. [url=https://www.doomworld.com/idgames/levels/doom2/Ports/j-l/legher]Legacy of Heroes[/url][/b] (Doom II, 2016, 11) [sup][16: Woolie Wool: 5, dylux: 7, eharper256: 4][/sup]" calcext:value-type="string">
            <text:p>[b]116. [url=https://www.doomworld.com/idgames/levels/doom2/Ports/j-l/legher]Legacy of Heroes[/url][/b] (Doom II, 2016, 11) [sup][16: Woolie Wool: 5, dylux: 7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3] &gt; 0; &quot;[b]&quot; &amp; [Numbers.B123] &amp; &quot;. &quot; &amp; &quot;[url=&quot; &amp; [Numbers.E123] &amp; &quot;]&quot; &amp; [Numbers.D123] &amp; &quot;[/url][/b] (&quot; &amp; [Numbers.G123] &amp; &quot;, &quot;  &amp; IF([Numbers.F123] &gt;= 2020; &quot;[b]&quot;; &quot;&quot;) &amp; [Numbers.F123] &amp; IF([Numbers.F123] &gt;= 2020; &quot;[/b]&quot;; &quot;&quot;)  &amp; &quot;, &quot; &amp; [Numbers.H123] &amp; &quot;) [sup][&quot; &amp; [Numbers.C123] &amp; &quot;: &quot; &amp; [Numbers.I123] &amp; &quot;][/sup]&quot;; &quot;&quot;)" office:value-type="string" office:string-value="[b]116. [url=https://www.doomworld.com/idgames/levels/doom2/m-o/nochance]No Chance[/url][/b] (Doom II, 2008, 1) [sup][16: Roofi: 7, Maribo: 9][/sup]" calcext:value-type="string">
            <text:p>[b]116. [url=https://www.doomworld.com/idgames/levels/doom2/m-o/nochance]No Chance[/url][/b] (Doom II, 2008, 1) [sup][16: Roofi: 7, Maribo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4] &gt; 0; &quot;[b]&quot; &amp; [Numbers.B124] &amp; &quot;. &quot; &amp; &quot;[url=&quot; &amp; [Numbers.E124] &amp; &quot;]&quot; &amp; [Numbers.D124] &amp; &quot;[/url][/b] (&quot; &amp; [Numbers.G124] &amp; &quot;, &quot;  &amp; IF([Numbers.F124] &gt;= 2020; &quot;[b]&quot;; &quot;&quot;) &amp; [Numbers.F124] &amp; IF([Numbers.F124] &gt;= 2020; &quot;[/b]&quot;; &quot;&quot;)  &amp; &quot;, &quot; &amp; [Numbers.H124] &amp; &quot;) [sup][&quot; &amp; [Numbers.C124] &amp; &quot;: &quot; &amp; [Numbers.I124] &amp; &quot;][/sup]&quot;; &quot;&quot;)" office:value-type="string" office:string-value="[b]116. [url=https://forum.zdoom.org/viewtopic.php?t=56668#p1000996]Rise of the Wool Ball[/url][/b] (Standalone, 2017, 18) [sup][16: JudgeDeadd: 3, Squadallah: 1, Apaul27: 9, TheMightyHeracross: 3][/sup]" calcext:value-type="string">
            <text:p>[b]116. [url=https://forum.zdoom.org/viewtopic.php?t=56668#p1000996]Rise of the Wool Ball[/url][/b] (Standalone, 2017, 18) [sup][16: JudgeDeadd: 3, Squadallah: 1, Apaul27: 9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5] &gt; 0; &quot;[b]&quot; &amp; [Numbers.B125] &amp; &quot;. &quot; &amp; &quot;[url=&quot; &amp; [Numbers.E125] &amp; &quot;]&quot; &amp; [Numbers.D125] &amp; &quot;[/url][/b] (&quot; &amp; [Numbers.G125] &amp; &quot;, &quot;  &amp; IF([Numbers.F125] &gt;= 2020; &quot;[b]&quot;; &quot;&quot;) &amp; [Numbers.F125] &amp; IF([Numbers.F125] &gt;= 2020; &quot;[/b]&quot;; &quot;&quot;)  &amp; &quot;, &quot; &amp; [Numbers.H125] &amp; &quot;) [sup][&quot; &amp; [Numbers.C125] &amp; &quot;: &quot; &amp; [Numbers.I125] &amp; &quot;][/sup]&quot;; &quot;&quot;)" office:value-type="string" office:string-value="[b]116. [url=https://www.doomworld.com/idgames/levels/doom2/d-f/enigma]The Enigma Episode[/url][/b] (Doom II, 1995, 9) [sup][16: T-Rex: 3, valkiriforce: 1, Ragu: 10, erzboesewicht: 2][/sup]" calcext:value-type="string">
            <text:p>[b]116. [url=https://www.doomworld.com/idgames/levels/doom2/d-f/enigma]The Enigma Episode[/url][/b] (Doom II, 1995, 9) [sup][16: T-Rex: 3, valkiriforce: 1, Ragu: 10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6] &gt; 0; &quot;[b]&quot; &amp; [Numbers.B126] &amp; &quot;. &quot; &amp; &quot;[url=&quot; &amp; [Numbers.E126] &amp; &quot;]&quot; &amp; [Numbers.D126] &amp; &quot;[/url][/b] (&quot; &amp; [Numbers.G126] &amp; &quot;, &quot;  &amp; IF([Numbers.F126] &gt;= 2020; &quot;[b]&quot;; &quot;&quot;) &amp; [Numbers.F126] &amp; IF([Numbers.F126] &gt;= 2020; &quot;[/b]&quot;; &quot;&quot;)  &amp; &quot;, &quot; &amp; [Numbers.H126] &amp; &quot;) [sup][&quot; &amp; [Numbers.C126] &amp; &quot;: &quot; &amp; [Numbers.I126] &amp; &quot;][/sup]&quot;; &quot;&quot;)" office:value-type="string" office:string-value="[b]123. [url=https://www.doomworld.com/idgames/levels/doom2/megawads/avj]Arch-Vile Jump[/url][/b] (Doom II, 2010, 32) [sup][15: termrork: 5, Red-XIII: 10][/sup]" calcext:value-type="string">
            <text:p>[b]123. [url=https://www.doomworld.com/idgames/levels/doom2/megawads/avj]Arch-Vile Jump[/url][/b] (Doom II, 2010, 32) [sup][15: termrork: 5, Red-XII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7] &gt; 0; &quot;[b]&quot; &amp; [Numbers.B127] &amp; &quot;. &quot; &amp; &quot;[url=&quot; &amp; [Numbers.E127] &amp; &quot;]&quot; &amp; [Numbers.D127] &amp; &quot;[/url][/b] (&quot; &amp; [Numbers.G127] &amp; &quot;, &quot;  &amp; IF([Numbers.F127] &gt;= 2020; &quot;[b]&quot;; &quot;&quot;) &amp; [Numbers.F127] &amp; IF([Numbers.F127] &gt;= 2020; &quot;[/b]&quot;; &quot;&quot;)  &amp; &quot;, &quot; &amp; [Numbers.H127] &amp; &quot;) [sup][&quot; &amp; [Numbers.C127] &amp; &quot;: &quot; &amp; [Numbers.I127] &amp; &quot;][/sup]&quot;; &quot;&quot;)" office:value-type="string" office:string-value="[b]123. [url=https://www.doomworld.com/forum/topic/121263-arrival-v101-fix-a-limit-removing-episode-for-doom-ii/]Arrival[/url][/b] (Doom II, [b]2021[/b], 10) [sup][15: dosboot: 10, Xeogred: 5][/sup]" calcext:value-type="string">
            <text:p>[b]123. [url=https://www.doomworld.com/forum/topic/121263-arrival-v101-fix-a-limit-removing-episode-for-doom-ii/]Arrival[/url][/b] (Doom II, [b]2021[/b], 10) [sup][15: dosboot: 10,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8] &gt; 0; &quot;[b]&quot; &amp; [Numbers.B128] &amp; &quot;. &quot; &amp; &quot;[url=&quot; &amp; [Numbers.E128] &amp; &quot;]&quot; &amp; [Numbers.D128] &amp; &quot;[/url][/b] (&quot; &amp; [Numbers.G128] &amp; &quot;, &quot;  &amp; IF([Numbers.F128] &gt;= 2020; &quot;[b]&quot;; &quot;&quot;) &amp; [Numbers.F128] &amp; IF([Numbers.F128] &gt;= 2020; &quot;[/b]&quot;; &quot;&quot;)  &amp; &quot;, &quot; &amp; [Numbers.H128] &amp; &quot;) [sup][&quot; &amp; [Numbers.C128] &amp; &quot;: &quot; &amp; [Numbers.I128] &amp; &quot;][/sup]&quot;; &quot;&quot;)" office:value-type="string" office:string-value="[b]123. [url=http://freedoom.github.io/download.html]Freedoom: Phase 1[/url][/b] (Standalone, 2009, 36) [sup][15: Chamelenoel: 3, northivanastan: 6, jerk-o: 3, xdude_gamer: 3][/sup]" calcext:value-type="string">
            <text:p>[b]123. [url=http://freedoom.github.io/download.html]Freedoom: Phase 1[/url][/b] (Standalone, 2009, 36) [sup][15: Chamelenoel: 3, northivanastan: 6, jerk-o: 3, xdude_ga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9] &gt; 0; &quot;[b]&quot; &amp; [Numbers.B129] &amp; &quot;. &quot; &amp; &quot;[url=&quot; &amp; [Numbers.E129] &amp; &quot;]&quot; &amp; [Numbers.D129] &amp; &quot;[/url][/b] (&quot; &amp; [Numbers.G129] &amp; &quot;, &quot;  &amp; IF([Numbers.F129] &gt;= 2020; &quot;[b]&quot;; &quot;&quot;) &amp; [Numbers.F129] &amp; IF([Numbers.F129] &gt;= 2020; &quot;[/b]&quot;; &quot;&quot;)  &amp; &quot;, &quot; &amp; [Numbers.H129] &amp; &quot;) [sup][&quot; &amp; [Numbers.C129] &amp; &quot;: &quot; &amp; [Numbers.I129] &amp; &quot;][/sup]&quot;; &quot;&quot;)" office:value-type="string" office:string-value="[b]123. [url=http://freedoom.github.io/download.html]Freedoom: Phase 2[/url][/b] (Standalone, 2003, 32) [sup][15: Spectra: 1, Voltcom9: 1, TheMightyHeracross: 3, northivanastan: 3, jerk-o: 3, xdude_gamer: 4][/sup]" calcext:value-type="string">
            <text:p>[b]123. [url=http://freedoom.github.io/download.html]Freedoom: Phase 2[/url][/b] (Standalone, 2003, 32) [sup][15: Spectra: 1, Voltcom9: 1, TheMightyHeracross: 3, northivanastan: 3, jerk-o: 3, xdude_ga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0] &gt; 0; &quot;[b]&quot; &amp; [Numbers.B130] &amp; &quot;. &quot; &amp; &quot;[url=&quot; &amp; [Numbers.E130] &amp; &quot;]&quot; &amp; [Numbers.D130] &amp; &quot;[/url][/b] (&quot; &amp; [Numbers.G130] &amp; &quot;, &quot;  &amp; IF([Numbers.F130] &gt;= 2020; &quot;[b]&quot;; &quot;&quot;) &amp; [Numbers.F130] &amp; IF([Numbers.F130] &gt;= 2020; &quot;[/b]&quot;; &quot;&quot;)  &amp; &quot;, &quot; &amp; [Numbers.H130] &amp; &quot;) [sup][&quot; &amp; [Numbers.C130] &amp; &quot;: &quot; &amp; [Numbers.I130] &amp; &quot;][/sup]&quot;; &quot;&quot;)" office:value-type="string" office:string-value="[b]123. [url=https://doomwiki.org/wiki/The_Brotherhood_of_Ruin]The Brotherhood of Ruin[/url][/b] (Doom II, 2003, 7) [sup][15: joepallai: 4, vdgg: 6, Hitherto: 5][/sup]" calcext:value-type="string">
            <text:p>[b]123. [url=https://doomwiki.org/wiki/The_Brotherhood_of_Ruin]The Brotherhood of Ruin[/url][/b] (Doom II, 2003, 7) [sup][15: joepallai: 4, vdgg: 6, Hithert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1] &gt; 0; &quot;[b]&quot; &amp; [Numbers.B131] &amp; &quot;. &quot; &amp; &quot;[url=&quot; &amp; [Numbers.E131] &amp; &quot;]&quot; &amp; [Numbers.D131] &amp; &quot;[/url][/b] (&quot; &amp; [Numbers.G131] &amp; &quot;, &quot;  &amp; IF([Numbers.F131] &gt;= 2020; &quot;[b]&quot;; &quot;&quot;) &amp; [Numbers.F131] &amp; IF([Numbers.F131] &gt;= 2020; &quot;[/b]&quot;; &quot;&quot;)  &amp; &quot;, &quot; &amp; [Numbers.H131] &amp; &quot;) [sup][&quot; &amp; [Numbers.C131] &amp; &quot;: &quot; &amp; [Numbers.I131] &amp; &quot;][/sup]&quot;; &quot;&quot;)" office:value-type="string" office:string-value="[b]123. [url=https://www.doomworld.com/forum/topic/74280-the-ultimate-doom-ii-doom-ii-levels-remade/]The Ultimate Doom II [/url][/b] (Doom II, 2015, 20) [sup][15: Ivory Duke: 5, lokbustam257: 10][/sup]" calcext:value-type="string">
            <text:p>[b]123. [url=https://www.doomworld.com/forum/topic/74280-the-ultimate-doom-ii-doom-ii-levels-remade/]The Ultimate Doom II [/url][/b] (Doom II, 2015, 20) [sup][15: Ivory Duke: 5, lokbustam257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2] &gt; 0; &quot;[b]&quot; &amp; [Numbers.B132] &amp; &quot;. &quot; &amp; &quot;[url=&quot; &amp; [Numbers.E132] &amp; &quot;]&quot; &amp; [Numbers.D132] &amp; &quot;[/url][/b] (&quot; &amp; [Numbers.G132] &amp; &quot;, &quot;  &amp; IF([Numbers.F132] &gt;= 2020; &quot;[b]&quot;; &quot;&quot;) &amp; [Numbers.F132] &amp; IF([Numbers.F132] &gt;= 2020; &quot;[/b]&quot;; &quot;&quot;)  &amp; &quot;, &quot; &amp; [Numbers.H132] &amp; &quot;) [sup][&quot; &amp; [Numbers.C132] &amp; &quot;: &quot; &amp; [Numbers.I132] &amp; &quot;][/sup]&quot;; &quot;&quot;)" office:value-type="string" office:string-value="[b]129. [url=https://doomwiki.org/wiki/Doom_64_for_Doom_II]Doom 64 for Doom II[/url][/b] (Doom II, 2018, 32) [sup][14: Roofi: 1, Woolie Wool: 1, I_Punch_Demons: 2, Warrex: 10][/sup]" calcext:value-type="string">
            <text:p>[b]129. [url=https://doomwiki.org/wiki/Doom_64_for_Doom_II]Doom 64 for Doom II[/url][/b] (Doom II, 2018, 32) [sup][14: Roofi: 1, Woolie Wool: 1, I_Punch_Demons: 2, Warre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3] &gt; 0; &quot;[b]&quot; &amp; [Numbers.B133] &amp; &quot;. &quot; &amp; &quot;[url=&quot; &amp; [Numbers.E133] &amp; &quot;]&quot; &amp; [Numbers.D133] &amp; &quot;[/url][/b] (&quot; &amp; [Numbers.G133] &amp; &quot;, &quot;  &amp; IF([Numbers.F133] &gt;= 2020; &quot;[b]&quot;; &quot;&quot;) &amp; [Numbers.F133] &amp; IF([Numbers.F133] &gt;= 2020; &quot;[/b]&quot;; &quot;&quot;)  &amp; &quot;, &quot; &amp; [Numbers.H133] &amp; &quot;) [sup][&quot; &amp; [Numbers.C133] &amp; &quot;: &quot; &amp; [Numbers.I133] &amp; &quot;][/sup]&quot;; &quot;&quot;)" office:value-type="string" office:string-value="[b]129. [url=https://doomwiki.org/wiki/Faithless:_Trilogy]Faithless: Trilogy[/url][/b] (Heretic, [b]2020[/b], 28) [sup][14: ReaperAA: 4, Rince-wind: 5, Ryath: 5][/sup]" calcext:value-type="string">
            <text:p>[b]129. [url=https://doomwiki.org/wiki/Faithless:_Trilogy]Faithless: Trilogy[/url][/b] (Heretic, [b]2020[/b], 28) [sup][14: ReaperAA: 4, Rince-wind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4] &gt; 0; &quot;[b]&quot; &amp; [Numbers.B134] &amp; &quot;. &quot; &amp; &quot;[url=&quot; &amp; [Numbers.E134] &amp; &quot;]&quot; &amp; [Numbers.D134] &amp; &quot;[/url][/b] (&quot; &amp; [Numbers.G134] &amp; &quot;, &quot;  &amp; IF([Numbers.F134] &gt;= 2020; &quot;[b]&quot;; &quot;&quot;) &amp; [Numbers.F134] &amp; IF([Numbers.F134] &gt;= 2020; &quot;[/b]&quot;; &quot;&quot;)  &amp; &quot;, &quot; &amp; [Numbers.H134] &amp; &quot;) [sup][&quot; &amp; [Numbers.C134] &amp; &quot;: &quot; &amp; [Numbers.I134] &amp; &quot;][/sup]&quot;; &quot;&quot;)" office:value-type="string" office:string-value="[b]129. [url=https://www.doomworld.com/forum/topic/106058-paradise-v2-multiplayer-beta-on-page-3-4122020/]Paradise[/url][/b] (Doom II, 2019, 7) [sup][14: Lorenz0: 5, JuanchoES: 1, whybmonotacrab: 8][/sup]" calcext:value-type="string">
            <text:p>[b]129. [url=https://www.doomworld.com/forum/topic/106058-paradise-v2-multiplayer-beta-on-page-3-4122020/]Paradise[/url][/b] (Doom II, 2019, 7) [sup][14: Lorenz0: 5, JuanchoES: 1, whybmonotacrab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5] &gt; 0; &quot;[b]&quot; &amp; [Numbers.B135] &amp; &quot;. &quot; &amp; &quot;[url=&quot; &amp; [Numbers.E135] &amp; &quot;]&quot; &amp; [Numbers.D135] &amp; &quot;[/url][/b] (&quot; &amp; [Numbers.G135] &amp; &quot;, &quot;  &amp; IF([Numbers.F135] &gt;= 2020; &quot;[b]&quot;; &quot;&quot;) &amp; [Numbers.F135] &amp; IF([Numbers.F135] &gt;= 2020; &quot;[/b]&quot;; &quot;&quot;)  &amp; &quot;, &quot; &amp; [Numbers.H135] &amp; &quot;) [sup][&quot; &amp; [Numbers.C135] &amp; &quot;: &quot; &amp; [Numbers.I135] &amp; &quot;][/sup]&quot;; &quot;&quot;)" office:value-type="string" office:string-value="[b]129. [url=https://www.doomworld.com/idgames/levels/doom2/megawads/reverie]Reverie[/url][/b] (Doom II, 2011, 32) [sup][14: Octillion: 9, joepallai: 1, BohdanZPM: 4][/sup]" calcext:value-type="string">
            <text:p>[b]129. [url=https://www.doomworld.com/idgames/levels/doom2/megawads/reverie]Reverie[/url][/b] (Doom II, 2011, 32) [sup][14: Octillion: 9, joepallai: 1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6] &gt; 0; &quot;[b]&quot; &amp; [Numbers.B136] &amp; &quot;. &quot; &amp; &quot;[url=&quot; &amp; [Numbers.E136] &amp; &quot;]&quot; &amp; [Numbers.D136] &amp; &quot;[/url][/b] (&quot; &amp; [Numbers.G136] &amp; &quot;, &quot;  &amp; IF([Numbers.F136] &gt;= 2020; &quot;[b]&quot;; &quot;&quot;) &amp; [Numbers.F136] &amp; IF([Numbers.F136] &gt;= 2020; &quot;[/b]&quot;; &quot;&quot;)  &amp; &quot;, &quot; &amp; [Numbers.H136] &amp; &quot;) [sup][&quot; &amp; [Numbers.C136] &amp; &quot;: &quot; &amp; [Numbers.I136] &amp; &quot;][/sup]&quot;; &quot;&quot;)" office:value-type="string" office:string-value="[b]129. [url=https://www.doomworld.com/idgames/levels/doom2/Ports/megawads/sihr2fix]Survive in Hell[/url][/b] (Doom II, 2012, 33) [sup][14: Spectra: 8, Pierrot: 6][/sup]" calcext:value-type="string">
            <text:p>[b]129. [url=https://www.doomworld.com/idgames/levels/doom2/Ports/megawads/sihr2fix]Survive in Hell[/url][/b] (Doom II, 2012, 33) [sup][14: Spectra: 8, Pie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7] &gt; 0; &quot;[b]&quot; &amp; [Numbers.B137] &amp; &quot;. &quot; &amp; &quot;[url=&quot; &amp; [Numbers.E137] &amp; &quot;]&quot; &amp; [Numbers.D137] &amp; &quot;[/url][/b] (&quot; &amp; [Numbers.G137] &amp; &quot;, &quot;  &amp; IF([Numbers.F137] &gt;= 2020; &quot;[b]&quot;; &quot;&quot;) &amp; [Numbers.F137] &amp; IF([Numbers.F137] &gt;= 2020; &quot;[/b]&quot;; &quot;&quot;)  &amp; &quot;, &quot; &amp; [Numbers.H137] &amp; &quot;) [sup][&quot; &amp; [Numbers.C137] &amp; &quot;: &quot; &amp; [Numbers.I137] &amp; &quot;][/sup]&quot;; &quot;&quot;)" office:value-type="string" office:string-value="[b]129. [url=https://www.doomworld.com/idgames/levels/doom2/megawads/darken2]The Darkening Episode 2[/url][/b] (Doom II, 2000, 24) [sup][14: Graf Zahl: 4, joepallai: 2, vdgg: 8][/sup]" calcext:value-type="string">
            <text:p>[b]129. [url=https://www.doomworld.com/idgames/levels/doom2/megawads/darken2]The Darkening Episode 2[/url][/b] (Doom II, 2000, 24) [sup][14: Graf Zahl: 4, joepallai: 2, vdg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8] &gt; 0; &quot;[b]&quot; &amp; [Numbers.B138] &amp; &quot;. &quot; &amp; &quot;[url=&quot; &amp; [Numbers.E138] &amp; &quot;]&quot; &amp; [Numbers.D138] &amp; &quot;[/url][/b] (&quot; &amp; [Numbers.G138] &amp; &quot;, &quot;  &amp; IF([Numbers.F138] &gt;= 2020; &quot;[b]&quot;; &quot;&quot;) &amp; [Numbers.F138] &amp; IF([Numbers.F138] &gt;= 2020; &quot;[/b]&quot;; &quot;&quot;)  &amp; &quot;, &quot; &amp; [Numbers.H138] &amp; &quot;) [sup][&quot; &amp; [Numbers.C138] &amp; &quot;: &quot; &amp; [Numbers.I138] &amp; &quot;][/sup]&quot;; &quot;&quot;)" office:value-type="string" office:string-value="[b]129. [url=https://www.doomworld.com/idgames/levels/doom2/Ports/megawads/sp_usimp]Ultimate Simplicity[/url][/b] (Doom II, 2007, 30) [sup][14: Dragonfly: 5, Simomarchi: 9][/sup]" calcext:value-type="string">
            <text:p>[b]129. [url=https://www.doomworld.com/idgames/levels/doom2/Ports/megawads/sp_usimp]Ultimate Simplicity[/url][/b] (Doom II, 2007, 30) [sup][14: Dragonfly: 5, Simomarch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9] &gt; 0; &quot;[b]&quot; &amp; [Numbers.B139] &amp; &quot;. &quot; &amp; &quot;[url=&quot; &amp; [Numbers.E139] &amp; &quot;]&quot; &amp; [Numbers.D139] &amp; &quot;[/url][/b] (&quot; &amp; [Numbers.G139] &amp; &quot;, &quot;  &amp; IF([Numbers.F139] &gt;= 2020; &quot;[b]&quot;; &quot;&quot;) &amp; [Numbers.F139] &amp; IF([Numbers.F139] &gt;= 2020; &quot;[/b]&quot;; &quot;&quot;)  &amp; &quot;, &quot; &amp; [Numbers.H139] &amp; &quot;) [sup][&quot; &amp; [Numbers.C139] &amp; &quot;: &quot; &amp; [Numbers.I139] &amp; &quot;][/sup]&quot;; &quot;&quot;)" office:value-type="string" office:string-value="[b]129. [url=https://www.doomworld.com/forum/topic/50158-wip-vela-pax-beta-21-out-now-with-1-more-stuff/]Vela Pax[/url][/b] (Doom II, 2010, 3) [sup][14: WH-Wilou84: 2, TheNerdTurtle2: 9, jerk-o: 3][/sup]" calcext:value-type="string">
            <text:p>[b]129. [url=https://www.doomworld.com/forum/topic/50158-wip-vela-pax-beta-21-out-now-with-1-more-stuff/]Vela Pax[/url][/b] (Doom II, 2010, 3) [sup][14: WH-Wilou84: 2, TheNerdTurtle2: 9, jerk-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0] &gt; 0; &quot;[b]&quot; &amp; [Numbers.B140] &amp; &quot;. &quot; &amp; &quot;[url=&quot; &amp; [Numbers.E140] &amp; &quot;]&quot; &amp; [Numbers.D140] &amp; &quot;[/url][/b] (&quot; &amp; [Numbers.G140] &amp; &quot;, &quot;  &amp; IF([Numbers.F140] &gt;= 2020; &quot;[b]&quot;; &quot;&quot;) &amp; [Numbers.F140] &amp; IF([Numbers.F140] &gt;= 2020; &quot;[/b]&quot;; &quot;&quot;)  &amp; &quot;, &quot; &amp; [Numbers.H140] &amp; &quot;) [sup][&quot; &amp; [Numbers.C140] &amp; &quot;: &quot; &amp; [Numbers.I140] &amp; &quot;][/sup]&quot;; &quot;&quot;)" office:value-type="string" office:string-value="[b]137. [url=https://www.doomworld.com/idgames/levels/doom2/Ports/megawads/50shades]50 Shades of Graytall[/url][/b] (Doom II, 2015, 18) [sup][13: Nine Inch Heels: 2, Voltcom9: 2, JudgeDeadd: 1, NoisyVelvet: 3, Pierrot: 5][/sup]" calcext:value-type="string">
            <text:p>[b]137. [url=https://www.doomworld.com/idgames/levels/doom2/Ports/megawads/50shades]50 Shades of Graytall[/url][/b] (Doom II, 2015, 18) [sup][13: Nine Inch Heels: 2, Voltcom9: 2, JudgeDeadd: 1, NoisyVelvet: 3, Pie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1] &gt; 0; &quot;[b]&quot; &amp; [Numbers.B141] &amp; &quot;. &quot; &amp; &quot;[url=&quot; &amp; [Numbers.E141] &amp; &quot;]&quot; &amp; [Numbers.D141] &amp; &quot;[/url][/b] (&quot; &amp; [Numbers.G141] &amp; &quot;, &quot;  &amp; IF([Numbers.F141] &gt;= 2020; &quot;[b]&quot;; &quot;&quot;) &amp; [Numbers.F141] &amp; IF([Numbers.F141] &gt;= 2020; &quot;[/b]&quot;; &quot;&quot;)  &amp; &quot;, &quot; &amp; [Numbers.H141] &amp; &quot;) [sup][&quot; &amp; [Numbers.C141] &amp; &quot;: &quot; &amp; [Numbers.I141] &amp; &quot;][/sup]&quot;; &quot;&quot;)" office:value-type="string" office:string-value="[b]137. [url=https://www.doomworld.com/idgames/levels/doom2/Ports/d-f/elysion]Elysion[/url][/b] (Doom II, 2009, 1) [sup][13: Sky: 8, darkreaver: 5][/sup]" calcext:value-type="string">
            <text:p>[b]137. [url=https://www.doomworld.com/idgames/levels/doom2/Ports/d-f/elysion]Elysion[/url][/b] (Doom II, 2009, 1) [sup][13: Sky: 8, darkreav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2] &gt; 0; &quot;[b]&quot; &amp; [Numbers.B142] &amp; &quot;. &quot; &amp; &quot;[url=&quot; &amp; [Numbers.E142] &amp; &quot;]&quot; &amp; [Numbers.D142] &amp; &quot;[/url][/b] (&quot; &amp; [Numbers.G142] &amp; &quot;, &quot;  &amp; IF([Numbers.F142] &gt;= 2020; &quot;[b]&quot;; &quot;&quot;) &amp; [Numbers.F142] &amp; IF([Numbers.F142] &gt;= 2020; &quot;[/b]&quot;; &quot;&quot;)  &amp; &quot;, &quot; &amp; [Numbers.H142] &amp; &quot;) [sup][&quot; &amp; [Numbers.C142] &amp; &quot;: &quot; &amp; [Numbers.I142] &amp; &quot;][/sup]&quot;; &quot;&quot;)" office:value-type="string" office:string-value="[b]137. [url=https://www.doomworld.com/idgames/levels/doom2/Ports/d-f/foursite]Foursite[/url][/b] (Doom II, 2016, 1) [sup][13: Nancsi: 7, 4everDoomed: 5, Gaia74: 1][/sup]" calcext:value-type="string">
            <text:p>[b]137. [url=https://www.doomworld.com/idgames/levels/doom2/Ports/d-f/foursite]Foursite[/url][/b] (Doom II, 2016, 1) [sup][13: Nancsi: 7, 4everDoomed: 5, Gaia7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3] &gt; 0; &quot;[b]&quot; &amp; [Numbers.B143] &amp; &quot;. &quot; &amp; &quot;[url=&quot; &amp; [Numbers.E143] &amp; &quot;]&quot; &amp; [Numbers.D143] &amp; &quot;[/url][/b] (&quot; &amp; [Numbers.G143] &amp; &quot;, &quot;  &amp; IF([Numbers.F143] &gt;= 2020; &quot;[b]&quot;; &quot;&quot;) &amp; [Numbers.F143] &amp; IF([Numbers.F143] &gt;= 2020; &quot;[/b]&quot;; &quot;&quot;)  &amp; &quot;, &quot; &amp; [Numbers.H143] &amp; &quot;) [sup][&quot; &amp; [Numbers.C143] &amp; &quot;: &quot; &amp; [Numbers.I143] &amp; &quot;][/sup]&quot;; &quot;&quot;)" office:value-type="string" office:string-value="[b]137. [url=https://www.doomworld.com/idgames/levels/doom2/Ports/s-u/sacrment]Sacrament[/url][/b] (Doom II, 2011, 13) [sup][13: ella guro: 8, yakfak: 5][/sup]" calcext:value-type="string">
            <text:p>[b]137. [url=https://www.doomworld.com/idgames/levels/doom2/Ports/s-u/sacrment]Sacrament[/url][/b] (Doom II, 2011, 13) [sup][13: ella guro: 8, yakf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4] &gt; 0; &quot;[b]&quot; &amp; [Numbers.B144] &amp; &quot;. &quot; &amp; &quot;[url=&quot; &amp; [Numbers.E144] &amp; &quot;]&quot; &amp; [Numbers.D144] &amp; &quot;[/url][/b] (&quot; &amp; [Numbers.G144] &amp; &quot;, &quot;  &amp; IF([Numbers.F144] &gt;= 2020; &quot;[b]&quot;; &quot;&quot;) &amp; [Numbers.F144] &amp; IF([Numbers.F144] &gt;= 2020; &quot;[/b]&quot;; &quot;&quot;)  &amp; &quot;, &quot; &amp; [Numbers.H144] &amp; &quot;) [sup][&quot; &amp; [Numbers.C144] &amp; &quot;: &quot; &amp; [Numbers.I144] &amp; &quot;][/sup]&quot;; &quot;&quot;)" office:value-type="string" office:string-value="[b]137. [url=https://www.doomworld.com/idgames/levels/doom2/Ports/megawads/vile]Vile Flesh[/url][/b] (Doom II, 2004, 32) [sup][13: Grazza: 4, P41R47: 9][/sup]" calcext:value-type="string">
            <text:p>[b]137. [url=https://www.doomworld.com/idgames/levels/doom2/Ports/megawads/vile]Vile Flesh[/url][/b] (Doom II, 2004, 32) [sup][13: Grazza: 4, P41R4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5] &gt; 0; &quot;[b]&quot; &amp; [Numbers.B145] &amp; &quot;. &quot; &amp; &quot;[url=&quot; &amp; [Numbers.E145] &amp; &quot;]&quot; &amp; [Numbers.D145] &amp; &quot;[/url][/b] (&quot; &amp; [Numbers.G145] &amp; &quot;, &quot;  &amp; IF([Numbers.F145] &gt;= 2020; &quot;[b]&quot;; &quot;&quot;) &amp; [Numbers.F145] &amp; IF([Numbers.F145] &gt;= 2020; &quot;[/b]&quot;; &quot;&quot;)  &amp; &quot;, &quot; &amp; [Numbers.H145] &amp; &quot;) [sup][&quot; &amp; [Numbers.C145] &amp; &quot;: &quot; &amp; [Numbers.I145] &amp; &quot;][/sup]&quot;; &quot;&quot;)" office:value-type="string" office:string-value="[b]137. [url=https://www.doomworld.com/idgames/levels/doom2/Ports/megawads/wos]Whispers of Satan[/url][/b] (Doom II, 2009, 35) [sup][13: tmorrow: 2, eharper256: 5, Warrex: 2, toxic.rat: 4][/sup]" calcext:value-type="string">
            <text:p>[b]137. [url=https://www.doomworld.com/idgames/levels/doom2/Ports/megawads/wos]Whispers of Satan[/url][/b] (Doom II, 2009, 35) [sup][13: tmorrow: 2, eharper256: 5, Warrex: 2, toxic.rat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6] &gt; 0; &quot;[b]&quot; &amp; [Numbers.B146] &amp; &quot;. &quot; &amp; &quot;[url=&quot; &amp; [Numbers.E146] &amp; &quot;]&quot; &amp; [Numbers.D146] &amp; &quot;[/url][/b] (&quot; &amp; [Numbers.G146] &amp; &quot;, &quot;  &amp; IF([Numbers.F146] &gt;= 2020; &quot;[b]&quot;; &quot;&quot;) &amp; [Numbers.F146] &amp; IF([Numbers.F146] &gt;= 2020; &quot;[/b]&quot;; &quot;&quot;)  &amp; &quot;, &quot; &amp; [Numbers.H146] &amp; &quot;) [sup][&quot; &amp; [Numbers.C146] &amp; &quot;: &quot; &amp; [Numbers.I146] &amp; &quot;][/sup]&quot;; &quot;&quot;)" office:value-type="string" office:string-value="[b]137. [url=https://www.doomworld.com/vb/thread/110060]Wormwood[/url][/b] (Doom II, 2019, 2) [sup][13: Maribo: 8, Nefelibeta: 5][/sup]" calcext:value-type="string">
            <text:p>[b]137. [url=https://www.doomworld.com/vb/thread/110060]Wormwood[/url][/b] (Doom II, 2019, 2) [sup][13: Maribo: 8, Nefelibet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7] &gt; 0; &quot;[b]&quot; &amp; [Numbers.B147] &amp; &quot;. &quot; &amp; &quot;[url=&quot; &amp; [Numbers.E147] &amp; &quot;]&quot; &amp; [Numbers.D147] &amp; &quot;[/url][/b] (&quot; &amp; [Numbers.G147] &amp; &quot;, &quot;  &amp; IF([Numbers.F147] &gt;= 2020; &quot;[b]&quot;; &quot;&quot;) &amp; [Numbers.F147] &amp; IF([Numbers.F147] &gt;= 2020; &quot;[/b]&quot;; &quot;&quot;)  &amp; &quot;, &quot; &amp; [Numbers.H147] &amp; &quot;) [sup][&quot; &amp; [Numbers.C147] &amp; &quot;: &quot; &amp; [Numbers.I147] &amp; &quot;][/sup]&quot;; &quot;&quot;)" office:value-type="string" office:string-value="[b]137. [url=https://doomwiki.org/wiki/Wow]Wow[/url][/b] (Doom, 1999, 1) [sup][13: AnonimVio: 10, Apaul27: 1, jerk-o: 2][/sup]" calcext:value-type="string">
            <text:p>[b]137. [url=https://doomwiki.org/wiki/Wow]Wow[/url][/b] (Doom, 1999, 1) [sup][13: AnonimVio: 10, Apaul27: 1, jerk-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8] &gt; 0; &quot;[b]&quot; &amp; [Numbers.B148] &amp; &quot;. &quot; &amp; &quot;[url=&quot; &amp; [Numbers.E148] &amp; &quot;]&quot; &amp; [Numbers.D148] &amp; &quot;[/url][/b] (&quot; &amp; [Numbers.G148] &amp; &quot;, &quot;  &amp; IF([Numbers.F148] &gt;= 2020; &quot;[b]&quot;; &quot;&quot;) &amp; [Numbers.F148] &amp; IF([Numbers.F148] &gt;= 2020; &quot;[/b]&quot;; &quot;&quot;)  &amp; &quot;, &quot; &amp; [Numbers.H148] &amp; &quot;) [sup][&quot; &amp; [Numbers.C148] &amp; &quot;: &quot; &amp; [Numbers.I148] &amp; &quot;][/sup]&quot;; &quot;&quot;)" office:value-type="string" office:string-value="[b]137. [url=https://www.doomworld.com/idgames/levels/doom2/Ports/v-z/zdmcmp1]ZDoom Community Map Project: Take 1[/url][/b] (Doom II, 2004, 1) [sup][13: Phobus: 8, Ziad EL Zein: 5][/sup]" calcext:value-type="string">
            <text:p>[b]137. [url=https://www.doomworld.com/idgames/levels/doom2/Ports/v-z/zdmcmp1]ZDoom Community Map Project: Take 1[/url][/b] (Doom II, 2004, 1) [sup][13: Phobus: 8, Ziad EL Zei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9] &gt; 0; &quot;[b]&quot; &amp; [Numbers.B149] &amp; &quot;. &quot; &amp; &quot;[url=&quot; &amp; [Numbers.E149] &amp; &quot;]&quot; &amp; [Numbers.D149] &amp; &quot;[/url][/b] (&quot; &amp; [Numbers.G149] &amp; &quot;, &quot;  &amp; IF([Numbers.F149] &gt;= 2020; &quot;[b]&quot;; &quot;&quot;) &amp; [Numbers.F149] &amp; IF([Numbers.F149] &gt;= 2020; &quot;[/b]&quot;; &quot;&quot;)  &amp; &quot;, &quot; &amp; [Numbers.H149] &amp; &quot;) [sup][&quot; &amp; [Numbers.C149] &amp; &quot;: &quot; &amp; [Numbers.I149] &amp; &quot;][/sup]&quot;; &quot;&quot;)" office:value-type="string" office:string-value="[b]146. [url=https://www.doomworld.com/idgames/levels/doom2/megawads/cleim20p]Cleimos 2[/url][/b] (Doom II, 1995, 32) [sup][12: valkiriforce: 2, A.H. Sankhatayan: 10][/sup]" calcext:value-type="string">
            <text:p>[b]146. [url=https://www.doomworld.com/idgames/levels/doom2/megawads/cleim20p]Cleimos 2[/url][/b] (Doom II, 1995, 32) [sup][12: valkiriforce: 2,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0] &gt; 0; &quot;[b]&quot; &amp; [Numbers.B150] &amp; &quot;. &quot; &amp; &quot;[url=&quot; &amp; [Numbers.E150] &amp; &quot;]&quot; &amp; [Numbers.D150] &amp; &quot;[/url][/b] (&quot; &amp; [Numbers.G150] &amp; &quot;, &quot;  &amp; IF([Numbers.F150] &gt;= 2020; &quot;[b]&quot;; &quot;&quot;) &amp; [Numbers.F150] &amp; IF([Numbers.F150] &gt;= 2020; &quot;[/b]&quot;; &quot;&quot;)  &amp; &quot;, &quot; &amp; [Numbers.H150] &amp; &quot;) [sup][&quot; &amp; [Numbers.C150] &amp; &quot;: &quot; &amp; [Numbers.I150] &amp; &quot;][/sup]&quot;; &quot;&quot;)" office:value-type="string" office:string-value="[b]146. [url=https://www.doomworld.com/idgames/levels/doom2/Ports/megawads/die]Death in Excess[/url][/b] (Doom II, 2019, 18) [sup][12: Arbys550: 9, KineticBeverage: 3][/sup]" calcext:value-type="string">
            <text:p>[b]146. [url=https://www.doomworld.com/idgames/levels/doom2/Ports/megawads/die]Death in Excess[/url][/b] (Doom II, 2019, 18) [sup][12: Arbys550: 9, KineticBeverag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1] &gt; 0; &quot;[b]&quot; &amp; [Numbers.B151] &amp; &quot;. &quot; &amp; &quot;[url=&quot; &amp; [Numbers.E151] &amp; &quot;]&quot; &amp; [Numbers.D151] &amp; &quot;[/url][/b] (&quot; &amp; [Numbers.G151] &amp; &quot;, &quot;  &amp; IF([Numbers.F151] &gt;= 2020; &quot;[b]&quot;; &quot;&quot;) &amp; [Numbers.F151] &amp; IF([Numbers.F151] &gt;= 2020; &quot;[/b]&quot;; &quot;&quot;)  &amp; &quot;, &quot; &amp; [Numbers.H151] &amp; &quot;) [sup][&quot; &amp; [Numbers.C151] &amp; &quot;: &quot; &amp; [Numbers.I151] &amp; &quot;][/sup]&quot;; &quot;&quot;)" office:value-type="string" office:string-value="[b]146. [url=https://www.doomworld.com/idgames/levels/doom2/Ports/d-f/exterror]Extreme Terror[/url][/b] (Doom II, 2016, 1) [sup][12: Nine Inch Heels: 5, everennui: 5, Nancsi: 2][/sup]" calcext:value-type="string">
            <text:p>[b]146. [url=https://www.doomworld.com/idgames/levels/doom2/Ports/d-f/exterror]Extreme Terror[/url][/b] (Doom II, 2016, 1) [sup][12: Nine Inch Heels: 5, everennui: 5, Nancs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2] &gt; 0; &quot;[b]&quot; &amp; [Numbers.B152] &amp; &quot;. &quot; &amp; &quot;[url=&quot; &amp; [Numbers.E152] &amp; &quot;]&quot; &amp; [Numbers.D152] &amp; &quot;[/url][/b] (&quot; &amp; [Numbers.G152] &amp; &quot;, &quot;  &amp; IF([Numbers.F152] &gt;= 2020; &quot;[b]&quot;; &quot;&quot;) &amp; [Numbers.F152] &amp; IF([Numbers.F152] &gt;= 2020; &quot;[/b]&quot;; &quot;&quot;)  &amp; &quot;, &quot; &amp; [Numbers.H152] &amp; &quot;) [sup][&quot; &amp; [Numbers.C152] &amp; &quot;: &quot; &amp; [Numbers.I152] &amp; &quot;][/sup]&quot;; &quot;&quot;)" office:value-type="string" office:string-value="[b]146. [url=https://www.doomworld.com/files/file/17464-favillesco-alpha-episode-apostasy-on-amalthea/]Favillesco Alpha Episode: Apostasy on Amalthea[/url][/b] (Doom, 2014, 9) [sup][12: Ryath: 5, Ezepov: 2, rzh: 5][/sup]" calcext:value-type="string">
            <text:p>[b]146. [url=https://www.doomworld.com/files/file/17464-favillesco-alpha-episode-apostasy-on-amalthea/]Favillesco Alpha Episode: Apostasy on Amalthea[/url][/b] (Doom, 2014, 9) [sup][12: Ryath: 5, Ezepov: 2, rz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3] &gt; 0; &quot;[b]&quot; &amp; [Numbers.B153] &amp; &quot;. &quot; &amp; &quot;[url=&quot; &amp; [Numbers.E153] &amp; &quot;]&quot; &amp; [Numbers.D153] &amp; &quot;[/url][/b] (&quot; &amp; [Numbers.G153] &amp; &quot;, &quot;  &amp; IF([Numbers.F153] &gt;= 2020; &quot;[b]&quot;; &quot;&quot;) &amp; [Numbers.F153] &amp; IF([Numbers.F153] &gt;= 2020; &quot;[/b]&quot;; &quot;&quot;)  &amp; &quot;, &quot; &amp; [Numbers.H153] &amp; &quot;) [sup][&quot; &amp; [Numbers.C153] &amp; &quot;: &quot; &amp; [Numbers.I153] &amp; &quot;][/sup]&quot;; &quot;&quot;)" office:value-type="string" office:string-value="[b]146. [url=https://doomwiki.org/wiki/Lunar_Catastrophe]Lunar Catastrophe[/url][/b] (Doom, 2018, 36) [sup][12: dosboot: 10, Xeogred: 2][/sup]" calcext:value-type="string">
            <text:p>[b]146. [url=https://doomwiki.org/wiki/Lunar_Catastrophe]Lunar Catastrophe[/url][/b] (Doom, 2018, 36) [sup][12: dosboot: 10, Xeogre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4] &gt; 0; &quot;[b]&quot; &amp; [Numbers.B154] &amp; &quot;. &quot; &amp; &quot;[url=&quot; &amp; [Numbers.E154] &amp; &quot;]&quot; &amp; [Numbers.D154] &amp; &quot;[/url][/b] (&quot; &amp; [Numbers.G154] &amp; &quot;, &quot;  &amp; IF([Numbers.F154] &gt;= 2020; &quot;[b]&quot;; &quot;&quot;) &amp; [Numbers.F154] &amp; IF([Numbers.F154] &gt;= 2020; &quot;[/b]&quot;; &quot;&quot;)  &amp; &quot;, &quot; &amp; [Numbers.H154] &amp; &quot;) [sup][&quot; &amp; [Numbers.C154] &amp; &quot;: &quot; &amp; [Numbers.I154] &amp; &quot;][/sup]&quot;; &quot;&quot;)" office:value-type="string" office:string-value="[b]146. [url=https://www.doomworld.com/idgames/levels/doom2/Ports/m-o/ngmvmt1]Newgothic Movement 1[/url][/b] (Doom II, 2010, 18) [sup][12: everennui: 2, Outrageous Videos: 4, Nazgul9: 6][/sup]" calcext:value-type="string">
            <text:p>[b]146. [url=https://www.doomworld.com/idgames/levels/doom2/Ports/m-o/ngmvmt1]Newgothic Movement 1[/url][/b] (Doom II, 2010, 18) [sup][12: everennui: 2, Outrageous Videos: 4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5] &gt; 0; &quot;[b]&quot; &amp; [Numbers.B155] &amp; &quot;. &quot; &amp; &quot;[url=&quot; &amp; [Numbers.E155] &amp; &quot;]&quot; &amp; [Numbers.D155] &amp; &quot;[/url][/b] (&quot; &amp; [Numbers.G155] &amp; &quot;, &quot;  &amp; IF([Numbers.F155] &gt;= 2020; &quot;[b]&quot;; &quot;&quot;) &amp; [Numbers.F155] &amp; IF([Numbers.F155] &gt;= 2020; &quot;[/b]&quot;; &quot;&quot;)  &amp; &quot;, &quot; &amp; [Numbers.H155] &amp; &quot;) [sup][&quot; &amp; [Numbers.C155] &amp; &quot;: &quot; &amp; [Numbers.I155] &amp; &quot;][/sup]&quot;; &quot;&quot;)" office:value-type="string" office:string-value="[b]146. [url=https://doomwiki.org/wiki/NOVA_III]Nova III[/url][/b] (Doom II, 2019, 32) [sup][12: Makedounia: 4, DOEL: 7, MtPain27: 1][/sup]" calcext:value-type="string">
            <text:p>[b]146. [url=https://doomwiki.org/wiki/NOVA_III]Nova III[/url][/b] (Doom II, 2019, 32) [sup][12: Makedounia: 4, DOEL: 7, MtPain27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6] &gt; 0; &quot;[b]&quot; &amp; [Numbers.B156] &amp; &quot;. &quot; &amp; &quot;[url=&quot; &amp; [Numbers.E156] &amp; &quot;]&quot; &amp; [Numbers.D156] &amp; &quot;[/url][/b] (&quot; &amp; [Numbers.G156] &amp; &quot;, &quot;  &amp; IF([Numbers.F156] &gt;= 2020; &quot;[b]&quot;; &quot;&quot;) &amp; [Numbers.F156] &amp; IF([Numbers.F156] &gt;= 2020; &quot;[/b]&quot;; &quot;&quot;)  &amp; &quot;, &quot; &amp; [Numbers.H156] &amp; &quot;) [sup][&quot; &amp; [Numbers.C156] &amp; &quot;: &quot; &amp; [Numbers.I156] &amp; &quot;][/sup]&quot;; &quot;&quot;)" office:value-type="string" office:string-value="[b]146. [url=https://www.doomworld.com/idgames/levels/doom2/Ports/megawads/tj]The Journey[/url][/b] (Doom II, 2016, 32) [sup][12: Spectra: 6, P41R47: 6][/sup]" calcext:value-type="string">
            <text:p>[b]146. [url=https://www.doomworld.com/idgames/levels/doom2/Ports/megawads/tj]The Journey[/url][/b] (Doom II, 2016, 32) [sup][12: Spectra: 6, P41R4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7] &gt; 0; &quot;[b]&quot; &amp; [Numbers.B157] &amp; &quot;. &quot; &amp; &quot;[url=&quot; &amp; [Numbers.E157] &amp; &quot;]&quot; &amp; [Numbers.D157] &amp; &quot;[/url][/b] (&quot; &amp; [Numbers.G157] &amp; &quot;, &quot;  &amp; IF([Numbers.F157] &gt;= 2020; &quot;[b]&quot;; &quot;&quot;) &amp; [Numbers.F157] &amp; IF([Numbers.F157] &gt;= 2020; &quot;[/b]&quot;; &quot;&quot;)  &amp; &quot;, &quot; &amp; [Numbers.H157] &amp; &quot;) [sup][&quot; &amp; [Numbers.C157] &amp; &quot;: &quot; &amp; [Numbers.I157] &amp; &quot;][/sup]&quot;; &quot;&quot;)" office:value-type="string" office:string-value="[b]146. [url=https://www.doomworld.com/idgames/levels/doom2/Ports/megawads/thtthren]THT: Threnody[/url][/b] (Doom II, 2016, 20) [sup][12: Doomkid: 2, A.H. Sankhatayan: 1, Fadri: 2, nikitsune: 7][/sup]" calcext:value-type="string">
            <text:p>[b]146. [url=https://www.doomworld.com/idgames/levels/doom2/Ports/megawads/thtthren]THT: Threnody[/url][/b] (Doom II, 2016, 20) [sup][12: Doomkid: 2, A.H. Sankhatayan: 1, Fadri: 2, nikitsune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8] &gt; 0; &quot;[b]&quot; &amp; [Numbers.B158] &amp; &quot;. &quot; &amp; &quot;[url=&quot; &amp; [Numbers.E158] &amp; &quot;]&quot; &amp; [Numbers.D158] &amp; &quot;[/url][/b] (&quot; &amp; [Numbers.G158] &amp; &quot;, &quot;  &amp; IF([Numbers.F158] &gt;= 2020; &quot;[b]&quot;; &quot;&quot;) &amp; [Numbers.F158] &amp; IF([Numbers.F158] &gt;= 2020; &quot;[/b]&quot;; &quot;&quot;)  &amp; &quot;, &quot; &amp; [Numbers.H158] &amp; &quot;) [sup][&quot; &amp; [Numbers.C158] &amp; &quot;: &quot; &amp; [Numbers.I158] &amp; &quot;][/sup]&quot;; &quot;&quot;)" office:value-type="string" office:string-value="[b]155. [url=https://www.doomworld.com/idgames/levels/doom2/Ports/s-u/tcotd21me]City of the Damned: Apocalypse[/url][/b] (Doom II, 2011, 1) [sup][11: TechnoDoomed1: 5, Rince-wind: 5,  Foodles: 1][/sup]" calcext:value-type="string">
            <text:p>[b]155. [url=https://www.doomworld.com/idgames/levels/doom2/Ports/s-u/tcotd21me]City of the Damned: Apocalypse[/url][/b] (Doom II, 2011, 1) [sup][11: TechnoDoomed1: 5, Rince-wind: 5, <text:s/>Foodl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9] &gt; 0; &quot;[b]&quot; &amp; [Numbers.B159] &amp; &quot;. &quot; &amp; &quot;[url=&quot; &amp; [Numbers.E159] &amp; &quot;]&quot; &amp; [Numbers.D159] &amp; &quot;[/url][/b] (&quot; &amp; [Numbers.G159] &amp; &quot;, &quot;  &amp; IF([Numbers.F159] &gt;= 2020; &quot;[b]&quot;; &quot;&quot;) &amp; [Numbers.F159] &amp; IF([Numbers.F159] &gt;= 2020; &quot;[/b]&quot;; &quot;&quot;)  &amp; &quot;, &quot; &amp; [Numbers.H159] &amp; &quot;) [sup][&quot; &amp; [Numbers.C159] &amp; &quot;: &quot; &amp; [Numbers.I159] &amp; &quot;][/sup]&quot;; &quot;&quot;)" office:value-type="string" office:string-value="[b]155. [url=https://www.doomworld.com/idgames/levels/doom2/Ports/a-c/cafebrk1]Coffee Break Episode 1[/url][/b] (Doom II, 2012, 11) [sup][11: roadworx: 2, eharper256: 4, RHhe82: 5][/sup]" calcext:value-type="string">
            <text:p>[b]155. [url=https://www.doomworld.com/idgames/levels/doom2/Ports/a-c/cafebrk1]Coffee Break Episode 1[/url][/b] (Doom II, 2012, 11) [sup][11: roadworx: 2, eharper256: 4, RHhe82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0] &gt; 0; &quot;[b]&quot; &amp; [Numbers.B160] &amp; &quot;. &quot; &amp; &quot;[url=&quot; &amp; [Numbers.E160] &amp; &quot;]&quot; &amp; [Numbers.D160] &amp; &quot;[/url][/b] (&quot; &amp; [Numbers.G160] &amp; &quot;, &quot;  &amp; IF([Numbers.F160] &gt;= 2020; &quot;[b]&quot;; &quot;&quot;) &amp; [Numbers.F160] &amp; IF([Numbers.F160] &gt;= 2020; &quot;[/b]&quot;; &quot;&quot;)  &amp; &quot;, &quot; &amp; [Numbers.H160] &amp; &quot;) [sup][&quot; &amp; [Numbers.C160] &amp; &quot;: &quot; &amp; [Numbers.I160] &amp; &quot;][/sup]&quot;; &quot;&quot;)" office:value-type="string" office:string-value="[b]155. [url=https://www.doomworld.com/idgames/levels/doom2/Ports/a-c/comatose]Comatose[/url][/b] (Doom II, 2016, 1) [sup][11: yakfak: 7, m8f: 4][/sup]" calcext:value-type="string">
            <text:p>[b]155. [url=https://www.doomworld.com/idgames/levels/doom2/Ports/a-c/comatose]Comatose[/url][/b] (Doom II, 2016, 1) [sup][11: yakfak: 7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1] &gt; 0; &quot;[b]&quot; &amp; [Numbers.B161] &amp; &quot;. &quot; &amp; &quot;[url=&quot; &amp; [Numbers.E161] &amp; &quot;]&quot; &amp; [Numbers.D161] &amp; &quot;[/url][/b] (&quot; &amp; [Numbers.G161] &amp; &quot;, &quot;  &amp; IF([Numbers.F161] &gt;= 2020; &quot;[b]&quot;; &quot;&quot;) &amp; [Numbers.F161] &amp; IF([Numbers.F161] &gt;= 2020; &quot;[/b]&quot;; &quot;&quot;)  &amp; &quot;, &quot; &amp; [Numbers.H161] &amp; &quot;) [sup][&quot; &amp; [Numbers.C161] &amp; &quot;: &quot; &amp; [Numbers.I161] &amp; &quot;][/sup]&quot;; &quot;&quot;)" office:value-type="string" office:string-value="[b]155. [url=https://www.doomworld.com/forum/topic/103075-deathless-an-ultimate-doom-megawad-rc4/]Deathless[/url][/b] (Doom, 2018, 36) [sup][11: TheMightyHeracross: 2, Worm318: 3, Warrex: 5, SOSU: 1][/sup]" calcext:value-type="string">
            <text:p>[b]155. [url=https://www.doomworld.com/forum/topic/103075-deathless-an-ultimate-doom-megawad-rc4/]Deathless[/url][/b] (Doom, 2018, 36) [sup][11: TheMightyHeracross: 2, Worm318: 3, Warrex: 5, SOS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2] &gt; 0; &quot;[b]&quot; &amp; [Numbers.B162] &amp; &quot;. &quot; &amp; &quot;[url=&quot; &amp; [Numbers.E162] &amp; &quot;]&quot; &amp; [Numbers.D162] &amp; &quot;[/url][/b] (&quot; &amp; [Numbers.G162] &amp; &quot;, &quot;  &amp; IF([Numbers.F162] &gt;= 2020; &quot;[b]&quot;; &quot;&quot;) &amp; [Numbers.F162] &amp; IF([Numbers.F162] &gt;= 2020; &quot;[/b]&quot;; &quot;&quot;)  &amp; &quot;, &quot; &amp; [Numbers.H162] &amp; &quot;) [sup][&quot; &amp; [Numbers.C162] &amp; &quot;: &quot; &amp; [Numbers.I162] &amp; &quot;][/sup]&quot;; &quot;&quot;)" office:value-type="string" office:string-value="[b]155. [url=https://www.doomworld.com/idgames/levels/doom2/megawads/d2ino]Doom 2 In Name Only[/url][/b] (Doom II, 2014, 32) [sup][11: Odal: 4, CinnamonKilljoy: 5, erzboesewicht: 2][/sup]" calcext:value-type="string">
            <text:p>[b]155. [url=https://www.doomworld.com/idgames/levels/doom2/megawads/d2ino]Doom 2 In Name Only[/url][/b] (Doom II, 2014, 32) [sup][11: Odal: 4, CinnamonKilljoy: 5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3] &gt; 0; &quot;[b]&quot; &amp; [Numbers.B163] &amp; &quot;. &quot; &amp; &quot;[url=&quot; &amp; [Numbers.E163] &amp; &quot;]&quot; &amp; [Numbers.D163] &amp; &quot;[/url][/b] (&quot; &amp; [Numbers.G163] &amp; &quot;, &quot;  &amp; IF([Numbers.F163] &gt;= 2020; &quot;[b]&quot;; &quot;&quot;) &amp; [Numbers.F163] &amp; IF([Numbers.F163] &gt;= 2020; &quot;[/b]&quot;; &quot;&quot;)  &amp; &quot;, &quot; &amp; [Numbers.H163] &amp; &quot;) [sup][&quot; &amp; [Numbers.C163] &amp; &quot;: &quot; &amp; [Numbers.I163] &amp; &quot;][/sup]&quot;; &quot;&quot;)" office:value-type="string" office:string-value="[b]155. [url=https://doomwiki.org/wiki/Doomsday_of_UAC]Doomsday of UAC[/url][/b] (Doom, 1994, 1) [sup][11: Jaws In Space: 2, Ed: 5, joepallai: 3, Ragu: 1][/sup]" calcext:value-type="string">
            <text:p>[b]155. [url=https://doomwiki.org/wiki/Doomsday_of_UAC]Doomsday of UAC[/url][/b] (Doom, 1994, 1) [sup][11: Jaws In Space: 2, Ed: 5, joepallai: 3, Rag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4] &gt; 0; &quot;[b]&quot; &amp; [Numbers.B164] &amp; &quot;. &quot; &amp; &quot;[url=&quot; &amp; [Numbers.E164] &amp; &quot;]&quot; &amp; [Numbers.D164] &amp; &quot;[/url][/b] (&quot; &amp; [Numbers.G164] &amp; &quot;, &quot;  &amp; IF([Numbers.F164] &gt;= 2020; &quot;[b]&quot;; &quot;&quot;) &amp; [Numbers.F164] &amp; IF([Numbers.F164] &gt;= 2020; &quot;[/b]&quot;; &quot;&quot;)  &amp; &quot;, &quot; &amp; [Numbers.H164] &amp; &quot;) [sup][&quot; &amp; [Numbers.C164] &amp; &quot;: &quot; &amp; [Numbers.I164] &amp; &quot;][/sup]&quot;; &quot;&quot;)" office:value-type="string" office:string-value="[b]155. [url=https://www.doomworld.com/idgames/levels/doom2/Ports/megawads/gmp]Good Morning Phobos[/url][/b] (Doom II, 2017, 33) [sup][11: Bryan T: 5, ReaperAA: 5, MtPain27: 1][/sup]" calcext:value-type="string">
            <text:p>[b]155. [url=https://www.doomworld.com/idgames/levels/doom2/Ports/megawads/gmp]Good Morning Phobos[/url][/b] (Doom II, 2017, 33) [sup][11: Bryan T: 5, ReaperAA: 5, MtPain27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5] &gt; 0; &quot;[b]&quot; &amp; [Numbers.B165] &amp; &quot;. &quot; &amp; &quot;[url=&quot; &amp; [Numbers.E165] &amp; &quot;]&quot; &amp; [Numbers.D165] &amp; &quot;[/url][/b] (&quot; &amp; [Numbers.G165] &amp; &quot;, &quot;  &amp; IF([Numbers.F165] &gt;= 2020; &quot;[b]&quot;; &quot;&quot;) &amp; [Numbers.F165] &amp; IF([Numbers.F165] &gt;= 2020; &quot;[/b]&quot;; &quot;&quot;)  &amp; &quot;, &quot; &amp; [Numbers.H165] &amp; &quot;) [sup][&quot; &amp; [Numbers.C165] &amp; &quot;: &quot; &amp; [Numbers.I165] &amp; &quot;][/sup]&quot;; &quot;&quot;)" office:value-type="string" office:string-value="[b]155. [url=https://doomwiki.org/wiki/Mass_Extinction]Mass Extinction﻿[/url][/b] (Doom II, 2019, 32) [sup][11: Deadwing: 6, rzh: 5][/sup]" calcext:value-type="string">
            <text:p>[b]155. [url=https://doomwiki.org/wiki/Mass_Extinction]Mass Extinction﻿[/url][/b] (Doom II, 2019, 32) [sup][11: Deadwing: 6, rz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6] &gt; 0; &quot;[b]&quot; &amp; [Numbers.B166] &amp; &quot;. &quot; &amp; &quot;[url=&quot; &amp; [Numbers.E166] &amp; &quot;]&quot; &amp; [Numbers.D166] &amp; &quot;[/url][/b] (&quot; &amp; [Numbers.G166] &amp; &quot;, &quot;  &amp; IF([Numbers.F166] &gt;= 2020; &quot;[b]&quot;; &quot;&quot;) &amp; [Numbers.F166] &amp; IF([Numbers.F166] &gt;= 2020; &quot;[/b]&quot;; &quot;&quot;)  &amp; &quot;, &quot; &amp; [Numbers.H166] &amp; &quot;) [sup][&quot; &amp; [Numbers.C166] &amp; &quot;: &quot; &amp; [Numbers.I166] &amp; &quot;][/sup]&quot;; &quot;&quot;)" office:value-type="string" office:string-value="[b]155. [url=https://www.doomworld.com/idgames/levels/doom2/Ports/megawads/rl2]Running Late 2[/url][/b] (Doom II, [b]2020[/b], 18) [sup][11: Deadwing: 6, Ezepov: 5][/sup]" calcext:value-type="string">
            <text:p>[b]155. [url=https://www.doomworld.com/idgames/levels/doom2/Ports/megawads/rl2]Running Late 2[/url][/b] (Doom II, [b]2020[/b], 18) [sup][11: Deadwing: 6, Ezepov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7] &gt; 0; &quot;[b]&quot; &amp; [Numbers.B167] &amp; &quot;. &quot; &amp; &quot;[url=&quot; &amp; [Numbers.E167] &amp; &quot;]&quot; &amp; [Numbers.D167] &amp; &quot;[/url][/b] (&quot; &amp; [Numbers.G167] &amp; &quot;, &quot;  &amp; IF([Numbers.F167] &gt;= 2020; &quot;[b]&quot;; &quot;&quot;) &amp; [Numbers.F167] &amp; IF([Numbers.F167] &gt;= 2020; &quot;[/b]&quot;; &quot;&quot;)  &amp; &quot;, &quot; &amp; [Numbers.H167] &amp; &quot;) [sup][&quot; &amp; [Numbers.C167] &amp; &quot;: &quot; &amp; [Numbers.I167] &amp; &quot;][/sup]&quot;; &quot;&quot;)" office:value-type="string" office:string-value="[b]155. [url=https://www.doomworld.com/idgames/levels/doom2/Ports/a-c/ad2dow]Urban Brawl: Dead of Winter[/url][/b] (Standalone, 2014, 2) [sup][11: Ralphis: 6, Phobus: 5][/sup]" calcext:value-type="string">
            <text:p>[b]155. [url=https://www.doomworld.com/idgames/levels/doom2/Ports/a-c/ad2dow]Urban Brawl: Dead of Winter[/url][/b] (Standalone, 2014, 2) [sup][11: Ralphis: 6, Phob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8] &gt; 0; &quot;[b]&quot; &amp; [Numbers.B168] &amp; &quot;. &quot; &amp; &quot;[url=&quot; &amp; [Numbers.E168] &amp; &quot;]&quot; &amp; [Numbers.D168] &amp; &quot;[/url][/b] (&quot; &amp; [Numbers.G168] &amp; &quot;, &quot;  &amp; IF([Numbers.F168] &gt;= 2020; &quot;[b]&quot;; &quot;&quot;) &amp; [Numbers.F168] &amp; IF([Numbers.F168] &gt;= 2020; &quot;[/b]&quot;; &quot;&quot;)  &amp; &quot;, &quot; &amp; [Numbers.H168] &amp; &quot;) [sup][&quot; &amp; [Numbers.C168] &amp; &quot;: &quot; &amp; [Numbers.I168] &amp; &quot;][/sup]&quot;; &quot;&quot;)" office:value-type="string" office:string-value="[b]165. [url=https://www.doomworld.com/idgames/levels/doom/Ports/0-9/007ltsd]007: Licence to Spell DooM[/url][/b] (Doom, 2002, 9) [sup][10: Doomlover77: 10][/sup]" calcext:value-type="string">
            <text:p>[b]165. [url=https://www.doomworld.com/idgames/levels/doom/Ports/0-9/007ltsd]007: Licence to Spell DooM[/url][/b] (Doom, 2002, 9) [sup][10: Doomlover77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9] &gt; 0; &quot;[b]&quot; &amp; [Numbers.B169] &amp; &quot;. &quot; &amp; &quot;[url=&quot; &amp; [Numbers.E169] &amp; &quot;]&quot; &amp; [Numbers.D169] &amp; &quot;[/url][/b] (&quot; &amp; [Numbers.G169] &amp; &quot;, &quot;  &amp; IF([Numbers.F169] &gt;= 2020; &quot;[b]&quot;; &quot;&quot;) &amp; [Numbers.F169] &amp; IF([Numbers.F169] &gt;= 2020; &quot;[/b]&quot;; &quot;&quot;)  &amp; &quot;, &quot; &amp; [Numbers.H169] &amp; &quot;) [sup][&quot; &amp; [Numbers.C169] &amp; &quot;: &quot; &amp; [Numbers.I169] &amp; &quot;][/sup]&quot;; &quot;&quot;)" office:value-type="string" office:string-value="[b]165. [url=https://www.doomworld.com/idgames/levels/doom2/megawads/1monster]1 Monster Megawad[/url][/b] (Doom II, 2007, 25) [sup][10: TheNerdTurtle2: 2, Li'l devil: 8][/sup]" calcext:value-type="string">
            <text:p>[b]165. [url=https://www.doomworld.com/idgames/levels/doom2/megawads/1monster]1 Monster Megawad[/url][/b] (Doom II, 2007, 25) [sup][10: TheNerdTurtle2: 2, Li'l devi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0] &gt; 0; &quot;[b]&quot; &amp; [Numbers.B170] &amp; &quot;. &quot; &amp; &quot;[url=&quot; &amp; [Numbers.E170] &amp; &quot;]&quot; &amp; [Numbers.D170] &amp; &quot;[/url][/b] (&quot; &amp; [Numbers.G170] &amp; &quot;, &quot;  &amp; IF([Numbers.F170] &gt;= 2020; &quot;[b]&quot;; &quot;&quot;) &amp; [Numbers.F170] &amp; IF([Numbers.F170] &gt;= 2020; &quot;[/b]&quot;; &quot;&quot;)  &amp; &quot;, &quot; &amp; [Numbers.H170] &amp; &quot;) [sup][&quot; &amp; [Numbers.C170] &amp; &quot;: &quot; &amp; [Numbers.I170] &amp; &quot;][/sup]&quot;; &quot;&quot;)" office:value-type="string" office:string-value="[b]165. [url=https://www.doomworld.com/idgames/levels/doom2/Ports/a-c/chnworm]Chainworm Kommando[/url][/b] (Doom II, 2017, 10) [sup][10: Rince-wind: 5, eharper256: 5][/sup]" calcext:value-type="string">
            <text:p>[b]165. [url=https://www.doomworld.com/idgames/levels/doom2/Ports/a-c/chnworm]Chainworm Kommando[/url][/b] (Doom II, 2017, 10) [sup][10: Rince-wind: 5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1] &gt; 0; &quot;[b]&quot; &amp; [Numbers.B171] &amp; &quot;. &quot; &amp; &quot;[url=&quot; &amp; [Numbers.E171] &amp; &quot;]&quot; &amp; [Numbers.D171] &amp; &quot;[/url][/b] (&quot; &amp; [Numbers.G171] &amp; &quot;, &quot;  &amp; IF([Numbers.F171] &gt;= 2020; &quot;[b]&quot;; &quot;&quot;) &amp; [Numbers.F171] &amp; IF([Numbers.F171] &gt;= 2020; &quot;[/b]&quot;; &quot;&quot;)  &amp; &quot;, &quot; &amp; [Numbers.H171] &amp; &quot;) [sup][&quot; &amp; [Numbers.C171] &amp; &quot;: &quot; &amp; [Numbers.I171] &amp; &quot;][/sup]&quot;; &quot;&quot;)" office:value-type="string" office:string-value="[b]165. [url=https://doomwiki.org/wiki/Daedalus:_Alien_Defense]Daedalus: Alien Defense[/url][/b] (Doom II, 2003, 32) [sup][10: A.H. Sankhatayan: 10][/sup]" calcext:value-type="string">
            <text:p>[b]165. [url=https://doomwiki.org/wiki/Daedalus:_Alien_Defense]Daedalus: Alien Defense[/url][/b] (Doom II, 2003, 32) [sup][10: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2] &gt; 0; &quot;[b]&quot; &amp; [Numbers.B172] &amp; &quot;. &quot; &amp; &quot;[url=&quot; &amp; [Numbers.E172] &amp; &quot;]&quot; &amp; [Numbers.D172] &amp; &quot;[/url][/b] (&quot; &amp; [Numbers.G172] &amp; &quot;, &quot;  &amp; IF([Numbers.F172] &gt;= 2020; &quot;[b]&quot;; &quot;&quot;) &amp; [Numbers.F172] &amp; IF([Numbers.F172] &gt;= 2020; &quot;[/b]&quot;; &quot;&quot;)  &amp; &quot;, &quot; &amp; [Numbers.H172] &amp; &quot;) [sup][&quot; &amp; [Numbers.C172] &amp; &quot;: &quot; &amp; [Numbers.I172] &amp; &quot;][/sup]&quot;; &quot;&quot;)" office:value-type="string" office:string-value="[b]165. [url=https://www.doomworld.com/idgames/levels/doom2/g-i/grime]Grime[/url][/b] (Doom II, 2009, 1) [sup][10: WH-Wilou84: 2, darkreaver: 4, Paul977: 4][/sup]" calcext:value-type="string">
            <text:p>[b]165. [url=https://www.doomworld.com/idgames/levels/doom2/g-i/grime]Grime[/url][/b] (Doom II, 2009, 1) [sup][10: WH-Wilou84: 2, darkreaver: 4,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3] &gt; 0; &quot;[b]&quot; &amp; [Numbers.B173] &amp; &quot;. &quot; &amp; &quot;[url=&quot; &amp; [Numbers.E173] &amp; &quot;]&quot; &amp; [Numbers.D173] &amp; &quot;[/url][/b] (&quot; &amp; [Numbers.G173] &amp; &quot;, &quot;  &amp; IF([Numbers.F173] &gt;= 2020; &quot;[b]&quot;; &quot;&quot;) &amp; [Numbers.F173] &amp; IF([Numbers.F173] &gt;= 2020; &quot;[/b]&quot;; &quot;&quot;)  &amp; &quot;, &quot; &amp; [Numbers.H173] &amp; &quot;) [sup][&quot; &amp; [Numbers.C173] &amp; &quot;: &quot; &amp; [Numbers.I173] &amp; &quot;][/sup]&quot;; &quot;&quot;)" office:value-type="string" office:string-value="[b]165. [url=https://www.doomworld.com/idgames/levels/doom2/Ports/megawads/italo]Italo-Doom[/url][/b] (Doom II, 2016, 20) [sup][10: bemused: 8, NiGHTS108: 2][/sup]" calcext:value-type="string">
            <text:p>[b]165. [url=https://www.doomworld.com/idgames/levels/doom2/Ports/megawads/italo]Italo-Doom[/url][/b] (Doom II, 2016, 20) [sup][10: bemused: 8, NiGHTS108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4] &gt; 0; &quot;[b]&quot; &amp; [Numbers.B174] &amp; &quot;. &quot; &amp; &quot;[url=&quot; &amp; [Numbers.E174] &amp; &quot;]&quot; &amp; [Numbers.D174] &amp; &quot;[/url][/b] (&quot; &amp; [Numbers.G174] &amp; &quot;, &quot;  &amp; IF([Numbers.F174] &gt;= 2020; &quot;[b]&quot;; &quot;&quot;) &amp; [Numbers.F174] &amp; IF([Numbers.F174] &gt;= 2020; &quot;[/b]&quot;; &quot;&quot;)  &amp; &quot;, &quot; &amp; [Numbers.H174] &amp; &quot;) [sup][&quot; &amp; [Numbers.C174] &amp; &quot;: &quot; &amp; [Numbers.I174] &amp; &quot;][/sup]&quot;; &quot;&quot;)" office:value-type="string" office:string-value="[b]165. [url=https://www.doomworld.com/forum/topic/125238-judgment-32-map-mbf21-megawad-rc1/]Judgment[/url][/b] (Doom II, [b]2021[/b], 34) [sup][10: &lt;&lt;Rewind: 10][/sup]" calcext:value-type="string">
            <text:p>[b]165. [url=https://www.doomworld.com/forum/topic/125238-judgment-32-map-mbf21-megawad-rc1/]Judgment[/url][/b] (Doom II, [b]2021[/b], 34) [sup][10: &lt;&lt;Rewind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5] &gt; 0; &quot;[b]&quot; &amp; [Numbers.B175] &amp; &quot;. &quot; &amp; &quot;[url=&quot; &amp; [Numbers.E175] &amp; &quot;]&quot; &amp; [Numbers.D175] &amp; &quot;[/url][/b] (&quot; &amp; [Numbers.G175] &amp; &quot;, &quot;  &amp; IF([Numbers.F175] &gt;= 2020; &quot;[b]&quot;; &quot;&quot;) &amp; [Numbers.F175] &amp; IF([Numbers.F175] &gt;= 2020; &quot;[/b]&quot;; &quot;&quot;)  &amp; &quot;, &quot; &amp; [Numbers.H175] &amp; &quot;) [sup][&quot; &amp; [Numbers.C175] &amp; &quot;: &quot; &amp; [Numbers.I175] &amp; &quot;][/sup]&quot;; &quot;&quot;)" office:value-type="string" office:string-value="[b]165. [url=https://www.doomworld.com/idgames/levels/doom2/m-o/osiris]Osiris TC[/url][/b] (Doom II, 1996, 8) [sup][10: Vorpal: 5, Uncle 80: 2, Hitherto: 3][/sup]" calcext:value-type="string">
            <text:p>[b]165. [url=https://www.doomworld.com/idgames/levels/doom2/m-o/osiris]Osiris TC[/url][/b] (Doom II, 1996, 8) [sup][10: Vorpal: 5, Uncle 80: 2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6] &gt; 0; &quot;[b]&quot; &amp; [Numbers.B176] &amp; &quot;. &quot; &amp; &quot;[url=&quot; &amp; [Numbers.E176] &amp; &quot;]&quot; &amp; [Numbers.D176] &amp; &quot;[/url][/b] (&quot; &amp; [Numbers.G176] &amp; &quot;, &quot;  &amp; IF([Numbers.F176] &gt;= 2020; &quot;[b]&quot;; &quot;&quot;) &amp; [Numbers.F176] &amp; IF([Numbers.F176] &gt;= 2020; &quot;[/b]&quot;; &quot;&quot;)  &amp; &quot;, &quot; &amp; [Numbers.H176] &amp; &quot;) [sup][&quot; &amp; [Numbers.C176] &amp; &quot;: &quot; &amp; [Numbers.I176] &amp; &quot;][/sup]&quot;; &quot;&quot;)" office:value-type="string" office:string-value="[b]165. [url=https://www.doomworld.com/forum/topic/91779-a-few-maps-for-plutonia-5-maps/]Plutonia AD﻿[/url][/b] (Plutonia, 2016, 5) [sup][10: dosboot: 10][/sup]" calcext:value-type="string">
            <text:p>[b]165. [url=https://www.doomworld.com/forum/topic/91779-a-few-maps-for-plutonia-5-maps/]Plutonia AD﻿[/url][/b] (Plutonia, 2016, 5) [sup][10: dosboot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7] &gt; 0; &quot;[b]&quot; &amp; [Numbers.B177] &amp; &quot;. &quot; &amp; &quot;[url=&quot; &amp; [Numbers.E177] &amp; &quot;]&quot; &amp; [Numbers.D177] &amp; &quot;[/url][/b] (&quot; &amp; [Numbers.G177] &amp; &quot;, &quot;  &amp; IF([Numbers.F177] &gt;= 2020; &quot;[b]&quot;; &quot;&quot;) &amp; [Numbers.F177] &amp; IF([Numbers.F177] &gt;= 2020; &quot;[/b]&quot;; &quot;&quot;)  &amp; &quot;, &quot; &amp; [Numbers.H177] &amp; &quot;) [sup][&quot; &amp; [Numbers.C177] &amp; &quot;: &quot; &amp; [Numbers.I177] &amp; &quot;][/sup]&quot;; &quot;&quot;)" office:value-type="string" office:string-value="[b]165. [url=https://doomwiki.org/wiki/Redemption_of_the_Slain]Redemption Of The Slain[/url][/b] (Doom II, 2017, 1) [sup][10: Nancsi: 10][/sup]" calcext:value-type="string">
            <text:p>[b]165. [url=https://doomwiki.org/wiki/Redemption_of_the_Slain]Redemption Of The Slain[/url][/b] (Doom II, 2017, 1) [sup][10: Nancs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8] &gt; 0; &quot;[b]&quot; &amp; [Numbers.B178] &amp; &quot;. &quot; &amp; &quot;[url=&quot; &amp; [Numbers.E178] &amp; &quot;]&quot; &amp; [Numbers.D178] &amp; &quot;[/url][/b] (&quot; &amp; [Numbers.G178] &amp; &quot;, &quot;  &amp; IF([Numbers.F178] &gt;= 2020; &quot;[b]&quot;; &quot;&quot;) &amp; [Numbers.F178] &amp; IF([Numbers.F178] &gt;= 2020; &quot;[/b]&quot;; &quot;&quot;)  &amp; &quot;, &quot; &amp; [Numbers.H178] &amp; &quot;) [sup][&quot; &amp; [Numbers.C178] &amp; &quot;: &quot; &amp; [Numbers.I178] &amp; &quot;][/sup]&quot;; &quot;&quot;)" office:value-type="string" office:string-value="[b]165. [url=https://doomwiki.org/wiki/Skulldash]Skulldash[/url][/b] (Doom II, 2015, 50) [sup][10: everennui: 2, Lorenz0: 8][/sup]" calcext:value-type="string">
            <text:p>[b]165. [url=https://doomwiki.org/wiki/Skulldash]Skulldash[/url][/b] (Doom II, 2015, 50) [sup][10: everennui: 2, Lorenz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9] &gt; 0; &quot;[b]&quot; &amp; [Numbers.B179] &amp; &quot;. &quot; &amp; &quot;[url=&quot; &amp; [Numbers.E179] &amp; &quot;]&quot; &amp; [Numbers.D179] &amp; &quot;[/url][/b] (&quot; &amp; [Numbers.G179] &amp; &quot;, &quot;  &amp; IF([Numbers.F179] &gt;= 2020; &quot;[b]&quot;; &quot;&quot;) &amp; [Numbers.F179] &amp; IF([Numbers.F179] &gt;= 2020; &quot;[/b]&quot;; &quot;&quot;)  &amp; &quot;, &quot; &amp; [Numbers.H179] &amp; &quot;) [sup][&quot; &amp; [Numbers.C179] &amp; &quot;: &quot; &amp; [Numbers.I179] &amp; &quot;][/sup]&quot;; &quot;&quot;)" office:value-type="string" office:string-value="[b]165. [url=https://doomwiki.org/wiki/The_Alfonzone]The Alfonzone[/url][/b] (Doom II, 2017, 60) [sup][10: Bryan T: 5, vdgg: 1, BohdanZPM: 4][/sup]" calcext:value-type="string">
            <text:p>[b]165. [url=https://doomwiki.org/wiki/The_Alfonzone]The Alfonzone[/url][/b] (Doom II, 2017, 60) [sup][10: Bryan T: 5, vdgg: 1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0] &gt; 0; &quot;[b]&quot; &amp; [Numbers.B180] &amp; &quot;. &quot; &amp; &quot;[url=&quot; &amp; [Numbers.E180] &amp; &quot;]&quot; &amp; [Numbers.D180] &amp; &quot;[/url][/b] (&quot; &amp; [Numbers.G180] &amp; &quot;, &quot;  &amp; IF([Numbers.F180] &gt;= 2020; &quot;[b]&quot;; &quot;&quot;) &amp; [Numbers.F180] &amp; IF([Numbers.F180] &gt;= 2020; &quot;[/b]&quot;; &quot;&quot;)  &amp; &quot;, &quot; &amp; [Numbers.H180] &amp; &quot;) [sup][&quot; &amp; [Numbers.C180] &amp; &quot;: &quot; &amp; [Numbers.I180] &amp; &quot;][/sup]&quot;; &quot;&quot;)" office:value-type="string" office:string-value="[b]165. [url=https://www.doomworld.com/idgames/levels/doom2/Ports/d-f/ehorizon]The Event Horizon[/url][/b] (Doom II, [b]2021[/b], 4) [sup][10: sapphics: 1, akolai: 4, KineticBeverage: 5][/sup]" calcext:value-type="string">
            <text:p>[b]165. [url=https://www.doomworld.com/idgames/levels/doom2/Ports/d-f/ehorizon]The Event Horizon[/url][/b] (Doom II, [b]2021[/b], 4) [sup][10: sapphics: 1, akolai: 4, KineticBeverag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1] &gt; 0; &quot;[b]&quot; &amp; [Numbers.B181] &amp; &quot;. &quot; &amp; &quot;[url=&quot; &amp; [Numbers.E181] &amp; &quot;]&quot; &amp; [Numbers.D181] &amp; &quot;[/url][/b] (&quot; &amp; [Numbers.G181] &amp; &quot;, &quot;  &amp; IF([Numbers.F181] &gt;= 2020; &quot;[b]&quot;; &quot;&quot;) &amp; [Numbers.F181] &amp; IF([Numbers.F181] &gt;= 2020; &quot;[/b]&quot;; &quot;&quot;)  &amp; &quot;, &quot; &amp; [Numbers.H181] &amp; &quot;) [sup][&quot; &amp; [Numbers.C181] &amp; &quot;: &quot; &amp; [Numbers.I181] &amp; &quot;][/sup]&quot;; &quot;&quot;)" office:value-type="string" office:string-value="[b]165. [url=https://www.doomworld.com/idgames/levels/doom2/megawads/ur]Unholy Realms[/url][/b] (Doom II, 2013, 32) [sup][10: Dime: 6, dylux: 2, tmorrow: 2][/sup]" calcext:value-type="string">
            <text:p>[b]165. [url=https://www.doomworld.com/idgames/levels/doom2/megawads/ur]Unholy Realms[/url][/b] (Doom II, 2013, 32) [sup][10: Dime: 6, dylux: 2, tmorrow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2] &gt; 0; &quot;[b]&quot; &amp; [Numbers.B182] &amp; &quot;. &quot; &amp; &quot;[url=&quot; &amp; [Numbers.E182] &amp; &quot;]&quot; &amp; [Numbers.D182] &amp; &quot;[/url][/b] (&quot; &amp; [Numbers.G182] &amp; &quot;, &quot;  &amp; IF([Numbers.F182] &gt;= 2020; &quot;[b]&quot;; &quot;&quot;) &amp; [Numbers.F182] &amp; IF([Numbers.F182] &gt;= 2020; &quot;[/b]&quot;; &quot;&quot;)  &amp; &quot;, &quot; &amp; [Numbers.H182] &amp; &quot;) [sup][&quot; &amp; [Numbers.C182] &amp; &quot;: &quot; &amp; [Numbers.I182] &amp; &quot;][/sup]&quot;; &quot;&quot;)" office:value-type="string" office:string-value="[b]179. [url=https://www.doomworld.com/idgames/levels/doom2/Ports/a-c/action]Action Doom[/url][/b] (Standalone, 2004, 4) [sup][9: Dragonfly: 1, Gaia74: 2, Worm318: 1, ax34: 4, Li'l devil: 1][/sup]" calcext:value-type="string">
            <text:p>[b]179. [url=https://www.doomworld.com/idgames/levels/doom2/Ports/a-c/action]Action Doom[/url][/b] (Standalone, 2004, 4) [sup][9: Dragonfly: 1, Gaia74: 2, Worm318: 1, ax34: 4,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3] &gt; 0; &quot;[b]&quot; &amp; [Numbers.B183] &amp; &quot;. &quot; &amp; &quot;[url=&quot; &amp; [Numbers.E183] &amp; &quot;]&quot; &amp; [Numbers.D183] &amp; &quot;[/url][/b] (&quot; &amp; [Numbers.G183] &amp; &quot;, &quot;  &amp; IF([Numbers.F183] &gt;= 2020; &quot;[b]&quot;; &quot;&quot;) &amp; [Numbers.F183] &amp; IF([Numbers.F183] &gt;= 2020; &quot;[/b]&quot;; &quot;&quot;)  &amp; &quot;, &quot; &amp; [Numbers.H183] &amp; &quot;) [sup][&quot; &amp; [Numbers.C183] &amp; &quot;: &quot; &amp; [Numbers.I183] &amp; &quot;][/sup]&quot;; &quot;&quot;)" office:value-type="string" office:string-value="[b]179. [url=https://www.doomworld.com/forum/topic/104557-back-to-saturn-x-episode-3-wip/]Back to Saturn X Episode﻿ 3: Instructions to the﻿ Rusty Time Machine﻿﻿[/url][/b] (Doom II, [b]TBA[/b], 0) [sup][9: jerk-o: 9][/sup]" calcext:value-type="string">
            <text:p>[b]179. [url=https://www.doomworld.com/forum/topic/104557-back-to-saturn-x-episode-3-wip/]Back to Saturn X Episode﻿ 3: Instructions to the﻿ Rusty Time Machine﻿﻿[/url][/b] (Doom II, [b]TBA[/b], 0) [sup][9: jerk-o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4] &gt; 0; &quot;[b]&quot; &amp; [Numbers.B184] &amp; &quot;. &quot; &amp; &quot;[url=&quot; &amp; [Numbers.E184] &amp; &quot;]&quot; &amp; [Numbers.D184] &amp; &quot;[/url][/b] (&quot; &amp; [Numbers.G184] &amp; &quot;, &quot;  &amp; IF([Numbers.F184] &gt;= 2020; &quot;[b]&quot;; &quot;&quot;) &amp; [Numbers.F184] &amp; IF([Numbers.F184] &gt;= 2020; &quot;[/b]&quot;; &quot;&quot;)  &amp; &quot;, &quot; &amp; [Numbers.H184] &amp; &quot;) [sup][&quot; &amp; [Numbers.C184] &amp; &quot;: &quot; &amp; [Numbers.I184] &amp; &quot;][/sup]&quot;; &quot;&quot;)" office:value-type="string" office:string-value="[b]179. [url=https://www.doomworld.com/idgames/levels/doom/megawads/bgcomp]Base Ganymede[/url][/b] (Doom, 2012, 27) [sup][9: maxmanium: 9][/sup]" calcext:value-type="string">
            <text:p>[b]179. [url=https://www.doomworld.com/idgames/levels/doom/megawads/bgcomp]Base Ganymede[/url][/b] (Doom, 2012, 27) [sup][9: maxmaniu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5] &gt; 0; &quot;[b]&quot; &amp; [Numbers.B185] &amp; &quot;. &quot; &amp; &quot;[url=&quot; &amp; [Numbers.E185] &amp; &quot;]&quot; &amp; [Numbers.D185] &amp; &quot;[/url][/b] (&quot; &amp; [Numbers.G185] &amp; &quot;, &quot;  &amp; IF([Numbers.F185] &gt;= 2020; &quot;[b]&quot;; &quot;&quot;) &amp; [Numbers.F185] &amp; IF([Numbers.F185] &gt;= 2020; &quot;[/b]&quot;; &quot;&quot;)  &amp; &quot;, &quot; &amp; [Numbers.H185] &amp; &quot;) [sup][&quot; &amp; [Numbers.C185] &amp; &quot;: &quot; &amp; [Numbers.I185] &amp; &quot;][/sup]&quot;; &quot;&quot;)" office:value-type="string" office:string-value="[b]179. [url=https://www.doomworld.com/idgames/levels/doom2/Ports/a-c/brfinal]Beyond Reality[/url][/b] (Doom II, 2012, 17) [sup][9: Talvi: 3, HUNdebLeonidasX: 6][/sup]" calcext:value-type="string">
            <text:p>[b]179. [url=https://www.doomworld.com/idgames/levels/doom2/Ports/a-c/brfinal]Beyond Reality[/url][/b] (Doom II, 2012, 17) [sup][9: Talvi: 3, HUNdebLeonidas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6] &gt; 0; &quot;[b]&quot; &amp; [Numbers.B186] &amp; &quot;. &quot; &amp; &quot;[url=&quot; &amp; [Numbers.E186] &amp; &quot;]&quot; &amp; [Numbers.D186] &amp; &quot;[/url][/b] (&quot; &amp; [Numbers.G186] &amp; &quot;, &quot;  &amp; IF([Numbers.F186] &gt;= 2020; &quot;[b]&quot;; &quot;&quot;) &amp; [Numbers.F186] &amp; IF([Numbers.F186] &gt;= 2020; &quot;[/b]&quot;; &quot;&quot;)  &amp; &quot;, &quot; &amp; [Numbers.H186] &amp; &quot;) [sup][&quot; &amp; [Numbers.C186] &amp; &quot;: &quot; &amp; [Numbers.I186] &amp; &quot;][/sup]&quot;; &quot;&quot;)" office:value-type="string" office:string-value="[b]179. [url=https://doomwiki.org/wiki/Doom:_Damnation]Doom: Damnation[/url][/b] (Doom, 2016, 36) [sup][9: bzzrak: 9][/sup]" calcext:value-type="string">
            <text:p>[b]179. [url=https://doomwiki.org/wiki/Doom:_Damnation]Doom: Damnation[/url][/b] (Doom, 2016, 36) [sup][9: bzzrak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7] &gt; 0; &quot;[b]&quot; &amp; [Numbers.B187] &amp; &quot;. &quot; &amp; &quot;[url=&quot; &amp; [Numbers.E187] &amp; &quot;]&quot; &amp; [Numbers.D187] &amp; &quot;[/url][/b] (&quot; &amp; [Numbers.G187] &amp; &quot;, &quot;  &amp; IF([Numbers.F187] &gt;= 2020; &quot;[b]&quot;; &quot;&quot;) &amp; [Numbers.F187] &amp; IF([Numbers.F187] &gt;= 2020; &quot;[/b]&quot;; &quot;&quot;)  &amp; &quot;, &quot; &amp; [Numbers.H187] &amp; &quot;) [sup][&quot; &amp; [Numbers.C187] &amp; &quot;: &quot; &amp; [Numbers.I187] &amp; &quot;][/sup]&quot;; &quot;&quot;)" office:value-type="string" office:string-value="[b]179. [url=https://www.doomworld.com/idgames/levels/doom2/Ports/megawads/dump-1]Dump Episode 1: Fuck Time Limits[/url][/b] (Doom II, 2016, 17) [sup][9: Voltcom9: 9][/sup]" calcext:value-type="string">
            <text:p>[b]179. [url=https://www.doomworld.com/idgames/levels/doom2/Ports/megawads/dump-1]Dump Episode 1: Fuck Time Limits[/url][/b] (Doom II, 2016, 17) [sup][9: Voltcom9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8] &gt; 0; &quot;[b]&quot; &amp; [Numbers.B188] &amp; &quot;. &quot; &amp; &quot;[url=&quot; &amp; [Numbers.E188] &amp; &quot;]&quot; &amp; [Numbers.D188] &amp; &quot;[/url][/b] (&quot; &amp; [Numbers.G188] &amp; &quot;, &quot;  &amp; IF([Numbers.F188] &gt;= 2020; &quot;[b]&quot;; &quot;&quot;) &amp; [Numbers.F188] &amp; IF([Numbers.F188] &gt;= 2020; &quot;[/b]&quot;; &quot;&quot;)  &amp; &quot;, &quot; &amp; [Numbers.H188] &amp; &quot;) [sup][&quot; &amp; [Numbers.C188] &amp; &quot;: &quot; &amp; [Numbers.I188] &amp; &quot;][/sup]&quot;; &quot;&quot;)" office:value-type="string" office:string-value="[b]179. [url=https://www.doomworld.com/forum/topic/88507-dump-episode-3-bfg-edition-maps-released/]Dump Episode 3: BFG Edition[/url][/b] (Doom II, 2016, 80) [sup][9: HyperLuke: 9][/sup]" calcext:value-type="string">
            <text:p>[b]179. [url=https://www.doomworld.com/forum/topic/88507-dump-episode-3-bfg-edition-maps-released/]Dump Episode 3: BFG Edition[/url][/b] (Doom II, 2016, 80) [sup][9: HyperLuk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9] &gt; 0; &quot;[b]&quot; &amp; [Numbers.B189] &amp; &quot;. &quot; &amp; &quot;[url=&quot; &amp; [Numbers.E189] &amp; &quot;]&quot; &amp; [Numbers.D189] &amp; &quot;[/url][/b] (&quot; &amp; [Numbers.G189] &amp; &quot;, &quot;  &amp; IF([Numbers.F189] &gt;= 2020; &quot;[b]&quot;; &quot;&quot;) &amp; [Numbers.F189] &amp; IF([Numbers.F189] &gt;= 2020; &quot;[/b]&quot;; &quot;&quot;)  &amp; &quot;, &quot; &amp; [Numbers.H189] &amp; &quot;) [sup][&quot; &amp; [Numbers.C189] &amp; &quot;: &quot; &amp; [Numbers.I189] &amp; &quot;][/sup]&quot;; &quot;&quot;)" office:value-type="string" office:string-value="[b]179. [url=https://www.doomworld.com/idgames/levels/doom2/d-f/dyst3]Dystopia 3: Re-Birth of Anarchy[/url][/b] (Doom II, 1996, 11) [sup][9: Soundblock: 3, valkiriforce: 1, joepallai: 4, dosboot: 1][/sup]" calcext:value-type="string">
            <text:p>[b]179. [url=https://www.doomworld.com/idgames/levels/doom2/d-f/dyst3]Dystopia 3: Re-Birth of Anarchy[/url][/b] (Doom II, 1996, 11) [sup][9: Soundblock: 3, valkiriforce: 1, joepallai: 4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0] &gt; 0; &quot;[b]&quot; &amp; [Numbers.B190] &amp; &quot;. &quot; &amp; &quot;[url=&quot; &amp; [Numbers.E190] &amp; &quot;]&quot; &amp; [Numbers.D190] &amp; &quot;[/url][/b] (&quot; &amp; [Numbers.G190] &amp; &quot;, &quot;  &amp; IF([Numbers.F190] &gt;= 2020; &quot;[b]&quot;; &quot;&quot;) &amp; [Numbers.F190] &amp; IF([Numbers.F190] &gt;= 2020; &quot;[/b]&quot;; &quot;&quot;)  &amp; &quot;, &quot; &amp; [Numbers.H190] &amp; &quot;) [sup][&quot; &amp; [Numbers.C190] &amp; &quot;: &quot; &amp; [Numbers.I190] &amp; &quot;][/sup]&quot;; &quot;&quot;)" office:value-type="string" office:string-value="[b]179. [url=https://www.doomworld.com/forum/topic/100391-esp2/]Eternal Slumber Party﻿ 2[/url][/b] (Doom II, 2018, 32) [sup][9: Roofi: 9][/sup]" calcext:value-type="string">
            <text:p>[b]179. [url=https://www.doomworld.com/forum/topic/100391-esp2/]Eternal Slumber Party﻿ 2[/url][/b] (Doom II, 2018, 32) [sup][9: Roof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1] &gt; 0; &quot;[b]&quot; &amp; [Numbers.B191] &amp; &quot;. &quot; &amp; &quot;[url=&quot; &amp; [Numbers.E191] &amp; &quot;]&quot; &amp; [Numbers.D191] &amp; &quot;[/url][/b] (&quot; &amp; [Numbers.G191] &amp; &quot;, &quot;  &amp; IF([Numbers.F191] &gt;= 2020; &quot;[b]&quot;; &quot;&quot;) &amp; [Numbers.F191] &amp; IF([Numbers.F191] &gt;= 2020; &quot;[/b]&quot;; &quot;&quot;)  &amp; &quot;, &quot; &amp; [Numbers.H191] &amp; &quot;) [sup][&quot; &amp; [Numbers.C191] &amp; &quot;: &quot; &amp; [Numbers.I191] &amp; &quot;][/sup]&quot;; &quot;&quot;)" office:value-type="string" office:string-value="[b]179. [url=https://www.doomworld.com/idgames/levels/doom2/g-i/hellrun2]Hellrun[/url][/b] (Doom II, 2013, 1) [sup][9: Doomkid: 3, joepallai: 6][/sup]" calcext:value-type="string">
            <text:p>[b]179. [url=https://www.doomworld.com/idgames/levels/doom2/g-i/hellrun2]Hellrun[/url][/b] (Doom II, 2013, 1) [sup][9: Doomkid: 3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2] &gt; 0; &quot;[b]&quot; &amp; [Numbers.B192] &amp; &quot;. &quot; &amp; &quot;[url=&quot; &amp; [Numbers.E192] &amp; &quot;]&quot; &amp; [Numbers.D192] &amp; &quot;[/url][/b] (&quot; &amp; [Numbers.G192] &amp; &quot;, &quot;  &amp; IF([Numbers.F192] &gt;= 2020; &quot;[b]&quot;; &quot;&quot;) &amp; [Numbers.F192] &amp; IF([Numbers.F192] &gt;= 2020; &quot;[/b]&quot;; &quot;&quot;)  &amp; &quot;, &quot; &amp; [Numbers.H192] &amp; &quot;) [sup][&quot; &amp; [Numbers.C192] &amp; &quot;: &quot; &amp; [Numbers.I192] &amp; &quot;][/sup]&quot;; &quot;&quot;)" office:value-type="string" office:string-value="[b]179. [url=https://www.doomworld.com/idgames/levels/doom2/Ports/g-i/hth2]Hi-Tech Hell 2: Alien Tech[/url][/b] (Doom II, 2005, 7) [sup][9: Graf Zahl: 9][/sup]" calcext:value-type="string">
            <text:p>[b]179. [url=https://www.doomworld.com/idgames/levels/doom2/Ports/g-i/hth2]Hi-Tech Hell 2: Alien Tech[/url][/b] (Doom II, 2005, 7) [sup][9: Graf Zahl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3] &gt; 0; &quot;[b]&quot; &amp; [Numbers.B193] &amp; &quot;. &quot; &amp; &quot;[url=&quot; &amp; [Numbers.E193] &amp; &quot;]&quot; &amp; [Numbers.D193] &amp; &quot;[/url][/b] (&quot; &amp; [Numbers.G193] &amp; &quot;, &quot;  &amp; IF([Numbers.F193] &gt;= 2020; &quot;[b]&quot;; &quot;&quot;) &amp; [Numbers.F193] &amp; IF([Numbers.F193] &gt;= 2020; &quot;[/b]&quot;; &quot;&quot;)  &amp; &quot;, &quot; &amp; [Numbers.H193] &amp; &quot;) [sup][&quot; &amp; [Numbers.C193] &amp; &quot;: &quot; &amp; [Numbers.I193] &amp; &quot;][/sup]&quot;; &quot;&quot;)" office:value-type="string" office:string-value="[b]179. [url=https://www.doomworld.com/idgames/levels/doom2/m-o/obtic11]Obituary[/url][/b] (Doom II, 1995, 19) [sup][9: roadworx: 4, T-Rex: 1, Ragu: 4][/sup]" calcext:value-type="string">
            <text:p>[b]179. [url=https://www.doomworld.com/idgames/levels/doom2/m-o/obtic11]Obituary[/url][/b] (Doom II, 1995, 19) [sup][9: roadworx: 4, T-Rex: 1, Ragu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4] &gt; 0; &quot;[b]&quot; &amp; [Numbers.B194] &amp; &quot;. &quot; &amp; &quot;[url=&quot; &amp; [Numbers.E194] &amp; &quot;]&quot; &amp; [Numbers.D194] &amp; &quot;[/url][/b] (&quot; &amp; [Numbers.G194] &amp; &quot;, &quot;  &amp; IF([Numbers.F194] &gt;= 2020; &quot;[b]&quot;; &quot;&quot;) &amp; [Numbers.F194] &amp; IF([Numbers.F194] &gt;= 2020; &quot;[/b]&quot;; &quot;&quot;)  &amp; &quot;, &quot; &amp; [Numbers.H194] &amp; &quot;) [sup][&quot; &amp; [Numbers.C194] &amp; &quot;: &quot; &amp; [Numbers.I194] &amp; &quot;][/sup]&quot;; &quot;&quot;)" office:value-type="string" office:string-value="[b]179. [url=https://forum.zdoom.org/viewtopic.php?t=52301#p913612]Shadow Of The Wool Ball[/url][/b] (Doom II, 2016, 18) [sup][9: Apaul27: 9][/sup]" calcext:value-type="string">
            <text:p>[b]179. [url=https://forum.zdoom.org/viewtopic.php?t=52301#p913612]Shadow Of The Wool Ball[/url][/b] (Doom II, 2016, 18) [sup][9: Apaul2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5] &gt; 0; &quot;[b]&quot; &amp; [Numbers.B195] &amp; &quot;. &quot; &amp; &quot;[url=&quot; &amp; [Numbers.E195] &amp; &quot;]&quot; &amp; [Numbers.D195] &amp; &quot;[/url][/b] (&quot; &amp; [Numbers.G195] &amp; &quot;, &quot;  &amp; IF([Numbers.F195] &gt;= 2020; &quot;[b]&quot;; &quot;&quot;) &amp; [Numbers.F195] &amp; IF([Numbers.F195] &gt;= 2020; &quot;[/b]&quot;; &quot;&quot;)  &amp; &quot;, &quot; &amp; [Numbers.H195] &amp; &quot;) [sup][&quot; &amp; [Numbers.C195] &amp; &quot;: &quot; &amp; [Numbers.I195] &amp; &quot;][/sup]&quot;; &quot;&quot;)" office:value-type="string" office:string-value="[b]179. [url=https://www.doomworld.com/idgames/levels/doom/s-u/smb_v102]The Sky May Be[/url][/b] (Doom, 1997, 3) [sup][9: AnonimVio: 3, Li'l devil: 1, msx2plus: 5][/sup]" calcext:value-type="string">
            <text:p>[b]179. [url=https://www.doomworld.com/idgames/levels/doom/s-u/smb_v102]The Sky May Be[/url][/b] (Doom, 1997, 3) [sup][9: AnonimVio: 3, Li'l devil: 1,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6] &gt; 0; &quot;[b]&quot; &amp; [Numbers.B196] &amp; &quot;. &quot; &amp; &quot;[url=&quot; &amp; [Numbers.E196] &amp; &quot;]&quot; &amp; [Numbers.D196] &amp; &quot;[/url][/b] (&quot; &amp; [Numbers.G196] &amp; &quot;, &quot;  &amp; IF([Numbers.F196] &gt;= 2020; &quot;[b]&quot;; &quot;&quot;) &amp; [Numbers.F196] &amp; IF([Numbers.F196] &gt;= 2020; &quot;[/b]&quot;; &quot;&quot;)  &amp; &quot;, &quot; &amp; [Numbers.H196] &amp; &quot;) [sup][&quot; &amp; [Numbers.C196] &amp; &quot;: &quot; &amp; [Numbers.I196] &amp; &quot;][/sup]&quot;; &quot;&quot;)" office:value-type="string" office:string-value="[b]179. [url=https://www.doomworld.com/idgames/levels/doom2/Ports/s-u/tnte1]Torment and Torture[/url][/b] (Doom II, 2006, 1) [sup][9: MFG38: 9][/sup]" calcext:value-type="string">
            <text:p>[b]179. [url=https://www.doomworld.com/idgames/levels/doom2/Ports/s-u/tnte1]Torment and Torture[/url][/b] (Doom II, 2006, 1) [sup][9: MFG3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7] &gt; 0; &quot;[b]&quot; &amp; [Numbers.B197] &amp; &quot;. &quot; &amp; &quot;[url=&quot; &amp; [Numbers.E197] &amp; &quot;]&quot; &amp; [Numbers.D197] &amp; &quot;[/url][/b] (&quot; &amp; [Numbers.G197] &amp; &quot;, &quot;  &amp; IF([Numbers.F197] &gt;= 2020; &quot;[b]&quot;; &quot;&quot;) &amp; [Numbers.F197] &amp; IF([Numbers.F197] &gt;= 2020; &quot;[/b]&quot;; &quot;&quot;)  &amp; &quot;, &quot; &amp; [Numbers.H197] &amp; &quot;) [sup][&quot; &amp; [Numbers.C197] &amp; &quot;: &quot; &amp; [Numbers.I197] &amp; &quot;][/sup]&quot;; &quot;&quot;)" office:value-type="string" office:string-value="[b]179. [url=http://www.rbkz.net/doom/]Wormwood: Expanded Universe[/url][/b] (Doom II, [b]2020[/b], 7) [sup][9: KineticBeverage: 4, Nefelibeta: 5][/sup]" calcext:value-type="string">
            <text:p>[b]179. [url=http://www.rbkz.net/doom/]Wormwood: Expanded Universe[/url][/b] (Doom II, [b]2020[/b], 7) [sup][9: KineticBeverage: 4, Nefelibet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8] &gt; 0; &quot;[b]&quot; &amp; [Numbers.B198] &amp; &quot;. &quot; &amp; &quot;[url=&quot; &amp; [Numbers.E198] &amp; &quot;]&quot; &amp; [Numbers.D198] &amp; &quot;[/url][/b] (&quot; &amp; [Numbers.G198] &amp; &quot;, &quot;  &amp; IF([Numbers.F198] &gt;= 2020; &quot;[b]&quot;; &quot;&quot;) &amp; [Numbers.F198] &amp; IF([Numbers.F198] &gt;= 2020; &quot;[/b]&quot;; &quot;&quot;)  &amp; &quot;, &quot; &amp; [Numbers.H198] &amp; &quot;) [sup][&quot; &amp; [Numbers.C198] &amp; &quot;: &quot; &amp; [Numbers.I198] &amp; &quot;][/sup]&quot;; &quot;&quot;)" office:value-type="string" office:string-value="[b]195. [url=https://www.doomworld.com/idgames/levels/doom2/megawads/50monstr]50 Monsters[/url][/b] (Doom II, 2017, 34) [sup][8: tmorrow: 2, Worm318: 6][/sup]" calcext:value-type="string">
            <text:p>[b]195. [url=https://www.doomworld.com/idgames/levels/doom2/megawads/50monstr]50 Monsters[/url][/b] (Doom II, 2017, 34) [sup][8: tmorrow: 2, Worm31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9] &gt; 0; &quot;[b]&quot; &amp; [Numbers.B199] &amp; &quot;. &quot; &amp; &quot;[url=&quot; &amp; [Numbers.E199] &amp; &quot;]&quot; &amp; [Numbers.D199] &amp; &quot;[/url][/b] (&quot; &amp; [Numbers.G199] &amp; &quot;, &quot;  &amp; IF([Numbers.F199] &gt;= 2020; &quot;[b]&quot;; &quot;&quot;) &amp; [Numbers.F199] &amp; IF([Numbers.F199] &gt;= 2020; &quot;[/b]&quot;; &quot;&quot;)  &amp; &quot;, &quot; &amp; [Numbers.H199] &amp; &quot;) [sup][&quot; &amp; [Numbers.C199] &amp; &quot;: &quot; &amp; [Numbers.I199] &amp; &quot;][/sup]&quot;; &quot;&quot;)" office:value-type="string" office:string-value="[b]195. [url=https://www.doomworld.com/idgames/levels/doom2/Ports/megawads/amdosia]Armadosia The Mad Corridor[/url][/b] (Doom II, 2006, 32) [sup][8: Pierrot: 2, smeghammer: 6][/sup]" calcext:value-type="string">
            <text:p>[b]195. [url=https://www.doomworld.com/idgames/levels/doom2/Ports/megawads/amdosia]Armadosia The Mad Corridor[/url][/b] (Doom II, 2006, 32) [sup][8: Pierrot: 2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0] &gt; 0; &quot;[b]&quot; &amp; [Numbers.B200] &amp; &quot;. &quot; &amp; &quot;[url=&quot; &amp; [Numbers.E200] &amp; &quot;]&quot; &amp; [Numbers.D200] &amp; &quot;[/url][/b] (&quot; &amp; [Numbers.G200] &amp; &quot;, &quot;  &amp; IF([Numbers.F200] &gt;= 2020; &quot;[b]&quot;; &quot;&quot;) &amp; [Numbers.F200] &amp; IF([Numbers.F200] &gt;= 2020; &quot;[/b]&quot;; &quot;&quot;)  &amp; &quot;, &quot; &amp; [Numbers.H200] &amp; &quot;) [sup][&quot; &amp; [Numbers.C200] &amp; &quot;: &quot; &amp; [Numbers.I200] &amp; &quot;][/sup]&quot;; &quot;&quot;)" office:value-type="string" office:string-value="[b]195. [url=https://www.doomworld.com/idgames/levels/doom/a-c/crusades]Crusades[/url][/b] (Doom, 1999, 9) [sup][8: joepallai: 5, Hitherto: 3][/sup]" calcext:value-type="string">
            <text:p>[b]195. [url=https://www.doomworld.com/idgames/levels/doom/a-c/crusades]Crusades[/url][/b] (Doom, 1999, 9) [sup][8: joepallai: 5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1] &gt; 0; &quot;[b]&quot; &amp; [Numbers.B201] &amp; &quot;. &quot; &amp; &quot;[url=&quot; &amp; [Numbers.E201] &amp; &quot;]&quot; &amp; [Numbers.D201] &amp; &quot;[/url][/b] (&quot; &amp; [Numbers.G201] &amp; &quot;, &quot;  &amp; IF([Numbers.F201] &gt;= 2020; &quot;[b]&quot;; &quot;&quot;) &amp; [Numbers.F201] &amp; IF([Numbers.F201] &gt;= 2020; &quot;[/b]&quot;; &quot;&quot;)  &amp; &quot;, &quot; &amp; [Numbers.H201] &amp; &quot;) [sup][&quot; &amp; [Numbers.C201] &amp; &quot;: &quot; &amp; [Numbers.I201] &amp; &quot;][/sup]&quot;; &quot;&quot;)" office:value-type="string" office:string-value="[b]195. [url=https://www.doomworld.com/idgames/levels/doom2/d-f/doomcity]Doom City[/url][/b] (Doom II, 1995, 1) [sup][8: Jaws In Space: 4, Doomkid: 3, toxic.rat: 1][/sup]" calcext:value-type="string">
            <text:p>[b]195. [url=https://www.doomworld.com/idgames/levels/doom2/d-f/doomcity]Doom City[/url][/b] (Doom II, 1995, 1) [sup][8: Jaws In Space: 4, Doomkid: 3, toxic.ra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2] &gt; 0; &quot;[b]&quot; &amp; [Numbers.B202] &amp; &quot;. &quot; &amp; &quot;[url=&quot; &amp; [Numbers.E202] &amp; &quot;]&quot; &amp; [Numbers.D202] &amp; &quot;[/url][/b] (&quot; &amp; [Numbers.G202] &amp; &quot;, &quot;  &amp; IF([Numbers.F202] &gt;= 2020; &quot;[b]&quot;; &quot;&quot;) &amp; [Numbers.F202] &amp; IF([Numbers.F202] &gt;= 2020; &quot;[/b]&quot;; &quot;&quot;)  &amp; &quot;, &quot; &amp; [Numbers.H202] &amp; &quot;) [sup][&quot; &amp; [Numbers.C202] &amp; &quot;: &quot; &amp; [Numbers.I202] &amp; &quot;][/sup]&quot;; &quot;&quot;)" office:value-type="string" office:string-value="[b]195. [url=https://www.doomworld.com/forum/topic/69813-doom-the-golden-souls-mario-64-doom-definitive-edition-released/]Doom: The Golden Souls[/url][/b] (Doom II, 2014, 26) [sup][8: everennui: 1, TheNerdTurtle2: 7][/sup]" calcext:value-type="string">
            <text:p>[b]195. [url=https://www.doomworld.com/forum/topic/69813-doom-the-golden-souls-mario-64-doom-definitive-edition-released/]Doom: The Golden Souls[/url][/b] (Doom II, 2014, 26) [sup][8: everennui: 1, TheNerdTurtle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3] &gt; 0; &quot;[b]&quot; &amp; [Numbers.B203] &amp; &quot;. &quot; &amp; &quot;[url=&quot; &amp; [Numbers.E203] &amp; &quot;]&quot; &amp; [Numbers.D203] &amp; &quot;[/url][/b] (&quot; &amp; [Numbers.G203] &amp; &quot;, &quot;  &amp; IF([Numbers.F203] &gt;= 2020; &quot;[b]&quot;; &quot;&quot;) &amp; [Numbers.F203] &amp; IF([Numbers.F203] &gt;= 2020; &quot;[/b]&quot;; &quot;&quot;)  &amp; &quot;, &quot; &amp; [Numbers.H203] &amp; &quot;) [sup][&quot; &amp; [Numbers.C203] &amp; &quot;: &quot; &amp; [Numbers.I203] &amp; &quot;][/sup]&quot;; &quot;&quot;)" office:value-type="string" office:string-value="[b]195. [url=https://www.doomworld.com/idgames/levels/doom2/Ports/a-c/cybie]Doomguy's Pimp Ventures[/url][/b] (Doom II, 2006, 1) [sup][8: AnonimVio: 8][/sup]" calcext:value-type="string">
            <text:p>[b]195. [url=https://www.doomworld.com/idgames/levels/doom2/Ports/a-c/cybie]Doomguy's Pimp Ventures[/url][/b] (Doom II, 2006, 1) [sup][8: AnonimVi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4] &gt; 0; &quot;[b]&quot; &amp; [Numbers.B204] &amp; &quot;. &quot; &amp; &quot;[url=&quot; &amp; [Numbers.E204] &amp; &quot;]&quot; &amp; [Numbers.D204] &amp; &quot;[/url][/b] (&quot; &amp; [Numbers.G204] &amp; &quot;, &quot;  &amp; IF([Numbers.F204] &gt;= 2020; &quot;[b]&quot;; &quot;&quot;) &amp; [Numbers.F204] &amp; IF([Numbers.F204] &gt;= 2020; &quot;[/b]&quot;; &quot;&quot;)  &amp; &quot;, &quot; &amp; [Numbers.H204] &amp; &quot;) [sup][&quot; &amp; [Numbers.C204] &amp; &quot;: &quot; &amp; [Numbers.I204] &amp; &quot;][/sup]&quot;; &quot;&quot;)" office:value-type="string" office:string-value="[b]195. [url=https://doomwiki.org/wiki/Grove]Grove[/url][/b] (Doom II, 2004, 1) [sup][8: MtPain27: 2, msx2plus: 5, Maribo: 1][/sup]" calcext:value-type="string">
            <text:p>[b]195. [url=https://doomwiki.org/wiki/Grove]Grove[/url][/b] (Doom II, 2004, 1) [sup][8: MtPain27: 2, msx2plus: 5, Marib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5] &gt; 0; &quot;[b]&quot; &amp; [Numbers.B205] &amp; &quot;. &quot; &amp; &quot;[url=&quot; &amp; [Numbers.E205] &amp; &quot;]&quot; &amp; [Numbers.D205] &amp; &quot;[/url][/b] (&quot; &amp; [Numbers.G205] &amp; &quot;, &quot;  &amp; IF([Numbers.F205] &gt;= 2020; &quot;[b]&quot;; &quot;&quot;) &amp; [Numbers.F205] &amp; IF([Numbers.F205] &gt;= 2020; &quot;[/b]&quot;; &quot;&quot;)  &amp; &quot;, &quot; &amp; [Numbers.H205] &amp; &quot;) [sup][&quot; &amp; [Numbers.C205] &amp; &quot;: &quot; &amp; [Numbers.I205] &amp; &quot;][/sup]&quot;; &quot;&quot;)" office:value-type="string" office:string-value="[b]195. [url=https://www.doomworld.com/idgames/levels/doom2/Ports/g-i/holyhell]Holy Hell[/url][/b] (Doom II, 2006, 1) [sup][8: Outrageous Videos: 2, bemused: 6][/sup]" calcext:value-type="string">
            <text:p>[b]195. [url=https://www.doomworld.com/idgames/levels/doom2/Ports/g-i/holyhell]Holy Hell[/url][/b] (Doom II, 2006, 1) [sup][8: Outrageous Videos: 2, bemus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6] &gt; 0; &quot;[b]&quot; &amp; [Numbers.B206] &amp; &quot;. &quot; &amp; &quot;[url=&quot; &amp; [Numbers.E206] &amp; &quot;]&quot; &amp; [Numbers.D206] &amp; &quot;[/url][/b] (&quot; &amp; [Numbers.G206] &amp; &quot;, &quot;  &amp; IF([Numbers.F206] &gt;= 2020; &quot;[b]&quot;; &quot;&quot;) &amp; [Numbers.F206] &amp; IF([Numbers.F206] &gt;= 2020; &quot;[/b]&quot;; &quot;&quot;)  &amp; &quot;, &quot; &amp; [Numbers.H206] &amp; &quot;) [sup][&quot; &amp; [Numbers.C206] &amp; &quot;: &quot; &amp; [Numbers.I206] &amp; &quot;][/sup]&quot;; &quot;&quot;)" office:value-type="string" office:string-value="[b]195. [url=https://www.doomworld.com/idgames/levels/doom2/m-o/mangle]Mangle[/url][/b] (Doom II, 1995, 1) [sup][8: bzzrak: 8][/sup]" calcext:value-type="string">
            <text:p>[b]195. [url=https://www.doomworld.com/idgames/levels/doom2/m-o/mangle]Mangle[/url][/b] (Doom II, 1995, 1) [sup][8: bzzrak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7] &gt; 0; &quot;[b]&quot; &amp; [Numbers.B207] &amp; &quot;. &quot; &amp; &quot;[url=&quot; &amp; [Numbers.E207] &amp; &quot;]&quot; &amp; [Numbers.D207] &amp; &quot;[/url][/b] (&quot; &amp; [Numbers.G207] &amp; &quot;, &quot;  &amp; IF([Numbers.F207] &gt;= 2020; &quot;[b]&quot;; &quot;&quot;) &amp; [Numbers.F207] &amp; IF([Numbers.F207] &gt;= 2020; &quot;[/b]&quot;; &quot;&quot;)  &amp; &quot;, &quot; &amp; [Numbers.H207] &amp; &quot;) [sup][&quot; &amp; [Numbers.C207] &amp; &quot;: &quot; &amp; [Numbers.I207] &amp; &quot;][/sup]&quot;; &quot;&quot;)" office:value-type="string" office:string-value="[b]195. [url=https://www.doomworld.com/forum/topic/119448-final-release-micro-slaughter-community-project-17-maps/]Micro Slaughter Community Project[/url][/b] (Doom II, [b]2021[/b], 17) [sup][8: SCF: 1, KineticBeverage: 3, NiGHTS108: 4][/sup]" calcext:value-type="string">
            <text:p>[b]195. [url=https://www.doomworld.com/forum/topic/119448-final-release-micro-slaughter-community-project-17-maps/]Micro Slaughter Community Project[/url][/b] (Doom II, [b]2021[/b], 17) [sup][8: SCF: 1, KineticBeverage: 3, NiGHTS108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8] &gt; 0; &quot;[b]&quot; &amp; [Numbers.B208] &amp; &quot;. &quot; &amp; &quot;[url=&quot; &amp; [Numbers.E208] &amp; &quot;]&quot; &amp; [Numbers.D208] &amp; &quot;[/url][/b] (&quot; &amp; [Numbers.G208] &amp; &quot;, &quot;  &amp; IF([Numbers.F208] &gt;= 2020; &quot;[b]&quot;; &quot;&quot;) &amp; [Numbers.F208] &amp; IF([Numbers.F208] &gt;= 2020; &quot;[/b]&quot;; &quot;&quot;)  &amp; &quot;, &quot; &amp; [Numbers.H208] &amp; &quot;) [sup][&quot; &amp; [Numbers.C208] &amp; &quot;: &quot; &amp; [Numbers.I208] &amp; &quot;][/sup]&quot;; &quot;&quot;)" office:value-type="string" office:string-value="[b]195. [url=https://www.doomworld.com/idgames/levels/doom2/Ports/m-o/mohu1]Monster Hunter Ltd Part I[/url][/b] (Doom II, 2014, 1) [sup][8: Jaws In Space: 4, m8f: 4][/sup]" calcext:value-type="string">
            <text:p>[b]195. [url=https://www.doomworld.com/idgames/levels/doom2/Ports/m-o/mohu1]Monster Hunter Ltd Part I[/url][/b] (Doom II, 2014, 1) [sup][8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9] &gt; 0; &quot;[b]&quot; &amp; [Numbers.B209] &amp; &quot;. &quot; &amp; &quot;[url=&quot; &amp; [Numbers.E209] &amp; &quot;]&quot; &amp; [Numbers.D209] &amp; &quot;[/url][/b] (&quot; &amp; [Numbers.G209] &amp; &quot;, &quot;  &amp; IF([Numbers.F209] &gt;= 2020; &quot;[b]&quot;; &quot;&quot;) &amp; [Numbers.F209] &amp; IF([Numbers.F209] &gt;= 2020; &quot;[/b]&quot;; &quot;&quot;)  &amp; &quot;, &quot; &amp; [Numbers.H209] &amp; &quot;) [sup][&quot; &amp; [Numbers.C209] &amp; &quot;: &quot; &amp; [Numbers.I209] &amp; &quot;][/sup]&quot;; &quot;&quot;)" office:value-type="string" office:string-value="[b]195. [url=https://www.doomworld.com/idgames/levels/doom2/Ports/m-o/mohu2]Monster Hunter Ltd Part II[/url][/b] (Doom II, 2014, 1) [sup][8: Jaws In Space: 4, m8f: 4][/sup]" calcext:value-type="string">
            <text:p>[b]195. [url=https://www.doomworld.com/idgames/levels/doom2/Ports/m-o/mohu2]Monster Hunter Ltd Part II[/url][/b] (Doom II, 2014, 1) [sup][8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0] &gt; 0; &quot;[b]&quot; &amp; [Numbers.B210] &amp; &quot;. &quot; &amp; &quot;[url=&quot; &amp; [Numbers.E210] &amp; &quot;]&quot; &amp; [Numbers.D210] &amp; &quot;[/url][/b] (&quot; &amp; [Numbers.G210] &amp; &quot;, &quot;  &amp; IF([Numbers.F210] &gt;= 2020; &quot;[b]&quot;; &quot;&quot;) &amp; [Numbers.F210] &amp; IF([Numbers.F210] &gt;= 2020; &quot;[/b]&quot;; &quot;&quot;)  &amp; &quot;, &quot; &amp; [Numbers.H210] &amp; &quot;) [sup][&quot; &amp; [Numbers.C210] &amp; &quot;: &quot; &amp; [Numbers.I210] &amp; &quot;][/sup]&quot;; &quot;&quot;)" office:value-type="string" office:string-value="[b]195. [url=https://www.doomworld.com/idgames/levels/doom2/Ports/m-o/nimrod]Nimrod: Ixnay on the Hombre[/url][/b] (Doom II, 2002, 10) [sup][8: Graf Zahl: 8][/sup]" calcext:value-type="string">
            <text:p>[b]195. [url=https://www.doomworld.com/idgames/levels/doom2/Ports/m-o/nimrod]Nimrod: Ixnay on the Hombre[/url][/b] (Doom II, 2002, 10) [sup][8: Graf Zah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1] &gt; 0; &quot;[b]&quot; &amp; [Numbers.B211] &amp; &quot;. &quot; &amp; &quot;[url=&quot; &amp; [Numbers.E211] &amp; &quot;]&quot; &amp; [Numbers.D211] &amp; &quot;[/url][/b] (&quot; &amp; [Numbers.G211] &amp; &quot;, &quot;  &amp; IF([Numbers.F211] &gt;= 2020; &quot;[b]&quot;; &quot;&quot;) &amp; [Numbers.F211] &amp; IF([Numbers.F211] &gt;= 2020; &quot;[/b]&quot;; &quot;&quot;)  &amp; &quot;, &quot; &amp; [Numbers.H211] &amp; &quot;) [sup][&quot; &amp; [Numbers.C211] &amp; &quot;: &quot; &amp; [Numbers.I211] &amp; &quot;][/sup]&quot;; &quot;&quot;)" office:value-type="string" office:string-value="[b]195. [url=https://www.doomworld.com/forum/topic/103371-ozonia-development-boom-megawad-december-target-release/]Ozonia[/url][/b] (Doom II, [b]2021[/b], 32) [sup][8: rd: 5, dei_eldren: 3][/sup]" calcext:value-type="string">
            <text:p>[b]195. [url=https://www.doomworld.com/forum/topic/103371-ozonia-development-boom-megawad-december-target-release/]Ozonia[/url][/b] (Doom II, [b]2021[/b], 32) [sup][8: rd: 5, dei_eldre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2] &gt; 0; &quot;[b]&quot; &amp; [Numbers.B212] &amp; &quot;. &quot; &amp; &quot;[url=&quot; &amp; [Numbers.E212] &amp; &quot;]&quot; &amp; [Numbers.D212] &amp; &quot;[/url][/b] (&quot; &amp; [Numbers.G212] &amp; &quot;, &quot;  &amp; IF([Numbers.F212] &gt;= 2020; &quot;[b]&quot;; &quot;&quot;) &amp; [Numbers.F212] &amp; IF([Numbers.F212] &gt;= 2020; &quot;[/b]&quot;; &quot;&quot;)  &amp; &quot;, &quot; &amp; [Numbers.H212] &amp; &quot;) [sup][&quot; &amp; [Numbers.C212] &amp; &quot;: &quot; &amp; [Numbers.I212] &amp; &quot;][/sup]&quot;; &quot;&quot;)" office:value-type="string" office:string-value="[b]195. [url=https://doomwiki.org/wiki/School_Doom_II]School﻿ Doom﻿﻿ II[/url][/b] (Doom II, 1996, 6) [sup][8: Doomlover77: 8][/sup]" calcext:value-type="string">
            <text:p>[b]195. [url=https://doomwiki.org/wiki/School_Doom_II]School﻿ Doom﻿﻿ II[/url][/b] (Doom II, 1996, 6) [sup][8: Doomlover77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3] &gt; 0; &quot;[b]&quot; &amp; [Numbers.B213] &amp; &quot;. &quot; &amp; &quot;[url=&quot; &amp; [Numbers.E213] &amp; &quot;]&quot; &amp; [Numbers.D213] &amp; &quot;[/url][/b] (&quot; &amp; [Numbers.G213] &amp; &quot;, &quot;  &amp; IF([Numbers.F213] &gt;= 2020; &quot;[b]&quot;; &quot;&quot;) &amp; [Numbers.F213] &amp; IF([Numbers.F213] &gt;= 2020; &quot;[/b]&quot;; &quot;&quot;)  &amp; &quot;, &quot; &amp; [Numbers.H213] &amp; &quot;) [sup][&quot; &amp; [Numbers.C213] &amp; &quot;: &quot; &amp; [Numbers.I213] &amp; &quot;][/sup]&quot;; &quot;&quot;)" office:value-type="string" office:string-value="[b]195. [url=https://www.doomworld.com/idgames/levels/doom2/Ports/s-u/scythex]Scythe X[/url][/b] (Doom II, 2009, 10) [sup][8: 42PercentHealth: 2, Graf Zahl: 2, Talvi: 3, bLOCKbOYgAMES: 1][/sup]" calcext:value-type="string">
            <text:p>[b]195. [url=https://www.doomworld.com/idgames/levels/doom2/Ports/s-u/scythex]Scythe X[/url][/b] (Doom II, 2009, 10) [sup][8: 42PercentHealth: 2, Graf Zahl: 2, Talvi: 3, bLOCKbOYgAM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4] &gt; 0; &quot;[b]&quot; &amp; [Numbers.B214] &amp; &quot;. &quot; &amp; &quot;[url=&quot; &amp; [Numbers.E214] &amp; &quot;]&quot; &amp; [Numbers.D214] &amp; &quot;[/url][/b] (&quot; &amp; [Numbers.G214] &amp; &quot;, &quot;  &amp; IF([Numbers.F214] &gt;= 2020; &quot;[b]&quot;; &quot;&quot;) &amp; [Numbers.F214] &amp; IF([Numbers.F214] &gt;= 2020; &quot;[/b]&quot;; &quot;&quot;)  &amp; &quot;, &quot; &amp; [Numbers.H214] &amp; &quot;) [sup][&quot; &amp; [Numbers.C214] &amp; &quot;: &quot; &amp; [Numbers.I214] &amp; &quot;][/sup]&quot;; &quot;&quot;)" office:value-type="string" office:string-value="[b]195. [url=https://www.doomworld.com/idgames/levels/doom2/Ports/megawads/swideath]Swift Death[/url][/b] (Doom II, 2015, 32) [sup][8: Nine Inch Heels: 1, fveitsi: 5, NoisyVelvet: 1, akolai: 1][/sup]" calcext:value-type="string">
            <text:p>[b]195. [url=https://www.doomworld.com/idgames/levels/doom2/Ports/megawads/swideath]Swift Death[/url][/b] (Doom II, 2015, 32) [sup][8: Nine Inch Heels: 1, fveitsi: 5, NoisyVelvet: 1, ako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5] &gt; 0; &quot;[b]&quot; &amp; [Numbers.B215] &amp; &quot;. &quot; &amp; &quot;[url=&quot; &amp; [Numbers.E215] &amp; &quot;]&quot; &amp; [Numbers.D215] &amp; &quot;[/url][/b] (&quot; &amp; [Numbers.G215] &amp; &quot;, &quot;  &amp; IF([Numbers.F215] &gt;= 2020; &quot;[b]&quot;; &quot;&quot;) &amp; [Numbers.F215] &amp; IF([Numbers.F215] &gt;= 2020; &quot;[/b]&quot;; &quot;&quot;)  &amp; &quot;, &quot; &amp; [Numbers.H215] &amp; &quot;) [sup][&quot; &amp; [Numbers.C215] &amp; &quot;: &quot; &amp; [Numbers.I215] &amp; &quot;][/sup]&quot;; &quot;&quot;)" office:value-type="string" office:string-value="[b]195. [url=https://www.doomworld.com/forum/topic/43453-new-map-ready-to-go-the-bee-map/]The Beesong[/url][/b] (Doom II, 2008, 1) [sup][8: Roofi: 8][/sup]" calcext:value-type="string">
            <text:p>[b]195. [url=https://www.doomworld.com/forum/topic/43453-new-map-ready-to-go-the-bee-map/]The Beesong[/url][/b] (Doom II, 2008, 1) [sup][8: Roof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6] &gt; 0; &quot;[b]&quot; &amp; [Numbers.B216] &amp; &quot;. &quot; &amp; &quot;[url=&quot; &amp; [Numbers.E216] &amp; &quot;]&quot; &amp; [Numbers.D216] &amp; &quot;[/url][/b] (&quot; &amp; [Numbers.G216] &amp; &quot;, &quot;  &amp; IF([Numbers.F216] &gt;= 2020; &quot;[b]&quot;; &quot;&quot;) &amp; [Numbers.F216] &amp; IF([Numbers.F216] &gt;= 2020; &quot;[/b]&quot;; &quot;&quot;)  &amp; &quot;, &quot; &amp; [Numbers.H216] &amp; &quot;) [sup][&quot; &amp; [Numbers.C216] &amp; &quot;: &quot; &amp; [Numbers.I216] &amp; &quot;][/sup]&quot;; &quot;&quot;)" office:value-type="string" office:string-value="[b]195. [url=https://doomwiki.org/wiki/The_Final_Gathering]The Final Gathering[/url][/b] (Doom II, 1995, 5) [sup][8: Ragu: 8][/sup]" calcext:value-type="string">
            <text:p>[b]195. [url=https://doomwiki.org/wiki/The_Final_Gathering]The Final Gathering[/url][/b] (Doom II, 1995, 5) [sup][8: Rag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7] &gt; 0; &quot;[b]&quot; &amp; [Numbers.B217] &amp; &quot;. &quot; &amp; &quot;[url=&quot; &amp; [Numbers.E217] &amp; &quot;]&quot; &amp; [Numbers.D217] &amp; &quot;[/url][/b] (&quot; &amp; [Numbers.G217] &amp; &quot;, &quot;  &amp; IF([Numbers.F217] &gt;= 2020; &quot;[b]&quot;; &quot;&quot;) &amp; [Numbers.F217] &amp; IF([Numbers.F217] &gt;= 2020; &quot;[/b]&quot;; &quot;&quot;)  &amp; &quot;, &quot; &amp; [Numbers.H217] &amp; &quot;) [sup][&quot; &amp; [Numbers.C217] &amp; &quot;: &quot; &amp; [Numbers.I217] &amp; &quot;][/sup]&quot;; &quot;&quot;)" office:value-type="string" office:string-value="[b]195. [url=https://www.doomworld.com/forum/topic/107249-come-eat-the-mapwich-a-collaborative-community-project-rc1-available/]The Mapwich[/url][/b] (Doom II, 2019, 15) [sup][8: Jaromir Bergmann: 8][/sup]" calcext:value-type="string">
            <text:p>[b]195. [url=https://www.doomworld.com/forum/topic/107249-come-eat-the-mapwich-a-collaborative-community-project-rc1-available/]The Mapwich[/url][/b] (Doom II, 2019, 15) [sup][8: Jaromir Bergman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8] &gt; 0; &quot;[b]&quot; &amp; [Numbers.B218] &amp; &quot;. &quot; &amp; &quot;[url=&quot; &amp; [Numbers.E218] &amp; &quot;]&quot; &amp; [Numbers.D218] &amp; &quot;[/url][/b] (&quot; &amp; [Numbers.G218] &amp; &quot;, &quot;  &amp; IF([Numbers.F218] &gt;= 2020; &quot;[b]&quot;; &quot;&quot;) &amp; [Numbers.F218] &amp; IF([Numbers.F218] &gt;= 2020; &quot;[/b]&quot;; &quot;&quot;)  &amp; &quot;, &quot; &amp; [Numbers.H218] &amp; &quot;) [sup][&quot; &amp; [Numbers.C218] &amp; &quot;: &quot; &amp; [Numbers.I218] &amp; &quot;][/sup]&quot;; &quot;&quot;)" office:value-type="string" office:string-value="[b]195. [url=https://www.doomworld.com/idgames/levels/doom2/megawads/urania]Urania[/url][/b] (Plutonia, 2016, 32) [sup][8: Spectre01: 6, erzboesewicht: 2][/sup]" calcext:value-type="string">
            <text:p>[b]195. [url=https://www.doomworld.com/idgames/levels/doom2/megawads/urania]Urania[/url][/b] (Plutonia, 2016, 32) [sup][8: Spectre01: 6, erzboesewich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9] &gt; 0; &quot;[b]&quot; &amp; [Numbers.B219] &amp; &quot;. &quot; &amp; &quot;[url=&quot; &amp; [Numbers.E219] &amp; &quot;]&quot; &amp; [Numbers.D219] &amp; &quot;[/url][/b] (&quot; &amp; [Numbers.G219] &amp; &quot;, &quot;  &amp; IF([Numbers.F219] &gt;= 2020; &quot;[b]&quot;; &quot;&quot;) &amp; [Numbers.F219] &amp; IF([Numbers.F219] &gt;= 2020; &quot;[/b]&quot;; &quot;&quot;)  &amp; &quot;, &quot; &amp; [Numbers.H219] &amp; &quot;) [sup][&quot; &amp; [Numbers.C219] &amp; &quot;: &quot; &amp; [Numbers.I219] &amp; &quot;][/sup]&quot;; &quot;&quot;)" office:value-type="string" office:string-value="[b]195. [url=https://www.doomworld.com/idgames/levels/doom2/Ports/v-z/vrack3]Vrack 3[/url][/b] (Doom II, 2003, 1) [sup][8: Spectra: 4, Midnight_00: 1, vdgg: 3][/sup]" calcext:value-type="string">
            <text:p>[b]195. [url=https://www.doomworld.com/idgames/levels/doom2/Ports/v-z/vrack3]Vrack 3[/url][/b] (Doom II, 2003, 1) [sup][8: Spectra: 4, Midnight_00: 1, vdgg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0] &gt; 0; &quot;[b]&quot; &amp; [Numbers.B220] &amp; &quot;. &quot; &amp; &quot;[url=&quot; &amp; [Numbers.E220] &amp; &quot;]&quot; &amp; [Numbers.D220] &amp; &quot;[/url][/b] (&quot; &amp; [Numbers.G220] &amp; &quot;, &quot;  &amp; IF([Numbers.F220] &gt;= 2020; &quot;[b]&quot;; &quot;&quot;) &amp; [Numbers.F220] &amp; IF([Numbers.F220] &gt;= 2020; &quot;[/b]&quot;; &quot;&quot;)  &amp; &quot;, &quot; &amp; [Numbers.H220] &amp; &quot;) [sup][&quot; &amp; [Numbers.C220] &amp; &quot;: &quot; &amp; [Numbers.I220] &amp; &quot;][/sup]&quot;; &quot;&quot;)" office:value-type="string" office:string-value="[b]217. [url=https://www.doomworld.com/forum/topic/125479-1000-lines-3-community-project-released/?tab=comments#comment-2407876]1000 Lines 3: Community Project[/url][/b] (Doom II, [b]2021[/b], 34) [sup][7: ReaperAA: 6, LadyMistDragon: 1][/sup]" calcext:value-type="string">
            <text:p>[b]217. [url=https://www.doomworld.com/forum/topic/125479-1000-lines-3-community-project-released/?tab=comments#comment-2407876]1000 Lines 3: Community Project[/url][/b] (Doom II, [b]2021[/b], 34) [sup][7: ReaperAA: 6, LadyMistDrago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1] &gt; 0; &quot;[b]&quot; &amp; [Numbers.B221] &amp; &quot;. &quot; &amp; &quot;[url=&quot; &amp; [Numbers.E221] &amp; &quot;]&quot; &amp; [Numbers.D221] &amp; &quot;[/url][/b] (&quot; &amp; [Numbers.G221] &amp; &quot;, &quot;  &amp; IF([Numbers.F221] &gt;= 2020; &quot;[b]&quot;; &quot;&quot;) &amp; [Numbers.F221] &amp; IF([Numbers.F221] &gt;= 2020; &quot;[/b]&quot;; &quot;&quot;)  &amp; &quot;, &quot; &amp; [Numbers.H221] &amp; &quot;) [sup][&quot; &amp; [Numbers.C221] &amp; &quot;: &quot; &amp; [Numbers.I221] &amp; &quot;][/sup]&quot;; &quot;&quot;)" office:value-type="string" office:string-value="[b]217. [url=https://www.doomworld.com/forum/topic/108865-rc2-release-alienated-10-levels-for-gzdoom/]Alienated[/url][/b] (Doom II, 2019, 10) [sup][7: Jaromir Bergmann: 7][/sup]" calcext:value-type="string">
            <text:p>[b]217. [url=https://www.doomworld.com/forum/topic/108865-rc2-release-alienated-10-levels-for-gzdoom/]Alienated[/url][/b] (Doom II, 2019, 10) [sup][7: Jaromir Bergman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2] &gt; 0; &quot;[b]&quot; &amp; [Numbers.B222] &amp; &quot;. &quot; &amp; &quot;[url=&quot; &amp; [Numbers.E222] &amp; &quot;]&quot; &amp; [Numbers.D222] &amp; &quot;[/url][/b] (&quot; &amp; [Numbers.G222] &amp; &quot;, &quot;  &amp; IF([Numbers.F222] &gt;= 2020; &quot;[b]&quot;; &quot;&quot;) &amp; [Numbers.F222] &amp; IF([Numbers.F222] &gt;= 2020; &quot;[/b]&quot;; &quot;&quot;)  &amp; &quot;, &quot; &amp; [Numbers.H222] &amp; &quot;) [sup][&quot; &amp; [Numbers.C222] &amp; &quot;: &quot; &amp; [Numbers.I222] &amp; &quot;][/sup]&quot;; &quot;&quot;)" office:value-type="string" office:string-value="[b]217. [url=https://forum.zdoom.org/viewtopic.php?f=19&amp;t=69612]Ashes 2063[/url][/b] (Any Doom, 2018, 35) [sup][7: Ezepov: 2, DoomPlayer00: 5][/sup]" calcext:value-type="string">
            <text:p>[b]217. [url=https://forum.zdoom.org/viewtopic.php?f=19&amp;t=69612]Ashes 2063[/url][/b] (Any Doom, 2018, 35) [sup][7: Ezepov: 2, DoomPlayer0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3] &gt; 0; &quot;[b]&quot; &amp; [Numbers.B223] &amp; &quot;. &quot; &amp; &quot;[url=&quot; &amp; [Numbers.E223] &amp; &quot;]&quot; &amp; [Numbers.D223] &amp; &quot;[/url][/b] (&quot; &amp; [Numbers.G223] &amp; &quot;, &quot;  &amp; IF([Numbers.F223] &gt;= 2020; &quot;[b]&quot;; &quot;&quot;) &amp; [Numbers.F223] &amp; IF([Numbers.F223] &gt;= 2020; &quot;[/b]&quot;; &quot;&quot;)  &amp; &quot;, &quot; &amp; [Numbers.H223] &amp; &quot;) [sup][&quot; &amp; [Numbers.C223] &amp; &quot;: &quot; &amp; [Numbers.I223] &amp; &quot;][/sup]&quot;; &quot;&quot;)" office:value-type="string" office:string-value="[b]217. [url=https://www.doomworld.com/idgames/levels/doom/a-c/b2b]Back to Basics[/url][/b] (Doom, 2007, 9) [sup][7: WH-Wilou84: 2, joepallai: 5][/sup]" calcext:value-type="string">
            <text:p>[b]217. [url=https://www.doomworld.com/idgames/levels/doom/a-c/b2b]Back to Basics[/url][/b] (Doom, 2007, 9) [sup][7: WH-Wilou84: 2, joepalla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4] &gt; 0; &quot;[b]&quot; &amp; [Numbers.B224] &amp; &quot;. &quot; &amp; &quot;[url=&quot; &amp; [Numbers.E224] &amp; &quot;]&quot; &amp; [Numbers.D224] &amp; &quot;[/url][/b] (&quot; &amp; [Numbers.G224] &amp; &quot;, &quot;  &amp; IF([Numbers.F224] &gt;= 2020; &quot;[b]&quot;; &quot;&quot;) &amp; [Numbers.F224] &amp; IF([Numbers.F224] &gt;= 2020; &quot;[/b]&quot;; &quot;&quot;)  &amp; &quot;, &quot; &amp; [Numbers.H224] &amp; &quot;) [sup][&quot; &amp; [Numbers.C224] &amp; &quot;: &quot; &amp; [Numbers.I224] &amp; &quot;][/sup]&quot;; &quot;&quot;)" office:value-type="string" office:string-value="[b]217. [url=http://www.moddb.com/games/doom/addons/castle-heng]Castle Heng[/url][/b] (Doom II, 2014, 30) [sup][7: 7hm: 7][/sup]" calcext:value-type="string">
            <text:p>[b]217. [url=http://www.moddb.com/games/doom/addons/castle-heng]Castle Heng[/url][/b] (Doom II, 2014, 30) [sup][7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5] &gt; 0; &quot;[b]&quot; &amp; [Numbers.B225] &amp; &quot;. &quot; &amp; &quot;[url=&quot; &amp; [Numbers.E225] &amp; &quot;]&quot; &amp; [Numbers.D225] &amp; &quot;[/url][/b] (&quot; &amp; [Numbers.G225] &amp; &quot;, &quot;  &amp; IF([Numbers.F225] &gt;= 2020; &quot;[b]&quot;; &quot;&quot;) &amp; [Numbers.F225] &amp; IF([Numbers.F225] &gt;= 2020; &quot;[/b]&quot;; &quot;&quot;)  &amp; &quot;, &quot; &amp; [Numbers.H225] &amp; &quot;) [sup][&quot; &amp; [Numbers.C225] &amp; &quot;: &quot; &amp; [Numbers.I225] &amp; &quot;][/sup]&quot;; &quot;&quot;)" office:value-type="string" office:string-value="[b]217. [url=https://www.doomworld.com/idgames/levels/doom2/Ports/a-c/cc-cod]Caverns of Darkness[/url][/b] (Doom II, 2002, 12) [sup][7: vdgg: 7][/sup]" calcext:value-type="string">
            <text:p>[b]217. [url=https://www.doomworld.com/idgames/levels/doom2/Ports/a-c/cc-cod]Caverns of Darkness[/url][/b] (Doom II, 2002, 12) [sup][7: vdgg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6] &gt; 0; &quot;[b]&quot; &amp; [Numbers.B226] &amp; &quot;. &quot; &amp; &quot;[url=&quot; &amp; [Numbers.E226] &amp; &quot;]&quot; &amp; [Numbers.D226] &amp; &quot;[/url][/b] (&quot; &amp; [Numbers.G226] &amp; &quot;, &quot;  &amp; IF([Numbers.F226] &gt;= 2020; &quot;[b]&quot;; &quot;&quot;) &amp; [Numbers.F226] &amp; IF([Numbers.F226] &gt;= 2020; &quot;[/b]&quot;; &quot;&quot;)  &amp; &quot;, &quot; &amp; [Numbers.H226] &amp; &quot;) [sup][&quot; &amp; [Numbers.C226] &amp; &quot;: &quot; &amp; [Numbers.I226] &amp; &quot;][/sup]&quot;; &quot;&quot;)" office:value-type="string" office:string-value="[b]217. [url=https://doomwiki.org/wiki/Chex_Quest#Chex_Quest_2]Chex Quest 2[/url][/b] (Chex, 1997, 5) [sup][7: bzzrak: 7][/sup]" calcext:value-type="string">
            <text:p>[b]217. [url=https://doomwiki.org/wiki/Chex_Quest#Chex_Quest_2]Chex Quest 2[/url][/b] (Chex, 1997, 5) [sup][7: bzzra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7] &gt; 0; &quot;[b]&quot; &amp; [Numbers.B227] &amp; &quot;. &quot; &amp; &quot;[url=&quot; &amp; [Numbers.E227] &amp; &quot;]&quot; &amp; [Numbers.D227] &amp; &quot;[/url][/b] (&quot; &amp; [Numbers.G227] &amp; &quot;, &quot;  &amp; IF([Numbers.F227] &gt;= 2020; &quot;[b]&quot;; &quot;&quot;) &amp; [Numbers.F227] &amp; IF([Numbers.F227] &gt;= 2020; &quot;[/b]&quot;; &quot;&quot;)  &amp; &quot;, &quot; &amp; [Numbers.H227] &amp; &quot;) [sup][&quot; &amp; [Numbers.C227] &amp; &quot;: &quot; &amp; [Numbers.I227] &amp; &quot;][/sup]&quot;; &quot;&quot;)" office:value-type="string" office:string-value="[b]217. [url=https://www.doomworld.com/idgames/levels/doom2/Ports/a-c/cah_se]Cold as Hell[/url][/b] (Doom II, 2004, 17) [sup][7: Graf Zahl: 7][/sup]" calcext:value-type="string">
            <text:p>[b]217. [url=https://www.doomworld.com/idgames/levels/doom2/Ports/a-c/cah_se]Cold as Hell[/url][/b] (Doom II, 2004, 17) [sup][7: Graf Zah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8] &gt; 0; &quot;[b]&quot; &amp; [Numbers.B228] &amp; &quot;. &quot; &amp; &quot;[url=&quot; &amp; [Numbers.E228] &amp; &quot;]&quot; &amp; [Numbers.D228] &amp; &quot;[/url][/b] (&quot; &amp; [Numbers.G228] &amp; &quot;, &quot;  &amp; IF([Numbers.F228] &gt;= 2020; &quot;[b]&quot;; &quot;&quot;) &amp; [Numbers.F228] &amp; IF([Numbers.F228] &gt;= 2020; &quot;[/b]&quot;; &quot;&quot;)  &amp; &quot;, &quot; &amp; [Numbers.H228] &amp; &quot;) [sup][&quot; &amp; [Numbers.C228] &amp; &quot;: &quot; &amp; [Numbers.I228] &amp; &quot;][/sup]&quot;; &quot;&quot;)" office:value-type="string" office:string-value="[b]217. [url=https://www.doomworld.com/idgames/levels/doom2/Ports/megawads/cif3]Community is Falling 3[/url][/b] (Doom II, 2008, 36) [sup][7: NuMetalManiak: 3, Voltcom9: 4][/sup]" calcext:value-type="string">
            <text:p>[b]217. [url=https://www.doomworld.com/idgames/levels/doom2/Ports/megawads/cif3]Community is Falling 3[/url][/b] (Doom II, 2008, 36) [sup][7: NuMetalManiak: 3, Voltcom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9] &gt; 0; &quot;[b]&quot; &amp; [Numbers.B229] &amp; &quot;. &quot; &amp; &quot;[url=&quot; &amp; [Numbers.E229] &amp; &quot;]&quot; &amp; [Numbers.D229] &amp; &quot;[/url][/b] (&quot; &amp; [Numbers.G229] &amp; &quot;, &quot;  &amp; IF([Numbers.F229] &gt;= 2020; &quot;[b]&quot;; &quot;&quot;) &amp; [Numbers.F229] &amp; IF([Numbers.F229] &gt;= 2020; &quot;[/b]&quot;; &quot;&quot;)  &amp; &quot;, &quot; &amp; [Numbers.H229] &amp; &quot;) [sup][&quot; &amp; [Numbers.C229] &amp; &quot;: &quot; &amp; [Numbers.I229] &amp; &quot;][/sup]&quot;; &quot;&quot;)" office:value-type="string" office:string-value="[b]217. [url=https://www.doomworld.com/idgames/levels/doom2/Ports/megawads/cpd]CPD[/url][/b] (Doom II, [b]2020[/b], 32) [sup][7: Ezepov: 7][/sup]" calcext:value-type="string">
            <text:p>[b]217. [url=https://www.doomworld.com/idgames/levels/doom2/Ports/megawads/cpd]CPD[/url][/b] (Doom II, [b]2020[/b], 32) [sup][7: Ezepov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0] &gt; 0; &quot;[b]&quot; &amp; [Numbers.B230] &amp; &quot;. &quot; &amp; &quot;[url=&quot; &amp; [Numbers.E230] &amp; &quot;]&quot; &amp; [Numbers.D230] &amp; &quot;[/url][/b] (&quot; &amp; [Numbers.G230] &amp; &quot;, &quot;  &amp; IF([Numbers.F230] &gt;= 2020; &quot;[b]&quot;; &quot;&quot;) &amp; [Numbers.F230] &amp; IF([Numbers.F230] &gt;= 2020; &quot;[/b]&quot;; &quot;&quot;)  &amp; &quot;, &quot; &amp; [Numbers.H230] &amp; &quot;) [sup][&quot; &amp; [Numbers.C230] &amp; &quot;: &quot; &amp; [Numbers.I230] &amp; &quot;][/sup]&quot;; &quot;&quot;)" office:value-type="string" office:string-value="[b]217. [url=https://doomwiki.org/wiki/Dimensions]Dimensions[/url][/b] (Doom II, 2017, 5) [sup][7: KineticBeverage: 7][/sup]" calcext:value-type="string">
            <text:p>[b]217. [url=https://doomwiki.org/wiki/Dimensions]Dimensions[/url][/b] (Doom II, 2017, 5) [sup][7: KineticBeverage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1] &gt; 0; &quot;[b]&quot; &amp; [Numbers.B231] &amp; &quot;. &quot; &amp; &quot;[url=&quot; &amp; [Numbers.E231] &amp; &quot;]&quot; &amp; [Numbers.D231] &amp; &quot;[/url][/b] (&quot; &amp; [Numbers.G231] &amp; &quot;, &quot;  &amp; IF([Numbers.F231] &gt;= 2020; &quot;[b]&quot;; &quot;&quot;) &amp; [Numbers.F231] &amp; IF([Numbers.F231] &gt;= 2020; &quot;[/b]&quot;; &quot;&quot;)  &amp; &quot;, &quot; &amp; [Numbers.H231] &amp; &quot;) [sup][&quot; &amp; [Numbers.C231] &amp; &quot;: &quot; &amp; [Numbers.I231] &amp; &quot;][/sup]&quot;; &quot;&quot;)" office:value-type="string" office:string-value="[b]217. [url=http://www.moddb.com/mods/doomone/downloads/doomone-v04]Doom: One[/url][/b] (Doom, 2013, 4) [sup][7: HyperLuke: 4, Greyenko: 3][/sup]" calcext:value-type="string">
            <text:p>[b]217. [url=http://www.moddb.com/mods/doomone/downloads/doomone-v04]Doom: One[/url][/b] (Doom, 2013, 4) [sup][7: HyperLuke: 4, Greyenk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2] &gt; 0; &quot;[b]&quot; &amp; [Numbers.B232] &amp; &quot;. &quot; &amp; &quot;[url=&quot; &amp; [Numbers.E232] &amp; &quot;]&quot; &amp; [Numbers.D232] &amp; &quot;[/url][/b] (&quot; &amp; [Numbers.G232] &amp; &quot;, &quot;  &amp; IF([Numbers.F232] &gt;= 2020; &quot;[b]&quot;; &quot;&quot;) &amp; [Numbers.F232] &amp; IF([Numbers.F232] &gt;= 2020; &quot;[/b]&quot;; &quot;&quot;)  &amp; &quot;, &quot; &amp; [Numbers.H232] &amp; &quot;) [sup][&quot; &amp; [Numbers.C232] &amp; &quot;: &quot; &amp; [Numbers.I232] &amp; &quot;][/sup]&quot;; &quot;&quot;)" office:value-type="string" office:string-value="[b]217. [url=https://www.doomworld.com/idgames/levels/doom2/Ports/megawads/echelon]Echelon[/url][/b] (Doom II, 2016, 30) [sup][7: Sky: 1, bzzrak: 5, A.H. Sankhatayan: 1][/sup]" calcext:value-type="string">
            <text:p>[b]217. [url=https://www.doomworld.com/idgames/levels/doom2/Ports/megawads/echelon]Echelon[/url][/b] (Doom II, 2016, 30) [sup][7: Sky: 1, bzzrak: 5, A.H. Sankhataya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3] &gt; 0; &quot;[b]&quot; &amp; [Numbers.B233] &amp; &quot;. &quot; &amp; &quot;[url=&quot; &amp; [Numbers.E233] &amp; &quot;]&quot; &amp; [Numbers.D233] &amp; &quot;[/url][/b] (&quot; &amp; [Numbers.G233] &amp; &quot;, &quot;  &amp; IF([Numbers.F233] &gt;= 2020; &quot;[b]&quot;; &quot;&quot;) &amp; [Numbers.F233] &amp; IF([Numbers.F233] &gt;= 2020; &quot;[/b]&quot;; &quot;&quot;)  &amp; &quot;, &quot; &amp; [Numbers.H233] &amp; &quot;) [sup][&quot; &amp; [Numbers.C233] &amp; &quot;: &quot; &amp; [Numbers.I233] &amp; &quot;][/sup]&quot;; &quot;&quot;)" office:value-type="string" office:string-value="[b]217. [url=https://www.doomworld.com/forum/topic/90173-eden/]Eden[/url][/b] (Doom II, 2016, 1) [sup][7: Nirvana: 7][/sup]" calcext:value-type="string">
            <text:p>[b]217. [url=https://www.doomworld.com/forum/topic/90173-eden/]Eden[/url][/b] (Doom II, 2016, 1) [sup][7: Nirvan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4] &gt; 0; &quot;[b]&quot; &amp; [Numbers.B234] &amp; &quot;. &quot; &amp; &quot;[url=&quot; &amp; [Numbers.E234] &amp; &quot;]&quot; &amp; [Numbers.D234] &amp; &quot;[/url][/b] (&quot; &amp; [Numbers.G234] &amp; &quot;, &quot;  &amp; IF([Numbers.F234] &gt;= 2020; &quot;[b]&quot;; &quot;&quot;) &amp; [Numbers.F234] &amp; IF([Numbers.F234] &gt;= 2020; &quot;[/b]&quot;; &quot;&quot;)  &amp; &quot;, &quot; &amp; [Numbers.H234] &amp; &quot;) [sup][&quot; &amp; [Numbers.C234] &amp; &quot;: &quot; &amp; [Numbers.I234] &amp; &quot;][/sup]&quot;; &quot;&quot;)" office:value-type="string" office:string-value="[b]217. [url=https://www.doomworld.com/idgames/levels/doom2/Ports/d-f/fth666]Flashback to Hell[/url][/b] (Doom II, 2014, 15) [sup][7: GarrettChan: 2, eharper256: 5][/sup]" calcext:value-type="string">
            <text:p>[b]217. [url=https://www.doomworld.com/idgames/levels/doom2/Ports/d-f/fth666]Flashback to Hell[/url][/b] (Doom II, 2014, 15) [sup][7: GarrettChan: 2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5] &gt; 0; &quot;[b]&quot; &amp; [Numbers.B235] &amp; &quot;. &quot; &amp; &quot;[url=&quot; &amp; [Numbers.E235] &amp; &quot;]&quot; &amp; [Numbers.D235] &amp; &quot;[/url][/b] (&quot; &amp; [Numbers.G235] &amp; &quot;, &quot;  &amp; IF([Numbers.F235] &gt;= 2020; &quot;[b]&quot;; &quot;&quot;) &amp; [Numbers.F235] &amp; IF([Numbers.F235] &gt;= 2020; &quot;[/b]&quot;; &quot;&quot;)  &amp; &quot;, &quot; &amp; [Numbers.H235] &amp; &quot;) [sup][&quot; &amp; [Numbers.C235] &amp; &quot;: &quot; &amp; [Numbers.I235] &amp; &quot;][/sup]&quot;; &quot;&quot;)" office:value-type="string" office:string-value="[b]217. [url=https://www.doomworld.com/idgames/levels/doom2/megawads/fragport]Fragport[/url][/b] (Doom II, 2001, 32) [sup][7: P41R47: 3, Doomlover77: 3, DoomPlayer00: 1][/sup]" calcext:value-type="string">
            <text:p>[b]217. [url=https://www.doomworld.com/idgames/levels/doom2/megawads/fragport]Fragport[/url][/b] (Doom II, 2001, 32) [sup][7: P41R47: 3, Doomlover77: 3, DoomPlayer0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6] &gt; 0; &quot;[b]&quot; &amp; [Numbers.B236] &amp; &quot;. &quot; &amp; &quot;[url=&quot; &amp; [Numbers.E236] &amp; &quot;]&quot; &amp; [Numbers.D236] &amp; &quot;[/url][/b] (&quot; &amp; [Numbers.G236] &amp; &quot;, &quot;  &amp; IF([Numbers.F236] &gt;= 2020; &quot;[b]&quot;; &quot;&quot;) &amp; [Numbers.F236] &amp; IF([Numbers.F236] &gt;= 2020; &quot;[/b]&quot;; &quot;&quot;)  &amp; &quot;, &quot; &amp; [Numbers.H236] &amp; &quot;) [sup][&quot; &amp; [Numbers.C236] &amp; &quot;: &quot; &amp; [Numbers.I236] &amp; &quot;][/sup]&quot;; &quot;&quot;)" office:value-type="string" office:string-value="[b]217. [url=https://doomwiki.org/wiki/Galaxia]Galaxia[/url][/b] (Doom, 1994, 2) [sup][7: A.H. Sankhatayan: 1, Ragu: 6][/sup]" calcext:value-type="string">
            <text:p>[b]217. [url=https://doomwiki.org/wiki/Galaxia]Galaxia[/url][/b] (Doom, 1994, 2) [sup][7: A.H. Sankhatayan: 1, Ragu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7] &gt; 0; &quot;[b]&quot; &amp; [Numbers.B237] &amp; &quot;. &quot; &amp; &quot;[url=&quot; &amp; [Numbers.E237] &amp; &quot;]&quot; &amp; [Numbers.D237] &amp; &quot;[/url][/b] (&quot; &amp; [Numbers.G237] &amp; &quot;, &quot;  &amp; IF([Numbers.F237] &gt;= 2020; &quot;[b]&quot;; &quot;&quot;) &amp; [Numbers.F237] &amp; IF([Numbers.F237] &gt;= 2020; &quot;[/b]&quot;; &quot;&quot;)  &amp; &quot;, &quot; &amp; [Numbers.H237] &amp; &quot;) [sup][&quot; &amp; [Numbers.C237] &amp; &quot;: &quot; &amp; [Numbers.I237] &amp; &quot;][/sup]&quot;; &quot;&quot;)" office:value-type="string" office:string-value="[b]217. [url=https://www.doomworld.com/idgames/themes/hacx/hx11pack]Hacx[/url][/b] (Doom II, 1997, 21) [sup][7: Grazza: 5, Dimon12321: 2][/sup]" calcext:value-type="string">
            <text:p>[b]217. [url=https://www.doomworld.com/idgames/themes/hacx/hx11pack]Hacx[/url][/b] (Doom II, 1997, 21) [sup][7: Grazza: 5, Dimon12321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8] &gt; 0; &quot;[b]&quot; &amp; [Numbers.B238] &amp; &quot;. &quot; &amp; &quot;[url=&quot; &amp; [Numbers.E238] &amp; &quot;]&quot; &amp; [Numbers.D238] &amp; &quot;[/url][/b] (&quot; &amp; [Numbers.G238] &amp; &quot;, &quot;  &amp; IF([Numbers.F238] &gt;= 2020; &quot;[b]&quot;; &quot;&quot;) &amp; [Numbers.F238] &amp; IF([Numbers.F238] &gt;= 2020; &quot;[/b]&quot;; &quot;&quot;)  &amp; &quot;, &quot; &amp; [Numbers.H238] &amp; &quot;) [sup][&quot; &amp; [Numbers.C238] &amp; &quot;: &quot; &amp; [Numbers.I238] &amp; &quot;][/sup]&quot;; &quot;&quot;)" office:value-type="string" office:string-value="[b]217. [url=https://www.doomworld.com/idgames/themes/university/hsfc]HSFC[/url][/b] (Doom II, 1996, 1) [sup][7: Doomlover77: 7][/sup]" calcext:value-type="string">
            <text:p>[b]217. [url=https://www.doomworld.com/idgames/themes/university/hsfc]HSFC[/url][/b] (Doom II, 1996, 1) [sup][7: Doomlover77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9] &gt; 0; &quot;[b]&quot; &amp; [Numbers.B239] &amp; &quot;. &quot; &amp; &quot;[url=&quot; &amp; [Numbers.E239] &amp; &quot;]&quot; &amp; [Numbers.D239] &amp; &quot;[/url][/b] (&quot; &amp; [Numbers.G239] &amp; &quot;, &quot;  &amp; IF([Numbers.F239] &gt;= 2020; &quot;[b]&quot;; &quot;&quot;) &amp; [Numbers.F239] &amp; IF([Numbers.F239] &gt;= 2020; &quot;[/b]&quot;; &quot;&quot;)  &amp; &quot;, &quot; &amp; [Numbers.H239] &amp; &quot;) [sup][&quot; &amp; [Numbers.C239] &amp; &quot;: &quot; &amp; [Numbers.I239] &amp; &quot;][/sup]&quot;; &quot;&quot;)" office:value-type="string" office:string-value="[b]217. [url=https://www.doomworld.com/idgames/levels/doom2/Ports/g-i/iedge]Insanity's Edge[/url][/b] (Doom II, 2009, 2) [sup][7: TechnoDoomed1: 7][/sup]" calcext:value-type="string">
            <text:p>[b]217. [url=https://www.doomworld.com/idgames/levels/doom2/Ports/g-i/iedge]Insanity's Edge[/url][/b] (Doom II, 2009, 2) [sup][7: TechnoDoomed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0] &gt; 0; &quot;[b]&quot; &amp; [Numbers.B240] &amp; &quot;. &quot; &amp; &quot;[url=&quot; &amp; [Numbers.E240] &amp; &quot;]&quot; &amp; [Numbers.D240] &amp; &quot;[/url][/b] (&quot; &amp; [Numbers.G240] &amp; &quot;, &quot;  &amp; IF([Numbers.F240] &gt;= 2020; &quot;[b]&quot;; &quot;&quot;) &amp; [Numbers.F240] &amp; IF([Numbers.F240] &gt;= 2020; &quot;[/b]&quot;; &quot;&quot;)  &amp; &quot;, &quot; &amp; [Numbers.H240] &amp; &quot;) [sup][&quot; &amp; [Numbers.C240] &amp; &quot;: &quot; &amp; [Numbers.I240] &amp; &quot;][/sup]&quot;; &quot;&quot;)" office:value-type="string" office:string-value="[b]217. [url=https://www.doomworld.com/idgames/levels/doom2/megawads/marsw301]Mars War[/url][/b] (Doom II, 1998, 32) [sup][7: Roofi: 5, Rince-wind: 2][/sup]" calcext:value-type="string">
            <text:p>[b]217. [url=https://www.doomworld.com/idgames/levels/doom2/megawads/marsw301]Mars War[/url][/b] (Doom II, 1998, 32) [sup][7: Roofi: 5,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1] &gt; 0; &quot;[b]&quot; &amp; [Numbers.B241] &amp; &quot;. &quot; &amp; &quot;[url=&quot; &amp; [Numbers.E241] &amp; &quot;]&quot; &amp; [Numbers.D241] &amp; &quot;[/url][/b] (&quot; &amp; [Numbers.G241] &amp; &quot;, &quot;  &amp; IF([Numbers.F241] &gt;= 2020; &quot;[b]&quot;; &quot;&quot;) &amp; [Numbers.F241] &amp; IF([Numbers.F241] &gt;= 2020; &quot;[/b]&quot;; &quot;&quot;)  &amp; &quot;, &quot; &amp; [Numbers.H241] &amp; &quot;) [sup][&quot; &amp; [Numbers.C241] &amp; &quot;: &quot; &amp; [Numbers.I241] &amp; &quot;][/sup]&quot;; &quot;&quot;)" office:value-type="string" office:string-value="[b]217. [url=https://doomwiki.org/wiki/Mock_2:_The_Speed_of_Stupid]Mock 2: The Speed of Stupid[/url][/b] (Doom II, 2003, 41) [sup][7: AnonimVio: 7][/sup]" calcext:value-type="string">
            <text:p>[b]217. [url=https://doomwiki.org/wiki/Mock_2:_The_Speed_of_Stupid]Mock 2: The Speed of Stupid[/url][/b] (Doom II, 2003, 41) [sup][7: AnonimVi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2] &gt; 0; &quot;[b]&quot; &amp; [Numbers.B242] &amp; &quot;. &quot; &amp; &quot;[url=&quot; &amp; [Numbers.E242] &amp; &quot;]&quot; &amp; [Numbers.D242] &amp; &quot;[/url][/b] (&quot; &amp; [Numbers.G242] &amp; &quot;, &quot;  &amp; IF([Numbers.F242] &gt;= 2020; &quot;[b]&quot;; &quot;&quot;) &amp; [Numbers.F242] &amp; IF([Numbers.F242] &gt;= 2020; &quot;[/b]&quot;; &quot;&quot;)  &amp; &quot;, &quot; &amp; [Numbers.H242] &amp; &quot;) [sup][&quot; &amp; [Numbers.C242] &amp; &quot;: &quot; &amp; [Numbers.I242] &amp; &quot;][/sup]&quot;; &quot;&quot;)" office:value-type="string" office:string-value="[b]217. [url=https://www.doomworld.com/idgames/levels/doom2/m-o/odessa_1]Odessa 1[/url][/b] (Doom II, 1995, 1) [sup][7: 7hm: 7][/sup]" calcext:value-type="string">
            <text:p>[b]217. [url=https://www.doomworld.com/idgames/levels/doom2/m-o/odessa_1]Odessa 1[/url][/b] (Doom II, 1995, 1) [sup][7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3] &gt; 0; &quot;[b]&quot; &amp; [Numbers.B243] &amp; &quot;. &quot; &amp; &quot;[url=&quot; &amp; [Numbers.E243] &amp; &quot;]&quot; &amp; [Numbers.D243] &amp; &quot;[/url][/b] (&quot; &amp; [Numbers.G243] &amp; &quot;, &quot;  &amp; IF([Numbers.F243] &gt;= 2020; &quot;[b]&quot;; &quot;&quot;) &amp; [Numbers.F243] &amp; IF([Numbers.F243] &gt;= 2020; &quot;[/b]&quot;; &quot;&quot;)  &amp; &quot;, &quot; &amp; [Numbers.H243] &amp; &quot;) [sup][&quot; &amp; [Numbers.C243] &amp; &quot;: &quot; &amp; [Numbers.I243] &amp; &quot;][/sup]&quot;; &quot;&quot;)" office:value-type="string" office:string-value="[b]217. [url=https://www.doomworld.com/idgames/levels/doom2/Ports/p-r/pwfinal]Plutonium Winds[/url][/b] (Plutonia, 2014, 7) [sup][7: Spectra: 7][/sup]" calcext:value-type="string">
            <text:p>[b]217. [url=https://www.doomworld.com/idgames/levels/doom2/Ports/p-r/pwfinal]Plutonium Winds[/url][/b] (Plutonia, 2014, 7) [sup][7: Spectr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4] &gt; 0; &quot;[b]&quot; &amp; [Numbers.B244] &amp; &quot;. &quot; &amp; &quot;[url=&quot; &amp; [Numbers.E244] &amp; &quot;]&quot; &amp; [Numbers.D244] &amp; &quot;[/url][/b] (&quot; &amp; [Numbers.G244] &amp; &quot;, &quot;  &amp; IF([Numbers.F244] &gt;= 2020; &quot;[b]&quot;; &quot;&quot;) &amp; [Numbers.F244] &amp; IF([Numbers.F244] &gt;= 2020; &quot;[/b]&quot;; &quot;&quot;)  &amp; &quot;, &quot; &amp; [Numbers.H244] &amp; &quot;) [sup][&quot; &amp; [Numbers.C244] &amp; &quot;: &quot; &amp; [Numbers.I244] &amp; &quot;][/sup]&quot;; &quot;&quot;)" office:value-type="string" office:string-value="[b]217. [url=https://www.doomworld.com/forum/topic/85755-rf1024-i-dont-know-whats-going-on-with-this-title-anymore/]Rf 1024[/url][/b] (Doom II, 2016, 33) [sup][7: JudgeDeadd: 2, Ryath: 5][/sup]" calcext:value-type="string">
            <text:p>[b]217. [url=https://www.doomworld.com/forum/topic/85755-rf1024-i-dont-know-whats-going-on-with-this-title-anymore/]Rf 1024[/url][/b] (Doom II, 2016, 33) [sup][7: JudgeDeadd: 2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5] &gt; 0; &quot;[b]&quot; &amp; [Numbers.B245] &amp; &quot;. &quot; &amp; &quot;[url=&quot; &amp; [Numbers.E245] &amp; &quot;]&quot; &amp; [Numbers.D245] &amp; &quot;[/url][/b] (&quot; &amp; [Numbers.G245] &amp; &quot;, &quot;  &amp; IF([Numbers.F245] &gt;= 2020; &quot;[b]&quot;; &quot;&quot;) &amp; [Numbers.F245] &amp; IF([Numbers.F245] &gt;= 2020; &quot;[/b]&quot;; &quot;&quot;)  &amp; &quot;, &quot; &amp; [Numbers.H245] &amp; &quot;) [sup][&quot; &amp; [Numbers.C245] &amp; &quot;: &quot; &amp; [Numbers.I245] &amp; &quot;][/sup]&quot;; &quot;&quot;)" office:value-type="string" office:string-value="[b]217. [url=https://www.doomworld.com/idgames/levels/hexen/j-l/kaiser_28]Shadows of Chronos[/url][/b] (Hexen, 2014, 6) [sup][7: Grain of Salt: 7][/sup]" calcext:value-type="string">
            <text:p>[b]217. [url=https://www.doomworld.com/idgames/levels/hexen/j-l/kaiser_28]Shadows of Chronos[/url][/b] (Hexen, 2014, 6) [sup][7: Grain of Salt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6] &gt; 0; &quot;[b]&quot; &amp; [Numbers.B246] &amp; &quot;. &quot; &amp; &quot;[url=&quot; &amp; [Numbers.E246] &amp; &quot;]&quot; &amp; [Numbers.D246] &amp; &quot;[/url][/b] (&quot; &amp; [Numbers.G246] &amp; &quot;, &quot;  &amp; IF([Numbers.F246] &gt;= 2020; &quot;[b]&quot;; &quot;&quot;) &amp; [Numbers.F246] &amp; IF([Numbers.F246] &gt;= 2020; &quot;[/b]&quot;; &quot;&quot;)  &amp; &quot;, &quot; &amp; [Numbers.H246] &amp; &quot;) [sup][&quot; &amp; [Numbers.C246] &amp; &quot;: &quot; &amp; [Numbers.I246] &amp; &quot;][/sup]&quot;; &quot;&quot;)" office:value-type="string" office:string-value="[b]217. [url=https://www.doomworld.com/idgames/levels/doom2/Ports/megawads/intime]Somewhere in Time[/url][/b] (Doom II, 2016, 16) [sup][7: STILES: 3, smeghammer: 4][/sup]" calcext:value-type="string">
            <text:p>[b]217. [url=https://www.doomworld.com/idgames/levels/doom2/Ports/megawads/intime]Somewhere in Time[/url][/b] (Doom II, 2016, 16) [sup][7: STILES: 3,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7] &gt; 0; &quot;[b]&quot; &amp; [Numbers.B247] &amp; &quot;. &quot; &amp; &quot;[url=&quot; &amp; [Numbers.E247] &amp; &quot;]&quot; &amp; [Numbers.D247] &amp; &quot;[/url][/b] (&quot; &amp; [Numbers.G247] &amp; &quot;, &quot;  &amp; IF([Numbers.F247] &gt;= 2020; &quot;[b]&quot;; &quot;&quot;) &amp; [Numbers.F247] &amp; IF([Numbers.F247] &gt;= 2020; &quot;[/b]&quot;; &quot;&quot;)  &amp; &quot;, &quot; &amp; [Numbers.H247] &amp; &quot;) [sup][&quot; &amp; [Numbers.C247] &amp; &quot;: &quot; &amp; [Numbers.I247] &amp; &quot;][/sup]&quot;; &quot;&quot;)" office:value-type="string" office:string-value="[b]217. [url=https://www.doomworld.com/idgames/levels/doom/a-c/class_ep]The Classic Episode[/url][/b] (Doom, 2000, 9) [sup][7: pcorf: 5, purist: 2][/sup]" calcext:value-type="string">
            <text:p>[b]217. [url=https://www.doomworld.com/idgames/levels/doom/a-c/class_ep]The Classic Episode[/url][/b] (Doom, 2000, 9) [sup][7: pcorf: 5, puris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8] &gt; 0; &quot;[b]&quot; &amp; [Numbers.B248] &amp; &quot;. &quot; &amp; &quot;[url=&quot; &amp; [Numbers.E248] &amp; &quot;]&quot; &amp; [Numbers.D248] &amp; &quot;[/url][/b] (&quot; &amp; [Numbers.G248] &amp; &quot;, &quot;  &amp; IF([Numbers.F248] &gt;= 2020; &quot;[b]&quot;; &quot;&quot;) &amp; [Numbers.F248] &amp; IF([Numbers.F248] &gt;= 2020; &quot;[/b]&quot;; &quot;&quot;)  &amp; &quot;, &quot; &amp; [Numbers.H248] &amp; &quot;) [sup][&quot; &amp; [Numbers.C248] &amp; &quot;: &quot; &amp; [Numbers.I248] &amp; &quot;][/sup]&quot;; &quot;&quot;)" office:value-type="string" office:string-value="[b]217. [url=https://www.doomworld.com/idgames/levels/doom/Ports/d-f/draftex]Thy Flesh - Turned into a draft-excluder[/url][/b] (Doom, 2014, 9) [sup][7: 4everDoomed: 6, dosboot: 1][/sup]" calcext:value-type="string">
            <text:p>[b]217. [url=https://www.doomworld.com/idgames/levels/doom/Ports/d-f/draftex]Thy Flesh - Turned into a draft-excluder[/url][/b] (Doom, 2014, 9) [sup][7: 4everDoomed: 6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9] &gt; 0; &quot;[b]&quot; &amp; [Numbers.B249] &amp; &quot;. &quot; &amp; &quot;[url=&quot; &amp; [Numbers.E249] &amp; &quot;]&quot; &amp; [Numbers.D249] &amp; &quot;[/url][/b] (&quot; &amp; [Numbers.G249] &amp; &quot;, &quot;  &amp; IF([Numbers.F249] &gt;= 2020; &quot;[b]&quot;; &quot;&quot;) &amp; [Numbers.F249] &amp; IF([Numbers.F249] &gt;= 2020; &quot;[/b]&quot;; &quot;&quot;)  &amp; &quot;, &quot; &amp; [Numbers.H249] &amp; &quot;) [sup][&quot; &amp; [Numbers.C249] &amp; &quot;: &quot; &amp; [Numbers.I249] &amp; &quot;][/sup]&quot;; &quot;&quot;)" office:value-type="string" office:string-value="[b]217. [url=https://forum.zdoom.org/viewtopic.php?f=42&amp;t=55741]Waterlab GZD[/url][/b] (Doom II, 2017, 1) [sup][7: Phobus: 7][/sup]" calcext:value-type="string">
            <text:p>[b]217. [url=https://forum.zdoom.org/viewtopic.php?f=42&amp;t=55741]Waterlab GZD[/url][/b] (Doom II, 2017, 1) [sup][7: Phobus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0] &gt; 0; &quot;[b]&quot; &amp; [Numbers.B250] &amp; &quot;. &quot; &amp; &quot;[url=&quot; &amp; [Numbers.E250] &amp; &quot;]&quot; &amp; [Numbers.D250] &amp; &quot;[/url][/b] (&quot; &amp; [Numbers.G250] &amp; &quot;, &quot;  &amp; IF([Numbers.F250] &gt;= 2020; &quot;[b]&quot;; &quot;&quot;) &amp; [Numbers.F250] &amp; IF([Numbers.F250] &gt;= 2020; &quot;[/b]&quot;; &quot;&quot;)  &amp; &quot;, &quot; &amp; [Numbers.H250] &amp; &quot;) [sup][&quot; &amp; [Numbers.C250] &amp; &quot;: &quot; &amp; [Numbers.I250] &amp; &quot;][/sup]&quot;; &quot;&quot;)" office:value-type="string" office:string-value="[b]247. [url=https://forum.zdoom.org/viewtopic.php?f=19&amp;t=54247&amp;p=954473]20 Monsters Community Project[/url][/b] (Doom II, 2017, 42) [sup][6: Voltcom9: 6][/sup]" calcext:value-type="string">
            <text:p>[b]247. [url=https://forum.zdoom.org/viewtopic.php?f=19&amp;t=54247&amp;p=954473]20 Monsters Community Project[/url][/b] (Doom II, 2017, 42) [sup][6: Voltcom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1] &gt; 0; &quot;[b]&quot; &amp; [Numbers.B251] &amp; &quot;. &quot; &amp; &quot;[url=&quot; &amp; [Numbers.E251] &amp; &quot;]&quot; &amp; [Numbers.D251] &amp; &quot;[/url][/b] (&quot; &amp; [Numbers.G251] &amp; &quot;, &quot;  &amp; IF([Numbers.F251] &gt;= 2020; &quot;[b]&quot;; &quot;&quot;) &amp; [Numbers.F251] &amp; IF([Numbers.F251] &gt;= 2020; &quot;[/b]&quot;; &quot;&quot;)  &amp; &quot;, &quot; &amp; [Numbers.H251] &amp; &quot;) [sup][&quot; &amp; [Numbers.C251] &amp; &quot;: &quot; &amp; [Numbers.I251] &amp; &quot;][/sup]&quot;; &quot;&quot;)" office:value-type="string" office:string-value="[b]247. [url=https://www.doomworld.com/idgames/levels/doom2/Ports/s-u/teitenga]Assault on Tei Tenga[/url][/b] (Doom II, 1999, 6) [sup][6: Ralphis: 6][/sup]" calcext:value-type="string">
            <text:p>[b]247. [url=https://www.doomworld.com/idgames/levels/doom2/Ports/s-u/teitenga]Assault on Tei Tenga[/url][/b] (Doom II, 1999, 6) [sup][6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2] &gt; 0; &quot;[b]&quot; &amp; [Numbers.B252] &amp; &quot;. &quot; &amp; &quot;[url=&quot; &amp; [Numbers.E252] &amp; &quot;]&quot; &amp; [Numbers.D252] &amp; &quot;[/url][/b] (&quot; &amp; [Numbers.G252] &amp; &quot;, &quot;  &amp; IF([Numbers.F252] &gt;= 2020; &quot;[b]&quot;; &quot;&quot;) &amp; [Numbers.F252] &amp; IF([Numbers.F252] &gt;= 2020; &quot;[/b]&quot;; &quot;&quot;)  &amp; &quot;, &quot; &amp; [Numbers.H252] &amp; &quot;) [sup][&quot; &amp; [Numbers.C252] &amp; &quot;: &quot; &amp; [Numbers.I252] &amp; &quot;][/sup]&quot;; &quot;&quot;)" office:value-type="string" office:string-value="[b]247. [url=https://www.doomworld.com/idgames/levels/doom2/Ports/a-c/axolotl]Axolotl[/url][/b] (Doom II, [b]2021[/b], 12) [sup][6: akolai: 1, Nefelibeta: 5][/sup]" calcext:value-type="string">
            <text:p>[b]247. [url=https://www.doomworld.com/idgames/levels/doom2/Ports/a-c/axolotl]Axolotl[/url][/b] (Doom II, [b]2021[/b], 12) [sup][6: akolai: 1, Nefelibet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3] &gt; 0; &quot;[b]&quot; &amp; [Numbers.B253] &amp; &quot;. &quot; &amp; &quot;[url=&quot; &amp; [Numbers.E253] &amp; &quot;]&quot; &amp; [Numbers.D253] &amp; &quot;[/url][/b] (&quot; &amp; [Numbers.G253] &amp; &quot;, &quot;  &amp; IF([Numbers.F253] &gt;= 2020; &quot;[b]&quot;; &quot;&quot;) &amp; [Numbers.F253] &amp; IF([Numbers.F253] &gt;= 2020; &quot;[/b]&quot;; &quot;&quot;)  &amp; &quot;, &quot; &amp; [Numbers.H253] &amp; &quot;) [sup][&quot; &amp; [Numbers.C253] &amp; &quot;: &quot; &amp; [Numbers.I253] &amp; &quot;][/sup]&quot;; &quot;&quot;)" office:value-type="string" office:string-value="[b]247. [url=https://www.doomworld.com/forum/topic/117061-bourgeois-megawad-30-maps-now-on-idgames/]Bourgeois Megawad[/url][/b] (Doom II, [b]2021[/b], 30) [sup][6: TheGreenZap: 6][/sup]" calcext:value-type="string">
            <text:p>[b]247. [url=https://www.doomworld.com/forum/topic/117061-bourgeois-megawad-30-maps-now-on-idgames/]Bourgeois Megawad[/url][/b] (Doom II, [b]2021[/b], 30) [sup][6: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4] &gt; 0; &quot;[b]&quot; &amp; [Numbers.B254] &amp; &quot;. &quot; &amp; &quot;[url=&quot; &amp; [Numbers.E254] &amp; &quot;]&quot; &amp; [Numbers.D254] &amp; &quot;[/url][/b] (&quot; &amp; [Numbers.G254] &amp; &quot;, &quot;  &amp; IF([Numbers.F254] &gt;= 2020; &quot;[b]&quot;; &quot;&quot;) &amp; [Numbers.F254] &amp; IF([Numbers.F254] &gt;= 2020; &quot;[/b]&quot;; &quot;&quot;)  &amp; &quot;, &quot; &amp; [Numbers.H254] &amp; &quot;) [sup][&quot; &amp; [Numbers.C254] &amp; &quot;: &quot; &amp; [Numbers.I254] &amp; &quot;][/sup]&quot;; &quot;&quot;)" office:value-type="string" office:string-value="[b]247. [url=https://www.doomworld.com/idgames/levels/doom2/a-c/castleof]Castle of the Damned[/url][/b] (Doom II, 1996, 1) [sup][6: bzzrak: 6][/sup]" calcext:value-type="string">
            <text:p>[b]247. [url=https://www.doomworld.com/idgames/levels/doom2/a-c/castleof]Castle of the Damned[/url][/b] (Doom II, 1996, 1) [sup][6: bzzra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5] &gt; 0; &quot;[b]&quot; &amp; [Numbers.B255] &amp; &quot;. &quot; &amp; &quot;[url=&quot; &amp; [Numbers.E255] &amp; &quot;]&quot; &amp; [Numbers.D255] &amp; &quot;[/url][/b] (&quot; &amp; [Numbers.G255] &amp; &quot;, &quot;  &amp; IF([Numbers.F255] &gt;= 2020; &quot;[b]&quot;; &quot;&quot;) &amp; [Numbers.F255] &amp; IF([Numbers.F255] &gt;= 2020; &quot;[/b]&quot;; &quot;&quot;)  &amp; &quot;, &quot; &amp; [Numbers.H255] &amp; &quot;) [sup][&quot; &amp; [Numbers.C255] &amp; &quot;: &quot; &amp; [Numbers.I255] &amp; &quot;][/sup]&quot;; &quot;&quot;)" office:value-type="string" office:string-value="[b]247. [url=https://www.doomworld.com/idgames/levels/doom2/Ports/a-c/c-shock2]Combat Shock 2[/url][/b] (Doom II, 2012, 7) [sup][6: Cynical: 1, Nate River: 3, Maribo: 2][/sup]" calcext:value-type="string">
            <text:p>[b]247. [url=https://www.doomworld.com/idgames/levels/doom2/Ports/a-c/c-shock2]Combat Shock 2[/url][/b] (Doom II, 2012, 7) [sup][6: Cynical: 1, Nate River: 3, Marib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6] &gt; 0; &quot;[b]&quot; &amp; [Numbers.B256] &amp; &quot;. &quot; &amp; &quot;[url=&quot; &amp; [Numbers.E256] &amp; &quot;]&quot; &amp; [Numbers.D256] &amp; &quot;[/url][/b] (&quot; &amp; [Numbers.G256] &amp; &quot;, &quot;  &amp; IF([Numbers.F256] &gt;= 2020; &quot;[b]&quot;; &quot;&quot;) &amp; [Numbers.F256] &amp; IF([Numbers.F256] &gt;= 2020; &quot;[/b]&quot;; &quot;&quot;)  &amp; &quot;, &quot; &amp; [Numbers.H256] &amp; &quot;) [sup][&quot; &amp; [Numbers.C256] &amp; &quot;: &quot; &amp; [Numbers.I256] &amp; &quot;][/sup]&quot;; &quot;&quot;)" office:value-type="string" office:string-value="[b]247. [url=https://www.doomworld.com/idgames/levels/doom/a-c/acheron]Crossing Acheron[/url][/b] (Doom, 1994, 1) [sup][6: joepallai: 1, xdude_gamer: 5][/sup]" calcext:value-type="string">
            <text:p>[b]247. [url=https://www.doomworld.com/idgames/levels/doom/a-c/acheron]Crossing Acheron[/url][/b] (Doom, 1994, 1) [sup][6: joepallai: 1, xdude_ga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7] &gt; 0; &quot;[b]&quot; &amp; [Numbers.B257] &amp; &quot;. &quot; &amp; &quot;[url=&quot; &amp; [Numbers.E257] &amp; &quot;]&quot; &amp; [Numbers.D257] &amp; &quot;[/url][/b] (&quot; &amp; [Numbers.G257] &amp; &quot;, &quot;  &amp; IF([Numbers.F257] &gt;= 2020; &quot;[b]&quot;; &quot;&quot;) &amp; [Numbers.F257] &amp; IF([Numbers.F257] &gt;= 2020; &quot;[/b]&quot;; &quot;&quot;)  &amp; &quot;, &quot; &amp; [Numbers.H257] &amp; &quot;) [sup][&quot; &amp; [Numbers.C257] &amp; &quot;: &quot; &amp; [Numbers.I257] &amp; &quot;][/sup]&quot;; &quot;&quot;)" office:value-type="string" office:string-value="[b]247. [url=https://www.doomworld.com/idgames/levels/doom2/Ports/d-f/de-pkg]Demon Eclipse[/url][/b] (Doom II, 2006, 12) [sup][6: Soundblock: 1, Lazorinc: 1, tchkb: 4][/sup]" calcext:value-type="string">
            <text:p>[b]247. [url=https://www.doomworld.com/idgames/levels/doom2/Ports/d-f/de-pkg]Demon Eclipse[/url][/b] (Doom II, 2006, 12) [sup][6: Soundblock: 1, Lazorinc: 1, tchk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8] &gt; 0; &quot;[b]&quot; &amp; [Numbers.B258] &amp; &quot;. &quot; &amp; &quot;[url=&quot; &amp; [Numbers.E258] &amp; &quot;]&quot; &amp; [Numbers.D258] &amp; &quot;[/url][/b] (&quot; &amp; [Numbers.G258] &amp; &quot;, &quot;  &amp; IF([Numbers.F258] &gt;= 2020; &quot;[b]&quot;; &quot;&quot;) &amp; [Numbers.F258] &amp; IF([Numbers.F258] &gt;= 2020; &quot;[/b]&quot;; &quot;&quot;)  &amp; &quot;, &quot; &amp; [Numbers.H258] &amp; &quot;) [sup][&quot; &amp; [Numbers.C258] &amp; &quot;: &quot; &amp; [Numbers.I258] &amp; &quot;][/sup]&quot;; &quot;&quot;)" office:value-type="string" office:string-value="[b]247. [url=https://www.doomworld.com/idgames/themes/university/dmuhs061]Doom U.H.S.[/url][/b] (Doom, 1996, 1) [sup][6: Doomlover77: 6][/sup]" calcext:value-type="string">
            <text:p>[b]247. [url=https://www.doomworld.com/idgames/themes/university/dmuhs061]Doom U.H.S.[/url][/b] (Doom, 1996, 1) [sup][6: Doomlover7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9] &gt; 0; &quot;[b]&quot; &amp; [Numbers.B259] &amp; &quot;. &quot; &amp; &quot;[url=&quot; &amp; [Numbers.E259] &amp; &quot;]&quot; &amp; [Numbers.D259] &amp; &quot;[/url][/b] (&quot; &amp; [Numbers.G259] &amp; &quot;, &quot;  &amp; IF([Numbers.F259] &gt;= 2020; &quot;[b]&quot;; &quot;&quot;) &amp; [Numbers.F259] &amp; IF([Numbers.F259] &gt;= 2020; &quot;[/b]&quot;; &quot;&quot;)  &amp; &quot;, &quot; &amp; [Numbers.H259] &amp; &quot;) [sup][&quot; &amp; [Numbers.C259] &amp; &quot;: &quot; &amp; [Numbers.I259] &amp; &quot;][/sup]&quot;; &quot;&quot;)" office:value-type="string" office:string-value="[b]247. [url=https://www.doomworld.com/idgames/levels/doom2/Ports/d-f/d_space_v2]Doomed in SPACE[/url][/b] (Doom II, 2018, 13) [sup][6: Ezepov: 6][/sup]" calcext:value-type="string">
            <text:p>[b]247. [url=https://www.doomworld.com/idgames/levels/doom2/Ports/d-f/d_space_v2]Doomed in SPACE[/url][/b] (Doom II, 2018, 13) [sup][6: Ezepov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0] &gt; 0; &quot;[b]&quot; &amp; [Numbers.B260] &amp; &quot;. &quot; &amp; &quot;[url=&quot; &amp; [Numbers.E260] &amp; &quot;]&quot; &amp; [Numbers.D260] &amp; &quot;[/url][/b] (&quot; &amp; [Numbers.G260] &amp; &quot;, &quot;  &amp; IF([Numbers.F260] &gt;= 2020; &quot;[b]&quot;; &quot;&quot;) &amp; [Numbers.F260] &amp; IF([Numbers.F260] &gt;= 2020; &quot;[/b]&quot;; &quot;&quot;)  &amp; &quot;, &quot; &amp; [Numbers.H260] &amp; &quot;) [sup][&quot; &amp; [Numbers.C260] &amp; &quot;: &quot; &amp; [Numbers.I260] &amp; &quot;][/sup]&quot;; &quot;&quot;)" office:value-type="string" office:string-value="[b]247. [url=https://www.doomworld.com/idgames/levels/doom/Ports/d-f/dbimpact]Double Impact[/url][/b] (Doom, 2011, 9) [sup][6: Ralphis: 6][/sup]" calcext:value-type="string">
            <text:p>[b]247. [url=https://www.doomworld.com/idgames/levels/doom/Ports/d-f/dbimpact]Double Impact[/url][/b] (Doom, 2011, 9) [sup][6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1] &gt; 0; &quot;[b]&quot; &amp; [Numbers.B261] &amp; &quot;. &quot; &amp; &quot;[url=&quot; &amp; [Numbers.E261] &amp; &quot;]&quot; &amp; [Numbers.D261] &amp; &quot;[/url][/b] (&quot; &amp; [Numbers.G261] &amp; &quot;, &quot;  &amp; IF([Numbers.F261] &gt;= 2020; &quot;[b]&quot;; &quot;&quot;) &amp; [Numbers.F261] &amp; IF([Numbers.F261] &gt;= 2020; &quot;[/b]&quot;; &quot;&quot;)  &amp; &quot;, &quot; &amp; [Numbers.H261] &amp; &quot;) [sup][&quot; &amp; [Numbers.C261] &amp; &quot;: &quot; &amp; [Numbers.I261] &amp; &quot;][/sup]&quot;; &quot;&quot;)" office:value-type="string" office:string-value="[b]247. [url=https://www.doomworld.com/idgames/levels/heretic/Ports/elfgp]Elf Gets Pissed[/url][/b] (Heretic, 2016, 9) [sup][6: Ralphis: 6][/sup]" calcext:value-type="string">
            <text:p>[b]247. [url=https://www.doomworld.com/idgames/levels/heretic/Ports/elfgp]Elf Gets Pissed[/url][/b] (Heretic, 2016, 9) [sup][6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2] &gt; 0; &quot;[b]&quot; &amp; [Numbers.B262] &amp; &quot;. &quot; &amp; &quot;[url=&quot; &amp; [Numbers.E262] &amp; &quot;]&quot; &amp; [Numbers.D262] &amp; &quot;[/url][/b] (&quot; &amp; [Numbers.G262] &amp; &quot;, &quot;  &amp; IF([Numbers.F262] &gt;= 2020; &quot;[b]&quot;; &quot;&quot;) &amp; [Numbers.F262] &amp; IF([Numbers.F262] &gt;= 2020; &quot;[/b]&quot;; &quot;&quot;)  &amp; &quot;, &quot; &amp; [Numbers.H262] &amp; &quot;) [sup][&quot; &amp; [Numbers.C262] &amp; &quot;: &quot; &amp; [Numbers.I262] &amp; &quot;][/sup]&quot;; &quot;&quot;)" office:value-type="string" office:string-value="[b]247. [url=https://www.doomworld.com/idgames/levels/doom2/d-f/endgame]End Game[/url][/b] (Doom II, 2004, 8) [sup][6: pcorf: 6][/sup]" calcext:value-type="string">
            <text:p>[b]247. [url=https://www.doomworld.com/idgames/levels/doom2/d-f/endgame]End Game[/url][/b] (Doom II, 2004, 8) [sup][6: pcor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3] &gt; 0; &quot;[b]&quot; &amp; [Numbers.B263] &amp; &quot;. &quot; &amp; &quot;[url=&quot; &amp; [Numbers.E263] &amp; &quot;]&quot; &amp; [Numbers.D263] &amp; &quot;[/url][/b] (&quot; &amp; [Numbers.G263] &amp; &quot;, &quot;  &amp; IF([Numbers.F263] &gt;= 2020; &quot;[b]&quot;; &quot;&quot;) &amp; [Numbers.F263] &amp; IF([Numbers.F263] &gt;= 2020; &quot;[/b]&quot;; &quot;&quot;)  &amp; &quot;, &quot; &amp; [Numbers.H263] &amp; &quot;) [sup][&quot; &amp; [Numbers.C263] &amp; &quot;: &quot; &amp; [Numbers.I263] &amp; &quot;][/sup]&quot;; &quot;&quot;)" office:value-type="string" office:string-value="[b]247. [url=https://www.doomworld.com/idgames/levels/doom/megawads/et]Endless Torture[/url][/b] (Doom, 2015, 36) [sup][6: soner du: 2, dei_eldren: 4][/sup]" calcext:value-type="string">
            <text:p>[b]247. [url=https://www.doomworld.com/idgames/levels/doom/megawads/et]Endless Torture[/url][/b] (Doom, 2015, 36) [sup][6: soner du: 2,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4] &gt; 0; &quot;[b]&quot; &amp; [Numbers.B264] &amp; &quot;. &quot; &amp; &quot;[url=&quot; &amp; [Numbers.E264] &amp; &quot;]&quot; &amp; [Numbers.D264] &amp; &quot;[/url][/b] (&quot; &amp; [Numbers.G264] &amp; &quot;, &quot;  &amp; IF([Numbers.F264] &gt;= 2020; &quot;[b]&quot;; &quot;&quot;) &amp; [Numbers.F264] &amp; IF([Numbers.F264] &gt;= 2020; &quot;[/b]&quot;; &quot;&quot;)  &amp; &quot;, &quot; &amp; [Numbers.H264] &amp; &quot;) [sup][&quot; &amp; [Numbers.C264] &amp; &quot;: &quot; &amp; [Numbers.I264] &amp; &quot;][/sup]&quot;; &quot;&quot;)" office:value-type="string" office:string-value="[b]247. [url=https://www.doomworld.com/idgames/levels/doom/0-9/01fava]Fava Beans[/url][/b] (Doom, 1995, 9) [sup][6: Philnemba: 2, NaZa: 4][/sup]" calcext:value-type="string">
            <text:p>[b]247. [url=https://www.doomworld.com/idgames/levels/doom/0-9/01fava]Fava Beans[/url][/b] (Doom, 1995, 9) [sup][6: Philnemba: 2, NaZ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5] &gt; 0; &quot;[b]&quot; &amp; [Numbers.B265] &amp; &quot;. &quot; &amp; &quot;[url=&quot; &amp; [Numbers.E265] &amp; &quot;]&quot; &amp; [Numbers.D265] &amp; &quot;[/url][/b] (&quot; &amp; [Numbers.G265] &amp; &quot;, &quot;  &amp; IF([Numbers.F265] &gt;= 2020; &quot;[b]&quot;; &quot;&quot;) &amp; [Numbers.F265] &amp; IF([Numbers.F265] &gt;= 2020; &quot;[/b]&quot;; &quot;&quot;)  &amp; &quot;, &quot; &amp; [Numbers.H265] &amp; &quot;) [sup][&quot; &amp; [Numbers.C265] &amp; &quot;: &quot; &amp; [Numbers.I265] &amp; &quot;][/sup]&quot;; &quot;&quot;)" office:value-type="string" office:string-value="[b]247. [url=https://www.doomworld.com/idgames/levels/doom2/Ports/megawads/5room]Five Rooms of Doom[/url][/b] (Doom II, 2015, 32) [sup][6: HyperLuke: 6][/sup]" calcext:value-type="string">
            <text:p>[b]247. [url=https://www.doomworld.com/idgames/levels/doom2/Ports/megawads/5room]Five Rooms of Doom[/url][/b] (Doom II, 2015, 32) [sup][6: HyperLuk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6] &gt; 0; &quot;[b]&quot; &amp; [Numbers.B266] &amp; &quot;. &quot; &amp; &quot;[url=&quot; &amp; [Numbers.E266] &amp; &quot;]&quot; &amp; [Numbers.D266] &amp; &quot;[/url][/b] (&quot; &amp; [Numbers.G266] &amp; &quot;, &quot;  &amp; IF([Numbers.F266] &gt;= 2020; &quot;[b]&quot;; &quot;&quot;) &amp; [Numbers.F266] &amp; IF([Numbers.F266] &gt;= 2020; &quot;[/b]&quot;; &quot;&quot;)  &amp; &quot;, &quot; &amp; [Numbers.H266] &amp; &quot;) [sup][&quot; &amp; [Numbers.C266] &amp; &quot;: &quot; &amp; [Numbers.I266] &amp; &quot;][/sup]&quot;; &quot;&quot;)" office:value-type="string" office:string-value="[b]247. [url=https://www.doomworld.com/forum/topic/124905-dbp40-funnelcake-apparitions/]Funnelcake Apparitions[/url][/b] (Doom II, [b]2021[/b], 8) [sup][6: &lt;&lt;Rewind: 6][/sup]" calcext:value-type="string">
            <text:p>[b]247. [url=https://www.doomworld.com/forum/topic/124905-dbp40-funnelcake-apparitions/]Funnelcake Apparitions[/url][/b] (Doom II, [b]2021[/b], 8) [sup][6: &lt;&lt;Rewin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7] &gt; 0; &quot;[b]&quot; &amp; [Numbers.B267] &amp; &quot;. &quot; &amp; &quot;[url=&quot; &amp; [Numbers.E267] &amp; &quot;]&quot; &amp; [Numbers.D267] &amp; &quot;[/url][/b] (&quot; &amp; [Numbers.G267] &amp; &quot;, &quot;  &amp; IF([Numbers.F267] &gt;= 2020; &quot;[b]&quot;; &quot;&quot;) &amp; [Numbers.F267] &amp; IF([Numbers.F267] &gt;= 2020; &quot;[/b]&quot;; &quot;&quot;)  &amp; &quot;, &quot; &amp; [Numbers.H267] &amp; &quot;) [sup][&quot; &amp; [Numbers.C267] &amp; &quot;: &quot; &amp; [Numbers.I267] &amp; &quot;][/sup]&quot;; &quot;&quot;)" office:value-type="string" office:string-value="[b]247. [url=https://www.doomworld.com/files/file/17934-incineration/]Incineration[/url][/b] (Doom, 2014, 9) [sup][6: Ryath: 5, dosboot: 1][/sup]" calcext:value-type="string">
            <text:p>[b]247. [url=https://www.doomworld.com/files/file/17934-incineration/]Incineration[/url][/b] (Doom, 2014, 9) [sup][6: Ryath: 5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8] &gt; 0; &quot;[b]&quot; &amp; [Numbers.B268] &amp; &quot;. &quot; &amp; &quot;[url=&quot; &amp; [Numbers.E268] &amp; &quot;]&quot; &amp; [Numbers.D268] &amp; &quot;[/url][/b] (&quot; &amp; [Numbers.G268] &amp; &quot;, &quot;  &amp; IF([Numbers.F268] &gt;= 2020; &quot;[b]&quot;; &quot;&quot;) &amp; [Numbers.F268] &amp; IF([Numbers.F268] &gt;= 2020; &quot;[/b]&quot;; &quot;&quot;)  &amp; &quot;, &quot; &amp; [Numbers.H268] &amp; &quot;) [sup][&quot; &amp; [Numbers.C268] &amp; &quot;: &quot; &amp; [Numbers.I268] &amp; &quot;][/sup]&quot;; &quot;&quot;)" office:value-type="string" office:string-value="[b]247. [url=https://www.doomworld.com/idgames/levels/doom2/Ports/megawads/intercep2]Interception II[/url][/b] (Doom II, [b]2020[/b], 31) [sup][6: RHhe82: 6][/sup]" calcext:value-type="string">
            <text:p>[b]247. [url=https://www.doomworld.com/idgames/levels/doom2/Ports/megawads/intercep2]Interception II[/url][/b] (Doom II, [b]2020[/b], 31) [sup][6: RHhe82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9] &gt; 0; &quot;[b]&quot; &amp; [Numbers.B269] &amp; &quot;. &quot; &amp; &quot;[url=&quot; &amp; [Numbers.E269] &amp; &quot;]&quot; &amp; [Numbers.D269] &amp; &quot;[/url][/b] (&quot; &amp; [Numbers.G269] &amp; &quot;, &quot;  &amp; IF([Numbers.F269] &gt;= 2020; &quot;[b]&quot;; &quot;&quot;) &amp; [Numbers.F269] &amp; IF([Numbers.F269] &gt;= 2020; &quot;[/b]&quot;; &quot;&quot;)  &amp; &quot;, &quot; &amp; [Numbers.H269] &amp; &quot;) [sup][&quot; &amp; [Numbers.C269] &amp; &quot;: &quot; &amp; [Numbers.I269] &amp; &quot;][/sup]&quot;; &quot;&quot;)" office:value-type="string" office:string-value="[b]247. [url=https://www.doomworld.com/idgames/levels/doom2/deathmatch/j-l/judas23]Judas[/url][/b] (Doom II, 1996, 1) [sup][6: antares031: 6][/sup]" calcext:value-type="string">
            <text:p>[b]247. [url=https://www.doomworld.com/idgames/levels/doom2/deathmatch/j-l/judas23]Judas[/url][/b] (Doom II, 1996, 1) [sup][6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0] &gt; 0; &quot;[b]&quot; &amp; [Numbers.B270] &amp; &quot;. &quot; &amp; &quot;[url=&quot; &amp; [Numbers.E270] &amp; &quot;]&quot; &amp; [Numbers.D270] &amp; &quot;[/url][/b] (&quot; &amp; [Numbers.G270] &amp; &quot;, &quot;  &amp; IF([Numbers.F270] &gt;= 2020; &quot;[b]&quot;; &quot;&quot;) &amp; [Numbers.F270] &amp; IF([Numbers.F270] &gt;= 2020; &quot;[/b]&quot;; &quot;&quot;)  &amp; &quot;, &quot; &amp; [Numbers.H270] &amp; &quot;) [sup][&quot; &amp; [Numbers.C270] &amp; &quot;: &quot; &amp; [Numbers.I270] &amp; &quot;][/sup]&quot;; &quot;&quot;)" office:value-type="string" office:string-value="[b]247. [url=https://doomwiki.org/wiki/Maskim_Xul]Maskim Xul[/url][/b] (Doom II, 2017, 3) [sup][6: Dimon12321: 6][/sup]" calcext:value-type="string">
            <text:p>[b]247. [url=https://doomwiki.org/wiki/Maskim_Xul]Maskim Xul[/url][/b] (Doom II, 2017, 3) [sup][6: Dimon1232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1] &gt; 0; &quot;[b]&quot; &amp; [Numbers.B271] &amp; &quot;. &quot; &amp; &quot;[url=&quot; &amp; [Numbers.E271] &amp; &quot;]&quot; &amp; [Numbers.D271] &amp; &quot;[/url][/b] (&quot; &amp; [Numbers.G271] &amp; &quot;, &quot;  &amp; IF([Numbers.F271] &gt;= 2020; &quot;[b]&quot;; &quot;&quot;) &amp; [Numbers.F271] &amp; IF([Numbers.F271] &gt;= 2020; &quot;[/b]&quot;; &quot;&quot;)  &amp; &quot;, &quot; &amp; [Numbers.H271] &amp; &quot;) [sup][&quot; &amp; [Numbers.C271] &amp; &quot;: &quot; &amp; [Numbers.I271] &amp; &quot;][/sup]&quot;; &quot;&quot;)" office:value-type="string" office:string-value="[b]247. [url=https://www.doomworld.com/idgames/levels/doom2/Ports/m-o/neodoom]NeoDoom[/url][/b] (Doom II, 2006, 32) [sup][6: OniriA: 6][/sup]" calcext:value-type="string">
            <text:p>[b]247. [url=https://www.doomworld.com/idgames/levels/doom2/Ports/m-o/neodoom]NeoDoom[/url][/b] (Doom II, 2006, 32) [sup][6: Oniri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2] &gt; 0; &quot;[b]&quot; &amp; [Numbers.B272] &amp; &quot;. &quot; &amp; &quot;[url=&quot; &amp; [Numbers.E272] &amp; &quot;]&quot; &amp; [Numbers.D272] &amp; &quot;[/url][/b] (&quot; &amp; [Numbers.G272] &amp; &quot;, &quot;  &amp; IF([Numbers.F272] &gt;= 2020; &quot;[b]&quot;; &quot;&quot;) &amp; [Numbers.F272] &amp; IF([Numbers.F272] &gt;= 2020; &quot;[/b]&quot;; &quot;&quot;)  &amp; &quot;, &quot; &amp; [Numbers.H272] &amp; &quot;) [sup][&quot; &amp; [Numbers.C272] &amp; &quot;: &quot; &amp; [Numbers.I272] &amp; &quot;][/sup]&quot;; &quot;&quot;)" office:value-type="string" office:string-value="[b]247. [url=https://www.doomworld.com/forum/topic/117844-nosp2-nanowadmo-megawad-slaughterwad/]NoReason's Speedmaps 2[/url][/b] (Doom II, [b]2020[/b], 34) [sup][6: sapphics: 6][/sup]" calcext:value-type="string">
            <text:p>[b]247. [url=https://www.doomworld.com/forum/topic/117844-nosp2-nanowadmo-megawad-slaughterwad/]NoReason's Speedmaps 2[/url][/b] (Doom II, [b]2020[/b], 34) [sup][6: sapphic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3] &gt; 0; &quot;[b]&quot; &amp; [Numbers.B273] &amp; &quot;. &quot; &amp; &quot;[url=&quot; &amp; [Numbers.E273] &amp; &quot;]&quot; &amp; [Numbers.D273] &amp; &quot;[/url][/b] (&quot; &amp; [Numbers.G273] &amp; &quot;, &quot;  &amp; IF([Numbers.F273] &gt;= 2020; &quot;[b]&quot;; &quot;&quot;) &amp; [Numbers.F273] &amp; IF([Numbers.F273] &gt;= 2020; &quot;[/b]&quot;; &quot;&quot;)  &amp; &quot;, &quot; &amp; [Numbers.H273] &amp; &quot;) [sup][&quot; &amp; [Numbers.C273] &amp; &quot;: &quot; &amp; [Numbers.I273] &amp; &quot;][/sup]&quot;; &quot;&quot;)" office:value-type="string" office:string-value="[b]247. [url=https://www.doomworld.com/idgames/levels/doom/m-o/nukemine]Nuke Mine (Come Get Some)[/url][/b] (Doom, 1994, 9) [sup][6: Soundblock: 6][/sup]" calcext:value-type="string">
            <text:p>[b]247. [url=https://www.doomworld.com/idgames/levels/doom/m-o/nukemine]Nuke Mine (Come Get Some)[/url][/b] (Doom, 1994, 9) [sup][6: Soundbloc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4] &gt; 0; &quot;[b]&quot; &amp; [Numbers.B274] &amp; &quot;. &quot; &amp; &quot;[url=&quot; &amp; [Numbers.E274] &amp; &quot;]&quot; &amp; [Numbers.D274] &amp; &quot;[/url][/b] (&quot; &amp; [Numbers.G274] &amp; &quot;, &quot;  &amp; IF([Numbers.F274] &gt;= 2020; &quot;[b]&quot;; &quot;&quot;) &amp; [Numbers.F274] &amp; IF([Numbers.F274] &gt;= 2020; &quot;[/b]&quot;; &quot;&quot;)  &amp; &quot;, &quot; &amp; [Numbers.H274] &amp; &quot;) [sup][&quot; &amp; [Numbers.C274] &amp; &quot;: &quot; &amp; [Numbers.I274] &amp; &quot;][/sup]&quot;; &quot;&quot;)" office:value-type="string" office:string-value="[b]247. [url=https://www.doomworld.com/forum/topic/49008-phmlspd-boom-maps-for-people-who-like-shooting-monsters/]Phmlspd[/url][/b] (Doom II, 2010, 13) [sup][6: maxmanium: 6][/sup]" calcext:value-type="string">
            <text:p>[b]247. [url=https://www.doomworld.com/forum/topic/49008-phmlspd-boom-maps-for-people-who-like-shooting-monsters/]Phmlspd[/url][/b] (Doom II, 2010, 13) [sup][6: maxman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5] &gt; 0; &quot;[b]&quot; &amp; [Numbers.B275] &amp; &quot;. &quot; &amp; &quot;[url=&quot; &amp; [Numbers.E275] &amp; &quot;]&quot; &amp; [Numbers.D275] &amp; &quot;[/url][/b] (&quot; &amp; [Numbers.G275] &amp; &quot;, &quot;  &amp; IF([Numbers.F275] &gt;= 2020; &quot;[b]&quot;; &quot;&quot;) &amp; [Numbers.F275] &amp; IF([Numbers.F275] &gt;= 2020; &quot;[/b]&quot;; &quot;&quot;)  &amp; &quot;, &quot; &amp; [Numbers.H275] &amp; &quot;) [sup][&quot; &amp; [Numbers.C275] &amp; &quot;: &quot; &amp; [Numbers.I275] &amp; &quot;][/sup]&quot;; &quot;&quot;)" office:value-type="string" office:string-value="[b]247. [url=https://doomwiki.org/wiki/SSL2]SSL2[/url][/b] (Doom II, 1996, 1) [sup][6: antares031: 6][/sup]" calcext:value-type="string">
            <text:p>[b]247. [url=https://doomwiki.org/wiki/SSL2]SSL2[/url][/b] (Doom II, 1996, 1) [sup][6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6] &gt; 0; &quot;[b]&quot; &amp; [Numbers.B276] &amp; &quot;. &quot; &amp; &quot;[url=&quot; &amp; [Numbers.E276] &amp; &quot;]&quot; &amp; [Numbers.D276] &amp; &quot;[/url][/b] (&quot; &amp; [Numbers.G276] &amp; &quot;, &quot;  &amp; IF([Numbers.F276] &gt;= 2020; &quot;[b]&quot;; &quot;&quot;) &amp; [Numbers.F276] &amp; IF([Numbers.F276] &gt;= 2020; &quot;[/b]&quot;; &quot;&quot;)  &amp; &quot;, &quot; &amp; [Numbers.H276] &amp; &quot;) [sup][&quot; &amp; [Numbers.C276] &amp; &quot;: &quot; &amp; [Numbers.I276] &amp; &quot;][/sup]&quot;; &quot;&quot;)" office:value-type="string" office:string-value="[b]247. [url=https://doomwiki.org/wiki/Strange_Aeons]Strange Aeons[/url][/b] (Doom, 2015, 45) [sup][6: ax34: 3, SOSU: 3][/sup]" calcext:value-type="string">
            <text:p>[b]247. [url=https://doomwiki.org/wiki/Strange_Aeons]Strange Aeons[/url][/b] (Doom, 2015, 45) [sup][6: ax34: 3, SOS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7] &gt; 0; &quot;[b]&quot; &amp; [Numbers.B277] &amp; &quot;. &quot; &amp; &quot;[url=&quot; &amp; [Numbers.E277] &amp; &quot;]&quot; &amp; [Numbers.D277] &amp; &quot;[/url][/b] (&quot; &amp; [Numbers.G277] &amp; &quot;, &quot;  &amp; IF([Numbers.F277] &gt;= 2020; &quot;[b]&quot;; &quot;&quot;) &amp; [Numbers.F277] &amp; IF([Numbers.F277] &gt;= 2020; &quot;[/b]&quot;; &quot;&quot;)  &amp; &quot;, &quot; &amp; [Numbers.H277] &amp; &quot;) [sup][&quot; &amp; [Numbers.C277] &amp; &quot;: &quot; &amp; [Numbers.I277] &amp; &quot;][/sup]&quot;; &quot;&quot;)" office:value-type="string" office:string-value="[b]247. [url=https://www.doomworld.com/idgames/levels/doom2/Ports/megawads/lmtmple3]Temple of the Lizard Men 3[/url][/b] (Doom II, 2013, 32) [sup][6: Lewonx: 6][/sup]" calcext:value-type="string">
            <text:p>[b]247. [url=https://www.doomworld.com/idgames/levels/doom2/Ports/megawads/lmtmple3]Temple of the Lizard Men 3[/url][/b] (Doom II, 2013, 32) [sup][6: Lewon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8] &gt; 0; &quot;[b]&quot; &amp; [Numbers.B278] &amp; &quot;. &quot; &amp; &quot;[url=&quot; &amp; [Numbers.E278] &amp; &quot;]&quot; &amp; [Numbers.D278] &amp; &quot;[/url][/b] (&quot; &amp; [Numbers.G278] &amp; &quot;, &quot;  &amp; IF([Numbers.F278] &gt;= 2020; &quot;[b]&quot;; &quot;&quot;) &amp; [Numbers.F278] &amp; IF([Numbers.F278] &gt;= 2020; &quot;[/b]&quot;; &quot;&quot;)  &amp; &quot;, &quot; &amp; [Numbers.H278] &amp; &quot;) [sup][&quot; &amp; [Numbers.C278] &amp; &quot;: &quot; &amp; [Numbers.I278] &amp; &quot;][/sup]&quot;; &quot;&quot;)" office:value-type="string" office:string-value="[b]247. [url=https://www.doomworld.com/idgames/levels/doom2/Ports/m-o/massm]The Adventures of MassMouth[/url][/b] (Doom II, 2000, 10) [sup][6: Ralphis: 6][/sup]" calcext:value-type="string">
            <text:p>[b]247. [url=https://www.doomworld.com/idgames/levels/doom2/Ports/m-o/massm]The Adventures of MassMouth[/url][/b] (Doom II, 2000, 10) [sup][6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9] &gt; 0; &quot;[b]&quot; &amp; [Numbers.B279] &amp; &quot;. &quot; &amp; &quot;[url=&quot; &amp; [Numbers.E279] &amp; &quot;]&quot; &amp; [Numbers.D279] &amp; &quot;[/url][/b] (&quot; &amp; [Numbers.G279] &amp; &quot;, &quot;  &amp; IF([Numbers.F279] &gt;= 2020; &quot;[b]&quot;; &quot;&quot;) &amp; [Numbers.F279] &amp; IF([Numbers.F279] &gt;= 2020; &quot;[/b]&quot;; &quot;&quot;)  &amp; &quot;, &quot; &amp; [Numbers.H279] &amp; &quot;) [sup][&quot; &amp; [Numbers.C279] &amp; &quot;: &quot; &amp; [Numbers.I279] &amp; &quot;][/sup]&quot;; &quot;&quot;)" office:value-type="string" office:string-value="[b]247. [url=https://www.doomworld.com/idgames/levels/doom2/s-u/slayer]The Slayer[/url][/b] (Doom II, 2002, 15) [sup][6: Vorpal: 5, vdgg: 1][/sup]" calcext:value-type="string">
            <text:p>[b]247. [url=https://www.doomworld.com/idgames/levels/doom2/s-u/slayer]The Slayer[/url][/b] (Doom II, 2002, 15) [sup][6: Vorpal: 5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0] &gt; 0; &quot;[b]&quot; &amp; [Numbers.B280] &amp; &quot;. &quot; &amp; &quot;[url=&quot; &amp; [Numbers.E280] &amp; &quot;]&quot; &amp; [Numbers.D280] &amp; &quot;[/url][/b] (&quot; &amp; [Numbers.G280] &amp; &quot;, &quot;  &amp; IF([Numbers.F280] &gt;= 2020; &quot;[b]&quot;; &quot;&quot;) &amp; [Numbers.F280] &amp; IF([Numbers.F280] &gt;= 2020; &quot;[/b]&quot;; &quot;&quot;)  &amp; &quot;, &quot; &amp; [Numbers.H280] &amp; &quot;) [sup][&quot; &amp; [Numbers.C280] &amp; &quot;: &quot; &amp; [Numbers.I280] &amp; &quot;][/sup]&quot;; &quot;&quot;)" office:value-type="string" office:string-value="[b]247. [url=https://www.doomworld.com/idgames/themes/terrywads/uacmnnew]UAC Military Nightmare[/url][/b] (Doom II, 2008, 18) [sup][6: AnonimVio: 6][/sup]" calcext:value-type="string">
            <text:p>[b]247. [url=https://www.doomworld.com/idgames/themes/terrywads/uacmnnew]UAC Military Nightmare[/url][/b] (Doom II, 2008, 18) [sup][6: AnonimVi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1] &gt; 0; &quot;[b]&quot; &amp; [Numbers.B281] &amp; &quot;. &quot; &amp; &quot;[url=&quot; &amp; [Numbers.E281] &amp; &quot;]&quot; &amp; [Numbers.D281] &amp; &quot;[/url][/b] (&quot; &amp; [Numbers.G281] &amp; &quot;, &quot;  &amp; IF([Numbers.F281] &gt;= 2020; &quot;[b]&quot;; &quot;&quot;) &amp; [Numbers.F281] &amp; IF([Numbers.F281] &gt;= 2020; &quot;[/b]&quot;; &quot;&quot;)  &amp; &quot;, &quot; &amp; [Numbers.H281] &amp; &quot;) [sup][&quot; &amp; [Numbers.C281] &amp; &quot;: &quot; &amp; [Numbers.I281] &amp; &quot;][/sup]&quot;; &quot;&quot;)" office:value-type="string" office:string-value="[b]247. [url=https://doomwiki.org/wiki/Ultimate_Doom_the_Way_id_Did]Ultimate Doom the Way id Did[/url][/b] (Doom, 2019, 9) [sup][6: Omniarch: 5, dosboot: 1][/sup]" calcext:value-type="string">
            <text:p>[b]247. [url=https://doomwiki.org/wiki/Ultimate_Doom_the_Way_id_Did]Ultimate Doom the Way id Did[/url][/b] (Doom, 2019, 9) [sup][6: Omniarch: 5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2] &gt; 0; &quot;[b]&quot; &amp; [Numbers.B282] &amp; &quot;. &quot; &amp; &quot;[url=&quot; &amp; [Numbers.E282] &amp; &quot;]&quot; &amp; [Numbers.D282] &amp; &quot;[/url][/b] (&quot; &amp; [Numbers.G282] &amp; &quot;, &quot;  &amp; IF([Numbers.F282] &gt;= 2020; &quot;[b]&quot;; &quot;&quot;) &amp; [Numbers.F282] &amp; IF([Numbers.F282] &gt;= 2020; &quot;[/b]&quot;; &quot;&quot;)  &amp; &quot;, &quot; &amp; [Numbers.H282] &amp; &quot;) [sup][&quot; &amp; [Numbers.C282] &amp; &quot;: &quot; &amp; [Numbers.I282] &amp; &quot;][/sup]&quot;; &quot;&quot;)" office:value-type="string" office:string-value="[b]247. [url=https://www.doomworld.com/idgames/levels/doom2/deathmatch/Ports/megawads/udmx]Unidoom Deathmatch X[/url][/b] (Doom II, 2008, 32) [sup][6: Ralphis: 6][/sup]" calcext:value-type="string">
            <text:p>[b]247. [url=https://www.doomworld.com/idgames/levels/doom2/deathmatch/Ports/megawads/udmx]Unidoom Deathmatch X[/url][/b] (Doom II, 2008, 32) [sup][6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3] &gt; 0; &quot;[b]&quot; &amp; [Numbers.B283] &amp; &quot;. &quot; &amp; &quot;[url=&quot; &amp; [Numbers.E283] &amp; &quot;]&quot; &amp; [Numbers.D283] &amp; &quot;[/url][/b] (&quot; &amp; [Numbers.G283] &amp; &quot;, &quot;  &amp; IF([Numbers.F283] &gt;= 2020; &quot;[b]&quot;; &quot;&quot;) &amp; [Numbers.F283] &amp; IF([Numbers.F283] &gt;= 2020; &quot;[/b]&quot;; &quot;&quot;)  &amp; &quot;, &quot; &amp; [Numbers.H283] &amp; &quot;) [sup][&quot; &amp; [Numbers.C283] &amp; &quot;: &quot; &amp; [Numbers.I283] &amp; &quot;][/sup]&quot;; &quot;&quot;)" office:value-type="string" office:string-value="[b]247. [url=https://www.doomworld.com/idgames/levels/doom2/Ports/m-o/ma_val]Valhalla[/url][/b] (Doom II, 2010, 1) [sup][6: 4everDoomed: 4, VanaheimRanger: 2][/sup]" calcext:value-type="string">
            <text:p>[b]247. [url=https://www.doomworld.com/idgames/levels/doom2/Ports/m-o/ma_val]Valhalla[/url][/b] (Doom II, 2010, 1) [sup][6: 4everDoomed: 4, VanaheimRang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4] &gt; 0; &quot;[b]&quot; &amp; [Numbers.B284] &amp; &quot;. &quot; &amp; &quot;[url=&quot; &amp; [Numbers.E284] &amp; &quot;]&quot; &amp; [Numbers.D284] &amp; &quot;[/url][/b] (&quot; &amp; [Numbers.G284] &amp; &quot;, &quot;  &amp; IF([Numbers.F284] &gt;= 2020; &quot;[b]&quot;; &quot;&quot;) &amp; [Numbers.F284] &amp; IF([Numbers.F284] &gt;= 2020; &quot;[/b]&quot;; &quot;&quot;)  &amp; &quot;, &quot; &amp; [Numbers.H284] &amp; &quot;) [sup][&quot; &amp; [Numbers.C284] &amp; &quot;: &quot; &amp; [Numbers.I284] &amp; &quot;][/sup]&quot;; &quot;&quot;)" office:value-type="string" office:string-value="[b]281. [url=https://www.doomworld.com/forum/topic/115653-1000-line-2-cp-completed/]1000 Line 2 Community Project[/url][/b] (Doom II, [b]2020[/b], 34) [sup][5: Horus: 5][/sup]" calcext:value-type="string">
            <text:p>[b]281. [url=https://www.doomworld.com/forum/topic/115653-1000-line-2-cp-completed/]1000 Line 2 Community Project[/url][/b] (Doom II, [b]2020[/b], 34) [sup][5: Hor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5] &gt; 0; &quot;[b]&quot; &amp; [Numbers.B285] &amp; &quot;. &quot; &amp; &quot;[url=&quot; &amp; [Numbers.E285] &amp; &quot;]&quot; &amp; [Numbers.D285] &amp; &quot;[/url][/b] (&quot; &amp; [Numbers.G285] &amp; &quot;, &quot;  &amp; IF([Numbers.F285] &gt;= 2020; &quot;[b]&quot;; &quot;&quot;) &amp; [Numbers.F285] &amp; IF([Numbers.F285] &gt;= 2020; &quot;[/b]&quot;; &quot;&quot;)  &amp; &quot;, &quot; &amp; [Numbers.H285] &amp; &quot;) [sup][&quot; &amp; [Numbers.C285] &amp; &quot;: &quot; &amp; [Numbers.I285] &amp; &quot;][/sup]&quot;; &quot;&quot;)" office:value-type="string" office:string-value="[b]281. [url=https://www.doomworld.com/vb/thread/71473]2048 Unleashed[/url][/b] (Doom II, 2015, 49) [sup][5: eharper256: 5][/sup]" calcext:value-type="string">
            <text:p>[b]281. [url=https://www.doomworld.com/vb/thread/71473]2048 Unleashed[/url][/b] (Doom II, 2015, 49) [sup][5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6] &gt; 0; &quot;[b]&quot; &amp; [Numbers.B286] &amp; &quot;. &quot; &amp; &quot;[url=&quot; &amp; [Numbers.E286] &amp; &quot;]&quot; &amp; [Numbers.D286] &amp; &quot;[/url][/b] (&quot; &amp; [Numbers.G286] &amp; &quot;, &quot;  &amp; IF([Numbers.F286] &gt;= 2020; &quot;[b]&quot;; &quot;&quot;) &amp; [Numbers.F286] &amp; IF([Numbers.F286] &gt;= 2020; &quot;[/b]&quot;; &quot;&quot;)  &amp; &quot;, &quot; &amp; [Numbers.H286] &amp; &quot;) [sup][&quot; &amp; [Numbers.C286] &amp; &quot;: &quot; &amp; [Numbers.I286] &amp; &quot;][/sup]&quot;; &quot;&quot;)" office:value-type="string" office:string-value="[b]281. [url=https://www.doomworld.com/idgames/levels/doom/Ports/a-c/aa_e1]Alpha Accident: Terra Nova[/url][/b] (Doom, 2016, 9) [sup][5: Rince-wind: 5][/sup]" calcext:value-type="string">
            <text:p>[b]281. [url=https://www.doomworld.com/idgames/levels/doom/Ports/a-c/aa_e1]Alpha Accident: Terra Nova[/url][/b] (Doom, 2016, 9) [sup][5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7] &gt; 0; &quot;[b]&quot; &amp; [Numbers.B287] &amp; &quot;. &quot; &amp; &quot;[url=&quot; &amp; [Numbers.E287] &amp; &quot;]&quot; &amp; [Numbers.D287] &amp; &quot;[/url][/b] (&quot; &amp; [Numbers.G287] &amp; &quot;, &quot;  &amp; IF([Numbers.F287] &gt;= 2020; &quot;[b]&quot;; &quot;&quot;) &amp; [Numbers.F287] &amp; IF([Numbers.F287] &gt;= 2020; &quot;[/b]&quot;; &quot;&quot;)  &amp; &quot;, &quot; &amp; [Numbers.H287] &amp; &quot;) [sup][&quot; &amp; [Numbers.C287] &amp; &quot;: &quot; &amp; [Numbers.I287] &amp; &quot;][/sup]&quot;; &quot;&quot;)" office:value-type="string" office:string-value="[b]281. [url=https://doomwiki.org/wiki/Army_of_Darkness_TC]Army of Darkness TC[/url][/b] (Doom II, 1996, 10) [sup][5: AtticTelephone: 5][/sup]" calcext:value-type="string">
            <text:p>[b]281. [url=https://doomwiki.org/wiki/Army_of_Darkness_TC]Army of Darkness TC[/url][/b] (Doom II, 1996, 10) [sup][5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8] &gt; 0; &quot;[b]&quot; &amp; [Numbers.B288] &amp; &quot;. &quot; &amp; &quot;[url=&quot; &amp; [Numbers.E288] &amp; &quot;]&quot; &amp; [Numbers.D288] &amp; &quot;[/url][/b] (&quot; &amp; [Numbers.G288] &amp; &quot;, &quot;  &amp; IF([Numbers.F288] &gt;= 2020; &quot;[b]&quot;; &quot;&quot;) &amp; [Numbers.F288] &amp; IF([Numbers.F288] &gt;= 2020; &quot;[/b]&quot;; &quot;&quot;)  &amp; &quot;, &quot; &amp; [Numbers.H288] &amp; &quot;) [sup][&quot; &amp; [Numbers.C288] &amp; &quot;: &quot; &amp; [Numbers.I288] &amp; &quot;][/sup]&quot;; &quot;&quot;)" office:value-type="string" office:string-value="[b]281. [url=https://www.doomworld.com/forum/topic/105451-birthday-bash-megawad-offical-release/]Birthday Bash [/url][/b] (Doom II, 2019, 25) [sup][5: eharper256: 5][/sup]" calcext:value-type="string">
            <text:p>[b]281. [url=https://www.doomworld.com/forum/topic/105451-birthday-bash-megawad-offical-release/]Birthday Bash [/url][/b] (Doom II, 2019, 25) [sup][5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9] &gt; 0; &quot;[b]&quot; &amp; [Numbers.B289] &amp; &quot;. &quot; &amp; &quot;[url=&quot; &amp; [Numbers.E289] &amp; &quot;]&quot; &amp; [Numbers.D289] &amp; &quot;[/url][/b] (&quot; &amp; [Numbers.G289] &amp; &quot;, &quot;  &amp; IF([Numbers.F289] &gt;= 2020; &quot;[b]&quot;; &quot;&quot;) &amp; [Numbers.F289] &amp; IF([Numbers.F289] &gt;= 2020; &quot;[/b]&quot;; &quot;&quot;)  &amp; &quot;, &quot; &amp; [Numbers.H289] &amp; &quot;) [sup][&quot; &amp; [Numbers.C289] &amp; &quot;: &quot; &amp; [Numbers.I289] &amp; &quot;][/sup]&quot;; &quot;&quot;)" office:value-type="string" office:string-value="[b]281. [url=https://www.doomworld.com/idgames/levels/doom2/Ports/a-c/bldstlp]Bloody Steel[/url][/b] (Doom II, 2014, 10) [sup][5: ella guro: 2, Li'l devil: 3][/sup]" calcext:value-type="string">
            <text:p>[b]281. [url=https://www.doomworld.com/idgames/levels/doom2/Ports/a-c/bldstlp]Bloody Steel[/url][/b] (Doom II, 2014, 10) [sup][5: ella guro: 2,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0] &gt; 0; &quot;[b]&quot; &amp; [Numbers.B290] &amp; &quot;. &quot; &amp; &quot;[url=&quot; &amp; [Numbers.E290] &amp; &quot;]&quot; &amp; [Numbers.D290] &amp; &quot;[/url][/b] (&quot; &amp; [Numbers.G290] &amp; &quot;, &quot;  &amp; IF([Numbers.F290] &gt;= 2020; &quot;[b]&quot;; &quot;&quot;) &amp; [Numbers.F290] &amp; IF([Numbers.F290] &gt;= 2020; &quot;[/b]&quot;; &quot;&quot;)  &amp; &quot;, &quot; &amp; [Numbers.H290] &amp; &quot;) [sup][&quot; &amp; [Numbers.C290] &amp; &quot;: &quot; &amp; [Numbers.I290] &amp; &quot;][/sup]&quot;; &quot;&quot;)" office:value-type="string" office:string-value="[b]281. [url=https://www.doomworld.com/idgames/levels/doom2/Ports/a-c/bor_lost]Brotherhood of Ruin: The Lost Temple[/url][/b] (Doom II, 2013, 1) [sup][5: Vorpal: 5][/sup]" calcext:value-type="string">
            <text:p>[b]281. [url=https://www.doomworld.com/idgames/levels/doom2/Ports/a-c/bor_lost]Brotherhood of Ruin: The Lost Temple[/url][/b] (Doom II, 2013, 1) [sup][5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1] &gt; 0; &quot;[b]&quot; &amp; [Numbers.B291] &amp; &quot;. &quot; &amp; &quot;[url=&quot; &amp; [Numbers.E291] &amp; &quot;]&quot; &amp; [Numbers.D291] &amp; &quot;[/url][/b] (&quot; &amp; [Numbers.G291] &amp; &quot;, &quot;  &amp; IF([Numbers.F291] &gt;= 2020; &quot;[b]&quot;; &quot;&quot;) &amp; [Numbers.F291] &amp; IF([Numbers.F291] &gt;= 2020; &quot;[/b]&quot;; &quot;&quot;)  &amp; &quot;, &quot; &amp; [Numbers.H291] &amp; &quot;) [sup][&quot; &amp; [Numbers.C291] &amp; &quot;: &quot; &amp; [Numbers.I291] &amp; &quot;][/sup]&quot;; &quot;&quot;)" office:value-type="string" office:string-value="[b]281. [url=https://www.doomworld.com/idgames/levels/doom/p-r/retroeps]CH Retro Episode[/url][/b] (Doom, 2002, 9) [sup][5: Diabolución: 5][/sup]" calcext:value-type="string">
            <text:p>[b]281. [url=https://www.doomworld.com/idgames/levels/doom/p-r/retroeps]CH Retro Episode[/url][/b] (Doom, 2002, 9) [sup][5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2] &gt; 0; &quot;[b]&quot; &amp; [Numbers.B292] &amp; &quot;. &quot; &amp; &quot;[url=&quot; &amp; [Numbers.E292] &amp; &quot;]&quot; &amp; [Numbers.D292] &amp; &quot;[/url][/b] (&quot; &amp; [Numbers.G292] &amp; &quot;, &quot;  &amp; IF([Numbers.F292] &gt;= 2020; &quot;[b]&quot;; &quot;&quot;) &amp; [Numbers.F292] &amp; IF([Numbers.F292] &gt;= 2020; &quot;[/b]&quot;; &quot;&quot;)  &amp; &quot;, &quot; &amp; [Numbers.H292] &amp; &quot;) [sup][&quot; &amp; [Numbers.C292] &amp; &quot;: &quot; &amp; [Numbers.I292] &amp; &quot;][/sup]&quot;; &quot;&quot;)" office:value-type="string" office:string-value="[b]281. [url=https://www.doomworld.com/forum/topic/121935-cydonia-throwback-plutonia-wad-beta-available/]Cydonia[/url][/b] (Plutonia, [b]2021[/b], 22) [sup][5: Xeogred: 5][/sup]" calcext:value-type="string">
            <text:p>[b]281. [url=https://www.doomworld.com/forum/topic/121935-cydonia-throwback-plutonia-wad-beta-available/]Cydonia[/url][/b] (Plutonia, [b]2021[/b], 22) [sup][5: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3] &gt; 0; &quot;[b]&quot; &amp; [Numbers.B293] &amp; &quot;. &quot; &amp; &quot;[url=&quot; &amp; [Numbers.E293] &amp; &quot;]&quot; &amp; [Numbers.D293] &amp; &quot;[/url][/b] (&quot; &amp; [Numbers.G293] &amp; &quot;, &quot;  &amp; IF([Numbers.F293] &gt;= 2020; &quot;[b]&quot;; &quot;&quot;) &amp; [Numbers.F293] &amp; IF([Numbers.F293] &gt;= 2020; &quot;[/b]&quot;; &quot;&quot;)  &amp; &quot;, &quot; &amp; [Numbers.H293] &amp; &quot;) [sup][&quot; &amp; [Numbers.C293] &amp; &quot;: &quot; &amp; [Numbers.I293] &amp; &quot;][/sup]&quot;; &quot;&quot;)" office:value-type="string" office:string-value="[b]281. [url=https://www.doomworld.com/idgames/levels/doom/d-f/dante666]Dante's Gate[/url][/b] (Doom, 1994, 1) [sup][5: Soundblock: 5][/sup]" calcext:value-type="string">
            <text:p>[b]281. [url=https://www.doomworld.com/idgames/levels/doom/d-f/dante666]Dante's Gate[/url][/b] (Doom, 1994, 1) [sup][5: Soundbloc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4] &gt; 0; &quot;[b]&quot; &amp; [Numbers.B294] &amp; &quot;. &quot; &amp; &quot;[url=&quot; &amp; [Numbers.E294] &amp; &quot;]&quot; &amp; [Numbers.D294] &amp; &quot;[/url][/b] (&quot; &amp; [Numbers.G294] &amp; &quot;, &quot;  &amp; IF([Numbers.F294] &gt;= 2020; &quot;[b]&quot;; &quot;&quot;) &amp; [Numbers.F294] &amp; IF([Numbers.F294] &gt;= 2020; &quot;[/b]&quot;; &quot;&quot;)  &amp; &quot;, &quot; &amp; [Numbers.H294] &amp; &quot;) [sup][&quot; &amp; [Numbers.C294] &amp; &quot;: &quot; &amp; [Numbers.I294] &amp; &quot;][/sup]&quot;; &quot;&quot;)" office:value-type="string" office:string-value="[b]281. [url=https://www.doomworld.com/idgames/levels/doom2/Ports/d-f/dor]Dawn of Reality[/url][/b] (Doom II, 2010, 1) [sup][5: ax34: 4, Doomlover77: 1][/sup]" calcext:value-type="string">
            <text:p>[b]281. [url=https://www.doomworld.com/idgames/levels/doom2/Ports/d-f/dor]Dawn of Reality[/url][/b] (Doom II, 2010, 1) [sup][5: ax34: 4, Doomlover77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5] &gt; 0; &quot;[b]&quot; &amp; [Numbers.B295] &amp; &quot;. &quot; &amp; &quot;[url=&quot; &amp; [Numbers.E295] &amp; &quot;]&quot; &amp; [Numbers.D295] &amp; &quot;[/url][/b] (&quot; &amp; [Numbers.G295] &amp; &quot;, &quot;  &amp; IF([Numbers.F295] &gt;= 2020; &quot;[b]&quot;; &quot;&quot;) &amp; [Numbers.F295] &amp; IF([Numbers.F295] &gt;= 2020; &quot;[/b]&quot;; &quot;&quot;)  &amp; &quot;, &quot; &amp; [Numbers.H295] &amp; &quot;) [sup][&quot; &amp; [Numbers.C295] &amp; &quot;: &quot; &amp; [Numbers.I295] &amp; &quot;][/sup]&quot;; &quot;&quot;)" office:value-type="string" office:string-value="[b]281. [url=http://www.wad-archive.com/wad/DOOM-Barracks-Zone-1]Doom Barracks Zone[/url][/b] (Doom II, 2010, 9) [sup][5: HUNdebLeonidasX: 3, TheMightyHeracross: 2][/sup]" calcext:value-type="string">
            <text:p>[b]281. [url=http://www.wad-archive.com/wad/DOOM-Barracks-Zone-1]Doom Barracks Zone[/url][/b] (Doom II, 2010, 9) [sup][5: HUNdebLeonidasX: 3, TheMightyHeracros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6] &gt; 0; &quot;[b]&quot; &amp; [Numbers.B296] &amp; &quot;. &quot; &amp; &quot;[url=&quot; &amp; [Numbers.E296] &amp; &quot;]&quot; &amp; [Numbers.D296] &amp; &quot;[/url][/b] (&quot; &amp; [Numbers.G296] &amp; &quot;, &quot;  &amp; IF([Numbers.F296] &gt;= 2020; &quot;[b]&quot;; &quot;&quot;) &amp; [Numbers.F296] &amp; IF([Numbers.F296] &gt;= 2020; &quot;[/b]&quot;; &quot;&quot;)  &amp; &quot;, &quot; &amp; [Numbers.H296] &amp; &quot;) [sup][&quot; &amp; [Numbers.C296] &amp; &quot;: &quot; &amp; [Numbers.I296] &amp; &quot;][/sup]&quot;; &quot;&quot;)" office:value-type="string" office:string-value="[b]281. [url=https://www.doomworld.com/forum/topic/54022-doom-center-do-you-know-that/]Doom Center[/url][/b] (Doom II, 2011, 1) [sup][5: HUNdebLeonidasX: 5][/sup]" calcext:value-type="string">
            <text:p>[b]281. [url=https://www.doomworld.com/forum/topic/54022-doom-center-do-you-know-that/]Doom Center[/url][/b] (Doom II, 2011, 1) [sup][5: HUNdebLeonidas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7] &gt; 0; &quot;[b]&quot; &amp; [Numbers.B297] &amp; &quot;. &quot; &amp; &quot;[url=&quot; &amp; [Numbers.E297] &amp; &quot;]&quot; &amp; [Numbers.D297] &amp; &quot;[/url][/b] (&quot; &amp; [Numbers.G297] &amp; &quot;, &quot;  &amp; IF([Numbers.F297] &gt;= 2020; &quot;[b]&quot;; &quot;&quot;) &amp; [Numbers.F297] &amp; IF([Numbers.F297] &gt;= 2020; &quot;[/b]&quot;; &quot;&quot;)  &amp; &quot;, &quot; &amp; [Numbers.H297] &amp; &quot;) [sup][&quot; &amp; [Numbers.C297] &amp; &quot;: &quot; &amp; [Numbers.I297] &amp; &quot;][/sup]&quot;; &quot;&quot;)" office:value-type="string" office:string-value="[b]281. [url=https://doomwiki.org/wiki/Doom_the_Way_id_Did:_The_Lost_Episodes]Doom the Way id Did: The Lost Episodes[/url][/b] (Doom, 2012, 55) [sup][5: Ryath: 5][/sup]" calcext:value-type="string">
            <text:p>[b]281. [url=https://doomwiki.org/wiki/Doom_the_Way_id_Did:_The_Lost_Episodes]Doom the Way id Did: The Lost Episodes[/url][/b] (Doom, 2012, 55) [sup][5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8] &gt; 0; &quot;[b]&quot; &amp; [Numbers.B298] &amp; &quot;. &quot; &amp; &quot;[url=&quot; &amp; [Numbers.E298] &amp; &quot;]&quot; &amp; [Numbers.D298] &amp; &quot;[/url][/b] (&quot; &amp; [Numbers.G298] &amp; &quot;, &quot;  &amp; IF([Numbers.F298] &gt;= 2020; &quot;[b]&quot;; &quot;&quot;) &amp; [Numbers.F298] &amp; IF([Numbers.F298] &gt;= 2020; &quot;[/b]&quot;; &quot;&quot;)  &amp; &quot;, &quot; &amp; [Numbers.H298] &amp; &quot;) [sup][&quot; &amp; [Numbers.C298] &amp; &quot;: &quot; &amp; [Numbers.I298] &amp; &quot;][/sup]&quot;; &quot;&quot;)" office:value-type="string" office:string-value="[b]281. [url=https://doomwiki.org/wiki/Doom:_The_Golden_Souls_2]Doom: The Golden Souls 2[/url][/b] (Doom II, 2018, 49) [sup][5: TJG1289: 5][/sup]" calcext:value-type="string">
            <text:p>[b]281. [url=https://doomwiki.org/wiki/Doom:_The_Golden_Souls_2]Doom: The Golden Souls 2[/url][/b] (Doom II, 2018, 49) [sup][5: TJG128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9] &gt; 0; &quot;[b]&quot; &amp; [Numbers.B299] &amp; &quot;. &quot; &amp; &quot;[url=&quot; &amp; [Numbers.E299] &amp; &quot;]&quot; &amp; [Numbers.D299] &amp; &quot;[/url][/b] (&quot; &amp; [Numbers.G299] &amp; &quot;, &quot;  &amp; IF([Numbers.F299] &gt;= 2020; &quot;[b]&quot;; &quot;&quot;) &amp; [Numbers.F299] &amp; IF([Numbers.F299] &gt;= 2020; &quot;[/b]&quot;; &quot;&quot;)  &amp; &quot;, &quot; &amp; [Numbers.H299] &amp; &quot;) [sup][&quot; &amp; [Numbers.C299] &amp; &quot;: &quot; &amp; [Numbers.I299] &amp; &quot;][/sup]&quot;; &quot;&quot;)" office:value-type="string" office:string-value="[b]281. [url=https://doomwiki.org/wiki/Doom:_The_Lost_Episode]Doom: The Lost Episode[/url][/b] (Doom, 2009, 9) [sup][5: Omniarch: 5][/sup]" calcext:value-type="string">
            <text:p>[b]281. [url=https://doomwiki.org/wiki/Doom:_The_Lost_Episode]Doom: The Lost Episode[/url][/b] (Doom, 2009, 9) [sup][5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0] &gt; 0; &quot;[b]&quot; &amp; [Numbers.B300] &amp; &quot;. &quot; &amp; &quot;[url=&quot; &amp; [Numbers.E300] &amp; &quot;]&quot; &amp; [Numbers.D300] &amp; &quot;[/url][/b] (&quot; &amp; [Numbers.G300] &amp; &quot;, &quot;  &amp; IF([Numbers.F300] &gt;= 2020; &quot;[b]&quot;; &quot;&quot;) &amp; [Numbers.F300] &amp; IF([Numbers.F300] &gt;= 2020; &quot;[/b]&quot;; &quot;&quot;)  &amp; &quot;, &quot; &amp; [Numbers.H300] &amp; &quot;) [sup][&quot; &amp; [Numbers.C300] &amp; &quot;: &quot; &amp; [Numbers.I300] &amp; &quot;][/sup]&quot;; &quot;&quot;)" office:value-type="string" office:string-value="[b]281. [url=https://forum.zdoom.org/viewtopic.php?f=42&amp;t=63530]Doomish Den of Design[/url][/b] (Doom II, 2019, 1) [sup][5: Rince-wind: 5][/sup]" calcext:value-type="string">
            <text:p>[b]281. [url=https://forum.zdoom.org/viewtopic.php?f=42&amp;t=63530]Doomish Den of Design[/url][/b] (Doom II, 2019, 1) [sup][5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1] &gt; 0; &quot;[b]&quot; &amp; [Numbers.B301] &amp; &quot;. &quot; &amp; &quot;[url=&quot; &amp; [Numbers.E301] &amp; &quot;]&quot; &amp; [Numbers.D301] &amp; &quot;[/url][/b] (&quot; &amp; [Numbers.G301] &amp; &quot;, &quot;  &amp; IF([Numbers.F301] &gt;= 2020; &quot;[b]&quot;; &quot;&quot;) &amp; [Numbers.F301] &amp; IF([Numbers.F301] &gt;= 2020; &quot;[/b]&quot;; &quot;&quot;)  &amp; &quot;, &quot; &amp; [Numbers.H301] &amp; &quot;) [sup][&quot; &amp; [Numbers.C301] &amp; &quot;: &quot; &amp; [Numbers.I301] &amp; &quot;][/sup]&quot;; &quot;&quot;)" office:value-type="string" office:string-value="[b]281. [url=https://www.doomworld.com/idgames/levels/doom2/Ports/d-f/dripfeed]Drip Feed[/url][/b] (Doom II, 2010, 1) [sup][5: Vorpal: 5][/sup]" calcext:value-type="string">
            <text:p>[b]281. [url=https://www.doomworld.com/idgames/levels/doom2/Ports/d-f/dripfeed]Drip Feed[/url][/b] (Doom II, 2010, 1) [sup][5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2] &gt; 0; &quot;[b]&quot; &amp; [Numbers.B302] &amp; &quot;. &quot; &amp; &quot;[url=&quot; &amp; [Numbers.E302] &amp; &quot;]&quot; &amp; [Numbers.D302] &amp; &quot;[/url][/b] (&quot; &amp; [Numbers.G302] &amp; &quot;, &quot;  &amp; IF([Numbers.F302] &gt;= 2020; &quot;[b]&quot;; &quot;&quot;) &amp; [Numbers.F302] &amp; IF([Numbers.F302] &gt;= 2020; &quot;[/b]&quot;; &quot;&quot;)  &amp; &quot;, &quot; &amp; [Numbers.H302] &amp; &quot;) [sup][&quot; &amp; [Numbers.C302] &amp; &quot;: &quot; &amp; [Numbers.I302] &amp; &quot;][/sup]&quot;; &quot;&quot;)" office:value-type="string" office:string-value="[b]281. [url=https://doomwiki.org/wiki/E1_Contest]E1 Contest[/url][/b] (Doom, 2001, 15) [sup][5: Diabolución: 5][/sup]" calcext:value-type="string">
            <text:p>[b]281. [url=https://doomwiki.org/wiki/E1_Contest]E1 Contest[/url][/b] (Doom, 2001, 15) [sup][5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3] &gt; 0; &quot;[b]&quot; &amp; [Numbers.B303] &amp; &quot;. &quot; &amp; &quot;[url=&quot; &amp; [Numbers.E303] &amp; &quot;]&quot; &amp; [Numbers.D303] &amp; &quot;[/url][/b] (&quot; &amp; [Numbers.G303] &amp; &quot;, &quot;  &amp; IF([Numbers.F303] &gt;= 2020; &quot;[b]&quot;; &quot;&quot;) &amp; [Numbers.F303] &amp; IF([Numbers.F303] &gt;= 2020; &quot;[/b]&quot;; &quot;&quot;)  &amp; &quot;, &quot; &amp; [Numbers.H303] &amp; &quot;) [sup][&quot; &amp; [Numbers.C303] &amp; &quot;: &quot; &amp; [Numbers.I303] &amp; &quot;][/sup]&quot;; &quot;&quot;)" office:value-type="string" office:string-value="[b]281. [url=https://www.doomworld.com/idgames/levels/doom2/Ports/d-f/entropy]Entropy[/url][/b] (Doom II, 2019, 2) [sup][5: akolai: 2, KineticBeverage: 3][/sup]" calcext:value-type="string">
            <text:p>[b]281. [url=https://www.doomworld.com/idgames/levels/doom2/Ports/d-f/entropy]Entropy[/url][/b] (Doom II, 2019, 2) [sup][5: akolai: 2, KineticBeverag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4] &gt; 0; &quot;[b]&quot; &amp; [Numbers.B304] &amp; &quot;. &quot; &amp; &quot;[url=&quot; &amp; [Numbers.E304] &amp; &quot;]&quot; &amp; [Numbers.D304] &amp; &quot;[/url][/b] (&quot; &amp; [Numbers.G304] &amp; &quot;, &quot;  &amp; IF([Numbers.F304] &gt;= 2020; &quot;[b]&quot;; &quot;&quot;) &amp; [Numbers.F304] &amp; IF([Numbers.F304] &gt;= 2020; &quot;[/b]&quot;; &quot;&quot;)  &amp; &quot;, &quot; &amp; [Numbers.H304] &amp; &quot;) [sup][&quot; &amp; [Numbers.C304] &amp; &quot;: &quot; &amp; [Numbers.I304] &amp; &quot;][/sup]&quot;; &quot;&quot;)" office:value-type="string" office:string-value="[b]281. [url=https://doomwiki.org/wiki/Epic]Epic[/url][/b] (Doom II, 2007, 5) [sup][5: AtticTelephone: 5][/sup]" calcext:value-type="string">
            <text:p>[b]281. [url=https://doomwiki.org/wiki/Epic]Epic[/url][/b] (Doom II, 2007, 5) [sup][5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5] &gt; 0; &quot;[b]&quot; &amp; [Numbers.B305] &amp; &quot;. &quot; &amp; &quot;[url=&quot; &amp; [Numbers.E305] &amp; &quot;]&quot; &amp; [Numbers.D305] &amp; &quot;[/url][/b] (&quot; &amp; [Numbers.G305] &amp; &quot;, &quot;  &amp; IF([Numbers.F305] &gt;= 2020; &quot;[b]&quot;; &quot;&quot;) &amp; [Numbers.F305] &amp; IF([Numbers.F305] &gt;= 2020; &quot;[/b]&quot;; &quot;&quot;)  &amp; &quot;, &quot; &amp; [Numbers.H305] &amp; &quot;) [sup][&quot; &amp; [Numbers.C305] &amp; &quot;: &quot; &amp; [Numbers.I305] &amp; &quot;][/sup]&quot;; &quot;&quot;)" office:value-type="string" office:string-value="[b]281. [url=https://www.doomworld.com/idgames/levels/doom2/deathmatch/megawads/exec]Execution[/url][/b] (Doom II, 2000, 18) [sup][5: Doomkid: 5][/sup]" calcext:value-type="string">
            <text:p>[b]281. [url=https://www.doomworld.com/idgames/levels/doom2/deathmatch/megawads/exec]Execution[/url][/b] (Doom II, 2000, 18) [sup][5: Doomki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6] &gt; 0; &quot;[b]&quot; &amp; [Numbers.B306] &amp; &quot;. &quot; &amp; &quot;[url=&quot; &amp; [Numbers.E306] &amp; &quot;]&quot; &amp; [Numbers.D306] &amp; &quot;[/url][/b] (&quot; &amp; [Numbers.G306] &amp; &quot;, &quot;  &amp; IF([Numbers.F306] &gt;= 2020; &quot;[b]&quot;; &quot;&quot;) &amp; [Numbers.F306] &amp; IF([Numbers.F306] &gt;= 2020; &quot;[/b]&quot;; &quot;&quot;)  &amp; &quot;, &quot; &amp; [Numbers.H306] &amp; &quot;) [sup][&quot; &amp; [Numbers.C306] &amp; &quot;: &quot; &amp; [Numbers.I306] &amp; &quot;][/sup]&quot;; &quot;&quot;)" office:value-type="string" office:string-value="[b]281. [url=https://www.doomworld.com/idgames/levels/doom2/Ports/d-f/ftmtn_v2]Firetop Mountain[/url][/b] (Doom II, 2013, 1) [sup][5: smeghammer: 5][/sup]" calcext:value-type="string">
            <text:p>[b]281. [url=https://www.doomworld.com/idgames/levels/doom2/Ports/d-f/ftmtn_v2]Firetop Mountain[/url][/b] (Doom II, 2013, 1) [sup][5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7] &gt; 0; &quot;[b]&quot; &amp; [Numbers.B307] &amp; &quot;. &quot; &amp; &quot;[url=&quot; &amp; [Numbers.E307] &amp; &quot;]&quot; &amp; [Numbers.D307] &amp; &quot;[/url][/b] (&quot; &amp; [Numbers.G307] &amp; &quot;, &quot;  &amp; IF([Numbers.F307] &gt;= 2020; &quot;[b]&quot;; &quot;&quot;) &amp; [Numbers.F307] &amp; IF([Numbers.F307] &gt;= 2020; &quot;[/b]&quot;; &quot;&quot;)  &amp; &quot;, &quot; &amp; [Numbers.H307] &amp; &quot;) [sup][&quot; &amp; [Numbers.C307] &amp; &quot;: &quot; &amp; [Numbers.I307] &amp; &quot;][/sup]&quot;; &quot;&quot;)" office:value-type="string" office:string-value="[b]281. [url=https://doomwiki.org/wiki/Flotsam]Flotsam[/url][/b] (Doom II, 2019, 16) [sup][5: KineticBeverage: 5][/sup]" calcext:value-type="string">
            <text:p>[b]281. [url=https://doomwiki.org/wiki/Flotsam]Flotsam[/url][/b] (Doom II, 2019, 16) [sup][5: KineticBeverag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8] &gt; 0; &quot;[b]&quot; &amp; [Numbers.B308] &amp; &quot;. &quot; &amp; &quot;[url=&quot; &amp; [Numbers.E308] &amp; &quot;]&quot; &amp; [Numbers.D308] &amp; &quot;[/url][/b] (&quot; &amp; [Numbers.G308] &amp; &quot;, &quot;  &amp; IF([Numbers.F308] &gt;= 2020; &quot;[b]&quot;; &quot;&quot;) &amp; [Numbers.F308] &amp; IF([Numbers.F308] &gt;= 2020; &quot;[/b]&quot;; &quot;&quot;)  &amp; &quot;, &quot; &amp; [Numbers.H308] &amp; &quot;) [sup][&quot; &amp; [Numbers.C308] &amp; &quot;: &quot; &amp; [Numbers.I308] &amp; &quot;][/sup]&quot;; &quot;&quot;)" office:value-type="string" office:string-value="[b]281. [url=https://www.doomworld.com/idgames/levels/doom2/Ports/d-f/fw]Fractured﻿﻿﻿ Worlds﻿[/url][/b] (Doom II, [b]2021[/b], 9) [sup][5: Nefelibeta: 5][/sup]" calcext:value-type="string">
            <text:p>[b]281. [url=https://www.doomworld.com/idgames/levels/doom2/Ports/d-f/fw]Fractured﻿﻿﻿ Worlds﻿[/url][/b] (Doom II, [b]2021[/b], 9) [sup][5: Nefelibet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9] &gt; 0; &quot;[b]&quot; &amp; [Numbers.B309] &amp; &quot;. &quot; &amp; &quot;[url=&quot; &amp; [Numbers.E309] &amp; &quot;]&quot; &amp; [Numbers.D309] &amp; &quot;[/url][/b] (&quot; &amp; [Numbers.G309] &amp; &quot;, &quot;  &amp; IF([Numbers.F309] &gt;= 2020; &quot;[b]&quot;; &quot;&quot;) &amp; [Numbers.F309] &amp; IF([Numbers.F309] &gt;= 2020; &quot;[/b]&quot;; &quot;&quot;)  &amp; &quot;, &quot; &amp; [Numbers.H309] &amp; &quot;) [sup][&quot; &amp; [Numbers.C309] &amp; &quot;: &quot; &amp; [Numbers.I309] &amp; &quot;][/sup]&quot;; &quot;&quot;)" office:value-type="string" office:string-value="[b]281. [url=https://www.doomworld.com/forum/topic/116321-gateway-to-shangri-la-the-map-to-destroy-your-bitrate/]Gateway to Shangri-La[/url][/b] (Doom II, [b]2020[/b], 1) [sup][5: msx2plus: 5][/sup]" calcext:value-type="string">
            <text:p>[b]281. [url=https://www.doomworld.com/forum/topic/116321-gateway-to-shangri-la-the-map-to-destroy-your-bitrate/]Gateway to Shangri-La[/url][/b] (Doom II, [b]2020[/b], 1) [sup][5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0] &gt; 0; &quot;[b]&quot; &amp; [Numbers.B310] &amp; &quot;. &quot; &amp; &quot;[url=&quot; &amp; [Numbers.E310] &amp; &quot;]&quot; &amp; [Numbers.D310] &amp; &quot;[/url][/b] (&quot; &amp; [Numbers.G310] &amp; &quot;, &quot;  &amp; IF([Numbers.F310] &gt;= 2020; &quot;[b]&quot;; &quot;&quot;) &amp; [Numbers.F310] &amp; IF([Numbers.F310] &gt;= 2020; &quot;[/b]&quot;; &quot;&quot;)  &amp; &quot;, &quot; &amp; [Numbers.H310] &amp; &quot;) [sup][&quot; &amp; [Numbers.C310] &amp; &quot;: &quot; &amp; [Numbers.I310] &amp; &quot;][/sup]&quot;; &quot;&quot;)" office:value-type="string" office:string-value="[b]281. [url=https://forum.zdoom.org/viewtopic.php?f=19&amp;t=46718]Gene-Tech: Before the Storm[/url][/b] (Any Doom, 2014, 1) [sup][5: Graf Zahl: 5][/sup]" calcext:value-type="string">
            <text:p>[b]281. [url=https://forum.zdoom.org/viewtopic.php?f=19&amp;t=46718]Gene-Tech: Before the Storm[/url][/b] (Any Doom, 2014, 1) [sup][5: Graf Zah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1] &gt; 0; &quot;[b]&quot; &amp; [Numbers.B311] &amp; &quot;. &quot; &amp; &quot;[url=&quot; &amp; [Numbers.E311] &amp; &quot;]&quot; &amp; [Numbers.D311] &amp; &quot;[/url][/b] (&quot; &amp; [Numbers.G311] &amp; &quot;, &quot;  &amp; IF([Numbers.F311] &gt;= 2020; &quot;[b]&quot;; &quot;&quot;) &amp; [Numbers.F311] &amp; IF([Numbers.F311] &gt;= 2020; &quot;[/b]&quot;; &quot;&quot;)  &amp; &quot;, &quot; &amp; [Numbers.H311] &amp; &quot;) [sup][&quot; &amp; [Numbers.C311] &amp; &quot;: &quot; &amp; [Numbers.I311] &amp; &quot;][/sup]&quot;; &quot;&quot;)" office:value-type="string" office:string-value="[b]281. [url=https://www.doomworld.com/forum/topic/115127-wip-going-to-hell-megawad-testing/]Going To Hell[/url][/b] (Doom II, [b]2020[/b], 15) [sup][5: Bryan T: 5][/sup]" calcext:value-type="string">
            <text:p>[b]281. [url=https://www.doomworld.com/forum/topic/115127-wip-going-to-hell-megawad-testing/]Going To Hell[/url][/b] (Doom II, [b]2020[/b], 15) [sup][5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2] &gt; 0; &quot;[b]&quot; &amp; [Numbers.B312] &amp; &quot;. &quot; &amp; &quot;[url=&quot; &amp; [Numbers.E312] &amp; &quot;]&quot; &amp; [Numbers.D312] &amp; &quot;[/url][/b] (&quot; &amp; [Numbers.G312] &amp; &quot;, &quot;  &amp; IF([Numbers.F312] &gt;= 2020; &quot;[b]&quot;; &quot;&quot;) &amp; [Numbers.F312] &amp; IF([Numbers.F312] &gt;= 2020; &quot;[/b]&quot;; &quot;&quot;)  &amp; &quot;, &quot; &amp; [Numbers.H312] &amp; &quot;) [sup][&quot; &amp; [Numbers.C312] &amp; &quot;: &quot; &amp; [Numbers.I312] &amp; &quot;][/sup]&quot;; &quot;&quot;)" office:value-type="string" office:string-value="[b]281. [url=https://www.doomworld.com/idgames/levels/doom2/deathmatch/Ports/megawads/gw2]Greenwar II[/url][/b] (Doom II, 2009, 36) [sup][5: Ed: 5][/sup]" calcext:value-type="string">
            <text:p>[b]281. [url=https://www.doomworld.com/idgames/levels/doom2/deathmatch/Ports/megawads/gw2]Greenwar II[/url][/b] (Doom II, 2009, 36) [sup][5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3] &gt; 0; &quot;[b]&quot; &amp; [Numbers.B313] &amp; &quot;. &quot; &amp; &quot;[url=&quot; &amp; [Numbers.E313] &amp; &quot;]&quot; &amp; [Numbers.D313] &amp; &quot;[/url][/b] (&quot; &amp; [Numbers.G313] &amp; &quot;, &quot;  &amp; IF([Numbers.F313] &gt;= 2020; &quot;[b]&quot;; &quot;&quot;) &amp; [Numbers.F313] &amp; IF([Numbers.F313] &gt;= 2020; &quot;[/b]&quot;; &quot;&quot;)  &amp; &quot;, &quot; &amp; [Numbers.H313] &amp; &quot;) [sup][&quot; &amp; [Numbers.C313] &amp; &quot;: &quot; &amp; [Numbers.I313] &amp; &quot;][/sup]&quot;; &quot;&quot;)" office:value-type="string" office:string-value="[b]281. [url=https://doomwiki.org/wiki/Haste_(WAD)]Haste[/url][/b] (Doom II, [b]2021[/b], 18) [sup][5: NiGHTS108: 5][/sup]" calcext:value-type="string">
            <text:p>[b]281. [url=https://doomwiki.org/wiki/Haste_(WAD)]Haste[/url][/b] (Doom II, [b]2021[/b], 18) [sup][5: NiGHTS108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4] &gt; 0; &quot;[b]&quot; &amp; [Numbers.B314] &amp; &quot;. &quot; &amp; &quot;[url=&quot; &amp; [Numbers.E314] &amp; &quot;]&quot; &amp; [Numbers.D314] &amp; &quot;[/url][/b] (&quot; &amp; [Numbers.G314] &amp; &quot;, &quot;  &amp; IF([Numbers.F314] &gt;= 2020; &quot;[b]&quot;; &quot;&quot;) &amp; [Numbers.F314] &amp; IF([Numbers.F314] &gt;= 2020; &quot;[/b]&quot;; &quot;&quot;)  &amp; &quot;, &quot; &amp; [Numbers.H314] &amp; &quot;) [sup][&quot; &amp; [Numbers.C314] &amp; &quot;: &quot; &amp; [Numbers.I314] &amp; &quot;][/sup]&quot;; &quot;&quot;)" office:value-type="string" office:string-value="[b]281. [url=https://www.doomworld.com/forum/topic/117072-now-on-idgames-hellevator-32-maps-community-project-boom-megawad/]Hellevator[/url][/b] (Doom II, [b]2021[/b], 32) [sup][5: Bryan T: 5][/sup]" calcext:value-type="string">
            <text:p>[b]281. [url=https://www.doomworld.com/forum/topic/117072-now-on-idgames-hellevator-32-maps-community-project-boom-megawad/]Hellevator[/url][/b] (Doom II, [b]2021[/b], 32) [sup][5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5] &gt; 0; &quot;[b]&quot; &amp; [Numbers.B315] &amp; &quot;. &quot; &amp; &quot;[url=&quot; &amp; [Numbers.E315] &amp; &quot;]&quot; &amp; [Numbers.D315] &amp; &quot;[/url][/b] (&quot; &amp; [Numbers.G315] &amp; &quot;, &quot;  &amp; IF([Numbers.F315] &gt;= 2020; &quot;[b]&quot;; &quot;&quot;) &amp; [Numbers.F315] &amp; IF([Numbers.F315] &gt;= 2020; &quot;[/b]&quot;; &quot;&quot;)  &amp; &quot;, &quot; &amp; [Numbers.H315] &amp; &quot;) [sup][&quot; &amp; [Numbers.C315] &amp; &quot;: &quot; &amp; [Numbers.I315] &amp; &quot;][/sup]&quot;; &quot;&quot;)" office:value-type="string" office:string-value="[b]281. [url=https://www.doomworld.com/idgames/levels/doom2/Ports/g-i/inncnx2]Innocence X2[/url][/b] (Doom II, 2016, 10) [sup][5: Spectra: 5][/sup]" calcext:value-type="string">
            <text:p>[b]281. [url=https://www.doomworld.com/idgames/levels/doom2/Ports/g-i/inncnx2]Innocence X2[/url][/b] (Doom II, 2016, 10) [sup][5: Spectr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6] &gt; 0; &quot;[b]&quot; &amp; [Numbers.B316] &amp; &quot;. &quot; &amp; &quot;[url=&quot; &amp; [Numbers.E316] &amp; &quot;]&quot; &amp; [Numbers.D316] &amp; &quot;[/url][/b] (&quot; &amp; [Numbers.G316] &amp; &quot;, &quot;  &amp; IF([Numbers.F316] &gt;= 2020; &quot;[b]&quot;; &quot;&quot;) &amp; [Numbers.F316] &amp; IF([Numbers.F316] &gt;= 2020; &quot;[/b]&quot;; &quot;&quot;)  &amp; &quot;, &quot; &amp; [Numbers.H316] &amp; &quot;) [sup][&quot; &amp; [Numbers.C316] &amp; &quot;: &quot; &amp; [Numbers.I316] &amp; &quot;][/sup]&quot;; &quot;&quot;)" office:value-type="string" office:string-value="[b]281. [url=https://www.doomworld.com/idgames/levels/doom2/g-i/island]Island[/url][/b] (Doom II, 1995, 1) [sup][5: Doomlover77: 5][/sup]" calcext:value-type="string">
            <text:p>[b]281. [url=https://www.doomworld.com/idgames/levels/doom2/g-i/island]Island[/url][/b] (Doom II, 1995, 1) [sup][5: Doomlover7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7] &gt; 0; &quot;[b]&quot; &amp; [Numbers.B317] &amp; &quot;. &quot; &amp; &quot;[url=&quot; &amp; [Numbers.E317] &amp; &quot;]&quot; &amp; [Numbers.D317] &amp; &quot;[/url][/b] (&quot; &amp; [Numbers.G317] &amp; &quot;, &quot;  &amp; IF([Numbers.F317] &gt;= 2020; &quot;[b]&quot;; &quot;&quot;) &amp; [Numbers.F317] &amp; IF([Numbers.F317] &gt;= 2020; &quot;[/b]&quot;; &quot;&quot;)  &amp; &quot;, &quot; &amp; [Numbers.H317] &amp; &quot;) [sup][&quot; &amp; [Numbers.C317] &amp; &quot;: &quot; &amp; [Numbers.I317] &amp; &quot;][/sup]&quot;; &quot;&quot;)" office:value-type="string" office:string-value="[b]281. [url=https://doomwiki.org/wiki/Jade_Earth]Jade Earth[/url][/b] (Doom II, 2010, 1) [sup][5:  Foodles: 5][/sup]" calcext:value-type="string">
            <text:p>[b]281. [url=https://doomwiki.org/wiki/Jade_Earth]Jade Earth[/url][/b] (Doom II, 2010, 1) [sup][5: <text:s/>Foodle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8] &gt; 0; &quot;[b]&quot; &amp; [Numbers.B318] &amp; &quot;. &quot; &amp; &quot;[url=&quot; &amp; [Numbers.E318] &amp; &quot;]&quot; &amp; [Numbers.D318] &amp; &quot;[/url][/b] (&quot; &amp; [Numbers.G318] &amp; &quot;, &quot;  &amp; IF([Numbers.F318] &gt;= 2020; &quot;[b]&quot;; &quot;&quot;) &amp; [Numbers.F318] &amp; IF([Numbers.F318] &gt;= 2020; &quot;[/b]&quot;; &quot;&quot;)  &amp; &quot;, &quot; &amp; [Numbers.H318] &amp; &quot;) [sup][&quot; &amp; [Numbers.C318] &amp; &quot;: &quot; &amp; [Numbers.I318] &amp; &quot;][/sup]&quot;; &quot;&quot;)" office:value-type="string" office:string-value="[b]281. [url=https://doomwiki.org/wiki/Lilith]lilith[/url][/b] (Doom II, 2017, 12) [sup][5: msx2plus: 5][/sup]" calcext:value-type="string">
            <text:p>[b]281. [url=https://doomwiki.org/wiki/Lilith]lilith[/url][/b] (Doom II, 2017, 12) [sup][5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9] &gt; 0; &quot;[b]&quot; &amp; [Numbers.B319] &amp; &quot;. &quot; &amp; &quot;[url=&quot; &amp; [Numbers.E319] &amp; &quot;]&quot; &amp; [Numbers.D319] &amp; &quot;[/url][/b] (&quot; &amp; [Numbers.G319] &amp; &quot;, &quot;  &amp; IF([Numbers.F319] &gt;= 2020; &quot;[b]&quot;; &quot;&quot;) &amp; [Numbers.F319] &amp; IF([Numbers.F319] &gt;= 2020; &quot;[/b]&quot;; &quot;&quot;)  &amp; &quot;, &quot; &amp; [Numbers.H319] &amp; &quot;) [sup][&quot; &amp; [Numbers.C319] &amp; &quot;: &quot; &amp; [Numbers.I319] &amp; &quot;][/sup]&quot;; &quot;&quot;)" office:value-type="string" office:string-value="[b]281. [url=https://www.doomworld.com/files/file/18370-mano-laikas-a-road-to-gamzatti/]Mano Laikas: A road to Gamzatti[/url][/b] (Doom II, 2016, 32) [sup][5: rzh: 5][/sup]" calcext:value-type="string">
            <text:p>[b]281. [url=https://www.doomworld.com/files/file/18370-mano-laikas-a-road-to-gamzatti/]Mano Laikas: A road to Gamzatti[/url][/b] (Doom II, 2016, 32) [sup][5: rz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0] &gt; 0; &quot;[b]&quot; &amp; [Numbers.B320] &amp; &quot;. &quot; &amp; &quot;[url=&quot; &amp; [Numbers.E320] &amp; &quot;]&quot; &amp; [Numbers.D320] &amp; &quot;[/url][/b] (&quot; &amp; [Numbers.G320] &amp; &quot;, &quot;  &amp; IF([Numbers.F320] &gt;= 2020; &quot;[b]&quot;; &quot;&quot;) &amp; [Numbers.F320] &amp; IF([Numbers.F320] &gt;= 2020; &quot;[/b]&quot;; &quot;&quot;)  &amp; &quot;, &quot; &amp; [Numbers.H320] &amp; &quot;) [sup][&quot; &amp; [Numbers.C320] &amp; &quot;: &quot; &amp; [Numbers.I320] &amp; &quot;][/sup]&quot;; &quot;&quot;)" office:value-type="string" office:string-value="[b]281. [url=https://doomwiki.org/wiki/Moonblood]Moonblood[/url][/b] (Doom II, 2017, 32) [sup][5: dei_eldren: 5][/sup]" calcext:value-type="string">
            <text:p>[b]281. [url=https://doomwiki.org/wiki/Moonblood]Moonblood[/url][/b] (Doom II, 2017, 32) [sup][5: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1] &gt; 0; &quot;[b]&quot; &amp; [Numbers.B321] &amp; &quot;. &quot; &amp; &quot;[url=&quot; &amp; [Numbers.E321] &amp; &quot;]&quot; &amp; [Numbers.D321] &amp; &quot;[/url][/b] (&quot; &amp; [Numbers.G321] &amp; &quot;, &quot;  &amp; IF([Numbers.F321] &gt;= 2020; &quot;[b]&quot;; &quot;&quot;) &amp; [Numbers.F321] &amp; IF([Numbers.F321] &gt;= 2020; &quot;[/b]&quot;; &quot;&quot;)  &amp; &quot;, &quot; &amp; [Numbers.H321] &amp; &quot;) [sup][&quot; &amp; [Numbers.C321] &amp; &quot;: &quot; &amp; [Numbers.I321] &amp; &quot;][/sup]&quot;; &quot;&quot;)" office:value-type="string" office:string-value="[b]281. [url=https://www.doomworld.com/idgames/levels/doom2/m-o/mordeth]Mordeth[/url][/b] (Doom II, 1997, 6) [sup][5: Vorpal: 5][/sup]" calcext:value-type="string">
            <text:p>[b]281. [url=https://www.doomworld.com/idgames/levels/doom2/m-o/mordeth]Mordeth[/url][/b] (Doom II, 1997, 6) [sup][5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2] &gt; 0; &quot;[b]&quot; &amp; [Numbers.B322] &amp; &quot;. &quot; &amp; &quot;[url=&quot; &amp; [Numbers.E322] &amp; &quot;]&quot; &amp; [Numbers.D322] &amp; &quot;[/url][/b] (&quot; &amp; [Numbers.G322] &amp; &quot;, &quot;  &amp; IF([Numbers.F322] &gt;= 2020; &quot;[b]&quot;; &quot;&quot;) &amp; [Numbers.F322] &amp; IF([Numbers.F322] &gt;= 2020; &quot;[/b]&quot;; &quot;&quot;)  &amp; &quot;, &quot; &amp; [Numbers.H322] &amp; &quot;) [sup][&quot; &amp; [Numbers.C322] &amp; &quot;: &quot; &amp; [Numbers.I322] &amp; &quot;][/sup]&quot;; &quot;&quot;)" office:value-type="string" office:string-value="[b]281. [url=https://doomwiki.org/wiki/Mutabor]Mutabor[/url][/b] (Doom II, [b]2020[/b], 3) [sup][5: Nefelibeta: 5][/sup]" calcext:value-type="string">
            <text:p>[b]281. [url=https://doomwiki.org/wiki/Mutabor]Mutabor[/url][/b] (Doom II, [b]2020[/b], 3) [sup][5: Nefelibet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3] &gt; 0; &quot;[b]&quot; &amp; [Numbers.B323] &amp; &quot;. &quot; &amp; &quot;[url=&quot; &amp; [Numbers.E323] &amp; &quot;]&quot; &amp; [Numbers.D323] &amp; &quot;[/url][/b] (&quot; &amp; [Numbers.G323] &amp; &quot;, &quot;  &amp; IF([Numbers.F323] &gt;= 2020; &quot;[b]&quot;; &quot;&quot;) &amp; [Numbers.F323] &amp; IF([Numbers.F323] &gt;= 2020; &quot;[/b]&quot;; &quot;&quot;)  &amp; &quot;, &quot; &amp; [Numbers.H323] &amp; &quot;) [sup][&quot; &amp; [Numbers.C323] &amp; &quot;: &quot; &amp; [Numbers.I323] &amp; &quot;][/sup]&quot;; &quot;&quot;)" office:value-type="string" office:string-value="[b]281. [url=https://doomwiki.org/wiki/No_Sleep_for_the_Dead]No Sleep for the Dead[/url][/b] (Doom, 2016, 10) [sup][5: Omniarch: 5][/sup]" calcext:value-type="string">
            <text:p>[b]281. [url=https://doomwiki.org/wiki/No_Sleep_for_the_Dead]No Sleep for the Dead[/url][/b] (Doom, 2016, 10) [sup][5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4] &gt; 0; &quot;[b]&quot; &amp; [Numbers.B324] &amp; &quot;. &quot; &amp; &quot;[url=&quot; &amp; [Numbers.E324] &amp; &quot;]&quot; &amp; [Numbers.D324] &amp; &quot;[/url][/b] (&quot; &amp; [Numbers.G324] &amp; &quot;, &quot;  &amp; IF([Numbers.F324] &gt;= 2020; &quot;[b]&quot;; &quot;&quot;) &amp; [Numbers.F324] &amp; IF([Numbers.F324] &gt;= 2020; &quot;[/b]&quot;; &quot;&quot;)  &amp; &quot;, &quot; &amp; [Numbers.H324] &amp; &quot;) [sup][&quot; &amp; [Numbers.C324] &amp; &quot;: &quot; &amp; [Numbers.I324] &amp; &quot;][/sup]&quot;; &quot;&quot;)" office:value-type="string" office:string-value="[b]281. [url=https://www.doomworld.com/idgames/levels/doom2/Ports/megawads/nova2]Nova II: New Dawn[/url][/b] (Doom II, 2015, 32) [sup][5: Not Jabba: 3, dylux: 1, MtPain27: 1][/sup]" calcext:value-type="string">
            <text:p>[b]281. [url=https://www.doomworld.com/idgames/levels/doom2/Ports/megawads/nova2]Nova II: New Dawn[/url][/b] (Doom II, 2015, 32) [sup][5: Not Jabba: 3, dylux: 1, MtPain27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5] &gt; 0; &quot;[b]&quot; &amp; [Numbers.B325] &amp; &quot;. &quot; &amp; &quot;[url=&quot; &amp; [Numbers.E325] &amp; &quot;]&quot; &amp; [Numbers.D325] &amp; &quot;[/url][/b] (&quot; &amp; [Numbers.G325] &amp; &quot;, &quot;  &amp; IF([Numbers.F325] &gt;= 2020; &quot;[b]&quot;; &quot;&quot;) &amp; [Numbers.F325] &amp; IF([Numbers.F325] &gt;= 2020; &quot;[/b]&quot;; &quot;&quot;)  &amp; &quot;, &quot; &amp; [Numbers.H325] &amp; &quot;) [sup][&quot; &amp; [Numbers.C325] &amp; &quot;: &quot; &amp; [Numbers.I325] &amp; &quot;][/sup]&quot;; &quot;&quot;)" office:value-type="string" office:string-value="[b]281. [url=https://www.wad-archive.com/wad/01646c625ef2959eb08e895889a5b88ac341af9a]One Doom's Day[/url][/b] (Doom II, 2013, 5) [sup][5: Apaul27: 5][/sup]" calcext:value-type="string">
            <text:p>[b]281. [url=https://www.wad-archive.com/wad/01646c625ef2959eb08e895889a5b88ac341af9a]One Doom's Day[/url][/b] (Doom II, 2013, 5) [sup][5: Apaul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6] &gt; 0; &quot;[b]&quot; &amp; [Numbers.B326] &amp; &quot;. &quot; &amp; &quot;[url=&quot; &amp; [Numbers.E326] &amp; &quot;]&quot; &amp; [Numbers.D326] &amp; &quot;[/url][/b] (&quot; &amp; [Numbers.G326] &amp; &quot;, &quot;  &amp; IF([Numbers.F326] &gt;= 2020; &quot;[b]&quot;; &quot;&quot;) &amp; [Numbers.F326] &amp; IF([Numbers.F326] &gt;= 2020; &quot;[/b]&quot;; &quot;&quot;)  &amp; &quot;, &quot; &amp; [Numbers.H326] &amp; &quot;) [sup][&quot; &amp; [Numbers.C326] &amp; &quot;: &quot; &amp; [Numbers.I326] &amp; &quot;][/sup]&quot;; &quot;&quot;)" office:value-type="string" office:string-value="[b]281. [url=https://www.doomworld.com/idgames/levels/doom2/Ports/p-r/paranoid]Paranoid[/url][/b] (Doom II, 2010, 8) [sup][5: termrork: 5][/sup]" calcext:value-type="string">
            <text:p>[b]281. [url=https://www.doomworld.com/idgames/levels/doom2/Ports/p-r/paranoid]Paranoid[/url][/b] (Doom II, 2010, 8) [sup][5: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7] &gt; 0; &quot;[b]&quot; &amp; [Numbers.B327] &amp; &quot;. &quot; &amp; &quot;[url=&quot; &amp; [Numbers.E327] &amp; &quot;]&quot; &amp; [Numbers.D327] &amp; &quot;[/url][/b] (&quot; &amp; [Numbers.G327] &amp; &quot;, &quot;  &amp; IF([Numbers.F327] &gt;= 2020; &quot;[b]&quot;; &quot;&quot;) &amp; [Numbers.F327] &amp; IF([Numbers.F327] &gt;= 2020; &quot;[/b]&quot;; &quot;&quot;)  &amp; &quot;, &quot; &amp; [Numbers.H327] &amp; &quot;) [sup][&quot; &amp; [Numbers.C327] &amp; &quot;: &quot; &amp; [Numbers.I327] &amp; &quot;][/sup]&quot;; &quot;&quot;)" office:value-type="string" office:string-value="[b]281. [url=https://www.doomworld.com/idgames/levels/doom2/Ports/p-r/planisf2]Planisphere 2[/url][/b] (Doom II, 2012, 1) [sup][5: ax34: 5][/sup]" calcext:value-type="string">
            <text:p>[b]281. [url=https://www.doomworld.com/idgames/levels/doom2/Ports/p-r/planisf2]Planisphere 2[/url][/b] (Doom II, 2012, 1) [sup][5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8] &gt; 0; &quot;[b]&quot; &amp; [Numbers.B328] &amp; &quot;. &quot; &amp; &quot;[url=&quot; &amp; [Numbers.E328] &amp; &quot;]&quot; &amp; [Numbers.D328] &amp; &quot;[/url][/b] (&quot; &amp; [Numbers.G328] &amp; &quot;, &quot;  &amp; IF([Numbers.F328] &gt;= 2020; &quot;[b]&quot;; &quot;&quot;) &amp; [Numbers.F328] &amp; IF([Numbers.F328] &gt;= 2020; &quot;[/b]&quot;; &quot;&quot;)  &amp; &quot;, &quot; &amp; [Numbers.H328] &amp; &quot;) [sup][&quot; &amp; [Numbers.C328] &amp; &quot;: &quot; &amp; [Numbers.I328] &amp; &quot;][/sup]&quot;; &quot;&quot;)" office:value-type="string" office:string-value="[b]281. [url=https://www.doomworld.com/idgames/?id=19249]Preacher[/url][/b] (Doom II, 2018, 9) [sup][5: DoomDork: 3, Snikle: 1, SCF: 1][/sup]" calcext:value-type="string">
            <text:p>[b]281. [url=https://www.doomworld.com/idgames/?id=19249]Preacher[/url][/b] (Doom II, 2018, 9) [sup][5: DoomDork: 3, Snikle: 1, SCF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9] &gt; 0; &quot;[b]&quot; &amp; [Numbers.B329] &amp; &quot;. &quot; &amp; &quot;[url=&quot; &amp; [Numbers.E329] &amp; &quot;]&quot; &amp; [Numbers.D329] &amp; &quot;[/url][/b] (&quot; &amp; [Numbers.G329] &amp; &quot;, &quot;  &amp; IF([Numbers.F329] &gt;= 2020; &quot;[b]&quot;; &quot;&quot;) &amp; [Numbers.F329] &amp; IF([Numbers.F329] &gt;= 2020; &quot;[/b]&quot;; &quot;&quot;)  &amp; &quot;, &quot; &amp; [Numbers.H329] &amp; &quot;) [sup][&quot; &amp; [Numbers.C329] &amp; &quot;: &quot; &amp; [Numbers.I329] &amp; &quot;][/sup]&quot;; &quot;&quot;)" office:value-type="string" office:string-value="[b]281. [url=https://www.doomworld.com/vb/wads-mods/67271-project-uber-idgamesd/]Project Uber[/url][/b] (Doom II, 2016, 6) [sup][5: Rince-wind: 5][/sup]" calcext:value-type="string">
            <text:p>[b]281. [url=https://www.doomworld.com/vb/wads-mods/67271-project-uber-idgamesd/]Project Uber[/url][/b] (Doom II, 2016, 6) [sup][5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0] &gt; 0; &quot;[b]&quot; &amp; [Numbers.B330] &amp; &quot;. &quot; &amp; &quot;[url=&quot; &amp; [Numbers.E330] &amp; &quot;]&quot; &amp; [Numbers.D330] &amp; &quot;[/url][/b] (&quot; &amp; [Numbers.G330] &amp; &quot;, &quot;  &amp; IF([Numbers.F330] &gt;= 2020; &quot;[b]&quot;; &quot;&quot;) &amp; [Numbers.F330] &amp; IF([Numbers.F330] &gt;= 2020; &quot;[/b]&quot;; &quot;&quot;)  &amp; &quot;, &quot; &amp; [Numbers.H330] &amp; &quot;) [sup][&quot; &amp; [Numbers.C330] &amp; &quot;: &quot; &amp; [Numbers.I330] &amp; &quot;][/sup]&quot;; &quot;&quot;)" office:value-type="string" office:string-value="[b]281. [url=https://doomwiki.org/wiki/Return_to_Hadron]Return to Hadron Episode 1[/url][/b] (Doom, 2015, 27) [sup][5: Omniarch: 5][/sup]" calcext:value-type="string">
            <text:p>[b]281. [url=https://doomwiki.org/wiki/Return_to_Hadron]Return to Hadron Episode 1[/url][/b] (Doom, 2015, 27) [sup][5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1] &gt; 0; &quot;[b]&quot; &amp; [Numbers.B331] &amp; &quot;. &quot; &amp; &quot;[url=&quot; &amp; [Numbers.E331] &amp; &quot;]&quot; &amp; [Numbers.D331] &amp; &quot;[/url][/b] (&quot; &amp; [Numbers.G331] &amp; &quot;, &quot;  &amp; IF([Numbers.F331] &gt;= 2020; &quot;[b]&quot;; &quot;&quot;) &amp; [Numbers.F331] &amp; IF([Numbers.F331] &gt;= 2020; &quot;[/b]&quot;; &quot;&quot;)  &amp; &quot;, &quot; &amp; [Numbers.H331] &amp; &quot;) [sup][&quot; &amp; [Numbers.C331] &amp; &quot;: &quot; &amp; [Numbers.I331] &amp; &quot;][/sup]&quot;; &quot;&quot;)" office:value-type="string" office:string-value="[b]281. [url=https://doomwiki.org/wiki/Saturnine_Chapel]Saturnine Chapel[/url][/b] (Doom II, 2017, 1) [sup][5: msx2plus: 5][/sup]" calcext:value-type="string">
            <text:p>[b]281. [url=https://doomwiki.org/wiki/Saturnine_Chapel]Saturnine Chapel[/url][/b] (Doom II, 2017, 1) [sup][5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2] &gt; 0; &quot;[b]&quot; &amp; [Numbers.B332] &amp; &quot;. &quot; &amp; &quot;[url=&quot; &amp; [Numbers.E332] &amp; &quot;]&quot; &amp; [Numbers.D332] &amp; &quot;[/url][/b] (&quot; &amp; [Numbers.G332] &amp; &quot;, &quot;  &amp; IF([Numbers.F332] &gt;= 2020; &quot;[b]&quot;; &quot;&quot;) &amp; [Numbers.F332] &amp; IF([Numbers.F332] &gt;= 2020; &quot;[/b]&quot;; &quot;&quot;)  &amp; &quot;, &quot; &amp; [Numbers.H332] &amp; &quot;) [sup][&quot; &amp; [Numbers.C332] &amp; &quot;: &quot; &amp; [Numbers.I332] &amp; &quot;][/sup]&quot;; &quot;&quot;)" office:value-type="string" office:string-value="[b]281. [url=https://www.doomworld.com/idgames/levels/doom2/s-u/selfish5]SELFISH5[/url][/b] (Doom II, 2005, 1) [sup][5: Diabolución: 5][/sup]" calcext:value-type="string">
            <text:p>[b]281. [url=https://www.doomworld.com/idgames/levels/doom2/s-u/selfish5]SELFISH5[/url][/b] (Doom II, 2005, 1) [sup][5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3] &gt; 0; &quot;[b]&quot; &amp; [Numbers.B333] &amp; &quot;. &quot; &amp; &quot;[url=&quot; &amp; [Numbers.E333] &amp; &quot;]&quot; &amp; [Numbers.D333] &amp; &quot;[/url][/b] (&quot; &amp; [Numbers.G333] &amp; &quot;, &quot;  &amp; IF([Numbers.F333] &gt;= 2020; &quot;[b]&quot;; &quot;&quot;) &amp; [Numbers.F333] &amp; IF([Numbers.F333] &gt;= 2020; &quot;[/b]&quot;; &quot;&quot;)  &amp; &quot;, &quot; &amp; [Numbers.H333] &amp; &quot;) [sup][&quot; &amp; [Numbers.C333] &amp; &quot;: &quot; &amp; [Numbers.I333] &amp; &quot;][/sup]&quot;; &quot;&quot;)" office:value-type="string" office:string-value="[b]281. [url=https://www.doomworld.com/idgames/levels/doom2/Ports/s-u/sotnr]Shadows of The Nightmare Realm[/url][/b] (Doom II, 2017, 6) [sup][5: 4everDoomed: 5][/sup]" calcext:value-type="string">
            <text:p>[b]281. [url=https://www.doomworld.com/idgames/levels/doom2/Ports/s-u/sotnr]Shadows of The Nightmare Realm[/url][/b] (Doom II, 2017, 6) [sup][5: 4everDoom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4] &gt; 0; &quot;[b]&quot; &amp; [Numbers.B334] &amp; &quot;. &quot; &amp; &quot;[url=&quot; &amp; [Numbers.E334] &amp; &quot;]&quot; &amp; [Numbers.D334] &amp; &quot;[/url][/b] (&quot; &amp; [Numbers.G334] &amp; &quot;, &quot;  &amp; IF([Numbers.F334] &gt;= 2020; &quot;[b]&quot;; &quot;&quot;) &amp; [Numbers.F334] &amp; IF([Numbers.F334] &gt;= 2020; &quot;[/b]&quot;; &quot;&quot;)  &amp; &quot;, &quot; &amp; [Numbers.H334] &amp; &quot;) [sup][&quot; &amp; [Numbers.C334] &amp; &quot;: &quot; &amp; [Numbers.I334] &amp; &quot;][/sup]&quot;; &quot;&quot;)" office:value-type="string" office:string-value="[b]281. [url=https://www.doomworld.com/forum/topic/112163-25-maps-completed-sign-of-torment-boom-compatible-megawadwip/]Sign of Torment[/url][/b] (Doom II, [b]2021[/b], 32) [sup][5: dei_eldren: 5][/sup]" calcext:value-type="string">
            <text:p>[b]281. [url=https://www.doomworld.com/forum/topic/112163-25-maps-completed-sign-of-torment-boom-compatible-megawadwip/]Sign of Torment[/url][/b] (Doom II, [b]2021[/b], 32) [sup][5: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5] &gt; 0; &quot;[b]&quot; &amp; [Numbers.B335] &amp; &quot;. &quot; &amp; &quot;[url=&quot; &amp; [Numbers.E335] &amp; &quot;]&quot; &amp; [Numbers.D335] &amp; &quot;[/url][/b] (&quot; &amp; [Numbers.G335] &amp; &quot;, &quot;  &amp; IF([Numbers.F335] &gt;= 2020; &quot;[b]&quot;; &quot;&quot;) &amp; [Numbers.F335] &amp; IF([Numbers.F335] &gt;= 2020; &quot;[/b]&quot;; &quot;&quot;)  &amp; &quot;, &quot; &amp; [Numbers.H335] &amp; &quot;) [sup][&quot; &amp; [Numbers.C335] &amp; &quot;: &quot; &amp; [Numbers.I335] &amp; &quot;][/sup]&quot;; &quot;&quot;)" office:value-type="string" office:string-value="[b]281. [url=https://www.doomworld.com/idgames/levels/doom/Ports/p-r/pe1_phob]Simply Phobos[/url][/b] (Doom, 2004, 10) [sup][5: Diabolución: 5][/sup]" calcext:value-type="string">
            <text:p>[b]281. [url=https://www.doomworld.com/idgames/levels/doom/Ports/p-r/pe1_phob]Simply Phobos[/url][/b] (Doom, 2004, 10) [sup][5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6] &gt; 0; &quot;[b]&quot; &amp; [Numbers.B336] &amp; &quot;. &quot; &amp; &quot;[url=&quot; &amp; [Numbers.E336] &amp; &quot;]&quot; &amp; [Numbers.D336] &amp; &quot;[/url][/b] (&quot; &amp; [Numbers.G336] &amp; &quot;, &quot;  &amp; IF([Numbers.F336] &gt;= 2020; &quot;[b]&quot;; &quot;&quot;) &amp; [Numbers.F336] &amp; IF([Numbers.F336] &gt;= 2020; &quot;[/b]&quot;; &quot;&quot;)  &amp; &quot;, &quot; &amp; [Numbers.H336] &amp; &quot;) [sup][&quot; &amp; [Numbers.C336] &amp; &quot;: &quot; &amp; [Numbers.I336] &amp; &quot;][/sup]&quot;; &quot;&quot;)" office:value-type="string" office:string-value="[b]281. [url=https://doomwiki.org/wiki/SkePLand]SkePLand[/url][/b] (Plutonia, 2011, 3) [sup][5: vdgg: 5][/sup]" calcext:value-type="string">
            <text:p>[b]281. [url=https://doomwiki.org/wiki/SkePLand]SkePLand[/url][/b] (Plutonia, 2011, 3) [sup][5: vdgg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7] &gt; 0; &quot;[b]&quot; &amp; [Numbers.B337] &amp; &quot;. &quot; &amp; &quot;[url=&quot; &amp; [Numbers.E337] &amp; &quot;]&quot; &amp; [Numbers.D337] &amp; &quot;[/url][/b] (&quot; &amp; [Numbers.G337] &amp; &quot;, &quot;  &amp; IF([Numbers.F337] &gt;= 2020; &quot;[b]&quot;; &quot;&quot;) &amp; [Numbers.F337] &amp; IF([Numbers.F337] &gt;= 2020; &quot;[/b]&quot;; &quot;&quot;)  &amp; &quot;, &quot; &amp; [Numbers.H337] &amp; &quot;) [sup][&quot; &amp; [Numbers.C337] &amp; &quot;: &quot; &amp; [Numbers.I337] &amp; &quot;][/sup]&quot;; &quot;&quot;)" office:value-type="string" office:string-value="[b]281. [url=https://www.doomworld.com/idgames/deathmatch/skulltag/spacedm9]SpaceDM9[/url][/b] (Doom II, 2011, 3) [sup][5: Ed: 5][/sup]" calcext:value-type="string">
            <text:p>[b]281. [url=https://www.doomworld.com/idgames/deathmatch/skulltag/spacedm9]SpaceDM9[/url][/b] (Doom II, 2011, 3) [sup][5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8] &gt; 0; &quot;[b]&quot; &amp; [Numbers.B338] &amp; &quot;. &quot; &amp; &quot;[url=&quot; &amp; [Numbers.E338] &amp; &quot;]&quot; &amp; [Numbers.D338] &amp; &quot;[/url][/b] (&quot; &amp; [Numbers.G338] &amp; &quot;, &quot;  &amp; IF([Numbers.F338] &gt;= 2020; &quot;[b]&quot;; &quot;&quot;) &amp; [Numbers.F338] &amp; IF([Numbers.F338] &gt;= 2020; &quot;[/b]&quot;; &quot;&quot;)  &amp; &quot;, &quot; &amp; [Numbers.H338] &amp; &quot;) [sup][&quot; &amp; [Numbers.C338] &amp; &quot;: &quot; &amp; [Numbers.I338] &amp; &quot;][/sup]&quot;; &quot;&quot;)" office:value-type="string" office:string-value="[b]281. [url=https://www.doomworld.com/forum/topic/122115-megawad-tarnsmans-projectile-hell-rcf/]Tarnsman's Projectile Hell[/url][/b] (Doom II, [b]2021[/b], 36) [sup][5: rd: 5][/sup]" calcext:value-type="string">
            <text:p>[b]281. [url=https://www.doomworld.com/forum/topic/122115-megawad-tarnsmans-projectile-hell-rcf/]Tarnsman's Projectile Hell[/url][/b] (Doom II, [b]2021[/b], 36) [sup][5: r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9] &gt; 0; &quot;[b]&quot; &amp; [Numbers.B339] &amp; &quot;. &quot; &amp; &quot;[url=&quot; &amp; [Numbers.E339] &amp; &quot;]&quot; &amp; [Numbers.D339] &amp; &quot;[/url][/b] (&quot; &amp; [Numbers.G339] &amp; &quot;, &quot;  &amp; IF([Numbers.F339] &gt;= 2020; &quot;[b]&quot;; &quot;&quot;) &amp; [Numbers.F339] &amp; IF([Numbers.F339] &gt;= 2020; &quot;[/b]&quot;; &quot;&quot;)  &amp; &quot;, &quot; &amp; [Numbers.H339] &amp; &quot;) [sup][&quot; &amp; [Numbers.C339] &amp; &quot;: &quot; &amp; [Numbers.I339] &amp; &quot;][/sup]&quot;; &quot;&quot;)" office:value-type="string" office:string-value="[b]281. [url=https://doomwiki.org/wiki/The_Artifact_(WAD)]The Artifact[/url][/b] (Doom II, 1995, 3) [sup][5: Ragu: 5][/sup]" calcext:value-type="string">
            <text:p>[b]281. [url=https://doomwiki.org/wiki/The_Artifact_(WAD)]The Artifact[/url][/b] (Doom II, 1995, 3) [sup][5: Ragu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0] &gt; 0; &quot;[b]&quot; &amp; [Numbers.B340] &amp; &quot;. &quot; &amp; &quot;[url=&quot; &amp; [Numbers.E340] &amp; &quot;]&quot; &amp; [Numbers.D340] &amp; &quot;[/url][/b] (&quot; &amp; [Numbers.G340] &amp; &quot;, &quot;  &amp; IF([Numbers.F340] &gt;= 2020; &quot;[b]&quot;; &quot;&quot;) &amp; [Numbers.F340] &amp; IF([Numbers.F340] &gt;= 2020; &quot;[/b]&quot;; &quot;&quot;)  &amp; &quot;, &quot; &amp; [Numbers.H340] &amp; &quot;) [sup][&quot; &amp; [Numbers.C340] &amp; &quot;: &quot; &amp; [Numbers.I340] &amp; &quot;][/sup]&quot;; &quot;&quot;)" office:value-type="string" office:string-value="[b]281. [url=https://www.doomworld.com/forum/topic/116046-dbp26-the-city-of-damned-children/]The City of Damned Children[/url][/b] (Doom II, [b]2020[/b], 11) [sup][5: Rince-wind: 2, TJG1289: 3][/sup]" calcext:value-type="string">
            <text:p>[b]281. [url=https://www.doomworld.com/forum/topic/116046-dbp26-the-city-of-damned-children/]The City of Damned Children[/url][/b] (Doom II, [b]2020[/b], 11) [sup][5: Rince-wind: 2, TJG128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1] &gt; 0; &quot;[b]&quot; &amp; [Numbers.B341] &amp; &quot;. &quot; &amp; &quot;[url=&quot; &amp; [Numbers.E341] &amp; &quot;]&quot; &amp; [Numbers.D341] &amp; &quot;[/url][/b] (&quot; &amp; [Numbers.G341] &amp; &quot;, &quot;  &amp; IF([Numbers.F341] &gt;= 2020; &quot;[b]&quot;; &quot;&quot;) &amp; [Numbers.F341] &amp; IF([Numbers.F341] &gt;= 2020; &quot;[/b]&quot;; &quot;&quot;)  &amp; &quot;, &quot; &amp; [Numbers.H341] &amp; &quot;) [sup][&quot; &amp; [Numbers.C341] &amp; &quot;: &quot; &amp; [Numbers.I341] &amp; &quot;][/sup]&quot;; &quot;&quot;)" office:value-type="string" office:string-value="[b]281. [url=https://www.doomworld.com/forum/topic/103490-the-egg-of-human-endeavors-final-on-idgames/]The Egg of Human Endeavors[/url][/b] (Doom II, 2019, 1) [sup][5: msx2plus: 5][/sup]" calcext:value-type="string">
            <text:p>[b]281. [url=https://www.doomworld.com/forum/topic/103490-the-egg-of-human-endeavors-final-on-idgames/]The Egg of Human Endeavors[/url][/b] (Doom II, 2019, 1) [sup][5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2] &gt; 0; &quot;[b]&quot; &amp; [Numbers.B342] &amp; &quot;. &quot; &amp; &quot;[url=&quot; &amp; [Numbers.E342] &amp; &quot;]&quot; &amp; [Numbers.D342] &amp; &quot;[/url][/b] (&quot; &amp; [Numbers.G342] &amp; &quot;, &quot;  &amp; IF([Numbers.F342] &gt;= 2020; &quot;[b]&quot;; &quot;&quot;) &amp; [Numbers.F342] &amp; IF([Numbers.F342] &gt;= 2020; &quot;[/b]&quot;; &quot;&quot;)  &amp; &quot;, &quot; &amp; [Numbers.H342] &amp; &quot;) [sup][&quot; &amp; [Numbers.C342] &amp; &quot;: &quot; &amp; [Numbers.I342] &amp; &quot;][/sup]&quot;; &quot;&quot;)" office:value-type="string" office:string-value="[b]281. [url=https://zdoom.org/wiki/The_Ghoul's_Forest_series]The Ghoul's Forest 3[/url][/b] (Doom II, 2007, 1) [sup][5: Li'l devil: 3, Doomlover77: 2][/sup]" calcext:value-type="string">
            <text:p>[b]281. [url=https://zdoom.org/wiki/The_Ghoul's_Forest_series]The Ghoul's Forest 3[/url][/b] (Doom II, 2007, 1) [sup][5: Li'l devil: 3, Doomlover77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3] &gt; 0; &quot;[b]&quot; &amp; [Numbers.B343] &amp; &quot;. &quot; &amp; &quot;[url=&quot; &amp; [Numbers.E343] &amp; &quot;]&quot; &amp; [Numbers.D343] &amp; &quot;[/url][/b] (&quot; &amp; [Numbers.G343] &amp; &quot;, &quot;  &amp; IF([Numbers.F343] &gt;= 2020; &quot;[b]&quot;; &quot;&quot;) &amp; [Numbers.F343] &amp; IF([Numbers.F343] &gt;= 2020; &quot;[/b]&quot;; &quot;&quot;)  &amp; &quot;, &quot; &amp; [Numbers.H343] &amp; &quot;) [sup][&quot; &amp; [Numbers.C343] &amp; &quot;: &quot; &amp; [Numbers.I343] &amp; &quot;][/sup]&quot;; &quot;&quot;)" office:value-type="string" office:string-value="[b]281. [url=https://doomwiki.org/wiki/The_Mapwich_2:_The_Mapwichening]The Mapwich 2: The Mapwichening[/url][/b] (Doom II, [b]2020[/b], 22) [sup][5: Bryan T: 5][/sup]" calcext:value-type="string">
            <text:p>[b]281. [url=https://doomwiki.org/wiki/The_Mapwich_2:_The_Mapwichening]The Mapwich 2: The Mapwichening[/url][/b] (Doom II, [b]2020[/b], 22) [sup][5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4] &gt; 0; &quot;[b]&quot; &amp; [Numbers.B344] &amp; &quot;. &quot; &amp; &quot;[url=&quot; &amp; [Numbers.E344] &amp; &quot;]&quot; &amp; [Numbers.D344] &amp; &quot;[/url][/b] (&quot; &amp; [Numbers.G344] &amp; &quot;, &quot;  &amp; IF([Numbers.F344] &gt;= 2020; &quot;[b]&quot;; &quot;&quot;) &amp; [Numbers.F344] &amp; IF([Numbers.F344] &gt;= 2020; &quot;[/b]&quot;; &quot;&quot;)  &amp; &quot;, &quot; &amp; [Numbers.H344] &amp; &quot;) [sup][&quot; &amp; [Numbers.C344] &amp; &quot;: &quot; &amp; [Numbers.I344] &amp; &quot;][/sup]&quot;; &quot;&quot;)" office:value-type="string" office:string-value="[b]281. [url=https://www.doomworld.com/forum/topic/115177-three-is-a-crowd-vanilla-megawad-with-three-protagonists-finally-released/]Three Is A Crowd[/url][/b] (Doom II, [b]2020[/b], 19) [sup][5: Omniarch: 5][/sup]" calcext:value-type="string">
            <text:p>[b]281. [url=https://www.doomworld.com/forum/topic/115177-three-is-a-crowd-vanilla-megawad-with-three-protagonists-finally-released/]Three Is A Crowd[/url][/b] (Doom II, [b]2020[/b], 19) [sup][5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5] &gt; 0; &quot;[b]&quot; &amp; [Numbers.B345] &amp; &quot;. &quot; &amp; &quot;[url=&quot; &amp; [Numbers.E345] &amp; &quot;]&quot; &amp; [Numbers.D345] &amp; &quot;[/url][/b] (&quot; &amp; [Numbers.G345] &amp; &quot;, &quot;  &amp; IF([Numbers.F345] &gt;= 2020; &quot;[b]&quot;; &quot;&quot;) &amp; [Numbers.F345] &amp; IF([Numbers.F345] &gt;= 2020; &quot;[/b]&quot;; &quot;&quot;)  &amp; &quot;, &quot; &amp; [Numbers.H345] &amp; &quot;) [sup][&quot; &amp; [Numbers.C345] &amp; &quot;: &quot; &amp; [Numbers.I345] &amp; &quot;][/sup]&quot;; &quot;&quot;)" office:value-type="string" office:string-value="[b]281. [url=https://www.doomworld.com/forum/topic/111099-psx-doom-megawad-fall-of-triton-remake-triton-ii/]TRITON﻿ II﻿[/url][/b] (Doom II, [b]2020[/b], 40) [sup][5: behemoth_667: 5][/sup]" calcext:value-type="string">
            <text:p>[b]281. [url=https://www.doomworld.com/forum/topic/111099-psx-doom-megawad-fall-of-triton-remake-triton-ii/]TRITON﻿ II﻿[/url][/b] (Doom II, [b]2020[/b], 40) [sup][5: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6] &gt; 0; &quot;[b]&quot; &amp; [Numbers.B346] &amp; &quot;. &quot; &amp; &quot;[url=&quot; &amp; [Numbers.E346] &amp; &quot;]&quot; &amp; [Numbers.D346] &amp; &quot;[/url][/b] (&quot; &amp; [Numbers.G346] &amp; &quot;, &quot;  &amp; IF([Numbers.F346] &gt;= 2020; &quot;[b]&quot;; &quot;&quot;) &amp; [Numbers.F346] &amp; IF([Numbers.F346] &gt;= 2020; &quot;[/b]&quot;; &quot;&quot;)  &amp; &quot;, &quot; &amp; [Numbers.H346] &amp; &quot;) [sup][&quot; &amp; [Numbers.C346] &amp; &quot;: &quot; &amp; [Numbers.I346] &amp; &quot;][/sup]&quot;; &quot;&quot;)" office:value-type="string" office:string-value="[b]281. [url=https://www.doomworld.com/forum/topic/101509-unwelcome-developement-thread-new-map-for-testing/]UNWELCOME[/url][/b] (Doom II, 2018, 10) [sup][5: Ryath: 5][/sup]" calcext:value-type="string">
            <text:p>[b]281. [url=https://www.doomworld.com/forum/topic/101509-unwelcome-developement-thread-new-map-for-testing/]UNWELCOME[/url][/b] (Doom II, 2018, 10) [sup][5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7] &gt; 0; &quot;[b]&quot; &amp; [Numbers.B347] &amp; &quot;. &quot; &amp; &quot;[url=&quot; &amp; [Numbers.E347] &amp; &quot;]&quot; &amp; [Numbers.D347] &amp; &quot;[/url][/b] (&quot; &amp; [Numbers.G347] &amp; &quot;, &quot;  &amp; IF([Numbers.F347] &gt;= 2020; &quot;[b]&quot;; &quot;&quot;) &amp; [Numbers.F347] &amp; IF([Numbers.F347] &gt;= 2020; &quot;[/b]&quot;; &quot;&quot;)  &amp; &quot;, &quot; &amp; [Numbers.H347] &amp; &quot;) [sup][&quot; &amp; [Numbers.C347] &amp; &quot;: &quot; &amp; [Numbers.I347] &amp; &quot;][/sup]&quot;; &quot;&quot;)" office:value-type="string" office:string-value="[b]281. [url=https://www.doomworld.com/idgames/levels/doom2/Ports/v-z/vulkan]Vulkan Episode 1[/url][/b] (Doom II, 2017, 7) [sup][5: HyperLuke: 5][/sup]" calcext:value-type="string">
            <text:p>[b]281. [url=https://www.doomworld.com/idgames/levels/doom2/Ports/v-z/vulkan]Vulkan Episode 1[/url][/b] (Doom II, 2017, 7) [sup][5: HyperL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8] &gt; 0; &quot;[b]&quot; &amp; [Numbers.B348] &amp; &quot;. &quot; &amp; &quot;[url=&quot; &amp; [Numbers.E348] &amp; &quot;]&quot; &amp; [Numbers.D348] &amp; &quot;[/url][/b] (&quot; &amp; [Numbers.G348] &amp; &quot;, &quot;  &amp; IF([Numbers.F348] &gt;= 2020; &quot;[b]&quot;; &quot;&quot;) &amp; [Numbers.F348] &amp; IF([Numbers.F348] &gt;= 2020; &quot;[/b]&quot;; &quot;&quot;)  &amp; &quot;, &quot; &amp; [Numbers.H348] &amp; &quot;) [sup][&quot; &amp; [Numbers.C348] &amp; &quot;: &quot; &amp; [Numbers.I348] &amp; &quot;][/sup]&quot;; &quot;&quot;)" office:value-type="string" office:string-value="[b]281. [url=https://www.doomworld.com/vb/wads-mods/71259-way-too-many-dead-guys-map05-alpha-available/]Way 2 Many Dead Guys[/url][/b] (Doom II, 2014, 9) [sup][5: Nancsi: 5][/sup]" calcext:value-type="string">
            <text:p>[b]281. [url=https://www.doomworld.com/vb/wads-mods/71259-way-too-many-dead-guys-map05-alpha-available/]Way 2 Many Dead Guys[/url][/b] (Doom II, 2014, 9) [sup][5: Nancs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9] &gt; 0; &quot;[b]&quot; &amp; [Numbers.B349] &amp; &quot;. &quot; &amp; &quot;[url=&quot; &amp; [Numbers.E349] &amp; &quot;]&quot; &amp; [Numbers.D349] &amp; &quot;[/url][/b] (&quot; &amp; [Numbers.G349] &amp; &quot;, &quot;  &amp; IF([Numbers.F349] &gt;= 2020; &quot;[b]&quot;; &quot;&quot;) &amp; [Numbers.F349] &amp; IF([Numbers.F349] &gt;= 2020; &quot;[/b]&quot;; &quot;&quot;)  &amp; &quot;, &quot; &amp; [Numbers.H349] &amp; &quot;) [sup][&quot; &amp; [Numbers.C349] &amp; &quot;: &quot; &amp; [Numbers.I349] &amp; &quot;][/sup]&quot;; &quot;&quot;)" office:value-type="string" office:string-value="[b]281. [url=https://doomwiki.org/wiki/WOOO]WOOO[/url][/b] (Doom II, 2013, 32) [sup][5: lokbustam257: 5][/sup]" calcext:value-type="string">
            <text:p>[b]281. [url=https://doomwiki.org/wiki/WOOO]WOOO[/url][/b] (Doom II, 2013, 32) [sup][5: lokbustam25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0] &gt; 0; &quot;[b]&quot; &amp; [Numbers.B350] &amp; &quot;. &quot; &amp; &quot;[url=&quot; &amp; [Numbers.E350] &amp; &quot;]&quot; &amp; [Numbers.D350] &amp; &quot;[/url][/b] (&quot; &amp; [Numbers.G350] &amp; &quot;, &quot;  &amp; IF([Numbers.F350] &gt;= 2020; &quot;[b]&quot;; &quot;&quot;) &amp; [Numbers.F350] &amp; IF([Numbers.F350] &gt;= 2020; &quot;[/b]&quot;; &quot;&quot;)  &amp; &quot;, &quot; &amp; [Numbers.H350] &amp; &quot;) [sup][&quot; &amp; [Numbers.C350] &amp; &quot;: &quot; &amp; [Numbers.I350] &amp; &quot;][/sup]&quot;; &quot;&quot;)" office:value-type="string" office:string-value="[b]281. [url=https://www.doomworld.com/forum/topic/125529-wormwood-the-horror-boom-comp-halloween-maps-by-ribbiks-and-me/]Wormwood ]|[ - The Horror[/url][/b] (Doom II, [b]2021[/b], 3) [sup][5: Nefelibeta: 5][/sup]" calcext:value-type="string">
            <text:p>[b]281. [url=https://www.doomworld.com/forum/topic/125529-wormwood-the-horror-boom-comp-halloween-maps-by-ribbiks-and-me/]Wormwood ]|[ - The Horror[/url][/b] (Doom II, [b]2021[/b], 3) [sup][5: Nefelibet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1] &gt; 0; &quot;[b]&quot; &amp; [Numbers.B351] &amp; &quot;. &quot; &amp; &quot;[url=&quot; &amp; [Numbers.E351] &amp; &quot;]&quot; &amp; [Numbers.D351] &amp; &quot;[/url][/b] (&quot; &amp; [Numbers.G351] &amp; &quot;, &quot;  &amp; IF([Numbers.F351] &gt;= 2020; &quot;[b]&quot;; &quot;&quot;) &amp; [Numbers.F351] &amp; IF([Numbers.F351] &gt;= 2020; &quot;[/b]&quot;; &quot;&quot;)  &amp; &quot;, &quot; &amp; [Numbers.H351] &amp; &quot;) [sup][&quot; &amp; [Numbers.C351] &amp; &quot;: &quot; &amp; [Numbers.I351] &amp; &quot;][/sup]&quot;; &quot;&quot;)" office:value-type="string" office:string-value="[b]281. [url=https://www.moddb.com/mods/bloodpack]ZBloodpack[/url][/b] (Doom II, 2005, 32) [sup][5: smeghammer: 5][/sup]" calcext:value-type="string">
            <text:p>[b]281. [url=https://www.moddb.com/mods/bloodpack]ZBloodpack[/url][/b] (Doom II, 2005, 32) [sup][5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2] &gt; 0; &quot;[b]&quot; &amp; [Numbers.B352] &amp; &quot;. &quot; &amp; &quot;[url=&quot; &amp; [Numbers.E352] &amp; &quot;]&quot; &amp; [Numbers.D352] &amp; &quot;[/url][/b] (&quot; &amp; [Numbers.G352] &amp; &quot;, &quot;  &amp; IF([Numbers.F352] &gt;= 2020; &quot;[b]&quot;; &quot;&quot;) &amp; [Numbers.F352] &amp; IF([Numbers.F352] &gt;= 2020; &quot;[/b]&quot;; &quot;&quot;)  &amp; &quot;, &quot; &amp; [Numbers.H352] &amp; &quot;) [sup][&quot; &amp; [Numbers.C352] &amp; &quot;: &quot; &amp; [Numbers.I352] &amp; &quot;][/sup]&quot;; &quot;&quot;)" office:value-type="string" office:string-value="[b]281. [url=https://www.doomworld.com/idgames/levels/doom2/Ports/v-z/zendyn_x]Zen Dynamics[/url][/b] (Doom II, 2005, 7) [sup][5: Phobus: 4, TechnoDoomed1: 1][/sup]" calcext:value-type="string">
            <text:p>[b]281. [url=https://www.doomworld.com/idgames/levels/doom2/Ports/v-z/zendyn_x]Zen Dynamics[/url][/b] (Doom II, 2005, 7) [sup][5: Phobus: 4, TechnoDoomed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3] &gt; 0; &quot;[b]&quot; &amp; [Numbers.B353] &amp; &quot;. &quot; &amp; &quot;[url=&quot; &amp; [Numbers.E353] &amp; &quot;]&quot; &amp; [Numbers.D353] &amp; &quot;[/url][/b] (&quot; &amp; [Numbers.G353] &amp; &quot;, &quot;  &amp; IF([Numbers.F353] &gt;= 2020; &quot;[b]&quot;; &quot;&quot;) &amp; [Numbers.F353] &amp; IF([Numbers.F353] &gt;= 2020; &quot;[/b]&quot;; &quot;&quot;)  &amp; &quot;, &quot; &amp; [Numbers.H353] &amp; &quot;) [sup][&quot; &amp; [Numbers.C353] &amp; &quot;: &quot; &amp; [Numbers.I353] &amp; &quot;][/sup]&quot;; &quot;&quot;)" office:value-type="string" office:string-value="[b]350. [url=https://www.doomworld.com/idgames/levels/doom2/a-c/area51]Area 51[/url][/b] (Doom II, 1997, 2) [sup][4: Doomkid: 2, TheGreenZap: 2][/sup]" calcext:value-type="string">
            <text:p>[b]350. [url=https://www.doomworld.com/idgames/levels/doom2/a-c/area51]Area 51[/url][/b] (Doom II, 1997, 2) [sup][4: Doomkid: 2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4] &gt; 0; &quot;[b]&quot; &amp; [Numbers.B354] &amp; &quot;. &quot; &amp; &quot;[url=&quot; &amp; [Numbers.E354] &amp; &quot;]&quot; &amp; [Numbers.D354] &amp; &quot;[/url][/b] (&quot; &amp; [Numbers.G354] &amp; &quot;, &quot;  &amp; IF([Numbers.F354] &gt;= 2020; &quot;[b]&quot;; &quot;&quot;) &amp; [Numbers.F354] &amp; IF([Numbers.F354] &gt;= 2020; &quot;[/b]&quot;; &quot;&quot;)  &amp; &quot;, &quot; &amp; [Numbers.H354] &amp; &quot;) [sup][&quot; &amp; [Numbers.C354] &amp; &quot;: &quot; &amp; [Numbers.I354] &amp; &quot;][/sup]&quot;; &quot;&quot;)" office:value-type="string" office:string-value="[b]350. [url=https://www.doomworld.com/idgames/levels/doom2/a-c/chord2]Chord 2[/url][/b] (Doom II, 1997, 1) [sup][4: Paul977: 4][/sup]" calcext:value-type="string">
            <text:p>[b]350. [url=https://www.doomworld.com/idgames/levels/doom2/a-c/chord2]Chord 2[/url][/b] (Doom II, 1997, 1) [sup][4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5] &gt; 0; &quot;[b]&quot; &amp; [Numbers.B355] &amp; &quot;. &quot; &amp; &quot;[url=&quot; &amp; [Numbers.E355] &amp; &quot;]&quot; &amp; [Numbers.D355] &amp; &quot;[/url][/b] (&quot; &amp; [Numbers.G355] &amp; &quot;, &quot;  &amp; IF([Numbers.F355] &gt;= 2020; &quot;[b]&quot;; &quot;&quot;) &amp; [Numbers.F355] &amp; IF([Numbers.F355] &gt;= 2020; &quot;[/b]&quot;; &quot;&quot;)  &amp; &quot;, &quot; &amp; [Numbers.H355] &amp; &quot;) [sup][&quot; &amp; [Numbers.C355] &amp; &quot;: &quot; &amp; [Numbers.I355] &amp; &quot;][/sup]&quot;; &quot;&quot;)" office:value-type="string" office:string-value="[b]350. [url=https://www.doomworld.com/files/file/10874-city-of-doom-part-i-beta-1-11/]City of DooM (Part I)[/url][/b] (Doom II, 2000, 11) [sup][4: ax34: 4][/sup]" calcext:value-type="string">
            <text:p>[b]350. [url=https://www.doomworld.com/files/file/10874-city-of-doom-part-i-beta-1-11/]City of DooM (Part I)[/url][/b] (Doom II, 2000, 11) [sup][4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6] &gt; 0; &quot;[b]&quot; &amp; [Numbers.B356] &amp; &quot;. &quot; &amp; &quot;[url=&quot; &amp; [Numbers.E356] &amp; &quot;]&quot; &amp; [Numbers.D356] &amp; &quot;[/url][/b] (&quot; &amp; [Numbers.G356] &amp; &quot;, &quot;  &amp; IF([Numbers.F356] &gt;= 2020; &quot;[b]&quot;; &quot;&quot;) &amp; [Numbers.F356] &amp; IF([Numbers.F356] &gt;= 2020; &quot;[/b]&quot;; &quot;&quot;)  &amp; &quot;, &quot; &amp; [Numbers.H356] &amp; &quot;) [sup][&quot; &amp; [Numbers.C356] &amp; &quot;: &quot; &amp; [Numbers.I356] &amp; &quot;][/sup]&quot;; &quot;&quot;)" office:value-type="string" office:string-value="[b]350. [url=https://www.doomworld.com/idgames/levels/doom2/Ports/a-c/crimsonh]Crimson Horizon[/url][/b] (Doom II, 2009, 1) [sup][4: Paul977: 4][/sup]" calcext:value-type="string">
            <text:p>[b]350. [url=https://www.doomworld.com/idgames/levels/doom2/Ports/a-c/crimsonh]Crimson Horizon[/url][/b] (Doom II, 2009, 1) [sup][4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7] &gt; 0; &quot;[b]&quot; &amp; [Numbers.B357] &amp; &quot;. &quot; &amp; &quot;[url=&quot; &amp; [Numbers.E357] &amp; &quot;]&quot; &amp; [Numbers.D357] &amp; &quot;[/url][/b] (&quot; &amp; [Numbers.G357] &amp; &quot;, &quot;  &amp; IF([Numbers.F357] &gt;= 2020; &quot;[b]&quot;; &quot;&quot;) &amp; [Numbers.F357] &amp; IF([Numbers.F357] &gt;= 2020; &quot;[/b]&quot;; &quot;&quot;)  &amp; &quot;, &quot; &amp; [Numbers.H357] &amp; &quot;) [sup][&quot; &amp; [Numbers.C357] &amp; &quot;: &quot; &amp; [Numbers.I357] &amp; &quot;][/sup]&quot;; &quot;&quot;)" office:value-type="string" office:string-value="[b]350. [url=https://www.doomworld.com/idgames/levels/doom2/deathmatch/Ports/megawads/crudream]Crucified Dreams[/url][/b] (Doom II, 2006, 41) [sup][4: Soundblock: 4][/sup]" calcext:value-type="string">
            <text:p>[b]350. [url=https://www.doomworld.com/idgames/levels/doom2/deathmatch/Ports/megawads/crudream]Crucified Dreams[/url][/b] (Doom II, 2006, 41) [sup][4: Soundbloc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8] &gt; 0; &quot;[b]&quot; &amp; [Numbers.B358] &amp; &quot;. &quot; &amp; &quot;[url=&quot; &amp; [Numbers.E358] &amp; &quot;]&quot; &amp; [Numbers.D358] &amp; &quot;[/url][/b] (&quot; &amp; [Numbers.G358] &amp; &quot;, &quot;  &amp; IF([Numbers.F358] &gt;= 2020; &quot;[b]&quot;; &quot;&quot;) &amp; [Numbers.F358] &amp; IF([Numbers.F358] &gt;= 2020; &quot;[/b]&quot;; &quot;&quot;)  &amp; &quot;, &quot; &amp; [Numbers.H358] &amp; &quot;) [sup][&quot; &amp; [Numbers.C358] &amp; &quot;: &quot; &amp; [Numbers.I358] &amp; &quot;][/sup]&quot;; &quot;&quot;)" office:value-type="string" office:string-value="[b]350. [url=https://www.doomworld.com/forum/topic/106371-czechbox-final-version-available/]CzechBox[/url][/b] (Doom II, [b]2020[/b], 32) [sup][4: Willy W.: 4][/sup]" calcext:value-type="string">
            <text:p>[b]350. [url=https://www.doomworld.com/forum/topic/106371-czechbox-final-version-available/]CzechBox[/url][/b] (Doom II, [b]2020[/b], 32) [sup][4: Willy W.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9] &gt; 0; &quot;[b]&quot; &amp; [Numbers.B359] &amp; &quot;. &quot; &amp; &quot;[url=&quot; &amp; [Numbers.E359] &amp; &quot;]&quot; &amp; [Numbers.D359] &amp; &quot;[/url][/b] (&quot; &amp; [Numbers.G359] &amp; &quot;, &quot;  &amp; IF([Numbers.F359] &gt;= 2020; &quot;[b]&quot;; &quot;&quot;) &amp; [Numbers.F359] &amp; IF([Numbers.F359] &gt;= 2020; &quot;[/b]&quot;; &quot;&quot;)  &amp; &quot;, &quot; &amp; [Numbers.H359] &amp; &quot;) [sup][&quot; &amp; [Numbers.C359] &amp; &quot;: &quot; &amp; [Numbers.I359] &amp; &quot;][/sup]&quot;; &quot;&quot;)" office:value-type="string" office:string-value="[b]350. [url=https://www.doomworld.com/idgames/levels/doom2/Ports/d-f/dcity2_5]Damned City 2[/url][/b] (Doom II, 2019, 10) [sup][4: ax34: 4][/sup]" calcext:value-type="string">
            <text:p>[b]350. [url=https://www.doomworld.com/idgames/levels/doom2/Ports/d-f/dcity2_5]Damned City 2[/url][/b] (Doom II, 2019, 10) [sup][4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0] &gt; 0; &quot;[b]&quot; &amp; [Numbers.B360] &amp; &quot;. &quot; &amp; &quot;[url=&quot; &amp; [Numbers.E360] &amp; &quot;]&quot; &amp; [Numbers.D360] &amp; &quot;[/url][/b] (&quot; &amp; [Numbers.G360] &amp; &quot;, &quot;  &amp; IF([Numbers.F360] &gt;= 2020; &quot;[b]&quot;; &quot;&quot;) &amp; [Numbers.F360] &amp; IF([Numbers.F360] &gt;= 2020; &quot;[/b]&quot;; &quot;&quot;)  &amp; &quot;, &quot; &amp; [Numbers.H360] &amp; &quot;) [sup][&quot; &amp; [Numbers.C360] &amp; &quot;: &quot; &amp; [Numbers.I360] &amp; &quot;][/sup]&quot;; &quot;&quot;)" office:value-type="string" office:string-value="[b]350. [url=https://www.doomworld.com/idgames/levels/doom2/Ports/d-f/dark7]Dark 7 (with Mission Pack)[/url][/b] (Doom II, 2002, 7) [sup][4: smeghammer: 4][/sup]" calcext:value-type="string">
            <text:p>[b]350. [url=https://www.doomworld.com/idgames/levels/doom2/Ports/d-f/dark7]Dark 7 (with Mission Pack)[/url][/b] (Doom II, 2002, 7) [sup][4: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1] &gt; 0; &quot;[b]&quot; &amp; [Numbers.B361] &amp; &quot;. &quot; &amp; &quot;[url=&quot; &amp; [Numbers.E361] &amp; &quot;]&quot; &amp; [Numbers.D361] &amp; &quot;[/url][/b] (&quot; &amp; [Numbers.G361] &amp; &quot;, &quot;  &amp; IF([Numbers.F361] &gt;= 2020; &quot;[b]&quot;; &quot;&quot;) &amp; [Numbers.F361] &amp; IF([Numbers.F361] &gt;= 2020; &quot;[/b]&quot;; &quot;&quot;)  &amp; &quot;, &quot; &amp; [Numbers.H361] &amp; &quot;) [sup][&quot; &amp; [Numbers.C361] &amp; &quot;: &quot; &amp; [Numbers.I361] &amp; &quot;][/sup]&quot;; &quot;&quot;)" office:value-type="string" office:string-value="[b]350. [url=https://doomwiki.org/wiki/Dead.air]dead.air[/url][/b] (Doom II, 2016, 1) [sup][4: HyperLuke: 2, Lorenz0: 2][/sup]" calcext:value-type="string">
            <text:p>[b]350. [url=https://doomwiki.org/wiki/Dead.air]dead.air[/url][/b] (Doom II, 2016, 1) [sup][4: HyperLuke: 2, Lorenz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2] &gt; 0; &quot;[b]&quot; &amp; [Numbers.B362] &amp; &quot;. &quot; &amp; &quot;[url=&quot; &amp; [Numbers.E362] &amp; &quot;]&quot; &amp; [Numbers.D362] &amp; &quot;[/url][/b] (&quot; &amp; [Numbers.G362] &amp; &quot;, &quot;  &amp; IF([Numbers.F362] &gt;= 2020; &quot;[b]&quot;; &quot;&quot;) &amp; [Numbers.F362] &amp; IF([Numbers.F362] &gt;= 2020; &quot;[/b]&quot;; &quot;&quot;)  &amp; &quot;, &quot; &amp; [Numbers.H362] &amp; &quot;) [sup][&quot; &amp; [Numbers.C362] &amp; &quot;: &quot; &amp; [Numbers.I362] &amp; &quot;][/sup]&quot;; &quot;&quot;)" office:value-type="string" office:string-value="[b]350. [url=https://www.doomworld.com/idgames/levels/doom2/megawads/d2reload]Doom 2 Reloaded[/url][/b] (Doom II, 2009, 32) [sup][4: Odal: 2, Hitherto: 2][/sup]" calcext:value-type="string">
            <text:p>[b]350. [url=https://www.doomworld.com/idgames/levels/doom2/megawads/d2reload]Doom 2 Reloaded[/url][/b] (Doom II, 2009, 32) [sup][4: Odal: 2, Hithert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3] &gt; 0; &quot;[b]&quot; &amp; [Numbers.B363] &amp; &quot;. &quot; &amp; &quot;[url=&quot; &amp; [Numbers.E363] &amp; &quot;]&quot; &amp; [Numbers.D363] &amp; &quot;[/url][/b] (&quot; &amp; [Numbers.G363] &amp; &quot;, &quot;  &amp; IF([Numbers.F363] &gt;= 2020; &quot;[b]&quot;; &quot;&quot;) &amp; [Numbers.F363] &amp; IF([Numbers.F363] &gt;= 2020; &quot;[/b]&quot;; &quot;&quot;)  &amp; &quot;, &quot; &amp; [Numbers.H363] &amp; &quot;) [sup][&quot; &amp; [Numbers.C363] &amp; &quot;: &quot; &amp; [Numbers.I363] &amp; &quot;][/sup]&quot;; &quot;&quot;)" office:value-type="string" office:string-value="[b]350. [url=https://www.doomworld.com/idgames/levels/doom2/Ports/d-f/doomisla]Doom Island[/url][/b] (Doom II, [b]2021[/b], 9) [sup][4: dei_eldren: 4][/sup]" calcext:value-type="string">
            <text:p>[b]350. [url=https://www.doomworld.com/idgames/levels/doom2/Ports/d-f/doomisla]Doom Island[/url][/b] (Doom II, [b]2021[/b], 9) [sup][4: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4] &gt; 0; &quot;[b]&quot; &amp; [Numbers.B364] &amp; &quot;. &quot; &amp; &quot;[url=&quot; &amp; [Numbers.E364] &amp; &quot;]&quot; &amp; [Numbers.D364] &amp; &quot;[/url][/b] (&quot; &amp; [Numbers.G364] &amp; &quot;, &quot;  &amp; IF([Numbers.F364] &gt;= 2020; &quot;[b]&quot;; &quot;&quot;) &amp; [Numbers.F364] &amp; IF([Numbers.F364] &gt;= 2020; &quot;[/b]&quot;; &quot;&quot;)  &amp; &quot;, &quot; &amp; [Numbers.H364] &amp; &quot;) [sup][&quot; &amp; [Numbers.C364] &amp; &quot;: &quot; &amp; [Numbers.I364] &amp; &quot;][/sup]&quot;; &quot;&quot;)" office:value-type="string" office:string-value="[b]350. [url=https://www.doomworld.com/idgames/levels/doom2/d-f/earth]Earth[/url][/b] (Doom II, 1998, 10) [sup][4: ShoDemo: 3, TheNerdTurtle2: 1][/sup]" calcext:value-type="string">
            <text:p>[b]350. [url=https://www.doomworld.com/idgames/levels/doom2/d-f/earth]Earth[/url][/b] (Doom II, 1998, 10) [sup][4: ShoDemo: 3, TheNerdTurtle2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5] &gt; 0; &quot;[b]&quot; &amp; [Numbers.B365] &amp; &quot;. &quot; &amp; &quot;[url=&quot; &amp; [Numbers.E365] &amp; &quot;]&quot; &amp; [Numbers.D365] &amp; &quot;[/url][/b] (&quot; &amp; [Numbers.G365] &amp; &quot;, &quot;  &amp; IF([Numbers.F365] &gt;= 2020; &quot;[b]&quot;; &quot;&quot;) &amp; [Numbers.F365] &amp; IF([Numbers.F365] &gt;= 2020; &quot;[/b]&quot;; &quot;&quot;)  &amp; &quot;, &quot; &amp; [Numbers.H365] &amp; &quot;) [sup][&quot; &amp; [Numbers.C365] &amp; &quot;: &quot; &amp; [Numbers.I365] &amp; &quot;][/sup]&quot;; &quot;&quot;)" office:value-type="string" office:string-value="[b]350. [url=https://www.doomworld.com/forum/topic/94601-empyrion_v39-14-udmf-coop-maps-with-single-player-support/]Empyrion[/url][/b] (Doom II, 2017, 14) [sup][4: Gaia74: 4][/sup]" calcext:value-type="string">
            <text:p>[b]350. [url=https://www.doomworld.com/forum/topic/94601-empyrion_v39-14-udmf-coop-maps-with-single-player-support/]Empyrion[/url][/b] (Doom II, 2017, 14) [sup][4: Gaia7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6] &gt; 0; &quot;[b]&quot; &amp; [Numbers.B366] &amp; &quot;. &quot; &amp; &quot;[url=&quot; &amp; [Numbers.E366] &amp; &quot;]&quot; &amp; [Numbers.D366] &amp; &quot;[/url][/b] (&quot; &amp; [Numbers.G366] &amp; &quot;, &quot;  &amp; IF([Numbers.F366] &gt;= 2020; &quot;[b]&quot;; &quot;&quot;) &amp; [Numbers.F366] &amp; IF([Numbers.F366] &gt;= 2020; &quot;[/b]&quot;; &quot;&quot;)  &amp; &quot;, &quot; &amp; [Numbers.H366] &amp; &quot;) [sup][&quot; &amp; [Numbers.C366] &amp; &quot;: &quot; &amp; [Numbers.I366] &amp; &quot;][/sup]&quot;; &quot;&quot;)" office:value-type="string" office:string-value="[b]350. [url=https://www.doomworld.com/idgames/levels/doom/d-f/favie112]Favillesco - Episode 1: Genuflected on Io[/url][/b] (Doom, 2013, 9) [sup][4: dei_eldren: 4][/sup]" calcext:value-type="string">
            <text:p>[b]350. [url=https://www.doomworld.com/idgames/levels/doom/d-f/favie112]Favillesco - Episode 1: Genuflected on Io[/url][/b] (Doom, 2013, 9) [sup][4: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7] &gt; 0; &quot;[b]&quot; &amp; [Numbers.B367] &amp; &quot;. &quot; &amp; &quot;[url=&quot; &amp; [Numbers.E367] &amp; &quot;]&quot; &amp; [Numbers.D367] &amp; &quot;[/url][/b] (&quot; &amp; [Numbers.G367] &amp; &quot;, &quot;  &amp; IF([Numbers.F367] &gt;= 2020; &quot;[b]&quot;; &quot;&quot;) &amp; [Numbers.F367] &amp; IF([Numbers.F367] &gt;= 2020; &quot;[/b]&quot;; &quot;&quot;)  &amp; &quot;, &quot; &amp; [Numbers.H367] &amp; &quot;) [sup][&quot; &amp; [Numbers.C367] &amp; &quot;: &quot; &amp; [Numbers.I367] &amp; &quot;][/sup]&quot;; &quot;&quot;)" office:value-type="string" office:string-value="[b]350. [url=https://www.doomworld.com/idgames/levels/doom2/deathmatch/megawads/gothicdm]Gothic DM[/url][/b] (Doom II, 1997, 32) [sup][4: Soundblock: 1, toxic.rat: 3][/sup]" calcext:value-type="string">
            <text:p>[b]350. [url=https://www.doomworld.com/idgames/levels/doom2/deathmatch/megawads/gothicdm]Gothic DM[/url][/b] (Doom II, 1997, 32) [sup][4: Soundblock: 1, toxic.ra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8] &gt; 0; &quot;[b]&quot; &amp; [Numbers.B368] &amp; &quot;. &quot; &amp; &quot;[url=&quot; &amp; [Numbers.E368] &amp; &quot;]&quot; &amp; [Numbers.D368] &amp; &quot;[/url][/b] (&quot; &amp; [Numbers.G368] &amp; &quot;, &quot;  &amp; IF([Numbers.F368] &gt;= 2020; &quot;[b]&quot;; &quot;&quot;) &amp; [Numbers.F368] &amp; IF([Numbers.F368] &gt;= 2020; &quot;[/b]&quot;; &quot;&quot;)  &amp; &quot;, &quot; &amp; [Numbers.H368] &amp; &quot;) [sup][&quot; &amp; [Numbers.C368] &amp; &quot;: &quot; &amp; [Numbers.I368] &amp; &quot;][/sup]&quot;; &quot;&quot;)" office:value-type="string" office:string-value="[b]350. [url=https://www.doomworld.com/idgames/levels/heretic/Ports/curse]Heretic - Curse of D'sparil[/url][/b] (Heretic, 2010, 9) [sup][4: JudgeDeadd: 2, Hitherto: 2][/sup]" calcext:value-type="string">
            <text:p>[b]350. [url=https://www.doomworld.com/idgames/levels/heretic/Ports/curse]Heretic - Curse of D'sparil[/url][/b] (Heretic, 2010, 9) [sup][4: JudgeDeadd: 2, Hithert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9] &gt; 0; &quot;[b]&quot; &amp; [Numbers.B369] &amp; &quot;. &quot; &amp; &quot;[url=&quot; &amp; [Numbers.E369] &amp; &quot;]&quot; &amp; [Numbers.D369] &amp; &quot;[/url][/b] (&quot; &amp; [Numbers.G369] &amp; &quot;, &quot;  &amp; IF([Numbers.F369] &gt;= 2020; &quot;[b]&quot;; &quot;&quot;) &amp; [Numbers.F369] &amp; IF([Numbers.F369] &gt;= 2020; &quot;[/b]&quot;; &quot;&quot;)  &amp; &quot;, &quot; &amp; [Numbers.H369] &amp; &quot;) [sup][&quot; &amp; [Numbers.C369] &amp; &quot;: &quot; &amp; [Numbers.I369] &amp; &quot;][/sup]&quot;; &quot;&quot;)" office:value-type="string" office:string-value="[b]350. [url=https://www.doomworld.com/idgames/levels/doom2/Ports/g-i/impencse]Imp Encounter[/url][/b] (Doom II, 2003, 1) [sup][4: AnonimVio: 4][/sup]" calcext:value-type="string">
            <text:p>[b]350. [url=https://www.doomworld.com/idgames/levels/doom2/Ports/g-i/impencse]Imp Encounter[/url][/b] (Doom II, 2003, 1) [sup][4: AnonimVio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0] &gt; 0; &quot;[b]&quot; &amp; [Numbers.B370] &amp; &quot;. &quot; &amp; &quot;[url=&quot; &amp; [Numbers.E370] &amp; &quot;]&quot; &amp; [Numbers.D370] &amp; &quot;[/url][/b] (&quot; &amp; [Numbers.G370] &amp; &quot;, &quot;  &amp; IF([Numbers.F370] &gt;= 2020; &quot;[b]&quot;; &quot;&quot;) &amp; [Numbers.F370] &amp; IF([Numbers.F370] &gt;= 2020; &quot;[/b]&quot;; &quot;&quot;)  &amp; &quot;, &quot; &amp; [Numbers.H370] &amp; &quot;) [sup][&quot; &amp; [Numbers.C370] &amp; &quot;: &quot; &amp; [Numbers.I370] &amp; &quot;][/sup]&quot;; &quot;&quot;)" office:value-type="string" office:string-value="[b]350. [url=https://www.doomworld.com/forum/topic/74792-jiffy-bag-a-speedmap-megawad-rc2-released/]Jiffy Bag[/url][/b] (Doom II, 2015, 32) [sup][4: TheNerdTurtle2: 4][/sup]" calcext:value-type="string">
            <text:p>[b]350. [url=https://www.doomworld.com/forum/topic/74792-jiffy-bag-a-speedmap-megawad-rc2-released/]Jiffy Bag[/url][/b] (Doom II, 2015, 32) [sup][4: TheNerdTurtle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1] &gt; 0; &quot;[b]&quot; &amp; [Numbers.B371] &amp; &quot;. &quot; &amp; &quot;[url=&quot; &amp; [Numbers.E371] &amp; &quot;]&quot; &amp; [Numbers.D371] &amp; &quot;[/url][/b] (&quot; &amp; [Numbers.G371] &amp; &quot;, &quot;  &amp; IF([Numbers.F371] &gt;= 2020; &quot;[b]&quot;; &quot;&quot;) &amp; [Numbers.F371] &amp; IF([Numbers.F371] &gt;= 2020; &quot;[/b]&quot;; &quot;&quot;)  &amp; &quot;, &quot; &amp; [Numbers.H371] &amp; &quot;) [sup][&quot; &amp; [Numbers.C371] &amp; &quot;: &quot; &amp; [Numbers.I371] &amp; &quot;][/sup]&quot;; &quot;&quot;)" office:value-type="string" office:string-value="[b]350. [url=https://www.doomworld.com/idgames/levels/doom2/Ports/j-l/khorus]Khorus[/url][/b] (Doom II, 2012, 9) [sup][4: NuMetalManiak: 4][/sup]" calcext:value-type="string">
            <text:p>[b]350. [url=https://www.doomworld.com/idgames/levels/doom2/Ports/j-l/khorus]Khorus[/url][/b] (Doom II, 2012, 9) [sup][4: NuMetalMani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2] &gt; 0; &quot;[b]&quot; &amp; [Numbers.B372] &amp; &quot;. &quot; &amp; &quot;[url=&quot; &amp; [Numbers.E372] &amp; &quot;]&quot; &amp; [Numbers.D372] &amp; &quot;[/url][/b] (&quot; &amp; [Numbers.G372] &amp; &quot;, &quot;  &amp; IF([Numbers.F372] &gt;= 2020; &quot;[b]&quot;; &quot;&quot;) &amp; [Numbers.F372] &amp; IF([Numbers.F372] &gt;= 2020; &quot;[/b]&quot;; &quot;&quot;)  &amp; &quot;, &quot; &amp; [Numbers.H372] &amp; &quot;) [sup][&quot; &amp; [Numbers.C372] &amp; &quot;: &quot; &amp; [Numbers.I372] &amp; &quot;][/sup]&quot;; &quot;&quot;)" office:value-type="string" office:string-value="[b]350. [url=https://www.doomworld.com/forum/topic/124896-final-literalism-release-thread/]Literalism[/url][/b] (Doom II, [b]2021[/b], 26) [sup][4: &lt;&lt;Rewind: 4][/sup]" calcext:value-type="string">
            <text:p>[b]350. [url=https://www.doomworld.com/forum/topic/124896-final-literalism-release-thread/]Literalism[/url][/b] (Doom II, [b]2021[/b], 26) [sup][4: &lt;&lt;Rewin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3] &gt; 0; &quot;[b]&quot; &amp; [Numbers.B373] &amp; &quot;. &quot; &amp; &quot;[url=&quot; &amp; [Numbers.E373] &amp; &quot;]&quot; &amp; [Numbers.D373] &amp; &quot;[/url][/b] (&quot; &amp; [Numbers.G373] &amp; &quot;, &quot;  &amp; IF([Numbers.F373] &gt;= 2020; &quot;[b]&quot;; &quot;&quot;) &amp; [Numbers.F373] &amp; IF([Numbers.F373] &gt;= 2020; &quot;[/b]&quot;; &quot;&quot;)  &amp; &quot;, &quot; &amp; [Numbers.H373] &amp; &quot;) [sup][&quot; &amp; [Numbers.C373] &amp; &quot;: &quot; &amp; [Numbers.I373] &amp; &quot;][/sup]&quot;; &quot;&quot;)" office:value-type="string" office:string-value="[b]350. [url=https://www.doomworld.com/files/file/15671-mapgame/]Mapgame[/url][/b] (Doom, 2009, 9) [sup][4: m8f: 4][/sup]" calcext:value-type="string">
            <text:p>[b]350. [url=https://www.doomworld.com/files/file/15671-mapgame/]Mapgame[/url][/b] (Doom, 2009, 9) [sup][4: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4] &gt; 0; &quot;[b]&quot; &amp; [Numbers.B374] &amp; &quot;. &quot; &amp; &quot;[url=&quot; &amp; [Numbers.E374] &amp; &quot;]&quot; &amp; [Numbers.D374] &amp; &quot;[/url][/b] (&quot; &amp; [Numbers.G374] &amp; &quot;, &quot;  &amp; IF([Numbers.F374] &gt;= 2020; &quot;[b]&quot;; &quot;&quot;) &amp; [Numbers.F374] &amp; IF([Numbers.F374] &gt;= 2020; &quot;[/b]&quot;; &quot;&quot;)  &amp; &quot;, &quot; &amp; [Numbers.H374] &amp; &quot;) [sup][&quot; &amp; [Numbers.C374] &amp; &quot;: &quot; &amp; [Numbers.I374] &amp; &quot;][/sup]&quot;; &quot;&quot;)" office:value-type="string" office:string-value="[b]350. [url=https://www.doomworld.com/idgames/levels/doom2/Ports/m-o/nfh2]Neighborhood From Hell[/url][/b] (Doom II, 2012, 1) [sup][4: ax34: 4][/sup]" calcext:value-type="string">
            <text:p>[b]350. [url=https://www.doomworld.com/idgames/levels/doom2/Ports/m-o/nfh2]Neighborhood From Hell[/url][/b] (Doom II, 2012, 1) [sup][4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5] &gt; 0; &quot;[b]&quot; &amp; [Numbers.B375] &amp; &quot;. &quot; &amp; &quot;[url=&quot; &amp; [Numbers.E375] &amp; &quot;]&quot; &amp; [Numbers.D375] &amp; &quot;[/url][/b] (&quot; &amp; [Numbers.G375] &amp; &quot;, &quot;  &amp; IF([Numbers.F375] &gt;= 2020; &quot;[b]&quot;; &quot;&quot;) &amp; [Numbers.F375] &amp; IF([Numbers.F375] &gt;= 2020; &quot;[/b]&quot;; &quot;&quot;)  &amp; &quot;, &quot; &amp; [Numbers.H375] &amp; &quot;) [sup][&quot; &amp; [Numbers.C375] &amp; &quot;: &quot; &amp; [Numbers.I375] &amp; &quot;][/sup]&quot;; &quot;&quot;)" office:value-type="string" office:string-value="[b]350. [url=https://www.doomworld.com/idgames/levels/doom2/m-o/nostromo]Nostromo's Run[/url][/b] (Doom II, 1995, 1) [sup][4: soner du: 1, Ragu: 3][/sup]" calcext:value-type="string">
            <text:p>[b]350. [url=https://www.doomworld.com/idgames/levels/doom2/m-o/nostromo]Nostromo's Run[/url][/b] (Doom II, 1995, 1) [sup][4: soner du: 1, Rag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6] &gt; 0; &quot;[b]&quot; &amp; [Numbers.B376] &amp; &quot;. &quot; &amp; &quot;[url=&quot; &amp; [Numbers.E376] &amp; &quot;]&quot; &amp; [Numbers.D376] &amp; &quot;[/url][/b] (&quot; &amp; [Numbers.G376] &amp; &quot;, &quot;  &amp; IF([Numbers.F376] &gt;= 2020; &quot;[b]&quot;; &quot;&quot;) &amp; [Numbers.F376] &amp; IF([Numbers.F376] &gt;= 2020; &quot;[/b]&quot;; &quot;&quot;)  &amp; &quot;, &quot; &amp; [Numbers.H376] &amp; &quot;) [sup][&quot; &amp; [Numbers.C376] &amp; &quot;: &quot; &amp; [Numbers.I376] &amp; &quot;][/sup]&quot;; &quot;&quot;)" office:value-type="string" office:string-value="[b]350. [url=https://doomwiki.org/wiki/Robocop_Doom]Robocop Doom[/url][/b] (Doom II, 2019, 17) [sup][4: ax34: 4][/sup]" calcext:value-type="string">
            <text:p>[b]350. [url=https://doomwiki.org/wiki/Robocop_Doom]Robocop Doom[/url][/b] (Doom II, 2019, 17) [sup][4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7] &gt; 0; &quot;[b]&quot; &amp; [Numbers.B377] &amp; &quot;. &quot; &amp; &quot;[url=&quot; &amp; [Numbers.E377] &amp; &quot;]&quot; &amp; [Numbers.D377] &amp; &quot;[/url][/b] (&quot; &amp; [Numbers.G377] &amp; &quot;, &quot;  &amp; IF([Numbers.F377] &gt;= 2020; &quot;[b]&quot;; &quot;&quot;) &amp; [Numbers.F377] &amp; IF([Numbers.F377] &gt;= 2020; &quot;[/b]&quot;; &quot;&quot;)  &amp; &quot;, &quot; &amp; [Numbers.H377] &amp; &quot;) [sup][&quot; &amp; [Numbers.C377] &amp; &quot;: &quot; &amp; [Numbers.I377] &amp; &quot;][/sup]&quot;; &quot;&quot;)" office:value-type="string" office:string-value="[b]350. [url=https://www.doomworld.com/idgames/levels/doom2/Ports/s-u/sinedie]Sine Die[/url][/b] (Doom II, 2007, 2) [sup][4: bLOCKbOYgAMES: 4][/sup]" calcext:value-type="string">
            <text:p>[b]350. [url=https://www.doomworld.com/idgames/levels/doom2/Ports/s-u/sinedie]Sine Die[/url][/b] (Doom II, 2007, 2) [sup][4: bLOCKbOYg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8] &gt; 0; &quot;[b]&quot; &amp; [Numbers.B378] &amp; &quot;. &quot; &amp; &quot;[url=&quot; &amp; [Numbers.E378] &amp; &quot;]&quot; &amp; [Numbers.D378] &amp; &quot;[/url][/b] (&quot; &amp; [Numbers.G378] &amp; &quot;, &quot;  &amp; IF([Numbers.F378] &gt;= 2020; &quot;[b]&quot;; &quot;&quot;) &amp; [Numbers.F378] &amp; IF([Numbers.F378] &gt;= 2020; &quot;[/b]&quot;; &quot;&quot;)  &amp; &quot;, &quot; &amp; [Numbers.H378] &amp; &quot;) [sup][&quot; &amp; [Numbers.C378] &amp; &quot;: &quot; &amp; [Numbers.I378] &amp; &quot;][/sup]&quot;; &quot;&quot;)" office:value-type="string" office:string-value="[b]350. [url=https://www.doomworld.com/idgames/levels/doom2/Ports/megawads/sf3]Slaughterfest 3[/url][/b] (Doom II, 2018, 35) [sup][4: Nazgul9: 4][/sup]" calcext:value-type="string">
            <text:p>[b]350. [url=https://www.doomworld.com/idgames/levels/doom2/Ports/megawads/sf3]Slaughterfest 3[/url][/b] (Doom II, 2018, 35) [sup][4: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9] &gt; 0; &quot;[b]&quot; &amp; [Numbers.B379] &amp; &quot;. &quot; &amp; &quot;[url=&quot; &amp; [Numbers.E379] &amp; &quot;]&quot; &amp; [Numbers.D379] &amp; &quot;[/url][/b] (&quot; &amp; [Numbers.G379] &amp; &quot;, &quot;  &amp; IF([Numbers.F379] &gt;= 2020; &quot;[b]&quot;; &quot;&quot;) &amp; [Numbers.F379] &amp; IF([Numbers.F379] &gt;= 2020; &quot;[/b]&quot;; &quot;&quot;)  &amp; &quot;, &quot; &amp; [Numbers.H379] &amp; &quot;) [sup][&quot; &amp; [Numbers.C379] &amp; &quot;: &quot; &amp; [Numbers.I379] &amp; &quot;][/sup]&quot;; &quot;&quot;)" office:value-type="string" office:string-value="[b]350. [url=https://www.doomworld.com/idgames/levels/doom2/Ports/megawads/doomtrib]The DOOM Tribute Project[/url][/b] (Doom II, 2016, 34) [sup][4: ax34: 4][/sup]" calcext:value-type="string">
            <text:p>[b]350. [url=https://www.doomworld.com/idgames/levels/doom2/Ports/megawads/doomtrib]The DOOM Tribute Project[/url][/b] (Doom II, 2016, 34) [sup][4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0] &gt; 0; &quot;[b]&quot; &amp; [Numbers.B380] &amp; &quot;. &quot; &amp; &quot;[url=&quot; &amp; [Numbers.E380] &amp; &quot;]&quot; &amp; [Numbers.D380] &amp; &quot;[/url][/b] (&quot; &amp; [Numbers.G380] &amp; &quot;, &quot;  &amp; IF([Numbers.F380] &gt;= 2020; &quot;[b]&quot;; &quot;&quot;) &amp; [Numbers.F380] &amp; IF([Numbers.F380] &gt;= 2020; &quot;[/b]&quot;; &quot;&quot;)  &amp; &quot;, &quot; &amp; [Numbers.H380] &amp; &quot;) [sup][&quot; &amp; [Numbers.C380] &amp; &quot;: &quot; &amp; [Numbers.I380] &amp; &quot;][/sup]&quot;; &quot;&quot;)" office:value-type="string" office:string-value="[b]350. [url=https://www.doomworld.com/idgames/levels/doom/megawads/nmdu]The Ultimate NMD [/url][/b] (Doom, 2009, 27) [sup][4: eharper256: 4][/sup]" calcext:value-type="string">
            <text:p>[b]350. [url=https://www.doomworld.com/idgames/levels/doom/megawads/nmdu]The Ultimate NMD [/url][/b] (Doom, 2009, 27) [sup][4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1] &gt; 0; &quot;[b]&quot; &amp; [Numbers.B381] &amp; &quot;. &quot; &amp; &quot;[url=&quot; &amp; [Numbers.E381] &amp; &quot;]&quot; &amp; [Numbers.D381] &amp; &quot;[/url][/b] (&quot; &amp; [Numbers.G381] &amp; &quot;, &quot;  &amp; IF([Numbers.F381] &gt;= 2020; &quot;[b]&quot;; &quot;&quot;) &amp; [Numbers.F381] &amp; IF([Numbers.F381] &gt;= 2020; &quot;[/b]&quot;; &quot;&quot;)  &amp; &quot;, &quot; &amp; [Numbers.H381] &amp; &quot;) [sup][&quot; &amp; [Numbers.C381] &amp; &quot;: &quot; &amp; [Numbers.I381] &amp; &quot;][/sup]&quot;; &quot;&quot;)" office:value-type="string" office:string-value="[b]350. [url=https://doomwiki.org/wiki/The_Wayfarer]The Wayfarer[/url][/b] (Heretic, 2019, 9) [sup][4: rd: 4][/sup]" calcext:value-type="string">
            <text:p>[b]350. [url=https://doomwiki.org/wiki/The_Wayfarer]The Wayfarer[/url][/b] (Heretic, 2019, 9) [sup][4: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2] &gt; 0; &quot;[b]&quot; &amp; [Numbers.B382] &amp; &quot;. &quot; &amp; &quot;[url=&quot; &amp; [Numbers.E382] &amp; &quot;]&quot; &amp; [Numbers.D382] &amp; &quot;[/url][/b] (&quot; &amp; [Numbers.G382] &amp; &quot;, &quot;  &amp; IF([Numbers.F382] &gt;= 2020; &quot;[b]&quot;; &quot;&quot;) &amp; [Numbers.F382] &amp; IF([Numbers.F382] &gt;= 2020; &quot;[/b]&quot;; &quot;&quot;)  &amp; &quot;, &quot; &amp; [Numbers.H382] &amp; &quot;) [sup][&quot; &amp; [Numbers.C382] &amp; &quot;: &quot; &amp; [Numbers.I382] &amp; &quot;][/sup]&quot;; &quot;&quot;)" office:value-type="string" office:string-value="[b]350. [url=https://zdoom.org/wiki/Town_Infection]Town Infection[/url][/b] (Doom II, 2013, 34) [sup][4: Dimon12321: 4][/sup]" calcext:value-type="string">
            <text:p>[b]350. [url=https://zdoom.org/wiki/Town_Infection]Town Infection[/url][/b] (Doom II, 2013, 34) [sup][4: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3] &gt; 0; &quot;[b]&quot; &amp; [Numbers.B383] &amp; &quot;. &quot; &amp; &quot;[url=&quot; &amp; [Numbers.E383] &amp; &quot;]&quot; &amp; [Numbers.D383] &amp; &quot;[/url][/b] (&quot; &amp; [Numbers.G383] &amp; &quot;, &quot;  &amp; IF([Numbers.F383] &gt;= 2020; &quot;[b]&quot;; &quot;&quot;) &amp; [Numbers.F383] &amp; IF([Numbers.F383] &gt;= 2020; &quot;[/b]&quot;; &quot;&quot;)  &amp; &quot;, &quot; &amp; [Numbers.H383] &amp; &quot;) [sup][&quot; &amp; [Numbers.C383] &amp; &quot;: &quot; &amp; [Numbers.I383] &amp; &quot;][/sup]&quot;; &quot;&quot;)" office:value-type="string" office:string-value="[b]350. [url=https://www.doomworld.com/idgames/levels/doom2/s-u/townhou2]Townhouses[/url][/b] (Doom II, 1995, 1) [sup][4: Doomlover77: 4][/sup]" calcext:value-type="string">
            <text:p>[b]350. [url=https://www.doomworld.com/idgames/levels/doom2/s-u/townhou2]Townhouses[/url][/b] (Doom II, 1995, 1) [sup][4: Doomlover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4] &gt; 0; &quot;[b]&quot; &amp; [Numbers.B384] &amp; &quot;. &quot; &amp; &quot;[url=&quot; &amp; [Numbers.E384] &amp; &quot;]&quot; &amp; [Numbers.D384] &amp; &quot;[/url][/b] (&quot; &amp; [Numbers.G384] &amp; &quot;, &quot;  &amp; IF([Numbers.F384] &gt;= 2020; &quot;[b]&quot;; &quot;&quot;) &amp; [Numbers.F384] &amp; IF([Numbers.F384] &gt;= 2020; &quot;[/b]&quot;; &quot;&quot;)  &amp; &quot;, &quot; &amp; [Numbers.H384] &amp; &quot;) [sup][&quot; &amp; [Numbers.C384] &amp; &quot;: &quot; &amp; [Numbers.I384] &amp; &quot;][/sup]&quot;; &quot;&quot;)" office:value-type="string" office:string-value="[b]350. [url=http://odamex.net/boards/index.php?topic=2246.0]UAC Ultra 2[/url][/b] (Doom II, 2013, 7) [sup][4: Sky: 4][/sup]" calcext:value-type="string">
            <text:p>[b]350. [url=http://odamex.net/boards/index.php?topic=2246.0]UAC Ultra 2[/url][/b] (Doom II, 2013, 7) [sup][4: Sky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5] &gt; 0; &quot;[b]&quot; &amp; [Numbers.B385] &amp; &quot;. &quot; &amp; &quot;[url=&quot; &amp; [Numbers.E385] &amp; &quot;]&quot; &amp; [Numbers.D385] &amp; &quot;[/url][/b] (&quot; &amp; [Numbers.G385] &amp; &quot;, &quot;  &amp; IF([Numbers.F385] &gt;= 2020; &quot;[b]&quot;; &quot;&quot;) &amp; [Numbers.F385] &amp; IF([Numbers.F385] &gt;= 2020; &quot;[/b]&quot;; &quot;&quot;)  &amp; &quot;, &quot; &amp; [Numbers.H385] &amp; &quot;) [sup][&quot; &amp; [Numbers.C385] &amp; &quot;: &quot; &amp; [Numbers.I385] &amp; &quot;][/sup]&quot;; &quot;&quot;)" office:value-type="string" office:string-value="[b]350. [url=https://www.doomworld.com/idgames/levels/doom2/Ports/v-z/vrack]Vrack[/url][/b] (Doom II, 2000, 1) [sup][4: bzzrak: 4][/sup]" calcext:value-type="string">
            <text:p>[b]350. [url=https://www.doomworld.com/idgames/levels/doom2/Ports/v-z/vrack]Vrack[/url][/b] (Doom II, 2000, 1) [sup][4: bzzr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6] &gt; 0; &quot;[b]&quot; &amp; [Numbers.B386] &amp; &quot;. &quot; &amp; &quot;[url=&quot; &amp; [Numbers.E386] &amp; &quot;]&quot; &amp; [Numbers.D386] &amp; &quot;[/url][/b] (&quot; &amp; [Numbers.G386] &amp; &quot;, &quot;  &amp; IF([Numbers.F386] &gt;= 2020; &quot;[b]&quot;; &quot;&quot;) &amp; [Numbers.F386] &amp; IF([Numbers.F386] &gt;= 2020; &quot;[/b]&quot;; &quot;&quot;)  &amp; &quot;, &quot; &amp; [Numbers.H386] &amp; &quot;) [sup][&quot; &amp; [Numbers.C386] &amp; &quot;: &quot; &amp; [Numbers.I386] &amp; &quot;][/sup]&quot;; &quot;&quot;)" office:value-type="string" office:string-value="[b]383. [url=https://www.wad-archive.com/wad/9c6e76bda78d64a3fd280aadc0394a3ed5d8a157]1993[/url][/b] (Any Doom, 2014, 0) [sup][3: Apaul27: 3][/sup]" calcext:value-type="string">
            <text:p>[b]383. [url=https://www.wad-archive.com/wad/9c6e76bda78d64a3fd280aadc0394a3ed5d8a157]1993[/url][/b] (Any Doom, 2014, 0) [sup][3: Apaul2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7] &gt; 0; &quot;[b]&quot; &amp; [Numbers.B387] &amp; &quot;. &quot; &amp; &quot;[url=&quot; &amp; [Numbers.E387] &amp; &quot;]&quot; &amp; [Numbers.D387] &amp; &quot;[/url][/b] (&quot; &amp; [Numbers.G387] &amp; &quot;, &quot;  &amp; IF([Numbers.F387] &gt;= 2020; &quot;[b]&quot;; &quot;&quot;) &amp; [Numbers.F387] &amp; IF([Numbers.F387] &gt;= 2020; &quot;[/b]&quot;; &quot;&quot;)  &amp; &quot;, &quot; &amp; [Numbers.H387] &amp; &quot;) [sup][&quot; &amp; [Numbers.C387] &amp; &quot;: &quot; &amp; [Numbers.I387] &amp; &quot;][/sup]&quot;; &quot;&quot;)" office:value-type="string" office:string-value="[b]383. [url=https://www.doomworld.com/idgames/levels/doom/Ports/megawads/sinergy] SINERGY[/url][/b] (Doom, 2019, 36) [sup][3: Ezepov: 3][/sup]" calcext:value-type="string">
            <text:p>[b]383. [url=https://www.doomworld.com/idgames/levels/doom/Ports/megawads/sinergy] SINERGY[/url][/b] (Doom, 2019, 36) [sup][3: Ezepov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8] &gt; 0; &quot;[b]&quot; &amp; [Numbers.B388] &amp; &quot;. &quot; &amp; &quot;[url=&quot; &amp; [Numbers.E388] &amp; &quot;]&quot; &amp; [Numbers.D388] &amp; &quot;[/url][/b] (&quot; &amp; [Numbers.G388] &amp; &quot;, &quot;  &amp; IF([Numbers.F388] &gt;= 2020; &quot;[b]&quot;; &quot;&quot;) &amp; [Numbers.F388] &amp; IF([Numbers.F388] &gt;= 2020; &quot;[/b]&quot;; &quot;&quot;)  &amp; &quot;, &quot; &amp; [Numbers.H388] &amp; &quot;) [sup][&quot; &amp; [Numbers.C388] &amp; &quot;: &quot; &amp; [Numbers.I388] &amp; &quot;][/sup]&quot;; &quot;&quot;)" office:value-type="string" office:string-value="[b]383. [url=https://www.doomworld.com/forum/post/1753652]2castles[/url][/b] (?, [b]?[/b], ?) [sup][3: Soundblock: 3][/sup]" calcext:value-type="string">
            <text:p>[b]383. [url=https://www.doomworld.com/forum/post/1753652]2castles[/url][/b] (?, [b]?[/b], ?) [sup][3: Soundbloc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9] &gt; 0; &quot;[b]&quot; &amp; [Numbers.B389] &amp; &quot;. &quot; &amp; &quot;[url=&quot; &amp; [Numbers.E389] &amp; &quot;]&quot; &amp; [Numbers.D389] &amp; &quot;[/url][/b] (&quot; &amp; [Numbers.G389] &amp; &quot;, &quot;  &amp; IF([Numbers.F389] &gt;= 2020; &quot;[b]&quot;; &quot;&quot;) &amp; [Numbers.F389] &amp; IF([Numbers.F389] &gt;= 2020; &quot;[/b]&quot;; &quot;&quot;)  &amp; &quot;, &quot; &amp; [Numbers.H389] &amp; &quot;) [sup][&quot; &amp; [Numbers.C389] &amp; &quot;: &quot; &amp; [Numbers.I389] &amp; &quot;][/sup]&quot;; &quot;&quot;)" office:value-type="string" office:string-value="[b]383. [url=https://www.doomworld.com/forum/topic/90605-v04-a-boy-and-his-barrel-a-secret-is-revealed/]A Boy and His Barrel[/url][/b] (Doom II, 2016, 5) [sup][3: Dragonfly: 3][/sup]" calcext:value-type="string">
            <text:p>[b]383. [url=https://www.doomworld.com/forum/topic/90605-v04-a-boy-and-his-barrel-a-secret-is-revealed/]A Boy and His Barrel[/url][/b] (Doom II, 2016, 5) [sup][3: Dragonfl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0] &gt; 0; &quot;[b]&quot; &amp; [Numbers.B390] &amp; &quot;. &quot; &amp; &quot;[url=&quot; &amp; [Numbers.E390] &amp; &quot;]&quot; &amp; [Numbers.D390] &amp; &quot;[/url][/b] (&quot; &amp; [Numbers.G390] &amp; &quot;, &quot;  &amp; IF([Numbers.F390] &gt;= 2020; &quot;[b]&quot;; &quot;&quot;) &amp; [Numbers.F390] &amp; IF([Numbers.F390] &gt;= 2020; &quot;[/b]&quot;; &quot;&quot;)  &amp; &quot;, &quot; &amp; [Numbers.H390] &amp; &quot;) [sup][&quot; &amp; [Numbers.C390] &amp; &quot;: &quot; &amp; [Numbers.I390] &amp; &quot;][/sup]&quot;; &quot;&quot;)" office:value-type="string" office:string-value="[b]383. [url=https://www.doomworld.com/files/file/18491-absolutely-killed/]Absolutely Killed[/url][/b] (Doom, 2016, 9) [sup][3: NoisyVelvet: 3][/sup]" calcext:value-type="string">
            <text:p>[b]383. [url=https://www.doomworld.com/files/file/18491-absolutely-killed/]Absolutely Killed[/url][/b] (Doom, 2016, 9) [sup][3: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1] &gt; 0; &quot;[b]&quot; &amp; [Numbers.B391] &amp; &quot;. &quot; &amp; &quot;[url=&quot; &amp; [Numbers.E391] &amp; &quot;]&quot; &amp; [Numbers.D391] &amp; &quot;[/url][/b] (&quot; &amp; [Numbers.G391] &amp; &quot;, &quot;  &amp; IF([Numbers.F391] &gt;= 2020; &quot;[b]&quot;; &quot;&quot;) &amp; [Numbers.F391] &amp; IF([Numbers.F391] &gt;= 2020; &quot;[/b]&quot;; &quot;&quot;)  &amp; &quot;, &quot; &amp; [Numbers.H391] &amp; &quot;) [sup][&quot; &amp; [Numbers.C391] &amp; &quot;: &quot; &amp; [Numbers.I391] &amp; &quot;][/sup]&quot;; &quot;&quot;)" office:value-type="string" office:string-value="[b]383. [url=https://www.doomworld.com/idgames/levels/doom/Ports/a-c/aaawake]Awakening[/url][/b] (Doom, 2010, 1) [sup][3: Graf Zahl: 3][/sup]" calcext:value-type="string">
            <text:p>[b]383. [url=https://www.doomworld.com/idgames/levels/doom/Ports/a-c/aaawake]Awakening[/url][/b] (Doom, 2010, 1) [sup][3: Graf Zah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2] &gt; 0; &quot;[b]&quot; &amp; [Numbers.B392] &amp; &quot;. &quot; &amp; &quot;[url=&quot; &amp; [Numbers.E392] &amp; &quot;]&quot; &amp; [Numbers.D392] &amp; &quot;[/url][/b] (&quot; &amp; [Numbers.G392] &amp; &quot;, &quot;  &amp; IF([Numbers.F392] &gt;= 2020; &quot;[b]&quot;; &quot;&quot;) &amp; [Numbers.F392] &amp; IF([Numbers.F392] &gt;= 2020; &quot;[/b]&quot;; &quot;&quot;)  &amp; &quot;, &quot; &amp; [Numbers.H392] &amp; &quot;) [sup][&quot; &amp; [Numbers.C392] &amp; &quot;: &quot; &amp; [Numbers.I392] &amp; &quot;][/sup]&quot;; &quot;&quot;)" office:value-type="string" office:string-value="[b]383. [url=https://www.doomworld.com/idgames/levels/doom2/Ports/a-c/balls]Balls[/url][/b] (Doom II, 2006, 1) [sup][3: Li'l devil: 3][/sup]" calcext:value-type="string">
            <text:p>[b]383. [url=https://www.doomworld.com/idgames/levels/doom2/Ports/a-c/balls]Balls[/url][/b] (Doom II, 2006, 1) [sup][3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3] &gt; 0; &quot;[b]&quot; &amp; [Numbers.B393] &amp; &quot;. &quot; &amp; &quot;[url=&quot; &amp; [Numbers.E393] &amp; &quot;]&quot; &amp; [Numbers.D393] &amp; &quot;[/url][/b] (&quot; &amp; [Numbers.G393] &amp; &quot;, &quot;  &amp; IF([Numbers.F393] &gt;= 2020; &quot;[b]&quot;; &quot;&quot;) &amp; [Numbers.F393] &amp; IF([Numbers.F393] &gt;= 2020; &quot;[/b]&quot;; &quot;&quot;)  &amp; &quot;, &quot; &amp; [Numbers.H393] &amp; &quot;) [sup][&quot; &amp; [Numbers.C393] &amp; &quot;: &quot; &amp; [Numbers.I393] &amp; &quot;][/sup]&quot;; &quot;&quot;)" office:value-type="string" office:string-value="[b]383. [url=https://forum.zdoom.org/viewtopic.php?t=47680#p810207]Batman Doom: Reborn[/url][/b] (Doom II, 2015, 32) [sup][3: ax34: 3][/sup]" calcext:value-type="string">
            <text:p>[b]383. [url=https://forum.zdoom.org/viewtopic.php?t=47680#p810207]Batman Doom: Reborn[/url][/b] (Doom II, 2015, 32) [sup][3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4] &gt; 0; &quot;[b]&quot; &amp; [Numbers.B394] &amp; &quot;. &quot; &amp; &quot;[url=&quot; &amp; [Numbers.E394] &amp; &quot;]&quot; &amp; [Numbers.D394] &amp; &quot;[/url][/b] (&quot; &amp; [Numbers.G394] &amp; &quot;, &quot;  &amp; IF([Numbers.F394] &gt;= 2020; &quot;[b]&quot;; &quot;&quot;) &amp; [Numbers.F394] &amp; IF([Numbers.F394] &gt;= 2020; &quot;[/b]&quot;; &quot;&quot;)  &amp; &quot;, &quot; &amp; [Numbers.H394] &amp; &quot;) [sup][&quot; &amp; [Numbers.C394] &amp; &quot;: &quot; &amp; [Numbers.I394] &amp; &quot;][/sup]&quot;; &quot;&quot;)" office:value-type="string" office:string-value="[b]383. [url=https://www.doomworld.com/idgames/levels/doom2/Ports/a-c/bermuda]Bermuda Triangle[/url][/b] (Doom II, 1999, 1) [sup][3: Doomkid: 1, TheGreenZap: 2][/sup]" calcext:value-type="string">
            <text:p>[b]383. [url=https://www.doomworld.com/idgames/levels/doom2/Ports/a-c/bermuda]Bermuda Triangle[/url][/b] (Doom II, 1999, 1) [sup][3: Doomkid: 1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5] &gt; 0; &quot;[b]&quot; &amp; [Numbers.B395] &amp; &quot;. &quot; &amp; &quot;[url=&quot; &amp; [Numbers.E395] &amp; &quot;]&quot; &amp; [Numbers.D395] &amp; &quot;[/url][/b] (&quot; &amp; [Numbers.G395] &amp; &quot;, &quot;  &amp; IF([Numbers.F395] &gt;= 2020; &quot;[b]&quot;; &quot;&quot;) &amp; [Numbers.F395] &amp; IF([Numbers.F395] &gt;= 2020; &quot;[/b]&quot;; &quot;&quot;)  &amp; &quot;, &quot; &amp; [Numbers.H395] &amp; &quot;) [sup][&quot; &amp; [Numbers.C395] &amp; &quot;: &quot; &amp; [Numbers.I395] &amp; &quot;][/sup]&quot;; &quot;&quot;)" office:value-type="string" office:string-value="[b]383. [url=https://www.doomworld.com/idgames/levels/doom2/Ports/a-c/bbv11]Botanic Biosphere[/url][/b] (Doom II, 2014, 1) [sup][3: Jaromir Bergmann: 3][/sup]" calcext:value-type="string">
            <text:p>[b]383. [url=https://www.doomworld.com/idgames/levels/doom2/Ports/a-c/bbv11]Botanic Biosphere[/url][/b] (Doom II, 2014, 1) [sup][3: Jaromir Bergman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6] &gt; 0; &quot;[b]&quot; &amp; [Numbers.B396] &amp; &quot;. &quot; &amp; &quot;[url=&quot; &amp; [Numbers.E396] &amp; &quot;]&quot; &amp; [Numbers.D396] &amp; &quot;[/url][/b] (&quot; &amp; [Numbers.G396] &amp; &quot;, &quot;  &amp; IF([Numbers.F396] &gt;= 2020; &quot;[b]&quot;; &quot;&quot;) &amp; [Numbers.F396] &amp; IF([Numbers.F396] &gt;= 2020; &quot;[/b]&quot;; &quot;&quot;)  &amp; &quot;, &quot; &amp; [Numbers.H396] &amp; &quot;) [sup][&quot; &amp; [Numbers.C396] &amp; &quot;: &quot; &amp; [Numbers.I396] &amp; &quot;][/sup]&quot;; &quot;&quot;)" office:value-type="string" office:string-value="[b]383. [url=https://www.doomworld.com/idgames/levels/doom2/a-c/chord1]Chord 1[/url][/b] (Doom II, 1997, 1) [sup][3: Paul977: 3][/sup]" calcext:value-type="string">
            <text:p>[b]383. [url=https://www.doomworld.com/idgames/levels/doom2/a-c/chord1]Chord 1[/url][/b] (Doom II, 1997, 1) [sup][3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7] &gt; 0; &quot;[b]&quot; &amp; [Numbers.B397] &amp; &quot;. &quot; &amp; &quot;[url=&quot; &amp; [Numbers.E397] &amp; &quot;]&quot; &amp; [Numbers.D397] &amp; &quot;[/url][/b] (&quot; &amp; [Numbers.G397] &amp; &quot;, &quot;  &amp; IF([Numbers.F397] &gt;= 2020; &quot;[b]&quot;; &quot;&quot;) &amp; [Numbers.F397] &amp; IF([Numbers.F397] &gt;= 2020; &quot;[/b]&quot;; &quot;&quot;)  &amp; &quot;, &quot; &amp; [Numbers.H397] &amp; &quot;) [sup][&quot; &amp; [Numbers.C397] &amp; &quot;: &quot; &amp; [Numbers.I397] &amp; &quot;][/sup]&quot;; &quot;&quot;)" office:value-type="string" office:string-value="[b]383. [url=https://www.doomworld.com/idgames/levels/doom2/Ports/a-c/chord3]Chord 3[/url][/b] (Doom II, 2000, 1) [sup][3: Paul977: 3][/sup]" calcext:value-type="string">
            <text:p>[b]383. [url=https://www.doomworld.com/idgames/levels/doom2/Ports/a-c/chord3]Chord 3[/url][/b] (Doom II, 2000, 1) [sup][3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8] &gt; 0; &quot;[b]&quot; &amp; [Numbers.B398] &amp; &quot;. &quot; &amp; &quot;[url=&quot; &amp; [Numbers.E398] &amp; &quot;]&quot; &amp; [Numbers.D398] &amp; &quot;[/url][/b] (&quot; &amp; [Numbers.G398] &amp; &quot;, &quot;  &amp; IF([Numbers.F398] &gt;= 2020; &quot;[b]&quot;; &quot;&quot;) &amp; [Numbers.F398] &amp; IF([Numbers.F398] &gt;= 2020; &quot;[/b]&quot;; &quot;&quot;)  &amp; &quot;, &quot; &amp; [Numbers.H398] &amp; &quot;) [sup][&quot; &amp; [Numbers.C398] &amp; &quot;: &quot; &amp; [Numbers.I398] &amp; &quot;][/sup]&quot;; &quot;&quot;)" office:value-type="string" office:string-value="[b]383. [url=https://www.doomworld.com/idgames/levels/doom2/a-c/chordg]Chord G[/url][/b] (Doom II, 1999, 1) [sup][3: Paul977: 3][/sup]" calcext:value-type="string">
            <text:p>[b]383. [url=https://www.doomworld.com/idgames/levels/doom2/a-c/chordg]Chord G[/url][/b] (Doom II, 1999, 1) [sup][3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9] &gt; 0; &quot;[b]&quot; &amp; [Numbers.B399] &amp; &quot;. &quot; &amp; &quot;[url=&quot; &amp; [Numbers.E399] &amp; &quot;]&quot; &amp; [Numbers.D399] &amp; &quot;[/url][/b] (&quot; &amp; [Numbers.G399] &amp; &quot;, &quot;  &amp; IF([Numbers.F399] &gt;= 2020; &quot;[b]&quot;; &quot;&quot;) &amp; [Numbers.F399] &amp; IF([Numbers.F399] &gt;= 2020; &quot;[/b]&quot;; &quot;&quot;)  &amp; &quot;, &quot; &amp; [Numbers.H399] &amp; &quot;) [sup][&quot; &amp; [Numbers.C399] &amp; &quot;: &quot; &amp; [Numbers.I399] &amp; &quot;][/sup]&quot;; &quot;&quot;)" office:value-type="string" office:string-value="[b]383. [url=https://www.doomworld.com/idgames/levels/doom2/Ports/a-c/cityass]City Assault[/url][/b] (Doom II, 2013, 1) [sup][3: ax34: 3][/sup]" calcext:value-type="string">
            <text:p>[b]383. [url=https://www.doomworld.com/idgames/levels/doom2/Ports/a-c/cityass]City Assault[/url][/b] (Doom II, 2013, 1) [sup][3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0] &gt; 0; &quot;[b]&quot; &amp; [Numbers.B400] &amp; &quot;. &quot; &amp; &quot;[url=&quot; &amp; [Numbers.E400] &amp; &quot;]&quot; &amp; [Numbers.D400] &amp; &quot;[/url][/b] (&quot; &amp; [Numbers.G400] &amp; &quot;, &quot;  &amp; IF([Numbers.F400] &gt;= 2020; &quot;[b]&quot;; &quot;&quot;) &amp; [Numbers.F400] &amp; IF([Numbers.F400] &gt;= 2020; &quot;[/b]&quot;; &quot;&quot;)  &amp; &quot;, &quot; &amp; [Numbers.H400] &amp; &quot;) [sup][&quot; &amp; [Numbers.C400] &amp; &quot;: &quot; &amp; [Numbers.I400] &amp; &quot;][/sup]&quot;; &quot;&quot;)" office:value-type="string" office:string-value="[b]383. [url=https://www.doomworld.com/idgames/levels/doom2/d-f/darkcvnt]Dark Covenant[/url][/b] (Doom II, 1996, 12) [sup][3: NuMetalManiak: 2, bonnie: 1][/sup]" calcext:value-type="string">
            <text:p>[b]383. [url=https://www.doomworld.com/idgames/levels/doom2/d-f/darkcvnt]Dark Covenant[/url][/b] (Doom II, 1996, 12) [sup][3: NuMetalManiak: 2,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1] &gt; 0; &quot;[b]&quot; &amp; [Numbers.B401] &amp; &quot;. &quot; &amp; &quot;[url=&quot; &amp; [Numbers.E401] &amp; &quot;]&quot; &amp; [Numbers.D401] &amp; &quot;[/url][/b] (&quot; &amp; [Numbers.G401] &amp; &quot;, &quot;  &amp; IF([Numbers.F401] &gt;= 2020; &quot;[b]&quot;; &quot;&quot;) &amp; [Numbers.F401] &amp; IF([Numbers.F401] &gt;= 2020; &quot;[/b]&quot;; &quot;&quot;)  &amp; &quot;, &quot; &amp; [Numbers.H401] &amp; &quot;) [sup][&quot; &amp; [Numbers.C401] &amp; &quot;: &quot; &amp; [Numbers.I401] &amp; &quot;][/sup]&quot;; &quot;&quot;)" office:value-type="string" office:string-value="[b]383. [url=https://www.doomworld.com/idgames/levels/doom2/d-f/demondrv]DEMON DRIVER!!!![/url][/b] (Doom II, 2006, 1) [sup][3: smeghammer: 3][/sup]" calcext:value-type="string">
            <text:p>[b]383. [url=https://www.doomworld.com/idgames/levels/doom2/d-f/demondrv]DEMON DRIVER!!!![/url][/b] (Doom II, 2006, 1) [sup][3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2] &gt; 0; &quot;[b]&quot; &amp; [Numbers.B402] &amp; &quot;. &quot; &amp; &quot;[url=&quot; &amp; [Numbers.E402] &amp; &quot;]&quot; &amp; [Numbers.D402] &amp; &quot;[/url][/b] (&quot; &amp; [Numbers.G402] &amp; &quot;, &quot;  &amp; IF([Numbers.F402] &gt;= 2020; &quot;[b]&quot;; &quot;&quot;) &amp; [Numbers.F402] &amp; IF([Numbers.F402] &gt;= 2020; &quot;[/b]&quot;; &quot;&quot;)  &amp; &quot;, &quot; &amp; [Numbers.H402] &amp; &quot;) [sup][&quot; &amp; [Numbers.C402] &amp; &quot;: &quot; &amp; [Numbers.I402] &amp; &quot;][/sup]&quot;; &quot;&quot;)" office:value-type="string" office:string-value="[b]383. [url=https://www.doomworld.com/idgames/levels/doom2/Ports/d-f/darknes2]Disciples of Darkness[/url][/b] (Doom II, 2017, 4) [sup][3: Nirvana: 3][/sup]" calcext:value-type="string">
            <text:p>[b]383. [url=https://www.doomworld.com/idgames/levels/doom2/Ports/d-f/darknes2]Disciples of Darkness[/url][/b] (Doom II, 2017, 4) [sup][3: Nirvan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3] &gt; 0; &quot;[b]&quot; &amp; [Numbers.B403] &amp; &quot;. &quot; &amp; &quot;[url=&quot; &amp; [Numbers.E403] &amp; &quot;]&quot; &amp; [Numbers.D403] &amp; &quot;[/url][/b] (&quot; &amp; [Numbers.G403] &amp; &quot;, &quot;  &amp; IF([Numbers.F403] &gt;= 2020; &quot;[b]&quot;; &quot;&quot;) &amp; [Numbers.F403] &amp; IF([Numbers.F403] &gt;= 2020; &quot;[/b]&quot;; &quot;&quot;)  &amp; &quot;, &quot; &amp; [Numbers.H403] &amp; &quot;) [sup][&quot; &amp; [Numbers.C403] &amp; &quot;: &quot; &amp; [Numbers.I403] &amp; &quot;][/sup]&quot;; &quot;&quot;)" office:value-type="string" office:string-value="[b]383. [url=https://www.doomworld.com/idgames/levels/doom2/Ports/d-f/disjunct]Disjunction[/url][/b] (Doom II, 2017, 11) [sup][3: Lorenz0: 3][/sup]" calcext:value-type="string">
            <text:p>[b]383. [url=https://www.doomworld.com/idgames/levels/doom2/Ports/d-f/disjunct]Disjunction[/url][/b] (Doom II, 2017, 11) [sup][3: Lorenz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4] &gt; 0; &quot;[b]&quot; &amp; [Numbers.B404] &amp; &quot;. &quot; &amp; &quot;[url=&quot; &amp; [Numbers.E404] &amp; &quot;]&quot; &amp; [Numbers.D404] &amp; &quot;[/url][/b] (&quot; &amp; [Numbers.G404] &amp; &quot;, &quot;  &amp; IF([Numbers.F404] &gt;= 2020; &quot;[b]&quot;; &quot;&quot;) &amp; [Numbers.F404] &amp; IF([Numbers.F404] &gt;= 2020; &quot;[/b]&quot;; &quot;&quot;)  &amp; &quot;, &quot; &amp; [Numbers.H404] &amp; &quot;) [sup][&quot; &amp; [Numbers.C404] &amp; &quot;: &quot; &amp; [Numbers.I404] &amp; &quot;][/sup]&quot;; &quot;&quot;)" office:value-type="string" office:string-value="[b]383. [url=https://www.doomworld.com/idgames/levels/doom2/d-f/europe]Europe[/url][/b] (Doom II, 2005, 1) [sup][3: ax34: 3][/sup]" calcext:value-type="string">
            <text:p>[b]383. [url=https://www.doomworld.com/idgames/levels/doom2/d-f/europe]Europe[/url][/b] (Doom II, 2005, 1) [sup][3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5] &gt; 0; &quot;[b]&quot; &amp; [Numbers.B405] &amp; &quot;. &quot; &amp; &quot;[url=&quot; &amp; [Numbers.E405] &amp; &quot;]&quot; &amp; [Numbers.D405] &amp; &quot;[/url][/b] (&quot; &amp; [Numbers.G405] &amp; &quot;, &quot;  &amp; IF([Numbers.F405] &gt;= 2020; &quot;[b]&quot;; &quot;&quot;) &amp; [Numbers.F405] &amp; IF([Numbers.F405] &gt;= 2020; &quot;[/b]&quot;; &quot;&quot;)  &amp; &quot;, &quot; &amp; [Numbers.H405] &amp; &quot;) [sup][&quot; &amp; [Numbers.C405] &amp; &quot;: &quot; &amp; [Numbers.I405] &amp; &quot;][/sup]&quot;; &quot;&quot;)" office:value-type="string" office:string-value="[b]383. [url=https://www.doomworld.com/idgames/levels/doom/d-f/faviae21]Favillesco Alpha Episode 2: Desecration on Thebe[/url][/b] (Doom, 2015, 9) [sup][3: Ezepov: 3][/sup]" calcext:value-type="string">
            <text:p>[b]383. [url=https://www.doomworld.com/idgames/levels/doom/d-f/faviae21]Favillesco Alpha Episode 2: Desecration on Thebe[/url][/b] (Doom, 2015, 9) [sup][3: Ezepov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6] &gt; 0; &quot;[b]&quot; &amp; [Numbers.B406] &amp; &quot;. &quot; &amp; &quot;[url=&quot; &amp; [Numbers.E406] &amp; &quot;]&quot; &amp; [Numbers.D406] &amp; &quot;[/url][/b] (&quot; &amp; [Numbers.G406] &amp; &quot;, &quot;  &amp; IF([Numbers.F406] &gt;= 2020; &quot;[b]&quot;; &quot;&quot;) &amp; [Numbers.F406] &amp; IF([Numbers.F406] &gt;= 2020; &quot;[/b]&quot;; &quot;&quot;)  &amp; &quot;, &quot; &amp; [Numbers.H406] &amp; &quot;) [sup][&quot; &amp; [Numbers.C406] &amp; &quot;: &quot; &amp; [Numbers.I406] &amp; &quot;][/sup]&quot;; &quot;&quot;)" office:value-type="string" office:string-value="[b]383. [url=https://www.doomworld.com/forum/topic/106186-frog_and_toadwad-12-maps/]frog_and_toad.wad[/url][/b] (Doom II, 2019, 12) [sup][3: akolai: 3][/sup]" calcext:value-type="string">
            <text:p>[b]383. [url=https://www.doomworld.com/forum/topic/106186-frog_and_toadwad-12-maps/]frog_and_toad.wad[/url][/b] (Doom II, 2019, 12) [sup][3: akola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7] &gt; 0; &quot;[b]&quot; &amp; [Numbers.B407] &amp; &quot;. &quot; &amp; &quot;[url=&quot; &amp; [Numbers.E407] &amp; &quot;]&quot; &amp; [Numbers.D407] &amp; &quot;[/url][/b] (&quot; &amp; [Numbers.G407] &amp; &quot;, &quot;  &amp; IF([Numbers.F407] &gt;= 2020; &quot;[b]&quot;; &quot;&quot;) &amp; [Numbers.F407] &amp; IF([Numbers.F407] &gt;= 2020; &quot;[/b]&quot;; &quot;&quot;)  &amp; &quot;, &quot; &amp; [Numbers.H407] &amp; &quot;) [sup][&quot; &amp; [Numbers.C407] &amp; &quot;: &quot; &amp; [Numbers.I407] &amp; &quot;][/sup]&quot;; &quot;&quot;)" office:value-type="string" office:string-value="[b]383. [url=https://forum.zdoom.org/viewtopic.php?f=19&amp;t=13397#p273718]Hell-Forged[/url][/b] (Doom II, 2019, 10) [sup][3: Woolie Wool: 3][/sup]" calcext:value-type="string">
            <text:p>[b]383. [url=https://forum.zdoom.org/viewtopic.php?f=19&amp;t=13397#p273718]Hell-Forged[/url][/b] (Doom II, 2019, 10) [sup][3: Woolie Woo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8] &gt; 0; &quot;[b]&quot; &amp; [Numbers.B408] &amp; &quot;. &quot; &amp; &quot;[url=&quot; &amp; [Numbers.E408] &amp; &quot;]&quot; &amp; [Numbers.D408] &amp; &quot;[/url][/b] (&quot; &amp; [Numbers.G408] &amp; &quot;, &quot;  &amp; IF([Numbers.F408] &gt;= 2020; &quot;[b]&quot;; &quot;&quot;) &amp; [Numbers.F408] &amp; IF([Numbers.F408] &gt;= 2020; &quot;[/b]&quot;; &quot;&quot;)  &amp; &quot;, &quot; &amp; [Numbers.H408] &amp; &quot;) [sup][&quot; &amp; [Numbers.C408] &amp; &quot;: &quot; &amp; [Numbers.I408] &amp; &quot;][/sup]&quot;; &quot;&quot;)" office:value-type="string" office:string-value="[b]383. [url=https://www.doomworld.com/forum/topic/113414-wip-hellish-rogues-a-new-mappers-first-mapset-feb-15th-2021-near-final-version-available/]Hellish Rogues[/url][/b] (Doom II, [b]2021[/b], 11) [sup][3: dei_eldren: 3][/sup]" calcext:value-type="string">
            <text:p>[b]383. [url=https://www.doomworld.com/forum/topic/113414-wip-hellish-rogues-a-new-mappers-first-mapset-feb-15th-2021-near-final-version-available/]Hellish Rogues[/url][/b] (Doom II, [b]2021[/b], 11) [sup][3: dei_eldre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9] &gt; 0; &quot;[b]&quot; &amp; [Numbers.B409] &amp; &quot;. &quot; &amp; &quot;[url=&quot; &amp; [Numbers.E409] &amp; &quot;]&quot; &amp; [Numbers.D409] &amp; &quot;[/url][/b] (&quot; &amp; [Numbers.G409] &amp; &quot;, &quot;  &amp; IF([Numbers.F409] &gt;= 2020; &quot;[b]&quot;; &quot;&quot;) &amp; [Numbers.F409] &amp; IF([Numbers.F409] &gt;= 2020; &quot;[/b]&quot;; &quot;&quot;)  &amp; &quot;, &quot; &amp; [Numbers.H409] &amp; &quot;) [sup][&quot; &amp; [Numbers.C409] &amp; &quot;: &quot; &amp; [Numbers.I409] &amp; &quot;][/sup]&quot;; &quot;&quot;)" office:value-type="string" office:string-value="[b]383. [url=http://xsnake.free.fr/invasion/shots.htm]Invasion UAC[/url][/b] (Doom II, 2005, 32) [sup][3: Red-XIII: 3][/sup]" calcext:value-type="string">
            <text:p>[b]383. [url=http://xsnake.free.fr/invasion/shots.htm]Invasion UAC[/url][/b] (Doom II, 2005, 32) [sup][3: Red-XII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0] &gt; 0; &quot;[b]&quot; &amp; [Numbers.B410] &amp; &quot;. &quot; &amp; &quot;[url=&quot; &amp; [Numbers.E410] &amp; &quot;]&quot; &amp; [Numbers.D410] &amp; &quot;[/url][/b] (&quot; &amp; [Numbers.G410] &amp; &quot;, &quot;  &amp; IF([Numbers.F410] &gt;= 2020; &quot;[b]&quot;; &quot;&quot;) &amp; [Numbers.F410] &amp; IF([Numbers.F410] &gt;= 2020; &quot;[/b]&quot;; &quot;&quot;)  &amp; &quot;, &quot; &amp; [Numbers.H410] &amp; &quot;) [sup][&quot; &amp; [Numbers.C410] &amp; &quot;: &quot; &amp; [Numbers.I410] &amp; &quot;][/sup]&quot;; &quot;&quot;)" office:value-type="string" office:string-value="[b]383. [url=https://www.doomworld.com/idgames/levels/doom2/megawads/kssht]Khorus' Speedy Shit[/url][/b] (Doom II, 2011, 32) [sup][3: Phobus: 2, whybmonotacrab: 1][/sup]" calcext:value-type="string">
            <text:p>[b]383. [url=https://www.doomworld.com/idgames/levels/doom2/megawads/kssht]Khorus' Speedy Shit[/url][/b] (Doom II, 2011, 32) [sup][3: Phobus: 2, whybmonotacrab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1] &gt; 0; &quot;[b]&quot; &amp; [Numbers.B411] &amp; &quot;. &quot; &amp; &quot;[url=&quot; &amp; [Numbers.E411] &amp; &quot;]&quot; &amp; [Numbers.D411] &amp; &quot;[/url][/b] (&quot; &amp; [Numbers.G411] &amp; &quot;, &quot;  &amp; IF([Numbers.F411] &gt;= 2020; &quot;[b]&quot;; &quot;&quot;) &amp; [Numbers.F411] &amp; IF([Numbers.F411] &gt;= 2020; &quot;[/b]&quot;; &quot;&quot;)  &amp; &quot;, &quot; &amp; [Numbers.H411] &amp; &quot;) [sup][&quot; &amp; [Numbers.C411] &amp; &quot;: &quot; &amp; [Numbers.I411] &amp; &quot;][/sup]&quot;; &quot;&quot;)" office:value-type="string" office:string-value="[b]383. [url=https://www.doomworld.com/idgames/levels/doom2/Ports/j-l/los]Legacy of Suffering[/url][/b] (Doom II, 2009, 10) [sup][3: MFG38: 3][/sup]" calcext:value-type="string">
            <text:p>[b]383. [url=https://www.doomworld.com/idgames/levels/doom2/Ports/j-l/los]Legacy of Suffering[/url][/b] (Doom II, 2009, 10) [sup][3: MFG3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2] &gt; 0; &quot;[b]&quot; &amp; [Numbers.B412] &amp; &quot;. &quot; &amp; &quot;[url=&quot; &amp; [Numbers.E412] &amp; &quot;]&quot; &amp; [Numbers.D412] &amp; &quot;[/url][/b] (&quot; &amp; [Numbers.G412] &amp; &quot;, &quot;  &amp; IF([Numbers.F412] &gt;= 2020; &quot;[b]&quot;; &quot;&quot;) &amp; [Numbers.F412] &amp; IF([Numbers.F412] &gt;= 2020; &quot;[/b]&quot;; &quot;&quot;)  &amp; &quot;, &quot; &amp; [Numbers.H412] &amp; &quot;) [sup][&quot; &amp; [Numbers.C412] &amp; &quot;: &quot; &amp; [Numbers.I412] &amp; &quot;][/sup]&quot;; &quot;&quot;)" office:value-type="string" office:string-value="[b]383. [url=https://www.doomworld.com/forum/topic/117417-lunar-outpost-359-wip-wad-updated-2132021-revamped-older-levels/]Lunar Outpost 359[/url][/b] (TNT, [b]2021[/b], 10) [sup][3: dei_eldren: 3][/sup]" calcext:value-type="string">
            <text:p>[b]383. [url=https://www.doomworld.com/forum/topic/117417-lunar-outpost-359-wip-wad-updated-2132021-revamped-older-levels/]Lunar Outpost 359[/url][/b] (TNT, [b]2021[/b], 10) [sup][3: dei_eldre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3] &gt; 0; &quot;[b]&quot; &amp; [Numbers.B413] &amp; &quot;. &quot; &amp; &quot;[url=&quot; &amp; [Numbers.E413] &amp; &quot;]&quot; &amp; [Numbers.D413] &amp; &quot;[/url][/b] (&quot; &amp; [Numbers.G413] &amp; &quot;, &quot;  &amp; IF([Numbers.F413] &gt;= 2020; &quot;[b]&quot;; &quot;&quot;) &amp; [Numbers.F413] &amp; IF([Numbers.F413] &gt;= 2020; &quot;[/b]&quot;; &quot;&quot;)  &amp; &quot;, &quot; &amp; [Numbers.H413] &amp; &quot;) [sup][&quot; &amp; [Numbers.C413] &amp; &quot;: &quot; &amp; [Numbers.I413] &amp; &quot;][/sup]&quot;; &quot;&quot;)" office:value-type="string" office:string-value="[b]383. [url=https://www.moddb.com/mods/brutal-doom/addons/brutalized-doom-and-doom-ii]Maps of Chaos[/url][/b] (Doom II, 2013, 57) [sup][3: I_Punch_Demons: 3][/sup]" calcext:value-type="string">
            <text:p>[b]383. [url=https://www.moddb.com/mods/brutal-doom/addons/brutalized-doom-and-doom-ii]Maps of Chaos[/url][/b] (Doom II, 2013, 57) [sup][3: I_Punch_Demon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4] &gt; 0; &quot;[b]&quot; &amp; [Numbers.B414] &amp; &quot;. &quot; &amp; &quot;[url=&quot; &amp; [Numbers.E414] &amp; &quot;]&quot; &amp; [Numbers.D414] &amp; &quot;[/url][/b] (&quot; &amp; [Numbers.G414] &amp; &quot;, &quot;  &amp; IF([Numbers.F414] &gt;= 2020; &quot;[b]&quot;; &quot;&quot;) &amp; [Numbers.F414] &amp; IF([Numbers.F414] &gt;= 2020; &quot;[/b]&quot;; &quot;&quot;)  &amp; &quot;, &quot; &amp; [Numbers.H414] &amp; &quot;) [sup][&quot; &amp; [Numbers.C414] &amp; &quot;: &quot; &amp; [Numbers.I414] &amp; &quot;][/sup]&quot;; &quot;&quot;)" office:value-type="string" office:string-value="[b]383. [url=https://zdoom.org/wiki/Marine_Assault]Marine Assault[/url][/b] (Doom II, 2003, 1) [sup][3: Li'l devil: 3][/sup]" calcext:value-type="string">
            <text:p>[b]383. [url=https://zdoom.org/wiki/Marine_Assault]Marine Assault[/url][/b] (Doom II, 2003, 1) [sup][3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5] &gt; 0; &quot;[b]&quot; &amp; [Numbers.B415] &amp; &quot;. &quot; &amp; &quot;[url=&quot; &amp; [Numbers.E415] &amp; &quot;]&quot; &amp; [Numbers.D415] &amp; &quot;[/url][/b] (&quot; &amp; [Numbers.G415] &amp; &quot;, &quot;  &amp; IF([Numbers.F415] &gt;= 2020; &quot;[b]&quot;; &quot;&quot;) &amp; [Numbers.F415] &amp; IF([Numbers.F415] &gt;= 2020; &quot;[/b]&quot;; &quot;&quot;)  &amp; &quot;, &quot; &amp; [Numbers.H415] &amp; &quot;) [sup][&quot; &amp; [Numbers.C415] &amp; &quot;: &quot; &amp; [Numbers.I415] &amp; &quot;][/sup]&quot;; &quot;&quot;)" office:value-type="string" office:string-value="[b]383. [url=https://www.doomworld.com/idgames/levels/doom2/m-o/nilla]Nilla DooM[/url][/b] (Doom II, 2004, 7) [sup][3: roadworx: 3][/sup]" calcext:value-type="string">
            <text:p>[b]383. [url=https://www.doomworld.com/idgames/levels/doom2/m-o/nilla]Nilla DooM[/url][/b] (Doom II, 2004, 7) [sup][3: roadworx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6] &gt; 0; &quot;[b]&quot; &amp; [Numbers.B416] &amp; &quot;. &quot; &amp; &quot;[url=&quot; &amp; [Numbers.E416] &amp; &quot;]&quot; &amp; [Numbers.D416] &amp; &quot;[/url][/b] (&quot; &amp; [Numbers.G416] &amp; &quot;, &quot;  &amp; IF([Numbers.F416] &gt;= 2020; &quot;[b]&quot;; &quot;&quot;) &amp; [Numbers.F416] &amp; IF([Numbers.F416] &gt;= 2020; &quot;[/b]&quot;; &quot;&quot;)  &amp; &quot;, &quot; &amp; [Numbers.H416] &amp; &quot;) [sup][&quot; &amp; [Numbers.C416] &amp; &quot;: &quot; &amp; [Numbers.I416] &amp; &quot;][/sup]&quot;; &quot;&quot;)" office:value-type="string" office:string-value="[b]383. [url=https://www.doomworld.com/idgames/levels/doom2/p-r/phobos2]Phobos[/url][/b] (Doom II, 1998, 4) [sup][3: Jaws In Space: 3][/sup]" calcext:value-type="string">
            <text:p>[b]383. [url=https://www.doomworld.com/idgames/levels/doom2/p-r/phobos2]Phobos[/url][/b] (Doom II, 1998, 4) [sup][3: Jaws In Spac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7] &gt; 0; &quot;[b]&quot; &amp; [Numbers.B417] &amp; &quot;. &quot; &amp; &quot;[url=&quot; &amp; [Numbers.E417] &amp; &quot;]&quot; &amp; [Numbers.D417] &amp; &quot;[/url][/b] (&quot; &amp; [Numbers.G417] &amp; &quot;, &quot;  &amp; IF([Numbers.F417] &gt;= 2020; &quot;[b]&quot;; &quot;&quot;) &amp; [Numbers.F417] &amp; IF([Numbers.F417] &gt;= 2020; &quot;[/b]&quot;; &quot;&quot;)  &amp; &quot;, &quot; &amp; [Numbers.H417] &amp; &quot;) [sup][&quot; &amp; [Numbers.C417] &amp; &quot;: &quot; &amp; [Numbers.I417] &amp; &quot;][/sup]&quot;; &quot;&quot;)" office:value-type="string" office:string-value="[b]383. [url=https://www.doomworld.com/idgames/levels/doom2/Ports/p-r/pleiades]Pleiades[/url][/b] (Doom II, 2000, 11) [sup][3: ax34: 3][/sup]" calcext:value-type="string">
            <text:p>[b]383. [url=https://www.doomworld.com/idgames/levels/doom2/Ports/p-r/pleiades]Pleiades[/url][/b] (Doom II, 2000, 11) [sup][3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8] &gt; 0; &quot;[b]&quot; &amp; [Numbers.B418] &amp; &quot;. &quot; &amp; &quot;[url=&quot; &amp; [Numbers.E418] &amp; &quot;]&quot; &amp; [Numbers.D418] &amp; &quot;[/url][/b] (&quot; &amp; [Numbers.G418] &amp; &quot;, &quot;  &amp; IF([Numbers.F418] &gt;= 2020; &quot;[b]&quot;; &quot;&quot;) &amp; [Numbers.F418] &amp; IF([Numbers.F418] &gt;= 2020; &quot;[/b]&quot;; &quot;&quot;)  &amp; &quot;, &quot; &amp; [Numbers.H418] &amp; &quot;) [sup][&quot; &amp; [Numbers.C418] &amp; &quot;: &quot; &amp; [Numbers.I418] &amp; &quot;][/sup]&quot;; &quot;&quot;)" office:value-type="string" office:string-value="[b]383. [url=https://www.doomworld.com/idgames/music/plutmidi]Plutonia MIDI Pack[/url][/b] (Plutonia, 2013, 0) [sup][3: Diabolución: 1, DJVCardMaster: 2][/sup]" calcext:value-type="string">
            <text:p>[b]383. [url=https://www.doomworld.com/idgames/music/plutmidi]Plutonia MIDI Pack[/url][/b] (Plutonia, 2013, 0) [sup][3: Diabolución: 1, DJVCardMast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9] &gt; 0; &quot;[b]&quot; &amp; [Numbers.B419] &amp; &quot;. &quot; &amp; &quot;[url=&quot; &amp; [Numbers.E419] &amp; &quot;]&quot; &amp; [Numbers.D419] &amp; &quot;[/url][/b] (&quot; &amp; [Numbers.G419] &amp; &quot;, &quot;  &amp; IF([Numbers.F419] &gt;= 2020; &quot;[b]&quot;; &quot;&quot;) &amp; [Numbers.F419] &amp; IF([Numbers.F419] &gt;= 2020; &quot;[/b]&quot;; &quot;&quot;)  &amp; &quot;, &quot; &amp; [Numbers.H419] &amp; &quot;) [sup][&quot; &amp; [Numbers.C419] &amp; &quot;: &quot; &amp; [Numbers.I419] &amp; &quot;][/sup]&quot;; &quot;&quot;)" office:value-type="string" office:string-value="[b]383. [url=https://www.elzee.co.nz/rotttc/index.html]Return of the Triad[/url][/b] (Standalone, 2011, 18) [sup][3: ax34: 3][/sup]" calcext:value-type="string">
            <text:p>[b]383. [url=https://www.elzee.co.nz/rotttc/index.html]Return of the Triad[/url][/b] (Standalone, 2011, 18) [sup][3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0] &gt; 0; &quot;[b]&quot; &amp; [Numbers.B420] &amp; &quot;. &quot; &amp; &quot;[url=&quot; &amp; [Numbers.E420] &amp; &quot;]&quot; &amp; [Numbers.D420] &amp; &quot;[/url][/b] (&quot; &amp; [Numbers.G420] &amp; &quot;, &quot;  &amp; IF([Numbers.F420] &gt;= 2020; &quot;[b]&quot;; &quot;&quot;) &amp; [Numbers.F420] &amp; IF([Numbers.F420] &gt;= 2020; &quot;[/b]&quot;; &quot;&quot;)  &amp; &quot;, &quot; &amp; [Numbers.H420] &amp; &quot;) [sup][&quot; &amp; [Numbers.C420] &amp; &quot;: &quot; &amp; [Numbers.I420] &amp; &quot;][/sup]&quot;; &quot;&quot;)" office:value-type="string" office:string-value="[b]383. [url=https://www.doomworld.com/idgames/levels/doom2/Ports/p-r/rush]Rush[/url][/b] (Doom II, 2014, 12) [sup][3: Nirvana: 2, I_Punch_Demons: 1][/sup]" calcext:value-type="string">
            <text:p>[b]383. [url=https://www.doomworld.com/idgames/levels/doom2/Ports/p-r/rush]Rush[/url][/b] (Doom II, 2014, 12) [sup][3: Nirvana: 2, I_Punch_Demon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1] &gt; 0; &quot;[b]&quot; &amp; [Numbers.B421] &amp; &quot;. &quot; &amp; &quot;[url=&quot; &amp; [Numbers.E421] &amp; &quot;]&quot; &amp; [Numbers.D421] &amp; &quot;[/url][/b] (&quot; &amp; [Numbers.G421] &amp; &quot;, &quot;  &amp; IF([Numbers.F421] &gt;= 2020; &quot;[b]&quot;; &quot;&quot;) &amp; [Numbers.F421] &amp; IF([Numbers.F421] &gt;= 2020; &quot;[/b]&quot;; &quot;&quot;)  &amp; &quot;, &quot; &amp; [Numbers.H421] &amp; &quot;) [sup][&quot; &amp; [Numbers.C421] &amp; &quot;: &quot; &amp; [Numbers.I421] &amp; &quot;][/sup]&quot;; &quot;&quot;)" office:value-type="string" office:string-value="[b]383. [url=https://www.doomworld.com/idgames/levels/hexen/s-u/serpent]Serpent: Resurrection[/url][/b] (Hexen, 2010, 25) [sup][3: TheMightyHeracross: 3][/sup]" calcext:value-type="string">
            <text:p>[b]383. [url=https://www.doomworld.com/idgames/levels/hexen/s-u/serpent]Serpent: Resurrection[/url][/b] (Hexen, 2010, 25) [sup][3: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2] &gt; 0; &quot;[b]&quot; &amp; [Numbers.B422] &amp; &quot;. &quot; &amp; &quot;[url=&quot; &amp; [Numbers.E422] &amp; &quot;]&quot; &amp; [Numbers.D422] &amp; &quot;[/url][/b] (&quot; &amp; [Numbers.G422] &amp; &quot;, &quot;  &amp; IF([Numbers.F422] &gt;= 2020; &quot;[b]&quot;; &quot;&quot;) &amp; [Numbers.F422] &amp; IF([Numbers.F422] &gt;= 2020; &quot;[/b]&quot;; &quot;&quot;)  &amp; &quot;, &quot; &amp; [Numbers.H422] &amp; &quot;) [sup][&quot; &amp; [Numbers.C422] &amp; &quot;: &quot; &amp; [Numbers.I422] &amp; &quot;][/sup]&quot;; &quot;&quot;)" office:value-type="string" office:string-value="[b]383. [url=https://www.doomworld.com/forum/topic/110956-syringe-v11-now-an-official-addon-oh-snap/]Syringe[/url][/b] (Doom II, 2019, 7) [sup][3: dosboot: 1, Xeogred: 2][/sup]" calcext:value-type="string">
            <text:p>[b]383. [url=https://www.doomworld.com/forum/topic/110956-syringe-v11-now-an-official-addon-oh-snap/]Syringe[/url][/b] (Doom II, 2019, 7) [sup][3: dosboot: 1, Xeogre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3] &gt; 0; &quot;[b]&quot; &amp; [Numbers.B423] &amp; &quot;. &quot; &amp; &quot;[url=&quot; &amp; [Numbers.E423] &amp; &quot;]&quot; &amp; [Numbers.D423] &amp; &quot;[/url][/b] (&quot; &amp; [Numbers.G423] &amp; &quot;, &quot;  &amp; IF([Numbers.F423] &gt;= 2020; &quot;[b]&quot;; &quot;&quot;) &amp; [Numbers.F423] &amp; IF([Numbers.F423] &gt;= 2020; &quot;[/b]&quot;; &quot;&quot;)  &amp; &quot;, &quot; &amp; [Numbers.H423] &amp; &quot;) [sup][&quot; &amp; [Numbers.C423] &amp; &quot;: &quot; &amp; [Numbers.I423] &amp; &quot;][/sup]&quot;; &quot;&quot;)" office:value-type="string" office:string-value="[b]383. [url=https://www.doomworld.com/idgames/levels/doom2/Ports/s-u/t3st]T3ST[/url][/b] (Doom II, 2016, 7) [sup][3: bzzrak: 3][/sup]" calcext:value-type="string">
            <text:p>[b]383. [url=https://www.doomworld.com/idgames/levels/doom2/Ports/s-u/t3st]T3ST[/url][/b] (Doom II, 2016, 7) [sup][3: bzzra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4] &gt; 0; &quot;[b]&quot; &amp; [Numbers.B424] &amp; &quot;. &quot; &amp; &quot;[url=&quot; &amp; [Numbers.E424] &amp; &quot;]&quot; &amp; [Numbers.D424] &amp; &quot;[/url][/b] (&quot; &amp; [Numbers.G424] &amp; &quot;, &quot;  &amp; IF([Numbers.F424] &gt;= 2020; &quot;[b]&quot;; &quot;&quot;) &amp; [Numbers.F424] &amp; IF([Numbers.F424] &gt;= 2020; &quot;[/b]&quot;; &quot;&quot;)  &amp; &quot;, &quot; &amp; [Numbers.H424] &amp; &quot;) [sup][&quot; &amp; [Numbers.C424] &amp; &quot;: &quot; &amp; [Numbers.I424] &amp; &quot;][/sup]&quot;; &quot;&quot;)" office:value-type="string" office:string-value="[b]383. [url=https://doomwiki.org/wiki/The_Lost_Episodes_of_Doom]The Lost Episodes of Doom[/url][/b] (Doom, 1995, 24) [sup][3: Diabolución: 3][/sup]" calcext:value-type="string">
            <text:p>[b]383. [url=https://doomwiki.org/wiki/The_Lost_Episodes_of_Doom]The Lost Episodes of Doom[/url][/b] (Doom, 1995, 24) [sup][3: Diabolució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5] &gt; 0; &quot;[b]&quot; &amp; [Numbers.B425] &amp; &quot;. &quot; &amp; &quot;[url=&quot; &amp; [Numbers.E425] &amp; &quot;]&quot; &amp; [Numbers.D425] &amp; &quot;[/url][/b] (&quot; &amp; [Numbers.G425] &amp; &quot;, &quot;  &amp; IF([Numbers.F425] &gt;= 2020; &quot;[b]&quot;; &quot;&quot;) &amp; [Numbers.F425] &amp; IF([Numbers.F425] &gt;= 2020; &quot;[/b]&quot;; &quot;&quot;)  &amp; &quot;, &quot; &amp; [Numbers.H425] &amp; &quot;) [sup][&quot; &amp; [Numbers.C425] &amp; &quot;: &quot; &amp; [Numbers.I425] &amp; &quot;][/sup]&quot;; &quot;&quot;)" office:value-type="string" office:string-value="[b]383. [url=https://www.doomworld.com/idgames/levels/doom2/deathmatch/s-u/udm3]Unidoom DM 3[/url][/b] (Doom II, 2004, 16) [sup][3: Doomkid: 3][/sup]" calcext:value-type="string">
            <text:p>[b]383. [url=https://www.doomworld.com/idgames/levels/doom2/deathmatch/s-u/udm3]Unidoom DM 3[/url][/b] (Doom II, 2004, 16) [sup][3: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6] &gt; 0; &quot;[b]&quot; &amp; [Numbers.B426] &amp; &quot;. &quot; &amp; &quot;[url=&quot; &amp; [Numbers.E426] &amp; &quot;]&quot; &amp; [Numbers.D426] &amp; &quot;[/url][/b] (&quot; &amp; [Numbers.G426] &amp; &quot;, &quot;  &amp; IF([Numbers.F426] &gt;= 2020; &quot;[b]&quot;; &quot;&quot;) &amp; [Numbers.F426] &amp; IF([Numbers.F426] &gt;= 2020; &quot;[/b]&quot;; &quot;&quot;)  &amp; &quot;, &quot; &amp; [Numbers.H426] &amp; &quot;) [sup][&quot; &amp; [Numbers.C426] &amp; &quot;: &quot; &amp; [Numbers.I426] &amp; &quot;][/sup]&quot;; &quot;&quot;)" office:value-type="string" office:string-value="[b]383. [url=https://www.doomworld.com/idgames/levels/doom2/Ports/v-z/vrack2b]Vrack 2[/url][/b] (Doom II, 2001, 1) [sup][3: smeghammer: 3][/sup]" calcext:value-type="string">
            <text:p>[b]383. [url=https://www.doomworld.com/idgames/levels/doom2/Ports/v-z/vrack2b]Vrack 2[/url][/b] (Doom II, 2001, 1) [sup][3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7] &gt; 0; &quot;[b]&quot; &amp; [Numbers.B427] &amp; &quot;. &quot; &amp; &quot;[url=&quot; &amp; [Numbers.E427] &amp; &quot;]&quot; &amp; [Numbers.D427] &amp; &quot;[/url][/b] (&quot; &amp; [Numbers.G427] &amp; &quot;, &quot;  &amp; IF([Numbers.F427] &gt;= 2020; &quot;[b]&quot;; &quot;&quot;) &amp; [Numbers.F427] &amp; IF([Numbers.F427] &gt;= 2020; &quot;[/b]&quot;; &quot;&quot;)  &amp; &quot;, &quot; &amp; [Numbers.H427] &amp; &quot;) [sup][&quot; &amp; [Numbers.C427] &amp; &quot;: &quot; &amp; [Numbers.I427] &amp; &quot;][/sup]&quot;; &quot;&quot;)" office:value-type="string" office:string-value="[b]383. [url=https://doomwiki.org/wiki/WOOO_2]WOOO 2[/url][/b] (Doom II, 2014, 38) [sup][3: lokbustam257: 3][/sup]" calcext:value-type="string">
            <text:p>[b]383. [url=https://doomwiki.org/wiki/WOOO_2]WOOO 2[/url][/b] (Doom II, 2014, 38) [sup][3: lokbustam25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8] &gt; 0; &quot;[b]&quot; &amp; [Numbers.B428] &amp; &quot;. &quot; &amp; &quot;[url=&quot; &amp; [Numbers.E428] &amp; &quot;]&quot; &amp; [Numbers.D428] &amp; &quot;[/url][/b] (&quot; &amp; [Numbers.G428] &amp; &quot;, &quot;  &amp; IF([Numbers.F428] &gt;= 2020; &quot;[b]&quot;; &quot;&quot;) &amp; [Numbers.F428] &amp; IF([Numbers.F428] &gt;= 2020; &quot;[/b]&quot;; &quot;&quot;)  &amp; &quot;, &quot; &amp; [Numbers.H428] &amp; &quot;) [sup][&quot; &amp; [Numbers.C428] &amp; &quot;: &quot; &amp; [Numbers.I428] &amp; &quot;][/sup]&quot;; &quot;&quot;)" office:value-type="string" office:string-value="[b]425. [url=https://www.doomworld.com/idgames/levels/doom2/megawads/3ha3]3 Heures d'agonie 3[/url][/b] (Doom II, 2017, 32) [sup][2: Roofi: 2][/sup]" calcext:value-type="string">
            <text:p>[b]425. [url=https://www.doomworld.com/idgames/levels/doom2/megawads/3ha3]3 Heures d'agonie 3[/url][/b] (Doom II, 2017, 32) [sup][2: Roof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9] &gt; 0; &quot;[b]&quot; &amp; [Numbers.B429] &amp; &quot;. &quot; &amp; &quot;[url=&quot; &amp; [Numbers.E429] &amp; &quot;]&quot; &amp; [Numbers.D429] &amp; &quot;[/url][/b] (&quot; &amp; [Numbers.G429] &amp; &quot;, &quot;  &amp; IF([Numbers.F429] &gt;= 2020; &quot;[b]&quot;; &quot;&quot;) &amp; [Numbers.F429] &amp; IF([Numbers.F429] &gt;= 2020; &quot;[/b]&quot;; &quot;&quot;)  &amp; &quot;, &quot; &amp; [Numbers.H429] &amp; &quot;) [sup][&quot; &amp; [Numbers.C429] &amp; &quot;: &quot; &amp; [Numbers.I429] &amp; &quot;][/sup]&quot;; &quot;&quot;)" office:value-type="string" office:string-value="[b]425. [url=https://www.doomworld.com/idgames/levels/doom2/Ports/0-9/30kmaps]30,000 Levels[/url][/b] (Doom II, 2012, 30000) [sup][2: AnonimVio: 2][/sup]" calcext:value-type="string">
            <text:p>[b]425. [url=https://www.doomworld.com/idgames/levels/doom2/Ports/0-9/30kmaps]30,000 Levels[/url][/b] (Doom II, 2012, 30000) [sup][2: AnonimVi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0] &gt; 0; &quot;[b]&quot; &amp; [Numbers.B430] &amp; &quot;. &quot; &amp; &quot;[url=&quot; &amp; [Numbers.E430] &amp; &quot;]&quot; &amp; [Numbers.D430] &amp; &quot;[/url][/b] (&quot; &amp; [Numbers.G430] &amp; &quot;, &quot;  &amp; IF([Numbers.F430] &gt;= 2020; &quot;[b]&quot;; &quot;&quot;) &amp; [Numbers.F430] &amp; IF([Numbers.F430] &gt;= 2020; &quot;[/b]&quot;; &quot;&quot;)  &amp; &quot;, &quot; &amp; [Numbers.H430] &amp; &quot;) [sup][&quot; &amp; [Numbers.C430] &amp; &quot;: &quot; &amp; [Numbers.I430] &amp; &quot;][/sup]&quot;; &quot;&quot;)" office:value-type="string" office:string-value="[b]425. [url=https://www.doomworld.com/vb/thread/103867]Akeldama[/url][/b] (Doom II, [b]2020[/b], 32) [sup][2: Snikle: 2][/sup]" calcext:value-type="string">
            <text:p>[b]425. [url=https://www.doomworld.com/vb/thread/103867]Akeldama[/url][/b] (Doom II, [b]2020[/b], 32) [sup][2: Snikl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1] &gt; 0; &quot;[b]&quot; &amp; [Numbers.B431] &amp; &quot;. &quot; &amp; &quot;[url=&quot; &amp; [Numbers.E431] &amp; &quot;]&quot; &amp; [Numbers.D431] &amp; &quot;[/url][/b] (&quot; &amp; [Numbers.G431] &amp; &quot;, &quot;  &amp; IF([Numbers.F431] &gt;= 2020; &quot;[b]&quot;; &quot;&quot;) &amp; [Numbers.F431] &amp; IF([Numbers.F431] &gt;= 2020; &quot;[/b]&quot;; &quot;&quot;)  &amp; &quot;, &quot; &amp; [Numbers.H431] &amp; &quot;) [sup][&quot; &amp; [Numbers.C431] &amp; &quot;: &quot; &amp; [Numbers.I431] &amp; &quot;][/sup]&quot;; &quot;&quot;)" office:value-type="string" office:string-value="[b]425. [url=https://www.doomworld.com/forum/topic/124790-atmospheric-extinction-a-boom-mapset-now-on-idgames/]Atmospheric﻿﻿﻿﻿﻿﻿ ﻿Extinction﻿[/url][/b] (Doom II, [b]2021[/b], 9) [sup][2: northivanastan: 2][/sup]" calcext:value-type="string">
            <text:p>[b]425. [url=https://www.doomworld.com/forum/topic/124790-atmospheric-extinction-a-boom-mapset-now-on-idgames/]Atmospheric﻿﻿﻿﻿﻿﻿ ﻿Extinction﻿[/url][/b] (Doom II, [b]2021[/b], 9) [sup][2: northivanast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2] &gt; 0; &quot;[b]&quot; &amp; [Numbers.B432] &amp; &quot;. &quot; &amp; &quot;[url=&quot; &amp; [Numbers.E432] &amp; &quot;]&quot; &amp; [Numbers.D432] &amp; &quot;[/url][/b] (&quot; &amp; [Numbers.G432] &amp; &quot;, &quot;  &amp; IF([Numbers.F432] &gt;= 2020; &quot;[b]&quot;; &quot;&quot;) &amp; [Numbers.F432] &amp; IF([Numbers.F432] &gt;= 2020; &quot;[/b]&quot;; &quot;&quot;)  &amp; &quot;, &quot; &amp; [Numbers.H432] &amp; &quot;) [sup][&quot; &amp; [Numbers.C432] &amp; &quot;: &quot; &amp; [Numbers.I432] &amp; &quot;][/sup]&quot;; &quot;&quot;)" office:value-type="string" office:string-value="[b]425. [url=https://www.doomworld.com/idgames/levels/doom2/Ports/s-u/tcotd]City of the Damned[/url][/b] (Doom II, 2004, 1) [sup][2: HUNdebLeonidasX: 2][/sup]" calcext:value-type="string">
            <text:p>[b]425. [url=https://www.doomworld.com/idgames/levels/doom2/Ports/s-u/tcotd]City of the Damned[/url][/b] (Doom II, 2004, 1) [sup][2: HUNdebLeonidas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3] &gt; 0; &quot;[b]&quot; &amp; [Numbers.B433] &amp; &quot;. &quot; &amp; &quot;[url=&quot; &amp; [Numbers.E433] &amp; &quot;]&quot; &amp; [Numbers.D433] &amp; &quot;[/url][/b] (&quot; &amp; [Numbers.G433] &amp; &quot;, &quot;  &amp; IF([Numbers.F433] &gt;= 2020; &quot;[b]&quot;; &quot;&quot;) &amp; [Numbers.F433] &amp; IF([Numbers.F433] &gt;= 2020; &quot;[/b]&quot;; &quot;&quot;)  &amp; &quot;, &quot; &amp; [Numbers.H433] &amp; &quot;) [sup][&quot; &amp; [Numbers.C433] &amp; &quot;: &quot; &amp; [Numbers.I433] &amp; &quot;][/sup]&quot;; &quot;&quot;)" office:value-type="string" office:string-value="[b]425. [url=https://www.doomworld.com/forum/topic/108938-doom-ii-25-years-on-earth-32-map-limit-removing-old-school-megawad-one-year-late-edition-released-now-on-idgames/]Doom II: 25 Years on Earth[/url][/b] (Doom II, [b]2020[/b], 32) [sup][2: sapphics: 2][/sup]" calcext:value-type="string">
            <text:p>[b]425. [url=https://www.doomworld.com/forum/topic/108938-doom-ii-25-years-on-earth-32-map-limit-removing-old-school-megawad-one-year-late-edition-released-now-on-idgames/]Doom II: 25 Years on Earth[/url][/b] (Doom II, [b]2020[/b], 32) [sup][2: sapphic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4] &gt; 0; &quot;[b]&quot; &amp; [Numbers.B434] &amp; &quot;. &quot; &amp; &quot;[url=&quot; &amp; [Numbers.E434] &amp; &quot;]&quot; &amp; [Numbers.D434] &amp; &quot;[/url][/b] (&quot; &amp; [Numbers.G434] &amp; &quot;, &quot;  &amp; IF([Numbers.F434] &gt;= 2020; &quot;[b]&quot;; &quot;&quot;) &amp; [Numbers.F434] &amp; IF([Numbers.F434] &gt;= 2020; &quot;[/b]&quot;; &quot;&quot;)  &amp; &quot;, &quot; &amp; [Numbers.H434] &amp; &quot;) [sup][&quot; &amp; [Numbers.C434] &amp; &quot;: &quot; &amp; [Numbers.I434] &amp; &quot;][/sup]&quot;; &quot;&quot;)" office:value-type="string" office:string-value="[b]425. [url=https://doomwiki.org/wiki/Doom_II]Doom II: Hell on Earth[/url][/b] (Doom II, 1994, 32) [sup][2: Fadri: 2][/sup]" calcext:value-type="string">
            <text:p>[b]425. [url=https://doomwiki.org/wiki/Doom_II]Doom II: Hell on Earth[/url][/b] (Doom II, 1994, 32) [sup][2: Fadr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5] &gt; 0; &quot;[b]&quot; &amp; [Numbers.B435] &amp; &quot;. &quot; &amp; &quot;[url=&quot; &amp; [Numbers.E435] &amp; &quot;]&quot; &amp; [Numbers.D435] &amp; &quot;[/url][/b] (&quot; &amp; [Numbers.G435] &amp; &quot;, &quot;  &amp; IF([Numbers.F435] &gt;= 2020; &quot;[b]&quot;; &quot;&quot;) &amp; [Numbers.F435] &amp; IF([Numbers.F435] &gt;= 2020; &quot;[/b]&quot;; &quot;&quot;)  &amp; &quot;, &quot; &amp; [Numbers.H435] &amp; &quot;) [sup][&quot; &amp; [Numbers.C435] &amp; &quot;: &quot; &amp; [Numbers.I435] &amp; &quot;][/sup]&quot;; &quot;&quot;)" office:value-type="string" office:string-value="[b]425. [url=https://www.doomworld.com/idgames/levels/doom2/megawads/drn]Down the Drain[/url][/b] (Doom II, [b]2021[/b], 32) [sup][2: MtPain27: 2][/sup]" calcext:value-type="string">
            <text:p>[b]425. [url=https://www.doomworld.com/idgames/levels/doom2/megawads/drn]Down the Drain[/url][/b] (Doom II, [b]2021[/b], 32) [sup][2: MtPain27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6] &gt; 0; &quot;[b]&quot; &amp; [Numbers.B436] &amp; &quot;. &quot; &amp; &quot;[url=&quot; &amp; [Numbers.E436] &amp; &quot;]&quot; &amp; [Numbers.D436] &amp; &quot;[/url][/b] (&quot; &amp; [Numbers.G436] &amp; &quot;, &quot;  &amp; IF([Numbers.F436] &gt;= 2020; &quot;[b]&quot;; &quot;&quot;) &amp; [Numbers.F436] &amp; IF([Numbers.F436] &gt;= 2020; &quot;[/b]&quot;; &quot;&quot;)  &amp; &quot;, &quot; &amp; [Numbers.H436] &amp; &quot;) [sup][&quot; &amp; [Numbers.C436] &amp; &quot;: &quot; &amp; [Numbers.I436] &amp; &quot;][/sup]&quot;; &quot;&quot;)" office:value-type="string" office:string-value="[b]425. [url=https://www.doomworld.com/files/file/18802-ice-rage/]Ice Rage[/url][/b] (Doom II, 2017, 1) [sup][2: Chamelenoel: 2][/sup]" calcext:value-type="string">
            <text:p>[b]425. [url=https://www.doomworld.com/files/file/18802-ice-rage/]Ice Rage[/url][/b] (Doom II, 2017, 1) [sup][2: Chamelenoe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7] &gt; 0; &quot;[b]&quot; &amp; [Numbers.B437] &amp; &quot;. &quot; &amp; &quot;[url=&quot; &amp; [Numbers.E437] &amp; &quot;]&quot; &amp; [Numbers.D437] &amp; &quot;[/url][/b] (&quot; &amp; [Numbers.G437] &amp; &quot;, &quot;  &amp; IF([Numbers.F437] &gt;= 2020; &quot;[b]&quot;; &quot;&quot;) &amp; [Numbers.F437] &amp; IF([Numbers.F437] &gt;= 2020; &quot;[/b]&quot;; &quot;&quot;)  &amp; &quot;, &quot; &amp; [Numbers.H437] &amp; &quot;) [sup][&quot; &amp; [Numbers.C437] &amp; &quot;: &quot; &amp; [Numbers.I437] &amp; &quot;][/sup]&quot;; &quot;&quot;)" office:value-type="string" office:string-value="[b]425. [url=https://www.doomworld.com/idgames/levels/doom2/Ports/d-f/dmdjm01]Jagermorder: Chemical Lab[/url][/b] (Doom II, 1999, 1) [sup][2: Soundblock: 2][/sup]" calcext:value-type="string">
            <text:p>[b]425. [url=https://www.doomworld.com/idgames/levels/doom2/Ports/d-f/dmdjm01]Jagermorder: Chemical Lab[/url][/b] (Doom II, 1999, 1) [sup][2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8] &gt; 0; &quot;[b]&quot; &amp; [Numbers.B438] &amp; &quot;. &quot; &amp; &quot;[url=&quot; &amp; [Numbers.E438] &amp; &quot;]&quot; &amp; [Numbers.D438] &amp; &quot;[/url][/b] (&quot; &amp; [Numbers.G438] &amp; &quot;, &quot;  &amp; IF([Numbers.F438] &gt;= 2020; &quot;[b]&quot;; &quot;&quot;) &amp; [Numbers.F438] &amp; IF([Numbers.F438] &gt;= 2020; &quot;[/b]&quot;; &quot;&quot;)  &amp; &quot;, &quot; &amp; [Numbers.H438] &amp; &quot;) [sup][&quot; &amp; [Numbers.C438] &amp; &quot;: &quot; &amp; [Numbers.I438] &amp; &quot;][/sup]&quot;; &quot;&quot;)" office:value-type="string" office:string-value="[b]425. [url=https://www.doomworld.com/idgames/levels/doom2/a-c/bldnight]One Bloody Night[/url][/b] (Doom II, 2002, 9) [sup][2: WH-Wilou84: 1, T-Rex: 1][/sup]" calcext:value-type="string">
            <text:p>[b]425. [url=https://www.doomworld.com/idgames/levels/doom2/a-c/bldnight]One Bloody Night[/url][/b] (Doom II, 2002, 9) [sup][2: WH-Wilou84: 1,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9] &gt; 0; &quot;[b]&quot; &amp; [Numbers.B439] &amp; &quot;. &quot; &amp; &quot;[url=&quot; &amp; [Numbers.E439] &amp; &quot;]&quot; &amp; [Numbers.D439] &amp; &quot;[/url][/b] (&quot; &amp; [Numbers.G439] &amp; &quot;, &quot;  &amp; IF([Numbers.F439] &gt;= 2020; &quot;[b]&quot;; &quot;&quot;) &amp; [Numbers.F439] &amp; IF([Numbers.F439] &gt;= 2020; &quot;[/b]&quot;; &quot;&quot;)  &amp; &quot;, &quot; &amp; [Numbers.H439] &amp; &quot;) [sup][&quot; &amp; [Numbers.C439] &amp; &quot;: &quot; &amp; [Numbers.I439] &amp; &quot;][/sup]&quot;; &quot;&quot;)" office:value-type="string" office:string-value="[b]425. [url=https://doomwiki.org/wiki/Remain_1]Remain 1[/url][/b] (Doom II, 2007, 11) [sup][2: Hitherto: 2][/sup]" calcext:value-type="string">
            <text:p>[b]425. [url=https://doomwiki.org/wiki/Remain_1]Remain 1[/url][/b] (Doom II, 2007, 11) [sup][2: Hithert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0] &gt; 0; &quot;[b]&quot; &amp; [Numbers.B440] &amp; &quot;. &quot; &amp; &quot;[url=&quot; &amp; [Numbers.E440] &amp; &quot;]&quot; &amp; [Numbers.D440] &amp; &quot;[/url][/b] (&quot; &amp; [Numbers.G440] &amp; &quot;, &quot;  &amp; IF([Numbers.F440] &gt;= 2020; &quot;[b]&quot;; &quot;&quot;) &amp; [Numbers.F440] &amp; IF([Numbers.F440] &gt;= 2020; &quot;[/b]&quot;; &quot;&quot;)  &amp; &quot;, &quot; &amp; [Numbers.H440] &amp; &quot;) [sup][&quot; &amp; [Numbers.C440] &amp; &quot;: &quot; &amp; [Numbers.I440] &amp; &quot;][/sup]&quot;; &quot;&quot;)" office:value-type="string" office:string-value="[b]425. [url=https://www.wad-archive.com/wad/be21919b261d404e694dd19e88bfaea2]Rocket Space Jumping[/url][/b] (Doom II, 2007, 1) [sup][2: Red-XIII: 2][/sup]" calcext:value-type="string">
            <text:p>[b]425. [url=https://www.wad-archive.com/wad/be21919b261d404e694dd19e88bfaea2]Rocket Space Jumping[/url][/b] (Doom II, 2007, 1) [sup][2: Red-XII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1] &gt; 0; &quot;[b]&quot; &amp; [Numbers.B441] &amp; &quot;. &quot; &amp; &quot;[url=&quot; &amp; [Numbers.E441] &amp; &quot;]&quot; &amp; [Numbers.D441] &amp; &quot;[/url][/b] (&quot; &amp; [Numbers.G441] &amp; &quot;, &quot;  &amp; IF([Numbers.F441] &gt;= 2020; &quot;[b]&quot;; &quot;&quot;) &amp; [Numbers.F441] &amp; IF([Numbers.F441] &gt;= 2020; &quot;[/b]&quot;; &quot;&quot;)  &amp; &quot;, &quot; &amp; [Numbers.H441] &amp; &quot;) [sup][&quot; &amp; [Numbers.C441] &amp; &quot;: &quot; &amp; [Numbers.I441] &amp; &quot;][/sup]&quot;; &quot;&quot;)" office:value-type="string" office:string-value="[b]425. [url=https://www.doomworld.com/idgames/levels/doom2/0-9/666]Sector 666[/url][/b] (Doom II, 1998, 11) [sup][2: bzzrak: 2][/sup]" calcext:value-type="string">
            <text:p>[b]425. [url=https://www.doomworld.com/idgames/levels/doom2/0-9/666]Sector 666[/url][/b] (Doom II, 1998, 11) [sup][2: bzzra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2] &gt; 0; &quot;[b]&quot; &amp; [Numbers.B442] &amp; &quot;. &quot; &amp; &quot;[url=&quot; &amp; [Numbers.E442] &amp; &quot;]&quot; &amp; [Numbers.D442] &amp; &quot;[/url][/b] (&quot; &amp; [Numbers.G442] &amp; &quot;, &quot;  &amp; IF([Numbers.F442] &gt;= 2020; &quot;[b]&quot;; &quot;&quot;) &amp; [Numbers.F442] &amp; IF([Numbers.F442] &gt;= 2020; &quot;[/b]&quot;; &quot;&quot;)  &amp; &quot;, &quot; &amp; [Numbers.H442] &amp; &quot;) [sup][&quot; &amp; [Numbers.C442] &amp; &quot;: &quot; &amp; [Numbers.I442] &amp; &quot;][/sup]&quot;; &quot;&quot;)" office:value-type="string" office:string-value="[b]425. [url=https://www.doomworld.com/idgames/levels/doom2/Ports/megawads/mayhem17]Super MAYhem 17[/url][/b] (Doom II, 2017, 29) [sup][2: Octillion: 2][/sup]" calcext:value-type="string">
            <text:p>[b]425. [url=https://www.doomworld.com/idgames/levels/doom2/Ports/megawads/mayhem17]Super MAYhem 17[/url][/b] (Doom II, 2017, 29) [sup][2: Octill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3] &gt; 0; &quot;[b]&quot; &amp; [Numbers.B443] &amp; &quot;. &quot; &amp; &quot;[url=&quot; &amp; [Numbers.E443] &amp; &quot;]&quot; &amp; [Numbers.D443] &amp; &quot;[/url][/b] (&quot; &amp; [Numbers.G443] &amp; &quot;, &quot;  &amp; IF([Numbers.F443] &gt;= 2020; &quot;[b]&quot;; &quot;&quot;) &amp; [Numbers.F443] &amp; IF([Numbers.F443] &gt;= 2020; &quot;[/b]&quot;; &quot;&quot;)  &amp; &quot;, &quot; &amp; [Numbers.H443] &amp; &quot;) [sup][&quot; &amp; [Numbers.C443] &amp; &quot;: &quot; &amp; [Numbers.I443] &amp; &quot;][/sup]&quot;; &quot;&quot;)" office:value-type="string" office:string-value="[b]425. [url=https://www.doomworld.com/idgames/levels/doom2/a-c/aboosysv]System Vices[/url][/b] (Doom II, 1996, 8) [sup][2: Grazza: 2][/sup]" calcext:value-type="string">
            <text:p>[b]425. [url=https://www.doomworld.com/idgames/levels/doom2/a-c/aboosysv]System Vices[/url][/b] (Doom II, 1996, 8) [sup][2: Grazz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4] &gt; 0; &quot;[b]&quot; &amp; [Numbers.B444] &amp; &quot;. &quot; &amp; &quot;[url=&quot; &amp; [Numbers.E444] &amp; &quot;]&quot; &amp; [Numbers.D444] &amp; &quot;[/url][/b] (&quot; &amp; [Numbers.G444] &amp; &quot;, &quot;  &amp; IF([Numbers.F444] &gt;= 2020; &quot;[b]&quot;; &quot;&quot;) &amp; [Numbers.F444] &amp; IF([Numbers.F444] &gt;= 2020; &quot;[/b]&quot;; &quot;&quot;)  &amp; &quot;, &quot; &amp; [Numbers.H444] &amp; &quot;) [sup][&quot; &amp; [Numbers.C444] &amp; &quot;: &quot; &amp; [Numbers.I444] &amp; &quot;][/sup]&quot;; &quot;&quot;)" office:value-type="string" office:string-value="[b]425. [url=https://www.doomworld.com/forum/topic/119490-a-boom-compatible-slaughter-mapthe-mucus-empire-final-version/]The Mucus Empire[/url][/b] (Doom II, [b]2021[/b], 1) [sup][2: Maribo: 1, Nefelibeta: 1][/sup]" calcext:value-type="string">
            <text:p>[b]425. [url=https://www.doomworld.com/forum/topic/119490-a-boom-compatible-slaughter-mapthe-mucus-empire-final-version/]The Mucus Empire[/url][/b] (Doom II, [b]2021[/b], 1) [sup][2: Maribo: 1, Nefelibet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5] &gt; 0; &quot;[b]&quot; &amp; [Numbers.B445] &amp; &quot;. &quot; &amp; &quot;[url=&quot; &amp; [Numbers.E445] &amp; &quot;]&quot; &amp; [Numbers.D445] &amp; &quot;[/url][/b] (&quot; &amp; [Numbers.G445] &amp; &quot;, &quot;  &amp; IF([Numbers.F445] &gt;= 2020; &quot;[b]&quot;; &quot;&quot;) &amp; [Numbers.F445] &amp; IF([Numbers.F445] &gt;= 2020; &quot;[/b]&quot;; &quot;&quot;)  &amp; &quot;, &quot; &amp; [Numbers.H445] &amp; &quot;) [sup][&quot; &amp; [Numbers.C445] &amp; &quot;: &quot; &amp; [Numbers.I445] &amp; &quot;][/sup]&quot;; &quot;&quot;)" office:value-type="string" office:string-value="[b]425. [url=https://www.doomworld.com/idgames/themes/university/trinity2]The Unholy Trinity[/url][/b] (Doom, 1994, 1) [sup][2: Soundblock: 2][/sup]" calcext:value-type="string">
            <text:p>[b]425. [url=https://www.doomworld.com/idgames/themes/university/trinity2]The Unholy Trinity[/url][/b] (Doom, 1994, 1) [sup][2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6] &gt; 0; &quot;[b]&quot; &amp; [Numbers.B446] &amp; &quot;. &quot; &amp; &quot;[url=&quot; &amp; [Numbers.E446] &amp; &quot;]&quot; &amp; [Numbers.D446] &amp; &quot;[/url][/b] (&quot; &amp; [Numbers.G446] &amp; &quot;, &quot;  &amp; IF([Numbers.F446] &gt;= 2020; &quot;[b]&quot;; &quot;&quot;) &amp; [Numbers.F446] &amp; IF([Numbers.F446] &gt;= 2020; &quot;[/b]&quot;; &quot;&quot;)  &amp; &quot;, &quot; &amp; [Numbers.H446] &amp; &quot;) [sup][&quot; &amp; [Numbers.C446] &amp; &quot;: &quot; &amp; [Numbers.I446] &amp; &quot;][/sup]&quot;; &quot;&quot;)" office:value-type="string" office:string-value="[b]443. [url=https://www.doomworld.com/idgames/levels/doom2/Ports/s-u/seasons]4 Seasons of Doom[/url][/b] (Doom II, 2018, 4) [sup][1: vdgg: 1][/sup]" calcext:value-type="string">
            <text:p>[b]443. [url=https://www.doomworld.com/idgames/levels/doom2/Ports/s-u/seasons]4 Seasons of Doom[/url][/b] (Doom II, 2018, 4) [sup][1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7] &gt; 0; &quot;[b]&quot; &amp; [Numbers.B447] &amp; &quot;. &quot; &amp; &quot;[url=&quot; &amp; [Numbers.E447] &amp; &quot;]&quot; &amp; [Numbers.D447] &amp; &quot;[/url][/b] (&quot; &amp; [Numbers.G447] &amp; &quot;, &quot;  &amp; IF([Numbers.F447] &gt;= 2020; &quot;[b]&quot;; &quot;&quot;) &amp; [Numbers.F447] &amp; IF([Numbers.F447] &gt;= 2020; &quot;[/b]&quot;; &quot;&quot;)  &amp; &quot;, &quot; &amp; [Numbers.H447] &amp; &quot;) [sup][&quot; &amp; [Numbers.C447] &amp; &quot;: &quot; &amp; [Numbers.I447] &amp; &quot;][/sup]&quot;; &quot;&quot;)" office:value-type="string" office:string-value="[b]443. [url=https://doomwiki.org/wiki/5till_L1_Complex]5till L1 Complex[/url][/b] (Doom II, 2012, 1) [sup][1: Li'l devil: 1][/sup]" calcext:value-type="string">
            <text:p>[b]443. [url=https://doomwiki.org/wiki/5till_L1_Complex]5till L1 Complex[/url][/b] (Doom II, 2012, 1) [sup][1: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8] &gt; 0; &quot;[b]&quot; &amp; [Numbers.B448] &amp; &quot;. &quot; &amp; &quot;[url=&quot; &amp; [Numbers.E448] &amp; &quot;]&quot; &amp; [Numbers.D448] &amp; &quot;[/url][/b] (&quot; &amp; [Numbers.G448] &amp; &quot;, &quot;  &amp; IF([Numbers.F448] &gt;= 2020; &quot;[b]&quot;; &quot;&quot;) &amp; [Numbers.F448] &amp; IF([Numbers.F448] &gt;= 2020; &quot;[/b]&quot;; &quot;&quot;)  &amp; &quot;, &quot; &amp; [Numbers.H448] &amp; &quot;) [sup][&quot; &amp; [Numbers.C448] &amp; &quot;: &quot; &amp; [Numbers.I448] &amp; &quot;][/sup]&quot;; &quot;&quot;)" office:value-type="string" office:string-value="[b]443. [url=https://www.doomworld.com/idgames/levels/doom2/Ports/a-c/aeternum]Aeternum[/url][/b] (Doom II, 2007, 3) [sup][1: 42PercentHealth: 1][/sup]" calcext:value-type="string">
            <text:p>[b]443. [url=https://www.doomworld.com/idgames/levels/doom2/Ports/a-c/aeternum]Aeternum[/url][/b] (Doom II, 2007, 3) [sup][1: 42PercentHealth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9] &gt; 0; &quot;[b]&quot; &amp; [Numbers.B449] &amp; &quot;. &quot; &amp; &quot;[url=&quot; &amp; [Numbers.E449] &amp; &quot;]&quot; &amp; [Numbers.D449] &amp; &quot;[/url][/b] (&quot; &amp; [Numbers.G449] &amp; &quot;, &quot;  &amp; IF([Numbers.F449] &gt;= 2020; &quot;[b]&quot;; &quot;&quot;) &amp; [Numbers.F449] &amp; IF([Numbers.F449] &gt;= 2020; &quot;[/b]&quot;; &quot;&quot;)  &amp; &quot;, &quot; &amp; [Numbers.H449] &amp; &quot;) [sup][&quot; &amp; [Numbers.C449] &amp; &quot;: &quot; &amp; [Numbers.I449] &amp; &quot;][/sup]&quot;; &quot;&quot;)" office:value-type="string" office:string-value="[b]443. [url=https://www.doomworld.com/idgames/levels/doom2/Ports/a-c/crfe_p1]Can't Run From Evil [/url][/b] (Doom II, 2012, 4) [sup][1: vdgg: 1][/sup]" calcext:value-type="string">
            <text:p>[b]443. [url=https://www.doomworld.com/idgames/levels/doom2/Ports/a-c/crfe_p1]Can't Run From Evil [/url][/b] (Doom II, 2012, 4) [sup][1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0] &gt; 0; &quot;[b]&quot; &amp; [Numbers.B450] &amp; &quot;. &quot; &amp; &quot;[url=&quot; &amp; [Numbers.E450] &amp; &quot;]&quot; &amp; [Numbers.D450] &amp; &quot;[/url][/b] (&quot; &amp; [Numbers.G450] &amp; &quot;, &quot;  &amp; IF([Numbers.F450] &gt;= 2020; &quot;[b]&quot;; &quot;&quot;) &amp; [Numbers.F450] &amp; IF([Numbers.F450] &gt;= 2020; &quot;[/b]&quot;; &quot;&quot;)  &amp; &quot;, &quot; &amp; [Numbers.H450] &amp; &quot;) [sup][&quot; &amp; [Numbers.C450] &amp; &quot;: &quot; &amp; [Numbers.I450] &amp; &quot;][/sup]&quot;; &quot;&quot;)" office:value-type="string" office:string-value="[b]443. [url=https://www.doomworld.com/idgames/levels/doom2/Ports/a-c/coecits]Castle of Eternal Carrot in the Sky[/url][/b] (Doom II, 2001, 1) [sup][1: Jaws In Space: 1][/sup]" calcext:value-type="string">
            <text:p>[b]443. [url=https://www.doomworld.com/idgames/levels/doom2/Ports/a-c/coecits]Castle of Eternal Carrot in the Sky[/url][/b] (Doom II, 2001, 1) [sup][1: Jaws In Spa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1] &gt; 0; &quot;[b]&quot; &amp; [Numbers.B451] &amp; &quot;. &quot; &amp; &quot;[url=&quot; &amp; [Numbers.E451] &amp; &quot;]&quot; &amp; [Numbers.D451] &amp; &quot;[/url][/b] (&quot; &amp; [Numbers.G451] &amp; &quot;, &quot;  &amp; IF([Numbers.F451] &gt;= 2020; &quot;[b]&quot;; &quot;&quot;) &amp; [Numbers.F451] &amp; IF([Numbers.F451] &gt;= 2020; &quot;[/b]&quot;; &quot;&quot;)  &amp; &quot;, &quot; &amp; [Numbers.H451] &amp; &quot;) [sup][&quot; &amp; [Numbers.C451] &amp; &quot;: &quot; &amp; [Numbers.I451] &amp; &quot;][/sup]&quot;; &quot;&quot;)" office:value-type="string" office:string-value="[b]443. [url=https://www.doomworld.com/idgames/levels/doom/a-c/cleim10]Cleimos[/url][/b] (Doom, 1994, 9) [sup][1: Soundblock: 1][/sup]" calcext:value-type="string">
            <text:p>[b]443. [url=https://www.doomworld.com/idgames/levels/doom/a-c/cleim10]Cleimos[/url][/b] (Doom, 1994, 9) [sup][1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2] &gt; 0; &quot;[b]&quot; &amp; [Numbers.B452] &amp; &quot;. &quot; &amp; &quot;[url=&quot; &amp; [Numbers.E452] &amp; &quot;]&quot; &amp; [Numbers.D452] &amp; &quot;[/url][/b] (&quot; &amp; [Numbers.G452] &amp; &quot;, &quot;  &amp; IF([Numbers.F452] &gt;= 2020; &quot;[b]&quot;; &quot;&quot;) &amp; [Numbers.F452] &amp; IF([Numbers.F452] &gt;= 2020; &quot;[/b]&quot;; &quot;&quot;)  &amp; &quot;, &quot; &amp; [Numbers.H452] &amp; &quot;) [sup][&quot; &amp; [Numbers.C452] &amp; &quot;: &quot; &amp; [Numbers.I452] &amp; &quot;][/sup]&quot;; &quot;&quot;)" office:value-type="string" office:string-value="[b]443. [url=https://www.doomworld.com/idgames/levels/doom2/Ports/a-c/c-shock]Combat Shock[/url][/b] (Plutonia, 2011, 4) [sup][1: WH-Wilou84: 1][/sup]" calcext:value-type="string">
            <text:p>[b]443. [url=https://www.doomworld.com/idgames/levels/doom2/Ports/a-c/c-shock]Combat Shock[/url][/b] (Plutonia, 2011, 4) [sup][1: WH-Wilou8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3] &gt; 0; &quot;[b]&quot; &amp; [Numbers.B453] &amp; &quot;. &quot; &amp; &quot;[url=&quot; &amp; [Numbers.E453] &amp; &quot;]&quot; &amp; [Numbers.D453] &amp; &quot;[/url][/b] (&quot; &amp; [Numbers.G453] &amp; &quot;, &quot;  &amp; IF([Numbers.F453] &gt;= 2020; &quot;[b]&quot;; &quot;&quot;) &amp; [Numbers.F453] &amp; IF([Numbers.F453] &gt;= 2020; &quot;[/b]&quot;; &quot;&quot;)  &amp; &quot;, &quot; &amp; [Numbers.H453] &amp; &quot;) [sup][&quot; &amp; [Numbers.C453] &amp; &quot;: &quot; &amp; [Numbers.I453] &amp; &quot;][/sup]&quot;; &quot;&quot;)" office:value-type="string" office:string-value="[b]443. [url=https://doomwiki.org/wiki/Congestion:_64]Congestion: 64[/url][/b] (Doom II, 2005, 32) [sup][1: Li'l devil: 1][/sup]" calcext:value-type="string">
            <text:p>[b]443. [url=https://doomwiki.org/wiki/Congestion:_64]Congestion: 64[/url][/b] (Doom II, 2005, 32) [sup][1: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4] &gt; 0; &quot;[b]&quot; &amp; [Numbers.B454] &amp; &quot;. &quot; &amp; &quot;[url=&quot; &amp; [Numbers.E454] &amp; &quot;]&quot; &amp; [Numbers.D454] &amp; &quot;[/url][/b] (&quot; &amp; [Numbers.G454] &amp; &quot;, &quot;  &amp; IF([Numbers.F454] &gt;= 2020; &quot;[b]&quot;; &quot;&quot;) &amp; [Numbers.F454] &amp; IF([Numbers.F454] &gt;= 2020; &quot;[/b]&quot;; &quot;&quot;)  &amp; &quot;, &quot; &amp; [Numbers.H454] &amp; &quot;) [sup][&quot; &amp; [Numbers.C454] &amp; &quot;: &quot; &amp; [Numbers.I454] &amp; &quot;][/sup]&quot;; &quot;&quot;)" office:value-type="string" office:string-value="[b]443. [url=https://www.doomworld.com/idgames/levels/doom2/a-c/cygnus20]Cygnus IV[/url][/b] (Doom II, 1997, 14) [sup][1: Philnemba: 1][/sup]" calcext:value-type="string">
            <text:p>[b]443. [url=https://www.doomworld.com/idgames/levels/doom2/a-c/cygnus20]Cygnus IV[/url][/b] (Doom II, 1997, 14) [sup][1: Philnemb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5] &gt; 0; &quot;[b]&quot; &amp; [Numbers.B455] &amp; &quot;. &quot; &amp; &quot;[url=&quot; &amp; [Numbers.E455] &amp; &quot;]&quot; &amp; [Numbers.D455] &amp; &quot;[/url][/b] (&quot; &amp; [Numbers.G455] &amp; &quot;, &quot;  &amp; IF([Numbers.F455] &gt;= 2020; &quot;[b]&quot;; &quot;&quot;) &amp; [Numbers.F455] &amp; IF([Numbers.F455] &gt;= 2020; &quot;[/b]&quot;; &quot;&quot;)  &amp; &quot;, &quot; &amp; [Numbers.H455] &amp; &quot;) [sup][&quot; &amp; [Numbers.C455] &amp; &quot;: &quot; &amp; [Numbers.I455] &amp; &quot;][/sup]&quot;; &quot;&quot;)" office:value-type="string" office:string-value="[b]443. [url=https://doomwiki.org/wiki/Demonastery]Demonastery[/url][/b] (Doom II, 2018, 1) [sup][1: VanaheimRanger: 1][/sup]" calcext:value-type="string">
            <text:p>[b]443. [url=https://doomwiki.org/wiki/Demonastery]Demonastery[/url][/b] (Doom II, 2018, 1) [sup][1: VanaheimRang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6] &gt; 0; &quot;[b]&quot; &amp; [Numbers.B456] &amp; &quot;. &quot; &amp; &quot;[url=&quot; &amp; [Numbers.E456] &amp; &quot;]&quot; &amp; [Numbers.D456] &amp; &quot;[/url][/b] (&quot; &amp; [Numbers.G456] &amp; &quot;, &quot;  &amp; IF([Numbers.F456] &gt;= 2020; &quot;[b]&quot;; &quot;&quot;) &amp; [Numbers.F456] &amp; IF([Numbers.F456] &gt;= 2020; &quot;[/b]&quot;; &quot;&quot;)  &amp; &quot;, &quot; &amp; [Numbers.H456] &amp; &quot;) [sup][&quot; &amp; [Numbers.C456] &amp; &quot;: &quot; &amp; [Numbers.I456] &amp; &quot;][/sup]&quot;; &quot;&quot;)" office:value-type="string" office:string-value="[b]443. [url=https://doomwiki.org/wiki/Doom_the_Way_id_Did]dtwidmus.wad﻿[/url][/b] (Doom, 2011, 0) [sup][1: Diabolución: 1][/sup]" calcext:value-type="string">
            <text:p>[b]443. [url=https://doomwiki.org/wiki/Doom_the_Way_id_Did]dtwidmus.wad﻿[/url][/b] (Doom, 2011, 0) [sup][1: Diabolució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7] &gt; 0; &quot;[b]&quot; &amp; [Numbers.B457] &amp; &quot;. &quot; &amp; &quot;[url=&quot; &amp; [Numbers.E457] &amp; &quot;]&quot; &amp; [Numbers.D457] &amp; &quot;[/url][/b] (&quot; &amp; [Numbers.G457] &amp; &quot;, &quot;  &amp; IF([Numbers.F457] &gt;= 2020; &quot;[b]&quot;; &quot;&quot;) &amp; [Numbers.F457] &amp; IF([Numbers.F457] &gt;= 2020; &quot;[/b]&quot;; &quot;&quot;)  &amp; &quot;, &quot; &amp; [Numbers.H457] &amp; &quot;) [sup][&quot; &amp; [Numbers.C457] &amp; &quot;: &quot; &amp; [Numbers.I457] &amp; &quot;][/sup]&quot;; &quot;&quot;)" office:value-type="string" office:string-value="[b]443. [url=https://www.doomworld.com/idgames/levels/doom/d-f/eternity]Eternity[/url][/b] (Doom, 1994, 8) [sup][1: bonnie: 1][/sup]" calcext:value-type="string">
            <text:p>[b]443. [url=https://www.doomworld.com/idgames/levels/doom/d-f/eternity]Eternity[/url][/b] (Doom, 1994, 8) [sup][1: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8] &gt; 0; &quot;[b]&quot; &amp; [Numbers.B458] &amp; &quot;. &quot; &amp; &quot;[url=&quot; &amp; [Numbers.E458] &amp; &quot;]&quot; &amp; [Numbers.D458] &amp; &quot;[/url][/b] (&quot; &amp; [Numbers.G458] &amp; &quot;, &quot;  &amp; IF([Numbers.F458] &gt;= 2020; &quot;[b]&quot;; &quot;&quot;) &amp; [Numbers.F458] &amp; IF([Numbers.F458] &gt;= 2020; &quot;[/b]&quot;; &quot;&quot;)  &amp; &quot;, &quot; &amp; [Numbers.H458] &amp; &quot;) [sup][&quot; &amp; [Numbers.C458] &amp; &quot;: &quot; &amp; [Numbers.I458] &amp; &quot;][/sup]&quot;; &quot;&quot;)" office:value-type="string" office:string-value="[b]443. [url=https://www.doomworld.com/forum/topic/101755-exomoon-megawad-directors-cut-release/]Exomoon[/url][/b] (Doom II, 2017, 24) [sup][1: Lorenz0: 1][/sup]" calcext:value-type="string">
            <text:p>[b]443. [url=https://www.doomworld.com/forum/topic/101755-exomoon-megawad-directors-cut-release/]Exomoon[/url][/b] (Doom II, 2017, 24) [sup][1: Lorenz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9] &gt; 0; &quot;[b]&quot; &amp; [Numbers.B459] &amp; &quot;. &quot; &amp; &quot;[url=&quot; &amp; [Numbers.E459] &amp; &quot;]&quot; &amp; [Numbers.D459] &amp; &quot;[/url][/b] (&quot; &amp; [Numbers.G459] &amp; &quot;, &quot;  &amp; IF([Numbers.F459] &gt;= 2020; &quot;[b]&quot;; &quot;&quot;) &amp; [Numbers.F459] &amp; IF([Numbers.F459] &gt;= 2020; &quot;[/b]&quot;; &quot;&quot;)  &amp; &quot;, &quot; &amp; [Numbers.H459] &amp; &quot;) [sup][&quot; &amp; [Numbers.C459] &amp; &quot;: &quot; &amp; [Numbers.I459] &amp; &quot;][/sup]&quot;; &quot;&quot;)" office:value-type="string" office:string-value="[b]443. [url=https://www.doomworld.com/idgames/levels/doom2/Ports/megawads/enirvana]Experiencing Nirvana[/url][/b] (Doom II, 2017, 32) [sup][1: akolai: 1][/sup]" calcext:value-type="string">
            <text:p>[b]443. [url=https://www.doomworld.com/idgames/levels/doom2/Ports/megawads/enirvana]Experiencing Nirvana[/url][/b] (Doom II, 2017, 32) [sup][1: ako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0] &gt; 0; &quot;[b]&quot; &amp; [Numbers.B460] &amp; &quot;. &quot; &amp; &quot;[url=&quot; &amp; [Numbers.E460] &amp; &quot;]&quot; &amp; [Numbers.D460] &amp; &quot;[/url][/b] (&quot; &amp; [Numbers.G460] &amp; &quot;, &quot;  &amp; IF([Numbers.F460] &gt;= 2020; &quot;[b]&quot;; &quot;&quot;) &amp; [Numbers.F460] &amp; IF([Numbers.F460] &gt;= 2020; &quot;[/b]&quot;; &quot;&quot;)  &amp; &quot;, &quot; &amp; [Numbers.H460] &amp; &quot;) [sup][&quot; &amp; [Numbers.C460] &amp; &quot;: &quot; &amp; [Numbers.I460] &amp; &quot;][/sup]&quot;; &quot;&quot;)" office:value-type="string" office:string-value="[b]443. [url=https://www.doomworld.com/idgames/levels/doom/d-f/extremal]Extremal Doom[/url][/b] (Doom, 2006, 27) [sup][1: Grazza: 1][/sup]" calcext:value-type="string">
            <text:p>[b]443. [url=https://www.doomworld.com/idgames/levels/doom/d-f/extremal]Extremal Doom[/url][/b] (Doom, 2006, 27) [sup][1: Grazz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1] &gt; 0; &quot;[b]&quot; &amp; [Numbers.B461] &amp; &quot;. &quot; &amp; &quot;[url=&quot; &amp; [Numbers.E461] &amp; &quot;]&quot; &amp; [Numbers.D461] &amp; &quot;[/url][/b] (&quot; &amp; [Numbers.G461] &amp; &quot;, &quot;  &amp; IF([Numbers.F461] &gt;= 2020; &quot;[b]&quot;; &quot;&quot;) &amp; [Numbers.F461] &amp; IF([Numbers.F461] &gt;= 2020; &quot;[/b]&quot;; &quot;&quot;)  &amp; &quot;, &quot; &amp; [Numbers.H461] &amp; &quot;) [sup][&quot; &amp; [Numbers.C461] &amp; &quot;: &quot; &amp; [Numbers.I461] &amp; &quot;][/sup]&quot;; &quot;&quot;)" office:value-type="string" office:string-value="[b]443. [url=https://www.doomworld.com/idgames/levels/doom2/deathmatch/Ports/g-i/greenwar]Green War[/url][/b] (Doom II, 2002, 32) [sup][1: joepallai: 1][/sup]" calcext:value-type="string">
            <text:p>[b]443. [url=https://www.doomworld.com/idgames/levels/doom2/deathmatch/Ports/g-i/greenwar]Green War[/url][/b] (Doom II, 2002, 32) [sup][1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2] &gt; 0; &quot;[b]&quot; &amp; [Numbers.B462] &amp; &quot;. &quot; &amp; &quot;[url=&quot; &amp; [Numbers.E462] &amp; &quot;]&quot; &amp; [Numbers.D462] &amp; &quot;[/url][/b] (&quot; &amp; [Numbers.G462] &amp; &quot;, &quot;  &amp; IF([Numbers.F462] &gt;= 2020; &quot;[b]&quot;; &quot;&quot;) &amp; [Numbers.F462] &amp; IF([Numbers.F462] &gt;= 2020; &quot;[/b]&quot;; &quot;&quot;)  &amp; &quot;, &quot; &amp; [Numbers.H462] &amp; &quot;) [sup][&quot; &amp; [Numbers.C462] &amp; &quot;: &quot; &amp; [Numbers.I462] &amp; &quot;][/sup]&quot;; &quot;&quot;)" office:value-type="string" office:string-value="[b]443. [url=https://doomwiki.org/wiki/Grezzo_2]Grezzo 2[/url][/b] (Standalone, 2012, n) [sup][1: AnonimVio: 1][/sup]" calcext:value-type="string">
            <text:p>[b]443. [url=https://doomwiki.org/wiki/Grezzo_2]Grezzo 2[/url][/b] (Standalone, 2012, n) [sup][1: AnonimVi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3] &gt; 0; &quot;[b]&quot; &amp; [Numbers.B463] &amp; &quot;. &quot; &amp; &quot;[url=&quot; &amp; [Numbers.E463] &amp; &quot;]&quot; &amp; [Numbers.D463] &amp; &quot;[/url][/b] (&quot; &amp; [Numbers.G463] &amp; &quot;, &quot;  &amp; IF([Numbers.F463] &gt;= 2020; &quot;[b]&quot;; &quot;&quot;) &amp; [Numbers.F463] &amp; IF([Numbers.F463] &gt;= 2020; &quot;[/b]&quot;; &quot;&quot;)  &amp; &quot;, &quot; &amp; [Numbers.H463] &amp; &quot;) [sup][&quot; &amp; [Numbers.C463] &amp; &quot;: &quot; &amp; [Numbers.I463] &amp; &quot;][/sup]&quot;; &quot;&quot;)" office:value-type="string" office:string-value="[b]443. [url=https://doomwiki.org/wiki/H2H-Xmas]H2H-Xmas[/url][/b] (Doom II, 1995, 32) [sup][1: Katamori: 1][/sup]" calcext:value-type="string">
            <text:p>[b]443. [url=https://doomwiki.org/wiki/H2H-Xmas]H2H-Xmas[/url][/b] (Doom II, 1995, 32) [sup][1: Katamor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4] &gt; 0; &quot;[b]&quot; &amp; [Numbers.B464] &amp; &quot;. &quot; &amp; &quot;[url=&quot; &amp; [Numbers.E464] &amp; &quot;]&quot; &amp; [Numbers.D464] &amp; &quot;[/url][/b] (&quot; &amp; [Numbers.G464] &amp; &quot;, &quot;  &amp; IF([Numbers.F464] &gt;= 2020; &quot;[b]&quot;; &quot;&quot;) &amp; [Numbers.F464] &amp; IF([Numbers.F464] &gt;= 2020; &quot;[/b]&quot;; &quot;&quot;)  &amp; &quot;, &quot; &amp; [Numbers.H464] &amp; &quot;) [sup][&quot; &amp; [Numbers.C464] &amp; &quot;: &quot; &amp; [Numbers.I464] &amp; &quot;][/sup]&quot;; &quot;&quot;)" office:value-type="string" office:string-value="[b]443. [url=https://www.doomworld.com/idgames/levels/doom2/Ports/j-l/kusok]kusok(Kurashiki's kuso map)[/url][/b] (Doom II, 2013, 2) [sup][1: Fadri: 1][/sup]" calcext:value-type="string">
            <text:p>[b]443. [url=https://www.doomworld.com/idgames/levels/doom2/Ports/j-l/kusok]kusok(Kurashiki's kuso map)[/url][/b] (Doom II, 2013, 2) [sup][1: Fadr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5] &gt; 0; &quot;[b]&quot; &amp; [Numbers.B465] &amp; &quot;. &quot; &amp; &quot;[url=&quot; &amp; [Numbers.E465] &amp; &quot;]&quot; &amp; [Numbers.D465] &amp; &quot;[/url][/b] (&quot; &amp; [Numbers.G465] &amp; &quot;, &quot;  &amp; IF([Numbers.F465] &gt;= 2020; &quot;[b]&quot;; &quot;&quot;) &amp; [Numbers.F465] &amp; IF([Numbers.F465] &gt;= 2020; &quot;[/b]&quot;; &quot;&quot;)  &amp; &quot;, &quot; &amp; [Numbers.H465] &amp; &quot;) [sup][&quot; &amp; [Numbers.C465] &amp; &quot;: &quot; &amp; [Numbers.I465] &amp; &quot;][/sup]&quot;; &quot;&quot;)" office:value-type="string" office:string-value="[b]443. [url=https://www.doomworld.com/idgames/levels/doom2/Ports/j-l/lilium]Lilium[/url][/b] (Doom II, 2016, 1) [sup][1: Lewonx: 1][/sup]" calcext:value-type="string">
            <text:p>[b]443. [url=https://www.doomworld.com/idgames/levels/doom2/Ports/j-l/lilium]Lilium[/url][/b] (Doom II, 2016, 1) [sup][1: Lewon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6] &gt; 0; &quot;[b]&quot; &amp; [Numbers.B466] &amp; &quot;. &quot; &amp; &quot;[url=&quot; &amp; [Numbers.E466] &amp; &quot;]&quot; &amp; [Numbers.D466] &amp; &quot;[/url][/b] (&quot; &amp; [Numbers.G466] &amp; &quot;, &quot;  &amp; IF([Numbers.F466] &gt;= 2020; &quot;[b]&quot;; &quot;&quot;) &amp; [Numbers.F466] &amp; IF([Numbers.F466] &gt;= 2020; &quot;[/b]&quot;; &quot;&quot;)  &amp; &quot;, &quot; &amp; [Numbers.H466] &amp; &quot;) [sup][&quot; &amp; [Numbers.C466] &amp; &quot;: &quot; &amp; [Numbers.I466] &amp; &quot;][/sup]&quot;; &quot;&quot;)" office:value-type="string" office:string-value="[b]443. [url=https://www.doomworld.com/idgames/levels/doom/j-l/lithe2m1]LithE2M1[/url][/b] (Doom, 1994, 1) [sup][1: bzzrak: 1][/sup]" calcext:value-type="string">
            <text:p>[b]443. [url=https://www.doomworld.com/idgames/levels/doom/j-l/lithe2m1]LithE2M1[/url][/b] (Doom, 1994, 1) [sup][1: bzzr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7] &gt; 0; &quot;[b]&quot; &amp; [Numbers.B467] &amp; &quot;. &quot; &amp; &quot;[url=&quot; &amp; [Numbers.E467] &amp; &quot;]&quot; &amp; [Numbers.D467] &amp; &quot;[/url][/b] (&quot; &amp; [Numbers.G467] &amp; &quot;, &quot;  &amp; IF([Numbers.F467] &gt;= 2020; &quot;[b]&quot;; &quot;&quot;) &amp; [Numbers.F467] &amp; IF([Numbers.F467] &gt;= 2020; &quot;[/b]&quot;; &quot;&quot;)  &amp; &quot;, &quot; &amp; [Numbers.H467] &amp; &quot;) [sup][&quot; &amp; [Numbers.C467] &amp; &quot;: &quot; &amp; [Numbers.I467] &amp; &quot;][/sup]&quot;; &quot;&quot;)" office:value-type="string" office:string-value="[b]443. [url=https://www.doomworld.com/idgames/levels/doom2/megawads/mlm12]Mini-Level Megawad[/url][/b] (Doom II, 2009, 32) [sup][1: Phobus: 1][/sup]" calcext:value-type="string">
            <text:p>[b]443. [url=https://www.doomworld.com/idgames/levels/doom2/megawads/mlm12]Mini-Level Megawad[/url][/b] (Doom II, 2009, 32) [sup][1: Phobus: 1][/sup]</text:p>
          </table:table-cell>
          <table:table-cell table:number-columns-repeated="4"/>
        </table:table-row>
        <table:table-row table:style-name="ro5">
          <table:table-cell table:formula="of:=IF([Numbers.C468] &gt; 0; &quot;[b]&quot; &amp; [Numbers.B468] &amp; &quot;. &quot; &amp; &quot;[url=&quot; &amp; [Numbers.E468] &amp; &quot;]&quot; &amp; [Numbers.D468] &amp; &quot;[/url][/b] (&quot; &amp; [Numbers.G468] &amp; &quot;, &quot;  &amp; IF([Numbers.F468] &gt;= 2020; &quot;[b]&quot;; &quot;&quot;) &amp; [Numbers.F468] &amp; IF([Numbers.F468] &gt;= 2020; &quot;[/b]&quot;; &quot;&quot;)  &amp; &quot;, &quot; &amp; [Numbers.H468] &amp; &quot;) [sup][&quot; &amp; [Numbers.C468] &amp; &quot;: &quot; &amp; [Numbers.I468] &amp; &quot;][/sup]&quot;; &quot;&quot;)" office:value-type="string" office:string-value="[b]443. [url=https://www.doomworld.com/forum/topic/85907-nefertitiwad-6-maps/#comment-1554820]Nefertiti[/url][/b] (Doom II, 2016, 6) [sup][1: NoisyVelvet: 1][/sup]" calcext:value-type="string">
            <text:p>[b]443. [url=https://www.doomworld.com/forum/topic/85907-nefertitiwad-6-maps/#comment-1554820]Nefertiti[/url][/b] (Doom II, 2016, 6) [sup][1: NoisyVelvet: 1][/sup]</text:p>
          </table:table-cell>
          <table:table-cell table:number-columns-repeated="4"/>
        </table:table-row>
        <table:table-row table:style-name="ro5">
          <table:table-cell table:formula="of:=IF([Numbers.C469] &gt; 0; &quot;[b]&quot; &amp; [Numbers.B469] &amp; &quot;. &quot; &amp; &quot;[url=&quot; &amp; [Numbers.E469] &amp; &quot;]&quot; &amp; [Numbers.D469] &amp; &quot;[/url][/b] (&quot; &amp; [Numbers.G469] &amp; &quot;, &quot;  &amp; IF([Numbers.F469] &gt;= 2020; &quot;[b]&quot;; &quot;&quot;) &amp; [Numbers.F469] &amp; IF([Numbers.F469] &gt;= 2020; &quot;[/b]&quot;; &quot;&quot;)  &amp; &quot;, &quot; &amp; [Numbers.H469] &amp; &quot;) [sup][&quot; &amp; [Numbers.C469] &amp; &quot;: &quot; &amp; [Numbers.I469] &amp; &quot;][/sup]&quot;; &quot;&quot;)" office:value-type="string" office:string-value="[b]443. [url=https://forum.zdoom.org/viewtopic.php?f=19&amp;t=47816]Pinochestein 3D[/url][/b] (Doom II, 2015, 32) [sup][1: Ezepov: 1][/sup]" calcext:value-type="string">
            <text:p>[b]443. [url=https://forum.zdoom.org/viewtopic.php?f=19&amp;t=47816]Pinochestein 3D[/url][/b] (Doom II, 2015, 32) [sup][1: Ezepov: 1][/sup]</text:p>
          </table:table-cell>
          <table:table-cell table:number-columns-repeated="4"/>
        </table:table-row>
        <table:table-row table:style-name="ro5">
          <table:table-cell table:formula="of:=IF([Numbers.C470] &gt; 0; &quot;[b]&quot; &amp; [Numbers.B470] &amp; &quot;. &quot; &amp; &quot;[url=&quot; &amp; [Numbers.E470] &amp; &quot;]&quot; &amp; [Numbers.D470] &amp; &quot;[/url][/b] (&quot; &amp; [Numbers.G470] &amp; &quot;, &quot;  &amp; IF([Numbers.F470] &gt;= 2020; &quot;[b]&quot;; &quot;&quot;) &amp; [Numbers.F470] &amp; IF([Numbers.F470] &gt;= 2020; &quot;[/b]&quot;; &quot;&quot;)  &amp; &quot;, &quot; &amp; [Numbers.H470] &amp; &quot;) [sup][&quot; &amp; [Numbers.C470] &amp; &quot;: &quot; &amp; [Numbers.I470] &amp; &quot;][/sup]&quot;; &quot;&quot;)" office:value-type="string" office:string-value="[b]443. [url=https://doomwiki.org/wiki/Polygon_Base]Polygon Base[/url][/b] (Doom II, 1996, 1) [sup][1: roadworx: 1][/sup]" calcext:value-type="string">
            <text:p>[b]443. [url=https://doomwiki.org/wiki/Polygon_Base]Polygon Base[/url][/b] (Doom II, 1996, 1) [sup][1: roadworx: 1][/sup]</text:p>
          </table:table-cell>
          <table:table-cell table:number-columns-repeated="4"/>
        </table:table-row>
        <table:table-row table:style-name="ro5">
          <table:table-cell table:formula="of:=IF([Numbers.C471] &gt; 0; &quot;[b]&quot; &amp; [Numbers.B471] &amp; &quot;. &quot; &amp; &quot;[url=&quot; &amp; [Numbers.E471] &amp; &quot;]&quot; &amp; [Numbers.D471] &amp; &quot;[/url][/b] (&quot; &amp; [Numbers.G471] &amp; &quot;, &quot;  &amp; IF([Numbers.F471] &gt;= 2020; &quot;[b]&quot;; &quot;&quot;) &amp; [Numbers.F471] &amp; IF([Numbers.F471] &gt;= 2020; &quot;[/b]&quot;; &quot;&quot;)  &amp; &quot;, &quot; &amp; [Numbers.H471] &amp; &quot;) [sup][&quot; &amp; [Numbers.C471] &amp; &quot;: &quot; &amp; [Numbers.I471] &amp; &quot;][/sup]&quot;; &quot;&quot;)" office:value-type="string" office:string-value="[b]443. [url=https://doomwiki.org/wiki/Ray_Mohawk_2:_Ray_Wreaks_Havoc!]Ray Mohawk 2[/url][/b] (Doom II, [b]2021[/b], 22) [sup][1: tonytheparrot: 1][/sup]" calcext:value-type="string">
            <text:p>[b]443. [url=https://doomwiki.org/wiki/Ray_Mohawk_2:_Ray_Wreaks_Havoc!]Ray Mohawk 2[/url][/b] (Doom II, [b]2021[/b], 22) [sup][1: tonytheparrot: 1][/sup]</text:p>
          </table:table-cell>
          <table:table-cell table:number-columns-repeated="4"/>
        </table:table-row>
        <table:table-row table:style-name="ro5">
          <table:table-cell table:formula="of:=IF([Numbers.C472] &gt; 0; &quot;[b]&quot; &amp; [Numbers.B472] &amp; &quot;. &quot; &amp; &quot;[url=&quot; &amp; [Numbers.E472] &amp; &quot;]&quot; &amp; [Numbers.D472] &amp; &quot;[/url][/b] (&quot; &amp; [Numbers.G472] &amp; &quot;, &quot;  &amp; IF([Numbers.F472] &gt;= 2020; &quot;[b]&quot;; &quot;&quot;) &amp; [Numbers.F472] &amp; IF([Numbers.F472] &gt;= 2020; &quot;[/b]&quot;; &quot;&quot;)  &amp; &quot;, &quot; &amp; [Numbers.H472] &amp; &quot;) [sup][&quot; &amp; [Numbers.C472] &amp; &quot;: &quot; &amp; [Numbers.I472] &amp; &quot;][/sup]&quot;; &quot;&quot;)" office:value-type="string" office:string-value="[b]443. [url=http://thekinsie.com/reelism/]Reelism[/url][/b] (Doom II, 2011, 20) [sup][1: HUNdebLeonidasX: 1][/sup]" calcext:value-type="string">
            <text:p>[b]443. [url=http://thekinsie.com/reelism/]Reelism[/url][/b] (Doom II, 2011, 20) [sup][1: HUNdebLeonidasX: 1][/sup]</text:p>
          </table:table-cell>
          <table:table-cell table:number-columns-repeated="4"/>
        </table:table-row>
        <table:table-row table:style-name="ro5">
          <table:table-cell table:formula="of:=IF([Numbers.C473] &gt; 0; &quot;[b]&quot; &amp; [Numbers.B473] &amp; &quot;. &quot; &amp; &quot;[url=&quot; &amp; [Numbers.E473] &amp; &quot;]&quot; &amp; [Numbers.D473] &amp; &quot;[/url][/b] (&quot; &amp; [Numbers.G473] &amp; &quot;, &quot;  &amp; IF([Numbers.F473] &gt;= 2020; &quot;[b]&quot;; &quot;&quot;) &amp; [Numbers.F473] &amp; IF([Numbers.F473] &gt;= 2020; &quot;[/b]&quot;; &quot;&quot;)  &amp; &quot;, &quot; &amp; [Numbers.H473] &amp; &quot;) [sup][&quot; &amp; [Numbers.C473] &amp; &quot;: &quot; &amp; [Numbers.I473] &amp; &quot;][/sup]&quot;; &quot;&quot;)" office:value-type="string" office:string-value="[b]443. [url=https://www.doomworld.com/idgames/levels/doom2/Ports/s-u/spagheti]Spicy Evil Spaghetti[/url][/b] (Doom II, 2016, 1) [sup][1: everennui: 1][/sup]" calcext:value-type="string">
            <text:p>[b]443. [url=https://www.doomworld.com/idgames/levels/doom2/Ports/s-u/spagheti]Spicy Evil Spaghetti[/url][/b] (Doom II, 2016, 1) [sup][1: everennui: 1][/sup]</text:p>
          </table:table-cell>
          <table:table-cell table:number-columns-repeated="4"/>
        </table:table-row>
        <table:table-row table:style-name="ro5">
          <table:table-cell table:formula="of:=IF([Numbers.C474] &gt; 0; &quot;[b]&quot; &amp; [Numbers.B474] &amp; &quot;. &quot; &amp; &quot;[url=&quot; &amp; [Numbers.E474] &amp; &quot;]&quot; &amp; [Numbers.D474] &amp; &quot;[/url][/b] (&quot; &amp; [Numbers.G474] &amp; &quot;, &quot;  &amp; IF([Numbers.F474] &gt;= 2020; &quot;[b]&quot;; &quot;&quot;) &amp; [Numbers.F474] &amp; IF([Numbers.F474] &gt;= 2020; &quot;[/b]&quot;; &quot;&quot;)  &amp; &quot;, &quot; &amp; [Numbers.H474] &amp; &quot;) [sup][&quot; &amp; [Numbers.C474] &amp; &quot;: &quot; &amp; [Numbers.I474] &amp; &quot;][/sup]&quot;; &quot;&quot;)" office:value-type="string" office:string-value="[b]443. [url=https://doomwiki.org/wiki/SQUARES]SQUARES[/url][/b] (Doom, 1995, 1) [sup][1: STILES: 1][/sup]" calcext:value-type="string">
            <text:p>[b]443. [url=https://doomwiki.org/wiki/SQUARES]SQUARES[/url][/b] (Doom, 1995, 1) [sup][1: STILES: 1][/sup]</text:p>
          </table:table-cell>
          <table:table-cell table:number-columns-repeated="4"/>
        </table:table-row>
        <table:table-row table:style-name="ro5">
          <table:table-cell table:formula="of:=IF([Numbers.C475] &gt; 0; &quot;[b]&quot; &amp; [Numbers.B475] &amp; &quot;. &quot; &amp; &quot;[url=&quot; &amp; [Numbers.E475] &amp; &quot;]&quot; &amp; [Numbers.D475] &amp; &quot;[/url][/b] (&quot; &amp; [Numbers.G475] &amp; &quot;, &quot;  &amp; IF([Numbers.F475] &gt;= 2020; &quot;[b]&quot;; &quot;&quot;) &amp; [Numbers.F475] &amp; IF([Numbers.F475] &gt;= 2020; &quot;[/b]&quot;; &quot;&quot;)  &amp; &quot;, &quot; &amp; [Numbers.H475] &amp; &quot;) [sup][&quot; &amp; [Numbers.C475] &amp; &quot;: &quot; &amp; [Numbers.I475] &amp; &quot;][/sup]&quot;; &quot;&quot;)" office:value-type="string" office:string-value="[b]443. [url=https://www.doomworld.com/idgames/levels/doom2/megawads/darken]The Darkening Episode 1[/url][/b] (Doom II, 1998, 22) [sup][1: ASaltShaker: 1][/sup]" calcext:value-type="string">
            <text:p>[b]443. [url=https://www.doomworld.com/idgames/levels/doom2/megawads/darken]The Darkening Episode 1[/url][/b] (Doom II, 1998, 22) [sup][1: ASaltShaker: 1][/sup]</text:p>
          </table:table-cell>
          <table:table-cell table:number-columns-repeated="4"/>
        </table:table-row>
        <table:table-row table:style-name="ro5">
          <table:table-cell table:formula="of:=IF([Numbers.C476] &gt; 0; &quot;[b]&quot; &amp; [Numbers.B476] &amp; &quot;. &quot; &amp; &quot;[url=&quot; &amp; [Numbers.E476] &amp; &quot;]&quot; &amp; [Numbers.D476] &amp; &quot;[/url][/b] (&quot; &amp; [Numbers.G476] &amp; &quot;, &quot;  &amp; IF([Numbers.F476] &gt;= 2020; &quot;[b]&quot;; &quot;&quot;) &amp; [Numbers.F476] &amp; IF([Numbers.F476] &gt;= 2020; &quot;[/b]&quot;; &quot;&quot;)  &amp; &quot;, &quot; &amp; [Numbers.H476] &amp; &quot;) [sup][&quot; &amp; [Numbers.C476] &amp; &quot;: &quot; &amp; [Numbers.I476] &amp; &quot;][/sup]&quot;; &quot;&quot;)" office:value-type="string" office:string-value="[b]443. [url=https://www.doomworld.com/idgames/levels/doom2/s-u/tdevil2]The Devilz Work[/url][/b] (Doom II, 2014, 7) [sup][1: everennui: 1][/sup]" calcext:value-type="string">
            <text:p>[b]443. [url=https://www.doomworld.com/idgames/levels/doom2/s-u/tdevil2]The Devilz Work[/url][/b] (Doom II, 2014, 7) [sup][1: everennui: 1][/sup]</text:p>
          </table:table-cell>
          <table:table-cell table:number-columns-repeated="4"/>
        </table:table-row>
        <table:table-row table:style-name="ro5">
          <table:table-cell table:formula="of:=IF([Numbers.C477] &gt; 0; &quot;[b]&quot; &amp; [Numbers.B477] &amp; &quot;. &quot; &amp; &quot;[url=&quot; &amp; [Numbers.E477] &amp; &quot;]&quot; &amp; [Numbers.D477] &amp; &quot;[/url][/b] (&quot; &amp; [Numbers.G477] &amp; &quot;, &quot;  &amp; IF([Numbers.F477] &gt;= 2020; &quot;[b]&quot;; &quot;&quot;) &amp; [Numbers.F477] &amp; IF([Numbers.F477] &gt;= 2020; &quot;[/b]&quot;; &quot;&quot;)  &amp; &quot;, &quot; &amp; [Numbers.H477] &amp; &quot;) [sup][&quot; &amp; [Numbers.C477] &amp; &quot;: &quot; &amp; [Numbers.I477] &amp; &quot;][/sup]&quot;; &quot;&quot;)" office:value-type="string" office:string-value="[b]443. [url=https://doomwiki.org/wiki/The_Evil_Unleashed]The Evil Unleashed﻿[/url][/b] (Doom, 1994, 9) [sup][1: Ragu: 1][/sup]" calcext:value-type="string">
            <text:p>[b]443. [url=https://doomwiki.org/wiki/The_Evil_Unleashed]The Evil Unleashed﻿[/url][/b] (Doom, 1994, 9) [sup][1: Ragu: 1][/sup]</text:p>
          </table:table-cell>
          <table:table-cell table:number-columns-repeated="4"/>
        </table:table-row>
        <table:table-row table:style-name="ro5">
          <table:table-cell table:formula="of:=IF([Numbers.C478] &gt; 0; &quot;[b]&quot; &amp; [Numbers.B478] &amp; &quot;. &quot; &amp; &quot;[url=&quot; &amp; [Numbers.E478] &amp; &quot;]&quot; &amp; [Numbers.D478] &amp; &quot;[/url][/b] (&quot; &amp; [Numbers.G478] &amp; &quot;, &quot;  &amp; IF([Numbers.F478] &gt;= 2020; &quot;[b]&quot;; &quot;&quot;) &amp; [Numbers.F478] &amp; IF([Numbers.F478] &gt;= 2020; &quot;[/b]&quot;; &quot;&quot;)  &amp; &quot;, &quot; &amp; [Numbers.H478] &amp; &quot;) [sup][&quot; &amp; [Numbers.C478] &amp; &quot;: &quot; &amp; [Numbers.I478] &amp; &quot;][/sup]&quot;; &quot;&quot;)" office:value-type="string" office:string-value="[b]443. [url=https://www.doomworld.com/idgames/levels/doom2/megawads/rebirth]The Rebirth[/url][/b] (Doom II, 2003, 32) [sup][1: Malrionn: 1][/sup]" calcext:value-type="string">
            <text:p>[b]443. [url=https://www.doomworld.com/idgames/levels/doom2/megawads/rebirth]The Rebirth[/url][/b] (Doom II, 2003, 32) [sup][1: Malrionn: 1][/sup]</text:p>
          </table:table-cell>
          <table:table-cell table:number-columns-repeated="4"/>
        </table:table-row>
        <table:table-row table:style-name="ro5">
          <table:table-cell table:formula="of:=IF([Numbers.C479] &gt; 0; &quot;[b]&quot; &amp; [Numbers.B479] &amp; &quot;. &quot; &amp; &quot;[url=&quot; &amp; [Numbers.E479] &amp; &quot;]&quot; &amp; [Numbers.D479] &amp; &quot;[/url][/b] (&quot; &amp; [Numbers.G479] &amp; &quot;, &quot;  &amp; IF([Numbers.F479] &gt;= 2020; &quot;[b]&quot;; &quot;&quot;) &amp; [Numbers.F479] &amp; IF([Numbers.F479] &gt;= 2020; &quot;[/b]&quot;; &quot;&quot;)  &amp; &quot;, &quot; &amp; [Numbers.H479] &amp; &quot;) [sup][&quot; &amp; [Numbers.C479] &amp; &quot;: &quot; &amp; [Numbers.I479] &amp; &quot;][/sup]&quot;; &quot;&quot;)" office:value-type="string" office:string-value="[b]443. [url=https://www.doomworld.com/forum/topic/106310-the-slaughter-spectrum-rc1-release/]The Slaughter Spectrum[/url][/b] (Doom II, 2019, 5) [sup][1: nikitsune: 1][/sup]" calcext:value-type="string">
            <text:p>[b]443. [url=https://www.doomworld.com/forum/topic/106310-the-slaughter-spectrum-rc1-release/]The Slaughter Spectrum[/url][/b] (Doom II, 2019, 5) [sup][1: nikitsune: 1][/sup]</text:p>
          </table:table-cell>
          <table:table-cell table:number-columns-repeated="4"/>
        </table:table-row>
        <table:table-row table:style-name="ro5">
          <table:table-cell table:formula="of:=IF([Numbers.C480] &gt; 0; &quot;[b]&quot; &amp; [Numbers.B480] &amp; &quot;. &quot; &amp; &quot;[url=&quot; &amp; [Numbers.E480] &amp; &quot;]&quot; &amp; [Numbers.D480] &amp; &quot;[/url][/b] (&quot; &amp; [Numbers.G480] &amp; &quot;, &quot;  &amp; IF([Numbers.F480] &gt;= 2020; &quot;[b]&quot;; &quot;&quot;) &amp; [Numbers.F480] &amp; IF([Numbers.F480] &gt;= 2020; &quot;[/b]&quot;; &quot;&quot;)  &amp; &quot;, &quot; &amp; [Numbers.H480] &amp; &quot;) [sup][&quot; &amp; [Numbers.C480] &amp; &quot;: &quot; &amp; [Numbers.I480] &amp; &quot;][/sup]&quot;; &quot;&quot;)" office:value-type="string" office:string-value="[b]443. [url=https://www.doomworld.com/idgames/levels/doom2/s-u/ttp-rp]The Troopers' Playground[/url][/b] (Doom II, 1996, 12) [sup][1: T-Rex: 1][/sup]" calcext:value-type="string">
            <text:p>[b]443. [url=https://www.doomworld.com/idgames/levels/doom2/s-u/ttp-rp]The Troopers' Playground[/url][/b] (Doom II, 1996, 12) [sup][1: T-Rex: 1][/sup]</text:p>
          </table:table-cell>
          <table:table-cell table:number-columns-repeated="4"/>
        </table:table-row>
        <table:table-row table:style-name="ro5">
          <table:table-cell table:formula="of:=IF([Numbers.C481] &gt; 0; &quot;[b]&quot; &amp; [Numbers.B481] &amp; &quot;. &quot; &amp; &quot;[url=&quot; &amp; [Numbers.E481] &amp; &quot;]&quot; &amp; [Numbers.D481] &amp; &quot;[/url][/b] (&quot; &amp; [Numbers.G481] &amp; &quot;, &quot;  &amp; IF([Numbers.F481] &gt;= 2020; &quot;[b]&quot;; &quot;&quot;) &amp; [Numbers.F481] &amp; IF([Numbers.F481] &gt;= 2020; &quot;[/b]&quot;; &quot;&quot;)  &amp; &quot;, &quot; &amp; [Numbers.H481] &amp; &quot;) [sup][&quot; &amp; [Numbers.C481] &amp; &quot;: &quot; &amp; [Numbers.I481] &amp; &quot;][/sup]&quot;; &quot;&quot;)" office:value-type="string" office:string-value="[b]443. [url=https://www.doomworld.com/idgames/levels/doom2/megawads/twzone]The Twilight Zone[/url][/b] (Doom II, 1998, 32) [sup][1: T-Rex: 1][/sup]" calcext:value-type="string">
            <text:p>[b]443. [url=https://www.doomworld.com/idgames/levels/doom2/megawads/twzone]The Twilight Zone[/url][/b] (Doom II, 1998, 32) [sup][1: T-Rex: 1][/sup]</text:p>
          </table:table-cell>
          <table:table-cell table:number-columns-repeated="4"/>
        </table:table-row>
        <table:table-row table:style-name="ro5">
          <table:table-cell table:formula="of:=IF([Numbers.C482] &gt; 0; &quot;[b]&quot; &amp; [Numbers.B482] &amp; &quot;. &quot; &amp; &quot;[url=&quot; &amp; [Numbers.E482] &amp; &quot;]&quot; &amp; [Numbers.D482] &amp; &quot;[/url][/b] (&quot; &amp; [Numbers.G482] &amp; &quot;, &quot;  &amp; IF([Numbers.F482] &gt;= 2020; &quot;[b]&quot;; &quot;&quot;) &amp; [Numbers.F482] &amp; IF([Numbers.F482] &gt;= 2020; &quot;[/b]&quot;; &quot;&quot;)  &amp; &quot;, &quot; &amp; [Numbers.H482] &amp; &quot;) [sup][&quot; &amp; [Numbers.C482] &amp; &quot;: &quot; &amp; [Numbers.I482] &amp; &quot;][/sup]&quot;; &quot;&quot;)" office:value-type="string" office:string-value="[b]443. [url=https://www.doomworld.com/forum/topic/65009-zdoom-the-ultimate-icon-of-sin/]The Ultimate Icon of Sin[/url][/b] (Doom II, 2013, 1) [sup][1: Soundblock: 1][/sup]" calcext:value-type="string">
            <text:p>[b]443. [url=https://www.doomworld.com/forum/topic/65009-zdoom-the-ultimate-icon-of-sin/]The Ultimate Icon of Sin[/url][/b] (Doom II, 2013, 1) [sup][1: Soundblock: 1][/sup]</text:p>
          </table:table-cell>
          <table:table-cell table:number-columns-repeated="4"/>
        </table:table-row>
        <table:table-row table:style-name="ro5">
          <table:table-cell table:formula="of:=IF([Numbers.C483] &gt; 0; &quot;[b]&quot; &amp; [Numbers.B483] &amp; &quot;. &quot; &amp; &quot;[url=&quot; &amp; [Numbers.E483] &amp; &quot;]&quot; &amp; [Numbers.D483] &amp; &quot;[/url][/b] (&quot; &amp; [Numbers.G483] &amp; &quot;, &quot;  &amp; IF([Numbers.F483] &gt;= 2020; &quot;[b]&quot;; &quot;&quot;) &amp; [Numbers.F483] &amp; IF([Numbers.F483] &gt;= 2020; &quot;[/b]&quot;; &quot;&quot;)  &amp; &quot;, &quot; &amp; [Numbers.H483] &amp; &quot;) [sup][&quot; &amp; [Numbers.C483] &amp; &quot;: &quot; &amp; [Numbers.I483] &amp; &quot;][/sup]&quot;; &quot;&quot;)" office:value-type="string" office:string-value="[b]443. [url=https://www.doomworld.com/idgames/levels/doom/megawads/unalign]UnAligned[/url][/b] (Doom, 2016, 27) [sup][1: yakfak: 1][/sup]" calcext:value-type="string">
            <text:p>[b]443. [url=https://www.doomworld.com/idgames/levels/doom/megawads/unalign]UnAligned[/url][/b] (Doom, 2016, 27) [sup][1: yakfak: 1][/sup]</text:p>
          </table:table-cell>
          <table:table-cell table:number-columns-repeated="4"/>
        </table:table-row>
        <table:table-row table:style-name="ro5">
          <table:table-cell table:formula="of:=IF([Numbers.C484] &gt; 0; &quot;[b]&quot; &amp; [Numbers.B484] &amp; &quot;. &quot; &amp; &quot;[url=&quot; &amp; [Numbers.E484] &amp; &quot;]&quot; &amp; [Numbers.D484] &amp; &quot;[/url][/b] (&quot; &amp; [Numbers.G484] &amp; &quot;, &quot;  &amp; IF([Numbers.F484] &gt;= 2020; &quot;[b]&quot;; &quot;&quot;) &amp; [Numbers.F484] &amp; IF([Numbers.F484] &gt;= 2020; &quot;[/b]&quot;; &quot;&quot;)  &amp; &quot;, &quot; &amp; [Numbers.H484] &amp; &quot;) [sup][&quot; &amp; [Numbers.C484] &amp; &quot;: &quot; &amp; [Numbers.I484] &amp; &quot;][/sup]&quot;; &quot;&quot;)" office:value-type="string" office:string-value="[b]443. [url=https://www.doomworld.com/files/file/18387-vispire/]Vispire[/url][/b] (Doom II, 2016, 17) [sup][1: NoisyVelvet: 1][/sup]" calcext:value-type="string">
            <text:p>[b]443. [url=https://www.doomworld.com/files/file/18387-vispire/]Vispire[/url][/b] (Doom II, 2016, 17) [sup][1: NoisyVelvet: 1][/sup]</text:p>
          </table:table-cell>
          <table:table-cell table:number-columns-repeated="4"/>
        </table:table-row>
        <table:table-row table:style-name="ro5">
          <table:table-cell table:formula="of:=IF([Numbers.C485] &gt; 0; &quot;[b]&quot; &amp; [Numbers.B485] &amp; &quot;. &quot; &amp; &quot;[url=&quot; &amp; [Numbers.E485] &amp; &quot;]&quot; &amp; [Numbers.D485] &amp; &quot;[/url][/b] (&quot; &amp; [Numbers.G485] &amp; &quot;, &quot;  &amp; IF([Numbers.F485] &gt;= 2020; &quot;[b]&quot;; &quot;&quot;) &amp; [Numbers.F485] &amp; IF([Numbers.F485] &gt;= 2020; &quot;[/b]&quot;; &quot;&quot;)  &amp; &quot;, &quot; &amp; [Numbers.H485] &amp; &quot;) [sup][&quot; &amp; [Numbers.C485] &amp; &quot;: &quot; &amp; [Numbers.I485] &amp; &quot;][/sup]&quot;; &quot;&quot;)" office:value-type="string" office:string-value="[b]443. [url=https://doomwiki.org/wiki/Void]Void[/url][/b] (Doom II, 2003, 1) [sup][1: TJG1289: 1][/sup]" calcext:value-type="string">
            <text:p>[b]443. [url=https://doomwiki.org/wiki/Void]Void[/url][/b] (Doom II, 2003, 1) [sup][1: TJG1289: 1][/sup]</text:p>
          </table:table-cell>
          <table:table-cell table:number-columns-repeated="4"/>
        </table:table-row>
        <table:table-row table:style-name="ro5">
          <table:table-cell table:formula="of:=IF([Numbers.C486] &gt; 0; &quot;[b]&quot; &amp; [Numbers.B486] &amp; &quot;. &quot; &amp; &quot;[url=&quot; &amp; [Numbers.E486] &amp; &quot;]&quot; &amp; [Numbers.D486] &amp; &quot;[/url][/b] (&quot; &amp; [Numbers.G486] &amp; &quot;, &quot;  &amp; IF([Numbers.F486] &gt;= 2020; &quot;[b]&quot;; &quot;&quot;) &amp; [Numbers.F486] &amp; IF([Numbers.F486] &gt;= 2020; &quot;[/b]&quot;; &quot;&quot;)  &amp; &quot;, &quot; &amp; [Numbers.H486] &amp; &quot;) [sup][&quot; &amp; [Numbers.C486] &amp; &quot;: &quot; &amp; [Numbers.I486] &amp; &quot;][/sup]&quot;; &quot;&quot;)" office:value-type="string" office:string-value="[b]443. [url=https://www.doomworld.com/idgames/levels/doom2/Ports/v-z/whitemar]Whitemare[/url][/b] (Doom II, 2011, 19) [sup][1: Pierrot: 1][/sup]" calcext:value-type="string">
            <text:p>[b]443. [url=https://www.doomworld.com/idgames/levels/doom2/Ports/v-z/whitemar]Whitemare[/url][/b] (Doom II, 2011, 19) [sup][1: Pierrot: 1][/sup]</text:p>
          </table:table-cell>
          <table:table-cell table:number-columns-repeated="4"/>
        </table:table-row>
        <table:table-row table:style-name="ro5">
          <table:table-cell table:formula="of:=IF([Numbers.C487] &gt; 0; &quot;[b]&quot; &amp; [Numbers.B487] &amp; &quot;. &quot; &amp; &quot;[url=&quot; &amp; [Numbers.E487] &amp; &quot;]&quot; &amp; [Numbers.D487] &amp; &quot;[/url][/b] (&quot; &amp; [Numbers.G487] &amp; &quot;, &quot;  &amp; IF([Numbers.F487] &gt;= 2020; &quot;[b]&quot;; &quot;&quot;) &amp; [Numbers.F487] &amp; IF([Numbers.F487] &gt;= 2020; &quot;[/b]&quot;; &quot;&quot;)  &amp; &quot;, &quot; &amp; [Numbers.H487] &amp; &quot;) [sup][&quot; &amp; [Numbers.C487] &amp; &quot;: &quot; &amp; [Numbers.I4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8] &gt; 0; &quot;[b]&quot; &amp; [Numbers.B488] &amp; &quot;. &quot; &amp; &quot;[url=&quot; &amp; [Numbers.E488] &amp; &quot;]&quot; &amp; [Numbers.D488] &amp; &quot;[/url][/b] (&quot; &amp; [Numbers.G488] &amp; &quot;, &quot;  &amp; IF([Numbers.F488] &gt;= 2020; &quot;[b]&quot;; &quot;&quot;) &amp; [Numbers.F488] &amp; IF([Numbers.F488] &gt;= 2020; &quot;[/b]&quot;; &quot;&quot;)  &amp; &quot;, &quot; &amp; [Numbers.H488] &amp; &quot;) [sup][&quot; &amp; [Numbers.C488] &amp; &quot;: &quot; &amp; [Numbers.I4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9] &gt; 0; &quot;[b]&quot; &amp; [Numbers.B489] &amp; &quot;. &quot; &amp; &quot;[url=&quot; &amp; [Numbers.E489] &amp; &quot;]&quot; &amp; [Numbers.D489] &amp; &quot;[/url][/b] (&quot; &amp; [Numbers.G489] &amp; &quot;, &quot;  &amp; IF([Numbers.F489] &gt;= 2020; &quot;[b]&quot;; &quot;&quot;) &amp; [Numbers.F489] &amp; IF([Numbers.F489] &gt;= 2020; &quot;[/b]&quot;; &quot;&quot;)  &amp; &quot;, &quot; &amp; [Numbers.H489] &amp; &quot;) [sup][&quot; &amp; [Numbers.C489] &amp; &quot;: &quot; &amp; [Numbers.I4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0] &gt; 0; &quot;[b]&quot; &amp; [Numbers.B490] &amp; &quot;. &quot; &amp; &quot;[url=&quot; &amp; [Numbers.E490] &amp; &quot;]&quot; &amp; [Numbers.D490] &amp; &quot;[/url][/b] (&quot; &amp; [Numbers.G490] &amp; &quot;, &quot;  &amp; IF([Numbers.F490] &gt;= 2020; &quot;[b]&quot;; &quot;&quot;) &amp; [Numbers.F490] &amp; IF([Numbers.F490] &gt;= 2020; &quot;[/b]&quot;; &quot;&quot;)  &amp; &quot;, &quot; &amp; [Numbers.H490] &amp; &quot;) [sup][&quot; &amp; [Numbers.C490] &amp; &quot;: &quot; &amp; [Numbers.I4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1] &gt; 0; &quot;[b]&quot; &amp; [Numbers.B491] &amp; &quot;. &quot; &amp; &quot;[url=&quot; &amp; [Numbers.E491] &amp; &quot;]&quot; &amp; [Numbers.D491] &amp; &quot;[/url][/b] (&quot; &amp; [Numbers.G491] &amp; &quot;, &quot;  &amp; IF([Numbers.F491] &gt;= 2020; &quot;[b]&quot;; &quot;&quot;) &amp; [Numbers.F491] &amp; IF([Numbers.F491] &gt;= 2020; &quot;[/b]&quot;; &quot;&quot;)  &amp; &quot;, &quot; &amp; [Numbers.H491] &amp; &quot;) [sup][&quot; &amp; [Numbers.C491] &amp; &quot;: &quot; &amp; [Numbers.I4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2] &gt; 0; &quot;[b]&quot; &amp; [Numbers.B492] &amp; &quot;. &quot; &amp; &quot;[url=&quot; &amp; [Numbers.E492] &amp; &quot;]&quot; &amp; [Numbers.D492] &amp; &quot;[/url][/b] (&quot; &amp; [Numbers.G492] &amp; &quot;, &quot;  &amp; IF([Numbers.F492] &gt;= 2020; &quot;[b]&quot;; &quot;&quot;) &amp; [Numbers.F492] &amp; IF([Numbers.F492] &gt;= 2020; &quot;[/b]&quot;; &quot;&quot;)  &amp; &quot;, &quot; &amp; [Numbers.H492] &amp; &quot;) [sup][&quot; &amp; [Numbers.C492] &amp; &quot;: &quot; &amp; [Numbers.I4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3] &gt; 0; &quot;[b]&quot; &amp; [Numbers.B493] &amp; &quot;. &quot; &amp; &quot;[url=&quot; &amp; [Numbers.E493] &amp; &quot;]&quot; &amp; [Numbers.D493] &amp; &quot;[/url][/b] (&quot; &amp; [Numbers.G493] &amp; &quot;, &quot;  &amp; IF([Numbers.F493] &gt;= 2020; &quot;[b]&quot;; &quot;&quot;) &amp; [Numbers.F493] &amp; IF([Numbers.F493] &gt;= 2020; &quot;[/b]&quot;; &quot;&quot;)  &amp; &quot;, &quot; &amp; [Numbers.H493] &amp; &quot;) [sup][&quot; &amp; [Numbers.C493] &amp; &quot;: &quot; &amp; [Numbers.I4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4] &gt; 0; &quot;[b]&quot; &amp; [Numbers.B494] &amp; &quot;. &quot; &amp; &quot;[url=&quot; &amp; [Numbers.E494] &amp; &quot;]&quot; &amp; [Numbers.D494] &amp; &quot;[/url][/b] (&quot; &amp; [Numbers.G494] &amp; &quot;, &quot;  &amp; IF([Numbers.F494] &gt;= 2020; &quot;[b]&quot;; &quot;&quot;) &amp; [Numbers.F494] &amp; IF([Numbers.F494] &gt;= 2020; &quot;[/b]&quot;; &quot;&quot;)  &amp; &quot;, &quot; &amp; [Numbers.H494] &amp; &quot;) [sup][&quot; &amp; [Numbers.C494] &amp; &quot;: &quot; &amp; [Numbers.I4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5] &gt; 0; &quot;[b]&quot; &amp; [Numbers.B495] &amp; &quot;. &quot; &amp; &quot;[url=&quot; &amp; [Numbers.E495] &amp; &quot;]&quot; &amp; [Numbers.D495] &amp; &quot;[/url][/b] (&quot; &amp; [Numbers.G495] &amp; &quot;, &quot;  &amp; IF([Numbers.F495] &gt;= 2020; &quot;[b]&quot;; &quot;&quot;) &amp; [Numbers.F495] &amp; IF([Numbers.F495] &gt;= 2020; &quot;[/b]&quot;; &quot;&quot;)  &amp; &quot;, &quot; &amp; [Numbers.H495] &amp; &quot;) [sup][&quot; &amp; [Numbers.C495] &amp; &quot;: &quot; &amp; [Numbers.I4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6] &gt; 0; &quot;[b]&quot; &amp; [Numbers.B496] &amp; &quot;. &quot; &amp; &quot;[url=&quot; &amp; [Numbers.E496] &amp; &quot;]&quot; &amp; [Numbers.D496] &amp; &quot;[/url][/b] (&quot; &amp; [Numbers.G496] &amp; &quot;, &quot;  &amp; IF([Numbers.F496] &gt;= 2020; &quot;[b]&quot;; &quot;&quot;) &amp; [Numbers.F496] &amp; IF([Numbers.F496] &gt;= 2020; &quot;[/b]&quot;; &quot;&quot;)  &amp; &quot;, &quot; &amp; [Numbers.H496] &amp; &quot;) [sup][&quot; &amp; [Numbers.C496] &amp; &quot;: &quot; &amp; [Numbers.I4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7] &gt; 0; &quot;[b]&quot; &amp; [Numbers.B497] &amp; &quot;. &quot; &amp; &quot;[url=&quot; &amp; [Numbers.E497] &amp; &quot;]&quot; &amp; [Numbers.D497] &amp; &quot;[/url][/b] (&quot; &amp; [Numbers.G497] &amp; &quot;, &quot;  &amp; IF([Numbers.F497] &gt;= 2020; &quot;[b]&quot;; &quot;&quot;) &amp; [Numbers.F497] &amp; IF([Numbers.F497] &gt;= 2020; &quot;[/b]&quot;; &quot;&quot;)  &amp; &quot;, &quot; &amp; [Numbers.H497] &amp; &quot;) [sup][&quot; &amp; [Numbers.C497] &amp; &quot;: &quot; &amp; [Numbers.I4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8] &gt; 0; &quot;[b]&quot; &amp; [Numbers.B498] &amp; &quot;. &quot; &amp; &quot;[url=&quot; &amp; [Numbers.E498] &amp; &quot;]&quot; &amp; [Numbers.D498] &amp; &quot;[/url][/b] (&quot; &amp; [Numbers.G498] &amp; &quot;, &quot;  &amp; IF([Numbers.F498] &gt;= 2020; &quot;[b]&quot;; &quot;&quot;) &amp; [Numbers.F498] &amp; IF([Numbers.F498] &gt;= 2020; &quot;[/b]&quot;; &quot;&quot;)  &amp; &quot;, &quot; &amp; [Numbers.H498] &amp; &quot;) [sup][&quot; &amp; [Numbers.C498] &amp; &quot;: &quot; &amp; [Numbers.I4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9] &gt; 0; &quot;[b]&quot; &amp; [Numbers.B499] &amp; &quot;. &quot; &amp; &quot;[url=&quot; &amp; [Numbers.E499] &amp; &quot;]&quot; &amp; [Numbers.D499] &amp; &quot;[/url][/b] (&quot; &amp; [Numbers.G499] &amp; &quot;, &quot;  &amp; IF([Numbers.F499] &gt;= 2020; &quot;[b]&quot;; &quot;&quot;) &amp; [Numbers.F499] &amp; IF([Numbers.F499] &gt;= 2020; &quot;[/b]&quot;; &quot;&quot;)  &amp; &quot;, &quot; &amp; [Numbers.H499] &amp; &quot;) [sup][&quot; &amp; [Numbers.C499] &amp; &quot;: &quot; &amp; [Numbers.I4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0] &gt; 0; &quot;[b]&quot; &amp; [Numbers.B500] &amp; &quot;. &quot; &amp; &quot;[url=&quot; &amp; [Numbers.E500] &amp; &quot;]&quot; &amp; [Numbers.D500] &amp; &quot;[/url][/b] (&quot; &amp; [Numbers.G500] &amp; &quot;, &quot;  &amp; IF([Numbers.F500] &gt;= 2020; &quot;[b]&quot;; &quot;&quot;) &amp; [Numbers.F500] &amp; IF([Numbers.F500] &gt;= 2020; &quot;[/b]&quot;; &quot;&quot;)  &amp; &quot;, &quot; &amp; [Numbers.H500] &amp; &quot;) [sup][&quot; &amp; [Numbers.C500] &amp; &quot;: &quot; &amp; [Numbers.I5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1] &gt; 0; &quot;[b]&quot; &amp; [Numbers.B501] &amp; &quot;. &quot; &amp; &quot;[url=&quot; &amp; [Numbers.E501] &amp; &quot;]&quot; &amp; [Numbers.D501] &amp; &quot;[/url][/b] (&quot; &amp; [Numbers.G501] &amp; &quot;, &quot;  &amp; IF([Numbers.F501] &gt;= 2020; &quot;[b]&quot;; &quot;&quot;) &amp; [Numbers.F501] &amp; IF([Numbers.F501] &gt;= 2020; &quot;[/b]&quot;; &quot;&quot;)  &amp; &quot;, &quot; &amp; [Numbers.H501] &amp; &quot;) [sup][&quot; &amp; [Numbers.C501] &amp; &quot;: &quot; &amp; [Numbers.I5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2] &gt; 0; &quot;[b]&quot; &amp; [Numbers.B502] &amp; &quot;. &quot; &amp; &quot;[url=&quot; &amp; [Numbers.E502] &amp; &quot;]&quot; &amp; [Numbers.D502] &amp; &quot;[/url][/b] (&quot; &amp; [Numbers.G502] &amp; &quot;, &quot;  &amp; IF([Numbers.F502] &gt;= 2020; &quot;[b]&quot;; &quot;&quot;) &amp; [Numbers.F502] &amp; IF([Numbers.F502] &gt;= 2020; &quot;[/b]&quot;; &quot;&quot;)  &amp; &quot;, &quot; &amp; [Numbers.H502] &amp; &quot;) [sup][&quot; &amp; [Numbers.C502] &amp; &quot;: &quot; &amp; [Numbers.I5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3] &gt; 0; &quot;[b]&quot; &amp; [Numbers.B503] &amp; &quot;. &quot; &amp; &quot;[url=&quot; &amp; [Numbers.E503] &amp; &quot;]&quot; &amp; [Numbers.D503] &amp; &quot;[/url][/b] (&quot; &amp; [Numbers.G503] &amp; &quot;, &quot;  &amp; IF([Numbers.F503] &gt;= 2020; &quot;[b]&quot;; &quot;&quot;) &amp; [Numbers.F503] &amp; IF([Numbers.F503] &gt;= 2020; &quot;[/b]&quot;; &quot;&quot;)  &amp; &quot;, &quot; &amp; [Numbers.H503] &amp; &quot;) [sup][&quot; &amp; [Numbers.C503] &amp; &quot;: &quot; &amp; [Numbers.I5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4] &gt; 0; &quot;[b]&quot; &amp; [Numbers.B504] &amp; &quot;. &quot; &amp; &quot;[url=&quot; &amp; [Numbers.E504] &amp; &quot;]&quot; &amp; [Numbers.D504] &amp; &quot;[/url][/b] (&quot; &amp; [Numbers.G504] &amp; &quot;, &quot;  &amp; IF([Numbers.F504] &gt;= 2020; &quot;[b]&quot;; &quot;&quot;) &amp; [Numbers.F504] &amp; IF([Numbers.F504] &gt;= 2020; &quot;[/b]&quot;; &quot;&quot;)  &amp; &quot;, &quot; &amp; [Numbers.H504] &amp; &quot;) [sup][&quot; &amp; [Numbers.C504] &amp; &quot;: &quot; &amp; [Numbers.I50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5] &gt; 0; &quot;[b]&quot; &amp; [Numbers.B505] &amp; &quot;. &quot; &amp; &quot;[url=&quot; &amp; [Numbers.E505] &amp; &quot;]&quot; &amp; [Numbers.D505] &amp; &quot;[/url][/b] (&quot; &amp; [Numbers.G505] &amp; &quot;, &quot;  &amp; IF([Numbers.F505] &gt;= 2020; &quot;[b]&quot;; &quot;&quot;) &amp; [Numbers.F505] &amp; IF([Numbers.F505] &gt;= 2020; &quot;[/b]&quot;; &quot;&quot;)  &amp; &quot;, &quot; &amp; [Numbers.H505] &amp; &quot;) [sup][&quot; &amp; [Numbers.C505] &amp; &quot;: &quot; &amp; [Numbers.I50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6] &gt; 0; &quot;[b]&quot; &amp; [Numbers.B506] &amp; &quot;. &quot; &amp; &quot;[url=&quot; &amp; [Numbers.E506] &amp; &quot;]&quot; &amp; [Numbers.D506] &amp; &quot;[/url][/b] (&quot; &amp; [Numbers.G506] &amp; &quot;, &quot;  &amp; IF([Numbers.F506] &gt;= 2020; &quot;[b]&quot;; &quot;&quot;) &amp; [Numbers.F506] &amp; IF([Numbers.F506] &gt;= 2020; &quot;[/b]&quot;; &quot;&quot;)  &amp; &quot;, &quot; &amp; [Numbers.H506] &amp; &quot;) [sup][&quot; &amp; [Numbers.C506] &amp; &quot;: &quot; &amp; [Numbers.I50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7] &gt; 0; &quot;[b]&quot; &amp; [Numbers.B507] &amp; &quot;. &quot; &amp; &quot;[url=&quot; &amp; [Numbers.E507] &amp; &quot;]&quot; &amp; [Numbers.D507] &amp; &quot;[/url][/b] (&quot; &amp; [Numbers.G507] &amp; &quot;, &quot;  &amp; IF([Numbers.F507] &gt;= 2020; &quot;[b]&quot;; &quot;&quot;) &amp; [Numbers.F507] &amp; IF([Numbers.F507] &gt;= 2020; &quot;[/b]&quot;; &quot;&quot;)  &amp; &quot;, &quot; &amp; [Numbers.H507] &amp; &quot;) [sup][&quot; &amp; [Numbers.C507] &amp; &quot;: &quot; &amp; [Numbers.I50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8] &gt; 0; &quot;[b]&quot; &amp; [Numbers.B508] &amp; &quot;. &quot; &amp; &quot;[url=&quot; &amp; [Numbers.E508] &amp; &quot;]&quot; &amp; [Numbers.D508] &amp; &quot;[/url][/b] (&quot; &amp; [Numbers.G508] &amp; &quot;, &quot;  &amp; IF([Numbers.F508] &gt;= 2020; &quot;[b]&quot;; &quot;&quot;) &amp; [Numbers.F508] &amp; IF([Numbers.F508] &gt;= 2020; &quot;[/b]&quot;; &quot;&quot;)  &amp; &quot;, &quot; &amp; [Numbers.H508] &amp; &quot;) [sup][&quot; &amp; [Numbers.C508] &amp; &quot;: &quot; &amp; [Numbers.I50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9] &gt; 0; &quot;[b]&quot; &amp; [Numbers.B509] &amp; &quot;. &quot; &amp; &quot;[url=&quot; &amp; [Numbers.E509] &amp; &quot;]&quot; &amp; [Numbers.D509] &amp; &quot;[/url][/b] (&quot; &amp; [Numbers.G509] &amp; &quot;, &quot;  &amp; IF([Numbers.F509] &gt;= 2020; &quot;[b]&quot;; &quot;&quot;) &amp; [Numbers.F509] &amp; IF([Numbers.F509] &gt;= 2020; &quot;[/b]&quot;; &quot;&quot;)  &amp; &quot;, &quot; &amp; [Numbers.H509] &amp; &quot;) [sup][&quot; &amp; [Numbers.C509] &amp; &quot;: &quot; &amp; [Numbers.I50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0] &gt; 0; &quot;[b]&quot; &amp; [Numbers.B510] &amp; &quot;. &quot; &amp; &quot;[url=&quot; &amp; [Numbers.E510] &amp; &quot;]&quot; &amp; [Numbers.D510] &amp; &quot;[/url][/b] (&quot; &amp; [Numbers.G510] &amp; &quot;, &quot;  &amp; IF([Numbers.F510] &gt;= 2020; &quot;[b]&quot;; &quot;&quot;) &amp; [Numbers.F510] &amp; IF([Numbers.F510] &gt;= 2020; &quot;[/b]&quot;; &quot;&quot;)  &amp; &quot;, &quot; &amp; [Numbers.H510] &amp; &quot;) [sup][&quot; &amp; [Numbers.C510] &amp; &quot;: &quot; &amp; [Numbers.I51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1] &gt; 0; &quot;[b]&quot; &amp; [Numbers.B511] &amp; &quot;. &quot; &amp; &quot;[url=&quot; &amp; [Numbers.E511] &amp; &quot;]&quot; &amp; [Numbers.D511] &amp; &quot;[/url][/b] (&quot; &amp; [Numbers.G511] &amp; &quot;, &quot;  &amp; IF([Numbers.F511] &gt;= 2020; &quot;[b]&quot;; &quot;&quot;) &amp; [Numbers.F511] &amp; IF([Numbers.F511] &gt;= 2020; &quot;[/b]&quot;; &quot;&quot;)  &amp; &quot;, &quot; &amp; [Numbers.H511] &amp; &quot;) [sup][&quot; &amp; [Numbers.C511] &amp; &quot;: &quot; &amp; [Numbers.I51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2] &gt; 0; &quot;[b]&quot; &amp; [Numbers.B512] &amp; &quot;. &quot; &amp; &quot;[url=&quot; &amp; [Numbers.E512] &amp; &quot;]&quot; &amp; [Numbers.D512] &amp; &quot;[/url][/b] (&quot; &amp; [Numbers.G512] &amp; &quot;, &quot;  &amp; IF([Numbers.F512] &gt;= 2020; &quot;[b]&quot;; &quot;&quot;) &amp; [Numbers.F512] &amp; IF([Numbers.F512] &gt;= 2020; &quot;[/b]&quot;; &quot;&quot;)  &amp; &quot;, &quot; &amp; [Numbers.H512] &amp; &quot;) [sup][&quot; &amp; [Numbers.C512] &amp; &quot;: &quot; &amp; [Numbers.I51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3] &gt; 0; &quot;[b]&quot; &amp; [Numbers.B513] &amp; &quot;. &quot; &amp; &quot;[url=&quot; &amp; [Numbers.E513] &amp; &quot;]&quot; &amp; [Numbers.D513] &amp; &quot;[/url][/b] (&quot; &amp; [Numbers.G513] &amp; &quot;, &quot;  &amp; IF([Numbers.F513] &gt;= 2020; &quot;[b]&quot;; &quot;&quot;) &amp; [Numbers.F513] &amp; IF([Numbers.F513] &gt;= 2020; &quot;[/b]&quot;; &quot;&quot;)  &amp; &quot;, &quot; &amp; [Numbers.H513] &amp; &quot;) [sup][&quot; &amp; [Numbers.C513] &amp; &quot;: &quot; &amp; [Numbers.I51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4] &gt; 0; &quot;[b]&quot; &amp; [Numbers.B514] &amp; &quot;. &quot; &amp; &quot;[url=&quot; &amp; [Numbers.E514] &amp; &quot;]&quot; &amp; [Numbers.D514] &amp; &quot;[/url][/b] (&quot; &amp; [Numbers.G514] &amp; &quot;, &quot;  &amp; IF([Numbers.F514] &gt;= 2020; &quot;[b]&quot;; &quot;&quot;) &amp; [Numbers.F514] &amp; IF([Numbers.F514] &gt;= 2020; &quot;[/b]&quot;; &quot;&quot;)  &amp; &quot;, &quot; &amp; [Numbers.H514] &amp; &quot;) [sup][&quot; &amp; [Numbers.C514] &amp; &quot;: &quot; &amp; [Numbers.I51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5] &gt; 0; &quot;[b]&quot; &amp; [Numbers.B515] &amp; &quot;. &quot; &amp; &quot;[url=&quot; &amp; [Numbers.E515] &amp; &quot;]&quot; &amp; [Numbers.D515] &amp; &quot;[/url][/b] (&quot; &amp; [Numbers.G515] &amp; &quot;, &quot;  &amp; IF([Numbers.F515] &gt;= 2020; &quot;[b]&quot;; &quot;&quot;) &amp; [Numbers.F515] &amp; IF([Numbers.F515] &gt;= 2020; &quot;[/b]&quot;; &quot;&quot;)  &amp; &quot;, &quot; &amp; [Numbers.H515] &amp; &quot;) [sup][&quot; &amp; [Numbers.C515] &amp; &quot;: &quot; &amp; [Numbers.I51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6] &gt; 0; &quot;[b]&quot; &amp; [Numbers.B516] &amp; &quot;. &quot; &amp; &quot;[url=&quot; &amp; [Numbers.E516] &amp; &quot;]&quot; &amp; [Numbers.D516] &amp; &quot;[/url][/b] (&quot; &amp; [Numbers.G516] &amp; &quot;, &quot;  &amp; IF([Numbers.F516] &gt;= 2020; &quot;[b]&quot;; &quot;&quot;) &amp; [Numbers.F516] &amp; IF([Numbers.F516] &gt;= 2020; &quot;[/b]&quot;; &quot;&quot;)  &amp; &quot;, &quot; &amp; [Numbers.H516] &amp; &quot;) [sup][&quot; &amp; [Numbers.C516] &amp; &quot;: &quot; &amp; [Numbers.I51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7] &gt; 0; &quot;[b]&quot; &amp; [Numbers.B517] &amp; &quot;. &quot; &amp; &quot;[url=&quot; &amp; [Numbers.E517] &amp; &quot;]&quot; &amp; [Numbers.D517] &amp; &quot;[/url][/b] (&quot; &amp; [Numbers.G517] &amp; &quot;, &quot;  &amp; IF([Numbers.F517] &gt;= 2020; &quot;[b]&quot;; &quot;&quot;) &amp; [Numbers.F517] &amp; IF([Numbers.F517] &gt;= 2020; &quot;[/b]&quot;; &quot;&quot;)  &amp; &quot;, &quot; &amp; [Numbers.H517] &amp; &quot;) [sup][&quot; &amp; [Numbers.C517] &amp; &quot;: &quot; &amp; [Numbers.I51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8] &gt; 0; &quot;[b]&quot; &amp; [Numbers.B518] &amp; &quot;. &quot; &amp; &quot;[url=&quot; &amp; [Numbers.E518] &amp; &quot;]&quot; &amp; [Numbers.D518] &amp; &quot;[/url][/b] (&quot; &amp; [Numbers.G518] &amp; &quot;, &quot;  &amp; IF([Numbers.F518] &gt;= 2020; &quot;[b]&quot;; &quot;&quot;) &amp; [Numbers.F518] &amp; IF([Numbers.F518] &gt;= 2020; &quot;[/b]&quot;; &quot;&quot;)  &amp; &quot;, &quot; &amp; [Numbers.H518] &amp; &quot;) [sup][&quot; &amp; [Numbers.C518] &amp; &quot;: &quot; &amp; [Numbers.I51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19] &gt; 0; &quot;[b]&quot; &amp; [Numbers.B519] &amp; &quot;. &quot; &amp; &quot;[url=&quot; &amp; [Numbers.E519] &amp; &quot;]&quot; &amp; [Numbers.D519] &amp; &quot;[/url][/b] (&quot; &amp; [Numbers.G519] &amp; &quot;, &quot;  &amp; IF([Numbers.F519] &gt;= 2020; &quot;[b]&quot;; &quot;&quot;) &amp; [Numbers.F519] &amp; IF([Numbers.F519] &gt;= 2020; &quot;[/b]&quot;; &quot;&quot;)  &amp; &quot;, &quot; &amp; [Numbers.H519] &amp; &quot;) [sup][&quot; &amp; [Numbers.C519] &amp; &quot;: &quot; &amp; [Numbers.I51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0] &gt; 0; &quot;[b]&quot; &amp; [Numbers.B520] &amp; &quot;. &quot; &amp; &quot;[url=&quot; &amp; [Numbers.E520] &amp; &quot;]&quot; &amp; [Numbers.D520] &amp; &quot;[/url][/b] (&quot; &amp; [Numbers.G520] &amp; &quot;, &quot;  &amp; IF([Numbers.F520] &gt;= 2020; &quot;[b]&quot;; &quot;&quot;) &amp; [Numbers.F520] &amp; IF([Numbers.F520] &gt;= 2020; &quot;[/b]&quot;; &quot;&quot;)  &amp; &quot;, &quot; &amp; [Numbers.H520] &amp; &quot;) [sup][&quot; &amp; [Numbers.C520] &amp; &quot;: &quot; &amp; [Numbers.I52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1] &gt; 0; &quot;[b]&quot; &amp; [Numbers.B521] &amp; &quot;. &quot; &amp; &quot;[url=&quot; &amp; [Numbers.E521] &amp; &quot;]&quot; &amp; [Numbers.D521] &amp; &quot;[/url][/b] (&quot; &amp; [Numbers.G521] &amp; &quot;, &quot;  &amp; IF([Numbers.F521] &gt;= 2020; &quot;[b]&quot;; &quot;&quot;) &amp; [Numbers.F521] &amp; IF([Numbers.F521] &gt;= 2020; &quot;[/b]&quot;; &quot;&quot;)  &amp; &quot;, &quot; &amp; [Numbers.H521] &amp; &quot;) [sup][&quot; &amp; [Numbers.C521] &amp; &quot;: &quot; &amp; [Numbers.I52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2] &gt; 0; &quot;[b]&quot; &amp; [Numbers.B522] &amp; &quot;. &quot; &amp; &quot;[url=&quot; &amp; [Numbers.E522] &amp; &quot;]&quot; &amp; [Numbers.D522] &amp; &quot;[/url][/b] (&quot; &amp; [Numbers.G522] &amp; &quot;, &quot;  &amp; IF([Numbers.F522] &gt;= 2020; &quot;[b]&quot;; &quot;&quot;) &amp; [Numbers.F522] &amp; IF([Numbers.F522] &gt;= 2020; &quot;[/b]&quot;; &quot;&quot;)  &amp; &quot;, &quot; &amp; [Numbers.H522] &amp; &quot;) [sup][&quot; &amp; [Numbers.C522] &amp; &quot;: &quot; &amp; [Numbers.I52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3] &gt; 0; &quot;[b]&quot; &amp; [Numbers.B523] &amp; &quot;. &quot; &amp; &quot;[url=&quot; &amp; [Numbers.E523] &amp; &quot;]&quot; &amp; [Numbers.D523] &amp; &quot;[/url][/b] (&quot; &amp; [Numbers.G523] &amp; &quot;, &quot;  &amp; IF([Numbers.F523] &gt;= 2020; &quot;[b]&quot;; &quot;&quot;) &amp; [Numbers.F523] &amp; IF([Numbers.F523] &gt;= 2020; &quot;[/b]&quot;; &quot;&quot;)  &amp; &quot;, &quot; &amp; [Numbers.H523] &amp; &quot;) [sup][&quot; &amp; [Numbers.C523] &amp; &quot;: &quot; &amp; [Numbers.I52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4] &gt; 0; &quot;[b]&quot; &amp; [Numbers.B524] &amp; &quot;. &quot; &amp; &quot;[url=&quot; &amp; [Numbers.E524] &amp; &quot;]&quot; &amp; [Numbers.D524] &amp; &quot;[/url][/b] (&quot; &amp; [Numbers.G524] &amp; &quot;, &quot;  &amp; IF([Numbers.F524] &gt;= 2020; &quot;[b]&quot;; &quot;&quot;) &amp; [Numbers.F524] &amp; IF([Numbers.F524] &gt;= 2020; &quot;[/b]&quot;; &quot;&quot;)  &amp; &quot;, &quot; &amp; [Numbers.H524] &amp; &quot;) [sup][&quot; &amp; [Numbers.C524] &amp; &quot;: &quot; &amp; [Numbers.I52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5] &gt; 0; &quot;[b]&quot; &amp; [Numbers.B525] &amp; &quot;. &quot; &amp; &quot;[url=&quot; &amp; [Numbers.E525] &amp; &quot;]&quot; &amp; [Numbers.D525] &amp; &quot;[/url][/b] (&quot; &amp; [Numbers.G525] &amp; &quot;, &quot;  &amp; IF([Numbers.F525] &gt;= 2020; &quot;[b]&quot;; &quot;&quot;) &amp; [Numbers.F525] &amp; IF([Numbers.F525] &gt;= 2020; &quot;[/b]&quot;; &quot;&quot;)  &amp; &quot;, &quot; &amp; [Numbers.H525] &amp; &quot;) [sup][&quot; &amp; [Numbers.C525] &amp; &quot;: &quot; &amp; [Numbers.I52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6] &gt; 0; &quot;[b]&quot; &amp; [Numbers.B526] &amp; &quot;. &quot; &amp; &quot;[url=&quot; &amp; [Numbers.E526] &amp; &quot;]&quot; &amp; [Numbers.D526] &amp; &quot;[/url][/b] (&quot; &amp; [Numbers.G526] &amp; &quot;, &quot;  &amp; IF([Numbers.F526] &gt;= 2020; &quot;[b]&quot;; &quot;&quot;) &amp; [Numbers.F526] &amp; IF([Numbers.F526] &gt;= 2020; &quot;[/b]&quot;; &quot;&quot;)  &amp; &quot;, &quot; &amp; [Numbers.H526] &amp; &quot;) [sup][&quot; &amp; [Numbers.C526] &amp; &quot;: &quot; &amp; [Numbers.I52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7] &gt; 0; &quot;[b]&quot; &amp; [Numbers.B527] &amp; &quot;. &quot; &amp; &quot;[url=&quot; &amp; [Numbers.E527] &amp; &quot;]&quot; &amp; [Numbers.D527] &amp; &quot;[/url][/b] (&quot; &amp; [Numbers.G527] &amp; &quot;, &quot;  &amp; IF([Numbers.F527] &gt;= 2020; &quot;[b]&quot;; &quot;&quot;) &amp; [Numbers.F527] &amp; IF([Numbers.F527] &gt;= 2020; &quot;[/b]&quot;; &quot;&quot;)  &amp; &quot;, &quot; &amp; [Numbers.H527] &amp; &quot;) [sup][&quot; &amp; [Numbers.C527] &amp; &quot;: &quot; &amp; [Numbers.I52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8] &gt; 0; &quot;[b]&quot; &amp; [Numbers.B528] &amp; &quot;. &quot; &amp; &quot;[url=&quot; &amp; [Numbers.E528] &amp; &quot;]&quot; &amp; [Numbers.D528] &amp; &quot;[/url][/b] (&quot; &amp; [Numbers.G528] &amp; &quot;, &quot;  &amp; IF([Numbers.F528] &gt;= 2020; &quot;[b]&quot;; &quot;&quot;) &amp; [Numbers.F528] &amp; IF([Numbers.F528] &gt;= 2020; &quot;[/b]&quot;; &quot;&quot;)  &amp; &quot;, &quot; &amp; [Numbers.H528] &amp; &quot;) [sup][&quot; &amp; [Numbers.C528] &amp; &quot;: &quot; &amp; [Numbers.I52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29] &gt; 0; &quot;[b]&quot; &amp; [Numbers.B529] &amp; &quot;. &quot; &amp; &quot;[url=&quot; &amp; [Numbers.E529] &amp; &quot;]&quot; &amp; [Numbers.D529] &amp; &quot;[/url][/b] (&quot; &amp; [Numbers.G529] &amp; &quot;, &quot;  &amp; IF([Numbers.F529] &gt;= 2020; &quot;[b]&quot;; &quot;&quot;) &amp; [Numbers.F529] &amp; IF([Numbers.F529] &gt;= 2020; &quot;[/b]&quot;; &quot;&quot;)  &amp; &quot;, &quot; &amp; [Numbers.H529] &amp; &quot;) [sup][&quot; &amp; [Numbers.C529] &amp; &quot;: &quot; &amp; [Numbers.I52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0] &gt; 0; &quot;[b]&quot; &amp; [Numbers.B530] &amp; &quot;. &quot; &amp; &quot;[url=&quot; &amp; [Numbers.E530] &amp; &quot;]&quot; &amp; [Numbers.D530] &amp; &quot;[/url][/b] (&quot; &amp; [Numbers.G530] &amp; &quot;, &quot;  &amp; IF([Numbers.F530] &gt;= 2020; &quot;[b]&quot;; &quot;&quot;) &amp; [Numbers.F530] &amp; IF([Numbers.F530] &gt;= 2020; &quot;[/b]&quot;; &quot;&quot;)  &amp; &quot;, &quot; &amp; [Numbers.H530] &amp; &quot;) [sup][&quot; &amp; [Numbers.C530] &amp; &quot;: &quot; &amp; [Numbers.I53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1] &gt; 0; &quot;[b]&quot; &amp; [Numbers.B531] &amp; &quot;. &quot; &amp; &quot;[url=&quot; &amp; [Numbers.E531] &amp; &quot;]&quot; &amp; [Numbers.D531] &amp; &quot;[/url][/b] (&quot; &amp; [Numbers.G531] &amp; &quot;, &quot;  &amp; IF([Numbers.F531] &gt;= 2020; &quot;[b]&quot;; &quot;&quot;) &amp; [Numbers.F531] &amp; IF([Numbers.F531] &gt;= 2020; &quot;[/b]&quot;; &quot;&quot;)  &amp; &quot;, &quot; &amp; [Numbers.H531] &amp; &quot;) [sup][&quot; &amp; [Numbers.C531] &amp; &quot;: &quot; &amp; [Numbers.I53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2] &gt; 0; &quot;[b]&quot; &amp; [Numbers.B532] &amp; &quot;. &quot; &amp; &quot;[url=&quot; &amp; [Numbers.E532] &amp; &quot;]&quot; &amp; [Numbers.D532] &amp; &quot;[/url][/b] (&quot; &amp; [Numbers.G532] &amp; &quot;, &quot;  &amp; IF([Numbers.F532] &gt;= 2020; &quot;[b]&quot;; &quot;&quot;) &amp; [Numbers.F532] &amp; IF([Numbers.F532] &gt;= 2020; &quot;[/b]&quot;; &quot;&quot;)  &amp; &quot;, &quot; &amp; [Numbers.H532] &amp; &quot;) [sup][&quot; &amp; [Numbers.C532] &amp; &quot;: &quot; &amp; [Numbers.I53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3] &gt; 0; &quot;[b]&quot; &amp; [Numbers.B533] &amp; &quot;. &quot; &amp; &quot;[url=&quot; &amp; [Numbers.E533] &amp; &quot;]&quot; &amp; [Numbers.D533] &amp; &quot;[/url][/b] (&quot; &amp; [Numbers.G533] &amp; &quot;, &quot;  &amp; IF([Numbers.F533] &gt;= 2020; &quot;[b]&quot;; &quot;&quot;) &amp; [Numbers.F533] &amp; IF([Numbers.F533] &gt;= 2020; &quot;[/b]&quot;; &quot;&quot;)  &amp; &quot;, &quot; &amp; [Numbers.H533] &amp; &quot;) [sup][&quot; &amp; [Numbers.C533] &amp; &quot;: &quot; &amp; [Numbers.I53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4] &gt; 0; &quot;[b]&quot; &amp; [Numbers.B534] &amp; &quot;. &quot; &amp; &quot;[url=&quot; &amp; [Numbers.E534] &amp; &quot;]&quot; &amp; [Numbers.D534] &amp; &quot;[/url][/b] (&quot; &amp; [Numbers.G534] &amp; &quot;, &quot;  &amp; IF([Numbers.F534] &gt;= 2020; &quot;[b]&quot;; &quot;&quot;) &amp; [Numbers.F534] &amp; IF([Numbers.F534] &gt;= 2020; &quot;[/b]&quot;; &quot;&quot;)  &amp; &quot;, &quot; &amp; [Numbers.H534] &amp; &quot;) [sup][&quot; &amp; [Numbers.C534] &amp; &quot;: &quot; &amp; [Numbers.I53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5] &gt; 0; &quot;[b]&quot; &amp; [Numbers.B535] &amp; &quot;. &quot; &amp; &quot;[url=&quot; &amp; [Numbers.E535] &amp; &quot;]&quot; &amp; [Numbers.D535] &amp; &quot;[/url][/b] (&quot; &amp; [Numbers.G535] &amp; &quot;, &quot;  &amp; IF([Numbers.F535] &gt;= 2020; &quot;[b]&quot;; &quot;&quot;) &amp; [Numbers.F535] &amp; IF([Numbers.F535] &gt;= 2020; &quot;[/b]&quot;; &quot;&quot;)  &amp; &quot;, &quot; &amp; [Numbers.H535] &amp; &quot;) [sup][&quot; &amp; [Numbers.C535] &amp; &quot;: &quot; &amp; [Numbers.I53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6] &gt; 0; &quot;[b]&quot; &amp; [Numbers.B536] &amp; &quot;. &quot; &amp; &quot;[url=&quot; &amp; [Numbers.E536] &amp; &quot;]&quot; &amp; [Numbers.D536] &amp; &quot;[/url][/b] (&quot; &amp; [Numbers.G536] &amp; &quot;, &quot;  &amp; IF([Numbers.F536] &gt;= 2020; &quot;[b]&quot;; &quot;&quot;) &amp; [Numbers.F536] &amp; IF([Numbers.F536] &gt;= 2020; &quot;[/b]&quot;; &quot;&quot;)  &amp; &quot;, &quot; &amp; [Numbers.H536] &amp; &quot;) [sup][&quot; &amp; [Numbers.C536] &amp; &quot;: &quot; &amp; [Numbers.I53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7] &gt; 0; &quot;[b]&quot; &amp; [Numbers.B537] &amp; &quot;. &quot; &amp; &quot;[url=&quot; &amp; [Numbers.E537] &amp; &quot;]&quot; &amp; [Numbers.D537] &amp; &quot;[/url][/b] (&quot; &amp; [Numbers.G537] &amp; &quot;, &quot;  &amp; IF([Numbers.F537] &gt;= 2020; &quot;[b]&quot;; &quot;&quot;) &amp; [Numbers.F537] &amp; IF([Numbers.F537] &gt;= 2020; &quot;[/b]&quot;; &quot;&quot;)  &amp; &quot;, &quot; &amp; [Numbers.H537] &amp; &quot;) [sup][&quot; &amp; [Numbers.C537] &amp; &quot;: &quot; &amp; [Numbers.I53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8] &gt; 0; &quot;[b]&quot; &amp; [Numbers.B538] &amp; &quot;. &quot; &amp; &quot;[url=&quot; &amp; [Numbers.E538] &amp; &quot;]&quot; &amp; [Numbers.D538] &amp; &quot;[/url][/b] (&quot; &amp; [Numbers.G538] &amp; &quot;, &quot;  &amp; IF([Numbers.F538] &gt;= 2020; &quot;[b]&quot;; &quot;&quot;) &amp; [Numbers.F538] &amp; IF([Numbers.F538] &gt;= 2020; &quot;[/b]&quot;; &quot;&quot;)  &amp; &quot;, &quot; &amp; [Numbers.H538] &amp; &quot;) [sup][&quot; &amp; [Numbers.C538] &amp; &quot;: &quot; &amp; [Numbers.I53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39] &gt; 0; &quot;[b]&quot; &amp; [Numbers.B539] &amp; &quot;. &quot; &amp; &quot;[url=&quot; &amp; [Numbers.E539] &amp; &quot;]&quot; &amp; [Numbers.D539] &amp; &quot;[/url][/b] (&quot; &amp; [Numbers.G539] &amp; &quot;, &quot;  &amp; IF([Numbers.F539] &gt;= 2020; &quot;[b]&quot;; &quot;&quot;) &amp; [Numbers.F539] &amp; IF([Numbers.F539] &gt;= 2020; &quot;[/b]&quot;; &quot;&quot;)  &amp; &quot;, &quot; &amp; [Numbers.H539] &amp; &quot;) [sup][&quot; &amp; [Numbers.C539] &amp; &quot;: &quot; &amp; [Numbers.I53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0] &gt; 0; &quot;[b]&quot; &amp; [Numbers.B540] &amp; &quot;. &quot; &amp; &quot;[url=&quot; &amp; [Numbers.E540] &amp; &quot;]&quot; &amp; [Numbers.D540] &amp; &quot;[/url][/b] (&quot; &amp; [Numbers.G540] &amp; &quot;, &quot;  &amp; IF([Numbers.F540] &gt;= 2020; &quot;[b]&quot;; &quot;&quot;) &amp; [Numbers.F540] &amp; IF([Numbers.F540] &gt;= 2020; &quot;[/b]&quot;; &quot;&quot;)  &amp; &quot;, &quot; &amp; [Numbers.H540] &amp; &quot;) [sup][&quot; &amp; [Numbers.C540] &amp; &quot;: &quot; &amp; [Numbers.I54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1] &gt; 0; &quot;[b]&quot; &amp; [Numbers.B541] &amp; &quot;. &quot; &amp; &quot;[url=&quot; &amp; [Numbers.E541] &amp; &quot;]&quot; &amp; [Numbers.D541] &amp; &quot;[/url][/b] (&quot; &amp; [Numbers.G541] &amp; &quot;, &quot;  &amp; IF([Numbers.F541] &gt;= 2020; &quot;[b]&quot;; &quot;&quot;) &amp; [Numbers.F541] &amp; IF([Numbers.F541] &gt;= 2020; &quot;[/b]&quot;; &quot;&quot;)  &amp; &quot;, &quot; &amp; [Numbers.H541] &amp; &quot;) [sup][&quot; &amp; [Numbers.C541] &amp; &quot;: &quot; &amp; [Numbers.I54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2] &gt; 0; &quot;[b]&quot; &amp; [Numbers.B542] &amp; &quot;. &quot; &amp; &quot;[url=&quot; &amp; [Numbers.E542] &amp; &quot;]&quot; &amp; [Numbers.D542] &amp; &quot;[/url][/b] (&quot; &amp; [Numbers.G542] &amp; &quot;, &quot;  &amp; IF([Numbers.F542] &gt;= 2020; &quot;[b]&quot;; &quot;&quot;) &amp; [Numbers.F542] &amp; IF([Numbers.F542] &gt;= 2020; &quot;[/b]&quot;; &quot;&quot;)  &amp; &quot;, &quot; &amp; [Numbers.H542] &amp; &quot;) [sup][&quot; &amp; [Numbers.C542] &amp; &quot;: &quot; &amp; [Numbers.I54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3] &gt; 0; &quot;[b]&quot; &amp; [Numbers.B543] &amp; &quot;. &quot; &amp; &quot;[url=&quot; &amp; [Numbers.E543] &amp; &quot;]&quot; &amp; [Numbers.D543] &amp; &quot;[/url][/b] (&quot; &amp; [Numbers.G543] &amp; &quot;, &quot;  &amp; IF([Numbers.F543] &gt;= 2020; &quot;[b]&quot;; &quot;&quot;) &amp; [Numbers.F543] &amp; IF([Numbers.F543] &gt;= 2020; &quot;[/b]&quot;; &quot;&quot;)  &amp; &quot;, &quot; &amp; [Numbers.H543] &amp; &quot;) [sup][&quot; &amp; [Numbers.C543] &amp; &quot;: &quot; &amp; [Numbers.I54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4] &gt; 0; &quot;[b]&quot; &amp; [Numbers.B544] &amp; &quot;. &quot; &amp; &quot;[url=&quot; &amp; [Numbers.E544] &amp; &quot;]&quot; &amp; [Numbers.D544] &amp; &quot;[/url][/b] (&quot; &amp; [Numbers.G544] &amp; &quot;, &quot;  &amp; IF([Numbers.F544] &gt;= 2020; &quot;[b]&quot;; &quot;&quot;) &amp; [Numbers.F544] &amp; IF([Numbers.F544] &gt;= 2020; &quot;[/b]&quot;; &quot;&quot;)  &amp; &quot;, &quot; &amp; [Numbers.H544] &amp; &quot;) [sup][&quot; &amp; [Numbers.C544] &amp; &quot;: &quot; &amp; [Numbers.I54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5] &gt; 0; &quot;[b]&quot; &amp; [Numbers.B545] &amp; &quot;. &quot; &amp; &quot;[url=&quot; &amp; [Numbers.E545] &amp; &quot;]&quot; &amp; [Numbers.D545] &amp; &quot;[/url][/b] (&quot; &amp; [Numbers.G545] &amp; &quot;, &quot;  &amp; IF([Numbers.F545] &gt;= 2020; &quot;[b]&quot;; &quot;&quot;) &amp; [Numbers.F545] &amp; IF([Numbers.F545] &gt;= 2020; &quot;[/b]&quot;; &quot;&quot;)  &amp; &quot;, &quot; &amp; [Numbers.H545] &amp; &quot;) [sup][&quot; &amp; [Numbers.C545] &amp; &quot;: &quot; &amp; [Numbers.I54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6] &gt; 0; &quot;[b]&quot; &amp; [Numbers.B546] &amp; &quot;. &quot; &amp; &quot;[url=&quot; &amp; [Numbers.E546] &amp; &quot;]&quot; &amp; [Numbers.D546] &amp; &quot;[/url][/b] (&quot; &amp; [Numbers.G546] &amp; &quot;, &quot;  &amp; IF([Numbers.F546] &gt;= 2020; &quot;[b]&quot;; &quot;&quot;) &amp; [Numbers.F546] &amp; IF([Numbers.F546] &gt;= 2020; &quot;[/b]&quot;; &quot;&quot;)  &amp; &quot;, &quot; &amp; [Numbers.H546] &amp; &quot;) [sup][&quot; &amp; [Numbers.C546] &amp; &quot;: &quot; &amp; [Numbers.I54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7] &gt; 0; &quot;[b]&quot; &amp; [Numbers.B547] &amp; &quot;. &quot; &amp; &quot;[url=&quot; &amp; [Numbers.E547] &amp; &quot;]&quot; &amp; [Numbers.D547] &amp; &quot;[/url][/b] (&quot; &amp; [Numbers.G547] &amp; &quot;, &quot;  &amp; IF([Numbers.F547] &gt;= 2020; &quot;[b]&quot;; &quot;&quot;) &amp; [Numbers.F547] &amp; IF([Numbers.F547] &gt;= 2020; &quot;[/b]&quot;; &quot;&quot;)  &amp; &quot;, &quot; &amp; [Numbers.H547] &amp; &quot;) [sup][&quot; &amp; [Numbers.C547] &amp; &quot;: &quot; &amp; [Numbers.I54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8] &gt; 0; &quot;[b]&quot; &amp; [Numbers.B548] &amp; &quot;. &quot; &amp; &quot;[url=&quot; &amp; [Numbers.E548] &amp; &quot;]&quot; &amp; [Numbers.D548] &amp; &quot;[/url][/b] (&quot; &amp; [Numbers.G548] &amp; &quot;, &quot;  &amp; IF([Numbers.F548] &gt;= 2020; &quot;[b]&quot;; &quot;&quot;) &amp; [Numbers.F548] &amp; IF([Numbers.F548] &gt;= 2020; &quot;[/b]&quot;; &quot;&quot;)  &amp; &quot;, &quot; &amp; [Numbers.H548] &amp; &quot;) [sup][&quot; &amp; [Numbers.C548] &amp; &quot;: &quot; &amp; [Numbers.I54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49] &gt; 0; &quot;[b]&quot; &amp; [Numbers.B549] &amp; &quot;. &quot; &amp; &quot;[url=&quot; &amp; [Numbers.E549] &amp; &quot;]&quot; &amp; [Numbers.D549] &amp; &quot;[/url][/b] (&quot; &amp; [Numbers.G549] &amp; &quot;, &quot;  &amp; IF([Numbers.F549] &gt;= 2020; &quot;[b]&quot;; &quot;&quot;) &amp; [Numbers.F549] &amp; IF([Numbers.F549] &gt;= 2020; &quot;[/b]&quot;; &quot;&quot;)  &amp; &quot;, &quot; &amp; [Numbers.H549] &amp; &quot;) [sup][&quot; &amp; [Numbers.C549] &amp; &quot;: &quot; &amp; [Numbers.I54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0] &gt; 0; &quot;[b]&quot; &amp; [Numbers.B550] &amp; &quot;. &quot; &amp; &quot;[url=&quot; &amp; [Numbers.E550] &amp; &quot;]&quot; &amp; [Numbers.D550] &amp; &quot;[/url][/b] (&quot; &amp; [Numbers.G550] &amp; &quot;, &quot;  &amp; IF([Numbers.F550] &gt;= 2020; &quot;[b]&quot;; &quot;&quot;) &amp; [Numbers.F550] &amp; IF([Numbers.F550] &gt;= 2020; &quot;[/b]&quot;; &quot;&quot;)  &amp; &quot;, &quot; &amp; [Numbers.H550] &amp; &quot;) [sup][&quot; &amp; [Numbers.C550] &amp; &quot;: &quot; &amp; [Numbers.I55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1] &gt; 0; &quot;[b]&quot; &amp; [Numbers.B551] &amp; &quot;. &quot; &amp; &quot;[url=&quot; &amp; [Numbers.E551] &amp; &quot;]&quot; &amp; [Numbers.D551] &amp; &quot;[/url][/b] (&quot; &amp; [Numbers.G551] &amp; &quot;, &quot;  &amp; IF([Numbers.F551] &gt;= 2020; &quot;[b]&quot;; &quot;&quot;) &amp; [Numbers.F551] &amp; IF([Numbers.F551] &gt;= 2020; &quot;[/b]&quot;; &quot;&quot;)  &amp; &quot;, &quot; &amp; [Numbers.H551] &amp; &quot;) [sup][&quot; &amp; [Numbers.C551] &amp; &quot;: &quot; &amp; [Numbers.I55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2] &gt; 0; &quot;[b]&quot; &amp; [Numbers.B552] &amp; &quot;. &quot; &amp; &quot;[url=&quot; &amp; [Numbers.E552] &amp; &quot;]&quot; &amp; [Numbers.D552] &amp; &quot;[/url][/b] (&quot; &amp; [Numbers.G552] &amp; &quot;, &quot;  &amp; IF([Numbers.F552] &gt;= 2020; &quot;[b]&quot;; &quot;&quot;) &amp; [Numbers.F552] &amp; IF([Numbers.F552] &gt;= 2020; &quot;[/b]&quot;; &quot;&quot;)  &amp; &quot;, &quot; &amp; [Numbers.H552] &amp; &quot;) [sup][&quot; &amp; [Numbers.C552] &amp; &quot;: &quot; &amp; [Numbers.I55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3] &gt; 0; &quot;[b]&quot; &amp; [Numbers.B553] &amp; &quot;. &quot; &amp; &quot;[url=&quot; &amp; [Numbers.E553] &amp; &quot;]&quot; &amp; [Numbers.D553] &amp; &quot;[/url][/b] (&quot; &amp; [Numbers.G553] &amp; &quot;, &quot;  &amp; IF([Numbers.F553] &gt;= 2020; &quot;[b]&quot;; &quot;&quot;) &amp; [Numbers.F553] &amp; IF([Numbers.F553] &gt;= 2020; &quot;[/b]&quot;; &quot;&quot;)  &amp; &quot;, &quot; &amp; [Numbers.H553] &amp; &quot;) [sup][&quot; &amp; [Numbers.C553] &amp; &quot;: &quot; &amp; [Numbers.I55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4] &gt; 0; &quot;[b]&quot; &amp; [Numbers.B554] &amp; &quot;. &quot; &amp; &quot;[url=&quot; &amp; [Numbers.E554] &amp; &quot;]&quot; &amp; [Numbers.D554] &amp; &quot;[/url][/b] (&quot; &amp; [Numbers.G554] &amp; &quot;, &quot;  &amp; IF([Numbers.F554] &gt;= 2020; &quot;[b]&quot;; &quot;&quot;) &amp; [Numbers.F554] &amp; IF([Numbers.F554] &gt;= 2020; &quot;[/b]&quot;; &quot;&quot;)  &amp; &quot;, &quot; &amp; [Numbers.H554] &amp; &quot;) [sup][&quot; &amp; [Numbers.C554] &amp; &quot;: &quot; &amp; [Numbers.I55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5] &gt; 0; &quot;[b]&quot; &amp; [Numbers.B555] &amp; &quot;. &quot; &amp; &quot;[url=&quot; &amp; [Numbers.E555] &amp; &quot;]&quot; &amp; [Numbers.D555] &amp; &quot;[/url][/b] (&quot; &amp; [Numbers.G555] &amp; &quot;, &quot;  &amp; IF([Numbers.F555] &gt;= 2020; &quot;[b]&quot;; &quot;&quot;) &amp; [Numbers.F555] &amp; IF([Numbers.F555] &gt;= 2020; &quot;[/b]&quot;; &quot;&quot;)  &amp; &quot;, &quot; &amp; [Numbers.H555] &amp; &quot;) [sup][&quot; &amp; [Numbers.C555] &amp; &quot;: &quot; &amp; [Numbers.I55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6] &gt; 0; &quot;[b]&quot; &amp; [Numbers.B556] &amp; &quot;. &quot; &amp; &quot;[url=&quot; &amp; [Numbers.E556] &amp; &quot;]&quot; &amp; [Numbers.D556] &amp; &quot;[/url][/b] (&quot; &amp; [Numbers.G556] &amp; &quot;, &quot;  &amp; IF([Numbers.F556] &gt;= 2020; &quot;[b]&quot;; &quot;&quot;) &amp; [Numbers.F556] &amp; IF([Numbers.F556] &gt;= 2020; &quot;[/b]&quot;; &quot;&quot;)  &amp; &quot;, &quot; &amp; [Numbers.H556] &amp; &quot;) [sup][&quot; &amp; [Numbers.C556] &amp; &quot;: &quot; &amp; [Numbers.I55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7] &gt; 0; &quot;[b]&quot; &amp; [Numbers.B557] &amp; &quot;. &quot; &amp; &quot;[url=&quot; &amp; [Numbers.E557] &amp; &quot;]&quot; &amp; [Numbers.D557] &amp; &quot;[/url][/b] (&quot; &amp; [Numbers.G557] &amp; &quot;, &quot;  &amp; IF([Numbers.F557] &gt;= 2020; &quot;[b]&quot;; &quot;&quot;) &amp; [Numbers.F557] &amp; IF([Numbers.F557] &gt;= 2020; &quot;[/b]&quot;; &quot;&quot;)  &amp; &quot;, &quot; &amp; [Numbers.H557] &amp; &quot;) [sup][&quot; &amp; [Numbers.C557] &amp; &quot;: &quot; &amp; [Numbers.I55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8] &gt; 0; &quot;[b]&quot; &amp; [Numbers.B558] &amp; &quot;. &quot; &amp; &quot;[url=&quot; &amp; [Numbers.E558] &amp; &quot;]&quot; &amp; [Numbers.D558] &amp; &quot;[/url][/b] (&quot; &amp; [Numbers.G558] &amp; &quot;, &quot;  &amp; IF([Numbers.F558] &gt;= 2020; &quot;[b]&quot;; &quot;&quot;) &amp; [Numbers.F558] &amp; IF([Numbers.F558] &gt;= 2020; &quot;[/b]&quot;; &quot;&quot;)  &amp; &quot;, &quot; &amp; [Numbers.H558] &amp; &quot;) [sup][&quot; &amp; [Numbers.C558] &amp; &quot;: &quot; &amp; [Numbers.I55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59] &gt; 0; &quot;[b]&quot; &amp; [Numbers.B559] &amp; &quot;. &quot; &amp; &quot;[url=&quot; &amp; [Numbers.E559] &amp; &quot;]&quot; &amp; [Numbers.D559] &amp; &quot;[/url][/b] (&quot; &amp; [Numbers.G559] &amp; &quot;, &quot;  &amp; IF([Numbers.F559] &gt;= 2020; &quot;[b]&quot;; &quot;&quot;) &amp; [Numbers.F559] &amp; IF([Numbers.F559] &gt;= 2020; &quot;[/b]&quot;; &quot;&quot;)  &amp; &quot;, &quot; &amp; [Numbers.H559] &amp; &quot;) [sup][&quot; &amp; [Numbers.C559] &amp; &quot;: &quot; &amp; [Numbers.I55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0] &gt; 0; &quot;[b]&quot; &amp; [Numbers.B560] &amp; &quot;. &quot; &amp; &quot;[url=&quot; &amp; [Numbers.E560] &amp; &quot;]&quot; &amp; [Numbers.D560] &amp; &quot;[/url][/b] (&quot; &amp; [Numbers.G560] &amp; &quot;, &quot;  &amp; IF([Numbers.F560] &gt;= 2020; &quot;[b]&quot;; &quot;&quot;) &amp; [Numbers.F560] &amp; IF([Numbers.F560] &gt;= 2020; &quot;[/b]&quot;; &quot;&quot;)  &amp; &quot;, &quot; &amp; [Numbers.H560] &amp; &quot;) [sup][&quot; &amp; [Numbers.C560] &amp; &quot;: &quot; &amp; [Numbers.I56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1] &gt; 0; &quot;[b]&quot; &amp; [Numbers.B561] &amp; &quot;. &quot; &amp; &quot;[url=&quot; &amp; [Numbers.E561] &amp; &quot;]&quot; &amp; [Numbers.D561] &amp; &quot;[/url][/b] (&quot; &amp; [Numbers.G561] &amp; &quot;, &quot;  &amp; IF([Numbers.F561] &gt;= 2020; &quot;[b]&quot;; &quot;&quot;) &amp; [Numbers.F561] &amp; IF([Numbers.F561] &gt;= 2020; &quot;[/b]&quot;; &quot;&quot;)  &amp; &quot;, &quot; &amp; [Numbers.H561] &amp; &quot;) [sup][&quot; &amp; [Numbers.C561] &amp; &quot;: &quot; &amp; [Numbers.I56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2] &gt; 0; &quot;[b]&quot; &amp; [Numbers.B562] &amp; &quot;. &quot; &amp; &quot;[url=&quot; &amp; [Numbers.E562] &amp; &quot;]&quot; &amp; [Numbers.D562] &amp; &quot;[/url][/b] (&quot; &amp; [Numbers.G562] &amp; &quot;, &quot;  &amp; IF([Numbers.F562] &gt;= 2020; &quot;[b]&quot;; &quot;&quot;) &amp; [Numbers.F562] &amp; IF([Numbers.F562] &gt;= 2020; &quot;[/b]&quot;; &quot;&quot;)  &amp; &quot;, &quot; &amp; [Numbers.H562] &amp; &quot;) [sup][&quot; &amp; [Numbers.C562] &amp; &quot;: &quot; &amp; [Numbers.I56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3] &gt; 0; &quot;[b]&quot; &amp; [Numbers.B563] &amp; &quot;. &quot; &amp; &quot;[url=&quot; &amp; [Numbers.E563] &amp; &quot;]&quot; &amp; [Numbers.D563] &amp; &quot;[/url][/b] (&quot; &amp; [Numbers.G563] &amp; &quot;, &quot;  &amp; IF([Numbers.F563] &gt;= 2020; &quot;[b]&quot;; &quot;&quot;) &amp; [Numbers.F563] &amp; IF([Numbers.F563] &gt;= 2020; &quot;[/b]&quot;; &quot;&quot;)  &amp; &quot;, &quot; &amp; [Numbers.H563] &amp; &quot;) [sup][&quot; &amp; [Numbers.C563] &amp; &quot;: &quot; &amp; [Numbers.I56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4] &gt; 0; &quot;[b]&quot; &amp; [Numbers.B564] &amp; &quot;. &quot; &amp; &quot;[url=&quot; &amp; [Numbers.E564] &amp; &quot;]&quot; &amp; [Numbers.D564] &amp; &quot;[/url][/b] (&quot; &amp; [Numbers.G564] &amp; &quot;, &quot;  &amp; IF([Numbers.F564] &gt;= 2020; &quot;[b]&quot;; &quot;&quot;) &amp; [Numbers.F564] &amp; IF([Numbers.F564] &gt;= 2020; &quot;[/b]&quot;; &quot;&quot;)  &amp; &quot;, &quot; &amp; [Numbers.H564] &amp; &quot;) [sup][&quot; &amp; [Numbers.C564] &amp; &quot;: &quot; &amp; [Numbers.I56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5] &gt; 0; &quot;[b]&quot; &amp; [Numbers.B565] &amp; &quot;. &quot; &amp; &quot;[url=&quot; &amp; [Numbers.E565] &amp; &quot;]&quot; &amp; [Numbers.D565] &amp; &quot;[/url][/b] (&quot; &amp; [Numbers.G565] &amp; &quot;, &quot;  &amp; IF([Numbers.F565] &gt;= 2020; &quot;[b]&quot;; &quot;&quot;) &amp; [Numbers.F565] &amp; IF([Numbers.F565] &gt;= 2020; &quot;[/b]&quot;; &quot;&quot;)  &amp; &quot;, &quot; &amp; [Numbers.H565] &amp; &quot;) [sup][&quot; &amp; [Numbers.C565] &amp; &quot;: &quot; &amp; [Numbers.I56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6] &gt; 0; &quot;[b]&quot; &amp; [Numbers.B566] &amp; &quot;. &quot; &amp; &quot;[url=&quot; &amp; [Numbers.E566] &amp; &quot;]&quot; &amp; [Numbers.D566] &amp; &quot;[/url][/b] (&quot; &amp; [Numbers.G566] &amp; &quot;, &quot;  &amp; IF([Numbers.F566] &gt;= 2020; &quot;[b]&quot;; &quot;&quot;) &amp; [Numbers.F566] &amp; IF([Numbers.F566] &gt;= 2020; &quot;[/b]&quot;; &quot;&quot;)  &amp; &quot;, &quot; &amp; [Numbers.H566] &amp; &quot;) [sup][&quot; &amp; [Numbers.C566] &amp; &quot;: &quot; &amp; [Numbers.I56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7] &gt; 0; &quot;[b]&quot; &amp; [Numbers.B567] &amp; &quot;. &quot; &amp; &quot;[url=&quot; &amp; [Numbers.E567] &amp; &quot;]&quot; &amp; [Numbers.D567] &amp; &quot;[/url][/b] (&quot; &amp; [Numbers.G567] &amp; &quot;, &quot;  &amp; IF([Numbers.F567] &gt;= 2020; &quot;[b]&quot;; &quot;&quot;) &amp; [Numbers.F567] &amp; IF([Numbers.F567] &gt;= 2020; &quot;[/b]&quot;; &quot;&quot;)  &amp; &quot;, &quot; &amp; [Numbers.H567] &amp; &quot;) [sup][&quot; &amp; [Numbers.C567] &amp; &quot;: &quot; &amp; [Numbers.I5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8] &gt; 0; &quot;[b]&quot; &amp; [Numbers.B568] &amp; &quot;. &quot; &amp; &quot;[url=&quot; &amp; [Numbers.E568] &amp; &quot;]&quot; &amp; [Numbers.D568] &amp; &quot;[/url][/b] (&quot; &amp; [Numbers.G568] &amp; &quot;, &quot;  &amp; IF([Numbers.F568] &gt;= 2020; &quot;[b]&quot;; &quot;&quot;) &amp; [Numbers.F568] &amp; IF([Numbers.F568] &gt;= 2020; &quot;[/b]&quot;; &quot;&quot;)  &amp; &quot;, &quot; &amp; [Numbers.H568] &amp; &quot;) [sup][&quot; &amp; [Numbers.C568] &amp; &quot;: &quot; &amp; [Numbers.I5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69] &gt; 0; &quot;[b]&quot; &amp; [Numbers.B569] &amp; &quot;. &quot; &amp; &quot;[url=&quot; &amp; [Numbers.E569] &amp; &quot;]&quot; &amp; [Numbers.D569] &amp; &quot;[/url][/b] (&quot; &amp; [Numbers.G569] &amp; &quot;, &quot;  &amp; IF([Numbers.F569] &gt;= 2020; &quot;[b]&quot;; &quot;&quot;) &amp; [Numbers.F569] &amp; IF([Numbers.F569] &gt;= 2020; &quot;[/b]&quot;; &quot;&quot;)  &amp; &quot;, &quot; &amp; [Numbers.H569] &amp; &quot;) [sup][&quot; &amp; [Numbers.C569] &amp; &quot;: &quot; &amp; [Numbers.I5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0] &gt; 0; &quot;[b]&quot; &amp; [Numbers.B570] &amp; &quot;. &quot; &amp; &quot;[url=&quot; &amp; [Numbers.E570] &amp; &quot;]&quot; &amp; [Numbers.D570] &amp; &quot;[/url][/b] (&quot; &amp; [Numbers.G570] &amp; &quot;, &quot;  &amp; IF([Numbers.F570] &gt;= 2020; &quot;[b]&quot;; &quot;&quot;) &amp; [Numbers.F570] &amp; IF([Numbers.F570] &gt;= 2020; &quot;[/b]&quot;; &quot;&quot;)  &amp; &quot;, &quot; &amp; [Numbers.H570] &amp; &quot;) [sup][&quot; &amp; [Numbers.C570] &amp; &quot;: &quot; &amp; [Numbers.I5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1] &gt; 0; &quot;[b]&quot; &amp; [Numbers.B571] &amp; &quot;. &quot; &amp; &quot;[url=&quot; &amp; [Numbers.E571] &amp; &quot;]&quot; &amp; [Numbers.D571] &amp; &quot;[/url][/b] (&quot; &amp; [Numbers.G571] &amp; &quot;, &quot;  &amp; IF([Numbers.F571] &gt;= 2020; &quot;[b]&quot;; &quot;&quot;) &amp; [Numbers.F571] &amp; IF([Numbers.F571] &gt;= 2020; &quot;[/b]&quot;; &quot;&quot;)  &amp; &quot;, &quot; &amp; [Numbers.H571] &amp; &quot;) [sup][&quot; &amp; [Numbers.C571] &amp; &quot;: &quot; &amp; [Numbers.I5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2] &gt; 0; &quot;[b]&quot; &amp; [Numbers.B572] &amp; &quot;. &quot; &amp; &quot;[url=&quot; &amp; [Numbers.E572] &amp; &quot;]&quot; &amp; [Numbers.D572] &amp; &quot;[/url][/b] (&quot; &amp; [Numbers.G572] &amp; &quot;, &quot;  &amp; IF([Numbers.F572] &gt;= 2020; &quot;[b]&quot;; &quot;&quot;) &amp; [Numbers.F572] &amp; IF([Numbers.F572] &gt;= 2020; &quot;[/b]&quot;; &quot;&quot;)  &amp; &quot;, &quot; &amp; [Numbers.H572] &amp; &quot;) [sup][&quot; &amp; [Numbers.C572] &amp; &quot;: &quot; &amp; [Numbers.I5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3] &gt; 0; &quot;[b]&quot; &amp; [Numbers.B573] &amp; &quot;. &quot; &amp; &quot;[url=&quot; &amp; [Numbers.E573] &amp; &quot;]&quot; &amp; [Numbers.D573] &amp; &quot;[/url][/b] (&quot; &amp; [Numbers.G573] &amp; &quot;, &quot;  &amp; IF([Numbers.F573] &gt;= 2020; &quot;[b]&quot;; &quot;&quot;) &amp; [Numbers.F573] &amp; IF([Numbers.F573] &gt;= 2020; &quot;[/b]&quot;; &quot;&quot;)  &amp; &quot;, &quot; &amp; [Numbers.H573] &amp; &quot;) [sup][&quot; &amp; [Numbers.C573] &amp; &quot;: &quot; &amp; [Numbers.I5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4] &gt; 0; &quot;[b]&quot; &amp; [Numbers.B574] &amp; &quot;. &quot; &amp; &quot;[url=&quot; &amp; [Numbers.E574] &amp; &quot;]&quot; &amp; [Numbers.D574] &amp; &quot;[/url][/b] (&quot; &amp; [Numbers.G574] &amp; &quot;, &quot;  &amp; IF([Numbers.F574] &gt;= 2020; &quot;[b]&quot;; &quot;&quot;) &amp; [Numbers.F574] &amp; IF([Numbers.F574] &gt;= 2020; &quot;[/b]&quot;; &quot;&quot;)  &amp; &quot;, &quot; &amp; [Numbers.H574] &amp; &quot;) [sup][&quot; &amp; [Numbers.C574] &amp; &quot;: &quot; &amp; [Numbers.I5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5] &gt; 0; &quot;[b]&quot; &amp; [Numbers.B575] &amp; &quot;. &quot; &amp; &quot;[url=&quot; &amp; [Numbers.E575] &amp; &quot;]&quot; &amp; [Numbers.D575] &amp; &quot;[/url][/b] (&quot; &amp; [Numbers.G575] &amp; &quot;, &quot;  &amp; IF([Numbers.F575] &gt;= 2020; &quot;[b]&quot;; &quot;&quot;) &amp; [Numbers.F575] &amp; IF([Numbers.F575] &gt;= 2020; &quot;[/b]&quot;; &quot;&quot;)  &amp; &quot;, &quot; &amp; [Numbers.H575] &amp; &quot;) [sup][&quot; &amp; [Numbers.C575] &amp; &quot;: &quot; &amp; [Numbers.I5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6] &gt; 0; &quot;[b]&quot; &amp; [Numbers.B576] &amp; &quot;. &quot; &amp; &quot;[url=&quot; &amp; [Numbers.E576] &amp; &quot;]&quot; &amp; [Numbers.D576] &amp; &quot;[/url][/b] (&quot; &amp; [Numbers.G576] &amp; &quot;, &quot;  &amp; IF([Numbers.F576] &gt;= 2020; &quot;[b]&quot;; &quot;&quot;) &amp; [Numbers.F576] &amp; IF([Numbers.F576] &gt;= 2020; &quot;[/b]&quot;; &quot;&quot;)  &amp; &quot;, &quot; &amp; [Numbers.H576] &amp; &quot;) [sup][&quot; &amp; [Numbers.C576] &amp; &quot;: &quot; &amp; [Numbers.I5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7] &gt; 0; &quot;[b]&quot; &amp; [Numbers.B577] &amp; &quot;. &quot; &amp; &quot;[url=&quot; &amp; [Numbers.E577] &amp; &quot;]&quot; &amp; [Numbers.D577] &amp; &quot;[/url][/b] (&quot; &amp; [Numbers.G577] &amp; &quot;, &quot;  &amp; IF([Numbers.F577] &gt;= 2020; &quot;[b]&quot;; &quot;&quot;) &amp; [Numbers.F577] &amp; IF([Numbers.F577] &gt;= 2020; &quot;[/b]&quot;; &quot;&quot;)  &amp; &quot;, &quot; &amp; [Numbers.H577] &amp; &quot;) [sup][&quot; &amp; [Numbers.C577] &amp; &quot;: &quot; &amp; [Numbers.I5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8] &gt; 0; &quot;[b]&quot; &amp; [Numbers.B578] &amp; &quot;. &quot; &amp; &quot;[url=&quot; &amp; [Numbers.E578] &amp; &quot;]&quot; &amp; [Numbers.D578] &amp; &quot;[/url][/b] (&quot; &amp; [Numbers.G578] &amp; &quot;, &quot;  &amp; IF([Numbers.F578] &gt;= 2020; &quot;[b]&quot;; &quot;&quot;) &amp; [Numbers.F578] &amp; IF([Numbers.F578] &gt;= 2020; &quot;[/b]&quot;; &quot;&quot;)  &amp; &quot;, &quot; &amp; [Numbers.H578] &amp; &quot;) [sup][&quot; &amp; [Numbers.C578] &amp; &quot;: &quot; &amp; [Numbers.I5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79] &gt; 0; &quot;[b]&quot; &amp; [Numbers.B579] &amp; &quot;. &quot; &amp; &quot;[url=&quot; &amp; [Numbers.E579] &amp; &quot;]&quot; &amp; [Numbers.D579] &amp; &quot;[/url][/b] (&quot; &amp; [Numbers.G579] &amp; &quot;, &quot;  &amp; IF([Numbers.F579] &gt;= 2020; &quot;[b]&quot;; &quot;&quot;) &amp; [Numbers.F579] &amp; IF([Numbers.F579] &gt;= 2020; &quot;[/b]&quot;; &quot;&quot;)  &amp; &quot;, &quot; &amp; [Numbers.H579] &amp; &quot;) [sup][&quot; &amp; [Numbers.C579] &amp; &quot;: &quot; &amp; [Numbers.I5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0] &gt; 0; &quot;[b]&quot; &amp; [Numbers.B580] &amp; &quot;. &quot; &amp; &quot;[url=&quot; &amp; [Numbers.E580] &amp; &quot;]&quot; &amp; [Numbers.D580] &amp; &quot;[/url][/b] (&quot; &amp; [Numbers.G580] &amp; &quot;, &quot;  &amp; IF([Numbers.F580] &gt;= 2020; &quot;[b]&quot;; &quot;&quot;) &amp; [Numbers.F580] &amp; IF([Numbers.F580] &gt;= 2020; &quot;[/b]&quot;; &quot;&quot;)  &amp; &quot;, &quot; &amp; [Numbers.H580] &amp; &quot;) [sup][&quot; &amp; [Numbers.C580] &amp; &quot;: &quot; &amp; [Numbers.I5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1] &gt; 0; &quot;[b]&quot; &amp; [Numbers.B581] &amp; &quot;. &quot; &amp; &quot;[url=&quot; &amp; [Numbers.E581] &amp; &quot;]&quot; &amp; [Numbers.D581] &amp; &quot;[/url][/b] (&quot; &amp; [Numbers.G581] &amp; &quot;, &quot;  &amp; IF([Numbers.F581] &gt;= 2020; &quot;[b]&quot;; &quot;&quot;) &amp; [Numbers.F581] &amp; IF([Numbers.F581] &gt;= 2020; &quot;[/b]&quot;; &quot;&quot;)  &amp; &quot;, &quot; &amp; [Numbers.H581] &amp; &quot;) [sup][&quot; &amp; [Numbers.C581] &amp; &quot;: &quot; &amp; [Numbers.I5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2] &gt; 0; &quot;[b]&quot; &amp; [Numbers.B582] &amp; &quot;. &quot; &amp; &quot;[url=&quot; &amp; [Numbers.E582] &amp; &quot;]&quot; &amp; [Numbers.D582] &amp; &quot;[/url][/b] (&quot; &amp; [Numbers.G582] &amp; &quot;, &quot;  &amp; IF([Numbers.F582] &gt;= 2020; &quot;[b]&quot;; &quot;&quot;) &amp; [Numbers.F582] &amp; IF([Numbers.F582] &gt;= 2020; &quot;[/b]&quot;; &quot;&quot;)  &amp; &quot;, &quot; &amp; [Numbers.H582] &amp; &quot;) [sup][&quot; &amp; [Numbers.C582] &amp; &quot;: &quot; &amp; [Numbers.I5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3] &gt; 0; &quot;[b]&quot; &amp; [Numbers.B583] &amp; &quot;. &quot; &amp; &quot;[url=&quot; &amp; [Numbers.E583] &amp; &quot;]&quot; &amp; [Numbers.D583] &amp; &quot;[/url][/b] (&quot; &amp; [Numbers.G583] &amp; &quot;, &quot;  &amp; IF([Numbers.F583] &gt;= 2020; &quot;[b]&quot;; &quot;&quot;) &amp; [Numbers.F583] &amp; IF([Numbers.F583] &gt;= 2020; &quot;[/b]&quot;; &quot;&quot;)  &amp; &quot;, &quot; &amp; [Numbers.H583] &amp; &quot;) [sup][&quot; &amp; [Numbers.C583] &amp; &quot;: &quot; &amp; [Numbers.I5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4] &gt; 0; &quot;[b]&quot; &amp; [Numbers.B584] &amp; &quot;. &quot; &amp; &quot;[url=&quot; &amp; [Numbers.E584] &amp; &quot;]&quot; &amp; [Numbers.D584] &amp; &quot;[/url][/b] (&quot; &amp; [Numbers.G584] &amp; &quot;, &quot;  &amp; IF([Numbers.F584] &gt;= 2020; &quot;[b]&quot;; &quot;&quot;) &amp; [Numbers.F584] &amp; IF([Numbers.F584] &gt;= 2020; &quot;[/b]&quot;; &quot;&quot;)  &amp; &quot;, &quot; &amp; [Numbers.H584] &amp; &quot;) [sup][&quot; &amp; [Numbers.C584] &amp; &quot;: &quot; &amp; [Numbers.I5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5] &gt; 0; &quot;[b]&quot; &amp; [Numbers.B585] &amp; &quot;. &quot; &amp; &quot;[url=&quot; &amp; [Numbers.E585] &amp; &quot;]&quot; &amp; [Numbers.D585] &amp; &quot;[/url][/b] (&quot; &amp; [Numbers.G585] &amp; &quot;, &quot;  &amp; IF([Numbers.F585] &gt;= 2020; &quot;[b]&quot;; &quot;&quot;) &amp; [Numbers.F585] &amp; IF([Numbers.F585] &gt;= 2020; &quot;[/b]&quot;; &quot;&quot;)  &amp; &quot;, &quot; &amp; [Numbers.H585] &amp; &quot;) [sup][&quot; &amp; [Numbers.C585] &amp; &quot;: &quot; &amp; [Numbers.I5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6] &gt; 0; &quot;[b]&quot; &amp; [Numbers.B586] &amp; &quot;. &quot; &amp; &quot;[url=&quot; &amp; [Numbers.E586] &amp; &quot;]&quot; &amp; [Numbers.D586] &amp; &quot;[/url][/b] (&quot; &amp; [Numbers.G586] &amp; &quot;, &quot;  &amp; IF([Numbers.F586] &gt;= 2020; &quot;[b]&quot;; &quot;&quot;) &amp; [Numbers.F586] &amp; IF([Numbers.F586] &gt;= 2020; &quot;[/b]&quot;; &quot;&quot;)  &amp; &quot;, &quot; &amp; [Numbers.H586] &amp; &quot;) [sup][&quot; &amp; [Numbers.C586] &amp; &quot;: &quot; &amp; [Numbers.I5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7] &gt; 0; &quot;[b]&quot; &amp; [Numbers.B587] &amp; &quot;. &quot; &amp; &quot;[url=&quot; &amp; [Numbers.E587] &amp; &quot;]&quot; &amp; [Numbers.D587] &amp; &quot;[/url][/b] (&quot; &amp; [Numbers.G587] &amp; &quot;, &quot;  &amp; IF([Numbers.F587] &gt;= 2020; &quot;[b]&quot;; &quot;&quot;) &amp; [Numbers.F587] &amp; IF([Numbers.F587] &gt;= 2020; &quot;[/b]&quot;; &quot;&quot;)  &amp; &quot;, &quot; &amp; [Numbers.H587] &amp; &quot;) [sup][&quot; &amp; [Numbers.C587] &amp; &quot;: &quot; &amp; [Numbers.I5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8] &gt; 0; &quot;[b]&quot; &amp; [Numbers.B588] &amp; &quot;. &quot; &amp; &quot;[url=&quot; &amp; [Numbers.E588] &amp; &quot;]&quot; &amp; [Numbers.D588] &amp; &quot;[/url][/b] (&quot; &amp; [Numbers.G588] &amp; &quot;, &quot;  &amp; IF([Numbers.F588] &gt;= 2020; &quot;[b]&quot;; &quot;&quot;) &amp; [Numbers.F588] &amp; IF([Numbers.F588] &gt;= 2020; &quot;[/b]&quot;; &quot;&quot;)  &amp; &quot;, &quot; &amp; [Numbers.H588] &amp; &quot;) [sup][&quot; &amp; [Numbers.C588] &amp; &quot;: &quot; &amp; [Numbers.I5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89] &gt; 0; &quot;[b]&quot; &amp; [Numbers.B589] &amp; &quot;. &quot; &amp; &quot;[url=&quot; &amp; [Numbers.E589] &amp; &quot;]&quot; &amp; [Numbers.D589] &amp; &quot;[/url][/b] (&quot; &amp; [Numbers.G589] &amp; &quot;, &quot;  &amp; IF([Numbers.F589] &gt;= 2020; &quot;[b]&quot;; &quot;&quot;) &amp; [Numbers.F589] &amp; IF([Numbers.F589] &gt;= 2020; &quot;[/b]&quot;; &quot;&quot;)  &amp; &quot;, &quot; &amp; [Numbers.H589] &amp; &quot;) [sup][&quot; &amp; [Numbers.C589] &amp; &quot;: &quot; &amp; [Numbers.I5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0] &gt; 0; &quot;[b]&quot; &amp; [Numbers.B590] &amp; &quot;. &quot; &amp; &quot;[url=&quot; &amp; [Numbers.E590] &amp; &quot;]&quot; &amp; [Numbers.D590] &amp; &quot;[/url][/b] (&quot; &amp; [Numbers.G590] &amp; &quot;, &quot;  &amp; IF([Numbers.F590] &gt;= 2020; &quot;[b]&quot;; &quot;&quot;) &amp; [Numbers.F590] &amp; IF([Numbers.F590] &gt;= 2020; &quot;[/b]&quot;; &quot;&quot;)  &amp; &quot;, &quot; &amp; [Numbers.H590] &amp; &quot;) [sup][&quot; &amp; [Numbers.C590] &amp; &quot;: &quot; &amp; [Numbers.I5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1] &gt; 0; &quot;[b]&quot; &amp; [Numbers.B591] &amp; &quot;. &quot; &amp; &quot;[url=&quot; &amp; [Numbers.E591] &amp; &quot;]&quot; &amp; [Numbers.D591] &amp; &quot;[/url][/b] (&quot; &amp; [Numbers.G591] &amp; &quot;, &quot;  &amp; IF([Numbers.F591] &gt;= 2020; &quot;[b]&quot;; &quot;&quot;) &amp; [Numbers.F591] &amp; IF([Numbers.F591] &gt;= 2020; &quot;[/b]&quot;; &quot;&quot;)  &amp; &quot;, &quot; &amp; [Numbers.H591] &amp; &quot;) [sup][&quot; &amp; [Numbers.C591] &amp; &quot;: &quot; &amp; [Numbers.I5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2] &gt; 0; &quot;[b]&quot; &amp; [Numbers.B592] &amp; &quot;. &quot; &amp; &quot;[url=&quot; &amp; [Numbers.E592] &amp; &quot;]&quot; &amp; [Numbers.D592] &amp; &quot;[/url][/b] (&quot; &amp; [Numbers.G592] &amp; &quot;, &quot;  &amp; IF([Numbers.F592] &gt;= 2020; &quot;[b]&quot;; &quot;&quot;) &amp; [Numbers.F592] &amp; IF([Numbers.F592] &gt;= 2020; &quot;[/b]&quot;; &quot;&quot;)  &amp; &quot;, &quot; &amp; [Numbers.H592] &amp; &quot;) [sup][&quot; &amp; [Numbers.C592] &amp; &quot;: &quot; &amp; [Numbers.I5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3] &gt; 0; &quot;[b]&quot; &amp; [Numbers.B593] &amp; &quot;. &quot; &amp; &quot;[url=&quot; &amp; [Numbers.E593] &amp; &quot;]&quot; &amp; [Numbers.D593] &amp; &quot;[/url][/b] (&quot; &amp; [Numbers.G593] &amp; &quot;, &quot;  &amp; IF([Numbers.F593] &gt;= 2020; &quot;[b]&quot;; &quot;&quot;) &amp; [Numbers.F593] &amp; IF([Numbers.F593] &gt;= 2020; &quot;[/b]&quot;; &quot;&quot;)  &amp; &quot;, &quot; &amp; [Numbers.H593] &amp; &quot;) [sup][&quot; &amp; [Numbers.C593] &amp; &quot;: &quot; &amp; [Numbers.I5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4] &gt; 0; &quot;[b]&quot; &amp; [Numbers.B594] &amp; &quot;. &quot; &amp; &quot;[url=&quot; &amp; [Numbers.E594] &amp; &quot;]&quot; &amp; [Numbers.D594] &amp; &quot;[/url][/b] (&quot; &amp; [Numbers.G594] &amp; &quot;, &quot;  &amp; IF([Numbers.F594] &gt;= 2020; &quot;[b]&quot;; &quot;&quot;) &amp; [Numbers.F594] &amp; IF([Numbers.F594] &gt;= 2020; &quot;[/b]&quot;; &quot;&quot;)  &amp; &quot;, &quot; &amp; [Numbers.H594] &amp; &quot;) [sup][&quot; &amp; [Numbers.C594] &amp; &quot;: &quot; &amp; [Numbers.I5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5] &gt; 0; &quot;[b]&quot; &amp; [Numbers.B595] &amp; &quot;. &quot; &amp; &quot;[url=&quot; &amp; [Numbers.E595] &amp; &quot;]&quot; &amp; [Numbers.D595] &amp; &quot;[/url][/b] (&quot; &amp; [Numbers.G595] &amp; &quot;, &quot;  &amp; IF([Numbers.F595] &gt;= 2020; &quot;[b]&quot;; &quot;&quot;) &amp; [Numbers.F595] &amp; IF([Numbers.F595] &gt;= 2020; &quot;[/b]&quot;; &quot;&quot;)  &amp; &quot;, &quot; &amp; [Numbers.H595] &amp; &quot;) [sup][&quot; &amp; [Numbers.C595] &amp; &quot;: &quot; &amp; [Numbers.I5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6] &gt; 0; &quot;[b]&quot; &amp; [Numbers.B596] &amp; &quot;. &quot; &amp; &quot;[url=&quot; &amp; [Numbers.E596] &amp; &quot;]&quot; &amp; [Numbers.D596] &amp; &quot;[/url][/b] (&quot; &amp; [Numbers.G596] &amp; &quot;, &quot;  &amp; IF([Numbers.F596] &gt;= 2020; &quot;[b]&quot;; &quot;&quot;) &amp; [Numbers.F596] &amp; IF([Numbers.F596] &gt;= 2020; &quot;[/b]&quot;; &quot;&quot;)  &amp; &quot;, &quot; &amp; [Numbers.H596] &amp; &quot;) [sup][&quot; &amp; [Numbers.C596] &amp; &quot;: &quot; &amp; [Numbers.I5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7] &gt; 0; &quot;[b]&quot; &amp; [Numbers.B597] &amp; &quot;. &quot; &amp; &quot;[url=&quot; &amp; [Numbers.E597] &amp; &quot;]&quot; &amp; [Numbers.D597] &amp; &quot;[/url][/b] (&quot; &amp; [Numbers.G597] &amp; &quot;, &quot;  &amp; IF([Numbers.F597] &gt;= 2020; &quot;[b]&quot;; &quot;&quot;) &amp; [Numbers.F597] &amp; IF([Numbers.F597] &gt;= 2020; &quot;[/b]&quot;; &quot;&quot;)  &amp; &quot;, &quot; &amp; [Numbers.H597] &amp; &quot;) [sup][&quot; &amp; [Numbers.C597] &amp; &quot;: &quot; &amp; [Numbers.I5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8] &gt; 0; &quot;[b]&quot; &amp; [Numbers.B598] &amp; &quot;. &quot; &amp; &quot;[url=&quot; &amp; [Numbers.E598] &amp; &quot;]&quot; &amp; [Numbers.D598] &amp; &quot;[/url][/b] (&quot; &amp; [Numbers.G598] &amp; &quot;, &quot;  &amp; IF([Numbers.F598] &gt;= 2020; &quot;[b]&quot;; &quot;&quot;) &amp; [Numbers.F598] &amp; IF([Numbers.F598] &gt;= 2020; &quot;[/b]&quot;; &quot;&quot;)  &amp; &quot;, &quot; &amp; [Numbers.H598] &amp; &quot;) [sup][&quot; &amp; [Numbers.C598] &amp; &quot;: &quot; &amp; [Numbers.I5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99] &gt; 0; &quot;[b]&quot; &amp; [Numbers.B599] &amp; &quot;. &quot; &amp; &quot;[url=&quot; &amp; [Numbers.E599] &amp; &quot;]&quot; &amp; [Numbers.D599] &amp; &quot;[/url][/b] (&quot; &amp; [Numbers.G599] &amp; &quot;, &quot;  &amp; IF([Numbers.F599] &gt;= 2020; &quot;[b]&quot;; &quot;&quot;) &amp; [Numbers.F599] &amp; IF([Numbers.F599] &gt;= 2020; &quot;[/b]&quot;; &quot;&quot;)  &amp; &quot;, &quot; &amp; [Numbers.H599] &amp; &quot;) [sup][&quot; &amp; [Numbers.C599] &amp; &quot;: &quot; &amp; [Numbers.I5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0] &gt; 0; &quot;[b]&quot; &amp; [Numbers.B600] &amp; &quot;. &quot; &amp; &quot;[url=&quot; &amp; [Numbers.E600] &amp; &quot;]&quot; &amp; [Numbers.D600] &amp; &quot;[/url][/b] (&quot; &amp; [Numbers.G600] &amp; &quot;, &quot;  &amp; IF([Numbers.F600] &gt;= 2020; &quot;[b]&quot;; &quot;&quot;) &amp; [Numbers.F600] &amp; IF([Numbers.F600] &gt;= 2020; &quot;[/b]&quot;; &quot;&quot;)  &amp; &quot;, &quot; &amp; [Numbers.H600] &amp; &quot;) [sup][&quot; &amp; [Numbers.C600] &amp; &quot;: &quot; &amp; [Numbers.I6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1] &gt; 0; &quot;[b]&quot; &amp; [Numbers.B601] &amp; &quot;. &quot; &amp; &quot;[url=&quot; &amp; [Numbers.E601] &amp; &quot;]&quot; &amp; [Numbers.D601] &amp; &quot;[/url][/b] (&quot; &amp; [Numbers.G601] &amp; &quot;, &quot;  &amp; IF([Numbers.F601] &gt;= 2020; &quot;[b]&quot;; &quot;&quot;) &amp; [Numbers.F601] &amp; IF([Numbers.F601] &gt;= 2020; &quot;[/b]&quot;; &quot;&quot;)  &amp; &quot;, &quot; &amp; [Numbers.H601] &amp; &quot;) [sup][&quot; &amp; [Numbers.C601] &amp; &quot;: &quot; &amp; [Numbers.I6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2] &gt; 0; &quot;[b]&quot; &amp; [Numbers.B602] &amp; &quot;. &quot; &amp; &quot;[url=&quot; &amp; [Numbers.E602] &amp; &quot;]&quot; &amp; [Numbers.D602] &amp; &quot;[/url][/b] (&quot; &amp; [Numbers.G602] &amp; &quot;, &quot;  &amp; IF([Numbers.F602] &gt;= 2020; &quot;[b]&quot;; &quot;&quot;) &amp; [Numbers.F602] &amp; IF([Numbers.F602] &gt;= 2020; &quot;[/b]&quot;; &quot;&quot;)  &amp; &quot;, &quot; &amp; [Numbers.H602] &amp; &quot;) [sup][&quot; &amp; [Numbers.C602] &amp; &quot;: &quot; &amp; [Numbers.I6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3] &gt; 0; &quot;[b]&quot; &amp; [Numbers.B603] &amp; &quot;. &quot; &amp; &quot;[url=&quot; &amp; [Numbers.E603] &amp; &quot;]&quot; &amp; [Numbers.D603] &amp; &quot;[/url][/b] (&quot; &amp; [Numbers.G603] &amp; &quot;, &quot;  &amp; IF([Numbers.F603] &gt;= 2020; &quot;[b]&quot;; &quot;&quot;) &amp; [Numbers.F603] &amp; IF([Numbers.F603] &gt;= 2020; &quot;[/b]&quot;; &quot;&quot;)  &amp; &quot;, &quot; &amp; [Numbers.H603] &amp; &quot;) [sup][&quot; &amp; [Numbers.C603] &amp; &quot;: &quot; &amp; [Numbers.I6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4] &gt; 0; &quot;[b]&quot; &amp; [Numbers.B604] &amp; &quot;. &quot; &amp; &quot;[url=&quot; &amp; [Numbers.E604] &amp; &quot;]&quot; &amp; [Numbers.D604] &amp; &quot;[/url][/b] (&quot; &amp; [Numbers.G604] &amp; &quot;, &quot;  &amp; IF([Numbers.F604] &gt;= 2020; &quot;[b]&quot;; &quot;&quot;) &amp; [Numbers.F604] &amp; IF([Numbers.F604] &gt;= 2020; &quot;[/b]&quot;; &quot;&quot;)  &amp; &quot;, &quot; &amp; [Numbers.H604] &amp; &quot;) [sup][&quot; &amp; [Numbers.C604] &amp; &quot;: &quot; &amp; [Numbers.I60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5] &gt; 0; &quot;[b]&quot; &amp; [Numbers.B605] &amp; &quot;. &quot; &amp; &quot;[url=&quot; &amp; [Numbers.E605] &amp; &quot;]&quot; &amp; [Numbers.D605] &amp; &quot;[/url][/b] (&quot; &amp; [Numbers.G605] &amp; &quot;, &quot;  &amp; IF([Numbers.F605] &gt;= 2020; &quot;[b]&quot;; &quot;&quot;) &amp; [Numbers.F605] &amp; IF([Numbers.F605] &gt;= 2020; &quot;[/b]&quot;; &quot;&quot;)  &amp; &quot;, &quot; &amp; [Numbers.H605] &amp; &quot;) [sup][&quot; &amp; [Numbers.C605] &amp; &quot;: &quot; &amp; [Numbers.I60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6] &gt; 0; &quot;[b]&quot; &amp; [Numbers.B606] &amp; &quot;. &quot; &amp; &quot;[url=&quot; &amp; [Numbers.E606] &amp; &quot;]&quot; &amp; [Numbers.D606] &amp; &quot;[/url][/b] (&quot; &amp; [Numbers.G606] &amp; &quot;, &quot;  &amp; IF([Numbers.F606] &gt;= 2020; &quot;[b]&quot;; &quot;&quot;) &amp; [Numbers.F606] &amp; IF([Numbers.F606] &gt;= 2020; &quot;[/b]&quot;; &quot;&quot;)  &amp; &quot;, &quot; &amp; [Numbers.H606] &amp; &quot;) [sup][&quot; &amp; [Numbers.C606] &amp; &quot;: &quot; &amp; [Numbers.I60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7] &gt; 0; &quot;[b]&quot; &amp; [Numbers.B607] &amp; &quot;. &quot; &amp; &quot;[url=&quot; &amp; [Numbers.E607] &amp; &quot;]&quot; &amp; [Numbers.D607] &amp; &quot;[/url][/b] (&quot; &amp; [Numbers.G607] &amp; &quot;, &quot;  &amp; IF([Numbers.F607] &gt;= 2020; &quot;[b]&quot;; &quot;&quot;) &amp; [Numbers.F607] &amp; IF([Numbers.F607] &gt;= 2020; &quot;[/b]&quot;; &quot;&quot;)  &amp; &quot;, &quot; &amp; [Numbers.H607] &amp; &quot;) [sup][&quot; &amp; [Numbers.C607] &amp; &quot;: &quot; &amp; [Numbers.I60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8] &gt; 0; &quot;[b]&quot; &amp; [Numbers.B608] &amp; &quot;. &quot; &amp; &quot;[url=&quot; &amp; [Numbers.E608] &amp; &quot;]&quot; &amp; [Numbers.D608] &amp; &quot;[/url][/b] (&quot; &amp; [Numbers.G608] &amp; &quot;, &quot;  &amp; IF([Numbers.F608] &gt;= 2020; &quot;[b]&quot;; &quot;&quot;) &amp; [Numbers.F608] &amp; IF([Numbers.F608] &gt;= 2020; &quot;[/b]&quot;; &quot;&quot;)  &amp; &quot;, &quot; &amp; [Numbers.H608] &amp; &quot;) [sup][&quot; &amp; [Numbers.C608] &amp; &quot;: &quot; &amp; [Numbers.I60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09] &gt; 0; &quot;[b]&quot; &amp; [Numbers.B609] &amp; &quot;. &quot; &amp; &quot;[url=&quot; &amp; [Numbers.E609] &amp; &quot;]&quot; &amp; [Numbers.D609] &amp; &quot;[/url][/b] (&quot; &amp; [Numbers.G609] &amp; &quot;, &quot;  &amp; IF([Numbers.F609] &gt;= 2020; &quot;[b]&quot;; &quot;&quot;) &amp; [Numbers.F609] &amp; IF([Numbers.F609] &gt;= 2020; &quot;[/b]&quot;; &quot;&quot;)  &amp; &quot;, &quot; &amp; [Numbers.H609] &amp; &quot;) [sup][&quot; &amp; [Numbers.C609] &amp; &quot;: &quot; &amp; [Numbers.I60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0] &gt; 0; &quot;[b]&quot; &amp; [Numbers.B610] &amp; &quot;. &quot; &amp; &quot;[url=&quot; &amp; [Numbers.E610] &amp; &quot;]&quot; &amp; [Numbers.D610] &amp; &quot;[/url][/b] (&quot; &amp; [Numbers.G610] &amp; &quot;, &quot;  &amp; IF([Numbers.F610] &gt;= 2020; &quot;[b]&quot;; &quot;&quot;) &amp; [Numbers.F610] &amp; IF([Numbers.F610] &gt;= 2020; &quot;[/b]&quot;; &quot;&quot;)  &amp; &quot;, &quot; &amp; [Numbers.H610] &amp; &quot;) [sup][&quot; &amp; [Numbers.C610] &amp; &quot;: &quot; &amp; [Numbers.I61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1] &gt; 0; &quot;[b]&quot; &amp; [Numbers.B611] &amp; &quot;. &quot; &amp; &quot;[url=&quot; &amp; [Numbers.E611] &amp; &quot;]&quot; &amp; [Numbers.D611] &amp; &quot;[/url][/b] (&quot; &amp; [Numbers.G611] &amp; &quot;, &quot;  &amp; IF([Numbers.F611] &gt;= 2020; &quot;[b]&quot;; &quot;&quot;) &amp; [Numbers.F611] &amp; IF([Numbers.F611] &gt;= 2020; &quot;[/b]&quot;; &quot;&quot;)  &amp; &quot;, &quot; &amp; [Numbers.H611] &amp; &quot;) [sup][&quot; &amp; [Numbers.C611] &amp; &quot;: &quot; &amp; [Numbers.I61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2] &gt; 0; &quot;[b]&quot; &amp; [Numbers.B612] &amp; &quot;. &quot; &amp; &quot;[url=&quot; &amp; [Numbers.E612] &amp; &quot;]&quot; &amp; [Numbers.D612] &amp; &quot;[/url][/b] (&quot; &amp; [Numbers.G612] &amp; &quot;, &quot;  &amp; IF([Numbers.F612] &gt;= 2020; &quot;[b]&quot;; &quot;&quot;) &amp; [Numbers.F612] &amp; IF([Numbers.F612] &gt;= 2020; &quot;[/b]&quot;; &quot;&quot;)  &amp; &quot;, &quot; &amp; [Numbers.H612] &amp; &quot;) [sup][&quot; &amp; [Numbers.C612] &amp; &quot;: &quot; &amp; [Numbers.I61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3] &gt; 0; &quot;[b]&quot; &amp; [Numbers.B613] &amp; &quot;. &quot; &amp; &quot;[url=&quot; &amp; [Numbers.E613] &amp; &quot;]&quot; &amp; [Numbers.D613] &amp; &quot;[/url][/b] (&quot; &amp; [Numbers.G613] &amp; &quot;, &quot;  &amp; IF([Numbers.F613] &gt;= 2020; &quot;[b]&quot;; &quot;&quot;) &amp; [Numbers.F613] &amp; IF([Numbers.F613] &gt;= 2020; &quot;[/b]&quot;; &quot;&quot;)  &amp; &quot;, &quot; &amp; [Numbers.H613] &amp; &quot;) [sup][&quot; &amp; [Numbers.C613] &amp; &quot;: &quot; &amp; [Numbers.I61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4] &gt; 0; &quot;[b]&quot; &amp; [Numbers.B614] &amp; &quot;. &quot; &amp; &quot;[url=&quot; &amp; [Numbers.E614] &amp; &quot;]&quot; &amp; [Numbers.D614] &amp; &quot;[/url][/b] (&quot; &amp; [Numbers.G614] &amp; &quot;, &quot;  &amp; IF([Numbers.F614] &gt;= 2020; &quot;[b]&quot;; &quot;&quot;) &amp; [Numbers.F614] &amp; IF([Numbers.F614] &gt;= 2020; &quot;[/b]&quot;; &quot;&quot;)  &amp; &quot;, &quot; &amp; [Numbers.H614] &amp; &quot;) [sup][&quot; &amp; [Numbers.C614] &amp; &quot;: &quot; &amp; [Numbers.I61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5] &gt; 0; &quot;[b]&quot; &amp; [Numbers.B615] &amp; &quot;. &quot; &amp; &quot;[url=&quot; &amp; [Numbers.E615] &amp; &quot;]&quot; &amp; [Numbers.D615] &amp; &quot;[/url][/b] (&quot; &amp; [Numbers.G615] &amp; &quot;, &quot;  &amp; IF([Numbers.F615] &gt;= 2020; &quot;[b]&quot;; &quot;&quot;) &amp; [Numbers.F615] &amp; IF([Numbers.F615] &gt;= 2020; &quot;[/b]&quot;; &quot;&quot;)  &amp; &quot;, &quot; &amp; [Numbers.H615] &amp; &quot;) [sup][&quot; &amp; [Numbers.C615] &amp; &quot;: &quot; &amp; [Numbers.I61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6] &gt; 0; &quot;[b]&quot; &amp; [Numbers.B616] &amp; &quot;. &quot; &amp; &quot;[url=&quot; &amp; [Numbers.E616] &amp; &quot;]&quot; &amp; [Numbers.D616] &amp; &quot;[/url][/b] (&quot; &amp; [Numbers.G616] &amp; &quot;, &quot;  &amp; IF([Numbers.F616] &gt;= 2020; &quot;[b]&quot;; &quot;&quot;) &amp; [Numbers.F616] &amp; IF([Numbers.F616] &gt;= 2020; &quot;[/b]&quot;; &quot;&quot;)  &amp; &quot;, &quot; &amp; [Numbers.H616] &amp; &quot;) [sup][&quot; &amp; [Numbers.C616] &amp; &quot;: &quot; &amp; [Numbers.I61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7] &gt; 0; &quot;[b]&quot; &amp; [Numbers.B617] &amp; &quot;. &quot; &amp; &quot;[url=&quot; &amp; [Numbers.E617] &amp; &quot;]&quot; &amp; [Numbers.D617] &amp; &quot;[/url][/b] (&quot; &amp; [Numbers.G617] &amp; &quot;, &quot;  &amp; IF([Numbers.F617] &gt;= 2020; &quot;[b]&quot;; &quot;&quot;) &amp; [Numbers.F617] &amp; IF([Numbers.F617] &gt;= 2020; &quot;[/b]&quot;; &quot;&quot;)  &amp; &quot;, &quot; &amp; [Numbers.H617] &amp; &quot;) [sup][&quot; &amp; [Numbers.C617] &amp; &quot;: &quot; &amp; [Numbers.I61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8] &gt; 0; &quot;[b]&quot; &amp; [Numbers.B618] &amp; &quot;. &quot; &amp; &quot;[url=&quot; &amp; [Numbers.E618] &amp; &quot;]&quot; &amp; [Numbers.D618] &amp; &quot;[/url][/b] (&quot; &amp; [Numbers.G618] &amp; &quot;, &quot;  &amp; IF([Numbers.F618] &gt;= 2020; &quot;[b]&quot;; &quot;&quot;) &amp; [Numbers.F618] &amp; IF([Numbers.F618] &gt;= 2020; &quot;[/b]&quot;; &quot;&quot;)  &amp; &quot;, &quot; &amp; [Numbers.H618] &amp; &quot;) [sup][&quot; &amp; [Numbers.C618] &amp; &quot;: &quot; &amp; [Numbers.I61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19] &gt; 0; &quot;[b]&quot; &amp; [Numbers.B619] &amp; &quot;. &quot; &amp; &quot;[url=&quot; &amp; [Numbers.E619] &amp; &quot;]&quot; &amp; [Numbers.D619] &amp; &quot;[/url][/b] (&quot; &amp; [Numbers.G619] &amp; &quot;, &quot;  &amp; IF([Numbers.F619] &gt;= 2020; &quot;[b]&quot;; &quot;&quot;) &amp; [Numbers.F619] &amp; IF([Numbers.F619] &gt;= 2020; &quot;[/b]&quot;; &quot;&quot;)  &amp; &quot;, &quot; &amp; [Numbers.H619] &amp; &quot;) [sup][&quot; &amp; [Numbers.C619] &amp; &quot;: &quot; &amp; [Numbers.I61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0] &gt; 0; &quot;[b]&quot; &amp; [Numbers.B620] &amp; &quot;. &quot; &amp; &quot;[url=&quot; &amp; [Numbers.E620] &amp; &quot;]&quot; &amp; [Numbers.D620] &amp; &quot;[/url][/b] (&quot; &amp; [Numbers.G620] &amp; &quot;, &quot;  &amp; IF([Numbers.F620] &gt;= 2020; &quot;[b]&quot;; &quot;&quot;) &amp; [Numbers.F620] &amp; IF([Numbers.F620] &gt;= 2020; &quot;[/b]&quot;; &quot;&quot;)  &amp; &quot;, &quot; &amp; [Numbers.H620] &amp; &quot;) [sup][&quot; &amp; [Numbers.C620] &amp; &quot;: &quot; &amp; [Numbers.I62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1] &gt; 0; &quot;[b]&quot; &amp; [Numbers.B621] &amp; &quot;. &quot; &amp; &quot;[url=&quot; &amp; [Numbers.E621] &amp; &quot;]&quot; &amp; [Numbers.D621] &amp; &quot;[/url][/b] (&quot; &amp; [Numbers.G621] &amp; &quot;, &quot;  &amp; IF([Numbers.F621] &gt;= 2020; &quot;[b]&quot;; &quot;&quot;) &amp; [Numbers.F621] &amp; IF([Numbers.F621] &gt;= 2020; &quot;[/b]&quot;; &quot;&quot;)  &amp; &quot;, &quot; &amp; [Numbers.H621] &amp; &quot;) [sup][&quot; &amp; [Numbers.C621] &amp; &quot;: &quot; &amp; [Numbers.I62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2] &gt; 0; &quot;[b]&quot; &amp; [Numbers.B622] &amp; &quot;. &quot; &amp; &quot;[url=&quot; &amp; [Numbers.E622] &amp; &quot;]&quot; &amp; [Numbers.D622] &amp; &quot;[/url][/b] (&quot; &amp; [Numbers.G622] &amp; &quot;, &quot;  &amp; IF([Numbers.F622] &gt;= 2020; &quot;[b]&quot;; &quot;&quot;) &amp; [Numbers.F622] &amp; IF([Numbers.F622] &gt;= 2020; &quot;[/b]&quot;; &quot;&quot;)  &amp; &quot;, &quot; &amp; [Numbers.H622] &amp; &quot;) [sup][&quot; &amp; [Numbers.C622] &amp; &quot;: &quot; &amp; [Numbers.I62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3] &gt; 0; &quot;[b]&quot; &amp; [Numbers.B623] &amp; &quot;. &quot; &amp; &quot;[url=&quot; &amp; [Numbers.E623] &amp; &quot;]&quot; &amp; [Numbers.D623] &amp; &quot;[/url][/b] (&quot; &amp; [Numbers.G623] &amp; &quot;, &quot;  &amp; IF([Numbers.F623] &gt;= 2020; &quot;[b]&quot;; &quot;&quot;) &amp; [Numbers.F623] &amp; IF([Numbers.F623] &gt;= 2020; &quot;[/b]&quot;; &quot;&quot;)  &amp; &quot;, &quot; &amp; [Numbers.H623] &amp; &quot;) [sup][&quot; &amp; [Numbers.C623] &amp; &quot;: &quot; &amp; [Numbers.I62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4] &gt; 0; &quot;[b]&quot; &amp; [Numbers.B624] &amp; &quot;. &quot; &amp; &quot;[url=&quot; &amp; [Numbers.E624] &amp; &quot;]&quot; &amp; [Numbers.D624] &amp; &quot;[/url][/b] (&quot; &amp; [Numbers.G624] &amp; &quot;, &quot;  &amp; IF([Numbers.F624] &gt;= 2020; &quot;[b]&quot;; &quot;&quot;) &amp; [Numbers.F624] &amp; IF([Numbers.F624] &gt;= 2020; &quot;[/b]&quot;; &quot;&quot;)  &amp; &quot;, &quot; &amp; [Numbers.H624] &amp; &quot;) [sup][&quot; &amp; [Numbers.C624] &amp; &quot;: &quot; &amp; [Numbers.I62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5] &gt; 0; &quot;[b]&quot; &amp; [Numbers.B625] &amp; &quot;. &quot; &amp; &quot;[url=&quot; &amp; [Numbers.E625] &amp; &quot;]&quot; &amp; [Numbers.D625] &amp; &quot;[/url][/b] (&quot; &amp; [Numbers.G625] &amp; &quot;, &quot;  &amp; IF([Numbers.F625] &gt;= 2020; &quot;[b]&quot;; &quot;&quot;) &amp; [Numbers.F625] &amp; IF([Numbers.F625] &gt;= 2020; &quot;[/b]&quot;; &quot;&quot;)  &amp; &quot;, &quot; &amp; [Numbers.H625] &amp; &quot;) [sup][&quot; &amp; [Numbers.C625] &amp; &quot;: &quot; &amp; [Numbers.I62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6] &gt; 0; &quot;[b]&quot; &amp; [Numbers.B626] &amp; &quot;. &quot; &amp; &quot;[url=&quot; &amp; [Numbers.E626] &amp; &quot;]&quot; &amp; [Numbers.D626] &amp; &quot;[/url][/b] (&quot; &amp; [Numbers.G626] &amp; &quot;, &quot;  &amp; IF([Numbers.F626] &gt;= 2020; &quot;[b]&quot;; &quot;&quot;) &amp; [Numbers.F626] &amp; IF([Numbers.F626] &gt;= 2020; &quot;[/b]&quot;; &quot;&quot;)  &amp; &quot;, &quot; &amp; [Numbers.H626] &amp; &quot;) [sup][&quot; &amp; [Numbers.C626] &amp; &quot;: &quot; &amp; [Numbers.I62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7] &gt; 0; &quot;[b]&quot; &amp; [Numbers.B627] &amp; &quot;. &quot; &amp; &quot;[url=&quot; &amp; [Numbers.E627] &amp; &quot;]&quot; &amp; [Numbers.D627] &amp; &quot;[/url][/b] (&quot; &amp; [Numbers.G627] &amp; &quot;, &quot;  &amp; IF([Numbers.F627] &gt;= 2020; &quot;[b]&quot;; &quot;&quot;) &amp; [Numbers.F627] &amp; IF([Numbers.F627] &gt;= 2020; &quot;[/b]&quot;; &quot;&quot;)  &amp; &quot;, &quot; &amp; [Numbers.H627] &amp; &quot;) [sup][&quot; &amp; [Numbers.C627] &amp; &quot;: &quot; &amp; [Numbers.I62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8] &gt; 0; &quot;[b]&quot; &amp; [Numbers.B628] &amp; &quot;. &quot; &amp; &quot;[url=&quot; &amp; [Numbers.E628] &amp; &quot;]&quot; &amp; [Numbers.D628] &amp; &quot;[/url][/b] (&quot; &amp; [Numbers.G628] &amp; &quot;, &quot;  &amp; IF([Numbers.F628] &gt;= 2020; &quot;[b]&quot;; &quot;&quot;) &amp; [Numbers.F628] &amp; IF([Numbers.F628] &gt;= 2020; &quot;[/b]&quot;; &quot;&quot;)  &amp; &quot;, &quot; &amp; [Numbers.H628] &amp; &quot;) [sup][&quot; &amp; [Numbers.C628] &amp; &quot;: &quot; &amp; [Numbers.I62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29] &gt; 0; &quot;[b]&quot; &amp; [Numbers.B629] &amp; &quot;. &quot; &amp; &quot;[url=&quot; &amp; [Numbers.E629] &amp; &quot;]&quot; &amp; [Numbers.D629] &amp; &quot;[/url][/b] (&quot; &amp; [Numbers.G629] &amp; &quot;, &quot;  &amp; IF([Numbers.F629] &gt;= 2020; &quot;[b]&quot;; &quot;&quot;) &amp; [Numbers.F629] &amp; IF([Numbers.F629] &gt;= 2020; &quot;[/b]&quot;; &quot;&quot;)  &amp; &quot;, &quot; &amp; [Numbers.H629] &amp; &quot;) [sup][&quot; &amp; [Numbers.C629] &amp; &quot;: &quot; &amp; [Numbers.I62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0] &gt; 0; &quot;[b]&quot; &amp; [Numbers.B630] &amp; &quot;. &quot; &amp; &quot;[url=&quot; &amp; [Numbers.E630] &amp; &quot;]&quot; &amp; [Numbers.D630] &amp; &quot;[/url][/b] (&quot; &amp; [Numbers.G630] &amp; &quot;, &quot;  &amp; IF([Numbers.F630] &gt;= 2020; &quot;[b]&quot;; &quot;&quot;) &amp; [Numbers.F630] &amp; IF([Numbers.F630] &gt;= 2020; &quot;[/b]&quot;; &quot;&quot;)  &amp; &quot;, &quot; &amp; [Numbers.H630] &amp; &quot;) [sup][&quot; &amp; [Numbers.C630] &amp; &quot;: &quot; &amp; [Numbers.I63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1] &gt; 0; &quot;[b]&quot; &amp; [Numbers.B631] &amp; &quot;. &quot; &amp; &quot;[url=&quot; &amp; [Numbers.E631] &amp; &quot;]&quot; &amp; [Numbers.D631] &amp; &quot;[/url][/b] (&quot; &amp; [Numbers.G631] &amp; &quot;, &quot;  &amp; IF([Numbers.F631] &gt;= 2020; &quot;[b]&quot;; &quot;&quot;) &amp; [Numbers.F631] &amp; IF([Numbers.F631] &gt;= 2020; &quot;[/b]&quot;; &quot;&quot;)  &amp; &quot;, &quot; &amp; [Numbers.H631] &amp; &quot;) [sup][&quot; &amp; [Numbers.C631] &amp; &quot;: &quot; &amp; [Numbers.I63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2] &gt; 0; &quot;[b]&quot; &amp; [Numbers.B632] &amp; &quot;. &quot; &amp; &quot;[url=&quot; &amp; [Numbers.E632] &amp; &quot;]&quot; &amp; [Numbers.D632] &amp; &quot;[/url][/b] (&quot; &amp; [Numbers.G632] &amp; &quot;, &quot;  &amp; IF([Numbers.F632] &gt;= 2020; &quot;[b]&quot;; &quot;&quot;) &amp; [Numbers.F632] &amp; IF([Numbers.F632] &gt;= 2020; &quot;[/b]&quot;; &quot;&quot;)  &amp; &quot;, &quot; &amp; [Numbers.H632] &amp; &quot;) [sup][&quot; &amp; [Numbers.C632] &amp; &quot;: &quot; &amp; [Numbers.I63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3] &gt; 0; &quot;[b]&quot; &amp; [Numbers.B633] &amp; &quot;. &quot; &amp; &quot;[url=&quot; &amp; [Numbers.E633] &amp; &quot;]&quot; &amp; [Numbers.D633] &amp; &quot;[/url][/b] (&quot; &amp; [Numbers.G633] &amp; &quot;, &quot;  &amp; IF([Numbers.F633] &gt;= 2020; &quot;[b]&quot;; &quot;&quot;) &amp; [Numbers.F633] &amp; IF([Numbers.F633] &gt;= 2020; &quot;[/b]&quot;; &quot;&quot;)  &amp; &quot;, &quot; &amp; [Numbers.H633] &amp; &quot;) [sup][&quot; &amp; [Numbers.C633] &amp; &quot;: &quot; &amp; [Numbers.I63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4] &gt; 0; &quot;[b]&quot; &amp; [Numbers.B634] &amp; &quot;. &quot; &amp; &quot;[url=&quot; &amp; [Numbers.E634] &amp; &quot;]&quot; &amp; [Numbers.D634] &amp; &quot;[/url][/b] (&quot; &amp; [Numbers.G634] &amp; &quot;, &quot;  &amp; IF([Numbers.F634] &gt;= 2020; &quot;[b]&quot;; &quot;&quot;) &amp; [Numbers.F634] &amp; IF([Numbers.F634] &gt;= 2020; &quot;[/b]&quot;; &quot;&quot;)  &amp; &quot;, &quot; &amp; [Numbers.H634] &amp; &quot;) [sup][&quot; &amp; [Numbers.C634] &amp; &quot;: &quot; &amp; [Numbers.I63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5] &gt; 0; &quot;[b]&quot; &amp; [Numbers.B635] &amp; &quot;. &quot; &amp; &quot;[url=&quot; &amp; [Numbers.E635] &amp; &quot;]&quot; &amp; [Numbers.D635] &amp; &quot;[/url][/b] (&quot; &amp; [Numbers.G635] &amp; &quot;, &quot;  &amp; IF([Numbers.F635] &gt;= 2020; &quot;[b]&quot;; &quot;&quot;) &amp; [Numbers.F635] &amp; IF([Numbers.F635] &gt;= 2020; &quot;[/b]&quot;; &quot;&quot;)  &amp; &quot;, &quot; &amp; [Numbers.H635] &amp; &quot;) [sup][&quot; &amp; [Numbers.C635] &amp; &quot;: &quot; &amp; [Numbers.I63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6] &gt; 0; &quot;[b]&quot; &amp; [Numbers.B636] &amp; &quot;. &quot; &amp; &quot;[url=&quot; &amp; [Numbers.E636] &amp; &quot;]&quot; &amp; [Numbers.D636] &amp; &quot;[/url][/b] (&quot; &amp; [Numbers.G636] &amp; &quot;, &quot;  &amp; IF([Numbers.F636] &gt;= 2020; &quot;[b]&quot;; &quot;&quot;) &amp; [Numbers.F636] &amp; IF([Numbers.F636] &gt;= 2020; &quot;[/b]&quot;; &quot;&quot;)  &amp; &quot;, &quot; &amp; [Numbers.H636] &amp; &quot;) [sup][&quot; &amp; [Numbers.C636] &amp; &quot;: &quot; &amp; [Numbers.I63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7] &gt; 0; &quot;[b]&quot; &amp; [Numbers.B637] &amp; &quot;. &quot; &amp; &quot;[url=&quot; &amp; [Numbers.E637] &amp; &quot;]&quot; &amp; [Numbers.D637] &amp; &quot;[/url][/b] (&quot; &amp; [Numbers.G637] &amp; &quot;, &quot;  &amp; IF([Numbers.F637] &gt;= 2020; &quot;[b]&quot;; &quot;&quot;) &amp; [Numbers.F637] &amp; IF([Numbers.F637] &gt;= 2020; &quot;[/b]&quot;; &quot;&quot;)  &amp; &quot;, &quot; &amp; [Numbers.H637] &amp; &quot;) [sup][&quot; &amp; [Numbers.C637] &amp; &quot;: &quot; &amp; [Numbers.I63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8] &gt; 0; &quot;[b]&quot; &amp; [Numbers.B638] &amp; &quot;. &quot; &amp; &quot;[url=&quot; &amp; [Numbers.E638] &amp; &quot;]&quot; &amp; [Numbers.D638] &amp; &quot;[/url][/b] (&quot; &amp; [Numbers.G638] &amp; &quot;, &quot;  &amp; IF([Numbers.F638] &gt;= 2020; &quot;[b]&quot;; &quot;&quot;) &amp; [Numbers.F638] &amp; IF([Numbers.F638] &gt;= 2020; &quot;[/b]&quot;; &quot;&quot;)  &amp; &quot;, &quot; &amp; [Numbers.H638] &amp; &quot;) [sup][&quot; &amp; [Numbers.C638] &amp; &quot;: &quot; &amp; [Numbers.I63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39] &gt; 0; &quot;[b]&quot; &amp; [Numbers.B639] &amp; &quot;. &quot; &amp; &quot;[url=&quot; &amp; [Numbers.E639] &amp; &quot;]&quot; &amp; [Numbers.D639] &amp; &quot;[/url][/b] (&quot; &amp; [Numbers.G639] &amp; &quot;, &quot;  &amp; IF([Numbers.F639] &gt;= 2020; &quot;[b]&quot;; &quot;&quot;) &amp; [Numbers.F639] &amp; IF([Numbers.F639] &gt;= 2020; &quot;[/b]&quot;; &quot;&quot;)  &amp; &quot;, &quot; &amp; [Numbers.H639] &amp; &quot;) [sup][&quot; &amp; [Numbers.C639] &amp; &quot;: &quot; &amp; [Numbers.I63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0] &gt; 0; &quot;[b]&quot; &amp; [Numbers.B640] &amp; &quot;. &quot; &amp; &quot;[url=&quot; &amp; [Numbers.E640] &amp; &quot;]&quot; &amp; [Numbers.D640] &amp; &quot;[/url][/b] (&quot; &amp; [Numbers.G640] &amp; &quot;, &quot;  &amp; IF([Numbers.F640] &gt;= 2020; &quot;[b]&quot;; &quot;&quot;) &amp; [Numbers.F640] &amp; IF([Numbers.F640] &gt;= 2020; &quot;[/b]&quot;; &quot;&quot;)  &amp; &quot;, &quot; &amp; [Numbers.H640] &amp; &quot;) [sup][&quot; &amp; [Numbers.C640] &amp; &quot;: &quot; &amp; [Numbers.I64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1] &gt; 0; &quot;[b]&quot; &amp; [Numbers.B641] &amp; &quot;. &quot; &amp; &quot;[url=&quot; &amp; [Numbers.E641] &amp; &quot;]&quot; &amp; [Numbers.D641] &amp; &quot;[/url][/b] (&quot; &amp; [Numbers.G641] &amp; &quot;, &quot;  &amp; IF([Numbers.F641] &gt;= 2020; &quot;[b]&quot;; &quot;&quot;) &amp; [Numbers.F641] &amp; IF([Numbers.F641] &gt;= 2020; &quot;[/b]&quot;; &quot;&quot;)  &amp; &quot;, &quot; &amp; [Numbers.H641] &amp; &quot;) [sup][&quot; &amp; [Numbers.C641] &amp; &quot;: &quot; &amp; [Numbers.I64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2] &gt; 0; &quot;[b]&quot; &amp; [Numbers.B642] &amp; &quot;. &quot; &amp; &quot;[url=&quot; &amp; [Numbers.E642] &amp; &quot;]&quot; &amp; [Numbers.D642] &amp; &quot;[/url][/b] (&quot; &amp; [Numbers.G642] &amp; &quot;, &quot;  &amp; IF([Numbers.F642] &gt;= 2020; &quot;[b]&quot;; &quot;&quot;) &amp; [Numbers.F642] &amp; IF([Numbers.F642] &gt;= 2020; &quot;[/b]&quot;; &quot;&quot;)  &amp; &quot;, &quot; &amp; [Numbers.H642] &amp; &quot;) [sup][&quot; &amp; [Numbers.C642] &amp; &quot;: &quot; &amp; [Numbers.I64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3] &gt; 0; &quot;[b]&quot; &amp; [Numbers.B643] &amp; &quot;. &quot; &amp; &quot;[url=&quot; &amp; [Numbers.E643] &amp; &quot;]&quot; &amp; [Numbers.D643] &amp; &quot;[/url][/b] (&quot; &amp; [Numbers.G643] &amp; &quot;, &quot;  &amp; IF([Numbers.F643] &gt;= 2020; &quot;[b]&quot;; &quot;&quot;) &amp; [Numbers.F643] &amp; IF([Numbers.F643] &gt;= 2020; &quot;[/b]&quot;; &quot;&quot;)  &amp; &quot;, &quot; &amp; [Numbers.H643] &amp; &quot;) [sup][&quot; &amp; [Numbers.C643] &amp; &quot;: &quot; &amp; [Numbers.I64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4] &gt; 0; &quot;[b]&quot; &amp; [Numbers.B644] &amp; &quot;. &quot; &amp; &quot;[url=&quot; &amp; [Numbers.E644] &amp; &quot;]&quot; &amp; [Numbers.D644] &amp; &quot;[/url][/b] (&quot; &amp; [Numbers.G644] &amp; &quot;, &quot;  &amp; IF([Numbers.F644] &gt;= 2020; &quot;[b]&quot;; &quot;&quot;) &amp; [Numbers.F644] &amp; IF([Numbers.F644] &gt;= 2020; &quot;[/b]&quot;; &quot;&quot;)  &amp; &quot;, &quot; &amp; [Numbers.H644] &amp; &quot;) [sup][&quot; &amp; [Numbers.C644] &amp; &quot;: &quot; &amp; [Numbers.I64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5] &gt; 0; &quot;[b]&quot; &amp; [Numbers.B645] &amp; &quot;. &quot; &amp; &quot;[url=&quot; &amp; [Numbers.E645] &amp; &quot;]&quot; &amp; [Numbers.D645] &amp; &quot;[/url][/b] (&quot; &amp; [Numbers.G645] &amp; &quot;, &quot;  &amp; IF([Numbers.F645] &gt;= 2020; &quot;[b]&quot;; &quot;&quot;) &amp; [Numbers.F645] &amp; IF([Numbers.F645] &gt;= 2020; &quot;[/b]&quot;; &quot;&quot;)  &amp; &quot;, &quot; &amp; [Numbers.H645] &amp; &quot;) [sup][&quot; &amp; [Numbers.C645] &amp; &quot;: &quot; &amp; [Numbers.I64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6] &gt; 0; &quot;[b]&quot; &amp; [Numbers.B646] &amp; &quot;. &quot; &amp; &quot;[url=&quot; &amp; [Numbers.E646] &amp; &quot;]&quot; &amp; [Numbers.D646] &amp; &quot;[/url][/b] (&quot; &amp; [Numbers.G646] &amp; &quot;, &quot;  &amp; IF([Numbers.F646] &gt;= 2020; &quot;[b]&quot;; &quot;&quot;) &amp; [Numbers.F646] &amp; IF([Numbers.F646] &gt;= 2020; &quot;[/b]&quot;; &quot;&quot;)  &amp; &quot;, &quot; &amp; [Numbers.H646] &amp; &quot;) [sup][&quot; &amp; [Numbers.C646] &amp; &quot;: &quot; &amp; [Numbers.I64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7] &gt; 0; &quot;[b]&quot; &amp; [Numbers.B647] &amp; &quot;. &quot; &amp; &quot;[url=&quot; &amp; [Numbers.E647] &amp; &quot;]&quot; &amp; [Numbers.D647] &amp; &quot;[/url][/b] (&quot; &amp; [Numbers.G647] &amp; &quot;, &quot;  &amp; IF([Numbers.F647] &gt;= 2020; &quot;[b]&quot;; &quot;&quot;) &amp; [Numbers.F647] &amp; IF([Numbers.F647] &gt;= 2020; &quot;[/b]&quot;; &quot;&quot;)  &amp; &quot;, &quot; &amp; [Numbers.H647] &amp; &quot;) [sup][&quot; &amp; [Numbers.C647] &amp; &quot;: &quot; &amp; [Numbers.I64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8] &gt; 0; &quot;[b]&quot; &amp; [Numbers.B648] &amp; &quot;. &quot; &amp; &quot;[url=&quot; &amp; [Numbers.E648] &amp; &quot;]&quot; &amp; [Numbers.D648] &amp; &quot;[/url][/b] (&quot; &amp; [Numbers.G648] &amp; &quot;, &quot;  &amp; IF([Numbers.F648] &gt;= 2020; &quot;[b]&quot;; &quot;&quot;) &amp; [Numbers.F648] &amp; IF([Numbers.F648] &gt;= 2020; &quot;[/b]&quot;; &quot;&quot;)  &amp; &quot;, &quot; &amp; [Numbers.H648] &amp; &quot;) [sup][&quot; &amp; [Numbers.C648] &amp; &quot;: &quot; &amp; [Numbers.I64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49] &gt; 0; &quot;[b]&quot; &amp; [Numbers.B649] &amp; &quot;. &quot; &amp; &quot;[url=&quot; &amp; [Numbers.E649] &amp; &quot;]&quot; &amp; [Numbers.D649] &amp; &quot;[/url][/b] (&quot; &amp; [Numbers.G649] &amp; &quot;, &quot;  &amp; IF([Numbers.F649] &gt;= 2020; &quot;[b]&quot;; &quot;&quot;) &amp; [Numbers.F649] &amp; IF([Numbers.F649] &gt;= 2020; &quot;[/b]&quot;; &quot;&quot;)  &amp; &quot;, &quot; &amp; [Numbers.H649] &amp; &quot;) [sup][&quot; &amp; [Numbers.C649] &amp; &quot;: &quot; &amp; [Numbers.I64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0] &gt; 0; &quot;[b]&quot; &amp; [Numbers.B650] &amp; &quot;. &quot; &amp; &quot;[url=&quot; &amp; [Numbers.E650] &amp; &quot;]&quot; &amp; [Numbers.D650] &amp; &quot;[/url][/b] (&quot; &amp; [Numbers.G650] &amp; &quot;, &quot;  &amp; IF([Numbers.F650] &gt;= 2020; &quot;[b]&quot;; &quot;&quot;) &amp; [Numbers.F650] &amp; IF([Numbers.F650] &gt;= 2020; &quot;[/b]&quot;; &quot;&quot;)  &amp; &quot;, &quot; &amp; [Numbers.H650] &amp; &quot;) [sup][&quot; &amp; [Numbers.C650] &amp; &quot;: &quot; &amp; [Numbers.I65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1] &gt; 0; &quot;[b]&quot; &amp; [Numbers.B651] &amp; &quot;. &quot; &amp; &quot;[url=&quot; &amp; [Numbers.E651] &amp; &quot;]&quot; &amp; [Numbers.D651] &amp; &quot;[/url][/b] (&quot; &amp; [Numbers.G651] &amp; &quot;, &quot;  &amp; IF([Numbers.F651] &gt;= 2020; &quot;[b]&quot;; &quot;&quot;) &amp; [Numbers.F651] &amp; IF([Numbers.F651] &gt;= 2020; &quot;[/b]&quot;; &quot;&quot;)  &amp; &quot;, &quot; &amp; [Numbers.H651] &amp; &quot;) [sup][&quot; &amp; [Numbers.C651] &amp; &quot;: &quot; &amp; [Numbers.I65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2] &gt; 0; &quot;[b]&quot; &amp; [Numbers.B652] &amp; &quot;. &quot; &amp; &quot;[url=&quot; &amp; [Numbers.E652] &amp; &quot;]&quot; &amp; [Numbers.D652] &amp; &quot;[/url][/b] (&quot; &amp; [Numbers.G652] &amp; &quot;, &quot;  &amp; IF([Numbers.F652] &gt;= 2020; &quot;[b]&quot;; &quot;&quot;) &amp; [Numbers.F652] &amp; IF([Numbers.F652] &gt;= 2020; &quot;[/b]&quot;; &quot;&quot;)  &amp; &quot;, &quot; &amp; [Numbers.H652] &amp; &quot;) [sup][&quot; &amp; [Numbers.C652] &amp; &quot;: &quot; &amp; [Numbers.I65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3] &gt; 0; &quot;[b]&quot; &amp; [Numbers.B653] &amp; &quot;. &quot; &amp; &quot;[url=&quot; &amp; [Numbers.E653] &amp; &quot;]&quot; &amp; [Numbers.D653] &amp; &quot;[/url][/b] (&quot; &amp; [Numbers.G653] &amp; &quot;, &quot;  &amp; IF([Numbers.F653] &gt;= 2020; &quot;[b]&quot;; &quot;&quot;) &amp; [Numbers.F653] &amp; IF([Numbers.F653] &gt;= 2020; &quot;[/b]&quot;; &quot;&quot;)  &amp; &quot;, &quot; &amp; [Numbers.H653] &amp; &quot;) [sup][&quot; &amp; [Numbers.C653] &amp; &quot;: &quot; &amp; [Numbers.I65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4] &gt; 0; &quot;[b]&quot; &amp; [Numbers.B654] &amp; &quot;. &quot; &amp; &quot;[url=&quot; &amp; [Numbers.E654] &amp; &quot;]&quot; &amp; [Numbers.D654] &amp; &quot;[/url][/b] (&quot; &amp; [Numbers.G654] &amp; &quot;, &quot;  &amp; IF([Numbers.F654] &gt;= 2020; &quot;[b]&quot;; &quot;&quot;) &amp; [Numbers.F654] &amp; IF([Numbers.F654] &gt;= 2020; &quot;[/b]&quot;; &quot;&quot;)  &amp; &quot;, &quot; &amp; [Numbers.H654] &amp; &quot;) [sup][&quot; &amp; [Numbers.C654] &amp; &quot;: &quot; &amp; [Numbers.I65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5] &gt; 0; &quot;[b]&quot; &amp; [Numbers.B655] &amp; &quot;. &quot; &amp; &quot;[url=&quot; &amp; [Numbers.E655] &amp; &quot;]&quot; &amp; [Numbers.D655] &amp; &quot;[/url][/b] (&quot; &amp; [Numbers.G655] &amp; &quot;, &quot;  &amp; IF([Numbers.F655] &gt;= 2020; &quot;[b]&quot;; &quot;&quot;) &amp; [Numbers.F655] &amp; IF([Numbers.F655] &gt;= 2020; &quot;[/b]&quot;; &quot;&quot;)  &amp; &quot;, &quot; &amp; [Numbers.H655] &amp; &quot;) [sup][&quot; &amp; [Numbers.C655] &amp; &quot;: &quot; &amp; [Numbers.I65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6] &gt; 0; &quot;[b]&quot; &amp; [Numbers.B656] &amp; &quot;. &quot; &amp; &quot;[url=&quot; &amp; [Numbers.E656] &amp; &quot;]&quot; &amp; [Numbers.D656] &amp; &quot;[/url][/b] (&quot; &amp; [Numbers.G656] &amp; &quot;, &quot;  &amp; IF([Numbers.F656] &gt;= 2020; &quot;[b]&quot;; &quot;&quot;) &amp; [Numbers.F656] &amp; IF([Numbers.F656] &gt;= 2020; &quot;[/b]&quot;; &quot;&quot;)  &amp; &quot;, &quot; &amp; [Numbers.H656] &amp; &quot;) [sup][&quot; &amp; [Numbers.C656] &amp; &quot;: &quot; &amp; [Numbers.I65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7] &gt; 0; &quot;[b]&quot; &amp; [Numbers.B657] &amp; &quot;. &quot; &amp; &quot;[url=&quot; &amp; [Numbers.E657] &amp; &quot;]&quot; &amp; [Numbers.D657] &amp; &quot;[/url][/b] (&quot; &amp; [Numbers.G657] &amp; &quot;, &quot;  &amp; IF([Numbers.F657] &gt;= 2020; &quot;[b]&quot;; &quot;&quot;) &amp; [Numbers.F657] &amp; IF([Numbers.F657] &gt;= 2020; &quot;[/b]&quot;; &quot;&quot;)  &amp; &quot;, &quot; &amp; [Numbers.H657] &amp; &quot;) [sup][&quot; &amp; [Numbers.C657] &amp; &quot;: &quot; &amp; [Numbers.I65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8] &gt; 0; &quot;[b]&quot; &amp; [Numbers.B658] &amp; &quot;. &quot; &amp; &quot;[url=&quot; &amp; [Numbers.E658] &amp; &quot;]&quot; &amp; [Numbers.D658] &amp; &quot;[/url][/b] (&quot; &amp; [Numbers.G658] &amp; &quot;, &quot;  &amp; IF([Numbers.F658] &gt;= 2020; &quot;[b]&quot;; &quot;&quot;) &amp; [Numbers.F658] &amp; IF([Numbers.F658] &gt;= 2020; &quot;[/b]&quot;; &quot;&quot;)  &amp; &quot;, &quot; &amp; [Numbers.H658] &amp; &quot;) [sup][&quot; &amp; [Numbers.C658] &amp; &quot;: &quot; &amp; [Numbers.I65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59] &gt; 0; &quot;[b]&quot; &amp; [Numbers.B659] &amp; &quot;. &quot; &amp; &quot;[url=&quot; &amp; [Numbers.E659] &amp; &quot;]&quot; &amp; [Numbers.D659] &amp; &quot;[/url][/b] (&quot; &amp; [Numbers.G659] &amp; &quot;, &quot;  &amp; IF([Numbers.F659] &gt;= 2020; &quot;[b]&quot;; &quot;&quot;) &amp; [Numbers.F659] &amp; IF([Numbers.F659] &gt;= 2020; &quot;[/b]&quot;; &quot;&quot;)  &amp; &quot;, &quot; &amp; [Numbers.H659] &amp; &quot;) [sup][&quot; &amp; [Numbers.C659] &amp; &quot;: &quot; &amp; [Numbers.I65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0] &gt; 0; &quot;[b]&quot; &amp; [Numbers.B660] &amp; &quot;. &quot; &amp; &quot;[url=&quot; &amp; [Numbers.E660] &amp; &quot;]&quot; &amp; [Numbers.D660] &amp; &quot;[/url][/b] (&quot; &amp; [Numbers.G660] &amp; &quot;, &quot;  &amp; IF([Numbers.F660] &gt;= 2020; &quot;[b]&quot;; &quot;&quot;) &amp; [Numbers.F660] &amp; IF([Numbers.F660] &gt;= 2020; &quot;[/b]&quot;; &quot;&quot;)  &amp; &quot;, &quot; &amp; [Numbers.H660] &amp; &quot;) [sup][&quot; &amp; [Numbers.C660] &amp; &quot;: &quot; &amp; [Numbers.I66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1] &gt; 0; &quot;[b]&quot; &amp; [Numbers.B661] &amp; &quot;. &quot; &amp; &quot;[url=&quot; &amp; [Numbers.E661] &amp; &quot;]&quot; &amp; [Numbers.D661] &amp; &quot;[/url][/b] (&quot; &amp; [Numbers.G661] &amp; &quot;, &quot;  &amp; IF([Numbers.F661] &gt;= 2020; &quot;[b]&quot;; &quot;&quot;) &amp; [Numbers.F661] &amp; IF([Numbers.F661] &gt;= 2020; &quot;[/b]&quot;; &quot;&quot;)  &amp; &quot;, &quot; &amp; [Numbers.H661] &amp; &quot;) [sup][&quot; &amp; [Numbers.C661] &amp; &quot;: &quot; &amp; [Numbers.I66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2] &gt; 0; &quot;[b]&quot; &amp; [Numbers.B662] &amp; &quot;. &quot; &amp; &quot;[url=&quot; &amp; [Numbers.E662] &amp; &quot;]&quot; &amp; [Numbers.D662] &amp; &quot;[/url][/b] (&quot; &amp; [Numbers.G662] &amp; &quot;, &quot;  &amp; IF([Numbers.F662] &gt;= 2020; &quot;[b]&quot;; &quot;&quot;) &amp; [Numbers.F662] &amp; IF([Numbers.F662] &gt;= 2020; &quot;[/b]&quot;; &quot;&quot;)  &amp; &quot;, &quot; &amp; [Numbers.H662] &amp; &quot;) [sup][&quot; &amp; [Numbers.C662] &amp; &quot;: &quot; &amp; [Numbers.I66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3] &gt; 0; &quot;[b]&quot; &amp; [Numbers.B663] &amp; &quot;. &quot; &amp; &quot;[url=&quot; &amp; [Numbers.E663] &amp; &quot;]&quot; &amp; [Numbers.D663] &amp; &quot;[/url][/b] (&quot; &amp; [Numbers.G663] &amp; &quot;, &quot;  &amp; IF([Numbers.F663] &gt;= 2020; &quot;[b]&quot;; &quot;&quot;) &amp; [Numbers.F663] &amp; IF([Numbers.F663] &gt;= 2020; &quot;[/b]&quot;; &quot;&quot;)  &amp; &quot;, &quot; &amp; [Numbers.H663] &amp; &quot;) [sup][&quot; &amp; [Numbers.C663] &amp; &quot;: &quot; &amp; [Numbers.I66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4] &gt; 0; &quot;[b]&quot; &amp; [Numbers.B664] &amp; &quot;. &quot; &amp; &quot;[url=&quot; &amp; [Numbers.E664] &amp; &quot;]&quot; &amp; [Numbers.D664] &amp; &quot;[/url][/b] (&quot; &amp; [Numbers.G664] &amp; &quot;, &quot;  &amp; IF([Numbers.F664] &gt;= 2020; &quot;[b]&quot;; &quot;&quot;) &amp; [Numbers.F664] &amp; IF([Numbers.F664] &gt;= 2020; &quot;[/b]&quot;; &quot;&quot;)  &amp; &quot;, &quot; &amp; [Numbers.H664] &amp; &quot;) [sup][&quot; &amp; [Numbers.C664] &amp; &quot;: &quot; &amp; [Numbers.I66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5] &gt; 0; &quot;[b]&quot; &amp; [Numbers.B665] &amp; &quot;. &quot; &amp; &quot;[url=&quot; &amp; [Numbers.E665] &amp; &quot;]&quot; &amp; [Numbers.D665] &amp; &quot;[/url][/b] (&quot; &amp; [Numbers.G665] &amp; &quot;, &quot;  &amp; IF([Numbers.F665] &gt;= 2020; &quot;[b]&quot;; &quot;&quot;) &amp; [Numbers.F665] &amp; IF([Numbers.F665] &gt;= 2020; &quot;[/b]&quot;; &quot;&quot;)  &amp; &quot;, &quot; &amp; [Numbers.H665] &amp; &quot;) [sup][&quot; &amp; [Numbers.C665] &amp; &quot;: &quot; &amp; [Numbers.I66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6] &gt; 0; &quot;[b]&quot; &amp; [Numbers.B666] &amp; &quot;. &quot; &amp; &quot;[url=&quot; &amp; [Numbers.E666] &amp; &quot;]&quot; &amp; [Numbers.D666] &amp; &quot;[/url][/b] (&quot; &amp; [Numbers.G666] &amp; &quot;, &quot;  &amp; IF([Numbers.F666] &gt;= 2020; &quot;[b]&quot;; &quot;&quot;) &amp; [Numbers.F666] &amp; IF([Numbers.F666] &gt;= 2020; &quot;[/b]&quot;; &quot;&quot;)  &amp; &quot;, &quot; &amp; [Numbers.H666] &amp; &quot;) [sup][&quot; &amp; [Numbers.C666] &amp; &quot;: &quot; &amp; [Numbers.I66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7] &gt; 0; &quot;[b]&quot; &amp; [Numbers.B667] &amp; &quot;. &quot; &amp; &quot;[url=&quot; &amp; [Numbers.E667] &amp; &quot;]&quot; &amp; [Numbers.D667] &amp; &quot;[/url][/b] (&quot; &amp; [Numbers.G667] &amp; &quot;, &quot;  &amp; IF([Numbers.F667] &gt;= 2020; &quot;[b]&quot;; &quot;&quot;) &amp; [Numbers.F667] &amp; IF([Numbers.F667] &gt;= 2020; &quot;[/b]&quot;; &quot;&quot;)  &amp; &quot;, &quot; &amp; [Numbers.H667] &amp; &quot;) [sup][&quot; &amp; [Numbers.C667] &amp; &quot;: &quot; &amp; [Numbers.I6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8] &gt; 0; &quot;[b]&quot; &amp; [Numbers.B668] &amp; &quot;. &quot; &amp; &quot;[url=&quot; &amp; [Numbers.E668] &amp; &quot;]&quot; &amp; [Numbers.D668] &amp; &quot;[/url][/b] (&quot; &amp; [Numbers.G668] &amp; &quot;, &quot;  &amp; IF([Numbers.F668] &gt;= 2020; &quot;[b]&quot;; &quot;&quot;) &amp; [Numbers.F668] &amp; IF([Numbers.F668] &gt;= 2020; &quot;[/b]&quot;; &quot;&quot;)  &amp; &quot;, &quot; &amp; [Numbers.H668] &amp; &quot;) [sup][&quot; &amp; [Numbers.C668] &amp; &quot;: &quot; &amp; [Numbers.I6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69] &gt; 0; &quot;[b]&quot; &amp; [Numbers.B669] &amp; &quot;. &quot; &amp; &quot;[url=&quot; &amp; [Numbers.E669] &amp; &quot;]&quot; &amp; [Numbers.D669] &amp; &quot;[/url][/b] (&quot; &amp; [Numbers.G669] &amp; &quot;, &quot;  &amp; IF([Numbers.F669] &gt;= 2020; &quot;[b]&quot;; &quot;&quot;) &amp; [Numbers.F669] &amp; IF([Numbers.F669] &gt;= 2020; &quot;[/b]&quot;; &quot;&quot;)  &amp; &quot;, &quot; &amp; [Numbers.H669] &amp; &quot;) [sup][&quot; &amp; [Numbers.C669] &amp; &quot;: &quot; &amp; [Numbers.I6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0] &gt; 0; &quot;[b]&quot; &amp; [Numbers.B670] &amp; &quot;. &quot; &amp; &quot;[url=&quot; &amp; [Numbers.E670] &amp; &quot;]&quot; &amp; [Numbers.D670] &amp; &quot;[/url][/b] (&quot; &amp; [Numbers.G670] &amp; &quot;, &quot;  &amp; IF([Numbers.F670] &gt;= 2020; &quot;[b]&quot;; &quot;&quot;) &amp; [Numbers.F670] &amp; IF([Numbers.F670] &gt;= 2020; &quot;[/b]&quot;; &quot;&quot;)  &amp; &quot;, &quot; &amp; [Numbers.H670] &amp; &quot;) [sup][&quot; &amp; [Numbers.C670] &amp; &quot;: &quot; &amp; [Numbers.I6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1] &gt; 0; &quot;[b]&quot; &amp; [Numbers.B671] &amp; &quot;. &quot; &amp; &quot;[url=&quot; &amp; [Numbers.E671] &amp; &quot;]&quot; &amp; [Numbers.D671] &amp; &quot;[/url][/b] (&quot; &amp; [Numbers.G671] &amp; &quot;, &quot;  &amp; IF([Numbers.F671] &gt;= 2020; &quot;[b]&quot;; &quot;&quot;) &amp; [Numbers.F671] &amp; IF([Numbers.F671] &gt;= 2020; &quot;[/b]&quot;; &quot;&quot;)  &amp; &quot;, &quot; &amp; [Numbers.H671] &amp; &quot;) [sup][&quot; &amp; [Numbers.C671] &amp; &quot;: &quot; &amp; [Numbers.I6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2] &gt; 0; &quot;[b]&quot; &amp; [Numbers.B672] &amp; &quot;. &quot; &amp; &quot;[url=&quot; &amp; [Numbers.E672] &amp; &quot;]&quot; &amp; [Numbers.D672] &amp; &quot;[/url][/b] (&quot; &amp; [Numbers.G672] &amp; &quot;, &quot;  &amp; IF([Numbers.F672] &gt;= 2020; &quot;[b]&quot;; &quot;&quot;) &amp; [Numbers.F672] &amp; IF([Numbers.F672] &gt;= 2020; &quot;[/b]&quot;; &quot;&quot;)  &amp; &quot;, &quot; &amp; [Numbers.H672] &amp; &quot;) [sup][&quot; &amp; [Numbers.C672] &amp; &quot;: &quot; &amp; [Numbers.I6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3] &gt; 0; &quot;[b]&quot; &amp; [Numbers.B673] &amp; &quot;. &quot; &amp; &quot;[url=&quot; &amp; [Numbers.E673] &amp; &quot;]&quot; &amp; [Numbers.D673] &amp; &quot;[/url][/b] (&quot; &amp; [Numbers.G673] &amp; &quot;, &quot;  &amp; IF([Numbers.F673] &gt;= 2020; &quot;[b]&quot;; &quot;&quot;) &amp; [Numbers.F673] &amp; IF([Numbers.F673] &gt;= 2020; &quot;[/b]&quot;; &quot;&quot;)  &amp; &quot;, &quot; &amp; [Numbers.H673] &amp; &quot;) [sup][&quot; &amp; [Numbers.C673] &amp; &quot;: &quot; &amp; [Numbers.I6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4] &gt; 0; &quot;[b]&quot; &amp; [Numbers.B674] &amp; &quot;. &quot; &amp; &quot;[url=&quot; &amp; [Numbers.E674] &amp; &quot;]&quot; &amp; [Numbers.D674] &amp; &quot;[/url][/b] (&quot; &amp; [Numbers.G674] &amp; &quot;, &quot;  &amp; IF([Numbers.F674] &gt;= 2020; &quot;[b]&quot;; &quot;&quot;) &amp; [Numbers.F674] &amp; IF([Numbers.F674] &gt;= 2020; &quot;[/b]&quot;; &quot;&quot;)  &amp; &quot;, &quot; &amp; [Numbers.H674] &amp; &quot;) [sup][&quot; &amp; [Numbers.C674] &amp; &quot;: &quot; &amp; [Numbers.I6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5] &gt; 0; &quot;[b]&quot; &amp; [Numbers.B675] &amp; &quot;. &quot; &amp; &quot;[url=&quot; &amp; [Numbers.E675] &amp; &quot;]&quot; &amp; [Numbers.D675] &amp; &quot;[/url][/b] (&quot; &amp; [Numbers.G675] &amp; &quot;, &quot;  &amp; IF([Numbers.F675] &gt;= 2020; &quot;[b]&quot;; &quot;&quot;) &amp; [Numbers.F675] &amp; IF([Numbers.F675] &gt;= 2020; &quot;[/b]&quot;; &quot;&quot;)  &amp; &quot;, &quot; &amp; [Numbers.H675] &amp; &quot;) [sup][&quot; &amp; [Numbers.C675] &amp; &quot;: &quot; &amp; [Numbers.I6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6] &gt; 0; &quot;[b]&quot; &amp; [Numbers.B676] &amp; &quot;. &quot; &amp; &quot;[url=&quot; &amp; [Numbers.E676] &amp; &quot;]&quot; &amp; [Numbers.D676] &amp; &quot;[/url][/b] (&quot; &amp; [Numbers.G676] &amp; &quot;, &quot;  &amp; IF([Numbers.F676] &gt;= 2020; &quot;[b]&quot;; &quot;&quot;) &amp; [Numbers.F676] &amp; IF([Numbers.F676] &gt;= 2020; &quot;[/b]&quot;; &quot;&quot;)  &amp; &quot;, &quot; &amp; [Numbers.H676] &amp; &quot;) [sup][&quot; &amp; [Numbers.C676] &amp; &quot;: &quot; &amp; [Numbers.I6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7] &gt; 0; &quot;[b]&quot; &amp; [Numbers.B677] &amp; &quot;. &quot; &amp; &quot;[url=&quot; &amp; [Numbers.E677] &amp; &quot;]&quot; &amp; [Numbers.D677] &amp; &quot;[/url][/b] (&quot; &amp; [Numbers.G677] &amp; &quot;, &quot;  &amp; IF([Numbers.F677] &gt;= 2020; &quot;[b]&quot;; &quot;&quot;) &amp; [Numbers.F677] &amp; IF([Numbers.F677] &gt;= 2020; &quot;[/b]&quot;; &quot;&quot;)  &amp; &quot;, &quot; &amp; [Numbers.H677] &amp; &quot;) [sup][&quot; &amp; [Numbers.C677] &amp; &quot;: &quot; &amp; [Numbers.I6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8] &gt; 0; &quot;[b]&quot; &amp; [Numbers.B678] &amp; &quot;. &quot; &amp; &quot;[url=&quot; &amp; [Numbers.E678] &amp; &quot;]&quot; &amp; [Numbers.D678] &amp; &quot;[/url][/b] (&quot; &amp; [Numbers.G678] &amp; &quot;, &quot;  &amp; IF([Numbers.F678] &gt;= 2020; &quot;[b]&quot;; &quot;&quot;) &amp; [Numbers.F678] &amp; IF([Numbers.F678] &gt;= 2020; &quot;[/b]&quot;; &quot;&quot;)  &amp; &quot;, &quot; &amp; [Numbers.H678] &amp; &quot;) [sup][&quot; &amp; [Numbers.C678] &amp; &quot;: &quot; &amp; [Numbers.I6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79] &gt; 0; &quot;[b]&quot; &amp; [Numbers.B679] &amp; &quot;. &quot; &amp; &quot;[url=&quot; &amp; [Numbers.E679] &amp; &quot;]&quot; &amp; [Numbers.D679] &amp; &quot;[/url][/b] (&quot; &amp; [Numbers.G679] &amp; &quot;, &quot;  &amp; IF([Numbers.F679] &gt;= 2020; &quot;[b]&quot;; &quot;&quot;) &amp; [Numbers.F679] &amp; IF([Numbers.F679] &gt;= 2020; &quot;[/b]&quot;; &quot;&quot;)  &amp; &quot;, &quot; &amp; [Numbers.H679] &amp; &quot;) [sup][&quot; &amp; [Numbers.C679] &amp; &quot;: &quot; &amp; [Numbers.I6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0] &gt; 0; &quot;[b]&quot; &amp; [Numbers.B680] &amp; &quot;. &quot; &amp; &quot;[url=&quot; &amp; [Numbers.E680] &amp; &quot;]&quot; &amp; [Numbers.D680] &amp; &quot;[/url][/b] (&quot; &amp; [Numbers.G680] &amp; &quot;, &quot;  &amp; IF([Numbers.F680] &gt;= 2020; &quot;[b]&quot;; &quot;&quot;) &amp; [Numbers.F680] &amp; IF([Numbers.F680] &gt;= 2020; &quot;[/b]&quot;; &quot;&quot;)  &amp; &quot;, &quot; &amp; [Numbers.H680] &amp; &quot;) [sup][&quot; &amp; [Numbers.C680] &amp; &quot;: &quot; &amp; [Numbers.I6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1] &gt; 0; &quot;[b]&quot; &amp; [Numbers.B681] &amp; &quot;. &quot; &amp; &quot;[url=&quot; &amp; [Numbers.E681] &amp; &quot;]&quot; &amp; [Numbers.D681] &amp; &quot;[/url][/b] (&quot; &amp; [Numbers.G681] &amp; &quot;, &quot;  &amp; IF([Numbers.F681] &gt;= 2020; &quot;[b]&quot;; &quot;&quot;) &amp; [Numbers.F681] &amp; IF([Numbers.F681] &gt;= 2020; &quot;[/b]&quot;; &quot;&quot;)  &amp; &quot;, &quot; &amp; [Numbers.H681] &amp; &quot;) [sup][&quot; &amp; [Numbers.C681] &amp; &quot;: &quot; &amp; [Numbers.I6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2] &gt; 0; &quot;[b]&quot; &amp; [Numbers.B682] &amp; &quot;. &quot; &amp; &quot;[url=&quot; &amp; [Numbers.E682] &amp; &quot;]&quot; &amp; [Numbers.D682] &amp; &quot;[/url][/b] (&quot; &amp; [Numbers.G682] &amp; &quot;, &quot;  &amp; IF([Numbers.F682] &gt;= 2020; &quot;[b]&quot;; &quot;&quot;) &amp; [Numbers.F682] &amp; IF([Numbers.F682] &gt;= 2020; &quot;[/b]&quot;; &quot;&quot;)  &amp; &quot;, &quot; &amp; [Numbers.H682] &amp; &quot;) [sup][&quot; &amp; [Numbers.C682] &amp; &quot;: &quot; &amp; [Numbers.I6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3] &gt; 0; &quot;[b]&quot; &amp; [Numbers.B683] &amp; &quot;. &quot; &amp; &quot;[url=&quot; &amp; [Numbers.E683] &amp; &quot;]&quot; &amp; [Numbers.D683] &amp; &quot;[/url][/b] (&quot; &amp; [Numbers.G683] &amp; &quot;, &quot;  &amp; IF([Numbers.F683] &gt;= 2020; &quot;[b]&quot;; &quot;&quot;) &amp; [Numbers.F683] &amp; IF([Numbers.F683] &gt;= 2020; &quot;[/b]&quot;; &quot;&quot;)  &amp; &quot;, &quot; &amp; [Numbers.H683] &amp; &quot;) [sup][&quot; &amp; [Numbers.C683] &amp; &quot;: &quot; &amp; [Numbers.I6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4] &gt; 0; &quot;[b]&quot; &amp; [Numbers.B684] &amp; &quot;. &quot; &amp; &quot;[url=&quot; &amp; [Numbers.E684] &amp; &quot;]&quot; &amp; [Numbers.D684] &amp; &quot;[/url][/b] (&quot; &amp; [Numbers.G684] &amp; &quot;, &quot;  &amp; IF([Numbers.F684] &gt;= 2020; &quot;[b]&quot;; &quot;&quot;) &amp; [Numbers.F684] &amp; IF([Numbers.F684] &gt;= 2020; &quot;[/b]&quot;; &quot;&quot;)  &amp; &quot;, &quot; &amp; [Numbers.H684] &amp; &quot;) [sup][&quot; &amp; [Numbers.C684] &amp; &quot;: &quot; &amp; [Numbers.I6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5] &gt; 0; &quot;[b]&quot; &amp; [Numbers.B685] &amp; &quot;. &quot; &amp; &quot;[url=&quot; &amp; [Numbers.E685] &amp; &quot;]&quot; &amp; [Numbers.D685] &amp; &quot;[/url][/b] (&quot; &amp; [Numbers.G685] &amp; &quot;, &quot;  &amp; IF([Numbers.F685] &gt;= 2020; &quot;[b]&quot;; &quot;&quot;) &amp; [Numbers.F685] &amp; IF([Numbers.F685] &gt;= 2020; &quot;[/b]&quot;; &quot;&quot;)  &amp; &quot;, &quot; &amp; [Numbers.H685] &amp; &quot;) [sup][&quot; &amp; [Numbers.C685] &amp; &quot;: &quot; &amp; [Numbers.I6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6] &gt; 0; &quot;[b]&quot; &amp; [Numbers.B686] &amp; &quot;. &quot; &amp; &quot;[url=&quot; &amp; [Numbers.E686] &amp; &quot;]&quot; &amp; [Numbers.D686] &amp; &quot;[/url][/b] (&quot; &amp; [Numbers.G686] &amp; &quot;, &quot;  &amp; IF([Numbers.F686] &gt;= 2020; &quot;[b]&quot;; &quot;&quot;) &amp; [Numbers.F686] &amp; IF([Numbers.F686] &gt;= 2020; &quot;[/b]&quot;; &quot;&quot;)  &amp; &quot;, &quot; &amp; [Numbers.H686] &amp; &quot;) [sup][&quot; &amp; [Numbers.C686] &amp; &quot;: &quot; &amp; [Numbers.I6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7] &gt; 0; &quot;[b]&quot; &amp; [Numbers.B687] &amp; &quot;. &quot; &amp; &quot;[url=&quot; &amp; [Numbers.E687] &amp; &quot;]&quot; &amp; [Numbers.D687] &amp; &quot;[/url][/b] (&quot; &amp; [Numbers.G687] &amp; &quot;, &quot;  &amp; IF([Numbers.F687] &gt;= 2020; &quot;[b]&quot;; &quot;&quot;) &amp; [Numbers.F687] &amp; IF([Numbers.F687] &gt;= 2020; &quot;[/b]&quot;; &quot;&quot;)  &amp; &quot;, &quot; &amp; [Numbers.H687] &amp; &quot;) [sup][&quot; &amp; [Numbers.C687] &amp; &quot;: &quot; &amp; [Numbers.I6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8] &gt; 0; &quot;[b]&quot; &amp; [Numbers.B688] &amp; &quot;. &quot; &amp; &quot;[url=&quot; &amp; [Numbers.E688] &amp; &quot;]&quot; &amp; [Numbers.D688] &amp; &quot;[/url][/b] (&quot; &amp; [Numbers.G688] &amp; &quot;, &quot;  &amp; IF([Numbers.F688] &gt;= 2020; &quot;[b]&quot;; &quot;&quot;) &amp; [Numbers.F688] &amp; IF([Numbers.F688] &gt;= 2020; &quot;[/b]&quot;; &quot;&quot;)  &amp; &quot;, &quot; &amp; [Numbers.H688] &amp; &quot;) [sup][&quot; &amp; [Numbers.C688] &amp; &quot;: &quot; &amp; [Numbers.I6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89] &gt; 0; &quot;[b]&quot; &amp; [Numbers.B689] &amp; &quot;. &quot; &amp; &quot;[url=&quot; &amp; [Numbers.E689] &amp; &quot;]&quot; &amp; [Numbers.D689] &amp; &quot;[/url][/b] (&quot; &amp; [Numbers.G689] &amp; &quot;, &quot;  &amp; IF([Numbers.F689] &gt;= 2020; &quot;[b]&quot;; &quot;&quot;) &amp; [Numbers.F689] &amp; IF([Numbers.F689] &gt;= 2020; &quot;[/b]&quot;; &quot;&quot;)  &amp; &quot;, &quot; &amp; [Numbers.H689] &amp; &quot;) [sup][&quot; &amp; [Numbers.C689] &amp; &quot;: &quot; &amp; [Numbers.I6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0] &gt; 0; &quot;[b]&quot; &amp; [Numbers.B690] &amp; &quot;. &quot; &amp; &quot;[url=&quot; &amp; [Numbers.E690] &amp; &quot;]&quot; &amp; [Numbers.D690] &amp; &quot;[/url][/b] (&quot; &amp; [Numbers.G690] &amp; &quot;, &quot;  &amp; IF([Numbers.F690] &gt;= 2020; &quot;[b]&quot;; &quot;&quot;) &amp; [Numbers.F690] &amp; IF([Numbers.F690] &gt;= 2020; &quot;[/b]&quot;; &quot;&quot;)  &amp; &quot;, &quot; &amp; [Numbers.H690] &amp; &quot;) [sup][&quot; &amp; [Numbers.C690] &amp; &quot;: &quot; &amp; [Numbers.I6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1] &gt; 0; &quot;[b]&quot; &amp; [Numbers.B691] &amp; &quot;. &quot; &amp; &quot;[url=&quot; &amp; [Numbers.E691] &amp; &quot;]&quot; &amp; [Numbers.D691] &amp; &quot;[/url][/b] (&quot; &amp; [Numbers.G691] &amp; &quot;, &quot;  &amp; IF([Numbers.F691] &gt;= 2020; &quot;[b]&quot;; &quot;&quot;) &amp; [Numbers.F691] &amp; IF([Numbers.F691] &gt;= 2020; &quot;[/b]&quot;; &quot;&quot;)  &amp; &quot;, &quot; &amp; [Numbers.H691] &amp; &quot;) [sup][&quot; &amp; [Numbers.C691] &amp; &quot;: &quot; &amp; [Numbers.I6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2] &gt; 0; &quot;[b]&quot; &amp; [Numbers.B692] &amp; &quot;. &quot; &amp; &quot;[url=&quot; &amp; [Numbers.E692] &amp; &quot;]&quot; &amp; [Numbers.D692] &amp; &quot;[/url][/b] (&quot; &amp; [Numbers.G692] &amp; &quot;, &quot;  &amp; IF([Numbers.F692] &gt;= 2020; &quot;[b]&quot;; &quot;&quot;) &amp; [Numbers.F692] &amp; IF([Numbers.F692] &gt;= 2020; &quot;[/b]&quot;; &quot;&quot;)  &amp; &quot;, &quot; &amp; [Numbers.H692] &amp; &quot;) [sup][&quot; &amp; [Numbers.C692] &amp; &quot;: &quot; &amp; [Numbers.I6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3] &gt; 0; &quot;[b]&quot; &amp; [Numbers.B693] &amp; &quot;. &quot; &amp; &quot;[url=&quot; &amp; [Numbers.E693] &amp; &quot;]&quot; &amp; [Numbers.D693] &amp; &quot;[/url][/b] (&quot; &amp; [Numbers.G693] &amp; &quot;, &quot;  &amp; IF([Numbers.F693] &gt;= 2020; &quot;[b]&quot;; &quot;&quot;) &amp; [Numbers.F693] &amp; IF([Numbers.F693] &gt;= 2020; &quot;[/b]&quot;; &quot;&quot;)  &amp; &quot;, &quot; &amp; [Numbers.H693] &amp; &quot;) [sup][&quot; &amp; [Numbers.C693] &amp; &quot;: &quot; &amp; [Numbers.I6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4] &gt; 0; &quot;[b]&quot; &amp; [Numbers.B694] &amp; &quot;. &quot; &amp; &quot;[url=&quot; &amp; [Numbers.E694] &amp; &quot;]&quot; &amp; [Numbers.D694] &amp; &quot;[/url][/b] (&quot; &amp; [Numbers.G694] &amp; &quot;, &quot;  &amp; IF([Numbers.F694] &gt;= 2020; &quot;[b]&quot;; &quot;&quot;) &amp; [Numbers.F694] &amp; IF([Numbers.F694] &gt;= 2020; &quot;[/b]&quot;; &quot;&quot;)  &amp; &quot;, &quot; &amp; [Numbers.H694] &amp; &quot;) [sup][&quot; &amp; [Numbers.C694] &amp; &quot;: &quot; &amp; [Numbers.I6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5] &gt; 0; &quot;[b]&quot; &amp; [Numbers.B695] &amp; &quot;. &quot; &amp; &quot;[url=&quot; &amp; [Numbers.E695] &amp; &quot;]&quot; &amp; [Numbers.D695] &amp; &quot;[/url][/b] (&quot; &amp; [Numbers.G695] &amp; &quot;, &quot;  &amp; IF([Numbers.F695] &gt;= 2020; &quot;[b]&quot;; &quot;&quot;) &amp; [Numbers.F695] &amp; IF([Numbers.F695] &gt;= 2020; &quot;[/b]&quot;; &quot;&quot;)  &amp; &quot;, &quot; &amp; [Numbers.H695] &amp; &quot;) [sup][&quot; &amp; [Numbers.C695] &amp; &quot;: &quot; &amp; [Numbers.I6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6] &gt; 0; &quot;[b]&quot; &amp; [Numbers.B696] &amp; &quot;. &quot; &amp; &quot;[url=&quot; &amp; [Numbers.E696] &amp; &quot;]&quot; &amp; [Numbers.D696] &amp; &quot;[/url][/b] (&quot; &amp; [Numbers.G696] &amp; &quot;, &quot;  &amp; IF([Numbers.F696] &gt;= 2020; &quot;[b]&quot;; &quot;&quot;) &amp; [Numbers.F696] &amp; IF([Numbers.F696] &gt;= 2020; &quot;[/b]&quot;; &quot;&quot;)  &amp; &quot;, &quot; &amp; [Numbers.H696] &amp; &quot;) [sup][&quot; &amp; [Numbers.C696] &amp; &quot;: &quot; &amp; [Numbers.I6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7] &gt; 0; &quot;[b]&quot; &amp; [Numbers.B697] &amp; &quot;. &quot; &amp; &quot;[url=&quot; &amp; [Numbers.E697] &amp; &quot;]&quot; &amp; [Numbers.D697] &amp; &quot;[/url][/b] (&quot; &amp; [Numbers.G697] &amp; &quot;, &quot;  &amp; IF([Numbers.F697] &gt;= 2020; &quot;[b]&quot;; &quot;&quot;) &amp; [Numbers.F697] &amp; IF([Numbers.F697] &gt;= 2020; &quot;[/b]&quot;; &quot;&quot;)  &amp; &quot;, &quot; &amp; [Numbers.H697] &amp; &quot;) [sup][&quot; &amp; [Numbers.C697] &amp; &quot;: &quot; &amp; [Numbers.I6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8] &gt; 0; &quot;[b]&quot; &amp; [Numbers.B698] &amp; &quot;. &quot; &amp; &quot;[url=&quot; &amp; [Numbers.E698] &amp; &quot;]&quot; &amp; [Numbers.D698] &amp; &quot;[/url][/b] (&quot; &amp; [Numbers.G698] &amp; &quot;, &quot;  &amp; IF([Numbers.F698] &gt;= 2020; &quot;[b]&quot;; &quot;&quot;) &amp; [Numbers.F698] &amp; IF([Numbers.F698] &gt;= 2020; &quot;[/b]&quot;; &quot;&quot;)  &amp; &quot;, &quot; &amp; [Numbers.H698] &amp; &quot;) [sup][&quot; &amp; [Numbers.C698] &amp; &quot;: &quot; &amp; [Numbers.I6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699] &gt; 0; &quot;[b]&quot; &amp; [Numbers.B699] &amp; &quot;. &quot; &amp; &quot;[url=&quot; &amp; [Numbers.E699] &amp; &quot;]&quot; &amp; [Numbers.D699] &amp; &quot;[/url][/b] (&quot; &amp; [Numbers.G699] &amp; &quot;, &quot;  &amp; IF([Numbers.F699] &gt;= 2020; &quot;[b]&quot;; &quot;&quot;) &amp; [Numbers.F699] &amp; IF([Numbers.F699] &gt;= 2020; &quot;[/b]&quot;; &quot;&quot;)  &amp; &quot;, &quot; &amp; [Numbers.H699] &amp; &quot;) [sup][&quot; &amp; [Numbers.C699] &amp; &quot;: &quot; &amp; [Numbers.I6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0] &gt; 0; &quot;[b]&quot; &amp; [Numbers.B700] &amp; &quot;. &quot; &amp; &quot;[url=&quot; &amp; [Numbers.E700] &amp; &quot;]&quot; &amp; [Numbers.D700] &amp; &quot;[/url][/b] (&quot; &amp; [Numbers.G700] &amp; &quot;, &quot;  &amp; IF([Numbers.F700] &gt;= 2020; &quot;[b]&quot;; &quot;&quot;) &amp; [Numbers.F700] &amp; IF([Numbers.F700] &gt;= 2020; &quot;[/b]&quot;; &quot;&quot;)  &amp; &quot;, &quot; &amp; [Numbers.H700] &amp; &quot;) [sup][&quot; &amp; [Numbers.C700] &amp; &quot;: &quot; &amp; [Numbers.I7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1] &gt; 0; &quot;[b]&quot; &amp; [Numbers.B701] &amp; &quot;. &quot; &amp; &quot;[url=&quot; &amp; [Numbers.E701] &amp; &quot;]&quot; &amp; [Numbers.D701] &amp; &quot;[/url][/b] (&quot; &amp; [Numbers.G701] &amp; &quot;, &quot;  &amp; IF([Numbers.F701] &gt;= 2020; &quot;[b]&quot;; &quot;&quot;) &amp; [Numbers.F701] &amp; IF([Numbers.F701] &gt;= 2020; &quot;[/b]&quot;; &quot;&quot;)  &amp; &quot;, &quot; &amp; [Numbers.H701] &amp; &quot;) [sup][&quot; &amp; [Numbers.C701] &amp; &quot;: &quot; &amp; [Numbers.I7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2] &gt; 0; &quot;[b]&quot; &amp; [Numbers.B702] &amp; &quot;. &quot; &amp; &quot;[url=&quot; &amp; [Numbers.E702] &amp; &quot;]&quot; &amp; [Numbers.D702] &amp; &quot;[/url][/b] (&quot; &amp; [Numbers.G702] &amp; &quot;, &quot;  &amp; IF([Numbers.F702] &gt;= 2020; &quot;[b]&quot;; &quot;&quot;) &amp; [Numbers.F702] &amp; IF([Numbers.F702] &gt;= 2020; &quot;[/b]&quot;; &quot;&quot;)  &amp; &quot;, &quot; &amp; [Numbers.H702] &amp; &quot;) [sup][&quot; &amp; [Numbers.C702] &amp; &quot;: &quot; &amp; [Numbers.I7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3] &gt; 0; &quot;[b]&quot; &amp; [Numbers.B703] &amp; &quot;. &quot; &amp; &quot;[url=&quot; &amp; [Numbers.E703] &amp; &quot;]&quot; &amp; [Numbers.D703] &amp; &quot;[/url][/b] (&quot; &amp; [Numbers.G703] &amp; &quot;, &quot;  &amp; IF([Numbers.F703] &gt;= 2020; &quot;[b]&quot;; &quot;&quot;) &amp; [Numbers.F703] &amp; IF([Numbers.F703] &gt;= 2020; &quot;[/b]&quot;; &quot;&quot;)  &amp; &quot;, &quot; &amp; [Numbers.H703] &amp; &quot;) [sup][&quot; &amp; [Numbers.C703] &amp; &quot;: &quot; &amp; [Numbers.I7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4] &gt; 0; &quot;[b]&quot; &amp; [Numbers.B704] &amp; &quot;. &quot; &amp; &quot;[url=&quot; &amp; [Numbers.E704] &amp; &quot;]&quot; &amp; [Numbers.D704] &amp; &quot;[/url][/b] (&quot; &amp; [Numbers.G704] &amp; &quot;, &quot;  &amp; IF([Numbers.F704] &gt;= 2020; &quot;[b]&quot;; &quot;&quot;) &amp; [Numbers.F704] &amp; IF([Numbers.F704] &gt;= 2020; &quot;[/b]&quot;; &quot;&quot;)  &amp; &quot;, &quot; &amp; [Numbers.H704] &amp; &quot;) [sup][&quot; &amp; [Numbers.C704] &amp; &quot;: &quot; &amp; [Numbers.I70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5] &gt; 0; &quot;[b]&quot; &amp; [Numbers.B705] &amp; &quot;. &quot; &amp; &quot;[url=&quot; &amp; [Numbers.E705] &amp; &quot;]&quot; &amp; [Numbers.D705] &amp; &quot;[/url][/b] (&quot; &amp; [Numbers.G705] &amp; &quot;, &quot;  &amp; IF([Numbers.F705] &gt;= 2020; &quot;[b]&quot;; &quot;&quot;) &amp; [Numbers.F705] &amp; IF([Numbers.F705] &gt;= 2020; &quot;[/b]&quot;; &quot;&quot;)  &amp; &quot;, &quot; &amp; [Numbers.H705] &amp; &quot;) [sup][&quot; &amp; [Numbers.C705] &amp; &quot;: &quot; &amp; [Numbers.I70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6] &gt; 0; &quot;[b]&quot; &amp; [Numbers.B706] &amp; &quot;. &quot; &amp; &quot;[url=&quot; &amp; [Numbers.E706] &amp; &quot;]&quot; &amp; [Numbers.D706] &amp; &quot;[/url][/b] (&quot; &amp; [Numbers.G706] &amp; &quot;, &quot;  &amp; IF([Numbers.F706] &gt;= 2020; &quot;[b]&quot;; &quot;&quot;) &amp; [Numbers.F706] &amp; IF([Numbers.F706] &gt;= 2020; &quot;[/b]&quot;; &quot;&quot;)  &amp; &quot;, &quot; &amp; [Numbers.H706] &amp; &quot;) [sup][&quot; &amp; [Numbers.C706] &amp; &quot;: &quot; &amp; [Numbers.I70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7] &gt; 0; &quot;[b]&quot; &amp; [Numbers.B707] &amp; &quot;. &quot; &amp; &quot;[url=&quot; &amp; [Numbers.E707] &amp; &quot;]&quot; &amp; [Numbers.D707] &amp; &quot;[/url][/b] (&quot; &amp; [Numbers.G707] &amp; &quot;, &quot;  &amp; IF([Numbers.F707] &gt;= 2020; &quot;[b]&quot;; &quot;&quot;) &amp; [Numbers.F707] &amp; IF([Numbers.F707] &gt;= 2020; &quot;[/b]&quot;; &quot;&quot;)  &amp; &quot;, &quot; &amp; [Numbers.H707] &amp; &quot;) [sup][&quot; &amp; [Numbers.C707] &amp; &quot;: &quot; &amp; [Numbers.I70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8] &gt; 0; &quot;[b]&quot; &amp; [Numbers.B708] &amp; &quot;. &quot; &amp; &quot;[url=&quot; &amp; [Numbers.E708] &amp; &quot;]&quot; &amp; [Numbers.D708] &amp; &quot;[/url][/b] (&quot; &amp; [Numbers.G708] &amp; &quot;, &quot;  &amp; IF([Numbers.F708] &gt;= 2020; &quot;[b]&quot;; &quot;&quot;) &amp; [Numbers.F708] &amp; IF([Numbers.F708] &gt;= 2020; &quot;[/b]&quot;; &quot;&quot;)  &amp; &quot;, &quot; &amp; [Numbers.H708] &amp; &quot;) [sup][&quot; &amp; [Numbers.C708] &amp; &quot;: &quot; &amp; [Numbers.I70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09] &gt; 0; &quot;[b]&quot; &amp; [Numbers.B709] &amp; &quot;. &quot; &amp; &quot;[url=&quot; &amp; [Numbers.E709] &amp; &quot;]&quot; &amp; [Numbers.D709] &amp; &quot;[/url][/b] (&quot; &amp; [Numbers.G709] &amp; &quot;, &quot;  &amp; IF([Numbers.F709] &gt;= 2020; &quot;[b]&quot;; &quot;&quot;) &amp; [Numbers.F709] &amp; IF([Numbers.F709] &gt;= 2020; &quot;[/b]&quot;; &quot;&quot;)  &amp; &quot;, &quot; &amp; [Numbers.H709] &amp; &quot;) [sup][&quot; &amp; [Numbers.C709] &amp; &quot;: &quot; &amp; [Numbers.I70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0] &gt; 0; &quot;[b]&quot; &amp; [Numbers.B710] &amp; &quot;. &quot; &amp; &quot;[url=&quot; &amp; [Numbers.E710] &amp; &quot;]&quot; &amp; [Numbers.D710] &amp; &quot;[/url][/b] (&quot; &amp; [Numbers.G710] &amp; &quot;, &quot;  &amp; IF([Numbers.F710] &gt;= 2020; &quot;[b]&quot;; &quot;&quot;) &amp; [Numbers.F710] &amp; IF([Numbers.F710] &gt;= 2020; &quot;[/b]&quot;; &quot;&quot;)  &amp; &quot;, &quot; &amp; [Numbers.H710] &amp; &quot;) [sup][&quot; &amp; [Numbers.C710] &amp; &quot;: &quot; &amp; [Numbers.I71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1] &gt; 0; &quot;[b]&quot; &amp; [Numbers.B711] &amp; &quot;. &quot; &amp; &quot;[url=&quot; &amp; [Numbers.E711] &amp; &quot;]&quot; &amp; [Numbers.D711] &amp; &quot;[/url][/b] (&quot; &amp; [Numbers.G711] &amp; &quot;, &quot;  &amp; IF([Numbers.F711] &gt;= 2020; &quot;[b]&quot;; &quot;&quot;) &amp; [Numbers.F711] &amp; IF([Numbers.F711] &gt;= 2020; &quot;[/b]&quot;; &quot;&quot;)  &amp; &quot;, &quot; &amp; [Numbers.H711] &amp; &quot;) [sup][&quot; &amp; [Numbers.C711] &amp; &quot;: &quot; &amp; [Numbers.I71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2] &gt; 0; &quot;[b]&quot; &amp; [Numbers.B712] &amp; &quot;. &quot; &amp; &quot;[url=&quot; &amp; [Numbers.E712] &amp; &quot;]&quot; &amp; [Numbers.D712] &amp; &quot;[/url][/b] (&quot; &amp; [Numbers.G712] &amp; &quot;, &quot;  &amp; IF([Numbers.F712] &gt;= 2020; &quot;[b]&quot;; &quot;&quot;) &amp; [Numbers.F712] &amp; IF([Numbers.F712] &gt;= 2020; &quot;[/b]&quot;; &quot;&quot;)  &amp; &quot;, &quot; &amp; [Numbers.H712] &amp; &quot;) [sup][&quot; &amp; [Numbers.C712] &amp; &quot;: &quot; &amp; [Numbers.I71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3] &gt; 0; &quot;[b]&quot; &amp; [Numbers.B713] &amp; &quot;. &quot; &amp; &quot;[url=&quot; &amp; [Numbers.E713] &amp; &quot;]&quot; &amp; [Numbers.D713] &amp; &quot;[/url][/b] (&quot; &amp; [Numbers.G713] &amp; &quot;, &quot;  &amp; IF([Numbers.F713] &gt;= 2020; &quot;[b]&quot;; &quot;&quot;) &amp; [Numbers.F713] &amp; IF([Numbers.F713] &gt;= 2020; &quot;[/b]&quot;; &quot;&quot;)  &amp; &quot;, &quot; &amp; [Numbers.H713] &amp; &quot;) [sup][&quot; &amp; [Numbers.C713] &amp; &quot;: &quot; &amp; [Numbers.I71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4] &gt; 0; &quot;[b]&quot; &amp; [Numbers.B714] &amp; &quot;. &quot; &amp; &quot;[url=&quot; &amp; [Numbers.E714] &amp; &quot;]&quot; &amp; [Numbers.D714] &amp; &quot;[/url][/b] (&quot; &amp; [Numbers.G714] &amp; &quot;, &quot;  &amp; IF([Numbers.F714] &gt;= 2020; &quot;[b]&quot;; &quot;&quot;) &amp; [Numbers.F714] &amp; IF([Numbers.F714] &gt;= 2020; &quot;[/b]&quot;; &quot;&quot;)  &amp; &quot;, &quot; &amp; [Numbers.H714] &amp; &quot;) [sup][&quot; &amp; [Numbers.C714] &amp; &quot;: &quot; &amp; [Numbers.I71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5] &gt; 0; &quot;[b]&quot; &amp; [Numbers.B715] &amp; &quot;. &quot; &amp; &quot;[url=&quot; &amp; [Numbers.E715] &amp; &quot;]&quot; &amp; [Numbers.D715] &amp; &quot;[/url][/b] (&quot; &amp; [Numbers.G715] &amp; &quot;, &quot;  &amp; IF([Numbers.F715] &gt;= 2020; &quot;[b]&quot;; &quot;&quot;) &amp; [Numbers.F715] &amp; IF([Numbers.F715] &gt;= 2020; &quot;[/b]&quot;; &quot;&quot;)  &amp; &quot;, &quot; &amp; [Numbers.H715] &amp; &quot;) [sup][&quot; &amp; [Numbers.C715] &amp; &quot;: &quot; &amp; [Numbers.I71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6] &gt; 0; &quot;[b]&quot; &amp; [Numbers.B716] &amp; &quot;. &quot; &amp; &quot;[url=&quot; &amp; [Numbers.E716] &amp; &quot;]&quot; &amp; [Numbers.D716] &amp; &quot;[/url][/b] (&quot; &amp; [Numbers.G716] &amp; &quot;, &quot;  &amp; IF([Numbers.F716] &gt;= 2020; &quot;[b]&quot;; &quot;&quot;) &amp; [Numbers.F716] &amp; IF([Numbers.F716] &gt;= 2020; &quot;[/b]&quot;; &quot;&quot;)  &amp; &quot;, &quot; &amp; [Numbers.H716] &amp; &quot;) [sup][&quot; &amp; [Numbers.C716] &amp; &quot;: &quot; &amp; [Numbers.I71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7] &gt; 0; &quot;[b]&quot; &amp; [Numbers.B717] &amp; &quot;. &quot; &amp; &quot;[url=&quot; &amp; [Numbers.E717] &amp; &quot;]&quot; &amp; [Numbers.D717] &amp; &quot;[/url][/b] (&quot; &amp; [Numbers.G717] &amp; &quot;, &quot;  &amp; IF([Numbers.F717] &gt;= 2020; &quot;[b]&quot;; &quot;&quot;) &amp; [Numbers.F717] &amp; IF([Numbers.F717] &gt;= 2020; &quot;[/b]&quot;; &quot;&quot;)  &amp; &quot;, &quot; &amp; [Numbers.H717] &amp; &quot;) [sup][&quot; &amp; [Numbers.C717] &amp; &quot;: &quot; &amp; [Numbers.I71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8] &gt; 0; &quot;[b]&quot; &amp; [Numbers.B718] &amp; &quot;. &quot; &amp; &quot;[url=&quot; &amp; [Numbers.E718] &amp; &quot;]&quot; &amp; [Numbers.D718] &amp; &quot;[/url][/b] (&quot; &amp; [Numbers.G718] &amp; &quot;, &quot;  &amp; IF([Numbers.F718] &gt;= 2020; &quot;[b]&quot;; &quot;&quot;) &amp; [Numbers.F718] &amp; IF([Numbers.F718] &gt;= 2020; &quot;[/b]&quot;; &quot;&quot;)  &amp; &quot;, &quot; &amp; [Numbers.H718] &amp; &quot;) [sup][&quot; &amp; [Numbers.C718] &amp; &quot;: &quot; &amp; [Numbers.I71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19] &gt; 0; &quot;[b]&quot; &amp; [Numbers.B719] &amp; &quot;. &quot; &amp; &quot;[url=&quot; &amp; [Numbers.E719] &amp; &quot;]&quot; &amp; [Numbers.D719] &amp; &quot;[/url][/b] (&quot; &amp; [Numbers.G719] &amp; &quot;, &quot;  &amp; IF([Numbers.F719] &gt;= 2020; &quot;[b]&quot;; &quot;&quot;) &amp; [Numbers.F719] &amp; IF([Numbers.F719] &gt;= 2020; &quot;[/b]&quot;; &quot;&quot;)  &amp; &quot;, &quot; &amp; [Numbers.H719] &amp; &quot;) [sup][&quot; &amp; [Numbers.C719] &amp; &quot;: &quot; &amp; [Numbers.I71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0] &gt; 0; &quot;[b]&quot; &amp; [Numbers.B720] &amp; &quot;. &quot; &amp; &quot;[url=&quot; &amp; [Numbers.E720] &amp; &quot;]&quot; &amp; [Numbers.D720] &amp; &quot;[/url][/b] (&quot; &amp; [Numbers.G720] &amp; &quot;, &quot;  &amp; IF([Numbers.F720] &gt;= 2020; &quot;[b]&quot;; &quot;&quot;) &amp; [Numbers.F720] &amp; IF([Numbers.F720] &gt;= 2020; &quot;[/b]&quot;; &quot;&quot;)  &amp; &quot;, &quot; &amp; [Numbers.H720] &amp; &quot;) [sup][&quot; &amp; [Numbers.C720] &amp; &quot;: &quot; &amp; [Numbers.I72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1] &gt; 0; &quot;[b]&quot; &amp; [Numbers.B721] &amp; &quot;. &quot; &amp; &quot;[url=&quot; &amp; [Numbers.E721] &amp; &quot;]&quot; &amp; [Numbers.D721] &amp; &quot;[/url][/b] (&quot; &amp; [Numbers.G721] &amp; &quot;, &quot;  &amp; IF([Numbers.F721] &gt;= 2020; &quot;[b]&quot;; &quot;&quot;) &amp; [Numbers.F721] &amp; IF([Numbers.F721] &gt;= 2020; &quot;[/b]&quot;; &quot;&quot;)  &amp; &quot;, &quot; &amp; [Numbers.H721] &amp; &quot;) [sup][&quot; &amp; [Numbers.C721] &amp; &quot;: &quot; &amp; [Numbers.I72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2] &gt; 0; &quot;[b]&quot; &amp; [Numbers.B722] &amp; &quot;. &quot; &amp; &quot;[url=&quot; &amp; [Numbers.E722] &amp; &quot;]&quot; &amp; [Numbers.D722] &amp; &quot;[/url][/b] (&quot; &amp; [Numbers.G722] &amp; &quot;, &quot;  &amp; IF([Numbers.F722] &gt;= 2020; &quot;[b]&quot;; &quot;&quot;) &amp; [Numbers.F722] &amp; IF([Numbers.F722] &gt;= 2020; &quot;[/b]&quot;; &quot;&quot;)  &amp; &quot;, &quot; &amp; [Numbers.H722] &amp; &quot;) [sup][&quot; &amp; [Numbers.C722] &amp; &quot;: &quot; &amp; [Numbers.I72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3] &gt; 0; &quot;[b]&quot; &amp; [Numbers.B723] &amp; &quot;. &quot; &amp; &quot;[url=&quot; &amp; [Numbers.E723] &amp; &quot;]&quot; &amp; [Numbers.D723] &amp; &quot;[/url][/b] (&quot; &amp; [Numbers.G723] &amp; &quot;, &quot;  &amp; IF([Numbers.F723] &gt;= 2020; &quot;[b]&quot;; &quot;&quot;) &amp; [Numbers.F723] &amp; IF([Numbers.F723] &gt;= 2020; &quot;[/b]&quot;; &quot;&quot;)  &amp; &quot;, &quot; &amp; [Numbers.H723] &amp; &quot;) [sup][&quot; &amp; [Numbers.C723] &amp; &quot;: &quot; &amp; [Numbers.I72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4] &gt; 0; &quot;[b]&quot; &amp; [Numbers.B724] &amp; &quot;. &quot; &amp; &quot;[url=&quot; &amp; [Numbers.E724] &amp; &quot;]&quot; &amp; [Numbers.D724] &amp; &quot;[/url][/b] (&quot; &amp; [Numbers.G724] &amp; &quot;, &quot;  &amp; IF([Numbers.F724] &gt;= 2020; &quot;[b]&quot;; &quot;&quot;) &amp; [Numbers.F724] &amp; IF([Numbers.F724] &gt;= 2020; &quot;[/b]&quot;; &quot;&quot;)  &amp; &quot;, &quot; &amp; [Numbers.H724] &amp; &quot;) [sup][&quot; &amp; [Numbers.C724] &amp; &quot;: &quot; &amp; [Numbers.I72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5] &gt; 0; &quot;[b]&quot; &amp; [Numbers.B725] &amp; &quot;. &quot; &amp; &quot;[url=&quot; &amp; [Numbers.E725] &amp; &quot;]&quot; &amp; [Numbers.D725] &amp; &quot;[/url][/b] (&quot; &amp; [Numbers.G725] &amp; &quot;, &quot;  &amp; IF([Numbers.F725] &gt;= 2020; &quot;[b]&quot;; &quot;&quot;) &amp; [Numbers.F725] &amp; IF([Numbers.F725] &gt;= 2020; &quot;[/b]&quot;; &quot;&quot;)  &amp; &quot;, &quot; &amp; [Numbers.H725] &amp; &quot;) [sup][&quot; &amp; [Numbers.C725] &amp; &quot;: &quot; &amp; [Numbers.I72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6] &gt; 0; &quot;[b]&quot; &amp; [Numbers.B726] &amp; &quot;. &quot; &amp; &quot;[url=&quot; &amp; [Numbers.E726] &amp; &quot;]&quot; &amp; [Numbers.D726] &amp; &quot;[/url][/b] (&quot; &amp; [Numbers.G726] &amp; &quot;, &quot;  &amp; IF([Numbers.F726] &gt;= 2020; &quot;[b]&quot;; &quot;&quot;) &amp; [Numbers.F726] &amp; IF([Numbers.F726] &gt;= 2020; &quot;[/b]&quot;; &quot;&quot;)  &amp; &quot;, &quot; &amp; [Numbers.H726] &amp; &quot;) [sup][&quot; &amp; [Numbers.C726] &amp; &quot;: &quot; &amp; [Numbers.I72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7] &gt; 0; &quot;[b]&quot; &amp; [Numbers.B727] &amp; &quot;. &quot; &amp; &quot;[url=&quot; &amp; [Numbers.E727] &amp; &quot;]&quot; &amp; [Numbers.D727] &amp; &quot;[/url][/b] (&quot; &amp; [Numbers.G727] &amp; &quot;, &quot;  &amp; IF([Numbers.F727] &gt;= 2020; &quot;[b]&quot;; &quot;&quot;) &amp; [Numbers.F727] &amp; IF([Numbers.F727] &gt;= 2020; &quot;[/b]&quot;; &quot;&quot;)  &amp; &quot;, &quot; &amp; [Numbers.H727] &amp; &quot;) [sup][&quot; &amp; [Numbers.C727] &amp; &quot;: &quot; &amp; [Numbers.I72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8] &gt; 0; &quot;[b]&quot; &amp; [Numbers.B728] &amp; &quot;. &quot; &amp; &quot;[url=&quot; &amp; [Numbers.E728] &amp; &quot;]&quot; &amp; [Numbers.D728] &amp; &quot;[/url][/b] (&quot; &amp; [Numbers.G728] &amp; &quot;, &quot;  &amp; IF([Numbers.F728] &gt;= 2020; &quot;[b]&quot;; &quot;&quot;) &amp; [Numbers.F728] &amp; IF([Numbers.F728] &gt;= 2020; &quot;[/b]&quot;; &quot;&quot;)  &amp; &quot;, &quot; &amp; [Numbers.H728] &amp; &quot;) [sup][&quot; &amp; [Numbers.C728] &amp; &quot;: &quot; &amp; [Numbers.I72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29] &gt; 0; &quot;[b]&quot; &amp; [Numbers.B729] &amp; &quot;. &quot; &amp; &quot;[url=&quot; &amp; [Numbers.E729] &amp; &quot;]&quot; &amp; [Numbers.D729] &amp; &quot;[/url][/b] (&quot; &amp; [Numbers.G729] &amp; &quot;, &quot;  &amp; IF([Numbers.F729] &gt;= 2020; &quot;[b]&quot;; &quot;&quot;) &amp; [Numbers.F729] &amp; IF([Numbers.F729] &gt;= 2020; &quot;[/b]&quot;; &quot;&quot;)  &amp; &quot;, &quot; &amp; [Numbers.H729] &amp; &quot;) [sup][&quot; &amp; [Numbers.C729] &amp; &quot;: &quot; &amp; [Numbers.I72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0] &gt; 0; &quot;[b]&quot; &amp; [Numbers.B730] &amp; &quot;. &quot; &amp; &quot;[url=&quot; &amp; [Numbers.E730] &amp; &quot;]&quot; &amp; [Numbers.D730] &amp; &quot;[/url][/b] (&quot; &amp; [Numbers.G730] &amp; &quot;, &quot;  &amp; IF([Numbers.F730] &gt;= 2020; &quot;[b]&quot;; &quot;&quot;) &amp; [Numbers.F730] &amp; IF([Numbers.F730] &gt;= 2020; &quot;[/b]&quot;; &quot;&quot;)  &amp; &quot;, &quot; &amp; [Numbers.H730] &amp; &quot;) [sup][&quot; &amp; [Numbers.C730] &amp; &quot;: &quot; &amp; [Numbers.I73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1] &gt; 0; &quot;[b]&quot; &amp; [Numbers.B731] &amp; &quot;. &quot; &amp; &quot;[url=&quot; &amp; [Numbers.E731] &amp; &quot;]&quot; &amp; [Numbers.D731] &amp; &quot;[/url][/b] (&quot; &amp; [Numbers.G731] &amp; &quot;, &quot;  &amp; IF([Numbers.F731] &gt;= 2020; &quot;[b]&quot;; &quot;&quot;) &amp; [Numbers.F731] &amp; IF([Numbers.F731] &gt;= 2020; &quot;[/b]&quot;; &quot;&quot;)  &amp; &quot;, &quot; &amp; [Numbers.H731] &amp; &quot;) [sup][&quot; &amp; [Numbers.C731] &amp; &quot;: &quot; &amp; [Numbers.I73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2] &gt; 0; &quot;[b]&quot; &amp; [Numbers.B732] &amp; &quot;. &quot; &amp; &quot;[url=&quot; &amp; [Numbers.E732] &amp; &quot;]&quot; &amp; [Numbers.D732] &amp; &quot;[/url][/b] (&quot; &amp; [Numbers.G732] &amp; &quot;, &quot;  &amp; IF([Numbers.F732] &gt;= 2020; &quot;[b]&quot;; &quot;&quot;) &amp; [Numbers.F732] &amp; IF([Numbers.F732] &gt;= 2020; &quot;[/b]&quot;; &quot;&quot;)  &amp; &quot;, &quot; &amp; [Numbers.H732] &amp; &quot;) [sup][&quot; &amp; [Numbers.C732] &amp; &quot;: &quot; &amp; [Numbers.I73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3] &gt; 0; &quot;[b]&quot; &amp; [Numbers.B733] &amp; &quot;. &quot; &amp; &quot;[url=&quot; &amp; [Numbers.E733] &amp; &quot;]&quot; &amp; [Numbers.D733] &amp; &quot;[/url][/b] (&quot; &amp; [Numbers.G733] &amp; &quot;, &quot;  &amp; IF([Numbers.F733] &gt;= 2020; &quot;[b]&quot;; &quot;&quot;) &amp; [Numbers.F733] &amp; IF([Numbers.F733] &gt;= 2020; &quot;[/b]&quot;; &quot;&quot;)  &amp; &quot;, &quot; &amp; [Numbers.H733] &amp; &quot;) [sup][&quot; &amp; [Numbers.C733] &amp; &quot;: &quot; &amp; [Numbers.I73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4] &gt; 0; &quot;[b]&quot; &amp; [Numbers.B734] &amp; &quot;. &quot; &amp; &quot;[url=&quot; &amp; [Numbers.E734] &amp; &quot;]&quot; &amp; [Numbers.D734] &amp; &quot;[/url][/b] (&quot; &amp; [Numbers.G734] &amp; &quot;, &quot;  &amp; IF([Numbers.F734] &gt;= 2020; &quot;[b]&quot;; &quot;&quot;) &amp; [Numbers.F734] &amp; IF([Numbers.F734] &gt;= 2020; &quot;[/b]&quot;; &quot;&quot;)  &amp; &quot;, &quot; &amp; [Numbers.H734] &amp; &quot;) [sup][&quot; &amp; [Numbers.C734] &amp; &quot;: &quot; &amp; [Numbers.I73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5] &gt; 0; &quot;[b]&quot; &amp; [Numbers.B735] &amp; &quot;. &quot; &amp; &quot;[url=&quot; &amp; [Numbers.E735] &amp; &quot;]&quot; &amp; [Numbers.D735] &amp; &quot;[/url][/b] (&quot; &amp; [Numbers.G735] &amp; &quot;, &quot;  &amp; IF([Numbers.F735] &gt;= 2020; &quot;[b]&quot;; &quot;&quot;) &amp; [Numbers.F735] &amp; IF([Numbers.F735] &gt;= 2020; &quot;[/b]&quot;; &quot;&quot;)  &amp; &quot;, &quot; &amp; [Numbers.H735] &amp; &quot;) [sup][&quot; &amp; [Numbers.C735] &amp; &quot;: &quot; &amp; [Numbers.I73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6] &gt; 0; &quot;[b]&quot; &amp; [Numbers.B736] &amp; &quot;. &quot; &amp; &quot;[url=&quot; &amp; [Numbers.E736] &amp; &quot;]&quot; &amp; [Numbers.D736] &amp; &quot;[/url][/b] (&quot; &amp; [Numbers.G736] &amp; &quot;, &quot;  &amp; IF([Numbers.F736] &gt;= 2020; &quot;[b]&quot;; &quot;&quot;) &amp; [Numbers.F736] &amp; IF([Numbers.F736] &gt;= 2020; &quot;[/b]&quot;; &quot;&quot;)  &amp; &quot;, &quot; &amp; [Numbers.H736] &amp; &quot;) [sup][&quot; &amp; [Numbers.C736] &amp; &quot;: &quot; &amp; [Numbers.I73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7] &gt; 0; &quot;[b]&quot; &amp; [Numbers.B737] &amp; &quot;. &quot; &amp; &quot;[url=&quot; &amp; [Numbers.E737] &amp; &quot;]&quot; &amp; [Numbers.D737] &amp; &quot;[/url][/b] (&quot; &amp; [Numbers.G737] &amp; &quot;, &quot;  &amp; IF([Numbers.F737] &gt;= 2020; &quot;[b]&quot;; &quot;&quot;) &amp; [Numbers.F737] &amp; IF([Numbers.F737] &gt;= 2020; &quot;[/b]&quot;; &quot;&quot;)  &amp; &quot;, &quot; &amp; [Numbers.H737] &amp; &quot;) [sup][&quot; &amp; [Numbers.C737] &amp; &quot;: &quot; &amp; [Numbers.I73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8] &gt; 0; &quot;[b]&quot; &amp; [Numbers.B738] &amp; &quot;. &quot; &amp; &quot;[url=&quot; &amp; [Numbers.E738] &amp; &quot;]&quot; &amp; [Numbers.D738] &amp; &quot;[/url][/b] (&quot; &amp; [Numbers.G738] &amp; &quot;, &quot;  &amp; IF([Numbers.F738] &gt;= 2020; &quot;[b]&quot;; &quot;&quot;) &amp; [Numbers.F738] &amp; IF([Numbers.F738] &gt;= 2020; &quot;[/b]&quot;; &quot;&quot;)  &amp; &quot;, &quot; &amp; [Numbers.H738] &amp; &quot;) [sup][&quot; &amp; [Numbers.C738] &amp; &quot;: &quot; &amp; [Numbers.I73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39] &gt; 0; &quot;[b]&quot; &amp; [Numbers.B739] &amp; &quot;. &quot; &amp; &quot;[url=&quot; &amp; [Numbers.E739] &amp; &quot;]&quot; &amp; [Numbers.D739] &amp; &quot;[/url][/b] (&quot; &amp; [Numbers.G739] &amp; &quot;, &quot;  &amp; IF([Numbers.F739] &gt;= 2020; &quot;[b]&quot;; &quot;&quot;) &amp; [Numbers.F739] &amp; IF([Numbers.F739] &gt;= 2020; &quot;[/b]&quot;; &quot;&quot;)  &amp; &quot;, &quot; &amp; [Numbers.H739] &amp; &quot;) [sup][&quot; &amp; [Numbers.C739] &amp; &quot;: &quot; &amp; [Numbers.I73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0] &gt; 0; &quot;[b]&quot; &amp; [Numbers.B740] &amp; &quot;. &quot; &amp; &quot;[url=&quot; &amp; [Numbers.E740] &amp; &quot;]&quot; &amp; [Numbers.D740] &amp; &quot;[/url][/b] (&quot; &amp; [Numbers.G740] &amp; &quot;, &quot;  &amp; IF([Numbers.F740] &gt;= 2020; &quot;[b]&quot;; &quot;&quot;) &amp; [Numbers.F740] &amp; IF([Numbers.F740] &gt;= 2020; &quot;[/b]&quot;; &quot;&quot;)  &amp; &quot;, &quot; &amp; [Numbers.H740] &amp; &quot;) [sup][&quot; &amp; [Numbers.C740] &amp; &quot;: &quot; &amp; [Numbers.I74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1] &gt; 0; &quot;[b]&quot; &amp; [Numbers.B741] &amp; &quot;. &quot; &amp; &quot;[url=&quot; &amp; [Numbers.E741] &amp; &quot;]&quot; &amp; [Numbers.D741] &amp; &quot;[/url][/b] (&quot; &amp; [Numbers.G741] &amp; &quot;, &quot;  &amp; IF([Numbers.F741] &gt;= 2020; &quot;[b]&quot;; &quot;&quot;) &amp; [Numbers.F741] &amp; IF([Numbers.F741] &gt;= 2020; &quot;[/b]&quot;; &quot;&quot;)  &amp; &quot;, &quot; &amp; [Numbers.H741] &amp; &quot;) [sup][&quot; &amp; [Numbers.C741] &amp; &quot;: &quot; &amp; [Numbers.I74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2] &gt; 0; &quot;[b]&quot; &amp; [Numbers.B742] &amp; &quot;. &quot; &amp; &quot;[url=&quot; &amp; [Numbers.E742] &amp; &quot;]&quot; &amp; [Numbers.D742] &amp; &quot;[/url][/b] (&quot; &amp; [Numbers.G742] &amp; &quot;, &quot;  &amp; IF([Numbers.F742] &gt;= 2020; &quot;[b]&quot;; &quot;&quot;) &amp; [Numbers.F742] &amp; IF([Numbers.F742] &gt;= 2020; &quot;[/b]&quot;; &quot;&quot;)  &amp; &quot;, &quot; &amp; [Numbers.H742] &amp; &quot;) [sup][&quot; &amp; [Numbers.C742] &amp; &quot;: &quot; &amp; [Numbers.I74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3] &gt; 0; &quot;[b]&quot; &amp; [Numbers.B743] &amp; &quot;. &quot; &amp; &quot;[url=&quot; &amp; [Numbers.E743] &amp; &quot;]&quot; &amp; [Numbers.D743] &amp; &quot;[/url][/b] (&quot; &amp; [Numbers.G743] &amp; &quot;, &quot;  &amp; IF([Numbers.F743] &gt;= 2020; &quot;[b]&quot;; &quot;&quot;) &amp; [Numbers.F743] &amp; IF([Numbers.F743] &gt;= 2020; &quot;[/b]&quot;; &quot;&quot;)  &amp; &quot;, &quot; &amp; [Numbers.H743] &amp; &quot;) [sup][&quot; &amp; [Numbers.C743] &amp; &quot;: &quot; &amp; [Numbers.I74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4] &gt; 0; &quot;[b]&quot; &amp; [Numbers.B744] &amp; &quot;. &quot; &amp; &quot;[url=&quot; &amp; [Numbers.E744] &amp; &quot;]&quot; &amp; [Numbers.D744] &amp; &quot;[/url][/b] (&quot; &amp; [Numbers.G744] &amp; &quot;, &quot;  &amp; IF([Numbers.F744] &gt;= 2020; &quot;[b]&quot;; &quot;&quot;) &amp; [Numbers.F744] &amp; IF([Numbers.F744] &gt;= 2020; &quot;[/b]&quot;; &quot;&quot;)  &amp; &quot;, &quot; &amp; [Numbers.H744] &amp; &quot;) [sup][&quot; &amp; [Numbers.C744] &amp; &quot;: &quot; &amp; [Numbers.I74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5] &gt; 0; &quot;[b]&quot; &amp; [Numbers.B745] &amp; &quot;. &quot; &amp; &quot;[url=&quot; &amp; [Numbers.E745] &amp; &quot;]&quot; &amp; [Numbers.D745] &amp; &quot;[/url][/b] (&quot; &amp; [Numbers.G745] &amp; &quot;, &quot;  &amp; IF([Numbers.F745] &gt;= 2020; &quot;[b]&quot;; &quot;&quot;) &amp; [Numbers.F745] &amp; IF([Numbers.F745] &gt;= 2020; &quot;[/b]&quot;; &quot;&quot;)  &amp; &quot;, &quot; &amp; [Numbers.H745] &amp; &quot;) [sup][&quot; &amp; [Numbers.C745] &amp; &quot;: &quot; &amp; [Numbers.I74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6] &gt; 0; &quot;[b]&quot; &amp; [Numbers.B746] &amp; &quot;. &quot; &amp; &quot;[url=&quot; &amp; [Numbers.E746] &amp; &quot;]&quot; &amp; [Numbers.D746] &amp; &quot;[/url][/b] (&quot; &amp; [Numbers.G746] &amp; &quot;, &quot;  &amp; IF([Numbers.F746] &gt;= 2020; &quot;[b]&quot;; &quot;&quot;) &amp; [Numbers.F746] &amp; IF([Numbers.F746] &gt;= 2020; &quot;[/b]&quot;; &quot;&quot;)  &amp; &quot;, &quot; &amp; [Numbers.H746] &amp; &quot;) [sup][&quot; &amp; [Numbers.C746] &amp; &quot;: &quot; &amp; [Numbers.I74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7] &gt; 0; &quot;[b]&quot; &amp; [Numbers.B747] &amp; &quot;. &quot; &amp; &quot;[url=&quot; &amp; [Numbers.E747] &amp; &quot;]&quot; &amp; [Numbers.D747] &amp; &quot;[/url][/b] (&quot; &amp; [Numbers.G747] &amp; &quot;, &quot;  &amp; IF([Numbers.F747] &gt;= 2020; &quot;[b]&quot;; &quot;&quot;) &amp; [Numbers.F747] &amp; IF([Numbers.F747] &gt;= 2020; &quot;[/b]&quot;; &quot;&quot;)  &amp; &quot;, &quot; &amp; [Numbers.H747] &amp; &quot;) [sup][&quot; &amp; [Numbers.C747] &amp; &quot;: &quot; &amp; [Numbers.I74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8] &gt; 0; &quot;[b]&quot; &amp; [Numbers.B748] &amp; &quot;. &quot; &amp; &quot;[url=&quot; &amp; [Numbers.E748] &amp; &quot;]&quot; &amp; [Numbers.D748] &amp; &quot;[/url][/b] (&quot; &amp; [Numbers.G748] &amp; &quot;, &quot;  &amp; IF([Numbers.F748] &gt;= 2020; &quot;[b]&quot;; &quot;&quot;) &amp; [Numbers.F748] &amp; IF([Numbers.F748] &gt;= 2020; &quot;[/b]&quot;; &quot;&quot;)  &amp; &quot;, &quot; &amp; [Numbers.H748] &amp; &quot;) [sup][&quot; &amp; [Numbers.C748] &amp; &quot;: &quot; &amp; [Numbers.I74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49] &gt; 0; &quot;[b]&quot; &amp; [Numbers.B749] &amp; &quot;. &quot; &amp; &quot;[url=&quot; &amp; [Numbers.E749] &amp; &quot;]&quot; &amp; [Numbers.D749] &amp; &quot;[/url][/b] (&quot; &amp; [Numbers.G749] &amp; &quot;, &quot;  &amp; IF([Numbers.F749] &gt;= 2020; &quot;[b]&quot;; &quot;&quot;) &amp; [Numbers.F749] &amp; IF([Numbers.F749] &gt;= 2020; &quot;[/b]&quot;; &quot;&quot;)  &amp; &quot;, &quot; &amp; [Numbers.H749] &amp; &quot;) [sup][&quot; &amp; [Numbers.C749] &amp; &quot;: &quot; &amp; [Numbers.I74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0] &gt; 0; &quot;[b]&quot; &amp; [Numbers.B750] &amp; &quot;. &quot; &amp; &quot;[url=&quot; &amp; [Numbers.E750] &amp; &quot;]&quot; &amp; [Numbers.D750] &amp; &quot;[/url][/b] (&quot; &amp; [Numbers.G750] &amp; &quot;, &quot;  &amp; IF([Numbers.F750] &gt;= 2020; &quot;[b]&quot;; &quot;&quot;) &amp; [Numbers.F750] &amp; IF([Numbers.F750] &gt;= 2020; &quot;[/b]&quot;; &quot;&quot;)  &amp; &quot;, &quot; &amp; [Numbers.H750] &amp; &quot;) [sup][&quot; &amp; [Numbers.C750] &amp; &quot;: &quot; &amp; [Numbers.I75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1] &gt; 0; &quot;[b]&quot; &amp; [Numbers.B751] &amp; &quot;. &quot; &amp; &quot;[url=&quot; &amp; [Numbers.E751] &amp; &quot;]&quot; &amp; [Numbers.D751] &amp; &quot;[/url][/b] (&quot; &amp; [Numbers.G751] &amp; &quot;, &quot;  &amp; IF([Numbers.F751] &gt;= 2020; &quot;[b]&quot;; &quot;&quot;) &amp; [Numbers.F751] &amp; IF([Numbers.F751] &gt;= 2020; &quot;[/b]&quot;; &quot;&quot;)  &amp; &quot;, &quot; &amp; [Numbers.H751] &amp; &quot;) [sup][&quot; &amp; [Numbers.C751] &amp; &quot;: &quot; &amp; [Numbers.I75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2] &gt; 0; &quot;[b]&quot; &amp; [Numbers.B752] &amp; &quot;. &quot; &amp; &quot;[url=&quot; &amp; [Numbers.E752] &amp; &quot;]&quot; &amp; [Numbers.D752] &amp; &quot;[/url][/b] (&quot; &amp; [Numbers.G752] &amp; &quot;, &quot;  &amp; IF([Numbers.F752] &gt;= 2020; &quot;[b]&quot;; &quot;&quot;) &amp; [Numbers.F752] &amp; IF([Numbers.F752] &gt;= 2020; &quot;[/b]&quot;; &quot;&quot;)  &amp; &quot;, &quot; &amp; [Numbers.H752] &amp; &quot;) [sup][&quot; &amp; [Numbers.C752] &amp; &quot;: &quot; &amp; [Numbers.I75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3] &gt; 0; &quot;[b]&quot; &amp; [Numbers.B753] &amp; &quot;. &quot; &amp; &quot;[url=&quot; &amp; [Numbers.E753] &amp; &quot;]&quot; &amp; [Numbers.D753] &amp; &quot;[/url][/b] (&quot; &amp; [Numbers.G753] &amp; &quot;, &quot;  &amp; IF([Numbers.F753] &gt;= 2020; &quot;[b]&quot;; &quot;&quot;) &amp; [Numbers.F753] &amp; IF([Numbers.F753] &gt;= 2020; &quot;[/b]&quot;; &quot;&quot;)  &amp; &quot;, &quot; &amp; [Numbers.H753] &amp; &quot;) [sup][&quot; &amp; [Numbers.C753] &amp; &quot;: &quot; &amp; [Numbers.I75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4] &gt; 0; &quot;[b]&quot; &amp; [Numbers.B754] &amp; &quot;. &quot; &amp; &quot;[url=&quot; &amp; [Numbers.E754] &amp; &quot;]&quot; &amp; [Numbers.D754] &amp; &quot;[/url][/b] (&quot; &amp; [Numbers.G754] &amp; &quot;, &quot;  &amp; IF([Numbers.F754] &gt;= 2020; &quot;[b]&quot;; &quot;&quot;) &amp; [Numbers.F754] &amp; IF([Numbers.F754] &gt;= 2020; &quot;[/b]&quot;; &quot;&quot;)  &amp; &quot;, &quot; &amp; [Numbers.H754] &amp; &quot;) [sup][&quot; &amp; [Numbers.C754] &amp; &quot;: &quot; &amp; [Numbers.I75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5] &gt; 0; &quot;[b]&quot; &amp; [Numbers.B755] &amp; &quot;. &quot; &amp; &quot;[url=&quot; &amp; [Numbers.E755] &amp; &quot;]&quot; &amp; [Numbers.D755] &amp; &quot;[/url][/b] (&quot; &amp; [Numbers.G755] &amp; &quot;, &quot;  &amp; IF([Numbers.F755] &gt;= 2020; &quot;[b]&quot;; &quot;&quot;) &amp; [Numbers.F755] &amp; IF([Numbers.F755] &gt;= 2020; &quot;[/b]&quot;; &quot;&quot;)  &amp; &quot;, &quot; &amp; [Numbers.H755] &amp; &quot;) [sup][&quot; &amp; [Numbers.C755] &amp; &quot;: &quot; &amp; [Numbers.I75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6] &gt; 0; &quot;[b]&quot; &amp; [Numbers.B756] &amp; &quot;. &quot; &amp; &quot;[url=&quot; &amp; [Numbers.E756] &amp; &quot;]&quot; &amp; [Numbers.D756] &amp; &quot;[/url][/b] (&quot; &amp; [Numbers.G756] &amp; &quot;, &quot;  &amp; IF([Numbers.F756] &gt;= 2020; &quot;[b]&quot;; &quot;&quot;) &amp; [Numbers.F756] &amp; IF([Numbers.F756] &gt;= 2020; &quot;[/b]&quot;; &quot;&quot;)  &amp; &quot;, &quot; &amp; [Numbers.H756] &amp; &quot;) [sup][&quot; &amp; [Numbers.C756] &amp; &quot;: &quot; &amp; [Numbers.I75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7] &gt; 0; &quot;[b]&quot; &amp; [Numbers.B757] &amp; &quot;. &quot; &amp; &quot;[url=&quot; &amp; [Numbers.E757] &amp; &quot;]&quot; &amp; [Numbers.D757] &amp; &quot;[/url][/b] (&quot; &amp; [Numbers.G757] &amp; &quot;, &quot;  &amp; IF([Numbers.F757] &gt;= 2020; &quot;[b]&quot;; &quot;&quot;) &amp; [Numbers.F757] &amp; IF([Numbers.F757] &gt;= 2020; &quot;[/b]&quot;; &quot;&quot;)  &amp; &quot;, &quot; &amp; [Numbers.H757] &amp; &quot;) [sup][&quot; &amp; [Numbers.C757] &amp; &quot;: &quot; &amp; [Numbers.I75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8] &gt; 0; &quot;[b]&quot; &amp; [Numbers.B758] &amp; &quot;. &quot; &amp; &quot;[url=&quot; &amp; [Numbers.E758] &amp; &quot;]&quot; &amp; [Numbers.D758] &amp; &quot;[/url][/b] (&quot; &amp; [Numbers.G758] &amp; &quot;, &quot;  &amp; IF([Numbers.F758] &gt;= 2020; &quot;[b]&quot;; &quot;&quot;) &amp; [Numbers.F758] &amp; IF([Numbers.F758] &gt;= 2020; &quot;[/b]&quot;; &quot;&quot;)  &amp; &quot;, &quot; &amp; [Numbers.H758] &amp; &quot;) [sup][&quot; &amp; [Numbers.C758] &amp; &quot;: &quot; &amp; [Numbers.I75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59] &gt; 0; &quot;[b]&quot; &amp; [Numbers.B759] &amp; &quot;. &quot; &amp; &quot;[url=&quot; &amp; [Numbers.E759] &amp; &quot;]&quot; &amp; [Numbers.D759] &amp; &quot;[/url][/b] (&quot; &amp; [Numbers.G759] &amp; &quot;, &quot;  &amp; IF([Numbers.F759] &gt;= 2020; &quot;[b]&quot;; &quot;&quot;) &amp; [Numbers.F759] &amp; IF([Numbers.F759] &gt;= 2020; &quot;[/b]&quot;; &quot;&quot;)  &amp; &quot;, &quot; &amp; [Numbers.H759] &amp; &quot;) [sup][&quot; &amp; [Numbers.C759] &amp; &quot;: &quot; &amp; [Numbers.I75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0] &gt; 0; &quot;[b]&quot; &amp; [Numbers.B760] &amp; &quot;. &quot; &amp; &quot;[url=&quot; &amp; [Numbers.E760] &amp; &quot;]&quot; &amp; [Numbers.D760] &amp; &quot;[/url][/b] (&quot; &amp; [Numbers.G760] &amp; &quot;, &quot;  &amp; IF([Numbers.F760] &gt;= 2020; &quot;[b]&quot;; &quot;&quot;) &amp; [Numbers.F760] &amp; IF([Numbers.F760] &gt;= 2020; &quot;[/b]&quot;; &quot;&quot;)  &amp; &quot;, &quot; &amp; [Numbers.H760] &amp; &quot;) [sup][&quot; &amp; [Numbers.C760] &amp; &quot;: &quot; &amp; [Numbers.I76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1] &gt; 0; &quot;[b]&quot; &amp; [Numbers.B761] &amp; &quot;. &quot; &amp; &quot;[url=&quot; &amp; [Numbers.E761] &amp; &quot;]&quot; &amp; [Numbers.D761] &amp; &quot;[/url][/b] (&quot; &amp; [Numbers.G761] &amp; &quot;, &quot;  &amp; IF([Numbers.F761] &gt;= 2020; &quot;[b]&quot;; &quot;&quot;) &amp; [Numbers.F761] &amp; IF([Numbers.F761] &gt;= 2020; &quot;[/b]&quot;; &quot;&quot;)  &amp; &quot;, &quot; &amp; [Numbers.H761] &amp; &quot;) [sup][&quot; &amp; [Numbers.C761] &amp; &quot;: &quot; &amp; [Numbers.I76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2] &gt; 0; &quot;[b]&quot; &amp; [Numbers.B762] &amp; &quot;. &quot; &amp; &quot;[url=&quot; &amp; [Numbers.E762] &amp; &quot;]&quot; &amp; [Numbers.D762] &amp; &quot;[/url][/b] (&quot; &amp; [Numbers.G762] &amp; &quot;, &quot;  &amp; IF([Numbers.F762] &gt;= 2020; &quot;[b]&quot;; &quot;&quot;) &amp; [Numbers.F762] &amp; IF([Numbers.F762] &gt;= 2020; &quot;[/b]&quot;; &quot;&quot;)  &amp; &quot;, &quot; &amp; [Numbers.H762] &amp; &quot;) [sup][&quot; &amp; [Numbers.C762] &amp; &quot;: &quot; &amp; [Numbers.I76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3] &gt; 0; &quot;[b]&quot; &amp; [Numbers.B763] &amp; &quot;. &quot; &amp; &quot;[url=&quot; &amp; [Numbers.E763] &amp; &quot;]&quot; &amp; [Numbers.D763] &amp; &quot;[/url][/b] (&quot; &amp; [Numbers.G763] &amp; &quot;, &quot;  &amp; IF([Numbers.F763] &gt;= 2020; &quot;[b]&quot;; &quot;&quot;) &amp; [Numbers.F763] &amp; IF([Numbers.F763] &gt;= 2020; &quot;[/b]&quot;; &quot;&quot;)  &amp; &quot;, &quot; &amp; [Numbers.H763] &amp; &quot;) [sup][&quot; &amp; [Numbers.C763] &amp; &quot;: &quot; &amp; [Numbers.I76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4] &gt; 0; &quot;[b]&quot; &amp; [Numbers.B764] &amp; &quot;. &quot; &amp; &quot;[url=&quot; &amp; [Numbers.E764] &amp; &quot;]&quot; &amp; [Numbers.D764] &amp; &quot;[/url][/b] (&quot; &amp; [Numbers.G764] &amp; &quot;, &quot;  &amp; IF([Numbers.F764] &gt;= 2020; &quot;[b]&quot;; &quot;&quot;) &amp; [Numbers.F764] &amp; IF([Numbers.F764] &gt;= 2020; &quot;[/b]&quot;; &quot;&quot;)  &amp; &quot;, &quot; &amp; [Numbers.H764] &amp; &quot;) [sup][&quot; &amp; [Numbers.C764] &amp; &quot;: &quot; &amp; [Numbers.I76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5] &gt; 0; &quot;[b]&quot; &amp; [Numbers.B765] &amp; &quot;. &quot; &amp; &quot;[url=&quot; &amp; [Numbers.E765] &amp; &quot;]&quot; &amp; [Numbers.D765] &amp; &quot;[/url][/b] (&quot; &amp; [Numbers.G765] &amp; &quot;, &quot;  &amp; IF([Numbers.F765] &gt;= 2020; &quot;[b]&quot;; &quot;&quot;) &amp; [Numbers.F765] &amp; IF([Numbers.F765] &gt;= 2020; &quot;[/b]&quot;; &quot;&quot;)  &amp; &quot;, &quot; &amp; [Numbers.H765] &amp; &quot;) [sup][&quot; &amp; [Numbers.C765] &amp; &quot;: &quot; &amp; [Numbers.I76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6] &gt; 0; &quot;[b]&quot; &amp; [Numbers.B766] &amp; &quot;. &quot; &amp; &quot;[url=&quot; &amp; [Numbers.E766] &amp; &quot;]&quot; &amp; [Numbers.D766] &amp; &quot;[/url][/b] (&quot; &amp; [Numbers.G766] &amp; &quot;, &quot;  &amp; IF([Numbers.F766] &gt;= 2020; &quot;[b]&quot;; &quot;&quot;) &amp; [Numbers.F766] &amp; IF([Numbers.F766] &gt;= 2020; &quot;[/b]&quot;; &quot;&quot;)  &amp; &quot;, &quot; &amp; [Numbers.H766] &amp; &quot;) [sup][&quot; &amp; [Numbers.C766] &amp; &quot;: &quot; &amp; [Numbers.I76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7] &gt; 0; &quot;[b]&quot; &amp; [Numbers.B767] &amp; &quot;. &quot; &amp; &quot;[url=&quot; &amp; [Numbers.E767] &amp; &quot;]&quot; &amp; [Numbers.D767] &amp; &quot;[/url][/b] (&quot; &amp; [Numbers.G767] &amp; &quot;, &quot;  &amp; IF([Numbers.F767] &gt;= 2020; &quot;[b]&quot;; &quot;&quot;) &amp; [Numbers.F767] &amp; IF([Numbers.F767] &gt;= 2020; &quot;[/b]&quot;; &quot;&quot;)  &amp; &quot;, &quot; &amp; [Numbers.H767] &amp; &quot;) [sup][&quot; &amp; [Numbers.C767] &amp; &quot;: &quot; &amp; [Numbers.I7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8] &gt; 0; &quot;[b]&quot; &amp; [Numbers.B768] &amp; &quot;. &quot; &amp; &quot;[url=&quot; &amp; [Numbers.E768] &amp; &quot;]&quot; &amp; [Numbers.D768] &amp; &quot;[/url][/b] (&quot; &amp; [Numbers.G768] &amp; &quot;, &quot;  &amp; IF([Numbers.F768] &gt;= 2020; &quot;[b]&quot;; &quot;&quot;) &amp; [Numbers.F768] &amp; IF([Numbers.F768] &gt;= 2020; &quot;[/b]&quot;; &quot;&quot;)  &amp; &quot;, &quot; &amp; [Numbers.H768] &amp; &quot;) [sup][&quot; &amp; [Numbers.C768] &amp; &quot;: &quot; &amp; [Numbers.I7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69] &gt; 0; &quot;[b]&quot; &amp; [Numbers.B769] &amp; &quot;. &quot; &amp; &quot;[url=&quot; &amp; [Numbers.E769] &amp; &quot;]&quot; &amp; [Numbers.D769] &amp; &quot;[/url][/b] (&quot; &amp; [Numbers.G769] &amp; &quot;, &quot;  &amp; IF([Numbers.F769] &gt;= 2020; &quot;[b]&quot;; &quot;&quot;) &amp; [Numbers.F769] &amp; IF([Numbers.F769] &gt;= 2020; &quot;[/b]&quot;; &quot;&quot;)  &amp; &quot;, &quot; &amp; [Numbers.H769] &amp; &quot;) [sup][&quot; &amp; [Numbers.C769] &amp; &quot;: &quot; &amp; [Numbers.I7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0] &gt; 0; &quot;[b]&quot; &amp; [Numbers.B770] &amp; &quot;. &quot; &amp; &quot;[url=&quot; &amp; [Numbers.E770] &amp; &quot;]&quot; &amp; [Numbers.D770] &amp; &quot;[/url][/b] (&quot; &amp; [Numbers.G770] &amp; &quot;, &quot;  &amp; IF([Numbers.F770] &gt;= 2020; &quot;[b]&quot;; &quot;&quot;) &amp; [Numbers.F770] &amp; IF([Numbers.F770] &gt;= 2020; &quot;[/b]&quot;; &quot;&quot;)  &amp; &quot;, &quot; &amp; [Numbers.H770] &amp; &quot;) [sup][&quot; &amp; [Numbers.C770] &amp; &quot;: &quot; &amp; [Numbers.I7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1] &gt; 0; &quot;[b]&quot; &amp; [Numbers.B771] &amp; &quot;. &quot; &amp; &quot;[url=&quot; &amp; [Numbers.E771] &amp; &quot;]&quot; &amp; [Numbers.D771] &amp; &quot;[/url][/b] (&quot; &amp; [Numbers.G771] &amp; &quot;, &quot;  &amp; IF([Numbers.F771] &gt;= 2020; &quot;[b]&quot;; &quot;&quot;) &amp; [Numbers.F771] &amp; IF([Numbers.F771] &gt;= 2020; &quot;[/b]&quot;; &quot;&quot;)  &amp; &quot;, &quot; &amp; [Numbers.H771] &amp; &quot;) [sup][&quot; &amp; [Numbers.C771] &amp; &quot;: &quot; &amp; [Numbers.I7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2] &gt; 0; &quot;[b]&quot; &amp; [Numbers.B772] &amp; &quot;. &quot; &amp; &quot;[url=&quot; &amp; [Numbers.E772] &amp; &quot;]&quot; &amp; [Numbers.D772] &amp; &quot;[/url][/b] (&quot; &amp; [Numbers.G772] &amp; &quot;, &quot;  &amp; IF([Numbers.F772] &gt;= 2020; &quot;[b]&quot;; &quot;&quot;) &amp; [Numbers.F772] &amp; IF([Numbers.F772] &gt;= 2020; &quot;[/b]&quot;; &quot;&quot;)  &amp; &quot;, &quot; &amp; [Numbers.H772] &amp; &quot;) [sup][&quot; &amp; [Numbers.C772] &amp; &quot;: &quot; &amp; [Numbers.I7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3] &gt; 0; &quot;[b]&quot; &amp; [Numbers.B773] &amp; &quot;. &quot; &amp; &quot;[url=&quot; &amp; [Numbers.E773] &amp; &quot;]&quot; &amp; [Numbers.D773] &amp; &quot;[/url][/b] (&quot; &amp; [Numbers.G773] &amp; &quot;, &quot;  &amp; IF([Numbers.F773] &gt;= 2020; &quot;[b]&quot;; &quot;&quot;) &amp; [Numbers.F773] &amp; IF([Numbers.F773] &gt;= 2020; &quot;[/b]&quot;; &quot;&quot;)  &amp; &quot;, &quot; &amp; [Numbers.H773] &amp; &quot;) [sup][&quot; &amp; [Numbers.C773] &amp; &quot;: &quot; &amp; [Numbers.I7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4] &gt; 0; &quot;[b]&quot; &amp; [Numbers.B774] &amp; &quot;. &quot; &amp; &quot;[url=&quot; &amp; [Numbers.E774] &amp; &quot;]&quot; &amp; [Numbers.D774] &amp; &quot;[/url][/b] (&quot; &amp; [Numbers.G774] &amp; &quot;, &quot;  &amp; IF([Numbers.F774] &gt;= 2020; &quot;[b]&quot;; &quot;&quot;) &amp; [Numbers.F774] &amp; IF([Numbers.F774] &gt;= 2020; &quot;[/b]&quot;; &quot;&quot;)  &amp; &quot;, &quot; &amp; [Numbers.H774] &amp; &quot;) [sup][&quot; &amp; [Numbers.C774] &amp; &quot;: &quot; &amp; [Numbers.I7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5] &gt; 0; &quot;[b]&quot; &amp; [Numbers.B775] &amp; &quot;. &quot; &amp; &quot;[url=&quot; &amp; [Numbers.E775] &amp; &quot;]&quot; &amp; [Numbers.D775] &amp; &quot;[/url][/b] (&quot; &amp; [Numbers.G775] &amp; &quot;, &quot;  &amp; IF([Numbers.F775] &gt;= 2020; &quot;[b]&quot;; &quot;&quot;) &amp; [Numbers.F775] &amp; IF([Numbers.F775] &gt;= 2020; &quot;[/b]&quot;; &quot;&quot;)  &amp; &quot;, &quot; &amp; [Numbers.H775] &amp; &quot;) [sup][&quot; &amp; [Numbers.C775] &amp; &quot;: &quot; &amp; [Numbers.I7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6] &gt; 0; &quot;[b]&quot; &amp; [Numbers.B776] &amp; &quot;. &quot; &amp; &quot;[url=&quot; &amp; [Numbers.E776] &amp; &quot;]&quot; &amp; [Numbers.D776] &amp; &quot;[/url][/b] (&quot; &amp; [Numbers.G776] &amp; &quot;, &quot;  &amp; IF([Numbers.F776] &gt;= 2020; &quot;[b]&quot;; &quot;&quot;) &amp; [Numbers.F776] &amp; IF([Numbers.F776] &gt;= 2020; &quot;[/b]&quot;; &quot;&quot;)  &amp; &quot;, &quot; &amp; [Numbers.H776] &amp; &quot;) [sup][&quot; &amp; [Numbers.C776] &amp; &quot;: &quot; &amp; [Numbers.I7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7] &gt; 0; &quot;[b]&quot; &amp; [Numbers.B777] &amp; &quot;. &quot; &amp; &quot;[url=&quot; &amp; [Numbers.E777] &amp; &quot;]&quot; &amp; [Numbers.D777] &amp; &quot;[/url][/b] (&quot; &amp; [Numbers.G777] &amp; &quot;, &quot;  &amp; IF([Numbers.F777] &gt;= 2020; &quot;[b]&quot;; &quot;&quot;) &amp; [Numbers.F777] &amp; IF([Numbers.F777] &gt;= 2020; &quot;[/b]&quot;; &quot;&quot;)  &amp; &quot;, &quot; &amp; [Numbers.H777] &amp; &quot;) [sup][&quot; &amp; [Numbers.C777] &amp; &quot;: &quot; &amp; [Numbers.I7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8] &gt; 0; &quot;[b]&quot; &amp; [Numbers.B778] &amp; &quot;. &quot; &amp; &quot;[url=&quot; &amp; [Numbers.E778] &amp; &quot;]&quot; &amp; [Numbers.D778] &amp; &quot;[/url][/b] (&quot; &amp; [Numbers.G778] &amp; &quot;, &quot;  &amp; IF([Numbers.F778] &gt;= 2020; &quot;[b]&quot;; &quot;&quot;) &amp; [Numbers.F778] &amp; IF([Numbers.F778] &gt;= 2020; &quot;[/b]&quot;; &quot;&quot;)  &amp; &quot;, &quot; &amp; [Numbers.H778] &amp; &quot;) [sup][&quot; &amp; [Numbers.C778] &amp; &quot;: &quot; &amp; [Numbers.I7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79] &gt; 0; &quot;[b]&quot; &amp; [Numbers.B779] &amp; &quot;. &quot; &amp; &quot;[url=&quot; &amp; [Numbers.E779] &amp; &quot;]&quot; &amp; [Numbers.D779] &amp; &quot;[/url][/b] (&quot; &amp; [Numbers.G779] &amp; &quot;, &quot;  &amp; IF([Numbers.F779] &gt;= 2020; &quot;[b]&quot;; &quot;&quot;) &amp; [Numbers.F779] &amp; IF([Numbers.F779] &gt;= 2020; &quot;[/b]&quot;; &quot;&quot;)  &amp; &quot;, &quot; &amp; [Numbers.H779] &amp; &quot;) [sup][&quot; &amp; [Numbers.C779] &amp; &quot;: &quot; &amp; [Numbers.I7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0] &gt; 0; &quot;[b]&quot; &amp; [Numbers.B780] &amp; &quot;. &quot; &amp; &quot;[url=&quot; &amp; [Numbers.E780] &amp; &quot;]&quot; &amp; [Numbers.D780] &amp; &quot;[/url][/b] (&quot; &amp; [Numbers.G780] &amp; &quot;, &quot;  &amp; IF([Numbers.F780] &gt;= 2020; &quot;[b]&quot;; &quot;&quot;) &amp; [Numbers.F780] &amp; IF([Numbers.F780] &gt;= 2020; &quot;[/b]&quot;; &quot;&quot;)  &amp; &quot;, &quot; &amp; [Numbers.H780] &amp; &quot;) [sup][&quot; &amp; [Numbers.C780] &amp; &quot;: &quot; &amp; [Numbers.I7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1] &gt; 0; &quot;[b]&quot; &amp; [Numbers.B781] &amp; &quot;. &quot; &amp; &quot;[url=&quot; &amp; [Numbers.E781] &amp; &quot;]&quot; &amp; [Numbers.D781] &amp; &quot;[/url][/b] (&quot; &amp; [Numbers.G781] &amp; &quot;, &quot;  &amp; IF([Numbers.F781] &gt;= 2020; &quot;[b]&quot;; &quot;&quot;) &amp; [Numbers.F781] &amp; IF([Numbers.F781] &gt;= 2020; &quot;[/b]&quot;; &quot;&quot;)  &amp; &quot;, &quot; &amp; [Numbers.H781] &amp; &quot;) [sup][&quot; &amp; [Numbers.C781] &amp; &quot;: &quot; &amp; [Numbers.I7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2] &gt; 0; &quot;[b]&quot; &amp; [Numbers.B782] &amp; &quot;. &quot; &amp; &quot;[url=&quot; &amp; [Numbers.E782] &amp; &quot;]&quot; &amp; [Numbers.D782] &amp; &quot;[/url][/b] (&quot; &amp; [Numbers.G782] &amp; &quot;, &quot;  &amp; IF([Numbers.F782] &gt;= 2020; &quot;[b]&quot;; &quot;&quot;) &amp; [Numbers.F782] &amp; IF([Numbers.F782] &gt;= 2020; &quot;[/b]&quot;; &quot;&quot;)  &amp; &quot;, &quot; &amp; [Numbers.H782] &amp; &quot;) [sup][&quot; &amp; [Numbers.C782] &amp; &quot;: &quot; &amp; [Numbers.I7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3] &gt; 0; &quot;[b]&quot; &amp; [Numbers.B783] &amp; &quot;. &quot; &amp; &quot;[url=&quot; &amp; [Numbers.E783] &amp; &quot;]&quot; &amp; [Numbers.D783] &amp; &quot;[/url][/b] (&quot; &amp; [Numbers.G783] &amp; &quot;, &quot;  &amp; IF([Numbers.F783] &gt;= 2020; &quot;[b]&quot;; &quot;&quot;) &amp; [Numbers.F783] &amp; IF([Numbers.F783] &gt;= 2020; &quot;[/b]&quot;; &quot;&quot;)  &amp; &quot;, &quot; &amp; [Numbers.H783] &amp; &quot;) [sup][&quot; &amp; [Numbers.C783] &amp; &quot;: &quot; &amp; [Numbers.I7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4] &gt; 0; &quot;[b]&quot; &amp; [Numbers.B784] &amp; &quot;. &quot; &amp; &quot;[url=&quot; &amp; [Numbers.E784] &amp; &quot;]&quot; &amp; [Numbers.D784] &amp; &quot;[/url][/b] (&quot; &amp; [Numbers.G784] &amp; &quot;, &quot;  &amp; IF([Numbers.F784] &gt;= 2020; &quot;[b]&quot;; &quot;&quot;) &amp; [Numbers.F784] &amp; IF([Numbers.F784] &gt;= 2020; &quot;[/b]&quot;; &quot;&quot;)  &amp; &quot;, &quot; &amp; [Numbers.H784] &amp; &quot;) [sup][&quot; &amp; [Numbers.C784] &amp; &quot;: &quot; &amp; [Numbers.I7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5] &gt; 0; &quot;[b]&quot; &amp; [Numbers.B785] &amp; &quot;. &quot; &amp; &quot;[url=&quot; &amp; [Numbers.E785] &amp; &quot;]&quot; &amp; [Numbers.D785] &amp; &quot;[/url][/b] (&quot; &amp; [Numbers.G785] &amp; &quot;, &quot;  &amp; IF([Numbers.F785] &gt;= 2020; &quot;[b]&quot;; &quot;&quot;) &amp; [Numbers.F785] &amp; IF([Numbers.F785] &gt;= 2020; &quot;[/b]&quot;; &quot;&quot;)  &amp; &quot;, &quot; &amp; [Numbers.H785] &amp; &quot;) [sup][&quot; &amp; [Numbers.C785] &amp; &quot;: &quot; &amp; [Numbers.I7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6] &gt; 0; &quot;[b]&quot; &amp; [Numbers.B786] &amp; &quot;. &quot; &amp; &quot;[url=&quot; &amp; [Numbers.E786] &amp; &quot;]&quot; &amp; [Numbers.D786] &amp; &quot;[/url][/b] (&quot; &amp; [Numbers.G786] &amp; &quot;, &quot;  &amp; IF([Numbers.F786] &gt;= 2020; &quot;[b]&quot;; &quot;&quot;) &amp; [Numbers.F786] &amp; IF([Numbers.F786] &gt;= 2020; &quot;[/b]&quot;; &quot;&quot;)  &amp; &quot;, &quot; &amp; [Numbers.H786] &amp; &quot;) [sup][&quot; &amp; [Numbers.C786] &amp; &quot;: &quot; &amp; [Numbers.I7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7] &gt; 0; &quot;[b]&quot; &amp; [Numbers.B787] &amp; &quot;. &quot; &amp; &quot;[url=&quot; &amp; [Numbers.E787] &amp; &quot;]&quot; &amp; [Numbers.D787] &amp; &quot;[/url][/b] (&quot; &amp; [Numbers.G787] &amp; &quot;, &quot;  &amp; IF([Numbers.F787] &gt;= 2020; &quot;[b]&quot;; &quot;&quot;) &amp; [Numbers.F787] &amp; IF([Numbers.F787] &gt;= 2020; &quot;[/b]&quot;; &quot;&quot;)  &amp; &quot;, &quot; &amp; [Numbers.H787] &amp; &quot;) [sup][&quot; &amp; [Numbers.C787] &amp; &quot;: &quot; &amp; [Numbers.I7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8] &gt; 0; &quot;[b]&quot; &amp; [Numbers.B788] &amp; &quot;. &quot; &amp; &quot;[url=&quot; &amp; [Numbers.E788] &amp; &quot;]&quot; &amp; [Numbers.D788] &amp; &quot;[/url][/b] (&quot; &amp; [Numbers.G788] &amp; &quot;, &quot;  &amp; IF([Numbers.F788] &gt;= 2020; &quot;[b]&quot;; &quot;&quot;) &amp; [Numbers.F788] &amp; IF([Numbers.F788] &gt;= 2020; &quot;[/b]&quot;; &quot;&quot;)  &amp; &quot;, &quot; &amp; [Numbers.H788] &amp; &quot;) [sup][&quot; &amp; [Numbers.C788] &amp; &quot;: &quot; &amp; [Numbers.I7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89] &gt; 0; &quot;[b]&quot; &amp; [Numbers.B789] &amp; &quot;. &quot; &amp; &quot;[url=&quot; &amp; [Numbers.E789] &amp; &quot;]&quot; &amp; [Numbers.D789] &amp; &quot;[/url][/b] (&quot; &amp; [Numbers.G789] &amp; &quot;, &quot;  &amp; IF([Numbers.F789] &gt;= 2020; &quot;[b]&quot;; &quot;&quot;) &amp; [Numbers.F789] &amp; IF([Numbers.F789] &gt;= 2020; &quot;[/b]&quot;; &quot;&quot;)  &amp; &quot;, &quot; &amp; [Numbers.H789] &amp; &quot;) [sup][&quot; &amp; [Numbers.C789] &amp; &quot;: &quot; &amp; [Numbers.I7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0] &gt; 0; &quot;[b]&quot; &amp; [Numbers.B790] &amp; &quot;. &quot; &amp; &quot;[url=&quot; &amp; [Numbers.E790] &amp; &quot;]&quot; &amp; [Numbers.D790] &amp; &quot;[/url][/b] (&quot; &amp; [Numbers.G790] &amp; &quot;, &quot;  &amp; IF([Numbers.F790] &gt;= 2020; &quot;[b]&quot;; &quot;&quot;) &amp; [Numbers.F790] &amp; IF([Numbers.F790] &gt;= 2020; &quot;[/b]&quot;; &quot;&quot;)  &amp; &quot;, &quot; &amp; [Numbers.H790] &amp; &quot;) [sup][&quot; &amp; [Numbers.C790] &amp; &quot;: &quot; &amp; [Numbers.I7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1] &gt; 0; &quot;[b]&quot; &amp; [Numbers.B791] &amp; &quot;. &quot; &amp; &quot;[url=&quot; &amp; [Numbers.E791] &amp; &quot;]&quot; &amp; [Numbers.D791] &amp; &quot;[/url][/b] (&quot; &amp; [Numbers.G791] &amp; &quot;, &quot;  &amp; IF([Numbers.F791] &gt;= 2020; &quot;[b]&quot;; &quot;&quot;) &amp; [Numbers.F791] &amp; IF([Numbers.F791] &gt;= 2020; &quot;[/b]&quot;; &quot;&quot;)  &amp; &quot;, &quot; &amp; [Numbers.H791] &amp; &quot;) [sup][&quot; &amp; [Numbers.C791] &amp; &quot;: &quot; &amp; [Numbers.I7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2] &gt; 0; &quot;[b]&quot; &amp; [Numbers.B792] &amp; &quot;. &quot; &amp; &quot;[url=&quot; &amp; [Numbers.E792] &amp; &quot;]&quot; &amp; [Numbers.D792] &amp; &quot;[/url][/b] (&quot; &amp; [Numbers.G792] &amp; &quot;, &quot;  &amp; IF([Numbers.F792] &gt;= 2020; &quot;[b]&quot;; &quot;&quot;) &amp; [Numbers.F792] &amp; IF([Numbers.F792] &gt;= 2020; &quot;[/b]&quot;; &quot;&quot;)  &amp; &quot;, &quot; &amp; [Numbers.H792] &amp; &quot;) [sup][&quot; &amp; [Numbers.C792] &amp; &quot;: &quot; &amp; [Numbers.I7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3] &gt; 0; &quot;[b]&quot; &amp; [Numbers.B793] &amp; &quot;. &quot; &amp; &quot;[url=&quot; &amp; [Numbers.E793] &amp; &quot;]&quot; &amp; [Numbers.D793] &amp; &quot;[/url][/b] (&quot; &amp; [Numbers.G793] &amp; &quot;, &quot;  &amp; IF([Numbers.F793] &gt;= 2020; &quot;[b]&quot;; &quot;&quot;) &amp; [Numbers.F793] &amp; IF([Numbers.F793] &gt;= 2020; &quot;[/b]&quot;; &quot;&quot;)  &amp; &quot;, &quot; &amp; [Numbers.H793] &amp; &quot;) [sup][&quot; &amp; [Numbers.C793] &amp; &quot;: &quot; &amp; [Numbers.I7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4] &gt; 0; &quot;[b]&quot; &amp; [Numbers.B794] &amp; &quot;. &quot; &amp; &quot;[url=&quot; &amp; [Numbers.E794] &amp; &quot;]&quot; &amp; [Numbers.D794] &amp; &quot;[/url][/b] (&quot; &amp; [Numbers.G794] &amp; &quot;, &quot;  &amp; IF([Numbers.F794] &gt;= 2020; &quot;[b]&quot;; &quot;&quot;) &amp; [Numbers.F794] &amp; IF([Numbers.F794] &gt;= 2020; &quot;[/b]&quot;; &quot;&quot;)  &amp; &quot;, &quot; &amp; [Numbers.H794] &amp; &quot;) [sup][&quot; &amp; [Numbers.C794] &amp; &quot;: &quot; &amp; [Numbers.I7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5] &gt; 0; &quot;[b]&quot; &amp; [Numbers.B795] &amp; &quot;. &quot; &amp; &quot;[url=&quot; &amp; [Numbers.E795] &amp; &quot;]&quot; &amp; [Numbers.D795] &amp; &quot;[/url][/b] (&quot; &amp; [Numbers.G795] &amp; &quot;, &quot;  &amp; IF([Numbers.F795] &gt;= 2020; &quot;[b]&quot;; &quot;&quot;) &amp; [Numbers.F795] &amp; IF([Numbers.F795] &gt;= 2020; &quot;[/b]&quot;; &quot;&quot;)  &amp; &quot;, &quot; &amp; [Numbers.H795] &amp; &quot;) [sup][&quot; &amp; [Numbers.C795] &amp; &quot;: &quot; &amp; [Numbers.I7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6] &gt; 0; &quot;[b]&quot; &amp; [Numbers.B796] &amp; &quot;. &quot; &amp; &quot;[url=&quot; &amp; [Numbers.E796] &amp; &quot;]&quot; &amp; [Numbers.D796] &amp; &quot;[/url][/b] (&quot; &amp; [Numbers.G796] &amp; &quot;, &quot;  &amp; IF([Numbers.F796] &gt;= 2020; &quot;[b]&quot;; &quot;&quot;) &amp; [Numbers.F796] &amp; IF([Numbers.F796] &gt;= 2020; &quot;[/b]&quot;; &quot;&quot;)  &amp; &quot;, &quot; &amp; [Numbers.H796] &amp; &quot;) [sup][&quot; &amp; [Numbers.C796] &amp; &quot;: &quot; &amp; [Numbers.I7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7] &gt; 0; &quot;[b]&quot; &amp; [Numbers.B797] &amp; &quot;. &quot; &amp; &quot;[url=&quot; &amp; [Numbers.E797] &amp; &quot;]&quot; &amp; [Numbers.D797] &amp; &quot;[/url][/b] (&quot; &amp; [Numbers.G797] &amp; &quot;, &quot;  &amp; IF([Numbers.F797] &gt;= 2020; &quot;[b]&quot;; &quot;&quot;) &amp; [Numbers.F797] &amp; IF([Numbers.F797] &gt;= 2020; &quot;[/b]&quot;; &quot;&quot;)  &amp; &quot;, &quot; &amp; [Numbers.H797] &amp; &quot;) [sup][&quot; &amp; [Numbers.C797] &amp; &quot;: &quot; &amp; [Numbers.I7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8] &gt; 0; &quot;[b]&quot; &amp; [Numbers.B798] &amp; &quot;. &quot; &amp; &quot;[url=&quot; &amp; [Numbers.E798] &amp; &quot;]&quot; &amp; [Numbers.D798] &amp; &quot;[/url][/b] (&quot; &amp; [Numbers.G798] &amp; &quot;, &quot;  &amp; IF([Numbers.F798] &gt;= 2020; &quot;[b]&quot;; &quot;&quot;) &amp; [Numbers.F798] &amp; IF([Numbers.F798] &gt;= 2020; &quot;[/b]&quot;; &quot;&quot;)  &amp; &quot;, &quot; &amp; [Numbers.H798] &amp; &quot;) [sup][&quot; &amp; [Numbers.C798] &amp; &quot;: &quot; &amp; [Numbers.I7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799] &gt; 0; &quot;[b]&quot; &amp; [Numbers.B799] &amp; &quot;. &quot; &amp; &quot;[url=&quot; &amp; [Numbers.E799] &amp; &quot;]&quot; &amp; [Numbers.D799] &amp; &quot;[/url][/b] (&quot; &amp; [Numbers.G799] &amp; &quot;, &quot;  &amp; IF([Numbers.F799] &gt;= 2020; &quot;[b]&quot;; &quot;&quot;) &amp; [Numbers.F799] &amp; IF([Numbers.F799] &gt;= 2020; &quot;[/b]&quot;; &quot;&quot;)  &amp; &quot;, &quot; &amp; [Numbers.H799] &amp; &quot;) [sup][&quot; &amp; [Numbers.C799] &amp; &quot;: &quot; &amp; [Numbers.I7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0] &gt; 0; &quot;[b]&quot; &amp; [Numbers.B800] &amp; &quot;. &quot; &amp; &quot;[url=&quot; &amp; [Numbers.E800] &amp; &quot;]&quot; &amp; [Numbers.D800] &amp; &quot;[/url][/b] (&quot; &amp; [Numbers.G800] &amp; &quot;, &quot;  &amp; IF([Numbers.F800] &gt;= 2020; &quot;[b]&quot;; &quot;&quot;) &amp; [Numbers.F800] &amp; IF([Numbers.F800] &gt;= 2020; &quot;[/b]&quot;; &quot;&quot;)  &amp; &quot;, &quot; &amp; [Numbers.H800] &amp; &quot;) [sup][&quot; &amp; [Numbers.C800] &amp; &quot;: &quot; &amp; [Numbers.I8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1] &gt; 0; &quot;[b]&quot; &amp; [Numbers.B801] &amp; &quot;. &quot; &amp; &quot;[url=&quot; &amp; [Numbers.E801] &amp; &quot;]&quot; &amp; [Numbers.D801] &amp; &quot;[/url][/b] (&quot; &amp; [Numbers.G801] &amp; &quot;, &quot;  &amp; IF([Numbers.F801] &gt;= 2020; &quot;[b]&quot;; &quot;&quot;) &amp; [Numbers.F801] &amp; IF([Numbers.F801] &gt;= 2020; &quot;[/b]&quot;; &quot;&quot;)  &amp; &quot;, &quot; &amp; [Numbers.H801] &amp; &quot;) [sup][&quot; &amp; [Numbers.C801] &amp; &quot;: &quot; &amp; [Numbers.I8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2] &gt; 0; &quot;[b]&quot; &amp; [Numbers.B802] &amp; &quot;. &quot; &amp; &quot;[url=&quot; &amp; [Numbers.E802] &amp; &quot;]&quot; &amp; [Numbers.D802] &amp; &quot;[/url][/b] (&quot; &amp; [Numbers.G802] &amp; &quot;, &quot;  &amp; IF([Numbers.F802] &gt;= 2020; &quot;[b]&quot;; &quot;&quot;) &amp; [Numbers.F802] &amp; IF([Numbers.F802] &gt;= 2020; &quot;[/b]&quot;; &quot;&quot;)  &amp; &quot;, &quot; &amp; [Numbers.H802] &amp; &quot;) [sup][&quot; &amp; [Numbers.C802] &amp; &quot;: &quot; &amp; [Numbers.I8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3] &gt; 0; &quot;[b]&quot; &amp; [Numbers.B803] &amp; &quot;. &quot; &amp; &quot;[url=&quot; &amp; [Numbers.E803] &amp; &quot;]&quot; &amp; [Numbers.D803] &amp; &quot;[/url][/b] (&quot; &amp; [Numbers.G803] &amp; &quot;, &quot;  &amp; IF([Numbers.F803] &gt;= 2020; &quot;[b]&quot;; &quot;&quot;) &amp; [Numbers.F803] &amp; IF([Numbers.F803] &gt;= 2020; &quot;[/b]&quot;; &quot;&quot;)  &amp; &quot;, &quot; &amp; [Numbers.H803] &amp; &quot;) [sup][&quot; &amp; [Numbers.C803] &amp; &quot;: &quot; &amp; [Numbers.I8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4] &gt; 0; &quot;[b]&quot; &amp; [Numbers.B804] &amp; &quot;. &quot; &amp; &quot;[url=&quot; &amp; [Numbers.E804] &amp; &quot;]&quot; &amp; [Numbers.D804] &amp; &quot;[/url][/b] (&quot; &amp; [Numbers.G804] &amp; &quot;, &quot;  &amp; IF([Numbers.F804] &gt;= 2020; &quot;[b]&quot;; &quot;&quot;) &amp; [Numbers.F804] &amp; IF([Numbers.F804] &gt;= 2020; &quot;[/b]&quot;; &quot;&quot;)  &amp; &quot;, &quot; &amp; [Numbers.H804] &amp; &quot;) [sup][&quot; &amp; [Numbers.C804] &amp; &quot;: &quot; &amp; [Numbers.I80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5] &gt; 0; &quot;[b]&quot; &amp; [Numbers.B805] &amp; &quot;. &quot; &amp; &quot;[url=&quot; &amp; [Numbers.E805] &amp; &quot;]&quot; &amp; [Numbers.D805] &amp; &quot;[/url][/b] (&quot; &amp; [Numbers.G805] &amp; &quot;, &quot;  &amp; IF([Numbers.F805] &gt;= 2020; &quot;[b]&quot;; &quot;&quot;) &amp; [Numbers.F805] &amp; IF([Numbers.F805] &gt;= 2020; &quot;[/b]&quot;; &quot;&quot;)  &amp; &quot;, &quot; &amp; [Numbers.H805] &amp; &quot;) [sup][&quot; &amp; [Numbers.C805] &amp; &quot;: &quot; &amp; [Numbers.I80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6] &gt; 0; &quot;[b]&quot; &amp; [Numbers.B806] &amp; &quot;. &quot; &amp; &quot;[url=&quot; &amp; [Numbers.E806] &amp; &quot;]&quot; &amp; [Numbers.D806] &amp; &quot;[/url][/b] (&quot; &amp; [Numbers.G806] &amp; &quot;, &quot;  &amp; IF([Numbers.F806] &gt;= 2020; &quot;[b]&quot;; &quot;&quot;) &amp; [Numbers.F806] &amp; IF([Numbers.F806] &gt;= 2020; &quot;[/b]&quot;; &quot;&quot;)  &amp; &quot;, &quot; &amp; [Numbers.H806] &amp; &quot;) [sup][&quot; &amp; [Numbers.C806] &amp; &quot;: &quot; &amp; [Numbers.I80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7] &gt; 0; &quot;[b]&quot; &amp; [Numbers.B807] &amp; &quot;. &quot; &amp; &quot;[url=&quot; &amp; [Numbers.E807] &amp; &quot;]&quot; &amp; [Numbers.D807] &amp; &quot;[/url][/b] (&quot; &amp; [Numbers.G807] &amp; &quot;, &quot;  &amp; IF([Numbers.F807] &gt;= 2020; &quot;[b]&quot;; &quot;&quot;) &amp; [Numbers.F807] &amp; IF([Numbers.F807] &gt;= 2020; &quot;[/b]&quot;; &quot;&quot;)  &amp; &quot;, &quot; &amp; [Numbers.H807] &amp; &quot;) [sup][&quot; &amp; [Numbers.C807] &amp; &quot;: &quot; &amp; [Numbers.I80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8] &gt; 0; &quot;[b]&quot; &amp; [Numbers.B808] &amp; &quot;. &quot; &amp; &quot;[url=&quot; &amp; [Numbers.E808] &amp; &quot;]&quot; &amp; [Numbers.D808] &amp; &quot;[/url][/b] (&quot; &amp; [Numbers.G808] &amp; &quot;, &quot;  &amp; IF([Numbers.F808] &gt;= 2020; &quot;[b]&quot;; &quot;&quot;) &amp; [Numbers.F808] &amp; IF([Numbers.F808] &gt;= 2020; &quot;[/b]&quot;; &quot;&quot;)  &amp; &quot;, &quot; &amp; [Numbers.H808] &amp; &quot;) [sup][&quot; &amp; [Numbers.C808] &amp; &quot;: &quot; &amp; [Numbers.I80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09] &gt; 0; &quot;[b]&quot; &amp; [Numbers.B809] &amp; &quot;. &quot; &amp; &quot;[url=&quot; &amp; [Numbers.E809] &amp; &quot;]&quot; &amp; [Numbers.D809] &amp; &quot;[/url][/b] (&quot; &amp; [Numbers.G809] &amp; &quot;, &quot;  &amp; IF([Numbers.F809] &gt;= 2020; &quot;[b]&quot;; &quot;&quot;) &amp; [Numbers.F809] &amp; IF([Numbers.F809] &gt;= 2020; &quot;[/b]&quot;; &quot;&quot;)  &amp; &quot;, &quot; &amp; [Numbers.H809] &amp; &quot;) [sup][&quot; &amp; [Numbers.C809] &amp; &quot;: &quot; &amp; [Numbers.I80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0] &gt; 0; &quot;[b]&quot; &amp; [Numbers.B810] &amp; &quot;. &quot; &amp; &quot;[url=&quot; &amp; [Numbers.E810] &amp; &quot;]&quot; &amp; [Numbers.D810] &amp; &quot;[/url][/b] (&quot; &amp; [Numbers.G810] &amp; &quot;, &quot;  &amp; IF([Numbers.F810] &gt;= 2020; &quot;[b]&quot;; &quot;&quot;) &amp; [Numbers.F810] &amp; IF([Numbers.F810] &gt;= 2020; &quot;[/b]&quot;; &quot;&quot;)  &amp; &quot;, &quot; &amp; [Numbers.H810] &amp; &quot;) [sup][&quot; &amp; [Numbers.C810] &amp; &quot;: &quot; &amp; [Numbers.I81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1] &gt; 0; &quot;[b]&quot; &amp; [Numbers.B811] &amp; &quot;. &quot; &amp; &quot;[url=&quot; &amp; [Numbers.E811] &amp; &quot;]&quot; &amp; [Numbers.D811] &amp; &quot;[/url][/b] (&quot; &amp; [Numbers.G811] &amp; &quot;, &quot;  &amp; IF([Numbers.F811] &gt;= 2020; &quot;[b]&quot;; &quot;&quot;) &amp; [Numbers.F811] &amp; IF([Numbers.F811] &gt;= 2020; &quot;[/b]&quot;; &quot;&quot;)  &amp; &quot;, &quot; &amp; [Numbers.H811] &amp; &quot;) [sup][&quot; &amp; [Numbers.C811] &amp; &quot;: &quot; &amp; [Numbers.I81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2] &gt; 0; &quot;[b]&quot; &amp; [Numbers.B812] &amp; &quot;. &quot; &amp; &quot;[url=&quot; &amp; [Numbers.E812] &amp; &quot;]&quot; &amp; [Numbers.D812] &amp; &quot;[/url][/b] (&quot; &amp; [Numbers.G812] &amp; &quot;, &quot;  &amp; IF([Numbers.F812] &gt;= 2020; &quot;[b]&quot;; &quot;&quot;) &amp; [Numbers.F812] &amp; IF([Numbers.F812] &gt;= 2020; &quot;[/b]&quot;; &quot;&quot;)  &amp; &quot;, &quot; &amp; [Numbers.H812] &amp; &quot;) [sup][&quot; &amp; [Numbers.C812] &amp; &quot;: &quot; &amp; [Numbers.I81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3] &gt; 0; &quot;[b]&quot; &amp; [Numbers.B813] &amp; &quot;. &quot; &amp; &quot;[url=&quot; &amp; [Numbers.E813] &amp; &quot;]&quot; &amp; [Numbers.D813] &amp; &quot;[/url][/b] (&quot; &amp; [Numbers.G813] &amp; &quot;, &quot;  &amp; IF([Numbers.F813] &gt;= 2020; &quot;[b]&quot;; &quot;&quot;) &amp; [Numbers.F813] &amp; IF([Numbers.F813] &gt;= 2020; &quot;[/b]&quot;; &quot;&quot;)  &amp; &quot;, &quot; &amp; [Numbers.H813] &amp; &quot;) [sup][&quot; &amp; [Numbers.C813] &amp; &quot;: &quot; &amp; [Numbers.I81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4] &gt; 0; &quot;[b]&quot; &amp; [Numbers.B814] &amp; &quot;. &quot; &amp; &quot;[url=&quot; &amp; [Numbers.E814] &amp; &quot;]&quot; &amp; [Numbers.D814] &amp; &quot;[/url][/b] (&quot; &amp; [Numbers.G814] &amp; &quot;, &quot;  &amp; IF([Numbers.F814] &gt;= 2020; &quot;[b]&quot;; &quot;&quot;) &amp; [Numbers.F814] &amp; IF([Numbers.F814] &gt;= 2020; &quot;[/b]&quot;; &quot;&quot;)  &amp; &quot;, &quot; &amp; [Numbers.H814] &amp; &quot;) [sup][&quot; &amp; [Numbers.C814] &amp; &quot;: &quot; &amp; [Numbers.I81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5] &gt; 0; &quot;[b]&quot; &amp; [Numbers.B815] &amp; &quot;. &quot; &amp; &quot;[url=&quot; &amp; [Numbers.E815] &amp; &quot;]&quot; &amp; [Numbers.D815] &amp; &quot;[/url][/b] (&quot; &amp; [Numbers.G815] &amp; &quot;, &quot;  &amp; IF([Numbers.F815] &gt;= 2020; &quot;[b]&quot;; &quot;&quot;) &amp; [Numbers.F815] &amp; IF([Numbers.F815] &gt;= 2020; &quot;[/b]&quot;; &quot;&quot;)  &amp; &quot;, &quot; &amp; [Numbers.H815] &amp; &quot;) [sup][&quot; &amp; [Numbers.C815] &amp; &quot;: &quot; &amp; [Numbers.I81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6] &gt; 0; &quot;[b]&quot; &amp; [Numbers.B816] &amp; &quot;. &quot; &amp; &quot;[url=&quot; &amp; [Numbers.E816] &amp; &quot;]&quot; &amp; [Numbers.D816] &amp; &quot;[/url][/b] (&quot; &amp; [Numbers.G816] &amp; &quot;, &quot;  &amp; IF([Numbers.F816] &gt;= 2020; &quot;[b]&quot;; &quot;&quot;) &amp; [Numbers.F816] &amp; IF([Numbers.F816] &gt;= 2020; &quot;[/b]&quot;; &quot;&quot;)  &amp; &quot;, &quot; &amp; [Numbers.H816] &amp; &quot;) [sup][&quot; &amp; [Numbers.C816] &amp; &quot;: &quot; &amp; [Numbers.I81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7] &gt; 0; &quot;[b]&quot; &amp; [Numbers.B817] &amp; &quot;. &quot; &amp; &quot;[url=&quot; &amp; [Numbers.E817] &amp; &quot;]&quot; &amp; [Numbers.D817] &amp; &quot;[/url][/b] (&quot; &amp; [Numbers.G817] &amp; &quot;, &quot;  &amp; IF([Numbers.F817] &gt;= 2020; &quot;[b]&quot;; &quot;&quot;) &amp; [Numbers.F817] &amp; IF([Numbers.F817] &gt;= 2020; &quot;[/b]&quot;; &quot;&quot;)  &amp; &quot;, &quot; &amp; [Numbers.H817] &amp; &quot;) [sup][&quot; &amp; [Numbers.C817] &amp; &quot;: &quot; &amp; [Numbers.I81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8] &gt; 0; &quot;[b]&quot; &amp; [Numbers.B818] &amp; &quot;. &quot; &amp; &quot;[url=&quot; &amp; [Numbers.E818] &amp; &quot;]&quot; &amp; [Numbers.D818] &amp; &quot;[/url][/b] (&quot; &amp; [Numbers.G818] &amp; &quot;, &quot;  &amp; IF([Numbers.F818] &gt;= 2020; &quot;[b]&quot;; &quot;&quot;) &amp; [Numbers.F818] &amp; IF([Numbers.F818] &gt;= 2020; &quot;[/b]&quot;; &quot;&quot;)  &amp; &quot;, &quot; &amp; [Numbers.H818] &amp; &quot;) [sup][&quot; &amp; [Numbers.C818] &amp; &quot;: &quot; &amp; [Numbers.I81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19] &gt; 0; &quot;[b]&quot; &amp; [Numbers.B819] &amp; &quot;. &quot; &amp; &quot;[url=&quot; &amp; [Numbers.E819] &amp; &quot;]&quot; &amp; [Numbers.D819] &amp; &quot;[/url][/b] (&quot; &amp; [Numbers.G819] &amp; &quot;, &quot;  &amp; IF([Numbers.F819] &gt;= 2020; &quot;[b]&quot;; &quot;&quot;) &amp; [Numbers.F819] &amp; IF([Numbers.F819] &gt;= 2020; &quot;[/b]&quot;; &quot;&quot;)  &amp; &quot;, &quot; &amp; [Numbers.H819] &amp; &quot;) [sup][&quot; &amp; [Numbers.C819] &amp; &quot;: &quot; &amp; [Numbers.I81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0] &gt; 0; &quot;[b]&quot; &amp; [Numbers.B820] &amp; &quot;. &quot; &amp; &quot;[url=&quot; &amp; [Numbers.E820] &amp; &quot;]&quot; &amp; [Numbers.D820] &amp; &quot;[/url][/b] (&quot; &amp; [Numbers.G820] &amp; &quot;, &quot;  &amp; IF([Numbers.F820] &gt;= 2020; &quot;[b]&quot;; &quot;&quot;) &amp; [Numbers.F820] &amp; IF([Numbers.F820] &gt;= 2020; &quot;[/b]&quot;; &quot;&quot;)  &amp; &quot;, &quot; &amp; [Numbers.H820] &amp; &quot;) [sup][&quot; &amp; [Numbers.C820] &amp; &quot;: &quot; &amp; [Numbers.I82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1] &gt; 0; &quot;[b]&quot; &amp; [Numbers.B821] &amp; &quot;. &quot; &amp; &quot;[url=&quot; &amp; [Numbers.E821] &amp; &quot;]&quot; &amp; [Numbers.D821] &amp; &quot;[/url][/b] (&quot; &amp; [Numbers.G821] &amp; &quot;, &quot;  &amp; IF([Numbers.F821] &gt;= 2020; &quot;[b]&quot;; &quot;&quot;) &amp; [Numbers.F821] &amp; IF([Numbers.F821] &gt;= 2020; &quot;[/b]&quot;; &quot;&quot;)  &amp; &quot;, &quot; &amp; [Numbers.H821] &amp; &quot;) [sup][&quot; &amp; [Numbers.C821] &amp; &quot;: &quot; &amp; [Numbers.I82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2] &gt; 0; &quot;[b]&quot; &amp; [Numbers.B822] &amp; &quot;. &quot; &amp; &quot;[url=&quot; &amp; [Numbers.E822] &amp; &quot;]&quot; &amp; [Numbers.D822] &amp; &quot;[/url][/b] (&quot; &amp; [Numbers.G822] &amp; &quot;, &quot;  &amp; IF([Numbers.F822] &gt;= 2020; &quot;[b]&quot;; &quot;&quot;) &amp; [Numbers.F822] &amp; IF([Numbers.F822] &gt;= 2020; &quot;[/b]&quot;; &quot;&quot;)  &amp; &quot;, &quot; &amp; [Numbers.H822] &amp; &quot;) [sup][&quot; &amp; [Numbers.C822] &amp; &quot;: &quot; &amp; [Numbers.I82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3] &gt; 0; &quot;[b]&quot; &amp; [Numbers.B823] &amp; &quot;. &quot; &amp; &quot;[url=&quot; &amp; [Numbers.E823] &amp; &quot;]&quot; &amp; [Numbers.D823] &amp; &quot;[/url][/b] (&quot; &amp; [Numbers.G823] &amp; &quot;, &quot;  &amp; IF([Numbers.F823] &gt;= 2020; &quot;[b]&quot;; &quot;&quot;) &amp; [Numbers.F823] &amp; IF([Numbers.F823] &gt;= 2020; &quot;[/b]&quot;; &quot;&quot;)  &amp; &quot;, &quot; &amp; [Numbers.H823] &amp; &quot;) [sup][&quot; &amp; [Numbers.C823] &amp; &quot;: &quot; &amp; [Numbers.I82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4] &gt; 0; &quot;[b]&quot; &amp; [Numbers.B824] &amp; &quot;. &quot; &amp; &quot;[url=&quot; &amp; [Numbers.E824] &amp; &quot;]&quot; &amp; [Numbers.D824] &amp; &quot;[/url][/b] (&quot; &amp; [Numbers.G824] &amp; &quot;, &quot;  &amp; IF([Numbers.F824] &gt;= 2020; &quot;[b]&quot;; &quot;&quot;) &amp; [Numbers.F824] &amp; IF([Numbers.F824] &gt;= 2020; &quot;[/b]&quot;; &quot;&quot;)  &amp; &quot;, &quot; &amp; [Numbers.H824] &amp; &quot;) [sup][&quot; &amp; [Numbers.C824] &amp; &quot;: &quot; &amp; [Numbers.I82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5] &gt; 0; &quot;[b]&quot; &amp; [Numbers.B825] &amp; &quot;. &quot; &amp; &quot;[url=&quot; &amp; [Numbers.E825] &amp; &quot;]&quot; &amp; [Numbers.D825] &amp; &quot;[/url][/b] (&quot; &amp; [Numbers.G825] &amp; &quot;, &quot;  &amp; IF([Numbers.F825] &gt;= 2020; &quot;[b]&quot;; &quot;&quot;) &amp; [Numbers.F825] &amp; IF([Numbers.F825] &gt;= 2020; &quot;[/b]&quot;; &quot;&quot;)  &amp; &quot;, &quot; &amp; [Numbers.H825] &amp; &quot;) [sup][&quot; &amp; [Numbers.C825] &amp; &quot;: &quot; &amp; [Numbers.I82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6] &gt; 0; &quot;[b]&quot; &amp; [Numbers.B826] &amp; &quot;. &quot; &amp; &quot;[url=&quot; &amp; [Numbers.E826] &amp; &quot;]&quot; &amp; [Numbers.D826] &amp; &quot;[/url][/b] (&quot; &amp; [Numbers.G826] &amp; &quot;, &quot;  &amp; IF([Numbers.F826] &gt;= 2020; &quot;[b]&quot;; &quot;&quot;) &amp; [Numbers.F826] &amp; IF([Numbers.F826] &gt;= 2020; &quot;[/b]&quot;; &quot;&quot;)  &amp; &quot;, &quot; &amp; [Numbers.H826] &amp; &quot;) [sup][&quot; &amp; [Numbers.C826] &amp; &quot;: &quot; &amp; [Numbers.I82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7] &gt; 0; &quot;[b]&quot; &amp; [Numbers.B827] &amp; &quot;. &quot; &amp; &quot;[url=&quot; &amp; [Numbers.E827] &amp; &quot;]&quot; &amp; [Numbers.D827] &amp; &quot;[/url][/b] (&quot; &amp; [Numbers.G827] &amp; &quot;, &quot;  &amp; IF([Numbers.F827] &gt;= 2020; &quot;[b]&quot;; &quot;&quot;) &amp; [Numbers.F827] &amp; IF([Numbers.F827] &gt;= 2020; &quot;[/b]&quot;; &quot;&quot;)  &amp; &quot;, &quot; &amp; [Numbers.H827] &amp; &quot;) [sup][&quot; &amp; [Numbers.C827] &amp; &quot;: &quot; &amp; [Numbers.I82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8] &gt; 0; &quot;[b]&quot; &amp; [Numbers.B828] &amp; &quot;. &quot; &amp; &quot;[url=&quot; &amp; [Numbers.E828] &amp; &quot;]&quot; &amp; [Numbers.D828] &amp; &quot;[/url][/b] (&quot; &amp; [Numbers.G828] &amp; &quot;, &quot;  &amp; IF([Numbers.F828] &gt;= 2020; &quot;[b]&quot;; &quot;&quot;) &amp; [Numbers.F828] &amp; IF([Numbers.F828] &gt;= 2020; &quot;[/b]&quot;; &quot;&quot;)  &amp; &quot;, &quot; &amp; [Numbers.H828] &amp; &quot;) [sup][&quot; &amp; [Numbers.C828] &amp; &quot;: &quot; &amp; [Numbers.I82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29] &gt; 0; &quot;[b]&quot; &amp; [Numbers.B829] &amp; &quot;. &quot; &amp; &quot;[url=&quot; &amp; [Numbers.E829] &amp; &quot;]&quot; &amp; [Numbers.D829] &amp; &quot;[/url][/b] (&quot; &amp; [Numbers.G829] &amp; &quot;, &quot;  &amp; IF([Numbers.F829] &gt;= 2020; &quot;[b]&quot;; &quot;&quot;) &amp; [Numbers.F829] &amp; IF([Numbers.F829] &gt;= 2020; &quot;[/b]&quot;; &quot;&quot;)  &amp; &quot;, &quot; &amp; [Numbers.H829] &amp; &quot;) [sup][&quot; &amp; [Numbers.C829] &amp; &quot;: &quot; &amp; [Numbers.I82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0] &gt; 0; &quot;[b]&quot; &amp; [Numbers.B830] &amp; &quot;. &quot; &amp; &quot;[url=&quot; &amp; [Numbers.E830] &amp; &quot;]&quot; &amp; [Numbers.D830] &amp; &quot;[/url][/b] (&quot; &amp; [Numbers.G830] &amp; &quot;, &quot;  &amp; IF([Numbers.F830] &gt;= 2020; &quot;[b]&quot;; &quot;&quot;) &amp; [Numbers.F830] &amp; IF([Numbers.F830] &gt;= 2020; &quot;[/b]&quot;; &quot;&quot;)  &amp; &quot;, &quot; &amp; [Numbers.H830] &amp; &quot;) [sup][&quot; &amp; [Numbers.C830] &amp; &quot;: &quot; &amp; [Numbers.I83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1] &gt; 0; &quot;[b]&quot; &amp; [Numbers.B831] &amp; &quot;. &quot; &amp; &quot;[url=&quot; &amp; [Numbers.E831] &amp; &quot;]&quot; &amp; [Numbers.D831] &amp; &quot;[/url][/b] (&quot; &amp; [Numbers.G831] &amp; &quot;, &quot;  &amp; IF([Numbers.F831] &gt;= 2020; &quot;[b]&quot;; &quot;&quot;) &amp; [Numbers.F831] &amp; IF([Numbers.F831] &gt;= 2020; &quot;[/b]&quot;; &quot;&quot;)  &amp; &quot;, &quot; &amp; [Numbers.H831] &amp; &quot;) [sup][&quot; &amp; [Numbers.C831] &amp; &quot;: &quot; &amp; [Numbers.I83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2] &gt; 0; &quot;[b]&quot; &amp; [Numbers.B832] &amp; &quot;. &quot; &amp; &quot;[url=&quot; &amp; [Numbers.E832] &amp; &quot;]&quot; &amp; [Numbers.D832] &amp; &quot;[/url][/b] (&quot; &amp; [Numbers.G832] &amp; &quot;, &quot;  &amp; IF([Numbers.F832] &gt;= 2020; &quot;[b]&quot;; &quot;&quot;) &amp; [Numbers.F832] &amp; IF([Numbers.F832] &gt;= 2020; &quot;[/b]&quot;; &quot;&quot;)  &amp; &quot;, &quot; &amp; [Numbers.H832] &amp; &quot;) [sup][&quot; &amp; [Numbers.C832] &amp; &quot;: &quot; &amp; [Numbers.I83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3] &gt; 0; &quot;[b]&quot; &amp; [Numbers.B833] &amp; &quot;. &quot; &amp; &quot;[url=&quot; &amp; [Numbers.E833] &amp; &quot;]&quot; &amp; [Numbers.D833] &amp; &quot;[/url][/b] (&quot; &amp; [Numbers.G833] &amp; &quot;, &quot;  &amp; IF([Numbers.F833] &gt;= 2020; &quot;[b]&quot;; &quot;&quot;) &amp; [Numbers.F833] &amp; IF([Numbers.F833] &gt;= 2020; &quot;[/b]&quot;; &quot;&quot;)  &amp; &quot;, &quot; &amp; [Numbers.H833] &amp; &quot;) [sup][&quot; &amp; [Numbers.C833] &amp; &quot;: &quot; &amp; [Numbers.I83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4] &gt; 0; &quot;[b]&quot; &amp; [Numbers.B834] &amp; &quot;. &quot; &amp; &quot;[url=&quot; &amp; [Numbers.E834] &amp; &quot;]&quot; &amp; [Numbers.D834] &amp; &quot;[/url][/b] (&quot; &amp; [Numbers.G834] &amp; &quot;, &quot;  &amp; IF([Numbers.F834] &gt;= 2020; &quot;[b]&quot;; &quot;&quot;) &amp; [Numbers.F834] &amp; IF([Numbers.F834] &gt;= 2020; &quot;[/b]&quot;; &quot;&quot;)  &amp; &quot;, &quot; &amp; [Numbers.H834] &amp; &quot;) [sup][&quot; &amp; [Numbers.C834] &amp; &quot;: &quot; &amp; [Numbers.I83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5] &gt; 0; &quot;[b]&quot; &amp; [Numbers.B835] &amp; &quot;. &quot; &amp; &quot;[url=&quot; &amp; [Numbers.E835] &amp; &quot;]&quot; &amp; [Numbers.D835] &amp; &quot;[/url][/b] (&quot; &amp; [Numbers.G835] &amp; &quot;, &quot;  &amp; IF([Numbers.F835] &gt;= 2020; &quot;[b]&quot;; &quot;&quot;) &amp; [Numbers.F835] &amp; IF([Numbers.F835] &gt;= 2020; &quot;[/b]&quot;; &quot;&quot;)  &amp; &quot;, &quot; &amp; [Numbers.H835] &amp; &quot;) [sup][&quot; &amp; [Numbers.C835] &amp; &quot;: &quot; &amp; [Numbers.I83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6] &gt; 0; &quot;[b]&quot; &amp; [Numbers.B836] &amp; &quot;. &quot; &amp; &quot;[url=&quot; &amp; [Numbers.E836] &amp; &quot;]&quot; &amp; [Numbers.D836] &amp; &quot;[/url][/b] (&quot; &amp; [Numbers.G836] &amp; &quot;, &quot;  &amp; IF([Numbers.F836] &gt;= 2020; &quot;[b]&quot;; &quot;&quot;) &amp; [Numbers.F836] &amp; IF([Numbers.F836] &gt;= 2020; &quot;[/b]&quot;; &quot;&quot;)  &amp; &quot;, &quot; &amp; [Numbers.H836] &amp; &quot;) [sup][&quot; &amp; [Numbers.C836] &amp; &quot;: &quot; &amp; [Numbers.I83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7] &gt; 0; &quot;[b]&quot; &amp; [Numbers.B837] &amp; &quot;. &quot; &amp; &quot;[url=&quot; &amp; [Numbers.E837] &amp; &quot;]&quot; &amp; [Numbers.D837] &amp; &quot;[/url][/b] (&quot; &amp; [Numbers.G837] &amp; &quot;, &quot;  &amp; IF([Numbers.F837] &gt;= 2020; &quot;[b]&quot;; &quot;&quot;) &amp; [Numbers.F837] &amp; IF([Numbers.F837] &gt;= 2020; &quot;[/b]&quot;; &quot;&quot;)  &amp; &quot;, &quot; &amp; [Numbers.H837] &amp; &quot;) [sup][&quot; &amp; [Numbers.C837] &amp; &quot;: &quot; &amp; [Numbers.I83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8] &gt; 0; &quot;[b]&quot; &amp; [Numbers.B838] &amp; &quot;. &quot; &amp; &quot;[url=&quot; &amp; [Numbers.E838] &amp; &quot;]&quot; &amp; [Numbers.D838] &amp; &quot;[/url][/b] (&quot; &amp; [Numbers.G838] &amp; &quot;, &quot;  &amp; IF([Numbers.F838] &gt;= 2020; &quot;[b]&quot;; &quot;&quot;) &amp; [Numbers.F838] &amp; IF([Numbers.F838] &gt;= 2020; &quot;[/b]&quot;; &quot;&quot;)  &amp; &quot;, &quot; &amp; [Numbers.H838] &amp; &quot;) [sup][&quot; &amp; [Numbers.C838] &amp; &quot;: &quot; &amp; [Numbers.I83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39] &gt; 0; &quot;[b]&quot; &amp; [Numbers.B839] &amp; &quot;. &quot; &amp; &quot;[url=&quot; &amp; [Numbers.E839] &amp; &quot;]&quot; &amp; [Numbers.D839] &amp; &quot;[/url][/b] (&quot; &amp; [Numbers.G839] &amp; &quot;, &quot;  &amp; IF([Numbers.F839] &gt;= 2020; &quot;[b]&quot;; &quot;&quot;) &amp; [Numbers.F839] &amp; IF([Numbers.F839] &gt;= 2020; &quot;[/b]&quot;; &quot;&quot;)  &amp; &quot;, &quot; &amp; [Numbers.H839] &amp; &quot;) [sup][&quot; &amp; [Numbers.C839] &amp; &quot;: &quot; &amp; [Numbers.I83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0] &gt; 0; &quot;[b]&quot; &amp; [Numbers.B840] &amp; &quot;. &quot; &amp; &quot;[url=&quot; &amp; [Numbers.E840] &amp; &quot;]&quot; &amp; [Numbers.D840] &amp; &quot;[/url][/b] (&quot; &amp; [Numbers.G840] &amp; &quot;, &quot;  &amp; IF([Numbers.F840] &gt;= 2020; &quot;[b]&quot;; &quot;&quot;) &amp; [Numbers.F840] &amp; IF([Numbers.F840] &gt;= 2020; &quot;[/b]&quot;; &quot;&quot;)  &amp; &quot;, &quot; &amp; [Numbers.H840] &amp; &quot;) [sup][&quot; &amp; [Numbers.C840] &amp; &quot;: &quot; &amp; [Numbers.I84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1] &gt; 0; &quot;[b]&quot; &amp; [Numbers.B841] &amp; &quot;. &quot; &amp; &quot;[url=&quot; &amp; [Numbers.E841] &amp; &quot;]&quot; &amp; [Numbers.D841] &amp; &quot;[/url][/b] (&quot; &amp; [Numbers.G841] &amp; &quot;, &quot;  &amp; IF([Numbers.F841] &gt;= 2020; &quot;[b]&quot;; &quot;&quot;) &amp; [Numbers.F841] &amp; IF([Numbers.F841] &gt;= 2020; &quot;[/b]&quot;; &quot;&quot;)  &amp; &quot;, &quot; &amp; [Numbers.H841] &amp; &quot;) [sup][&quot; &amp; [Numbers.C841] &amp; &quot;: &quot; &amp; [Numbers.I84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2] &gt; 0; &quot;[b]&quot; &amp; [Numbers.B842] &amp; &quot;. &quot; &amp; &quot;[url=&quot; &amp; [Numbers.E842] &amp; &quot;]&quot; &amp; [Numbers.D842] &amp; &quot;[/url][/b] (&quot; &amp; [Numbers.G842] &amp; &quot;, &quot;  &amp; IF([Numbers.F842] &gt;= 2020; &quot;[b]&quot;; &quot;&quot;) &amp; [Numbers.F842] &amp; IF([Numbers.F842] &gt;= 2020; &quot;[/b]&quot;; &quot;&quot;)  &amp; &quot;, &quot; &amp; [Numbers.H842] &amp; &quot;) [sup][&quot; &amp; [Numbers.C842] &amp; &quot;: &quot; &amp; [Numbers.I84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3] &gt; 0; &quot;[b]&quot; &amp; [Numbers.B843] &amp; &quot;. &quot; &amp; &quot;[url=&quot; &amp; [Numbers.E843] &amp; &quot;]&quot; &amp; [Numbers.D843] &amp; &quot;[/url][/b] (&quot; &amp; [Numbers.G843] &amp; &quot;, &quot;  &amp; IF([Numbers.F843] &gt;= 2020; &quot;[b]&quot;; &quot;&quot;) &amp; [Numbers.F843] &amp; IF([Numbers.F843] &gt;= 2020; &quot;[/b]&quot;; &quot;&quot;)  &amp; &quot;, &quot; &amp; [Numbers.H843] &amp; &quot;) [sup][&quot; &amp; [Numbers.C843] &amp; &quot;: &quot; &amp; [Numbers.I84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4] &gt; 0; &quot;[b]&quot; &amp; [Numbers.B844] &amp; &quot;. &quot; &amp; &quot;[url=&quot; &amp; [Numbers.E844] &amp; &quot;]&quot; &amp; [Numbers.D844] &amp; &quot;[/url][/b] (&quot; &amp; [Numbers.G844] &amp; &quot;, &quot;  &amp; IF([Numbers.F844] &gt;= 2020; &quot;[b]&quot;; &quot;&quot;) &amp; [Numbers.F844] &amp; IF([Numbers.F844] &gt;= 2020; &quot;[/b]&quot;; &quot;&quot;)  &amp; &quot;, &quot; &amp; [Numbers.H844] &amp; &quot;) [sup][&quot; &amp; [Numbers.C844] &amp; &quot;: &quot; &amp; [Numbers.I84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5] &gt; 0; &quot;[b]&quot; &amp; [Numbers.B845] &amp; &quot;. &quot; &amp; &quot;[url=&quot; &amp; [Numbers.E845] &amp; &quot;]&quot; &amp; [Numbers.D845] &amp; &quot;[/url][/b] (&quot; &amp; [Numbers.G845] &amp; &quot;, &quot;  &amp; IF([Numbers.F845] &gt;= 2020; &quot;[b]&quot;; &quot;&quot;) &amp; [Numbers.F845] &amp; IF([Numbers.F845] &gt;= 2020; &quot;[/b]&quot;; &quot;&quot;)  &amp; &quot;, &quot; &amp; [Numbers.H845] &amp; &quot;) [sup][&quot; &amp; [Numbers.C845] &amp; &quot;: &quot; &amp; [Numbers.I84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6] &gt; 0; &quot;[b]&quot; &amp; [Numbers.B846] &amp; &quot;. &quot; &amp; &quot;[url=&quot; &amp; [Numbers.E846] &amp; &quot;]&quot; &amp; [Numbers.D846] &amp; &quot;[/url][/b] (&quot; &amp; [Numbers.G846] &amp; &quot;, &quot;  &amp; IF([Numbers.F846] &gt;= 2020; &quot;[b]&quot;; &quot;&quot;) &amp; [Numbers.F846] &amp; IF([Numbers.F846] &gt;= 2020; &quot;[/b]&quot;; &quot;&quot;)  &amp; &quot;, &quot; &amp; [Numbers.H846] &amp; &quot;) [sup][&quot; &amp; [Numbers.C846] &amp; &quot;: &quot; &amp; [Numbers.I84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7] &gt; 0; &quot;[b]&quot; &amp; [Numbers.B847] &amp; &quot;. &quot; &amp; &quot;[url=&quot; &amp; [Numbers.E847] &amp; &quot;]&quot; &amp; [Numbers.D847] &amp; &quot;[/url][/b] (&quot; &amp; [Numbers.G847] &amp; &quot;, &quot;  &amp; IF([Numbers.F847] &gt;= 2020; &quot;[b]&quot;; &quot;&quot;) &amp; [Numbers.F847] &amp; IF([Numbers.F847] &gt;= 2020; &quot;[/b]&quot;; &quot;&quot;)  &amp; &quot;, &quot; &amp; [Numbers.H847] &amp; &quot;) [sup][&quot; &amp; [Numbers.C847] &amp; &quot;: &quot; &amp; [Numbers.I84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8] &gt; 0; &quot;[b]&quot; &amp; [Numbers.B848] &amp; &quot;. &quot; &amp; &quot;[url=&quot; &amp; [Numbers.E848] &amp; &quot;]&quot; &amp; [Numbers.D848] &amp; &quot;[/url][/b] (&quot; &amp; [Numbers.G848] &amp; &quot;, &quot;  &amp; IF([Numbers.F848] &gt;= 2020; &quot;[b]&quot;; &quot;&quot;) &amp; [Numbers.F848] &amp; IF([Numbers.F848] &gt;= 2020; &quot;[/b]&quot;; &quot;&quot;)  &amp; &quot;, &quot; &amp; [Numbers.H848] &amp; &quot;) [sup][&quot; &amp; [Numbers.C848] &amp; &quot;: &quot; &amp; [Numbers.I84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49] &gt; 0; &quot;[b]&quot; &amp; [Numbers.B849] &amp; &quot;. &quot; &amp; &quot;[url=&quot; &amp; [Numbers.E849] &amp; &quot;]&quot; &amp; [Numbers.D849] &amp; &quot;[/url][/b] (&quot; &amp; [Numbers.G849] &amp; &quot;, &quot;  &amp; IF([Numbers.F849] &gt;= 2020; &quot;[b]&quot;; &quot;&quot;) &amp; [Numbers.F849] &amp; IF([Numbers.F849] &gt;= 2020; &quot;[/b]&quot;; &quot;&quot;)  &amp; &quot;, &quot; &amp; [Numbers.H849] &amp; &quot;) [sup][&quot; &amp; [Numbers.C849] &amp; &quot;: &quot; &amp; [Numbers.I84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0] &gt; 0; &quot;[b]&quot; &amp; [Numbers.B850] &amp; &quot;. &quot; &amp; &quot;[url=&quot; &amp; [Numbers.E850] &amp; &quot;]&quot; &amp; [Numbers.D850] &amp; &quot;[/url][/b] (&quot; &amp; [Numbers.G850] &amp; &quot;, &quot;  &amp; IF([Numbers.F850] &gt;= 2020; &quot;[b]&quot;; &quot;&quot;) &amp; [Numbers.F850] &amp; IF([Numbers.F850] &gt;= 2020; &quot;[/b]&quot;; &quot;&quot;)  &amp; &quot;, &quot; &amp; [Numbers.H850] &amp; &quot;) [sup][&quot; &amp; [Numbers.C850] &amp; &quot;: &quot; &amp; [Numbers.I85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1] &gt; 0; &quot;[b]&quot; &amp; [Numbers.B851] &amp; &quot;. &quot; &amp; &quot;[url=&quot; &amp; [Numbers.E851] &amp; &quot;]&quot; &amp; [Numbers.D851] &amp; &quot;[/url][/b] (&quot; &amp; [Numbers.G851] &amp; &quot;, &quot;  &amp; IF([Numbers.F851] &gt;= 2020; &quot;[b]&quot;; &quot;&quot;) &amp; [Numbers.F851] &amp; IF([Numbers.F851] &gt;= 2020; &quot;[/b]&quot;; &quot;&quot;)  &amp; &quot;, &quot; &amp; [Numbers.H851] &amp; &quot;) [sup][&quot; &amp; [Numbers.C851] &amp; &quot;: &quot; &amp; [Numbers.I85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2] &gt; 0; &quot;[b]&quot; &amp; [Numbers.B852] &amp; &quot;. &quot; &amp; &quot;[url=&quot; &amp; [Numbers.E852] &amp; &quot;]&quot; &amp; [Numbers.D852] &amp; &quot;[/url][/b] (&quot; &amp; [Numbers.G852] &amp; &quot;, &quot;  &amp; IF([Numbers.F852] &gt;= 2020; &quot;[b]&quot;; &quot;&quot;) &amp; [Numbers.F852] &amp; IF([Numbers.F852] &gt;= 2020; &quot;[/b]&quot;; &quot;&quot;)  &amp; &quot;, &quot; &amp; [Numbers.H852] &amp; &quot;) [sup][&quot; &amp; [Numbers.C852] &amp; &quot;: &quot; &amp; [Numbers.I85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3] &gt; 0; &quot;[b]&quot; &amp; [Numbers.B853] &amp; &quot;. &quot; &amp; &quot;[url=&quot; &amp; [Numbers.E853] &amp; &quot;]&quot; &amp; [Numbers.D853] &amp; &quot;[/url][/b] (&quot; &amp; [Numbers.G853] &amp; &quot;, &quot;  &amp; IF([Numbers.F853] &gt;= 2020; &quot;[b]&quot;; &quot;&quot;) &amp; [Numbers.F853] &amp; IF([Numbers.F853] &gt;= 2020; &quot;[/b]&quot;; &quot;&quot;)  &amp; &quot;, &quot; &amp; [Numbers.H853] &amp; &quot;) [sup][&quot; &amp; [Numbers.C853] &amp; &quot;: &quot; &amp; [Numbers.I85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4] &gt; 0; &quot;[b]&quot; &amp; [Numbers.B854] &amp; &quot;. &quot; &amp; &quot;[url=&quot; &amp; [Numbers.E854] &amp; &quot;]&quot; &amp; [Numbers.D854] &amp; &quot;[/url][/b] (&quot; &amp; [Numbers.G854] &amp; &quot;, &quot;  &amp; IF([Numbers.F854] &gt;= 2020; &quot;[b]&quot;; &quot;&quot;) &amp; [Numbers.F854] &amp; IF([Numbers.F854] &gt;= 2020; &quot;[/b]&quot;; &quot;&quot;)  &amp; &quot;, &quot; &amp; [Numbers.H854] &amp; &quot;) [sup][&quot; &amp; [Numbers.C854] &amp; &quot;: &quot; &amp; [Numbers.I85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5] &gt; 0; &quot;[b]&quot; &amp; [Numbers.B855] &amp; &quot;. &quot; &amp; &quot;[url=&quot; &amp; [Numbers.E855] &amp; &quot;]&quot; &amp; [Numbers.D855] &amp; &quot;[/url][/b] (&quot; &amp; [Numbers.G855] &amp; &quot;, &quot;  &amp; IF([Numbers.F855] &gt;= 2020; &quot;[b]&quot;; &quot;&quot;) &amp; [Numbers.F855] &amp; IF([Numbers.F855] &gt;= 2020; &quot;[/b]&quot;; &quot;&quot;)  &amp; &quot;, &quot; &amp; [Numbers.H855] &amp; &quot;) [sup][&quot; &amp; [Numbers.C855] &amp; &quot;: &quot; &amp; [Numbers.I85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6] &gt; 0; &quot;[b]&quot; &amp; [Numbers.B856] &amp; &quot;. &quot; &amp; &quot;[url=&quot; &amp; [Numbers.E856] &amp; &quot;]&quot; &amp; [Numbers.D856] &amp; &quot;[/url][/b] (&quot; &amp; [Numbers.G856] &amp; &quot;, &quot;  &amp; IF([Numbers.F856] &gt;= 2020; &quot;[b]&quot;; &quot;&quot;) &amp; [Numbers.F856] &amp; IF([Numbers.F856] &gt;= 2020; &quot;[/b]&quot;; &quot;&quot;)  &amp; &quot;, &quot; &amp; [Numbers.H856] &amp; &quot;) [sup][&quot; &amp; [Numbers.C856] &amp; &quot;: &quot; &amp; [Numbers.I85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7] &gt; 0; &quot;[b]&quot; &amp; [Numbers.B857] &amp; &quot;. &quot; &amp; &quot;[url=&quot; &amp; [Numbers.E857] &amp; &quot;]&quot; &amp; [Numbers.D857] &amp; &quot;[/url][/b] (&quot; &amp; [Numbers.G857] &amp; &quot;, &quot;  &amp; IF([Numbers.F857] &gt;= 2020; &quot;[b]&quot;; &quot;&quot;) &amp; [Numbers.F857] &amp; IF([Numbers.F857] &gt;= 2020; &quot;[/b]&quot;; &quot;&quot;)  &amp; &quot;, &quot; &amp; [Numbers.H857] &amp; &quot;) [sup][&quot; &amp; [Numbers.C857] &amp; &quot;: &quot; &amp; [Numbers.I85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8] &gt; 0; &quot;[b]&quot; &amp; [Numbers.B858] &amp; &quot;. &quot; &amp; &quot;[url=&quot; &amp; [Numbers.E858] &amp; &quot;]&quot; &amp; [Numbers.D858] &amp; &quot;[/url][/b] (&quot; &amp; [Numbers.G858] &amp; &quot;, &quot;  &amp; IF([Numbers.F858] &gt;= 2020; &quot;[b]&quot;; &quot;&quot;) &amp; [Numbers.F858] &amp; IF([Numbers.F858] &gt;= 2020; &quot;[/b]&quot;; &quot;&quot;)  &amp; &quot;, &quot; &amp; [Numbers.H858] &amp; &quot;) [sup][&quot; &amp; [Numbers.C858] &amp; &quot;: &quot; &amp; [Numbers.I85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59] &gt; 0; &quot;[b]&quot; &amp; [Numbers.B859] &amp; &quot;. &quot; &amp; &quot;[url=&quot; &amp; [Numbers.E859] &amp; &quot;]&quot; &amp; [Numbers.D859] &amp; &quot;[/url][/b] (&quot; &amp; [Numbers.G859] &amp; &quot;, &quot;  &amp; IF([Numbers.F859] &gt;= 2020; &quot;[b]&quot;; &quot;&quot;) &amp; [Numbers.F859] &amp; IF([Numbers.F859] &gt;= 2020; &quot;[/b]&quot;; &quot;&quot;)  &amp; &quot;, &quot; &amp; [Numbers.H859] &amp; &quot;) [sup][&quot; &amp; [Numbers.C859] &amp; &quot;: &quot; &amp; [Numbers.I85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0] &gt; 0; &quot;[b]&quot; &amp; [Numbers.B860] &amp; &quot;. &quot; &amp; &quot;[url=&quot; &amp; [Numbers.E860] &amp; &quot;]&quot; &amp; [Numbers.D860] &amp; &quot;[/url][/b] (&quot; &amp; [Numbers.G860] &amp; &quot;, &quot;  &amp; IF([Numbers.F860] &gt;= 2020; &quot;[b]&quot;; &quot;&quot;) &amp; [Numbers.F860] &amp; IF([Numbers.F860] &gt;= 2020; &quot;[/b]&quot;; &quot;&quot;)  &amp; &quot;, &quot; &amp; [Numbers.H860] &amp; &quot;) [sup][&quot; &amp; [Numbers.C860] &amp; &quot;: &quot; &amp; [Numbers.I86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1] &gt; 0; &quot;[b]&quot; &amp; [Numbers.B861] &amp; &quot;. &quot; &amp; &quot;[url=&quot; &amp; [Numbers.E861] &amp; &quot;]&quot; &amp; [Numbers.D861] &amp; &quot;[/url][/b] (&quot; &amp; [Numbers.G861] &amp; &quot;, &quot;  &amp; IF([Numbers.F861] &gt;= 2020; &quot;[b]&quot;; &quot;&quot;) &amp; [Numbers.F861] &amp; IF([Numbers.F861] &gt;= 2020; &quot;[/b]&quot;; &quot;&quot;)  &amp; &quot;, &quot; &amp; [Numbers.H861] &amp; &quot;) [sup][&quot; &amp; [Numbers.C861] &amp; &quot;: &quot; &amp; [Numbers.I86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2] &gt; 0; &quot;[b]&quot; &amp; [Numbers.B862] &amp; &quot;. &quot; &amp; &quot;[url=&quot; &amp; [Numbers.E862] &amp; &quot;]&quot; &amp; [Numbers.D862] &amp; &quot;[/url][/b] (&quot; &amp; [Numbers.G862] &amp; &quot;, &quot;  &amp; IF([Numbers.F862] &gt;= 2020; &quot;[b]&quot;; &quot;&quot;) &amp; [Numbers.F862] &amp; IF([Numbers.F862] &gt;= 2020; &quot;[/b]&quot;; &quot;&quot;)  &amp; &quot;, &quot; &amp; [Numbers.H862] &amp; &quot;) [sup][&quot; &amp; [Numbers.C862] &amp; &quot;: &quot; &amp; [Numbers.I86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3] &gt; 0; &quot;[b]&quot; &amp; [Numbers.B863] &amp; &quot;. &quot; &amp; &quot;[url=&quot; &amp; [Numbers.E863] &amp; &quot;]&quot; &amp; [Numbers.D863] &amp; &quot;[/url][/b] (&quot; &amp; [Numbers.G863] &amp; &quot;, &quot;  &amp; IF([Numbers.F863] &gt;= 2020; &quot;[b]&quot;; &quot;&quot;) &amp; [Numbers.F863] &amp; IF([Numbers.F863] &gt;= 2020; &quot;[/b]&quot;; &quot;&quot;)  &amp; &quot;, &quot; &amp; [Numbers.H863] &amp; &quot;) [sup][&quot; &amp; [Numbers.C863] &amp; &quot;: &quot; &amp; [Numbers.I86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4] &gt; 0; &quot;[b]&quot; &amp; [Numbers.B864] &amp; &quot;. &quot; &amp; &quot;[url=&quot; &amp; [Numbers.E864] &amp; &quot;]&quot; &amp; [Numbers.D864] &amp; &quot;[/url][/b] (&quot; &amp; [Numbers.G864] &amp; &quot;, &quot;  &amp; IF([Numbers.F864] &gt;= 2020; &quot;[b]&quot;; &quot;&quot;) &amp; [Numbers.F864] &amp; IF([Numbers.F864] &gt;= 2020; &quot;[/b]&quot;; &quot;&quot;)  &amp; &quot;, &quot; &amp; [Numbers.H864] &amp; &quot;) [sup][&quot; &amp; [Numbers.C864] &amp; &quot;: &quot; &amp; [Numbers.I86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5] &gt; 0; &quot;[b]&quot; &amp; [Numbers.B865] &amp; &quot;. &quot; &amp; &quot;[url=&quot; &amp; [Numbers.E865] &amp; &quot;]&quot; &amp; [Numbers.D865] &amp; &quot;[/url][/b] (&quot; &amp; [Numbers.G865] &amp; &quot;, &quot;  &amp; IF([Numbers.F865] &gt;= 2020; &quot;[b]&quot;; &quot;&quot;) &amp; [Numbers.F865] &amp; IF([Numbers.F865] &gt;= 2020; &quot;[/b]&quot;; &quot;&quot;)  &amp; &quot;, &quot; &amp; [Numbers.H865] &amp; &quot;) [sup][&quot; &amp; [Numbers.C865] &amp; &quot;: &quot; &amp; [Numbers.I86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6] &gt; 0; &quot;[b]&quot; &amp; [Numbers.B866] &amp; &quot;. &quot; &amp; &quot;[url=&quot; &amp; [Numbers.E866] &amp; &quot;]&quot; &amp; [Numbers.D866] &amp; &quot;[/url][/b] (&quot; &amp; [Numbers.G866] &amp; &quot;, &quot;  &amp; IF([Numbers.F866] &gt;= 2020; &quot;[b]&quot;; &quot;&quot;) &amp; [Numbers.F866] &amp; IF([Numbers.F866] &gt;= 2020; &quot;[/b]&quot;; &quot;&quot;)  &amp; &quot;, &quot; &amp; [Numbers.H866] &amp; &quot;) [sup][&quot; &amp; [Numbers.C866] &amp; &quot;: &quot; &amp; [Numbers.I86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7] &gt; 0; &quot;[b]&quot; &amp; [Numbers.B867] &amp; &quot;. &quot; &amp; &quot;[url=&quot; &amp; [Numbers.E867] &amp; &quot;]&quot; &amp; [Numbers.D867] &amp; &quot;[/url][/b] (&quot; &amp; [Numbers.G867] &amp; &quot;, &quot;  &amp; IF([Numbers.F867] &gt;= 2020; &quot;[b]&quot;; &quot;&quot;) &amp; [Numbers.F867] &amp; IF([Numbers.F867] &gt;= 2020; &quot;[/b]&quot;; &quot;&quot;)  &amp; &quot;, &quot; &amp; [Numbers.H867] &amp; &quot;) [sup][&quot; &amp; [Numbers.C867] &amp; &quot;: &quot; &amp; [Numbers.I8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8] &gt; 0; &quot;[b]&quot; &amp; [Numbers.B868] &amp; &quot;. &quot; &amp; &quot;[url=&quot; &amp; [Numbers.E868] &amp; &quot;]&quot; &amp; [Numbers.D868] &amp; &quot;[/url][/b] (&quot; &amp; [Numbers.G868] &amp; &quot;, &quot;  &amp; IF([Numbers.F868] &gt;= 2020; &quot;[b]&quot;; &quot;&quot;) &amp; [Numbers.F868] &amp; IF([Numbers.F868] &gt;= 2020; &quot;[/b]&quot;; &quot;&quot;)  &amp; &quot;, &quot; &amp; [Numbers.H868] &amp; &quot;) [sup][&quot; &amp; [Numbers.C868] &amp; &quot;: &quot; &amp; [Numbers.I8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69] &gt; 0; &quot;[b]&quot; &amp; [Numbers.B869] &amp; &quot;. &quot; &amp; &quot;[url=&quot; &amp; [Numbers.E869] &amp; &quot;]&quot; &amp; [Numbers.D869] &amp; &quot;[/url][/b] (&quot; &amp; [Numbers.G869] &amp; &quot;, &quot;  &amp; IF([Numbers.F869] &gt;= 2020; &quot;[b]&quot;; &quot;&quot;) &amp; [Numbers.F869] &amp; IF([Numbers.F869] &gt;= 2020; &quot;[/b]&quot;; &quot;&quot;)  &amp; &quot;, &quot; &amp; [Numbers.H869] &amp; &quot;) [sup][&quot; &amp; [Numbers.C869] &amp; &quot;: &quot; &amp; [Numbers.I8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0] &gt; 0; &quot;[b]&quot; &amp; [Numbers.B870] &amp; &quot;. &quot; &amp; &quot;[url=&quot; &amp; [Numbers.E870] &amp; &quot;]&quot; &amp; [Numbers.D870] &amp; &quot;[/url][/b] (&quot; &amp; [Numbers.G870] &amp; &quot;, &quot;  &amp; IF([Numbers.F870] &gt;= 2020; &quot;[b]&quot;; &quot;&quot;) &amp; [Numbers.F870] &amp; IF([Numbers.F870] &gt;= 2020; &quot;[/b]&quot;; &quot;&quot;)  &amp; &quot;, &quot; &amp; [Numbers.H870] &amp; &quot;) [sup][&quot; &amp; [Numbers.C870] &amp; &quot;: &quot; &amp; [Numbers.I8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1] &gt; 0; &quot;[b]&quot; &amp; [Numbers.B871] &amp; &quot;. &quot; &amp; &quot;[url=&quot; &amp; [Numbers.E871] &amp; &quot;]&quot; &amp; [Numbers.D871] &amp; &quot;[/url][/b] (&quot; &amp; [Numbers.G871] &amp; &quot;, &quot;  &amp; IF([Numbers.F871] &gt;= 2020; &quot;[b]&quot;; &quot;&quot;) &amp; [Numbers.F871] &amp; IF([Numbers.F871] &gt;= 2020; &quot;[/b]&quot;; &quot;&quot;)  &amp; &quot;, &quot; &amp; [Numbers.H871] &amp; &quot;) [sup][&quot; &amp; [Numbers.C871] &amp; &quot;: &quot; &amp; [Numbers.I8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2] &gt; 0; &quot;[b]&quot; &amp; [Numbers.B872] &amp; &quot;. &quot; &amp; &quot;[url=&quot; &amp; [Numbers.E872] &amp; &quot;]&quot; &amp; [Numbers.D872] &amp; &quot;[/url][/b] (&quot; &amp; [Numbers.G872] &amp; &quot;, &quot;  &amp; IF([Numbers.F872] &gt;= 2020; &quot;[b]&quot;; &quot;&quot;) &amp; [Numbers.F872] &amp; IF([Numbers.F872] &gt;= 2020; &quot;[/b]&quot;; &quot;&quot;)  &amp; &quot;, &quot; &amp; [Numbers.H872] &amp; &quot;) [sup][&quot; &amp; [Numbers.C872] &amp; &quot;: &quot; &amp; [Numbers.I8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3] &gt; 0; &quot;[b]&quot; &amp; [Numbers.B873] &amp; &quot;. &quot; &amp; &quot;[url=&quot; &amp; [Numbers.E873] &amp; &quot;]&quot; &amp; [Numbers.D873] &amp; &quot;[/url][/b] (&quot; &amp; [Numbers.G873] &amp; &quot;, &quot;  &amp; IF([Numbers.F873] &gt;= 2020; &quot;[b]&quot;; &quot;&quot;) &amp; [Numbers.F873] &amp; IF([Numbers.F873] &gt;= 2020; &quot;[/b]&quot;; &quot;&quot;)  &amp; &quot;, &quot; &amp; [Numbers.H873] &amp; &quot;) [sup][&quot; &amp; [Numbers.C873] &amp; &quot;: &quot; &amp; [Numbers.I8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4] &gt; 0; &quot;[b]&quot; &amp; [Numbers.B874] &amp; &quot;. &quot; &amp; &quot;[url=&quot; &amp; [Numbers.E874] &amp; &quot;]&quot; &amp; [Numbers.D874] &amp; &quot;[/url][/b] (&quot; &amp; [Numbers.G874] &amp; &quot;, &quot;  &amp; IF([Numbers.F874] &gt;= 2020; &quot;[b]&quot;; &quot;&quot;) &amp; [Numbers.F874] &amp; IF([Numbers.F874] &gt;= 2020; &quot;[/b]&quot;; &quot;&quot;)  &amp; &quot;, &quot; &amp; [Numbers.H874] &amp; &quot;) [sup][&quot; &amp; [Numbers.C874] &amp; &quot;: &quot; &amp; [Numbers.I8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5] &gt; 0; &quot;[b]&quot; &amp; [Numbers.B875] &amp; &quot;. &quot; &amp; &quot;[url=&quot; &amp; [Numbers.E875] &amp; &quot;]&quot; &amp; [Numbers.D875] &amp; &quot;[/url][/b] (&quot; &amp; [Numbers.G875] &amp; &quot;, &quot;  &amp; IF([Numbers.F875] &gt;= 2020; &quot;[b]&quot;; &quot;&quot;) &amp; [Numbers.F875] &amp; IF([Numbers.F875] &gt;= 2020; &quot;[/b]&quot;; &quot;&quot;)  &amp; &quot;, &quot; &amp; [Numbers.H875] &amp; &quot;) [sup][&quot; &amp; [Numbers.C875] &amp; &quot;: &quot; &amp; [Numbers.I8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6] &gt; 0; &quot;[b]&quot; &amp; [Numbers.B876] &amp; &quot;. &quot; &amp; &quot;[url=&quot; &amp; [Numbers.E876] &amp; &quot;]&quot; &amp; [Numbers.D876] &amp; &quot;[/url][/b] (&quot; &amp; [Numbers.G876] &amp; &quot;, &quot;  &amp; IF([Numbers.F876] &gt;= 2020; &quot;[b]&quot;; &quot;&quot;) &amp; [Numbers.F876] &amp; IF([Numbers.F876] &gt;= 2020; &quot;[/b]&quot;; &quot;&quot;)  &amp; &quot;, &quot; &amp; [Numbers.H876] &amp; &quot;) [sup][&quot; &amp; [Numbers.C876] &amp; &quot;: &quot; &amp; [Numbers.I8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7] &gt; 0; &quot;[b]&quot; &amp; [Numbers.B877] &amp; &quot;. &quot; &amp; &quot;[url=&quot; &amp; [Numbers.E877] &amp; &quot;]&quot; &amp; [Numbers.D877] &amp; &quot;[/url][/b] (&quot; &amp; [Numbers.G877] &amp; &quot;, &quot;  &amp; IF([Numbers.F877] &gt;= 2020; &quot;[b]&quot;; &quot;&quot;) &amp; [Numbers.F877] &amp; IF([Numbers.F877] &gt;= 2020; &quot;[/b]&quot;; &quot;&quot;)  &amp; &quot;, &quot; &amp; [Numbers.H877] &amp; &quot;) [sup][&quot; &amp; [Numbers.C877] &amp; &quot;: &quot; &amp; [Numbers.I8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8] &gt; 0; &quot;[b]&quot; &amp; [Numbers.B878] &amp; &quot;. &quot; &amp; &quot;[url=&quot; &amp; [Numbers.E878] &amp; &quot;]&quot; &amp; [Numbers.D878] &amp; &quot;[/url][/b] (&quot; &amp; [Numbers.G878] &amp; &quot;, &quot;  &amp; IF([Numbers.F878] &gt;= 2020; &quot;[b]&quot;; &quot;&quot;) &amp; [Numbers.F878] &amp; IF([Numbers.F878] &gt;= 2020; &quot;[/b]&quot;; &quot;&quot;)  &amp; &quot;, &quot; &amp; [Numbers.H878] &amp; &quot;) [sup][&quot; &amp; [Numbers.C878] &amp; &quot;: &quot; &amp; [Numbers.I8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79] &gt; 0; &quot;[b]&quot; &amp; [Numbers.B879] &amp; &quot;. &quot; &amp; &quot;[url=&quot; &amp; [Numbers.E879] &amp; &quot;]&quot; &amp; [Numbers.D879] &amp; &quot;[/url][/b] (&quot; &amp; [Numbers.G879] &amp; &quot;, &quot;  &amp; IF([Numbers.F879] &gt;= 2020; &quot;[b]&quot;; &quot;&quot;) &amp; [Numbers.F879] &amp; IF([Numbers.F879] &gt;= 2020; &quot;[/b]&quot;; &quot;&quot;)  &amp; &quot;, &quot; &amp; [Numbers.H879] &amp; &quot;) [sup][&quot; &amp; [Numbers.C879] &amp; &quot;: &quot; &amp; [Numbers.I8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0] &gt; 0; &quot;[b]&quot; &amp; [Numbers.B880] &amp; &quot;. &quot; &amp; &quot;[url=&quot; &amp; [Numbers.E880] &amp; &quot;]&quot; &amp; [Numbers.D880] &amp; &quot;[/url][/b] (&quot; &amp; [Numbers.G880] &amp; &quot;, &quot;  &amp; IF([Numbers.F880] &gt;= 2020; &quot;[b]&quot;; &quot;&quot;) &amp; [Numbers.F880] &amp; IF([Numbers.F880] &gt;= 2020; &quot;[/b]&quot;; &quot;&quot;)  &amp; &quot;, &quot; &amp; [Numbers.H880] &amp; &quot;) [sup][&quot; &amp; [Numbers.C880] &amp; &quot;: &quot; &amp; [Numbers.I8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1] &gt; 0; &quot;[b]&quot; &amp; [Numbers.B881] &amp; &quot;. &quot; &amp; &quot;[url=&quot; &amp; [Numbers.E881] &amp; &quot;]&quot; &amp; [Numbers.D881] &amp; &quot;[/url][/b] (&quot; &amp; [Numbers.G881] &amp; &quot;, &quot;  &amp; IF([Numbers.F881] &gt;= 2020; &quot;[b]&quot;; &quot;&quot;) &amp; [Numbers.F881] &amp; IF([Numbers.F881] &gt;= 2020; &quot;[/b]&quot;; &quot;&quot;)  &amp; &quot;, &quot; &amp; [Numbers.H881] &amp; &quot;) [sup][&quot; &amp; [Numbers.C881] &amp; &quot;: &quot; &amp; [Numbers.I8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2] &gt; 0; &quot;[b]&quot; &amp; [Numbers.B882] &amp; &quot;. &quot; &amp; &quot;[url=&quot; &amp; [Numbers.E882] &amp; &quot;]&quot; &amp; [Numbers.D882] &amp; &quot;[/url][/b] (&quot; &amp; [Numbers.G882] &amp; &quot;, &quot;  &amp; IF([Numbers.F882] &gt;= 2020; &quot;[b]&quot;; &quot;&quot;) &amp; [Numbers.F882] &amp; IF([Numbers.F882] &gt;= 2020; &quot;[/b]&quot;; &quot;&quot;)  &amp; &quot;, &quot; &amp; [Numbers.H882] &amp; &quot;) [sup][&quot; &amp; [Numbers.C882] &amp; &quot;: &quot; &amp; [Numbers.I8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3] &gt; 0; &quot;[b]&quot; &amp; [Numbers.B883] &amp; &quot;. &quot; &amp; &quot;[url=&quot; &amp; [Numbers.E883] &amp; &quot;]&quot; &amp; [Numbers.D883] &amp; &quot;[/url][/b] (&quot; &amp; [Numbers.G883] &amp; &quot;, &quot;  &amp; IF([Numbers.F883] &gt;= 2020; &quot;[b]&quot;; &quot;&quot;) &amp; [Numbers.F883] &amp; IF([Numbers.F883] &gt;= 2020; &quot;[/b]&quot;; &quot;&quot;)  &amp; &quot;, &quot; &amp; [Numbers.H883] &amp; &quot;) [sup][&quot; &amp; [Numbers.C883] &amp; &quot;: &quot; &amp; [Numbers.I8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4] &gt; 0; &quot;[b]&quot; &amp; [Numbers.B884] &amp; &quot;. &quot; &amp; &quot;[url=&quot; &amp; [Numbers.E884] &amp; &quot;]&quot; &amp; [Numbers.D884] &amp; &quot;[/url][/b] (&quot; &amp; [Numbers.G884] &amp; &quot;, &quot;  &amp; IF([Numbers.F884] &gt;= 2020; &quot;[b]&quot;; &quot;&quot;) &amp; [Numbers.F884] &amp; IF([Numbers.F884] &gt;= 2020; &quot;[/b]&quot;; &quot;&quot;)  &amp; &quot;, &quot; &amp; [Numbers.H884] &amp; &quot;) [sup][&quot; &amp; [Numbers.C884] &amp; &quot;: &quot; &amp; [Numbers.I8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5] &gt; 0; &quot;[b]&quot; &amp; [Numbers.B885] &amp; &quot;. &quot; &amp; &quot;[url=&quot; &amp; [Numbers.E885] &amp; &quot;]&quot; &amp; [Numbers.D885] &amp; &quot;[/url][/b] (&quot; &amp; [Numbers.G885] &amp; &quot;, &quot;  &amp; IF([Numbers.F885] &gt;= 2020; &quot;[b]&quot;; &quot;&quot;) &amp; [Numbers.F885] &amp; IF([Numbers.F885] &gt;= 2020; &quot;[/b]&quot;; &quot;&quot;)  &amp; &quot;, &quot; &amp; [Numbers.H885] &amp; &quot;) [sup][&quot; &amp; [Numbers.C885] &amp; &quot;: &quot; &amp; [Numbers.I8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6] &gt; 0; &quot;[b]&quot; &amp; [Numbers.B886] &amp; &quot;. &quot; &amp; &quot;[url=&quot; &amp; [Numbers.E886] &amp; &quot;]&quot; &amp; [Numbers.D886] &amp; &quot;[/url][/b] (&quot; &amp; [Numbers.G886] &amp; &quot;, &quot;  &amp; IF([Numbers.F886] &gt;= 2020; &quot;[b]&quot;; &quot;&quot;) &amp; [Numbers.F886] &amp; IF([Numbers.F886] &gt;= 2020; &quot;[/b]&quot;; &quot;&quot;)  &amp; &quot;, &quot; &amp; [Numbers.H886] &amp; &quot;) [sup][&quot; &amp; [Numbers.C886] &amp; &quot;: &quot; &amp; [Numbers.I8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7] &gt; 0; &quot;[b]&quot; &amp; [Numbers.B887] &amp; &quot;. &quot; &amp; &quot;[url=&quot; &amp; [Numbers.E887] &amp; &quot;]&quot; &amp; [Numbers.D887] &amp; &quot;[/url][/b] (&quot; &amp; [Numbers.G887] &amp; &quot;, &quot;  &amp; IF([Numbers.F887] &gt;= 2020; &quot;[b]&quot;; &quot;&quot;) &amp; [Numbers.F887] &amp; IF([Numbers.F887] &gt;= 2020; &quot;[/b]&quot;; &quot;&quot;)  &amp; &quot;, &quot; &amp; [Numbers.H887] &amp; &quot;) [sup][&quot; &amp; [Numbers.C887] &amp; &quot;: &quot; &amp; [Numbers.I8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8] &gt; 0; &quot;[b]&quot; &amp; [Numbers.B888] &amp; &quot;. &quot; &amp; &quot;[url=&quot; &amp; [Numbers.E888] &amp; &quot;]&quot; &amp; [Numbers.D888] &amp; &quot;[/url][/b] (&quot; &amp; [Numbers.G888] &amp; &quot;, &quot;  &amp; IF([Numbers.F888] &gt;= 2020; &quot;[b]&quot;; &quot;&quot;) &amp; [Numbers.F888] &amp; IF([Numbers.F888] &gt;= 2020; &quot;[/b]&quot;; &quot;&quot;)  &amp; &quot;, &quot; &amp; [Numbers.H888] &amp; &quot;) [sup][&quot; &amp; [Numbers.C888] &amp; &quot;: &quot; &amp; [Numbers.I8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89] &gt; 0; &quot;[b]&quot; &amp; [Numbers.B889] &amp; &quot;. &quot; &amp; &quot;[url=&quot; &amp; [Numbers.E889] &amp; &quot;]&quot; &amp; [Numbers.D889] &amp; &quot;[/url][/b] (&quot; &amp; [Numbers.G889] &amp; &quot;, &quot;  &amp; IF([Numbers.F889] &gt;= 2020; &quot;[b]&quot;; &quot;&quot;) &amp; [Numbers.F889] &amp; IF([Numbers.F889] &gt;= 2020; &quot;[/b]&quot;; &quot;&quot;)  &amp; &quot;, &quot; &amp; [Numbers.H889] &amp; &quot;) [sup][&quot; &amp; [Numbers.C889] &amp; &quot;: &quot; &amp; [Numbers.I8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0] &gt; 0; &quot;[b]&quot; &amp; [Numbers.B890] &amp; &quot;. &quot; &amp; &quot;[url=&quot; &amp; [Numbers.E890] &amp; &quot;]&quot; &amp; [Numbers.D890] &amp; &quot;[/url][/b] (&quot; &amp; [Numbers.G890] &amp; &quot;, &quot;  &amp; IF([Numbers.F890] &gt;= 2020; &quot;[b]&quot;; &quot;&quot;) &amp; [Numbers.F890] &amp; IF([Numbers.F890] &gt;= 2020; &quot;[/b]&quot;; &quot;&quot;)  &amp; &quot;, &quot; &amp; [Numbers.H890] &amp; &quot;) [sup][&quot; &amp; [Numbers.C890] &amp; &quot;: &quot; &amp; [Numbers.I8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1] &gt; 0; &quot;[b]&quot; &amp; [Numbers.B891] &amp; &quot;. &quot; &amp; &quot;[url=&quot; &amp; [Numbers.E891] &amp; &quot;]&quot; &amp; [Numbers.D891] &amp; &quot;[/url][/b] (&quot; &amp; [Numbers.G891] &amp; &quot;, &quot;  &amp; IF([Numbers.F891] &gt;= 2020; &quot;[b]&quot;; &quot;&quot;) &amp; [Numbers.F891] &amp; IF([Numbers.F891] &gt;= 2020; &quot;[/b]&quot;; &quot;&quot;)  &amp; &quot;, &quot; &amp; [Numbers.H891] &amp; &quot;) [sup][&quot; &amp; [Numbers.C891] &amp; &quot;: &quot; &amp; [Numbers.I8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2] &gt; 0; &quot;[b]&quot; &amp; [Numbers.B892] &amp; &quot;. &quot; &amp; &quot;[url=&quot; &amp; [Numbers.E892] &amp; &quot;]&quot; &amp; [Numbers.D892] &amp; &quot;[/url][/b] (&quot; &amp; [Numbers.G892] &amp; &quot;, &quot;  &amp; IF([Numbers.F892] &gt;= 2020; &quot;[b]&quot;; &quot;&quot;) &amp; [Numbers.F892] &amp; IF([Numbers.F892] &gt;= 2020; &quot;[/b]&quot;; &quot;&quot;)  &amp; &quot;, &quot; &amp; [Numbers.H892] &amp; &quot;) [sup][&quot; &amp; [Numbers.C892] &amp; &quot;: &quot; &amp; [Numbers.I8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3] &gt; 0; &quot;[b]&quot; &amp; [Numbers.B893] &amp; &quot;. &quot; &amp; &quot;[url=&quot; &amp; [Numbers.E893] &amp; &quot;]&quot; &amp; [Numbers.D893] &amp; &quot;[/url][/b] (&quot; &amp; [Numbers.G893] &amp; &quot;, &quot;  &amp; IF([Numbers.F893] &gt;= 2020; &quot;[b]&quot;; &quot;&quot;) &amp; [Numbers.F893] &amp; IF([Numbers.F893] &gt;= 2020; &quot;[/b]&quot;; &quot;&quot;)  &amp; &quot;, &quot; &amp; [Numbers.H893] &amp; &quot;) [sup][&quot; &amp; [Numbers.C893] &amp; &quot;: &quot; &amp; [Numbers.I8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4] &gt; 0; &quot;[b]&quot; &amp; [Numbers.B894] &amp; &quot;. &quot; &amp; &quot;[url=&quot; &amp; [Numbers.E894] &amp; &quot;]&quot; &amp; [Numbers.D894] &amp; &quot;[/url][/b] (&quot; &amp; [Numbers.G894] &amp; &quot;, &quot;  &amp; IF([Numbers.F894] &gt;= 2020; &quot;[b]&quot;; &quot;&quot;) &amp; [Numbers.F894] &amp; IF([Numbers.F894] &gt;= 2020; &quot;[/b]&quot;; &quot;&quot;)  &amp; &quot;, &quot; &amp; [Numbers.H894] &amp; &quot;) [sup][&quot; &amp; [Numbers.C894] &amp; &quot;: &quot; &amp; [Numbers.I8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5] &gt; 0; &quot;[b]&quot; &amp; [Numbers.B895] &amp; &quot;. &quot; &amp; &quot;[url=&quot; &amp; [Numbers.E895] &amp; &quot;]&quot; &amp; [Numbers.D895] &amp; &quot;[/url][/b] (&quot; &amp; [Numbers.G895] &amp; &quot;, &quot;  &amp; IF([Numbers.F895] &gt;= 2020; &quot;[b]&quot;; &quot;&quot;) &amp; [Numbers.F895] &amp; IF([Numbers.F895] &gt;= 2020; &quot;[/b]&quot;; &quot;&quot;)  &amp; &quot;, &quot; &amp; [Numbers.H895] &amp; &quot;) [sup][&quot; &amp; [Numbers.C895] &amp; &quot;: &quot; &amp; [Numbers.I8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6] &gt; 0; &quot;[b]&quot; &amp; [Numbers.B896] &amp; &quot;. &quot; &amp; &quot;[url=&quot; &amp; [Numbers.E896] &amp; &quot;]&quot; &amp; [Numbers.D896] &amp; &quot;[/url][/b] (&quot; &amp; [Numbers.G896] &amp; &quot;, &quot;  &amp; IF([Numbers.F896] &gt;= 2020; &quot;[b]&quot;; &quot;&quot;) &amp; [Numbers.F896] &amp; IF([Numbers.F896] &gt;= 2020; &quot;[/b]&quot;; &quot;&quot;)  &amp; &quot;, &quot; &amp; [Numbers.H896] &amp; &quot;) [sup][&quot; &amp; [Numbers.C896] &amp; &quot;: &quot; &amp; [Numbers.I8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7] &gt; 0; &quot;[b]&quot; &amp; [Numbers.B897] &amp; &quot;. &quot; &amp; &quot;[url=&quot; &amp; [Numbers.E897] &amp; &quot;]&quot; &amp; [Numbers.D897] &amp; &quot;[/url][/b] (&quot; &amp; [Numbers.G897] &amp; &quot;, &quot;  &amp; IF([Numbers.F897] &gt;= 2020; &quot;[b]&quot;; &quot;&quot;) &amp; [Numbers.F897] &amp; IF([Numbers.F897] &gt;= 2020; &quot;[/b]&quot;; &quot;&quot;)  &amp; &quot;, &quot; &amp; [Numbers.H897] &amp; &quot;) [sup][&quot; &amp; [Numbers.C897] &amp; &quot;: &quot; &amp; [Numbers.I8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8] &gt; 0; &quot;[b]&quot; &amp; [Numbers.B898] &amp; &quot;. &quot; &amp; &quot;[url=&quot; &amp; [Numbers.E898] &amp; &quot;]&quot; &amp; [Numbers.D898] &amp; &quot;[/url][/b] (&quot; &amp; [Numbers.G898] &amp; &quot;, &quot;  &amp; IF([Numbers.F898] &gt;= 2020; &quot;[b]&quot;; &quot;&quot;) &amp; [Numbers.F898] &amp; IF([Numbers.F898] &gt;= 2020; &quot;[/b]&quot;; &quot;&quot;)  &amp; &quot;, &quot; &amp; [Numbers.H898] &amp; &quot;) [sup][&quot; &amp; [Numbers.C898] &amp; &quot;: &quot; &amp; [Numbers.I8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899] &gt; 0; &quot;[b]&quot; &amp; [Numbers.B899] &amp; &quot;. &quot; &amp; &quot;[url=&quot; &amp; [Numbers.E899] &amp; &quot;]&quot; &amp; [Numbers.D899] &amp; &quot;[/url][/b] (&quot; &amp; [Numbers.G899] &amp; &quot;, &quot;  &amp; IF([Numbers.F899] &gt;= 2020; &quot;[b]&quot;; &quot;&quot;) &amp; [Numbers.F899] &amp; IF([Numbers.F899] &gt;= 2020; &quot;[/b]&quot;; &quot;&quot;)  &amp; &quot;, &quot; &amp; [Numbers.H899] &amp; &quot;) [sup][&quot; &amp; [Numbers.C899] &amp; &quot;: &quot; &amp; [Numbers.I8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0] &gt; 0; &quot;[b]&quot; &amp; [Numbers.B900] &amp; &quot;. &quot; &amp; &quot;[url=&quot; &amp; [Numbers.E900] &amp; &quot;]&quot; &amp; [Numbers.D900] &amp; &quot;[/url][/b] (&quot; &amp; [Numbers.G900] &amp; &quot;, &quot;  &amp; IF([Numbers.F900] &gt;= 2020; &quot;[b]&quot;; &quot;&quot;) &amp; [Numbers.F900] &amp; IF([Numbers.F900] &gt;= 2020; &quot;[/b]&quot;; &quot;&quot;)  &amp; &quot;, &quot; &amp; [Numbers.H900] &amp; &quot;) [sup][&quot; &amp; [Numbers.C900] &amp; &quot;: &quot; &amp; [Numbers.I9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1] &gt; 0; &quot;[b]&quot; &amp; [Numbers.B901] &amp; &quot;. &quot; &amp; &quot;[url=&quot; &amp; [Numbers.E901] &amp; &quot;]&quot; &amp; [Numbers.D901] &amp; &quot;[/url][/b] (&quot; &amp; [Numbers.G901] &amp; &quot;, &quot;  &amp; IF([Numbers.F901] &gt;= 2020; &quot;[b]&quot;; &quot;&quot;) &amp; [Numbers.F901] &amp; IF([Numbers.F901] &gt;= 2020; &quot;[/b]&quot;; &quot;&quot;)  &amp; &quot;, &quot; &amp; [Numbers.H901] &amp; &quot;) [sup][&quot; &amp; [Numbers.C901] &amp; &quot;: &quot; &amp; [Numbers.I9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2] &gt; 0; &quot;[b]&quot; &amp; [Numbers.B902] &amp; &quot;. &quot; &amp; &quot;[url=&quot; &amp; [Numbers.E902] &amp; &quot;]&quot; &amp; [Numbers.D902] &amp; &quot;[/url][/b] (&quot; &amp; [Numbers.G902] &amp; &quot;, &quot;  &amp; IF([Numbers.F902] &gt;= 2020; &quot;[b]&quot;; &quot;&quot;) &amp; [Numbers.F902] &amp; IF([Numbers.F902] &gt;= 2020; &quot;[/b]&quot;; &quot;&quot;)  &amp; &quot;, &quot; &amp; [Numbers.H902] &amp; &quot;) [sup][&quot; &amp; [Numbers.C902] &amp; &quot;: &quot; &amp; [Numbers.I9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3] &gt; 0; &quot;[b]&quot; &amp; [Numbers.B903] &amp; &quot;. &quot; &amp; &quot;[url=&quot; &amp; [Numbers.E903] &amp; &quot;]&quot; &amp; [Numbers.D903] &amp; &quot;[/url][/b] (&quot; &amp; [Numbers.G903] &amp; &quot;, &quot;  &amp; IF([Numbers.F903] &gt;= 2020; &quot;[b]&quot;; &quot;&quot;) &amp; [Numbers.F903] &amp; IF([Numbers.F903] &gt;= 2020; &quot;[/b]&quot;; &quot;&quot;)  &amp; &quot;, &quot; &amp; [Numbers.H903] &amp; &quot;) [sup][&quot; &amp; [Numbers.C903] &amp; &quot;: &quot; &amp; [Numbers.I9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4] &gt; 0; &quot;[b]&quot; &amp; [Numbers.B904] &amp; &quot;. &quot; &amp; &quot;[url=&quot; &amp; [Numbers.E904] &amp; &quot;]&quot; &amp; [Numbers.D904] &amp; &quot;[/url][/b] (&quot; &amp; [Numbers.G904] &amp; &quot;, &quot;  &amp; IF([Numbers.F904] &gt;= 2020; &quot;[b]&quot;; &quot;&quot;) &amp; [Numbers.F904] &amp; IF([Numbers.F904] &gt;= 2020; &quot;[/b]&quot;; &quot;&quot;)  &amp; &quot;, &quot; &amp; [Numbers.H904] &amp; &quot;) [sup][&quot; &amp; [Numbers.C904] &amp; &quot;: &quot; &amp; [Numbers.I90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5] &gt; 0; &quot;[b]&quot; &amp; [Numbers.B905] &amp; &quot;. &quot; &amp; &quot;[url=&quot; &amp; [Numbers.E905] &amp; &quot;]&quot; &amp; [Numbers.D905] &amp; &quot;[/url][/b] (&quot; &amp; [Numbers.G905] &amp; &quot;, &quot;  &amp; IF([Numbers.F905] &gt;= 2020; &quot;[b]&quot;; &quot;&quot;) &amp; [Numbers.F905] &amp; IF([Numbers.F905] &gt;= 2020; &quot;[/b]&quot;; &quot;&quot;)  &amp; &quot;, &quot; &amp; [Numbers.H905] &amp; &quot;) [sup][&quot; &amp; [Numbers.C905] &amp; &quot;: &quot; &amp; [Numbers.I90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6] &gt; 0; &quot;[b]&quot; &amp; [Numbers.B906] &amp; &quot;. &quot; &amp; &quot;[url=&quot; &amp; [Numbers.E906] &amp; &quot;]&quot; &amp; [Numbers.D906] &amp; &quot;[/url][/b] (&quot; &amp; [Numbers.G906] &amp; &quot;, &quot;  &amp; IF([Numbers.F906] &gt;= 2020; &quot;[b]&quot;; &quot;&quot;) &amp; [Numbers.F906] &amp; IF([Numbers.F906] &gt;= 2020; &quot;[/b]&quot;; &quot;&quot;)  &amp; &quot;, &quot; &amp; [Numbers.H906] &amp; &quot;) [sup][&quot; &amp; [Numbers.C906] &amp; &quot;: &quot; &amp; [Numbers.I90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7] &gt; 0; &quot;[b]&quot; &amp; [Numbers.B907] &amp; &quot;. &quot; &amp; &quot;[url=&quot; &amp; [Numbers.E907] &amp; &quot;]&quot; &amp; [Numbers.D907] &amp; &quot;[/url][/b] (&quot; &amp; [Numbers.G907] &amp; &quot;, &quot;  &amp; IF([Numbers.F907] &gt;= 2020; &quot;[b]&quot;; &quot;&quot;) &amp; [Numbers.F907] &amp; IF([Numbers.F907] &gt;= 2020; &quot;[/b]&quot;; &quot;&quot;)  &amp; &quot;, &quot; &amp; [Numbers.H907] &amp; &quot;) [sup][&quot; &amp; [Numbers.C907] &amp; &quot;: &quot; &amp; [Numbers.I90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8] &gt; 0; &quot;[b]&quot; &amp; [Numbers.B908] &amp; &quot;. &quot; &amp; &quot;[url=&quot; &amp; [Numbers.E908] &amp; &quot;]&quot; &amp; [Numbers.D908] &amp; &quot;[/url][/b] (&quot; &amp; [Numbers.G908] &amp; &quot;, &quot;  &amp; IF([Numbers.F908] &gt;= 2020; &quot;[b]&quot;; &quot;&quot;) &amp; [Numbers.F908] &amp; IF([Numbers.F908] &gt;= 2020; &quot;[/b]&quot;; &quot;&quot;)  &amp; &quot;, &quot; &amp; [Numbers.H908] &amp; &quot;) [sup][&quot; &amp; [Numbers.C908] &amp; &quot;: &quot; &amp; [Numbers.I90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09] &gt; 0; &quot;[b]&quot; &amp; [Numbers.B909] &amp; &quot;. &quot; &amp; &quot;[url=&quot; &amp; [Numbers.E909] &amp; &quot;]&quot; &amp; [Numbers.D909] &amp; &quot;[/url][/b] (&quot; &amp; [Numbers.G909] &amp; &quot;, &quot;  &amp; IF([Numbers.F909] &gt;= 2020; &quot;[b]&quot;; &quot;&quot;) &amp; [Numbers.F909] &amp; IF([Numbers.F909] &gt;= 2020; &quot;[/b]&quot;; &quot;&quot;)  &amp; &quot;, &quot; &amp; [Numbers.H909] &amp; &quot;) [sup][&quot; &amp; [Numbers.C909] &amp; &quot;: &quot; &amp; [Numbers.I90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0] &gt; 0; &quot;[b]&quot; &amp; [Numbers.B910] &amp; &quot;. &quot; &amp; &quot;[url=&quot; &amp; [Numbers.E910] &amp; &quot;]&quot; &amp; [Numbers.D910] &amp; &quot;[/url][/b] (&quot; &amp; [Numbers.G910] &amp; &quot;, &quot;  &amp; IF([Numbers.F910] &gt;= 2020; &quot;[b]&quot;; &quot;&quot;) &amp; [Numbers.F910] &amp; IF([Numbers.F910] &gt;= 2020; &quot;[/b]&quot;; &quot;&quot;)  &amp; &quot;, &quot; &amp; [Numbers.H910] &amp; &quot;) [sup][&quot; &amp; [Numbers.C910] &amp; &quot;: &quot; &amp; [Numbers.I91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1] &gt; 0; &quot;[b]&quot; &amp; [Numbers.B911] &amp; &quot;. &quot; &amp; &quot;[url=&quot; &amp; [Numbers.E911] &amp; &quot;]&quot; &amp; [Numbers.D911] &amp; &quot;[/url][/b] (&quot; &amp; [Numbers.G911] &amp; &quot;, &quot;  &amp; IF([Numbers.F911] &gt;= 2020; &quot;[b]&quot;; &quot;&quot;) &amp; [Numbers.F911] &amp; IF([Numbers.F911] &gt;= 2020; &quot;[/b]&quot;; &quot;&quot;)  &amp; &quot;, &quot; &amp; [Numbers.H911] &amp; &quot;) [sup][&quot; &amp; [Numbers.C911] &amp; &quot;: &quot; &amp; [Numbers.I91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2] &gt; 0; &quot;[b]&quot; &amp; [Numbers.B912] &amp; &quot;. &quot; &amp; &quot;[url=&quot; &amp; [Numbers.E912] &amp; &quot;]&quot; &amp; [Numbers.D912] &amp; &quot;[/url][/b] (&quot; &amp; [Numbers.G912] &amp; &quot;, &quot;  &amp; IF([Numbers.F912] &gt;= 2020; &quot;[b]&quot;; &quot;&quot;) &amp; [Numbers.F912] &amp; IF([Numbers.F912] &gt;= 2020; &quot;[/b]&quot;; &quot;&quot;)  &amp; &quot;, &quot; &amp; [Numbers.H912] &amp; &quot;) [sup][&quot; &amp; [Numbers.C912] &amp; &quot;: &quot; &amp; [Numbers.I91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3] &gt; 0; &quot;[b]&quot; &amp; [Numbers.B913] &amp; &quot;. &quot; &amp; &quot;[url=&quot; &amp; [Numbers.E913] &amp; &quot;]&quot; &amp; [Numbers.D913] &amp; &quot;[/url][/b] (&quot; &amp; [Numbers.G913] &amp; &quot;, &quot;  &amp; IF([Numbers.F913] &gt;= 2020; &quot;[b]&quot;; &quot;&quot;) &amp; [Numbers.F913] &amp; IF([Numbers.F913] &gt;= 2020; &quot;[/b]&quot;; &quot;&quot;)  &amp; &quot;, &quot; &amp; [Numbers.H913] &amp; &quot;) [sup][&quot; &amp; [Numbers.C913] &amp; &quot;: &quot; &amp; [Numbers.I91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4] &gt; 0; &quot;[b]&quot; &amp; [Numbers.B914] &amp; &quot;. &quot; &amp; &quot;[url=&quot; &amp; [Numbers.E914] &amp; &quot;]&quot; &amp; [Numbers.D914] &amp; &quot;[/url][/b] (&quot; &amp; [Numbers.G914] &amp; &quot;, &quot;  &amp; IF([Numbers.F914] &gt;= 2020; &quot;[b]&quot;; &quot;&quot;) &amp; [Numbers.F914] &amp; IF([Numbers.F914] &gt;= 2020; &quot;[/b]&quot;; &quot;&quot;)  &amp; &quot;, &quot; &amp; [Numbers.H914] &amp; &quot;) [sup][&quot; &amp; [Numbers.C914] &amp; &quot;: &quot; &amp; [Numbers.I91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5] &gt; 0; &quot;[b]&quot; &amp; [Numbers.B915] &amp; &quot;. &quot; &amp; &quot;[url=&quot; &amp; [Numbers.E915] &amp; &quot;]&quot; &amp; [Numbers.D915] &amp; &quot;[/url][/b] (&quot; &amp; [Numbers.G915] &amp; &quot;, &quot;  &amp; IF([Numbers.F915] &gt;= 2020; &quot;[b]&quot;; &quot;&quot;) &amp; [Numbers.F915] &amp; IF([Numbers.F915] &gt;= 2020; &quot;[/b]&quot;; &quot;&quot;)  &amp; &quot;, &quot; &amp; [Numbers.H915] &amp; &quot;) [sup][&quot; &amp; [Numbers.C915] &amp; &quot;: &quot; &amp; [Numbers.I91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6] &gt; 0; &quot;[b]&quot; &amp; [Numbers.B916] &amp; &quot;. &quot; &amp; &quot;[url=&quot; &amp; [Numbers.E916] &amp; &quot;]&quot; &amp; [Numbers.D916] &amp; &quot;[/url][/b] (&quot; &amp; [Numbers.G916] &amp; &quot;, &quot;  &amp; IF([Numbers.F916] &gt;= 2020; &quot;[b]&quot;; &quot;&quot;) &amp; [Numbers.F916] &amp; IF([Numbers.F916] &gt;= 2020; &quot;[/b]&quot;; &quot;&quot;)  &amp; &quot;, &quot; &amp; [Numbers.H916] &amp; &quot;) [sup][&quot; &amp; [Numbers.C916] &amp; &quot;: &quot; &amp; [Numbers.I91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7] &gt; 0; &quot;[b]&quot; &amp; [Numbers.B917] &amp; &quot;. &quot; &amp; &quot;[url=&quot; &amp; [Numbers.E917] &amp; &quot;]&quot; &amp; [Numbers.D917] &amp; &quot;[/url][/b] (&quot; &amp; [Numbers.G917] &amp; &quot;, &quot;  &amp; IF([Numbers.F917] &gt;= 2020; &quot;[b]&quot;; &quot;&quot;) &amp; [Numbers.F917] &amp; IF([Numbers.F917] &gt;= 2020; &quot;[/b]&quot;; &quot;&quot;)  &amp; &quot;, &quot; &amp; [Numbers.H917] &amp; &quot;) [sup][&quot; &amp; [Numbers.C917] &amp; &quot;: &quot; &amp; [Numbers.I91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8] &gt; 0; &quot;[b]&quot; &amp; [Numbers.B918] &amp; &quot;. &quot; &amp; &quot;[url=&quot; &amp; [Numbers.E918] &amp; &quot;]&quot; &amp; [Numbers.D918] &amp; &quot;[/url][/b] (&quot; &amp; [Numbers.G918] &amp; &quot;, &quot;  &amp; IF([Numbers.F918] &gt;= 2020; &quot;[b]&quot;; &quot;&quot;) &amp; [Numbers.F918] &amp; IF([Numbers.F918] &gt;= 2020; &quot;[/b]&quot;; &quot;&quot;)  &amp; &quot;, &quot; &amp; [Numbers.H918] &amp; &quot;) [sup][&quot; &amp; [Numbers.C918] &amp; &quot;: &quot; &amp; [Numbers.I91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19] &gt; 0; &quot;[b]&quot; &amp; [Numbers.B919] &amp; &quot;. &quot; &amp; &quot;[url=&quot; &amp; [Numbers.E919] &amp; &quot;]&quot; &amp; [Numbers.D919] &amp; &quot;[/url][/b] (&quot; &amp; [Numbers.G919] &amp; &quot;, &quot;  &amp; IF([Numbers.F919] &gt;= 2020; &quot;[b]&quot;; &quot;&quot;) &amp; [Numbers.F919] &amp; IF([Numbers.F919] &gt;= 2020; &quot;[/b]&quot;; &quot;&quot;)  &amp; &quot;, &quot; &amp; [Numbers.H919] &amp; &quot;) [sup][&quot; &amp; [Numbers.C919] &amp; &quot;: &quot; &amp; [Numbers.I91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0] &gt; 0; &quot;[b]&quot; &amp; [Numbers.B920] &amp; &quot;. &quot; &amp; &quot;[url=&quot; &amp; [Numbers.E920] &amp; &quot;]&quot; &amp; [Numbers.D920] &amp; &quot;[/url][/b] (&quot; &amp; [Numbers.G920] &amp; &quot;, &quot;  &amp; IF([Numbers.F920] &gt;= 2020; &quot;[b]&quot;; &quot;&quot;) &amp; [Numbers.F920] &amp; IF([Numbers.F920] &gt;= 2020; &quot;[/b]&quot;; &quot;&quot;)  &amp; &quot;, &quot; &amp; [Numbers.H920] &amp; &quot;) [sup][&quot; &amp; [Numbers.C920] &amp; &quot;: &quot; &amp; [Numbers.I92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1] &gt; 0; &quot;[b]&quot; &amp; [Numbers.B921] &amp; &quot;. &quot; &amp; &quot;[url=&quot; &amp; [Numbers.E921] &amp; &quot;]&quot; &amp; [Numbers.D921] &amp; &quot;[/url][/b] (&quot; &amp; [Numbers.G921] &amp; &quot;, &quot;  &amp; IF([Numbers.F921] &gt;= 2020; &quot;[b]&quot;; &quot;&quot;) &amp; [Numbers.F921] &amp; IF([Numbers.F921] &gt;= 2020; &quot;[/b]&quot;; &quot;&quot;)  &amp; &quot;, &quot; &amp; [Numbers.H921] &amp; &quot;) [sup][&quot; &amp; [Numbers.C921] &amp; &quot;: &quot; &amp; [Numbers.I92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2] &gt; 0; &quot;[b]&quot; &amp; [Numbers.B922] &amp; &quot;. &quot; &amp; &quot;[url=&quot; &amp; [Numbers.E922] &amp; &quot;]&quot; &amp; [Numbers.D922] &amp; &quot;[/url][/b] (&quot; &amp; [Numbers.G922] &amp; &quot;, &quot;  &amp; IF([Numbers.F922] &gt;= 2020; &quot;[b]&quot;; &quot;&quot;) &amp; [Numbers.F922] &amp; IF([Numbers.F922] &gt;= 2020; &quot;[/b]&quot;; &quot;&quot;)  &amp; &quot;, &quot; &amp; [Numbers.H922] &amp; &quot;) [sup][&quot; &amp; [Numbers.C922] &amp; &quot;: &quot; &amp; [Numbers.I92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3] &gt; 0; &quot;[b]&quot; &amp; [Numbers.B923] &amp; &quot;. &quot; &amp; &quot;[url=&quot; &amp; [Numbers.E923] &amp; &quot;]&quot; &amp; [Numbers.D923] &amp; &quot;[/url][/b] (&quot; &amp; [Numbers.G923] &amp; &quot;, &quot;  &amp; IF([Numbers.F923] &gt;= 2020; &quot;[b]&quot;; &quot;&quot;) &amp; [Numbers.F923] &amp; IF([Numbers.F923] &gt;= 2020; &quot;[/b]&quot;; &quot;&quot;)  &amp; &quot;, &quot; &amp; [Numbers.H923] &amp; &quot;) [sup][&quot; &amp; [Numbers.C923] &amp; &quot;: &quot; &amp; [Numbers.I92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4] &gt; 0; &quot;[b]&quot; &amp; [Numbers.B924] &amp; &quot;. &quot; &amp; &quot;[url=&quot; &amp; [Numbers.E924] &amp; &quot;]&quot; &amp; [Numbers.D924] &amp; &quot;[/url][/b] (&quot; &amp; [Numbers.G924] &amp; &quot;, &quot;  &amp; IF([Numbers.F924] &gt;= 2020; &quot;[b]&quot;; &quot;&quot;) &amp; [Numbers.F924] &amp; IF([Numbers.F924] &gt;= 2020; &quot;[/b]&quot;; &quot;&quot;)  &amp; &quot;, &quot; &amp; [Numbers.H924] &amp; &quot;) [sup][&quot; &amp; [Numbers.C924] &amp; &quot;: &quot; &amp; [Numbers.I92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5] &gt; 0; &quot;[b]&quot; &amp; [Numbers.B925] &amp; &quot;. &quot; &amp; &quot;[url=&quot; &amp; [Numbers.E925] &amp; &quot;]&quot; &amp; [Numbers.D925] &amp; &quot;[/url][/b] (&quot; &amp; [Numbers.G925] &amp; &quot;, &quot;  &amp; IF([Numbers.F925] &gt;= 2020; &quot;[b]&quot;; &quot;&quot;) &amp; [Numbers.F925] &amp; IF([Numbers.F925] &gt;= 2020; &quot;[/b]&quot;; &quot;&quot;)  &amp; &quot;, &quot; &amp; [Numbers.H925] &amp; &quot;) [sup][&quot; &amp; [Numbers.C925] &amp; &quot;: &quot; &amp; [Numbers.I92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6] &gt; 0; &quot;[b]&quot; &amp; [Numbers.B926] &amp; &quot;. &quot; &amp; &quot;[url=&quot; &amp; [Numbers.E926] &amp; &quot;]&quot; &amp; [Numbers.D926] &amp; &quot;[/url][/b] (&quot; &amp; [Numbers.G926] &amp; &quot;, &quot;  &amp; IF([Numbers.F926] &gt;= 2020; &quot;[b]&quot;; &quot;&quot;) &amp; [Numbers.F926] &amp; IF([Numbers.F926] &gt;= 2020; &quot;[/b]&quot;; &quot;&quot;)  &amp; &quot;, &quot; &amp; [Numbers.H926] &amp; &quot;) [sup][&quot; &amp; [Numbers.C926] &amp; &quot;: &quot; &amp; [Numbers.I92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7] &gt; 0; &quot;[b]&quot; &amp; [Numbers.B927] &amp; &quot;. &quot; &amp; &quot;[url=&quot; &amp; [Numbers.E927] &amp; &quot;]&quot; &amp; [Numbers.D927] &amp; &quot;[/url][/b] (&quot; &amp; [Numbers.G927] &amp; &quot;, &quot;  &amp; IF([Numbers.F927] &gt;= 2020; &quot;[b]&quot;; &quot;&quot;) &amp; [Numbers.F927] &amp; IF([Numbers.F927] &gt;= 2020; &quot;[/b]&quot;; &quot;&quot;)  &amp; &quot;, &quot; &amp; [Numbers.H927] &amp; &quot;) [sup][&quot; &amp; [Numbers.C927] &amp; &quot;: &quot; &amp; [Numbers.I92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8] &gt; 0; &quot;[b]&quot; &amp; [Numbers.B928] &amp; &quot;. &quot; &amp; &quot;[url=&quot; &amp; [Numbers.E928] &amp; &quot;]&quot; &amp; [Numbers.D928] &amp; &quot;[/url][/b] (&quot; &amp; [Numbers.G928] &amp; &quot;, &quot;  &amp; IF([Numbers.F928] &gt;= 2020; &quot;[b]&quot;; &quot;&quot;) &amp; [Numbers.F928] &amp; IF([Numbers.F928] &gt;= 2020; &quot;[/b]&quot;; &quot;&quot;)  &amp; &quot;, &quot; &amp; [Numbers.H928] &amp; &quot;) [sup][&quot; &amp; [Numbers.C928] &amp; &quot;: &quot; &amp; [Numbers.I92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29] &gt; 0; &quot;[b]&quot; &amp; [Numbers.B929] &amp; &quot;. &quot; &amp; &quot;[url=&quot; &amp; [Numbers.E929] &amp; &quot;]&quot; &amp; [Numbers.D929] &amp; &quot;[/url][/b] (&quot; &amp; [Numbers.G929] &amp; &quot;, &quot;  &amp; IF([Numbers.F929] &gt;= 2020; &quot;[b]&quot;; &quot;&quot;) &amp; [Numbers.F929] &amp; IF([Numbers.F929] &gt;= 2020; &quot;[/b]&quot;; &quot;&quot;)  &amp; &quot;, &quot; &amp; [Numbers.H929] &amp; &quot;) [sup][&quot; &amp; [Numbers.C929] &amp; &quot;: &quot; &amp; [Numbers.I92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0] &gt; 0; &quot;[b]&quot; &amp; [Numbers.B930] &amp; &quot;. &quot; &amp; &quot;[url=&quot; &amp; [Numbers.E930] &amp; &quot;]&quot; &amp; [Numbers.D930] &amp; &quot;[/url][/b] (&quot; &amp; [Numbers.G930] &amp; &quot;, &quot;  &amp; IF([Numbers.F930] &gt;= 2020; &quot;[b]&quot;; &quot;&quot;) &amp; [Numbers.F930] &amp; IF([Numbers.F930] &gt;= 2020; &quot;[/b]&quot;; &quot;&quot;)  &amp; &quot;, &quot; &amp; [Numbers.H930] &amp; &quot;) [sup][&quot; &amp; [Numbers.C930] &amp; &quot;: &quot; &amp; [Numbers.I93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1] &gt; 0; &quot;[b]&quot; &amp; [Numbers.B931] &amp; &quot;. &quot; &amp; &quot;[url=&quot; &amp; [Numbers.E931] &amp; &quot;]&quot; &amp; [Numbers.D931] &amp; &quot;[/url][/b] (&quot; &amp; [Numbers.G931] &amp; &quot;, &quot;  &amp; IF([Numbers.F931] &gt;= 2020; &quot;[b]&quot;; &quot;&quot;) &amp; [Numbers.F931] &amp; IF([Numbers.F931] &gt;= 2020; &quot;[/b]&quot;; &quot;&quot;)  &amp; &quot;, &quot; &amp; [Numbers.H931] &amp; &quot;) [sup][&quot; &amp; [Numbers.C931] &amp; &quot;: &quot; &amp; [Numbers.I93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2] &gt; 0; &quot;[b]&quot; &amp; [Numbers.B932] &amp; &quot;. &quot; &amp; &quot;[url=&quot; &amp; [Numbers.E932] &amp; &quot;]&quot; &amp; [Numbers.D932] &amp; &quot;[/url][/b] (&quot; &amp; [Numbers.G932] &amp; &quot;, &quot;  &amp; IF([Numbers.F932] &gt;= 2020; &quot;[b]&quot;; &quot;&quot;) &amp; [Numbers.F932] &amp; IF([Numbers.F932] &gt;= 2020; &quot;[/b]&quot;; &quot;&quot;)  &amp; &quot;, &quot; &amp; [Numbers.H932] &amp; &quot;) [sup][&quot; &amp; [Numbers.C932] &amp; &quot;: &quot; &amp; [Numbers.I93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3] &gt; 0; &quot;[b]&quot; &amp; [Numbers.B933] &amp; &quot;. &quot; &amp; &quot;[url=&quot; &amp; [Numbers.E933] &amp; &quot;]&quot; &amp; [Numbers.D933] &amp; &quot;[/url][/b] (&quot; &amp; [Numbers.G933] &amp; &quot;, &quot;  &amp; IF([Numbers.F933] &gt;= 2020; &quot;[b]&quot;; &quot;&quot;) &amp; [Numbers.F933] &amp; IF([Numbers.F933] &gt;= 2020; &quot;[/b]&quot;; &quot;&quot;)  &amp; &quot;, &quot; &amp; [Numbers.H933] &amp; &quot;) [sup][&quot; &amp; [Numbers.C933] &amp; &quot;: &quot; &amp; [Numbers.I93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4] &gt; 0; &quot;[b]&quot; &amp; [Numbers.B934] &amp; &quot;. &quot; &amp; &quot;[url=&quot; &amp; [Numbers.E934] &amp; &quot;]&quot; &amp; [Numbers.D934] &amp; &quot;[/url][/b] (&quot; &amp; [Numbers.G934] &amp; &quot;, &quot;  &amp; IF([Numbers.F934] &gt;= 2020; &quot;[b]&quot;; &quot;&quot;) &amp; [Numbers.F934] &amp; IF([Numbers.F934] &gt;= 2020; &quot;[/b]&quot;; &quot;&quot;)  &amp; &quot;, &quot; &amp; [Numbers.H934] &amp; &quot;) [sup][&quot; &amp; [Numbers.C934] &amp; &quot;: &quot; &amp; [Numbers.I93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5] &gt; 0; &quot;[b]&quot; &amp; [Numbers.B935] &amp; &quot;. &quot; &amp; &quot;[url=&quot; &amp; [Numbers.E935] &amp; &quot;]&quot; &amp; [Numbers.D935] &amp; &quot;[/url][/b] (&quot; &amp; [Numbers.G935] &amp; &quot;, &quot;  &amp; IF([Numbers.F935] &gt;= 2020; &quot;[b]&quot;; &quot;&quot;) &amp; [Numbers.F935] &amp; IF([Numbers.F935] &gt;= 2020; &quot;[/b]&quot;; &quot;&quot;)  &amp; &quot;, &quot; &amp; [Numbers.H935] &amp; &quot;) [sup][&quot; &amp; [Numbers.C935] &amp; &quot;: &quot; &amp; [Numbers.I93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6] &gt; 0; &quot;[b]&quot; &amp; [Numbers.B936] &amp; &quot;. &quot; &amp; &quot;[url=&quot; &amp; [Numbers.E936] &amp; &quot;]&quot; &amp; [Numbers.D936] &amp; &quot;[/url][/b] (&quot; &amp; [Numbers.G936] &amp; &quot;, &quot;  &amp; IF([Numbers.F936] &gt;= 2020; &quot;[b]&quot;; &quot;&quot;) &amp; [Numbers.F936] &amp; IF([Numbers.F936] &gt;= 2020; &quot;[/b]&quot;; &quot;&quot;)  &amp; &quot;, &quot; &amp; [Numbers.H936] &amp; &quot;) [sup][&quot; &amp; [Numbers.C936] &amp; &quot;: &quot; &amp; [Numbers.I93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7] &gt; 0; &quot;[b]&quot; &amp; [Numbers.B937] &amp; &quot;. &quot; &amp; &quot;[url=&quot; &amp; [Numbers.E937] &amp; &quot;]&quot; &amp; [Numbers.D937] &amp; &quot;[/url][/b] (&quot; &amp; [Numbers.G937] &amp; &quot;, &quot;  &amp; IF([Numbers.F937] &gt;= 2020; &quot;[b]&quot;; &quot;&quot;) &amp; [Numbers.F937] &amp; IF([Numbers.F937] &gt;= 2020; &quot;[/b]&quot;; &quot;&quot;)  &amp; &quot;, &quot; &amp; [Numbers.H937] &amp; &quot;) [sup][&quot; &amp; [Numbers.C937] &amp; &quot;: &quot; &amp; [Numbers.I93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8] &gt; 0; &quot;[b]&quot; &amp; [Numbers.B938] &amp; &quot;. &quot; &amp; &quot;[url=&quot; &amp; [Numbers.E938] &amp; &quot;]&quot; &amp; [Numbers.D938] &amp; &quot;[/url][/b] (&quot; &amp; [Numbers.G938] &amp; &quot;, &quot;  &amp; IF([Numbers.F938] &gt;= 2020; &quot;[b]&quot;; &quot;&quot;) &amp; [Numbers.F938] &amp; IF([Numbers.F938] &gt;= 2020; &quot;[/b]&quot;; &quot;&quot;)  &amp; &quot;, &quot; &amp; [Numbers.H938] &amp; &quot;) [sup][&quot; &amp; [Numbers.C938] &amp; &quot;: &quot; &amp; [Numbers.I93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39] &gt; 0; &quot;[b]&quot; &amp; [Numbers.B939] &amp; &quot;. &quot; &amp; &quot;[url=&quot; &amp; [Numbers.E939] &amp; &quot;]&quot; &amp; [Numbers.D939] &amp; &quot;[/url][/b] (&quot; &amp; [Numbers.G939] &amp; &quot;, &quot;  &amp; IF([Numbers.F939] &gt;= 2020; &quot;[b]&quot;; &quot;&quot;) &amp; [Numbers.F939] &amp; IF([Numbers.F939] &gt;= 2020; &quot;[/b]&quot;; &quot;&quot;)  &amp; &quot;, &quot; &amp; [Numbers.H939] &amp; &quot;) [sup][&quot; &amp; [Numbers.C939] &amp; &quot;: &quot; &amp; [Numbers.I93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0] &gt; 0; &quot;[b]&quot; &amp; [Numbers.B940] &amp; &quot;. &quot; &amp; &quot;[url=&quot; &amp; [Numbers.E940] &amp; &quot;]&quot; &amp; [Numbers.D940] &amp; &quot;[/url][/b] (&quot; &amp; [Numbers.G940] &amp; &quot;, &quot;  &amp; IF([Numbers.F940] &gt;= 2020; &quot;[b]&quot;; &quot;&quot;) &amp; [Numbers.F940] &amp; IF([Numbers.F940] &gt;= 2020; &quot;[/b]&quot;; &quot;&quot;)  &amp; &quot;, &quot; &amp; [Numbers.H940] &amp; &quot;) [sup][&quot; &amp; [Numbers.C940] &amp; &quot;: &quot; &amp; [Numbers.I94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1] &gt; 0; &quot;[b]&quot; &amp; [Numbers.B941] &amp; &quot;. &quot; &amp; &quot;[url=&quot; &amp; [Numbers.E941] &amp; &quot;]&quot; &amp; [Numbers.D941] &amp; &quot;[/url][/b] (&quot; &amp; [Numbers.G941] &amp; &quot;, &quot;  &amp; IF([Numbers.F941] &gt;= 2020; &quot;[b]&quot;; &quot;&quot;) &amp; [Numbers.F941] &amp; IF([Numbers.F941] &gt;= 2020; &quot;[/b]&quot;; &quot;&quot;)  &amp; &quot;, &quot; &amp; [Numbers.H941] &amp; &quot;) [sup][&quot; &amp; [Numbers.C941] &amp; &quot;: &quot; &amp; [Numbers.I94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2] &gt; 0; &quot;[b]&quot; &amp; [Numbers.B942] &amp; &quot;. &quot; &amp; &quot;[url=&quot; &amp; [Numbers.E942] &amp; &quot;]&quot; &amp; [Numbers.D942] &amp; &quot;[/url][/b] (&quot; &amp; [Numbers.G942] &amp; &quot;, &quot;  &amp; IF([Numbers.F942] &gt;= 2020; &quot;[b]&quot;; &quot;&quot;) &amp; [Numbers.F942] &amp; IF([Numbers.F942] &gt;= 2020; &quot;[/b]&quot;; &quot;&quot;)  &amp; &quot;, &quot; &amp; [Numbers.H942] &amp; &quot;) [sup][&quot; &amp; [Numbers.C942] &amp; &quot;: &quot; &amp; [Numbers.I94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3] &gt; 0; &quot;[b]&quot; &amp; [Numbers.B943] &amp; &quot;. &quot; &amp; &quot;[url=&quot; &amp; [Numbers.E943] &amp; &quot;]&quot; &amp; [Numbers.D943] &amp; &quot;[/url][/b] (&quot; &amp; [Numbers.G943] &amp; &quot;, &quot;  &amp; IF([Numbers.F943] &gt;= 2020; &quot;[b]&quot;; &quot;&quot;) &amp; [Numbers.F943] &amp; IF([Numbers.F943] &gt;= 2020; &quot;[/b]&quot;; &quot;&quot;)  &amp; &quot;, &quot; &amp; [Numbers.H943] &amp; &quot;) [sup][&quot; &amp; [Numbers.C943] &amp; &quot;: &quot; &amp; [Numbers.I94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4] &gt; 0; &quot;[b]&quot; &amp; [Numbers.B944] &amp; &quot;. &quot; &amp; &quot;[url=&quot; &amp; [Numbers.E944] &amp; &quot;]&quot; &amp; [Numbers.D944] &amp; &quot;[/url][/b] (&quot; &amp; [Numbers.G944] &amp; &quot;, &quot;  &amp; IF([Numbers.F944] &gt;= 2020; &quot;[b]&quot;; &quot;&quot;) &amp; [Numbers.F944] &amp; IF([Numbers.F944] &gt;= 2020; &quot;[/b]&quot;; &quot;&quot;)  &amp; &quot;, &quot; &amp; [Numbers.H944] &amp; &quot;) [sup][&quot; &amp; [Numbers.C944] &amp; &quot;: &quot; &amp; [Numbers.I94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5] &gt; 0; &quot;[b]&quot; &amp; [Numbers.B945] &amp; &quot;. &quot; &amp; &quot;[url=&quot; &amp; [Numbers.E945] &amp; &quot;]&quot; &amp; [Numbers.D945] &amp; &quot;[/url][/b] (&quot; &amp; [Numbers.G945] &amp; &quot;, &quot;  &amp; IF([Numbers.F945] &gt;= 2020; &quot;[b]&quot;; &quot;&quot;) &amp; [Numbers.F945] &amp; IF([Numbers.F945] &gt;= 2020; &quot;[/b]&quot;; &quot;&quot;)  &amp; &quot;, &quot; &amp; [Numbers.H945] &amp; &quot;) [sup][&quot; &amp; [Numbers.C945] &amp; &quot;: &quot; &amp; [Numbers.I94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6] &gt; 0; &quot;[b]&quot; &amp; [Numbers.B946] &amp; &quot;. &quot; &amp; &quot;[url=&quot; &amp; [Numbers.E946] &amp; &quot;]&quot; &amp; [Numbers.D946] &amp; &quot;[/url][/b] (&quot; &amp; [Numbers.G946] &amp; &quot;, &quot;  &amp; IF([Numbers.F946] &gt;= 2020; &quot;[b]&quot;; &quot;&quot;) &amp; [Numbers.F946] &amp; IF([Numbers.F946] &gt;= 2020; &quot;[/b]&quot;; &quot;&quot;)  &amp; &quot;, &quot; &amp; [Numbers.H946] &amp; &quot;) [sup][&quot; &amp; [Numbers.C946] &amp; &quot;: &quot; &amp; [Numbers.I94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7] &gt; 0; &quot;[b]&quot; &amp; [Numbers.B947] &amp; &quot;. &quot; &amp; &quot;[url=&quot; &amp; [Numbers.E947] &amp; &quot;]&quot; &amp; [Numbers.D947] &amp; &quot;[/url][/b] (&quot; &amp; [Numbers.G947] &amp; &quot;, &quot;  &amp; IF([Numbers.F947] &gt;= 2020; &quot;[b]&quot;; &quot;&quot;) &amp; [Numbers.F947] &amp; IF([Numbers.F947] &gt;= 2020; &quot;[/b]&quot;; &quot;&quot;)  &amp; &quot;, &quot; &amp; [Numbers.H947] &amp; &quot;) [sup][&quot; &amp; [Numbers.C947] &amp; &quot;: &quot; &amp; [Numbers.I94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8] &gt; 0; &quot;[b]&quot; &amp; [Numbers.B948] &amp; &quot;. &quot; &amp; &quot;[url=&quot; &amp; [Numbers.E948] &amp; &quot;]&quot; &amp; [Numbers.D948] &amp; &quot;[/url][/b] (&quot; &amp; [Numbers.G948] &amp; &quot;, &quot;  &amp; IF([Numbers.F948] &gt;= 2020; &quot;[b]&quot;; &quot;&quot;) &amp; [Numbers.F948] &amp; IF([Numbers.F948] &gt;= 2020; &quot;[/b]&quot;; &quot;&quot;)  &amp; &quot;, &quot; &amp; [Numbers.H948] &amp; &quot;) [sup][&quot; &amp; [Numbers.C948] &amp; &quot;: &quot; &amp; [Numbers.I94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49] &gt; 0; &quot;[b]&quot; &amp; [Numbers.B949] &amp; &quot;. &quot; &amp; &quot;[url=&quot; &amp; [Numbers.E949] &amp; &quot;]&quot; &amp; [Numbers.D949] &amp; &quot;[/url][/b] (&quot; &amp; [Numbers.G949] &amp; &quot;, &quot;  &amp; IF([Numbers.F949] &gt;= 2020; &quot;[b]&quot;; &quot;&quot;) &amp; [Numbers.F949] &amp; IF([Numbers.F949] &gt;= 2020; &quot;[/b]&quot;; &quot;&quot;)  &amp; &quot;, &quot; &amp; [Numbers.H949] &amp; &quot;) [sup][&quot; &amp; [Numbers.C949] &amp; &quot;: &quot; &amp; [Numbers.I94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0] &gt; 0; &quot;[b]&quot; &amp; [Numbers.B950] &amp; &quot;. &quot; &amp; &quot;[url=&quot; &amp; [Numbers.E950] &amp; &quot;]&quot; &amp; [Numbers.D950] &amp; &quot;[/url][/b] (&quot; &amp; [Numbers.G950] &amp; &quot;, &quot;  &amp; IF([Numbers.F950] &gt;= 2020; &quot;[b]&quot;; &quot;&quot;) &amp; [Numbers.F950] &amp; IF([Numbers.F950] &gt;= 2020; &quot;[/b]&quot;; &quot;&quot;)  &amp; &quot;, &quot; &amp; [Numbers.H950] &amp; &quot;) [sup][&quot; &amp; [Numbers.C950] &amp; &quot;: &quot; &amp; [Numbers.I95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1] &gt; 0; &quot;[b]&quot; &amp; [Numbers.B951] &amp; &quot;. &quot; &amp; &quot;[url=&quot; &amp; [Numbers.E951] &amp; &quot;]&quot; &amp; [Numbers.D951] &amp; &quot;[/url][/b] (&quot; &amp; [Numbers.G951] &amp; &quot;, &quot;  &amp; IF([Numbers.F951] &gt;= 2020; &quot;[b]&quot;; &quot;&quot;) &amp; [Numbers.F951] &amp; IF([Numbers.F951] &gt;= 2020; &quot;[/b]&quot;; &quot;&quot;)  &amp; &quot;, &quot; &amp; [Numbers.H951] &amp; &quot;) [sup][&quot; &amp; [Numbers.C951] &amp; &quot;: &quot; &amp; [Numbers.I95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2] &gt; 0; &quot;[b]&quot; &amp; [Numbers.B952] &amp; &quot;. &quot; &amp; &quot;[url=&quot; &amp; [Numbers.E952] &amp; &quot;]&quot; &amp; [Numbers.D952] &amp; &quot;[/url][/b] (&quot; &amp; [Numbers.G952] &amp; &quot;, &quot;  &amp; IF([Numbers.F952] &gt;= 2020; &quot;[b]&quot;; &quot;&quot;) &amp; [Numbers.F952] &amp; IF([Numbers.F952] &gt;= 2020; &quot;[/b]&quot;; &quot;&quot;)  &amp; &quot;, &quot; &amp; [Numbers.H952] &amp; &quot;) [sup][&quot; &amp; [Numbers.C952] &amp; &quot;: &quot; &amp; [Numbers.I95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3] &gt; 0; &quot;[b]&quot; &amp; [Numbers.B953] &amp; &quot;. &quot; &amp; &quot;[url=&quot; &amp; [Numbers.E953] &amp; &quot;]&quot; &amp; [Numbers.D953] &amp; &quot;[/url][/b] (&quot; &amp; [Numbers.G953] &amp; &quot;, &quot;  &amp; IF([Numbers.F953] &gt;= 2020; &quot;[b]&quot;; &quot;&quot;) &amp; [Numbers.F953] &amp; IF([Numbers.F953] &gt;= 2020; &quot;[/b]&quot;; &quot;&quot;)  &amp; &quot;, &quot; &amp; [Numbers.H953] &amp; &quot;) [sup][&quot; &amp; [Numbers.C953] &amp; &quot;: &quot; &amp; [Numbers.I95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4] &gt; 0; &quot;[b]&quot; &amp; [Numbers.B954] &amp; &quot;. &quot; &amp; &quot;[url=&quot; &amp; [Numbers.E954] &amp; &quot;]&quot; &amp; [Numbers.D954] &amp; &quot;[/url][/b] (&quot; &amp; [Numbers.G954] &amp; &quot;, &quot;  &amp; IF([Numbers.F954] &gt;= 2020; &quot;[b]&quot;; &quot;&quot;) &amp; [Numbers.F954] &amp; IF([Numbers.F954] &gt;= 2020; &quot;[/b]&quot;; &quot;&quot;)  &amp; &quot;, &quot; &amp; [Numbers.H954] &amp; &quot;) [sup][&quot; &amp; [Numbers.C954] &amp; &quot;: &quot; &amp; [Numbers.I95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5] &gt; 0; &quot;[b]&quot; &amp; [Numbers.B955] &amp; &quot;. &quot; &amp; &quot;[url=&quot; &amp; [Numbers.E955] &amp; &quot;]&quot; &amp; [Numbers.D955] &amp; &quot;[/url][/b] (&quot; &amp; [Numbers.G955] &amp; &quot;, &quot;  &amp; IF([Numbers.F955] &gt;= 2020; &quot;[b]&quot;; &quot;&quot;) &amp; [Numbers.F955] &amp; IF([Numbers.F955] &gt;= 2020; &quot;[/b]&quot;; &quot;&quot;)  &amp; &quot;, &quot; &amp; [Numbers.H955] &amp; &quot;) [sup][&quot; &amp; [Numbers.C955] &amp; &quot;: &quot; &amp; [Numbers.I95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6] &gt; 0; &quot;[b]&quot; &amp; [Numbers.B956] &amp; &quot;. &quot; &amp; &quot;[url=&quot; &amp; [Numbers.E956] &amp; &quot;]&quot; &amp; [Numbers.D956] &amp; &quot;[/url][/b] (&quot; &amp; [Numbers.G956] &amp; &quot;, &quot;  &amp; IF([Numbers.F956] &gt;= 2020; &quot;[b]&quot;; &quot;&quot;) &amp; [Numbers.F956] &amp; IF([Numbers.F956] &gt;= 2020; &quot;[/b]&quot;; &quot;&quot;)  &amp; &quot;, &quot; &amp; [Numbers.H956] &amp; &quot;) [sup][&quot; &amp; [Numbers.C956] &amp; &quot;: &quot; &amp; [Numbers.I95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7] &gt; 0; &quot;[b]&quot; &amp; [Numbers.B957] &amp; &quot;. &quot; &amp; &quot;[url=&quot; &amp; [Numbers.E957] &amp; &quot;]&quot; &amp; [Numbers.D957] &amp; &quot;[/url][/b] (&quot; &amp; [Numbers.G957] &amp; &quot;, &quot;  &amp; IF([Numbers.F957] &gt;= 2020; &quot;[b]&quot;; &quot;&quot;) &amp; [Numbers.F957] &amp; IF([Numbers.F957] &gt;= 2020; &quot;[/b]&quot;; &quot;&quot;)  &amp; &quot;, &quot; &amp; [Numbers.H957] &amp; &quot;) [sup][&quot; &amp; [Numbers.C957] &amp; &quot;: &quot; &amp; [Numbers.I95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8] &gt; 0; &quot;[b]&quot; &amp; [Numbers.B958] &amp; &quot;. &quot; &amp; &quot;[url=&quot; &amp; [Numbers.E958] &amp; &quot;]&quot; &amp; [Numbers.D958] &amp; &quot;[/url][/b] (&quot; &amp; [Numbers.G958] &amp; &quot;, &quot;  &amp; IF([Numbers.F958] &gt;= 2020; &quot;[b]&quot;; &quot;&quot;) &amp; [Numbers.F958] &amp; IF([Numbers.F958] &gt;= 2020; &quot;[/b]&quot;; &quot;&quot;)  &amp; &quot;, &quot; &amp; [Numbers.H958] &amp; &quot;) [sup][&quot; &amp; [Numbers.C958] &amp; &quot;: &quot; &amp; [Numbers.I95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59] &gt; 0; &quot;[b]&quot; &amp; [Numbers.B959] &amp; &quot;. &quot; &amp; &quot;[url=&quot; &amp; [Numbers.E959] &amp; &quot;]&quot; &amp; [Numbers.D959] &amp; &quot;[/url][/b] (&quot; &amp; [Numbers.G959] &amp; &quot;, &quot;  &amp; IF([Numbers.F959] &gt;= 2020; &quot;[b]&quot;; &quot;&quot;) &amp; [Numbers.F959] &amp; IF([Numbers.F959] &gt;= 2020; &quot;[/b]&quot;; &quot;&quot;)  &amp; &quot;, &quot; &amp; [Numbers.H959] &amp; &quot;) [sup][&quot; &amp; [Numbers.C959] &amp; &quot;: &quot; &amp; [Numbers.I95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0] &gt; 0; &quot;[b]&quot; &amp; [Numbers.B960] &amp; &quot;. &quot; &amp; &quot;[url=&quot; &amp; [Numbers.E960] &amp; &quot;]&quot; &amp; [Numbers.D960] &amp; &quot;[/url][/b] (&quot; &amp; [Numbers.G960] &amp; &quot;, &quot;  &amp; IF([Numbers.F960] &gt;= 2020; &quot;[b]&quot;; &quot;&quot;) &amp; [Numbers.F960] &amp; IF([Numbers.F960] &gt;= 2020; &quot;[/b]&quot;; &quot;&quot;)  &amp; &quot;, &quot; &amp; [Numbers.H960] &amp; &quot;) [sup][&quot; &amp; [Numbers.C960] &amp; &quot;: &quot; &amp; [Numbers.I96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1] &gt; 0; &quot;[b]&quot; &amp; [Numbers.B961] &amp; &quot;. &quot; &amp; &quot;[url=&quot; &amp; [Numbers.E961] &amp; &quot;]&quot; &amp; [Numbers.D961] &amp; &quot;[/url][/b] (&quot; &amp; [Numbers.G961] &amp; &quot;, &quot;  &amp; IF([Numbers.F961] &gt;= 2020; &quot;[b]&quot;; &quot;&quot;) &amp; [Numbers.F961] &amp; IF([Numbers.F961] &gt;= 2020; &quot;[/b]&quot;; &quot;&quot;)  &amp; &quot;, &quot; &amp; [Numbers.H961] &amp; &quot;) [sup][&quot; &amp; [Numbers.C961] &amp; &quot;: &quot; &amp; [Numbers.I96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2] &gt; 0; &quot;[b]&quot; &amp; [Numbers.B962] &amp; &quot;. &quot; &amp; &quot;[url=&quot; &amp; [Numbers.E962] &amp; &quot;]&quot; &amp; [Numbers.D962] &amp; &quot;[/url][/b] (&quot; &amp; [Numbers.G962] &amp; &quot;, &quot;  &amp; IF([Numbers.F962] &gt;= 2020; &quot;[b]&quot;; &quot;&quot;) &amp; [Numbers.F962] &amp; IF([Numbers.F962] &gt;= 2020; &quot;[/b]&quot;; &quot;&quot;)  &amp; &quot;, &quot; &amp; [Numbers.H962] &amp; &quot;) [sup][&quot; &amp; [Numbers.C962] &amp; &quot;: &quot; &amp; [Numbers.I96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3] &gt; 0; &quot;[b]&quot; &amp; [Numbers.B963] &amp; &quot;. &quot; &amp; &quot;[url=&quot; &amp; [Numbers.E963] &amp; &quot;]&quot; &amp; [Numbers.D963] &amp; &quot;[/url][/b] (&quot; &amp; [Numbers.G963] &amp; &quot;, &quot;  &amp; IF([Numbers.F963] &gt;= 2020; &quot;[b]&quot;; &quot;&quot;) &amp; [Numbers.F963] &amp; IF([Numbers.F963] &gt;= 2020; &quot;[/b]&quot;; &quot;&quot;)  &amp; &quot;, &quot; &amp; [Numbers.H963] &amp; &quot;) [sup][&quot; &amp; [Numbers.C963] &amp; &quot;: &quot; &amp; [Numbers.I96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4] &gt; 0; &quot;[b]&quot; &amp; [Numbers.B964] &amp; &quot;. &quot; &amp; &quot;[url=&quot; &amp; [Numbers.E964] &amp; &quot;]&quot; &amp; [Numbers.D964] &amp; &quot;[/url][/b] (&quot; &amp; [Numbers.G964] &amp; &quot;, &quot;  &amp; IF([Numbers.F964] &gt;= 2020; &quot;[b]&quot;; &quot;&quot;) &amp; [Numbers.F964] &amp; IF([Numbers.F964] &gt;= 2020; &quot;[/b]&quot;; &quot;&quot;)  &amp; &quot;, &quot; &amp; [Numbers.H964] &amp; &quot;) [sup][&quot; &amp; [Numbers.C964] &amp; &quot;: &quot; &amp; [Numbers.I96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5] &gt; 0; &quot;[b]&quot; &amp; [Numbers.B965] &amp; &quot;. &quot; &amp; &quot;[url=&quot; &amp; [Numbers.E965] &amp; &quot;]&quot; &amp; [Numbers.D965] &amp; &quot;[/url][/b] (&quot; &amp; [Numbers.G965] &amp; &quot;, &quot;  &amp; IF([Numbers.F965] &gt;= 2020; &quot;[b]&quot;; &quot;&quot;) &amp; [Numbers.F965] &amp; IF([Numbers.F965] &gt;= 2020; &quot;[/b]&quot;; &quot;&quot;)  &amp; &quot;, &quot; &amp; [Numbers.H965] &amp; &quot;) [sup][&quot; &amp; [Numbers.C965] &amp; &quot;: &quot; &amp; [Numbers.I96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6] &gt; 0; &quot;[b]&quot; &amp; [Numbers.B966] &amp; &quot;. &quot; &amp; &quot;[url=&quot; &amp; [Numbers.E966] &amp; &quot;]&quot; &amp; [Numbers.D966] &amp; &quot;[/url][/b] (&quot; &amp; [Numbers.G966] &amp; &quot;, &quot;  &amp; IF([Numbers.F966] &gt;= 2020; &quot;[b]&quot;; &quot;&quot;) &amp; [Numbers.F966] &amp; IF([Numbers.F966] &gt;= 2020; &quot;[/b]&quot;; &quot;&quot;)  &amp; &quot;, &quot; &amp; [Numbers.H966] &amp; &quot;) [sup][&quot; &amp; [Numbers.C966] &amp; &quot;: &quot; &amp; [Numbers.I96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7] &gt; 0; &quot;[b]&quot; &amp; [Numbers.B967] &amp; &quot;. &quot; &amp; &quot;[url=&quot; &amp; [Numbers.E967] &amp; &quot;]&quot; &amp; [Numbers.D967] &amp; &quot;[/url][/b] (&quot; &amp; [Numbers.G967] &amp; &quot;, &quot;  &amp; IF([Numbers.F967] &gt;= 2020; &quot;[b]&quot;; &quot;&quot;) &amp; [Numbers.F967] &amp; IF([Numbers.F967] &gt;= 2020; &quot;[/b]&quot;; &quot;&quot;)  &amp; &quot;, &quot; &amp; [Numbers.H967] &amp; &quot;) [sup][&quot; &amp; [Numbers.C967] &amp; &quot;: &quot; &amp; [Numbers.I9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8] &gt; 0; &quot;[b]&quot; &amp; [Numbers.B968] &amp; &quot;. &quot; &amp; &quot;[url=&quot; &amp; [Numbers.E968] &amp; &quot;]&quot; &amp; [Numbers.D968] &amp; &quot;[/url][/b] (&quot; &amp; [Numbers.G968] &amp; &quot;, &quot;  &amp; IF([Numbers.F968] &gt;= 2020; &quot;[b]&quot;; &quot;&quot;) &amp; [Numbers.F968] &amp; IF([Numbers.F968] &gt;= 2020; &quot;[/b]&quot;; &quot;&quot;)  &amp; &quot;, &quot; &amp; [Numbers.H968] &amp; &quot;) [sup][&quot; &amp; [Numbers.C968] &amp; &quot;: &quot; &amp; [Numbers.I9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69] &gt; 0; &quot;[b]&quot; &amp; [Numbers.B969] &amp; &quot;. &quot; &amp; &quot;[url=&quot; &amp; [Numbers.E969] &amp; &quot;]&quot; &amp; [Numbers.D969] &amp; &quot;[/url][/b] (&quot; &amp; [Numbers.G969] &amp; &quot;, &quot;  &amp; IF([Numbers.F969] &gt;= 2020; &quot;[b]&quot;; &quot;&quot;) &amp; [Numbers.F969] &amp; IF([Numbers.F969] &gt;= 2020; &quot;[/b]&quot;; &quot;&quot;)  &amp; &quot;, &quot; &amp; [Numbers.H969] &amp; &quot;) [sup][&quot; &amp; [Numbers.C969] &amp; &quot;: &quot; &amp; [Numbers.I9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0] &gt; 0; &quot;[b]&quot; &amp; [Numbers.B970] &amp; &quot;. &quot; &amp; &quot;[url=&quot; &amp; [Numbers.E970] &amp; &quot;]&quot; &amp; [Numbers.D970] &amp; &quot;[/url][/b] (&quot; &amp; [Numbers.G970] &amp; &quot;, &quot;  &amp; IF([Numbers.F970] &gt;= 2020; &quot;[b]&quot;; &quot;&quot;) &amp; [Numbers.F970] &amp; IF([Numbers.F970] &gt;= 2020; &quot;[/b]&quot;; &quot;&quot;)  &amp; &quot;, &quot; &amp; [Numbers.H970] &amp; &quot;) [sup][&quot; &amp; [Numbers.C970] &amp; &quot;: &quot; &amp; [Numbers.I9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1] &gt; 0; &quot;[b]&quot; &amp; [Numbers.B971] &amp; &quot;. &quot; &amp; &quot;[url=&quot; &amp; [Numbers.E971] &amp; &quot;]&quot; &amp; [Numbers.D971] &amp; &quot;[/url][/b] (&quot; &amp; [Numbers.G971] &amp; &quot;, &quot;  &amp; IF([Numbers.F971] &gt;= 2020; &quot;[b]&quot;; &quot;&quot;) &amp; [Numbers.F971] &amp; IF([Numbers.F971] &gt;= 2020; &quot;[/b]&quot;; &quot;&quot;)  &amp; &quot;, &quot; &amp; [Numbers.H971] &amp; &quot;) [sup][&quot; &amp; [Numbers.C971] &amp; &quot;: &quot; &amp; [Numbers.I9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2] &gt; 0; &quot;[b]&quot; &amp; [Numbers.B972] &amp; &quot;. &quot; &amp; &quot;[url=&quot; &amp; [Numbers.E972] &amp; &quot;]&quot; &amp; [Numbers.D972] &amp; &quot;[/url][/b] (&quot; &amp; [Numbers.G972] &amp; &quot;, &quot;  &amp; IF([Numbers.F972] &gt;= 2020; &quot;[b]&quot;; &quot;&quot;) &amp; [Numbers.F972] &amp; IF([Numbers.F972] &gt;= 2020; &quot;[/b]&quot;; &quot;&quot;)  &amp; &quot;, &quot; &amp; [Numbers.H972] &amp; &quot;) [sup][&quot; &amp; [Numbers.C972] &amp; &quot;: &quot; &amp; [Numbers.I9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3] &gt; 0; &quot;[b]&quot; &amp; [Numbers.B973] &amp; &quot;. &quot; &amp; &quot;[url=&quot; &amp; [Numbers.E973] &amp; &quot;]&quot; &amp; [Numbers.D973] &amp; &quot;[/url][/b] (&quot; &amp; [Numbers.G973] &amp; &quot;, &quot;  &amp; IF([Numbers.F973] &gt;= 2020; &quot;[b]&quot;; &quot;&quot;) &amp; [Numbers.F973] &amp; IF([Numbers.F973] &gt;= 2020; &quot;[/b]&quot;; &quot;&quot;)  &amp; &quot;, &quot; &amp; [Numbers.H973] &amp; &quot;) [sup][&quot; &amp; [Numbers.C973] &amp; &quot;: &quot; &amp; [Numbers.I9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4] &gt; 0; &quot;[b]&quot; &amp; [Numbers.B974] &amp; &quot;. &quot; &amp; &quot;[url=&quot; &amp; [Numbers.E974] &amp; &quot;]&quot; &amp; [Numbers.D974] &amp; &quot;[/url][/b] (&quot; &amp; [Numbers.G974] &amp; &quot;, &quot;  &amp; IF([Numbers.F974] &gt;= 2020; &quot;[b]&quot;; &quot;&quot;) &amp; [Numbers.F974] &amp; IF([Numbers.F974] &gt;= 2020; &quot;[/b]&quot;; &quot;&quot;)  &amp; &quot;, &quot; &amp; [Numbers.H974] &amp; &quot;) [sup][&quot; &amp; [Numbers.C974] &amp; &quot;: &quot; &amp; [Numbers.I9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5] &gt; 0; &quot;[b]&quot; &amp; [Numbers.B975] &amp; &quot;. &quot; &amp; &quot;[url=&quot; &amp; [Numbers.E975] &amp; &quot;]&quot; &amp; [Numbers.D975] &amp; &quot;[/url][/b] (&quot; &amp; [Numbers.G975] &amp; &quot;, &quot;  &amp; IF([Numbers.F975] &gt;= 2020; &quot;[b]&quot;; &quot;&quot;) &amp; [Numbers.F975] &amp; IF([Numbers.F975] &gt;= 2020; &quot;[/b]&quot;; &quot;&quot;)  &amp; &quot;, &quot; &amp; [Numbers.H975] &amp; &quot;) [sup][&quot; &amp; [Numbers.C975] &amp; &quot;: &quot; &amp; [Numbers.I9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6] &gt; 0; &quot;[b]&quot; &amp; [Numbers.B976] &amp; &quot;. &quot; &amp; &quot;[url=&quot; &amp; [Numbers.E976] &amp; &quot;]&quot; &amp; [Numbers.D976] &amp; &quot;[/url][/b] (&quot; &amp; [Numbers.G976] &amp; &quot;, &quot;  &amp; IF([Numbers.F976] &gt;= 2020; &quot;[b]&quot;; &quot;&quot;) &amp; [Numbers.F976] &amp; IF([Numbers.F976] &gt;= 2020; &quot;[/b]&quot;; &quot;&quot;)  &amp; &quot;, &quot; &amp; [Numbers.H976] &amp; &quot;) [sup][&quot; &amp; [Numbers.C976] &amp; &quot;: &quot; &amp; [Numbers.I9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7] &gt; 0; &quot;[b]&quot; &amp; [Numbers.B977] &amp; &quot;. &quot; &amp; &quot;[url=&quot; &amp; [Numbers.E977] &amp; &quot;]&quot; &amp; [Numbers.D977] &amp; &quot;[/url][/b] (&quot; &amp; [Numbers.G977] &amp; &quot;, &quot;  &amp; IF([Numbers.F977] &gt;= 2020; &quot;[b]&quot;; &quot;&quot;) &amp; [Numbers.F977] &amp; IF([Numbers.F977] &gt;= 2020; &quot;[/b]&quot;; &quot;&quot;)  &amp; &quot;, &quot; &amp; [Numbers.H977] &amp; &quot;) [sup][&quot; &amp; [Numbers.C977] &amp; &quot;: &quot; &amp; [Numbers.I9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8] &gt; 0; &quot;[b]&quot; &amp; [Numbers.B978] &amp; &quot;. &quot; &amp; &quot;[url=&quot; &amp; [Numbers.E978] &amp; &quot;]&quot; &amp; [Numbers.D978] &amp; &quot;[/url][/b] (&quot; &amp; [Numbers.G978] &amp; &quot;, &quot;  &amp; IF([Numbers.F978] &gt;= 2020; &quot;[b]&quot;; &quot;&quot;) &amp; [Numbers.F978] &amp; IF([Numbers.F978] &gt;= 2020; &quot;[/b]&quot;; &quot;&quot;)  &amp; &quot;, &quot; &amp; [Numbers.H978] &amp; &quot;) [sup][&quot; &amp; [Numbers.C978] &amp; &quot;: &quot; &amp; [Numbers.I9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79] &gt; 0; &quot;[b]&quot; &amp; [Numbers.B979] &amp; &quot;. &quot; &amp; &quot;[url=&quot; &amp; [Numbers.E979] &amp; &quot;]&quot; &amp; [Numbers.D979] &amp; &quot;[/url][/b] (&quot; &amp; [Numbers.G979] &amp; &quot;, &quot;  &amp; IF([Numbers.F979] &gt;= 2020; &quot;[b]&quot;; &quot;&quot;) &amp; [Numbers.F979] &amp; IF([Numbers.F979] &gt;= 2020; &quot;[/b]&quot;; &quot;&quot;)  &amp; &quot;, &quot; &amp; [Numbers.H979] &amp; &quot;) [sup][&quot; &amp; [Numbers.C979] &amp; &quot;: &quot; &amp; [Numbers.I9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0] &gt; 0; &quot;[b]&quot; &amp; [Numbers.B980] &amp; &quot;. &quot; &amp; &quot;[url=&quot; &amp; [Numbers.E980] &amp; &quot;]&quot; &amp; [Numbers.D980] &amp; &quot;[/url][/b] (&quot; &amp; [Numbers.G980] &amp; &quot;, &quot;  &amp; IF([Numbers.F980] &gt;= 2020; &quot;[b]&quot;; &quot;&quot;) &amp; [Numbers.F980] &amp; IF([Numbers.F980] &gt;= 2020; &quot;[/b]&quot;; &quot;&quot;)  &amp; &quot;, &quot; &amp; [Numbers.H980] &amp; &quot;) [sup][&quot; &amp; [Numbers.C980] &amp; &quot;: &quot; &amp; [Numbers.I9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1] &gt; 0; &quot;[b]&quot; &amp; [Numbers.B981] &amp; &quot;. &quot; &amp; &quot;[url=&quot; &amp; [Numbers.E981] &amp; &quot;]&quot; &amp; [Numbers.D981] &amp; &quot;[/url][/b] (&quot; &amp; [Numbers.G981] &amp; &quot;, &quot;  &amp; IF([Numbers.F981] &gt;= 2020; &quot;[b]&quot;; &quot;&quot;) &amp; [Numbers.F981] &amp; IF([Numbers.F981] &gt;= 2020; &quot;[/b]&quot;; &quot;&quot;)  &amp; &quot;, &quot; &amp; [Numbers.H981] &amp; &quot;) [sup][&quot; &amp; [Numbers.C981] &amp; &quot;: &quot; &amp; [Numbers.I9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2] &gt; 0; &quot;[b]&quot; &amp; [Numbers.B982] &amp; &quot;. &quot; &amp; &quot;[url=&quot; &amp; [Numbers.E982] &amp; &quot;]&quot; &amp; [Numbers.D982] &amp; &quot;[/url][/b] (&quot; &amp; [Numbers.G982] &amp; &quot;, &quot;  &amp; IF([Numbers.F982] &gt;= 2020; &quot;[b]&quot;; &quot;&quot;) &amp; [Numbers.F982] &amp; IF([Numbers.F982] &gt;= 2020; &quot;[/b]&quot;; &quot;&quot;)  &amp; &quot;, &quot; &amp; [Numbers.H982] &amp; &quot;) [sup][&quot; &amp; [Numbers.C982] &amp; &quot;: &quot; &amp; [Numbers.I9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3] &gt; 0; &quot;[b]&quot; &amp; [Numbers.B983] &amp; &quot;. &quot; &amp; &quot;[url=&quot; &amp; [Numbers.E983] &amp; &quot;]&quot; &amp; [Numbers.D983] &amp; &quot;[/url][/b] (&quot; &amp; [Numbers.G983] &amp; &quot;, &quot;  &amp; IF([Numbers.F983] &gt;= 2020; &quot;[b]&quot;; &quot;&quot;) &amp; [Numbers.F983] &amp; IF([Numbers.F983] &gt;= 2020; &quot;[/b]&quot;; &quot;&quot;)  &amp; &quot;, &quot; &amp; [Numbers.H983] &amp; &quot;) [sup][&quot; &amp; [Numbers.C983] &amp; &quot;: &quot; &amp; [Numbers.I9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4] &gt; 0; &quot;[b]&quot; &amp; [Numbers.B984] &amp; &quot;. &quot; &amp; &quot;[url=&quot; &amp; [Numbers.E984] &amp; &quot;]&quot; &amp; [Numbers.D984] &amp; &quot;[/url][/b] (&quot; &amp; [Numbers.G984] &amp; &quot;, &quot;  &amp; IF([Numbers.F984] &gt;= 2020; &quot;[b]&quot;; &quot;&quot;) &amp; [Numbers.F984] &amp; IF([Numbers.F984] &gt;= 2020; &quot;[/b]&quot;; &quot;&quot;)  &amp; &quot;, &quot; &amp; [Numbers.H984] &amp; &quot;) [sup][&quot; &amp; [Numbers.C984] &amp; &quot;: &quot; &amp; [Numbers.I9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5] &gt; 0; &quot;[b]&quot; &amp; [Numbers.B985] &amp; &quot;. &quot; &amp; &quot;[url=&quot; &amp; [Numbers.E985] &amp; &quot;]&quot; &amp; [Numbers.D985] &amp; &quot;[/url][/b] (&quot; &amp; [Numbers.G985] &amp; &quot;, &quot;  &amp; IF([Numbers.F985] &gt;= 2020; &quot;[b]&quot;; &quot;&quot;) &amp; [Numbers.F985] &amp; IF([Numbers.F985] &gt;= 2020; &quot;[/b]&quot;; &quot;&quot;)  &amp; &quot;, &quot; &amp; [Numbers.H985] &amp; &quot;) [sup][&quot; &amp; [Numbers.C985] &amp; &quot;: &quot; &amp; [Numbers.I9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6] &gt; 0; &quot;[b]&quot; &amp; [Numbers.B986] &amp; &quot;. &quot; &amp; &quot;[url=&quot; &amp; [Numbers.E986] &amp; &quot;]&quot; &amp; [Numbers.D986] &amp; &quot;[/url][/b] (&quot; &amp; [Numbers.G986] &amp; &quot;, &quot;  &amp; IF([Numbers.F986] &gt;= 2020; &quot;[b]&quot;; &quot;&quot;) &amp; [Numbers.F986] &amp; IF([Numbers.F986] &gt;= 2020; &quot;[/b]&quot;; &quot;&quot;)  &amp; &quot;, &quot; &amp; [Numbers.H986] &amp; &quot;) [sup][&quot; &amp; [Numbers.C986] &amp; &quot;: &quot; &amp; [Numbers.I9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7] &gt; 0; &quot;[b]&quot; &amp; [Numbers.B987] &amp; &quot;. &quot; &amp; &quot;[url=&quot; &amp; [Numbers.E987] &amp; &quot;]&quot; &amp; [Numbers.D987] &amp; &quot;[/url][/b] (&quot; &amp; [Numbers.G987] &amp; &quot;, &quot;  &amp; IF([Numbers.F987] &gt;= 2020; &quot;[b]&quot;; &quot;&quot;) &amp; [Numbers.F987] &amp; IF([Numbers.F987] &gt;= 2020; &quot;[/b]&quot;; &quot;&quot;)  &amp; &quot;, &quot; &amp; [Numbers.H987] &amp; &quot;) [sup][&quot; &amp; [Numbers.C987] &amp; &quot;: &quot; &amp; [Numbers.I9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8] &gt; 0; &quot;[b]&quot; &amp; [Numbers.B988] &amp; &quot;. &quot; &amp; &quot;[url=&quot; &amp; [Numbers.E988] &amp; &quot;]&quot; &amp; [Numbers.D988] &amp; &quot;[/url][/b] (&quot; &amp; [Numbers.G988] &amp; &quot;, &quot;  &amp; IF([Numbers.F988] &gt;= 2020; &quot;[b]&quot;; &quot;&quot;) &amp; [Numbers.F988] &amp; IF([Numbers.F988] &gt;= 2020; &quot;[/b]&quot;; &quot;&quot;)  &amp; &quot;, &quot; &amp; [Numbers.H988] &amp; &quot;) [sup][&quot; &amp; [Numbers.C988] &amp; &quot;: &quot; &amp; [Numbers.I9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89] &gt; 0; &quot;[b]&quot; &amp; [Numbers.B989] &amp; &quot;. &quot; &amp; &quot;[url=&quot; &amp; [Numbers.E989] &amp; &quot;]&quot; &amp; [Numbers.D989] &amp; &quot;[/url][/b] (&quot; &amp; [Numbers.G989] &amp; &quot;, &quot;  &amp; IF([Numbers.F989] &gt;= 2020; &quot;[b]&quot;; &quot;&quot;) &amp; [Numbers.F989] &amp; IF([Numbers.F989] &gt;= 2020; &quot;[/b]&quot;; &quot;&quot;)  &amp; &quot;, &quot; &amp; [Numbers.H989] &amp; &quot;) [sup][&quot; &amp; [Numbers.C989] &amp; &quot;: &quot; &amp; [Numbers.I9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0] &gt; 0; &quot;[b]&quot; &amp; [Numbers.B990] &amp; &quot;. &quot; &amp; &quot;[url=&quot; &amp; [Numbers.E990] &amp; &quot;]&quot; &amp; [Numbers.D990] &amp; &quot;[/url][/b] (&quot; &amp; [Numbers.G990] &amp; &quot;, &quot;  &amp; IF([Numbers.F990] &gt;= 2020; &quot;[b]&quot;; &quot;&quot;) &amp; [Numbers.F990] &amp; IF([Numbers.F990] &gt;= 2020; &quot;[/b]&quot;; &quot;&quot;)  &amp; &quot;, &quot; &amp; [Numbers.H990] &amp; &quot;) [sup][&quot; &amp; [Numbers.C990] &amp; &quot;: &quot; &amp; [Numbers.I9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1] &gt; 0; &quot;[b]&quot; &amp; [Numbers.B991] &amp; &quot;. &quot; &amp; &quot;[url=&quot; &amp; [Numbers.E991] &amp; &quot;]&quot; &amp; [Numbers.D991] &amp; &quot;[/url][/b] (&quot; &amp; [Numbers.G991] &amp; &quot;, &quot;  &amp; IF([Numbers.F991] &gt;= 2020; &quot;[b]&quot;; &quot;&quot;) &amp; [Numbers.F991] &amp; IF([Numbers.F991] &gt;= 2020; &quot;[/b]&quot;; &quot;&quot;)  &amp; &quot;, &quot; &amp; [Numbers.H991] &amp; &quot;) [sup][&quot; &amp; [Numbers.C991] &amp; &quot;: &quot; &amp; [Numbers.I9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2] &gt; 0; &quot;[b]&quot; &amp; [Numbers.B992] &amp; &quot;. &quot; &amp; &quot;[url=&quot; &amp; [Numbers.E992] &amp; &quot;]&quot; &amp; [Numbers.D992] &amp; &quot;[/url][/b] (&quot; &amp; [Numbers.G992] &amp; &quot;, &quot;  &amp; IF([Numbers.F992] &gt;= 2020; &quot;[b]&quot;; &quot;&quot;) &amp; [Numbers.F992] &amp; IF([Numbers.F992] &gt;= 2020; &quot;[/b]&quot;; &quot;&quot;)  &amp; &quot;, &quot; &amp; [Numbers.H992] &amp; &quot;) [sup][&quot; &amp; [Numbers.C992] &amp; &quot;: &quot; &amp; [Numbers.I9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3] &gt; 0; &quot;[b]&quot; &amp; [Numbers.B993] &amp; &quot;. &quot; &amp; &quot;[url=&quot; &amp; [Numbers.E993] &amp; &quot;]&quot; &amp; [Numbers.D993] &amp; &quot;[/url][/b] (&quot; &amp; [Numbers.G993] &amp; &quot;, &quot;  &amp; IF([Numbers.F993] &gt;= 2020; &quot;[b]&quot;; &quot;&quot;) &amp; [Numbers.F993] &amp; IF([Numbers.F993] &gt;= 2020; &quot;[/b]&quot;; &quot;&quot;)  &amp; &quot;, &quot; &amp; [Numbers.H993] &amp; &quot;) [sup][&quot; &amp; [Numbers.C993] &amp; &quot;: &quot; &amp; [Numbers.I9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4] &gt; 0; &quot;[b]&quot; &amp; [Numbers.B994] &amp; &quot;. &quot; &amp; &quot;[url=&quot; &amp; [Numbers.E994] &amp; &quot;]&quot; &amp; [Numbers.D994] &amp; &quot;[/url][/b] (&quot; &amp; [Numbers.G994] &amp; &quot;, &quot;  &amp; IF([Numbers.F994] &gt;= 2020; &quot;[b]&quot;; &quot;&quot;) &amp; [Numbers.F994] &amp; IF([Numbers.F994] &gt;= 2020; &quot;[/b]&quot;; &quot;&quot;)  &amp; &quot;, &quot; &amp; [Numbers.H994] &amp; &quot;) [sup][&quot; &amp; [Numbers.C994] &amp; &quot;: &quot; &amp; [Numbers.I9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5] &gt; 0; &quot;[b]&quot; &amp; [Numbers.B995] &amp; &quot;. &quot; &amp; &quot;[url=&quot; &amp; [Numbers.E995] &amp; &quot;]&quot; &amp; [Numbers.D995] &amp; &quot;[/url][/b] (&quot; &amp; [Numbers.G995] &amp; &quot;, &quot;  &amp; IF([Numbers.F995] &gt;= 2020; &quot;[b]&quot;; &quot;&quot;) &amp; [Numbers.F995] &amp; IF([Numbers.F995] &gt;= 2020; &quot;[/b]&quot;; &quot;&quot;)  &amp; &quot;, &quot; &amp; [Numbers.H995] &amp; &quot;) [sup][&quot; &amp; [Numbers.C995] &amp; &quot;: &quot; &amp; [Numbers.I9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6] &gt; 0; &quot;[b]&quot; &amp; [Numbers.B996] &amp; &quot;. &quot; &amp; &quot;[url=&quot; &amp; [Numbers.E996] &amp; &quot;]&quot; &amp; [Numbers.D996] &amp; &quot;[/url][/b] (&quot; &amp; [Numbers.G996] &amp; &quot;, &quot;  &amp; IF([Numbers.F996] &gt;= 2020; &quot;[b]&quot;; &quot;&quot;) &amp; [Numbers.F996] &amp; IF([Numbers.F996] &gt;= 2020; &quot;[/b]&quot;; &quot;&quot;)  &amp; &quot;, &quot; &amp; [Numbers.H996] &amp; &quot;) [sup][&quot; &amp; [Numbers.C996] &amp; &quot;: &quot; &amp; [Numbers.I9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7] &gt; 0; &quot;[b]&quot; &amp; [Numbers.B997] &amp; &quot;. &quot; &amp; &quot;[url=&quot; &amp; [Numbers.E997] &amp; &quot;]&quot; &amp; [Numbers.D997] &amp; &quot;[/url][/b] (&quot; &amp; [Numbers.G997] &amp; &quot;, &quot;  &amp; IF([Numbers.F997] &gt;= 2020; &quot;[b]&quot;; &quot;&quot;) &amp; [Numbers.F997] &amp; IF([Numbers.F997] &gt;= 2020; &quot;[/b]&quot;; &quot;&quot;)  &amp; &quot;, &quot; &amp; [Numbers.H997] &amp; &quot;) [sup][&quot; &amp; [Numbers.C997] &amp; &quot;: &quot; &amp; [Numbers.I9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8] &gt; 0; &quot;[b]&quot; &amp; [Numbers.B998] &amp; &quot;. &quot; &amp; &quot;[url=&quot; &amp; [Numbers.E998] &amp; &quot;]&quot; &amp; [Numbers.D998] &amp; &quot;[/url][/b] (&quot; &amp; [Numbers.G998] &amp; &quot;, &quot;  &amp; IF([Numbers.F998] &gt;= 2020; &quot;[b]&quot;; &quot;&quot;) &amp; [Numbers.F998] &amp; IF([Numbers.F998] &gt;= 2020; &quot;[/b]&quot;; &quot;&quot;)  &amp; &quot;, &quot; &amp; [Numbers.H998] &amp; &quot;) [sup][&quot; &amp; [Numbers.C998] &amp; &quot;: &quot; &amp; [Numbers.I9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999] &gt; 0; &quot;[b]&quot; &amp; [Numbers.B999] &amp; &quot;. &quot; &amp; &quot;[url=&quot; &amp; [Numbers.E999] &amp; &quot;]&quot; &amp; [Numbers.D999] &amp; &quot;[/url][/b] (&quot; &amp; [Numbers.G999] &amp; &quot;, &quot;  &amp; IF([Numbers.F999] &gt;= 2020; &quot;[b]&quot;; &quot;&quot;) &amp; [Numbers.F999] &amp; IF([Numbers.F999] &gt;= 2020; &quot;[/b]&quot;; &quot;&quot;)  &amp; &quot;, &quot; &amp; [Numbers.H999] &amp; &quot;) [sup][&quot; &amp; [Numbers.C999] &amp; &quot;: &quot; &amp; [Numbers.I9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0] &gt; 0; &quot;[b]&quot; &amp; [Numbers.B1000] &amp; &quot;. &quot; &amp; &quot;[url=&quot; &amp; [Numbers.E1000] &amp; &quot;]&quot; &amp; [Numbers.D1000] &amp; &quot;[/url][/b] (&quot; &amp; [Numbers.G1000] &amp; &quot;, &quot;  &amp; IF([Numbers.F1000] &gt;= 2020; &quot;[b]&quot;; &quot;&quot;) &amp; [Numbers.F1000] &amp; IF([Numbers.F1000] &gt;= 2020; &quot;[/b]&quot;; &quot;&quot;)  &amp; &quot;, &quot; &amp; [Numbers.H1000] &amp; &quot;) [sup][&quot; &amp; [Numbers.C1000] &amp; &quot;: &quot; &amp; [Numbers.I10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1] &gt; 0; &quot;[b]&quot; &amp; [Numbers.B1001] &amp; &quot;. &quot; &amp; &quot;[url=&quot; &amp; [Numbers.E1001] &amp; &quot;]&quot; &amp; [Numbers.D1001] &amp; &quot;[/url][/b] (&quot; &amp; [Numbers.G1001] &amp; &quot;, &quot;  &amp; IF([Numbers.F1001] &gt;= 2020; &quot;[b]&quot;; &quot;&quot;) &amp; [Numbers.F1001] &amp; IF([Numbers.F1001] &gt;= 2020; &quot;[/b]&quot;; &quot;&quot;)  &amp; &quot;, &quot; &amp; [Numbers.H1001] &amp; &quot;) [sup][&quot; &amp; [Numbers.C1001] &amp; &quot;: &quot; &amp; [Numbers.I10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2] &gt; 0; &quot;[b]&quot; &amp; [Numbers.B1002] &amp; &quot;. &quot; &amp; &quot;[url=&quot; &amp; [Numbers.E1002] &amp; &quot;]&quot; &amp; [Numbers.D1002] &amp; &quot;[/url][/b] (&quot; &amp; [Numbers.G1002] &amp; &quot;, &quot;  &amp; IF([Numbers.F1002] &gt;= 2020; &quot;[b]&quot;; &quot;&quot;) &amp; [Numbers.F1002] &amp; IF([Numbers.F1002] &gt;= 2020; &quot;[/b]&quot;; &quot;&quot;)  &amp; &quot;, &quot; &amp; [Numbers.H1002] &amp; &quot;) [sup][&quot; &amp; [Numbers.C1002] &amp; &quot;: &quot; &amp; [Numbers.I10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3] &gt; 0; &quot;[b]&quot; &amp; [Numbers.B1003] &amp; &quot;. &quot; &amp; &quot;[url=&quot; &amp; [Numbers.E1003] &amp; &quot;]&quot; &amp; [Numbers.D1003] &amp; &quot;[/url][/b] (&quot; &amp; [Numbers.G1003] &amp; &quot;, &quot;  &amp; IF([Numbers.F1003] &gt;= 2020; &quot;[b]&quot;; &quot;&quot;) &amp; [Numbers.F1003] &amp; IF([Numbers.F1003] &gt;= 2020; &quot;[/b]&quot;; &quot;&quot;)  &amp; &quot;, &quot; &amp; [Numbers.H1003] &amp; &quot;) [sup][&quot; &amp; [Numbers.C1003] &amp; &quot;: &quot; &amp; [Numbers.I10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4] &gt; 0; &quot;[b]&quot; &amp; [Numbers.B1004] &amp; &quot;. &quot; &amp; &quot;[url=&quot; &amp; [Numbers.E1004] &amp; &quot;]&quot; &amp; [Numbers.D1004] &amp; &quot;[/url][/b] (&quot; &amp; [Numbers.G1004] &amp; &quot;, &quot;  &amp; IF([Numbers.F1004] &gt;= 2020; &quot;[b]&quot;; &quot;&quot;) &amp; [Numbers.F1004] &amp; IF([Numbers.F1004] &gt;= 2020; &quot;[/b]&quot;; &quot;&quot;)  &amp; &quot;, &quot; &amp; [Numbers.H1004] &amp; &quot;) [sup][&quot; &amp; [Numbers.C1004] &amp; &quot;: &quot; &amp; [Numbers.I100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5] &gt; 0; &quot;[b]&quot; &amp; [Numbers.B1005] &amp; &quot;. &quot; &amp; &quot;[url=&quot; &amp; [Numbers.E1005] &amp; &quot;]&quot; &amp; [Numbers.D1005] &amp; &quot;[/url][/b] (&quot; &amp; [Numbers.G1005] &amp; &quot;, &quot;  &amp; IF([Numbers.F1005] &gt;= 2020; &quot;[b]&quot;; &quot;&quot;) &amp; [Numbers.F1005] &amp; IF([Numbers.F1005] &gt;= 2020; &quot;[/b]&quot;; &quot;&quot;)  &amp; &quot;, &quot; &amp; [Numbers.H1005] &amp; &quot;) [sup][&quot; &amp; [Numbers.C1005] &amp; &quot;: &quot; &amp; [Numbers.I100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6] &gt; 0; &quot;[b]&quot; &amp; [Numbers.B1006] &amp; &quot;. &quot; &amp; &quot;[url=&quot; &amp; [Numbers.E1006] &amp; &quot;]&quot; &amp; [Numbers.D1006] &amp; &quot;[/url][/b] (&quot; &amp; [Numbers.G1006] &amp; &quot;, &quot;  &amp; IF([Numbers.F1006] &gt;= 2020; &quot;[b]&quot;; &quot;&quot;) &amp; [Numbers.F1006] &amp; IF([Numbers.F1006] &gt;= 2020; &quot;[/b]&quot;; &quot;&quot;)  &amp; &quot;, &quot; &amp; [Numbers.H1006] &amp; &quot;) [sup][&quot; &amp; [Numbers.C1006] &amp; &quot;: &quot; &amp; [Numbers.I100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7] &gt; 0; &quot;[b]&quot; &amp; [Numbers.B1007] &amp; &quot;. &quot; &amp; &quot;[url=&quot; &amp; [Numbers.E1007] &amp; &quot;]&quot; &amp; [Numbers.D1007] &amp; &quot;[/url][/b] (&quot; &amp; [Numbers.G1007] &amp; &quot;, &quot;  &amp; IF([Numbers.F1007] &gt;= 2020; &quot;[b]&quot;; &quot;&quot;) &amp; [Numbers.F1007] &amp; IF([Numbers.F1007] &gt;= 2020; &quot;[/b]&quot;; &quot;&quot;)  &amp; &quot;, &quot; &amp; [Numbers.H1007] &amp; &quot;) [sup][&quot; &amp; [Numbers.C1007] &amp; &quot;: &quot; &amp; [Numbers.I100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8] &gt; 0; &quot;[b]&quot; &amp; [Numbers.B1008] &amp; &quot;. &quot; &amp; &quot;[url=&quot; &amp; [Numbers.E1008] &amp; &quot;]&quot; &amp; [Numbers.D1008] &amp; &quot;[/url][/b] (&quot; &amp; [Numbers.G1008] &amp; &quot;, &quot;  &amp; IF([Numbers.F1008] &gt;= 2020; &quot;[b]&quot;; &quot;&quot;) &amp; [Numbers.F1008] &amp; IF([Numbers.F1008] &gt;= 2020; &quot;[/b]&quot;; &quot;&quot;)  &amp; &quot;, &quot; &amp; [Numbers.H1008] &amp; &quot;) [sup][&quot; &amp; [Numbers.C1008] &amp; &quot;: &quot; &amp; [Numbers.I100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9] &gt; 0; &quot;[b]&quot; &amp; [Numbers.B1009] &amp; &quot;. &quot; &amp; &quot;[url=&quot; &amp; [Numbers.E1009] &amp; &quot;]&quot; &amp; [Numbers.D1009] &amp; &quot;[/url][/b] (&quot; &amp; [Numbers.G1009] &amp; &quot;, &quot;  &amp; IF([Numbers.F1009] &gt;= 2020; &quot;[b]&quot;; &quot;&quot;) &amp; [Numbers.F1009] &amp; IF([Numbers.F1009] &gt;= 2020; &quot;[/b]&quot;; &quot;&quot;)  &amp; &quot;, &quot; &amp; [Numbers.H1009] &amp; &quot;) [sup][&quot; &amp; [Numbers.C1009] &amp; &quot;: &quot; &amp; [Numbers.I100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0] &gt; 0; &quot;[b]&quot; &amp; [Numbers.B1010] &amp; &quot;. &quot; &amp; &quot;[url=&quot; &amp; [Numbers.E1010] &amp; &quot;]&quot; &amp; [Numbers.D1010] &amp; &quot;[/url][/b] (&quot; &amp; [Numbers.G1010] &amp; &quot;, &quot;  &amp; IF([Numbers.F1010] &gt;= 2020; &quot;[b]&quot;; &quot;&quot;) &amp; [Numbers.F1010] &amp; IF([Numbers.F1010] &gt;= 2020; &quot;[/b]&quot;; &quot;&quot;)  &amp; &quot;, &quot; &amp; [Numbers.H1010] &amp; &quot;) [sup][&quot; &amp; [Numbers.C1010] &amp; &quot;: &quot; &amp; [Numbers.I101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1] &gt; 0; &quot;[b]&quot; &amp; [Numbers.B1011] &amp; &quot;. &quot; &amp; &quot;[url=&quot; &amp; [Numbers.E1011] &amp; &quot;]&quot; &amp; [Numbers.D1011] &amp; &quot;[/url][/b] (&quot; &amp; [Numbers.G1011] &amp; &quot;, &quot;  &amp; IF([Numbers.F1011] &gt;= 2020; &quot;[b]&quot;; &quot;&quot;) &amp; [Numbers.F1011] &amp; IF([Numbers.F1011] &gt;= 2020; &quot;[/b]&quot;; &quot;&quot;)  &amp; &quot;, &quot; &amp; [Numbers.H1011] &amp; &quot;) [sup][&quot; &amp; [Numbers.C1011] &amp; &quot;: &quot; &amp; [Numbers.I101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2] &gt; 0; &quot;[b]&quot; &amp; [Numbers.B1012] &amp; &quot;. &quot; &amp; &quot;[url=&quot; &amp; [Numbers.E1012] &amp; &quot;]&quot; &amp; [Numbers.D1012] &amp; &quot;[/url][/b] (&quot; &amp; [Numbers.G1012] &amp; &quot;, &quot;  &amp; IF([Numbers.F1012] &gt;= 2020; &quot;[b]&quot;; &quot;&quot;) &amp; [Numbers.F1012] &amp; IF([Numbers.F1012] &gt;= 2020; &quot;[/b]&quot;; &quot;&quot;)  &amp; &quot;, &quot; &amp; [Numbers.H1012] &amp; &quot;) [sup][&quot; &amp; [Numbers.C1012] &amp; &quot;: &quot; &amp; [Numbers.I101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3] &gt; 0; &quot;[b]&quot; &amp; [Numbers.B1013] &amp; &quot;. &quot; &amp; &quot;[url=&quot; &amp; [Numbers.E1013] &amp; &quot;]&quot; &amp; [Numbers.D1013] &amp; &quot;[/url][/b] (&quot; &amp; [Numbers.G1013] &amp; &quot;, &quot;  &amp; IF([Numbers.F1013] &gt;= 2020; &quot;[b]&quot;; &quot;&quot;) &amp; [Numbers.F1013] &amp; IF([Numbers.F1013] &gt;= 2020; &quot;[/b]&quot;; &quot;&quot;)  &amp; &quot;, &quot; &amp; [Numbers.H1013] &amp; &quot;) [sup][&quot; &amp; [Numbers.C1013] &amp; &quot;: &quot; &amp; [Numbers.I101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4] &gt; 0; &quot;[b]&quot; &amp; [Numbers.B1014] &amp; &quot;. &quot; &amp; &quot;[url=&quot; &amp; [Numbers.E1014] &amp; &quot;]&quot; &amp; [Numbers.D1014] &amp; &quot;[/url][/b] (&quot; &amp; [Numbers.G1014] &amp; &quot;, &quot;  &amp; IF([Numbers.F1014] &gt;= 2020; &quot;[b]&quot;; &quot;&quot;) &amp; [Numbers.F1014] &amp; IF([Numbers.F1014] &gt;= 2020; &quot;[/b]&quot;; &quot;&quot;)  &amp; &quot;, &quot; &amp; [Numbers.H1014] &amp; &quot;) [sup][&quot; &amp; [Numbers.C1014] &amp; &quot;: &quot; &amp; [Numbers.I101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5] &gt; 0; &quot;[b]&quot; &amp; [Numbers.B1015] &amp; &quot;. &quot; &amp; &quot;[url=&quot; &amp; [Numbers.E1015] &amp; &quot;]&quot; &amp; [Numbers.D1015] &amp; &quot;[/url][/b] (&quot; &amp; [Numbers.G1015] &amp; &quot;, &quot;  &amp; IF([Numbers.F1015] &gt;= 2020; &quot;[b]&quot;; &quot;&quot;) &amp; [Numbers.F1015] &amp; IF([Numbers.F1015] &gt;= 2020; &quot;[/b]&quot;; &quot;&quot;)  &amp; &quot;, &quot; &amp; [Numbers.H1015] &amp; &quot;) [sup][&quot; &amp; [Numbers.C1015] &amp; &quot;: &quot; &amp; [Numbers.I101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6] &gt; 0; &quot;[b]&quot; &amp; [Numbers.B1016] &amp; &quot;. &quot; &amp; &quot;[url=&quot; &amp; [Numbers.E1016] &amp; &quot;]&quot; &amp; [Numbers.D1016] &amp; &quot;[/url][/b] (&quot; &amp; [Numbers.G1016] &amp; &quot;, &quot;  &amp; IF([Numbers.F1016] &gt;= 2020; &quot;[b]&quot;; &quot;&quot;) &amp; [Numbers.F1016] &amp; IF([Numbers.F1016] &gt;= 2020; &quot;[/b]&quot;; &quot;&quot;)  &amp; &quot;, &quot; &amp; [Numbers.H1016] &amp; &quot;) [sup][&quot; &amp; [Numbers.C1016] &amp; &quot;: &quot; &amp; [Numbers.I101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7] &gt; 0; &quot;[b]&quot; &amp; [Numbers.B1017] &amp; &quot;. &quot; &amp; &quot;[url=&quot; &amp; [Numbers.E1017] &amp; &quot;]&quot; &amp; [Numbers.D1017] &amp; &quot;[/url][/b] (&quot; &amp; [Numbers.G1017] &amp; &quot;, &quot;  &amp; IF([Numbers.F1017] &gt;= 2020; &quot;[b]&quot;; &quot;&quot;) &amp; [Numbers.F1017] &amp; IF([Numbers.F1017] &gt;= 2020; &quot;[/b]&quot;; &quot;&quot;)  &amp; &quot;, &quot; &amp; [Numbers.H1017] &amp; &quot;) [sup][&quot; &amp; [Numbers.C1017] &amp; &quot;: &quot; &amp; [Numbers.I101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8] &gt; 0; &quot;[b]&quot; &amp; [Numbers.B1018] &amp; &quot;. &quot; &amp; &quot;[url=&quot; &amp; [Numbers.E1018] &amp; &quot;]&quot; &amp; [Numbers.D1018] &amp; &quot;[/url][/b] (&quot; &amp; [Numbers.G1018] &amp; &quot;, &quot;  &amp; IF([Numbers.F1018] &gt;= 2020; &quot;[b]&quot;; &quot;&quot;) &amp; [Numbers.F1018] &amp; IF([Numbers.F1018] &gt;= 2020; &quot;[/b]&quot;; &quot;&quot;)  &amp; &quot;, &quot; &amp; [Numbers.H1018] &amp; &quot;) [sup][&quot; &amp; [Numbers.C1018] &amp; &quot;: &quot; &amp; [Numbers.I101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19] &gt; 0; &quot;[b]&quot; &amp; [Numbers.B1019] &amp; &quot;. &quot; &amp; &quot;[url=&quot; &amp; [Numbers.E1019] &amp; &quot;]&quot; &amp; [Numbers.D1019] &amp; &quot;[/url][/b] (&quot; &amp; [Numbers.G1019] &amp; &quot;, &quot;  &amp; IF([Numbers.F1019] &gt;= 2020; &quot;[b]&quot;; &quot;&quot;) &amp; [Numbers.F1019] &amp; IF([Numbers.F1019] &gt;= 2020; &quot;[/b]&quot;; &quot;&quot;)  &amp; &quot;, &quot; &amp; [Numbers.H1019] &amp; &quot;) [sup][&quot; &amp; [Numbers.C1019] &amp; &quot;: &quot; &amp; [Numbers.I101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0] &gt; 0; &quot;[b]&quot; &amp; [Numbers.B1020] &amp; &quot;. &quot; &amp; &quot;[url=&quot; &amp; [Numbers.E1020] &amp; &quot;]&quot; &amp; [Numbers.D1020] &amp; &quot;[/url][/b] (&quot; &amp; [Numbers.G1020] &amp; &quot;, &quot;  &amp; IF([Numbers.F1020] &gt;= 2020; &quot;[b]&quot;; &quot;&quot;) &amp; [Numbers.F1020] &amp; IF([Numbers.F1020] &gt;= 2020; &quot;[/b]&quot;; &quot;&quot;)  &amp; &quot;, &quot; &amp; [Numbers.H1020] &amp; &quot;) [sup][&quot; &amp; [Numbers.C1020] &amp; &quot;: &quot; &amp; [Numbers.I102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1] &gt; 0; &quot;[b]&quot; &amp; [Numbers.B1021] &amp; &quot;. &quot; &amp; &quot;[url=&quot; &amp; [Numbers.E1021] &amp; &quot;]&quot; &amp; [Numbers.D1021] &amp; &quot;[/url][/b] (&quot; &amp; [Numbers.G1021] &amp; &quot;, &quot;  &amp; IF([Numbers.F1021] &gt;= 2020; &quot;[b]&quot;; &quot;&quot;) &amp; [Numbers.F1021] &amp; IF([Numbers.F1021] &gt;= 2020; &quot;[/b]&quot;; &quot;&quot;)  &amp; &quot;, &quot; &amp; [Numbers.H1021] &amp; &quot;) [sup][&quot; &amp; [Numbers.C1021] &amp; &quot;: &quot; &amp; [Numbers.I102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2] &gt; 0; &quot;[b]&quot; &amp; [Numbers.B1022] &amp; &quot;. &quot; &amp; &quot;[url=&quot; &amp; [Numbers.E1022] &amp; &quot;]&quot; &amp; [Numbers.D1022] &amp; &quot;[/url][/b] (&quot; &amp; [Numbers.G1022] &amp; &quot;, &quot;  &amp; IF([Numbers.F1022] &gt;= 2020; &quot;[b]&quot;; &quot;&quot;) &amp; [Numbers.F1022] &amp; IF([Numbers.F1022] &gt;= 2020; &quot;[/b]&quot;; &quot;&quot;)  &amp; &quot;, &quot; &amp; [Numbers.H1022] &amp; &quot;) [sup][&quot; &amp; [Numbers.C1022] &amp; &quot;: &quot; &amp; [Numbers.I102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3] &gt; 0; &quot;[b]&quot; &amp; [Numbers.B1023] &amp; &quot;. &quot; &amp; &quot;[url=&quot; &amp; [Numbers.E1023] &amp; &quot;]&quot; &amp; [Numbers.D1023] &amp; &quot;[/url][/b] (&quot; &amp; [Numbers.G1023] &amp; &quot;, &quot;  &amp; IF([Numbers.F1023] &gt;= 2020; &quot;[b]&quot;; &quot;&quot;) &amp; [Numbers.F1023] &amp; IF([Numbers.F1023] &gt;= 2020; &quot;[/b]&quot;; &quot;&quot;)  &amp; &quot;, &quot; &amp; [Numbers.H1023] &amp; &quot;) [sup][&quot; &amp; [Numbers.C1023] &amp; &quot;: &quot; &amp; [Numbers.I102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4] &gt; 0; &quot;[b]&quot; &amp; [Numbers.B1024] &amp; &quot;. &quot; &amp; &quot;[url=&quot; &amp; [Numbers.E1024] &amp; &quot;]&quot; &amp; [Numbers.D1024] &amp; &quot;[/url][/b] (&quot; &amp; [Numbers.G1024] &amp; &quot;, &quot;  &amp; IF([Numbers.F1024] &gt;= 2020; &quot;[b]&quot;; &quot;&quot;) &amp; [Numbers.F1024] &amp; IF([Numbers.F1024] &gt;= 2020; &quot;[/b]&quot;; &quot;&quot;)  &amp; &quot;, &quot; &amp; [Numbers.H1024] &amp; &quot;) [sup][&quot; &amp; [Numbers.C1024] &amp; &quot;: &quot; &amp; [Numbers.I102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5] &gt; 0; &quot;[b]&quot; &amp; [Numbers.B1025] &amp; &quot;. &quot; &amp; &quot;[url=&quot; &amp; [Numbers.E1025] &amp; &quot;]&quot; &amp; [Numbers.D1025] &amp; &quot;[/url][/b] (&quot; &amp; [Numbers.G1025] &amp; &quot;, &quot;  &amp; IF([Numbers.F1025] &gt;= 2020; &quot;[b]&quot;; &quot;&quot;) &amp; [Numbers.F1025] &amp; IF([Numbers.F1025] &gt;= 2020; &quot;[/b]&quot;; &quot;&quot;)  &amp; &quot;, &quot; &amp; [Numbers.H1025] &amp; &quot;) [sup][&quot; &amp; [Numbers.C1025] &amp; &quot;: &quot; &amp; [Numbers.I102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6] &gt; 0; &quot;[b]&quot; &amp; [Numbers.B1026] &amp; &quot;. &quot; &amp; &quot;[url=&quot; &amp; [Numbers.E1026] &amp; &quot;]&quot; &amp; [Numbers.D1026] &amp; &quot;[/url][/b] (&quot; &amp; [Numbers.G1026] &amp; &quot;, &quot;  &amp; IF([Numbers.F1026] &gt;= 2020; &quot;[b]&quot;; &quot;&quot;) &amp; [Numbers.F1026] &amp; IF([Numbers.F1026] &gt;= 2020; &quot;[/b]&quot;; &quot;&quot;)  &amp; &quot;, &quot; &amp; [Numbers.H1026] &amp; &quot;) [sup][&quot; &amp; [Numbers.C1026] &amp; &quot;: &quot; &amp; [Numbers.I102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7] &gt; 0; &quot;[b]&quot; &amp; [Numbers.B1027] &amp; &quot;. &quot; &amp; &quot;[url=&quot; &amp; [Numbers.E1027] &amp; &quot;]&quot; &amp; [Numbers.D1027] &amp; &quot;[/url][/b] (&quot; &amp; [Numbers.G1027] &amp; &quot;, &quot;  &amp; IF([Numbers.F1027] &gt;= 2020; &quot;[b]&quot;; &quot;&quot;) &amp; [Numbers.F1027] &amp; IF([Numbers.F1027] &gt;= 2020; &quot;[/b]&quot;; &quot;&quot;)  &amp; &quot;, &quot; &amp; [Numbers.H1027] &amp; &quot;) [sup][&quot; &amp; [Numbers.C1027] &amp; &quot;: &quot; &amp; [Numbers.I102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8] &gt; 0; &quot;[b]&quot; &amp; [Numbers.B1028] &amp; &quot;. &quot; &amp; &quot;[url=&quot; &amp; [Numbers.E1028] &amp; &quot;]&quot; &amp; [Numbers.D1028] &amp; &quot;[/url][/b] (&quot; &amp; [Numbers.G1028] &amp; &quot;, &quot;  &amp; IF([Numbers.F1028] &gt;= 2020; &quot;[b]&quot;; &quot;&quot;) &amp; [Numbers.F1028] &amp; IF([Numbers.F1028] &gt;= 2020; &quot;[/b]&quot;; &quot;&quot;)  &amp; &quot;, &quot; &amp; [Numbers.H1028] &amp; &quot;) [sup][&quot; &amp; [Numbers.C1028] &amp; &quot;: &quot; &amp; [Numbers.I102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29] &gt; 0; &quot;[b]&quot; &amp; [Numbers.B1029] &amp; &quot;. &quot; &amp; &quot;[url=&quot; &amp; [Numbers.E1029] &amp; &quot;]&quot; &amp; [Numbers.D1029] &amp; &quot;[/url][/b] (&quot; &amp; [Numbers.G1029] &amp; &quot;, &quot;  &amp; IF([Numbers.F1029] &gt;= 2020; &quot;[b]&quot;; &quot;&quot;) &amp; [Numbers.F1029] &amp; IF([Numbers.F1029] &gt;= 2020; &quot;[/b]&quot;; &quot;&quot;)  &amp; &quot;, &quot; &amp; [Numbers.H1029] &amp; &quot;) [sup][&quot; &amp; [Numbers.C1029] &amp; &quot;: &quot; &amp; [Numbers.I102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0] &gt; 0; &quot;[b]&quot; &amp; [Numbers.B1030] &amp; &quot;. &quot; &amp; &quot;[url=&quot; &amp; [Numbers.E1030] &amp; &quot;]&quot; &amp; [Numbers.D1030] &amp; &quot;[/url][/b] (&quot; &amp; [Numbers.G1030] &amp; &quot;, &quot;  &amp; IF([Numbers.F1030] &gt;= 2020; &quot;[b]&quot;; &quot;&quot;) &amp; [Numbers.F1030] &amp; IF([Numbers.F1030] &gt;= 2020; &quot;[/b]&quot;; &quot;&quot;)  &amp; &quot;, &quot; &amp; [Numbers.H1030] &amp; &quot;) [sup][&quot; &amp; [Numbers.C1030] &amp; &quot;: &quot; &amp; [Numbers.I103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1] &gt; 0; &quot;[b]&quot; &amp; [Numbers.B1031] &amp; &quot;. &quot; &amp; &quot;[url=&quot; &amp; [Numbers.E1031] &amp; &quot;]&quot; &amp; [Numbers.D1031] &amp; &quot;[/url][/b] (&quot; &amp; [Numbers.G1031] &amp; &quot;, &quot;  &amp; IF([Numbers.F1031] &gt;= 2020; &quot;[b]&quot;; &quot;&quot;) &amp; [Numbers.F1031] &amp; IF([Numbers.F1031] &gt;= 2020; &quot;[/b]&quot;; &quot;&quot;)  &amp; &quot;, &quot; &amp; [Numbers.H1031] &amp; &quot;) [sup][&quot; &amp; [Numbers.C1031] &amp; &quot;: &quot; &amp; [Numbers.I103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2] &gt; 0; &quot;[b]&quot; &amp; [Numbers.B1032] &amp; &quot;. &quot; &amp; &quot;[url=&quot; &amp; [Numbers.E1032] &amp; &quot;]&quot; &amp; [Numbers.D1032] &amp; &quot;[/url][/b] (&quot; &amp; [Numbers.G1032] &amp; &quot;, &quot;  &amp; IF([Numbers.F1032] &gt;= 2020; &quot;[b]&quot;; &quot;&quot;) &amp; [Numbers.F1032] &amp; IF([Numbers.F1032] &gt;= 2020; &quot;[/b]&quot;; &quot;&quot;)  &amp; &quot;, &quot; &amp; [Numbers.H1032] &amp; &quot;) [sup][&quot; &amp; [Numbers.C1032] &amp; &quot;: &quot; &amp; [Numbers.I103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3] &gt; 0; &quot;[b]&quot; &amp; [Numbers.B1033] &amp; &quot;. &quot; &amp; &quot;[url=&quot; &amp; [Numbers.E1033] &amp; &quot;]&quot; &amp; [Numbers.D1033] &amp; &quot;[/url][/b] (&quot; &amp; [Numbers.G1033] &amp; &quot;, &quot;  &amp; IF([Numbers.F1033] &gt;= 2020; &quot;[b]&quot;; &quot;&quot;) &amp; [Numbers.F1033] &amp; IF([Numbers.F1033] &gt;= 2020; &quot;[/b]&quot;; &quot;&quot;)  &amp; &quot;, &quot; &amp; [Numbers.H1033] &amp; &quot;) [sup][&quot; &amp; [Numbers.C1033] &amp; &quot;: &quot; &amp; [Numbers.I103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4] &gt; 0; &quot;[b]&quot; &amp; [Numbers.B1034] &amp; &quot;. &quot; &amp; &quot;[url=&quot; &amp; [Numbers.E1034] &amp; &quot;]&quot; &amp; [Numbers.D1034] &amp; &quot;[/url][/b] (&quot; &amp; [Numbers.G1034] &amp; &quot;, &quot;  &amp; IF([Numbers.F1034] &gt;= 2020; &quot;[b]&quot;; &quot;&quot;) &amp; [Numbers.F1034] &amp; IF([Numbers.F1034] &gt;= 2020; &quot;[/b]&quot;; &quot;&quot;)  &amp; &quot;, &quot; &amp; [Numbers.H1034] &amp; &quot;) [sup][&quot; &amp; [Numbers.C1034] &amp; &quot;: &quot; &amp; [Numbers.I103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5] &gt; 0; &quot;[b]&quot; &amp; [Numbers.B1035] &amp; &quot;. &quot; &amp; &quot;[url=&quot; &amp; [Numbers.E1035] &amp; &quot;]&quot; &amp; [Numbers.D1035] &amp; &quot;[/url][/b] (&quot; &amp; [Numbers.G1035] &amp; &quot;, &quot;  &amp; IF([Numbers.F1035] &gt;= 2020; &quot;[b]&quot;; &quot;&quot;) &amp; [Numbers.F1035] &amp; IF([Numbers.F1035] &gt;= 2020; &quot;[/b]&quot;; &quot;&quot;)  &amp; &quot;, &quot; &amp; [Numbers.H1035] &amp; &quot;) [sup][&quot; &amp; [Numbers.C1035] &amp; &quot;: &quot; &amp; [Numbers.I103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6] &gt; 0; &quot;[b]&quot; &amp; [Numbers.B1036] &amp; &quot;. &quot; &amp; &quot;[url=&quot; &amp; [Numbers.E1036] &amp; &quot;]&quot; &amp; [Numbers.D1036] &amp; &quot;[/url][/b] (&quot; &amp; [Numbers.G1036] &amp; &quot;, &quot;  &amp; IF([Numbers.F1036] &gt;= 2020; &quot;[b]&quot;; &quot;&quot;) &amp; [Numbers.F1036] &amp; IF([Numbers.F1036] &gt;= 2020; &quot;[/b]&quot;; &quot;&quot;)  &amp; &quot;, &quot; &amp; [Numbers.H1036] &amp; &quot;) [sup][&quot; &amp; [Numbers.C1036] &amp; &quot;: &quot; &amp; [Numbers.I103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7] &gt; 0; &quot;[b]&quot; &amp; [Numbers.B1037] &amp; &quot;. &quot; &amp; &quot;[url=&quot; &amp; [Numbers.E1037] &amp; &quot;]&quot; &amp; [Numbers.D1037] &amp; &quot;[/url][/b] (&quot; &amp; [Numbers.G1037] &amp; &quot;, &quot;  &amp; IF([Numbers.F1037] &gt;= 2020; &quot;[b]&quot;; &quot;&quot;) &amp; [Numbers.F1037] &amp; IF([Numbers.F1037] &gt;= 2020; &quot;[/b]&quot;; &quot;&quot;)  &amp; &quot;, &quot; &amp; [Numbers.H1037] &amp; &quot;) [sup][&quot; &amp; [Numbers.C1037] &amp; &quot;: &quot; &amp; [Numbers.I103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8] &gt; 0; &quot;[b]&quot; &amp; [Numbers.B1038] &amp; &quot;. &quot; &amp; &quot;[url=&quot; &amp; [Numbers.E1038] &amp; &quot;]&quot; &amp; [Numbers.D1038] &amp; &quot;[/url][/b] (&quot; &amp; [Numbers.G1038] &amp; &quot;, &quot;  &amp; IF([Numbers.F1038] &gt;= 2020; &quot;[b]&quot;; &quot;&quot;) &amp; [Numbers.F1038] &amp; IF([Numbers.F1038] &gt;= 2020; &quot;[/b]&quot;; &quot;&quot;)  &amp; &quot;, &quot; &amp; [Numbers.H1038] &amp; &quot;) [sup][&quot; &amp; [Numbers.C1038] &amp; &quot;: &quot; &amp; [Numbers.I103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39] &gt; 0; &quot;[b]&quot; &amp; [Numbers.B1039] &amp; &quot;. &quot; &amp; &quot;[url=&quot; &amp; [Numbers.E1039] &amp; &quot;]&quot; &amp; [Numbers.D1039] &amp; &quot;[/url][/b] (&quot; &amp; [Numbers.G1039] &amp; &quot;, &quot;  &amp; IF([Numbers.F1039] &gt;= 2020; &quot;[b]&quot;; &quot;&quot;) &amp; [Numbers.F1039] &amp; IF([Numbers.F1039] &gt;= 2020; &quot;[/b]&quot;; &quot;&quot;)  &amp; &quot;, &quot; &amp; [Numbers.H1039] &amp; &quot;) [sup][&quot; &amp; [Numbers.C1039] &amp; &quot;: &quot; &amp; [Numbers.I103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0] &gt; 0; &quot;[b]&quot; &amp; [Numbers.B1040] &amp; &quot;. &quot; &amp; &quot;[url=&quot; &amp; [Numbers.E1040] &amp; &quot;]&quot; &amp; [Numbers.D1040] &amp; &quot;[/url][/b] (&quot; &amp; [Numbers.G1040] &amp; &quot;, &quot;  &amp; IF([Numbers.F1040] &gt;= 2020; &quot;[b]&quot;; &quot;&quot;) &amp; [Numbers.F1040] &amp; IF([Numbers.F1040] &gt;= 2020; &quot;[/b]&quot;; &quot;&quot;)  &amp; &quot;, &quot; &amp; [Numbers.H1040] &amp; &quot;) [sup][&quot; &amp; [Numbers.C1040] &amp; &quot;: &quot; &amp; [Numbers.I104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1] &gt; 0; &quot;[b]&quot; &amp; [Numbers.B1041] &amp; &quot;. &quot; &amp; &quot;[url=&quot; &amp; [Numbers.E1041] &amp; &quot;]&quot; &amp; [Numbers.D1041] &amp; &quot;[/url][/b] (&quot; &amp; [Numbers.G1041] &amp; &quot;, &quot;  &amp; IF([Numbers.F1041] &gt;= 2020; &quot;[b]&quot;; &quot;&quot;) &amp; [Numbers.F1041] &amp; IF([Numbers.F1041] &gt;= 2020; &quot;[/b]&quot;; &quot;&quot;)  &amp; &quot;, &quot; &amp; [Numbers.H1041] &amp; &quot;) [sup][&quot; &amp; [Numbers.C1041] &amp; &quot;: &quot; &amp; [Numbers.I104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2] &gt; 0; &quot;[b]&quot; &amp; [Numbers.B1042] &amp; &quot;. &quot; &amp; &quot;[url=&quot; &amp; [Numbers.E1042] &amp; &quot;]&quot; &amp; [Numbers.D1042] &amp; &quot;[/url][/b] (&quot; &amp; [Numbers.G1042] &amp; &quot;, &quot;  &amp; IF([Numbers.F1042] &gt;= 2020; &quot;[b]&quot;; &quot;&quot;) &amp; [Numbers.F1042] &amp; IF([Numbers.F1042] &gt;= 2020; &quot;[/b]&quot;; &quot;&quot;)  &amp; &quot;, &quot; &amp; [Numbers.H1042] &amp; &quot;) [sup][&quot; &amp; [Numbers.C1042] &amp; &quot;: &quot; &amp; [Numbers.I104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3] &gt; 0; &quot;[b]&quot; &amp; [Numbers.B1043] &amp; &quot;. &quot; &amp; &quot;[url=&quot; &amp; [Numbers.E1043] &amp; &quot;]&quot; &amp; [Numbers.D1043] &amp; &quot;[/url][/b] (&quot; &amp; [Numbers.G1043] &amp; &quot;, &quot;  &amp; IF([Numbers.F1043] &gt;= 2020; &quot;[b]&quot;; &quot;&quot;) &amp; [Numbers.F1043] &amp; IF([Numbers.F1043] &gt;= 2020; &quot;[/b]&quot;; &quot;&quot;)  &amp; &quot;, &quot; &amp; [Numbers.H1043] &amp; &quot;) [sup][&quot; &amp; [Numbers.C1043] &amp; &quot;: &quot; &amp; [Numbers.I104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4] &gt; 0; &quot;[b]&quot; &amp; [Numbers.B1044] &amp; &quot;. &quot; &amp; &quot;[url=&quot; &amp; [Numbers.E1044] &amp; &quot;]&quot; &amp; [Numbers.D1044] &amp; &quot;[/url][/b] (&quot; &amp; [Numbers.G1044] &amp; &quot;, &quot;  &amp; IF([Numbers.F1044] &gt;= 2020; &quot;[b]&quot;; &quot;&quot;) &amp; [Numbers.F1044] &amp; IF([Numbers.F1044] &gt;= 2020; &quot;[/b]&quot;; &quot;&quot;)  &amp; &quot;, &quot; &amp; [Numbers.H1044] &amp; &quot;) [sup][&quot; &amp; [Numbers.C1044] &amp; &quot;: &quot; &amp; [Numbers.I104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5] &gt; 0; &quot;[b]&quot; &amp; [Numbers.B1045] &amp; &quot;. &quot; &amp; &quot;[url=&quot; &amp; [Numbers.E1045] &amp; &quot;]&quot; &amp; [Numbers.D1045] &amp; &quot;[/url][/b] (&quot; &amp; [Numbers.G1045] &amp; &quot;, &quot;  &amp; IF([Numbers.F1045] &gt;= 2020; &quot;[b]&quot;; &quot;&quot;) &amp; [Numbers.F1045] &amp; IF([Numbers.F1045] &gt;= 2020; &quot;[/b]&quot;; &quot;&quot;)  &amp; &quot;, &quot; &amp; [Numbers.H1045] &amp; &quot;) [sup][&quot; &amp; [Numbers.C1045] &amp; &quot;: &quot; &amp; [Numbers.I104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6] &gt; 0; &quot;[b]&quot; &amp; [Numbers.B1046] &amp; &quot;. &quot; &amp; &quot;[url=&quot; &amp; [Numbers.E1046] &amp; &quot;]&quot; &amp; [Numbers.D1046] &amp; &quot;[/url][/b] (&quot; &amp; [Numbers.G1046] &amp; &quot;, &quot;  &amp; IF([Numbers.F1046] &gt;= 2020; &quot;[b]&quot;; &quot;&quot;) &amp; [Numbers.F1046] &amp; IF([Numbers.F1046] &gt;= 2020; &quot;[/b]&quot;; &quot;&quot;)  &amp; &quot;, &quot; &amp; [Numbers.H1046] &amp; &quot;) [sup][&quot; &amp; [Numbers.C1046] &amp; &quot;: &quot; &amp; [Numbers.I104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7] &gt; 0; &quot;[b]&quot; &amp; [Numbers.B1047] &amp; &quot;. &quot; &amp; &quot;[url=&quot; &amp; [Numbers.E1047] &amp; &quot;]&quot; &amp; [Numbers.D1047] &amp; &quot;[/url][/b] (&quot; &amp; [Numbers.G1047] &amp; &quot;, &quot;  &amp; IF([Numbers.F1047] &gt;= 2020; &quot;[b]&quot;; &quot;&quot;) &amp; [Numbers.F1047] &amp; IF([Numbers.F1047] &gt;= 2020; &quot;[/b]&quot;; &quot;&quot;)  &amp; &quot;, &quot; &amp; [Numbers.H1047] &amp; &quot;) [sup][&quot; &amp; [Numbers.C1047] &amp; &quot;: &quot; &amp; [Numbers.I104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8] &gt; 0; &quot;[b]&quot; &amp; [Numbers.B1048] &amp; &quot;. &quot; &amp; &quot;[url=&quot; &amp; [Numbers.E1048] &amp; &quot;]&quot; &amp; [Numbers.D1048] &amp; &quot;[/url][/b] (&quot; &amp; [Numbers.G1048] &amp; &quot;, &quot;  &amp; IF([Numbers.F1048] &gt;= 2020; &quot;[b]&quot;; &quot;&quot;) &amp; [Numbers.F1048] &amp; IF([Numbers.F1048] &gt;= 2020; &quot;[/b]&quot;; &quot;&quot;)  &amp; &quot;, &quot; &amp; [Numbers.H1048] &amp; &quot;) [sup][&quot; &amp; [Numbers.C1048] &amp; &quot;: &quot; &amp; [Numbers.I104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49] &gt; 0; &quot;[b]&quot; &amp; [Numbers.B1049] &amp; &quot;. &quot; &amp; &quot;[url=&quot; &amp; [Numbers.E1049] &amp; &quot;]&quot; &amp; [Numbers.D1049] &amp; &quot;[/url][/b] (&quot; &amp; [Numbers.G1049] &amp; &quot;, &quot;  &amp; IF([Numbers.F1049] &gt;= 2020; &quot;[b]&quot;; &quot;&quot;) &amp; [Numbers.F1049] &amp; IF([Numbers.F1049] &gt;= 2020; &quot;[/b]&quot;; &quot;&quot;)  &amp; &quot;, &quot; &amp; [Numbers.H1049] &amp; &quot;) [sup][&quot; &amp; [Numbers.C1049] &amp; &quot;: &quot; &amp; [Numbers.I104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0] &gt; 0; &quot;[b]&quot; &amp; [Numbers.B1050] &amp; &quot;. &quot; &amp; &quot;[url=&quot; &amp; [Numbers.E1050] &amp; &quot;]&quot; &amp; [Numbers.D1050] &amp; &quot;[/url][/b] (&quot; &amp; [Numbers.G1050] &amp; &quot;, &quot;  &amp; IF([Numbers.F1050] &gt;= 2020; &quot;[b]&quot;; &quot;&quot;) &amp; [Numbers.F1050] &amp; IF([Numbers.F1050] &gt;= 2020; &quot;[/b]&quot;; &quot;&quot;)  &amp; &quot;, &quot; &amp; [Numbers.H1050] &amp; &quot;) [sup][&quot; &amp; [Numbers.C1050] &amp; &quot;: &quot; &amp; [Numbers.I105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1] &gt; 0; &quot;[b]&quot; &amp; [Numbers.B1051] &amp; &quot;. &quot; &amp; &quot;[url=&quot; &amp; [Numbers.E1051] &amp; &quot;]&quot; &amp; [Numbers.D1051] &amp; &quot;[/url][/b] (&quot; &amp; [Numbers.G1051] &amp; &quot;, &quot;  &amp; IF([Numbers.F1051] &gt;= 2020; &quot;[b]&quot;; &quot;&quot;) &amp; [Numbers.F1051] &amp; IF([Numbers.F1051] &gt;= 2020; &quot;[/b]&quot;; &quot;&quot;)  &amp; &quot;, &quot; &amp; [Numbers.H1051] &amp; &quot;) [sup][&quot; &amp; [Numbers.C1051] &amp; &quot;: &quot; &amp; [Numbers.I105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2] &gt; 0; &quot;[b]&quot; &amp; [Numbers.B1052] &amp; &quot;. &quot; &amp; &quot;[url=&quot; &amp; [Numbers.E1052] &amp; &quot;]&quot; &amp; [Numbers.D1052] &amp; &quot;[/url][/b] (&quot; &amp; [Numbers.G1052] &amp; &quot;, &quot;  &amp; IF([Numbers.F1052] &gt;= 2020; &quot;[b]&quot;; &quot;&quot;) &amp; [Numbers.F1052] &amp; IF([Numbers.F1052] &gt;= 2020; &quot;[/b]&quot;; &quot;&quot;)  &amp; &quot;, &quot; &amp; [Numbers.H1052] &amp; &quot;) [sup][&quot; &amp; [Numbers.C1052] &amp; &quot;: &quot; &amp; [Numbers.I105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3] &gt; 0; &quot;[b]&quot; &amp; [Numbers.B1053] &amp; &quot;. &quot; &amp; &quot;[url=&quot; &amp; [Numbers.E1053] &amp; &quot;]&quot; &amp; [Numbers.D1053] &amp; &quot;[/url][/b] (&quot; &amp; [Numbers.G1053] &amp; &quot;, &quot;  &amp; IF([Numbers.F1053] &gt;= 2020; &quot;[b]&quot;; &quot;&quot;) &amp; [Numbers.F1053] &amp; IF([Numbers.F1053] &gt;= 2020; &quot;[/b]&quot;; &quot;&quot;)  &amp; &quot;, &quot; &amp; [Numbers.H1053] &amp; &quot;) [sup][&quot; &amp; [Numbers.C1053] &amp; &quot;: &quot; &amp; [Numbers.I105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4] &gt; 0; &quot;[b]&quot; &amp; [Numbers.B1054] &amp; &quot;. &quot; &amp; &quot;[url=&quot; &amp; [Numbers.E1054] &amp; &quot;]&quot; &amp; [Numbers.D1054] &amp; &quot;[/url][/b] (&quot; &amp; [Numbers.G1054] &amp; &quot;, &quot;  &amp; IF([Numbers.F1054] &gt;= 2020; &quot;[b]&quot;; &quot;&quot;) &amp; [Numbers.F1054] &amp; IF([Numbers.F1054] &gt;= 2020; &quot;[/b]&quot;; &quot;&quot;)  &amp; &quot;, &quot; &amp; [Numbers.H1054] &amp; &quot;) [sup][&quot; &amp; [Numbers.C1054] &amp; &quot;: &quot; &amp; [Numbers.I105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5] &gt; 0; &quot;[b]&quot; &amp; [Numbers.B1055] &amp; &quot;. &quot; &amp; &quot;[url=&quot; &amp; [Numbers.E1055] &amp; &quot;]&quot; &amp; [Numbers.D1055] &amp; &quot;[/url][/b] (&quot; &amp; [Numbers.G1055] &amp; &quot;, &quot;  &amp; IF([Numbers.F1055] &gt;= 2020; &quot;[b]&quot;; &quot;&quot;) &amp; [Numbers.F1055] &amp; IF([Numbers.F1055] &gt;= 2020; &quot;[/b]&quot;; &quot;&quot;)  &amp; &quot;, &quot; &amp; [Numbers.H1055] &amp; &quot;) [sup][&quot; &amp; [Numbers.C1055] &amp; &quot;: &quot; &amp; [Numbers.I105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6] &gt; 0; &quot;[b]&quot; &amp; [Numbers.B1056] &amp; &quot;. &quot; &amp; &quot;[url=&quot; &amp; [Numbers.E1056] &amp; &quot;]&quot; &amp; [Numbers.D1056] &amp; &quot;[/url][/b] (&quot; &amp; [Numbers.G1056] &amp; &quot;, &quot;  &amp; IF([Numbers.F1056] &gt;= 2020; &quot;[b]&quot;; &quot;&quot;) &amp; [Numbers.F1056] &amp; IF([Numbers.F1056] &gt;= 2020; &quot;[/b]&quot;; &quot;&quot;)  &amp; &quot;, &quot; &amp; [Numbers.H1056] &amp; &quot;) [sup][&quot; &amp; [Numbers.C1056] &amp; &quot;: &quot; &amp; [Numbers.I105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7] &gt; 0; &quot;[b]&quot; &amp; [Numbers.B1057] &amp; &quot;. &quot; &amp; &quot;[url=&quot; &amp; [Numbers.E1057] &amp; &quot;]&quot; &amp; [Numbers.D1057] &amp; &quot;[/url][/b] (&quot; &amp; [Numbers.G1057] &amp; &quot;, &quot;  &amp; IF([Numbers.F1057] &gt;= 2020; &quot;[b]&quot;; &quot;&quot;) &amp; [Numbers.F1057] &amp; IF([Numbers.F1057] &gt;= 2020; &quot;[/b]&quot;; &quot;&quot;)  &amp; &quot;, &quot; &amp; [Numbers.H1057] &amp; &quot;) [sup][&quot; &amp; [Numbers.C1057] &amp; &quot;: &quot; &amp; [Numbers.I105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8] &gt; 0; &quot;[b]&quot; &amp; [Numbers.B1058] &amp; &quot;. &quot; &amp; &quot;[url=&quot; &amp; [Numbers.E1058] &amp; &quot;]&quot; &amp; [Numbers.D1058] &amp; &quot;[/url][/b] (&quot; &amp; [Numbers.G1058] &amp; &quot;, &quot;  &amp; IF([Numbers.F1058] &gt;= 2020; &quot;[b]&quot;; &quot;&quot;) &amp; [Numbers.F1058] &amp; IF([Numbers.F1058] &gt;= 2020; &quot;[/b]&quot;; &quot;&quot;)  &amp; &quot;, &quot; &amp; [Numbers.H1058] &amp; &quot;) [sup][&quot; &amp; [Numbers.C1058] &amp; &quot;: &quot; &amp; [Numbers.I105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59] &gt; 0; &quot;[b]&quot; &amp; [Numbers.B1059] &amp; &quot;. &quot; &amp; &quot;[url=&quot; &amp; [Numbers.E1059] &amp; &quot;]&quot; &amp; [Numbers.D1059] &amp; &quot;[/url][/b] (&quot; &amp; [Numbers.G1059] &amp; &quot;, &quot;  &amp; IF([Numbers.F1059] &gt;= 2020; &quot;[b]&quot;; &quot;&quot;) &amp; [Numbers.F1059] &amp; IF([Numbers.F1059] &gt;= 2020; &quot;[/b]&quot;; &quot;&quot;)  &amp; &quot;, &quot; &amp; [Numbers.H1059] &amp; &quot;) [sup][&quot; &amp; [Numbers.C1059] &amp; &quot;: &quot; &amp; [Numbers.I105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0] &gt; 0; &quot;[b]&quot; &amp; [Numbers.B1060] &amp; &quot;. &quot; &amp; &quot;[url=&quot; &amp; [Numbers.E1060] &amp; &quot;]&quot; &amp; [Numbers.D1060] &amp; &quot;[/url][/b] (&quot; &amp; [Numbers.G1060] &amp; &quot;, &quot;  &amp; IF([Numbers.F1060] &gt;= 2020; &quot;[b]&quot;; &quot;&quot;) &amp; [Numbers.F1060] &amp; IF([Numbers.F1060] &gt;= 2020; &quot;[/b]&quot;; &quot;&quot;)  &amp; &quot;, &quot; &amp; [Numbers.H1060] &amp; &quot;) [sup][&quot; &amp; [Numbers.C1060] &amp; &quot;: &quot; &amp; [Numbers.I106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1] &gt; 0; &quot;[b]&quot; &amp; [Numbers.B1061] &amp; &quot;. &quot; &amp; &quot;[url=&quot; &amp; [Numbers.E1061] &amp; &quot;]&quot; &amp; [Numbers.D1061] &amp; &quot;[/url][/b] (&quot; &amp; [Numbers.G1061] &amp; &quot;, &quot;  &amp; IF([Numbers.F1061] &gt;= 2020; &quot;[b]&quot;; &quot;&quot;) &amp; [Numbers.F1061] &amp; IF([Numbers.F1061] &gt;= 2020; &quot;[/b]&quot;; &quot;&quot;)  &amp; &quot;, &quot; &amp; [Numbers.H1061] &amp; &quot;) [sup][&quot; &amp; [Numbers.C1061] &amp; &quot;: &quot; &amp; [Numbers.I106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2] &gt; 0; &quot;[b]&quot; &amp; [Numbers.B1062] &amp; &quot;. &quot; &amp; &quot;[url=&quot; &amp; [Numbers.E1062] &amp; &quot;]&quot; &amp; [Numbers.D1062] &amp; &quot;[/url][/b] (&quot; &amp; [Numbers.G1062] &amp; &quot;, &quot;  &amp; IF([Numbers.F1062] &gt;= 2020; &quot;[b]&quot;; &quot;&quot;) &amp; [Numbers.F1062] &amp; IF([Numbers.F1062] &gt;= 2020; &quot;[/b]&quot;; &quot;&quot;)  &amp; &quot;, &quot; &amp; [Numbers.H1062] &amp; &quot;) [sup][&quot; &amp; [Numbers.C1062] &amp; &quot;: &quot; &amp; [Numbers.I106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3] &gt; 0; &quot;[b]&quot; &amp; [Numbers.B1063] &amp; &quot;. &quot; &amp; &quot;[url=&quot; &amp; [Numbers.E1063] &amp; &quot;]&quot; &amp; [Numbers.D1063] &amp; &quot;[/url][/b] (&quot; &amp; [Numbers.G1063] &amp; &quot;, &quot;  &amp; IF([Numbers.F1063] &gt;= 2020; &quot;[b]&quot;; &quot;&quot;) &amp; [Numbers.F1063] &amp; IF([Numbers.F1063] &gt;= 2020; &quot;[/b]&quot;; &quot;&quot;)  &amp; &quot;, &quot; &amp; [Numbers.H1063] &amp; &quot;) [sup][&quot; &amp; [Numbers.C1063] &amp; &quot;: &quot; &amp; [Numbers.I106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4] &gt; 0; &quot;[b]&quot; &amp; [Numbers.B1064] &amp; &quot;. &quot; &amp; &quot;[url=&quot; &amp; [Numbers.E1064] &amp; &quot;]&quot; &amp; [Numbers.D1064] &amp; &quot;[/url][/b] (&quot; &amp; [Numbers.G1064] &amp; &quot;, &quot;  &amp; IF([Numbers.F1064] &gt;= 2020; &quot;[b]&quot;; &quot;&quot;) &amp; [Numbers.F1064] &amp; IF([Numbers.F1064] &gt;= 2020; &quot;[/b]&quot;; &quot;&quot;)  &amp; &quot;, &quot; &amp; [Numbers.H1064] &amp; &quot;) [sup][&quot; &amp; [Numbers.C1064] &amp; &quot;: &quot; &amp; [Numbers.I106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5] &gt; 0; &quot;[b]&quot; &amp; [Numbers.B1065] &amp; &quot;. &quot; &amp; &quot;[url=&quot; &amp; [Numbers.E1065] &amp; &quot;]&quot; &amp; [Numbers.D1065] &amp; &quot;[/url][/b] (&quot; &amp; [Numbers.G1065] &amp; &quot;, &quot;  &amp; IF([Numbers.F1065] &gt;= 2020; &quot;[b]&quot;; &quot;&quot;) &amp; [Numbers.F1065] &amp; IF([Numbers.F1065] &gt;= 2020; &quot;[/b]&quot;; &quot;&quot;)  &amp; &quot;, &quot; &amp; [Numbers.H1065] &amp; &quot;) [sup][&quot; &amp; [Numbers.C1065] &amp; &quot;: &quot; &amp; [Numbers.I106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6] &gt; 0; &quot;[b]&quot; &amp; [Numbers.B1066] &amp; &quot;. &quot; &amp; &quot;[url=&quot; &amp; [Numbers.E1066] &amp; &quot;]&quot; &amp; [Numbers.D1066] &amp; &quot;[/url][/b] (&quot; &amp; [Numbers.G1066] &amp; &quot;, &quot;  &amp; IF([Numbers.F1066] &gt;= 2020; &quot;[b]&quot;; &quot;&quot;) &amp; [Numbers.F1066] &amp; IF([Numbers.F1066] &gt;= 2020; &quot;[/b]&quot;; &quot;&quot;)  &amp; &quot;, &quot; &amp; [Numbers.H1066] &amp; &quot;) [sup][&quot; &amp; [Numbers.C1066] &amp; &quot;: &quot; &amp; [Numbers.I106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7] &gt; 0; &quot;[b]&quot; &amp; [Numbers.B1067] &amp; &quot;. &quot; &amp; &quot;[url=&quot; &amp; [Numbers.E1067] &amp; &quot;]&quot; &amp; [Numbers.D1067] &amp; &quot;[/url][/b] (&quot; &amp; [Numbers.G1067] &amp; &quot;, &quot;  &amp; IF([Numbers.F1067] &gt;= 2020; &quot;[b]&quot;; &quot;&quot;) &amp; [Numbers.F1067] &amp; IF([Numbers.F1067] &gt;= 2020; &quot;[/b]&quot;; &quot;&quot;)  &amp; &quot;, &quot; &amp; [Numbers.H1067] &amp; &quot;) [sup][&quot; &amp; [Numbers.C1067] &amp; &quot;: &quot; &amp; [Numbers.I106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8] &gt; 0; &quot;[b]&quot; &amp; [Numbers.B1068] &amp; &quot;. &quot; &amp; &quot;[url=&quot; &amp; [Numbers.E1068] &amp; &quot;]&quot; &amp; [Numbers.D1068] &amp; &quot;[/url][/b] (&quot; &amp; [Numbers.G1068] &amp; &quot;, &quot;  &amp; IF([Numbers.F1068] &gt;= 2020; &quot;[b]&quot;; &quot;&quot;) &amp; [Numbers.F1068] &amp; IF([Numbers.F1068] &gt;= 2020; &quot;[/b]&quot;; &quot;&quot;)  &amp; &quot;, &quot; &amp; [Numbers.H1068] &amp; &quot;) [sup][&quot; &amp; [Numbers.C1068] &amp; &quot;: &quot; &amp; [Numbers.I106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69] &gt; 0; &quot;[b]&quot; &amp; [Numbers.B1069] &amp; &quot;. &quot; &amp; &quot;[url=&quot; &amp; [Numbers.E1069] &amp; &quot;]&quot; &amp; [Numbers.D1069] &amp; &quot;[/url][/b] (&quot; &amp; [Numbers.G1069] &amp; &quot;, &quot;  &amp; IF([Numbers.F1069] &gt;= 2020; &quot;[b]&quot;; &quot;&quot;) &amp; [Numbers.F1069] &amp; IF([Numbers.F1069] &gt;= 2020; &quot;[/b]&quot;; &quot;&quot;)  &amp; &quot;, &quot; &amp; [Numbers.H1069] &amp; &quot;) [sup][&quot; &amp; [Numbers.C1069] &amp; &quot;: &quot; &amp; [Numbers.I106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0] &gt; 0; &quot;[b]&quot; &amp; [Numbers.B1070] &amp; &quot;. &quot; &amp; &quot;[url=&quot; &amp; [Numbers.E1070] &amp; &quot;]&quot; &amp; [Numbers.D1070] &amp; &quot;[/url][/b] (&quot; &amp; [Numbers.G1070] &amp; &quot;, &quot;  &amp; IF([Numbers.F1070] &gt;= 2020; &quot;[b]&quot;; &quot;&quot;) &amp; [Numbers.F1070] &amp; IF([Numbers.F1070] &gt;= 2020; &quot;[/b]&quot;; &quot;&quot;)  &amp; &quot;, &quot; &amp; [Numbers.H1070] &amp; &quot;) [sup][&quot; &amp; [Numbers.C1070] &amp; &quot;: &quot; &amp; [Numbers.I107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1] &gt; 0; &quot;[b]&quot; &amp; [Numbers.B1071] &amp; &quot;. &quot; &amp; &quot;[url=&quot; &amp; [Numbers.E1071] &amp; &quot;]&quot; &amp; [Numbers.D1071] &amp; &quot;[/url][/b] (&quot; &amp; [Numbers.G1071] &amp; &quot;, &quot;  &amp; IF([Numbers.F1071] &gt;= 2020; &quot;[b]&quot;; &quot;&quot;) &amp; [Numbers.F1071] &amp; IF([Numbers.F1071] &gt;= 2020; &quot;[/b]&quot;; &quot;&quot;)  &amp; &quot;, &quot; &amp; [Numbers.H1071] &amp; &quot;) [sup][&quot; &amp; [Numbers.C1071] &amp; &quot;: &quot; &amp; [Numbers.I107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2] &gt; 0; &quot;[b]&quot; &amp; [Numbers.B1072] &amp; &quot;. &quot; &amp; &quot;[url=&quot; &amp; [Numbers.E1072] &amp; &quot;]&quot; &amp; [Numbers.D1072] &amp; &quot;[/url][/b] (&quot; &amp; [Numbers.G1072] &amp; &quot;, &quot;  &amp; IF([Numbers.F1072] &gt;= 2020; &quot;[b]&quot;; &quot;&quot;) &amp; [Numbers.F1072] &amp; IF([Numbers.F1072] &gt;= 2020; &quot;[/b]&quot;; &quot;&quot;)  &amp; &quot;, &quot; &amp; [Numbers.H1072] &amp; &quot;) [sup][&quot; &amp; [Numbers.C1072] &amp; &quot;: &quot; &amp; [Numbers.I107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3] &gt; 0; &quot;[b]&quot; &amp; [Numbers.B1073] &amp; &quot;. &quot; &amp; &quot;[url=&quot; &amp; [Numbers.E1073] &amp; &quot;]&quot; &amp; [Numbers.D1073] &amp; &quot;[/url][/b] (&quot; &amp; [Numbers.G1073] &amp; &quot;, &quot;  &amp; IF([Numbers.F1073] &gt;= 2020; &quot;[b]&quot;; &quot;&quot;) &amp; [Numbers.F1073] &amp; IF([Numbers.F1073] &gt;= 2020; &quot;[/b]&quot;; &quot;&quot;)  &amp; &quot;, &quot; &amp; [Numbers.H1073] &amp; &quot;) [sup][&quot; &amp; [Numbers.C1073] &amp; &quot;: &quot; &amp; [Numbers.I107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4] &gt; 0; &quot;[b]&quot; &amp; [Numbers.B1074] &amp; &quot;. &quot; &amp; &quot;[url=&quot; &amp; [Numbers.E1074] &amp; &quot;]&quot; &amp; [Numbers.D1074] &amp; &quot;[/url][/b] (&quot; &amp; [Numbers.G1074] &amp; &quot;, &quot;  &amp; IF([Numbers.F1074] &gt;= 2020; &quot;[b]&quot;; &quot;&quot;) &amp; [Numbers.F1074] &amp; IF([Numbers.F1074] &gt;= 2020; &quot;[/b]&quot;; &quot;&quot;)  &amp; &quot;, &quot; &amp; [Numbers.H1074] &amp; &quot;) [sup][&quot; &amp; [Numbers.C1074] &amp; &quot;: &quot; &amp; [Numbers.I107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5] &gt; 0; &quot;[b]&quot; &amp; [Numbers.B1075] &amp; &quot;. &quot; &amp; &quot;[url=&quot; &amp; [Numbers.E1075] &amp; &quot;]&quot; &amp; [Numbers.D1075] &amp; &quot;[/url][/b] (&quot; &amp; [Numbers.G1075] &amp; &quot;, &quot;  &amp; IF([Numbers.F1075] &gt;= 2020; &quot;[b]&quot;; &quot;&quot;) &amp; [Numbers.F1075] &amp; IF([Numbers.F1075] &gt;= 2020; &quot;[/b]&quot;; &quot;&quot;)  &amp; &quot;, &quot; &amp; [Numbers.H1075] &amp; &quot;) [sup][&quot; &amp; [Numbers.C1075] &amp; &quot;: &quot; &amp; [Numbers.I107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6] &gt; 0; &quot;[b]&quot; &amp; [Numbers.B1076] &amp; &quot;. &quot; &amp; &quot;[url=&quot; &amp; [Numbers.E1076] &amp; &quot;]&quot; &amp; [Numbers.D1076] &amp; &quot;[/url][/b] (&quot; &amp; [Numbers.G1076] &amp; &quot;, &quot;  &amp; IF([Numbers.F1076] &gt;= 2020; &quot;[b]&quot;; &quot;&quot;) &amp; [Numbers.F1076] &amp; IF([Numbers.F1076] &gt;= 2020; &quot;[/b]&quot;; &quot;&quot;)  &amp; &quot;, &quot; &amp; [Numbers.H1076] &amp; &quot;) [sup][&quot; &amp; [Numbers.C1076] &amp; &quot;: &quot; &amp; [Numbers.I107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7] &gt; 0; &quot;[b]&quot; &amp; [Numbers.B1077] &amp; &quot;. &quot; &amp; &quot;[url=&quot; &amp; [Numbers.E1077] &amp; &quot;]&quot; &amp; [Numbers.D1077] &amp; &quot;[/url][/b] (&quot; &amp; [Numbers.G1077] &amp; &quot;, &quot;  &amp; IF([Numbers.F1077] &gt;= 2020; &quot;[b]&quot;; &quot;&quot;) &amp; [Numbers.F1077] &amp; IF([Numbers.F1077] &gt;= 2020; &quot;[/b]&quot;; &quot;&quot;)  &amp; &quot;, &quot; &amp; [Numbers.H1077] &amp; &quot;) [sup][&quot; &amp; [Numbers.C1077] &amp; &quot;: &quot; &amp; [Numbers.I10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8] &gt; 0; &quot;[b]&quot; &amp; [Numbers.B1078] &amp; &quot;. &quot; &amp; &quot;[url=&quot; &amp; [Numbers.E1078] &amp; &quot;]&quot; &amp; [Numbers.D1078] &amp; &quot;[/url][/b] (&quot; &amp; [Numbers.G1078] &amp; &quot;, &quot;  &amp; IF([Numbers.F1078] &gt;= 2020; &quot;[b]&quot;; &quot;&quot;) &amp; [Numbers.F1078] &amp; IF([Numbers.F1078] &gt;= 2020; &quot;[/b]&quot;; &quot;&quot;)  &amp; &quot;, &quot; &amp; [Numbers.H1078] &amp; &quot;) [sup][&quot; &amp; [Numbers.C1078] &amp; &quot;: &quot; &amp; [Numbers.I10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79] &gt; 0; &quot;[b]&quot; &amp; [Numbers.B1079] &amp; &quot;. &quot; &amp; &quot;[url=&quot; &amp; [Numbers.E1079] &amp; &quot;]&quot; &amp; [Numbers.D1079] &amp; &quot;[/url][/b] (&quot; &amp; [Numbers.G1079] &amp; &quot;, &quot;  &amp; IF([Numbers.F1079] &gt;= 2020; &quot;[b]&quot;; &quot;&quot;) &amp; [Numbers.F1079] &amp; IF([Numbers.F1079] &gt;= 2020; &quot;[/b]&quot;; &quot;&quot;)  &amp; &quot;, &quot; &amp; [Numbers.H1079] &amp; &quot;) [sup][&quot; &amp; [Numbers.C1079] &amp; &quot;: &quot; &amp; [Numbers.I10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0] &gt; 0; &quot;[b]&quot; &amp; [Numbers.B1080] &amp; &quot;. &quot; &amp; &quot;[url=&quot; &amp; [Numbers.E1080] &amp; &quot;]&quot; &amp; [Numbers.D1080] &amp; &quot;[/url][/b] (&quot; &amp; [Numbers.G1080] &amp; &quot;, &quot;  &amp; IF([Numbers.F1080] &gt;= 2020; &quot;[b]&quot;; &quot;&quot;) &amp; [Numbers.F1080] &amp; IF([Numbers.F1080] &gt;= 2020; &quot;[/b]&quot;; &quot;&quot;)  &amp; &quot;, &quot; &amp; [Numbers.H1080] &amp; &quot;) [sup][&quot; &amp; [Numbers.C1080] &amp; &quot;: &quot; &amp; [Numbers.I10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1] &gt; 0; &quot;[b]&quot; &amp; [Numbers.B1081] &amp; &quot;. &quot; &amp; &quot;[url=&quot; &amp; [Numbers.E1081] &amp; &quot;]&quot; &amp; [Numbers.D1081] &amp; &quot;[/url][/b] (&quot; &amp; [Numbers.G1081] &amp; &quot;, &quot;  &amp; IF([Numbers.F1081] &gt;= 2020; &quot;[b]&quot;; &quot;&quot;) &amp; [Numbers.F1081] &amp; IF([Numbers.F1081] &gt;= 2020; &quot;[/b]&quot;; &quot;&quot;)  &amp; &quot;, &quot; &amp; [Numbers.H1081] &amp; &quot;) [sup][&quot; &amp; [Numbers.C1081] &amp; &quot;: &quot; &amp; [Numbers.I10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2] &gt; 0; &quot;[b]&quot; &amp; [Numbers.B1082] &amp; &quot;. &quot; &amp; &quot;[url=&quot; &amp; [Numbers.E1082] &amp; &quot;]&quot; &amp; [Numbers.D1082] &amp; &quot;[/url][/b] (&quot; &amp; [Numbers.G1082] &amp; &quot;, &quot;  &amp; IF([Numbers.F1082] &gt;= 2020; &quot;[b]&quot;; &quot;&quot;) &amp; [Numbers.F1082] &amp; IF([Numbers.F1082] &gt;= 2020; &quot;[/b]&quot;; &quot;&quot;)  &amp; &quot;, &quot; &amp; [Numbers.H1082] &amp; &quot;) [sup][&quot; &amp; [Numbers.C1082] &amp; &quot;: &quot; &amp; [Numbers.I10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3] &gt; 0; &quot;[b]&quot; &amp; [Numbers.B1083] &amp; &quot;. &quot; &amp; &quot;[url=&quot; &amp; [Numbers.E1083] &amp; &quot;]&quot; &amp; [Numbers.D1083] &amp; &quot;[/url][/b] (&quot; &amp; [Numbers.G1083] &amp; &quot;, &quot;  &amp; IF([Numbers.F1083] &gt;= 2020; &quot;[b]&quot;; &quot;&quot;) &amp; [Numbers.F1083] &amp; IF([Numbers.F1083] &gt;= 2020; &quot;[/b]&quot;; &quot;&quot;)  &amp; &quot;, &quot; &amp; [Numbers.H1083] &amp; &quot;) [sup][&quot; &amp; [Numbers.C1083] &amp; &quot;: &quot; &amp; [Numbers.I10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4] &gt; 0; &quot;[b]&quot; &amp; [Numbers.B1084] &amp; &quot;. &quot; &amp; &quot;[url=&quot; &amp; [Numbers.E1084] &amp; &quot;]&quot; &amp; [Numbers.D1084] &amp; &quot;[/url][/b] (&quot; &amp; [Numbers.G1084] &amp; &quot;, &quot;  &amp; IF([Numbers.F1084] &gt;= 2020; &quot;[b]&quot;; &quot;&quot;) &amp; [Numbers.F1084] &amp; IF([Numbers.F1084] &gt;= 2020; &quot;[/b]&quot;; &quot;&quot;)  &amp; &quot;, &quot; &amp; [Numbers.H1084] &amp; &quot;) [sup][&quot; &amp; [Numbers.C1084] &amp; &quot;: &quot; &amp; [Numbers.I10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5] &gt; 0; &quot;[b]&quot; &amp; [Numbers.B1085] &amp; &quot;. &quot; &amp; &quot;[url=&quot; &amp; [Numbers.E1085] &amp; &quot;]&quot; &amp; [Numbers.D1085] &amp; &quot;[/url][/b] (&quot; &amp; [Numbers.G1085] &amp; &quot;, &quot;  &amp; IF([Numbers.F1085] &gt;= 2020; &quot;[b]&quot;; &quot;&quot;) &amp; [Numbers.F1085] &amp; IF([Numbers.F1085] &gt;= 2020; &quot;[/b]&quot;; &quot;&quot;)  &amp; &quot;, &quot; &amp; [Numbers.H1085] &amp; &quot;) [sup][&quot; &amp; [Numbers.C1085] &amp; &quot;: &quot; &amp; [Numbers.I10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6] &gt; 0; &quot;[b]&quot; &amp; [Numbers.B1086] &amp; &quot;. &quot; &amp; &quot;[url=&quot; &amp; [Numbers.E1086] &amp; &quot;]&quot; &amp; [Numbers.D1086] &amp; &quot;[/url][/b] (&quot; &amp; [Numbers.G1086] &amp; &quot;, &quot;  &amp; IF([Numbers.F1086] &gt;= 2020; &quot;[b]&quot;; &quot;&quot;) &amp; [Numbers.F1086] &amp; IF([Numbers.F1086] &gt;= 2020; &quot;[/b]&quot;; &quot;&quot;)  &amp; &quot;, &quot; &amp; [Numbers.H1086] &amp; &quot;) [sup][&quot; &amp; [Numbers.C1086] &amp; &quot;: &quot; &amp; [Numbers.I10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7] &gt; 0; &quot;[b]&quot; &amp; [Numbers.B1087] &amp; &quot;. &quot; &amp; &quot;[url=&quot; &amp; [Numbers.E1087] &amp; &quot;]&quot; &amp; [Numbers.D1087] &amp; &quot;[/url][/b] (&quot; &amp; [Numbers.G1087] &amp; &quot;, &quot;  &amp; IF([Numbers.F1087] &gt;= 2020; &quot;[b]&quot;; &quot;&quot;) &amp; [Numbers.F1087] &amp; IF([Numbers.F1087] &gt;= 2020; &quot;[/b]&quot;; &quot;&quot;)  &amp; &quot;, &quot; &amp; [Numbers.H1087] &amp; &quot;) [sup][&quot; &amp; [Numbers.C1087] &amp; &quot;: &quot; &amp; [Numbers.I10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8] &gt; 0; &quot;[b]&quot; &amp; [Numbers.B1088] &amp; &quot;. &quot; &amp; &quot;[url=&quot; &amp; [Numbers.E1088] &amp; &quot;]&quot; &amp; [Numbers.D1088] &amp; &quot;[/url][/b] (&quot; &amp; [Numbers.G1088] &amp; &quot;, &quot;  &amp; IF([Numbers.F1088] &gt;= 2020; &quot;[b]&quot;; &quot;&quot;) &amp; [Numbers.F1088] &amp; IF([Numbers.F1088] &gt;= 2020; &quot;[/b]&quot;; &quot;&quot;)  &amp; &quot;, &quot; &amp; [Numbers.H1088] &amp; &quot;) [sup][&quot; &amp; [Numbers.C1088] &amp; &quot;: &quot; &amp; [Numbers.I10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89] &gt; 0; &quot;[b]&quot; &amp; [Numbers.B1089] &amp; &quot;. &quot; &amp; &quot;[url=&quot; &amp; [Numbers.E1089] &amp; &quot;]&quot; &amp; [Numbers.D1089] &amp; &quot;[/url][/b] (&quot; &amp; [Numbers.G1089] &amp; &quot;, &quot;  &amp; IF([Numbers.F1089] &gt;= 2020; &quot;[b]&quot;; &quot;&quot;) &amp; [Numbers.F1089] &amp; IF([Numbers.F1089] &gt;= 2020; &quot;[/b]&quot;; &quot;&quot;)  &amp; &quot;, &quot; &amp; [Numbers.H1089] &amp; &quot;) [sup][&quot; &amp; [Numbers.C1089] &amp; &quot;: &quot; &amp; [Numbers.I10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0] &gt; 0; &quot;[b]&quot; &amp; [Numbers.B1090] &amp; &quot;. &quot; &amp; &quot;[url=&quot; &amp; [Numbers.E1090] &amp; &quot;]&quot; &amp; [Numbers.D1090] &amp; &quot;[/url][/b] (&quot; &amp; [Numbers.G1090] &amp; &quot;, &quot;  &amp; IF([Numbers.F1090] &gt;= 2020; &quot;[b]&quot;; &quot;&quot;) &amp; [Numbers.F1090] &amp; IF([Numbers.F1090] &gt;= 2020; &quot;[/b]&quot;; &quot;&quot;)  &amp; &quot;, &quot; &amp; [Numbers.H1090] &amp; &quot;) [sup][&quot; &amp; [Numbers.C1090] &amp; &quot;: &quot; &amp; [Numbers.I10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1] &gt; 0; &quot;[b]&quot; &amp; [Numbers.B1091] &amp; &quot;. &quot; &amp; &quot;[url=&quot; &amp; [Numbers.E1091] &amp; &quot;]&quot; &amp; [Numbers.D1091] &amp; &quot;[/url][/b] (&quot; &amp; [Numbers.G1091] &amp; &quot;, &quot;  &amp; IF([Numbers.F1091] &gt;= 2020; &quot;[b]&quot;; &quot;&quot;) &amp; [Numbers.F1091] &amp; IF([Numbers.F1091] &gt;= 2020; &quot;[/b]&quot;; &quot;&quot;)  &amp; &quot;, &quot; &amp; [Numbers.H1091] &amp; &quot;) [sup][&quot; &amp; [Numbers.C1091] &amp; &quot;: &quot; &amp; [Numbers.I10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2] &gt; 0; &quot;[b]&quot; &amp; [Numbers.B1092] &amp; &quot;. &quot; &amp; &quot;[url=&quot; &amp; [Numbers.E1092] &amp; &quot;]&quot; &amp; [Numbers.D1092] &amp; &quot;[/url][/b] (&quot; &amp; [Numbers.G1092] &amp; &quot;, &quot;  &amp; IF([Numbers.F1092] &gt;= 2020; &quot;[b]&quot;; &quot;&quot;) &amp; [Numbers.F1092] &amp; IF([Numbers.F1092] &gt;= 2020; &quot;[/b]&quot;; &quot;&quot;)  &amp; &quot;, &quot; &amp; [Numbers.H1092] &amp; &quot;) [sup][&quot; &amp; [Numbers.C1092] &amp; &quot;: &quot; &amp; [Numbers.I10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3] &gt; 0; &quot;[b]&quot; &amp; [Numbers.B1093] &amp; &quot;. &quot; &amp; &quot;[url=&quot; &amp; [Numbers.E1093] &amp; &quot;]&quot; &amp; [Numbers.D1093] &amp; &quot;[/url][/b] (&quot; &amp; [Numbers.G1093] &amp; &quot;, &quot;  &amp; IF([Numbers.F1093] &gt;= 2020; &quot;[b]&quot;; &quot;&quot;) &amp; [Numbers.F1093] &amp; IF([Numbers.F1093] &gt;= 2020; &quot;[/b]&quot;; &quot;&quot;)  &amp; &quot;, &quot; &amp; [Numbers.H1093] &amp; &quot;) [sup][&quot; &amp; [Numbers.C1093] &amp; &quot;: &quot; &amp; [Numbers.I10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4] &gt; 0; &quot;[b]&quot; &amp; [Numbers.B1094] &amp; &quot;. &quot; &amp; &quot;[url=&quot; &amp; [Numbers.E1094] &amp; &quot;]&quot; &amp; [Numbers.D1094] &amp; &quot;[/url][/b] (&quot; &amp; [Numbers.G1094] &amp; &quot;, &quot;  &amp; IF([Numbers.F1094] &gt;= 2020; &quot;[b]&quot;; &quot;&quot;) &amp; [Numbers.F1094] &amp; IF([Numbers.F1094] &gt;= 2020; &quot;[/b]&quot;; &quot;&quot;)  &amp; &quot;, &quot; &amp; [Numbers.H1094] &amp; &quot;) [sup][&quot; &amp; [Numbers.C1094] &amp; &quot;: &quot; &amp; [Numbers.I10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5] &gt; 0; &quot;[b]&quot; &amp; [Numbers.B1095] &amp; &quot;. &quot; &amp; &quot;[url=&quot; &amp; [Numbers.E1095] &amp; &quot;]&quot; &amp; [Numbers.D1095] &amp; &quot;[/url][/b] (&quot; &amp; [Numbers.G1095] &amp; &quot;, &quot;  &amp; IF([Numbers.F1095] &gt;= 2020; &quot;[b]&quot;; &quot;&quot;) &amp; [Numbers.F1095] &amp; IF([Numbers.F1095] &gt;= 2020; &quot;[/b]&quot;; &quot;&quot;)  &amp; &quot;, &quot; &amp; [Numbers.H1095] &amp; &quot;) [sup][&quot; &amp; [Numbers.C1095] &amp; &quot;: &quot; &amp; [Numbers.I10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6] &gt; 0; &quot;[b]&quot; &amp; [Numbers.B1096] &amp; &quot;. &quot; &amp; &quot;[url=&quot; &amp; [Numbers.E1096] &amp; &quot;]&quot; &amp; [Numbers.D1096] &amp; &quot;[/url][/b] (&quot; &amp; [Numbers.G1096] &amp; &quot;, &quot;  &amp; IF([Numbers.F1096] &gt;= 2020; &quot;[b]&quot;; &quot;&quot;) &amp; [Numbers.F1096] &amp; IF([Numbers.F1096] &gt;= 2020; &quot;[/b]&quot;; &quot;&quot;)  &amp; &quot;, &quot; &amp; [Numbers.H1096] &amp; &quot;) [sup][&quot; &amp; [Numbers.C1096] &amp; &quot;: &quot; &amp; [Numbers.I10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7] &gt; 0; &quot;[b]&quot; &amp; [Numbers.B1097] &amp; &quot;. &quot; &amp; &quot;[url=&quot; &amp; [Numbers.E1097] &amp; &quot;]&quot; &amp; [Numbers.D1097] &amp; &quot;[/url][/b] (&quot; &amp; [Numbers.G1097] &amp; &quot;, &quot;  &amp; IF([Numbers.F1097] &gt;= 2020; &quot;[b]&quot;; &quot;&quot;) &amp; [Numbers.F1097] &amp; IF([Numbers.F1097] &gt;= 2020; &quot;[/b]&quot;; &quot;&quot;)  &amp; &quot;, &quot; &amp; [Numbers.H1097] &amp; &quot;) [sup][&quot; &amp; [Numbers.C1097] &amp; &quot;: &quot; &amp; [Numbers.I10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8] &gt; 0; &quot;[b]&quot; &amp; [Numbers.B1098] &amp; &quot;. &quot; &amp; &quot;[url=&quot; &amp; [Numbers.E1098] &amp; &quot;]&quot; &amp; [Numbers.D1098] &amp; &quot;[/url][/b] (&quot; &amp; [Numbers.G1098] &amp; &quot;, &quot;  &amp; IF([Numbers.F1098] &gt;= 2020; &quot;[b]&quot;; &quot;&quot;) &amp; [Numbers.F1098] &amp; IF([Numbers.F1098] &gt;= 2020; &quot;[/b]&quot;; &quot;&quot;)  &amp; &quot;, &quot; &amp; [Numbers.H1098] &amp; &quot;) [sup][&quot; &amp; [Numbers.C1098] &amp; &quot;: &quot; &amp; [Numbers.I10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099] &gt; 0; &quot;[b]&quot; &amp; [Numbers.B1099] &amp; &quot;. &quot; &amp; &quot;[url=&quot; &amp; [Numbers.E1099] &amp; &quot;]&quot; &amp; [Numbers.D1099] &amp; &quot;[/url][/b] (&quot; &amp; [Numbers.G1099] &amp; &quot;, &quot;  &amp; IF([Numbers.F1099] &gt;= 2020; &quot;[b]&quot;; &quot;&quot;) &amp; [Numbers.F1099] &amp; IF([Numbers.F1099] &gt;= 2020; &quot;[/b]&quot;; &quot;&quot;)  &amp; &quot;, &quot; &amp; [Numbers.H1099] &amp; &quot;) [sup][&quot; &amp; [Numbers.C1099] &amp; &quot;: &quot; &amp; [Numbers.I10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100] &gt; 0; &quot;[b]&quot; &amp; [Numbers.B1100] &amp; &quot;. &quot; &amp; &quot;[url=&quot; &amp; [Numbers.E1100] &amp; &quot;]&quot; &amp; [Numbers.D1100] &amp; &quot;[/url][/b] (&quot; &amp; [Numbers.G1100] &amp; &quot;, &quot;  &amp; IF([Numbers.F1100] &gt;= 2020; &quot;[b]&quot;; &quot;&quot;) &amp; [Numbers.F1100] &amp; IF([Numbers.F1100] &gt;= 2020; &quot;[/b]&quot;; &quot;&quot;)  &amp; &quot;, &quot; &amp; [Numbers.H1100] &amp; &quot;) [sup][&quot; &amp; [Numbers.C1100] &amp; &quot;: &quot; &amp; [Numbers.I11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101] &gt; 0; &quot;[b]&quot; &amp; [Numbers.B1101] &amp; &quot;. &quot; &amp; &quot;[url=&quot; &amp; [Numbers.E1101] &amp; &quot;]&quot; &amp; [Numbers.D1101] &amp; &quot;[/url][/b] (&quot; &amp; [Numbers.G1101] &amp; &quot;, &quot;  &amp; IF([Numbers.F1101] &gt;= 2020; &quot;[b]&quot;; &quot;&quot;) &amp; [Numbers.F1101] &amp; IF([Numbers.F1101] &gt;= 2020; &quot;[/b]&quot;; &quot;&quot;)  &amp; &quot;, &quot; &amp; [Numbers.H1101] &amp; &quot;) [sup][&quot; &amp; [Numbers.C1101] &amp; &quot;: &quot; &amp; [Numbers.I11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1102] &gt; 0; &quot;[b]&quot; &amp; [Numbers.B1102] &amp; &quot;. &quot; &amp; &quot;[url=&quot; &amp; [Numbers.E1102] &amp; &quot;]&quot; &amp; [Numbers.D1102] &amp; &quot;[/url][/b] (&quot; &amp; [Numbers.G1102] &amp; &quot;, &quot;  &amp; IF([Numbers.F1102] &gt;= 2020; &quot;[b]&quot;; &quot;&quot;) &amp; [Numbers.F1102] &amp; IF([Numbers.F1102] &gt;= 2020; &quot;[/b]&quot;; &quot;&quot;)  &amp; &quot;, &quot; &amp; [Numbers.H1102] &amp; &quot;) [sup][&quot; &amp; [Numbers.C1102] &amp; &quot;: &quot; &amp; [Numbers.I1102] &amp; &quot;][/sup]&quot;; &quot;&quot;)">
            <text:p/>
          </table:table-cell>
          <table:table-cell office:value-type="string" calcext:value-type="string">
            <text:p>←</text:p>
          </table:table-cell>
          <table:table-cell table:number-columns-repeated="3"/>
        </table:table-row>
        <table:table-row table:style-name="ro5" table:number-rows-repeated="1047476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Years" table:style-name="ta1">
        <office:forms form:automatic-focus="false" form:apply-design-mode="false"/>
        <table:shapes>
          <draw:frame draw:z-index="0" draw:style-name="gr2" draw:text-style-name="P3" svg:width="11.1063in" svg:height="5.1555in" svg:x="3.9866in" svg:y="0.2303in">
            <draw:object draw:notify-on-update-of-ranges="Years.A2:Years.A30 Years.C2:Years.C30 Years.B2:Years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15" table:default-cell-style-name="Default"/>
        <table:table-column table:style-name="co16" table:default-cell-style-name="ce148"/>
        <table:table-column table:style-name="co17" table:default-cell-style-name="ce47"/>
        <table:table-column table:style-name="co18" table:default-cell-style-name="Default"/>
        <table:table-column table:style-name="co19" table:default-cell-style-name="Default"/>
        <table:table-row table:style-name="ro3">
          <table:table-cell table:style-name="ce146" office:value-type="string" calcext:value-type="string">
            <text:p>Year</text:p>
          </table:table-cell>
          <table:table-cell table:style-name="ce209" office:value-type="string" calcext:value-type="string">
            <text:p>Most Voted</text:p>
          </table:table-cell>
          <table:table-cell table:style-name="ce209" office:value-type="string" calcext:value-type="string">
            <text:p>Without Most Voted</text:p>
          </table:table-cell>
          <table:table-cell table:style-name="ce146" office:value-type="string" calcext:value-type="string">
            <text:p>Sum of Points</text:p>
          </table:table-cell>
          <table:table-cell table:style-name="ce145"/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COM.MICROSOFT.MAXIFS([$Numbers.C$1:$Numbers.C$1048576];[$Numbers.F$1:$Numbers.F$1048576];&quot;=&quot;&amp;[.A2])" office:value-type="float" office:value="18" calcext:value-type="float">
            <text:p>18</text:p>
          </table:table-cell>
          <table:table-cell table:formula="of:=[.D2]-[.B2]" office:value-type="float" office:value="59" calcext:value-type="float">
            <text:p>59</text:p>
          </table:table-cell>
          <table:table-cell table:formula="of:=SUMIF([$Numbers.$F$4:$Numbers.$F$1048576]; &quot;=&quot;&amp;[.A2]; [$Numbers.$C$4:$Numbers.$C$1048576])"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COM.MICROSOFT.MAXIFS([$Numbers.C$1:$Numbers.C$1048576];[$Numbers.F$1:$Numbers.F$1048576];&quot;=&quot;&amp;[.A3])" office:value-type="float" office:value="121" calcext:value-type="float">
            <text:p>121</text:p>
          </table:table-cell>
          <table:table-cell table:formula="of:=[.D3]-[.B3]" office:value-type="float" office:value="130" calcext:value-type="float">
            <text:p>130</text:p>
          </table:table-cell>
          <table:table-cell table:formula="of:=SUMIF([$Numbers.$F$4:$Numbers.$F$1048576]; &quot;=&quot;&amp;[.A3]; [$Numbers.$C$4:$Numbers.$C$1048576])" office:value-type="float" office:value="251" calcext:value-type="float">
            <text:p>251</text:p>
          </table:table-cell>
          <table:table-cell table:number-columns-repeated="2"/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COM.MICROSOFT.MAXIFS([$Numbers.C$1:$Numbers.C$1048576];[$Numbers.F$1:$Numbers.F$1048576];&quot;=&quot;&amp;[.A4])" office:value-type="float" office:value="115" calcext:value-type="float">
            <text:p>115</text:p>
          </table:table-cell>
          <table:table-cell table:formula="of:=[.D4]-[.B4]" office:value-type="float" office:value="369" calcext:value-type="float">
            <text:p>369</text:p>
          </table:table-cell>
          <table:table-cell table:formula="of:=SUMIF([$Numbers.$F$4:$Numbers.$F$1048576]; &quot;=&quot;&amp;[.A4]; [$Numbers.$C$4:$Numbers.$C$1048576])" office:value-type="float" office:value="484" calcext:value-type="float">
            <text:p>484</text:p>
          </table:table-cell>
          <table:table-cell table:number-columns-repeated="2"/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COM.MICROSOFT.MAXIFS([$Numbers.C$1:$Numbers.C$1048576];[$Numbers.F$1:$Numbers.F$1048576];&quot;=&quot;&amp;[.A5])" office:value-type="float" office:value="153" calcext:value-type="float">
            <text:p>153</text:p>
          </table:table-cell>
          <table:table-cell table:formula="of:=[.D5]-[.B5]" office:value-type="float" office:value="179" calcext:value-type="float">
            <text:p>179</text:p>
          </table:table-cell>
          <table:table-cell table:formula="of:=SUMIF([$Numbers.$F$4:$Numbers.$F$1048576]; &quot;=&quot;&amp;[.A5]; [$Numbers.$C$4:$Numbers.$C$1048576])" office:value-type="float" office:value="332" calcext:value-type="float">
            <text:p>332</text:p>
          </table:table-cell>
          <table:table-cell table:number-columns-repeated="2"/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COM.MICROSOFT.MAXIFS([$Numbers.C$1:$Numbers.C$1048576];[$Numbers.F$1:$Numbers.F$1048576];&quot;=&quot;&amp;[.A6])" office:value-type="float" office:value="38" calcext:value-type="float">
            <text:p>38</text:p>
          </table:table-cell>
          <table:table-cell table:formula="of:=[.D6]-[.B6]" office:value-type="float" office:value="18" calcext:value-type="float">
            <text:p>18</text:p>
          </table:table-cell>
          <table:table-cell table:formula="of:=SUMIF([$Numbers.$F$4:$Numbers.$F$1048576]; &quot;=&quot;&amp;[.A6]; [$Numbers.$C$4:$Numbers.$C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COM.MICROSOFT.MAXIFS([$Numbers.C$1:$Numbers.C$1048576];[$Numbers.F$1:$Numbers.F$1048576];&quot;=&quot;&amp;[.A7])" office:value-type="float" office:value="26" calcext:value-type="float">
            <text:p>26</text:p>
          </table:table-cell>
          <table:table-cell table:formula="of:=[.D7]-[.B7]" office:value-type="float" office:value="35" calcext:value-type="float">
            <text:p>35</text:p>
          </table:table-cell>
          <table:table-cell table:formula="of:=SUMIF([$Numbers.$F$4:$Numbers.$F$1048576]; &quot;=&quot;&amp;[.A7]; [$Numbers.$C$4:$Numbers.$C$1048576])" office:value-type="float" office:value="61" calcext:value-type="float">
            <text:p>61</text:p>
          </table:table-cell>
          <table:table-cell table:number-columns-repeated="2"/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COM.MICROSOFT.MAXIFS([$Numbers.C$1:$Numbers.C$1048576];[$Numbers.F$1:$Numbers.F$1048576];&quot;=&quot;&amp;[.A8])" office:value-type="float" office:value="19" calcext:value-type="float">
            <text:p>19</text:p>
          </table:table-cell>
          <table:table-cell table:formula="of:=[.D8]-[.B8]" office:value-type="float" office:value="46" calcext:value-type="float">
            <text:p>46</text:p>
          </table:table-cell>
          <table:table-cell table:formula="of:=SUMIF([$Numbers.$F$4:$Numbers.$F$1048576]; &quot;=&quot;&amp;[.A8]; [$Numbers.$C$4:$Numbers.$C$1048576])" office:value-type="float" office:value="65" calcext:value-type="float">
            <text:p>65</text:p>
          </table:table-cell>
          <table:table-cell table:number-columns-repeated="2"/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COM.MICROSOFT.MAXIFS([$Numbers.C$1:$Numbers.C$1048576];[$Numbers.F$1:$Numbers.F$1048576];&quot;=&quot;&amp;[.A9])" office:value-type="float" office:value="438" calcext:value-type="float">
            <text:p>438</text:p>
          </table:table-cell>
          <table:table-cell table:formula="of:=[.D9]-[.B9]" office:value-type="float" office:value="102" calcext:value-type="float">
            <text:p>102</text:p>
          </table:table-cell>
          <table:table-cell table:formula="of:=SUMIF([$Numbers.$F$4:$Numbers.$F$1048576]; &quot;=&quot;&amp;[.A9]; [$Numbers.$C$4:$Numbers.$C$1048576])" office:value-type="float" office:value="540" calcext:value-type="float">
            <text:p>540</text:p>
          </table:table-cell>
          <table:table-cell table:number-columns-repeated="2"/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COM.MICROSOFT.MAXIFS([$Numbers.C$1:$Numbers.C$1048576];[$Numbers.F$1:$Numbers.F$1048576];&quot;=&quot;&amp;[.A10])" office:value-type="float" office:value="31" calcext:value-type="float">
            <text:p>31</text:p>
          </table:table-cell>
          <table:table-cell table:formula="of:=[.D10]-[.B10]" office:value-type="float" office:value="43" calcext:value-type="float">
            <text:p>43</text:p>
          </table:table-cell>
          <table:table-cell table:formula="of:=SUMIF([$Numbers.$F$4:$Numbers.$F$1048576]; &quot;=&quot;&amp;[.A10]; [$Numbers.$C$4:$Numbers.$C$1048576])" office:value-type="float" office:value="74" calcext:value-type="float">
            <text:p>74</text:p>
          </table:table-cell>
          <table:table-cell table:number-columns-repeated="2"/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COM.MICROSOFT.MAXIFS([$Numbers.C$1:$Numbers.C$1048576];[$Numbers.F$1:$Numbers.F$1048576];&quot;=&quot;&amp;[.A11])" office:value-type="float" office:value="316" calcext:value-type="float">
            <text:p>316</text:p>
          </table:table-cell>
          <table:table-cell table:formula="of:=[.D11]-[.B11]" office:value-type="float" office:value="192" calcext:value-type="float">
            <text:p>192</text:p>
          </table:table-cell>
          <table:table-cell table:formula="of:=SUMIF([$Numbers.$F$4:$Numbers.$F$1048576]; &quot;=&quot;&amp;[.A11]; [$Numbers.$C$4:$Numbers.$C$1048576])" office:value-type="float" office:value="508" calcext:value-type="float">
            <text:p>508</text:p>
          </table:table-cell>
          <table:table-cell table:number-columns-repeated="2"/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COM.MICROSOFT.MAXIFS([$Numbers.C$1:$Numbers.C$1048576];[$Numbers.F$1:$Numbers.F$1048576];&quot;=&quot;&amp;[.A12])" office:value-type="float" office:value="25" calcext:value-type="float">
            <text:p>25</text:p>
          </table:table-cell>
          <table:table-cell table:formula="of:=[.D12]-[.B12]" office:value-type="float" office:value="109" calcext:value-type="float">
            <text:p>109</text:p>
          </table:table-cell>
          <table:table-cell table:formula="of:=SUMIF([$Numbers.$F$4:$Numbers.$F$1048576]; &quot;=&quot;&amp;[.A12]; [$Numbers.$C$4:$Numbers.$C$1048576])" office:value-type="float" office:value="134" calcext:value-type="float">
            <text:p>134</text:p>
          </table:table-cell>
          <table:table-cell table:number-columns-repeated="2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COM.MICROSOFT.MAXIFS([$Numbers.C$1:$Numbers.C$1048576];[$Numbers.F$1:$Numbers.F$1048576];&quot;=&quot;&amp;[.A13])" office:value-type="float" office:value="410" calcext:value-type="float">
            <text:p>410</text:p>
          </table:table-cell>
          <table:table-cell table:formula="of:=[.D13]-[.B13]" office:value-type="float" office:value="228" calcext:value-type="float">
            <text:p>228</text:p>
          </table:table-cell>
          <table:table-cell table:formula="of:=SUMIF([$Numbers.$F$4:$Numbers.$F$1048576]; &quot;=&quot;&amp;[.A13]; [$Numbers.$C$4:$Numbers.$C$1048576])" office:value-type="float" office:value="638" calcext:value-type="float">
            <text:p>638</text:p>
          </table:table-cell>
          <table:table-cell table:number-columns-repeated="2"/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COM.MICROSOFT.MAXIFS([$Numbers.C$1:$Numbers.C$1048576];[$Numbers.F$1:$Numbers.F$1048576];&quot;=&quot;&amp;[.A14])" office:value-type="float" office:value="9" calcext:value-type="float">
            <text:p>9</text:p>
          </table:table-cell>
          <table:table-cell table:formula="of:=[.D14]-[.B14]" office:value-type="float" office:value="47" calcext:value-type="float">
            <text:p>47</text:p>
          </table:table-cell>
          <table:table-cell table:formula="of:=SUMIF([$Numbers.$F$4:$Numbers.$F$1048576]; &quot;=&quot;&amp;[.A14]; [$Numbers.$C$4:$Numbers.$C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COM.MICROSOFT.MAXIFS([$Numbers.C$1:$Numbers.C$1048576];[$Numbers.F$1:$Numbers.F$1048576];&quot;=&quot;&amp;[.A15])" office:value-type="float" office:value="43" calcext:value-type="float">
            <text:p>43</text:p>
          </table:table-cell>
          <table:table-cell table:formula="of:=[.D15]-[.B15]" office:value-type="float" office:value="97" calcext:value-type="float">
            <text:p>97</text:p>
          </table:table-cell>
          <table:table-cell table:formula="of:=SUMIF([$Numbers.$F$4:$Numbers.$F$1048576]; &quot;=&quot;&amp;[.A15]; [$Numbers.$C$4:$Numbers.$C$1048576])" office:value-type="float" office:value="140" calcext:value-type="float">
            <text:p>140</text:p>
          </table:table-cell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COM.MICROSOFT.MAXIFS([$Numbers.C$1:$Numbers.C$1048576];[$Numbers.F$1:$Numbers.F$1048576];&quot;=&quot;&amp;[.A16])" office:value-type="float" office:value="219" calcext:value-type="float">
            <text:p>219</text:p>
          </table:table-cell>
          <table:table-cell table:formula="of:=[.D16]-[.B16]" office:value-type="float" office:value="210" calcext:value-type="float">
            <text:p>210</text:p>
          </table:table-cell>
          <table:table-cell table:formula="of:=SUMIF([$Numbers.$F$4:$Numbers.$F$1048576]; &quot;=&quot;&amp;[.A16]; [$Numbers.$C$4:$Numbers.$C$1048576])" office:value-type="float" office:value="429" calcext:value-type="float">
            <text:p>429</text:p>
          </table:table-cell>
          <table:table-cell table:number-columns-repeated="2"/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COM.MICROSOFT.MAXIFS([$Numbers.C$1:$Numbers.C$1048576];[$Numbers.F$1:$Numbers.F$1048576];&quot;=&quot;&amp;[.A17])" office:value-type="float" office:value="142" calcext:value-type="float">
            <text:p>142</text:p>
          </table:table-cell>
          <table:table-cell table:formula="of:=[.D17]-[.B17]" office:value-type="float" office:value="189" calcext:value-type="float">
            <text:p>189</text:p>
          </table:table-cell>
          <table:table-cell table:formula="of:=SUMIF([$Numbers.$F$4:$Numbers.$F$1048576]; &quot;=&quot;&amp;[.A17]; [$Numbers.$C$4:$Numbers.$C$1048576])" office:value-type="float" office:value="331" calcext:value-type="float">
            <text:p>331</text:p>
          </table:table-cell>
          <table:table-cell table:number-columns-repeated="2"/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COM.MICROSOFT.MAXIFS([$Numbers.C$1:$Numbers.C$1048576];[$Numbers.F$1:$Numbers.F$1048576];&quot;=&quot;&amp;[.A18])" office:value-type="float" office:value="182" calcext:value-type="float">
            <text:p>182</text:p>
          </table:table-cell>
          <table:table-cell table:formula="of:=[.D18]-[.B18]" office:value-type="float" office:value="363" calcext:value-type="float">
            <text:p>363</text:p>
          </table:table-cell>
          <table:table-cell table:formula="of:=SUMIF([$Numbers.$F$4:$Numbers.$F$1048576]; &quot;=&quot;&amp;[.A18]; [$Numbers.$C$4:$Numbers.$C$1048576])" office:value-type="float" office:value="545" calcext:value-type="float">
            <text:p>545</text:p>
          </table:table-cell>
          <table:table-cell table:number-columns-repeated="2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COM.MICROSOFT.MAXIFS([$Numbers.C$1:$Numbers.C$1048576];[$Numbers.F$1:$Numbers.F$1048576];&quot;=&quot;&amp;[.A19])" office:value-type="float" office:value="78" calcext:value-type="float">
            <text:p>78</text:p>
          </table:table-cell>
          <table:table-cell table:formula="of:=[.D19]-[.B19]" office:value-type="float" office:value="262" calcext:value-type="float">
            <text:p>262</text:p>
          </table:table-cell>
          <table:table-cell table:formula="of:=SUMIF([$Numbers.$F$4:$Numbers.$F$1048576]; &quot;=&quot;&amp;[.A19]; [$Numbers.$C$4:$Numbers.$C$1048576])" office:value-type="float" office:value="340" calcext:value-type="float">
            <text:p>340</text:p>
          </table:table-cell>
          <table:table-cell table:number-columns-repeated="2"/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COM.MICROSOFT.MAXIFS([$Numbers.C$1:$Numbers.C$1048576];[$Numbers.F$1:$Numbers.F$1048576];&quot;=&quot;&amp;[.A20])" office:value-type="float" office:value="304" calcext:value-type="float">
            <text:p>304</text:p>
          </table:table-cell>
          <table:table-cell table:formula="of:=[.D20]-[.B20]" office:value-type="float" office:value="272" calcext:value-type="float">
            <text:p>272</text:p>
          </table:table-cell>
          <table:table-cell table:formula="of:=SUMIF([$Numbers.$F$4:$Numbers.$F$1048576]; &quot;=&quot;&amp;[.A20]; [$Numbers.$C$4:$Numbers.$C$1048576])" office:value-type="float" office:value="576" calcext:value-type="float">
            <text:p>576</text:p>
          </table:table-cell>
          <table:table-cell table:number-columns-repeated="2"/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COM.MICROSOFT.MAXIFS([$Numbers.C$1:$Numbers.C$1048576];[$Numbers.F$1:$Numbers.F$1048576];&quot;=&quot;&amp;[.A21])" office:value-type="float" office:value="80" calcext:value-type="float">
            <text:p>80</text:p>
          </table:table-cell>
          <table:table-cell table:formula="of:=[.D21]-[.B21]" office:value-type="float" office:value="365" calcext:value-type="float">
            <text:p>365</text:p>
          </table:table-cell>
          <table:table-cell table:formula="of:=SUMIF([$Numbers.$F$4:$Numbers.$F$1048576]; &quot;=&quot;&amp;[.A21]; [$Numbers.$C$4:$Numbers.$C$1048576])" office:value-type="float" office:value="445" calcext:value-type="float">
            <text:p>445</text:p>
          </table:table-cell>
          <table:table-cell table:number-columns-repeated="2"/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COM.MICROSOFT.MAXIFS([$Numbers.C$1:$Numbers.C$1048576];[$Numbers.F$1:$Numbers.F$1048576];&quot;=&quot;&amp;[.A22])" office:value-type="float" office:value="269" calcext:value-type="float">
            <text:p>269</text:p>
          </table:table-cell>
          <table:table-cell table:formula="of:=[.D22]-[.B22]" office:value-type="float" office:value="451" calcext:value-type="float">
            <text:p>451</text:p>
          </table:table-cell>
          <table:table-cell table:formula="of:=SUMIF([$Numbers.$F$4:$Numbers.$F$1048576]; &quot;=&quot;&amp;[.A22]; [$Numbers.$C$4:$Numbers.$C$1048576])" office:value-type="float" office:value="720" calcext:value-type="float">
            <text:p>720</text:p>
          </table:table-cell>
          <table:table-cell table:number-columns-repeated="2"/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COM.MICROSOFT.MAXIFS([$Numbers.C$1:$Numbers.C$1048576];[$Numbers.F$1:$Numbers.F$1048576];&quot;=&quot;&amp;[.A23])" office:value-type="float" office:value="442" calcext:value-type="float">
            <text:p>442</text:p>
          </table:table-cell>
          <table:table-cell table:formula="of:=[.D23]-[.B23]" office:value-type="float" office:value="586" calcext:value-type="float">
            <text:p>586</text:p>
          </table:table-cell>
          <table:table-cell table:formula="of:=SUMIF([$Numbers.$F$4:$Numbers.$F$1048576]; &quot;=&quot;&amp;[.A23]; [$Numbers.$C$4:$Numbers.$C$1048576])" office:value-type="float" office:value="1028" calcext:value-type="float">
            <text:p>1028</text:p>
          </table:table-cell>
          <table:table-cell table:number-columns-repeated="2"/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COM.MICROSOFT.MAXIFS([$Numbers.C$1:$Numbers.C$1048576];[$Numbers.F$1:$Numbers.F$1048576];&quot;=&quot;&amp;[.A24])" office:value-type="float" office:value="474" calcext:value-type="float">
            <text:p>474</text:p>
          </table:table-cell>
          <table:table-cell table:formula="of:=[.D24]-[.B24]" office:value-type="float" office:value="544" calcext:value-type="float">
            <text:p>544</text:p>
          </table:table-cell>
          <table:table-cell table:formula="of:=SUMIF([$Numbers.$F$4:$Numbers.$F$1048576]; &quot;=&quot;&amp;[.A24]; [$Numbers.$C$4:$Numbers.$C$1048576])" office:value-type="float" office:value="1018" calcext:value-type="float">
            <text:p>1018</text:p>
          </table:table-cell>
          <table:table-cell table:number-columns-repeated="2"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COM.MICROSOFT.MAXIFS([$Numbers.C$1:$Numbers.C$1048576];[$Numbers.F$1:$Numbers.F$1048576];&quot;=&quot;&amp;[.A25])" office:value-type="float" office:value="100" calcext:value-type="float">
            <text:p>100</text:p>
          </table:table-cell>
          <table:table-cell table:formula="of:=[.D25]-[.B25]" office:value-type="float" office:value="253" calcext:value-type="float">
            <text:p>253</text:p>
          </table:table-cell>
          <table:table-cell table:formula="of:=SUMIF([$Numbers.$F$4:$Numbers.$F$1048576]; &quot;=&quot;&amp;[.A25]; [$Numbers.$C$4:$Numbers.$C$1048576])" office:value-type="float" office:value="353" calcext:value-type="float">
            <text:p>353</text:p>
          </table:table-cell>
          <table:table-cell table:number-columns-repeated="2"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COM.MICROSOFT.MAXIFS([$Numbers.C$1:$Numbers.C$1048576];[$Numbers.F$1:$Numbers.F$1048576];&quot;=&quot;&amp;[.A26])" office:value-type="float" office:value="343" calcext:value-type="float">
            <text:p>343</text:p>
          </table:table-cell>
          <table:table-cell table:formula="of:=[.D26]-[.B26]" office:value-type="float" office:value="313" calcext:value-type="float">
            <text:p>313</text:p>
          </table:table-cell>
          <table:table-cell table:formula="of:=SUMIF([$Numbers.$F$4:$Numbers.$F$1048576]; &quot;=&quot;&amp;[.A26]; [$Numbers.$C$4:$Numbers.$C$1048576])" office:value-type="float" office:value="656" calcext:value-type="float">
            <text:p>656</text:p>
          </table:table-cell>
          <table:table-cell table:number-columns-repeated="2"/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COM.MICROSOFT.MAXIFS([$Numbers.C$1:$Numbers.C$1048576];[$Numbers.F$1:$Numbers.F$1048576];&quot;=&quot;&amp;[.A27])" office:value-type="float" office:value="83" calcext:value-type="float">
            <text:p>83</text:p>
          </table:table-cell>
          <table:table-cell table:formula="of:=[.D27]-[.B27]" office:value-type="float" office:value="240" calcext:value-type="float">
            <text:p>240</text:p>
          </table:table-cell>
          <table:table-cell table:formula="of:=SUMIF([$Numbers.$F$4:$Numbers.$F$1048576]; &quot;=&quot;&amp;[.A27]; [$Numbers.$C$4:$Numbers.$C$1048576])" office:value-type="float" office:value="323" calcext:value-type="float">
            <text:p>323</text:p>
          </table:table-cell>
          <table:table-cell table:number-columns-repeated="2"/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COM.MICROSOFT.MAXIFS([$Numbers.C$1:$Numbers.C$1048576];[$Numbers.F$1:$Numbers.F$1048576];&quot;=&quot;&amp;[.A28])" office:value-type="float" office:value="30" calcext:value-type="float">
            <text:p>30</text:p>
          </table:table-cell>
          <table:table-cell table:formula="of:=[.D28]-[.B28]" office:value-type="float" office:value="173" calcext:value-type="float">
            <text:p>173</text:p>
          </table:table-cell>
          <table:table-cell table:formula="of:=SUMIF([$Numbers.$F$4:$Numbers.$F$1048576]; &quot;=&quot;&amp;[.A28]; [$Numbers.$C$4:$Numbers.$C$1048576])" office:value-type="float" office:value="203" calcext:value-type="float">
            <text:p>203</text:p>
          </table:table-cell>
          <table:table-cell table:number-columns-repeated="2"/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COM.MICROSOFT.MAXIFS([$Numbers.C$1:$Numbers.C$1048576];[$Numbers.F$1:$Numbers.F$1048576];&quot;=&quot;&amp;[.A29])" office:value-type="float" office:value="38" calcext:value-type="float">
            <text:p>38</text:p>
          </table:table-cell>
          <table:table-cell table:formula="of:=[.D29]-[.B29]" office:value-type="float" office:value="157" calcext:value-type="float">
            <text:p>157</text:p>
          </table:table-cell>
          <table:table-cell table:formula="of:=SUMIF([$Numbers.$F$4:$Numbers.$F$1048576]; &quot;=&quot;&amp;[.A29]; [$Numbers.$C$4:$Numbers.$C$1048576])" office:value-type="float" office:value="195" calcext:value-type="float">
            <text:p>195</text:p>
          </table:table-cell>
          <table:table-cell table:number-columns-repeated="2"/>
        </table:table-row>
        <table:table-row table:style-name="ro3">
          <table:table-cell table:style-name="Default" office:value-type="float" office:value="2022" calcext:value-type="float">
            <text:p>2022</text:p>
          </table:table-cell>
          <table:table-cell table:formula="of:=COM.MICROSOFT.MAXIFS([$Numbers.C$1:$Numbers.C$1048576];[$Numbers.F$1:$Numbers.F$1048576];&quot;=&quot;&amp;[.A30])" office:value-type="float" office:value="0" calcext:value-type="float">
            <text:p>0</text:p>
          </table:table-cell>
          <table:table-cell table:formula="of:=[.D30]-[.B30]" office:value-type="float" office:value="0" calcext:value-type="float">
            <text:p>0</text:p>
          </table:table-cell>
          <table:table-cell table:formula="of:=SUMIF([$Numbers.$F$4:$Numbers.$F$1048576]; &quot;=&quot;&amp;[.A30]; [$Numbers.$C$4:$Numbers.$C$1048576])" office:value-type="float" office:value="0" calcext:value-type="float">
            <text:p>0</text:p>
          </table:table-cell>
          <table:table-cell table:number-columns-repeated="2"/>
        </table:table-row>
      </table:table>
      <table:table table:name="Years-By-Voters" table:style-name="ta1">
        <table:shapes>
          <draw:frame draw:z-index="0" draw:style-name="gr2" draw:text-style-name="P3" svg:width="9.3173in" svg:height="5.2291in" svg:x="1.7118in" svg:y="0.2299in">
            <draw:object draw:notify-on-update-of-ranges="'Years-By-Voters'.A2:'Years-By-Voters'.A29 'Years-By-Voters'.B1:'Years-By-Voters'.B1 'Years-By-Voters'.B2:'Years-By-Voters'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7"/>
        <table:table-column table:style-name="co20" table:default-cell-style-name="Default"/>
        <table:table-row table:style-name="ro3">
          <table:table-cell table:style-name="ce8" office:value-type="string" calcext:value-type="string">
            <text:p>Year</text:p>
          </table:table-cell>
          <table:table-cell table:style-name="ce145" office:value-type="string" calcext:value-type="string">
            <text:p>Voters Number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J$4:$Numbers.$J$1048576])" office:value-type="float" office:value="21" calcext:value-type="float">
            <text:p>21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J$4:$Numbers.$J$1048576])" office:value-type="float" office:value="54" calcext:value-type="float">
            <text:p>54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J$4:$Numbers.$J$1048576])" office:value-type="float" office:value="101" calcext:value-type="float">
            <text:p>101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J$4:$Numbers.$J$1048576])" office:value-type="float" office:value="71" calcext:value-type="float">
            <text:p>71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J$4:$Numbers.$J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J$4:$Numbers.$J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J$4:$Numbers.$J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J$4:$Numbers.$J$1048576])"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J$4:$Numbers.$J$1048576])" office:value-type="float" office:value="21" calcext:value-type="float">
            <text:p>21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J$4:$Numbers.$J$1048576])" office:value-type="float" office:value="102" calcext:value-type="float">
            <text:p>102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J$4:$Numbers.$J$1048576])" office:value-type="float" office:value="31" calcext:value-type="float">
            <text:p>31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J$4:$Numbers.$J$1048576])" office:value-type="float" office:value="114" calcext:value-type="float">
            <text:p>114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J$4:$Numbers.$J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J$4:$Numbers.$J$1048576])"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J$4:$Numbers.$J$1048576])" office:value-type="float" office:value="81" calcext:value-type="float">
            <text:p>81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J$4:$Numbers.$J$1048576])" office:value-type="float" office:value="69" calcext:value-type="float">
            <text:p>69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J$4:$Numbers.$J$1048576])" office:value-type="float" office:value="108" calcext:value-type="float">
            <text:p>108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J$4:$Numbers.$J$1048576])" office:value-type="float" office:value="83" calcext:value-type="float">
            <text:p>83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J$4:$Numbers.$J$1048576])" office:value-type="float" office:value="115" calcext:value-type="float">
            <text:p>115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J$4:$Numbers.$J$1048576])" office:value-type="float" office:value="94" calcext:value-type="float">
            <text:p>94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J$4:$Numbers.$J$1048576])" office:value-type="float" office:value="143" calcext:value-type="float">
            <text:p>143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J$4:$Numbers.$J$1048576])" office:value-type="float" office:value="192" calcext:value-type="float">
            <text:p>192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J$4:$Numbers.$J$1048576])" office:value-type="float" office:value="194" calcext:value-type="float">
            <text:p>194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J$4:$Numbers.$J$1048576])" office:value-type="float" office:value="74" calcext:value-type="float">
            <text:p>74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J$4:$Numbers.$J$1048576])" office:value-type="float" office:value="113" calcext:value-type="float">
            <text:p>113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J$4:$Numbers.$J$1048576])" office:value-type="float" office:value="65" calcext:value-type="float">
            <text:p>65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J$4:$Numbers.$J$1048576])" office:value-type="float" office:value="39" calcext:value-type="float">
            <text:p>39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J$4:$Numbers.$J$1048576])" office:value-type="float" office:value="45" calcext:value-type="float">
            <text:p>45</text:p>
          </table:table-cell>
        </table:table-row>
      </table:table>
      <table:table table:name="Old Mentions" table:style-name="ta1">
        <table:table-column table:style-name="co21" table:default-cell-style-name="ce213"/>
        <table:table-column table:style-name="co14" table:default-cell-style-name="ce92"/>
        <table:table-column table:style-name="co4" table:default-cell-style-name="ce92"/>
        <table:table-column table:style-name="co22" table:default-cell-style-name="Default"/>
        <table:table-column table:style-name="co14" table:default-cell-style-name="Default"/>
        <table:table-row table:style-name="ro3">
          <table:table-cell table:style-name="ce177" office:value-type="string" calcext:value-type="string">
            <text:p>Title</text:p>
          </table:table-cell>
          <table:table-cell table:style-name="ce179" office:value-type="string" calcext:value-type="string">
            <text:p>Link</text:p>
          </table:table-cell>
          <table:table-cell table:style-name="ce179" office:value-type="string" calcext:value-type="string">
            <text:p>Year</text:p>
          </table:table-cell>
          <table:table-cell table:style-name="ce145" office:value-type="string" calcext:value-type="string">
            <text:p>IWAD</text:p>
          </table:table-cell>
          <table:table-cell table:style-name="ce145" office:value-type="string" calcext:value-type="string">
            <text:p>Maps</text:p>
          </table:table-cell>
        </table:table-row>
        <table:table-row table:style-name="ro3"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peration: Biowar</text:p>
          </table:table-cell>
          <table:table-cell office:value-type="string" calcext:value-type="string">
            <text:p><text:a xlink:href="https://doomwiki.org/wiki/Operation:_Biowar" xlink:type="simple">https://doomwiki.org/wiki/Operation:_Biowar</text:a>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3">
          <table:table-cell table:style-name="ce107" office:value-type="string" calcext:value-type="string">
            <text:p>Serenity</text:p>
          </table:table-cell>
          <table:table-cell office:value-type="string" calcext:value-type="string">
            <text:p><text:a xlink:href="https://doomwiki.org/wiki/Serenity" xlink:type="simple">https://doomwiki.org/wiki/Serenity</text:a></text:p>
          </table:table-cell>
          <table:table-cell office:value-type="float" office:value="1994" calcext:value-type="float">
            <text:p>19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he Ledge</text:p>
          </table:table-cell>
          <table:table-cell office:value-type="string" calcext:value-type="string">
            <text:p><text:a xlink:href="https://www.doomworld.com/forum/topic/95673-the-ledge-single-map-for-doom-2/" xlink:type="simple">https://www.doomworld.com/forum/topic/95673-the-ledge-single-map-for-doom-2/</text:a></text:p>
          </table:table-cell>
          <table:table-cell office:value-type="float" office:value="2017" calcext:value-type="float">
            <text:p>2017</text:p>
          </table:table-cell>
          <table:table-cell table:style-name="ce92" office:value-type="string" calcext:value-type="string">
            <text:p>Doom II</text:p>
          </table:table-cell>
          <table:table-cell/>
        </table:table-row>
        <table:table-row table:style-name="ro3">
          <table:table-cell office:value-type="string" calcext:value-type="string">
            <text:p>Waste Abandonment</text:p>
          </table:table-cell>
          <table:table-cell office:value-type="string" calcext:value-type="string">
            <text:p><text:a xlink:href="https://www.doomworld.com/forum/topic/96922-waste-abandonment-single-level-for-doom-2/" xlink:type="simple">https://www.doomworld.com/forum/topic/96922-waste-abandonment-single-level-for-doom-2/</text:a>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ter Spirit</text:p>
          </table:table-cell>
          <table:table-cell office:value-type="string" calcext:value-type="string">
            <text:p><text:a xlink:href="https://www.doomworld.com/idgames/levels/doom2/Ports/v-z/watrsp" xlink:type="simple">https://www.doomworld.com/idgames/levels/doom2/Ports/v-z/watrsp</text:a></text:p>
          </table:table-cell>
          <table:table-cell office:value-type="float" office:value="2017" calcext:value-type="float">
            <text:p>2017</text:p>
          </table:table-cell>
          <table:table-cell table:style-name="ce92" office:value-type="string" calcext:value-type="string">
            <text:p>Doom II</text:p>
          </table:table-cell>
          <table:table-cell/>
        </table:table-row>
        <table:table-row table:style-name="ro3">
          <table:table-cell office:value-type="string" calcext:value-type="string">
            <text:p>Newdoom Community Project</text:p>
          </table:table-cell>
          <table:table-cell office:value-type="string" calcext:value-type="string">
            <text:p><text:a xlink:href="https://doomwiki.org/wiki/Newdoom_Community_Project" xlink:type="simple">https://doomwiki.org/wiki/Newdoom_Community_Project</text:a></text:p>
          </table:table-cell>
          <table:table-cell office:value-type="float" office:value="2006" calcext:value-type="float">
            <text:p>2006</text:p>
          </table:table-cell>
          <table:table-cell table:style-name="ce92" office:value-type="string" calcext:value-type="string">
            <text:p>Doom II</text:p>
          </table:table-cell>
          <table:table-cell/>
        </table:table-row>
        <table:table-row table:style-name="ro3">
          <table:table-cell office:value-type="string" calcext:value-type="string">
            <text:p>TNT Goes Boom! Episode 1</text:p>
          </table:table-cell>
          <table:table-cell office:value-type="string" calcext:value-type="string">
            <text:p><text:a xlink:href="https://www.doomworld.com/forum/topic/118154-tnt-goes-boom-episode-1-vanilla-tnt-evilution-replacement/" xlink:type="simple">https://www.doomworld.com/forum/topic/118154-tnt-goes-boom-episode-1-vanilla-tnt-evilution-replacement/</text:a></text:p>
          </table:table-cell>
          <table:table-cell office:value-type="float" office:value="2020" calcext:value-type="float">
            <text:p>2020</text:p>
          </table:table-cell>
          <table:table-cell table:style-name="ce92" office:value-type="string" calcext:value-type="string">
            <text:p>TNT</text:p>
          </table:table-cell>
          <table:table-cell/>
        </table:table-row>
        <table:table-row table:style-name="ro3">
          <table:table-cell office:value-type="string" calcext:value-type="string">
            <text:p>Order of the Odonata</text:p>
          </table:table-cell>
          <table:table-cell office:value-type="string" calcext:value-type="string">
            <text:p><text:a xlink:href="https://www.dfdoom.com/project/order-of-the-odonata/" xlink:type="simple">https://www.dfdoom.com/project/order-of-the-odonata/</text:a></text:p>
          </table:table-cell>
          <table:table-cell office:value-type="float" office:value="2018" calcext:value-type="float">
            <text:p>2018</text:p>
          </table:table-cell>
          <table:table-cell table:style-name="ce92" office:value-type="string" calcext:value-type="string">
            <text:p>Doom II</text:p>
          </table:table-cell>
          <table:table-cell table:style-name="ce92" office:value-type="float" office:value="1" calcext:value-type="float">
            <text:p>1</text:p>
          </table:table-cell>
        </table:table-row>
        <calcext:conditional-formats>
          <calcext:conditional-format calcext:target-range-address="'Old Mentions'.A2:'Old Mentions'.A8 'Old Mentions'.A10:'Old Mentions'.A16">
            <calcext:condition calcext:apply-style-name="Result2" calcext:value="duplicate" calcext:base-cell-address="'Old Mentions'.A2"/>
          </calcext:conditional-format>
        </calcext:conditional-formats>
      </table:table>
      <table:table table:name="By Game" table:style-name="ta1">
        <table:table-column table:style-name="co23" table:default-cell-style-name="Default"/>
        <table:table-column table:style-name="co23" table:number-columns-repeated="2" table:default-cell-style-name="ce107"/>
        <table:table-column table:style-name="co23" table:default-cell-style-name="Default"/>
        <table:table-column table:style-name="co23" table:default-cell-style-name="ce92"/>
        <table:table-column table:style-name="co24" table:default-cell-style-name="Default"/>
        <table:table-column table:style-name="co14" table:number-columns-repeated="3" table:default-cell-style-name="Default"/>
        <table:table-row table:style-name="ro3">
          <table:table-cell table:style-name="ce214" office:value-type="string" calcext:value-type="string" table:number-columns-spanned="5" table:number-rows-spanned="1">
            <text:p>(at 05.11.2021)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3">
          <table:table-cell table:style-name="ce209" office:value-type="string" calcext:value-type="string">
            <text:p>Doom</text:p>
          </table:table-cell>
          <table:table-cell table:style-name="ce209" office:value-type="string" calcext:value-type="string">
            <text:p>Doom II</text:p>
          </table:table-cell>
          <table:table-cell table:style-name="ce209" office:value-type="string" calcext:value-type="string">
            <text:p>Final Doom</text:p>
          </table:table-cell>
          <table:table-cell table:style-name="ce209" office:value-type="string" calcext:value-type="string">
            <text:p>Heretic/Hexen</text:p>
          </table:table-cell>
          <table:table-cell table:style-name="ce209" office:value-type="string" calcext:value-type="string">
            <text:p>Standalone</text:p>
          </table:table-cell>
          <table:table-cell table:number-columns-repeated="4"/>
        </table:table-row>
        <table:table-row table:style-name="ro3">
          <table:table-cell table:style-name="ce209" table:formula="of:=COUNTA([.A4:.A1048576])" office:value-type="float" office:value="59" calcext:value-type="float">
            <text:p>59</text:p>
          </table:table-cell>
          <table:table-cell table:style-name="ce209" table:formula="of:=COUNTA([.B4:.B1048576])" office:value-type="float" office:value="373" calcext:value-type="float">
            <text:p>373</text:p>
          </table:table-cell>
          <table:table-cell table:style-name="ce209" table:formula="of:=COUNTA([.C4:.C1048576])" office:value-type="float" office:value="12" calcext:value-type="float">
            <text:p>12</text:p>
          </table:table-cell>
          <table:table-cell table:style-name="ce209" table:formula="of:=COUNTA([.D4:.D1048576])" office:value-type="float" office:value="5" calcext:value-type="float">
            <text:p>5</text:p>
          </table:table-cell>
          <table:table-cell table:style-name="ce209" table:formula="of:=COUNTA([.E4:.E1048576])" office:value-type="float" office:value="11" calcext:value-type="float">
            <text:p>11</text:p>
          </table:table-cell>
          <table:table-cell table:number-columns-repeated="4"/>
        </table:table-row>
        <table:table-row table:style-name="ro3">
          <table:table-cell table:style-name="ce107" office:value-type="string" calcext:value-type="string">
            <text:p>SIGIL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Plutonia 2</text:p>
          </table:table-cell>
          <table:table-cell table:style-name="ce107" office:value-type="string" calcext:value-type="string">
            <text:p>Faithless</text:p>
          </table:table-cell>
          <table:table-cell table:style-name="ce107" office:value-type="string" calcext:value-type="string">
            <text:p>The Adventures of Square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No End in Sight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TNT: Revilution</text:p>
          </table:table-cell>
          <table:table-cell table:style-name="ce107" office:value-type="string" calcext:value-type="string">
            <text:p>Shadows of Chronos</text:p>
          </table:table-cell>
          <table:table-cell table:style-name="ce107" office:value-type="string" calcext:value-type="string">
            <text:p>REKKR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 the Way id Did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The Plutonia Experiment</text:p>
          </table:table-cell>
          <table:table-cell table:style-name="ce107" office:value-type="string" calcext:value-type="string">
            <text:p>Elf Gets Pissed</text:p>
          </table:table-cell>
          <table:table-cell table:style-name="ce107" office:value-type="string" calcext:value-type="string">
            <text:p>Urban Brawl: Action Doom 2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Knee-Deep in ZDoom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Plutonia: Revisited Community Project</text:p>
          </table:table-cell>
          <table:table-cell table:style-name="ce107" office:value-type="string" calcext:value-type="string">
            <text:p>Heretic - Curse of D'sparil</text:p>
          </table:table-cell>
          <table:table-cell table:style-name="ce107" office:value-type="string" calcext:value-type="string">
            <text:p>Harmony</text:p>
          </table:table-cell>
          <table:table-cell/>
          <table:table-cell table:style-name="ce92" table:number-columns-repeated="3"/>
        </table:table-row>
        <table:table-row table:style-name="ro4">
          <table:table-cell table:style-name="ce107" office:value-type="string" calcext:value-type="string">
            <text:p>2002: A Doom Odyssey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Plutonia AD﻿</text:p>
          </table:table-cell>
          <table:table-cell table:style-name="ce107" office:value-type="string" calcext:value-type="string">
            <text:p>Serpent: Resurrection</text:p>
          </table:table-cell>
          <table:table-cell table:style-name="ce107" office:value-type="string" calcext:value-type="string">
            <text:p>Rise of the Wool Ball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Tech Gone Bad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TNT: Evilution</text:p>
          </table:table-cell>
          <table:table-cell table:style-name="ce92"/>
          <table:table-cell table:style-name="ce107" office:value-type="string" calcext:value-type="string">
            <text:p>Freedoom: Phase 1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Phobos: Anomaly Reborn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Plutonium Winds</text:p>
          </table:table-cell>
          <table:table-cell table:style-name="ce92"/>
          <table:table-cell table:style-name="ce107" office:value-type="string" calcext:value-type="string">
            <text:p>Freedoom: Phase 2</text:p>
          </table:table-cell>
          <table:table-cell/>
          <table:table-cell table:style-name="ce92" table:number-columns-repeated="3"/>
        </table:table-row>
        <table:table-row table:style-name="ro4">
          <table:table-cell table:style-name="ce107" office:value-type="string" calcext:value-type="string">
            <text:p>Nihility: Infinite ﻿Teeth﻿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Urania</text:p>
          </table:table-cell>
          <table:table-cell table:style-name="ce92"/>
          <table:table-cell table:style-name="ce107" office:value-type="string" calcext:value-type="string">
            <text:p>Urban Brawl: Dead of Winter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92" office:value-type="string" calcext:value-type="string">
            <text:p>Phobos Mission Control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Lunar Outpost 359</text:p>
          </table:table-cell>
          <table:table-cell table:style-name="ce92"/>
          <table:table-cell table:style-name="ce107" office:value-type="string" calcext:value-type="string">
            <text:p>Action Doom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215" office:value-type="string" calcext:value-type="string">
            <text:p>Castle of Evil</text:p>
          </table:table-cell>
          <table:table-cell table:style-name="ce215" office:value-type="string" calcext:value-type="string">
            <text:p>Speed of Doom</text:p>
          </table:table-cell>
          <table:table-cell table:style-name="ce215" office:value-type="string" calcext:value-type="string">
            <text:p>SkePLand</text:p>
          </table:table-cell>
          <table:table-cell table:style-name="ce217"/>
          <table:table-cell table:style-name="ce107" office:value-type="string" calcext:value-type="string">
            <text:p>Return of the Triad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Wow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TNT Goes Boom! Episode 1</text:p>
          </table:table-cell>
          <table:table-cell/>
          <table:table-cell table:style-name="ce107" office:value-type="string" calcext:value-type="string">
            <text:p>Grezzo 2</text:p>
          </table:table-cell>
          <table:table-cell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eathless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Plutonia MIDI Pack</text:p>
          </table:table-cell>
          <table:table-cell table:number-columns-repeated="3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Lunar Catastrophe</text:p>
          </table:table-cell>
          <table:table-cell office:value-type="string" calcext:value-type="string">
            <text:p>Memento Mori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Back to Basics</text:p>
          </table:table-cell>
          <table:table-cell office:value-type="string" calcext:value-type="string">
            <text:p>Hell Revealed II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sday of UAC</text:p>
          </table:table-cell>
          <table:table-cell office:value-type="string" calcext:value-type="string">
            <text:p>Back to Saturn X E2: Tower in the Fountain of Sparks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007: Licence to Spell DooM</text:p>
          </table:table-cell>
          <table:table-cell office:value-type="string" calcext:value-type="string">
            <text:p>Resurgence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Base Ganymede</text:p>
          </table:table-cell>
          <table:table-cell office:value-type="string" calcext:value-type="string">
            <text:p>Eternal Doom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: Damnation</text:p>
          </table:table-cell>
          <table:table-cell office:value-type="string" calcext:value-type="string">
            <text:p>Kama Sutra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The Sky May Be</text:p>
          </table:table-cell>
          <table:table-cell office:value-type="string" calcext:value-type="string">
            <text:p>Memento Mori 2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Crusades</text:p>
          </table:table-cell>
          <table:table-cell office:value-type="string" calcext:value-type="string">
            <text:p>Struggle - Antaresian Legacy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: One</text:p>
          </table:table-cell>
          <table:table-cell office:value-type="string" calcext:value-type="string">
            <text:p>Requiem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Favillesco Alpha Episode: Apostasy on Amalthea</text:p>
          </table:table-cell>
          <table:table-cell office:value-type="string" calcext:value-type="string">
            <text:p>Japanese Community Project (JPCP)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office:value-type="string" calcext:value-type="string">
            <text:p>Galaxia</text:p>
          </table:table-cell>
          <table:table-cell office:value-type="string" calcext:value-type="string">
            <text:p>Community Chest 4</text:p>
          </table:table-cell>
          <table:table-cell table:number-columns-repeated="7"/>
        </table:table-row>
        <table:table-row table:style-name="ro3">
          <table:table-cell table:style-name="ce107" office:value-type="string" calcext:value-type="string">
            <text:p>The Classic Episode</text:p>
          </table:table-cell>
          <table:table-cell office:value-type="string" calcext:value-type="string">
            <text:p>Doom II the Way id Di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Thy Flesh - Turned into a draft-excluder</text:p>
          </table:table-cell>
          <table:table-cell office:value-type="string" calcext:value-type="string">
            <text:p>Hellboun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Crossing Acheron</text:p>
          </table:table-cell>
          <table:table-cell office:value-type="string" calcext:value-type="string">
            <text:p>Pirate Doom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 U.H.S.</text:p>
          </table:table-cell>
          <table:table-cell office:value-type="string" calcext:value-type="string">
            <text:p>Deus Vult II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uble Impact</text:p>
          </table:table-cell>
          <table:table-cell office:value-type="string" calcext:value-type="string">
            <text:p>Epic 2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Endless Torture</text:p>
          </table:table-cell>
          <table:table-cell office:value-type="string" calcext:value-type="string">
            <text:p>No Rest for the Living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Fava Beans</text:p>
          </table:table-cell>
          <table:table-cell office:value-type="string" calcext:value-type="string">
            <text:p>Vanguar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Incineration</text:p>
          </table:table-cell>
          <table:table-cell office:value-type="string" calcext:value-type="string">
            <text:p>A.L.T.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Nuke Mine (Come Get Some)</text:p>
          </table:table-cell>
          <table:table-cell office:value-type="string" calcext:value-type="string">
            <text:p>Suspended in Dusk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Strange Aeons</text:p>
          </table:table-cell>
          <table:table-cell office:value-type="string" calcext:value-type="string">
            <text:p>Hell Groun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Ultimate Doom the Way id Did</text:p>
          </table:table-cell>
          <table:table-cell office:value-type="string" calcext:value-type="string">
            <text:p>Congestion 1024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Alpha Accident: Terra Nova</text:p>
          </table:table-cell>
          <table:table-cell office:value-type="string" calcext:value-type="string">
            <text:p>Lunatic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CH Retro Episode</text:p>
          </table:table-cell>
          <table:table-cell table:style-name="ce216" office:value-type="string" calcext:value-type="string">
            <text:p>Stardate 20X6</text:p>
          </table:table-cell>
          <table:table-cell table:style-name="ce216"/>
          <table:table-cell table:number-columns-repeated="3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ante's Gate</text:p>
          </table:table-cell>
          <table:table-cell office:value-type="string" calcext:value-type="string">
            <text:p>STRAIN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 the Way id Did: The Lost Episodes</text:p>
          </table:table-cell>
          <table:table-cell office:value-type="string" calcext:value-type="string">
            <text:p>Icarus: Alien Vanguar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Doom: The Lost Episode</text:p>
          </table:table-cell>
          <table:table-cell office:value-type="string" calcext:value-type="string">
            <text:p>Winter's Fury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E1 Contest</text:p>
          </table:table-cell>
          <table:table-cell office:value-type="string" calcext:value-type="string">
            <text:p>Jenesis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No Sleep for the Dead</text:p>
          </table:table-cell>
          <table:table-cell office:value-type="string" calcext:value-type="string">
            <text:p>Equinox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Return to Hadron Episode 1</text:p>
          </table:table-cell>
          <table:table-cell office:value-type="string" calcext:value-type="string">
            <text:p>Cyberdreams</text:p>
          </table:table-cell>
          <table:table-cell table:number-columns-repeated="5"/>
          <table:table-cell table:style-name="ce92" table:number-columns-repeated="2"/>
        </table:table-row>
        <table:table-row table:style-name="ro3">
          <table:table-cell table:style-name="ce107" office:value-type="string" calcext:value-type="string">
            <text:p>Simply Phobos</text:p>
          </table:table-cell>
          <table:table-cell office:value-type="string" calcext:value-type="string">
            <text:p>Disturbia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Mapgame</text:p>
          </table:table-cell>
          <table:table-cell office:value-type="string" calcext:value-type="string">
            <text:p>Swim With the Whales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92" office:value-type="string" calcext:value-type="string">
            <text:p>The Ultimate NMD </text:p>
          </table:table-cell>
          <table:table-cell office:value-type="string" calcext:value-type="string">
            <text:p>Breach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office:value-type="string" calcext:value-type="string">
            <text:p><text:s/>SINERGY</text:p>
          </table:table-cell>
          <table:table-cell office:value-type="string" calcext:value-type="string">
            <text:p>Dwango5</text:p>
          </table:table-cell>
          <table:table-cell table:number-columns-repeated="7"/>
        </table:table-row>
        <table:table-row table:style-name="ro3">
          <table:table-cell table:style-name="ce107" office:value-type="string" calcext:value-type="string">
            <text:p>Absolutely Killed</text:p>
          </table:table-cell>
          <table:table-cell office:value-type="string" calcext:value-type="string">
            <text:p>Brutal Doom: Hell on Earth Starter Pack (Extermination Day)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Awakening</text:p>
          </table:table-cell>
          <table:table-cell office:value-type="string" calcext:value-type="string">
            <text:p>Chillax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Favillesco Alpha Episode 2: Desecration on Thebe</text:p>
          </table:table-cell>
          <table:table-cell office:value-type="string" calcext:value-type="string">
            <text:p>The Ultimate Torment &amp; Torture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The Lost Episodes of Doom</text:p>
          </table:table-cell>
          <table:table-cell table:style-name="ce92" office:value-type="string" calcext:value-type="string">
            <text:p>Counterattack</text:p>
          </table:table-cell>
          <table:table-cell table:style-name="ce92"/>
          <table:table-cell table:number-columns-repeated="3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The Unholy Trinity</text:p>
          </table:table-cell>
          <table:table-cell office:value-type="string" calcext:value-type="string">
            <text:p>Heartlan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Cleimos</text:p>
          </table:table-cell>
          <table:table-cell office:value-type="string" calcext:value-type="string">
            <text:p>Lost Civilization</text:p>
          </table:table-cell>
          <table:table-cell table:number-columns-repeated="4"/>
          <table:table-cell table:style-name="ce92" table:number-columns-repeated="3"/>
        </table:table-row>
        <table:table-row table:style-name="ro4">
          <table:table-cell table:style-name="ce107" office:value-type="string" calcext:value-type="string">
            <text:p>dtwidmus.wad﻿</text:p>
          </table:table-cell>
          <table:table-cell office:value-type="string" calcext:value-type="string">
            <text:p>Miasma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Eternity</text:p>
          </table:table-cell>
          <table:table-cell office:value-type="string" calcext:value-type="string">
            <text:p>Unlove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Extremal Doom</text:p>
          </table:table-cell>
          <table:table-cell office:value-type="string" calcext:value-type="string">
            <text:p>Doom Zero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LithE2M1</text:p>
          </table:table-cell>
          <table:table-cell office:value-type="string" calcext:value-type="string">
            <text:p>Dimension of the Boomed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SQUARES</text:p>
          </table:table-cell>
          <table:table-cell office:value-type="string" calcext:value-type="string">
            <text:p>Rowdy Rudy II: POWERTRIP!</text:p>
          </table:table-cell>
          <table:table-cell table:number-columns-repeated="4"/>
          <table:table-cell table:style-name="ce92" table:number-columns-repeated="3"/>
        </table:table-row>
        <table:table-row table:style-name="ro4">
          <table:table-cell table:style-name="ce107" office:value-type="string" calcext:value-type="string">
            <text:p>The Evil Unleashed﻿</text:p>
          </table:table-cell>
          <table:table-cell office:value-type="string" calcext:value-type="string">
            <text:p>Batman Doom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 table:style-name="ce107" office:value-type="string" calcext:value-type="string">
            <text:p>UnAligned</text:p>
          </table:table-cell>
          <table:table-cell office:value-type="string" calcext:value-type="string">
            <text:p>Violence</text:p>
          </table:table-cell>
          <table:table-cell table:number-columns-repeated="4"/>
          <table:table-cell table:style-name="ce92" table:number-columns-repeated="3"/>
        </table:table-row>
        <table:table-row table:style-name="ro3">
          <table:table-cell/>
          <table:table-cell office:value-type="string" calcext:value-type="string">
            <text:p>Zone 3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rumpet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laughterfest 201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Doom Community Map Project 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band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wgothic Movement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erdition's Gat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ternal Slumber Part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auhau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Pac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munity Chest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ur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evolution!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ntaresian Reliquar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loodstai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64: Retribu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ut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reshold of Pai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cadia Demad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monfea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rdate 20X7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liens TC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us Vul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laughterfest 201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rigandin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utin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AC Ultr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rk Encounter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gacy of Hero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ch-Vile Jump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riva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gnoli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Brotherhood of Ruin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The Ultimate Doom II 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Doom 64 for Doom 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aradi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everi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urvive in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Darkening Episode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Enigma Episod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ltimate Simplicit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ela Pa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50 Shades of Grayta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munity Chest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lys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oursit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 to Pa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acramen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ile Fles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hispers of Sat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Doom Community Map Project: Take 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UGER﻿;﻿ZENI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leimos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xtreme Terro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wgothic Movement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Journe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T: Threnod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laustrophobia 1024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ato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va I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unning Late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uper Sonic 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1 Monster Megawa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vacto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ainworm Kommando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ity of the Damned: Apocalyp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edalus: Alien Defen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inely Crafted Fetish Fil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rim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Judgmen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siris TC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Redemption Of The Slain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Skulldas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angerine Nightma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Alfonzon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nholy Realm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180 Minutes Pour Vivre</text:p>
          </table:table-cell>
          <table:table-cell table:number-columns-repeated="7"/>
        </table:table-row>
        <table:table-row table:style-name="ro4">
          <table:table-cell/>
          <table:table-cell table:style-name="Default" office:value-type="string" calcext:value-type="string">
            <text:p>Back to Saturn X Episode﻿ 3: Instructions to the﻿ Rusty Time Machine﻿﻿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Beyond Reality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Death in Excess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Doom 2 In Name Onl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ump Episode 1: Fuck Time Limit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ump Episode 3: BFG Edi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ystopia 3: Re-Birth of Anarch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ternal DOOM IV: Return from Oblivion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Eternal Slumber Party﻿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ru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i-Tech Hell 2: Alien Tec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bituar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hadow Of The Wool Ba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orment and Tortu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50 Monster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madosia The Mad Corrido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e eat The Mapwic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Cit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: The Golden Soul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guy's Pimp Ventur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oly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talo-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ngl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nster Hunter Ltd Part 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nster Hunter Ltd Part 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imrod: Ixnay on the Hombre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ool﻿ Doom﻿﻿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cythe 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wift Dea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Beesong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The Final Gathering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Three Is A Crow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rack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lienat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astle Heng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averns of Darknes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ld as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munity is Falling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P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chel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de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lashback to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ac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SFC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nsanity's Edg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rs Wa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ck 2: The Speed of Stupi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 Chanc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dessa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f 1024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omewhere in Tim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ronghold: On the Edge of Chao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aterlab GZ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20 Monsters Community Projec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sault on Tei Tenga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Bourgeois Megawad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Castle of the Damn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ffee Break Episode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mon Eclip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: The Golden Souls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ed in SPAC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nd Gam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ive Rooms of 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ragpor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unnelcake Apparition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Juda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skim Xul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Mass Extinction﻿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onbloo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o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Reason's Speedmaps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zoni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hmlsp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ign of Tormen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SL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emple of the Lizard Men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Adventures of MassMou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Slay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AC Military Nightma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nidoom Deathmatch 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alhall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1000 Line 2 Community Project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2048 Unleashed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Army of Darkness TC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irthday Bash 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loody Stee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rotherhood of Ruin: The Lost Templ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e Eat The Mapwich 2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Cydonia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Dawn of Realit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BP26: The City of Damned Childre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Barracks Zon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Cent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ish Den of Desig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rip Fe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xecu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iretop Mountai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ateway to Shangri-L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oing To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ood Morning Phobo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reenwar 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rov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evato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nnocence X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slan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ili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rde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ne Doom's Day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Paranoid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Planisphere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reac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roject Ub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aturnine Chape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ELFISH5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hadows of The Nightmare Real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paceDM9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The Artifact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The Egg of Human Endeavor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Event Horiz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Ghoul's Forest 3</text:p>
          </table:table-cell>
          <table:table-cell table:number-columns-repeated="7"/>
        </table:table-row>
        <table:table-row table:style-name="ro4">
          <table:table-cell/>
          <table:table-cell table:style-name="Default" office:value-type="string" calcext:value-type="string">
            <text:p>TRITON﻿ II﻿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UNWELCOM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ulkan Episode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ay 2 Many Dead Guy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OOO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Bloodpac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en Dynamic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ea 5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ord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ity of DooM (Part I)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bat Shock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rimson Horiz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rucified Dream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zechBo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ned City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rk 7 (with Mission Pack)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ad.ai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2 Reload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ar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mpyr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othic D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ish Rogu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mp Encount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Jiffy Bag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Khoru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iteralis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ighborhood From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stromo's Ru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va II: New Dawn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Robocop Doom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Sine Die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Slaughterfest 3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The DOOM Tribute Projec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own Infec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ownhous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AC Ultra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rac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 Boy and His Barre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all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atman Doom: Rebor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ermuda Triangl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otanic Biosphe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ord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ord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ord G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ity Assaul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rk Covenan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MON DRIVER!!!!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isciples of Darknes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isjunc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urop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rog_and_toad.wa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-Forged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Invasion UAC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Khorus' Speedy Shi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gacy of Suffering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ps of Chao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rine Assault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Nilla DooM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Phobo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Pleiade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Rus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yring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3S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nidoom DM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rack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OOO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3 Heures d'agonie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30,000 Level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keldama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tmospheric﻿﻿﻿﻿﻿﻿ ﻿Extinction﻿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ity of the Damn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II: 25 Years on Ear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II: Hell on Ear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ntrop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ce Rag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Jagermorder: Chemical Lab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ne Bloody Nigh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emain 1</text:p>
          </table:table-cell>
          <table:table-cell table:number-columns-repeated="7"/>
        </table:table-row>
        <table:table-row table:style-name="ro3">
          <table:table-cell/>
          <table:table-cell table:style-name="ce92" office:value-type="string" calcext:value-type="string">
            <text:p>Rocket Space Jumping</text:p>
          </table:table-cell>
          <table:table-cell table:style-name="ce92"/>
          <table:table-cell table:number-columns-repeated="6"/>
        </table:table-row>
        <table:table-row table:style-name="ro3">
          <table:table-cell/>
          <table:table-cell office:value-type="string" calcext:value-type="string">
            <text:p>Sector 666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uper MAYhem 17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ystem Vic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4 Seasons of 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5till L1 Comple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eternu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xolot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an't Run From Evil 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astle of Eternal Carrot in the Sk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bat Shoc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ngestion: 64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ygnus IV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Demonastery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Exomo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xperiencing Nirvan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reen Wa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kusok(Kurashiki's kuso map)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iliu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icro Slaughter Community Projec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ini-Level Megawa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fertit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rder of the Odonat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inochestein 3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olygon Ba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eelis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picy Evil Spaghett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Darkening Episode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Devilz Wor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Rebir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Slaughter Spectru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Troopers' Playgroun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Twilight Zon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Ultimate Icon of Si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ispi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hitemare</text:p>
          </table:table-cell>
          <table:table-cell table:number-columns-repeated="7"/>
        </table:table-row>
      </table:table>
      <table:table table:name="By Average" table:style-name="ta1">
        <table:table-column table:style-name="co2" table:default-cell-style-name="Default"/>
        <table:table-column table:style-name="co25" table:default-cell-style-name="ce186"/>
        <table:table-column table:style-name="co26" table:default-cell-style-name="ce225"/>
        <table:table-row table:style-name="ro3">
          <table:table-cell table:style-name="ce218" office:value-type="string" calcext:value-type="string">
            <text:p>(at 09.02.2022)</text:p>
          </table:table-cell>
          <table:table-cell office:value-type="string" calcext:value-type="string">
            <text:p>ZDoom Community Map Project II</text:p>
          </table:table-cell>
          <table:table-cell table:style-name="ce223" office:value-type="float" office:value="8.33333333333333" calcext:value-type="float">
            <text:p>8.333</text:p>
          </table:table-cell>
        </table:table-row>
        <table:table-row table:style-name="ro3">
          <table:table-cell table:style-name="ce186"/>
          <table:table-cell office:value-type="string" calcext:value-type="string">
            <text:p>Dwango5</text:p>
          </table:table-cell>
          <table:table-cell table:style-name="ce223" office:value-type="float" office:value="8.25" calcext:value-type="float">
            <text:p>8.250</text:p>
          </table:table-cell>
        </table:table-row>
        <table:table-row table:style-name="ro3">
          <table:table-cell/>
          <table:table-cell office:value-type="string" calcext:value-type="string">
            <text:p>Lost Civilization</text:p>
          </table:table-cell>
          <table:table-cell table:style-name="ce223" office:value-type="float" office:value="7.5" calcext:value-type="float">
            <text:p>7.500</text:p>
          </table:table-cell>
        </table:table-row>
        <table:table-row table:style-name="ro3">
          <table:table-cell/>
          <table:table-cell office:value-type="string" calcext:value-type="string">
            <text:p>Disturbia</text:p>
          </table:table-cell>
          <table:table-cell table:style-name="ce223" office:value-type="float" office:value="7.4" calcext:value-type="float">
            <text:p>7.400</text:p>
          </table:table-cell>
        </table:table-row>
        <table:table-row table:style-name="ro3">
          <table:table-cell/>
          <table:table-cell office:value-type="string" calcext:value-type="string">
            <text:p>Eviternity</text:p>
          </table:table-cell>
          <table:table-cell table:style-name="ce223" office:value-type="float" office:value="7.14893617021277" calcext:value-type="float">
            <text:p>7.149</text:p>
          </table:table-cell>
        </table:table-row>
        <table:table-row table:style-name="ro3">
          <table:table-cell/>
          <table:table-cell office:value-type="string" calcext:value-type="string">
            <text:p>Abandon</text:p>
          </table:table-cell>
          <table:table-cell table:style-name="ce223" office:value-type="float" office:value="7" calcext:value-type="float">
            <text:p>7.000</text:p>
          </table:table-cell>
        </table:table-row>
        <table:table-row table:style-name="ro3">
          <table:table-cell/>
          <table:table-cell office:value-type="string" calcext:value-type="string">
            <text:p>Hurt</text:p>
          </table:table-cell>
          <table:table-cell table:style-name="ce223" office:value-type="float" office:value="7" calcext:value-type="float">
            <text:p>7.000</text:p>
          </table:table-cell>
        </table:table-row>
        <table:table-row table:style-name="ro3">
          <table:table-cell/>
          <table:table-cell office:value-type="string" calcext:value-type="string">
            <text:p>A.L.T.</text:p>
          </table:table-cell>
          <table:table-cell table:style-name="ce223" office:value-type="float" office:value="6.75" calcext:value-type="float">
            <text:p>6.750</text:p>
          </table:table-cell>
        </table:table-row>
        <table:table-row table:style-name="ro3">
          <table:table-cell/>
          <table:table-cell office:value-type="string" calcext:value-type="string">
            <text:p>Rowdy Rudy II: POWERTRIP!</text:p>
          </table:table-cell>
          <table:table-cell table:style-name="ce223" office:value-type="float" office:value="6.75" calcext:value-type="float">
            <text:p>6.750</text:p>
          </table:table-cell>
        </table:table-row>
        <table:table-row table:style-name="ro3">
          <table:table-cell/>
          <table:table-cell office:value-type="string" calcext:value-type="string">
            <text:p>Doom 64: Retribution</text:p>
          </table:table-cell>
          <table:table-cell table:style-name="ce223" office:value-type="float" office:value="6.66666666666667" calcext:value-type="float">
            <text:p>6.667</text:p>
          </table:table-cell>
        </table:table-row>
        <table:table-row table:style-name="ro3">
          <table:table-cell/>
          <table:table-cell office:value-type="string" calcext:value-type="string">
            <text:p>Nuts</text:p>
          </table:table-cell>
          <table:table-cell table:style-name="ce223" office:value-type="float" office:value="6.66666666666667" calcext:value-type="float">
            <text:p>6.667</text:p>
          </table:table-cell>
        </table:table-row>
        <table:table-row table:style-name="ro3">
          <table:table-cell/>
          <table:table-cell office:value-type="string" calcext:value-type="string">
            <text:p>Threshold of Pain</text:p>
          </table:table-cell>
          <table:table-cell table:style-name="ce223" office:value-type="float" office:value="6.66666666666667" calcext:value-type="float">
            <text:p>6.667</text:p>
          </table:table-cell>
        </table:table-row>
        <table:table-row table:style-name="ro3">
          <table:table-cell/>
          <table:table-cell office:value-type="string" calcext:value-type="string">
            <text:p>Sunder</text:p>
          </table:table-cell>
          <table:table-cell table:style-name="ce223" office:value-type="float" office:value="6.52380952380952" calcext:value-type="float">
            <text:p>6.524</text:p>
          </table:table-cell>
        </table:table-row>
        <table:table-row table:style-name="ro3">
          <table:table-cell/>
          <table:table-cell office:value-type="string" calcext:value-type="string">
            <text:p>Equinox</text:p>
          </table:table-cell>
          <table:table-cell table:style-name="ce223" office:value-type="float" office:value="6.5" calcext:value-type="float">
            <text:p>6.500</text:p>
          </table:table-cell>
        </table:table-row>
        <table:table-row table:style-name="ro3">
          <table:table-cell/>
          <table:table-cell office:value-type="string" calcext:value-type="string">
            <text:p>Batman Doom</text:p>
          </table:table-cell>
          <table:table-cell table:style-name="ce223" office:value-type="float" office:value="6.5" calcext:value-type="float">
            <text:p>6.500</text:p>
          </table:table-cell>
        </table:table-row>
        <table:table-row table:style-name="ro3">
          <table:table-cell/>
          <table:table-cell office:value-type="string" calcext:value-type="string">
            <text:p>Ancient Aliens</text:p>
          </table:table-cell>
          <table:table-cell table:style-name="ce223" office:value-type="float" office:value="6.49295774647887" calcext:value-type="float">
            <text:p>6.493</text:p>
          </table:table-cell>
        </table:table-row>
        <table:table-row table:style-name="ro3">
          <table:table-cell/>
          <table:table-cell office:value-type="string" calcext:value-type="string">
            <text:p>Icarus: Alien Vanguard</text:p>
          </table:table-cell>
          <table:table-cell table:style-name="ce223" office:value-type="float" office:value="6.42857142857143" calcext:value-type="float">
            <text:p>6.429</text:p>
          </table:table-cell>
        </table:table-row>
        <table:table-row table:style-name="ro3">
          <table:table-cell/>
          <table:table-cell office:value-type="string" calcext:value-type="string">
            <text:p>Valiant</text:p>
          </table:table-cell>
          <table:table-cell table:style-name="ce223" office:value-type="float" office:value="6.30769230769231" calcext:value-type="float">
            <text:p>6.308</text:p>
          </table:table-cell>
        </table:table-row>
        <table:table-row table:style-name="ro3">
          <table:table-cell/>
          <table:table-cell office:value-type="string" calcext:value-type="string">
            <text:p>Scythe 2</text:p>
          </table:table-cell>
          <table:table-cell table:style-name="ce223" office:value-type="float" office:value="6.25806451612903" calcext:value-type="float">
            <text:p>6.258</text:p>
          </table:table-cell>
        </table:table-row>
        <table:table-row table:style-name="ro3">
          <table:table-cell/>
          <table:table-cell office:value-type="string" calcext:value-type="string">
            <text:p>The Adventures of Square</text:p>
          </table:table-cell>
          <table:table-cell table:style-name="ce223" office:value-type="float" office:value="6.11111111111111" calcext:value-type="float">
            <text:p>6.111</text:p>
          </table:table-cell>
        </table:table-row>
        <table:table-row table:style-name="ro3">
          <table:table-cell/>
          <table:table-cell office:value-type="string" calcext:value-type="string">
            <text:p>Hellbound</text:p>
          </table:table-cell>
          <table:table-cell table:style-name="ce223" office:value-type="float" office:value="6.08333333333333" calcext:value-type="float">
            <text:p>6.083</text:p>
          </table:table-cell>
        </table:table-row>
        <table:table-row table:style-name="ro3">
          <table:table-cell/>
          <table:table-cell office:value-type="string" calcext:value-type="string">
            <text:p>Heartland</text:p>
          </table:table-cell>
          <table:table-cell table:style-name="ce223" office:value-type="float" office:value="6" calcext:value-type="float">
            <text:p>6.000</text:p>
          </table:table-cell>
        </table:table-row>
        <table:table-row table:style-name="ro3">
          <table:table-cell/>
          <table:table-cell office:value-type="string" calcext:value-type="string">
            <text:p>Newgothic Movement 2</text:p>
          </table:table-cell>
          <table:table-cell table:style-name="ce223" office:value-type="float" office:value="6" calcext:value-type="float">
            <text:p>6.000</text:p>
          </table:table-cell>
        </table:table-row>
        <table:table-row table:style-name="ro3">
          <table:table-cell/>
          <table:table-cell office:value-type="string" calcext:value-type="string">
            <text:p>Aliens TC</text:p>
          </table:table-cell>
          <table:table-cell table:style-name="ce223" office:value-type="float" office:value="6" calcext:value-type="float">
            <text:p>6.000</text:p>
          </table:table-cell>
        </table:table-row>
        <table:table-row table:style-name="ro3">
          <table:table-cell/>
          <table:table-cell office:value-type="string" calcext:value-type="string">
            <text:p>Slaughterfest 2011</text:p>
          </table:table-cell>
          <table:table-cell table:style-name="ce223" office:value-type="float" office:value="6" calcext:value-type="float">
            <text:p>6.000</text:p>
          </table:table-cell>
        </table:table-row>
        <table:table-row table:style-name="ro3">
          <table:table-cell/>
          <table:table-cell office:value-type="string" calcext:value-type="string">
            <text:p>Congestion 1024</text:p>
          </table:table-cell>
          <table:table-cell table:style-name="ce223" office:value-type="float" office:value="5.875" calcext:value-type="float">
            <text:p>5.875</text:p>
          </table:table-cell>
        </table:table-row>
        <table:table-row table:style-name="ro3">
          <table:table-cell/>
          <table:table-cell office:value-type="string" calcext:value-type="string">
            <text:p>No End in Sight</text:p>
          </table:table-cell>
          <table:table-cell table:style-name="ce223" office:value-type="float" office:value="5.84615384615385" calcext:value-type="float">
            <text:p>5.846</text:p>
          </table:table-cell>
        </table:table-row>
        <table:table-row table:style-name="ro3">
          <table:table-cell/>
          <table:table-cell office:value-type="string" calcext:value-type="string">
            <text:p>Speed of Doom</text:p>
          </table:table-cell>
          <table:table-cell table:style-name="ce223" office:value-type="float" office:value="5.75862068965517" calcext:value-type="float">
            <text:p>5.759</text:p>
          </table:table-cell>
        </table:table-row>
        <table:table-row table:style-name="ro3">
          <table:table-cell/>
          <table:table-cell office:value-type="string" calcext:value-type="string">
            <text:p>Struggle - Antaresian Legacy</text:p>
          </table:table-cell>
          <table:table-cell table:style-name="ce223" office:value-type="float" office:value="5.75" calcext:value-type="float">
            <text:p>5.750</text:p>
          </table:table-cell>
        </table:table-row>
        <table:table-row table:style-name="ro3">
          <table:table-cell/>
          <table:table-cell office:value-type="string" calcext:value-type="string">
            <text:p>Eternal Slumber Party</text:p>
          </table:table-cell>
          <table:table-cell table:style-name="ce223" office:value-type="float" office:value="5.75" calcext:value-type="float">
            <text:p>5.750</text:p>
          </table:table-cell>
        </table:table-row>
        <table:table-row table:style-name="ro3">
          <table:table-cell/>
          <table:table-cell office:value-type="string" calcext:value-type="string">
            <text:p>Alien Vendetta</text:p>
          </table:table-cell>
          <table:table-cell table:style-name="ce223" office:value-type="float" office:value="5.73684210526316" calcext:value-type="float">
            <text:p>5.737</text:p>
          </table:table-cell>
        </table:table-row>
        <table:table-row table:style-name="ro3">
          <table:table-cell/>
          <table:table-cell office:value-type="string" calcext:value-type="string">
            <text:p>Community Chest 3</text:p>
          </table:table-cell>
          <table:table-cell table:style-name="ce223" office:value-type="float" office:value="5.66666666666667" calcext:value-type="float">
            <text:p>5.667</text:p>
          </table:table-cell>
        </table:table-row>
        <table:table-row table:style-name="ro3">
          <table:table-cell/>
          <table:table-cell office:value-type="string" calcext:value-type="string">
            <text:p>UAC Ultra</text:p>
          </table:table-cell>
          <table:table-cell table:style-name="ce223" office:value-type="float" office:value="5.66666666666667" calcext:value-type="float">
            <text:p>5.667</text:p>
          </table:table-cell>
        </table:table-row>
        <table:table-row table:style-name="ro3">
          <table:table-cell/>
          <table:table-cell office:value-type="string" calcext:value-type="string">
            <text:p>Scythe</text:p>
          </table:table-cell>
          <table:table-cell table:style-name="ce223" office:value-type="float" office:value="5.64285714285714" calcext:value-type="float">
            <text:p>5.643</text:p>
          </table:table-cell>
        </table:table-row>
        <table:table-row table:style-name="ro3">
          <table:table-cell/>
          <table:table-cell office:value-type="string" calcext:value-type="string">
            <text:p>Deus Vult II</text:p>
          </table:table-cell>
          <table:table-cell table:style-name="ce223" office:value-type="float" office:value="5.58333333333333" calcext:value-type="float">
            <text:p>5.583</text:p>
          </table:table-cell>
        </table:table-row>
        <table:table-row table:style-name="ro3">
          <table:table-cell/>
          <table:table-cell office:value-type="string" calcext:value-type="string">
            <text:p>Back to Saturn X E2: Tower in the Fountain of Sparks</text:p>
          </table:table-cell>
          <table:table-cell table:style-name="ce223" office:value-type="float" office:value="5.5" calcext:value-type="float">
            <text:p>5.500</text:p>
          </table:table-cell>
        </table:table-row>
        <table:table-row table:style-name="ro3">
          <table:table-cell/>
          <table:table-cell office:value-type="string" calcext:value-type="string">
            <text:p>Phobos: Anomaly Reborn</text:p>
          </table:table-cell>
          <table:table-cell table:style-name="ce223" office:value-type="float" office:value="5.5" calcext:value-type="float">
            <text:p>5.500</text:p>
          </table:table-cell>
        </table:table-row>
        <table:table-row table:style-name="ro3">
          <table:table-cell/>
          <table:table-cell office:value-type="string" calcext:value-type="string">
            <text:p>REKKR</text:p>
          </table:table-cell>
          <table:table-cell table:style-name="ce223" office:value-type="float" office:value="5.5" calcext:value-type="float">
            <text:p>5.500</text:p>
          </table:table-cell>
        </table:table-row>
        <table:table-row table:style-name="ro3">
          <table:table-cell/>
          <table:table-cell office:value-type="string" calcext:value-type="string">
            <text:p>Doom II the Way id Did</text:p>
          </table:table-cell>
          <table:table-cell table:style-name="ce223" office:value-type="float" office:value="5.42857142857143" calcext:value-type="float">
            <text:p>5.429</text:p>
          </table:table-cell>
        </table:table-row>
        <table:table-row table:style-name="ro3">
          <table:table-cell/>
          <table:table-cell office:value-type="string" calcext:value-type="string">
            <text:p>Sunlust</text:p>
          </table:table-cell>
          <table:table-cell table:style-name="ce223" office:value-type="float" office:value="5.42372881355932" calcext:value-type="float">
            <text:p>5.424</text:p>
          </table:table-cell>
        </table:table-row>
        <table:table-row table:style-name="ro3">
          <table:table-cell/>
          <table:table-cell office:value-type="string" calcext:value-type="string">
            <text:p>Epic 2</text:p>
          </table:table-cell>
          <table:table-cell table:style-name="ce223" office:value-type="float" office:value="5.41666666666667" calcext:value-type="float">
            <text:p>5.417</text:p>
          </table:table-cell>
        </table:table-row>
        <table:table-row table:style-name="ro3">
          <table:table-cell/>
          <table:table-cell office:value-type="string" calcext:value-type="string">
            <text:p>Eternal Doom</text:p>
          </table:table-cell>
          <table:table-cell table:style-name="ce223" office:value-type="float" office:value="5.4" calcext:value-type="float">
            <text:p>5.400</text:p>
          </table:table-cell>
        </table:table-row>
        <table:table-row table:style-name="ro3">
          <table:table-cell/>
          <table:table-cell office:value-type="string" calcext:value-type="string">
            <text:p>Dark Encounters</text:p>
          </table:table-cell>
          <table:table-cell table:style-name="ce223" office:value-type="float" office:value="5.33333333333333" calcext:value-type="float">
            <text:p>5.333</text:p>
          </table:table-cell>
        </table:table-row>
        <table:table-row table:style-name="ro3">
          <table:table-cell/>
          <table:table-cell office:value-type="string" calcext:value-type="string">
            <text:p>Faithless</text:p>
          </table:table-cell>
          <table:table-cell table:style-name="ce223" office:value-type="float" office:value="5.33333333333333" calcext:value-type="float">
            <text:p>5.333</text:p>
          </table:table-cell>
        </table:table-row>
        <table:table-row table:style-name="ro3">
          <table:table-cell/>
          <table:table-cell office:value-type="string" calcext:value-type="string">
            <text:p>Legacy of Heroes</text:p>
          </table:table-cell>
          <table:table-cell table:style-name="ce223" office:value-type="float" office:value="5.33333333333333" calcext:value-type="float">
            <text:p>5.333</text:p>
          </table:table-cell>
        </table:table-row>
        <table:table-row table:style-name="ro3">
          <table:table-cell/>
          <table:table-cell office:value-type="string" calcext:value-type="string">
            <text:p>TNT: Revilution</text:p>
          </table:table-cell>
          <table:table-cell table:style-name="ce223" office:value-type="float" office:value="5.31578947368421" calcext:value-type="float">
            <text:p>5.316</text:p>
          </table:table-cell>
        </table:table-row>
        <table:table-row table:style-name="ro3">
          <table:table-cell/>
          <table:table-cell office:value-type="string" calcext:value-type="string">
            <text:p>Going Down</text:p>
          </table:table-cell>
          <table:table-cell table:style-name="ce223" office:value-type="float" office:value="5.3125" calcext:value-type="float">
            <text:p>5.313</text:p>
          </table:table-cell>
        </table:table-row>
        <table:table-row table:style-name="ro3">
          <table:table-cell/>
          <table:table-cell office:value-type="string" calcext:value-type="string">
            <text:p>No Rest for the Living</text:p>
          </table:table-cell>
          <table:table-cell table:style-name="ce223" office:value-type="float" office:value="5.25" calcext:value-type="float">
            <text:p>5.250</text:p>
          </table:table-cell>
        </table:table-row>
        <table:table-row table:style-name="ro3">
          <table:table-cell/>
          <table:table-cell office:value-type="string" calcext:value-type="string">
            <text:p>Swim With the Whales</text:p>
          </table:table-cell>
          <table:table-cell table:style-name="ce223" office:value-type="float" office:value="5.25" calcext:value-type="float">
            <text:p>5.250</text:p>
          </table:table-cell>
        </table:table-row>
        <table:table-row table:style-name="ro3">
          <table:table-cell/>
          <table:table-cell office:value-type="string" calcext:value-type="string">
            <text:p>Winter's Fury</text:p>
          </table:table-cell>
          <table:table-cell table:style-name="ce223" office:value-type="float" office:value="5.25" calcext:value-type="float">
            <text:p>5.250</text:p>
          </table:table-cell>
        </table:table-row>
        <table:table-row table:style-name="ro3">
          <table:table-cell/>
          <table:table-cell office:value-type="string" calcext:value-type="string">
            <text:p>Community Chest 2</text:p>
          </table:table-cell>
          <table:table-cell table:style-name="ce223" office:value-type="float" office:value="5.25" calcext:value-type="float">
            <text:p>5.250</text:p>
          </table:table-cell>
        </table:table-row>
        <table:table-row table:style-name="ro3">
          <table:table-cell/>
          <table:table-cell office:value-type="string" calcext:value-type="string">
            <text:p>Lunatic</text:p>
          </table:table-cell>
          <table:table-cell table:style-name="ce223" office:value-type="float" office:value="5.22222222222222" calcext:value-type="float">
            <text:p>5.222</text:p>
          </table:table-cell>
        </table:table-row>
        <table:table-row table:style-name="ro3">
          <table:table-cell/>
          <table:table-cell office:value-type="string" calcext:value-type="string">
            <text:p>STRAIN</text:p>
          </table:table-cell>
          <table:table-cell table:style-name="ce223" office:value-type="float" office:value="5.22222222222222" calcext:value-type="float">
            <text:p>5.222</text:p>
          </table:table-cell>
        </table:table-row>
        <table:table-row table:style-name="ro3">
          <table:table-cell/>
          <table:table-cell office:value-type="string" calcext:value-type="string">
            <text:p>Pirate Doom</text:p>
          </table:table-cell>
          <table:table-cell table:style-name="ce223" office:value-type="float" office:value="5.21428571428571" calcext:value-type="float">
            <text:p>5.214</text:p>
          </table:table-cell>
        </table:table-row>
        <table:table-row table:style-name="ro3">
          <table:table-cell/>
          <table:table-cell office:value-type="string" calcext:value-type="string">
            <text:p>Back to Saturn X E1: Get Out of My Stations</text:p>
          </table:table-cell>
          <table:table-cell table:style-name="ce223" office:value-type="float" office:value="5.20689655172414" calcext:value-type="float">
            <text:p>5.207</text:p>
          </table:table-cell>
        </table:table-row>
        <table:table-row table:style-name="ro3">
          <table:table-cell/>
          <table:table-cell office:value-type="string" calcext:value-type="string">
            <text:p>Resurgence</text:p>
          </table:table-cell>
          <table:table-cell table:style-name="ce223" office:value-type="float" office:value="5.2" calcext:value-type="float">
            <text:p>5.200</text:p>
          </table:table-cell>
        </table:table-row>
        <table:table-row table:style-name="ro3">
          <table:table-cell/>
          <table:table-cell office:value-type="string" calcext:value-type="string">
            <text:p>Zone 300</text:p>
          </table:table-cell>
          <table:table-cell table:style-name="ce223" office:value-type="float" office:value="5.2" calcext:value-type="float">
            <text:p>5.200</text:p>
          </table:table-cell>
        </table:table-row>
        <table:table-row table:style-name="ro3">
          <table:table-cell/>
          <table:table-cell office:value-type="string" calcext:value-type="string">
            <text:p>Hell Revealed</text:p>
          </table:table-cell>
          <table:table-cell table:style-name="ce223" office:value-type="float" office:value="5.17857142857143" calcext:value-type="float">
            <text:p>5.179</text:p>
          </table:table-cell>
        </table:table-row>
        <table:table-row table:style-name="ro3">
          <table:table-cell/>
          <table:table-cell office:value-type="string" calcext:value-type="string">
            <text:p>Brutal Doom: Hell on Earth Starter Pack (Extermination Day)</text:p>
          </table:table-cell>
          <table:table-cell table:style-name="ce223" office:value-type="float" office:value="5.16666666666667" calcext:value-type="float">
            <text:p>5.167</text:p>
          </table:table-cell>
        </table:table-row>
        <table:table-row table:style-name="ro3">
          <table:table-cell/>
          <table:table-cell office:value-type="string" calcext:value-type="string">
            <text:p>Memento Mori</text:p>
          </table:table-cell>
          <table:table-cell table:style-name="ce223" office:value-type="float" office:value="5.08695652173913" calcext:value-type="float">
            <text:p>5.087</text:p>
          </table:table-cell>
        </table:table-row>
        <table:table-row table:style-name="ro3">
          <table:table-cell/>
          <table:table-cell office:value-type="string" calcext:value-type="string">
            <text:p>The Plutonia Experiment</text:p>
          </table:table-cell>
          <table:table-cell table:style-name="ce223" office:value-type="float" office:value="5.08333333333333" calcext:value-type="float">
            <text:p>5.083</text:p>
          </table:table-cell>
        </table:table-row>
        <table:table-row table:style-name="ro3">
          <table:table-cell/>
          <table:table-cell table:style-name="ce220" office:value-type="string" calcext:value-type="string">
            <text:p>Counterattack</text:p>
          </table:table-cell>
          <table:table-cell table:style-name="ce223" office:value-type="float" office:value="5" calcext:value-type="float">
            <text:p>5.000</text:p>
          </table:table-cell>
        </table:table-row>
        <table:table-row table:style-name="ro3">
          <table:table-cell/>
          <table:table-cell office:value-type="string" calcext:value-type="string">
            <text:p>Doom Zero</text:p>
          </table:table-cell>
          <table:table-cell table:style-name="ce223" office:value-type="float" office:value="5" calcext:value-type="float">
            <text:p>5.000</text:p>
          </table:table-cell>
        </table:table-row>
        <table:table-row table:style-name="ro4">
          <table:table-cell/>
          <table:table-cell office:value-type="string" calcext:value-type="string">
            <text:p>Nihility: Infinite ﻿Teeth﻿</text:p>
          </table:table-cell>
          <table:table-cell table:style-name="ce223" office:value-type="float" office:value="5" calcext:value-type="float">
            <text:p>5.000</text:p>
          </table:table-cell>
        </table:table-row>
        <table:table-row table:style-name="ro3">
          <table:table-cell/>
          <table:table-cell office:value-type="string" calcext:value-type="string">
            <text:p>The Brotherhood of Ruin</text:p>
          </table:table-cell>
          <table:table-cell table:style-name="ce223" office:value-type="float" office:value="5" calcext:value-type="float">
            <text:p>5.000</text:p>
          </table:table-cell>
        </table:table-row>
        <table:table-row table:style-name="ro3">
          <table:table-cell/>
          <table:table-cell office:value-type="string" calcext:value-type="string">
            <text:p>Plutonia 2</text:p>
          </table:table-cell>
          <table:table-cell table:style-name="ce223" office:value-type="float" office:value="4.97619047619048" calcext:value-type="float">
            <text:p>4.976</text:p>
          </table:table-cell>
        </table:table-row>
        <table:table-row table:style-name="ro3">
          <table:table-cell/>
          <table:table-cell office:value-type="string" calcext:value-type="string">
            <text:p>Kama Sutra</text:p>
          </table:table-cell>
          <table:table-cell table:style-name="ce223" office:value-type="float" office:value="4.95" calcext:value-type="float">
            <text:p>4.950</text:p>
          </table:table-cell>
        </table:table-row>
        <table:table-row table:style-name="ro3">
          <table:table-cell/>
          <table:table-cell office:value-type="string" calcext:value-type="string">
            <text:p>Requiem</text:p>
          </table:table-cell>
          <table:table-cell table:style-name="ce223" office:value-type="float" office:value="4.88888888888889" calcext:value-type="float">
            <text:p>4.889</text:p>
          </table:table-cell>
        </table:table-row>
        <table:table-row table:style-name="ro3">
          <table:table-cell/>
          <table:table-cell office:value-type="string" calcext:value-type="string">
            <text:p>SIGIL</text:p>
          </table:table-cell>
          <table:table-cell table:style-name="ce223" office:value-type="float" office:value="4.88235294117647" calcext:value-type="float">
            <text:p>4.882</text:p>
          </table:table-cell>
        </table:table-row>
        <table:table-row table:style-name="ro3">
          <table:table-cell/>
          <table:table-cell office:value-type="string" calcext:value-type="string">
            <text:p>Perdition's Gate</text:p>
          </table:table-cell>
          <table:table-cell table:style-name="ce223" office:value-type="float" office:value="4.8" calcext:value-type="float">
            <text:p>4.800</text:p>
          </table:table-cell>
        </table:table-row>
        <table:table-row table:style-name="ro3">
          <table:table-cell/>
          <table:table-cell office:value-type="string" calcext:value-type="string">
            <text:p>Knee-Deep in ZDoom</text:p>
          </table:table-cell>
          <table:table-cell table:style-name="ce223" office:value-type="float" office:value="4.77777777777778" calcext:value-type="float">
            <text:p>4.778</text:p>
          </table:table-cell>
        </table:table-row>
        <table:table-row table:style-name="ro3">
          <table:table-cell/>
          <table:table-cell office:value-type="string" calcext:value-type="string">
            <text:p>Community Chest 4</text:p>
          </table:table-cell>
          <table:table-cell table:style-name="ce223" office:value-type="float" office:value="4.76470588235294" calcext:value-type="float">
            <text:p>4.765</text:p>
          </table:table-cell>
        </table:table-row>
        <table:table-row table:style-name="ro3">
          <table:table-cell/>
          <table:table-cell office:value-type="string" calcext:value-type="string">
            <text:p>Arcadia Demade</text:p>
          </table:table-cell>
          <table:table-cell table:style-name="ce223" office:value-type="float" office:value="4.75" calcext:value-type="float">
            <text:p>4.750</text:p>
          </table:table-cell>
        </table:table-row>
        <table:table-row table:style-name="ro3">
          <table:table-cell/>
          <table:table-cell office:value-type="string" calcext:value-type="string">
            <text:p>Stardate 20X7</text:p>
          </table:table-cell>
          <table:table-cell table:style-name="ce223" office:value-type="float" office:value="4.75" calcext:value-type="float">
            <text:p>4.750</text:p>
          </table:table-cell>
        </table:table-row>
        <table:table-row table:style-name="ro3">
          <table:table-cell/>
          <table:table-cell office:value-type="string" calcext:value-type="string">
            <text:p>Urban Brawl: Action Doom 2</text:p>
          </table:table-cell>
          <table:table-cell table:style-name="ce223" office:value-type="float" office:value="4.75" calcext:value-type="float">
            <text:p>4.750</text:p>
          </table:table-cell>
        </table:table-row>
        <table:table-row table:style-name="ro3">
          <table:table-cell/>
          <table:table-cell office:value-type="string" calcext:value-type="string">
            <text:p>Suspended in Dusk</text:p>
          </table:table-cell>
          <table:table-cell table:style-name="ce223" office:value-type="float" office:value="4.72727272727273" calcext:value-type="float">
            <text:p>4.727</text:p>
          </table:table-cell>
        </table:table-row>
        <table:table-row table:style-name="ro3">
          <table:table-cell/>
          <table:table-cell office:value-type="string" calcext:value-type="string">
            <text:p>Breach</text:p>
          </table:table-cell>
          <table:table-cell table:style-name="ce223" office:value-type="float" office:value="4.71428571428571" calcext:value-type="float">
            <text:p>4.714</text:p>
          </table:table-cell>
        </table:table-row>
        <table:table-row table:style-name="ro3">
          <table:table-cell/>
          <table:table-cell office:value-type="string" calcext:value-type="string">
            <text:p>Memento Mori 2</text:p>
          </table:table-cell>
          <table:table-cell table:style-name="ce223" office:value-type="float" office:value="4.69565217391304" calcext:value-type="float">
            <text:p>4.696</text:p>
          </table:table-cell>
        </table:table-row>
        <table:table-row table:style-name="ro3">
          <table:table-cell/>
          <table:table-cell office:value-type="string" calcext:value-type="string">
            <text:p>Paradise</text:p>
          </table:table-cell>
          <table:table-cell table:style-name="ce223" office:value-type="float" office:value="4.66666666666667" calcext:value-type="float">
            <text:p>4.667</text:p>
          </table:table-cell>
        </table:table-row>
        <table:table-row table:style-name="ro3">
          <table:table-cell/>
          <table:table-cell office:value-type="string" calcext:value-type="string">
            <text:p>Reverie</text:p>
          </table:table-cell>
          <table:table-cell table:style-name="ce223" office:value-type="float" office:value="4.66666666666667" calcext:value-type="float">
            <text:p>4.667</text:p>
          </table:table-cell>
        </table:table-row>
        <table:table-row table:style-name="ro3">
          <table:table-cell/>
          <table:table-cell office:value-type="string" calcext:value-type="string">
            <text:p>The Darkening Episode 2</text:p>
          </table:table-cell>
          <table:table-cell table:style-name="ce223" office:value-type="float" office:value="4.66666666666667" calcext:value-type="float">
            <text:p>4.667</text:p>
          </table:table-cell>
        </table:table-row>
        <table:table-row table:style-name="ro3">
          <table:table-cell/>
          <table:table-cell office:value-type="string" calcext:value-type="string">
            <text:p>The Enigma Episode</text:p>
          </table:table-cell>
          <table:table-cell table:style-name="ce223" office:value-type="float" office:value="4.66666666666667" calcext:value-type="float">
            <text:p>4.667</text:p>
          </table:table-cell>
        </table:table-row>
        <table:table-row table:style-name="ro3">
          <table:table-cell/>
          <table:table-cell office:value-type="string" calcext:value-type="string">
            <text:p>Vela Pax</text:p>
          </table:table-cell>
          <table:table-cell table:style-name="ce223" office:value-type="float" office:value="4.66666666666667" calcext:value-type="float">
            <text:p>4.667</text:p>
          </table:table-cell>
        </table:table-row>
        <table:table-row table:style-name="ro3">
          <table:table-cell/>
          <table:table-cell office:value-type="string" calcext:value-type="string">
            <text:p>Vanguard</text:p>
          </table:table-cell>
          <table:table-cell table:style-name="ce223" office:value-type="float" office:value="4.6" calcext:value-type="float">
            <text:p>4.600</text:p>
          </table:table-cell>
        </table:table-row>
        <table:table-row table:style-name="ro3">
          <table:table-cell/>
          <table:table-cell table:style-name="ce220" office:value-type="string" calcext:value-type="string">
            <text:p>Phobos Mission Control</text:p>
          </table:table-cell>
          <table:table-cell table:style-name="ce223" office:value-type="float" office:value="4.5" calcext:value-type="float">
            <text:p>4.500</text:p>
          </table:table-cell>
        </table:table-row>
        <table:table-row table:style-name="ro3">
          <table:table-cell/>
          <table:table-cell office:value-type="string" calcext:value-type="string">
            <text:p>Doom the Way id Did</text:p>
          </table:table-cell>
          <table:table-cell table:style-name="ce223" office:value-type="float" office:value="4.4375" calcext:value-type="float">
            <text:p>4.438</text:p>
          </table:table-cell>
        </table:table-row>
        <table:table-row table:style-name="ro3">
          <table:table-cell/>
          <table:table-cell office:value-type="string" calcext:value-type="string">
            <text:p>Unloved</text:p>
          </table:table-cell>
          <table:table-cell table:style-name="ce223" office:value-type="float" office:value="4.42857142857143" calcext:value-type="float">
            <text:p>4.429</text:p>
          </table:table-cell>
        </table:table-row>
        <table:table-row table:style-name="ro3">
          <table:table-cell/>
          <table:table-cell office:value-type="string" calcext:value-type="string">
            <text:p>Hell Revealed II</text:p>
          </table:table-cell>
          <table:table-cell table:style-name="ce223" office:value-type="float" office:value="4.41666666666667" calcext:value-type="float">
            <text:p>4.417</text:p>
          </table:table-cell>
        </table:table-row>
        <table:table-row table:style-name="ro3">
          <table:table-cell/>
          <table:table-cell office:value-type="string" calcext:value-type="string">
            <text:p>Antaresian Reliquary</text:p>
          </table:table-cell>
          <table:table-cell table:style-name="ce223" office:value-type="float" office:value="4.4" calcext:value-type="float">
            <text:p>4.400</text:p>
          </table:table-cell>
        </table:table-row>
        <table:table-row table:style-name="ro3">
          <table:table-cell/>
          <table:table-cell office:value-type="string" calcext:value-type="string">
            <text:p>Bauhaus</text:p>
          </table:table-cell>
          <table:table-cell table:style-name="ce223" office:value-type="float" office:value="4.4" calcext:value-type="float">
            <text:p>4.400</text:p>
          </table:table-cell>
        </table:table-row>
        <table:table-row table:style-name="ro3">
          <table:table-cell/>
          <table:table-cell office:value-type="string" calcext:value-type="string">
            <text:p>ZPack</text:p>
          </table:table-cell>
          <table:table-cell table:style-name="ce223" office:value-type="float" office:value="4.4" calcext:value-type="float">
            <text:p>4.400</text:p>
          </table:table-cell>
        </table:table-row>
        <table:table-row table:style-name="ro3">
          <table:table-cell/>
          <table:table-cell office:value-type="string" calcext:value-type="string">
            <text:p>Plutonia: Revisited Community Project</text:p>
          </table:table-cell>
          <table:table-cell table:style-name="ce223" office:value-type="float" office:value="4.375" calcext:value-type="float">
            <text:p>4.375</text:p>
          </table:table-cell>
        </table:table-row>
        <table:table-row table:style-name="ro3">
          <table:table-cell/>
          <table:table-cell table:style-name="ce221" office:value-type="string" calcext:value-type="string">
            <text:p>Stardate 20X6</text:p>
          </table:table-cell>
          <table:table-cell table:style-name="ce223" office:value-type="float" office:value="4.36363636363636" calcext:value-type="float">
            <text:p>4.364</text:p>
          </table:table-cell>
        </table:table-row>
        <table:table-row table:style-name="ro3">
          <table:table-cell/>
          <table:table-cell office:value-type="string" calcext:value-type="string">
            <text:p>Japanese Community Project (JPCP)</text:p>
          </table:table-cell>
          <table:table-cell table:style-name="ce223" office:value-type="float" office:value="4.33333333333333" calcext:value-type="float">
            <text:p>4.333</text:p>
          </table:table-cell>
        </table:table-row>
        <table:table-row table:style-name="ro3">
          <table:table-cell/>
          <table:table-cell office:value-type="string" calcext:value-type="string">
            <text:p>Foursite</text:p>
          </table:table-cell>
          <table:table-cell table:style-name="ce223" office:value-type="float" office:value="4.33333333333333" calcext:value-type="float">
            <text:p>4.333</text:p>
          </table:table-cell>
        </table:table-row>
        <table:table-row table:style-name="ro3">
          <table:table-cell/>
          <table:table-cell office:value-type="string" calcext:value-type="string">
            <text:p>Wow</text:p>
          </table:table-cell>
          <table:table-cell table:style-name="ce223" office:value-type="float" office:value="4.33333333333333" calcext:value-type="float">
            <text:p>4.333</text:p>
          </table:table-cell>
        </table:table-row>
        <table:table-row table:style-name="ro3">
          <table:table-cell/>
          <table:table-cell office:value-type="string" calcext:value-type="string">
            <text:p>Tech Gone Bad</text:p>
          </table:table-cell>
          <table:table-cell table:style-name="ce223" office:value-type="float" office:value="4.28571428571429" calcext:value-type="float">
            <text:p>4.286</text:p>
          </table:table-cell>
        </table:table-row>
        <table:table-row table:style-name="ro3">
          <table:table-cell/>
          <table:table-cell office:value-type="string" calcext:value-type="string">
            <text:p>The Ultimate Torment &amp; Torture</text:p>
          </table:table-cell>
          <table:table-cell table:style-name="ce223" office:value-type="float" office:value="4.28571428571429" calcext:value-type="float">
            <text:p>4.286</text:p>
          </table:table-cell>
        </table:table-row>
        <table:table-row table:style-name="ro3">
          <table:table-cell/>
          <table:table-cell office:value-type="string" calcext:value-type="string">
            <text:p>Brigandine</text:p>
          </table:table-cell>
          <table:table-cell table:style-name="ce223" office:value-type="float" office:value="4.25" calcext:value-type="float">
            <text:p>4.250</text:p>
          </table:table-cell>
        </table:table-row>
        <table:table-row table:style-name="ro3">
          <table:table-cell/>
          <table:table-cell office:value-type="string" calcext:value-type="string">
            <text:p>Harmony</text:p>
          </table:table-cell>
          <table:table-cell table:style-name="ce223" office:value-type="float" office:value="4.25" calcext:value-type="float">
            <text:p>4.250</text:p>
          </table:table-cell>
        </table:table-row>
        <table:table-row table:style-name="ro3">
          <table:table-cell/>
          <table:table-cell office:value-type="string" calcext:value-type="string">
            <text:p>Cyberdreams</text:p>
          </table:table-cell>
          <table:table-cell table:style-name="ce223" office:value-type="float" office:value="4.22222222222222" calcext:value-type="float">
            <text:p>4.222</text:p>
          </table:table-cell>
        </table:table-row>
        <table:table-row table:style-name="ro3">
          <table:table-cell/>
          <table:table-cell office:value-type="string" calcext:value-type="string">
            <text:p>Crumpets</text:p>
          </table:table-cell>
          <table:table-cell table:style-name="ce223" office:value-type="float" office:value="4.16666666666667" calcext:value-type="float">
            <text:p>4.167</text:p>
          </table:table-cell>
        </table:table-row>
        <table:table-row table:style-name="ro3">
          <table:table-cell/>
          <table:table-cell office:value-type="string" calcext:value-type="string">
            <text:p>Deus Vult</text:p>
          </table:table-cell>
          <table:table-cell table:style-name="ce223" office:value-type="float" office:value="4.16666666666667" calcext:value-type="float">
            <text:p>4.167</text:p>
          </table:table-cell>
        </table:table-row>
        <table:table-row table:style-name="ro3">
          <table:table-cell/>
          <table:table-cell office:value-type="string" calcext:value-type="string">
            <text:p>Miasma</text:p>
          </table:table-cell>
          <table:table-cell table:style-name="ce223" office:value-type="float" office:value="4.14285714285714" calcext:value-type="float">
            <text:p>4.143</text:p>
          </table:table-cell>
        </table:table-row>
        <table:table-row table:style-name="ro3">
          <table:table-cell/>
          <table:table-cell office:value-type="string" calcext:value-type="string">
            <text:p>Hell Ground</text:p>
          </table:table-cell>
          <table:table-cell table:style-name="ce223" office:value-type="float" office:value="4.08333333333333" calcext:value-type="float">
            <text:p>4.083</text:p>
          </table:table-cell>
        </table:table-row>
        <table:table-row table:style-name="ro3">
          <table:table-cell/>
          <table:table-cell office:value-type="string" calcext:value-type="string">
            <text:p>Bloodstain</text:p>
          </table:table-cell>
          <table:table-cell table:style-name="ce223" office:value-type="float" office:value="4" calcext:value-type="float">
            <text:p>4.000</text:p>
          </table:table-cell>
        </table:table-row>
        <table:table-row table:style-name="ro3">
          <table:table-cell/>
          <table:table-cell office:value-type="string" calcext:value-type="string">
            <text:p>Rise of the Wool Ball</text:p>
          </table:table-cell>
          <table:table-cell table:style-name="ce223" office:value-type="float" office:value="4" calcext:value-type="float">
            <text:p>4.000</text:p>
          </table:table-cell>
        </table:table-row>
        <table:table-row table:style-name="ro3">
          <table:table-cell/>
          <table:table-cell office:value-type="string" calcext:value-type="string">
            <text:p>Extreme Terror</text:p>
          </table:table-cell>
          <table:table-cell table:style-name="ce223" office:value-type="float" office:value="4" calcext:value-type="float">
            <text:p>4.000</text:p>
          </table:table-cell>
        </table:table-row>
        <table:table-row table:style-name="ro3">
          <table:table-cell/>
          <table:table-cell office:value-type="string" calcext:value-type="string">
            <text:p>Newgothic Movement 1</text:p>
          </table:table-cell>
          <table:table-cell table:style-name="ce223" office:value-type="float" office:value="4" calcext:value-type="float">
            <text:p>4.000</text:p>
          </table:table-cell>
        </table:table-row>
        <table:table-row table:style-name="ro3">
          <table:table-cell/>
          <table:table-cell office:value-type="string" calcext:value-type="string">
            <text:p>Chillax</text:p>
          </table:table-cell>
          <table:table-cell table:style-name="ce223" office:value-type="float" office:value="3.875" calcext:value-type="float">
            <text:p>3.875</text:p>
          </table:table-cell>
        </table:table-row>
        <table:table-row table:style-name="ro3">
          <table:table-cell/>
          <table:table-cell office:value-type="string" calcext:value-type="string">
            <text:p>Dimension of the Boomed</text:p>
          </table:table-cell>
          <table:table-cell table:style-name="ce223" office:value-type="float" office:value="3.85714285714286" calcext:value-type="float">
            <text:p>3.857</text:p>
          </table:table-cell>
        </table:table-row>
        <table:table-row table:style-name="ro3">
          <table:table-cell/>
          <table:table-cell office:value-type="string" calcext:value-type="string">
            <text:p>Violence</text:p>
          </table:table-cell>
          <table:table-cell table:style-name="ce223" office:value-type="float" office:value="3.83333333333333" calcext:value-type="float">
            <text:p>3.833</text:p>
          </table:table-cell>
        </table:table-row>
        <table:table-row table:style-name="ro3">
          <table:table-cell/>
          <table:table-cell office:value-type="string" calcext:value-type="string">
            <text:p>Freedoom: Phase 1</text:p>
          </table:table-cell>
          <table:table-cell table:style-name="ce223" office:value-type="float" office:value="3.75" calcext:value-type="float">
            <text:p>3.750</text:p>
          </table:table-cell>
        </table:table-row>
        <table:table-row table:style-name="ro3">
          <table:table-cell/>
          <table:table-cell office:value-type="string" calcext:value-type="string">
            <text:p>Revolution!</text:p>
          </table:table-cell>
          <table:table-cell table:style-name="ce223" office:value-type="float" office:value="3.5" calcext:value-type="float">
            <text:p>3.500</text:p>
          </table:table-cell>
        </table:table-row>
        <table:table-row table:style-name="ro3">
          <table:table-cell/>
          <table:table-cell office:value-type="string" calcext:value-type="string">
            <text:p>Doom 64 for Doom II</text:p>
          </table:table-cell>
          <table:table-cell table:style-name="ce223" office:value-type="float" office:value="3.5" calcext:value-type="float">
            <text:p>3.500</text:p>
          </table:table-cell>
        </table:table-row>
        <table:table-row table:style-name="ro3">
          <table:table-cell/>
          <table:table-cell office:value-type="string" calcext:value-type="string">
            <text:p>Grime</text:p>
          </table:table-cell>
          <table:table-cell table:style-name="ce223" office:value-type="float" office:value="3.33333333333333" calcext:value-type="float">
            <text:p>3.333</text:p>
          </table:table-cell>
        </table:table-row>
        <table:table-row table:style-name="ro3">
          <table:table-cell/>
          <table:table-cell office:value-type="string" calcext:value-type="string">
            <text:p>Osiris TC</text:p>
          </table:table-cell>
          <table:table-cell table:style-name="ce223" office:value-type="float" office:value="3.33333333333333" calcext:value-type="float">
            <text:p>3.333</text:p>
          </table:table-cell>
        </table:table-row>
        <table:table-row table:style-name="ro3">
          <table:table-cell/>
          <table:table-cell office:value-type="string" calcext:value-type="string">
            <text:p>The Alfonzone</text:p>
          </table:table-cell>
          <table:table-cell table:style-name="ce223" office:value-type="float" office:value="3.33333333333333" calcext:value-type="float">
            <text:p>3.333</text:p>
          </table:table-cell>
        </table:table-row>
        <table:table-row table:style-name="ro3">
          <table:table-cell/>
          <table:table-cell office:value-type="string" calcext:value-type="string">
            <text:p>Unholy Realms</text:p>
          </table:table-cell>
          <table:table-cell table:style-name="ce223" office:value-type="float" office:value="3.33333333333333" calcext:value-type="float">
            <text:p>3.333</text:p>
          </table:table-cell>
        </table:table-row>
        <table:table-row table:style-name="ro3">
          <table:table-cell/>
          <table:table-cell office:value-type="string" calcext:value-type="string">
            <text:p>Whispers of Satan</text:p>
          </table:table-cell>
          <table:table-cell table:style-name="ce223" office:value-type="float" office:value="3.25" calcext:value-type="float">
            <text:p>3.250</text:p>
          </table:table-cell>
        </table:table-row>
        <table:table-row table:style-name="ro3">
          <table:table-cell/>
          <table:table-cell office:value-type="string" calcext:value-type="string">
            <text:p>Demonfear</text:p>
          </table:table-cell>
          <table:table-cell table:style-name="ce223" office:value-type="float" office:value="3.16666666666667" calcext:value-type="float">
            <text:p>3.167</text:p>
          </table:table-cell>
        </table:table-row>
        <table:table-row table:style-name="ro3">
          <table:table-cell/>
          <table:table-cell office:value-type="string" calcext:value-type="string">
            <text:p>Slaughterfest 2012</text:p>
          </table:table-cell>
          <table:table-cell table:style-name="ce223" office:value-type="float" office:value="3.125" calcext:value-type="float">
            <text:p>3.125</text:p>
          </table:table-cell>
        </table:table-row>
        <table:table-row table:style-name="ro3">
          <table:table-cell/>
          <table:table-cell office:value-type="string" calcext:value-type="string">
            <text:p>Jenesis</text:p>
          </table:table-cell>
          <table:table-cell table:style-name="ce223" office:value-type="float" office:value="3.07692307692308" calcext:value-type="float">
            <text:p>3.077</text:p>
          </table:table-cell>
        </table:table-row>
        <table:table-row table:style-name="ro3">
          <table:table-cell/>
          <table:table-cell office:value-type="string" calcext:value-type="string">
            <text:p>THT: Threnody</text:p>
          </table:table-cell>
          <table:table-cell table:style-name="ce223" office:value-type="float" office:value="3" calcext:value-type="float">
            <text:p>3.000</text:p>
          </table:table-cell>
        </table:table-row>
        <table:table-row table:style-name="ro3">
          <table:table-cell/>
          <table:table-cell office:value-type="string" calcext:value-type="string">
            <text:p>Obituary</text:p>
          </table:table-cell>
          <table:table-cell table:style-name="ce223" office:value-type="float" office:value="3" calcext:value-type="float">
            <text:p>3.000</text:p>
          </table:table-cell>
        </table:table-row>
        <table:table-row table:style-name="ro3">
          <table:table-cell/>
          <table:table-cell office:value-type="string" calcext:value-type="string">
            <text:p>The Sky May Be</text:p>
          </table:table-cell>
          <table:table-cell table:style-name="ce223" office:value-type="float" office:value="3" calcext:value-type="float">
            <text:p>3.000</text:p>
          </table:table-cell>
        </table:table-row>
        <table:table-row table:style-name="ro3">
          <table:table-cell/>
          <table:table-cell office:value-type="string" calcext:value-type="string">
            <text:p>TNT: Evilution</text:p>
          </table:table-cell>
          <table:table-cell table:style-name="ce223" office:value-type="float" office:value="3" calcext:value-type="float">
            <text:p>3.000</text:p>
          </table:table-cell>
        </table:table-row>
        <table:table-row table:style-name="ro3">
          <table:table-cell/>
          <table:table-cell office:value-type="string" calcext:value-type="string">
            <text:p>Mutiny</text:p>
          </table:table-cell>
          <table:table-cell table:style-name="ce223" office:value-type="float" office:value="2.83333333333333" calcext:value-type="float">
            <text:p>2.833</text:p>
          </table:table-cell>
        </table:table-row>
        <table:table-row table:style-name="ro3">
          <table:table-cell/>
          <table:table-cell office:value-type="string" calcext:value-type="string">
            <text:p>2002: A Doom Odyssey</text:p>
          </table:table-cell>
          <table:table-cell table:style-name="ce223" office:value-type="float" office:value="2.81818181818182" calcext:value-type="float">
            <text:p>2.818</text:p>
          </table:table-cell>
        </table:table-row>
        <table:table-row table:style-name="ro3">
          <table:table-cell/>
          <table:table-cell office:value-type="string" calcext:value-type="string">
            <text:p>Deathless</text:p>
          </table:table-cell>
          <table:table-cell table:style-name="ce223" office:value-type="float" office:value="2.75" calcext:value-type="float">
            <text:p>2.750</text:p>
          </table:table-cell>
        </table:table-row>
        <table:table-row table:style-name="ro3">
          <table:table-cell/>
          <table:table-cell office:value-type="string" calcext:value-type="string">
            <text:p>Doomsday of UAC</text:p>
          </table:table-cell>
          <table:table-cell table:style-name="ce223" office:value-type="float" office:value="2.75" calcext:value-type="float">
            <text:p>2.750</text:p>
          </table:table-cell>
        </table:table-row>
        <table:table-row table:style-name="ro3">
          <table:table-cell/>
          <table:table-cell office:value-type="string" calcext:value-type="string">
            <text:p>Doom City</text:p>
          </table:table-cell>
          <table:table-cell table:style-name="ce223" office:value-type="float" office:value="2.66666666666667" calcext:value-type="float">
            <text:p>2.667</text:p>
          </table:table-cell>
        </table:table-row>
        <table:table-row table:style-name="ro3">
          <table:table-cell/>
          <table:table-cell office:value-type="string" calcext:value-type="string">
            <text:p>Vrack 3</text:p>
          </table:table-cell>
          <table:table-cell table:style-name="ce223" office:value-type="float" office:value="2.66666666666667" calcext:value-type="float">
            <text:p>2.667</text:p>
          </table:table-cell>
        </table:table-row>
        <table:table-row table:style-name="ro3">
          <table:table-cell/>
          <table:table-cell office:value-type="string" calcext:value-type="string">
            <text:p>50 Shades of Graytall</text:p>
          </table:table-cell>
          <table:table-cell table:style-name="ce223" office:value-type="float" office:value="2.6" calcext:value-type="float">
            <text:p>2.600</text:p>
          </table:table-cell>
        </table:table-row>
        <table:table-row table:style-name="ro3">
          <table:table-cell/>
          <table:table-cell office:value-type="string" calcext:value-type="string">
            <text:p>Freedoom: Phase 2</text:p>
          </table:table-cell>
          <table:table-cell table:style-name="ce223" office:value-type="float" office:value="2.5" calcext:value-type="float">
            <text:p>2.500</text:p>
          </table:table-cell>
        </table:table-row>
        <table:table-row table:style-name="ro3">
          <table:table-cell/>
          <table:table-cell office:value-type="string" calcext:value-type="string">
            <text:p>Echelon</text:p>
          </table:table-cell>
          <table:table-cell table:style-name="ce223" office:value-type="float" office:value="2.33333333333333" calcext:value-type="float">
            <text:p>2.333</text:p>
          </table:table-cell>
        </table:table-row>
        <table:table-row table:style-name="ro3">
          <table:table-cell/>
          <table:table-cell office:value-type="string" calcext:value-type="string">
            <text:p>Fragport</text:p>
          </table:table-cell>
          <table:table-cell table:style-name="ce223" office:value-type="float" office:value="2.33333333333333" calcext:value-type="float">
            <text:p>2.333</text:p>
          </table:table-cell>
        </table:table-row>
        <table:table-row table:style-name="ro3">
          <table:table-cell/>
          <table:table-cell office:value-type="string" calcext:value-type="string">
            <text:p>Dystopia 3: Re-Birth of Anarchy</text:p>
          </table:table-cell>
          <table:table-cell table:style-name="ce223" office:value-type="float" office:value="2.25" calcext:value-type="float">
            <text:p>2.250</text:p>
          </table:table-cell>
        </table:table-row>
        <table:table-row table:style-name="ro3">
          <table:table-cell/>
          <table:table-cell office:value-type="string" calcext:value-type="string">
            <text:p>Scythe X</text:p>
          </table:table-cell>
          <table:table-cell table:style-name="ce223" office:value-type="float" office:value="2" calcext:value-type="float">
            <text:p>2.000</text:p>
          </table:table-cell>
        </table:table-row>
        <table:table-row table:style-name="ro3">
          <table:table-cell/>
          <table:table-cell office:value-type="string" calcext:value-type="string">
            <text:p>Swift Death</text:p>
          </table:table-cell>
          <table:table-cell table:style-name="ce223" office:value-type="float" office:value="2" calcext:value-type="float">
            <text:p>2.000</text:p>
          </table:table-cell>
        </table:table-row>
        <table:table-row table:style-name="ro3">
          <table:table-cell/>
          <table:table-cell office:value-type="string" calcext:value-type="string">
            <text:p>Combat Shock 2</text:p>
          </table:table-cell>
          <table:table-cell table:style-name="ce223" office:value-type="float" office:value="2" calcext:value-type="float">
            <text:p>2.000</text:p>
          </table:table-cell>
        </table:table-row>
        <table:table-row table:style-name="ro3">
          <table:table-cell/>
          <table:table-cell office:value-type="string" calcext:value-type="string">
            <text:p>Demon Eclipse</text:p>
          </table:table-cell>
          <table:table-cell table:style-name="ce223" office:value-type="float" office:value="2" calcext:value-type="float">
            <text:p>2.000</text:p>
          </table:table-cell>
        </table:table-row>
        <table:table-row table:style-name="ro3">
          <table:table-cell/>
          <table:table-cell office:value-type="string" calcext:value-type="string">
            <text:p>Action Doom</text:p>
          </table:table-cell>
          <table:table-cell table:style-name="ce223" office:value-type="float" office:value="1.8" calcext:value-type="float">
            <text:p>1.800</text:p>
          </table:table-cell>
        </table:table-row>
        <table:table-row table:style-name="ro3">
          <table:table-cell/>
          <table:table-cell office:value-type="string" calcext:value-type="string">
            <text:p>Preacher</text:p>
          </table:table-cell>
          <table:table-cell table:style-name="ce223" office:value-type="float" office:value="1.66666666666667" calcext:value-type="float">
            <text:p>1.667</text:p>
          </table:table-cell>
        </table:table-row>
        <table:table-row table:style-name="ro3">
          <table:table-cell/>
          <table:table-cell office:value-type="string" calcext:value-type="string">
            <text:p>180 Minutes Pour Vivr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stle of Evi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 Chanc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rch-Vile Jump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rriva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gnoli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The Ultimate Doom II 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urvive in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ltimate Simplicit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lys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ll to Pa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acramen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ile Fles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ZDoom Community Map Project: Take 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AUGER﻿;﻿ZENIT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leimos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unar Catastroph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Journe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laustrophobia 1024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matos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va III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Ozoni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unning Late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uper Sonic 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rban Brawl: Dead of Wint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007: Licence to Spell 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1 Monster Megawa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vacto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ainworm Kommando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ity of the Damned: Apocalyps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edalus: Alien Defens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inely Crafted Fetish Fil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Judgmen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Plutonia AD﻿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Redemption Of The Slai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kulldas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angerine Nightmar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table:style-name="ce222" office:value-type="string" calcext:value-type="string">
            <text:p>Back to Saturn X Episode﻿ 3: Instructions to the﻿ Rusty Time Machine﻿﻿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ase Ganymed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eyond Realit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Death in Exces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2 In Name Onl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: Damnat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ump Episode 1: Fuck Time Limit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ump Episode 3: BFG Edit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ternal DOOM IV: Return from Obliv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Eternal Slumber Party﻿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llru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i-Tech Hell 2: Alien Tec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hadow Of The Wool Ba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orment and Tortur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1000 Lines 3: Community Projec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50 Monster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rmadosia The Mad Corrido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me eat The Mapwic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rusad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: The Golden Soul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guy's Pimp Ventur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oly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talo-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ngl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onster Hunter Ltd Part I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onster Hunter Ltd Part II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imrod: Ixnay on the Hombr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School﻿ Doom﻿﻿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Beesong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The Final Gathering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ree Is A Crow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ormwoo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lienat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shes 2063 TC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ack to Basic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stle Heng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verns of Darknes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ex Quest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ld as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mmunity is Falling 3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P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: On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de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avillesco Alpha Episode: Apostasy on Amalthe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lashback to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Galaxi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acx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SFC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nsanity's Edg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rs Wa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ock 2: The Speed of Stupi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Odessa 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lutonium Wind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f 1024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hadows of Chrono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omewhere in Tim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tronghold: On the Edge of Chao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Classic Episod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y Flesh - Turned into a draft-exclud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aterlab GZ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20 Monsters Community Projec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ssault on Tei Teng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Bourgeois Megawa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stle of the Damn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ffee Break Episode 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rossing Acher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U.H.S.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: The Golden Souls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ed in SPAC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uble Impac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lf Gets Piss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nd Gam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ndless Tortur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ava Bean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ive Rooms of 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unnelcake Apparition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rov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ncinerat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Juda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skim Xu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Mass Extinction﻿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oonbloo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eo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Reason's Speedmaps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uke Mine (Come Get Some)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hmlsp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ign of Tormen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SL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trange Aeon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emple of the Lizard Men 3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Adventures of MassMout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Slay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AC Military Nightmar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ltimate Doom the Way id Di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nidoom Deathmatch X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rani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alhall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1000 Line 2 Community Projec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2048 Unleash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lpha Accident: Terra Nov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rmy of Darkness TC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irthday Bash 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loody Stee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rotherhood of Ruin: The Lost Templ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 Retro Episod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me Eat The Mapwich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Cydoni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nte's Gat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wn of Realit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BP26: The City of Damned Childre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Barracks Zon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Cent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the Way id Did: The Lost Episod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: The Lost Episod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ish Den of Desig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rip Fe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1 Contes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xecut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iretop Mountai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ateway to Shangri-L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ene-Tech: Before the Stor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oing To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ood Morning Phobo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reenwar II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llevato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nnocence X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slan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ilit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unar Outpost 359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ordet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 Sleep for the Dea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One Doom's Da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Paranoi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lanisphere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roject Ub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eturn to Hadron Episode 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aturnine Chape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ELFISH5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hadows of The Nightmare Real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imply Phobo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kePLan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paceDM9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arnsman's Projectile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The Artifac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Egg of Human Endeavor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Event Horiz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Ghoul's Forest 3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NT Goes Boom! Episode 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table:style-name="ce222" office:value-type="string" calcext:value-type="string">
            <text:p>TRITON﻿ II﻿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NWELCOM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ulkan Episode 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ay 2 Many Dead Guy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OOO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ZBloodpack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Zen Dynamic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rea 51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ord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ity of DooM (Part I)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rimson Horiz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rucified Dream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zechBox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mned City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rk 7 (with Mission Pack)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ead.ai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2 Reload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arth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mpyr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othic D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llish Rogu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retic - Curse of D'spari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mp Encount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Jiffy Bag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Khoru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iteralis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pgam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eighborhood From Hel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stromo's Ru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va II: New Daw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Robocop 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ine Die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Slaughterfest 3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DOOM Tribute Project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The Ultimate NMD 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Wayfarer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own Infection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ownhous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AC Ultra 2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rack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float" office:value="1993" calcext:value-type="float">
            <text:p>1993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<text:s/>SINERGY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2castl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 Boy and His Barrel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bsolutely Kille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wakening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Ball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Batman Doom: Reborn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ermuda Triangl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otanic Biospher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ord 1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ord 3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ord G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ity Assaul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rk Covenan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EMON DRIVER!!!!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isciples of Darknes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isjunction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urop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avillesco Alpha Episode 2: Desecration on Theb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rog_and_toad.wa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ll-Forge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Invasion UAC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Khorus' Speedy Shi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egacy of Suffering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ps of Chao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rine Assaul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Nilla Doo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hobo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leiade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lutonia MIDI Pack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Return of the Tria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ush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erpent: Resurrection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Syring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3S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Lost Episodes of Doom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nidoom DM 3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rack 2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OOO 2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3 Heures d'agonie 3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30,000 Level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keldama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Atmospheric﻿﻿﻿﻿﻿﻿ ﻿Extinction﻿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ity of the Damn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II: 25 Years on Earth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Doom II: Hell on Earth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Entropy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Ice Rag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Jagermorder: Chemical Lab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One Bloody Nigh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emain 1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0" office:value-type="string" calcext:value-type="string">
            <text:p>Rocket Space Jumping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Sector 666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uper MAYhem 17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ystem Vices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Unholy Trinity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4 Seasons of Doom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5till L1 Complex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Aeternum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xolotl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n't Run From Evil 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stle of Eternal Carrot in the Sky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Cleimo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mbat Shock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ngestion: 64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ygnus IV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222" office:value-type="string" calcext:value-type="string">
            <text:p>Demonastery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dtwidmus.wad﻿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ternity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xomoon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xperiencing Nirvana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xtremal Doom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reen War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rezzo 2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kusok(Kurashiki's kuso map)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ilium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ithE2M1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icro Slaughter Community Project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07" office:value-type="string" calcext:value-type="string">
            <text:p>Mini-Level Megawa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efertiti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Order of the Odonata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inochestein 3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olygon Bas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eelism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picy Evil Spaghetti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QUARES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Darkening Episode 1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Devilz Work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The Evil Unleashed﻿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Mucus Empir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Rebirth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Slaughter Spectrum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Troopers' Playgroun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Twilight Zon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Ultimate Icon of Sin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nAligned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ispir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oid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hitemare</text:p>
          </table:table-cell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Default"/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table:style-name="ce224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office:value-type="float" office:value="0" calcext:value-type="float">
            <text:p>0.000</text:p>
          </table:table-cell>
        </table:table-row>
        <table:table-row table:style-name="ro3" table:number-rows-repeated="1048092">
          <table:table-cell table:number-columns-repeated="3"/>
        </table:table-row>
        <table:table-row table:style-name="ro3" table:number-rows-repeated="3">
          <table:table-cell table:number-columns-repeated="2"/>
          <table:table-cell table:style-name="ce226"/>
        </table:table-row>
        <table:table-row table:style-name="ro3">
          <table:table-cell table:number-columns-repeated="2"/>
          <table:table-cell table:style-name="ce227"/>
        </table:table-row>
        <table:table-row table:style-name="ro3" table:number-rows-repeated="2">
          <table:table-cell/>
          <table:table-cell table:style-name="Default"/>
          <table:table-cell table:style-name="ce227"/>
        </table:table-row>
        <table:table-row table:style-name="ro3">
          <table:table-cell/>
          <table:table-cell table:style-name="Default"/>
          <table:table-cell table:style-name="ce227"/>
        </table:table-row>
        <calcext:conditional-formats>
          <calcext:conditional-format calcext:target-range-address="'By Average'.A1:'By Average'.A2 'By Average'.C375:'By Average'.C397 'By Average'.C399:'By Average'.C400 'By Average'.C402:'By Average'.C412 'By Average'.C416:'By Average'.C419 'By Average'.C421:'By Average'.C425 'By Average'.C427:'By Average'.C429 'By Average'.C431:'By Average'.C445 'By Average'.C468:'By Average'.C1048569 'By Average'.C447:'By Average'.C466 'By Average'.B1:'By Average'.B376 'By Average'.B379:'By Average'.B401 'By Average'.B403:'By Average'.B404 'By Average'.B406:'By Average'.B416 'By Average'.B420:'By Average'.B423 'By Average'.B425:'By Average'.B429 'By Average'.B431:'By Average'.B433 'By Average'.B435:'By Average'.B449 'By Average'.B472:'By Average'.B1048573 'By Average'.B451:'By Average'.B470">
            <calcext:condition calcext:apply-style-name="Result2" calcext:value="duplicate" calcext:base-cell-address="'By Average'.A1"/>
          </calcext:conditional-format>
        </calcext:conditional-formats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  <table:database-range table:name="__Anonymous_Sheet_DB__4" table:target-range-address="'Old Mentions'.A2:'Old Mentions'.D12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By Game'.F4:'By Game'.I62" table:contains-header="false" table:orientation="column"/>
        <table:database-range table:name="__Anonymous_Sheet_DB__6" table:target-range-address="'By Average'.B1:'By Average'.C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number:min-decimal-places="1" number:min-integer-digits="1"/>
    </number:number-style>
    <number:number-style style:name="N123">
      <number:number number:decimal-places="0" number:min-decimal-places="0" number:min-integer-digits="3"/>
    </number:number-style>
    <number:number-style style:name="N124">
      <number:number number:decimal-places="3" number:min-decimal-places="3" number:min-integer-digits="0"/>
    </number:number-style>
    <number:number-style style:name="N125">
      <number:number number:decimal-places="3" number:min-decimal-places="3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gray_20_background" style:display-name="gray background" style:family="table-cell" style:parent-style-name="Default">
      <style:table-cell-properties fo:background-color="#cccccc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20:02:04.0839111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2-04-05T01:00:37.032309262</dc:date>
    <meta:editing-duration>P6DT12H37M30S</meta:editing-duration>
    <meta:editing-cycles>645</meta:editing-cycles>
    <meta:generator>LibreOffice/7.2.6.2$Linux_X86_64 LibreOffice_project/20$Build-2</meta:generator>
    <meta:document-statistic meta:table-count="7" meta:cell-count="1116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100" chart:origin="0" chart:interval-major="50" chart:gap-width="7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tick-marks-major-inner="false" chart:tick-marks-major-outer="false" chart:logarithmic="false" chart:gap-width="75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loext:label-stroke-color="#3465a4" chart:link-data-style-to-source="true" chart:label-position="inside"/>
      <style:graphic-properties draw:stroke="none" draw:fill-color="#0000ff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svg:stroke-color="#3465a4"/>
    </style:style>
    <style:style style:name="ch12" style:family="chart" style:data-style-name="N0">
      <style:chart-properties loext:label-stroke-color="#3465a4" chart:link-data-style-to-source="true" style:rotation-angle="90"/>
      <style:graphic-properties draw:stroke="none" draw:fill-color="#575757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211cm" svg:height="13.096cm" xlink:href=".." xlink:type="simple" chart:class="chart:bar" chart:style-name="ch1">
        <chart:legend chart:legend-position="end" svg:x="2.216cm" svg:y="1.247cm" style:legend-expansion="custom" svg:width="6.502cm" svg:height="0.671cm" style:legend-expansion-aspect-ratio="9.69001490312966" chart:style-name="ch2"/>
        <chart:plot-area chart:style-name="ch3" table:cell-range-address="Years.A2:Years.C30" chart:data-source-has-labels="both" svg:x="0.725cm" svg:y="0.367cm" svg:width="26.86cm" svg:height="12.162cm">
          <chart:coordinate-region svg:x="1.567cm" svg:y="0.567cm" svg:width="25.175cm" svg:height="11.121cm"/>
          <chart:axis chart:dimension="x" chart:name="primary-x" chart:style-name="ch4" chartooo:axis-type="text">
            <chart:categories table:cell-range-address="Years.A2:Years.A30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Years.C2:Years.C30" loext:hide-legend="true" loext:label-string="&quot;The Rest&quot;" chart:class="chart:bar">
            <chart:data-point chart:style-name="ch10" chart:repeated="2"/>
            <chart:data-point/>
            <chart:data-point chart:style-name="ch10"/>
            <chart:data-point chart:repeated="3"/>
            <chart:data-point chart:style-name="ch10"/>
            <chart:data-point chart:repeated="21"/>
            <chart:data-label chart:style-name="ch11"/>
          </chart:series>
          <chart:series chart:attached-axis="primary-y" chart:style-name="ch12" chart:values-cell-range-address="Years.B2:Years.B30" loext:label-string="&quot;The most voted WAD for the year&quot;" chart:class="chart:bar">
            <chart:data-point chart:style-name="ch10" chart:repeated="28"/>
            <chart:data-point/>
            <chart:data-label chart:style-name="ch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 Rest</text:p>
              </table:table-cell>
              <table:table-cell office:value-type="string">
                <text:p>The most voted WAD for the year</text:p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Years.A2:Years.A30</svg:desc>
                </draw:g>
              </table:table-cell>
              <table:table-cell office:value-type="float" office:value="59">
                <text:p>59</text:p>
                <draw:g>
                  <svg:desc>Years.C2:Years.C30</svg:desc>
                </draw:g>
              </table:table-cell>
              <table:table-cell office:value-type="float" office:value="18">
                <text:p>18</text:p>
                <draw:g>
                  <svg:desc>Years.B2:Years.B30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30">
                <text:p>1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369">
                <text:p>36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79">
                <text:p>17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8">
                <text:p>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6">
                <text:p>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02">
                <text:p>102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3">
                <text:p>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92">
                <text:p>192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09">
                <text:p>1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28">
                <text:p>228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47">
                <text:p>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97">
                <text:p>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10">
                <text:p>21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89">
                <text:p>18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63">
                <text:p>36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62">
                <text:p>26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65">
                <text:p>3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51">
                <text:p>45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86">
                <text:p>58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44">
                <text:p>544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53">
                <text:p>2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313">
                <text:p>31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240">
                <text:p>24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73">
                <text:p>1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57">
                <text:p>1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D085463572746166.png" xlink:type="simple" xlink:show="embed" xlink:actuate="onLoad"/>
    <draw:opacity draw:name="ChartTransparencyGradient_20_1" draw:display-name="ChartTransparencyGradient 1" draw:style="linear" draw:start="100%" draw:end="100%" draw:angle="0deg" draw:border="0%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67cm" svg:height="13.283cm" xlink:href=".." xlink:type="simple" chart:class="chart:bar" chart:style-name="ch1">
        <chart:plot-area chart:style-name="ch2" table:cell-range-address="'Years-By-Voters'.A1:'Years-By-Voters'.B29" chart:data-source-has-labels="both" svg:x="1.484cm" svg:y="0.265cm" svg:width="21.71cm" svg:height="12.753cm">
          <chart:coordinate-region svg:x="2.291cm" svg:y="0.464cm" svg:width="20.903cm" svg:height="11.563cm"/>
          <chart:axis chart:dimension="x" chart:name="primary-x" chart:style-name="ch3" chartooo:axis-type="auto">
            <chartooo:date-scale/>
            <chart:categories table:cell-range-address="'Years-By-Voters'.A2:'Years-By-Voters'.A29"/>
          </chart:axis>
          <chart:axis chart:dimension="y" chart:name="primary-y" chart:style-name="ch4">
            <chart:title svg:x="0.258cm" svg:y="1.265cm" chart:style-name="ch5">
              <text:p>voters</text:p>
            </chart:title>
            <chart:grid chart:style-name="ch6" chart:class="major"/>
          </chart:axis>
          <chart:series chart:style-name="ch7" chart:values-cell-range-address="'Years-By-Voters'.B2:'Years-By-Voters'.B29" chart:label-cell-address="'Years-By-Voters'.B1:'Years-By-Voters'.B1" chart:class="chart:ba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ters Number</text:p>
                <draw:g>
                  <svg:desc>'Years-By-Voters'.B1:'Years-By-Voters'.B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'Years-By-Voters'.A2:'Years-By-Voters'.A29</svg:desc>
                </draw:g>
              </table:table-cell>
              <table:table-cell office:value-type="float" office:value="21">
                <text:p>21</text:p>
                <draw:g>
                  <svg:desc>'Years-By-Voters'.B2:'Years-By-Voters'.B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D085463572746166.png" xlink:type="simple" xlink:show="embed" xlink:actuate="onLoad"/>
    <draw:opacity draw:name="ChartTransparencyGradient_20_1" draw:display-name="ChartTransparencyGradient 1" draw:style="linear" draw:start="100%" draw:end="100%" draw:angle="0deg" draw:border="0%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